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5eb3e712-5e73-409c-9dc1-a86e870265ac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5eb3e712-5e73-409c-9dc1-a86e870265ac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5eb3e712-5e73-409c-9dc1-a86e870265ac&amp;startTime=null" office:target-frame-name="psplayer" xlink:show="replace" text:style-name="Internet_20_link" text:visited-style-name="Visited_20_Internet_20_Link"><text:span text:style-name="T11">(Music) Hi everyone. My name is Anthony Nocentino,</text:span></text:a><text:span text:style-name="T12"> </text:span><text:a xlink:type="simple" xlink:href="https://app.pluralsight.com/course-player?clipId=5eb3e712-5e73-409c-9dc1-a86e870265ac&amp;startTime=6.615" office:target-frame-name="psplayer" xlink:show="replace" text:style-name="Internet_20_link" text:visited-style-name="Visited_20_Internet_20_Link"><text:span text:style-name="T11">enterprise architect and founder of Centino Systems.</text:span></text:a><text:span text:style-name="T12"> </text:span><text:a xlink:type="simple" xlink:href="https://app.pluralsight.com/course-player?clipId=5eb3e712-5e73-409c-9dc1-a86e870265ac&amp;startTime=9.217" office:target-frame-name="psplayer" xlink:show="replace" text:style-name="Internet_20_link" text:visited-style-name="Visited_20_Internet_20_Link"><text:span text:style-name="T11">Welcome to my course, Kubernetes Installation and Configuration Fundamentals.</text:span></text:a><text:span text:style-name="T12"> </text:span><text:a xlink:type="simple" xlink:href="https://app.pluralsight.com/course-player?clipId=5eb3e712-5e73-409c-9dc1-a86e870265ac&amp;startTime=15.231" office:target-frame-name="psplayer" xlink:show="replace" text:style-name="Internet_20_link" text:visited-style-name="Visited_20_Internet_20_Link"><text:span text:style-name="T11">Are you a systems administrator that needs to build</text:span></text:a><text:span text:style-name="T12"> </text:span><text:a xlink:type="simple" xlink:href="https://app.pluralsight.com/course-player?clipId=5eb3e712-5e73-409c-9dc1-a86e870265ac&amp;startTime=17.156" office:target-frame-name="psplayer" xlink:show="replace" text:style-name="Internet_20_link" text:visited-style-name="Visited_20_Internet_20_Link"><text:span text:style-name="T11">and administer a Kubernetes cluster?</text:span></text:a><text:span text:style-name="T12"> </text:span><text:a xlink:type="simple" xlink:href="https://app.pluralsight.com/course-player?clipId=5eb3e712-5e73-409c-9dc1-a86e870265ac&amp;startTime=18.941" office:target-frame-name="psplayer" xlink:show="replace" text:style-name="Internet_20_link" text:visited-style-name="Visited_20_Internet_20_Link"><text:span text:style-name="T11">If you do, then this is the course for you.</text:span></text:a><text:span text:style-name="T12"> </text:span><text:a xlink:type="simple" xlink:href="https://app.pluralsight.com/course-player?clipId=5eb3e712-5e73-409c-9dc1-a86e870265ac&amp;startTime=21.263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5eb3e712-5e73-409c-9dc1-a86e870265ac&amp;startTime=21.68042857142857" office:target-frame-name="psplayer" xlink:show="replace" text:style-name="Internet_20_link" text:visited-style-name="Visited_20_Internet_20_Link"><text:span text:style-name="T11">we'll start off by introducing you to the Kubernetes and the</text:span></text:a><text:span text:style-name="T12"> </text:span><text:a xlink:type="simple" xlink:href="https://app.pluralsight.com/course-player?clipId=5eb3e712-5e73-409c-9dc1-a86e870265ac&amp;startTime=25.39357142857142" office:target-frame-name="psplayer" xlink:show="replace" text:style-name="Internet_20_link" text:visited-style-name="Visited_20_Internet_20_Link"><text:span text:style-name="T11">world of deploying container‑based applications.</text:span></text:a><text:span text:style-name="T12"> </text:span><text:a xlink:type="simple" xlink:href="https://app.pluralsight.com/course-player?clipId=5eb3e712-5e73-409c-9dc1-a86e870265ac&amp;startTime=28.077" office:target-frame-name="psplayer" xlink:show="replace" text:style-name="Internet_20_link" text:visited-style-name="Visited_20_Internet_20_Link"><text:span text:style-name="T11">We'll look closely at Kubernetes architecture, including</text:span></text:a><text:span text:style-name="T12"> </text:span><text:a xlink:type="simple" xlink:href="https://app.pluralsight.com/course-player?clipId=5eb3e712-5e73-409c-9dc1-a86e870265ac&amp;startTime=31.297" office:target-frame-name="psplayer" xlink:show="replace" text:style-name="Internet_20_link" text:visited-style-name="Visited_20_Internet_20_Link"><text:span text:style-name="T11">cluster components and networking fundamentals.</text:span></text:a><text:span text:style-name="T12"> </text:span><text:a xlink:type="simple" xlink:href="https://app.pluralsight.com/course-player?clipId=5eb3e712-5e73-409c-9dc1-a86e870265ac&amp;startTime=35.617" office:target-frame-name="psplayer" xlink:show="replace" text:style-name="Internet_20_link" text:visited-style-name="Visited_20_Internet_20_Link"><text:span text:style-name="T11">Then we'll look at how to build your own Kubernetes cluster,</text:span></text:a><text:span text:style-name="T12"> </text:span><text:a xlink:type="simple" xlink:href="https://app.pluralsight.com/course-player?clipId=5eb3e712-5e73-409c-9dc1-a86e870265ac&amp;startTime=38.568" office:target-frame-name="psplayer" xlink:show="replace" text:style-name="Internet_20_link" text:visited-style-name="Visited_20_Internet_20_Link"><text:span text:style-name="T11">and we'll look at installation considerations, such as</text:span></text:a><text:span text:style-name="T12"> </text:span><text:a xlink:type="simple" xlink:href="https://app.pluralsight.com/course-player?clipId=5eb3e712-5e73-409c-9dc1-a86e870265ac&amp;startTime=41.665" office:target-frame-name="psplayer" xlink:show="replace" text:style-name="Internet_20_link" text:visited-style-name="Visited_20_Internet_20_Link"><text:span text:style-name="T11">deploying on premises or deploying in the cloud.</text:span></text:a><text:span text:style-name="T12"> </text:span><text:a xlink:type="simple" xlink:href="https://app.pluralsight.com/course-player?clipId=5eb3e712-5e73-409c-9dc1-a86e870265ac&amp;startTime=45.552" office:target-frame-name="psplayer" xlink:show="replace" text:style-name="Internet_20_link" text:visited-style-name="Visited_20_Internet_20_Link"><text:span text:style-name="T11">Together,</text:span></text:a><text:span text:style-name="T12"> </text:span><text:a xlink:type="simple" xlink:href="https://app.pluralsight.com/course-player?clipId=5eb3e712-5e73-409c-9dc1-a86e870265ac&amp;startTime=45.83316666666666" office:target-frame-name="psplayer" xlink:show="replace" text:style-name="Internet_20_link" text:visited-style-name="Visited_20_Internet_20_Link"><text:span text:style-name="T11">we'll deploy clusters in both scenarios in some demonstrations. And</text:span></text:a><text:span text:style-name="T12"> </text:span><text:a xlink:type="simple" xlink:href="https://app.pluralsight.com/course-player?clipId=5eb3e712-5e73-409c-9dc1-a86e870265ac&amp;startTime=50.98188888888889" office:target-frame-name="psplayer" xlink:show="replace" text:style-name="Internet_20_link" text:visited-style-name="Visited_20_Internet_20_Link"><text:span text:style-name="T11">we'll wrap it up with learning how we can interact with our cluster at</text:span></text:a><text:span text:style-name="T12"> </text:span><text:a xlink:type="simple" xlink:href="https://app.pluralsight.com/course-player?clipId=5eb3e712-5e73-409c-9dc1-a86e870265ac&amp;startTime=54.21357142857143" office:target-frame-name="psplayer" xlink:show="replace" text:style-name="Internet_20_link" text:visited-style-name="Visited_20_Internet_20_Link"><text:span text:style-name="T11">the command line using kubectl and the basics of application and</text:span></text:a><text:span text:style-name="T12"> </text:span><text:a xlink:type="simple" xlink:href="https://app.pluralsight.com/course-player?clipId=5eb3e712-5e73-409c-9dc1-a86e870265ac&amp;startTime=59.45657142857142" office:target-frame-name="psplayer" xlink:show="replace" text:style-name="Internet_20_link" text:visited-style-name="Visited_20_Internet_20_Link"><text:span text:style-name="T11">service deployments in Kubernetes.</text:span></text:a><text:span text:style-name="T12"> </text:span><text:a xlink:type="simple" xlink:href="https://app.pluralsight.com/course-player?clipId=5eb3e712-5e73-409c-9dc1-a86e870265ac&amp;startTime=62.624" office:target-frame-name="psplayer" xlink:show="replace" text:style-name="Internet_20_link" text:visited-style-name="Visited_20_Internet_20_Link"><text:span text:style-name="T11">At the end of this course, you'll know how to build a Kubernetes cluster,</text:span></text:a><text:span text:style-name="T12"> </text:span><text:a xlink:type="simple" xlink:href="https://app.pluralsight.com/course-player?clipId=5eb3e712-5e73-409c-9dc1-a86e870265ac&amp;startTime=65.418" office:target-frame-name="psplayer" xlink:show="replace" text:style-name="Internet_20_link" text:visited-style-name="Visited_20_Internet_20_Link"><text:span text:style-name="T11">both in local virtual machines and as a managed service</text:span></text:a><text:span text:style-name="T12"> </text:span><text:a xlink:type="simple" xlink:href="https://app.pluralsight.com/course-player?clipId=5eb3e712-5e73-409c-9dc1-a86e870265ac&amp;startTime=68.72914285714285" office:target-frame-name="psplayer" xlink:show="replace" text:style-name="Internet_20_link" text:visited-style-name="Visited_20_Internet_20_Link"><text:span text:style-name="T11">with some of the major cloud providers.</text:span></text:a><text:span text:style-name="T12"> </text:span><text:a xlink:type="simple" xlink:href="https://app.pluralsight.com/course-player?clipId=5eb3e712-5e73-409c-9dc1-a86e870265ac&amp;startTime=70.38066666666668" office:target-frame-name="psplayer" xlink:show="replace" text:style-name="Internet_20_link" text:visited-style-name="Visited_20_Internet_20_Link"><text:span text:style-name="T11">You'll learn what it takes to get an application up and</text:span></text:a><text:span text:style-name="T12"> </text:span><text:a xlink:type="simple" xlink:href="https://app.pluralsight.com/course-player?clipId=5eb3e712-5e73-409c-9dc1-a86e870265ac&amp;startTime=73.48074999999997" office:target-frame-name="psplayer" xlink:show="replace" text:style-name="Internet_20_link" text:visited-style-name="Visited_20_Internet_20_Link"><text:span text:style-name="T11">running in your Kubernetes cluster.</text:span></text:a><text:span text:style-name="T12"> </text:span><text:a xlink:type="simple" xlink:href="https://app.pluralsight.com/course-player?clipId=5eb3e712-5e73-409c-9dc1-a86e870265ac&amp;startTime=75.016" office:target-frame-name="psplayer" xlink:show="replace" text:style-name="Internet_20_link" text:visited-style-name="Visited_20_Internet_20_Link"><text:span text:style-name="T11">Before beginning this course,</text:span></text:a><text:span text:style-name="T12"> </text:span><text:a xlink:type="simple" xlink:href="https://app.pluralsight.com/course-player?clipId=5eb3e712-5e73-409c-9dc1-a86e870265ac&amp;startTime=76.00914285714286" office:target-frame-name="psplayer" xlink:show="replace" text:style-name="Internet_20_link" text:visited-style-name="Visited_20_Internet_20_Link"><text:span text:style-name="T11">you should be familiar with the Linux operating system and</text:span></text:a><text:span text:style-name="T12"> </text:span><text:a xlink:type="simple" xlink:href="https://app.pluralsight.com/course-player?clipId=5eb3e712-5e73-409c-9dc1-a86e870265ac&amp;startTime=79.52585714285715" office:target-frame-name="psplayer" xlink:show="replace" text:style-name="Internet_20_link" text:visited-style-name="Visited_20_Internet_20_Link"><text:span text:style-name="T11">administering it at the command line.</text:span></text:a><text:span text:style-name="T12"> </text:span><text:a xlink:type="simple" xlink:href="https://app.pluralsight.com/course-player?clipId=5eb3e712-5e73-409c-9dc1-a86e870265ac&amp;startTime=81.679" office:target-frame-name="psplayer" xlink:show="replace" text:style-name="Internet_20_link" text:visited-style-name="Visited_20_Internet_20_Link"><text:span text:style-name="T11">You should have a firm understanding of TCP/IP‑based networking and also</text:span></text:a><text:span text:style-name="T12"> </text:span><text:a xlink:type="simple" xlink:href="https://app.pluralsight.com/course-player?clipId=5eb3e712-5e73-409c-9dc1-a86e870265ac&amp;startTime=85.91383333333336" office:target-frame-name="psplayer" xlink:show="replace" text:style-name="Internet_20_link" text:visited-style-name="Visited_20_Internet_20_Link"><text:span text:style-name="T11">understand the fundamental concepts of containers.</text:span></text:a><text:span text:style-name="T12"> </text:span><text:a xlink:type="simple" xlink:href="https://app.pluralsight.com/course-player?clipId=5eb3e712-5e73-409c-9dc1-a86e870265ac&amp;startTime=88.995" office:target-frame-name="psplayer" xlink:show="replace" text:style-name="Internet_20_link" text:visited-style-name="Visited_20_Internet_20_Link"><text:span text:style-name="T11">I hope you'll join me on this journey to learn how to build a</text:span></text:a><text:span text:style-name="T12"> </text:span><text:a xlink:type="simple" xlink:href="https://app.pluralsight.com/course-player?clipId=5eb3e712-5e73-409c-9dc1-a86e870265ac&amp;startTime=93.52437499999996" office:target-frame-name="psplayer" xlink:show="replace" text:style-name="Internet_20_link" text:visited-style-name="Visited_20_Internet_20_Link"><text:span text:style-name="T11">Kubernetes cluster and deploying container‑based applications</text:span></text:a><text:span text:style-name="T12"> </text:span><text:a xlink:type="simple" xlink:href="https://app.pluralsight.com/course-player?clipId=5eb3e712-5e73-409c-9dc1-a86e870265ac&amp;startTime=96.60050000000001" office:target-frame-name="psplayer" xlink:show="replace" text:style-name="Internet_20_link" text:visited-style-name="Visited_20_Internet_20_Link"><text:span text:style-name="T11">in Kubernetes in the course, Kubernetes Installation and Configuration Fundamentals.</text:span></text:a></text:p>
      <text:h text:style-name="P1" text:outline-level="2"><text:a xlink:type="simple" xlink:href="https://app.pluralsight.com/course-player?clipId=ca261788-675d-41c2-98a4-a55d40946c9a" office:target-frame-name="psplayer" xlink:show="replace" text:style-name="Internet_20_link" text:visited-style-name="Visited_20_Internet_20_Link"><text:span text:style-name="T11">Exploring the Kubernetes Architecture</text:span></text:a></text:h>
      <text:h text:style-name="P3" text:outline-level="3"><text:a xlink:type="simple" xlink:href="https://app.pluralsight.com/course-player?clipId=ca261788-675d-41c2-98a4-a55d40946c9a" office:target-frame-name="psplayer" xlink:show="replace" text:style-name="Internet_20_link" text:visited-style-name="Visited_20_Internet_20_Link"><text:span text:style-name="T11">Introduction, Course, and Module Overview</text:span></text:a></text:h>
      <text:p text:style-name="P5"><text:a xlink:type="simple" xlink:href="https://app.pluralsight.com/course-player?clipId=ca261788-675d-41c2-98a4-a55d40946c9a&amp;startTime=1.14" office:target-frame-name="psplayer" xlink:show="replace" text:style-name="Internet_20_link" text:visited-style-name="Visited_20_Internet_20_Link"><text:span text:style-name="T11">Hello, this is Anthony Nocentino with Centino Systems.</text:span></text:a><text:span text:style-name="T12"> </text:span><text:a xlink:type="simple" xlink:href="https://app.pluralsight.com/course-player?clipId=ca261788-675d-41c2-98a4-a55d40946c9a&amp;startTime=4.03" office:target-frame-name="psplayer" xlink:show="replace" text:style-name="Internet_20_link" text:visited-style-name="Visited_20_Internet_20_Link"><text:span text:style-name="T11">Welcome to my course, Kubernetes Installation and Configuration Fundamentals.</text:span></text:a><text:span text:style-name="T12"> </text:span><text:a xlink:type="simple" xlink:href="https://app.pluralsight.com/course-player?clipId=ca261788-675d-41c2-98a4-a55d40946c9a&amp;startTime=8.68" office:target-frame-name="psplayer" xlink:show="replace" text:style-name="Internet_20_link" text:visited-style-name="Visited_20_Internet_20_Link"><text:span text:style-name="T11">This module is the Introduction and Exploring Kubernetes Architecture module.</text:span></text:a><text:span text:style-name="T12"> </text:span><text:a xlink:type="simple" xlink:href="https://app.pluralsight.com/course-player?clipId=ca261788-675d-41c2-98a4-a55d40946c9a&amp;startTime=13.7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ca261788-675d-41c2-98a4-a55d40946c9a&amp;startTime=14.65" office:target-frame-name="psplayer" xlink:show="replace" text:style-name="Internet_20_link" text:visited-style-name="Visited_20_Internet_20_Link"><text:span text:style-name="T11">we're going to get you started on your journey into building</text:span></text:a><text:span text:style-name="T12"> </text:span><text:a xlink:type="simple" xlink:href="https://app.pluralsight.com/course-player?clipId=ca261788-675d-41c2-98a4-a55d40946c9a&amp;startTime=17.46" office:target-frame-name="psplayer" xlink:show="replace" text:style-name="Internet_20_link" text:visited-style-name="Visited_20_Internet_20_Link"><text:span text:style-name="T11">and configuring your own Kubernetes cluster,</text:span></text:a><text:span text:style-name="T12"> </text:span><text:a xlink:type="simple" xlink:href="https://app.pluralsight.com/course-player?clipId=ca261788-675d-41c2-98a4-a55d40946c9a&amp;startTime=20.46" office:target-frame-name="psplayer" xlink:show="replace" text:style-name="Internet_20_link" text:visited-style-name="Visited_20_Internet_20_Link"><text:span text:style-name="T11">whether it's on‑prem or in the cloud.</text:span></text:a><text:span text:style-name="T12"> </text:span><text:a xlink:type="simple" xlink:href="https://app.pluralsight.com/course-player?clipId=ca261788-675d-41c2-98a4-a55d40946c9a&amp;startTime=23.34" office:target-frame-name="psplayer" xlink:show="replace" text:style-name="Internet_20_link" text:visited-style-name="Visited_20_Internet_20_Link"><text:span text:style-name="T11">So let's start off with a course overview.</text:span></text:a><text:span text:style-name="T12"> </text:span><text:a xlink:type="simple" xlink:href="https://app.pluralsight.com/course-player?clipId=ca261788-675d-41c2-98a4-a55d40946c9a&amp;startTime=25.32" office:target-frame-name="psplayer" xlink:show="replace" text:style-name="Internet_20_link" text:visited-style-name="Visited_20_Internet_20_Link"><text:span text:style-name="T11">We're going to kick it off with an introduction,</text:span></text:a><text:span text:style-name="T12"> </text:span><text:a xlink:type="simple" xlink:href="https://app.pluralsight.com/course-player?clipId=ca261788-675d-41c2-98a4-a55d40946c9a&amp;startTime=27.1" office:target-frame-name="psplayer" xlink:show="replace" text:style-name="Internet_20_link" text:visited-style-name="Visited_20_Internet_20_Link"><text:span text:style-name="T11">and then we're going to look at the theory and the concepts behind</text:span></text:a><text:span text:style-name="T12"> </text:span><text:a xlink:type="simple" xlink:href="https://app.pluralsight.com/course-player?clipId=ca261788-675d-41c2-98a4-a55d40946c9a&amp;startTime=30.5" office:target-frame-name="psplayer" xlink:show="replace" text:style-name="Internet_20_link" text:visited-style-name="Visited_20_Internet_20_Link"><text:span text:style-name="T11">Kubernetes that makes, well, Kubernetes, Kubernetes in the module,</text:span></text:a><text:span text:style-name="T12"> </text:span><text:a xlink:type="simple" xlink:href="https://app.pluralsight.com/course-player?clipId=ca261788-675d-41c2-98a4-a55d40946c9a&amp;startTime=34.79" office:target-frame-name="psplayer" xlink:show="replace" text:style-name="Internet_20_link" text:visited-style-name="Visited_20_Internet_20_Link"><text:span text:style-name="T11">Exploring Kubernetes Architecture.</text:span></text:a><text:span text:style-name="T12"> </text:span><text:a xlink:type="simple" xlink:href="https://app.pluralsight.com/course-player?clipId=ca261788-675d-41c2-98a4-a55d40946c9a&amp;startTime=36.94" office:target-frame-name="psplayer" xlink:show="replace" text:style-name="Internet_20_link" text:visited-style-name="Visited_20_Internet_20_Link"><text:span text:style-name="T11">Once we have that theory in our brains,</text:span></text:a><text:span text:style-name="T12"> </text:span><text:a xlink:type="simple" xlink:href="https://app.pluralsight.com/course-player?clipId=ca261788-675d-41c2-98a4-a55d40946c9a&amp;startTime=38.52" office:target-frame-name="psplayer" xlink:show="replace" text:style-name="Internet_20_link" text:visited-style-name="Visited_20_Internet_20_Link"><text:span text:style-name="T11">we're going to move on into installing and configuring Kubernetes. We're</text:span></text:a><text:span text:style-name="T12"> </text:span><text:a xlink:type="simple" xlink:href="https://app.pluralsight.com/course-player?clipId=ca261788-675d-41c2-98a4-a55d40946c9a&amp;startTime=42.61" office:target-frame-name="psplayer" xlink:show="replace" text:style-name="Internet_20_link" text:visited-style-name="Visited_20_Internet_20_Link"><text:span text:style-name="T11">going to look at both on‑prem and cloud scenarios,</text:span></text:a><text:span text:style-name="T12"> </text:span><text:a xlink:type="simple" xlink:href="https://app.pluralsight.com/course-player?clipId=ca261788-675d-41c2-98a4-a55d40946c9a&amp;startTime=45.73" office:target-frame-name="psplayer" xlink:show="replace" text:style-name="Internet_20_link" text:visited-style-name="Visited_20_Internet_20_Link"><text:span text:style-name="T11">doing a deep dive into how that really all pieces together</text:span></text:a><text:span text:style-name="T12"> </text:span><text:a xlink:type="simple" xlink:href="https://app.pluralsight.com/course-player?clipId=ca261788-675d-41c2-98a4-a55d40946c9a&amp;startTime=48.88" office:target-frame-name="psplayer" xlink:show="replace" text:style-name="Internet_20_link" text:visited-style-name="Visited_20_Internet_20_Link"><text:span text:style-name="T11">in building our first cluster together.</text:span></text:a><text:span text:style-name="T12"> </text:span><text:a xlink:type="simple" xlink:href="https://app.pluralsight.com/course-player?clipId=ca261788-675d-41c2-98a4-a55d40946c9a&amp;startTime=50.78" office:target-frame-name="psplayer" xlink:show="replace" text:style-name="Internet_20_link" text:visited-style-name="Visited_20_Internet_20_Link"><text:span text:style-name="T11">And then once we have that cluster up and running,</text:span></text:a><text:span text:style-name="T12"> </text:span><text:a xlink:type="simple" xlink:href="https://app.pluralsight.com/course-player?clipId=ca261788-675d-41c2-98a4-a55d40946c9a&amp;startTime=52.92" office:target-frame-name="psplayer" xlink:show="replace" text:style-name="Internet_20_link" text:visited-style-name="Visited_20_Internet_20_Link"><text:span text:style-name="T11">I don't want to leave you hanging.</text:span></text:a><text:span text:style-name="T12"> </text:span><text:a xlink:type="simple" xlink:href="https://app.pluralsight.com/course-player?clipId=ca261788-675d-41c2-98a4-a55d40946c9a&amp;startTime=54.49" office:target-frame-name="psplayer" xlink:show="replace" text:style-name="Internet_20_link" text:visited-style-name="Visited_20_Internet_20_Link"><text:span text:style-name="T11">We're going to go ahead and learn how to work with our</text:span></text:a><text:span text:style-name="T12"> </text:span><text:a xlink:type="simple" xlink:href="https://app.pluralsight.com/course-player?clipId=ca261788-675d-41c2-98a4-a55d40946c9a&amp;startTime=56.87" office:target-frame-name="psplayer" xlink:show="replace" text:style-name="Internet_20_link" text:visited-style-name="Visited_20_Internet_20_Link"><text:span text:style-name="T11">Kubernetes cluster and do some basic operations,</text:span></text:a><text:span text:style-name="T12"> </text:span><text:a xlink:type="simple" xlink:href="https://app.pluralsight.com/course-player?clipId=ca261788-675d-41c2-98a4-a55d40946c9a&amp;startTime=59.83" office:target-frame-name="psplayer" xlink:show="replace" text:style-name="Internet_20_link" text:visited-style-name="Visited_20_Internet_20_Link"><text:span text:style-name="T11">like deploying a service and an application into our</text:span></text:a><text:span text:style-name="T12"> </text:span><text:a xlink:type="simple" xlink:href="https://app.pluralsight.com/course-player?clipId=ca261788-675d-41c2-98a4-a55d40946c9a&amp;startTime=62.75" office:target-frame-name="psplayer" xlink:show="replace" text:style-name="Internet_20_link" text:visited-style-name="Visited_20_Internet_20_Link"><text:span text:style-name="T11">newly built Kubernetes cluster.</text:span></text:a><text:span text:style-name="T12"> </text:span><text:a xlink:type="simple" xlink:href="https://app.pluralsight.com/course-player?clipId=ca261788-675d-41c2-98a4-a55d40946c9a&amp;startTime=65.54" office:target-frame-name="psplayer" xlink:show="replace" text:style-name="Internet_20_link" text:visited-style-name="Visited_20_Internet_20_Link"><text:span text:style-name="T11">All right, In this module,</text:span></text:a><text:span text:style-name="T12"> </text:span><text:a xlink:type="simple" xlink:href="https://app.pluralsight.com/course-player?clipId=ca261788-675d-41c2-98a4-a55d40946c9a&amp;startTime=66.91" office:target-frame-name="psplayer" xlink:show="replace" text:style-name="Internet_20_link" text:visited-style-name="Visited_20_Internet_20_Link"><text:span text:style-name="T11">we're going to kick it off with the discussion to</text:span></text:a><text:span text:style-name="T12"> </text:span><text:a xlink:type="simple" xlink:href="https://app.pluralsight.com/course-player?clipId=ca261788-675d-41c2-98a4-a55d40946c9a&amp;startTime=69.19" office:target-frame-name="psplayer" xlink:show="replace" text:style-name="Internet_20_link" text:visited-style-name="Visited_20_Internet_20_Link"><text:span text:style-name="T11">answer the question, what is Kubernetes?</text:span></text:a><text:span text:style-name="T12"> </text:span><text:a xlink:type="simple" xlink:href="https://app.pluralsight.com/course-player?clipId=ca261788-675d-41c2-98a4-a55d40946c9a&amp;startTime=71.35" office:target-frame-name="psplayer" xlink:show="replace" text:style-name="Internet_20_link" text:visited-style-name="Visited_20_Internet_20_Link"><text:span text:style-name="T11">And once we know that,</text:span></text:a><text:span text:style-name="T12"> </text:span><text:a xlink:type="simple" xlink:href="https://app.pluralsight.com/course-player?clipId=ca261788-675d-41c2-98a4-a55d40946c9a&amp;startTime=72.3" office:target-frame-name="psplayer" xlink:show="replace" text:style-name="Internet_20_link" text:visited-style-name="Visited_20_Internet_20_Link"><text:span text:style-name="T11">then we're going to move on to exploring the Kubernetes architecture.</text:span></text:a><text:span text:style-name="T12"> </text:span><text:a xlink:type="simple" xlink:href="https://app.pluralsight.com/course-player?clipId=ca261788-675d-41c2-98a4-a55d40946c9a&amp;startTime=75.62" office:target-frame-name="psplayer" xlink:show="replace" text:style-name="Internet_20_link" text:visited-style-name="Visited_20_Internet_20_Link"><text:span text:style-name="T11">We're going to zoom in very closely on the cluster's components and also some basic networking fundamentals.</text:span></text:a></text:p>
      <text:h text:style-name="P3" text:outline-level="3"><text:soft-page-break/><text:a xlink:type="simple" xlink:href="https://app.pluralsight.com/course-player?clipId=a3180fc3-2702-4f75-b3e5-730f9ae447da" office:target-frame-name="psplayer" xlink:show="replace" text:style-name="Internet_20_link" text:visited-style-name="Visited_20_Internet_20_Link"><text:span text:style-name="T11">What Is Kubernetes? Kubernetes Benefits and Operating Principles</text:span></text:a></text:h>
      <text:p text:style-name="P5"><text:a xlink:type="simple" xlink:href="https://app.pluralsight.com/course-player?clipId=a3180fc3-2702-4f75-b3e5-730f9ae447da&amp;startTime=1.14" office:target-frame-name="psplayer" xlink:show="replace" text:style-name="Internet_20_link" text:visited-style-name="Visited_20_Internet_20_Link"><text:span text:style-name="T11">Let's start our discussion with answering the question, what is Kubernetes?</text:span></text:a><text:span text:style-name="T12"> </text:span><text:a xlink:type="simple" xlink:href="https://app.pluralsight.com/course-player?clipId=a3180fc3-2702-4f75-b3e5-730f9ae447da&amp;startTime=5.34" office:target-frame-name="psplayer" xlink:show="replace" text:style-name="Internet_20_link" text:visited-style-name="Visited_20_Internet_20_Link"><text:span text:style-name="T11">At its core, Kubernetes is a container orchestrator.</text:span></text:a><text:span text:style-name="T12"> </text:span><text:a xlink:type="simple" xlink:href="https://app.pluralsight.com/course-player?clipId=a3180fc3-2702-4f75-b3e5-730f9ae447da&amp;startTime=8.64" office:target-frame-name="psplayer" xlink:show="replace" text:style-name="Internet_20_link" text:visited-style-name="Visited_20_Internet_20_Link"><text:span text:style-name="T11">What this means is it's Kubernetes job to start and stop</text:span></text:a><text:span text:style-name="T12"> </text:span><text:a xlink:type="simple" xlink:href="https://app.pluralsight.com/course-player?clipId=a3180fc3-2702-4f75-b3e5-730f9ae447da&amp;startTime=11.95" office:target-frame-name="psplayer" xlink:show="replace" text:style-name="Internet_20_link" text:visited-style-name="Visited_20_Internet_20_Link"><text:span text:style-name="T11">container‑based applications based on the requirements of the</text:span></text:a><text:span text:style-name="T12"> </text:span><text:a xlink:type="simple" xlink:href="https://app.pluralsight.com/course-player?clipId=a3180fc3-2702-4f75-b3e5-730f9ae447da&amp;startTime=14.83" office:target-frame-name="psplayer" xlink:show="replace" text:style-name="Internet_20_link" text:visited-style-name="Visited_20_Internet_20_Link"><text:span text:style-name="T11">systems administrator or developer.</text:span></text:a><text:span text:style-name="T12"> </text:span><text:a xlink:type="simple" xlink:href="https://app.pluralsight.com/course-player?clipId=a3180fc3-2702-4f75-b3e5-730f9ae447da&amp;startTime=17.04" office:target-frame-name="psplayer" xlink:show="replace" text:style-name="Internet_20_link" text:visited-style-name="Visited_20_Internet_20_Link"><text:span text:style-name="T11">Now, one of the key facets of Kubernetes is workload placement.</text:span></text:a><text:span text:style-name="T12"> </text:span><text:a xlink:type="simple" xlink:href="https://app.pluralsight.com/course-player?clipId=a3180fc3-2702-4f75-b3e5-730f9ae447da&amp;startTime=20.94" office:target-frame-name="psplayer" xlink:show="replace" text:style-name="Internet_20_link" text:visited-style-name="Visited_20_Internet_20_Link"><text:span text:style-name="T11">If I need to deploy a container‑based application into a cluster,</text:span></text:a><text:span text:style-name="T12"> </text:span><text:a xlink:type="simple" xlink:href="https://app.pluralsight.com/course-player?clipId=a3180fc3-2702-4f75-b3e5-730f9ae447da&amp;startTime=24.74" office:target-frame-name="psplayer" xlink:show="replace" text:style-name="Internet_20_link" text:visited-style-name="Visited_20_Internet_20_Link"><text:span text:style-name="T11">how do I deploy it? On which servers does it physically live on?</text:span></text:a><text:span text:style-name="T12"> </text:span><text:a xlink:type="simple" xlink:href="https://app.pluralsight.com/course-player?clipId=a3180fc3-2702-4f75-b3e5-730f9ae447da&amp;startTime=28.34" office:target-frame-name="psplayer" xlink:show="replace" text:style-name="Internet_20_link" text:visited-style-name="Visited_20_Internet_20_Link"><text:span text:style-name="T11">Does it need to be co‑resident with other services or</text:span></text:a><text:span text:style-name="T12"> </text:span><text:a xlink:type="simple" xlink:href="https://app.pluralsight.com/course-player?clipId=a3180fc3-2702-4f75-b3e5-730f9ae447da&amp;startTime=30.83" office:target-frame-name="psplayer" xlink:show="replace" text:style-name="Internet_20_link" text:visited-style-name="Visited_20_Internet_20_Link"><text:span text:style-name="T11">containers inside of the cluster?</text:span></text:a><text:span text:style-name="T12"> </text:span><text:a xlink:type="simple" xlink:href="https://app.pluralsight.com/course-player?clipId=a3180fc3-2702-4f75-b3e5-730f9ae447da&amp;startTime=32.81" office:target-frame-name="psplayer" xlink:show="replace" text:style-name="Internet_20_link" text:visited-style-name="Visited_20_Internet_20_Link"><text:span text:style-name="T11">If that's the case,</text:span></text:a><text:span text:style-name="T12"> </text:span><text:a xlink:type="simple" xlink:href="https://app.pluralsight.com/course-player?clipId=a3180fc3-2702-4f75-b3e5-730f9ae447da&amp;startTime=33.89" office:target-frame-name="psplayer" xlink:show="replace" text:style-name="Internet_20_link" text:visited-style-name="Visited_20_Internet_20_Link"><text:span text:style-name="T11">we can define that in our code that describes our</text:span></text:a><text:span text:style-name="T12"> </text:span><text:a xlink:type="simple" xlink:href="https://app.pluralsight.com/course-player?clipId=a3180fc3-2702-4f75-b3e5-730f9ae447da&amp;startTime=37.15" office:target-frame-name="psplayer" xlink:show="replace" text:style-name="Internet_20_link" text:visited-style-name="Visited_20_Internet_20_Link"><text:span text:style-name="T11">application, and Kubernetes can manage that for us.</text:span></text:a><text:span text:style-name="T12"> </text:span><text:a xlink:type="simple" xlink:href="https://app.pluralsight.com/course-player?clipId=a3180fc3-2702-4f75-b3e5-730f9ae447da&amp;startTime=40.54" office:target-frame-name="psplayer" xlink:show="replace" text:style-name="Internet_20_link" text:visited-style-name="Visited_20_Internet_20_Link"><text:span text:style-name="T11">Now, speaking of Kubernetes managing things for us,</text:span></text:a><text:span text:style-name="T12"> </text:span><text:a xlink:type="simple" xlink:href="https://app.pluralsight.com/course-player?clipId=a3180fc3-2702-4f75-b3e5-730f9ae447da&amp;startTime=43.08" office:target-frame-name="psplayer" xlink:show="replace" text:style-name="Internet_20_link" text:visited-style-name="Visited_20_Internet_20_Link"><text:span text:style-name="T11">Kubernetes also provides an infrastructure abstraction. As a developer,</text:span></text:a><text:span text:style-name="T12"> </text:span><text:a xlink:type="simple" xlink:href="https://app.pluralsight.com/course-player?clipId=a3180fc3-2702-4f75-b3e5-730f9ae447da&amp;startTime=47.69" office:target-frame-name="psplayer" xlink:show="replace" text:style-name="Internet_20_link" text:visited-style-name="Visited_20_Internet_20_Link"><text:span text:style-name="T11">if I need to deploy an application into production,</text:span></text:a><text:span text:style-name="T12"> </text:span><text:a xlink:type="simple" xlink:href="https://app.pluralsight.com/course-player?clipId=a3180fc3-2702-4f75-b3e5-730f9ae447da&amp;startTime=50.49" office:target-frame-name="psplayer" xlink:show="replace" text:style-name="Internet_20_link" text:visited-style-name="Visited_20_Internet_20_Link"><text:span text:style-name="T11">I really don't want to have to care about which server it</text:span></text:a><text:span text:style-name="T12"> </text:span><text:a xlink:type="simple" xlink:href="https://app.pluralsight.com/course-player?clipId=a3180fc3-2702-4f75-b3e5-730f9ae447da&amp;startTime=53.24" office:target-frame-name="psplayer" xlink:show="replace" text:style-name="Internet_20_link" text:visited-style-name="Visited_20_Internet_20_Link"><text:span text:style-name="T11">lives on or have to go configure a load balancer to send</text:span></text:a><text:span text:style-name="T12"> </text:span><text:a xlink:type="simple" xlink:href="https://app.pluralsight.com/course-player?clipId=a3180fc3-2702-4f75-b3e5-730f9ae447da&amp;startTime=55.97" office:target-frame-name="psplayer" xlink:show="replace" text:style-name="Internet_20_link" text:visited-style-name="Visited_20_Internet_20_Link"><text:span text:style-name="T11">traffic to my application.</text:span></text:a><text:span text:style-name="T12"> </text:span><text:a xlink:type="simple" xlink:href="https://app.pluralsight.com/course-player?clipId=a3180fc3-2702-4f75-b3e5-730f9ae447da&amp;startTime=57.61" office:target-frame-name="psplayer" xlink:show="replace" text:style-name="Internet_20_link" text:visited-style-name="Visited_20_Internet_20_Link"><text:span text:style-name="T11">That's all going to be handled for me under the hood by Kubernetes.</text:span></text:a><text:span text:style-name="T12"> </text:span><text:a xlink:type="simple" xlink:href="https://app.pluralsight.com/course-player?clipId=a3180fc3-2702-4f75-b3e5-730f9ae447da&amp;startTime=62.04" office:target-frame-name="psplayer" xlink:show="replace" text:style-name="Internet_20_link" text:visited-style-name="Visited_20_Internet_20_Link"><text:span text:style-name="T11">One of the other core ideas behind Kubernetes is this concept</text:span></text:a><text:span text:style-name="T12"> </text:span><text:a xlink:type="simple" xlink:href="https://app.pluralsight.com/course-player?clipId=a3180fc3-2702-4f75-b3e5-730f9ae447da&amp;startTime=65.17" office:target-frame-name="psplayer" xlink:show="replace" text:style-name="Internet_20_link" text:visited-style-name="Visited_20_Internet_20_Link"><text:span text:style-name="T11">called desired state. We can define what our applications or</text:span></text:a><text:span text:style-name="T12"> </text:span><text:a xlink:type="simple" xlink:href="https://app.pluralsight.com/course-player?clipId=a3180fc3-2702-4f75-b3e5-730f9ae447da&amp;startTime=68.81" office:target-frame-name="psplayer" xlink:show="replace" text:style-name="Internet_20_link" text:visited-style-name="Visited_20_Internet_20_Link"><text:span text:style-name="T11">our services look like in code,</text:span></text:a><text:span text:style-name="T12"> </text:span><text:a xlink:type="simple" xlink:href="https://app.pluralsight.com/course-player?clipId=a3180fc3-2702-4f75-b3e5-730f9ae447da&amp;startTime=70.73" office:target-frame-name="psplayer" xlink:show="replace" text:style-name="Internet_20_link" text:visited-style-name="Visited_20_Internet_20_Link"><text:span text:style-name="T11">and it's the job of Kubernetes to make sure that our</text:span></text:a><text:span text:style-name="T12"> </text:span><text:a xlink:type="simple" xlink:href="https://app.pluralsight.com/course-player?clipId=a3180fc3-2702-4f75-b3e5-730f9ae447da&amp;startTime=73.64" office:target-frame-name="psplayer" xlink:show="replace" text:style-name="Internet_20_link" text:visited-style-name="Visited_20_Internet_20_Link"><text:span text:style-name="T11">system meets that defined desired state.</text:span></text:a><text:span text:style-name="T12"> </text:span><text:a xlink:type="simple" xlink:href="https://app.pluralsight.com/course-player?clipId=a3180fc3-2702-4f75-b3e5-730f9ae447da&amp;startTime=76.41" office:target-frame-name="psplayer" xlink:show="replace" text:style-name="Internet_20_link" text:visited-style-name="Visited_20_Internet_20_Link"><text:span text:style-name="T11">And so perhaps our application or our system is composed of some collection</text:span></text:a><text:span text:style-name="T12"> </text:span><text:a xlink:type="simple" xlink:href="https://app.pluralsight.com/course-player?clipId=a3180fc3-2702-4f75-b3e5-730f9ae447da&amp;startTime=80.68" office:target-frame-name="psplayer" xlink:show="replace" text:style-name="Internet_20_link" text:visited-style-name="Visited_20_Internet_20_Link"><text:span text:style-name="T11">of web application containers and database containers,</text:span></text:a><text:span text:style-name="T12"> </text:span><text:a xlink:type="simple" xlink:href="https://app.pluralsight.com/course-player?clipId=a3180fc3-2702-4f75-b3e5-730f9ae447da&amp;startTime=83.79" office:target-frame-name="psplayer" xlink:show="replace" text:style-name="Internet_20_link" text:visited-style-name="Visited_20_Internet_20_Link"><text:span text:style-name="T11">maybe some middleware or even a caching tier.</text:span></text:a><text:span text:style-name="T12"> </text:span><text:a xlink:type="simple" xlink:href="https://app.pluralsight.com/course-player?clipId=a3180fc3-2702-4f75-b3e5-730f9ae447da&amp;startTime=86.34" office:target-frame-name="psplayer" xlink:show="replace" text:style-name="Internet_20_link" text:visited-style-name="Visited_20_Internet_20_Link"><text:span text:style-name="T11">We can write the code that describes what our system looks</text:span></text:a><text:span text:style-name="T12"> </text:span><text:a xlink:type="simple" xlink:href="https://app.pluralsight.com/course-player?clipId=a3180fc3-2702-4f75-b3e5-730f9ae447da&amp;startTime=89.43" office:target-frame-name="psplayer" xlink:show="replace" text:style-name="Internet_20_link" text:visited-style-name="Visited_20_Internet_20_Link"><text:span text:style-name="T11">like, hand it off to Kubernetes for deployment,</text:span></text:a><text:span text:style-name="T12"> </text:span><text:a xlink:type="simple" xlink:href="https://app.pluralsight.com/course-player?clipId=a3180fc3-2702-4f75-b3e5-730f9ae447da&amp;startTime=91.88" office:target-frame-name="psplayer" xlink:show="replace" text:style-name="Internet_20_link" text:visited-style-name="Visited_20_Internet_20_Link"><text:span text:style-name="T11">and it's Kubernetes job to make that happen, to make sure that</text:span></text:a><text:span text:style-name="T12"> </text:span><text:a xlink:type="simple" xlink:href="https://app.pluralsight.com/course-player?clipId=a3180fc3-2702-4f75-b3e5-730f9ae447da&amp;startTime=95.39" office:target-frame-name="psplayer" xlink:show="replace" text:style-name="Internet_20_link" text:visited-style-name="Visited_20_Internet_20_Link"><text:span text:style-name="T11">our system is in that defined desired state.</text:span></text:a><text:span text:style-name="T12"> </text:span><text:a xlink:type="simple" xlink:href="https://app.pluralsight.com/course-player?clipId=a3180fc3-2702-4f75-b3e5-730f9ae447da&amp;startTime=100.04" office:target-frame-name="psplayer" xlink:show="replace" text:style-name="Internet_20_link" text:visited-style-name="Visited_20_Internet_20_Link"><text:span text:style-name="T11">Let's look at some of the key benefits of using Kubernetes,</text:span></text:a><text:span text:style-name="T12"> </text:span><text:a xlink:type="simple" xlink:href="https://app.pluralsight.com/course-player?clipId=a3180fc3-2702-4f75-b3e5-730f9ae447da&amp;startTime=102.79" office:target-frame-name="psplayer" xlink:show="replace" text:style-name="Internet_20_link" text:visited-style-name="Visited_20_Internet_20_Link"><text:span text:style-name="T11">and first off is speed of deployment.</text:span></text:a><text:span text:style-name="T12"> </text:span><text:a xlink:type="simple" xlink:href="https://app.pluralsight.com/course-player?clipId=a3180fc3-2702-4f75-b3e5-730f9ae447da&amp;startTime=105.64" office:target-frame-name="psplayer" xlink:show="replace" text:style-name="Internet_20_link" text:visited-style-name="Visited_20_Internet_20_Link"><text:span text:style-name="T11">Kubernetes gives us the ability to deploy container‑based applications very,</text:span></text:a><text:span text:style-name="T12"> </text:span><text:a xlink:type="simple" xlink:href="https://app.pluralsight.com/course-player?clipId=a3180fc3-2702-4f75-b3e5-730f9ae447da&amp;startTime=110.01" office:target-frame-name="psplayer" xlink:show="replace" text:style-name="Internet_20_link" text:visited-style-name="Visited_20_Internet_20_Link"><text:span text:style-name="T11">very quickly. And what this enables us actually to do is to get code</text:span></text:a><text:span text:style-name="T12"> </text:span><text:a xlink:type="simple" xlink:href="https://app.pluralsight.com/course-player?clipId=a3180fc3-2702-4f75-b3e5-730f9ae447da&amp;startTime=114.04" office:target-frame-name="psplayer" xlink:show="replace" text:style-name="Internet_20_link" text:visited-style-name="Visited_20_Internet_20_Link"><text:span text:style-name="T11">from a developer's workstation into production fast,</text:span></text:a><text:span text:style-name="T12"> </text:span><text:a xlink:type="simple" xlink:href="https://app.pluralsight.com/course-player?clipId=a3180fc3-2702-4f75-b3e5-730f9ae447da&amp;startTime=117.09" office:target-frame-name="psplayer" xlink:show="replace" text:style-name="Internet_20_link" text:visited-style-name="Visited_20_Internet_20_Link"><text:span text:style-name="T11">and that gives us the ability to absorb change quickly.</text:span></text:a><text:span text:style-name="T12"> </text:span><text:a xlink:type="simple" xlink:href="https://app.pluralsight.com/course-player?clipId=a3180fc3-2702-4f75-b3e5-730f9ae447da&amp;startTime=120.44" office:target-frame-name="psplayer" xlink:show="replace" text:style-name="Internet_20_link" text:visited-style-name="Visited_20_Internet_20_Link"><text:span text:style-name="T11">The speed of deployment really allows you to iterate</text:span></text:a><text:span text:style-name="T12"> </text:span><text:a xlink:type="simple" xlink:href="https://app.pluralsight.com/course-player?clipId=a3180fc3-2702-4f75-b3e5-730f9ae447da&amp;startTime=123.08" office:target-frame-name="psplayer" xlink:show="replace" text:style-name="Internet_20_link" text:visited-style-name="Visited_20_Internet_20_Link"><text:span text:style-name="T11">quickly and get new versions of code out,</text:span></text:a><text:span text:style-name="T12"> </text:span><text:a xlink:type="simple" xlink:href="https://app.pluralsight.com/course-player?clipId=a3180fc3-2702-4f75-b3e5-730f9ae447da&amp;startTime=125.5" office:target-frame-name="psplayer" xlink:show="replace" text:style-name="Internet_20_link" text:visited-style-name="Visited_20_Internet_20_Link"><text:span text:style-name="T11">enabling new key capabilities for your organization's applications.</text:span></text:a><text:span text:style-name="T12"> </text:span><text:a xlink:type="simple" xlink:href="https://app.pluralsight.com/course-player?clipId=a3180fc3-2702-4f75-b3e5-730f9ae447da&amp;startTime=130.21" office:target-frame-name="psplayer" xlink:show="replace" text:style-name="Internet_20_link" text:visited-style-name="Visited_20_Internet_20_Link"><text:span text:style-name="T11">Next up is Kubernetes' ability to recover very quickly. When we define our</text:span></text:a><text:span text:style-name="T12"> </text:span><text:a xlink:type="simple" xlink:href="https://app.pluralsight.com/course-player?clipId=a3180fc3-2702-4f75-b3e5-730f9ae447da&amp;startTime=135.21" office:target-frame-name="psplayer" xlink:show="replace" text:style-name="Internet_20_link" text:visited-style-name="Visited_20_Internet_20_Link"><text:span text:style-name="T11">system and code and we define that desired state, so perhaps a collection</text:span></text:a><text:span text:style-name="T12"> </text:span><text:a xlink:type="simple" xlink:href="https://app.pluralsight.com/course-player?clipId=a3180fc3-2702-4f75-b3e5-730f9ae447da&amp;startTime=138.74" office:target-frame-name="psplayer" xlink:show="replace" text:style-name="Internet_20_link" text:visited-style-name="Visited_20_Internet_20_Link"><text:span text:style-name="T11">of web app containers, and something causes our system to no longer be in</text:span></text:a><text:span text:style-name="T12"> </text:span><text:a xlink:type="simple" xlink:href="https://app.pluralsight.com/course-player?clipId=a3180fc3-2702-4f75-b3e5-730f9ae447da&amp;startTime=142.84" office:target-frame-name="psplayer" xlink:show="replace" text:style-name="Internet_20_link" text:visited-style-name="Visited_20_Internet_20_Link"><text:span text:style-name="T11">that desired state, so perhaps a container crashed or a server failed,</text:span></text:a><text:span text:style-name="T12"> </text:span><text:a xlink:type="simple" xlink:href="https://app.pluralsight.com/course-player?clipId=a3180fc3-2702-4f75-b3e5-730f9ae447da&amp;startTime=146.53" office:target-frame-name="psplayer" xlink:show="replace" text:style-name="Internet_20_link" text:visited-style-name="Visited_20_Internet_20_Link"><text:span text:style-name="T11">well, it's Kubernetes' job to ensure that our application comes back to</text:span></text:a><text:span text:style-name="T12"> </text:span><text:a xlink:type="simple" xlink:href="https://app.pluralsight.com/course-player?clipId=a3180fc3-2702-4f75-b3e5-730f9ae447da&amp;startTime=151.14" office:target-frame-name="psplayer" xlink:show="replace" text:style-name="Internet_20_link" text:visited-style-name="Visited_20_Internet_20_Link"><text:span text:style-name="T11">that defined desired state by deploying new containers supporting our</text:span></text:a><text:span text:style-name="T12"> </text:span><text:a xlink:type="simple" xlink:href="https://app.pluralsight.com/course-player?clipId=a3180fc3-2702-4f75-b3e5-730f9ae447da&amp;startTime=155.39" office:target-frame-name="psplayer" xlink:show="replace" text:style-name="Internet_20_link" text:visited-style-name="Visited_20_Internet_20_Link"><text:span text:style-name="T11">applications,</text:span></text:a><text:span text:style-name="T12"> </text:span><text:a xlink:type="simple" xlink:href="https://app.pluralsight.com/course-player?clipId=a3180fc3-2702-4f75-b3e5-730f9ae447da&amp;startTime=156.28" office:target-frame-name="psplayer" xlink:show="replace" text:style-name="Internet_20_link" text:visited-style-name="Visited_20_Internet_20_Link"><text:span text:style-name="T11">making sure that we have a collection of web app containers up</text:span></text:a><text:span text:style-name="T12"> </text:span><text:a xlink:type="simple" xlink:href="https://app.pluralsight.com/course-player?clipId=a3180fc3-2702-4f75-b3e5-730f9ae447da&amp;startTime=160.14" office:target-frame-name="psplayer" xlink:show="replace" text:style-name="Internet_20_link" text:visited-style-name="Visited_20_Internet_20_Link"><text:span text:style-name="T11">or really whatever resource it is that defines our application</text:span></text:a><text:span text:style-name="T12"> </text:span><text:a xlink:type="simple" xlink:href="https://app.pluralsight.com/course-player?clipId=a3180fc3-2702-4f75-b3e5-730f9ae447da&amp;startTime=163.5" office:target-frame-name="psplayer" xlink:show="replace" text:style-name="Internet_20_link" text:visited-style-name="Visited_20_Internet_20_Link"><text:span text:style-name="T11">or our system's desired state.</text:span></text:a><text:span text:style-name="T12"> </text:span><text:a xlink:type="simple" xlink:href="https://app.pluralsight.com/course-player?clipId=a3180fc3-2702-4f75-b3e5-730f9ae447da&amp;startTime=165.15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a3180fc3-2702-4f75-b3e5-730f9ae447da&amp;startTime=166.04" office:target-frame-name="psplayer" xlink:show="replace" text:style-name="Internet_20_link" text:visited-style-name="Visited_20_Internet_20_Link"><text:span text:style-name="T11">Kubernetes allows us to hide infrastructure complexity in the cluster.</text:span></text:a><text:span text:style-name="T12"> </text:span><text:a xlink:type="simple" xlink:href="https://app.pluralsight.com/course-player?clipId=a3180fc3-2702-4f75-b3e5-730f9ae447da&amp;startTime=169.96" office:target-frame-name="psplayer" xlink:show="replace" text:style-name="Internet_20_link" text:visited-style-name="Visited_20_Internet_20_Link"><text:span text:style-name="T11">And so things like storage,</text:span></text:a><text:span text:style-name="T12"> </text:span><text:a xlink:type="simple" xlink:href="https://app.pluralsight.com/course-player?clipId=a3180fc3-2702-4f75-b3e5-730f9ae447da&amp;startTime=171.52" office:target-frame-name="psplayer" xlink:show="replace" text:style-name="Internet_20_link" text:visited-style-name="Visited_20_Internet_20_Link"><text:span text:style-name="T11">networking configuration, and workload placement are core functions of</text:span></text:a><text:span text:style-name="T12"> </text:span><text:a xlink:type="simple" xlink:href="https://app.pluralsight.com/course-player?clipId=a3180fc3-2702-4f75-b3e5-730f9ae447da&amp;startTime=175.42" office:target-frame-name="psplayer" xlink:show="replace" text:style-name="Internet_20_link" text:visited-style-name="Visited_20_Internet_20_Link"><text:span text:style-name="T11">Kubernetes, and developers don't have to worry about these things when</text:span></text:a><text:span text:style-name="T12"> </text:span><text:a xlink:type="simple" xlink:href="https://app.pluralsight.com/course-player?clipId=a3180fc3-2702-4f75-b3e5-730f9ae447da&amp;startTime=179.16" office:target-frame-name="psplayer" xlink:show="replace" text:style-name="Internet_20_link" text:visited-style-name="Visited_20_Internet_20_Link"><text:span text:style-name="T11">deploying container‑based applications into Kubernetes.</text:span></text:a><text:span text:style-name="T12"> </text:span><text:a xlink:type="simple" xlink:href="https://app.pluralsight.com/course-player?clipId=a3180fc3-2702-4f75-b3e5-730f9ae447da&amp;startTime=184.54" office:target-frame-name="psplayer" xlink:show="replace" text:style-name="Internet_20_link" text:visited-style-name="Visited_20_Internet_20_Link"><text:span text:style-name="T11">So , and now that we know what Kubernetes is and the benefits of Kubernetes,</text:span></text:a><text:span text:style-name="T12"> </text:span><text:a xlink:type="simple" xlink:href="https://app.pluralsight.com/course-player?clipId=a3180fc3-2702-4f75-b3e5-730f9ae447da&amp;startTime=188.29" office:target-frame-name="psplayer" xlink:show="replace" text:style-name="Internet_20_link" text:visited-style-name="Visited_20_Internet_20_Link"><text:span text:style-name="T11">let's look at some of the basic operating principles behind Kubernetes. And</text:span></text:a><text:span text:style-name="T12"> </text:span><text:a xlink:type="simple" xlink:href="https://app.pluralsight.com/course-player?clipId=a3180fc3-2702-4f75-b3e5-730f9ae447da&amp;startTime=191.96" office:target-frame-name="psplayer" xlink:show="replace" text:style-name="Internet_20_link" text:visited-style-name="Visited_20_Internet_20_Link"><text:span text:style-name="T11">first up is desired state or declarative configuration.</text:span></text:a><text:span text:style-name="T12"> </text:span><text:a xlink:type="simple" xlink:href="https://app.pluralsight.com/course-player?clipId=a3180fc3-2702-4f75-b3e5-730f9ae447da&amp;startTime=195.84" office:target-frame-name="psplayer" xlink:show="replace" text:style-name="Internet_20_link" text:visited-style-name="Visited_20_Internet_20_Link"><text:span text:style-name="T11">This is where we define our application, or really,</text:span></text:a><text:span text:style-name="T12"> </text:span><text:a xlink:type="simple" xlink:href="https://app.pluralsight.com/course-player?clipId=a3180fc3-2702-4f75-b3e5-730f9ae447da&amp;startTime=198.58" office:target-frame-name="psplayer" xlink:show="replace" text:style-name="Internet_20_link" text:visited-style-name="Visited_20_Internet_20_Link"><text:span text:style-name="T11">our deployment's state and code.</text:span></text:a><text:span text:style-name="T12"> </text:span><text:a xlink:type="simple" xlink:href="https://app.pluralsight.com/course-player?clipId=a3180fc3-2702-4f75-b3e5-730f9ae447da&amp;startTime=200.84" office:target-frame-name="psplayer" xlink:show="replace" text:style-name="Internet_20_link" text:visited-style-name="Visited_20_Internet_20_Link"><text:span text:style-name="T11">We define what we want to deploy, and Kubernetes makes that happen for us.</text:span></text:a><text:span text:style-name="T12"> </text:span><text:a xlink:type="simple" xlink:href="https://app.pluralsight.com/course-player?clipId=a3180fc3-2702-4f75-b3e5-730f9ae447da&amp;startTime=204.65" office:target-frame-name="psplayer" xlink:show="replace" text:style-name="Internet_20_link" text:visited-style-name="Visited_20_Internet_20_Link"><text:span text:style-name="T11">It'll go and pull the specified container images and starts them up</text:span></text:a><text:span text:style-name="T12"> </text:span><text:a xlink:type="simple" xlink:href="https://app.pluralsight.com/course-player?clipId=a3180fc3-2702-4f75-b3e5-730f9ae447da&amp;startTime=208.25" office:target-frame-name="psplayer" xlink:show="replace" text:style-name="Internet_20_link" text:visited-style-name="Visited_20_Internet_20_Link"><text:span text:style-name="T11">and possibly even allocates load balancers and public IPs if that's</text:span></text:a><text:span text:style-name="T12"> </text:span><text:a xlink:type="simple" xlink:href="https://app.pluralsight.com/course-player?clipId=a3180fc3-2702-4f75-b3e5-730f9ae447da&amp;startTime=211.59" office:target-frame-name="psplayer" xlink:show="replace" text:style-name="Internet_20_link" text:visited-style-name="Visited_20_Internet_20_Link"><text:span text:style-name="T11">what's defined in our deployment's code. We write the code</text:span></text:a><text:span text:style-name="T12"> </text:span><text:a xlink:type="simple" xlink:href="https://app.pluralsight.com/course-player?clipId=a3180fc3-2702-4f75-b3e5-730f9ae447da&amp;startTime=215.18" office:target-frame-name="psplayer" xlink:show="replace" text:style-name="Internet_20_link" text:visited-style-name="Visited_20_Internet_20_Link"><text:span text:style-name="T11">describing the deployment. Kubernetes does the work to bring it</text:span></text:a><text:span text:style-name="T12"> </text:span><text:a xlink:type="simple" xlink:href="https://app.pluralsight.com/course-player?clipId=a3180fc3-2702-4f75-b3e5-730f9ae447da&amp;startTime=218.09" office:target-frame-name="psplayer" xlink:show="replace" text:style-name="Internet_20_link" text:visited-style-name="Visited_20_Internet_20_Link"><text:span text:style-name="T11">online in the desired state.</text:span></text:a><text:span text:style-name="T12"> </text:span><text:a xlink:type="simple" xlink:href="https://app.pluralsight.com/course-player?clipId=a3180fc3-2702-4f75-b3e5-730f9ae447da&amp;startTime=220.31" office:target-frame-name="psplayer" xlink:show="replace" text:style-name="Internet_20_link" text:visited-style-name="Visited_20_Internet_20_Link"><text:span text:style-name="T11">Next, controllers or control loops have the responsibility of</text:span></text:a><text:span text:style-name="T12"> </text:span><text:a xlink:type="simple" xlink:href="https://app.pluralsight.com/course-player?clipId=a3180fc3-2702-4f75-b3e5-730f9ae447da&amp;startTime=223.79" office:target-frame-name="psplayer" xlink:show="replace" text:style-name="Internet_20_link" text:visited-style-name="Visited_20_Internet_20_Link"><text:span text:style-name="T11">constantly monitoring the running state of the system to make sure</text:span></text:a><text:span text:style-name="T12"> </text:span><text:a xlink:type="simple" xlink:href="https://app.pluralsight.com/course-player?clipId=a3180fc3-2702-4f75-b3e5-730f9ae447da&amp;startTime=227.2" office:target-frame-name="psplayer" xlink:show="replace" text:style-name="Internet_20_link" text:visited-style-name="Visited_20_Internet_20_Link"><text:span text:style-name="T11">that the system is in that desired state.</text:span></text:a><text:span text:style-name="T12"> </text:span><text:a xlink:type="simple" xlink:href="https://app.pluralsight.com/course-player?clipId=a3180fc3-2702-4f75-b3e5-730f9ae447da&amp;startTime=229.84" office:target-frame-name="psplayer" xlink:show="replace" text:style-name="Internet_20_link" text:visited-style-name="Visited_20_Internet_20_Link"><text:span text:style-name="T11">And if it's not,</text:span></text:a><text:span text:style-name="T12"> </text:span><text:a xlink:type="simple" xlink:href="https://app.pluralsight.com/course-player?clipId=a3180fc3-2702-4f75-b3e5-730f9ae447da&amp;startTime=230.66" office:target-frame-name="psplayer" xlink:show="replace" text:style-name="Internet_20_link" text:visited-style-name="Visited_20_Internet_20_Link"><text:span text:style-name="T11">a controller will try to bring the system into the desired state.</text:span></text:a><text:span text:style-name="T12"> </text:span><text:a xlink:type="simple" xlink:href="https://app.pluralsight.com/course-player?clipId=a3180fc3-2702-4f75-b3e5-730f9ae447da&amp;startTime=234.04" office:target-frame-name="psplayer" xlink:show="replace" text:style-name="Internet_20_link" text:visited-style-name="Visited_20_Internet_20_Link"><text:span text:style-name="T11">And so, for example,</text:span></text:a><text:span text:style-name="T12"> </text:span><text:a xlink:type="simple" xlink:href="https://app.pluralsight.com/course-player?clipId=a3180fc3-2702-4f75-b3e5-730f9ae447da&amp;startTime=235.35" office:target-frame-name="psplayer" xlink:show="replace" text:style-name="Internet_20_link" text:visited-style-name="Visited_20_Internet_20_Link"><text:span text:style-name="T11">if we've defined that we want three web app containers online,</text:span></text:a><text:span text:style-name="T12"> </text:span><text:a xlink:type="simple" xlink:href="https://app.pluralsight.com/course-player?clipId=a3180fc3-2702-4f75-b3e5-730f9ae447da&amp;startTime=238.9" office:target-frame-name="psplayer" xlink:show="replace" text:style-name="Internet_20_link" text:visited-style-name="Visited_20_Internet_20_Link"><text:span text:style-name="T11">it's Kubernetes job, more specifically,</text:span></text:a><text:span text:style-name="T12"> </text:span><text:a xlink:type="simple" xlink:href="https://app.pluralsight.com/course-player?clipId=a3180fc3-2702-4f75-b3e5-730f9ae447da&amp;startTime=241.23" office:target-frame-name="psplayer" xlink:show="replace" text:style-name="Internet_20_link" text:visited-style-name="Visited_20_Internet_20_Link"><text:span text:style-name="T11">a controller's job, to ensure that three web app containers </text:span></text:a><text:soft-page-break/><text:a xlink:type="simple" xlink:href="https://app.pluralsight.com/course-player?clipId=a3180fc3-2702-4f75-b3e5-730f9ae447da&amp;startTime=241.23" office:target-frame-name="psplayer" xlink:show="replace" text:style-name="Internet_20_link" text:visited-style-name="Visited_20_Internet_20_Link"><text:span text:style-name="T11">are</text:span></text:a><text:span text:style-name="T12"> </text:span><text:a xlink:type="simple" xlink:href="https://app.pluralsight.com/course-player?clipId=a3180fc3-2702-4f75-b3e5-730f9ae447da&amp;startTime=244.5" office:target-frame-name="psplayer" xlink:show="replace" text:style-name="Internet_20_link" text:visited-style-name="Visited_20_Internet_20_Link"><text:span text:style-name="T11">online. A controller will start the three replicas up, and later,</text:span></text:a><text:span text:style-name="T12"> </text:span><text:a xlink:type="simple" xlink:href="https://app.pluralsight.com/course-player?clipId=a3180fc3-2702-4f75-b3e5-730f9ae447da&amp;startTime=247.92" office:target-frame-name="psplayer" xlink:show="replace" text:style-name="Internet_20_link" text:visited-style-name="Visited_20_Internet_20_Link"><text:span text:style-name="T11">if one of those fails or goes offline,</text:span></text:a><text:span text:style-name="T12"> </text:span><text:a xlink:type="simple" xlink:href="https://app.pluralsight.com/course-player?clipId=a3180fc3-2702-4f75-b3e5-730f9ae447da&amp;startTime=250.14" office:target-frame-name="psplayer" xlink:show="replace" text:style-name="Internet_20_link" text:visited-style-name="Visited_20_Internet_20_Link"><text:span text:style-name="T11">a controller will create a new web app container,</text:span></text:a><text:span text:style-name="T12"> </text:span><text:a xlink:type="simple" xlink:href="https://app.pluralsight.com/course-player?clipId=a3180fc3-2702-4f75-b3e5-730f9ae447da&amp;startTime=252.63" office:target-frame-name="psplayer" xlink:show="replace" text:style-name="Internet_20_link" text:visited-style-name="Visited_20_Internet_20_Link"><text:span text:style-name="T11">replacing the one that failed.</text:span></text:a><text:span text:style-name="T12"> </text:span><text:a xlink:type="simple" xlink:href="https://app.pluralsight.com/course-player?clipId=a3180fc3-2702-4f75-b3e5-730f9ae447da&amp;startTime=254.54" office:target-frame-name="psplayer" xlink:show="replace" text:style-name="Internet_20_link" text:visited-style-name="Visited_20_Internet_20_Link"><text:span text:style-name="T11">Now there are many different types of controllers</text:span></text:a><text:span text:style-name="T12"> </text:span><text:a xlink:type="simple" xlink:href="https://app.pluralsight.com/course-player?clipId=a3180fc3-2702-4f75-b3e5-730f9ae447da&amp;startTime=256.59" office:target-frame-name="psplayer" xlink:show="replace" text:style-name="Internet_20_link" text:visited-style-name="Visited_20_Internet_20_Link"><text:span text:style-name="T11">available in Kubernetes for various scenarios,</text:span></text:a><text:span text:style-name="T12"> </text:span><text:a xlink:type="simple" xlink:href="https://app.pluralsight.com/course-player?clipId=a3180fc3-2702-4f75-b3e5-730f9ae447da&amp;startTime=259.22" office:target-frame-name="psplayer" xlink:show="replace" text:style-name="Internet_20_link" text:visited-style-name="Visited_20_Internet_20_Link"><text:span text:style-name="T11">and we'll cover them throughout this series of courses.</text:span></text:a><text:span text:style-name="T12"> </text:span><text:a xlink:type="simple" xlink:href="https://app.pluralsight.com/course-player?clipId=a3180fc3-2702-4f75-b3e5-730f9ae447da&amp;startTime=261.68" office:target-frame-name="psplayer" xlink:show="replace" text:style-name="Internet_20_link" text:visited-style-name="Visited_20_Internet_20_Link"><text:span text:style-name="T11">But the key concept here is controllers are what make changes</text:span></text:a><text:span text:style-name="T12"> </text:span><text:a xlink:type="simple" xlink:href="https://app.pluralsight.com/course-player?clipId=a3180fc3-2702-4f75-b3e5-730f9ae447da&amp;startTime=264.66" office:target-frame-name="psplayer" xlink:show="replace" text:style-name="Internet_20_link" text:visited-style-name="Visited_20_Internet_20_Link"><text:span text:style-name="T11">to the system to ensure the desired state.</text:span></text:a><text:span text:style-name="T12"> </text:span><text:a xlink:type="simple" xlink:href="https://app.pluralsight.com/course-player?clipId=a3180fc3-2702-4f75-b3e5-730f9ae447da&amp;startTime=267.54" office:target-frame-name="psplayer" xlink:show="replace" text:style-name="Internet_20_link" text:visited-style-name="Visited_20_Internet_20_Link"><text:span text:style-name="T11">Another core principle is the Kubernetes API.</text:span></text:a><text:span text:style-name="T12"> </text:span><text:a xlink:type="simple" xlink:href="https://app.pluralsight.com/course-player?clipId=a3180fc3-2702-4f75-b3e5-730f9ae447da&amp;startTime=270.74" office:target-frame-name="psplayer" xlink:show="replace" text:style-name="Internet_20_link" text:visited-style-name="Visited_20_Internet_20_Link"><text:span text:style-name="T11">The Kubernetes API provides a collection of objects that we can use to build</text:span></text:a><text:span text:style-name="T12"> </text:span><text:a xlink:type="simple" xlink:href="https://app.pluralsight.com/course-player?clipId=a3180fc3-2702-4f75-b3e5-730f9ae447da&amp;startTime=275.31" office:target-frame-name="psplayer" xlink:show="replace" text:style-name="Internet_20_link" text:visited-style-name="Visited_20_Internet_20_Link"><text:span text:style-name="T11">and define the systems that we want to deploy in code.</text:span></text:a><text:span text:style-name="T12"> </text:span><text:a xlink:type="simple" xlink:href="https://app.pluralsight.com/course-player?clipId=a3180fc3-2702-4f75-b3e5-730f9ae447da&amp;startTime=279.14" office:target-frame-name="psplayer" xlink:show="replace" text:style-name="Internet_20_link" text:visited-style-name="Visited_20_Internet_20_Link"><text:span text:style-name="T11">The objects defined in our code define the desired state of our</text:span></text:a><text:span text:style-name="T12"> </text:span><text:a xlink:type="simple" xlink:href="https://app.pluralsight.com/course-player?clipId=a3180fc3-2702-4f75-b3e5-730f9ae447da&amp;startTime=282.72" office:target-frame-name="psplayer" xlink:show="replace" text:style-name="Internet_20_link" text:visited-style-name="Visited_20_Internet_20_Link"><text:span text:style-name="T11">applications or the systems that we want to deploy in Kubernetes.</text:span></text:a><text:span text:style-name="T12"> </text:span><text:a xlink:type="simple" xlink:href="https://app.pluralsight.com/course-player?clipId=a3180fc3-2702-4f75-b3e5-730f9ae447da&amp;startTime=285.78" office:target-frame-name="psplayer" xlink:show="replace" text:style-name="Internet_20_link" text:visited-style-name="Visited_20_Internet_20_Link"><text:span text:style-name="T11">The Kubernetes' API is implemented and available via the API Server.</text:span></text:a><text:span text:style-name="T12"> </text:span><text:a xlink:type="simple" xlink:href="https://app.pluralsight.com/course-player?clipId=a3180fc3-2702-4f75-b3e5-730f9ae447da&amp;startTime=292.14" office:target-frame-name="psplayer" xlink:show="replace" text:style-name="Internet_20_link" text:visited-style-name="Visited_20_Internet_20_Link"><text:span text:style-name="T11">The API Server is the central communication hub for information in a</text:span></text:a><text:span text:style-name="T12"> </text:span><text:a xlink:type="simple" xlink:href="https://app.pluralsight.com/course-player?clipId=a3180fc3-2702-4f75-b3e5-730f9ae447da&amp;startTime=296.28" office:target-frame-name="psplayer" xlink:show="replace" text:style-name="Internet_20_link" text:visited-style-name="Visited_20_Internet_20_Link"><text:span text:style-name="T11">Kubernetes cluster.</text:span></text:a><text:span text:style-name="T12"> </text:span><text:a xlink:type="simple" xlink:href="https://app.pluralsight.com/course-player?clipId=a3180fc3-2702-4f75-b3e5-730f9ae447da&amp;startTime=297.84" office:target-frame-name="psplayer" xlink:show="replace" text:style-name="Internet_20_link" text:visited-style-name="Visited_20_Internet_20_Link"><text:span text:style-name="T11">This is where we, as administrators and developers,</text:span></text:a><text:span text:style-name="T12"> </text:span><text:a xlink:type="simple" xlink:href="https://app.pluralsight.com/course-player?clipId=a3180fc3-2702-4f75-b3e5-730f9ae447da&amp;startTime=300.98" office:target-frame-name="psplayer" xlink:show="replace" text:style-name="Internet_20_link" text:visited-style-name="Visited_20_Internet_20_Link"><text:span text:style-name="T11">interact with Kubernetes to deploy and manage workloads.</text:span></text:a><text:span text:style-name="T12"> </text:span><text:a xlink:type="simple" xlink:href="https://app.pluralsight.com/course-player?clipId=a3180fc3-2702-4f75-b3e5-730f9ae447da&amp;startTime=304.44" office:target-frame-name="psplayer" xlink:show="replace" text:style-name="Internet_20_link" text:visited-style-name="Visited_20_Internet_20_Link"><text:span text:style-name="T11">And that's also where the components of a Kubernetes cluster interact with each</text:span></text:a><text:span text:style-name="T12"> </text:span><text:a xlink:type="simple" xlink:href="https://app.pluralsight.com/course-player?clipId=a3180fc3-2702-4f75-b3e5-730f9ae447da&amp;startTime=308.39" office:target-frame-name="psplayer" xlink:show="replace" text:style-name="Internet_20_link" text:visited-style-name="Visited_20_Internet_20_Link"><text:span text:style-name="T11">other to understand the current state of the system and to make changes to that state, if needed to ensure the desired state.</text:span></text:a></text:p>
      <text:h text:style-name="P3" text:outline-level="3"><text:a xlink:type="simple" xlink:href="https://app.pluralsight.com/course-player?clipId=948dd9a6-3c6a-440d-9fe6-b19671f28d3b" office:target-frame-name="psplayer" xlink:show="replace" text:style-name="Internet_20_link" text:visited-style-name="Visited_20_Internet_20_Link"><text:span text:style-name="T11">Introducing the Kubernetes API - Objects and API Server</text:span></text:a></text:h>
      <text:p text:style-name="P5"><text:a xlink:type="simple" xlink:href="https://app.pluralsight.com/course-player?clipId=948dd9a6-3c6a-440d-9fe6-b19671f28d3b&amp;startTime=1.04" office:target-frame-name="psplayer" xlink:show="replace" text:style-name="Internet_20_link" text:visited-style-name="Visited_20_Internet_20_Link"><text:span text:style-name="T11">So let's look more closely at the Kubernetes API.</text:span></text:a><text:span text:style-name="T12"> </text:span><text:a xlink:type="simple" xlink:href="https://app.pluralsight.com/course-player?clipId=948dd9a6-3c6a-440d-9fe6-b19671f28d3b&amp;startTime=4.33" office:target-frame-name="psplayer" xlink:show="replace" text:style-name="Internet_20_link" text:visited-style-name="Visited_20_Internet_20_Link"><text:span text:style-name="T11">Behind the scenes, you'll find they're a collection of API objects.</text:span></text:a><text:span text:style-name="T12"> </text:span><text:a xlink:type="simple" xlink:href="https://app.pluralsight.com/course-player?clipId=948dd9a6-3c6a-440d-9fe6-b19671f28d3b&amp;startTime=7.92" office:target-frame-name="psplayer" xlink:show="replace" text:style-name="Internet_20_link" text:visited-style-name="Visited_20_Internet_20_Link"><text:span text:style-name="T11">These objects are primitives that represent the state of the system,</text:span></text:a><text:span text:style-name="T12"> </text:span><text:a xlink:type="simple" xlink:href="https://app.pluralsight.com/course-player?clipId=948dd9a6-3c6a-440d-9fe6-b19671f28d3b&amp;startTime=12.19" office:target-frame-name="psplayer" xlink:show="replace" text:style-name="Internet_20_link" text:visited-style-name="Visited_20_Internet_20_Link"><text:span text:style-name="T11">so things like Pods,</text:span></text:a><text:span text:style-name="T12"> </text:span><text:a xlink:type="simple" xlink:href="https://app.pluralsight.com/course-player?clipId=948dd9a6-3c6a-440d-9fe6-b19671f28d3b&amp;startTime=13.18" office:target-frame-name="psplayer" xlink:show="replace" text:style-name="Internet_20_link" text:visited-style-name="Visited_20_Internet_20_Link"><text:span text:style-name="T11">which represent a deployed container, or nodes, which</text:span></text:a><text:span text:style-name="T12"> </text:span><text:a xlink:type="simple" xlink:href="https://app.pluralsight.com/course-player?clipId=948dd9a6-3c6a-440d-9fe6-b19671f28d3b&amp;startTime=16.11" office:target-frame-name="psplayer" xlink:show="replace" text:style-name="Internet_20_link" text:visited-style-name="Visited_20_Internet_20_Link"><text:span text:style-name="T11">represent servers that do work in your system.</text:span></text:a><text:span text:style-name="T12"> </text:span><text:a xlink:type="simple" xlink:href="https://app.pluralsight.com/course-player?clipId=948dd9a6-3c6a-440d-9fe6-b19671f28d3b&amp;startTime=19.03" office:target-frame-name="psplayer" xlink:show="replace" text:style-name="Internet_20_link" text:visited-style-name="Visited_20_Internet_20_Link"><text:span text:style-name="T11">These API objects allow us to configure the state of the system,</text:span></text:a><text:span text:style-name="T12"> </text:span><text:a xlink:type="simple" xlink:href="https://app.pluralsight.com/course-player?clipId=948dd9a6-3c6a-440d-9fe6-b19671f28d3b&amp;startTime=23.64" office:target-frame-name="psplayer" xlink:show="replace" text:style-name="Internet_20_link" text:visited-style-name="Visited_20_Internet_20_Link"><text:span text:style-name="T11">and we could do that, both declaratively and imperatively,</text:span></text:a><text:span text:style-name="T12"> </text:span><text:a xlink:type="simple" xlink:href="https://app.pluralsight.com/course-player?clipId=948dd9a6-3c6a-440d-9fe6-b19671f28d3b&amp;startTime=27.05" office:target-frame-name="psplayer" xlink:show="replace" text:style-name="Internet_20_link" text:visited-style-name="Visited_20_Internet_20_Link"><text:span text:style-name="T11">where declaratively, we learned, means we can describe the implementation</text:span></text:a><text:span text:style-name="T12"> </text:span><text:a xlink:type="simple" xlink:href="https://app.pluralsight.com/course-player?clipId=948dd9a6-3c6a-440d-9fe6-b19671f28d3b&amp;startTime=31.78" office:target-frame-name="psplayer" xlink:show="replace" text:style-name="Internet_20_link" text:visited-style-name="Visited_20_Internet_20_Link"><text:span text:style-name="T11">that we want to have, or we can describe that deployment and how we want</text:span></text:a><text:span text:style-name="T12"> </text:span><text:a xlink:type="simple" xlink:href="https://app.pluralsight.com/course-player?clipId=948dd9a6-3c6a-440d-9fe6-b19671f28d3b&amp;startTime=34.81" office:target-frame-name="psplayer" xlink:show="replace" text:style-name="Internet_20_link" text:visited-style-name="Visited_20_Internet_20_Link"><text:span text:style-name="T11">our system to look. Imperatively means we sat down at the command line and</text:span></text:a><text:span text:style-name="T12"> </text:span><text:a xlink:type="simple" xlink:href="https://app.pluralsight.com/course-player?clipId=948dd9a6-3c6a-440d-9fe6-b19671f28d3b&amp;startTime=38.26" office:target-frame-name="psplayer" xlink:show="replace" text:style-name="Internet_20_link" text:visited-style-name="Visited_20_Internet_20_Link"><text:span text:style-name="T11">executed a sequence of commands to get the system to be in the state that</text:span></text:a><text:span text:style-name="T12"> </text:span><text:a xlink:type="simple" xlink:href="https://app.pluralsight.com/course-player?clipId=948dd9a6-3c6a-440d-9fe6-b19671f28d3b&amp;startTime=41.96" office:target-frame-name="psplayer" xlink:show="replace" text:style-name="Internet_20_link" text:visited-style-name="Visited_20_Internet_20_Link"><text:span text:style-name="T11">we want it to be in.</text:span></text:a><text:span text:style-name="T12"> </text:span><text:a xlink:type="simple" xlink:href="https://app.pluralsight.com/course-player?clipId=948dd9a6-3c6a-440d-9fe6-b19671f28d3b&amp;startTime=43.44" office:target-frame-name="psplayer" xlink:show="replace" text:style-name="Internet_20_link" text:visited-style-name="Visited_20_Internet_20_Link"><text:span text:style-name="T11">So as we continue along learning about the API server,</text:span></text:a><text:span text:style-name="T12"> </text:span><text:a xlink:type="simple" xlink:href="https://app.pluralsight.com/course-player?clipId=948dd9a6-3c6a-440d-9fe6-b19671f28d3b&amp;startTime=46.54" office:target-frame-name="psplayer" xlink:show="replace" text:style-name="Internet_20_link" text:visited-style-name="Visited_20_Internet_20_Link"><text:span text:style-name="T11">the API server is a RESTful API that runs over HTTP or HTTPS using</text:span></text:a><text:span text:style-name="T12"> </text:span><text:a xlink:type="simple" xlink:href="https://app.pluralsight.com/course-player?clipId=948dd9a6-3c6a-440d-9fe6-b19671f28d3b&amp;startTime=51.25" office:target-frame-name="psplayer" xlink:show="replace" text:style-name="Internet_20_link" text:visited-style-name="Visited_20_Internet_20_Link"><text:span text:style-name="T11">JSON. And this is going to be the sole way that we as administrators</text:span></text:a><text:span text:style-name="T12"> </text:span><text:a xlink:type="simple" xlink:href="https://app.pluralsight.com/course-player?clipId=948dd9a6-3c6a-440d-9fe6-b19671f28d3b&amp;startTime=55.96" office:target-frame-name="psplayer" xlink:show="replace" text:style-name="Internet_20_link" text:visited-style-name="Visited_20_Internet_20_Link"><text:span text:style-name="T11">interact with our cluster, but it's also the only way that Kubernetes</text:span></text:a><text:span text:style-name="T12"> </text:span><text:a xlink:type="simple" xlink:href="https://app.pluralsight.com/course-player?clipId=948dd9a6-3c6a-440d-9fe6-b19671f28d3b&amp;startTime=60.69" office:target-frame-name="psplayer" xlink:show="replace" text:style-name="Internet_20_link" text:visited-style-name="Visited_20_Internet_20_Link"><text:span text:style-name="T11">interacts with the cluster as well.</text:span></text:a><text:span text:style-name="T12"> </text:span><text:a xlink:type="simple" xlink:href="https://app.pluralsight.com/course-player?clipId=948dd9a6-3c6a-440d-9fe6-b19671f28d3b&amp;startTime=62.47" office:target-frame-name="psplayer" xlink:show="replace" text:style-name="Internet_20_link" text:visited-style-name="Visited_20_Internet_20_Link"><text:span text:style-name="T11">There are other facets of the system that will be exchanging information, and</text:span></text:a><text:span text:style-name="T12"> </text:span><text:a xlink:type="simple" xlink:href="https://app.pluralsight.com/course-player?clipId=948dd9a6-3c6a-440d-9fe6-b19671f28d3b&amp;startTime=65.63" office:target-frame-name="psplayer" xlink:show="replace" text:style-name="Internet_20_link" text:visited-style-name="Visited_20_Internet_20_Link"><text:span text:style-name="T11">all of that has to go through the API server. Now when we're communicating to</text:span></text:a><text:span text:style-name="T12"> </text:span><text:a xlink:type="simple" xlink:href="https://app.pluralsight.com/course-player?clipId=948dd9a6-3c6a-440d-9fe6-b19671f28d3b&amp;startTime=70.36" office:target-frame-name="psplayer" xlink:show="replace" text:style-name="Internet_20_link" text:visited-style-name="Visited_20_Internet_20_Link"><text:span text:style-name="T11">the API server and we're telling it to create things or to change objects into</text:span></text:a><text:span text:style-name="T12"> </text:span><text:a xlink:type="simple" xlink:href="https://app.pluralsight.com/course-player?clipId=948dd9a6-3c6a-440d-9fe6-b19671f28d3b&amp;startTime=75.14" office:target-frame-name="psplayer" xlink:show="replace" text:style-name="Internet_20_link" text:visited-style-name="Visited_20_Internet_20_Link"><text:span text:style-name="T11">different configuration states, that information is serialized and then</text:span></text:a><text:span text:style-name="T12"> </text:span><text:a xlink:type="simple" xlink:href="https://app.pluralsight.com/course-player?clipId=948dd9a6-3c6a-440d-9fe6-b19671f28d3b&amp;startTime=78.72" office:target-frame-name="psplayer" xlink:show="replace" text:style-name="Internet_20_link" text:visited-style-name="Visited_20_Internet_20_Link"><text:span text:style-name="T11">persisted into the cluster data store.</text:span></text:a><text:span text:style-name="T12"> </text:span><text:a xlink:type="simple" xlink:href="https://app.pluralsight.com/course-player?clipId=948dd9a6-3c6a-440d-9fe6-b19671f28d3b&amp;startTime=82.64" office:target-frame-name="psplayer" xlink:show="replace" text:style-name="Internet_20_link" text:visited-style-name="Visited_20_Internet_20_Link"><text:span text:style-name="T11">Now let's look at some of those core primitives, the Kubernetes API objects.</text:span></text:a><text:span text:style-name="T12"> </text:span><text:a xlink:type="simple" xlink:href="https://app.pluralsight.com/course-player?clipId=948dd9a6-3c6a-440d-9fe6-b19671f28d3b&amp;startTime=86.5" office:target-frame-name="psplayer" xlink:show="replace" text:style-name="Internet_20_link" text:visited-style-name="Visited_20_Internet_20_Link"><text:span text:style-name="T11">These are going to be the building blocks for our deployments</text:span></text:a><text:span text:style-name="T12"> </text:span><text:a xlink:type="simple" xlink:href="https://app.pluralsight.com/course-player?clipId=948dd9a6-3c6a-440d-9fe6-b19671f28d3b&amp;startTime=89.48" office:target-frame-name="psplayer" xlink:show="replace" text:style-name="Internet_20_link" text:visited-style-name="Visited_20_Internet_20_Link"><text:span text:style-name="T11">inside of Kubernetes. And first up's Pods.</text:span></text:a><text:span text:style-name="T12"> </text:span><text:a xlink:type="simple" xlink:href="https://app.pluralsight.com/course-player?clipId=948dd9a6-3c6a-440d-9fe6-b19671f28d3b&amp;startTime=92.02" office:target-frame-name="psplayer" xlink:show="replace" text:style-name="Internet_20_link" text:visited-style-name="Visited_20_Internet_20_Link"><text:span text:style-name="T11">What Pods are, are a single or a collection of</text:span></text:a><text:span text:style-name="T12"> </text:span><text:a xlink:type="simple" xlink:href="https://app.pluralsight.com/course-player?clipId=948dd9a6-3c6a-440d-9fe6-b19671f28d3b&amp;startTime=95.22" office:target-frame-name="psplayer" xlink:show="replace" text:style-name="Internet_20_link" text:visited-style-name="Visited_20_Internet_20_Link"><text:span text:style-name="T11">containers that we deploy as a single unit.</text:span></text:a><text:span text:style-name="T12"> </text:span><text:a xlink:type="simple" xlink:href="https://app.pluralsight.com/course-player?clipId=948dd9a6-3c6a-440d-9fe6-b19671f28d3b&amp;startTime=97.96" office:target-frame-name="psplayer" xlink:show="replace" text:style-name="Internet_20_link" text:visited-style-name="Visited_20_Internet_20_Link"><text:span text:style-name="T11">This essentially is our container‑based application.</text:span></text:a><text:span text:style-name="T12"> </text:span><text:a xlink:type="simple" xlink:href="https://app.pluralsight.com/course-player?clipId=948dd9a6-3c6a-440d-9fe6-b19671f28d3b&amp;startTime=100.84" office:target-frame-name="psplayer" xlink:show="replace" text:style-name="Internet_20_link" text:visited-style-name="Visited_20_Internet_20_Link"><text:span text:style-name="T11">Then we have controllers.</text:span></text:a><text:span text:style-name="T12"> </text:span><text:a xlink:type="simple" xlink:href="https://app.pluralsight.com/course-player?clipId=948dd9a6-3c6a-440d-9fe6-b19671f28d3b&amp;startTime=101.95" office:target-frame-name="psplayer" xlink:show="replace" text:style-name="Internet_20_link" text:visited-style-name="Visited_20_Internet_20_Link"><text:span text:style-name="T11">These are the things that keep our system in the desired state. So things</text:span></text:a><text:span text:style-name="T12"> </text:span><text:a xlink:type="simple" xlink:href="https://app.pluralsight.com/course-player?clipId=948dd9a6-3c6a-440d-9fe6-b19671f28d3b&amp;startTime=105.63" office:target-frame-name="psplayer" xlink:show="replace" text:style-name="Internet_20_link" text:visited-style-name="Visited_20_Internet_20_Link"><text:span text:style-name="T11">like ReplicaSets and deployments are going to become core tools in our</text:span></text:a><text:span text:style-name="T12"> </text:span><text:a xlink:type="simple" xlink:href="https://app.pluralsight.com/course-player?clipId=948dd9a6-3c6a-440d-9fe6-b19671f28d3b&amp;startTime=109.86" office:target-frame-name="psplayer" xlink:show="replace" text:style-name="Internet_20_link" text:visited-style-name="Visited_20_Internet_20_Link"><text:span text:style-name="T11">toolbox as we build deployments in Kubernetes.</text:span></text:a><text:span text:style-name="T12"> </text:span><text:a xlink:type="simple" xlink:href="https://app.pluralsight.com/course-player?clipId=948dd9a6-3c6a-440d-9fe6-b19671f28d3b&amp;startTime=112.9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48dd9a6-3c6a-440d-9fe6-b19671f28d3b&amp;startTime=113.41" office:target-frame-name="psplayer" xlink:show="replace" text:style-name="Internet_20_link" text:visited-style-name="Visited_20_Internet_20_Link"><text:span text:style-name="T11">services provide a persistent access point to the applications that we deploy</text:span></text:a><text:span text:style-name="T12"> </text:span><text:a xlink:type="simple" xlink:href="https://app.pluralsight.com/course-player?clipId=948dd9a6-3c6a-440d-9fe6-b19671f28d3b&amp;startTime=117.82" office:target-frame-name="psplayer" xlink:show="replace" text:style-name="Internet_20_link" text:visited-style-name="Visited_20_Internet_20_Link"><text:span text:style-name="T11">in Pods because, as things change under the hood and our Pods get redeployed</text:span></text:a><text:span text:style-name="T12"> </text:span><text:a xlink:type="simple" xlink:href="https://app.pluralsight.com/course-player?clipId=948dd9a6-3c6a-440d-9fe6-b19671f28d3b&amp;startTime=122.63" office:target-frame-name="psplayer" xlink:show="replace" text:style-name="Internet_20_link" text:visited-style-name="Visited_20_Internet_20_Link"><text:span text:style-name="T11">perhaps by our controllers as they come up and down,</text:span></text:a><text:span text:style-name="T12"> </text:span><text:a xlink:type="simple" xlink:href="https://app.pluralsight.com/course-player?clipId=948dd9a6-3c6a-440d-9fe6-b19671f28d3b&amp;startTime=125.24" office:target-frame-name="psplayer" xlink:show="replace" text:style-name="Internet_20_link" text:visited-style-name="Visited_20_Internet_20_Link"><text:span text:style-name="T11">those things will be constantly changing.</text:span></text:a><text:span text:style-name="T12"> </text:span><text:a xlink:type="simple" xlink:href="https://app.pluralsight.com/course-player?clipId=948dd9a6-3c6a-440d-9fe6-b19671f28d3b&amp;startTime=126.78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48dd9a6-3c6a-440d-9fe6-b19671f28d3b&amp;startTime=127.06" office:target-frame-name="psplayer" xlink:show="replace" text:style-name="Internet_20_link" text:visited-style-name="Visited_20_Internet_20_Link"><text:span text:style-name="T11">it's the service's responsibility to provide a persistent access point to</text:span></text:a><text:span text:style-name="T12"> </text:span><text:a xlink:type="simple" xlink:href="https://app.pluralsight.com/course-player?clipId=948dd9a6-3c6a-440d-9fe6-b19671f28d3b&amp;startTime=131.45" office:target-frame-name="psplayer" xlink:show="replace" text:style-name="Internet_20_link" text:visited-style-name="Visited_20_Internet_20_Link"><text:span text:style-name="T11">the applications provided by our Pods. and finally,</text:span></text:a><text:span text:style-name="T12"> </text:span><text:a xlink:type="simple" xlink:href="https://app.pluralsight.com/course-player?clipId=948dd9a6-3c6a-440d-9fe6-b19671f28d3b&amp;startTime=134.58" office:target-frame-name="psplayer" xlink:show="replace" text:style-name="Internet_20_link" text:visited-style-name="Visited_20_Internet_20_Link"><text:span text:style-name="T11">there's storage.</text:span></text:a><text:span text:style-name="T12"> </text:span><text:a xlink:type="simple" xlink:href="https://app.pluralsight.com/course-player?clipId=948dd9a6-3c6a-440d-9fe6-b19671f28d3b&amp;startTime=135.17" office:target-frame-name="psplayer" xlink:show="replace" text:style-name="Internet_20_link" text:visited-style-name="Visited_20_Internet_20_Link"><text:span text:style-name="T11">Of course, we'll need to be able to store data somewhere,</text:span></text:a><text:span text:style-name="T12"> </text:span><text:a xlink:type="simple" xlink:href="https://app.pluralsight.com/course-player?clipId=948dd9a6-3c6a-440d-9fe6-b19671f28d3b&amp;startTime=137.27" office:target-frame-name="psplayer" xlink:show="replace" text:style-name="Internet_20_link" text:visited-style-name="Visited_20_Internet_20_Link"><text:span text:style-name="T11">and Kubernetes gives us some storage objects so we can have persistent</text:span></text:a><text:span text:style-name="T12"> </text:span><text:a xlink:type="simple" xlink:href="https://app.pluralsight.com/course-player?clipId=948dd9a6-3c6a-440d-9fe6-b19671f28d3b&amp;startTime=141.77" office:target-frame-name="psplayer" xlink:show="replace" text:style-name="Internet_20_link" text:visited-style-name="Visited_20_Internet_20_Link"><text:span text:style-name="T11">storage in our applications. Now this certainly is not an exhaustive list</text:span></text:a><text:span text:style-name="T12"> </text:span><text:a xlink:type="simple" xlink:href="https://app.pluralsight.com/course-player?clipId=948dd9a6-3c6a-440d-9fe6-b19671f28d3b&amp;startTime=146.44" office:target-frame-name="psplayer" xlink:show="replace" text:style-name="Internet_20_link" text:visited-style-name="Visited_20_Internet_20_Link"><text:span text:style-name="T11">of all the API objects available in Kubernetes,</text:span></text:a><text:span text:style-name="T12"> </text:span><text:a xlink:type="simple" xlink:href="https://app.pluralsight.com/course-player?clipId=948dd9a6-3c6a-440d-9fe6-b19671f28d3b&amp;startTime=148.99" office:target-frame-name="psplayer" xlink:show="replace" text:style-name="Internet_20_link" text:visited-style-name="Visited_20_Internet_20_Link"><text:span text:style-name="T11">but these are the key players, the core things that we'll build our deployments from.</text:span></text:a></text:p>
      <text:h text:style-name="P3" text:outline-level="3"><text:soft-page-break/><text:a xlink:type="simple" xlink:href="https://app.pluralsight.com/course-player?clipId=68d4e70d-f9b7-4da5-84dd-1bfced5e2881" office:target-frame-name="psplayer" xlink:show="replace" text:style-name="Internet_20_link" text:visited-style-name="Visited_20_Internet_20_Link"><text:span text:style-name="T11">Understanding API Objects - Pods</text:span></text:a></text:h>
      <text:p text:style-name="P5"><text:a xlink:type="simple" xlink:href="https://app.pluralsight.com/course-player?clipId=68d4e70d-f9b7-4da5-84dd-1bfced5e2881&amp;startTime=1.04" office:target-frame-name="psplayer" xlink:show="replace" text:style-name="Internet_20_link" text:visited-style-name="Visited_20_Internet_20_Link"><text:span text:style-name="T11">So let's look a little closer at each of these core</text:span></text:a><text:span text:style-name="T12"> </text:span><text:a xlink:type="simple" xlink:href="https://app.pluralsight.com/course-player?clipId=68d4e70d-f9b7-4da5-84dd-1bfced5e2881&amp;startTime=3.67" office:target-frame-name="psplayer" xlink:show="replace" text:style-name="Internet_20_link" text:visited-style-name="Visited_20_Internet_20_Link"><text:span text:style-name="T11">API objects that we just introduced,</text:span></text:a><text:span text:style-name="T12"> </text:span><text:a xlink:type="simple" xlink:href="https://app.pluralsight.com/course-player?clipId=68d4e70d-f9b7-4da5-84dd-1bfced5e2881&amp;startTime=5.39" office:target-frame-name="psplayer" xlink:show="replace" text:style-name="Internet_20_link" text:visited-style-name="Visited_20_Internet_20_Link"><text:span text:style-name="T11">and we're going to start the conversation with Pods.</text:span></text:a><text:span text:style-name="T12"> </text:span><text:a xlink:type="simple" xlink:href="https://app.pluralsight.com/course-player?clipId=68d4e70d-f9b7-4da5-84dd-1bfced5e2881&amp;startTime=7.3" office:target-frame-name="psplayer" xlink:show="replace" text:style-name="Internet_20_link" text:visited-style-name="Visited_20_Internet_20_Link"><text:span text:style-name="T11">What a Pod is is a construct that represents one or more</text:span></text:a><text:span text:style-name="T12"> </text:span><text:a xlink:type="simple" xlink:href="https://app.pluralsight.com/course-player?clipId=68d4e70d-f9b7-4da5-84dd-1bfced5e2881&amp;startTime=11.45" office:target-frame-name="psplayer" xlink:show="replace" text:style-name="Internet_20_link" text:visited-style-name="Visited_20_Internet_20_Link"><text:span text:style-name="T11">containers inside of a Kubernetes cluster.</text:span></text:a><text:span text:style-name="T12"> </text:span><text:a xlink:type="simple" xlink:href="https://app.pluralsight.com/course-player?clipId=68d4e70d-f9b7-4da5-84dd-1bfced5e2881&amp;startTime=13.92" office:target-frame-name="psplayer" xlink:show="replace" text:style-name="Internet_20_link" text:visited-style-name="Visited_20_Internet_20_Link"><text:span text:style-name="T11">What it really is is those container‑based applications or</text:span></text:a><text:span text:style-name="T12"> </text:span><text:a xlink:type="simple" xlink:href="https://app.pluralsight.com/course-player?clipId=68d4e70d-f9b7-4da5-84dd-1bfced5e2881&amp;startTime=16.85" office:target-frame-name="psplayer" xlink:show="replace" text:style-name="Internet_20_link" text:visited-style-name="Visited_20_Internet_20_Link"><text:span text:style-name="T11">services that you need to deploy into your Kubernetes cluster</text:span></text:a><text:span text:style-name="T12"> </text:span><text:a xlink:type="simple" xlink:href="https://app.pluralsight.com/course-player?clipId=68d4e70d-f9b7-4da5-84dd-1bfced5e2881&amp;startTime=20.05" office:target-frame-name="psplayer" xlink:show="replace" text:style-name="Internet_20_link" text:visited-style-name="Visited_20_Internet_20_Link"><text:span text:style-name="T11">or your production environment.</text:span></text:a><text:span text:style-name="T12"> </text:span><text:a xlink:type="simple" xlink:href="https://app.pluralsight.com/course-player?clipId=68d4e70d-f9b7-4da5-84dd-1bfced5e2881&amp;startTime=21.54" office:target-frame-name="psplayer" xlink:show="replace" text:style-name="Internet_20_link" text:visited-style-name="Visited_20_Internet_20_Link"><text:span text:style-name="T11">From a Kubernetes standpoint, it's the most basic unit of work,</text:span></text:a><text:span text:style-name="T12"> </text:span><text:a xlink:type="simple" xlink:href="https://app.pluralsight.com/course-player?clipId=68d4e70d-f9b7-4da5-84dd-1bfced5e2881&amp;startTime=24.8" office:target-frame-name="psplayer" xlink:show="replace" text:style-name="Internet_20_link" text:visited-style-name="Visited_20_Internet_20_Link"><text:span text:style-name="T11">in fact, it's the unit of scheduling.</text:span></text:a><text:span text:style-name="T12"> </text:span><text:a xlink:type="simple" xlink:href="https://app.pluralsight.com/course-player?clipId=68d4e70d-f9b7-4da5-84dd-1bfced5e2881&amp;startTime=26.75" office:target-frame-name="psplayer" xlink:show="replace" text:style-name="Internet_20_link" text:visited-style-name="Visited_20_Internet_20_Link"><text:span text:style-name="T11">When we define a Pod,</text:span></text:a><text:span text:style-name="T12"> </text:span><text:a xlink:type="simple" xlink:href="https://app.pluralsight.com/course-player?clipId=68d4e70d-f9b7-4da5-84dd-1bfced5e2881&amp;startTime=28.31" office:target-frame-name="psplayer" xlink:show="replace" text:style-name="Internet_20_link" text:visited-style-name="Visited_20_Internet_20_Link"><text:span text:style-name="T11">we also can define some of the resources that it requires inside</text:span></text:a><text:span text:style-name="T12"> </text:span><text:a xlink:type="simple" xlink:href="https://app.pluralsight.com/course-player?clipId=68d4e70d-f9b7-4da5-84dd-1bfced5e2881&amp;startTime=31.94" office:target-frame-name="psplayer" xlink:show="replace" text:style-name="Internet_20_link" text:visited-style-name="Visited_20_Internet_20_Link"><text:span text:style-name="T11">of the manifest that describes our deployment.</text:span></text:a><text:span text:style-name="T12"> </text:span><text:a xlink:type="simple" xlink:href="https://app.pluralsight.com/course-player?clipId=68d4e70d-f9b7-4da5-84dd-1bfced5e2881&amp;startTime=35.04" office:target-frame-name="psplayer" xlink:show="replace" text:style-name="Internet_20_link" text:visited-style-name="Visited_20_Internet_20_Link"><text:span text:style-name="T11">It's up to Kubernetes to ensure that those resources are available,</text:span></text:a><text:span text:style-name="T12"> </text:span><text:a xlink:type="simple" xlink:href="https://app.pluralsight.com/course-player?clipId=68d4e70d-f9b7-4da5-84dd-1bfced5e2881&amp;startTime=37.99" office:target-frame-name="psplayer" xlink:show="replace" text:style-name="Internet_20_link" text:visited-style-name="Visited_20_Internet_20_Link"><text:span text:style-name="T11">and schedules that Pods onto those resources in our cluster,</text:span></text:a><text:span text:style-name="T12"> </text:span><text:a xlink:type="simple" xlink:href="https://app.pluralsight.com/course-player?clipId=68d4e70d-f9b7-4da5-84dd-1bfced5e2881&amp;startTime=40.98" office:target-frame-name="psplayer" xlink:show="replace" text:style-name="Internet_20_link" text:visited-style-name="Visited_20_Internet_20_Link"><text:span text:style-name="T11">and brings our application up and running.</text:span></text:a><text:span text:style-name="T12"> </text:span><text:a xlink:type="simple" xlink:href="https://app.pluralsight.com/course-player?clipId=68d4e70d-f9b7-4da5-84dd-1bfced5e2881&amp;startTime=43.74" office:target-frame-name="psplayer" xlink:show="replace" text:style-name="Internet_20_link" text:visited-style-name="Visited_20_Internet_20_Link"><text:span text:style-name="T11">Another key attribute of Pods is that they're ephemeral.</text:span></text:a><text:span text:style-name="T12"> </text:span><text:a xlink:type="simple" xlink:href="https://app.pluralsight.com/course-player?clipId=68d4e70d-f9b7-4da5-84dd-1bfced5e2881&amp;startTime=46.16" office:target-frame-name="psplayer" xlink:show="replace" text:style-name="Internet_20_link" text:visited-style-name="Visited_20_Internet_20_Link"><text:span text:style-name="T11">What this means is that no Pod is ever redeployed.</text:span></text:a><text:span text:style-name="T12"> </text:span><text:a xlink:type="simple" xlink:href="https://app.pluralsight.com/course-player?clipId=68d4e70d-f9b7-4da5-84dd-1bfced5e2881&amp;startTime=49.4" office:target-frame-name="psplayer" xlink:show="replace" text:style-name="Internet_20_link" text:visited-style-name="Visited_20_Internet_20_Link"><text:span text:style-name="T11">If I deploy an application as a Pod based off of a container today,</text:span></text:a><text:span text:style-name="T12"> </text:span><text:a xlink:type="simple" xlink:href="https://app.pluralsight.com/course-player?clipId=68d4e70d-f9b7-4da5-84dd-1bfced5e2881&amp;startTime=53.1" office:target-frame-name="psplayer" xlink:show="replace" text:style-name="Internet_20_link" text:visited-style-name="Visited_20_Internet_20_Link"><text:span text:style-name="T11">and that Pod dies,</text:span></text:a><text:span text:style-name="T12"> </text:span><text:a xlink:type="simple" xlink:href="https://app.pluralsight.com/course-player?clipId=68d4e70d-f9b7-4da5-84dd-1bfced5e2881&amp;startTime=54.28" office:target-frame-name="psplayer" xlink:show="replace" text:style-name="Internet_20_link" text:visited-style-name="Visited_20_Internet_20_Link"><text:span text:style-name="T11">if I go ahead and redeploy that Pod again based off</text:span></text:a><text:span text:style-name="T12"> </text:span><text:a xlink:type="simple" xlink:href="https://app.pluralsight.com/course-player?clipId=68d4e70d-f9b7-4da5-84dd-1bfced5e2881&amp;startTime=57.13" office:target-frame-name="psplayer" xlink:show="replace" text:style-name="Internet_20_link" text:visited-style-name="Visited_20_Internet_20_Link"><text:span text:style-name="T11">of that same container image,</text:span></text:a><text:span text:style-name="T12"> </text:span><text:a xlink:type="simple" xlink:href="https://app.pluralsight.com/course-player?clipId=68d4e70d-f9b7-4da5-84dd-1bfced5e2881&amp;startTime=58.58" office:target-frame-name="psplayer" xlink:show="replace" text:style-name="Internet_20_link" text:visited-style-name="Visited_20_Internet_20_Link"><text:span text:style-name="T11">no state is maintained between those two deployments.</text:span></text:a><text:span text:style-name="T12"> </text:span><text:a xlink:type="simple" xlink:href="https://app.pluralsight.com/course-player?clipId=68d4e70d-f9b7-4da5-84dd-1bfced5e2881&amp;startTime=61.4" office:target-frame-name="psplayer" xlink:show="replace" text:style-name="Internet_20_link" text:visited-style-name="Visited_20_Internet_20_Link"><text:span text:style-name="T11">Once that Pod goes away, it never ever comes back.</text:span></text:a><text:span text:style-name="T12"> </text:span><text:a xlink:type="simple" xlink:href="https://app.pluralsight.com/course-player?clipId=68d4e70d-f9b7-4da5-84dd-1bfced5e2881&amp;startTime=63.92" office:target-frame-name="psplayer" xlink:show="replace" text:style-name="Internet_20_link" text:visited-style-name="Visited_20_Internet_20_Link"><text:span text:style-name="T11">That new Pod is going to be deployed and provide those services of that</text:span></text:a><text:span text:style-name="T12"> </text:span><text:a xlink:type="simple" xlink:href="https://app.pluralsight.com/course-player?clipId=68d4e70d-f9b7-4da5-84dd-1bfced5e2881&amp;startTime=67.68" office:target-frame-name="psplayer" xlink:show="replace" text:style-name="Internet_20_link" text:visited-style-name="Visited_20_Internet_20_Link"><text:span text:style-name="T11">container‑based application in that Pod deployment.</text:span></text:a><text:span text:style-name="T12"> </text:span><text:a xlink:type="simple" xlink:href="https://app.pluralsight.com/course-player?clipId=68d4e70d-f9b7-4da5-84dd-1bfced5e2881&amp;startTime=70.32" office:target-frame-name="psplayer" xlink:show="replace" text:style-name="Internet_20_link" text:visited-style-name="Visited_20_Internet_20_Link"><text:span text:style-name="T11">Another key attribute of Pods is the atomicity of a Pod,</text:span></text:a><text:span text:style-name="T12"> </text:span><text:a xlink:type="simple" xlink:href="https://app.pluralsight.com/course-player?clipId=68d4e70d-f9b7-4da5-84dd-1bfced5e2881&amp;startTime=72.84" office:target-frame-name="psplayer" xlink:show="replace" text:style-name="Internet_20_link" text:visited-style-name="Visited_20_Internet_20_Link"><text:span text:style-name="T11">they're either there or they're not.</text:span></text:a><text:span text:style-name="T12"> </text:span><text:a xlink:type="simple" xlink:href="https://app.pluralsight.com/course-player?clipId=68d4e70d-f9b7-4da5-84dd-1bfced5e2881&amp;startTime=73.37" office:target-frame-name="psplayer" xlink:show="replace" text:style-name="Internet_20_link" text:visited-style-name="Visited_20_Internet_20_Link"><text:span text:style-name="T11">Now, in a single‑container Pod, this kind of makes sense,</text:span></text:a><text:span text:style-name="T12"> </text:span><text:a xlink:type="simple" xlink:href="https://app.pluralsight.com/course-player?clipId=68d4e70d-f9b7-4da5-84dd-1bfced5e2881&amp;startTime=77.6" office:target-frame-name="psplayer" xlink:show="replace" text:style-name="Internet_20_link" text:visited-style-name="Visited_20_Internet_20_Link"><text:span text:style-name="T11">like a Pod's up and running, if the container dies,</text:span></text:a><text:span text:style-name="T12"> </text:span><text:a xlink:type="simple" xlink:href="https://app.pluralsight.com/course-player?clipId=68d4e70d-f9b7-4da5-84dd-1bfced5e2881&amp;startTime=79.66" office:target-frame-name="psplayer" xlink:show="replace" text:style-name="Internet_20_link" text:visited-style-name="Visited_20_Internet_20_Link"><text:span text:style-name="T11">well, yeah, that Pod's no longer available.</text:span></text:a><text:span text:style-name="T12"> </text:span><text:a xlink:type="simple" xlink:href="https://app.pluralsight.com/course-player?clipId=68d4e70d-f9b7-4da5-84dd-1bfced5e2881&amp;startTime=81.61" office:target-frame-name="psplayer" xlink:show="replace" text:style-name="Internet_20_link" text:visited-style-name="Visited_20_Internet_20_Link"><text:span text:style-name="T11">In a multi‑container Pod,</text:span></text:a><text:span text:style-name="T12"> </text:span><text:a xlink:type="simple" xlink:href="https://app.pluralsight.com/course-player?clipId=68d4e70d-f9b7-4da5-84dd-1bfced5e2881&amp;startTime=83.77" office:target-frame-name="psplayer" xlink:show="replace" text:style-name="Internet_20_link" text:visited-style-name="Visited_20_Internet_20_Link"><text:span text:style-name="T11">if I have more than one container deployed inside of a Pod,</text:span></text:a><text:span text:style-name="T12"> </text:span><text:a xlink:type="simple" xlink:href="https://app.pluralsight.com/course-player?clipId=68d4e70d-f9b7-4da5-84dd-1bfced5e2881&amp;startTime=86.94" office:target-frame-name="psplayer" xlink:show="replace" text:style-name="Internet_20_link" text:visited-style-name="Visited_20_Internet_20_Link"><text:span text:style-name="T11">if one of those containers dies, the entire Pod becomes unavailable,</text:span></text:a><text:span text:style-name="T12"> </text:span><text:a xlink:type="simple" xlink:href="https://app.pluralsight.com/course-player?clipId=68d4e70d-f9b7-4da5-84dd-1bfced5e2881&amp;startTime=90.57" office:target-frame-name="psplayer" xlink:show="replace" text:style-name="Internet_20_link" text:visited-style-name="Visited_20_Internet_20_Link"><text:span text:style-name="T11">and that Pod is no longer providing the services that it should.</text:span></text:a><text:span text:style-name="T12"> </text:span><text:a xlink:type="simple" xlink:href="https://app.pluralsight.com/course-player?clipId=68d4e70d-f9b7-4da5-84dd-1bfced5e2881&amp;startTime=94.72" office:target-frame-name="psplayer" xlink:show="replace" text:style-name="Internet_20_link" text:visited-style-name="Visited_20_Internet_20_Link"><text:span text:style-name="T11">Continuing the conversation about Pods,</text:span></text:a><text:span text:style-name="T12"> </text:span><text:a xlink:type="simple" xlink:href="https://app.pluralsight.com/course-player?clipId=68d4e70d-f9b7-4da5-84dd-1bfced5e2881&amp;startTime=96.67" office:target-frame-name="psplayer" xlink:show="replace" text:style-name="Internet_20_link" text:visited-style-name="Visited_20_Internet_20_Link"><text:span text:style-name="T11">what I want to introduce now is that it's Kubernetes' job to keep</text:span></text:a><text:span text:style-name="T12"> </text:span><text:a xlink:type="simple" xlink:href="https://app.pluralsight.com/course-player?clipId=68d4e70d-f9b7-4da5-84dd-1bfced5e2881&amp;startTime=100.09" office:target-frame-name="psplayer" xlink:show="replace" text:style-name="Internet_20_link" text:visited-style-name="Visited_20_Internet_20_Link"><text:span text:style-name="T11">your Pods up and running using controllers,</text:span></text:a><text:span text:style-name="T12"> </text:span><text:a xlink:type="simple" xlink:href="https://app.pluralsight.com/course-player?clipId=68d4e70d-f9b7-4da5-84dd-1bfced5e2881&amp;startTime=102.41" office:target-frame-name="psplayer" xlink:show="replace" text:style-name="Internet_20_link" text:visited-style-name="Visited_20_Internet_20_Link"><text:span text:style-name="T11">but more specifically,</text:span></text:a><text:span text:style-name="T12"> </text:span><text:a xlink:type="simple" xlink:href="https://app.pluralsight.com/course-player?clipId=68d4e70d-f9b7-4da5-84dd-1bfced5e2881&amp;startTime=103.8" office:target-frame-name="psplayer" xlink:show="replace" text:style-name="Internet_20_link" text:visited-style-name="Visited_20_Internet_20_Link"><text:span text:style-name="T11">it's about keeping your application or your deployments in the desired state.</text:span></text:a><text:span text:style-name="T12"> </text:span><text:a xlink:type="simple" xlink:href="https://app.pluralsight.com/course-player?clipId=68d4e70d-f9b7-4da5-84dd-1bfced5e2881&amp;startTime=107.81" office:target-frame-name="psplayer" xlink:show="replace" text:style-name="Internet_20_link" text:visited-style-name="Visited_20_Internet_20_Link"><text:span text:style-name="T11">And so to do that, to make sure that things are in the desired state,</text:span></text:a><text:span text:style-name="T12"> </text:span><text:a xlink:type="simple" xlink:href="https://app.pluralsight.com/course-player?clipId=68d4e70d-f9b7-4da5-84dd-1bfced5e2881&amp;startTime=111.08" office:target-frame-name="psplayer" xlink:show="replace" text:style-name="Internet_20_link" text:visited-style-name="Visited_20_Internet_20_Link"><text:span text:style-name="T11">Kubernetes tracks the state of a Pod.</text:span></text:a><text:span text:style-name="T12"> </text:span><text:a xlink:type="simple" xlink:href="https://app.pluralsight.com/course-player?clipId=68d4e70d-f9b7-4da5-84dd-1bfced5e2881&amp;startTime=113.29" office:target-frame-name="psplayer" xlink:show="replace" text:style-name="Internet_20_link" text:visited-style-name="Visited_20_Internet_20_Link"><text:span text:style-name="T11">Is our Pod and the containers inside of that Pod up and running?</text:span></text:a><text:span text:style-name="T12"> </text:span><text:a xlink:type="simple" xlink:href="https://app.pluralsight.com/course-player?clipId=68d4e70d-f9b7-4da5-84dd-1bfced5e2881&amp;startTime=117.13" office:target-frame-name="psplayer" xlink:show="replace" text:style-name="Internet_20_link" text:visited-style-name="Visited_20_Internet_20_Link"><text:span text:style-name="T11">Now of course our Pod could be up and running,</text:span></text:a><text:span text:style-name="T12"> </text:span><text:a xlink:type="simple" xlink:href="https://app.pluralsight.com/course-player?clipId=68d4e70d-f9b7-4da5-84dd-1bfced5e2881&amp;startTime=119.55" office:target-frame-name="psplayer" xlink:show="replace" text:style-name="Internet_20_link" text:visited-style-name="Visited_20_Internet_20_Link"><text:span text:style-name="T11">but the applications inside of that Pod could be throwing errors,</text:span></text:a><text:span text:style-name="T12"> </text:span><text:a xlink:type="simple" xlink:href="https://app.pluralsight.com/course-player?clipId=68d4e70d-f9b7-4da5-84dd-1bfced5e2881&amp;startTime=122.55" office:target-frame-name="psplayer" xlink:show="replace" text:style-name="Internet_20_link" text:visited-style-name="Visited_20_Internet_20_Link"><text:span text:style-name="T11">so Kubernetes also tracks the health of a Pod.</text:span></text:a><text:span text:style-name="T12"> </text:span><text:a xlink:type="simple" xlink:href="https://app.pluralsight.com/course-player?clipId=68d4e70d-f9b7-4da5-84dd-1bfced5e2881&amp;startTime=125.44" office:target-frame-name="psplayer" xlink:show="replace" text:style-name="Internet_20_link" text:visited-style-name="Visited_20_Internet_20_Link"><text:span text:style-name="T11">Is the application inside the Pod up and running?</text:span></text:a><text:span text:style-name="T12"> </text:span><text:a xlink:type="simple" xlink:href="https://app.pluralsight.com/course-player?clipId=68d4e70d-f9b7-4da5-84dd-1bfced5e2881&amp;startTime=128.39" office:target-frame-name="psplayer" xlink:show="replace" text:style-name="Internet_20_link" text:visited-style-name="Visited_20_Internet_20_Link"><text:span text:style-name="T11">And so Kubernetes can check the health of an application</text:span></text:a><text:span text:style-name="T12"> </text:span><text:a xlink:type="simple" xlink:href="https://app.pluralsight.com/course-player?clipId=68d4e70d-f9b7-4da5-84dd-1bfced5e2881&amp;startTime=130.97" office:target-frame-name="psplayer" xlink:show="replace" text:style-name="Internet_20_link" text:visited-style-name="Visited_20_Internet_20_Link"><text:span text:style-name="T11">running inside of a Pod with probes.</text:span></text:a><text:span text:style-name="T12"> </text:span><text:a xlink:type="simple" xlink:href="https://app.pluralsight.com/course-player?clipId=68d4e70d-f9b7-4da5-84dd-1bfced5e2881&amp;startTime=133.1" office:target-frame-name="psplayer" xlink:show="replace" text:style-name="Internet_20_link" text:visited-style-name="Visited_20_Internet_20_Link"><text:span text:style-name="T11">In our deployment code,</text:span></text:a><text:span text:style-name="T12"> </text:span><text:a xlink:type="simple" xlink:href="https://app.pluralsight.com/course-player?clipId=68d4e70d-f9b7-4da5-84dd-1bfced5e2881&amp;startTime=134.37" office:target-frame-name="psplayer" xlink:show="replace" text:style-name="Internet_20_link" text:visited-style-name="Visited_20_Internet_20_Link"><text:span text:style-name="T11">we can define a probe to check the health of our applications.</text:span></text:a><text:span text:style-name="T12"> </text:span><text:a xlink:type="simple" xlink:href="https://app.pluralsight.com/course-player?clipId=68d4e70d-f9b7-4da5-84dd-1bfced5e2881&amp;startTime=137.69" office:target-frame-name="psplayer" xlink:show="replace" text:style-name="Internet_20_link" text:visited-style-name="Visited_20_Internet_20_Link"><text:span text:style-name="T11">And so, for example, if we've deployed a web application,</text:span></text:a><text:span text:style-name="T12"> </text:span><text:a xlink:type="simple" xlink:href="https://app.pluralsight.com/course-player?clipId=68d4e70d-f9b7-4da5-84dd-1bfced5e2881&amp;startTime=140.75" office:target-frame-name="psplayer" xlink:show="replace" text:style-name="Internet_20_link" text:visited-style-name="Visited_20_Internet_20_Link"><text:span text:style-name="T11">we could write a probe that checks the URL and tests to see if the</text:span></text:a><text:span text:style-name="T12"> </text:span><text:a xlink:type="simple" xlink:href="https://app.pluralsight.com/course-player?clipId=68d4e70d-f9b7-4da5-84dd-1bfced5e2881&amp;startTime=144.14" office:target-frame-name="psplayer" xlink:show="replace" text:style-name="Internet_20_link" text:visited-style-name="Visited_20_Internet_20_Link"><text:span text:style-name="T11">application is responding in an appropriate way.</text:span></text:a><text:span text:style-name="T12"> </text:span><text:a xlink:type="simple" xlink:href="https://app.pluralsight.com/course-player?clipId=68d4e70d-f9b7-4da5-84dd-1bfced5e2881&amp;startTime=147.24" office:target-frame-name="psplayer" xlink:show="replace" text:style-name="Internet_20_link" text:visited-style-name="Visited_20_Internet_20_Link"><text:span text:style-name="T11">And so if that probe fails,</text:span></text:a><text:span text:style-name="T12"> </text:span><text:a xlink:type="simple" xlink:href="https://app.pluralsight.com/course-player?clipId=68d4e70d-f9b7-4da5-84dd-1bfced5e2881&amp;startTime=148.79" office:target-frame-name="psplayer" xlink:show="replace" text:style-name="Internet_20_link" text:visited-style-name="Visited_20_Internet_20_Link"><text:span text:style-name="T11">then Kubernetes could understand that and make the</text:span></text:a><text:span text:style-name="T12"> </text:span><text:a xlink:type="simple" xlink:href="https://app.pluralsight.com/course-player?clipId=68d4e70d-f9b7-4da5-84dd-1bfced5e2881&amp;startTime=151.5" office:target-frame-name="psplayer" xlink:show="replace" text:style-name="Internet_20_link" text:visited-style-name="Visited_20_Internet_20_Link"><text:span text:style-name="T11">appropriate adjustments to that individual Pod that might</text:span></text:a><text:span text:style-name="T12"> </text:span><text:a xlink:type="simple" xlink:href="https://app.pluralsight.com/course-player?clipId=68d4e70d-f9b7-4da5-84dd-1bfced5e2881&amp;startTime=154.72" office:target-frame-name="psplayer" xlink:show="replace" text:style-name="Internet_20_link" text:visited-style-name="Visited_20_Internet_20_Link"><text:span text:style-name="T11">not be responding in a healthy way,</text:span></text:a><text:span text:style-name="T12"> </text:span><text:a xlink:type="simple" xlink:href="https://app.pluralsight.com/course-player?clipId=68d4e70d-f9b7-4da5-84dd-1bfced5e2881&amp;startTime=156.37" office:target-frame-name="psplayer" xlink:show="replace" text:style-name="Internet_20_link" text:visited-style-name="Visited_20_Internet_20_Link"><text:span text:style-name="T11">and this could be deleting the Pod and replacing it with a new one.</text:span></text:a><text:span text:style-name="T12"> </text:span><text:a xlink:type="simple" xlink:href="https://app.pluralsight.com/course-player?clipId=68d4e70d-f9b7-4da5-84dd-1bfced5e2881&amp;startTime=160" office:target-frame-name="psplayer" xlink:show="replace" text:style-name="Internet_20_link" text:visited-style-name="Visited_20_Internet_20_Link"><text:span text:style-name="T11">We're going to look much more closely at Pod internals</text:span></text:a><text:span text:style-name="T12"> </text:span><text:a xlink:type="simple" xlink:href="https://app.pluralsight.com/course-player?clipId=68d4e70d-f9b7-4da5-84dd-1bfced5e2881&amp;startTime=162.61" office:target-frame-name="psplayer" xlink:show="replace" text:style-name="Internet_20_link" text:visited-style-name="Visited_20_Internet_20_Link"><text:span text:style-name="T11">and probes in an upcoming course, but for now,</text:span></text:a><text:span text:style-name="T12"> </text:span><text:a xlink:type="simple" xlink:href="https://app.pluralsight.com/course-player?clipId=68d4e70d-f9b7-4da5-84dd-1bfced5e2881&amp;startTime=164.98" office:target-frame-name="psplayer" xlink:show="replace" text:style-name="Internet_20_link" text:visited-style-name="Visited_20_Internet_20_Link"><text:span text:style-name="T11">what I want you to understand is what they are and the role that</text:span></text:a><text:span text:style-name="T12"> </text:span><text:a xlink:type="simple" xlink:href="https://app.pluralsight.com/course-player?clipId=68d4e70d-f9b7-4da5-84dd-1bfced5e2881&amp;startTime=167.53" office:target-frame-name="psplayer" xlink:show="replace" text:style-name="Internet_20_link" text:visited-style-name="Visited_20_Internet_20_Link"><text:span text:style-name="T11">they play inside of deploying applications in Kubernetes. We're going to look at them very closely later on.</text:span></text:a></text:p>
      <text:h text:style-name="P3" text:outline-level="3"><text:a xlink:type="simple" xlink:href="https://app.pluralsight.com/course-player?clipId=3134d6bb-5bc5-44a0-a0ec-fb4db02960bc" office:target-frame-name="psplayer" xlink:show="replace" text:style-name="Internet_20_link" text:visited-style-name="Visited_20_Internet_20_Link"><text:span text:style-name="T11">Understanding API Objects - Controllers</text:span></text:a></text:h>
      <text:p text:style-name="P5"><text:a xlink:type="simple" xlink:href="https://app.pluralsight.com/course-player?clipId=3134d6bb-5bc5-44a0-a0ec-fb4db02960bc&amp;startTime=0.94" office:target-frame-name="psplayer" xlink:show="replace" text:style-name="Internet_20_link" text:visited-style-name="Visited_20_Internet_20_Link"><text:span text:style-name="T11">So now that we know what Pods are and that they can come</text:span></text:a><text:span text:style-name="T12"> </text:span><text:a xlink:type="simple" xlink:href="https://app.pluralsight.com/course-player?clipId=3134d6bb-5bc5-44a0-a0ec-fb4db02960bc&amp;startTime=3.54" office:target-frame-name="psplayer" xlink:show="replace" text:style-name="Internet_20_link" text:visited-style-name="Visited_20_Internet_20_Link"><text:span text:style-name="T11">and go based on status and health, how does Kubernetes manage my Pod state?</text:span></text:a><text:span text:style-name="T12"> </text:span><text:a xlink:type="simple" xlink:href="https://app.pluralsight.com/course-player?clipId=3134d6bb-5bc5-44a0-a0ec-fb4db02960bc&amp;startTime=8.36" office:target-frame-name="psplayer" xlink:show="replace" text:style-name="Internet_20_link" text:visited-style-name="Visited_20_Internet_20_Link"><text:span text:style-name="T11">What's the thing that makes sure that our Pod is up, running, and healthy?</text:span></text:a><text:span text:style-name="T12"> </text:span><text:a xlink:type="simple" xlink:href="https://app.pluralsight.com/course-player?clipId=3134d6bb-5bc5-44a0-a0ec-fb4db02960bc&amp;startTime=12.77" office:target-frame-name="psplayer" xlink:show="replace" text:style-name="Internet_20_link" text:visited-style-name="Visited_20_Internet_20_Link"><text:span text:style-name="T11">Well, that's where controllers come in.</text:span></text:a><text:span text:style-name="T12"> </text:span><text:a xlink:type="simple" xlink:href="https://app.pluralsight.com/course-player?clipId=3134d6bb-5bc5-44a0-a0ec-fb4db02960bc&amp;startTime=14.83" office:target-frame-name="psplayer" xlink:show="replace" text:style-name="Internet_20_link" text:visited-style-name="Visited_20_Internet_20_Link"><text:span text:style-name="T11">A controller defines the desired state for your cluster</text:span></text:a><text:span text:style-name="T12"> </text:span><text:a xlink:type="simple" xlink:href="https://app.pluralsight.com/course-player?clipId=3134d6bb-5bc5-44a0-a0ec-fb4db02960bc&amp;startTime=18.24" office:target-frame-name="psplayer" xlink:show="replace" text:style-name="Internet_20_link" text:visited-style-name="Visited_20_Internet_20_Link"><text:span text:style-name="T11">and the applications deployed in it.</text:span></text:a><text:span text:style-name="T12"> </text:span><text:a xlink:type="simple" xlink:href="https://app.pluralsight.com/course-player?clipId=3134d6bb-5bc5-44a0-a0ec-fb4db02960bc&amp;startTime=20.44" office:target-frame-name="psplayer" xlink:show="replace" text:style-name="Internet_20_link" text:visited-style-name="Visited_20_Internet_20_Link"><text:span text:style-name="T11">It's the job of a controller to ensure that things stay in the desired state.</text:span></text:a><text:span text:style-name="T12"> </text:span><text:a xlink:type="simple" xlink:href="https://app.pluralsight.com/course-player?clipId=3134d6bb-5bc5-44a0-a0ec-fb4db02960bc&amp;startTime=24.72" office:target-frame-name="psplayer" xlink:show="replace" text:style-name="Internet_20_link" text:visited-style-name="Visited_20_Internet_20_Link"><text:span text:style-name="T11">Controllers are exposed to you as </text:span></text:a><text:soft-page-break/><text:a xlink:type="simple" xlink:href="https://app.pluralsight.com/course-player?clipId=3134d6bb-5bc5-44a0-a0ec-fb4db02960bc&amp;startTime=24.72" office:target-frame-name="psplayer" xlink:show="replace" text:style-name="Internet_20_link" text:visited-style-name="Visited_20_Internet_20_Link"><text:span text:style-name="T11">workload resource API objects</text:span></text:a><text:span text:style-name="T12"> </text:span><text:a xlink:type="simple" xlink:href="https://app.pluralsight.com/course-player?clipId=3134d6bb-5bc5-44a0-a0ec-fb4db02960bc&amp;startTime=28.92" office:target-frame-name="psplayer" xlink:show="replace" text:style-name="Internet_20_link" text:visited-style-name="Visited_20_Internet_20_Link"><text:span text:style-name="T11">and are most commonly used to create and manage Pod‑based</text:span></text:a><text:span text:style-name="T12"> </text:span><text:a xlink:type="simple" xlink:href="https://app.pluralsight.com/course-player?clipId=3134d6bb-5bc5-44a0-a0ec-fb4db02960bc&amp;startTime=31.96" office:target-frame-name="psplayer" xlink:show="replace" text:style-name="Internet_20_link" text:visited-style-name="Visited_20_Internet_20_Link"><text:span text:style-name="T11">applications deployed in Kubernetes.</text:span></text:a><text:span text:style-name="T12"> </text:span><text:a xlink:type="simple" xlink:href="https://app.pluralsight.com/course-player?clipId=3134d6bb-5bc5-44a0-a0ec-fb4db02960bc&amp;startTime=34.64" office:target-frame-name="psplayer" xlink:show="replace" text:style-name="Internet_20_link" text:visited-style-name="Visited_20_Internet_20_Link"><text:span text:style-name="T11">These API objects will create and configure the controllers</text:span></text:a><text:span text:style-name="T12"> </text:span><text:a xlink:type="simple" xlink:href="https://app.pluralsight.com/course-player?clipId=3134d6bb-5bc5-44a0-a0ec-fb4db02960bc&amp;startTime=38.44" office:target-frame-name="psplayer" xlink:show="replace" text:style-name="Internet_20_link" text:visited-style-name="Visited_20_Internet_20_Link"><text:span text:style-name="T11">needed to create and manage your Pods for you.</text:span></text:a><text:span text:style-name="T12"> </text:span><text:a xlink:type="simple" xlink:href="https://app.pluralsight.com/course-player?clipId=3134d6bb-5bc5-44a0-a0ec-fb4db02960bc&amp;startTime=40.7" office:target-frame-name="psplayer" xlink:show="replace" text:style-name="Internet_20_link" text:visited-style-name="Visited_20_Internet_20_Link"><text:span text:style-name="T11">And they ensure your applications stay in the desired state.</text:span></text:a><text:span text:style-name="T12"> </text:span><text:a xlink:type="simple" xlink:href="https://app.pluralsight.com/course-player?clipId=3134d6bb-5bc5-44a0-a0ec-fb4db02960bc&amp;startTime=44.6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3134d6bb-5bc5-44a0-a0ec-fb4db02960bc&amp;startTime=45.02" office:target-frame-name="psplayer" xlink:show="replace" text:style-name="Internet_20_link" text:visited-style-name="Visited_20_Internet_20_Link"><text:span text:style-name="T11">for controllers to define and manage the desired state</text:span></text:a><text:span text:style-name="T12"> </text:span><text:a xlink:type="simple" xlink:href="https://app.pluralsight.com/course-player?clipId=3134d6bb-5bc5-44a0-a0ec-fb4db02960bc&amp;startTime=48.03" office:target-frame-name="psplayer" xlink:show="replace" text:style-name="Internet_20_link" text:visited-style-name="Visited_20_Internet_20_Link"><text:span text:style-name="T11">of applications deployed as Pods,</text:span></text:a><text:span text:style-name="T12"> </text:span><text:a xlink:type="simple" xlink:href="https://app.pluralsight.com/course-player?clipId=3134d6bb-5bc5-44a0-a0ec-fb4db02960bc&amp;startTime=49.97" office:target-frame-name="psplayer" xlink:show="replace" text:style-name="Internet_20_link" text:visited-style-name="Visited_20_Internet_20_Link"><text:span text:style-name="T11">controllers monitor and respond to the state and health of Pods deployed,</text:span></text:a><text:span text:style-name="T12"> </text:span><text:a xlink:type="simple" xlink:href="https://app.pluralsight.com/course-player?clipId=3134d6bb-5bc5-44a0-a0ec-fb4db02960bc&amp;startTime=55.38" office:target-frame-name="psplayer" xlink:show="replace" text:style-name="Internet_20_link" text:visited-style-name="Visited_20_Internet_20_Link"><text:span text:style-name="T11">ensuring the desired number of Pods are up,</text:span></text:a><text:span text:style-name="T12"> </text:span><text:a xlink:type="simple" xlink:href="https://app.pluralsight.com/course-player?clipId=3134d6bb-5bc5-44a0-a0ec-fb4db02960bc&amp;startTime=58.09" office:target-frame-name="psplayer" xlink:show="replace" text:style-name="Internet_20_link" text:visited-style-name="Visited_20_Internet_20_Link"><text:span text:style-name="T11">running, and healthy in a cluster.</text:span></text:a><text:span text:style-name="T12"> </text:span><text:a xlink:type="simple" xlink:href="https://app.pluralsight.com/course-player?clipId=3134d6bb-5bc5-44a0-a0ec-fb4db02960bc&amp;startTime=60.16" office:target-frame-name="psplayer" xlink:show="replace" text:style-name="Internet_20_link" text:visited-style-name="Visited_20_Internet_20_Link"><text:span text:style-name="T11">And if the state or the health changes, the controller will respond accordingly,</text:span></text:a><text:span text:style-name="T12"> </text:span><text:a xlink:type="simple" xlink:href="https://app.pluralsight.com/course-player?clipId=3134d6bb-5bc5-44a0-a0ec-fb4db02960bc&amp;startTime=64.14" office:target-frame-name="psplayer" xlink:show="replace" text:style-name="Internet_20_link" text:visited-style-name="Visited_20_Internet_20_Link"><text:span text:style-name="T11">trying to make sure that the system stays in the desired state.</text:span></text:a><text:span text:style-name="T12"> </text:span><text:a xlink:type="simple" xlink:href="https://app.pluralsight.com/course-player?clipId=3134d6bb-5bc5-44a0-a0ec-fb4db02960bc&amp;startTime=67.4" office:target-frame-name="psplayer" xlink:show="replace" text:style-name="Internet_20_link" text:visited-style-name="Visited_20_Internet_20_Link"><text:span text:style-name="T11">The first controller that we're going to look at today is the ReplicaSet.</text:span></text:a><text:span text:style-name="T12"> </text:span><text:a xlink:type="simple" xlink:href="https://app.pluralsight.com/course-player?clipId=3134d6bb-5bc5-44a0-a0ec-fb4db02960bc&amp;startTime=71.04" office:target-frame-name="psplayer" xlink:show="replace" text:style-name="Internet_20_link" text:visited-style-name="Visited_20_Internet_20_Link"><text:span text:style-name="T11">You've heard me describe this scenario a couple of times so far</text:span></text:a><text:span text:style-name="T12"> </text:span><text:a xlink:type="simple" xlink:href="https://app.pluralsight.com/course-player?clipId=3134d6bb-5bc5-44a0-a0ec-fb4db02960bc&amp;startTime=73.69" office:target-frame-name="psplayer" xlink:show="replace" text:style-name="Internet_20_link" text:visited-style-name="Visited_20_Internet_20_Link"><text:span text:style-name="T11">in the course where I want to have a collection of web</text:span></text:a><text:span text:style-name="T12"> </text:span><text:a xlink:type="simple" xlink:href="https://app.pluralsight.com/course-player?clipId=3134d6bb-5bc5-44a0-a0ec-fb4db02960bc&amp;startTime=76.47" office:target-frame-name="psplayer" xlink:show="replace" text:style-name="Internet_20_link" text:visited-style-name="Visited_20_Internet_20_Link"><text:span text:style-name="T11">application containers up and running in Pods.</text:span></text:a><text:span text:style-name="T12"> </text:span><text:a xlink:type="simple" xlink:href="https://app.pluralsight.com/course-player?clipId=3134d6bb-5bc5-44a0-a0ec-fb4db02960bc&amp;startTime=79.54" office:target-frame-name="psplayer" xlink:show="replace" text:style-name="Internet_20_link" text:visited-style-name="Visited_20_Internet_20_Link"><text:span text:style-name="T11">Well, that's what a replica set models.</text:span></text:a><text:span text:style-name="T12"> </text:span><text:a xlink:type="simple" xlink:href="https://app.pluralsight.com/course-player?clipId=3134d6bb-5bc5-44a0-a0ec-fb4db02960bc&amp;startTime=81.88" office:target-frame-name="psplayer" xlink:show="replace" text:style-name="Internet_20_link" text:visited-style-name="Visited_20_Internet_20_Link"><text:span text:style-name="T11">It allows us to define the number of replicas for a particular Pod</text:span></text:a><text:span text:style-name="T12"> </text:span><text:a xlink:type="simple" xlink:href="https://app.pluralsight.com/course-player?clipId=3134d6bb-5bc5-44a0-a0ec-fb4db02960bc&amp;startTime=86.02" office:target-frame-name="psplayer" xlink:show="replace" text:style-name="Internet_20_link" text:visited-style-name="Visited_20_Internet_20_Link"><text:span text:style-name="T11">that we want to have up and running at all times.</text:span></text:a><text:span text:style-name="T12"> </text:span><text:a xlink:type="simple" xlink:href="https://app.pluralsight.com/course-player?clipId=3134d6bb-5bc5-44a0-a0ec-fb4db02960bc&amp;startTime=88.64" office:target-frame-name="psplayer" xlink:show="replace" text:style-name="Internet_20_link" text:visited-style-name="Visited_20_Internet_20_Link"><text:span text:style-name="T11">And so if I want to have three Pods of this</text:span></text:a><text:span text:style-name="T12"> </text:span><text:a xlink:type="simple" xlink:href="https://app.pluralsight.com/course-player?clipId=3134d6bb-5bc5-44a0-a0ec-fb4db02960bc&amp;startTime=91.43" office:target-frame-name="psplayer" xlink:show="replace" text:style-name="Internet_20_link" text:visited-style-name="Visited_20_Internet_20_Link"><text:span text:style-name="T11">particular web app running at all times,</text:span></text:a><text:span text:style-name="T12"> </text:span><text:a xlink:type="simple" xlink:href="https://app.pluralsight.com/course-player?clipId=3134d6bb-5bc5-44a0-a0ec-fb4db02960bc&amp;startTime=93.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134d6bb-5bc5-44a0-a0ec-fb4db02960bc&amp;startTime=93.97" office:target-frame-name="psplayer" xlink:show="replace" text:style-name="Internet_20_link" text:visited-style-name="Visited_20_Internet_20_Link"><text:span text:style-name="T11">it's the replica set's job to make sure that those three</text:span></text:a><text:span text:style-name="T12"> </text:span><text:a xlink:type="simple" xlink:href="https://app.pluralsight.com/course-player?clipId=3134d6bb-5bc5-44a0-a0ec-fb4db02960bc&amp;startTime=96.97" office:target-frame-name="psplayer" xlink:show="replace" text:style-name="Internet_20_link" text:visited-style-name="Visited_20_Internet_20_Link"><text:span text:style-name="T11">Pods are up and running at all times.</text:span></text:a><text:span text:style-name="T12"> </text:span><text:a xlink:type="simple" xlink:href="https://app.pluralsight.com/course-player?clipId=3134d6bb-5bc5-44a0-a0ec-fb4db02960bc&amp;startTime=99.54" office:target-frame-name="psplayer" xlink:show="replace" text:style-name="Internet_20_link" text:visited-style-name="Visited_20_Internet_20_Link"><text:span text:style-name="T11">If one of those Pods becomes unavailable or unhealthy,</text:span></text:a><text:span text:style-name="T12"> </text:span><text:a xlink:type="simple" xlink:href="https://app.pluralsight.com/course-player?clipId=3134d6bb-5bc5-44a0-a0ec-fb4db02960bc&amp;startTime=102.73" office:target-frame-name="psplayer" xlink:show="replace" text:style-name="Internet_20_link" text:visited-style-name="Visited_20_Internet_20_Link"><text:span text:style-name="T11">for whatever reason,</text:span></text:a><text:span text:style-name="T12"> </text:span><text:a xlink:type="simple" xlink:href="https://app.pluralsight.com/course-player?clipId=3134d6bb-5bc5-44a0-a0ec-fb4db02960bc&amp;startTime=103.76" office:target-frame-name="psplayer" xlink:show="replace" text:style-name="Internet_20_link" text:visited-style-name="Visited_20_Internet_20_Link"><text:span text:style-name="T11">it's Kubernetes' job to delete that failed Pod and deploy a</text:span></text:a><text:span text:style-name="T12"> </text:span><text:a xlink:type="simple" xlink:href="https://app.pluralsight.com/course-player?clipId=3134d6bb-5bc5-44a0-a0ec-fb4db02960bc&amp;startTime=107.6" office:target-frame-name="psplayer" xlink:show="replace" text:style-name="Internet_20_link" text:visited-style-name="Visited_20_Internet_20_Link"><text:span text:style-name="T11">new Pod with the hopes of that new Pod returning the system</text:span></text:a><text:span text:style-name="T12"> </text:span><text:a xlink:type="simple" xlink:href="https://app.pluralsight.com/course-player?clipId=3134d6bb-5bc5-44a0-a0ec-fb4db02960bc&amp;startTime=110.98" office:target-frame-name="psplayer" xlink:show="replace" text:style-name="Internet_20_link" text:visited-style-name="Visited_20_Internet_20_Link"><text:span text:style-name="T11">back to the desired healthy state.</text:span></text:a><text:span text:style-name="T12"> </text:span><text:a xlink:type="simple" xlink:href="https://app.pluralsight.com/course-player?clipId=3134d6bb-5bc5-44a0-a0ec-fb4db02960bc&amp;startTime=113.74" office:target-frame-name="psplayer" xlink:show="replace" text:style-name="Internet_20_link" text:visited-style-name="Visited_20_Internet_20_Link"><text:span text:style-name="T11">When it comes to deploying applications in Kubernetes,</text:span></text:a><text:span text:style-name="T12"> </text:span><text:a xlink:type="simple" xlink:href="https://app.pluralsight.com/course-player?clipId=3134d6bb-5bc5-44a0-a0ec-fb4db02960bc&amp;startTime=116.32" office:target-frame-name="psplayer" xlink:show="replace" text:style-name="Internet_20_link" text:visited-style-name="Visited_20_Internet_20_Link"><text:span text:style-name="T11">you generally won't create replica sets directly,</text:span></text:a><text:span text:style-name="T12"> </text:span><text:a xlink:type="simple" xlink:href="https://app.pluralsight.com/course-player?clipId=3134d6bb-5bc5-44a0-a0ec-fb4db02960bc&amp;startTime=119.69" office:target-frame-name="psplayer" xlink:show="replace" text:style-name="Internet_20_link" text:visited-style-name="Visited_20_Internet_20_Link"><text:span text:style-name="T11">you will create deployments.</text:span></text:a><text:span text:style-name="T12"> </text:span><text:a xlink:type="simple" xlink:href="https://app.pluralsight.com/course-player?clipId=3134d6bb-5bc5-44a0-a0ec-fb4db02960bc&amp;startTime=121.64" office:target-frame-name="psplayer" xlink:show="replace" text:style-name="Internet_20_link" text:visited-style-name="Visited_20_Internet_20_Link"><text:span text:style-name="T11">On the creation of a deployment,</text:span></text:a><text:span text:style-name="T12"> </text:span><text:a xlink:type="simple" xlink:href="https://app.pluralsight.com/course-player?clipId=3134d6bb-5bc5-44a0-a0ec-fb4db02960bc&amp;startTime=123.39" office:target-frame-name="psplayer" xlink:show="replace" text:style-name="Internet_20_link" text:visited-style-name="Visited_20_Internet_20_Link"><text:span text:style-name="T11">it creates a replica set based on what's defined in the deployment.</text:span></text:a><text:span text:style-name="T12"> </text:span><text:a xlink:type="simple" xlink:href="https://app.pluralsight.com/course-player?clipId=3134d6bb-5bc5-44a0-a0ec-fb4db02960bc&amp;startTime=128.48" office:target-frame-name="psplayer" xlink:show="replace" text:style-name="Internet_20_link" text:visited-style-name="Visited_20_Internet_20_Link"><text:span text:style-name="T11">And the deployment manages the state of the replica set,</text:span></text:a><text:span text:style-name="T12"> </text:span><text:a xlink:type="simple" xlink:href="https://app.pluralsight.com/course-player?clipId=3134d6bb-5bc5-44a0-a0ec-fb4db02960bc&amp;startTime=132.42" office:target-frame-name="psplayer" xlink:show="replace" text:style-name="Internet_20_link" text:visited-style-name="Visited_20_Internet_20_Link"><text:span text:style-name="T11">so things like which container image to run and</text:span></text:a><text:span text:style-name="T12"> </text:span><text:a xlink:type="simple" xlink:href="https://app.pluralsight.com/course-player?clipId=3134d6bb-5bc5-44a0-a0ec-fb4db02960bc&amp;startTime=134.7" office:target-frame-name="psplayer" xlink:show="replace" text:style-name="Internet_20_link" text:visited-style-name="Visited_20_Internet_20_Link"><text:span text:style-name="T11">also the number of Pods to create.</text:span></text:a><text:span text:style-name="T12"> </text:span><text:a xlink:type="simple" xlink:href="https://app.pluralsight.com/course-player?clipId=3134d6bb-5bc5-44a0-a0ec-fb4db02960bc&amp;startTime=136.75" office:target-frame-name="psplayer" xlink:show="replace" text:style-name="Internet_20_link" text:visited-style-name="Visited_20_Internet_20_Link"><text:span text:style-name="T11">But more interestingly,</text:span></text:a><text:span text:style-name="T12"> </text:span><text:a xlink:type="simple" xlink:href="https://app.pluralsight.com/course-player?clipId=3134d6bb-5bc5-44a0-a0ec-fb4db02960bc&amp;startTime=137.86" office:target-frame-name="psplayer" xlink:show="replace" text:style-name="Internet_20_link" text:visited-style-name="Visited_20_Internet_20_Link"><text:span text:style-name="T11">the deployment controller manages the transition between two</text:span></text:a><text:span text:style-name="T12"> </text:span><text:a xlink:type="simple" xlink:href="https://app.pluralsight.com/course-player?clipId=3134d6bb-5bc5-44a0-a0ec-fb4db02960bc&amp;startTime=141.73" office:target-frame-name="psplayer" xlink:show="replace" text:style-name="Internet_20_link" text:visited-style-name="Visited_20_Internet_20_Link"><text:span text:style-name="T11">replica sets, and a practical example of this is moving</text:span></text:a><text:span text:style-name="T12"> </text:span><text:a xlink:type="simple" xlink:href="https://app.pluralsight.com/course-player?clipId=3134d6bb-5bc5-44a0-a0ec-fb4db02960bc&amp;startTime=145.18" office:target-frame-name="psplayer" xlink:show="replace" text:style-name="Internet_20_link" text:visited-style-name="Visited_20_Internet_20_Link"><text:span text:style-name="T11">between two versions of an application.</text:span></text:a><text:span text:style-name="T12"> </text:span><text:a xlink:type="simple" xlink:href="https://app.pluralsight.com/course-player?clipId=3134d6bb-5bc5-44a0-a0ec-fb4db02960bc&amp;startTime=147.64" office:target-frame-name="psplayer" xlink:show="replace" text:style-name="Internet_20_link" text:visited-style-name="Visited_20_Internet_20_Link"><text:span text:style-name="T11">When we define our initial deployment, it creates a replica set,</text:span></text:a><text:span text:style-name="T12"> </text:span><text:a xlink:type="simple" xlink:href="https://app.pluralsight.com/course-player?clipId=3134d6bb-5bc5-44a0-a0ec-fb4db02960bc&amp;startTime=150.47" office:target-frame-name="psplayer" xlink:show="replace" text:style-name="Internet_20_link" text:visited-style-name="Visited_20_Internet_20_Link"><text:span text:style-name="T11">let's say running version 1.1 of a container image for our application.</text:span></text:a><text:span text:style-name="T12"> </text:span><text:a xlink:type="simple" xlink:href="https://app.pluralsight.com/course-player?clipId=3134d6bb-5bc5-44a0-a0ec-fb4db02960bc&amp;startTime=155.44" office:target-frame-name="psplayer" xlink:show="replace" text:style-name="Internet_20_link" text:visited-style-name="Visited_20_Internet_20_Link"><text:span text:style-name="T11">We can use a deployment to control the transition to a new collection of</text:span></text:a><text:span text:style-name="T12"> </text:span><text:a xlink:type="simple" xlink:href="https://app.pluralsight.com/course-player?clipId=3134d6bb-5bc5-44a0-a0ec-fb4db02960bc&amp;startTime=159.71" office:target-frame-name="psplayer" xlink:show="replace" text:style-name="Internet_20_link" text:visited-style-name="Visited_20_Internet_20_Link"><text:span text:style-name="T11">Pods, perhaps running version 1.2 of our application.</text:span></text:a><text:span text:style-name="T12"> </text:span><text:a xlink:type="simple" xlink:href="https://app.pluralsight.com/course-player?clipId=3134d6bb-5bc5-44a0-a0ec-fb4db02960bc&amp;startTime=163.74" office:target-frame-name="psplayer" xlink:show="replace" text:style-name="Internet_20_link" text:visited-style-name="Visited_20_Internet_20_Link"><text:span text:style-name="T11">A deployment controller controls the transition and even</text:span></text:a><text:span text:style-name="T12"> </text:span><text:a xlink:type="simple" xlink:href="https://app.pluralsight.com/course-player?clipId=3134d6bb-5bc5-44a0-a0ec-fb4db02960bc&amp;startTime=167.17" office:target-frame-name="psplayer" xlink:show="replace" text:style-name="Internet_20_link" text:visited-style-name="Visited_20_Internet_20_Link"><text:span text:style-name="T11">gives us the ability to roll back if needed.</text:span></text:a><text:span text:style-name="T12"> </text:span><text:a xlink:type="simple" xlink:href="https://app.pluralsight.com/course-player?clipId=3134d6bb-5bc5-44a0-a0ec-fb4db02960bc&amp;startTime=169.69" office:target-frame-name="psplayer" xlink:show="replace" text:style-name="Internet_20_link" text:visited-style-name="Visited_20_Internet_20_Link"><text:span text:style-name="T11">Deployments are core to the success of deploying applications in Kubernetes,</text:span></text:a><text:span text:style-name="T12"> </text:span><text:a xlink:type="simple" xlink:href="https://app.pluralsight.com/course-player?clipId=3134d6bb-5bc5-44a0-a0ec-fb4db02960bc&amp;startTime=174.2" office:target-frame-name="psplayer" xlink:show="replace" text:style-name="Internet_20_link" text:visited-style-name="Visited_20_Internet_20_Link"><text:span text:style-name="T11">and we'll look at them in more detail in this course and in</text:span></text:a><text:span text:style-name="T12"> </text:span><text:a xlink:type="simple" xlink:href="https://app.pluralsight.com/course-player?clipId=3134d6bb-5bc5-44a0-a0ec-fb4db02960bc&amp;startTime=176.91" office:target-frame-name="psplayer" xlink:show="replace" text:style-name="Internet_20_link" text:visited-style-name="Visited_20_Internet_20_Link"><text:span text:style-name="T11">much more detail in upcoming courses.</text:span></text:a><text:span text:style-name="T12"> </text:span><text:a xlink:type="simple" xlink:href="https://app.pluralsight.com/course-player?clipId=3134d6bb-5bc5-44a0-a0ec-fb4db02960bc&amp;startTime=179.34" office:target-frame-name="psplayer" xlink:show="replace" text:style-name="Internet_20_link" text:visited-style-name="Visited_20_Internet_20_Link"><text:span text:style-name="T11">Now, there are many more types of controllers available in Kubernetes,</text:span></text:a><text:span text:style-name="T12"> </text:span><text:a xlink:type="simple" xlink:href="https://app.pluralsight.com/course-player?clipId=3134d6bb-5bc5-44a0-a0ec-fb4db02960bc&amp;startTime=182.63" office:target-frame-name="psplayer" xlink:show="replace" text:style-name="Internet_20_link" text:visited-style-name="Visited_20_Internet_20_Link"><text:span text:style-name="T11">not just ones based on Pods.</text:span></text:a><text:span text:style-name="T12"> </text:span><text:a xlink:type="simple" xlink:href="https://app.pluralsight.com/course-player?clipId=3134d6bb-5bc5-44a0-a0ec-fb4db02960bc&amp;startTime=184.44" office:target-frame-name="psplayer" xlink:show="replace" text:style-name="Internet_20_link" text:visited-style-name="Visited_20_Internet_20_Link"><text:span text:style-name="T11">In future courses, as we continue along in our Kubernetes journey,</text:span></text:a><text:span text:style-name="T12"> </text:span><text:a xlink:type="simple" xlink:href="https://app.pluralsight.com/course-player?clipId=3134d6bb-5bc5-44a0-a0ec-fb4db02960bc&amp;startTime=188.19" office:target-frame-name="psplayer" xlink:show="replace" text:style-name="Internet_20_link" text:visited-style-name="Visited_20_Internet_20_Link"><text:span text:style-name="T11">we'll look at things like nodes, services,</text:span></text:a><text:span text:style-name="T12"> </text:span><text:a xlink:type="simple" xlink:href="https://app.pluralsight.com/course-player?clipId=3134d6bb-5bc5-44a0-a0ec-fb4db02960bc&amp;startTime=190.33" office:target-frame-name="psplayer" xlink:show="replace" text:style-name="Internet_20_link" text:visited-style-name="Visited_20_Internet_20_Link"><text:span text:style-name="T11">and other controllers that provide value to our Kubernetes applications and infrastructure.</text:span></text:a></text:p>
      <text:h text:style-name="P3" text:outline-level="3"><text:a xlink:type="simple" xlink:href="https://app.pluralsight.com/course-player?clipId=11d84091-668b-48f7-8302-2673a9d6f378" office:target-frame-name="psplayer" xlink:show="replace" text:style-name="Internet_20_link" text:visited-style-name="Visited_20_Internet_20_Link"><text:span text:style-name="T11">Understanding API Objects - Services</text:span></text:a></text:h>
      <text:p text:style-name="P5"><text:a xlink:type="simple" xlink:href="https://app.pluralsight.com/course-player?clipId=11d84091-668b-48f7-8302-2673a9d6f378&amp;startTime=0.94" office:target-frame-name="psplayer" xlink:show="replace" text:style-name="Internet_20_link" text:visited-style-name="Visited_20_Internet_20_Link"><text:span text:style-name="T11">So we just learned that Kubernetes controllers can start and stop Pods based</text:span></text:a><text:span text:style-name="T12"> </text:span><text:a xlink:type="simple" xlink:href="https://app.pluralsight.com/course-player?clipId=11d84091-668b-48f7-8302-2673a9d6f378&amp;startTime=5.82" office:target-frame-name="psplayer" xlink:show="replace" text:style-name="Internet_20_link" text:visited-style-name="Visited_20_Internet_20_Link"><text:span text:style-name="T11">on the health of the Pod and changes in application state.</text:span></text:a><text:span text:style-name="T12"> </text:span><text:a xlink:type="simple" xlink:href="https://app.pluralsight.com/course-player?clipId=11d84091-668b-48f7-8302-2673a9d6f378&amp;startTime=9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1d84091-668b-48f7-8302-2673a9d6f378&amp;startTime=9.6" office:target-frame-name="psplayer" xlink:show="replace" text:style-name="Internet_20_link" text:visited-style-name="Visited_20_Internet_20_Link"><text:span text:style-name="T11">what we need to know now is, how does Kubernetes add some</text:span></text:a><text:span text:style-name="T12"> </text:span><text:a xlink:type="simple" xlink:href="https://app.pluralsight.com/course-player?clipId=11d84091-668b-48f7-8302-2673a9d6f378&amp;startTime=12.97" office:target-frame-name="psplayer" xlink:show="replace" text:style-name="Internet_20_link" text:visited-style-name="Visited_20_Internet_20_Link"><text:span text:style-name="T11">persistency to all of that ephemerality?</text:span></text:a><text:span text:style-name="T12"> </text:span><text:a xlink:type="simple" xlink:href="https://app.pluralsight.com/course-player?clipId=11d84091-668b-48f7-8302-2673a9d6f378&amp;startTime=14.8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1d84091-668b-48f7-8302-2673a9d6f378&amp;startTime=15.31" office:target-frame-name="psplayer" xlink:show="replace" text:style-name="Internet_20_link" text:visited-style-name="Visited_20_Internet_20_Link"><text:span text:style-name="T11">that's where services come in. Services add</text:span></text:a><text:span text:style-name="T12"> </text:span><text:a xlink:type="simple" xlink:href="https://app.pluralsight.com/course-player?clipId=11d84091-668b-48f7-8302-2673a9d6f378&amp;startTime=19.21" office:target-frame-name="psplayer" xlink:show="replace" text:style-name="Internet_20_link" text:visited-style-name="Visited_20_Internet_20_Link"><text:span text:style-name="T11">persistency to the ephemerality of Pods.</text:span></text:a><text:span text:style-name="T12"> </text:span><text:a xlink:type="simple" xlink:href="https://app.pluralsight.com/course-player?clipId=11d84091-668b-48f7-8302-2673a9d6f378&amp;startTime=21.81" office:target-frame-name="psplayer" xlink:show="replace" text:style-name="Internet_20_link" text:visited-style-name="Visited_20_Internet_20_Link"><text:span text:style-name="T11">What a service is is the network abstraction for access to the</text:span></text:a><text:span text:style-name="T12"> </text:span><text:a xlink:type="simple" xlink:href="https://app.pluralsight.com/course-player?clipId=11d84091-668b-48f7-8302-2673a9d6f378&amp;startTime=24.9" office:target-frame-name="psplayer" xlink:show="replace" text:style-name="Internet_20_link" text:visited-style-name="Visited_20_Internet_20_Link"><text:span text:style-name="T11">services that Pods actually provide. And so what Kubernetes does for</text:span></text:a><text:span text:style-name="T12"> </text:span><text:a xlink:type="simple" xlink:href="https://app.pluralsight.com/course-player?clipId=11d84091-668b-48f7-8302-2673a9d6f378&amp;startTime=28.63" office:target-frame-name="psplayer" xlink:show="replace" text:style-name="Internet_20_link" text:visited-style-name="Visited_20_Internet_20_Link"><text:span text:style-name="T11">us is it persistently allocates an IP and DNS name for the application</text:span></text:a><text:span text:style-name="T12"> </text:span><text:a xlink:type="simple" xlink:href="https://app.pluralsight.com/course-player?clipId=11d84091-668b-48f7-8302-2673a9d6f378&amp;startTime=33.11" office:target-frame-name="psplayer" xlink:show="replace" text:style-name="Internet_20_link" text:visited-style-name="Visited_20_Internet_20_Link"><text:span text:style-name="T11">services that are provided by the collection of Pods that we want to</text:span></text:a><text:span text:style-name="T12"> </text:span><text:a xlink:type="simple" xlink:href="https://app.pluralsight.com/course-player?clipId=11d84091-668b-48f7-8302-2673a9d6f378&amp;startTime=36.42" office:target-frame-name="psplayer" xlink:show="replace" text:style-name="Internet_20_link" text:visited-style-name="Visited_20_Internet_20_Link"><text:span text:style-name="T11">front‑end with a service.</text:span></text:a><text:span text:style-name="T12"> </text:span><text:a xlink:type="simple" xlink:href="https://app.pluralsight.com/course-player?clipId=11d84091-668b-48f7-8302-2673a9d6f378&amp;startTime=38.24" office:target-frame-name="psplayer" xlink:show="replace" text:style-name="Internet_20_link" text:visited-style-name="Visited_20_Internet_20_Link"><text:span text:style-name="T11">And so, as Pods come and go based on their desired state, under the hood,</text:span></text:a><text:span text:style-name="T12"> </text:span><text:a xlink:type="simple" xlink:href="https://app.pluralsight.com/course-player?clipId=11d84091-668b-48f7-8302-2673a9d6f378&amp;startTime=42.19" office:target-frame-name="psplayer" xlink:show="replace" text:style-name="Internet_20_link" text:visited-style-name="Visited_20_Internet_20_Link"><text:span text:style-name="T11">Kubernetes is going to dynamically update the service with</text:span></text:a><text:span text:style-name="T12"> </text:span><text:a xlink:type="simple" xlink:href="https://app.pluralsight.com/course-player?clipId=11d84091-668b-48f7-8302-2673a9d6f378&amp;startTime=45.07" office:target-frame-name="psplayer" xlink:show="replace" text:style-name="Internet_20_link" text:visited-style-name="Visited_20_Internet_20_Link"><text:span text:style-name="T11">new information for those particular Pods.</text:span></text:a><text:span text:style-name="T12"> </text:span><text:a xlink:type="simple" xlink:href="https://app.pluralsight.com/course-player?clipId=11d84091-668b-48f7-8302-2673a9d6f378&amp;startTime=47.74" office:target-frame-name="psplayer" xlink:show="replace" text:style-name="Internet_20_link" text:visited-style-name="Visited_20_Internet_20_Link"><text:span text:style-name="T11">And so our users or other applications will simply access that</text:span></text:a><text:span text:style-name="T12"> </text:span><text:a xlink:type="simple" xlink:href="https://app.pluralsight.com/course-player?clipId=11d84091-668b-48f7-8302-2673a9d6f378&amp;startTime=51.46" office:target-frame-name="psplayer" xlink:show="replace" text:style-name="Internet_20_link" text:visited-style-name="Visited_20_Internet_20_Link"><text:span text:style-name="T11">front‑end IP address or DNS name, and Kubernetes will maintain the</text:span></text:a><text:span text:style-name="T12"> </text:span><text:a xlink:type="simple" xlink:href="https://app.pluralsight.com/course-player?clipId=11d84091-668b-48f7-8302-2673a9d6f378&amp;startTime=55.45" office:target-frame-name="psplayer" xlink:show="replace" text:style-name="Internet_20_link" text:visited-style-name="Visited_20_Internet_20_Link"><text:span text:style-name="T11">plumbing, or the infrastructure underneath, as Pods come and go based</text:span></text:a><text:span text:style-name="T12"> </text:span><text:a xlink:type="simple" xlink:href="https://app.pluralsight.com/course-player?clipId=11d84091-668b-48f7-8302-2673a9d6f378&amp;startTime=58.82" office:target-frame-name="psplayer" xlink:show="replace" text:style-name="Internet_20_link" text:visited-style-name="Visited_20_Internet_20_Link"><text:span text:style-name="T11">on their lifecycle and desired state.</text:span></text:a><text:span text:style-name="T12"> </text:span><text:a xlink:type="simple" xlink:href="https://app.pluralsight.com/course-player?clipId=11d84091-668b-48f7-8302-2673a9d6f378&amp;startTime=60.94" office:target-frame-name="psplayer" xlink:show="replace" text:style-name="Internet_20_link" text:visited-style-name="Visited_20_Internet_20_Link"><text:span text:style-name="T11">And so, as users </text:span></text:a><text:soft-page-break/><text:a xlink:type="simple" xlink:href="https://app.pluralsight.com/course-player?clipId=11d84091-668b-48f7-8302-2673a9d6f378&amp;startTime=60.94" office:target-frame-name="psplayer" xlink:show="replace" text:style-name="Internet_20_link" text:visited-style-name="Visited_20_Internet_20_Link"><text:span text:style-name="T11">or applications access that persistent IP,</text:span></text:a><text:span text:style-name="T12"> </text:span><text:a xlink:type="simple" xlink:href="https://app.pluralsight.com/course-player?clipId=11d84091-668b-48f7-8302-2673a9d6f378&amp;startTime=64.49" office:target-frame-name="psplayer" xlink:show="replace" text:style-name="Internet_20_link" text:visited-style-name="Visited_20_Internet_20_Link"><text:span text:style-name="T11">what Kubernetes will do is update the routing information to make sure that</text:span></text:a><text:span text:style-name="T12"> </text:span><text:a xlink:type="simple" xlink:href="https://app.pluralsight.com/course-player?clipId=11d84091-668b-48f7-8302-2673a9d6f378&amp;startTime=68.23" office:target-frame-name="psplayer" xlink:show="replace" text:style-name="Internet_20_link" text:visited-style-name="Visited_20_Internet_20_Link"><text:span text:style-name="T11">traffic comes in on that persistent IP and is routed directly to the Pods that</text:span></text:a><text:span text:style-name="T12"> </text:span><text:a xlink:type="simple" xlink:href="https://app.pluralsight.com/course-player?clipId=11d84091-668b-48f7-8302-2673a9d6f378&amp;startTime=72.67" office:target-frame-name="psplayer" xlink:show="replace" text:style-name="Internet_20_link" text:visited-style-name="Visited_20_Internet_20_Link"><text:span text:style-name="T11">are and healthy supporting that particular services.</text:span></text:a><text:span text:style-name="T12"> </text:span><text:a xlink:type="simple" xlink:href="https://app.pluralsight.com/course-player?clipId=11d84091-668b-48f7-8302-2673a9d6f378&amp;startTime=75.94" office:target-frame-name="psplayer" xlink:show="replace" text:style-name="Internet_20_link" text:visited-style-name="Visited_20_Internet_20_Link"><text:span text:style-name="T11">We can also leverage services to scale our application by adding and</text:span></text:a><text:span text:style-name="T12"> </text:span><text:a xlink:type="simple" xlink:href="https://app.pluralsight.com/course-player?clipId=11d84091-668b-48f7-8302-2673a9d6f378&amp;startTime=79.23" office:target-frame-name="psplayer" xlink:show="replace" text:style-name="Internet_20_link" text:visited-style-name="Visited_20_Internet_20_Link"><text:span text:style-name="T11">removing Pods based on the demands of that application, and services also</text:span></text:a><text:span text:style-name="T12"> </text:span><text:a xlink:type="simple" xlink:href="https://app.pluralsight.com/course-player?clipId=11d84091-668b-48f7-8302-2673a9d6f378&amp;startTime=83.67" office:target-frame-name="psplayer" xlink:show="replace" text:style-name="Internet_20_link" text:visited-style-name="Visited_20_Internet_20_Link"><text:span text:style-name="T11">provide a load balancing to distribute application load across the Pods providing that application services.</text:span></text:a></text:p>
      <text:h text:style-name="P3" text:outline-level="3"><text:a xlink:type="simple" xlink:href="https://app.pluralsight.com/course-player?clipId=802ed8de-57de-421b-bcd5-39a8211b23f5" office:target-frame-name="psplayer" xlink:show="replace" text:style-name="Internet_20_link" text:visited-style-name="Visited_20_Internet_20_Link"><text:span text:style-name="T11">Understanding API Objects - Storage</text:span></text:a></text:h>
      <text:p text:style-name="P5"><text:a xlink:type="simple" xlink:href="https://app.pluralsight.com/course-player?clipId=802ed8de-57de-421b-bcd5-39a8211b23f5&amp;startTime=1.04" office:target-frame-name="psplayer" xlink:show="replace" text:style-name="Internet_20_link" text:visited-style-name="Visited_20_Internet_20_Link"><text:span text:style-name="T11">So, the next question you might have in your head is what about my data?</text:span></text:a><text:span text:style-name="T12"> </text:span><text:a xlink:type="simple" xlink:href="https://app.pluralsight.com/course-player?clipId=802ed8de-57de-421b-bcd5-39a8211b23f5&amp;startTime=3.93" office:target-frame-name="psplayer" xlink:show="replace" text:style-name="Internet_20_link" text:visited-style-name="Visited_20_Internet_20_Link"><text:span text:style-name="T11">Where does Kubernetes store data for persistent storage in the cluster?</text:span></text:a><text:span text:style-name="T12"> </text:span><text:a xlink:type="simple" xlink:href="https://app.pluralsight.com/course-player?clipId=802ed8de-57de-421b-bcd5-39a8211b23f5&amp;startTime=8.59" office:target-frame-name="psplayer" xlink:show="replace" text:style-name="Internet_20_link" text:visited-style-name="Visited_20_Internet_20_Link"><text:span text:style-name="T11">And so let's talk about some storage constructs that</text:span></text:a><text:span text:style-name="T12"> </text:span><text:a xlink:type="simple" xlink:href="https://app.pluralsight.com/course-player?clipId=802ed8de-57de-421b-bcd5-39a8211b23f5&amp;startTime=10.66" office:target-frame-name="psplayer" xlink:show="replace" text:style-name="Internet_20_link" text:visited-style-name="Visited_20_Internet_20_Link"><text:span text:style-name="T11">are available inside of Kubernetes.</text:span></text:a><text:span text:style-name="T12"> </text:span><text:a xlink:type="simple" xlink:href="https://app.pluralsight.com/course-player?clipId=802ed8de-57de-421b-bcd5-39a8211b23f5&amp;startTime=12.99" office:target-frame-name="psplayer" xlink:show="replace" text:style-name="Internet_20_link" text:visited-style-name="Visited_20_Internet_20_Link"><text:span text:style-name="T11">Initially, Kubernetes had the concept of a volume,</text:span></text:a><text:span text:style-name="T12"> </text:span><text:a xlink:type="simple" xlink:href="https://app.pluralsight.com/course-player?clipId=802ed8de-57de-421b-bcd5-39a8211b23f5&amp;startTime=15.14" office:target-frame-name="psplayer" xlink:show="replace" text:style-name="Internet_20_link" text:visited-style-name="Visited_20_Internet_20_Link"><text:span text:style-name="T11">which was storage backed by physical media that was</text:span></text:a><text:span text:style-name="T12"> </text:span><text:a xlink:type="simple" xlink:href="https://app.pluralsight.com/course-player?clipId=802ed8de-57de-421b-bcd5-39a8211b23f5&amp;startTime=17.49" office:target-frame-name="psplayer" xlink:show="replace" text:style-name="Internet_20_link" text:visited-style-name="Visited_20_Internet_20_Link"><text:span text:style-name="T11">directly accessible to a pod.</text:span></text:a><text:span text:style-name="T12"> </text:span><text:a xlink:type="simple" xlink:href="https://app.pluralsight.com/course-player?clipId=802ed8de-57de-421b-bcd5-39a8211b23f5&amp;startTime=20.04" office:target-frame-name="psplayer" xlink:show="replace" text:style-name="Internet_20_link" text:visited-style-name="Visited_20_Internet_20_Link"><text:span text:style-name="T11">And so as we deployed pods,</text:span></text:a><text:span text:style-name="T12"> </text:span><text:a xlink:type="simple" xlink:href="https://app.pluralsight.com/course-player?clipId=802ed8de-57de-421b-bcd5-39a8211b23f5&amp;startTime=21.87" office:target-frame-name="psplayer" xlink:show="replace" text:style-name="Internet_20_link" text:visited-style-name="Visited_20_Internet_20_Link"><text:span text:style-name="T11">we defined that we wanted this volume of this type of storage, and those</text:span></text:a><text:span text:style-name="T12"> </text:span><text:a xlink:type="simple" xlink:href="https://app.pluralsight.com/course-player?clipId=802ed8de-57de-421b-bcd5-39a8211b23f5&amp;startTime=26.16" office:target-frame-name="psplayer" xlink:show="replace" text:style-name="Internet_20_link" text:visited-style-name="Visited_20_Internet_20_Link"><text:span text:style-name="T11">two things were tightly coupled together in a deployment.</text:span></text:a><text:span text:style-name="T12"> </text:span><text:a xlink:type="simple" xlink:href="https://app.pluralsight.com/course-player?clipId=802ed8de-57de-421b-bcd5-39a8211b23f5&amp;startTime=28.89" office:target-frame-name="psplayer" xlink:show="replace" text:style-name="Internet_20_link" text:visited-style-name="Visited_20_Internet_20_Link"><text:span text:style-name="T11">And so we lost some flexibility in how we could administer</text:span></text:a><text:span text:style-name="T12"> </text:span><text:a xlink:type="simple" xlink:href="https://app.pluralsight.com/course-player?clipId=802ed8de-57de-421b-bcd5-39a8211b23f5&amp;startTime=31.23" office:target-frame-name="psplayer" xlink:show="replace" text:style-name="Internet_20_link" text:visited-style-name="Visited_20_Internet_20_Link"><text:span text:style-name="T11">pods and how we could administer storage.</text:span></text:a><text:span text:style-name="T12"> </text:span><text:a xlink:type="simple" xlink:href="https://app.pluralsight.com/course-player?clipId=802ed8de-57de-421b-bcd5-39a8211b23f5&amp;startTime=33.54" office:target-frame-name="psplayer" xlink:show="replace" text:style-name="Internet_20_link" text:visited-style-name="Visited_20_Internet_20_Link"><text:span text:style-name="T11">And so, after that, Kubernetes came up with the concept of a persistent volume.</text:span></text:a><text:span text:style-name="T12"> </text:span><text:a xlink:type="simple" xlink:href="https://app.pluralsight.com/course-player?clipId=802ed8de-57de-421b-bcd5-39a8211b23f5&amp;startTime=38.3" office:target-frame-name="psplayer" xlink:show="replace" text:style-name="Internet_20_link" text:visited-style-name="Visited_20_Internet_20_Link"><text:span text:style-name="T11">What a persistent volume is is pod independent storage that's</text:span></text:a><text:span text:style-name="T12"> </text:span><text:a xlink:type="simple" xlink:href="https://app.pluralsight.com/course-player?clipId=802ed8de-57de-421b-bcd5-39a8211b23f5&amp;startTime=41.18" office:target-frame-name="psplayer" xlink:show="replace" text:style-name="Internet_20_link" text:visited-style-name="Visited_20_Internet_20_Link"><text:span text:style-name="T11">defined by the administrator at the cluster level.</text:span></text:a><text:span text:style-name="T12"> </text:span><text:a xlink:type="simple" xlink:href="https://app.pluralsight.com/course-player?clipId=802ed8de-57de-421b-bcd5-39a8211b23f5&amp;startTime=44.68" office:target-frame-name="psplayer" xlink:show="replace" text:style-name="Internet_20_link" text:visited-style-name="Visited_20_Internet_20_Link"><text:span text:style-name="T11">And so when a pod wants access to that storage,</text:span></text:a><text:span text:style-name="T12"> </text:span><text:a xlink:type="simple" xlink:href="https://app.pluralsight.com/course-player?clipId=802ed8de-57de-421b-bcd5-39a8211b23f5&amp;startTime=47.38" office:target-frame-name="psplayer" xlink:show="replace" text:style-name="Internet_20_link" text:visited-style-name="Visited_20_Internet_20_Link"><text:span text:style-name="T11">it defines what's called a persistent volume claim.</text:span></text:a><text:span text:style-name="T12"> </text:span><text:a xlink:type="simple" xlink:href="https://app.pluralsight.com/course-player?clipId=802ed8de-57de-421b-bcd5-39a8211b23f5&amp;startTime=49.92" office:target-frame-name="psplayer" xlink:show="replace" text:style-name="Internet_20_link" text:visited-style-name="Visited_20_Internet_20_Link"><text:span text:style-name="T11">So, in the pod definition, we basically say I want 10 GB of this type of storage,</text:span></text:a><text:span text:style-name="T12"> </text:span><text:a xlink:type="simple" xlink:href="https://app.pluralsight.com/course-player?clipId=802ed8de-57de-421b-bcd5-39a8211b23f5&amp;startTime=55.36" office:target-frame-name="psplayer" xlink:show="replace" text:style-name="Internet_20_link" text:visited-style-name="Visited_20_Internet_20_Link"><text:span text:style-name="T11">and the pod claims that storage from the underlying</text:span></text:a><text:span text:style-name="T12"> </text:span><text:a xlink:type="simple" xlink:href="https://app.pluralsight.com/course-player?clipId=802ed8de-57de-421b-bcd5-39a8211b23f5&amp;startTime=58.42" office:target-frame-name="psplayer" xlink:show="replace" text:style-name="Internet_20_link" text:visited-style-name="Visited_20_Internet_20_Link"><text:span text:style-name="T11">cluster. This technique effectively decouples the pod from the storage inside of the cluster.</text:span></text:a></text:p>
      <text:h text:style-name="P3" text:outline-level="3"><text:a xlink:type="simple" xlink:href="https://app.pluralsight.com/course-player?clipId=39344605-5400-4a92-8e6e-0667d8cbf7b9" office:target-frame-name="psplayer" xlink:show="replace" text:style-name="Internet_20_link" text:visited-style-name="Visited_20_Internet_20_Link"><text:span text:style-name="T11">Kubernetes Cluster Components Overview and Control Plane</text:span></text:a></text:h>
      <text:p text:style-name="P5"><text:a xlink:type="simple" xlink:href="https://app.pluralsight.com/course-player?clipId=39344605-5400-4a92-8e6e-0667d8cbf7b9&amp;startTime=1.04" office:target-frame-name="psplayer" xlink:show="replace" text:style-name="Internet_20_link" text:visited-style-name="Visited_20_Internet_20_Link"><text:span text:style-name="T11">So now that we've introduced the basic principles of Kubernetes,</text:span></text:a><text:span text:style-name="T12"> </text:span><text:a xlink:type="simple" xlink:href="https://app.pluralsight.com/course-player?clipId=39344605-5400-4a92-8e6e-0667d8cbf7b9&amp;startTime=4.35" office:target-frame-name="psplayer" xlink:show="replace" text:style-name="Internet_20_link" text:visited-style-name="Visited_20_Internet_20_Link"><text:span text:style-name="T11">let's move on into exploring the Kubernetes cluster architecture and</text:span></text:a><text:span text:style-name="T12"> </text:span><text:a xlink:type="simple" xlink:href="https://app.pluralsight.com/course-player?clipId=39344605-5400-4a92-8e6e-0667d8cbf7b9&amp;startTime=8.59" office:target-frame-name="psplayer" xlink:show="replace" text:style-name="Internet_20_link" text:visited-style-name="Visited_20_Internet_20_Link"><text:span text:style-name="T11">look at what a cluster is actually composed of.</text:span></text:a><text:span text:style-name="T12"> </text:span><text:a xlink:type="simple" xlink:href="https://app.pluralsight.com/course-player?clipId=39344605-5400-4a92-8e6e-0667d8cbf7b9&amp;startTime=11.54" office:target-frame-name="psplayer" xlink:show="replace" text:style-name="Internet_20_link" text:visited-style-name="Visited_20_Internet_20_Link"><text:span text:style-name="T11">And so let's look at cluster components.</text:span></text:a><text:span text:style-name="T12"> </text:span><text:a xlink:type="simple" xlink:href="https://app.pluralsight.com/course-player?clipId=39344605-5400-4a92-8e6e-0667d8cbf7b9&amp;startTime=14.24" office:target-frame-name="psplayer" xlink:show="replace" text:style-name="Internet_20_link" text:visited-style-name="Visited_20_Internet_20_Link"><text:span text:style-name="T11">The first cluster component is the control plane node.</text:span></text:a><text:span text:style-name="T12"> </text:span><text:a xlink:type="simple" xlink:href="https://app.pluralsight.com/course-player?clipId=39344605-5400-4a92-8e6e-0667d8cbf7b9&amp;startTime=17.41" office:target-frame-name="psplayer" xlink:show="replace" text:style-name="Internet_20_link" text:visited-style-name="Visited_20_Internet_20_Link"><text:span text:style-name="T11">The control plane node implements the major control functions of a cluster.</text:span></text:a><text:span text:style-name="T12"> </text:span><text:a xlink:type="simple" xlink:href="https://app.pluralsight.com/course-player?clipId=39344605-5400-4a92-8e6e-0667d8cbf7b9&amp;startTime=22.14" office:target-frame-name="psplayer" xlink:show="replace" text:style-name="Internet_20_link" text:visited-style-name="Visited_20_Internet_20_Link"><text:span text:style-name="T11">It coordinates cluster operations, monitoring,</text:span></text:a><text:span text:style-name="T12"> </text:span><text:a xlink:type="simple" xlink:href="https://app.pluralsight.com/course-player?clipId=39344605-5400-4a92-8e6e-0667d8cbf7b9&amp;startTime=25.14" office:target-frame-name="psplayer" xlink:show="replace" text:style-name="Internet_20_link" text:visited-style-name="Visited_20_Internet_20_Link"><text:span text:style-name="T11">Pod scheduling, and is the primary access point for cluster administration.</text:span></text:a><text:span text:style-name="T12"> </text:span><text:a xlink:type="simple" xlink:href="https://app.pluralsight.com/course-player?clipId=39344605-5400-4a92-8e6e-0667d8cbf7b9&amp;startTime=29.64" office:target-frame-name="psplayer" xlink:show="replace" text:style-name="Internet_20_link" text:visited-style-name="Visited_20_Internet_20_Link"><text:span text:style-name="T11">Next up is the Node, sometimes called the worker Node.</text:span></text:a><text:span text:style-name="T12"> </text:span><text:a xlink:type="simple" xlink:href="https://app.pluralsight.com/course-player?clipId=39344605-5400-4a92-8e6e-0667d8cbf7b9&amp;startTime=33.24" office:target-frame-name="psplayer" xlink:show="replace" text:style-name="Internet_20_link" text:visited-style-name="Visited_20_Internet_20_Link"><text:span text:style-name="T11">This is where our application pods actually run.</text:span></text:a><text:span text:style-name="T12"> </text:span><text:a xlink:type="simple" xlink:href="https://app.pluralsight.com/course-player?clipId=39344605-5400-4a92-8e6e-0667d8cbf7b9&amp;startTime=36.44" office:target-frame-name="psplayer" xlink:show="replace" text:style-name="Internet_20_link" text:visited-style-name="Visited_20_Internet_20_Link"><text:span text:style-name="T11">The Node has the responsibility of starting up pods and</text:span></text:a><text:span text:style-name="T12"> </text:span><text:a xlink:type="simple" xlink:href="https://app.pluralsight.com/course-player?clipId=39344605-5400-4a92-8e6e-0667d8cbf7b9&amp;startTime=39.54" office:target-frame-name="psplayer" xlink:show="replace" text:style-name="Internet_20_link" text:visited-style-name="Visited_20_Internet_20_Link"><text:span text:style-name="T11">the containers supporting those pods.</text:span></text:a><text:span text:style-name="T12"> </text:span><text:a xlink:type="simple" xlink:href="https://app.pluralsight.com/course-player?clipId=39344605-5400-4a92-8e6e-0667d8cbf7b9&amp;startTime=42.24" office:target-frame-name="psplayer" xlink:show="replace" text:style-name="Internet_20_link" text:visited-style-name="Visited_20_Internet_20_Link"><text:span text:style-name="T11">Nodes implement networking,</text:span></text:a><text:span text:style-name="T12"> </text:span><text:a xlink:type="simple" xlink:href="https://app.pluralsight.com/course-player?clipId=39344605-5400-4a92-8e6e-0667d8cbf7b9&amp;startTime=43.78" office:target-frame-name="psplayer" xlink:show="replace" text:style-name="Internet_20_link" text:visited-style-name="Visited_20_Internet_20_Link"><text:span text:style-name="T11">ensuring the network reachability to the pods and</text:span></text:a><text:span text:style-name="T12"> </text:span><text:a xlink:type="simple" xlink:href="https://app.pluralsight.com/course-player?clipId=39344605-5400-4a92-8e6e-0667d8cbf7b9&amp;startTime=46.48" office:target-frame-name="psplayer" xlink:show="replace" text:style-name="Internet_20_link" text:visited-style-name="Visited_20_Internet_20_Link"><text:span text:style-name="T11">services running on worker nodes.</text:span></text:a><text:span text:style-name="T12"> </text:span><text:a xlink:type="simple" xlink:href="https://app.pluralsight.com/course-player?clipId=39344605-5400-4a92-8e6e-0667d8cbf7b9&amp;startTime=49.04" office:target-frame-name="psplayer" xlink:show="replace" text:style-name="Internet_20_link" text:visited-style-name="Visited_20_Internet_20_Link"><text:span text:style-name="T11">Each node in the cluster contributes to the compute capacity of the cluster,</text:span></text:a><text:span text:style-name="T12"> </text:span><text:a xlink:type="simple" xlink:href="https://app.pluralsight.com/course-player?clipId=39344605-5400-4a92-8e6e-0667d8cbf7b9&amp;startTime=52.88" office:target-frame-name="psplayer" xlink:show="replace" text:style-name="Internet_20_link" text:visited-style-name="Visited_20_Internet_20_Link"><text:span text:style-name="T11">and clusters are generally composed of multiple nodes based on the</text:span></text:a><text:span text:style-name="T12"> </text:span><text:a xlink:type="simple" xlink:href="https://app.pluralsight.com/course-player?clipId=39344605-5400-4a92-8e6e-0667d8cbf7b9&amp;startTime=56.83" office:target-frame-name="psplayer" xlink:show="replace" text:style-name="Internet_20_link" text:visited-style-name="Visited_20_Internet_20_Link"><text:span text:style-name="T11">scalability requirements of the workloads deployed.</text:span></text:a><text:span text:style-name="T12"> </text:span><text:a xlink:type="simple" xlink:href="https://app.pluralsight.com/course-player?clipId=39344605-5400-4a92-8e6e-0667d8cbf7b9&amp;startTime=59.59" office:target-frame-name="psplayer" xlink:show="replace" text:style-name="Internet_20_link" text:visited-style-name="Visited_20_Internet_20_Link"><text:span text:style-name="T11">And finally, nodes can be either virtual or physical machines.</text:span></text:a><text:span text:style-name="T12"> </text:span><text:a xlink:type="simple" xlink:href="https://app.pluralsight.com/course-player?clipId=39344605-5400-4a92-8e6e-0667d8cbf7b9&amp;startTime=65.74" office:target-frame-name="psplayer" xlink:show="replace" text:style-name="Internet_20_link" text:visited-style-name="Visited_20_Internet_20_Link"><text:span text:style-name="T11">The control plane node used to be called the master node,</text:span></text:a><text:span text:style-name="T12"> </text:span><text:a xlink:type="simple" xlink:href="https://app.pluralsight.com/course-player?clipId=39344605-5400-4a92-8e6e-0667d8cbf7b9&amp;startTime=68.54" office:target-frame-name="psplayer" xlink:show="replace" text:style-name="Internet_20_link" text:visited-style-name="Visited_20_Internet_20_Link"><text:span text:style-name="T11">and so in some documentation and resources on the web,</text:span></text:a><text:span text:style-name="T12"> </text:span><text:a xlink:type="simple" xlink:href="https://app.pluralsight.com/course-player?clipId=39344605-5400-4a92-8e6e-0667d8cbf7b9&amp;startTime=71.48" office:target-frame-name="psplayer" xlink:show="replace" text:style-name="Internet_20_link" text:visited-style-name="Visited_20_Internet_20_Link"><text:span text:style-name="T11">you will see the term master node used.</text:span></text:a><text:span text:style-name="T12"> </text:span><text:a xlink:type="simple" xlink:href="https://app.pluralsight.com/course-player?clipId=39344605-5400-4a92-8e6e-0667d8cbf7b9&amp;startTime=73.54" office:target-frame-name="psplayer" xlink:show="replace" text:style-name="Internet_20_link" text:visited-style-name="Visited_20_Internet_20_Link"><text:span text:style-name="T11">The modern name for this is control plane node.</text:span></text:a><text:span text:style-name="T12"> </text:span><text:a xlink:type="simple" xlink:href="https://app.pluralsight.com/course-player?clipId=39344605-5400-4a92-8e6e-0667d8cbf7b9&amp;startTime=76.26" office:target-frame-name="psplayer" xlink:show="replace" text:style-name="Internet_20_link" text:visited-style-name="Visited_20_Internet_20_Link"><text:span text:style-name="T11">I'm in the process of updating this series of courses,</text:span></text:a><text:span text:style-name="T12"> </text:span><text:a xlink:type="simple" xlink:href="https://app.pluralsight.com/course-player?clipId=39344605-5400-4a92-8e6e-0667d8cbf7b9&amp;startTime=78.78" office:target-frame-name="psplayer" xlink:show="replace" text:style-name="Internet_20_link" text:visited-style-name="Visited_20_Internet_20_Link"><text:span text:style-name="T11">and we'll update this to control plane node in each course,</text:span></text:a><text:span text:style-name="T12"> </text:span><text:a xlink:type="simple" xlink:href="https://app.pluralsight.com/course-player?clipId=39344605-5400-4a92-8e6e-0667d8cbf7b9&amp;startTime=82.04" office:target-frame-name="psplayer" xlink:show="replace" text:style-name="Internet_20_link" text:visited-style-name="Visited_20_Internet_20_Link"><text:span text:style-name="T11">updating the videos, code samples, and demos.</text:span></text:a><text:span text:style-name="T12"> </text:span><text:a xlink:type="simple" xlink:href="https://app.pluralsight.com/course-player?clipId=39344605-5400-4a92-8e6e-0667d8cbf7b9&amp;startTime=84.51" office:target-frame-name="psplayer" xlink:show="replace" text:style-name="Internet_20_link" text:visited-style-name="Visited_20_Internet_20_Link"><text:span text:style-name="T11">So if you get to a course that I haven't updated yet,</text:span></text:a><text:span text:style-name="T12"> </text:span><text:a xlink:type="simple" xlink:href="https://app.pluralsight.com/course-player?clipId=39344605-5400-4a92-8e6e-0667d8cbf7b9&amp;startTime=87.34" office:target-frame-name="psplayer" xlink:show="replace" text:style-name="Internet_20_link" text:visited-style-name="Visited_20_Internet_20_Link"><text:span text:style-name="T11">you will see this referred to as the master node.</text:span></text:a><text:span text:style-name="T12"> </text:span><text:a xlink:type="simple" xlink:href="https://app.pluralsight.com/course-player?clipId=39344605-5400-4a92-8e6e-0667d8cbf7b9&amp;startTime=89.84" office:target-frame-name="psplayer" xlink:show="replace" text:style-name="Internet_20_link" text:visited-style-name="Visited_20_Internet_20_Link"><text:span text:style-name="T11">This is conceptually the same as the control plane node,</text:span></text:a><text:span text:style-name="T12"> </text:span><text:a xlink:type="simple" xlink:href="https://app.pluralsight.com/course-player?clipId=39344605-5400-4a92-8e6e-0667d8cbf7b9&amp;startTime=92.77" office:target-frame-name="psplayer" xlink:show="replace" text:style-name="Internet_20_link" text:visited-style-name="Visited_20_Internet_20_Link"><text:span text:style-name="T11">and it will be updated as soon as I can get to that course.</text:span></text:a><text:span text:style-name="T12"> </text:span><text:a xlink:type="simple" xlink:href="https://app.pluralsight.com/course-player?clipId=39344605-5400-4a92-8e6e-0667d8cbf7b9&amp;startTime=96.14" office:target-frame-name="psplayer" xlink:show="replace" text:style-name="Internet_20_link" text:visited-style-name="Visited_20_Internet_20_Link"><text:span text:style-name="T11">Zooming in on the cluster's control plane node.</text:span></text:a><text:span text:style-name="T12"> </text:span><text:a xlink:type="simple" xlink:href="https://app.pluralsight.com/course-player?clipId=39344605-5400-4a92-8e6e-0667d8cbf7b9&amp;startTime=100.14" office:target-frame-name="psplayer" xlink:show="replace" text:style-name="Internet_20_link" text:visited-style-name="Visited_20_Internet_20_Link"><text:span text:style-name="T11">The control plane node,</text:span></text:a><text:span text:style-name="T12"> </text:span><text:a xlink:type="simple" xlink:href="https://app.pluralsight.com/course-player?clipId=39344605-5400-4a92-8e6e-0667d8cbf7b9&amp;startTime=101.38" office:target-frame-name="psplayer" xlink:show="replace" text:style-name="Internet_20_link" text:visited-style-name="Visited_20_Internet_20_Link"><text:span text:style-name="T11">which implements the major control functions of a cluster,</text:span></text:a><text:span text:style-name="T12"> </text:span><text:a xlink:type="simple" xlink:href="https://app.pluralsight.com/course-player?clipId=39344605-5400-4a92-8e6e-0667d8cbf7b9&amp;startTime=104.44" office:target-frame-name="psplayer" xlink:show="replace" text:style-name="Internet_20_link" text:visited-style-name="Visited_20_Internet_20_Link"><text:span text:style-name="T11">is comprised of several components, and the first is the API server.</text:span></text:a><text:span text:style-name="T12"> </text:span><text:a xlink:type="simple" xlink:href="https://app.pluralsight.com/course-player?clipId=39344605-5400-4a92-8e6e-0667d8cbf7b9&amp;startTime=108.55" office:target-frame-name="psplayer" xlink:show="replace" text:style-name="Internet_20_link" text:visited-style-name="Visited_20_Internet_20_Link"><text:span text:style-name="T11">The API server is the primary access point for</text:span></text:a><text:span text:style-name="T12"> </text:span><text:a xlink:type="simple" xlink:href="https://app.pluralsight.com/course-player?clipId=39344605-5400-4a92-8e6e-0667d8cbf7b9&amp;startTime=111.44" office:target-frame-name="psplayer" xlink:show="replace" text:style-name="Internet_20_link" text:visited-style-name="Visited_20_Internet_20_Link"><text:span text:style-name="T11">cluster and </text:span></text:a><text:soft-page-break/><text:a xlink:type="simple" xlink:href="https://app.pluralsight.com/course-player?clipId=39344605-5400-4a92-8e6e-0667d8cbf7b9&amp;startTime=111.44" office:target-frame-name="psplayer" xlink:show="replace" text:style-name="Internet_20_link" text:visited-style-name="Visited_20_Internet_20_Link"><text:span text:style-name="T11">administrative operations.</text:span></text:a><text:span text:style-name="T12"> </text:span><text:a xlink:type="simple" xlink:href="https://app.pluralsight.com/course-player?clipId=39344605-5400-4a92-8e6e-0667d8cbf7b9&amp;startTime=113.49" office:target-frame-name="psplayer" xlink:show="replace" text:style-name="Internet_20_link" text:visited-style-name="Visited_20_Internet_20_Link"><text:span text:style-name="T11">This is essentially the communication hub of our Kubernetes cluster.</text:span></text:a><text:span text:style-name="T12"> </text:span><text:a xlink:type="simple" xlink:href="https://app.pluralsight.com/course-player?clipId=39344605-5400-4a92-8e6e-0667d8cbf7b9&amp;startTime=117.54" office:target-frame-name="psplayer" xlink:show="replace" text:style-name="Internet_20_link" text:visited-style-name="Visited_20_Internet_20_Link"><text:span text:style-name="T11">Now, the API server itself is stateless,</text:span></text:a><text:span text:style-name="T12"> </text:span><text:a xlink:type="simple" xlink:href="https://app.pluralsight.com/course-player?clipId=39344605-5400-4a92-8e6e-0667d8cbf7b9&amp;startTime=120.23" office:target-frame-name="psplayer" xlink:show="replace" text:style-name="Internet_20_link" text:visited-style-name="Visited_20_Internet_20_Link"><text:span text:style-name="T11">and so we need a place to be able to store the state of the system,</text:span></text:a><text:span text:style-name="T12"> </text:span><text:a xlink:type="simple" xlink:href="https://app.pluralsight.com/course-player?clipId=39344605-5400-4a92-8e6e-0667d8cbf7b9&amp;startTime=123.44" office:target-frame-name="psplayer" xlink:show="replace" text:style-name="Internet_20_link" text:visited-style-name="Visited_20_Internet_20_Link"><text:span text:style-name="T11">and that's where the cluster store etcd comes in.</text:span></text:a><text:span text:style-name="T12"> </text:span><text:a xlink:type="simple" xlink:href="https://app.pluralsight.com/course-player?clipId=39344605-5400-4a92-8e6e-0667d8cbf7b9&amp;startTime=126.74" office:target-frame-name="psplayer" xlink:show="replace" text:style-name="Internet_20_link" text:visited-style-name="Visited_20_Internet_20_Link"><text:span text:style-name="T11">This has the responsibility of persisting the state of our Kubernetes objects.</text:span></text:a><text:span text:style-name="T12"> </text:span><text:a xlink:type="simple" xlink:href="https://app.pluralsight.com/course-player?clipId=39344605-5400-4a92-8e6e-0667d8cbf7b9&amp;startTime=131.74" office:target-frame-name="psplayer" xlink:show="replace" text:style-name="Internet_20_link" text:visited-style-name="Visited_20_Internet_20_Link"><text:span text:style-name="T11">Next is the scheduler.</text:span></text:a><text:span text:style-name="T12"> </text:span><text:a xlink:type="simple" xlink:href="https://app.pluralsight.com/course-player?clipId=39344605-5400-4a92-8e6e-0667d8cbf7b9&amp;startTime=132.83" office:target-frame-name="psplayer" xlink:show="replace" text:style-name="Internet_20_link" text:visited-style-name="Visited_20_Internet_20_Link"><text:span text:style-name="T11">The scheduler tells Kubernetes which nodes to start pods on</text:span></text:a><text:span text:style-name="T12"> </text:span><text:a xlink:type="simple" xlink:href="https://app.pluralsight.com/course-player?clipId=39344605-5400-4a92-8e6e-0667d8cbf7b9&amp;startTime=136.57" office:target-frame-name="psplayer" xlink:show="replace" text:style-name="Internet_20_link" text:visited-style-name="Visited_20_Internet_20_Link"><text:span text:style-name="T11">based on the pod's resource requirements and other attributes</text:span></text:a><text:span text:style-name="T12"> </text:span><text:a xlink:type="simple" xlink:href="https://app.pluralsight.com/course-player?clipId=39344605-5400-4a92-8e6e-0667d8cbf7b9&amp;startTime=139.46" office:target-frame-name="psplayer" xlink:show="replace" text:style-name="Internet_20_link" text:visited-style-name="Visited_20_Internet_20_Link"><text:span text:style-name="T11">such as administrative policies.</text:span></text:a><text:span text:style-name="T12"> </text:span><text:a xlink:type="simple" xlink:href="https://app.pluralsight.com/course-player?clipId=39344605-5400-4a92-8e6e-0667d8cbf7b9&amp;startTime=141.29" office:target-frame-name="psplayer" xlink:show="replace" text:style-name="Internet_20_link" text:visited-style-name="Visited_20_Internet_20_Link"><text:span text:style-name="T11">And then there's the controller manager.</text:span></text:a><text:span text:style-name="T12"> </text:span><text:a xlink:type="simple" xlink:href="https://app.pluralsight.com/course-player?clipId=39344605-5400-4a92-8e6e-0667d8cbf7b9&amp;startTime=143.82" office:target-frame-name="psplayer" xlink:show="replace" text:style-name="Internet_20_link" text:visited-style-name="Visited_20_Internet_20_Link"><text:span text:style-name="T11">The controller manager has the job of implementing the lifecycle</text:span></text:a><text:span text:style-name="T12"> </text:span><text:a xlink:type="simple" xlink:href="https://app.pluralsight.com/course-player?clipId=39344605-5400-4a92-8e6e-0667d8cbf7b9&amp;startTime=146.89" office:target-frame-name="psplayer" xlink:show="replace" text:style-name="Internet_20_link" text:visited-style-name="Visited_20_Internet_20_Link"><text:span text:style-name="T11">functions of the controllers that execute and monitor the state</text:span></text:a><text:span text:style-name="T12"> </text:span><text:a xlink:type="simple" xlink:href="https://app.pluralsight.com/course-player?clipId=39344605-5400-4a92-8e6e-0667d8cbf7b9&amp;startTime=151" office:target-frame-name="psplayer" xlink:show="replace" text:style-name="Internet_20_link" text:visited-style-name="Visited_20_Internet_20_Link"><text:span text:style-name="T11">of Kubernetes objects such as pods.</text:span></text:a><text:span text:style-name="T12"> </text:span><text:a xlink:type="simple" xlink:href="https://app.pluralsight.com/course-player?clipId=39344605-5400-4a92-8e6e-0667d8cbf7b9&amp;startTime=153.64" office:target-frame-name="psplayer" xlink:show="replace" text:style-name="Internet_20_link" text:visited-style-name="Visited_20_Internet_20_Link"><text:span text:style-name="T11">Basically, it has the responsibility of keeping things in the desired state.</text:span></text:a><text:span text:style-name="T12"> </text:span><text:a xlink:type="simple" xlink:href="https://app.pluralsight.com/course-player?clipId=39344605-5400-4a92-8e6e-0667d8cbf7b9&amp;startTime=157.62" office:target-frame-name="psplayer" xlink:show="replace" text:style-name="Internet_20_link" text:visited-style-name="Visited_20_Internet_20_Link"><text:span text:style-name="T11">And we're also going to introduce kubectl here,</text:span></text:a><text:span text:style-name="T12"> </text:span><text:a xlink:type="simple" xlink:href="https://app.pluralsight.com/course-player?clipId=39344605-5400-4a92-8e6e-0667d8cbf7b9&amp;startTime=160.28" office:target-frame-name="psplayer" xlink:show="replace" text:style-name="Internet_20_link" text:visited-style-name="Visited_20_Internet_20_Link"><text:span text:style-name="T11">not really part of the control plane,</text:span></text:a><text:span text:style-name="T12"> </text:span><text:a xlink:type="simple" xlink:href="https://app.pluralsight.com/course-player?clipId=39344605-5400-4a92-8e6e-0667d8cbf7b9&amp;startTime=162" office:target-frame-name="psplayer" xlink:show="replace" text:style-name="Internet_20_link" text:visited-style-name="Visited_20_Internet_20_Link"><text:span text:style-name="T11">but it's how we're going to interact with the API</text:span></text:a><text:span text:style-name="T12"> </text:span><text:a xlink:type="simple" xlink:href="https://app.pluralsight.com/course-player?clipId=39344605-5400-4a92-8e6e-0667d8cbf7b9&amp;startTime=164.28" office:target-frame-name="psplayer" xlink:show="replace" text:style-name="Internet_20_link" text:visited-style-name="Visited_20_Internet_20_Link"><text:span text:style-name="T11">server for administrative functions.</text:span></text:a><text:span text:style-name="T12"> </text:span><text:a xlink:type="simple" xlink:href="https://app.pluralsight.com/course-player?clipId=39344605-5400-4a92-8e6e-0667d8cbf7b9&amp;startTime=166.44" office:target-frame-name="psplayer" xlink:show="replace" text:style-name="Internet_20_link" text:visited-style-name="Visited_20_Internet_20_Link"><text:span text:style-name="T11">When we work with kubectl,</text:span></text:a><text:span text:style-name="T12"> </text:span><text:a xlink:type="simple" xlink:href="https://app.pluralsight.com/course-player?clipId=39344605-5400-4a92-8e6e-0667d8cbf7b9&amp;startTime=167.88" office:target-frame-name="psplayer" xlink:show="replace" text:style-name="Internet_20_link" text:visited-style-name="Visited_20_Internet_20_Link"><text:span text:style-name="T11">it's going to interact with the API server for us to be able to retrieve</text:span></text:a><text:span text:style-name="T12"> </text:span><text:a xlink:type="simple" xlink:href="https://app.pluralsight.com/course-player?clipId=39344605-5400-4a92-8e6e-0667d8cbf7b9&amp;startTime=171.47" office:target-frame-name="psplayer" xlink:show="replace" text:style-name="Internet_20_link" text:visited-style-name="Visited_20_Internet_20_Link"><text:span text:style-name="T11">information and also to make those changing operations to help get our</text:span></text:a><text:span text:style-name="T12"> </text:span><text:a xlink:type="simple" xlink:href="https://app.pluralsight.com/course-player?clipId=39344605-5400-4a92-8e6e-0667d8cbf7b9&amp;startTime=175.27" office:target-frame-name="psplayer" xlink:show="replace" text:style-name="Internet_20_link" text:visited-style-name="Visited_20_Internet_20_Link"><text:span text:style-name="T11">system into the state that we want it to be in,</text:span></text:a><text:span text:style-name="T12"> </text:span><text:a xlink:type="simple" xlink:href="https://app.pluralsight.com/course-player?clipId=39344605-5400-4a92-8e6e-0667d8cbf7b9&amp;startTime=177.53" office:target-frame-name="psplayer" xlink:show="replace" text:style-name="Internet_20_link" text:visited-style-name="Visited_20_Internet_20_Link"><text:span text:style-name="T11">such as deploying workloads.</text:span></text:a><text:span text:style-name="T12"> </text:span><text:a xlink:type="simple" xlink:href="https://app.pluralsight.com/course-player?clipId=39344605-5400-4a92-8e6e-0667d8cbf7b9&amp;startTime=179.54" office:target-frame-name="psplayer" xlink:show="replace" text:style-name="Internet_20_link" text:visited-style-name="Visited_20_Internet_20_Link"><text:span text:style-name="T11">It's our primary administrative command line tool for</text:span></text:a><text:span text:style-name="T12"> </text:span><text:a xlink:type="simple" xlink:href="https://app.pluralsight.com/course-player?clipId=39344605-5400-4a92-8e6e-0667d8cbf7b9&amp;startTime=182.41" office:target-frame-name="psplayer" xlink:show="replace" text:style-name="Internet_20_link" text:visited-style-name="Visited_20_Internet_20_Link"><text:span text:style-name="T11">operating our Kubernetes cluster.</text:span></text:a><text:span text:style-name="T12"> </text:span><text:a xlink:type="simple" xlink:href="https://app.pluralsight.com/course-player?clipId=39344605-5400-4a92-8e6e-0667d8cbf7b9&amp;startTime=184.28" office:target-frame-name="psplayer" xlink:show="replace" text:style-name="Internet_20_link" text:visited-style-name="Visited_20_Internet_20_Link"><text:span text:style-name="T11">And now we're going to deal with this right now.</text:span></text:a><text:span text:style-name="T12"> </text:span><text:a xlink:type="simple" xlink:href="https://app.pluralsight.com/course-player?clipId=39344605-5400-4a92-8e6e-0667d8cbf7b9&amp;startTime=186.22" office:target-frame-name="psplayer" xlink:show="replace" text:style-name="Internet_20_link" text:visited-style-name="Visited_20_Internet_20_Link"><text:span text:style-name="T11">I call it kubectl.</text:span></text:a><text:span text:style-name="T12"> </text:span><text:a xlink:type="simple" xlink:href="https://app.pluralsight.com/course-player?clipId=39344605-5400-4a92-8e6e-0667d8cbf7b9&amp;startTime=187.66" office:target-frame-name="psplayer" xlink:show="replace" text:style-name="Internet_20_link" text:visited-style-name="Visited_20_Internet_20_Link"><text:span text:style-name="T11">You can call it kube control, kube cuddle,</text:span></text:a><text:span text:style-name="T12"> </text:span><text:a xlink:type="simple" xlink:href="https://app.pluralsight.com/course-player?clipId=39344605-5400-4a92-8e6e-0667d8cbf7b9&amp;startTime=190.05" office:target-frame-name="psplayer" xlink:show="replace" text:style-name="Internet_20_link" text:visited-style-name="Visited_20_Internet_20_Link"><text:span text:style-name="T11">whatever you want to do, but for this course,</text:span></text:a><text:span text:style-name="T12"> </text:span><text:a xlink:type="simple" xlink:href="https://app.pluralsight.com/course-player?clipId=39344605-5400-4a92-8e6e-0667d8cbf7b9&amp;startTime=191.57" office:target-frame-name="psplayer" xlink:show="replace" text:style-name="Internet_20_link" text:visited-style-name="Visited_20_Internet_20_Link"><text:span text:style-name="T11">we're going to go with kubectl.</text:span></text:a><text:span text:style-name="T12"> </text:span><text:a xlink:type="simple" xlink:href="https://app.pluralsight.com/course-player?clipId=39344605-5400-4a92-8e6e-0667d8cbf7b9&amp;startTime=193.76" office:target-frame-name="psplayer" xlink:show="replace" text:style-name="Internet_20_link" text:visited-style-name="Visited_20_Internet_20_Link"><text:span text:style-name="T11">Now, within the control plane node,</text:span></text:a><text:span text:style-name="T12"> </text:span><text:a xlink:type="simple" xlink:href="https://app.pluralsight.com/course-player?clipId=39344605-5400-4a92-8e6e-0667d8cbf7b9&amp;startTime=196.66" office:target-frame-name="psplayer" xlink:show="replace" text:style-name="Internet_20_link" text:visited-style-name="Visited_20_Internet_20_Link"><text:span text:style-name="T11">let's look even closer at those individual control plane</text:span></text:a><text:span text:style-name="T12"> </text:span><text:a xlink:type="simple" xlink:href="https://app.pluralsight.com/course-player?clipId=39344605-5400-4a92-8e6e-0667d8cbf7b9&amp;startTime=199.82" office:target-frame-name="psplayer" xlink:show="replace" text:style-name="Internet_20_link" text:visited-style-name="Visited_20_Internet_20_Link"><text:span text:style-name="T11">components that we just introduced.</text:span></text:a><text:span text:style-name="T12"> </text:span><text:a xlink:type="simple" xlink:href="https://app.pluralsight.com/course-player?clipId=39344605-5400-4a92-8e6e-0667d8cbf7b9&amp;startTime=201.6" office:target-frame-name="psplayer" xlink:show="replace" text:style-name="Internet_20_link" text:visited-style-name="Visited_20_Internet_20_Link"><text:span text:style-name="T11">We're going to look at the API server, the cluster store etcd,</text:span></text:a><text:span text:style-name="T12"> </text:span><text:a xlink:type="simple" xlink:href="https://app.pluralsight.com/course-player?clipId=39344605-5400-4a92-8e6e-0667d8cbf7b9&amp;startTime=204.86" office:target-frame-name="psplayer" xlink:show="replace" text:style-name="Internet_20_link" text:visited-style-name="Visited_20_Internet_20_Link"><text:span text:style-name="T11">the scheduler, and the controller manager.</text:span></text:a><text:span text:style-name="T12"> </text:span><text:a xlink:type="simple" xlink:href="https://app.pluralsight.com/course-player?clipId=39344605-5400-4a92-8e6e-0667d8cbf7b9&amp;startTime=207.24" office:target-frame-name="psplayer" xlink:show="replace" text:style-name="Internet_20_link" text:visited-style-name="Visited_20_Internet_20_Link"><text:span text:style-name="T11">Now, the API server is central to the control of your cluster.</text:span></text:a><text:span text:style-name="T12"> </text:span><text:a xlink:type="simple" xlink:href="https://app.pluralsight.com/course-player?clipId=39344605-5400-4a92-8e6e-0667d8cbf7b9&amp;startTime=211.19" office:target-frame-name="psplayer" xlink:show="replace" text:style-name="Internet_20_link" text:visited-style-name="Visited_20_Internet_20_Link"><text:span text:style-name="T11">It's core to all operations.</text:span></text:a><text:span text:style-name="T12"> </text:span><text:a xlink:type="simple" xlink:href="https://app.pluralsight.com/course-player?clipId=39344605-5400-4a92-8e6e-0667d8cbf7b9&amp;startTime=213.54" office:target-frame-name="psplayer" xlink:show="replace" text:style-name="Internet_20_link" text:visited-style-name="Visited_20_Internet_20_Link"><text:span text:style-name="T11">All configuration changes pass through the API server.</text:span></text:a><text:span text:style-name="T12"> </text:span><text:a xlink:type="simple" xlink:href="https://app.pluralsight.com/course-player?clipId=39344605-5400-4a92-8e6e-0667d8cbf7b9&amp;startTime=216.31" office:target-frame-name="psplayer" xlink:show="replace" text:style-name="Internet_20_link" text:visited-style-name="Visited_20_Internet_20_Link"><text:span text:style-name="T11">It's a very simple interface leveraging a RESTful API,</text:span></text:a><text:span text:style-name="T12"> </text:span><text:a xlink:type="simple" xlink:href="https://app.pluralsight.com/course-player?clipId=39344605-5400-4a92-8e6e-0667d8cbf7b9&amp;startTime=219.84" office:target-frame-name="psplayer" xlink:show="replace" text:style-name="Internet_20_link" text:visited-style-name="Visited_20_Internet_20_Link"><text:span text:style-name="T11">exposing RESTful operations like GET, PUSH,</text:span></text:a><text:span text:style-name="T12"> </text:span><text:a xlink:type="simple" xlink:href="https://app.pluralsight.com/course-player?clipId=39344605-5400-4a92-8e6e-0667d8cbf7b9&amp;startTime=222.82" office:target-frame-name="psplayer" xlink:show="replace" text:style-name="Internet_20_link" text:visited-style-name="Visited_20_Internet_20_Link"><text:span text:style-name="T11">POST, and so on.</text:span></text:a><text:span text:style-name="T12"> </text:span><text:a xlink:type="simple" xlink:href="https://app.pluralsight.com/course-player?clipId=39344605-5400-4a92-8e6e-0667d8cbf7b9&amp;startTime=224.14" office:target-frame-name="psplayer" xlink:show="replace" text:style-name="Internet_20_link" text:visited-style-name="Visited_20_Internet_20_Link"><text:span text:style-name="T11">Based on the operation that's going into the API server,</text:span></text:a><text:span text:style-name="T12"> </text:span><text:a xlink:type="simple" xlink:href="https://app.pluralsight.com/course-player?clipId=39344605-5400-4a92-8e6e-0667d8cbf7b9&amp;startTime=226.78" office:target-frame-name="psplayer" xlink:show="replace" text:style-name="Internet_20_link" text:visited-style-name="Visited_20_Internet_20_Link"><text:span text:style-name="T11">it's the responsibility of the API server to validate that operation and</text:span></text:a><text:span text:style-name="T12"> </text:span><text:a xlink:type="simple" xlink:href="https://app.pluralsight.com/course-player?clipId=39344605-5400-4a92-8e6e-0667d8cbf7b9&amp;startTime=231.17" office:target-frame-name="psplayer" xlink:show="replace" text:style-name="Internet_20_link" text:visited-style-name="Visited_20_Internet_20_Link"><text:span text:style-name="T11">persist that object state into the Cluster data store,</text:span></text:a><text:span text:style-name="T12"> </text:span><text:a xlink:type="simple" xlink:href="https://app.pluralsight.com/course-player?clipId=39344605-5400-4a92-8e6e-0667d8cbf7b9&amp;startTime=234.59" office:target-frame-name="psplayer" xlink:show="replace" text:style-name="Internet_20_link" text:visited-style-name="Visited_20_Internet_20_Link"><text:span text:style-name="T11">which is etcd, and as we've introduced,</text:span></text:a><text:span text:style-name="T12"> </text:span><text:a xlink:type="simple" xlink:href="https://app.pluralsight.com/course-player?clipId=39344605-5400-4a92-8e6e-0667d8cbf7b9&amp;startTime=237.75" office:target-frame-name="psplayer" xlink:show="replace" text:style-name="Internet_20_link" text:visited-style-name="Visited_20_Internet_20_Link"><text:span text:style-name="T11">etcd is the cluster data store and is used to persist the</text:span></text:a><text:span text:style-name="T12"> </text:span><text:a xlink:type="simple" xlink:href="https://app.pluralsight.com/course-player?clipId=39344605-5400-4a92-8e6e-0667d8cbf7b9&amp;startTime=240.66" office:target-frame-name="psplayer" xlink:show="replace" text:style-name="Internet_20_link" text:visited-style-name="Visited_20_Internet_20_Link"><text:span text:style-name="T11">state of those API objects as key value pairs.</text:span></text:a><text:span text:style-name="T12"> </text:span><text:a xlink:type="simple" xlink:href="https://app.pluralsight.com/course-player?clipId=39344605-5400-4a92-8e6e-0667d8cbf7b9&amp;startTime=245.14" office:target-frame-name="psplayer" xlink:show="replace" text:style-name="Internet_20_link" text:visited-style-name="Visited_20_Internet_20_Link"><text:span text:style-name="T11">Next up is the scheduler.</text:span></text:a><text:span text:style-name="T12"> </text:span><text:a xlink:type="simple" xlink:href="https://app.pluralsight.com/course-player?clipId=39344605-5400-4a92-8e6e-0667d8cbf7b9&amp;startTime=246.68" office:target-frame-name="psplayer" xlink:show="replace" text:style-name="Internet_20_link" text:visited-style-name="Visited_20_Internet_20_Link"><text:span text:style-name="T11">It's the job of the scheduler to watch the API server for unscheduled pods,</text:span></text:a><text:span text:style-name="T12"> </text:span><text:a xlink:type="simple" xlink:href="https://app.pluralsight.com/course-player?clipId=39344605-5400-4a92-8e6e-0667d8cbf7b9&amp;startTime=251.85" office:target-frame-name="psplayer" xlink:show="replace" text:style-name="Internet_20_link" text:visited-style-name="Visited_20_Internet_20_Link"><text:span text:style-name="T11">and then schedule those pods on nodes.</text:span></text:a><text:span text:style-name="T12"> </text:span><text:a xlink:type="simple" xlink:href="https://app.pluralsight.com/course-player?clipId=39344605-5400-4a92-8e6e-0667d8cbf7b9&amp;startTime=254.34" office:target-frame-name="psplayer" xlink:show="replace" text:style-name="Internet_20_link" text:visited-style-name="Visited_20_Internet_20_Link"><text:span text:style-name="T11">When scheduling pods,</text:span></text:a><text:span text:style-name="T12"> </text:span><text:a xlink:type="simple" xlink:href="https://app.pluralsight.com/course-player?clipId=39344605-5400-4a92-8e6e-0667d8cbf7b9&amp;startTime=255.49" office:target-frame-name="psplayer" xlink:show="replace" text:style-name="Internet_20_link" text:visited-style-name="Visited_20_Internet_20_Link"><text:span text:style-name="T11">the scheduler will evaluate the resources required by</text:span></text:a><text:span text:style-name="T12"> </text:span><text:a xlink:type="simple" xlink:href="https://app.pluralsight.com/course-player?clipId=39344605-5400-4a92-8e6e-0667d8cbf7b9&amp;startTime=258.43" office:target-frame-name="psplayer" xlink:show="replace" text:style-name="Internet_20_link" text:visited-style-name="Visited_20_Internet_20_Link"><text:span text:style-name="T11">that Pod in terms of things like CPU, memory,</text:span></text:a><text:span text:style-name="T12"> </text:span><text:a xlink:type="simple" xlink:href="https://app.pluralsight.com/course-player?clipId=39344605-5400-4a92-8e6e-0667d8cbf7b9&amp;startTime=261.64" office:target-frame-name="psplayer" xlink:show="replace" text:style-name="Internet_20_link" text:visited-style-name="Visited_20_Internet_20_Link"><text:span text:style-name="T11">and storage requirements to ensure their availability when</text:span></text:a><text:span text:style-name="T12"> </text:span><text:a xlink:type="simple" xlink:href="https://app.pluralsight.com/course-player?clipId=39344605-5400-4a92-8e6e-0667d8cbf7b9&amp;startTime=264.95" office:target-frame-name="psplayer" xlink:show="replace" text:style-name="Internet_20_link" text:visited-style-name="Visited_20_Internet_20_Link"><text:span text:style-name="T11">placing a Pod on a specific node in our cluster.</text:span></text:a><text:span text:style-name="T12"> </text:span><text:a xlink:type="simple" xlink:href="https://app.pluralsight.com/course-player?clipId=39344605-5400-4a92-8e6e-0667d8cbf7b9&amp;startTime=267.88" office:target-frame-name="psplayer" xlink:show="replace" text:style-name="Internet_20_link" text:visited-style-name="Visited_20_Internet_20_Link"><text:span text:style-name="T11">Further,</text:span></text:a><text:span text:style-name="T12"> </text:span><text:a xlink:type="simple" xlink:href="https://app.pluralsight.com/course-player?clipId=39344605-5400-4a92-8e6e-0667d8cbf7b9&amp;startTime=268.47" office:target-frame-name="psplayer" xlink:show="replace" text:style-name="Internet_20_link" text:visited-style-name="Visited_20_Internet_20_Link"><text:span text:style-name="T11">the scheduler has the responsibility of respecting any</text:span></text:a><text:span text:style-name="T12"> </text:span><text:a xlink:type="simple" xlink:href="https://app.pluralsight.com/course-player?clipId=39344605-5400-4a92-8e6e-0667d8cbf7b9&amp;startTime=271.3" office:target-frame-name="psplayer" xlink:show="replace" text:style-name="Internet_20_link" text:visited-style-name="Visited_20_Internet_20_Link"><text:span text:style-name="T11">constraints that we defined administratively,</text:span></text:a><text:span text:style-name="T12"> </text:span><text:a xlink:type="simple" xlink:href="https://app.pluralsight.com/course-player?clipId=39344605-5400-4a92-8e6e-0667d8cbf7b9&amp;startTime=273.84" office:target-frame-name="psplayer" xlink:show="replace" text:style-name="Internet_20_link" text:visited-style-name="Visited_20_Internet_20_Link"><text:span text:style-name="T11">and so perhaps you want to keep two pods on the same node at all times.</text:span></text:a><text:span text:style-name="T12"> </text:span><text:a xlink:type="simple" xlink:href="https://app.pluralsight.com/course-player?clipId=39344605-5400-4a92-8e6e-0667d8cbf7b9&amp;startTime=277.29" office:target-frame-name="psplayer" xlink:show="replace" text:style-name="Internet_20_link" text:visited-style-name="Visited_20_Internet_20_Link"><text:span text:style-name="T11">That's called Pod affinity.</text:span></text:a><text:span text:style-name="T12"> </text:span><text:a xlink:type="simple" xlink:href="https://app.pluralsight.com/course-player?clipId=39344605-5400-4a92-8e6e-0667d8cbf7b9&amp;startTime=278.86" office:target-frame-name="psplayer" xlink:show="replace" text:style-name="Internet_20_link" text:visited-style-name="Visited_20_Internet_20_Link"><text:span text:style-name="T11">Or perhaps we want to do the opposite,</text:span></text:a><text:span text:style-name="T12"> </text:span><text:a xlink:type="simple" xlink:href="https://app.pluralsight.com/course-player?clipId=39344605-5400-4a92-8e6e-0667d8cbf7b9&amp;startTime=280.5" office:target-frame-name="psplayer" xlink:show="replace" text:style-name="Internet_20_link" text:visited-style-name="Visited_20_Internet_20_Link"><text:span text:style-name="T11">where we want to ensure that two pods are never on the same node.</text:span></text:a><text:span text:style-name="T12"> </text:span><text:a xlink:type="simple" xlink:href="https://app.pluralsight.com/course-player?clipId=39344605-5400-4a92-8e6e-0667d8cbf7b9&amp;startTime=283.12" office:target-frame-name="psplayer" xlink:show="replace" text:style-name="Internet_20_link" text:visited-style-name="Visited_20_Internet_20_Link"><text:span text:style-name="T11">That's called Pod anti‑infinity, and the Scheduler will handle that for us.</text:span></text:a><text:span text:style-name="T12"> </text:span><text:a xlink:type="simple" xlink:href="https://app.pluralsight.com/course-player?clipId=39344605-5400-4a92-8e6e-0667d8cbf7b9&amp;startTime=287.44" office:target-frame-name="psplayer" xlink:show="replace" text:style-name="Internet_20_link" text:visited-style-name="Visited_20_Internet_20_Link"><text:span text:style-name="T11">The Scheduler is capable of scheduling pods based on</text:span></text:a><text:span text:style-name="T12"> </text:span><text:a xlink:type="simple" xlink:href="https://app.pluralsight.com/course-player?clipId=39344605-5400-4a92-8e6e-0667d8cbf7b9&amp;startTime=290.24" office:target-frame-name="psplayer" xlink:show="replace" text:style-name="Internet_20_link" text:visited-style-name="Visited_20_Internet_20_Link"><text:span text:style-name="T11">many different other attributes,</text:span></text:a><text:span text:style-name="T12"> </text:span><text:a xlink:type="simple" xlink:href="https://app.pluralsight.com/course-player?clipId=39344605-5400-4a92-8e6e-0667d8cbf7b9&amp;startTime=291.65" office:target-frame-name="psplayer" xlink:show="replace" text:style-name="Internet_20_link" text:visited-style-name="Visited_20_Internet_20_Link"><text:span text:style-name="T11">and we'll look at this more closely in an upcoming course.</text:span></text:a><text:span text:style-name="T12"> </text:span><text:a xlink:type="simple" xlink:href="https://app.pluralsight.com/course-player?clipId=39344605-5400-4a92-8e6e-0667d8cbf7b9&amp;startTime=294.04" office:target-frame-name="psplayer" xlink:show="replace" text:style-name="Internet_20_link" text:visited-style-name="Visited_20_Internet_20_Link"><text:span text:style-name="T11">And then finally, the controller manager.</text:span></text:a><text:span text:style-name="T12"> </text:span><text:a xlink:type="simple" xlink:href="https://app.pluralsight.com/course-player?clipId=39344605-5400-4a92-8e6e-0667d8cbf7b9&amp;startTime=296.37" office:target-frame-name="psplayer" xlink:show="replace" text:style-name="Internet_20_link" text:visited-style-name="Visited_20_Internet_20_Link"><text:span text:style-name="T11">It's the job of the controller manager to execute those controller loops.</text:span></text:a><text:span text:style-name="T12"> </text:span><text:a xlink:type="simple" xlink:href="https://app.pluralsight.com/course-player?clipId=39344605-5400-4a92-8e6e-0667d8cbf7b9&amp;startTime=300.57" office:target-frame-name="psplayer" xlink:show="replace" text:style-name="Internet_20_link" text:visited-style-name="Visited_20_Internet_20_Link"><text:span text:style-name="T11">Those controller loops implement the lifecycle functions of pods</text:span></text:a><text:span text:style-name="T12"> </text:span><text:a xlink:type="simple" xlink:href="https://app.pluralsight.com/course-player?clipId=39344605-5400-4a92-8e6e-0667d8cbf7b9&amp;startTime=303.95" office:target-frame-name="psplayer" xlink:show="replace" text:style-name="Internet_20_link" text:visited-style-name="Visited_20_Internet_20_Link"><text:span text:style-name="T11">,and thus defined the desired state of the system.</text:span></text:a><text:span text:style-name="T12"> </text:span><text:a xlink:type="simple" xlink:href="https://app.pluralsight.com/course-player?clipId=39344605-5400-4a92-8e6e-0667d8cbf7b9&amp;startTime=306.46" office:target-frame-name="psplayer" xlink:show="replace" text:style-name="Internet_20_link" text:visited-style-name="Visited_20_Internet_20_Link"><text:span text:style-name="T11">It's the job of the controller manager to watch the current</text:span></text:a><text:span text:style-name="T12"> </text:span><text:a xlink:type="simple" xlink:href="https://app.pluralsight.com/course-player?clipId=39344605-5400-4a92-8e6e-0667d8cbf7b9&amp;startTime=309.51" office:target-frame-name="psplayer" xlink:show="replace" text:style-name="Internet_20_link" text:visited-style-name="Visited_20_Internet_20_Link"><text:span text:style-name="T11">state of the system and update the API server to ensure that</text:span></text:a><text:span text:style-name="T12"> </text:span><text:a xlink:type="simple" xlink:href="https://app.pluralsight.com/course-player?clipId=39344605-5400-4a92-8e6e-0667d8cbf7b9&amp;startTime=312.56" office:target-frame-name="psplayer" xlink:show="replace" text:style-name="Internet_20_link" text:visited-style-name="Visited_20_Internet_20_Link"><text:span text:style-name="T11">its heading towards the desired state.</text:span></text:a><text:span text:style-name="T12"> </text:span><text:a xlink:type="simple" xlink:href="https://app.pluralsight.com/course-player?clipId=39344605-5400-4a92-8e6e-0667d8cbf7b9&amp;startTime=314.64" office:target-frame-name="psplayer" xlink:show="replace" text:style-name="Internet_20_link" text:visited-style-name="Visited_20_Internet_20_Link"><text:span text:style-name="T11">The replica set API object is an example of a controller that we</text:span></text:a><text:span text:style-name="T12"> </text:span><text:a xlink:type="simple" xlink:href="https://app.pluralsight.com/course-player?clipId=39344605-5400-4a92-8e6e-0667d8cbf7b9&amp;startTime=318.57" office:target-frame-name="psplayer" xlink:show="replace" text:style-name="Internet_20_link" text:visited-style-name="Visited_20_Internet_20_Link"><text:span text:style-name="T11">will be working with a bunch in this course.</text:span></text:a><text:span text:style-name="T12"> </text:span><text:a xlink:type="simple" xlink:href="https://app.pluralsight.com/course-player?clipId=39344605-5400-4a92-8e6e-0667d8cbf7b9&amp;startTime=320.74" office:target-frame-name="psplayer" xlink:show="replace" text:style-name="Internet_20_link" text:visited-style-name="Visited_20_Internet_20_Link"><text:span text:style-name="T11">This is the controller that is used to ensure that the correct number of</text:span></text:a><text:span text:style-name="T12"> </text:span><text:a xlink:type="simple" xlink:href="https://app.pluralsight.com/course-player?clipId=39344605-5400-4a92-8e6e-0667d8cbf7b9&amp;startTime=324.7" office:target-frame-name="psplayer" xlink:show="replace" text:style-name="Internet_20_link" text:visited-style-name="Visited_20_Internet_20_Link"><text:span text:style-name="T11">pods or replicas are up and running in our deployments.</text:span></text:a><text:span text:style-name="T12"> </text:span><text:a xlink:type="simple" xlink:href="https://app.pluralsight.com/course-player?clipId=39344605-5400-4a92-8e6e-0667d8cbf7b9&amp;startTime=328.14" office:target-frame-name="psplayer" xlink:show="replace" text:style-name="Internet_20_link" text:visited-style-name="Visited_20_Internet_20_Link"><text:span text:style-name="T11">And so it's the responsibility of the replica set controller to</text:span></text:a><text:span text:style-name="T12"> </text:span><text:a xlink:type="simple" xlink:href="https://app.pluralsight.com/course-player?clipId=39344605-5400-4a92-8e6e-0667d8cbf7b9&amp;startTime=331.45" office:target-frame-name="psplayer" xlink:show="replace" text:style-name="Internet_20_link" text:visited-style-name="Visited_20_Internet_20_Link"><text:span text:style-name="T11">communicate to the API server changes in its desired state.</text:span></text:a><text:span text:style-name="T12"> </text:span><text:a xlink:type="simple" xlink:href="https://app.pluralsight.com/course-player?clipId=39344605-5400-4a92-8e6e-0667d8cbf7b9&amp;startTime=335.3" office:target-frame-name="psplayer" xlink:show="replace" text:style-name="Internet_20_link" text:visited-style-name="Visited_20_Internet_20_Link"><text:span text:style-name="T11">And so this could be operations like creating new pods or deleting pods,</text:span></text:a><text:span text:style-name="T12"> </text:span><text:a xlink:type="simple" xlink:href="https://app.pluralsight.com/course-player?clipId=39344605-5400-4a92-8e6e-0667d8cbf7b9&amp;startTime=338.94" office:target-frame-name="psplayer" xlink:show="replace" text:style-name="Internet_20_link" text:visited-style-name="Visited_20_Internet_20_Link"><text:span text:style-name="T11">based on what the running state of the cluster is.</text:span></text:a><text:span text:style-name="T12"> </text:span><text:a xlink:type="simple" xlink:href="https://app.pluralsight.com/course-player?clipId=39344605-5400-4a92-8e6e-0667d8cbf7b9&amp;startTime=342.24" office:target-frame-name="psplayer" xlink:show="replace" text:style-name="Internet_20_link" text:visited-style-name="Visited_20_Internet_20_Link"><text:span text:style-name="T11">And as we've introduced,</text:span></text:a><text:span text:style-name="T12"> </text:span><text:a xlink:type="simple" xlink:href="https://app.pluralsight.com/course-player?clipId=39344605-5400-4a92-8e6e-0667d8cbf7b9&amp;startTime=343.26" office:target-frame-name="psplayer" xlink:show="replace" text:style-name="Internet_20_link" text:visited-style-name="Visited_20_Internet_20_Link"><text:span text:style-name="T11">there are many different other controllers available in Kubernetes,</text:span></text:a><text:span text:style-name="T12"> </text:span><text:a xlink:type="simple" xlink:href="https://app.pluralsight.com/course-player?clipId=39344605-5400-4a92-8e6e-0667d8cbf7b9&amp;startTime=346.19" office:target-frame-name="psplayer" xlink:show="replace" text:style-name="Internet_20_link" text:visited-style-name="Visited_20_Internet_20_Link"><text:span text:style-name="T11">and we'll introduce more in this course and in upcoming courses as we continue our Kubernetes studies.</text:span></text:a></text:p>
      <text:h text:style-name="P3" text:outline-level="3"><text:soft-page-break/><text:a xlink:type="simple" xlink:href="https://app.pluralsight.com/course-player?clipId=560c9b84-b139-40fa-8c77-c0d2a7632da9" office:target-frame-name="psplayer" xlink:show="replace" text:style-name="Internet_20_link" text:visited-style-name="Visited_20_Internet_20_Link"><text:span text:style-name="T11">Nodes</text:span></text:a></text:h>
      <text:p text:style-name="P5"><text:a xlink:type="simple" xlink:href="https://app.pluralsight.com/course-player?clipId=560c9b84-b139-40fa-8c77-c0d2a7632da9&amp;startTime=1.04" office:target-frame-name="psplayer" xlink:show="replace" text:style-name="Internet_20_link" text:visited-style-name="Visited_20_Internet_20_Link"><text:span text:style-name="T11">Now that we've introduced the control plane node and its core components,</text:span></text:a><text:span text:style-name="T12"> </text:span><text:a xlink:type="simple" xlink:href="https://app.pluralsight.com/course-player?clipId=560c9b84-b139-40fa-8c77-c0d2a7632da9&amp;startTime=4.14" office:target-frame-name="psplayer" xlink:show="replace" text:style-name="Internet_20_link" text:visited-style-name="Visited_20_Internet_20_Link"><text:span text:style-name="T11">let's take some time to look at what a node does in our cluster.</text:span></text:a><text:span text:style-name="T12"> </text:span><text:a xlink:type="simple" xlink:href="https://app.pluralsight.com/course-player?clipId=560c9b84-b139-40fa-8c77-c0d2a7632da9&amp;startTime=7.02" office:target-frame-name="psplayer" xlink:show="replace" text:style-name="Internet_20_link" text:visited-style-name="Visited_20_Internet_20_Link"><text:span text:style-name="T11">A node is where our application Pods run.</text:span></text:a><text:span text:style-name="T12"> </text:span><text:a xlink:type="simple" xlink:href="https://app.pluralsight.com/course-player?clipId=560c9b84-b139-40fa-8c77-c0d2a7632da9&amp;startTime=9.71" office:target-frame-name="psplayer" xlink:show="replace" text:style-name="Internet_20_link" text:visited-style-name="Visited_20_Internet_20_Link"><text:span text:style-name="T11">The node starts up the Pods and ensures that the</text:span></text:a><text:span text:style-name="T12"> </text:span><text:a xlink:type="simple" xlink:href="https://app.pluralsight.com/course-player?clipId=560c9b84-b139-40fa-8c77-c0d2a7632da9&amp;startTime=12.46" office:target-frame-name="psplayer" xlink:show="replace" text:style-name="Internet_20_link" text:visited-style-name="Visited_20_Internet_20_Link"><text:span text:style-name="T11">containers in those Pods are up and running.</text:span></text:a><text:span text:style-name="T12"> </text:span><text:a xlink:type="simple" xlink:href="https://app.pluralsight.com/course-player?clipId=560c9b84-b139-40fa-8c77-c0d2a7632da9&amp;startTime=15.44" office:target-frame-name="psplayer" xlink:show="replace" text:style-name="Internet_20_link" text:visited-style-name="Visited_20_Internet_20_Link"><text:span text:style-name="T11">Nodes also implement networking to ensure the reachability of</text:span></text:a><text:span text:style-name="T12"> </text:span><text:a xlink:type="simple" xlink:href="https://app.pluralsight.com/course-player?clipId=560c9b84-b139-40fa-8c77-c0d2a7632da9&amp;startTime=18.67" office:target-frame-name="psplayer" xlink:show="replace" text:style-name="Internet_20_link" text:visited-style-name="Visited_20_Internet_20_Link"><text:span text:style-name="T11">the Pods running on the nodes in our cluster.</text:span></text:a><text:span text:style-name="T12"> </text:span><text:a xlink:type="simple" xlink:href="https://app.pluralsight.com/course-player?clipId=560c9b84-b139-40fa-8c77-c0d2a7632da9&amp;startTime=21.44" office:target-frame-name="psplayer" xlink:show="replace" text:style-name="Internet_20_link" text:visited-style-name="Visited_20_Internet_20_Link"><text:span text:style-name="T11">We could have many nodes in our cluster based on the</text:span></text:a><text:span text:style-name="T12"> </text:span><text:a xlink:type="simple" xlink:href="https://app.pluralsight.com/course-player?clipId=560c9b84-b139-40fa-8c77-c0d2a7632da9&amp;startTime=23.97" office:target-frame-name="psplayer" xlink:show="replace" text:style-name="Internet_20_link" text:visited-style-name="Visited_20_Internet_20_Link"><text:span text:style-name="T11">scalability of requirements of the applications that we're</text:span></text:a><text:span text:style-name="T12"> </text:span><text:a xlink:type="simple" xlink:href="https://app.pluralsight.com/course-player?clipId=560c9b84-b139-40fa-8c77-c0d2a7632da9&amp;startTime=26.22" office:target-frame-name="psplayer" xlink:show="replace" text:style-name="Internet_20_link" text:visited-style-name="Visited_20_Internet_20_Link"><text:span text:style-name="T11">deploying inside of Kubernetes,</text:span></text:a><text:span text:style-name="T12"> </text:span><text:a xlink:type="simple" xlink:href="https://app.pluralsight.com/course-player?clipId=560c9b84-b139-40fa-8c77-c0d2a7632da9&amp;startTime=27.74" office:target-frame-name="psplayer" xlink:show="replace" text:style-name="Internet_20_link" text:visited-style-name="Visited_20_Internet_20_Link"><text:span text:style-name="T11">and nodes can consist of either physical or virtual machines.</text:span></text:a><text:span text:style-name="T12"> </text:span><text:a xlink:type="simple" xlink:href="https://app.pluralsight.com/course-player?clipId=560c9b84-b139-40fa-8c77-c0d2a7632da9&amp;startTime=31.35" office:target-frame-name="psplayer" xlink:show="replace" text:style-name="Internet_20_link" text:visited-style-name="Visited_20_Internet_20_Link"><text:span text:style-name="T11">Now, within a node, there are some components that I want to introduce you to,</text:span></text:a><text:span text:style-name="T12"> </text:span><text:a xlink:type="simple" xlink:href="https://app.pluralsight.com/course-player?clipId=560c9b84-b139-40fa-8c77-c0d2a7632da9&amp;startTime=34.84" office:target-frame-name="psplayer" xlink:show="replace" text:style-name="Internet_20_link" text:visited-style-name="Visited_20_Internet_20_Link"><text:span text:style-name="T11">and first up is the kubelet.</text:span></text:a><text:span text:style-name="T12"> </text:span><text:a xlink:type="simple" xlink:href="https://app.pluralsight.com/course-player?clipId=560c9b84-b139-40fa-8c77-c0d2a7632da9&amp;startTime=36.63" office:target-frame-name="psplayer" xlink:show="replace" text:style-name="Internet_20_link" text:visited-style-name="Visited_20_Internet_20_Link"><text:span text:style-name="T11">The kubelet has the responsibility for starting up Pods on the node,</text:span></text:a><text:span text:style-name="T12"> </text:span><text:a xlink:type="simple" xlink:href="https://app.pluralsight.com/course-player?clipId=560c9b84-b139-40fa-8c77-c0d2a7632da9&amp;startTime=39.98" office:target-frame-name="psplayer" xlink:show="replace" text:style-name="Internet_20_link" text:visited-style-name="Visited_20_Internet_20_Link"><text:span text:style-name="T11">then there's the kube‑proxy,</text:span></text:a><text:span text:style-name="T12"> </text:span><text:a xlink:type="simple" xlink:href="https://app.pluralsight.com/course-player?clipId=560c9b84-b139-40fa-8c77-c0d2a7632da9&amp;startTime=41.4" office:target-frame-name="psplayer" xlink:show="replace" text:style-name="Internet_20_link" text:visited-style-name="Visited_20_Internet_20_Link"><text:span text:style-name="T11">which has the responsibility for Pod networking and implementing</text:span></text:a><text:span text:style-name="T12"> </text:span><text:a xlink:type="simple" xlink:href="https://app.pluralsight.com/course-player?clipId=560c9b84-b139-40fa-8c77-c0d2a7632da9&amp;startTime=44.58" office:target-frame-name="psplayer" xlink:show="replace" text:style-name="Internet_20_link" text:visited-style-name="Visited_20_Internet_20_Link"><text:span text:style-name="T11">our services abstraction on the node itself,</text:span></text:a><text:span text:style-name="T12"> </text:span><text:a xlink:type="simple" xlink:href="https://app.pluralsight.com/course-player?clipId=560c9b84-b139-40fa-8c77-c0d2a7632da9&amp;startTime=46.97" office:target-frame-name="psplayer" xlink:show="replace" text:style-name="Internet_20_link" text:visited-style-name="Visited_20_Internet_20_Link"><text:span text:style-name="T11">and then there's the container runtime.</text:span></text:a><text:span text:style-name="T12"> </text:span><text:a xlink:type="simple" xlink:href="https://app.pluralsight.com/course-player?clipId=560c9b84-b139-40fa-8c77-c0d2a7632da9&amp;startTime=49.18" office:target-frame-name="psplayer" xlink:show="replace" text:style-name="Internet_20_link" text:visited-style-name="Visited_20_Internet_20_Link"><text:span text:style-name="T11">This is the actual runtime environment for our containers.</text:span></text:a><text:span text:style-name="T12"> </text:span><text:a xlink:type="simple" xlink:href="https://app.pluralsight.com/course-player?clipId=560c9b84-b139-40fa-8c77-c0d2a7632da9&amp;startTime=52.31" office:target-frame-name="psplayer" xlink:show="replace" text:style-name="Internet_20_link" text:visited-style-name="Visited_20_Internet_20_Link"><text:span text:style-name="T11">The container runtime has the responsibility of pulling the container</text:span></text:a><text:span text:style-name="T12"> </text:span><text:a xlink:type="simple" xlink:href="https://app.pluralsight.com/course-player?clipId=560c9b84-b139-40fa-8c77-c0d2a7632da9&amp;startTime=55.47" office:target-frame-name="psplayer" xlink:show="replace" text:style-name="Internet_20_link" text:visited-style-name="Visited_20_Internet_20_Link"><text:span text:style-name="T11">image from our container registry and providing an execution environment</text:span></text:a><text:span text:style-name="T12"> </text:span><text:a xlink:type="simple" xlink:href="https://app.pluralsight.com/course-player?clipId=560c9b84-b139-40fa-8c77-c0d2a7632da9&amp;startTime=59.84" office:target-frame-name="psplayer" xlink:show="replace" text:style-name="Internet_20_link" text:visited-style-name="Visited_20_Internet_20_Link"><text:span text:style-name="T11">for that container image and the Pod abstraction.</text:span></text:a><text:span text:style-name="T12"> </text:span><text:a xlink:type="simple" xlink:href="https://app.pluralsight.com/course-player?clipId=560c9b84-b139-40fa-8c77-c0d2a7632da9&amp;startTime=62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60c9b84-b139-40fa-8c77-c0d2a7632da9&amp;startTime=62.91" office:target-frame-name="psplayer" xlink:show="replace" text:style-name="Internet_20_link" text:visited-style-name="Visited_20_Internet_20_Link"><text:span text:style-name="T11">both the kubelet and the kube‑proxy communicate directly with the API server,</text:span></text:a><text:span text:style-name="T12"> </text:span><text:a xlink:type="simple" xlink:href="https://app.pluralsight.com/course-player?clipId=560c9b84-b139-40fa-8c77-c0d2a7632da9&amp;startTime=67.71" office:target-frame-name="psplayer" xlink:show="replace" text:style-name="Internet_20_link" text:visited-style-name="Visited_20_Internet_20_Link"><text:span text:style-name="T11">monitoring it for changes to the environment.</text:span></text:a><text:span text:style-name="T12"> </text:span><text:a xlink:type="simple" xlink:href="https://app.pluralsight.com/course-player?clipId=560c9b84-b139-40fa-8c77-c0d2a7632da9&amp;startTime=69.67" office:target-frame-name="psplayer" xlink:show="replace" text:style-name="Internet_20_link" text:visited-style-name="Visited_20_Internet_20_Link"><text:span text:style-name="T11">And so as Pods are scheduled to this individual node,</text:span></text:a><text:span text:style-name="T12"> </text:span><text:a xlink:type="simple" xlink:href="https://app.pluralsight.com/course-player?clipId=560c9b84-b139-40fa-8c77-c0d2a7632da9&amp;startTime=72.74" office:target-frame-name="psplayer" xlink:show="replace" text:style-name="Internet_20_link" text:visited-style-name="Visited_20_Internet_20_Link"><text:span text:style-name="T11">the kubelet, it will monitor the API server for that information.</text:span></text:a><text:span text:style-name="T12"> </text:span><text:a xlink:type="simple" xlink:href="https://app.pluralsight.com/course-player?clipId=560c9b84-b139-40fa-8c77-c0d2a7632da9&amp;startTime=75.87" office:target-frame-name="psplayer" xlink:show="replace" text:style-name="Internet_20_link" text:visited-style-name="Visited_20_Internet_20_Link"><text:span text:style-name="T11">And if it does have a scheduled Pod,</text:span></text:a><text:span text:style-name="T12"> </text:span><text:a xlink:type="simple" xlink:href="https://app.pluralsight.com/course-player?clipId=560c9b84-b139-40fa-8c77-c0d2a7632da9&amp;startTime=77.86" office:target-frame-name="psplayer" xlink:show="replace" text:style-name="Internet_20_link" text:visited-style-name="Visited_20_Internet_20_Link"><text:span text:style-name="T11">it'll start up the containers needed to support that Pod on the node.</text:span></text:a><text:span text:style-name="T12"> </text:span><text:a xlink:type="simple" xlink:href="https://app.pluralsight.com/course-player?clipId=560c9b84-b139-40fa-8c77-c0d2a7632da9&amp;startTime=81.92" office:target-frame-name="psplayer" xlink:show="replace" text:style-name="Internet_20_link" text:visited-style-name="Visited_20_Internet_20_Link"><text:span text:style-name="T11">Similarly, if there's a networking topology change that needs to be implemented,</text:span></text:a><text:span text:style-name="T12"> </text:span><text:a xlink:type="simple" xlink:href="https://app.pluralsight.com/course-player?clipId=560c9b84-b139-40fa-8c77-c0d2a7632da9&amp;startTime=85.55" office:target-frame-name="psplayer" xlink:show="replace" text:style-name="Internet_20_link" text:visited-style-name="Visited_20_Internet_20_Link"><text:span text:style-name="T11">such as adding a newly‑created Pod's IP to a service for load balancing,</text:span></text:a><text:span text:style-name="T12"> </text:span><text:a xlink:type="simple" xlink:href="https://app.pluralsight.com/course-player?clipId=560c9b84-b139-40fa-8c77-c0d2a7632da9&amp;startTime=89.74" office:target-frame-name="psplayer" xlink:show="replace" text:style-name="Internet_20_link" text:visited-style-name="Visited_20_Internet_20_Link"><text:span text:style-name="T11">it's the responsibility of the kube‑proxy to monitor the API</text:span></text:a><text:span text:style-name="T12"> </text:span><text:a xlink:type="simple" xlink:href="https://app.pluralsight.com/course-player?clipId=560c9b84-b139-40fa-8c77-c0d2a7632da9&amp;startTime=93.08" office:target-frame-name="psplayer" xlink:show="replace" text:style-name="Internet_20_link" text:visited-style-name="Visited_20_Internet_20_Link"><text:span text:style-name="T11">server and make that modification on the node.</text:span></text:a><text:span text:style-name="T12"> </text:span><text:a xlink:type="simple" xlink:href="https://app.pluralsight.com/course-player?clipId=560c9b84-b139-40fa-8c77-c0d2a7632da9&amp;startTime=97.64" office:target-frame-name="psplayer" xlink:show="replace" text:style-name="Internet_20_link" text:visited-style-name="Visited_20_Internet_20_Link"><text:span text:style-name="T11">Let's look at those individual components of a node in more detail.</text:span></text:a><text:span text:style-name="T12"> </text:span><text:a xlink:type="simple" xlink:href="https://app.pluralsight.com/course-player?clipId=560c9b84-b139-40fa-8c77-c0d2a7632da9&amp;startTime=101.74" office:target-frame-name="psplayer" xlink:show="replace" text:style-name="Internet_20_link" text:visited-style-name="Visited_20_Internet_20_Link"><text:span text:style-name="T11">We're going to look at the kubelet, the kube‑proxy, and the container runtime.</text:span></text:a><text:span text:style-name="T12"> </text:span><text:a xlink:type="simple" xlink:href="https://app.pluralsight.com/course-player?clipId=560c9b84-b139-40fa-8c77-c0d2a7632da9&amp;startTime=105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60c9b84-b139-40fa-8c77-c0d2a7632da9&amp;startTime=105.81" office:target-frame-name="psplayer" xlink:show="replace" text:style-name="Internet_20_link" text:visited-style-name="Visited_20_Internet_20_Link"><text:span text:style-name="T11">I do want to call out that all of these components actually</text:span></text:a><text:span text:style-name="T12"> </text:span><text:a xlink:type="simple" xlink:href="https://app.pluralsight.com/course-player?clipId=560c9b84-b139-40fa-8c77-c0d2a7632da9&amp;startTime=108.5" office:target-frame-name="psplayer" xlink:show="replace" text:style-name="Internet_20_link" text:visited-style-name="Visited_20_Internet_20_Link"><text:span text:style-name="T11">will run on all of the nodes in the cluster.</text:span></text:a><text:span text:style-name="T12"> </text:span><text:a xlink:type="simple" xlink:href="https://app.pluralsight.com/course-player?clipId=560c9b84-b139-40fa-8c77-c0d2a7632da9&amp;startTime=111.14" office:target-frame-name="psplayer" xlink:show="replace" text:style-name="Internet_20_link" text:visited-style-name="Visited_20_Internet_20_Link"><text:span text:style-name="T11">What this means is that even on the control plane node,</text:span></text:a><text:span text:style-name="T12"> </text:span><text:a xlink:type="simple" xlink:href="https://app.pluralsight.com/course-player?clipId=560c9b84-b139-40fa-8c77-c0d2a7632da9&amp;startTime=113.95" office:target-frame-name="psplayer" xlink:show="replace" text:style-name="Internet_20_link" text:visited-style-name="Visited_20_Internet_20_Link"><text:span text:style-name="T11">these three services, the kubelet, the kube‑proxy,</text:span></text:a><text:span text:style-name="T12"> </text:span><text:a xlink:type="simple" xlink:href="https://app.pluralsight.com/course-player?clipId=560c9b84-b139-40fa-8c77-c0d2a7632da9&amp;startTime=116.56" office:target-frame-name="psplayer" xlink:show="replace" text:style-name="Internet_20_link" text:visited-style-name="Visited_20_Internet_20_Link"><text:span text:style-name="T11">and the container runtime,</text:span></text:a><text:span text:style-name="T12"> </text:span><text:a xlink:type="simple" xlink:href="https://app.pluralsight.com/course-player?clipId=560c9b84-b139-40fa-8c77-c0d2a7632da9&amp;startTime=117.61" office:target-frame-name="psplayer" xlink:show="replace" text:style-name="Internet_20_link" text:visited-style-name="Visited_20_Internet_20_Link"><text:span text:style-name="T11">will run because there are going to be special purpose Pods deployed onto the</text:span></text:a><text:span text:style-name="T12"> </text:span><text:a xlink:type="simple" xlink:href="https://app.pluralsight.com/course-player?clipId=560c9b84-b139-40fa-8c77-c0d2a7632da9&amp;startTime=122.31" office:target-frame-name="psplayer" xlink:show="replace" text:style-name="Internet_20_link" text:visited-style-name="Visited_20_Internet_20_Link"><text:span text:style-name="T11">control plane node providing the control plane services.</text:span></text:a><text:span text:style-name="T12"> </text:span><text:a xlink:type="simple" xlink:href="https://app.pluralsight.com/course-player?clipId=560c9b84-b139-40fa-8c77-c0d2a7632da9&amp;startTime=125.65" office:target-frame-name="psplayer" xlink:show="replace" text:style-name="Internet_20_link" text:visited-style-name="Visited_20_Internet_20_Link"><text:span text:style-name="T11">There's also going to be a kube‑proxy providing networking services,</text:span></text:a><text:span text:style-name="T12"> </text:span><text:a xlink:type="simple" xlink:href="https://app.pluralsight.com/course-player?clipId=560c9b84-b139-40fa-8c77-c0d2a7632da9&amp;startTime=128.67" office:target-frame-name="psplayer" xlink:show="replace" text:style-name="Internet_20_link" text:visited-style-name="Visited_20_Internet_20_Link"><text:span text:style-name="T11">and a container runtime as these execution environment for</text:span></text:a><text:span text:style-name="T12"> </text:span><text:a xlink:type="simple" xlink:href="https://app.pluralsight.com/course-player?clipId=560c9b84-b139-40fa-8c77-c0d2a7632da9&amp;startTime=132.27" office:target-frame-name="psplayer" xlink:show="replace" text:style-name="Internet_20_link" text:visited-style-name="Visited_20_Internet_20_Link"><text:span text:style-name="T11">those Pods on the control plane node,</text:span></text:a><text:span text:style-name="T12"> </text:span><text:a xlink:type="simple" xlink:href="https://app.pluralsight.com/course-player?clipId=560c9b84-b139-40fa-8c77-c0d2a7632da9&amp;startTime=134.47" office:target-frame-name="psplayer" xlink:show="replace" text:style-name="Internet_20_link" text:visited-style-name="Visited_20_Internet_20_Link"><text:span text:style-name="T11">and so all of these services will exist on all nodes in our cluster.</text:span></text:a><text:span text:style-name="T12"> </text:span><text:a xlink:type="simple" xlink:href="https://app.pluralsight.com/course-player?clipId=560c9b84-b139-40fa-8c77-c0d2a7632da9&amp;startTime=138.46" office:target-frame-name="psplayer" xlink:show="replace" text:style-name="Internet_20_link" text:visited-style-name="Visited_20_Internet_20_Link"><text:span text:style-name="T11">Looking more closely at the kubelet first,</text:span></text:a><text:span text:style-name="T12"> </text:span><text:a xlink:type="simple" xlink:href="https://app.pluralsight.com/course-player?clipId=560c9b84-b139-40fa-8c77-c0d2a7632da9&amp;startTime=140.94" office:target-frame-name="psplayer" xlink:show="replace" text:style-name="Internet_20_link" text:visited-style-name="Visited_20_Internet_20_Link"><text:span text:style-name="T11">as we've discussed, it monitors to API server for changes.</text:span></text:a><text:span text:style-name="T12"> </text:span><text:a xlink:type="simple" xlink:href="https://app.pluralsight.com/course-player?clipId=560c9b84-b139-40fa-8c77-c0d2a7632da9&amp;startTime=144.3" office:target-frame-name="psplayer" xlink:show="replace" text:style-name="Internet_20_link" text:visited-style-name="Visited_20_Internet_20_Link"><text:span text:style-name="T11">And so, as Pods are scheduled onto individual nodes,</text:span></text:a><text:span text:style-name="T12"> </text:span><text:a xlink:type="simple" xlink:href="https://app.pluralsight.com/course-player?clipId=560c9b84-b139-40fa-8c77-c0d2a7632da9&amp;startTime=147.94" office:target-frame-name="psplayer" xlink:show="replace" text:style-name="Internet_20_link" text:visited-style-name="Visited_20_Internet_20_Link"><text:span text:style-name="T11">it's the kubelet that goes and asks the API server,</text:span></text:a><text:span text:style-name="T12"> </text:span><text:a xlink:type="simple" xlink:href="https://app.pluralsight.com/course-player?clipId=560c9b84-b139-40fa-8c77-c0d2a7632da9&amp;startTime=151.44" office:target-frame-name="psplayer" xlink:show="replace" text:style-name="Internet_20_link" text:visited-style-name="Visited_20_Internet_20_Link"><text:span text:style-name="T11">hey, do you have any work for me?</text:span></text:a><text:span text:style-name="T12"> </text:span><text:a xlink:type="simple" xlink:href="https://app.pluralsight.com/course-player?clipId=560c9b84-b139-40fa-8c77-c0d2a7632da9&amp;startTime=153.26" office:target-frame-name="psplayer" xlink:show="replace" text:style-name="Internet_20_link" text:visited-style-name="Visited_20_Internet_20_Link"><text:span text:style-name="T11">And the API server answers that question, yes or no.</text:span></text:a><text:span text:style-name="T12"> </text:span><text:a xlink:type="simple" xlink:href="https://app.pluralsight.com/course-player?clipId=560c9b84-b139-40fa-8c77-c0d2a7632da9&amp;startTime=156.34" office:target-frame-name="psplayer" xlink:show="replace" text:style-name="Internet_20_link" text:visited-style-name="Visited_20_Internet_20_Link"><text:span text:style-name="T11">The kubelet is also responsible for Pod lifecycle,</text:span></text:a><text:span text:style-name="T12"> </text:span><text:a xlink:type="simple" xlink:href="https://app.pluralsight.com/course-player?clipId=560c9b84-b139-40fa-8c77-c0d2a7632da9&amp;startTime=159.22" office:target-frame-name="psplayer" xlink:show="replace" text:style-name="Internet_20_link" text:visited-style-name="Visited_20_Internet_20_Link"><text:span text:style-name="T11">meaning starting and stopping Pods and its containers in</text:span></text:a><text:span text:style-name="T12"> </text:span><text:a xlink:type="simple" xlink:href="https://app.pluralsight.com/course-player?clipId=560c9b84-b139-40fa-8c77-c0d2a7632da9&amp;startTime=163.01" office:target-frame-name="psplayer" xlink:show="replace" text:style-name="Internet_20_link" text:visited-style-name="Visited_20_Internet_20_Link"><text:span text:style-name="T11">reaction to those modifications or those state changes that</text:span></text:a><text:span text:style-name="T12"> </text:span><text:a xlink:type="simple" xlink:href="https://app.pluralsight.com/course-player?clipId=560c9b84-b139-40fa-8c77-c0d2a7632da9&amp;startTime=166.1" office:target-frame-name="psplayer" xlink:show="replace" text:style-name="Internet_20_link" text:visited-style-name="Visited_20_Internet_20_Link"><text:span text:style-name="T11">are being watched on the API server.</text:span></text:a><text:span text:style-name="T12"> </text:span><text:a xlink:type="simple" xlink:href="https://app.pluralsight.com/course-player?clipId=560c9b84-b139-40fa-8c77-c0d2a7632da9&amp;startTime=168.44" office:target-frame-name="psplayer" xlink:show="replace" text:style-name="Internet_20_link" text:visited-style-name="Visited_20_Internet_20_Link"><text:span text:style-name="T11">In addition to monitoring the API server for changes,</text:span></text:a><text:span text:style-name="T12"> </text:span><text:a xlink:type="simple" xlink:href="https://app.pluralsight.com/course-player?clipId=560c9b84-b139-40fa-8c77-c0d2a7632da9&amp;startTime=171.3" office:target-frame-name="psplayer" xlink:show="replace" text:style-name="Internet_20_link" text:visited-style-name="Visited_20_Internet_20_Link"><text:span text:style-name="T11">it's also the responsibility of the kubelet to</text:span></text:a><text:span text:style-name="T12"> </text:span><text:a xlink:type="simple" xlink:href="https://app.pluralsight.com/course-player?clipId=560c9b84-b139-40fa-8c77-c0d2a7632da9&amp;startTime=173.35" office:target-frame-name="psplayer" xlink:show="replace" text:style-name="Internet_20_link" text:visited-style-name="Visited_20_Internet_20_Link"><text:span text:style-name="T11">report on both node and Pod state.</text:span></text:a><text:span text:style-name="T12"> </text:span><text:a xlink:type="simple" xlink:href="https://app.pluralsight.com/course-player?clipId=560c9b84-b139-40fa-8c77-c0d2a7632da9&amp;startTime=176.34" office:target-frame-name="psplayer" xlink:show="replace" text:style-name="Internet_20_link" text:visited-style-name="Visited_20_Internet_20_Link"><text:span text:style-name="T11">So if a node is reachable and reports its status as ready,</text:span></text:a><text:span text:style-name="T12"> </text:span><text:a xlink:type="simple" xlink:href="https://app.pluralsight.com/course-player?clipId=560c9b84-b139-40fa-8c77-c0d2a7632da9&amp;startTime=179.44" office:target-frame-name="psplayer" xlink:show="replace" text:style-name="Internet_20_link" text:visited-style-name="Visited_20_Internet_20_Link"><text:span text:style-name="T11">then it's available for scheduling of new Pods in our cluster.</text:span></text:a><text:span text:style-name="T12"> </text:span><text:a xlink:type="simple" xlink:href="https://app.pluralsight.com/course-player?clipId=560c9b84-b139-40fa-8c77-c0d2a7632da9&amp;startTime=182.28" office:target-frame-name="psplayer" xlink:show="replace" text:style-name="Internet_20_link" text:visited-style-name="Visited_20_Internet_20_Link"><text:span text:style-name="T11">The kubelets also have the responsibility of monitoring Pod state.</text:span></text:a><text:span text:style-name="T12"> </text:span><text:a xlink:type="simple" xlink:href="https://app.pluralsight.com/course-player?clipId=560c9b84-b139-40fa-8c77-c0d2a7632da9&amp;startTime=186" office:target-frame-name="psplayer" xlink:show="replace" text:style-name="Internet_20_link" text:visited-style-name="Visited_20_Internet_20_Link"><text:span text:style-name="T11">Is the Pod up and running?</text:span></text:a><text:span text:style-name="T12"> </text:span><text:a xlink:type="simple" xlink:href="https://app.pluralsight.com/course-player?clipId=560c9b84-b139-40fa-8c77-c0d2a7632da9&amp;startTime=188.04" office:target-frame-name="psplayer" xlink:show="replace" text:style-name="Internet_20_link" text:visited-style-name="Visited_20_Internet_20_Link"><text:span text:style-name="T11">That's all reported back to the API server via the kubelet.</text:span></text:a><text:span text:style-name="T12"> </text:span><text:a xlink:type="simple" xlink:href="https://app.pluralsight.com/course-player?clipId=560c9b84-b139-40fa-8c77-c0d2a7632da9&amp;startTime=190.96" office:target-frame-name="psplayer" xlink:show="replace" text:style-name="Internet_20_link" text:visited-style-name="Visited_20_Internet_20_Link"><text:span text:style-name="T11">If there is a probe used for determining Pod health,</text:span></text:a><text:span text:style-name="T12"> </text:span><text:a xlink:type="simple" xlink:href="https://app.pluralsight.com/course-player?clipId=560c9b84-b139-40fa-8c77-c0d2a7632da9&amp;startTime=193.37" office:target-frame-name="psplayer" xlink:show="replace" text:style-name="Internet_20_link" text:visited-style-name="Visited_20_Internet_20_Link"><text:span text:style-name="T11">it's the responsibility of the kubelet to execute that probe.</text:span></text:a><text:span text:style-name="T12"> </text:span><text:a xlink:type="simple" xlink:href="https://app.pluralsight.com/course-player?clipId=560c9b84-b139-40fa-8c77-c0d2a7632da9&amp;startTime=196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60c9b84-b139-40fa-8c77-c0d2a7632da9&amp;startTime=196.85" office:target-frame-name="psplayer" xlink:show="replace" text:style-name="Internet_20_link" text:visited-style-name="Visited_20_Internet_20_Link"><text:span text:style-name="T11">the kube‑proxy has the responsibility of all networking components for nodes,</text:span></text:a><text:span text:style-name="T12"> </text:span><text:a xlink:type="simple" xlink:href="https://app.pluralsight.com/course-player?clipId=560c9b84-b139-40fa-8c77-c0d2a7632da9&amp;startTime=201.04" office:target-frame-name="psplayer" xlink:show="replace" text:style-name="Internet_20_link" text:visited-style-name="Visited_20_Internet_20_Link"><text:span text:style-name="T11">and it's most commonly implemented in iptables.</text:span></text:a><text:span text:style-name="T12"> </text:span><text:a xlink:type="simple" xlink:href="https://app.pluralsight.com/course-player?clipId=560c9b84-b139-40fa-8c77-c0d2a7632da9&amp;startTime=204.04" office:target-frame-name="psplayer" xlink:show="replace" text:style-name="Internet_20_link" text:visited-style-name="Visited_20_Internet_20_Link"><text:span text:style-name="T11">There are other modes for kube‑proxy, but for this course,</text:span></text:a><text:span text:style-name="T12"> </text:span><text:a xlink:type="simple" xlink:href="https://app.pluralsight.com/course-player?clipId=560c9b84-b139-40fa-8c77-c0d2a7632da9&amp;startTime=206.55" office:target-frame-name="psplayer" xlink:show="replace" text:style-name="Internet_20_link" text:visited-style-name="Visited_20_Internet_20_Link"><text:span text:style-name="T11">we're going to focus on iptables.</text:span></text:a><text:span text:style-name="T12"> </text:span><text:a xlink:type="simple" xlink:href="https://app.pluralsight.com/course-player?clipId=560c9b84-b139-40fa-8c77-c0d2a7632da9&amp;startTime=208.44" office:target-frame-name="psplayer" xlink:show="replace" text:style-name="Internet_20_link" text:visited-style-name="Visited_20_Internet_20_Link"><text:span text:style-name="T11">Kube‑proxy has the responsibility of implementing that services</text:span></text:a><text:span text:style-name="T12"> </text:span><text:a xlink:type="simple" xlink:href="https://app.pluralsight.com/course-player?clipId=560c9b84-b139-40fa-8c77-c0d2a7632da9&amp;startTime=211.74" office:target-frame-name="psplayer" xlink:show="replace" text:style-name="Internet_20_link" text:visited-style-name="Visited_20_Internet_20_Link"><text:span text:style-name="T11">abstraction that we introduced a little bit ago,</text:span></text:a><text:span text:style-name="T12"> </text:span><text:a xlink:type="simple" xlink:href="https://app.pluralsight.com/course-player?clipId=560c9b84-b139-40fa-8c77-c0d2a7632da9&amp;startTime=213.89" office:target-frame-name="psplayer" xlink:show="replace" text:style-name="Internet_20_link" text:visited-style-name="Visited_20_Internet_20_Link"><text:span text:style-name="T11">and the kube‑proxy is also responsible for routing traffic to Pods.</text:span></text:a><text:span text:style-name="T12"> </text:span><text:a xlink:type="simple" xlink:href="https://app.pluralsight.com/course-player?clipId=560c9b84-b139-40fa-8c77-c0d2a7632da9&amp;startTime=218.08" office:target-frame-name="psplayer" xlink:show="replace" text:style-name="Internet_20_link" text:visited-style-name="Visited_20_Internet_20_Link"><text:span text:style-name="T11">And so as application requests come into the cluster,</text:span></text:a><text:span text:style-name="T12"> </text:span><text:a xlink:type="simple" xlink:href="https://app.pluralsight.com/course-player?clipId=560c9b84-b139-40fa-8c77-c0d2a7632da9&amp;startTime=220.85" office:target-frame-name="psplayer" xlink:show="replace" text:style-name="Internet_20_link" text:visited-style-name="Visited_20_Internet_20_Link"><text:span text:style-name="T11">kube‑proxy has the responsibility of ensuring that those requests land on</text:span></text:a><text:span text:style-name="T12"> </text:span><text:a xlink:type="simple" xlink:href="https://app.pluralsight.com/course-player?clipId=560c9b84-b139-40fa-8c77-c0d2a7632da9&amp;startTime=225.72" office:target-frame-name="psplayer" xlink:show="replace" text:style-name="Internet_20_link" text:visited-style-name="Visited_20_Internet_20_Link"><text:span text:style-name="T11">the correct Pods executing on the nodes in our cluster. And the </text:span></text:a><text:soft-page-break/><text:a xlink:type="simple" xlink:href="https://app.pluralsight.com/course-player?clipId=560c9b84-b139-40fa-8c77-c0d2a7632da9&amp;startTime=225.72" office:target-frame-name="psplayer" xlink:show="replace" text:style-name="Internet_20_link" text:visited-style-name="Visited_20_Internet_20_Link"><text:span text:style-name="T11">kube‑proxy</text:span></text:a><text:span text:style-name="T12"> </text:span><text:a xlink:type="simple" xlink:href="https://app.pluralsight.com/course-player?clipId=560c9b84-b139-40fa-8c77-c0d2a7632da9&amp;startTime=229.8" office:target-frame-name="psplayer" xlink:show="replace" text:style-name="Internet_20_link" text:visited-style-name="Visited_20_Internet_20_Link"><text:span text:style-name="T11">also has the responsibility of load balancing,</text:span></text:a><text:span text:style-name="T12"> </text:span><text:a xlink:type="simple" xlink:href="https://app.pluralsight.com/course-player?clipId=560c9b84-b139-40fa-8c77-c0d2a7632da9&amp;startTime=232.15" office:target-frame-name="psplayer" xlink:show="replace" text:style-name="Internet_20_link" text:visited-style-name="Visited_20_Internet_20_Link"><text:span text:style-name="T11">making sure that traffic that's coming into multiple</text:span></text:a><text:span text:style-name="T12"> </text:span><text:a xlink:type="simple" xlink:href="https://app.pluralsight.com/course-player?clipId=560c9b84-b139-40fa-8c77-c0d2a7632da9&amp;startTime=234.52" office:target-frame-name="psplayer" xlink:show="replace" text:style-name="Internet_20_link" text:visited-style-name="Visited_20_Internet_20_Link"><text:span text:style-name="T11">Pods is distributed in an even fashion.</text:span></text:a><text:span text:style-name="T12"> </text:span><text:a xlink:type="simple" xlink:href="https://app.pluralsight.com/course-player?clipId=560c9b84-b139-40fa-8c77-c0d2a7632da9&amp;startTime=237.44" office:target-frame-name="psplayer" xlink:show="replace" text:style-name="Internet_20_link" text:visited-style-name="Visited_20_Internet_20_Link"><text:span text:style-name="T11">The container runtime has the responsibility of downloading</text:span></text:a><text:span text:style-name="T12"> </text:span><text:a xlink:type="simple" xlink:href="https://app.pluralsight.com/course-player?clipId=560c9b84-b139-40fa-8c77-c0d2a7632da9&amp;startTime=240.39" office:target-frame-name="psplayer" xlink:show="replace" text:style-name="Internet_20_link" text:visited-style-name="Visited_20_Internet_20_Link"><text:span text:style-name="T11">container images and starting and running containers.</text:span></text:a><text:span text:style-name="T12"> </text:span><text:a xlink:type="simple" xlink:href="https://app.pluralsight.com/course-player?clipId=560c9b84-b139-40fa-8c77-c0d2a7632da9&amp;startTime=243.41" office:target-frame-name="psplayer" xlink:show="replace" text:style-name="Internet_20_link" text:visited-style-name="Visited_20_Internet_20_Link"><text:span text:style-name="T11">The container runtime in Kubernetes is wrapped up in what's</text:span></text:a><text:span text:style-name="T12"> </text:span><text:a xlink:type="simple" xlink:href="https://app.pluralsight.com/course-player?clipId=560c9b84-b139-40fa-8c77-c0d2a7632da9&amp;startTime=245.79" office:target-frame-name="psplayer" xlink:show="replace" text:style-name="Internet_20_link" text:visited-style-name="Visited_20_Internet_20_Link"><text:span text:style-name="T11">called the Container Runtime Interface, or CRI,</text:span></text:a><text:span text:style-name="T12"> </text:span><text:a xlink:type="simple" xlink:href="https://app.pluralsight.com/course-player?clipId=560c9b84-b139-40fa-8c77-c0d2a7632da9&amp;startTime=248.54" office:target-frame-name="psplayer" xlink:show="replace" text:style-name="Internet_20_link" text:visited-style-name="Visited_20_Internet_20_Link"><text:span text:style-name="T11">and this gives us the luxury of being able to swap out the container runtime,</text:span></text:a><text:span text:style-name="T12"> </text:span><text:a xlink:type="simple" xlink:href="https://app.pluralsight.com/course-player?clipId=560c9b84-b139-40fa-8c77-c0d2a7632da9&amp;startTime=251.8" office:target-frame-name="psplayer" xlink:show="replace" text:style-name="Internet_20_link" text:visited-style-name="Visited_20_Internet_20_Link"><text:span text:style-name="T11">choosing from several different supported container runtimes. Out of the box,</text:span></text:a><text:span text:style-name="T12"> </text:span><text:a xlink:type="simple" xlink:href="https://app.pluralsight.com/course-player?clipId=560c9b84-b139-40fa-8c77-c0d2a7632da9&amp;startTime=255.44" office:target-frame-name="psplayer" xlink:show="replace" text:style-name="Internet_20_link" text:visited-style-name="Visited_20_Internet_20_Link"><text:span text:style-name="T11">we're going to be using containerd.</text:span></text:a><text:span text:style-name="T12"> </text:span><text:a xlink:type="simple" xlink:href="https://app.pluralsight.com/course-player?clipId=560c9b84-b139-40fa-8c77-c0d2a7632da9&amp;startTime=257.03" office:target-frame-name="psplayer" xlink:show="replace" text:style-name="Internet_20_link" text:visited-style-name="Visited_20_Internet_20_Link"><text:span text:style-name="T11">This is the default container runtime In today's version of Kubernetes.</text:span></text:a><text:span text:style-name="T12"> </text:span><text:a xlink:type="simple" xlink:href="https://app.pluralsight.com/course-player?clipId=560c9b84-b139-40fa-8c77-c0d2a7632da9&amp;startTime=260.46" office:target-frame-name="psplayer" xlink:show="replace" text:style-name="Internet_20_link" text:visited-style-name="Visited_20_Internet_20_Link"><text:span text:style-name="T11">There are many other container runtimes available to you, and you can use</text:span></text:a><text:span text:style-name="T12"> </text:span><text:a xlink:type="simple" xlink:href="https://app.pluralsight.com/course-player?clipId=560c9b84-b139-40fa-8c77-c0d2a7632da9&amp;startTime=264.56" office:target-frame-name="psplayer" xlink:show="replace" text:style-name="Internet_20_link" text:visited-style-name="Visited_20_Internet_20_Link"><text:span text:style-name="T11">those in Kubernetes as long as they're CRI, or Container Runtime</text:span></text:a><text:span text:style-name="T12"> </text:span><text:a xlink:type="simple" xlink:href="https://app.pluralsight.com/course-player?clipId=560c9b84-b139-40fa-8c77-c0d2a7632da9&amp;startTime=268.03" office:target-frame-name="psplayer" xlink:show="replace" text:style-name="Internet_20_link" text:visited-style-name="Visited_20_Internet_20_Link"><text:span text:style-name="T11">Interface, compliant. Before Kubernetes version 1.20, Docker was the</text:span></text:a><text:span text:style-name="T12"> </text:span><text:a xlink:type="simple" xlink:href="https://app.pluralsight.com/course-player?clipId=560c9b84-b139-40fa-8c77-c0d2a7632da9&amp;startTime=273.19" office:target-frame-name="psplayer" xlink:show="replace" text:style-name="Internet_20_link" text:visited-style-name="Visited_20_Internet_20_Link"><text:span text:style-name="T11">container runtime used. In version 1.20, Docker was deprecated and will be</text:span></text:a><text:span text:style-name="T12"> </text:span><text:a xlink:type="simple" xlink:href="https://app.pluralsight.com/course-player?clipId=560c9b84-b139-40fa-8c77-c0d2a7632da9&amp;startTime=278.34" office:target-frame-name="psplayer" xlink:show="replace" text:style-name="Internet_20_link" text:visited-style-name="Visited_20_Internet_20_Link"><text:span text:style-name="T11">removed in 1.22, or later.</text:span></text:a><text:span text:style-name="T12"> </text:span><text:a xlink:type="simple" xlink:href="https://app.pluralsight.com/course-player?clipId=560c9b84-b139-40fa-8c77-c0d2a7632da9&amp;startTime=280.74" office:target-frame-name="psplayer" xlink:show="replace" text:style-name="Internet_20_link" text:visited-style-name="Visited_20_Internet_20_Link"><text:span text:style-name="T11">In practice, though,</text:span></text:a><text:span text:style-name="T12"> </text:span><text:a xlink:type="simple" xlink:href="https://app.pluralsight.com/course-player?clipId=560c9b84-b139-40fa-8c77-c0d2a7632da9&amp;startTime=281.82" office:target-frame-name="psplayer" xlink:show="replace" text:style-name="Internet_20_link" text:visited-style-name="Visited_20_Internet_20_Link"><text:span text:style-name="T11">you can still use container images built with Docker in your Kubernetes cluster</text:span></text:a><text:span text:style-name="T12"> </text:span><text:a xlink:type="simple" xlink:href="https://app.pluralsight.com/course-player?clipId=560c9b84-b139-40fa-8c77-c0d2a7632da9&amp;startTime=286.77" office:target-frame-name="psplayer" xlink:show="replace" text:style-name="Internet_20_link" text:visited-style-name="Visited_20_Internet_20_Link"><text:span text:style-name="T11">when using other container runtime as long as they're CRI compliant. In our cluster in this course, we'll be using containerd.</text:span></text:a></text:p>
      <text:h text:style-name="P3" text:outline-level="3"><text:a xlink:type="simple" xlink:href="https://app.pluralsight.com/course-player?clipId=e73685d0-189c-4207-88fd-f9550289a695" office:target-frame-name="psplayer" xlink:show="replace" text:style-name="Internet_20_link" text:visited-style-name="Visited_20_Internet_20_Link"><text:span text:style-name="T11">Cluster Add-on Pods</text:span></text:a></text:h>
      <text:p text:style-name="P5"><text:a xlink:type="simple" xlink:href="https://app.pluralsight.com/course-player?clipId=e73685d0-189c-4207-88fd-f9550289a695&amp;startTime=1.04" office:target-frame-name="psplayer" xlink:show="replace" text:style-name="Internet_20_link" text:visited-style-name="Visited_20_Internet_20_Link"><text:span text:style-name="T11">Cluster add‑on Pods are Pods that provide special</text:span></text:a><text:span text:style-name="T12"> </text:span><text:a xlink:type="simple" xlink:href="https://app.pluralsight.com/course-player?clipId=e73685d0-189c-4207-88fd-f9550289a695&amp;startTime=3.92" office:target-frame-name="psplayer" xlink:show="replace" text:style-name="Internet_20_link" text:visited-style-name="Visited_20_Internet_20_Link"><text:span text:style-name="T11">services to the cluster itself, and the primary example of this is DNS.</text:span></text:a><text:span text:style-name="T12"> </text:span><text:a xlink:type="simple" xlink:href="https://app.pluralsight.com/course-player?clipId=e73685d0-189c-4207-88fd-f9550289a695&amp;startTime=9.54" office:target-frame-name="psplayer" xlink:show="replace" text:style-name="Internet_20_link" text:visited-style-name="Visited_20_Internet_20_Link"><text:span text:style-name="T11">These special‑purpose Pods for DNS provide DNS services inside</text:span></text:a><text:span text:style-name="T12"> </text:span><text:a xlink:type="simple" xlink:href="https://app.pluralsight.com/course-player?clipId=e73685d0-189c-4207-88fd-f9550289a695&amp;startTime=13.88" office:target-frame-name="psplayer" xlink:show="replace" text:style-name="Internet_20_link" text:visited-style-name="Visited_20_Internet_20_Link"><text:span text:style-name="T11">the cluster using the CoreDNS DNS server.</text:span></text:a><text:span text:style-name="T12"> </text:span><text:a xlink:type="simple" xlink:href="https://app.pluralsight.com/course-player?clipId=e73685d0-189c-4207-88fd-f9550289a695&amp;startTime=17.72" office:target-frame-name="psplayer" xlink:show="replace" text:style-name="Internet_20_link" text:visited-style-name="Visited_20_Internet_20_Link"><text:span text:style-name="T11">The IPs for the Kubernetes service front ending these DNS server Pods and</text:span></text:a><text:span text:style-name="T12"> </text:span><text:a xlink:type="simple" xlink:href="https://app.pluralsight.com/course-player?clipId=e73685d0-189c-4207-88fd-f9550289a695&amp;startTime=22.38" office:target-frame-name="psplayer" xlink:show="replace" text:style-name="Internet_20_link" text:visited-style-name="Visited_20_Internet_20_Link"><text:span text:style-name="T11">the search suffix of the domain is placed into the networking configuration</text:span></text:a><text:span text:style-name="T12"> </text:span><text:a xlink:type="simple" xlink:href="https://app.pluralsight.com/course-player?clipId=e73685d0-189c-4207-88fd-f9550289a695&amp;startTime=26.23" office:target-frame-name="psplayer" xlink:show="replace" text:style-name="Internet_20_link" text:visited-style-name="Visited_20_Internet_20_Link"><text:span text:style-name="T11">of any Pods created by the cluster's API server,</text:span></text:a><text:span text:style-name="T12"> </text:span><text:a xlink:type="simple" xlink:href="https://app.pluralsight.com/course-player?clipId=e73685d0-189c-4207-88fd-f9550289a695&amp;startTime=29.48" office:target-frame-name="psplayer" xlink:show="replace" text:style-name="Internet_20_link" text:visited-style-name="Visited_20_Internet_20_Link"><text:span text:style-name="T11">and so Pods and nodes and services will register their</text:span></text:a><text:span text:style-name="T12"> </text:span><text:a xlink:type="simple" xlink:href="https://app.pluralsight.com/course-player?clipId=e73685d0-189c-4207-88fd-f9550289a695&amp;startTime=32.81" office:target-frame-name="psplayer" xlink:show="replace" text:style-name="Internet_20_link" text:visited-style-name="Visited_20_Internet_20_Link"><text:span text:style-name="T11">addresses with the DNS server when they're created.</text:span></text:a><text:span text:style-name="T12"> </text:span><text:a xlink:type="simple" xlink:href="https://app.pluralsight.com/course-player?clipId=e73685d0-189c-4207-88fd-f9550289a695&amp;startTime=35.74" office:target-frame-name="psplayer" xlink:show="replace" text:style-name="Internet_20_link" text:visited-style-name="Visited_20_Internet_20_Link"><text:span text:style-name="T11">And since this is the DNS server used inside of the cluster for its services,</text:span></text:a><text:span text:style-name="T12"> </text:span><text:a xlink:type="simple" xlink:href="https://app.pluralsight.com/course-player?clipId=e73685d0-189c-4207-88fd-f9550289a695&amp;startTime=40.39" office:target-frame-name="psplayer" xlink:show="replace" text:style-name="Internet_20_link" text:visited-style-name="Visited_20_Internet_20_Link"><text:span text:style-name="T11">it's commonly used for service discovery for</text:span></text:a><text:span text:style-name="T12"> </text:span><text:a xlink:type="simple" xlink:href="https://app.pluralsight.com/course-player?clipId=e73685d0-189c-4207-88fd-f9550289a695&amp;startTime=42.84" office:target-frame-name="psplayer" xlink:show="replace" text:style-name="Internet_20_link" text:visited-style-name="Visited_20_Internet_20_Link"><text:span text:style-name="T11">applications deployed inside of a cluster.</text:span></text:a><text:span text:style-name="T12"> </text:span><text:a xlink:type="simple" xlink:href="https://app.pluralsight.com/course-player?clipId=e73685d0-189c-4207-88fd-f9550289a695&amp;startTime=45.4" office:target-frame-name="psplayer" xlink:show="replace" text:style-name="Internet_20_link" text:visited-style-name="Visited_20_Internet_20_Link"><text:span text:style-name="T11">You'll find DNS Pods deployed in nearly every Kubernetes cluster.</text:span></text:a><text:span text:style-name="T12"> </text:span><text:a xlink:type="simple" xlink:href="https://app.pluralsight.com/course-player?clipId=e73685d0-189c-4207-88fd-f9550289a695&amp;startTime=49.94" office:target-frame-name="psplayer" xlink:show="replace" text:style-name="Internet_20_link" text:visited-style-name="Visited_20_Internet_20_Link"><text:span text:style-name="T11">Other cluster add‑ons include ingress controllers,</text:span></text:a><text:span text:style-name="T12"> </text:span><text:a xlink:type="simple" xlink:href="https://app.pluralsight.com/course-player?clipId=e73685d0-189c-4207-88fd-f9550289a695&amp;startTime=52.37" office:target-frame-name="psplayer" xlink:show="replace" text:style-name="Internet_20_link" text:visited-style-name="Visited_20_Internet_20_Link"><text:span text:style-name="T11">which are essentially advanced HTTP or Layer 7 load</text:span></text:a><text:span text:style-name="T12"> </text:span><text:a xlink:type="simple" xlink:href="https://app.pluralsight.com/course-player?clipId=e73685d0-189c-4207-88fd-f9550289a695&amp;startTime=55.89" office:target-frame-name="psplayer" xlink:show="replace" text:style-name="Internet_20_link" text:visited-style-name="Visited_20_Internet_20_Link"><text:span text:style-name="T11">balancers and content routers.</text:span></text:a><text:span text:style-name="T12"> </text:span><text:a xlink:type="simple" xlink:href="https://app.pluralsight.com/course-player?clipId=e73685d0-189c-4207-88fd-f9550289a695&amp;startTime=57.5" office:target-frame-name="psplayer" xlink:show="replace" text:style-name="Internet_20_link" text:visited-style-name="Visited_20_Internet_20_Link"><text:span text:style-name="T11">Also,</text:span></text:a><text:span text:style-name="T12"> </text:span><text:a xlink:type="simple" xlink:href="https://app.pluralsight.com/course-player?clipId=e73685d0-189c-4207-88fd-f9550289a695&amp;startTime=58.05" office:target-frame-name="psplayer" xlink:show="replace" text:style-name="Internet_20_link" text:visited-style-name="Visited_20_Internet_20_Link"><text:span text:style-name="T11">another example of an add‑on Pod is the Kubernetes dashboard for</text:span></text:a><text:span text:style-name="T12"> </text:span><text:a xlink:type="simple" xlink:href="https://app.pluralsight.com/course-player?clipId=e73685d0-189c-4207-88fd-f9550289a695&amp;startTime=61.81" office:target-frame-name="psplayer" xlink:show="replace" text:style-name="Internet_20_link" text:visited-style-name="Visited_20_Internet_20_Link"><text:span text:style-name="T11">web‑based administration of your Kubernetes cluster.</text:span></text:a><text:span text:style-name="T12"> </text:span><text:a xlink:type="simple" xlink:href="https://app.pluralsight.com/course-player?clipId=e73685d0-189c-4207-88fd-f9550289a695&amp;startTime=64.47" office:target-frame-name="psplayer" xlink:show="replace" text:style-name="Internet_20_link" text:visited-style-name="Visited_20_Internet_20_Link"><text:span text:style-name="T11">Ingress and dashboard Pods are optional,</text:span></text:a><text:span text:style-name="T12"> </text:span><text:a xlink:type="simple" xlink:href="https://app.pluralsight.com/course-player?clipId=e73685d0-189c-4207-88fd-f9550289a695&amp;startTime=66.9" office:target-frame-name="psplayer" xlink:show="replace" text:style-name="Internet_20_link" text:visited-style-name="Visited_20_Internet_20_Link"><text:span text:style-name="T11">and can be easily added on to any cluster if needed.</text:span></text:a><text:span text:style-name="T12"> </text:span><text:a xlink:type="simple" xlink:href="https://app.pluralsight.com/course-player?clipId=e73685d0-189c-4207-88fd-f9550289a695&amp;startTime=70.44" office:target-frame-name="psplayer" xlink:show="replace" text:style-name="Internet_20_link" text:visited-style-name="Visited_20_Internet_20_Link"><text:span text:style-name="T11">Network overlays are also classified as cluster add‑on Pods. We're going to talk about those in more detail in the next module.</text:span></text:a></text:p>
      <text:h text:style-name="P3" text:outline-level="3"><text:a xlink:type="simple" xlink:href="https://app.pluralsight.com/course-player?clipId=a12438f5-fc25-4604-88b2-c0755f0d8f07" office:target-frame-name="psplayer" xlink:show="replace" text:style-name="Internet_20_link" text:visited-style-name="Visited_20_Internet_20_Link"><text:span text:style-name="T11">Pod Operations</text:span></text:a></text:h>
      <text:p text:style-name="P5"><text:a xlink:type="simple" xlink:href="https://app.pluralsight.com/course-player?clipId=a12438f5-fc25-4604-88b2-c0755f0d8f07&amp;startTime=1.1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a12438f5-fc25-4604-88b2-c0755f0d8f07&amp;startTime=1.55" office:target-frame-name="psplayer" xlink:show="replace" text:style-name="Internet_20_link" text:visited-style-name="Visited_20_Internet_20_Link"><text:span text:style-name="T11">now that we know the basic principles behind Kubernetes in</text:span></text:a><text:span text:style-name="T12"> </text:span><text:a xlink:type="simple" xlink:href="https://app.pluralsight.com/course-player?clipId=a12438f5-fc25-4604-88b2-c0755f0d8f07&amp;startTime=4.02" office:target-frame-name="psplayer" xlink:show="replace" text:style-name="Internet_20_link" text:visited-style-name="Visited_20_Internet_20_Link"><text:span text:style-name="T11">terms of theory and we looked at the components that a</text:span></text:a><text:span text:style-name="T12"> </text:span><text:a xlink:type="simple" xlink:href="https://app.pluralsight.com/course-player?clipId=a12438f5-fc25-4604-88b2-c0755f0d8f07&amp;startTime=6.81" office:target-frame-name="psplayer" xlink:show="replace" text:style-name="Internet_20_link" text:visited-style-name="Visited_20_Internet_20_Link"><text:span text:style-name="T11">Kubernetes cluster is made of,</text:span></text:a><text:span text:style-name="T12"> </text:span><text:a xlink:type="simple" xlink:href="https://app.pluralsight.com/course-player?clipId=a12438f5-fc25-4604-88b2-c0755f0d8f07&amp;startTime=8.44" office:target-frame-name="psplayer" xlink:show="replace" text:style-name="Internet_20_link" text:visited-style-name="Visited_20_Internet_20_Link"><text:span text:style-name="T11">let's see Kubernetes in action and see how this all pieces together.</text:span></text:a><text:span text:style-name="T12"> </text:span><text:a xlink:type="simple" xlink:href="https://app.pluralsight.com/course-player?clipId=a12438f5-fc25-4604-88b2-c0755f0d8f07&amp;startTime=11.51" office:target-frame-name="psplayer" xlink:show="replace" text:style-name="Internet_20_link" text:visited-style-name="Visited_20_Internet_20_Link"><text:span text:style-name="T11">And we're going to start off with some pod operations.</text:span></text:a><text:span text:style-name="T12"> </text:span><text:a xlink:type="simple" xlink:href="https://app.pluralsight.com/course-player?clipId=a12438f5-fc25-4604-88b2-c0755f0d8f07&amp;startTime=13.89" office:target-frame-name="psplayer" xlink:show="replace" text:style-name="Internet_20_link" text:visited-style-name="Visited_20_Internet_20_Link"><text:span text:style-name="T11">Let's say we have a cluster and it's composed of a control</text:span></text:a><text:span text:style-name="T12"> </text:span><text:a xlink:type="simple" xlink:href="https://app.pluralsight.com/course-player?clipId=a12438f5-fc25-4604-88b2-c0755f0d8f07&amp;startTime=16.93" office:target-frame-name="psplayer" xlink:show="replace" text:style-name="Internet_20_link" text:visited-style-name="Visited_20_Internet_20_Link"><text:span text:style-name="T11">plane node and a couple of worker nodes.</text:span></text:a><text:span text:style-name="T12"> </text:span><text:a xlink:type="simple" xlink:href="https://app.pluralsight.com/course-player?clipId=a12438f5-fc25-4604-88b2-c0755f0d8f07&amp;startTime=19.44" office:target-frame-name="psplayer" xlink:show="replace" text:style-name="Internet_20_link" text:visited-style-name="Visited_20_Internet_20_Link"><text:span text:style-name="T11">Using kubectl, we submit code to instruct Kubernetes to create a deployment.</text:span></text:a><text:span text:style-name="T12"> </text:span><text:a xlink:type="simple" xlink:href="https://app.pluralsight.com/course-player?clipId=a12438f5-fc25-4604-88b2-c0755f0d8f07&amp;startTime=24.09" office:target-frame-name="psplayer" xlink:show="replace" text:style-name="Internet_20_link" text:visited-style-name="Visited_20_Internet_20_Link"><text:span text:style-name="T11">And in that deployment, we've defined that we want three replicas of our pod.</text:span></text:a><text:span text:style-name="T12"> </text:span><text:a xlink:type="simple" xlink:href="https://app.pluralsight.com/course-player?clipId=a12438f5-fc25-4604-88b2-c0755f0d8f07&amp;startTime=27.64" office:target-frame-name="psplayer" xlink:show="replace" text:style-name="Internet_20_link" text:visited-style-name="Visited_20_Internet_20_Link"><text:span text:style-name="T11">That request is going to be submitted to the API server,</text:span></text:a><text:span text:style-name="T12"> </text:span><text:a xlink:type="simple" xlink:href="https://app.pluralsight.com/course-player?clipId=a12438f5-fc25-4604-88b2-c0755f0d8f07&amp;startTime=30.16" office:target-frame-name="psplayer" xlink:show="replace" text:style-name="Internet_20_link" text:visited-style-name="Visited_20_Internet_20_Link"><text:span text:style-name="T11">and it's the responsibility of the API server to store</text:span></text:a><text:span text:style-name="T12"> </text:span><text:a xlink:type="simple" xlink:href="https://app.pluralsight.com/course-player?clipId=a12438f5-fc25-4604-88b2-c0755f0d8f07&amp;startTime=32.86" office:target-frame-name="psplayer" xlink:show="replace" text:style-name="Internet_20_link" text:visited-style-name="Visited_20_Internet_20_Link"><text:span text:style-name="T11">that information persistently in etcd.</text:span></text:a><text:span text:style-name="T12"> </text:span><text:a xlink:type="simple" xlink:href="https://app.pluralsight.com/course-player?clipId=a12438f5-fc25-4604-88b2-c0755f0d8f07&amp;startTime=35.94" office:target-frame-name="psplayer" xlink:show="replace" text:style-name="Internet_20_link" text:visited-style-name="Visited_20_Internet_20_Link"><text:span text:style-name="T11">With that then,</text:span></text:a><text:span text:style-name="T12"> </text:span><text:a xlink:type="simple" xlink:href="https://app.pluralsight.com/course-player?clipId=a12438f5-fc25-4604-88b2-c0755f0d8f07&amp;startTime=36.72" office:target-frame-name="psplayer" xlink:show="replace" text:style-name="Internet_20_link" text:visited-style-name="Visited_20_Internet_20_Link"><text:span text:style-name="T11">it's the responsibility of the controller manager to spin up those</text:span></text:a><text:span text:style-name="T12"> </text:span><text:a xlink:type="simple" xlink:href="https://app.pluralsight.com/course-player?clipId=a12438f5-fc25-4604-88b2-c0755f0d8f07&amp;startTime=40.36" office:target-frame-name="psplayer" xlink:show="replace" text:style-name="Internet_20_link" text:visited-style-name="Visited_20_Internet_20_Link"><text:span text:style-name="T11">three requested replicas in that replica set.</text:span></text:a><text:span text:style-name="T12"> </text:span><text:a xlink:type="simple" xlink:href="https://app.pluralsight.com/course-player?clipId=a12438f5-fc25-4604-88b2-c0755f0d8f07&amp;startTime=43.36" office:target-frame-name="psplayer" xlink:show="replace" text:style-name="Internet_20_link" text:visited-style-name="Visited_20_Internet_20_Link"><text:span text:style-name="T11">And so that's going to create those three pods.</text:span></text:a><text:span text:style-name="T12"> </text:span><text:a xlink:type="simple" xlink:href="https://app.pluralsight.com/course-player?clipId=a12438f5-fc25-4604-88b2-c0755f0d8f07&amp;startTime=46.34" office:target-frame-name="psplayer" xlink:show="replace" text:style-name="Internet_20_link" text:visited-style-name="Visited_20_Internet_20_Link"><text:span text:style-name="T11">That request is then going to be submitted to the scheduler. The scheduler is</text:span></text:a><text:span text:style-name="T12"> </text:span><text:a xlink:type="simple" xlink:href="https://app.pluralsight.com/course-player?clipId=a12438f5-fc25-4604-88b2-c0755f0d8f07&amp;startTime=49.88" office:target-frame-name="psplayer" xlink:show="replace" text:style-name="Internet_20_link" text:visited-style-name="Visited_20_Internet_20_Link"><text:span text:style-name="T11">then going to tell the API server that these pods need to be scheduled on</text:span></text:a><text:span text:style-name="T12"> </text:span><text:a xlink:type="simple" xlink:href="https://app.pluralsight.com/course-player?clipId=a12438f5-fc25-4604-88b2-c0755f0d8f07&amp;startTime=53.75" office:target-frame-name="psplayer" xlink:show="replace" text:style-name="Internet_20_link" text:visited-style-name="Visited_20_Internet_20_Link"><text:span text:style-name="T11">nodes that it selects, and that scheduling information is persisted back to</text:span></text:a><text:span text:style-name="T12"> </text:span><text:a xlink:type="simple" xlink:href="https://app.pluralsight.com/course-player?clipId=a12438f5-fc25-4604-88b2-c0755f0d8f07&amp;startTime=57.45" office:target-frame-name="psplayer" xlink:show="replace" text:style-name="Internet_20_link" text:visited-style-name="Visited_20_Internet_20_Link"><text:span text:style-name="T11">etcd. </text:span></text:a><text:soft-page-break/><text:a xlink:type="simple" xlink:href="https://app.pluralsight.com/course-player?clipId=a12438f5-fc25-4604-88b2-c0755f0d8f07&amp;startTime=57.45" office:target-frame-name="psplayer" xlink:show="replace" text:style-name="Internet_20_link" text:visited-style-name="Visited_20_Internet_20_Link"><text:span text:style-name="T11">Which nodes did those pods get scheduled on? Well that's dependent upon</text:span></text:a><text:span text:style-name="T12"> </text:span><text:a xlink:type="simple" xlink:href="https://app.pluralsight.com/course-player?clipId=a12438f5-fc25-4604-88b2-c0755f0d8f07&amp;startTime=61.68" office:target-frame-name="psplayer" xlink:show="replace" text:style-name="Internet_20_link" text:visited-style-name="Visited_20_Internet_20_Link"><text:span text:style-name="T11">the resources requested in the pods and the resources available in the nodes</text:span></text:a><text:span text:style-name="T12"> </text:span><text:a xlink:type="simple" xlink:href="https://app.pluralsight.com/course-player?clipId=a12438f5-fc25-4604-88b2-c0755f0d8f07&amp;startTime=66.19" office:target-frame-name="psplayer" xlink:show="replace" text:style-name="Internet_20_link" text:visited-style-name="Visited_20_Internet_20_Link"><text:span text:style-name="T11">in the cluster..</text:span></text:a><text:span text:style-name="T12"> </text:span><text:a xlink:type="simple" xlink:href="https://app.pluralsight.com/course-player?clipId=a12438f5-fc25-4604-88b2-c0755f0d8f07&amp;startTime=67.54" office:target-frame-name="psplayer" xlink:show="replace" text:style-name="Internet_20_link" text:visited-style-name="Visited_20_Internet_20_Link"><text:span text:style-name="T11">The kubelets on the nodes will ask the API server, hey,</text:span></text:a><text:span text:style-name="T12"> </text:span><text:a xlink:type="simple" xlink:href="https://app.pluralsight.com/course-player?clipId=a12438f5-fc25-4604-88b2-c0755f0d8f07&amp;startTime=70.46" office:target-frame-name="psplayer" xlink:show="replace" text:style-name="Internet_20_link" text:visited-style-name="Visited_20_Internet_20_Link"><text:span text:style-name="T11">do you have any work for me, and then it's going to start spinning up</text:span></text:a><text:span text:style-name="T12"> </text:span><text:a xlink:type="simple" xlink:href="https://app.pluralsight.com/course-player?clipId=a12438f5-fc25-4604-88b2-c0755f0d8f07&amp;startTime=73.27" office:target-frame-name="psplayer" xlink:show="replace" text:style-name="Internet_20_link" text:visited-style-name="Visited_20_Internet_20_Link"><text:span text:style-name="T11">those pods that were requested by the replica set.</text:span></text:a><text:span text:style-name="T12"> </text:span><text:a xlink:type="simple" xlink:href="https://app.pluralsight.com/course-player?clipId=a12438f5-fc25-4604-88b2-c0755f0d8f07&amp;startTime=75.95" office:target-frame-name="psplayer" xlink:show="replace" text:style-name="Internet_20_link" text:visited-style-name="Visited_20_Internet_20_Link"><text:span text:style-name="T11">Now everything is going along happy, happy,</text:span></text:a><text:span text:style-name="T12"> </text:span><text:a xlink:type="simple" xlink:href="https://app.pluralsight.com/course-player?clipId=a12438f5-fc25-4604-88b2-c0755f0d8f07&amp;startTime=78.11" office:target-frame-name="psplayer" xlink:show="replace" text:style-name="Internet_20_link" text:visited-style-name="Visited_20_Internet_20_Link"><text:span text:style-name="T11">and the controller manager is monitoring the state of the replicas. And</text:span></text:a><text:span text:style-name="T12"> </text:span><text:a xlink:type="simple" xlink:href="https://app.pluralsight.com/course-player?clipId=a12438f5-fc25-4604-88b2-c0755f0d8f07&amp;startTime=81.37" office:target-frame-name="psplayer" xlink:show="replace" text:style-name="Internet_20_link" text:visited-style-name="Visited_20_Internet_20_Link"><text:span text:style-name="T11">everyone's reporting that they're in a desired state.</text:span></text:a><text:span text:style-name="T12"> </text:span><text:a xlink:type="simple" xlink:href="https://app.pluralsight.com/course-player?clipId=a12438f5-fc25-4604-88b2-c0755f0d8f07&amp;startTime=83.94" office:target-frame-name="psplayer" xlink:show="replace" text:style-name="Internet_20_link" text:visited-style-name="Visited_20_Internet_20_Link"><text:span text:style-name="T11">But what happens if a node goes down?</text:span></text:a><text:span text:style-name="T12"> </text:span><text:a xlink:type="simple" xlink:href="https://app.pluralsight.com/course-player?clipId=a12438f5-fc25-4604-88b2-c0755f0d8f07&amp;startTime=85.86" office:target-frame-name="psplayer" xlink:show="replace" text:style-name="Internet_20_link" text:visited-style-name="Visited_20_Internet_20_Link"><text:span text:style-name="T11">Well, that node is no longer reporting state,</text:span></text:a><text:span text:style-name="T12"> </text:span><text:a xlink:type="simple" xlink:href="https://app.pluralsight.com/course-player?clipId=a12438f5-fc25-4604-88b2-c0755f0d8f07&amp;startTime=88.7" office:target-frame-name="psplayer" xlink:show="replace" text:style-name="Internet_20_link" text:visited-style-name="Visited_20_Internet_20_Link"><text:span text:style-name="T11">and the controller manager understands that we're now outside</text:span></text:a><text:span text:style-name="T12"> </text:span><text:a xlink:type="simple" xlink:href="https://app.pluralsight.com/course-player?clipId=a12438f5-fc25-4604-88b2-c0755f0d8f07&amp;startTime=91.79" office:target-frame-name="psplayer" xlink:show="replace" text:style-name="Internet_20_link" text:visited-style-name="Visited_20_Internet_20_Link"><text:span text:style-name="T11">of the desired state in the terms of the number of replicas</text:span></text:a><text:span text:style-name="T12"> </text:span><text:a xlink:type="simple" xlink:href="https://app.pluralsight.com/course-player?clipId=a12438f5-fc25-4604-88b2-c0755f0d8f07&amp;startTime=94.85" office:target-frame-name="psplayer" xlink:show="replace" text:style-name="Internet_20_link" text:visited-style-name="Visited_20_Internet_20_Link"><text:span text:style-name="T11">required for our replica set.</text:span></text:a><text:span text:style-name="T12"> </text:span><text:a xlink:type="simple" xlink:href="https://app.pluralsight.com/course-player?clipId=a12438f5-fc25-4604-88b2-c0755f0d8f07&amp;startTime=97.44" office:target-frame-name="psplayer" xlink:show="replace" text:style-name="Internet_20_link" text:visited-style-name="Visited_20_Internet_20_Link"><text:span text:style-name="T11">So the controller manager is going to submit for a new</text:span></text:a><text:span text:style-name="T12"> </text:span><text:a xlink:type="simple" xlink:href="https://app.pluralsight.com/course-player?clipId=a12438f5-fc25-4604-88b2-c0755f0d8f07&amp;startTime=100.09" office:target-frame-name="psplayer" xlink:show="replace" text:style-name="Internet_20_link" text:visited-style-name="Visited_20_Internet_20_Link"><text:span text:style-name="T11">pod to be created and scheduled,</text:span></text:a><text:span text:style-name="T12"> </text:span><text:a xlink:type="simple" xlink:href="https://app.pluralsight.com/course-player?clipId=a12438f5-fc25-4604-88b2-c0755f0d8f07&amp;startTime=102.04" office:target-frame-name="psplayer" xlink:show="replace" text:style-name="Internet_20_link" text:visited-style-name="Visited_20_Internet_20_Link"><text:span text:style-name="T11">and it's the responsibility of the scheduler to find a node to put that pod on.</text:span></text:a><text:span text:style-name="T12"> </text:span><text:a xlink:type="simple" xlink:href="https://app.pluralsight.com/course-player?clipId=a12438f5-fc25-4604-88b2-c0755f0d8f07&amp;startTime=105.94" office:target-frame-name="psplayer" xlink:show="replace" text:style-name="Internet_20_link" text:visited-style-name="Visited_20_Internet_20_Link"><text:span text:style-name="T11">And so it schedules that new pod to be deployed on a node</text:span></text:a><text:span text:style-name="T12"> </text:span><text:a xlink:type="simple" xlink:href="https://app.pluralsight.com/course-player?clipId=a12438f5-fc25-4604-88b2-c0755f0d8f07&amp;startTime=109.19" office:target-frame-name="psplayer" xlink:show="replace" text:style-name="Internet_20_link" text:visited-style-name="Visited_20_Internet_20_Link"><text:span text:style-name="T11">to bring our replica set back into compliance with the</text:span></text:a><text:span text:style-name="T12"> </text:span><text:a xlink:type="simple" xlink:href="https://app.pluralsight.com/course-player?clipId=a12438f5-fc25-4604-88b2-c0755f0d8f07&amp;startTime=112.07" office:target-frame-name="psplayer" xlink:show="replace" text:style-name="Internet_20_link" text:visited-style-name="Visited_20_Internet_20_Link"><text:span text:style-name="T11">desired state of three replicas.</text:span></text:a><text:span text:style-name="T12"> </text:span><text:a xlink:type="simple" xlink:href="https://app.pluralsight.com/course-player?clipId=a12438f5-fc25-4604-88b2-c0755f0d8f07&amp;startTime=114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12438f5-fc25-4604-88b2-c0755f0d8f07&amp;startTime=114.71" office:target-frame-name="psplayer" xlink:show="replace" text:style-name="Internet_20_link" text:visited-style-name="Visited_20_Internet_20_Link"><text:span text:style-name="T11">you might be wondering by looking at this picture, why didn't the</text:span></text:a><text:span text:style-name="T12"> </text:span><text:a xlink:type="simple" xlink:href="https://app.pluralsight.com/course-player?clipId=a12438f5-fc25-4604-88b2-c0755f0d8f07&amp;startTime=117.19" office:target-frame-name="psplayer" xlink:show="replace" text:style-name="Internet_20_link" text:visited-style-name="Visited_20_Internet_20_Link"><text:span text:style-name="T11">scheduler schedule that pod onto the control plane node to maybe</text:span></text:a><text:span text:style-name="T12"> </text:span><text:a xlink:type="simple" xlink:href="https://app.pluralsight.com/course-player?clipId=a12438f5-fc25-4604-88b2-c0755f0d8f07&amp;startTime=120.78" office:target-frame-name="psplayer" xlink:show="replace" text:style-name="Internet_20_link" text:visited-style-name="Visited_20_Internet_20_Link"><text:span text:style-name="T11">even out the workload a little bit between the control plane node</text:span></text:a><text:span text:style-name="T12"> </text:span><text:a xlink:type="simple" xlink:href="https://app.pluralsight.com/course-player?clipId=a12438f5-fc25-4604-88b2-c0755f0d8f07&amp;startTime=124.17" office:target-frame-name="psplayer" xlink:show="replace" text:style-name="Internet_20_link" text:visited-style-name="Visited_20_Internet_20_Link"><text:span text:style-name="T11">and the worker nodes? Well, in the default configuration of Kubernetes,</text:span></text:a><text:span text:style-name="T12"> </text:span><text:a xlink:type="simple" xlink:href="https://app.pluralsight.com/course-player?clipId=a12438f5-fc25-4604-88b2-c0755f0d8f07&amp;startTime=128.28" office:target-frame-name="psplayer" xlink:show="replace" text:style-name="Internet_20_link" text:visited-style-name="Visited_20_Internet_20_Link"><text:span text:style-name="T11">the scheduler taints the control plane node.</text:span></text:a><text:span text:style-name="T12"> </text:span><text:a xlink:type="simple" xlink:href="https://app.pluralsight.com/course-player?clipId=a12438f5-fc25-4604-88b2-c0755f0d8f07&amp;startTime=130.86" office:target-frame-name="psplayer" xlink:show="replace" text:style-name="Internet_20_link" text:visited-style-name="Visited_20_Internet_20_Link"><text:span text:style-name="T11">And what this means is is that the control plane node is only going to run</text:span></text:a><text:span text:style-name="T12"> </text:span><text:a xlink:type="simple" xlink:href="https://app.pluralsight.com/course-player?clipId=a12438f5-fc25-4604-88b2-c0755f0d8f07&amp;startTime=134.3" office:target-frame-name="psplayer" xlink:show="replace" text:style-name="Internet_20_link" text:visited-style-name="Visited_20_Internet_20_Link"><text:span text:style-name="T11">pods that are system pod, and so in this case the API server,</text:span></text:a><text:span text:style-name="T12"> </text:span><text:a xlink:type="simple" xlink:href="https://app.pluralsight.com/course-player?clipId=a12438f5-fc25-4604-88b2-c0755f0d8f07&amp;startTime=138.35" office:target-frame-name="psplayer" xlink:show="replace" text:style-name="Internet_20_link" text:visited-style-name="Visited_20_Internet_20_Link"><text:span text:style-name="T11">etcd, the scheduler, and the controller manager. And a user workload is going</text:span></text:a><text:span text:style-name="T12"> </text:span><text:a xlink:type="simple" xlink:href="https://app.pluralsight.com/course-player?clipId=a12438f5-fc25-4604-88b2-c0755f0d8f07&amp;startTime=142.5" office:target-frame-name="psplayer" xlink:show="replace" text:style-name="Internet_20_link" text:visited-style-name="Visited_20_Internet_20_Link"><text:span text:style-name="T11">to be scheduled onto regular worker nodes in the cluster.</text:span></text:a><text:span text:style-name="T12"> </text:span><text:a xlink:type="simple" xlink:href="https://app.pluralsight.com/course-player?clipId=a12438f5-fc25-4604-88b2-c0755f0d8f07&amp;startTime=146.44" office:target-frame-name="psplayer" xlink:show="replace" text:style-name="Internet_20_link" text:visited-style-name="Visited_20_Internet_20_Link"><text:span text:style-name="T11">We can certainly adjust the configuration of the control plane node to</text:span></text:a><text:span text:style-name="T12"> </text:span><text:a xlink:type="simple" xlink:href="https://app.pluralsight.com/course-player?clipId=a12438f5-fc25-4604-88b2-c0755f0d8f07&amp;startTime=149.68" office:target-frame-name="psplayer" xlink:show="replace" text:style-name="Internet_20_link" text:visited-style-name="Visited_20_Internet_20_Link"><text:span text:style-name="T11">untaint the control plane node so that user pods can be started up on it,</text:span></text:a><text:span text:style-name="T12"> </text:span><text:a xlink:type="simple" xlink:href="https://app.pluralsight.com/course-player?clipId=a12438f5-fc25-4604-88b2-c0755f0d8f07&amp;startTime=153.99" office:target-frame-name="psplayer" xlink:show="replace" text:style-name="Internet_20_link" text:visited-style-name="Visited_20_Internet_20_Link"><text:span text:style-name="T11">but that's usually only good for test labs, not good for production systems.</text:span></text:a></text:p>
      <text:h text:style-name="P3" text:outline-level="3"><text:a xlink:type="simple" xlink:href="https://app.pluralsight.com/course-player?clipId=71f977d9-37f0-4a98-9039-1f1fc99e650c" office:target-frame-name="psplayer" xlink:show="replace" text:style-name="Internet_20_link" text:visited-style-name="Visited_20_Internet_20_Link"><text:span text:style-name="T11">Service Operations</text:span></text:a></text:h>
      <text:p text:style-name="P5"><text:a xlink:type="simple" xlink:href="https://app.pluralsight.com/course-player?clipId=71f977d9-37f0-4a98-9039-1f1fc99e650c&amp;startTime=1.04" office:target-frame-name="psplayer" xlink:show="replace" text:style-name="Internet_20_link" text:visited-style-name="Visited_20_Internet_20_Link"><text:span text:style-name="T11">With the basics of pod operations under our belt,</text:span></text:a><text:span text:style-name="T12"> </text:span><text:a xlink:type="simple" xlink:href="https://app.pluralsight.com/course-player?clipId=71f977d9-37f0-4a98-9039-1f1fc99e650c&amp;startTime=3.62" office:target-frame-name="psplayer" xlink:show="replace" text:style-name="Internet_20_link" text:visited-style-name="Visited_20_Internet_20_Link"><text:span text:style-name="T11">let's see how we can extend that into services and provide a network</text:span></text:a><text:span text:style-name="T12"> </text:span><text:a xlink:type="simple" xlink:href="https://app.pluralsight.com/course-player?clipId=71f977d9-37f0-4a98-9039-1f1fc99e650c&amp;startTime=6.78" office:target-frame-name="psplayer" xlink:show="replace" text:style-name="Internet_20_link" text:visited-style-name="Visited_20_Internet_20_Link"><text:span text:style-name="T11">abstraction or a single access point to our end users into the</text:span></text:a><text:span text:style-name="T12"> </text:span><text:a xlink:type="simple" xlink:href="https://app.pluralsight.com/course-player?clipId=71f977d9-37f0-4a98-9039-1f1fc99e650c&amp;startTime=10.9" office:target-frame-name="psplayer" xlink:show="replace" text:style-name="Internet_20_link" text:visited-style-name="Visited_20_Internet_20_Link"><text:span text:style-name="T11">applications running inside of our cluster.</text:span></text:a><text:span text:style-name="T12"> </text:span><text:a xlink:type="simple" xlink:href="https://app.pluralsight.com/course-player?clipId=71f977d9-37f0-4a98-9039-1f1fc99e650c&amp;startTime=13.34" office:target-frame-name="psplayer" xlink:show="replace" text:style-name="Internet_20_link" text:visited-style-name="Visited_20_Internet_20_Link"><text:span text:style-name="T11">Zooming out a little bit,</text:span></text:a><text:span text:style-name="T12"> </text:span><text:a xlink:type="simple" xlink:href="https://app.pluralsight.com/course-player?clipId=71f977d9-37f0-4a98-9039-1f1fc99e650c&amp;startTime=14.62" office:target-frame-name="psplayer" xlink:show="replace" text:style-name="Internet_20_link" text:visited-style-name="Visited_20_Internet_20_Link"><text:span text:style-name="T11">we're not going to focus on things at the node level right now,</text:span></text:a><text:span text:style-name="T12"> </text:span><text:a xlink:type="simple" xlink:href="https://app.pluralsight.com/course-player?clipId=71f977d9-37f0-4a98-9039-1f1fc99e650c&amp;startTime=17.05" office:target-frame-name="psplayer" xlink:show="replace" text:style-name="Internet_20_link" text:visited-style-name="Visited_20_Internet_20_Link"><text:span text:style-name="T11">we're going to look at things from the cluster level. And let's say</text:span></text:a><text:span text:style-name="T12"> </text:span><text:a xlink:type="simple" xlink:href="https://app.pluralsight.com/course-player?clipId=71f977d9-37f0-4a98-9039-1f1fc99e650c&amp;startTime=20.01" office:target-frame-name="psplayer" xlink:show="replace" text:style-name="Internet_20_link" text:visited-style-name="Visited_20_Internet_20_Link"><text:span text:style-name="T11">we're running a deployment that creates a replica set which creates</text:span></text:a><text:span text:style-name="T12"> </text:span><text:a xlink:type="simple" xlink:href="https://app.pluralsight.com/course-player?clipId=71f977d9-37f0-4a98-9039-1f1fc99e650c&amp;startTime=23.29" office:target-frame-name="psplayer" xlink:show="replace" text:style-name="Internet_20_link" text:visited-style-name="Visited_20_Internet_20_Link"><text:span text:style-name="T11">pods inside of our cluster.</text:span></text:a><text:span text:style-name="T12"> </text:span><text:a xlink:type="simple" xlink:href="https://app.pluralsight.com/course-player?clipId=71f977d9-37f0-4a98-9039-1f1fc99e650c&amp;startTime=25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71f977d9-37f0-4a98-9039-1f1fc99e650c&amp;startTime=25.72" office:target-frame-name="psplayer" xlink:show="replace" text:style-name="Internet_20_link" text:visited-style-name="Visited_20_Internet_20_Link"><text:span text:style-name="T11">we're going to have four web application pods running inside of the cluster.</text:span></text:a><text:span text:style-name="T12"> </text:span><text:a xlink:type="simple" xlink:href="https://app.pluralsight.com/course-player?clipId=71f977d9-37f0-4a98-9039-1f1fc99e650c&amp;startTime=30.34" office:target-frame-name="psplayer" xlink:show="replace" text:style-name="Internet_20_link" text:visited-style-name="Visited_20_Internet_20_Link"><text:span text:style-name="T11">We can expose access to these pods with a service. And in this case our</text:span></text:a><text:span text:style-name="T12"> </text:span><text:a xlink:type="simple" xlink:href="https://app.pluralsight.com/course-player?clipId=71f977d9-37f0-4a98-9039-1f1fc99e650c&amp;startTime=34.01" office:target-frame-name="psplayer" xlink:show="replace" text:style-name="Internet_20_link" text:visited-style-name="Visited_20_Internet_20_Link"><text:span text:style-name="T11">service is going to be HTTP running on TCP port 80. With the service up and</text:span></text:a><text:span text:style-name="T12"> </text:span><text:a xlink:type="simple" xlink:href="https://app.pluralsight.com/course-player?clipId=71f977d9-37f0-4a98-9039-1f1fc99e650c&amp;startTime=38.59" office:target-frame-name="psplayer" xlink:show="replace" text:style-name="Internet_20_link" text:visited-style-name="Visited_20_Internet_20_Link"><text:span text:style-name="T11">running, users in other applications can come along and access are web</text:span></text:a><text:span text:style-name="T12"> </text:span><text:a xlink:type="simple" xlink:href="https://app.pluralsight.com/course-player?clipId=71f977d9-37f0-4a98-9039-1f1fc99e650c&amp;startTime=42.52" office:target-frame-name="psplayer" xlink:show="replace" text:style-name="Internet_20_link" text:visited-style-name="Visited_20_Internet_20_Link"><text:span text:style-name="T11">application pods via this fixed, persistent service endpoint,</text:span></text:a><text:span text:style-name="T12"> </text:span><text:a xlink:type="simple" xlink:href="https://app.pluralsight.com/course-player?clipId=71f977d9-37f0-4a98-9039-1f1fc99e650c&amp;startTime=46.63" office:target-frame-name="psplayer" xlink:show="replace" text:style-name="Internet_20_link" text:visited-style-name="Visited_20_Internet_20_Link"><text:span text:style-name="T11">which is going to be an IP address or a DNS name.</text:span></text:a><text:span text:style-name="T12"> </text:span><text:a xlink:type="simple" xlink:href="https://app.pluralsight.com/course-player?clipId=71f977d9-37f0-4a98-9039-1f1fc99e650c&amp;startTime=49.74" office:target-frame-name="psplayer" xlink:show="replace" text:style-name="Internet_20_link" text:visited-style-name="Visited_20_Internet_20_Link"><text:span text:style-name="T11">And as requests come in,</text:span></text:a><text:span text:style-name="T12"> </text:span><text:a xlink:type="simple" xlink:href="https://app.pluralsight.com/course-player?clipId=71f977d9-37f0-4a98-9039-1f1fc99e650c&amp;startTime=51.02" office:target-frame-name="psplayer" xlink:show="replace" text:style-name="Internet_20_link" text:visited-style-name="Visited_20_Internet_20_Link"><text:span text:style-name="T11">they're going to be load balanced to all of the pods supporting that service.</text:span></text:a><text:span text:style-name="T12"> </text:span><text:a xlink:type="simple" xlink:href="https://app.pluralsight.com/course-player?clipId=71f977d9-37f0-4a98-9039-1f1fc99e650c&amp;startTime=54.66" office:target-frame-name="psplayer" xlink:show="replace" text:style-name="Internet_20_link" text:visited-style-name="Visited_20_Internet_20_Link"><text:span text:style-name="T11">Now, the value of services,</text:span></text:a><text:span text:style-name="T12"> </text:span><text:a xlink:type="simple" xlink:href="https://app.pluralsight.com/course-player?clipId=71f977d9-37f0-4a98-9039-1f1fc99e650c&amp;startTime=56.31" office:target-frame-name="psplayer" xlink:show="replace" text:style-name="Internet_20_link" text:visited-style-name="Visited_20_Internet_20_Link"><text:span text:style-name="T11">aside from simply having a persistent access endpoint into the application when</text:span></text:a><text:span text:style-name="T12"> </text:span><text:a xlink:type="simple" xlink:href="https://app.pluralsight.com/course-player?clipId=71f977d9-37f0-4a98-9039-1f1fc99e650c&amp;startTime=60.67" office:target-frame-name="psplayer" xlink:show="replace" text:style-name="Internet_20_link" text:visited-style-name="Visited_20_Internet_20_Link"><text:span text:style-name="T11">combined with the functionality of a replica set, if a pod becomes unresponsive</text:span></text:a><text:span text:style-name="T12"> </text:span><text:a xlink:type="simple" xlink:href="https://app.pluralsight.com/course-player?clipId=71f977d9-37f0-4a98-9039-1f1fc99e650c&amp;startTime=65.52" office:target-frame-name="psplayer" xlink:show="replace" text:style-name="Internet_20_link" text:visited-style-name="Visited_20_Internet_20_Link"><text:span text:style-name="T11">or is no longer available it's the responsibility of the replica set controller</text:span></text:a><text:span text:style-name="T12"> </text:span><text:a xlink:type="simple" xlink:href="https://app.pluralsight.com/course-player?clipId=71f977d9-37f0-4a98-9039-1f1fc99e650c&amp;startTime=70.63" office:target-frame-name="psplayer" xlink:show="replace" text:style-name="Internet_20_link" text:visited-style-name="Visited_20_Internet_20_Link"><text:span text:style-name="T11">to remove that pod and deploy a new one.</text:span></text:a><text:span text:style-name="T12"> </text:span><text:a xlink:type="simple" xlink:href="https://app.pluralsight.com/course-player?clipId=71f977d9-37f0-4a98-9039-1f1fc99e650c&amp;startTime=73.64" office:target-frame-name="psplayer" xlink:show="replace" text:style-name="Internet_20_link" text:visited-style-name="Visited_20_Internet_20_Link"><text:span text:style-name="T11">Now our users knew nothing of this because behind the scenes that</text:span></text:a><text:span text:style-name="T12"> </text:span><text:a xlink:type="simple" xlink:href="https://app.pluralsight.com/course-player?clipId=71f977d9-37f0-4a98-9039-1f1fc99e650c&amp;startTime=77.07" office:target-frame-name="psplayer" xlink:show="replace" text:style-name="Internet_20_link" text:visited-style-name="Visited_20_Internet_20_Link"><text:span text:style-name="T11">service is going to stop load balancing requests to the failed,</text:span></text:a><text:span text:style-name="T12"> </text:span><text:a xlink:type="simple" xlink:href="https://app.pluralsight.com/course-player?clipId=71f977d9-37f0-4a98-9039-1f1fc99e650c&amp;startTime=80.55" office:target-frame-name="psplayer" xlink:show="replace" text:style-name="Internet_20_link" text:visited-style-name="Visited_20_Internet_20_Link"><text:span text:style-name="T11">deleted pod and will continue load balancing requests across the</text:span></text:a><text:span text:style-name="T12"> </text:span><text:a xlink:type="simple" xlink:href="https://app.pluralsight.com/course-player?clipId=71f977d9-37f0-4a98-9039-1f1fc99e650c&amp;startTime=84.72" office:target-frame-name="psplayer" xlink:show="replace" text:style-name="Internet_20_link" text:visited-style-name="Visited_20_Internet_20_Link"><text:span text:style-name="T11">remaining pods. Once that new pod is up and ready, requests will be</text:span></text:a><text:span text:style-name="T12"> </text:span><text:a xlink:type="simple" xlink:href="https://app.pluralsight.com/course-player?clipId=71f977d9-37f0-4a98-9039-1f1fc99e650c&amp;startTime=88.72" office:target-frame-name="psplayer" xlink:show="replace" text:style-name="Internet_20_link" text:visited-style-name="Visited_20_Internet_20_Link"><text:span text:style-name="T11">load balanced to it as well. This functionality is core to building self‑healing applications in Kubernetes.</text:span></text:a></text:p>
      <text:h text:style-name="P3" text:outline-level="3"><text:soft-page-break/><text:a xlink:type="simple" xlink:href="https://app.pluralsight.com/course-player?clipId=d37d5b82-a8ad-4120-896f-1652639fdf1f" office:target-frame-name="psplayer" xlink:show="replace" text:style-name="Internet_20_link" text:visited-style-name="Visited_20_Internet_20_Link"><text:span text:style-name="T11">Kubernetes Networking Fundamentals</text:span></text:a></text:h>
      <text:p text:style-name="P5"><text:a xlink:type="simple" xlink:href="https://app.pluralsight.com/course-player?clipId=d37d5b82-a8ad-4120-896f-1652639fdf1f&amp;startTime=1.04" office:target-frame-name="psplayer" xlink:show="replace" text:style-name="Internet_20_link" text:visited-style-name="Visited_20_Internet_20_Link"><text:span text:style-name="T11">We just introduced services and accessing applications on Pods.</text:span></text:a><text:span text:style-name="T12"> </text:span><text:a xlink:type="simple" xlink:href="https://app.pluralsight.com/course-player?clipId=d37d5b82-a8ad-4120-896f-1652639fdf1f&amp;startTime=4.8" office:target-frame-name="psplayer" xlink:show="replace" text:style-name="Internet_20_link" text:visited-style-name="Visited_20_Internet_20_Link"><text:span text:style-name="T11">Now is an appropriate time to take a look at some</text:span></text:a><text:span text:style-name="T12"> </text:span><text:a xlink:type="simple" xlink:href="https://app.pluralsight.com/course-player?clipId=d37d5b82-a8ad-4120-896f-1652639fdf1f&amp;startTime=7.5" office:target-frame-name="psplayer" xlink:show="replace" text:style-name="Internet_20_link" text:visited-style-name="Visited_20_Internet_20_Link"><text:span text:style-name="T11">Kubernetes networking fundamentals.</text:span></text:a><text:span text:style-name="T12"> </text:span><text:a xlink:type="simple" xlink:href="https://app.pluralsight.com/course-player?clipId=d37d5b82-a8ad-4120-896f-1652639fdf1f&amp;startTime=9.3" office:target-frame-name="psplayer" xlink:show="replace" text:style-name="Internet_20_link" text:visited-style-name="Visited_20_Internet_20_Link"><text:span text:style-name="T11">In Kubernetes, every Pod deployed will get assigned its own unique address.</text:span></text:a><text:span text:style-name="T12"> </text:span><text:a xlink:type="simple" xlink:href="https://app.pluralsight.com/course-player?clipId=d37d5b82-a8ad-4120-896f-1652639fdf1f&amp;startTime=14.12" office:target-frame-name="psplayer" xlink:show="replace" text:style-name="Internet_20_link" text:visited-style-name="Visited_20_Internet_20_Link"><text:span text:style-name="T11">And to facilitate for this, there are some networking requirements,</text:span></text:a><text:span text:style-name="T12"> </text:span><text:a xlink:type="simple" xlink:href="https://app.pluralsight.com/course-player?clipId=d37d5b82-a8ad-4120-896f-1652639fdf1f&amp;startTime=17.2" office:target-frame-name="psplayer" xlink:show="replace" text:style-name="Internet_20_link" text:visited-style-name="Visited_20_Internet_20_Link"><text:span text:style-name="T11">or rules,</text:span></text:a><text:span text:style-name="T12"> </text:span><text:a xlink:type="simple" xlink:href="https://app.pluralsight.com/course-player?clipId=d37d5b82-a8ad-4120-896f-1652639fdf1f&amp;startTime=18.07" office:target-frame-name="psplayer" xlink:show="replace" text:style-name="Internet_20_link" text:visited-style-name="Visited_20_Internet_20_Link"><text:span text:style-name="T11">that we have to live by when we build our networked topologies</text:span></text:a><text:span text:style-name="T12"> </text:span><text:a xlink:type="simple" xlink:href="https://app.pluralsight.com/course-player?clipId=d37d5b82-a8ad-4120-896f-1652639fdf1f&amp;startTime=20.47" office:target-frame-name="psplayer" xlink:show="replace" text:style-name="Internet_20_link" text:visited-style-name="Visited_20_Internet_20_Link"><text:span text:style-name="T11">for supporting our Kubernetes infrastructures.</text:span></text:a><text:span text:style-name="T12"> </text:span><text:a xlink:type="simple" xlink:href="https://app.pluralsight.com/course-player?clipId=d37d5b82-a8ad-4120-896f-1652639fdf1f&amp;startTime=22.78" office:target-frame-name="psplayer" xlink:show="replace" text:style-name="Internet_20_link" text:visited-style-name="Visited_20_Internet_20_Link"><text:span text:style-name="T11">And the first rule is,</text:span></text:a><text:span text:style-name="T12"> </text:span><text:a xlink:type="simple" xlink:href="https://app.pluralsight.com/course-player?clipId=d37d5b82-a8ad-4120-896f-1652639fdf1f&amp;startTime=24.42" office:target-frame-name="psplayer" xlink:show="replace" text:style-name="Internet_20_link" text:visited-style-name="Visited_20_Internet_20_Link"><text:span text:style-name="T11">Pods on a node can communicate with all Pods on all nodes in a</text:span></text:a><text:span text:style-name="T12"> </text:span><text:a xlink:type="simple" xlink:href="https://app.pluralsight.com/course-player?clipId=d37d5b82-a8ad-4120-896f-1652639fdf1f&amp;startTime=28.76" office:target-frame-name="psplayer" xlink:show="replace" text:style-name="Internet_20_link" text:visited-style-name="Visited_20_Internet_20_Link"><text:span text:style-name="T11">cluster without network address translation,</text:span></text:a><text:span text:style-name="T12"> </text:span><text:a xlink:type="simple" xlink:href="https://app.pluralsight.com/course-player?clipId=d37d5b82-a8ad-4120-896f-1652639fdf1f&amp;startTime=31.25" office:target-frame-name="psplayer" xlink:show="replace" text:style-name="Internet_20_link" text:visited-style-name="Visited_20_Internet_20_Link"><text:span text:style-name="T11">or NAT.</text:span></text:a><text:span text:style-name="T12"> </text:span><text:a xlink:type="simple" xlink:href="https://app.pluralsight.com/course-player?clipId=d37d5b82-a8ad-4120-896f-1652639fdf1f&amp;startTime=31.78" office:target-frame-name="psplayer" xlink:show="replace" text:style-name="Internet_20_link" text:visited-style-name="Visited_20_Internet_20_Link"><text:span text:style-name="T11">The next rule is, agents running on a node,</text:span></text:a><text:span text:style-name="T12"> </text:span><text:a xlink:type="simple" xlink:href="https://app.pluralsight.com/course-player?clipId=d37d5b82-a8ad-4120-896f-1652639fdf1f&amp;startTime=34.31" office:target-frame-name="psplayer" xlink:show="replace" text:style-name="Internet_20_link" text:visited-style-name="Visited_20_Internet_20_Link"><text:span text:style-name="T11">so things like system daemons and the kubelet,</text:span></text:a><text:span text:style-name="T12"> </text:span><text:a xlink:type="simple" xlink:href="https://app.pluralsight.com/course-player?clipId=d37d5b82-a8ad-4120-896f-1652639fdf1f&amp;startTime=36.89" office:target-frame-name="psplayer" xlink:show="replace" text:style-name="Internet_20_link" text:visited-style-name="Visited_20_Internet_20_Link"><text:span text:style-name="T11">have the ability to communicate with all running Pods on that node.</text:span></text:a><text:span text:style-name="T12"> </text:span><text:a xlink:type="simple" xlink:href="https://app.pluralsight.com/course-player?clipId=d37d5b82-a8ad-4120-896f-1652639fdf1f&amp;startTime=40.66" office:target-frame-name="psplayer" xlink:show="replace" text:style-name="Internet_20_link" text:visited-style-name="Visited_20_Internet_20_Link"><text:span text:style-name="T11">And so, essentially,</text:span></text:a><text:span text:style-name="T12"> </text:span><text:a xlink:type="simple" xlink:href="https://app.pluralsight.com/course-player?clipId=d37d5b82-a8ad-4120-896f-1652639fdf1f&amp;startTime=42.07" office:target-frame-name="psplayer" xlink:show="replace" text:style-name="Internet_20_link" text:visited-style-name="Visited_20_Internet_20_Link"><text:span text:style-name="T11">what we need to be able to to do is to design our network</text:span></text:a><text:span text:style-name="T12"> </text:span><text:a xlink:type="simple" xlink:href="https://app.pluralsight.com/course-player?clipId=d37d5b82-a8ad-4120-896f-1652639fdf1f&amp;startTime=44.69" office:target-frame-name="psplayer" xlink:show="replace" text:style-name="Internet_20_link" text:visited-style-name="Visited_20_Internet_20_Link"><text:span text:style-name="T11">infrastructures such that all Pods on all nodes in a cluster have</text:span></text:a><text:span text:style-name="T12"> </text:span><text:a xlink:type="simple" xlink:href="https://app.pluralsight.com/course-player?clipId=d37d5b82-a8ad-4120-896f-1652639fdf1f&amp;startTime=49.72" office:target-frame-name="psplayer" xlink:show="replace" text:style-name="Internet_20_link" text:visited-style-name="Visited_20_Internet_20_Link"><text:span text:style-name="T11">reachability to each other with the real IP addresses that are on</text:span></text:a><text:span text:style-name="T12"> </text:span><text:a xlink:type="simple" xlink:href="https://app.pluralsight.com/course-player?clipId=d37d5b82-a8ad-4120-896f-1652639fdf1f&amp;startTime=53.3" office:target-frame-name="psplayer" xlink:show="replace" text:style-name="Internet_20_link" text:visited-style-name="Visited_20_Internet_20_Link"><text:span text:style-name="T11">the nodes and the Pods themselves.</text:span></text:a><text:span text:style-name="T12"> </text:span><text:a xlink:type="simple" xlink:href="https://app.pluralsight.com/course-player?clipId=d37d5b82-a8ad-4120-896f-1652639fdf1f&amp;startTime=54.88" office:target-frame-name="psplayer" xlink:show="replace" text:style-name="Internet_20_link" text:visited-style-name="Visited_20_Internet_20_Link"><text:span text:style-name="T11">And we'll look at an implementation of this in an upcoming</text:span></text:a><text:span text:style-name="T12"> </text:span><text:a xlink:type="simple" xlink:href="https://app.pluralsight.com/course-player?clipId=d37d5b82-a8ad-4120-896f-1652639fdf1f&amp;startTime=57.61" office:target-frame-name="psplayer" xlink:show="replace" text:style-name="Internet_20_link" text:visited-style-name="Visited_20_Internet_20_Link"><text:span text:style-name="T11">module when we build a cluster together.</text:span></text:a><text:span text:style-name="T12"> </text:span><text:a xlink:type="simple" xlink:href="https://app.pluralsight.com/course-player?clipId=d37d5b82-a8ad-4120-896f-1652639fdf1f&amp;startTime=61.54" office:target-frame-name="psplayer" xlink:show="replace" text:style-name="Internet_20_link" text:visited-style-name="Visited_20_Internet_20_Link"><text:span text:style-name="T11">So let's look more closely at the networking fundamentals,</text:span></text:a><text:span text:style-name="T12"> </text:span><text:a xlink:type="simple" xlink:href="https://app.pluralsight.com/course-player?clipId=d37d5b82-a8ad-4120-896f-1652639fdf1f&amp;startTime=63.85" office:target-frame-name="psplayer" xlink:show="replace" text:style-name="Internet_20_link" text:visited-style-name="Visited_20_Internet_20_Link"><text:span text:style-name="T11">or how really Pods and nodes can communicate to each</text:span></text:a><text:span text:style-name="T12"> </text:span><text:a xlink:type="simple" xlink:href="https://app.pluralsight.com/course-player?clipId=d37d5b82-a8ad-4120-896f-1652639fdf1f&amp;startTime=67.08" office:target-frame-name="psplayer" xlink:show="replace" text:style-name="Internet_20_link" text:visited-style-name="Visited_20_Internet_20_Link"><text:span text:style-name="T11">other in some various scenarios.</text:span></text:a><text:span text:style-name="T12"> </text:span><text:a xlink:type="simple" xlink:href="https://app.pluralsight.com/course-player?clipId=d37d5b82-a8ad-4120-896f-1652639fdf1f&amp;startTime=68.76" office:target-frame-name="psplayer" xlink:show="replace" text:style-name="Internet_20_link" text:visited-style-name="Visited_20_Internet_20_Link"><text:span text:style-name="T11">And so let's say we have a cluster up and running,</text:span></text:a><text:span text:style-name="T12"> </text:span><text:a xlink:type="simple" xlink:href="https://app.pluralsight.com/course-player?clipId=d37d5b82-a8ad-4120-896f-1652639fdf1f&amp;startTime=70.35" office:target-frame-name="psplayer" xlink:show="replace" text:style-name="Internet_20_link" text:visited-style-name="Visited_20_Internet_20_Link"><text:span text:style-name="T11">and we deploy a multi‑container Pod inside of our cluster.</text:span></text:a><text:span text:style-name="T12"> </text:span><text:a xlink:type="simple" xlink:href="https://app.pluralsight.com/course-player?clipId=d37d5b82-a8ad-4120-896f-1652639fdf1f&amp;startTime=74.19" office:target-frame-name="psplayer" xlink:show="replace" text:style-name="Internet_20_link" text:visited-style-name="Visited_20_Internet_20_Link"><text:span text:style-name="T11">Well, those two containers inside that Pod,</text:span></text:a><text:span text:style-name="T12"> </text:span><text:a xlink:type="simple" xlink:href="https://app.pluralsight.com/course-player?clipId=d37d5b82-a8ad-4120-896f-1652639fdf1f&amp;startTime=76.63" office:target-frame-name="psplayer" xlink:show="replace" text:style-name="Internet_20_link" text:visited-style-name="Visited_20_Internet_20_Link"><text:span text:style-name="T11">if they need to communicate to each other,</text:span></text:a><text:span text:style-name="T12"> </text:span><text:a xlink:type="simple" xlink:href="https://app.pluralsight.com/course-player?clipId=d37d5b82-a8ad-4120-896f-1652639fdf1f&amp;startTime=78.05" office:target-frame-name="psplayer" xlink:show="replace" text:style-name="Internet_20_link" text:visited-style-name="Visited_20_Internet_20_Link"><text:span text:style-name="T11">they're going to do that over localhost using namespaces.</text:span></text:a><text:span text:style-name="T12"> </text:span><text:a xlink:type="simple" xlink:href="https://app.pluralsight.com/course-player?clipId=d37d5b82-a8ad-4120-896f-1652639fdf1f&amp;startTime=81.14" office:target-frame-name="psplayer" xlink:show="replace" text:style-name="Internet_20_link" text:visited-style-name="Visited_20_Internet_20_Link"><text:span text:style-name="T11">Now, let's say we deploy some additional Pods.</text:span></text:a><text:span text:style-name="T12"> </text:span><text:a xlink:type="simple" xlink:href="https://app.pluralsight.com/course-player?clipId=d37d5b82-a8ad-4120-896f-1652639fdf1f&amp;startTime=83.14" office:target-frame-name="psplayer" xlink:show="replace" text:style-name="Internet_20_link" text:visited-style-name="Visited_20_Internet_20_Link"><text:span text:style-name="T11">Those Pods aren't self‑contained, so they can't communicate over localhost.</text:span></text:a><text:span text:style-name="T12"> </text:span><text:a xlink:type="simple" xlink:href="https://app.pluralsight.com/course-player?clipId=d37d5b82-a8ad-4120-896f-1652639fdf1f&amp;startTime=86.49" office:target-frame-name="psplayer" xlink:show="replace" text:style-name="Internet_20_link" text:visited-style-name="Visited_20_Internet_20_Link"><text:span text:style-name="T11">So they'll communicate to each other over a layer 2 software bridge on the</text:span></text:a><text:span text:style-name="T12"> </text:span><text:a xlink:type="simple" xlink:href="https://app.pluralsight.com/course-player?clipId=d37d5b82-a8ad-4120-896f-1652639fdf1f&amp;startTime=90.49" office:target-frame-name="psplayer" xlink:show="replace" text:style-name="Internet_20_link" text:visited-style-name="Visited_20_Internet_20_Link"><text:span text:style-name="T11">node using the real IP addresses of the Pods themselves,</text:span></text:a><text:span text:style-name="T12"> </text:span><text:a xlink:type="simple" xlink:href="https://app.pluralsight.com/course-player?clipId=d37d5b82-a8ad-4120-896f-1652639fdf1f&amp;startTime=93.68" office:target-frame-name="psplayer" xlink:show="replace" text:style-name="Internet_20_link" text:visited-style-name="Visited_20_Internet_20_Link"><text:span text:style-name="T11">and so that's how they can communicate to each other.</text:span></text:a><text:span text:style-name="T12"> </text:span><text:a xlink:type="simple" xlink:href="https://app.pluralsight.com/course-player?clipId=d37d5b82-a8ad-4120-896f-1652639fdf1f&amp;startTime=96.1" office:target-frame-name="psplayer" xlink:show="replace" text:style-name="Internet_20_link" text:visited-style-name="Visited_20_Internet_20_Link"><text:span text:style-name="T11">Now, let's say we have to reach out onto a Pod onto another node.</text:span></text:a><text:span text:style-name="T12"> </text:span><text:a xlink:type="simple" xlink:href="https://app.pluralsight.com/course-player?clipId=d37d5b82-a8ad-4120-896f-1652639fdf1f&amp;startTime=99.8" office:target-frame-name="psplayer" xlink:show="replace" text:style-name="Internet_20_link" text:visited-style-name="Visited_20_Internet_20_Link"><text:span text:style-name="T11">Let's say the Pods in our first node there at the top need</text:span></text:a><text:span text:style-name="T12"> </text:span><text:a xlink:type="simple" xlink:href="https://app.pluralsight.com/course-player?clipId=d37d5b82-a8ad-4120-896f-1652639fdf1f&amp;startTime=102.32" office:target-frame-name="psplayer" xlink:show="replace" text:style-name="Internet_20_link" text:visited-style-name="Visited_20_Internet_20_Link"><text:span text:style-name="T11">to communicate to that Pod on the bottom.</text:span></text:a><text:span text:style-name="T12"> </text:span><text:a xlink:type="simple" xlink:href="https://app.pluralsight.com/course-player?clipId=d37d5b82-a8ad-4120-896f-1652639fdf1f&amp;startTime=104.34" office:target-frame-name="psplayer" xlink:show="replace" text:style-name="Internet_20_link" text:visited-style-name="Visited_20_Internet_20_Link"><text:span text:style-name="T11">Well, that's going to happen on the real IP address of that Pod,</text:span></text:a><text:span text:style-name="T12"> </text:span><text:a xlink:type="simple" xlink:href="https://app.pluralsight.com/course-player?clipId=d37d5b82-a8ad-4120-896f-1652639fdf1f&amp;startTime=107.64" office:target-frame-name="psplayer" xlink:show="replace" text:style-name="Internet_20_link" text:visited-style-name="Visited_20_Internet_20_Link"><text:span text:style-name="T11">so we'll need to facilitate for layer 2 or layer 3 connectivity between the Pods</text:span></text:a><text:span text:style-name="T12"> </text:span><text:a xlink:type="simple" xlink:href="https://app.pluralsight.com/course-player?clipId=d37d5b82-a8ad-4120-896f-1652639fdf1f&amp;startTime=112.09" office:target-frame-name="psplayer" xlink:show="replace" text:style-name="Internet_20_link" text:visited-style-name="Visited_20_Internet_20_Link"><text:span text:style-name="T11">on the top node there and the Pod on the bottom node there.</text:span></text:a><text:span text:style-name="T12"> </text:span><text:a xlink:type="simple" xlink:href="https://app.pluralsight.com/course-player?clipId=d37d5b82-a8ad-4120-896f-1652639fdf1f&amp;startTime=114.97" office:target-frame-name="psplayer" xlink:show="replace" text:style-name="Internet_20_link" text:visited-style-name="Visited_20_Internet_20_Link"><text:span text:style-name="T11">And so that's going to be really dependent upon our network infrastructure,</text:span></text:a><text:span text:style-name="T12"> </text:span><text:a xlink:type="simple" xlink:href="https://app.pluralsight.com/course-player?clipId=d37d5b82-a8ad-4120-896f-1652639fdf1f&amp;startTime=118.56" office:target-frame-name="psplayer" xlink:show="replace" text:style-name="Internet_20_link" text:visited-style-name="Visited_20_Internet_20_Link"><text:span text:style-name="T11">so we might have to work with our network engineering team to</text:span></text:a><text:span text:style-name="T12"> </text:span><text:a xlink:type="simple" xlink:href="https://app.pluralsight.com/course-player?clipId=d37d5b82-a8ad-4120-896f-1652639fdf1f&amp;startTime=121.15" office:target-frame-name="psplayer" xlink:show="replace" text:style-name="Internet_20_link" text:visited-style-name="Visited_20_Internet_20_Link"><text:span text:style-name="T11">ensure that we have the ability to have layer 2 or layer 3</text:span></text:a><text:span text:style-name="T12"> </text:span><text:a xlink:type="simple" xlink:href="https://app.pluralsight.com/course-player?clipId=d37d5b82-a8ad-4120-896f-1652639fdf1f&amp;startTime=124.03" office:target-frame-name="psplayer" xlink:show="replace" text:style-name="Internet_20_link" text:visited-style-name="Visited_20_Internet_20_Link"><text:span text:style-name="T11">reachability between the Pods on these nodes.</text:span></text:a><text:span text:style-name="T12"> </text:span><text:a xlink:type="simple" xlink:href="https://app.pluralsight.com/course-player?clipId=d37d5b82-a8ad-4120-896f-1652639fdf1f&amp;startTime=126.7" office:target-frame-name="psplayer" xlink:show="replace" text:style-name="Internet_20_link" text:visited-style-name="Visited_20_Internet_20_Link"><text:span text:style-name="T11">Another common scenario is,</text:span></text:a><text:span text:style-name="T12"> </text:span><text:a xlink:type="simple" xlink:href="https://app.pluralsight.com/course-player?clipId=d37d5b82-a8ad-4120-896f-1652639fdf1f&amp;startTime=128.09" office:target-frame-name="psplayer" xlink:show="replace" text:style-name="Internet_20_link" text:visited-style-name="Visited_20_Internet_20_Link"><text:span text:style-name="T11">if you don't control the underlying network infrastructure is</text:span></text:a><text:span text:style-name="T12"> </text:span><text:a xlink:type="simple" xlink:href="https://app.pluralsight.com/course-player?clipId=d37d5b82-a8ad-4120-896f-1652639fdf1f&amp;startTime=131.07" office:target-frame-name="psplayer" xlink:show="replace" text:style-name="Internet_20_link" text:visited-style-name="Visited_20_Internet_20_Link"><text:span text:style-name="T11">to deploy what's called an overlay network,</text:span></text:a><text:span text:style-name="T12"> </text:span><text:a xlink:type="simple" xlink:href="https://app.pluralsight.com/course-player?clipId=d37d5b82-a8ad-4120-896f-1652639fdf1f&amp;startTime=132.78" office:target-frame-name="psplayer" xlink:show="replace" text:style-name="Internet_20_link" text:visited-style-name="Visited_20_Internet_20_Link"><text:span text:style-name="T11">and that overlay network gives the ability of all of these things to</text:span></text:a><text:span text:style-name="T12"> </text:span><text:a xlink:type="simple" xlink:href="https://app.pluralsight.com/course-player?clipId=d37d5b82-a8ad-4120-896f-1652639fdf1f&amp;startTime=136.24" office:target-frame-name="psplayer" xlink:show="replace" text:style-name="Internet_20_link" text:visited-style-name="Visited_20_Internet_20_Link"><text:span text:style-name="T11">seem like they're on the same layer 3 network and communicating</text:span></text:a><text:span text:style-name="T12"> </text:span><text:a xlink:type="simple" xlink:href="https://app.pluralsight.com/course-player?clipId=d37d5b82-a8ad-4120-896f-1652639fdf1f&amp;startTime=139.79" office:target-frame-name="psplayer" xlink:show="replace" text:style-name="Internet_20_link" text:visited-style-name="Visited_20_Internet_20_Link"><text:span text:style-name="T11">together on an individual Pod overlay network.</text:span></text:a><text:span text:style-name="T12"> </text:span><text:a xlink:type="simple" xlink:href="https://app.pluralsight.com/course-player?clipId=d37d5b82-a8ad-4120-896f-1652639fdf1f&amp;startTime=143.04" office:target-frame-name="psplayer" xlink:show="replace" text:style-name="Internet_20_link" text:visited-style-name="Visited_20_Internet_20_Link"><text:span text:style-name="T11">And the final case I want to look at with you today is external services.</text:span></text:a><text:span text:style-name="T12"> </text:span><text:a xlink:type="simple" xlink:href="https://app.pluralsight.com/course-player?clipId=d37d5b82-a8ad-4120-896f-1652639fdf1f&amp;startTime=145.9" office:target-frame-name="psplayer" xlink:show="replace" text:style-name="Internet_20_link" text:visited-style-name="Visited_20_Internet_20_Link"><text:span text:style-name="T11">Let's say we have some service in our cluster,</text:span></text:a><text:span text:style-name="T12"> </text:span><text:a xlink:type="simple" xlink:href="https://app.pluralsight.com/course-player?clipId=d37d5b82-a8ad-4120-896f-1652639fdf1f&amp;startTime=147.94" office:target-frame-name="psplayer" xlink:show="replace" text:style-name="Internet_20_link" text:visited-style-name="Visited_20_Internet_20_Link"><text:span text:style-name="T11">and we want to expose that to the world.</text:span></text:a><text:span text:style-name="T12"> </text:span><text:a xlink:type="simple" xlink:href="https://app.pluralsight.com/course-player?clipId=d37d5b82-a8ad-4120-896f-1652639fdf1f&amp;startTime=149.91" office:target-frame-name="psplayer" xlink:show="replace" text:style-name="Internet_20_link" text:visited-style-name="Visited_20_Internet_20_Link"><text:span text:style-name="T11">Well, we learned that that's going to be implemented on the kube‑proxy,</text:span></text:a><text:span text:style-name="T12"> </text:span><text:a xlink:type="simple" xlink:href="https://app.pluralsight.com/course-player?clipId=d37d5b82-a8ad-4120-896f-1652639fdf1f&amp;startTime=153.15" office:target-frame-name="psplayer" xlink:show="replace" text:style-name="Internet_20_link" text:visited-style-name="Visited_20_Internet_20_Link"><text:span text:style-name="T11">and we stand up that HTTP service, in this case,</text:span></text:a><text:span text:style-name="T12"> </text:span><text:a xlink:type="simple" xlink:href="https://app.pluralsight.com/course-player?clipId=d37d5b82-a8ad-4120-896f-1652639fdf1f&amp;startTime=155.48" office:target-frame-name="psplayer" xlink:show="replace" text:style-name="Internet_20_link" text:visited-style-name="Visited_20_Internet_20_Link"><text:span text:style-name="T11">and we want to expose that to the world.</text:span></text:a><text:span text:style-name="T12"> </text:span><text:a xlink:type="simple" xlink:href="https://app.pluralsight.com/course-player?clipId=d37d5b82-a8ad-4120-896f-1652639fdf1f&amp;startTime=157.34" office:target-frame-name="psplayer" xlink:show="replace" text:style-name="Internet_20_link" text:visited-style-name="Visited_20_Internet_20_Link"><text:span text:style-name="T11">And so that's how we can get external users into our applications on those</text:span></text:a><text:span text:style-name="T12"> </text:span><text:a xlink:type="simple" xlink:href="https://app.pluralsight.com/course-player?clipId=d37d5b82-a8ad-4120-896f-1652639fdf1f&amp;startTime=161.83" office:target-frame-name="psplayer" xlink:show="replace" text:style-name="Internet_20_link" text:visited-style-name="Visited_20_Internet_20_Link"><text:span text:style-name="T11">services, and it's a responsibility for the service to then communicate to</text:span></text:a><text:span text:style-name="T12"> </text:span><text:a xlink:type="simple" xlink:href="https://app.pluralsight.com/course-player?clipId=d37d5b82-a8ad-4120-896f-1652639fdf1f&amp;startTime=164.95" office:target-frame-name="psplayer" xlink:show="replace" text:style-name="Internet_20_link" text:visited-style-name="Visited_20_Internet_20_Link"><text:span text:style-name="T11">the individual Pods that are front‑ends.</text:span></text:a><text:span text:style-name="T12"> </text:span><text:a xlink:type="simple" xlink:href="https://app.pluralsight.com/course-player?clipId=d37d5b82-a8ad-4120-896f-1652639fdf1f&amp;startTime=167.34" office:target-frame-name="psplayer" xlink:show="replace" text:style-name="Internet_20_link" text:visited-style-name="Visited_20_Internet_20_Link"><text:span text:style-name="T11">So these are the four core networking scenarios that I wanted to introduce</text:span></text:a><text:span text:style-name="T12"> </text:span><text:a xlink:type="simple" xlink:href="https://app.pluralsight.com/course-player?clipId=d37d5b82-a8ad-4120-896f-1652639fdf1f&amp;startTime=171.22" office:target-frame-name="psplayer" xlink:show="replace" text:style-name="Internet_20_link" text:visited-style-name="Visited_20_Internet_20_Link"><text:span text:style-name="T11">to you today, within a Pod, between Pods on the same node, between Pods on</text:span></text:a><text:span text:style-name="T12"> </text:span><text:a xlink:type="simple" xlink:href="https://app.pluralsight.com/course-player?clipId=d37d5b82-a8ad-4120-896f-1652639fdf1f&amp;startTime=175.29" office:target-frame-name="psplayer" xlink:show="replace" text:style-name="Internet_20_link" text:visited-style-name="Visited_20_Internet_20_Link"><text:span text:style-name="T11">different nodes, and external services accessing things running on Pods</text:span></text:a><text:span text:style-name="T12"> </text:span><text:a xlink:type="simple" xlink:href="https://app.pluralsight.com/course-player?clipId=d37d5b82-a8ad-4120-896f-1652639fdf1f&amp;startTime=179.89" office:target-frame-name="psplayer" xlink:show="replace" text:style-name="Internet_20_link" text:visited-style-name="Visited_20_Internet_20_Link"><text:span text:style-name="T11">inside of your Kubernetes cluster.</text:span></text:a><text:span text:style-name="T12"> </text:span><text:a xlink:type="simple" xlink:href="https://app.pluralsight.com/course-player?clipId=d37d5b82-a8ad-4120-896f-1652639fdf1f&amp;startTime=181.5" office:target-frame-name="psplayer" xlink:show="replace" text:style-name="Internet_20_link" text:visited-style-name="Visited_20_Internet_20_Link"><text:span text:style-name="T11">Now, as you might expect, this is only scratching the surface,</text:span></text:a><text:span text:style-name="T12"> </text:span><text:a xlink:type="simple" xlink:href="https://app.pluralsight.com/course-player?clipId=d37d5b82-a8ad-4120-896f-1652639fdf1f&amp;startTime=184.68" office:target-frame-name="psplayer" xlink:show="replace" text:style-name="Internet_20_link" text:visited-style-name="Visited_20_Internet_20_Link"><text:span text:style-name="T11">and we are going to have a dedicated course just to networking coming up in this Kubernetes series.</text:span></text:a></text:p>
      <text:h text:style-name="P3" text:outline-level="3"><text:soft-page-break/><text:a xlink:type="simple" xlink:href="https://app.pluralsight.com/course-player?clipId=29be37c4-4b7d-4615-b8cb-7fd70916da28" office:target-frame-name="psplayer" xlink:show="replace" text:style-name="Internet_20_link" text:visited-style-name="Visited_20_Internet_20_Link"><text:span text:style-name="T11">Module Summary and What's Next!</text:span></text:a></text:h>
      <text:p text:style-name="P5"><text:a xlink:type="simple" xlink:href="https://app.pluralsight.com/course-player?clipId=29be37c4-4b7d-4615-b8cb-7fd70916da28&amp;startTime=1.04" office:target-frame-name="psplayer" xlink:show="replace" text:style-name="Internet_20_link" text:visited-style-name="Visited_20_Internet_20_Link"><text:span text:style-name="T11">Alright, so here we are at the end of the module. We covered a lot.</text:span></text:a><text:span text:style-name="T12"> </text:span><text:a xlink:type="simple" xlink:href="https://app.pluralsight.com/course-player?clipId=29be37c4-4b7d-4615-b8cb-7fd70916da28&amp;startTime=4.18" office:target-frame-name="psplayer" xlink:show="replace" text:style-name="Internet_20_link" text:visited-style-name="Visited_20_Internet_20_Link"><text:span text:style-name="T11">I hope I got you started on your journey of learning</text:span></text:a><text:span text:style-name="T12"> </text:span><text:a xlink:type="simple" xlink:href="https://app.pluralsight.com/course-player?clipId=29be37c4-4b7d-4615-b8cb-7fd70916da28&amp;startTime=6.64" office:target-frame-name="psplayer" xlink:show="replace" text:style-name="Internet_20_link" text:visited-style-name="Visited_20_Internet_20_Link"><text:span text:style-name="T11">Kubernetes well. We learned what is Kubernetes and the</text:span></text:a><text:span text:style-name="T12"> </text:span><text:a xlink:type="simple" xlink:href="https://app.pluralsight.com/course-player?clipId=29be37c4-4b7d-4615-b8cb-7fd70916da28&amp;startTime=9.76" office:target-frame-name="psplayer" xlink:show="replace" text:style-name="Internet_20_link" text:visited-style-name="Visited_20_Internet_20_Link"><text:span text:style-name="T11">basic principles behind its operations.</text:span></text:a><text:span text:style-name="T12"> </text:span><text:a xlink:type="simple" xlink:href="https://app.pluralsight.com/course-player?clipId=29be37c4-4b7d-4615-b8cb-7fd70916da28&amp;startTime=11.94" office:target-frame-name="psplayer" xlink:show="replace" text:style-name="Internet_20_link" text:visited-style-name="Visited_20_Internet_20_Link"><text:span text:style-name="T11">We explored the Kubernetes architecture.</text:span></text:a><text:span text:style-name="T12"> </text:span><text:a xlink:type="simple" xlink:href="https://app.pluralsight.com/course-player?clipId=29be37c4-4b7d-4615-b8cb-7fd70916da28&amp;startTime=14.27" office:target-frame-name="psplayer" xlink:show="replace" text:style-name="Internet_20_link" text:visited-style-name="Visited_20_Internet_20_Link"><text:span text:style-name="T11">We learned a lot about the individual cluster components and</text:span></text:a><text:span text:style-name="T12"> </text:span><text:a xlink:type="simple" xlink:href="https://app.pluralsight.com/course-player?clipId=29be37c4-4b7d-4615-b8cb-7fd70916da28&amp;startTime=17.18" office:target-frame-name="psplayer" xlink:show="replace" text:style-name="Internet_20_link" text:visited-style-name="Visited_20_Internet_20_Link"><text:span text:style-name="T11">how they interoperate to provide those services that</text:span></text:a><text:span text:style-name="T12"> </text:span><text:a xlink:type="simple" xlink:href="https://app.pluralsight.com/course-player?clipId=29be37c4-4b7d-4615-b8cb-7fd70916da28&amp;startTime=19.91" office:target-frame-name="psplayer" xlink:show="replace" text:style-name="Internet_20_link" text:visited-style-name="Visited_20_Internet_20_Link"><text:span text:style-name="T11">Kubernetes provides to us as a platform.</text:span></text:a><text:span text:style-name="T12"> </text:span><text:a xlink:type="simple" xlink:href="https://app.pluralsight.com/course-player?clipId=29be37c4-4b7d-4615-b8cb-7fd70916da28&amp;startTime=22.35" office:target-frame-name="psplayer" xlink:show="replace" text:style-name="Internet_20_link" text:visited-style-name="Visited_20_Internet_20_Link"><text:span text:style-name="T11">And then we looked at some basic networking fundamentals so we can learn how</text:span></text:a><text:span text:style-name="T12"> </text:span><text:a xlink:type="simple" xlink:href="https://app.pluralsight.com/course-player?clipId=29be37c4-4b7d-4615-b8cb-7fd70916da28&amp;startTime=25.44" office:target-frame-name="psplayer" xlink:show="replace" text:style-name="Internet_20_link" text:visited-style-name="Visited_20_Internet_20_Link"><text:span text:style-name="T11">information moves between resources inside of Kubernetes.</text:span></text:a><text:span text:style-name="T12"> </text:span><text:a xlink:type="simple" xlink:href="https://app.pluralsight.com/course-player?clipId=29be37c4-4b7d-4615-b8cb-7fd70916da28&amp;startTime=30.24" office:target-frame-name="psplayer" xlink:show="replace" text:style-name="Internet_20_link" text:visited-style-name="Visited_20_Internet_20_Link"><text:span text:style-name="T11">Well, I think we're off to a good start, and I hope you do too.</text:span></text:a><text:span text:style-name="T12"> </text:span><text:a xlink:type="simple" xlink:href="https://app.pluralsight.com/course-player?clipId=29be37c4-4b7d-4615-b8cb-7fd70916da28&amp;startTime=32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9be37c4-4b7d-4615-b8cb-7fd70916da28&amp;startTime=33.08" office:target-frame-name="psplayer" xlink:show="replace" text:style-name="Internet_20_link" text:visited-style-name="Visited_20_Internet_20_Link"><text:span text:style-name="T11">please join me in the next module where we're going to install and configure our first Kubernetes cluster together.</text:span></text:a></text:p>
      <text:h text:style-name="P1" text:outline-level="2"><text:a xlink:type="simple" xlink:href="https://app.pluralsight.com/course-player?clipId=83402031-fd52-4b6f-b737-042579911ec3" office:target-frame-name="psplayer" xlink:show="replace" text:style-name="Internet_20_link" text:visited-style-name="Visited_20_Internet_20_Link"><text:span text:style-name="T11">Installing and Configuring Kubernetes</text:span></text:a></text:h>
      <text:h text:style-name="P3" text:outline-level="3"><text:a xlink:type="simple" xlink:href="https://app.pluralsight.com/course-player?clipId=83402031-fd52-4b6f-b737-042579911ec3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83402031-fd52-4b6f-b737-042579911ec3&amp;startTime=1.34" office:target-frame-name="psplayer" xlink:show="replace" text:style-name="Internet_20_link" text:visited-style-name="Visited_20_Internet_20_Link"><text:span text:style-name="T11">Hello, this is Anthony Nocentino, enterprise architect with Centino Systems.</text:span></text:a><text:span text:style-name="T12"> </text:span><text:a xlink:type="simple" xlink:href="https://app.pluralsight.com/course-player?clipId=83402031-fd52-4b6f-b737-042579911ec3&amp;startTime=4.95" office:target-frame-name="psplayer" xlink:show="replace" text:style-name="Internet_20_link" text:visited-style-name="Visited_20_Internet_20_Link"><text:span text:style-name="T11">Welcome to my course, Kubernetes Installation and Configuration Fundamentals.</text:span></text:a><text:span text:style-name="T12"> </text:span><text:a xlink:type="simple" xlink:href="https://app.pluralsight.com/course-player?clipId=83402031-fd52-4b6f-b737-042579911ec3&amp;startTime=9.51" office:target-frame-name="psplayer" xlink:show="replace" text:style-name="Internet_20_link" text:visited-style-name="Visited_20_Internet_20_Link"><text:span text:style-name="T11">This module is Installing and Configuring Kubernetes.</text:span></text:a><text:span text:style-name="T12"> </text:span><text:a xlink:type="simple" xlink:href="https://app.pluralsight.com/course-player?clipId=83402031-fd52-4b6f-b737-042579911ec3&amp;startTime=13.54" office:target-frame-name="psplayer" xlink:show="replace" text:style-name="Internet_20_link" text:visited-style-name="Visited_20_Internet_20_Link"><text:span text:style-name="T11">So far, we've looked at exploring the Kubernetes architecture,</text:span></text:a><text:span text:style-name="T12"> </text:span><text:a xlink:type="simple" xlink:href="https://app.pluralsight.com/course-player?clipId=83402031-fd52-4b6f-b737-042579911ec3&amp;startTime=16.48" office:target-frame-name="psplayer" xlink:show="replace" text:style-name="Internet_20_link" text:visited-style-name="Visited_20_Internet_20_Link"><text:span text:style-name="T11">getting those basic principles underneath our belt.</text:span></text:a><text:span text:style-name="T12"> </text:span><text:a xlink:type="simple" xlink:href="https://app.pluralsight.com/course-player?clipId=83402031-fd52-4b6f-b737-042579911ec3&amp;startTime=19.02" office:target-frame-name="psplayer" xlink:show="replace" text:style-name="Internet_20_link" text:visited-style-name="Visited_20_Internet_20_Link"><text:span text:style-name="T11">Now it's time to roll up our sleeves and learn how to install and configure</text:span></text:a><text:span text:style-name="T12"> </text:span><text:a xlink:type="simple" xlink:href="https://app.pluralsight.com/course-player?clipId=83402031-fd52-4b6f-b737-042579911ec3&amp;startTime=22.61" office:target-frame-name="psplayer" xlink:show="replace" text:style-name="Internet_20_link" text:visited-style-name="Visited_20_Internet_20_Link"><text:span text:style-name="T11">our first Kubernetes cluster. First up, in this module,</text:span></text:a><text:span text:style-name="T12"> </text:span><text:a xlink:type="simple" xlink:href="https://app.pluralsight.com/course-player?clipId=83402031-fd52-4b6f-b737-042579911ec3&amp;startTime=26.34" office:target-frame-name="psplayer" xlink:show="replace" text:style-name="Internet_20_link" text:visited-style-name="Visited_20_Internet_20_Link"><text:span text:style-name="T11">we're going to start off with some installation considerations.</text:span></text:a><text:span text:style-name="T12"> </text:span><text:a xlink:type="simple" xlink:href="https://app.pluralsight.com/course-player?clipId=83402031-fd52-4b6f-b737-042579911ec3&amp;startTime=29" office:target-frame-name="psplayer" xlink:show="replace" text:style-name="Internet_20_link" text:visited-style-name="Visited_20_Internet_20_Link"><text:span text:style-name="T11">Basically, what do you need to know and do before you install Kubernetes?</text:span></text:a><text:span text:style-name="T12"> </text:span><text:a xlink:type="simple" xlink:href="https://app.pluralsight.com/course-player?clipId=83402031-fd52-4b6f-b737-042579911ec3&amp;startTime=34.54" office:target-frame-name="psplayer" xlink:show="replace" text:style-name="Internet_20_link" text:visited-style-name="Visited_20_Internet_20_Link"><text:span text:style-name="T11">Then we're going to look at the installation overview.</text:span></text:a><text:span text:style-name="T12"> </text:span><text:a xlink:type="simple" xlink:href="https://app.pluralsight.com/course-player?clipId=83402031-fd52-4b6f-b737-042579911ec3&amp;startTime=36.7" office:target-frame-name="psplayer" xlink:show="replace" text:style-name="Internet_20_link" text:visited-style-name="Visited_20_Internet_20_Link"><text:span text:style-name="T11">We're going to discuss the process of how we</text:span></text:a><text:span text:style-name="T12"> </text:span><text:a xlink:type="simple" xlink:href="https://app.pluralsight.com/course-player?clipId=83402031-fd52-4b6f-b737-042579911ec3&amp;startTime=38.67" office:target-frame-name="psplayer" xlink:show="replace" text:style-name="Internet_20_link" text:visited-style-name="Visited_20_Internet_20_Link"><text:span text:style-name="T11">actually install a Kubernetes cluster.</text:span></text:a><text:span text:style-name="T12"> </text:span><text:a xlink:type="simple" xlink:href="https://app.pluralsight.com/course-player?clipId=83402031-fd52-4b6f-b737-042579911ec3&amp;startTime=40.46" office:target-frame-name="psplayer" xlink:show="replace" text:style-name="Internet_20_link" text:visited-style-name="Visited_20_Internet_20_Link"><text:span text:style-name="T11">Then we'll look at where we can get Kubernetes from because,</text:span></text:a><text:span text:style-name="T12"> </text:span><text:a xlink:type="simple" xlink:href="https://app.pluralsight.com/course-player?clipId=83402031-fd52-4b6f-b737-042579911ec3&amp;startTime=43.59" office:target-frame-name="psplayer" xlink:show="replace" text:style-name="Internet_20_link" text:visited-style-name="Visited_20_Internet_20_Link"><text:span text:style-name="T11">well, we need software to be able to install.</text:span></text:a><text:span text:style-name="T12"> </text:span><text:a xlink:type="simple" xlink:href="https://app.pluralsight.com/course-player?clipId=83402031-fd52-4b6f-b737-042579911ec3&amp;startTime=45.75" office:target-frame-name="psplayer" xlink:show="replace" text:style-name="Internet_20_link" text:visited-style-name="Visited_20_Internet_20_Link"><text:span text:style-name="T11">Once we have all of that, we'll sit down and we will learn how to install</text:span></text:a><text:span text:style-name="T12"> </text:span><text:a xlink:type="simple" xlink:href="https://app.pluralsight.com/course-player?clipId=83402031-fd52-4b6f-b737-042579911ec3&amp;startTime=49.25" office:target-frame-name="psplayer" xlink:show="replace" text:style-name="Internet_20_link" text:visited-style-name="Visited_20_Internet_20_Link"><text:span text:style-name="T11">our first Kubernetes cluster together with kubeadm.</text:span></text:a><text:span text:style-name="T12"> </text:span><text:a xlink:type="simple" xlink:href="https://app.pluralsight.com/course-player?clipId=83402031-fd52-4b6f-b737-042579911ec3&amp;startTime=52.34" office:target-frame-name="psplayer" xlink:show="replace" text:style-name="Internet_20_link" text:visited-style-name="Visited_20_Internet_20_Link"><text:span text:style-name="T11">And then we'll wrap up the module with creating a Kubernetes</text:span></text:a><text:span text:style-name="T12"> </text:span><text:a xlink:type="simple" xlink:href="https://app.pluralsight.com/course-player?clipId=83402031-fd52-4b6f-b737-042579911ec3&amp;startTime=55.52" office:target-frame-name="psplayer" xlink:show="replace" text:style-name="Internet_20_link" text:visited-style-name="Visited_20_Internet_20_Link"><text:span text:style-name="T11">cluster in the cloud, looking at some managed service offerings from several cloud providers.</text:span></text:a></text:p>
      <text:h text:style-name="P3" text:outline-level="3"><text:a xlink:type="simple" xlink:href="https://app.pluralsight.com/course-player?clipId=5f4148df-26ef-4ce3-a052-f7c6a91da597" office:target-frame-name="psplayer" xlink:show="replace" text:style-name="Internet_20_link" text:visited-style-name="Visited_20_Internet_20_Link"><text:span text:style-name="T11">Installation Considerations</text:span></text:a></text:h>
      <text:p text:style-name="P5"><text:a xlink:type="simple" xlink:href="https://app.pluralsight.com/course-player?clipId=5f4148df-26ef-4ce3-a052-f7c6a91da597&amp;startTime=1.24" office:target-frame-name="psplayer" xlink:show="replace" text:style-name="Internet_20_link" text:visited-style-name="Visited_20_Internet_20_Link"><text:span text:style-name="T11">Let's start this module off with discussing some installation considerations.</text:span></text:a><text:span text:style-name="T12"> </text:span><text:a xlink:type="simple" xlink:href="https://app.pluralsight.com/course-player?clipId=5f4148df-26ef-4ce3-a052-f7c6a91da597&amp;startTime=5.64" office:target-frame-name="psplayer" xlink:show="replace" text:style-name="Internet_20_link" text:visited-style-name="Visited_20_Internet_20_Link"><text:span text:style-name="T11">What this boils down to is where are you going to install Kubernetes?</text:span></text:a><text:span text:style-name="T12"> </text:span><text:a xlink:type="simple" xlink:href="https://app.pluralsight.com/course-player?clipId=5f4148df-26ef-4ce3-a052-f7c6a91da597&amp;startTime=9.24" office:target-frame-name="psplayer" xlink:show="replace" text:style-name="Internet_20_link" text:visited-style-name="Visited_20_Internet_20_Link"><text:span text:style-name="T11">Where are you going to get the service from to deploy your applications?</text:span></text:a><text:span text:style-name="T12"> </text:span><text:a xlink:type="simple" xlink:href="https://app.pluralsight.com/course-player?clipId=5f4148df-26ef-4ce3-a052-f7c6a91da597&amp;startTime=12.66" office:target-frame-name="psplayer" xlink:show="replace" text:style-name="Internet_20_link" text:visited-style-name="Visited_20_Internet_20_Link"><text:span text:style-name="T11">And first up is cloud.</text:span></text:a><text:span text:style-name="T12"> </text:span><text:a xlink:type="simple" xlink:href="https://app.pluralsight.com/course-player?clipId=5f4148df-26ef-4ce3-a052-f7c6a91da597&amp;startTime=14.76" office:target-frame-name="psplayer" xlink:show="replace" text:style-name="Internet_20_link" text:visited-style-name="Visited_20_Internet_20_Link"><text:span text:style-name="T11">And here there are really two major use cases when deploying Kubernetes in</text:span></text:a><text:span text:style-name="T12"> </text:span><text:a xlink:type="simple" xlink:href="https://app.pluralsight.com/course-player?clipId=5f4148df-26ef-4ce3-a052-f7c6a91da597&amp;startTime=18.74" office:target-frame-name="psplayer" xlink:show="replace" text:style-name="Internet_20_link" text:visited-style-name="Visited_20_Internet_20_Link"><text:span text:style-name="T11">the cloud. You can deploy infrastructure‑as‑a service,</text:span></text:a><text:span text:style-name="T12"> </text:span><text:a xlink:type="simple" xlink:href="https://app.pluralsight.com/course-player?clipId=5f4148df-26ef-4ce3-a052-f7c6a91da597&amp;startTime=21.74" office:target-frame-name="psplayer" xlink:show="replace" text:style-name="Internet_20_link" text:visited-style-name="Visited_20_Internet_20_Link"><text:span text:style-name="T11">virtual machines and deploy a Kubernetes cluster on top of that.</text:span></text:a><text:span text:style-name="T12"> </text:span><text:a xlink:type="simple" xlink:href="https://app.pluralsight.com/course-player?clipId=5f4148df-26ef-4ce3-a052-f7c6a91da597&amp;startTime=25.82" office:target-frame-name="psplayer" xlink:show="replace" text:style-name="Internet_20_link" text:visited-style-name="Visited_20_Internet_20_Link"><text:span text:style-name="T11">With IaaS‑based deployments, the networking,</text:span></text:a><text:span text:style-name="T12"> </text:span><text:a xlink:type="simple" xlink:href="https://app.pluralsight.com/course-player?clipId=5f4148df-26ef-4ce3-a052-f7c6a91da597&amp;startTime=28.58" office:target-frame-name="psplayer" xlink:show="replace" text:style-name="Internet_20_link" text:visited-style-name="Visited_20_Internet_20_Link"><text:span text:style-name="T11">the hypervisor, and all of the infrastructure.</text:span></text:a><text:span text:style-name="T12"> </text:span><text:a xlink:type="simple" xlink:href="https://app.pluralsight.com/course-player?clipId=5f4148df-26ef-4ce3-a052-f7c6a91da597&amp;startTime=30.57" office:target-frame-name="psplayer" xlink:show="replace" text:style-name="Internet_20_link" text:visited-style-name="Visited_20_Internet_20_Link"><text:span text:style-name="T11">plumbing isn't something that you have to worry about,</text:span></text:a><text:span text:style-name="T12"> </text:span><text:a xlink:type="simple" xlink:href="https://app.pluralsight.com/course-player?clipId=5f4148df-26ef-4ce3-a052-f7c6a91da597&amp;startTime=33.09" office:target-frame-name="psplayer" xlink:show="replace" text:style-name="Internet_20_link" text:visited-style-name="Visited_20_Internet_20_Link"><text:span text:style-name="T11">but you do have to worry about the operating system,</text:span></text:a><text:span text:style-name="T12"> </text:span><text:a xlink:type="simple" xlink:href="https://app.pluralsight.com/course-player?clipId=5f4148df-26ef-4ce3-a052-f7c6a91da597&amp;startTime=35.41" office:target-frame-name="psplayer" xlink:show="replace" text:style-name="Internet_20_link" text:visited-style-name="Visited_20_Internet_20_Link"><text:span text:style-name="T11">patching it,</text:span></text:a><text:span text:style-name="T12"> </text:span><text:a xlink:type="simple" xlink:href="https://app.pluralsight.com/course-player?clipId=5f4148df-26ef-4ce3-a052-f7c6a91da597&amp;startTime=36.06" office:target-frame-name="psplayer" xlink:show="replace" text:style-name="Internet_20_link" text:visited-style-name="Visited_20_Internet_20_Link"><text:span text:style-name="T11">and installing and maintaining Kubernetes itself as</text:span></text:a><text:span text:style-name="T12"> </text:span><text:a xlink:type="simple" xlink:href="https://app.pluralsight.com/course-player?clipId=5f4148df-26ef-4ce3-a052-f7c6a91da597&amp;startTime=38.84" office:target-frame-name="psplayer" xlink:show="replace" text:style-name="Internet_20_link" text:visited-style-name="Visited_20_Internet_20_Link"><text:span text:style-name="T11">software on those virtual machines.</text:span></text:a><text:span text:style-name="T12"> </text:span><text:a xlink:type="simple" xlink:href="https://app.pluralsight.com/course-player?clipId=5f4148df-26ef-4ce3-a052-f7c6a91da597&amp;startTime=41.44" office:target-frame-name="psplayer" xlink:show="replace" text:style-name="Internet_20_link" text:visited-style-name="Visited_20_Internet_20_Link"><text:span text:style-name="T11">And then there's PaaS offerings, or platform‑as‑a service offerings.</text:span></text:a><text:span text:style-name="T12"> </text:span><text:a xlink:type="simple" xlink:href="https://app.pluralsight.com/course-player?clipId=5f4148df-26ef-4ce3-a052-f7c6a91da597&amp;startTime=44.92" office:target-frame-name="psplayer" xlink:show="replace" text:style-name="Internet_20_link" text:visited-style-name="Visited_20_Internet_20_Link"><text:span text:style-name="T11">Kubernetes is available as a managed service,</text:span></text:a><text:span text:style-name="T12"> </text:span><text:a xlink:type="simple" xlink:href="https://app.pluralsight.com/course-player?clipId=5f4148df-26ef-4ce3-a052-f7c6a91da597&amp;startTime=47.4" office:target-frame-name="psplayer" xlink:show="replace" text:style-name="Internet_20_link" text:visited-style-name="Visited_20_Internet_20_Link"><text:span text:style-name="T11">and all the big cloud providers provide this.</text:span></text:a><text:span text:style-name="T12"> </text:span><text:a xlink:type="simple" xlink:href="https://app.pluralsight.com/course-player?clipId=5f4148df-26ef-4ce3-a052-f7c6a91da597&amp;startTime=49.71" office:target-frame-name="psplayer" xlink:show="replace" text:style-name="Internet_20_link" text:visited-style-name="Visited_20_Internet_20_Link"><text:span text:style-name="T11">And you can simply go ahead and consume Kubernetes as a service.</text:span></text:a><text:span text:style-name="T12"> </text:span><text:a xlink:type="simple" xlink:href="https://app.pluralsight.com/course-player?clipId=5f4148df-26ef-4ce3-a052-f7c6a91da597&amp;startTime=53.94" office:target-frame-name="psplayer" xlink:show="replace" text:style-name="Internet_20_link" text:visited-style-name="Visited_20_Internet_20_Link"><text:span text:style-name="T11">You don't have to worry about any of the underlying</text:span></text:a><text:span text:style-name="T12"> </text:span><text:a xlink:type="simple" xlink:href="https://app.pluralsight.com/course-player?clipId=5f4148df-26ef-4ce3-a052-f7c6a91da597&amp;startTime=56.1" office:target-frame-name="psplayer" xlink:show="replace" text:style-name="Internet_20_link" text:visited-style-name="Visited_20_Internet_20_Link"><text:span text:style-name="T11">infrastructure or redundancy.</text:span></text:a><text:span text:style-name="T12"> </text:span><text:a xlink:type="simple" xlink:href="https://app.pluralsight.com/course-player?clipId=5f4148df-26ef-4ce3-a052-f7c6a91da597&amp;startTime=57.83" office:target-frame-name="psplayer" xlink:show="replace" text:style-name="Internet_20_link" text:visited-style-name="Visited_20_Internet_20_Link"><text:span text:style-name="T11">So one of the things that you do have to think about when</text:span></text:a><text:span text:style-name="T12"> </text:span><text:a xlink:type="simple" xlink:href="https://app.pluralsight.com/course-player?clipId=5f4148df-26ef-4ce3-a052-f7c6a91da597&amp;startTime=60.5" office:target-frame-name="psplayer" xlink:show="replace" text:style-name="Internet_20_link" text:visited-style-name="Visited_20_Internet_20_Link"><text:span text:style-name="T11">you are going with a PaaS offering, or a managed service offering of Kubernetes,</text:span></text:a><text:span text:style-name="T12"> </text:span><text:a xlink:type="simple" xlink:href="https://app.pluralsight.com/course-player?clipId=5f4148df-26ef-4ce3-a052-f7c6a91da597&amp;startTime=64.31" office:target-frame-name="psplayer" xlink:show="replace" text:style-name="Internet_20_link" text:visited-style-name="Visited_20_Internet_20_Link"><text:span text:style-name="T11">is you lose a little flexibility in the versioning and other</text:span></text:a><text:span text:style-name="T12"> </text:span><text:a xlink:type="simple" xlink:href="https://app.pluralsight.com/course-player?clipId=5f4148df-26ef-4ce3-a052-f7c6a91da597&amp;startTime=68.12" office:target-frame-name="psplayer" xlink:show="replace" text:style-name="Internet_20_link" text:visited-style-name="Visited_20_Internet_20_Link"><text:span text:style-name="T11">features that are available inside of Kubernetes,</text:span></text:a><text:span text:style-name="T12"> </text:span><text:a xlink:type="simple" xlink:href="https://app.pluralsight.com/course-player?clipId=5f4148df-26ef-4ce3-a052-f7c6a91da597&amp;startTime=70.52" office:target-frame-name="psplayer" xlink:show="replace" text:style-name="Internet_20_link" text:visited-style-name="Visited_20_Internet_20_Link"><text:span text:style-name="T11">so there's kind of a tradeoff </text:span></text:a><text:soft-page-break/><text:a xlink:type="simple" xlink:href="https://app.pluralsight.com/course-player?clipId=5f4148df-26ef-4ce3-a052-f7c6a91da597&amp;startTime=70.52" office:target-frame-name="psplayer" xlink:show="replace" text:style-name="Internet_20_link" text:visited-style-name="Visited_20_Internet_20_Link"><text:span text:style-name="T11">there.</text:span></text:a><text:span text:style-name="T12"> </text:span><text:a xlink:type="simple" xlink:href="https://app.pluralsight.com/course-player?clipId=5f4148df-26ef-4ce3-a052-f7c6a91da597&amp;startTime=72.25" office:target-frame-name="psplayer" xlink:show="replace" text:style-name="Internet_20_link" text:visited-style-name="Visited_20_Internet_20_Link"><text:span text:style-name="T11">When you're building your own Kubernetes cluster</text:span></text:a><text:span text:style-name="T12"> </text:span><text:a xlink:type="simple" xlink:href="https://app.pluralsight.com/course-player?clipId=5f4148df-26ef-4ce3-a052-f7c6a91da597&amp;startTime=74.7" office:target-frame-name="psplayer" xlink:show="replace" text:style-name="Internet_20_link" text:visited-style-name="Visited_20_Internet_20_Link"><text:span text:style-name="T11">using virtual machines in a cloud, well,</text:span></text:a><text:span text:style-name="T12"> </text:span><text:a xlink:type="simple" xlink:href="https://app.pluralsight.com/course-player?clipId=5f4148df-26ef-4ce3-a052-f7c6a91da597&amp;startTime=76.92" office:target-frame-name="psplayer" xlink:show="replace" text:style-name="Internet_20_link" text:visited-style-name="Visited_20_Internet_20_Link"><text:span text:style-name="T11">you get to control exactly which version of Kubernetes that you install.</text:span></text:a><text:span text:style-name="T12"> </text:span><text:a xlink:type="simple" xlink:href="https://app.pluralsight.com/course-player?clipId=5f4148df-26ef-4ce3-a052-f7c6a91da597&amp;startTime=81.34" office:target-frame-name="psplayer" xlink:show="replace" text:style-name="Internet_20_link" text:visited-style-name="Visited_20_Internet_20_Link"><text:span text:style-name="T11">But when you do that,</text:span></text:a><text:span text:style-name="T12"> </text:span><text:a xlink:type="simple" xlink:href="https://app.pluralsight.com/course-player?clipId=5f4148df-26ef-4ce3-a052-f7c6a91da597&amp;startTime=82.21" office:target-frame-name="psplayer" xlink:show="replace" text:style-name="Internet_20_link" text:visited-style-name="Visited_20_Internet_20_Link"><text:span text:style-name="T11">you will take on more responsibility in administering the cluster when</text:span></text:a><text:span text:style-name="T12"> </text:span><text:a xlink:type="simple" xlink:href="https://app.pluralsight.com/course-player?clipId=5f4148df-26ef-4ce3-a052-f7c6a91da597&amp;startTime=86.08" office:target-frame-name="psplayer" xlink:show="replace" text:style-name="Internet_20_link" text:visited-style-name="Visited_20_Internet_20_Link"><text:span text:style-name="T11">compared to a manage service or a PaaS offering.</text:span></text:a><text:span text:style-name="T12"> </text:span><text:a xlink:type="simple" xlink:href="https://app.pluralsight.com/course-player?clipId=5f4148df-26ef-4ce3-a052-f7c6a91da597&amp;startTime=89.04" office:target-frame-name="psplayer" xlink:show="replace" text:style-name="Internet_20_link" text:visited-style-name="Visited_20_Internet_20_Link"><text:span text:style-name="T11">So another solution to getting Kubernetes is on premises.</text:span></text:a><text:span text:style-name="T12"> </text:span><text:a xlink:type="simple" xlink:href="https://app.pluralsight.com/course-player?clipId=5f4148df-26ef-4ce3-a052-f7c6a91da597&amp;startTime=91.9" office:target-frame-name="psplayer" xlink:show="replace" text:style-name="Internet_20_link" text:visited-style-name="Visited_20_Internet_20_Link"><text:span text:style-name="T11">You can install Kubernetes on bare metal physical machines,</text:span></text:a><text:span text:style-name="T12"> </text:span><text:a xlink:type="simple" xlink:href="https://app.pluralsight.com/course-player?clipId=5f4148df-26ef-4ce3-a052-f7c6a91da597&amp;startTime=94.91" office:target-frame-name="psplayer" xlink:show="replace" text:style-name="Internet_20_link" text:visited-style-name="Visited_20_Internet_20_Link"><text:span text:style-name="T11">or you can get Kubernetes on prem using virtual machines,</text:span></text:a><text:span text:style-name="T12"> </text:span><text:a xlink:type="simple" xlink:href="https://app.pluralsight.com/course-player?clipId=5f4148df-26ef-4ce3-a052-f7c6a91da597&amp;startTime=98.23" office:target-frame-name="psplayer" xlink:show="replace" text:style-name="Internet_20_link" text:visited-style-name="Visited_20_Internet_20_Link"><text:span text:style-name="T11">and that seems to be a pretty common deployment scenario.</text:span></text:a><text:span text:style-name="T12"> </text:span><text:a xlink:type="simple" xlink:href="https://app.pluralsight.com/course-player?clipId=5f4148df-26ef-4ce3-a052-f7c6a91da597&amp;startTime=101.24" office:target-frame-name="psplayer" xlink:show="replace" text:style-name="Internet_20_link" text:visited-style-name="Visited_20_Internet_20_Link"><text:span text:style-name="T11">And now that leaves us with one giant question.</text:span></text:a><text:span text:style-name="T12"> </text:span><text:a xlink:type="simple" xlink:href="https://app.pluralsight.com/course-player?clipId=5f4148df-26ef-4ce3-a052-f7c6a91da597&amp;startTime=104.45" office:target-frame-name="psplayer" xlink:show="replace" text:style-name="Internet_20_link" text:visited-style-name="Visited_20_Internet_20_Link"><text:span text:style-name="T11">Which one do you choose?</text:span></text:a><text:span text:style-name="T12"> </text:span><text:a xlink:type="simple" xlink:href="https://app.pluralsight.com/course-player?clipId=5f4148df-26ef-4ce3-a052-f7c6a91da597&amp;startTime=106.14" office:target-frame-name="psplayer" xlink:show="replace" text:style-name="Internet_20_link" text:visited-style-name="Visited_20_Internet_20_Link"><text:span text:style-name="T11">Well, that's really dependent on a couple of things.</text:span></text:a><text:span text:style-name="T12"> </text:span><text:a xlink:type="simple" xlink:href="https://app.pluralsight.com/course-player?clipId=5f4148df-26ef-4ce3-a052-f7c6a91da597&amp;startTime=108.47" office:target-frame-name="psplayer" xlink:show="replace" text:style-name="Internet_20_link" text:visited-style-name="Visited_20_Internet_20_Link"><text:span text:style-name="T11">And what I like to think is that it's dependent a lot upon the skill set of</text:span></text:a><text:span text:style-name="T12"> </text:span><text:a xlink:type="simple" xlink:href="https://app.pluralsight.com/course-player?clipId=5f4148df-26ef-4ce3-a052-f7c6a91da597&amp;startTime=112.64" office:target-frame-name="psplayer" xlink:show="replace" text:style-name="Internet_20_link" text:visited-style-name="Visited_20_Internet_20_Link"><text:span text:style-name="T11">the organization and the strategy of the organization.</text:span></text:a><text:span text:style-name="T12"> </text:span><text:a xlink:type="simple" xlink:href="https://app.pluralsight.com/course-player?clipId=5f4148df-26ef-4ce3-a052-f7c6a91da597&amp;startTime=115.84" office:target-frame-name="psplayer" xlink:show="replace" text:style-name="Internet_20_link" text:visited-style-name="Visited_20_Internet_20_Link"><text:span text:style-name="T11">If you and your teams are cloud ready and you're already in a cloud</text:span></text:a><text:span text:style-name="T12"> </text:span><text:a xlink:type="simple" xlink:href="https://app.pluralsight.com/course-player?clipId=5f4148df-26ef-4ce3-a052-f7c6a91da597&amp;startTime=119.48" office:target-frame-name="psplayer" xlink:show="replace" text:style-name="Internet_20_link" text:visited-style-name="Visited_20_Internet_20_Link"><text:span text:style-name="T11">and you're moving forward as fast as you can,</text:span></text:a><text:span text:style-name="T12"> </text:span><text:a xlink:type="simple" xlink:href="https://app.pluralsight.com/course-player?clipId=5f4148df-26ef-4ce3-a052-f7c6a91da597&amp;startTime=121.33" office:target-frame-name="psplayer" xlink:show="replace" text:style-name="Internet_20_link" text:visited-style-name="Visited_20_Internet_20_Link"><text:span text:style-name="T11">well, yeah, it certainly makes sense to deploy in a cloud offering.</text:span></text:a><text:span text:style-name="T12"> </text:span><text:a xlink:type="simple" xlink:href="https://app.pluralsight.com/course-player?clipId=5f4148df-26ef-4ce3-a052-f7c6a91da597&amp;startTime=125.54" office:target-frame-name="psplayer" xlink:show="replace" text:style-name="Internet_20_link" text:visited-style-name="Visited_20_Internet_20_Link"><text:span text:style-name="T11">Now if you want to stay on prem, well, that's fine, too.</text:span></text:a><text:span text:style-name="T12"> </text:span><text:a xlink:type="simple" xlink:href="https://app.pluralsight.com/course-player?clipId=5f4148df-26ef-4ce3-a052-f7c6a91da597&amp;startTime=127.98" office:target-frame-name="psplayer" xlink:show="replace" text:style-name="Internet_20_link" text:visited-style-name="Visited_20_Internet_20_Link"><text:span text:style-name="T11">Again, it goes to the skills and the strategy of the organization.</text:span></text:a><text:span text:style-name="T12"> </text:span><text:a xlink:type="simple" xlink:href="https://app.pluralsight.com/course-player?clipId=5f4148df-26ef-4ce3-a052-f7c6a91da597&amp;startTime=131.94" office:target-frame-name="psplayer" xlink:show="replace" text:style-name="Internet_20_link" text:visited-style-name="Visited_20_Internet_20_Link"><text:span text:style-name="T11">Which one do you choose?</text:span></text:a><text:span text:style-name="T12"> </text:span><text:a xlink:type="simple" xlink:href="https://app.pluralsight.com/course-player?clipId=5f4148df-26ef-4ce3-a052-f7c6a91da597&amp;startTime=133.08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f4148df-26ef-4ce3-a052-f7c6a91da597&amp;startTime=133.29" office:target-frame-name="psplayer" xlink:show="replace" text:style-name="Internet_20_link" text:visited-style-name="Visited_20_Internet_20_Link"><text:span text:style-name="T11">take all of these things into consideration when you're working out</text:span></text:a><text:span text:style-name="T12"> </text:span><text:a xlink:type="simple" xlink:href="https://app.pluralsight.com/course-player?clipId=5f4148df-26ef-4ce3-a052-f7c6a91da597&amp;startTime=136.28" office:target-frame-name="psplayer" xlink:show="replace" text:style-name="Internet_20_link" text:visited-style-name="Visited_20_Internet_20_Link"><text:span text:style-name="T11">your installation considerations for Kubernetes.</text:span></text:a><text:span text:style-name="T12"> </text:span><text:a xlink:type="simple" xlink:href="https://app.pluralsight.com/course-player?clipId=5f4148df-26ef-4ce3-a052-f7c6a91da597&amp;startTime=138.67" office:target-frame-name="psplayer" xlink:show="replace" text:style-name="Internet_20_link" text:visited-style-name="Visited_20_Internet_20_Link"><text:span text:style-name="T11">This course is about the installation and configuration of Kubernetes,</text:span></text:a><text:span text:style-name="T12"> </text:span><text:a xlink:type="simple" xlink:href="https://app.pluralsight.com/course-player?clipId=5f4148df-26ef-4ce3-a052-f7c6a91da597&amp;startTime=142.45" office:target-frame-name="psplayer" xlink:show="replace" text:style-name="Internet_20_link" text:visited-style-name="Visited_20_Internet_20_Link"><text:span text:style-name="T11">so we're going to focus a lot on installing Kubernetes in virtual machines.</text:span></text:a><text:span text:style-name="T12"> </text:span><text:a xlink:type="simple" xlink:href="https://app.pluralsight.com/course-player?clipId=5f4148df-26ef-4ce3-a052-f7c6a91da597&amp;startTime=146.29" office:target-frame-name="psplayer" xlink:show="replace" text:style-name="Internet_20_link" text:visited-style-name="Visited_20_Internet_20_Link"><text:span text:style-name="T11">But we are also going to look at some cloud scenarios</text:span></text:a><text:span text:style-name="T12"> </text:span><text:a xlink:type="simple" xlink:href="https://app.pluralsight.com/course-player?clipId=5f4148df-26ef-4ce3-a052-f7c6a91da597&amp;startTime=148.66" office:target-frame-name="psplayer" xlink:show="replace" text:style-name="Internet_20_link" text:visited-style-name="Visited_20_Internet_20_Link"><text:span text:style-name="T11">together at the end of this module.</text:span></text:a><text:span text:style-name="T12"> </text:span><text:a xlink:type="simple" xlink:href="https://app.pluralsight.com/course-player?clipId=5f4148df-26ef-4ce3-a052-f7c6a91da597&amp;startTime=152.34" office:target-frame-name="psplayer" xlink:show="replace" text:style-name="Internet_20_link" text:visited-style-name="Visited_20_Internet_20_Link"><text:span text:style-name="T11">Now let's discuss some additional installation considerations that we want to</text:span></text:a><text:span text:style-name="T12"> </text:span><text:a xlink:type="simple" xlink:href="https://app.pluralsight.com/course-player?clipId=5f4148df-26ef-4ce3-a052-f7c6a91da597&amp;startTime=156.52" office:target-frame-name="psplayer" xlink:show="replace" text:style-name="Internet_20_link" text:visited-style-name="Visited_20_Internet_20_Link"><text:span text:style-name="T11">take into account before we get started deploying Kubernetes.</text:span></text:a><text:span text:style-name="T12"> </text:span><text:a xlink:type="simple" xlink:href="https://app.pluralsight.com/course-player?clipId=5f4148df-26ef-4ce3-a052-f7c6a91da597&amp;startTime=159.36" office:target-frame-name="psplayer" xlink:show="replace" text:style-name="Internet_20_link" text:visited-style-name="Visited_20_Internet_20_Link"><text:span text:style-name="T11">In an earlier module,</text:span></text:a><text:span text:style-name="T12"> </text:span><text:a xlink:type="simple" xlink:href="https://app.pluralsight.com/course-player?clipId=5f4148df-26ef-4ce3-a052-f7c6a91da597&amp;startTime=160.78" office:target-frame-name="psplayer" xlink:show="replace" text:style-name="Internet_20_link" text:visited-style-name="Visited_20_Internet_20_Link"><text:span text:style-name="T11">we looked at Pod networking and how Pods need to communicate with each other.</text:span></text:a><text:span text:style-name="T12"> </text:span><text:a xlink:type="simple" xlink:href="https://app.pluralsight.com/course-player?clipId=5f4148df-26ef-4ce3-a052-f7c6a91da597&amp;startTime=164.23" office:target-frame-name="psplayer" xlink:show="replace" text:style-name="Internet_20_link" text:visited-style-name="Visited_20_Internet_20_Link"><text:span text:style-name="T11">So we do have to take that into account before we</text:span></text:a><text:span text:style-name="T12"> </text:span><text:a xlink:type="simple" xlink:href="https://app.pluralsight.com/course-player?clipId=5f4148df-26ef-4ce3-a052-f7c6a91da597&amp;startTime=166.81" office:target-frame-name="psplayer" xlink:show="replace" text:style-name="Internet_20_link" text:visited-style-name="Visited_20_Internet_20_Link"><text:span text:style-name="T11">install our cluster networking.</text:span></text:a><text:span text:style-name="T12"> </text:span><text:a xlink:type="simple" xlink:href="https://app.pluralsight.com/course-player?clipId=5f4148df-26ef-4ce3-a052-f7c6a91da597&amp;startTime=168.48" office:target-frame-name="psplayer" xlink:show="replace" text:style-name="Internet_20_link" text:visited-style-name="Visited_20_Internet_20_Link"><text:span text:style-name="T11">Do we want to use an overlay network,</text:span></text:a><text:span text:style-name="T12"> </text:span><text:a xlink:type="simple" xlink:href="https://app.pluralsight.com/course-player?clipId=5f4148df-26ef-4ce3-a052-f7c6a91da597&amp;startTime=170.34" office:target-frame-name="psplayer" xlink:show="replace" text:style-name="Internet_20_link" text:visited-style-name="Visited_20_Internet_20_Link"><text:span text:style-name="T11">or do we want to work with a network engineering team to make sure</text:span></text:a><text:span text:style-name="T12"> </text:span><text:a xlink:type="simple" xlink:href="https://app.pluralsight.com/course-player?clipId=5f4148df-26ef-4ce3-a052-f7c6a91da597&amp;startTime=173.24" office:target-frame-name="psplayer" xlink:show="replace" text:style-name="Internet_20_link" text:visited-style-name="Visited_20_Internet_20_Link"><text:span text:style-name="T11">that we have the correct layer 2 and layer 3 connectivity between</text:span></text:a><text:span text:style-name="T12"> </text:span><text:a xlink:type="simple" xlink:href="https://app.pluralsight.com/course-player?clipId=5f4148df-26ef-4ce3-a052-f7c6a91da597&amp;startTime=177.2" office:target-frame-name="psplayer" xlink:show="replace" text:style-name="Internet_20_link" text:visited-style-name="Visited_20_Internet_20_Link"><text:span text:style-name="T11">the Pods and the nodes in our cluster?</text:span></text:a><text:span text:style-name="T12"> </text:span><text:a xlink:type="simple" xlink:href="https://app.pluralsight.com/course-player?clipId=5f4148df-26ef-4ce3-a052-f7c6a91da597&amp;startTime=178.8" office:target-frame-name="psplayer" xlink:show="replace" text:style-name="Internet_20_link" text:visited-style-name="Visited_20_Internet_20_Link"><text:span text:style-name="T11">And we also want to ensure that there aren't any network IP</text:span></text:a><text:span text:style-name="T12"> </text:span><text:a xlink:type="simple" xlink:href="https://app.pluralsight.com/course-player?clipId=5f4148df-26ef-4ce3-a052-f7c6a91da597&amp;startTime=181.72" office:target-frame-name="psplayer" xlink:show="replace" text:style-name="Internet_20_link" text:visited-style-name="Visited_20_Internet_20_Link"><text:span text:style-name="T11">range overlaps with what we're doing in our cluster and in the</text:span></text:a><text:span text:style-name="T12"> </text:span><text:a xlink:type="simple" xlink:href="https://app.pluralsight.com/course-player?clipId=5f4148df-26ef-4ce3-a052-f7c6a91da597&amp;startTime=184.8" office:target-frame-name="psplayer" xlink:show="replace" text:style-name="Internet_20_link" text:visited-style-name="Visited_20_Internet_20_Link"><text:span text:style-name="T11">rest of our network infrastructure.</text:span></text:a><text:span text:style-name="T12"> </text:span><text:a xlink:type="simple" xlink:href="https://app.pluralsight.com/course-player?clipId=5f4148df-26ef-4ce3-a052-f7c6a91da597&amp;startTime=186.25" office:target-frame-name="psplayer" xlink:show="replace" text:style-name="Internet_20_link" text:visited-style-name="Visited_20_Internet_20_Link"><text:span text:style-name="T11">Then there's the question of scalability.</text:span></text:a><text:span text:style-name="T12"> </text:span><text:a xlink:type="simple" xlink:href="https://app.pluralsight.com/course-player?clipId=5f4148df-26ef-4ce3-a052-f7c6a91da597&amp;startTime=188.22" office:target-frame-name="psplayer" xlink:show="replace" text:style-name="Internet_20_link" text:visited-style-name="Visited_20_Internet_20_Link"><text:span text:style-name="T11">Do we have enough nodes in our cluster with the appropriate amount of</text:span></text:a><text:span text:style-name="T12"> </text:span><text:a xlink:type="simple" xlink:href="https://app.pluralsight.com/course-player?clipId=5f4148df-26ef-4ce3-a052-f7c6a91da597&amp;startTime=191.3" office:target-frame-name="psplayer" xlink:show="replace" text:style-name="Internet_20_link" text:visited-style-name="Visited_20_Internet_20_Link"><text:span text:style-name="T11">resources on each node in terms of CPU and memory to support the</text:span></text:a><text:span text:style-name="T12"> </text:span><text:a xlink:type="simple" xlink:href="https://app.pluralsight.com/course-player?clipId=5f4148df-26ef-4ce3-a052-f7c6a91da597&amp;startTime=194.96" office:target-frame-name="psplayer" xlink:show="replace" text:style-name="Internet_20_link" text:visited-style-name="Visited_20_Internet_20_Link"><text:span text:style-name="T11">workloads that we want to deploy into Kubernetes? We also need to take</text:span></text:a><text:span text:style-name="T12"> </text:span><text:a xlink:type="simple" xlink:href="https://app.pluralsight.com/course-player?clipId=5f4148df-26ef-4ce3-a052-f7c6a91da597&amp;startTime=198.51" office:target-frame-name="psplayer" xlink:show="replace" text:style-name="Internet_20_link" text:visited-style-name="Visited_20_Internet_20_Link"><text:span text:style-name="T11">into account that we have enough nodes in our cluster to support the</text:span></text:a><text:span text:style-name="T12"> </text:span><text:a xlink:type="simple" xlink:href="https://app.pluralsight.com/course-player?clipId=5f4148df-26ef-4ce3-a052-f7c6a91da597&amp;startTime=201.49" office:target-frame-name="psplayer" xlink:show="replace" text:style-name="Internet_20_link" text:visited-style-name="Visited_20_Internet_20_Link"><text:span text:style-name="T11">workload in the event of a node failure.</text:span></text:a><text:span text:style-name="T12"> </text:span><text:a xlink:type="simple" xlink:href="https://app.pluralsight.com/course-player?clipId=5f4148df-26ef-4ce3-a052-f7c6a91da597&amp;startTime=204.14" office:target-frame-name="psplayer" xlink:show="replace" text:style-name="Internet_20_link" text:visited-style-name="Visited_20_Internet_20_Link"><text:span text:style-name="T11">And then there's questions about high availability and disaster recovery.</text:span></text:a><text:span text:style-name="T12"> </text:span><text:a xlink:type="simple" xlink:href="https://app.pluralsight.com/course-player?clipId=5f4148df-26ef-4ce3-a052-f7c6a91da597&amp;startTime=207.35" office:target-frame-name="psplayer" xlink:show="replace" text:style-name="Internet_20_link" text:visited-style-name="Visited_20_Internet_20_Link"><text:span text:style-name="T11">If you've noticed so far, we've discussed a single control plane node cluster.</text:span></text:a><text:span text:style-name="T12"> </text:span><text:a xlink:type="simple" xlink:href="https://app.pluralsight.com/course-player?clipId=5f4148df-26ef-4ce3-a052-f7c6a91da597&amp;startTime=211.61" office:target-frame-name="psplayer" xlink:show="replace" text:style-name="Internet_20_link" text:visited-style-name="Visited_20_Internet_20_Link"><text:span text:style-name="T11">There's one control plane node doing all of the work in</text:span></text:a><text:span text:style-name="T12"> </text:span><text:a xlink:type="simple" xlink:href="https://app.pluralsight.com/course-player?clipId=5f4148df-26ef-4ce3-a052-f7c6a91da597&amp;startTime=214.37" office:target-frame-name="psplayer" xlink:show="replace" text:style-name="Internet_20_link" text:visited-style-name="Visited_20_Internet_20_Link"><text:span text:style-name="T11">controlling everything in our cluster.</text:span></text:a><text:span text:style-name="T12"> </text:span><text:a xlink:type="simple" xlink:href="https://app.pluralsight.com/course-player?clipId=5f4148df-26ef-4ce3-a052-f7c6a91da597&amp;startTime=216.47" office:target-frame-name="psplayer" xlink:show="replace" text:style-name="Internet_20_link" text:visited-style-name="Visited_20_Internet_20_Link"><text:span text:style-name="T11">That's certainly not a highly available solution.</text:span></text:a><text:span text:style-name="T12"> </text:span><text:a xlink:type="simple" xlink:href="https://app.pluralsight.com/course-player?clipId=5f4148df-26ef-4ce3-a052-f7c6a91da597&amp;startTime=219.04" office:target-frame-name="psplayer" xlink:show="replace" text:style-name="Internet_20_link" text:visited-style-name="Visited_20_Internet_20_Link"><text:span text:style-name="T11">We'll learn in later courses in this series how we can take that</text:span></text:a><text:span text:style-name="T12"> </text:span><text:a xlink:type="simple" xlink:href="https://app.pluralsight.com/course-player?clipId=5f4148df-26ef-4ce3-a052-f7c6a91da597&amp;startTime=221.93" office:target-frame-name="psplayer" xlink:show="replace" text:style-name="Internet_20_link" text:visited-style-name="Visited_20_Internet_20_Link"><text:span text:style-name="T11">control plane node and have replicas of the API server backed with</text:span></text:a><text:span text:style-name="T12"> </text:span><text:a xlink:type="simple" xlink:href="https://app.pluralsight.com/course-player?clipId=5f4148df-26ef-4ce3-a052-f7c6a91da597&amp;startTime=225.72" office:target-frame-name="psplayer" xlink:show="replace" text:style-name="Internet_20_link" text:visited-style-name="Visited_20_Internet_20_Link"><text:span text:style-name="T11">multiple copies of etcd to provide redundancy for both the API</text:span></text:a><text:span text:style-name="T12"> </text:span><text:a xlink:type="simple" xlink:href="https://app.pluralsight.com/course-player?clipId=5f4148df-26ef-4ce3-a052-f7c6a91da597&amp;startTime=229.61" office:target-frame-name="psplayer" xlink:show="replace" text:style-name="Internet_20_link" text:visited-style-name="Visited_20_Internet_20_Link"><text:span text:style-name="T11">server and the etcd data store.</text:span></text:a><text:span text:style-name="T12"> </text:span><text:a xlink:type="simple" xlink:href="https://app.pluralsight.com/course-player?clipId=5f4148df-26ef-4ce3-a052-f7c6a91da597&amp;startTime=232.04" office:target-frame-name="psplayer" xlink:show="replace" text:style-name="Internet_20_link" text:visited-style-name="Visited_20_Internet_20_Link"><text:span text:style-name="T11">Additionally, we need to take into account for disaster recovery scenarios,</text:span></text:a><text:span text:style-name="T12"> </text:span><text:a xlink:type="simple" xlink:href="https://app.pluralsight.com/course-player?clipId=5f4148df-26ef-4ce3-a052-f7c6a91da597&amp;startTime=235.48" office:target-frame-name="psplayer" xlink:show="replace" text:style-name="Internet_20_link" text:visited-style-name="Visited_20_Internet_20_Link"><text:span text:style-name="T11">ensure that we have backup and recovery of that etcd data store in the event of a catastrophic failure.</text:span></text:a></text:p>
      <text:h text:style-name="P3" text:outline-level="3"><text:a xlink:type="simple" xlink:href="https://app.pluralsight.com/course-player?clipId=ab5f2a68-44ce-4942-b2bf-2ace5886e3f1" office:target-frame-name="psplayer" xlink:show="replace" text:style-name="Internet_20_link" text:visited-style-name="Visited_20_Internet_20_Link"><text:span text:style-name="T11">Installation Methods</text:span></text:a></text:h>
      <text:p text:style-name="P5"><text:a xlink:type="simple" xlink:href="https://app.pluralsight.com/course-player?clipId=ab5f2a68-44ce-4942-b2bf-2ace5886e3f1&amp;startTime=1.24" office:target-frame-name="psplayer" xlink:show="replace" text:style-name="Internet_20_link" text:visited-style-name="Visited_20_Internet_20_Link"><text:span text:style-name="T11">Now, let's look at some installation methods for how we can get Kubernetes</text:span></text:a><text:span text:style-name="T12"> </text:span><text:a xlink:type="simple" xlink:href="https://app.pluralsight.com/course-player?clipId=ab5f2a68-44ce-4942-b2bf-2ace5886e3f1&amp;startTime=5.1" office:target-frame-name="psplayer" xlink:show="replace" text:style-name="Internet_20_link" text:visited-style-name="Visited_20_Internet_20_Link"><text:span text:style-name="T11">up and running, and first up is desktop installations.</text:span></text:a><text:span text:style-name="T12"> </text:span><text:a xlink:type="simple" xlink:href="https://app.pluralsight.com/course-player?clipId=ab5f2a68-44ce-4942-b2bf-2ace5886e3f1&amp;startTime=8.16" office:target-frame-name="psplayer" xlink:show="replace" text:style-name="Internet_20_link" text:visited-style-name="Visited_20_Internet_20_Link"><text:span text:style-name="T11">A desktop installation of Kubernetes is great for</text:span></text:a><text:span text:style-name="T12"> </text:span><text:a xlink:type="simple" xlink:href="https://app.pluralsight.com/course-player?clipId=ab5f2a68-44ce-4942-b2bf-2ace5886e3f1&amp;startTime=10.79" office:target-frame-name="psplayer" xlink:show="replace" text:style-name="Internet_20_link" text:visited-style-name="Visited_20_Internet_20_Link"><text:span text:style-name="T11">development environments or just playing around to learn</text:span></text:a><text:span text:style-name="T12"> </text:span><text:a xlink:type="simple" xlink:href="https://app.pluralsight.com/course-player?clipId=ab5f2a68-44ce-4942-b2bf-2ace5886e3f1&amp;startTime=13.06" office:target-frame-name="psplayer" xlink:show="replace" text:style-name="Internet_20_link" text:visited-style-name="Visited_20_Internet_20_Link"><text:span text:style-name="T11">how the Kubernetes platform works.</text:span></text:a><text:span text:style-name="T12"> </text:span><text:a xlink:type="simple" xlink:href="https://app.pluralsight.com/course-player?clipId=ab5f2a68-44ce-4942-b2bf-2ace5886e3f1&amp;startTime=15.08" office:target-frame-name="psplayer" xlink:show="replace" text:style-name="Internet_20_link" text:visited-style-name="Visited_20_Internet_20_Link"><text:span text:style-name="T11">Primarily,</text:span></text:a><text:span text:style-name="T12"> </text:span><text:a xlink:type="simple" xlink:href="https://app.pluralsight.com/course-player?clipId=ab5f2a68-44ce-4942-b2bf-2ace5886e3f1&amp;startTime=15.88" office:target-frame-name="psplayer" xlink:show="replace" text:style-name="Internet_20_link" text:visited-style-name="Visited_20_Internet_20_Link"><text:span text:style-name="T11">I use Docker Desktop for Mac when I just want to test various things and kick</text:span></text:a><text:span text:style-name="T12"> </text:span><text:a xlink:type="simple" xlink:href="https://app.pluralsight.com/course-player?clipId=ab5f2a68-44ce-4942-b2bf-2ace5886e3f1&amp;startTime=19.4" office:target-frame-name="psplayer" xlink:show="replace" text:style-name="Internet_20_link" text:visited-style-name="Visited_20_Internet_20_Link"><text:span text:style-name="T11">the tires inside of a Kubernetes platform rather than using a full‑blown</text:span></text:a><text:span text:style-name="T12"> </text:span><text:a xlink:type="simple" xlink:href="https://app.pluralsight.com/course-player?clipId=ab5f2a68-44ce-4942-b2bf-2ace5886e3f1&amp;startTime=23.76" office:target-frame-name="psplayer" xlink:show="replace" text:style-name="Internet_20_link" text:visited-style-name="Visited_20_Internet_20_Link"><text:span text:style-name="T11">installation or some managed service in the cloud.</text:span></text:a><text:span text:style-name="T12"> </text:span><text:a xlink:type="simple" xlink:href="https://app.pluralsight.com/course-player?clipId=ab5f2a68-44ce-4942-b2bf-2ace5886e3f1&amp;startTime=26.37" office:target-frame-name="psplayer" xlink:show="replace" text:style-name="Internet_20_link" text:visited-style-name="Visited_20_Internet_20_Link"><text:span text:style-name="T11">There is also a desktop version of Kubernetes for Docker for Windows as well.</text:span></text:a><text:span text:style-name="T12"> </text:span><text:a xlink:type="simple" xlink:href="https://app.pluralsight.com/course-player?clipId=ab5f2a68-44ce-4942-b2bf-2ace5886e3f1&amp;startTime=30.38" office:target-frame-name="psplayer" xlink:show="replace" text:style-name="Internet_20_link" text:visited-style-name="Visited_20_Internet_20_Link"><text:span text:style-name="T11">The installation method that's become the standard for installing and</text:span></text:a><text:span text:style-name="T12"> </text:span><text:a xlink:type="simple" xlink:href="https://app.pluralsight.com/course-player?clipId=ab5f2a68-44ce-4942-b2bf-2ace5886e3f1&amp;startTime=33.64" office:target-frame-name="psplayer" xlink:show="replace" text:style-name="Internet_20_link" text:visited-style-name="Visited_20_Internet_20_Link"><text:span text:style-name="T11">bootstrapping a Kubernetes cluster is a tool called kubeadm,</text:span></text:a><text:span text:style-name="T12"> </text:span><text:a xlink:type="simple" xlink:href="https://app.pluralsight.com/course-player?clipId=ab5f2a68-44ce-4942-b2bf-2ace5886e3f1&amp;startTime=36.61" office:target-frame-name="psplayer" xlink:show="replace" text:style-name="Internet_20_link" text:visited-style-name="Visited_20_Internet_20_Link"><text:span text:style-name="T11">or kubeadmin.</text:span></text:a><text:span text:style-name="T12"> </text:span><text:a xlink:type="simple" xlink:href="https://app.pluralsight.com/course-player?clipId=ab5f2a68-44ce-4942-b2bf-2ace5886e3f1&amp;startTime=38.34" office:target-frame-name="psplayer" xlink:show="replace" text:style-name="Internet_20_link" text:visited-style-name="Visited_20_Internet_20_Link"><text:span text:style-name="T11">This is a </text:span></text:a><text:soft-page-break/><text:a xlink:type="simple" xlink:href="https://app.pluralsight.com/course-player?clipId=ab5f2a68-44ce-4942-b2bf-2ace5886e3f1&amp;startTime=38.34" office:target-frame-name="psplayer" xlink:show="replace" text:style-name="Internet_20_link" text:visited-style-name="Visited_20_Internet_20_Link"><text:span text:style-name="T11">package that you can install, and with kubeadm you can bootstrap</text:span></text:a><text:span text:style-name="T12"> </text:span><text:a xlink:type="simple" xlink:href="https://app.pluralsight.com/course-player?clipId=ab5f2a68-44ce-4942-b2bf-2ace5886e3f1&amp;startTime=41.83" office:target-frame-name="psplayer" xlink:show="replace" text:style-name="Internet_20_link" text:visited-style-name="Visited_20_Internet_20_Link"><text:span text:style-name="T11">a cluster and get it up and running in a very fast way.</text:span></text:a><text:span text:style-name="T12"> </text:span><text:a xlink:type="simple" xlink:href="https://app.pluralsight.com/course-player?clipId=ab5f2a68-44ce-4942-b2bf-2ace5886e3f1&amp;startTime=44.94" office:target-frame-name="psplayer" xlink:show="replace" text:style-name="Internet_20_link" text:visited-style-name="Visited_20_Internet_20_Link"><text:span text:style-name="T11">This is the installation method that we will use in this course. And finally,</text:span></text:a><text:span text:style-name="T12"> </text:span><text:a xlink:type="simple" xlink:href="https://app.pluralsight.com/course-player?clipId=ab5f2a68-44ce-4942-b2bf-2ace5886e3f1&amp;startTime=48.56" office:target-frame-name="psplayer" xlink:show="replace" text:style-name="Internet_20_link" text:visited-style-name="Visited_20_Internet_20_Link"><text:span text:style-name="T11">as we introduced a second ago,</text:span></text:a><text:span text:style-name="T12"> </text:span><text:a xlink:type="simple" xlink:href="https://app.pluralsight.com/course-player?clipId=ab5f2a68-44ce-4942-b2bf-2ace5886e3f1&amp;startTime=49.89" office:target-frame-name="psplayer" xlink:show="replace" text:style-name="Internet_20_link" text:visited-style-name="Visited_20_Internet_20_Link"><text:span text:style-name="T11">there are cloud scenarios where you can deploy both IaaS and</text:span></text:a><text:span text:style-name="T12"> </text:span><text:a xlink:type="simple" xlink:href="https://app.pluralsight.com/course-player?clipId=ab5f2a68-44ce-4942-b2bf-2ace5886e3f1&amp;startTime=52.98" office:target-frame-name="psplayer" xlink:show="replace" text:style-name="Internet_20_link" text:visited-style-name="Visited_20_Internet_20_Link"><text:span text:style-name="T11">PaaS offerings In the various cloud providers.</text:span></text:a><text:span text:style-name="T12"> </text:span><text:a xlink:type="simple" xlink:href="https://app.pluralsight.com/course-player?clipId=ab5f2a68-44ce-4942-b2bf-2ace5886e3f1&amp;startTime=55.76" office:target-frame-name="psplayer" xlink:show="replace" text:style-name="Internet_20_link" text:visited-style-name="Visited_20_Internet_20_Link"><text:span text:style-name="T11">There are lots of different ways to get access to Kubernetes and get a</text:span></text:a><text:span text:style-name="T12"> </text:span><text:a xlink:type="simple" xlink:href="https://app.pluralsight.com/course-player?clipId=ab5f2a68-44ce-4942-b2bf-2ace5886e3f1&amp;startTime=58.8" office:target-frame-name="psplayer" xlink:show="replace" text:style-name="Internet_20_link" text:visited-style-name="Visited_20_Internet_20_Link"><text:span text:style-name="T11">cluster up and running. So go ahead and experiment one of these, but in</text:span></text:a><text:span text:style-name="T12"> </text:span><text:a xlink:type="simple" xlink:href="https://app.pluralsight.com/course-player?clipId=ab5f2a68-44ce-4942-b2bf-2ace5886e3f1&amp;startTime=62.15" office:target-frame-name="psplayer" xlink:show="replace" text:style-name="Internet_20_link" text:visited-style-name="Visited_20_Internet_20_Link"><text:span text:style-name="T11">this course we're going to focus on installing on virtual machines in a</text:span></text:a><text:span text:style-name="T12"> </text:span><text:a xlink:type="simple" xlink:href="https://app.pluralsight.com/course-player?clipId=ab5f2a68-44ce-4942-b2bf-2ace5886e3f1&amp;startTime=65.46" office:target-frame-name="psplayer" xlink:show="replace" text:style-name="Internet_20_link" text:visited-style-name="Visited_20_Internet_20_Link"><text:span text:style-name="T11">local on‑premises cluster using kubeadm. And we're also going to look at some clouds scenarios in this course as well.</text:span></text:a></text:p>
      <text:h text:style-name="P3" text:outline-level="3"><text:a xlink:type="simple" xlink:href="https://app.pluralsight.com/course-player?clipId=982d8f0e-d017-4f76-8bd5-c243179677d4" office:target-frame-name="psplayer" xlink:show="replace" text:style-name="Internet_20_link" text:visited-style-name="Visited_20_Internet_20_Link"><text:span text:style-name="T11">Installation Requirements</text:span></text:a></text:h>
      <text:p text:style-name="P5"><text:a xlink:type="simple" xlink:href="https://app.pluralsight.com/course-player?clipId=982d8f0e-d017-4f76-8bd5-c243179677d4&amp;startTime=1.24" office:target-frame-name="psplayer" xlink:show="replace" text:style-name="Internet_20_link" text:visited-style-name="Visited_20_Internet_20_Link"><text:span text:style-name="T11">When you're installing Kubernetes on bare metal or, like we're</text:span></text:a><text:span text:style-name="T12"> </text:span><text:a xlink:type="simple" xlink:href="https://app.pluralsight.com/course-player?clipId=982d8f0e-d017-4f76-8bd5-c243179677d4&amp;startTime=3.82" office:target-frame-name="psplayer" xlink:show="replace" text:style-name="Internet_20_link" text:visited-style-name="Visited_20_Internet_20_Link"><text:span text:style-name="T11">going to do in this course, in virtual machines, we have some</text:span></text:a><text:span text:style-name="T12"> </text:span><text:a xlink:type="simple" xlink:href="https://app.pluralsight.com/course-player?clipId=982d8f0e-d017-4f76-8bd5-c243179677d4&amp;startTime=5.87" office:target-frame-name="psplayer" xlink:show="replace" text:style-name="Internet_20_link" text:visited-style-name="Visited_20_Internet_20_Link"><text:span text:style-name="T11">system requirements that we need to sort out before we get</text:span></text:a><text:span text:style-name="T12"> </text:span><text:a xlink:type="simple" xlink:href="https://app.pluralsight.com/course-player?clipId=982d8f0e-d017-4f76-8bd5-c243179677d4&amp;startTime=8.37" office:target-frame-name="psplayer" xlink:show="replace" text:style-name="Internet_20_link" text:visited-style-name="Visited_20_Internet_20_Link"><text:span text:style-name="T11">things up and running. And, well, the first thing is you need Linux.</text:span></text:a><text:span text:style-name="T12"> </text:span><text:a xlink:type="simple" xlink:href="https://app.pluralsight.com/course-player?clipId=982d8f0e-d017-4f76-8bd5-c243179677d4&amp;startTime=11.73" office:target-frame-name="psplayer" xlink:show="replace" text:style-name="Internet_20_link" text:visited-style-name="Visited_20_Internet_20_Link"><text:span text:style-name="T11">We're going to focus on Ubuntu virtual machines in this course, but</text:span></text:a><text:span text:style-name="T12"> </text:span><text:a xlink:type="simple" xlink:href="https://app.pluralsight.com/course-player?clipId=982d8f0e-d017-4f76-8bd5-c243179677d4&amp;startTime=15.12" office:target-frame-name="psplayer" xlink:show="replace" text:style-name="Internet_20_link" text:visited-style-name="Visited_20_Internet_20_Link"><text:span text:style-name="T11">certainly Kubernetes is compatible with CentOS, RHEL, and many of</text:span></text:a><text:span text:style-name="T12"> </text:span><text:a xlink:type="simple" xlink:href="https://app.pluralsight.com/course-player?clipId=982d8f0e-d017-4f76-8bd5-c243179677d4&amp;startTime=18.82" office:target-frame-name="psplayer" xlink:show="replace" text:style-name="Internet_20_link" text:visited-style-name="Visited_20_Internet_20_Link"><text:span text:style-name="T11">the other major Linux distributions.</text:span></text:a><text:span text:style-name="T12"> </text:span><text:a xlink:type="simple" xlink:href="https://app.pluralsight.com/course-player?clipId=982d8f0e-d017-4f76-8bd5-c243179677d4&amp;startTime=21.14" office:target-frame-name="psplayer" xlink:show="replace" text:style-name="Internet_20_link" text:visited-style-name="Visited_20_Internet_20_Link"><text:span text:style-name="T11">Windows worker nodes are available,</text:span></text:a><text:span text:style-name="T12"> </text:span><text:a xlink:type="simple" xlink:href="https://app.pluralsight.com/course-player?clipId=982d8f0e-d017-4f76-8bd5-c243179677d4&amp;startTime=22.93" office:target-frame-name="psplayer" xlink:show="replace" text:style-name="Internet_20_link" text:visited-style-name="Visited_20_Internet_20_Link"><text:span text:style-name="T11">but that topic is out of scope for this course. You'll need 2</text:span></text:a><text:span text:style-name="T12"> </text:span><text:a xlink:type="simple" xlink:href="https://app.pluralsight.com/course-player?clipId=982d8f0e-d017-4f76-8bd5-c243179677d4&amp;startTime=26.02" office:target-frame-name="psplayer" xlink:show="replace" text:style-name="Internet_20_link" text:visited-style-name="Visited_20_Internet_20_Link"><text:span text:style-name="T11">CPUs in your system and also 2 GB of RAM.</text:span></text:a><text:span text:style-name="T12"> </text:span><text:a xlink:type="simple" xlink:href="https://app.pluralsight.com/course-player?clipId=982d8f0e-d017-4f76-8bd5-c243179677d4&amp;startTime=28.88" office:target-frame-name="psplayer" xlink:show="replace" text:style-name="Internet_20_link" text:visited-style-name="Visited_20_Internet_20_Link"><text:span text:style-name="T11">Now this is the bare minimum to bring up a cluster for a lab.</text:span></text:a><text:span text:style-name="T12"> </text:span><text:a xlink:type="simple" xlink:href="https://app.pluralsight.com/course-player?clipId=982d8f0e-d017-4f76-8bd5-c243179677d4&amp;startTime=32.1" office:target-frame-name="psplayer" xlink:show="replace" text:style-name="Internet_20_link" text:visited-style-name="Visited_20_Internet_20_Link"><text:span text:style-name="T11">If you're sizing the cluster for a production workload,</text:span></text:a><text:span text:style-name="T12"> </text:span><text:a xlink:type="simple" xlink:href="https://app.pluralsight.com/course-player?clipId=982d8f0e-d017-4f76-8bd5-c243179677d4&amp;startTime=34.44" office:target-frame-name="psplayer" xlink:show="replace" text:style-name="Internet_20_link" text:visited-style-name="Visited_20_Internet_20_Link"><text:span text:style-name="T11">you will need an appropriate amount of resources to support your workload.</text:span></text:a><text:span text:style-name="T12"> </text:span><text:a xlink:type="simple" xlink:href="https://app.pluralsight.com/course-player?clipId=982d8f0e-d017-4f76-8bd5-c243179677d4&amp;startTime=37.8" office:target-frame-name="psplayer" xlink:show="replace" text:style-name="Internet_20_link" text:visited-style-name="Visited_20_Internet_20_Link"><text:span text:style-name="T11">Next, you need to ensure that the swap is disabled on your system,</text:span></text:a><text:span text:style-name="T12"> </text:span><text:a xlink:type="simple" xlink:href="https://app.pluralsight.com/course-player?clipId=982d8f0e-d017-4f76-8bd5-c243179677d4&amp;startTime=41.14" office:target-frame-name="psplayer" xlink:show="replace" text:style-name="Internet_20_link" text:visited-style-name="Visited_20_Internet_20_Link"><text:span text:style-name="T11">and I'll show you how to do that in an upcoming demonstration.</text:span></text:a><text:span text:style-name="T12"> </text:span><text:a xlink:type="simple" xlink:href="https://app.pluralsight.com/course-player?clipId=982d8f0e-d017-4f76-8bd5-c243179677d4&amp;startTime=43.84" office:target-frame-name="psplayer" xlink:show="replace" text:style-name="Internet_20_link" text:visited-style-name="Visited_20_Internet_20_Link"><text:span text:style-name="T11">In addition to the base system requirements that we just looked at,</text:span></text:a><text:span text:style-name="T12"> </text:span><text:a xlink:type="simple" xlink:href="https://app.pluralsight.com/course-player?clipId=982d8f0e-d017-4f76-8bd5-c243179677d4&amp;startTime=47.32" office:target-frame-name="psplayer" xlink:show="replace" text:style-name="Internet_20_link" text:visited-style-name="Visited_20_Internet_20_Link"><text:span text:style-name="T11">you'll also need a container runtime.</text:span></text:a><text:span text:style-name="T12"> </text:span><text:a xlink:type="simple" xlink:href="https://app.pluralsight.com/course-player?clipId=982d8f0e-d017-4f76-8bd5-c243179677d4&amp;startTime=49.29" office:target-frame-name="psplayer" xlink:show="replace" text:style-name="Internet_20_link" text:visited-style-name="Visited_20_Internet_20_Link"><text:span text:style-name="T11">Your container runtime will need to be Container</text:span></text:a><text:span text:style-name="T12"> </text:span><text:a xlink:type="simple" xlink:href="https://app.pluralsight.com/course-player?clipId=982d8f0e-d017-4f76-8bd5-c243179677d4&amp;startTime=51.46" office:target-frame-name="psplayer" xlink:show="replace" text:style-name="Internet_20_link" text:visited-style-name="Visited_20_Internet_20_Link"><text:span text:style-name="T11">RuntimeInterface, or CRI, compatible.</text:span></text:a><text:span text:style-name="T12"> </text:span><text:a xlink:type="simple" xlink:href="https://app.pluralsight.com/course-player?clipId=982d8f0e-d017-4f76-8bd5-c243179677d4&amp;startTime=53.77" office:target-frame-name="psplayer" xlink:show="replace" text:style-name="Internet_20_link" text:visited-style-name="Visited_20_Internet_20_Link"><text:span text:style-name="T11">Currently supported is containerd, Docker, and CRI‑O.</text:span></text:a><text:span text:style-name="T12"> </text:span><text:a xlink:type="simple" xlink:href="https://app.pluralsight.com/course-player?clipId=982d8f0e-d017-4f76-8bd5-c243179677d4&amp;startTime=58.1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82d8f0e-d017-4f76-8bd5-c243179677d4&amp;startTime=58.41" office:target-frame-name="psplayer" xlink:show="replace" text:style-name="Internet_20_link" text:visited-style-name="Visited_20_Internet_20_Link"><text:span text:style-name="T11">as of Kubernetes version 1.20, Docker has been deprecated and</text:span></text:a><text:span text:style-name="T12"> </text:span><text:a xlink:type="simple" xlink:href="https://app.pluralsight.com/course-player?clipId=982d8f0e-d017-4f76-8bd5-c243179677d4&amp;startTime=62.33" office:target-frame-name="psplayer" xlink:show="replace" text:style-name="Internet_20_link" text:visited-style-name="Visited_20_Internet_20_Link"><text:span text:style-name="T11">will be removed in version 1.23 or later.</text:span></text:a><text:span text:style-name="T12"> </text:span><text:a xlink:type="simple" xlink:href="https://app.pluralsight.com/course-player?clipId=982d8f0e-d017-4f76-8bd5-c243179677d4&amp;startTime=65.41" office:target-frame-name="psplayer" xlink:show="replace" text:style-name="Internet_20_link" text:visited-style-name="Visited_20_Internet_20_Link"><text:span text:style-name="T11">For this course,</text:span></text:a><text:span text:style-name="T12"> </text:span><text:a xlink:type="simple" xlink:href="https://app.pluralsight.com/course-player?clipId=982d8f0e-d017-4f76-8bd5-c243179677d4&amp;startTime=66.55" office:target-frame-name="psplayer" xlink:show="replace" text:style-name="Internet_20_link" text:visited-style-name="Visited_20_Internet_20_Link"><text:span text:style-name="T11">we're going to walk through an installation of containerd and build a</text:span></text:a><text:span text:style-name="T12"> </text:span><text:a xlink:type="simple" xlink:href="https://app.pluralsight.com/course-player?clipId=982d8f0e-d017-4f76-8bd5-c243179677d4&amp;startTime=69.76" office:target-frame-name="psplayer" xlink:show="replace" text:style-name="Internet_20_link" text:visited-style-name="Visited_20_Internet_20_Link"><text:span text:style-name="T11">cluster with that as our container runtime in our demos.</text:span></text:a><text:span text:style-name="T12"> </text:span><text:a xlink:type="simple" xlink:href="https://app.pluralsight.com/course-player?clipId=982d8f0e-d017-4f76-8bd5-c243179677d4&amp;startTime=73.14" office:target-frame-name="psplayer" xlink:show="replace" text:style-name="Internet_20_link" text:visited-style-name="Visited_20_Internet_20_Link"><text:span text:style-name="T11">But I'm also going to provide example code for building a</text:span></text:a><text:span text:style-name="T12"> </text:span><text:a xlink:type="simple" xlink:href="https://app.pluralsight.com/course-player?clipId=982d8f0e-d017-4f76-8bd5-c243179677d4&amp;startTime=75.89" office:target-frame-name="psplayer" xlink:show="replace" text:style-name="Internet_20_link" text:visited-style-name="Visited_20_Internet_20_Link"><text:span text:style-name="T11">cluster with Docker in the course downloads.</text:span></text:a><text:span text:style-name="T12"> </text:span><text:a xlink:type="simple" xlink:href="https://app.pluralsight.com/course-player?clipId=982d8f0e-d017-4f76-8bd5-c243179677d4&amp;startTime=78.46" office:target-frame-name="psplayer" xlink:show="replace" text:style-name="Internet_20_link" text:visited-style-name="Visited_20_Internet_20_Link"><text:span text:style-name="T11">From a networking standpoint,</text:span></text:a><text:span text:style-name="T12"> </text:span><text:a xlink:type="simple" xlink:href="https://app.pluralsight.com/course-player?clipId=982d8f0e-d017-4f76-8bd5-c243179677d4&amp;startTime=79.75" office:target-frame-name="psplayer" xlink:show="replace" text:style-name="Internet_20_link" text:visited-style-name="Visited_20_Internet_20_Link"><text:span text:style-name="T11">we've introduced so far the networking requirements for Kubernetes and</text:span></text:a><text:span text:style-name="T12"> </text:span><text:a xlink:type="simple" xlink:href="https://app.pluralsight.com/course-player?clipId=982d8f0e-d017-4f76-8bd5-c243179677d4&amp;startTime=82.99" office:target-frame-name="psplayer" xlink:show="replace" text:style-name="Internet_20_link" text:visited-style-name="Visited_20_Internet_20_Link"><text:span text:style-name="T11">pod networks, and so we already know that we need network connectivity</text:span></text:a><text:span text:style-name="T12"> </text:span><text:a xlink:type="simple" xlink:href="https://app.pluralsight.com/course-player?clipId=982d8f0e-d017-4f76-8bd5-c243179677d4&amp;startTime=86.3" office:target-frame-name="psplayer" xlink:show="replace" text:style-name="Internet_20_link" text:visited-style-name="Visited_20_Internet_20_Link"><text:span text:style-name="T11">between all of the nodes in the cluster.</text:span></text:a><text:span text:style-name="T12"> </text:span><text:a xlink:type="simple" xlink:href="https://app.pluralsight.com/course-player?clipId=982d8f0e-d017-4f76-8bd5-c243179677d4&amp;startTime=88.54" office:target-frame-name="psplayer" xlink:show="replace" text:style-name="Internet_20_link" text:visited-style-name="Visited_20_Internet_20_Link"><text:span text:style-name="T11">Additionally, though, we also need to ensure that each system has a unique hostname and a unique MAC address.</text:span></text:a></text:p>
      <text:h text:style-name="P3" text:outline-level="3"><text:a xlink:type="simple" xlink:href="https://app.pluralsight.com/course-player?clipId=1b20338b-f7e9-4eb1-ad55-8327b233e2c4" office:target-frame-name="psplayer" xlink:show="replace" text:style-name="Internet_20_link" text:visited-style-name="Visited_20_Internet_20_Link"><text:span text:style-name="T11">Understanding Cluster Networking Ports</text:span></text:a></text:h>
      <text:p text:style-name="P5"><text:a xlink:type="simple" xlink:href="https://app.pluralsight.com/course-player?clipId=1b20338b-f7e9-4eb1-ad55-8327b233e2c4&amp;startTime=1.14" office:target-frame-name="psplayer" xlink:show="replace" text:style-name="Internet_20_link" text:visited-style-name="Visited_20_Internet_20_Link"><text:span text:style-name="T11">Now I want to introduce you to the ports that are required to run</text:span></text:a><text:span text:style-name="T12"> </text:span><text:a xlink:type="simple" xlink:href="https://app.pluralsight.com/course-player?clipId=1b20338b-f7e9-4eb1-ad55-8327b233e2c4&amp;startTime=4.42" office:target-frame-name="psplayer" xlink:show="replace" text:style-name="Internet_20_link" text:visited-style-name="Visited_20_Internet_20_Link"><text:span text:style-name="T11">Kubernetes in the event that you need to build firewalls or other</text:span></text:a><text:span text:style-name="T12"> </text:span><text:a xlink:type="simple" xlink:href="https://app.pluralsight.com/course-player?clipId=1b20338b-f7e9-4eb1-ad55-8327b233e2c4&amp;startTime=7.64" office:target-frame-name="psplayer" xlink:show="replace" text:style-name="Internet_20_link" text:visited-style-name="Visited_20_Internet_20_Link"><text:span text:style-name="T11">security perimeters around these resources.</text:span></text:a><text:span text:style-name="T12"> </text:span><text:a xlink:type="simple" xlink:href="https://app.pluralsight.com/course-player?clipId=1b20338b-f7e9-4eb1-ad55-8327b233e2c4&amp;startTime=9.94" office:target-frame-name="psplayer" xlink:show="replace" text:style-name="Internet_20_link" text:visited-style-name="Visited_20_Internet_20_Link"><text:span text:style-name="T11">Now, we know that this is what our cluster looks like,</text:span></text:a><text:span text:style-name="T12"> </text:span><text:a xlink:type="simple" xlink:href="https://app.pluralsight.com/course-player?clipId=1b20338b-f7e9-4eb1-ad55-8327b233e2c4&amp;startTime=12.57" office:target-frame-name="psplayer" xlink:show="replace" text:style-name="Internet_20_link" text:visited-style-name="Visited_20_Internet_20_Link"><text:span text:style-name="T11">and we know that the control plane node provides a</text:span></text:a><text:span text:style-name="T12"> </text:span><text:a xlink:type="simple" xlink:href="https://app.pluralsight.com/course-player?clipId=1b20338b-f7e9-4eb1-ad55-8327b233e2c4&amp;startTime=14.96" office:target-frame-name="psplayer" xlink:show="replace" text:style-name="Internet_20_link" text:visited-style-name="Visited_20_Internet_20_Link"><text:span text:style-name="T11">collection of services such as the API server,</text:span></text:a><text:span text:style-name="T12"> </text:span><text:a xlink:type="simple" xlink:href="https://app.pluralsight.com/course-player?clipId=1b20338b-f7e9-4eb1-ad55-8327b233e2c4&amp;startTime=17.31" office:target-frame-name="psplayer" xlink:show="replace" text:style-name="Internet_20_link" text:visited-style-name="Visited_20_Internet_20_Link"><text:span text:style-name="T11">etcd, and so on.</text:span></text:a><text:span text:style-name="T12"> </text:span><text:a xlink:type="simple" xlink:href="https://app.pluralsight.com/course-player?clipId=1b20338b-f7e9-4eb1-ad55-8327b233e2c4&amp;startTime=19.14" office:target-frame-name="psplayer" xlink:show="replace" text:style-name="Internet_20_link" text:visited-style-name="Visited_20_Internet_20_Link"><text:span text:style-name="T11">We also know that worker nodes need to access the API server.</text:span></text:a><text:span text:style-name="T12"> </text:span><text:a xlink:type="simple" xlink:href="https://app.pluralsight.com/course-player?clipId=1b20338b-f7e9-4eb1-ad55-8327b233e2c4&amp;startTime=22.93" office:target-frame-name="psplayer" xlink:show="replace" text:style-name="Internet_20_link" text:visited-style-name="Visited_20_Internet_20_Link"><text:span text:style-name="T11">Specifically,</text:span></text:a><text:span text:style-name="T12"> </text:span><text:a xlink:type="simple" xlink:href="https://app.pluralsight.com/course-player?clipId=1b20338b-f7e9-4eb1-ad55-8327b233e2c4&amp;startTime=23.67" office:target-frame-name="psplayer" xlink:show="replace" text:style-name="Internet_20_link" text:visited-style-name="Visited_20_Internet_20_Link"><text:span text:style-name="T11">the kubelet and the kube‑proxy on worker nodes will</text:span></text:a><text:span text:style-name="T12"> </text:span><text:a xlink:type="simple" xlink:href="https://app.pluralsight.com/course-player?clipId=1b20338b-f7e9-4eb1-ad55-8327b233e2c4&amp;startTime=26.17" office:target-frame-name="psplayer" xlink:show="replace" text:style-name="Internet_20_link" text:visited-style-name="Visited_20_Internet_20_Link"><text:span text:style-name="T11">talk to the API server over TCP/IP.</text:span></text:a><text:span text:style-name="T12"> </text:span><text:a xlink:type="simple" xlink:href="https://app.pluralsight.com/course-player?clipId=1b20338b-f7e9-4eb1-ad55-8327b233e2c4&amp;startTime=29.54" office:target-frame-name="psplayer" xlink:show="replace" text:style-name="Internet_20_link" text:visited-style-name="Visited_20_Internet_20_Link"><text:span text:style-name="T11">And so now, let's go through each of these cluster components</text:span></text:a><text:span text:style-name="T12"> </text:span><text:a xlink:type="simple" xlink:href="https://app.pluralsight.com/course-player?clipId=1b20338b-f7e9-4eb1-ad55-8327b233e2c4&amp;startTime=32.21" office:target-frame-name="psplayer" xlink:show="replace" text:style-name="Internet_20_link" text:visited-style-name="Visited_20_Internet_20_Link"><text:span text:style-name="T11">together and discuss the ports that are required and who uses</text:span></text:a><text:span text:style-name="T12"> </text:span><text:a xlink:type="simple" xlink:href="https://app.pluralsight.com/course-player?clipId=1b20338b-f7e9-4eb1-ad55-8327b233e2c4&amp;startTime=35.81" office:target-frame-name="psplayer" xlink:show="replace" text:style-name="Internet_20_link" text:visited-style-name="Visited_20_Internet_20_Link"><text:span text:style-name="T11">those ports so that you can develop the firewall rules to help</text:span></text:a><text:span text:style-name="T12"> </text:span><text:a xlink:type="simple" xlink:href="https://app.pluralsight.com/course-player?clipId=1b20338b-f7e9-4eb1-ad55-8327b233e2c4&amp;startTime=38.8" office:target-frame-name="psplayer" xlink:show="replace" text:style-name="Internet_20_link" text:visited-style-name="Visited_20_Internet_20_Link"><text:span text:style-name="T11">secure your Kubernetes platform.</text:span></text:a><text:span text:style-name="T12"> </text:span><text:a xlink:type="simple" xlink:href="https://app.pluralsight.com/course-player?clipId=1b20338b-f7e9-4eb1-ad55-8327b233e2c4&amp;startTime=40.86" office:target-frame-name="psplayer" xlink:show="replace" text:style-name="Internet_20_link" text:visited-style-name="Visited_20_Internet_20_Link"><text:span text:style-name="T11">The API server, by default,</text:span></text:a><text:span text:style-name="T12"> </text:span><text:a xlink:type="simple" xlink:href="https://app.pluralsight.com/course-player?clipId=1b20338b-f7e9-4eb1-ad55-8327b233e2c4&amp;startTime=42.44" office:target-frame-name="psplayer" xlink:show="replace" text:style-name="Internet_20_link" text:visited-style-name="Visited_20_Internet_20_Link"><text:span text:style-name="T11">runs on port 6443. Now that's configurable to any port number,</text:span></text:a><text:span text:style-name="T12"> </text:span><text:a xlink:type="simple" xlink:href="https://app.pluralsight.com/course-player?clipId=1b20338b-f7e9-4eb1-ad55-8327b233e2c4&amp;startTime=46.64" office:target-frame-name="psplayer" xlink:show="replace" text:style-name="Internet_20_link" text:visited-style-name="Visited_20_Internet_20_Link"><text:span text:style-name="T11">but that's the default port.</text:span></text:a><text:span text:style-name="T12"> </text:span><text:a xlink:type="simple" xlink:href="https://app.pluralsight.com/course-player?clipId=1b20338b-f7e9-4eb1-ad55-8327b233e2c4&amp;startTime=47.84" office:target-frame-name="psplayer" xlink:show="replace" text:style-name="Internet_20_link" text:visited-style-name="Visited_20_Internet_20_Link"><text:span text:style-name="T11">Who needs to talk to that?</text:span></text:a><text:span text:style-name="T12"> </text:span><text:a xlink:type="simple" xlink:href="https://app.pluralsight.com/course-player?clipId=1b20338b-f7e9-4eb1-ad55-8327b233e2c4&amp;startTime=49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b20338b-f7e9-4eb1-ad55-8327b233e2c4&amp;startTime=49.83" office:target-frame-name="psplayer" xlink:show="replace" text:style-name="Internet_20_link" text:visited-style-name="Visited_20_Internet_20_Link"><text:span text:style-name="T11">pretty much anything in the cluster and anything that</text:span></text:a><text:span text:style-name="T12"> </text:span><text:a xlink:type="simple" xlink:href="https://app.pluralsight.com/course-player?clipId=1b20338b-f7e9-4eb1-ad55-8327b233e2c4&amp;startTime=52.88" office:target-frame-name="psplayer" xlink:show="replace" text:style-name="Internet_20_link" text:visited-style-name="Visited_20_Internet_20_Link"><text:span text:style-name="T11">needs to talk to it externally,</text:span></text:a><text:span text:style-name="T12"> </text:span><text:a xlink:type="simple" xlink:href="https://app.pluralsight.com/course-player?clipId=1b20338b-f7e9-4eb1-ad55-8327b233e2c4&amp;startTime=54.3" office:target-frame-name="psplayer" xlink:show="replace" text:style-name="Internet_20_link" text:visited-style-name="Visited_20_Internet_20_Link"><text:span text:style-name="T11">whether it's you administratively with kubectl at the command</text:span></text:a><text:span text:style-name="T12"> </text:span><text:a xlink:type="simple" xlink:href="https://app.pluralsight.com/course-player?clipId=1b20338b-f7e9-4eb1-ad55-8327b233e2c4&amp;startTime=56.99" office:target-frame-name="psplayer" xlink:show="replace" text:style-name="Internet_20_link" text:visited-style-name="Visited_20_Internet_20_Link"><text:span text:style-name="T11">line or any pipeline tools that need to have access to the</text:span></text:a><text:span text:style-name="T12"> </text:span><text:a xlink:type="simple" xlink:href="https://app.pluralsight.com/course-player?clipId=1b20338b-f7e9-4eb1-ad55-8327b233e2c4&amp;startTime=60.3" office:target-frame-name="psplayer" xlink:show="replace" text:style-name="Internet_20_link" text:visited-style-name="Visited_20_Internet_20_Link"><text:span text:style-name="T11">system. Etcd runs </text:span></text:a><text:soft-page-break/><text:a xlink:type="simple" xlink:href="https://app.pluralsight.com/course-player?clipId=1b20338b-f7e9-4eb1-ad55-8327b233e2c4&amp;startTime=60.3" office:target-frame-name="psplayer" xlink:show="replace" text:style-name="Internet_20_link" text:visited-style-name="Visited_20_Internet_20_Link"><text:span text:style-name="T11">on 2379 and 2380.</text:span></text:a><text:span text:style-name="T12"> </text:span><text:a xlink:type="simple" xlink:href="https://app.pluralsight.com/course-player?clipId=1b20338b-f7e9-4eb1-ad55-8327b233e2c4&amp;startTime=64.69" office:target-frame-name="psplayer" xlink:show="replace" text:style-name="Internet_20_link" text:visited-style-name="Visited_20_Internet_20_Link"><text:span text:style-name="T11">Who needs to talk to etcd?</text:span></text:a><text:span text:style-name="T12"> </text:span><text:a xlink:type="simple" xlink:href="https://app.pluralsight.com/course-player?clipId=1b20338b-f7e9-4eb1-ad55-8327b233e2c4&amp;startTime=66.59" office:target-frame-name="psplayer" xlink:show="replace" text:style-name="Internet_20_link" text:visited-style-name="Visited_20_Internet_20_Link"><text:span text:style-name="T11">The API server does because etcd is where the API server persists its data.</text:span></text:a><text:span text:style-name="T12"> </text:span><text:a xlink:type="simple" xlink:href="https://app.pluralsight.com/course-player?clipId=1b20338b-f7e9-4eb1-ad55-8327b233e2c4&amp;startTime=71.84" office:target-frame-name="psplayer" xlink:show="replace" text:style-name="Internet_20_link" text:visited-style-name="Visited_20_Internet_20_Link"><text:span text:style-name="T11">If you're running a redundant configuration of etcd,</text:span></text:a><text:span text:style-name="T12"> </text:span><text:a xlink:type="simple" xlink:href="https://app.pluralsight.com/course-player?clipId=1b20338b-f7e9-4eb1-ad55-8327b233e2c4&amp;startTime=74.64" office:target-frame-name="psplayer" xlink:show="replace" text:style-name="Internet_20_link" text:visited-style-name="Visited_20_Internet_20_Link"><text:span text:style-name="T11">the various replicas of etcd will need to communicate</text:span></text:a><text:span text:style-name="T12"> </text:span><text:a xlink:type="simple" xlink:href="https://app.pluralsight.com/course-player?clipId=1b20338b-f7e9-4eb1-ad55-8327b233e2c4&amp;startTime=77.62" office:target-frame-name="psplayer" xlink:show="replace" text:style-name="Internet_20_link" text:visited-style-name="Visited_20_Internet_20_Link"><text:span text:style-name="T11">with each other over these ports.</text:span></text:a><text:span text:style-name="T12"> </text:span><text:a xlink:type="simple" xlink:href="https://app.pluralsight.com/course-player?clipId=1b20338b-f7e9-4eb1-ad55-8327b233e2c4&amp;startTime=79.25" office:target-frame-name="psplayer" xlink:show="replace" text:style-name="Internet_20_link" text:visited-style-name="Visited_20_Internet_20_Link"><text:span text:style-name="T11">And so if you start scaling that out for redundancy purposes,</text:span></text:a><text:span text:style-name="T12"> </text:span><text:a xlink:type="simple" xlink:href="https://app.pluralsight.com/course-player?clipId=1b20338b-f7e9-4eb1-ad55-8327b233e2c4&amp;startTime=82.2" office:target-frame-name="psplayer" xlink:show="replace" text:style-name="Internet_20_link" text:visited-style-name="Visited_20_Internet_20_Link"><text:span text:style-name="T11">these are the ports that are required for each of</text:span></text:a><text:span text:style-name="T12"> </text:span><text:a xlink:type="simple" xlink:href="https://app.pluralsight.com/course-player?clipId=1b20338b-f7e9-4eb1-ad55-8327b233e2c4&amp;startTime=84.65" office:target-frame-name="psplayer" xlink:show="replace" text:style-name="Internet_20_link" text:visited-style-name="Visited_20_Internet_20_Link"><text:span text:style-name="T11">those additional etcd replicas.</text:span></text:a><text:span text:style-name="T12"> </text:span><text:a xlink:type="simple" xlink:href="https://app.pluralsight.com/course-player?clipId=1b20338b-f7e9-4eb1-ad55-8327b233e2c4&amp;startTime=86.84" office:target-frame-name="psplayer" xlink:show="replace" text:style-name="Internet_20_link" text:visited-style-name="Visited_20_Internet_20_Link"><text:span text:style-name="T11">Next is the scheduler, which runs on 10251, and it's used by, well, itself.</text:span></text:a><text:span text:style-name="T12"> </text:span><text:a xlink:type="simple" xlink:href="https://app.pluralsight.com/course-player?clipId=1b20338b-f7e9-4eb1-ad55-8327b233e2c4&amp;startTime=92.44" office:target-frame-name="psplayer" xlink:show="replace" text:style-name="Internet_20_link" text:visited-style-name="Visited_20_Internet_20_Link"><text:span text:style-name="T11">If you go look and see at what IP and port it's listening on,</text:span></text:a><text:span text:style-name="T12"> </text:span><text:a xlink:type="simple" xlink:href="https://app.pluralsight.com/course-player?clipId=1b20338b-f7e9-4eb1-ad55-8327b233e2c4&amp;startTime=95.6" office:target-frame-name="psplayer" xlink:show="replace" text:style-name="Internet_20_link" text:visited-style-name="Visited_20_Internet_20_Link"><text:span text:style-name="T11">it's listening on 10251, but only on localhost.</text:span></text:a><text:span text:style-name="T12"> </text:span><text:a xlink:type="simple" xlink:href="https://app.pluralsight.com/course-player?clipId=1b20338b-f7e9-4eb1-ad55-8327b233e2c4&amp;startTime=98.84" office:target-frame-name="psplayer" xlink:show="replace" text:style-name="Internet_20_link" text:visited-style-name="Visited_20_Internet_20_Link"><text:span text:style-name="T11">It's not exposed to the outside world. And the same</text:span></text:a><text:span text:style-name="T12"> </text:span><text:a xlink:type="simple" xlink:href="https://app.pluralsight.com/course-player?clipId=1b20338b-f7e9-4eb1-ad55-8327b233e2c4&amp;startTime=101.56" office:target-frame-name="psplayer" xlink:show="replace" text:style-name="Internet_20_link" text:visited-style-name="Visited_20_Internet_20_Link"><text:span text:style-name="T11">goes for the controller manager,</text:span></text:a><text:span text:style-name="T12"> </text:span><text:a xlink:type="simple" xlink:href="https://app.pluralsight.com/course-player?clipId=1b20338b-f7e9-4eb1-ad55-8327b233e2c4&amp;startTime=102.93" office:target-frame-name="psplayer" xlink:show="replace" text:style-name="Internet_20_link" text:visited-style-name="Visited_20_Internet_20_Link"><text:span text:style-name="T11">which runs on port 10252, and it also is just listening on localhost.</text:span></text:a><text:span text:style-name="T12"> </text:span><text:a xlink:type="simple" xlink:href="https://app.pluralsight.com/course-player?clipId=1b20338b-f7e9-4eb1-ad55-8327b233e2c4&amp;startTime=108.64" office:target-frame-name="psplayer" xlink:show="replace" text:style-name="Internet_20_link" text:visited-style-name="Visited_20_Internet_20_Link"><text:span text:style-name="T11">And then finally, on the control plane node is the kubelet.</text:span></text:a><text:span text:style-name="T12"> </text:span><text:a xlink:type="simple" xlink:href="https://app.pluralsight.com/course-player?clipId=1b20338b-f7e9-4eb1-ad55-8327b233e2c4&amp;startTime=111.84" office:target-frame-name="psplayer" xlink:show="replace" text:style-name="Internet_20_link" text:visited-style-name="Visited_20_Internet_20_Link"><text:span text:style-name="T11">This runs on port 10250, and all of the control plane components will</text:span></text:a><text:span text:style-name="T12"> </text:span><text:a xlink:type="simple" xlink:href="https://app.pluralsight.com/course-player?clipId=1b20338b-f7e9-4eb1-ad55-8327b233e2c4&amp;startTime=115.33" office:target-frame-name="psplayer" xlink:show="replace" text:style-name="Internet_20_link" text:visited-style-name="Visited_20_Internet_20_Link"><text:span text:style-name="T11">need access to it inside of our Kubernetes cluster.</text:span></text:a><text:span text:style-name="T12"> </text:span><text:a xlink:type="simple" xlink:href="https://app.pluralsight.com/course-player?clipId=1b20338b-f7e9-4eb1-ad55-8327b233e2c4&amp;startTime=119.14" office:target-frame-name="psplayer" xlink:show="replace" text:style-name="Internet_20_link" text:visited-style-name="Visited_20_Internet_20_Link"><text:span text:style-name="T11">Now on the worker node side of the house, there's a</text:span></text:a><text:span text:style-name="T12"> </text:span><text:a xlink:type="simple" xlink:href="https://app.pluralsight.com/course-player?clipId=1b20338b-f7e9-4eb1-ad55-8327b233e2c4&amp;startTime=121.4" office:target-frame-name="psplayer" xlink:show="replace" text:style-name="Internet_20_link" text:visited-style-name="Visited_20_Internet_20_Link"><text:span text:style-name="T11">kubelet running on each worker node,</text:span></text:a><text:span text:style-name="T12"> </text:span><text:a xlink:type="simple" xlink:href="https://app.pluralsight.com/course-player?clipId=1b20338b-f7e9-4eb1-ad55-8327b233e2c4&amp;startTime=123.45" office:target-frame-name="psplayer" xlink:show="replace" text:style-name="Internet_20_link" text:visited-style-name="Visited_20_Internet_20_Link"><text:span text:style-name="T11">and it runs on port 10250. And the control plane</text:span></text:a><text:span text:style-name="T12"> </text:span><text:a xlink:type="simple" xlink:href="https://app.pluralsight.com/course-player?clipId=1b20338b-f7e9-4eb1-ad55-8327b233e2c4&amp;startTime=126.54" office:target-frame-name="psplayer" xlink:show="replace" text:style-name="Internet_20_link" text:visited-style-name="Visited_20_Internet_20_Link"><text:span text:style-name="T11">elements will need access to this kubelet.</text:span></text:a><text:span text:style-name="T12"> </text:span><text:a xlink:type="simple" xlink:href="https://app.pluralsight.com/course-player?clipId=1b20338b-f7e9-4eb1-ad55-8327b233e2c4&amp;startTime=128.94" office:target-frame-name="psplayer" xlink:show="replace" text:style-name="Internet_20_link" text:visited-style-name="Visited_20_Internet_20_Link"><text:span text:style-name="T11">And now, for something that we haven't introduced yet, the NodePort service.</text:span></text:a><text:span text:style-name="T12"> </text:span><text:a xlink:type="simple" xlink:href="https://app.pluralsight.com/course-player?clipId=1b20338b-f7e9-4eb1-ad55-8327b233e2c4&amp;startTime=133.14" office:target-frame-name="psplayer" xlink:show="replace" text:style-name="Internet_20_link" text:visited-style-name="Visited_20_Internet_20_Link"><text:span text:style-name="T11">It's a type of service that exposes our services and ports</text:span></text:a><text:span text:style-name="T12"> </text:span><text:a xlink:type="simple" xlink:href="https://app.pluralsight.com/course-player?clipId=1b20338b-f7e9-4eb1-ad55-8327b233e2c4&amp;startTime=136.71" office:target-frame-name="psplayer" xlink:show="replace" text:style-name="Internet_20_link" text:visited-style-name="Visited_20_Internet_20_Link"><text:span text:style-name="T11">on each individual node in our cluster,</text:span></text:a><text:span text:style-name="T12"> </text:span><text:a xlink:type="simple" xlink:href="https://app.pluralsight.com/course-player?clipId=1b20338b-f7e9-4eb1-ad55-8327b233e2c4&amp;startTime=139.34" office:target-frame-name="psplayer" xlink:show="replace" text:style-name="Internet_20_link" text:visited-style-name="Visited_20_Internet_20_Link"><text:span text:style-name="T11">and those port ranges are going to be allocated from 30000 to 32767.</text:span></text:a><text:span text:style-name="T12"> </text:span><text:a xlink:type="simple" xlink:href="https://app.pluralsight.com/course-player?clipId=1b20338b-f7e9-4eb1-ad55-8327b233e2c4&amp;startTime=145.53" office:target-frame-name="psplayer" xlink:show="replace" text:style-name="Internet_20_link" text:visited-style-name="Visited_20_Internet_20_Link"><text:span text:style-name="T11">Who needs access to these ports?</text:span></text:a><text:span text:style-name="T12"> </text:span><text:a xlink:type="simple" xlink:href="https://app.pluralsight.com/course-player?clipId=1b20338b-f7e9-4eb1-ad55-8327b233e2c4&amp;startTime=147.74" office:target-frame-name="psplayer" xlink:show="replace" text:style-name="Internet_20_link" text:visited-style-name="Visited_20_Internet_20_Link"><text:span text:style-name="T11">Well, anything that would need access to the services published on those ports.</text:span></text:a><text:span text:style-name="T12"> </text:span><text:a xlink:type="simple" xlink:href="https://app.pluralsight.com/course-player?clipId=1b20338b-f7e9-4eb1-ad55-8327b233e2c4&amp;startTime=151.61" office:target-frame-name="psplayer" xlink:show="replace" text:style-name="Internet_20_link" text:visited-style-name="Visited_20_Internet_20_Link"><text:span text:style-name="T11">We're going to cover NodePort services in much detail in our networking course later in the series.</text:span></text:a></text:p>
      <text:h text:style-name="P3" text:outline-level="3"><text:a xlink:type="simple" xlink:href="https://app.pluralsight.com/course-player?clipId=b0f4845d-f2a5-4a1a-a790-a39ccf314435" office:target-frame-name="psplayer" xlink:show="replace" text:style-name="Internet_20_link" text:visited-style-name="Visited_20_Internet_20_Link"><text:span text:style-name="T11">Getting Kubernetes</text:span></text:a></text:h>
      <text:p text:style-name="P5"><text:a xlink:type="simple" xlink:href="https://app.pluralsight.com/course-player?clipId=b0f4845d-f2a5-4a1a-a790-a39ccf314435&amp;startTime=1.4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b0f4845d-f2a5-4a1a-a790-a39ccf314435&amp;startTime=1.75" office:target-frame-name="psplayer" xlink:show="replace" text:style-name="Internet_20_link" text:visited-style-name="Visited_20_Internet_20_Link"><text:span text:style-name="T11">so we've gone over the high‑level installation scenarios,</text:span></text:a><text:span text:style-name="T12"> </text:span><text:a xlink:type="simple" xlink:href="https://app.pluralsight.com/course-player?clipId=b0f4845d-f2a5-4a1a-a790-a39ccf314435&amp;startTime=4.62" office:target-frame-name="psplayer" xlink:show="replace" text:style-name="Internet_20_link" text:visited-style-name="Visited_20_Internet_20_Link"><text:span text:style-name="T11">we've gone through the system requirements,</text:span></text:a><text:span text:style-name="T12"> </text:span><text:a xlink:type="simple" xlink:href="https://app.pluralsight.com/course-player?clipId=b0f4845d-f2a5-4a1a-a790-a39ccf314435&amp;startTime=6.31" office:target-frame-name="psplayer" xlink:show="replace" text:style-name="Internet_20_link" text:visited-style-name="Visited_20_Internet_20_Link"><text:span text:style-name="T11">but what we haven't talked about is where do we actually</text:span></text:a><text:span text:style-name="T12"> </text:span><text:a xlink:type="simple" xlink:href="https://app.pluralsight.com/course-player?clipId=b0f4845d-f2a5-4a1a-a790-a39ccf314435&amp;startTime=8.68" office:target-frame-name="psplayer" xlink:show="replace" text:style-name="Internet_20_link" text:visited-style-name="Visited_20_Internet_20_Link"><text:span text:style-name="T11">get the Kubernetes software from. Well,</text:span></text:a><text:span text:style-name="T12"> </text:span><text:a xlink:type="simple" xlink:href="https://app.pluralsight.com/course-player?clipId=b0f4845d-f2a5-4a1a-a790-a39ccf314435&amp;startTime=10.98" office:target-frame-name="psplayer" xlink:show="replace" text:style-name="Internet_20_link" text:visited-style-name="Visited_20_Internet_20_Link"><text:span text:style-name="T11">Kubernetes is maintained on GitHub, so if you go to</text:span></text:a><text:span text:style-name="T12"> </text:span><text:a xlink:type="simple" xlink:href="https://app.pluralsight.com/course-player?clipId=b0f4845d-f2a5-4a1a-a790-a39ccf314435&amp;startTime=13.12" office:target-frame-name="psplayer" xlink:show="replace" text:style-name="Internet_20_link" text:visited-style-name="Visited_20_Internet_20_Link"><text:span text:style-name="T11">github.com/kubernetes/kubernetes, that's where you'll find the</text:span></text:a><text:span text:style-name="T12"> </text:span><text:a xlink:type="simple" xlink:href="https://app.pluralsight.com/course-player?clipId=b0f4845d-f2a5-4a1a-a790-a39ccf314435&amp;startTime=16.51" office:target-frame-name="psplayer" xlink:show="replace" text:style-name="Internet_20_link" text:visited-style-name="Visited_20_Internet_20_Link"><text:span text:style-name="T11">living, breathing project that is the Kubernetes software.</text:span></text:a><text:span text:style-name="T12"> </text:span><text:a xlink:type="simple" xlink:href="https://app.pluralsight.com/course-player?clipId=b0f4845d-f2a5-4a1a-a790-a39ccf314435&amp;startTime=20.24" office:target-frame-name="psplayer" xlink:show="replace" text:style-name="Internet_20_link" text:visited-style-name="Visited_20_Internet_20_Link"><text:span text:style-name="T11">So, honestly, if you're up for it,</text:span></text:a><text:span text:style-name="T12"> </text:span><text:a xlink:type="simple" xlink:href="https://app.pluralsight.com/course-player?clipId=b0f4845d-f2a5-4a1a-a790-a39ccf314435&amp;startTime=22.39" office:target-frame-name="psplayer" xlink:show="replace" text:style-name="Internet_20_link" text:visited-style-name="Visited_20_Internet_20_Link"><text:span text:style-name="T11">you can go ahead and contribute to this project as well.</text:span></text:a><text:span text:style-name="T12"> </text:span><text:a xlink:type="simple" xlink:href="https://app.pluralsight.com/course-player?clipId=b0f4845d-f2a5-4a1a-a790-a39ccf314435&amp;startTime=24.86" office:target-frame-name="psplayer" xlink:show="replace" text:style-name="Internet_20_link" text:visited-style-name="Visited_20_Internet_20_Link"><text:span text:style-name="T11">It's a very, very active and vibrant community.</text:span></text:a><text:span text:style-name="T12"> </text:span><text:a xlink:type="simple" xlink:href="https://app.pluralsight.com/course-player?clipId=b0f4845d-f2a5-4a1a-a790-a39ccf314435&amp;startTime=28" office:target-frame-name="psplayer" xlink:show="replace" text:style-name="Internet_20_link" text:visited-style-name="Visited_20_Internet_20_Link"><text:span text:style-name="T11">In addition to just the raw software that's available on this website,</text:span></text:a><text:span text:style-name="T12"> </text:span><text:a xlink:type="simple" xlink:href="https://app.pluralsight.com/course-player?clipId=b0f4845d-f2a5-4a1a-a790-a39ccf314435&amp;startTime=31.1" office:target-frame-name="psplayer" xlink:show="replace" text:style-name="Internet_20_link" text:visited-style-name="Visited_20_Internet_20_Link"><text:span text:style-name="T11">there is a ton,</text:span></text:a><text:span text:style-name="T12"> </text:span><text:a xlink:type="simple" xlink:href="https://app.pluralsight.com/course-player?clipId=b0f4845d-f2a5-4a1a-a790-a39ccf314435&amp;startTime=32.35" office:target-frame-name="psplayer" xlink:show="replace" text:style-name="Internet_20_link" text:visited-style-name="Visited_20_Internet_20_Link"><text:span text:style-name="T11">I mean a ton, of deep‑dive documentation available for you to</text:span></text:a><text:span text:style-name="T12"> </text:span><text:a xlink:type="simple" xlink:href="https://app.pluralsight.com/course-player?clipId=b0f4845d-f2a5-4a1a-a790-a39ccf314435&amp;startTime=36.68" office:target-frame-name="psplayer" xlink:show="replace" text:style-name="Internet_20_link" text:visited-style-name="Visited_20_Internet_20_Link"><text:span text:style-name="T11">learn about how things work at the deepest level.</text:span></text:a><text:span text:style-name="T12"> </text:span><text:a xlink:type="simple" xlink:href="https://app.pluralsight.com/course-player?clipId=b0f4845d-f2a5-4a1a-a790-a39ccf314435&amp;startTime=39.3" office:target-frame-name="psplayer" xlink:show="replace" text:style-name="Internet_20_link" text:visited-style-name="Visited_20_Internet_20_Link"><text:span text:style-name="T11">In fact, if you're up for it, you can go read the code itself.</text:span></text:a><text:span text:style-name="T12"> </text:span><text:a xlink:type="simple" xlink:href="https://app.pluralsight.com/course-player?clipId=b0f4845d-f2a5-4a1a-a790-a39ccf314435&amp;startTime=42.84" office:target-frame-name="psplayer" xlink:show="replace" text:style-name="Internet_20_link" text:visited-style-name="Visited_20_Internet_20_Link"><text:span text:style-name="T11">Now, for this course,</text:span></text:a><text:span text:style-name="T12"> </text:span><text:a xlink:type="simple" xlink:href="https://app.pluralsight.com/course-player?clipId=b0f4845d-f2a5-4a1a-a790-a39ccf314435&amp;startTime=43.91" office:target-frame-name="psplayer" xlink:show="replace" text:style-name="Internet_20_link" text:visited-style-name="Visited_20_Internet_20_Link"><text:span text:style-name="T11">and for most of the production systems that I support, I use Linux</text:span></text:a><text:span text:style-name="T12"> </text:span><text:a xlink:type="simple" xlink:href="https://app.pluralsight.com/course-player?clipId=b0f4845d-f2a5-4a1a-a790-a39ccf314435&amp;startTime=47.21" office:target-frame-name="psplayer" xlink:show="replace" text:style-name="Internet_20_link" text:visited-style-name="Visited_20_Internet_20_Link"><text:span text:style-name="T11">distribution repositories, both yum or apt depending on which Linux</text:span></text:a><text:span text:style-name="T12"> </text:span><text:a xlink:type="simple" xlink:href="https://app.pluralsight.com/course-player?clipId=b0f4845d-f2a5-4a1a-a790-a39ccf314435&amp;startTime=51.28" office:target-frame-name="psplayer" xlink:show="replace" text:style-name="Internet_20_link" text:visited-style-name="Visited_20_Internet_20_Link"><text:span text:style-name="T11">distribution I'm using. In this series of courses, we're going to use Ubuntu, so we're going to get Kubernetes from an apt repository.</text:span></text:a></text:p>
      <text:h text:style-name="P3" text:outline-level="3"><text:a xlink:type="simple" xlink:href="https://app.pluralsight.com/course-player?clipId=099a5e65-8d7c-4db0-89e0-079cebb29f10" office:target-frame-name="psplayer" xlink:show="replace" text:style-name="Internet_20_link" text:visited-style-name="Visited_20_Internet_20_Link"><text:span text:style-name="T11">Building Your Own Cluster</text:span></text:a></text:h>
      <text:p text:style-name="P5"><text:a xlink:type="simple" xlink:href="https://app.pluralsight.com/course-player?clipId=099a5e65-8d7c-4db0-89e0-079cebb29f10&amp;startTime=1.04" office:target-frame-name="psplayer" xlink:show="replace" text:style-name="Internet_20_link" text:visited-style-name="Visited_20_Internet_20_Link"><text:span text:style-name="T11">So with the software in our hands,</text:span></text:a><text:span text:style-name="T12"> </text:span><text:a xlink:type="simple" xlink:href="https://app.pluralsight.com/course-player?clipId=099a5e65-8d7c-4db0-89e0-079cebb29f10&amp;startTime=2.67" office:target-frame-name="psplayer" xlink:show="replace" text:style-name="Internet_20_link" text:visited-style-name="Visited_20_Internet_20_Link"><text:span text:style-name="T11">it's now time to learn the steps that we need to take to</text:span></text:a><text:span text:style-name="T12"> </text:span><text:a xlink:type="simple" xlink:href="https://app.pluralsight.com/course-player?clipId=099a5e65-8d7c-4db0-89e0-079cebb29f10&amp;startTime=4.83" office:target-frame-name="psplayer" xlink:show="replace" text:style-name="Internet_20_link" text:visited-style-name="Visited_20_Internet_20_Link"><text:span text:style-name="T11">build our first Kubernetes cluster together.</text:span></text:a><text:span text:style-name="T12"> </text:span><text:a xlink:type="simple" xlink:href="https://app.pluralsight.com/course-player?clipId=099a5e65-8d7c-4db0-89e0-079cebb29f10&amp;startTime=7.38" office:target-frame-name="psplayer" xlink:show="replace" text:style-name="Internet_20_link" text:visited-style-name="Visited_20_Internet_20_Link"><text:span text:style-name="T11">And, well,</text:span></text:a><text:span text:style-name="T12"> </text:span><text:a xlink:type="simple" xlink:href="https://app.pluralsight.com/course-player?clipId=099a5e65-8d7c-4db0-89e0-079cebb29f10&amp;startTime=8.17" office:target-frame-name="psplayer" xlink:show="replace" text:style-name="Internet_20_link" text:visited-style-name="Visited_20_Internet_20_Link"><text:span text:style-name="T11">step one is install and configure a container</text:span></text:a><text:span text:style-name="T12"> </text:span><text:a xlink:type="simple" xlink:href="https://app.pluralsight.com/course-player?clipId=099a5e65-8d7c-4db0-89e0-079cebb29f10&amp;startTime=10.97" office:target-frame-name="psplayer" xlink:show="replace" text:style-name="Internet_20_link" text:visited-style-name="Visited_20_Internet_20_Link"><text:span text:style-name="T11">runtime and the Kubernetes packages.</text:span></text:a><text:span text:style-name="T12"> </text:span><text:a xlink:type="simple" xlink:href="https://app.pluralsight.com/course-player?clipId=099a5e65-8d7c-4db0-89e0-079cebb29f10&amp;startTime=13.64" office:target-frame-name="psplayer" xlink:show="replace" text:style-name="Internet_20_link" text:visited-style-name="Visited_20_Internet_20_Link"><text:span text:style-name="T11">Today, in this course,</text:span></text:a><text:span text:style-name="T12"> </text:span><text:a xlink:type="simple" xlink:href="https://app.pluralsight.com/course-player?clipId=099a5e65-8d7c-4db0-89e0-079cebb29f10&amp;startTime=14.6" office:target-frame-name="psplayer" xlink:show="replace" text:style-name="Internet_20_link" text:visited-style-name="Visited_20_Internet_20_Link"><text:span text:style-name="T11">we're going to learn how to install Kubernetes from packages</text:span></text:a><text:span text:style-name="T12"> </text:span><text:a xlink:type="simple" xlink:href="https://app.pluralsight.com/course-player?clipId=099a5e65-8d7c-4db0-89e0-079cebb29f10&amp;startTime=16.88" office:target-frame-name="psplayer" xlink:show="replace" text:style-name="Internet_20_link" text:visited-style-name="Visited_20_Internet_20_Link"><text:span text:style-name="T11">and use containerd as our container runtime.</text:span></text:a><text:span text:style-name="T12"> </text:span><text:a xlink:type="simple" xlink:href="https://app.pluralsight.com/course-player?clipId=099a5e65-8d7c-4db0-89e0-079cebb29f10&amp;startTime=19.9" office:target-frame-name="psplayer" xlink:show="replace" text:style-name="Internet_20_link" text:visited-style-name="Visited_20_Internet_20_Link"><text:span text:style-name="T11">Then once the packages are installed, we need to create our cluster.</text:span></text:a><text:span text:style-name="T12"> </text:span><text:a xlink:type="simple" xlink:href="https://app.pluralsight.com/course-player?clipId=099a5e65-8d7c-4db0-89e0-079cebb29f10&amp;startTime=23.69" office:target-frame-name="psplayer" xlink:show="replace" text:style-name="Internet_20_link" text:visited-style-name="Visited_20_Internet_20_Link"><text:span text:style-name="T11">What this means is, using kubeadm,</text:span></text:a><text:span text:style-name="T12"> </text:span><text:a xlink:type="simple" xlink:href="https://app.pluralsight.com/course-player?clipId=099a5e65-8d7c-4db0-89e0-079cebb29f10&amp;startTime=25.46" office:target-frame-name="psplayer" xlink:show="replace" text:style-name="Internet_20_link" text:visited-style-name="Visited_20_Internet_20_Link"><text:span text:style-name="T11">we're going to bootstrap that first control‑plane node and get</text:span></text:a><text:span text:style-name="T12"> </text:span><text:a xlink:type="simple" xlink:href="https://app.pluralsight.com/course-player?clipId=099a5e65-8d7c-4db0-89e0-079cebb29f10&amp;startTime=28.97" office:target-frame-name="psplayer" xlink:show="replace" text:style-name="Internet_20_link" text:visited-style-name="Visited_20_Internet_20_Link"><text:span text:style-name="T11">those critical cluster components up and running,</text:span></text:a><text:span text:style-name="T12"> </text:span><text:a xlink:type="simple" xlink:href="https://app.pluralsight.com/course-player?clipId=099a5e65-8d7c-4db0-89e0-079cebb29f10&amp;startTime=31.21" office:target-frame-name="psplayer" xlink:show="replace" text:style-name="Internet_20_link" text:visited-style-name="Visited_20_Internet_20_Link"><text:span text:style-name="T11">the API server, the controller manager, etcd,</text:span></text:a><text:span text:style-name="T12"> </text:span><text:a xlink:type="simple" xlink:href="https://app.pluralsight.com/course-player?clipId=099a5e65-8d7c-4db0-89e0-079cebb29f10&amp;startTime=33.89" office:target-frame-name="psplayer" xlink:show="replace" text:style-name="Internet_20_link" text:visited-style-name="Visited_20_Internet_20_Link"><text:span text:style-name="T11">and so on.</text:span></text:a><text:span text:style-name="T12"> </text:span><text:a xlink:type="simple" xlink:href="https://app.pluralsight.com/course-player?clipId=099a5e65-8d7c-4db0-89e0-079cebb29f10&amp;startTime=34.76" office:target-frame-name="psplayer" xlink:show="replace" text:style-name="Internet_20_link" text:visited-style-name="Visited_20_Internet_20_Link"><text:span text:style-name="T11">With the control plane up and running,</text:span></text:a><text:span text:style-name="T12"> </text:span><text:a xlink:type="simple" xlink:href="https://app.pluralsight.com/course-player?clipId=099a5e65-8d7c-4db0-89e0-079cebb29f10&amp;startTime=36.75" office:target-frame-name="psplayer" xlink:show="replace" text:style-name="Internet_20_link" text:visited-style-name="Visited_20_Internet_20_Link"><text:span text:style-name="T11">then we need to configure our Pod networking environment.</text:span></text:a><text:span text:style-name="T12"> </text:span><text:a xlink:type="simple" xlink:href="https://app.pluralsight.com/course-player?clipId=099a5e65-8d7c-4db0-89e0-079cebb29f10&amp;startTime=38.96" office:target-frame-name="psplayer" xlink:show="replace" text:style-name="Internet_20_link" text:visited-style-name="Visited_20_Internet_20_Link"><text:span text:style-name="T11">In this series of courses,</text:span></text:a><text:span text:style-name="T12"> </text:span><text:a xlink:type="simple" xlink:href="https://app.pluralsight.com/course-player?clipId=099a5e65-8d7c-4db0-89e0-079cebb29f10&amp;startTime=40.36" office:target-frame-name="psplayer" xlink:show="replace" text:style-name="Internet_20_link" text:visited-style-name="Visited_20_Internet_20_Link"><text:span text:style-name="T11">we're going to use an overlay network for Pod networking in our cluster.</text:span></text:a><text:span text:style-name="T12"> </text:span><text:a xlink:type="simple" xlink:href="https://app.pluralsight.com/course-player?clipId=099a5e65-8d7c-4db0-89e0-079cebb29f10&amp;startTime=44.74" office:target-frame-name="psplayer" xlink:show="replace" text:style-name="Internet_20_link" text:visited-style-name="Visited_20_Internet_20_Link"><text:span text:style-name="T11">Once we have our Pod network up and running,</text:span></text:a><text:span text:style-name="T12"> </text:span><text:a xlink:type="simple" xlink:href="https://app.pluralsight.com/course-player?clipId=099a5e65-8d7c-4db0-89e0-079cebb29f10&amp;startTime=46.46" office:target-frame-name="psplayer" xlink:show="replace" text:style-name="Internet_20_link" text:visited-style-name="Visited_20_Internet_20_Link"><text:span text:style-name="T11">we can then join additional nodes to our cluster for worker nodes</text:span></text:a><text:span text:style-name="T12"> </text:span><text:a xlink:type="simple" xlink:href="https://app.pluralsight.com/course-player?clipId=099a5e65-8d7c-4db0-89e0-079cebb29f10&amp;startTime=49.72" office:target-frame-name="psplayer" xlink:show="replace" text:style-name="Internet_20_link" text:visited-style-name="Visited_20_Internet_20_Link"><text:span text:style-name="T11">that we can use for our application workloads.</text:span></text:a><text:span text:style-name="T12"> </text:span><text:a xlink:type="simple" xlink:href="https://app.pluralsight.com/course-player?clipId=099a5e65-8d7c-4db0-89e0-079cebb29f10&amp;startTime=54.1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99a5e65-8d7c-4db0-89e0-079cebb29f10&amp;startTime=54.45" office:target-frame-name="psplayer" xlink:show="replace" text:style-name="Internet_20_link" text:visited-style-name="Visited_20_Internet_20_Link"><text:span text:style-name="T11">let's look at </text:span></text:a><text:soft-page-break/><text:a xlink:type="simple" xlink:href="https://app.pluralsight.com/course-player?clipId=099a5e65-8d7c-4db0-89e0-079cebb29f10&amp;startTime=54.45" office:target-frame-name="psplayer" xlink:show="replace" text:style-name="Internet_20_link" text:visited-style-name="Visited_20_Internet_20_Link"><text:span text:style-name="T11">some of the required software packages to get</text:span></text:a><text:span text:style-name="T12"> </text:span><text:a xlink:type="simple" xlink:href="https://app.pluralsight.com/course-player?clipId=099a5e65-8d7c-4db0-89e0-079cebb29f10&amp;startTime=57.13" office:target-frame-name="psplayer" xlink:show="replace" text:style-name="Internet_20_link" text:visited-style-name="Visited_20_Internet_20_Link"><text:span text:style-name="T11">started working with our first Kubernetes cluster.</text:span></text:a><text:span text:style-name="T12"> </text:span><text:a xlink:type="simple" xlink:href="https://app.pluralsight.com/course-player?clipId=099a5e65-8d7c-4db0-89e0-079cebb29f10&amp;startTime=59.79" office:target-frame-name="psplayer" xlink:show="replace" text:style-name="Internet_20_link" text:visited-style-name="Visited_20_Internet_20_Link"><text:span text:style-name="T11">Again, we're going to be using Ubuntu in this series of courses,</text:span></text:a><text:span text:style-name="T12"> </text:span><text:a xlink:type="simple" xlink:href="https://app.pluralsight.com/course-player?clipId=099a5e65-8d7c-4db0-89e0-079cebb29f10&amp;startTime=62.45" office:target-frame-name="psplayer" xlink:show="replace" text:style-name="Internet_20_link" text:visited-style-name="Visited_20_Internet_20_Link"><text:span text:style-name="T11">so this means we'll be using the app package manager for package installation.</text:span></text:a><text:span text:style-name="T12"> </text:span><text:a xlink:type="simple" xlink:href="https://app.pluralsight.com/course-player?clipId=099a5e65-8d7c-4db0-89e0-079cebb29f10&amp;startTime=67.34" office:target-frame-name="psplayer" xlink:show="replace" text:style-name="Internet_20_link" text:visited-style-name="Visited_20_Internet_20_Link"><text:span text:style-name="T11">First up, we'll need a container runtime.</text:span></text:a><text:span text:style-name="T12"> </text:span><text:a xlink:type="simple" xlink:href="https://app.pluralsight.com/course-player?clipId=099a5e65-8d7c-4db0-89e0-079cebb29f10&amp;startTime=69.2" office:target-frame-name="psplayer" xlink:show="replace" text:style-name="Internet_20_link" text:visited-style-name="Visited_20_Internet_20_Link"><text:span text:style-name="T11">We're going to use containerd in this series of courses.</text:span></text:a><text:span text:style-name="T12"> </text:span><text:a xlink:type="simple" xlink:href="https://app.pluralsight.com/course-player?clipId=099a5e65-8d7c-4db0-89e0-079cebb29f10&amp;startTime=72.14" office:target-frame-name="psplayer" xlink:show="replace" text:style-name="Internet_20_link" text:visited-style-name="Visited_20_Internet_20_Link"><text:span text:style-name="T11">But as we discussed a moment ago,</text:span></text:a><text:span text:style-name="T12"> </text:span><text:a xlink:type="simple" xlink:href="https://app.pluralsight.com/course-player?clipId=099a5e65-8d7c-4db0-89e0-079cebb29f10&amp;startTime=73.5" office:target-frame-name="psplayer" xlink:show="replace" text:style-name="Internet_20_link" text:visited-style-name="Visited_20_Internet_20_Link"><text:span text:style-name="T11">I'm going to give you code for both containerd and Docker installations.</text:span></text:a><text:span text:style-name="T12"> </text:span><text:a xlink:type="simple" xlink:href="https://app.pluralsight.com/course-player?clipId=099a5e65-8d7c-4db0-89e0-079cebb29f10&amp;startTime=77.13" office:target-frame-name="psplayer" xlink:show="replace" text:style-name="Internet_20_link" text:visited-style-name="Visited_20_Internet_20_Link"><text:span text:style-name="T11">In our upcoming demo,</text:span></text:a><text:span text:style-name="T12"> </text:span><text:a xlink:type="simple" xlink:href="https://app.pluralsight.com/course-player?clipId=099a5e65-8d7c-4db0-89e0-079cebb29f10&amp;startTime=78.84" office:target-frame-name="psplayer" xlink:show="replace" text:style-name="Internet_20_link" text:visited-style-name="Visited_20_Internet_20_Link"><text:span text:style-name="T11">we'll walk through the process of installing and</text:span></text:a><text:span text:style-name="T12"> </text:span><text:a xlink:type="simple" xlink:href="https://app.pluralsight.com/course-player?clipId=099a5e65-8d7c-4db0-89e0-079cebb29f10&amp;startTime=81.24" office:target-frame-name="psplayer" xlink:show="replace" text:style-name="Internet_20_link" text:visited-style-name="Visited_20_Internet_20_Link"><text:span text:style-name="T11">configuring containerd together.</text:span></text:a><text:span text:style-name="T12"> </text:span><text:a xlink:type="simple" xlink:href="https://app.pluralsight.com/course-player?clipId=099a5e65-8d7c-4db0-89e0-079cebb29f10&amp;startTime=82.72" office:target-frame-name="psplayer" xlink:show="replace" text:style-name="Internet_20_link" text:visited-style-name="Visited_20_Internet_20_Link"><text:span text:style-name="T11">And in the course downloads,</text:span></text:a><text:span text:style-name="T12"> </text:span><text:a xlink:type="simple" xlink:href="https://app.pluralsight.com/course-player?clipId=099a5e65-8d7c-4db0-89e0-079cebb29f10&amp;startTime=84.09" office:target-frame-name="psplayer" xlink:show="replace" text:style-name="Internet_20_link" text:visited-style-name="Visited_20_Internet_20_Link"><text:span text:style-name="T11">I'll provide examples for both containerd and Docker since</text:span></text:a><text:span text:style-name="T12"> </text:span><text:a xlink:type="simple" xlink:href="https://app.pluralsight.com/course-player?clipId=099a5e65-8d7c-4db0-89e0-079cebb29f10&amp;startTime=87.01" office:target-frame-name="psplayer" xlink:show="replace" text:style-name="Internet_20_link" text:visited-style-name="Visited_20_Internet_20_Link"><text:span text:style-name="T11">Docker is going to be around until version 1.23,</text:span></text:a><text:span text:style-name="T12"> </text:span><text:a xlink:type="simple" xlink:href="https://app.pluralsight.com/course-player?clipId=099a5e65-8d7c-4db0-89e0-079cebb29f10&amp;startTime=89.85" office:target-frame-name="psplayer" xlink:show="replace" text:style-name="Internet_20_link" text:visited-style-name="Visited_20_Internet_20_Link"><text:span text:style-name="T11">or later.</text:span></text:a><text:span text:style-name="T12"> </text:span><text:a xlink:type="simple" xlink:href="https://app.pluralsight.com/course-player?clipId=099a5e65-8d7c-4db0-89e0-079cebb29f10&amp;startTime=90.94" office:target-frame-name="psplayer" xlink:show="replace" text:style-name="Internet_20_link" text:visited-style-name="Visited_20_Internet_20_Link"><text:span text:style-name="T11">Next is the kubelet.</text:span></text:a><text:span text:style-name="T12"> </text:span><text:a xlink:type="simple" xlink:href="https://app.pluralsight.com/course-player?clipId=099a5e65-8d7c-4db0-89e0-079cebb29f10&amp;startTime=92.12" office:target-frame-name="psplayer" xlink:show="replace" text:style-name="Internet_20_link" text:visited-style-name="Visited_20_Internet_20_Link"><text:span text:style-name="T11">The kubelet is the thing that's going to drive the work</text:span></text:a><text:span text:style-name="T12"> </text:span><text:a xlink:type="simple" xlink:href="https://app.pluralsight.com/course-player?clipId=099a5e65-8d7c-4db0-89e0-079cebb29f10&amp;startTime=94.45" office:target-frame-name="psplayer" xlink:show="replace" text:style-name="Internet_20_link" text:visited-style-name="Visited_20_Internet_20_Link"><text:span text:style-name="T11">on individual nodes in our cluster.</text:span></text:a><text:span text:style-name="T12"> </text:span><text:a xlink:type="simple" xlink:href="https://app.pluralsight.com/course-player?clipId=099a5e65-8d7c-4db0-89e0-079cebb29f10&amp;startTime=96.53" office:target-frame-name="psplayer" xlink:show="replace" text:style-name="Internet_20_link" text:visited-style-name="Visited_20_Internet_20_Link"><text:span text:style-name="T11">That comes from a package named kubelet.</text:span></text:a><text:span text:style-name="T12"> </text:span><text:a xlink:type="simple" xlink:href="https://app.pluralsight.com/course-player?clipId=099a5e65-8d7c-4db0-89e0-079cebb29f10&amp;startTime=98.84" office:target-frame-name="psplayer" xlink:show="replace" text:style-name="Internet_20_link" text:visited-style-name="Visited_20_Internet_20_Link"><text:span text:style-name="T11">There's also a package named kubeadm, or kube Adam,</text:span></text:a><text:span text:style-name="T12"> </text:span><text:a xlink:type="simple" xlink:href="https://app.pluralsight.com/course-player?clipId=099a5e65-8d7c-4db0-89e0-079cebb29f10&amp;startTime=102.1" office:target-frame-name="psplayer" xlink:show="replace" text:style-name="Internet_20_link" text:visited-style-name="Visited_20_Internet_20_Link"><text:span text:style-name="T11">or kube admin, whatever you want to call it,</text:span></text:a><text:span text:style-name="T12"> </text:span><text:a xlink:type="simple" xlink:href="https://app.pluralsight.com/course-player?clipId=099a5e65-8d7c-4db0-89e0-079cebb29f10&amp;startTime=104.13" office:target-frame-name="psplayer" xlink:show="replace" text:style-name="Internet_20_link" text:visited-style-name="Visited_20_Internet_20_Link"><text:span text:style-name="T11">but it's the tool responsible for bootstrapping our cluster</text:span></text:a><text:span text:style-name="T12"> </text:span><text:a xlink:type="simple" xlink:href="https://app.pluralsight.com/course-player?clipId=099a5e65-8d7c-4db0-89e0-079cebb29f10&amp;startTime=107.5" office:target-frame-name="psplayer" xlink:show="replace" text:style-name="Internet_20_link" text:visited-style-name="Visited_20_Internet_20_Link"><text:span text:style-name="T11">and getting the cluster components up, running,</text:span></text:a><text:span text:style-name="T12"> </text:span><text:a xlink:type="simple" xlink:href="https://app.pluralsight.com/course-player?clipId=099a5e65-8d7c-4db0-89e0-079cebb29f10&amp;startTime=110.23" office:target-frame-name="psplayer" xlink:show="replace" text:style-name="Internet_20_link" text:visited-style-name="Visited_20_Internet_20_Link"><text:span text:style-name="T11">and configured.</text:span></text:a><text:span text:style-name="T12"> </text:span><text:a xlink:type="simple" xlink:href="https://app.pluralsight.com/course-player?clipId=099a5e65-8d7c-4db0-89e0-079cebb29f10&amp;startTime=111.34" office:target-frame-name="psplayer" xlink:show="replace" text:style-name="Internet_20_link" text:visited-style-name="Visited_20_Internet_20_Link"><text:span text:style-name="T11">It's also the tool that we're going to use to join</text:span></text:a><text:span text:style-name="T12"> </text:span><text:a xlink:type="simple" xlink:href="https://app.pluralsight.com/course-player?clipId=099a5e65-8d7c-4db0-89e0-079cebb29f10&amp;startTime=113.49" office:target-frame-name="psplayer" xlink:show="replace" text:style-name="Internet_20_link" text:visited-style-name="Visited_20_Internet_20_Link"><text:span text:style-name="T11">additional nodes to our cluster.</text:span></text:a><text:span text:style-name="T12"> </text:span><text:a xlink:type="simple" xlink:href="https://app.pluralsight.com/course-player?clipId=099a5e65-8d7c-4db0-89e0-079cebb29f10&amp;startTime=115.27" office:target-frame-name="psplayer" xlink:show="replace" text:style-name="Internet_20_link" text:visited-style-name="Visited_20_Internet_20_Link"><text:span text:style-name="T11">And then finally, there's kubectl, or kube control,</text:span></text:a><text:span text:style-name="T12"> </text:span><text:a xlink:type="simple" xlink:href="https://app.pluralsight.com/course-player?clipId=099a5e65-8d7c-4db0-89e0-079cebb29f10&amp;startTime=118.38" office:target-frame-name="psplayer" xlink:show="replace" text:style-name="Internet_20_link" text:visited-style-name="Visited_20_Internet_20_Link"><text:span text:style-name="T11">or kube cuddle, whatever you want to call it again,</text:span></text:a><text:span text:style-name="T12"> </text:span><text:a xlink:type="simple" xlink:href="https://app.pluralsight.com/course-player?clipId=099a5e65-8d7c-4db0-89e0-079cebb29f10&amp;startTime=120.5" office:target-frame-name="psplayer" xlink:show="replace" text:style-name="Internet_20_link" text:visited-style-name="Visited_20_Internet_20_Link"><text:span text:style-name="T11">but it's the primary command‑line tool that we're going to use</text:span></text:a><text:span text:style-name="T12"> </text:span><text:a xlink:type="simple" xlink:href="https://app.pluralsight.com/course-player?clipId=099a5e65-8d7c-4db0-89e0-079cebb29f10&amp;startTime=123.47" office:target-frame-name="psplayer" xlink:show="replace" text:style-name="Internet_20_link" text:visited-style-name="Visited_20_Internet_20_Link"><text:span text:style-name="T11">to administer the workloads in our cluster.</text:span></text:a><text:span text:style-name="T12"> </text:span><text:a xlink:type="simple" xlink:href="https://app.pluralsight.com/course-player?clipId=099a5e65-8d7c-4db0-89e0-079cebb29f10&amp;startTime=126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99a5e65-8d7c-4db0-89e0-079cebb29f10&amp;startTime=126.65" office:target-frame-name="psplayer" xlink:show="replace" text:style-name="Internet_20_link" text:visited-style-name="Visited_20_Internet_20_Link"><text:span text:style-name="T11">I do want to call out that you want to install all four of</text:span></text:a><text:span text:style-name="T12"> </text:span><text:a xlink:type="simple" xlink:href="https://app.pluralsight.com/course-player?clipId=099a5e65-8d7c-4db0-89e0-079cebb29f10&amp;startTime=129.81" office:target-frame-name="psplayer" xlink:show="replace" text:style-name="Internet_20_link" text:visited-style-name="Visited_20_Internet_20_Link"><text:span text:style-name="T11">these packages on all nodes in a cluster, regardless of if they're a control plane node or a worker node.</text:span></text:a></text:p>
      <text:h text:style-name="P3" text:outline-level="3"><text:a xlink:type="simple" xlink:href="https://app.pluralsight.com/course-player?clipId=523452d8-18d1-49e5-81b8-21c327ab12ac" office:target-frame-name="psplayer" xlink:show="replace" text:style-name="Internet_20_link" text:visited-style-name="Visited_20_Internet_20_Link"><text:span text:style-name="T11">Installing Kubernetes on VMs</text:span></text:a></text:h>
      <text:p text:style-name="P5"><text:a xlink:type="simple" xlink:href="https://app.pluralsight.com/course-player?clipId=523452d8-18d1-49e5-81b8-21c327ab12ac&amp;startTime=1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23452d8-18d1-49e5-81b8-21c327ab12ac&amp;startTime=1.39" office:target-frame-name="psplayer" xlink:show="replace" text:style-name="Internet_20_link" text:visited-style-name="Visited_20_Internet_20_Link"><text:span text:style-name="T11">let's go ahead and look at the sequence of commands that we need to use to get</text:span></text:a><text:span text:style-name="T12"> </text:span><text:a xlink:type="simple" xlink:href="https://app.pluralsight.com/course-player?clipId=523452d8-18d1-49e5-81b8-21c327ab12ac&amp;startTime=5.09" office:target-frame-name="psplayer" xlink:show="replace" text:style-name="Internet_20_link" text:visited-style-name="Visited_20_Internet_20_Link"><text:span text:style-name="T11">an installed Kubernetes on some Ubuntu virtual machines.</text:span></text:a><text:span text:style-name="T12"> </text:span><text:a xlink:type="simple" xlink:href="https://app.pluralsight.com/course-player?clipId=523452d8-18d1-49e5-81b8-21c327ab12ac&amp;startTime=8.4" office:target-frame-name="psplayer" xlink:show="replace" text:style-name="Internet_20_link" text:visited-style-name="Visited_20_Internet_20_Link"><text:span text:style-name="T11">And I do want to point out here that we need to do this on all the</text:span></text:a><text:span text:style-name="T12"> </text:span><text:a xlink:type="simple" xlink:href="https://app.pluralsight.com/course-player?clipId=523452d8-18d1-49e5-81b8-21c327ab12ac&amp;startTime=11.3" office:target-frame-name="psplayer" xlink:show="replace" text:style-name="Internet_20_link" text:visited-style-name="Visited_20_Internet_20_Link"><text:span text:style-name="T11">nodes that we're going to have in our cluster,</text:span></text:a><text:span text:style-name="T12"> </text:span><text:a xlink:type="simple" xlink:href="https://app.pluralsight.com/course-player?clipId=523452d8-18d1-49e5-81b8-21c327ab12ac&amp;startTime=13.11" office:target-frame-name="psplayer" xlink:show="replace" text:style-name="Internet_20_link" text:visited-style-name="Visited_20_Internet_20_Link"><text:span text:style-name="T11">both control plane and worker nodes.</text:span></text:a><text:span text:style-name="T12"> </text:span><text:a xlink:type="simple" xlink:href="https://app.pluralsight.com/course-player?clipId=523452d8-18d1-49e5-81b8-21c327ab12ac&amp;startTime=15.74" office:target-frame-name="psplayer" xlink:show="replace" text:style-name="Internet_20_link" text:visited-style-name="Visited_20_Internet_20_Link"><text:span text:style-name="T11">First up, we need to install our container runtime.</text:span></text:a><text:span text:style-name="T12"> </text:span><text:a xlink:type="simple" xlink:href="https://app.pluralsight.com/course-player?clipId=523452d8-18d1-49e5-81b8-21c327ab12ac&amp;startTime=18.44" office:target-frame-name="psplayer" xlink:show="replace" text:style-name="Internet_20_link" text:visited-style-name="Visited_20_Internet_20_Link"><text:span text:style-name="T11">And on an Ubuntu system we'll do that with apt‑get install containerd.</text:span></text:a><text:span text:style-name="T12"> </text:span><text:a xlink:type="simple" xlink:href="https://app.pluralsight.com/course-player?clipId=523452d8-18d1-49e5-81b8-21c327ab12ac&amp;startTime=22.84" office:target-frame-name="psplayer" xlink:show="replace" text:style-name="Internet_20_link" text:visited-style-name="Visited_20_Internet_20_Link"><text:span text:style-name="T11">When we get into the demos,</text:span></text:a><text:span text:style-name="T12"> </text:span><text:a xlink:type="simple" xlink:href="https://app.pluralsight.com/course-player?clipId=523452d8-18d1-49e5-81b8-21c327ab12ac&amp;startTime=23.91" office:target-frame-name="psplayer" xlink:show="replace" text:style-name="Internet_20_link" text:visited-style-name="Visited_20_Internet_20_Link"><text:span text:style-name="T11">we'll have some additional configuration steps that are needed to</text:span></text:a><text:span text:style-name="T12"> </text:span><text:a xlink:type="simple" xlink:href="https://app.pluralsight.com/course-player?clipId=523452d8-18d1-49e5-81b8-21c327ab12ac&amp;startTime=26.52" office:target-frame-name="psplayer" xlink:show="replace" text:style-name="Internet_20_link" text:visited-style-name="Visited_20_Internet_20_Link"><text:span text:style-name="T11">configure containerd to use the systemd cgroup driver.</text:span></text:a><text:span text:style-name="T12"> </text:span><text:a xlink:type="simple" xlink:href="https://app.pluralsight.com/course-player?clipId=523452d8-18d1-49e5-81b8-21c327ab12ac&amp;startTime=30.44" office:target-frame-name="psplayer" xlink:show="replace" text:style-name="Internet_20_link" text:visited-style-name="Visited_20_Internet_20_Link"><text:span text:style-name="T11">The next thing that we're going to do here is we're going to add the GPG key</text:span></text:a><text:span text:style-name="T12"> </text:span><text:a xlink:type="simple" xlink:href="https://app.pluralsight.com/course-player?clipId=523452d8-18d1-49e5-81b8-21c327ab12ac&amp;startTime=33.41" office:target-frame-name="psplayer" xlink:show="replace" text:style-name="Internet_20_link" text:visited-style-name="Visited_20_Internet_20_Link"><text:span text:style-name="T11">for the apt repository where the Kubernetes packages live,</text:span></text:a><text:span text:style-name="T12"> </text:span><text:a xlink:type="simple" xlink:href="https://app.pluralsight.com/course-player?clipId=523452d8-18d1-49e5-81b8-21c327ab12ac&amp;startTime=36.43" office:target-frame-name="psplayer" xlink:show="replace" text:style-name="Internet_20_link" text:visited-style-name="Visited_20_Internet_20_Link"><text:span text:style-name="T11">and then we're going to execute this series of commands to add the</text:span></text:a><text:span text:style-name="T12"> </text:span><text:a xlink:type="simple" xlink:href="https://app.pluralsight.com/course-player?clipId=523452d8-18d1-49e5-81b8-21c327ab12ac&amp;startTime=40.01" office:target-frame-name="psplayer" xlink:show="replace" text:style-name="Internet_20_link" text:visited-style-name="Visited_20_Internet_20_Link"><text:span text:style-name="T11">Kubernetes apt repository to our local repositories list.</text:span></text:a><text:span text:style-name="T12"> </text:span><text:a xlink:type="simple" xlink:href="https://app.pluralsight.com/course-player?clipId=523452d8-18d1-49e5-81b8-21c327ab12ac&amp;startTime=43.7" office:target-frame-name="psplayer" xlink:show="replace" text:style-name="Internet_20_link" text:visited-style-name="Visited_20_Internet_20_Link"><text:span text:style-name="T11">Now, don't worry about writing this all down or taking screenshots,</text:span></text:a><text:span text:style-name="T12"> </text:span><text:a xlink:type="simple" xlink:href="https://app.pluralsight.com/course-player?clipId=523452d8-18d1-49e5-81b8-21c327ab12ac&amp;startTime=46.83" office:target-frame-name="psplayer" xlink:show="replace" text:style-name="Internet_20_link" text:visited-style-name="Visited_20_Internet_20_Link"><text:span text:style-name="T11">these will be available to you in the course downloads.</text:span></text:a><text:span text:style-name="T12"> </text:span><text:a xlink:type="simple" xlink:href="https://app.pluralsight.com/course-player?clipId=523452d8-18d1-49e5-81b8-21c327ab12ac&amp;startTime=49.34" office:target-frame-name="psplayer" xlink:show="replace" text:style-name="Internet_20_link" text:visited-style-name="Visited_20_Internet_20_Link"><text:span text:style-name="T11">And we're going to go through this process together</text:span></text:a><text:span text:style-name="T12"> </text:span><text:a xlink:type="simple" xlink:href="https://app.pluralsight.com/course-player?clipId=523452d8-18d1-49e5-81b8-21c327ab12ac&amp;startTime=51.04" office:target-frame-name="psplayer" xlink:show="replace" text:style-name="Internet_20_link" text:visited-style-name="Visited_20_Internet_20_Link"><text:span text:style-name="T11">in our upcoming demonstration.</text:span></text:a><text:span text:style-name="T12"> </text:span><text:a xlink:type="simple" xlink:href="https://app.pluralsight.com/course-player?clipId=523452d8-18d1-49e5-81b8-21c327ab12ac&amp;startTime=52.64" office:target-frame-name="psplayer" xlink:show="replace" text:style-name="Internet_20_link" text:visited-style-name="Visited_20_Internet_20_Link"><text:span text:style-name="T11">Now, with that new repository installed,</text:span></text:a><text:span text:style-name="T12"> </text:span><text:a xlink:type="simple" xlink:href="https://app.pluralsight.com/course-player?clipId=523452d8-18d1-49e5-81b8-21c327ab12ac&amp;startTime=54.84" office:target-frame-name="psplayer" xlink:show="replace" text:style-name="Internet_20_link" text:visited-style-name="Visited_20_Internet_20_Link"><text:span text:style-name="T11">we need to tell apt to update its package list,</text:span></text:a><text:span text:style-name="T12"> </text:span><text:a xlink:type="simple" xlink:href="https://app.pluralsight.com/course-player?clipId=523452d8-18d1-49e5-81b8-21c327ab12ac&amp;startTime=57.07" office:target-frame-name="psplayer" xlink:show="replace" text:style-name="Internet_20_link" text:visited-style-name="Visited_20_Internet_20_Link"><text:span text:style-name="T11">and we can do that with apt‑get update.</text:span></text:a><text:span text:style-name="T12"> </text:span><text:a xlink:type="simple" xlink:href="https://app.pluralsight.com/course-player?clipId=523452d8-18d1-49e5-81b8-21c327ab12ac&amp;startTime=59.44" office:target-frame-name="psplayer" xlink:show="replace" text:style-name="Internet_20_link" text:visited-style-name="Visited_20_Internet_20_Link"><text:span text:style-name="T11">And then we'll use apt‑get install to install the</text:span></text:a><text:span text:style-name="T12"> </text:span><text:a xlink:type="simple" xlink:href="https://app.pluralsight.com/course-player?clipId=523452d8-18d1-49e5-81b8-21c327ab12ac&amp;startTime=61.94" office:target-frame-name="psplayer" xlink:show="replace" text:style-name="Internet_20_link" text:visited-style-name="Visited_20_Internet_20_Link"><text:span text:style-name="T11">three remaining required packages, the kubelet,</text:span></text:a><text:span text:style-name="T12"> </text:span><text:a xlink:type="simple" xlink:href="https://app.pluralsight.com/course-player?clipId=523452d8-18d1-49e5-81b8-21c327ab12ac&amp;startTime=65" office:target-frame-name="psplayer" xlink:show="replace" text:style-name="Internet_20_link" text:visited-style-name="Visited_20_Internet_20_Link"><text:span text:style-name="T11">kubeadm, and kubectl.</text:span></text:a><text:span text:style-name="T12"> </text:span><text:a xlink:type="simple" xlink:href="https://app.pluralsight.com/course-player?clipId=523452d8-18d1-49e5-81b8-21c327ab12ac&amp;startTime=67.15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23452d8-18d1-49e5-81b8-21c327ab12ac&amp;startTime=67.48" office:target-frame-name="psplayer" xlink:show="replace" text:style-name="Internet_20_link" text:visited-style-name="Visited_20_Internet_20_Link"><text:span text:style-name="T11">here's where we're going to deviate from the normal Linux package installation.</text:span></text:a><text:span text:style-name="T12"> </text:span><text:a xlink:type="simple" xlink:href="https://app.pluralsight.com/course-player?clipId=523452d8-18d1-49e5-81b8-21c327ab12ac&amp;startTime=71.54" office:target-frame-name="psplayer" xlink:show="replace" text:style-name="Internet_20_link" text:visited-style-name="Visited_20_Internet_20_Link"><text:span text:style-name="T11">What we're going to do here is we're going to mark these packages with</text:span></text:a><text:span text:style-name="T12"> </text:span><text:a xlink:type="simple" xlink:href="https://app.pluralsight.com/course-player?clipId=523452d8-18d1-49e5-81b8-21c327ab12ac&amp;startTime=74.71" office:target-frame-name="psplayer" xlink:show="replace" text:style-name="Internet_20_link" text:visited-style-name="Visited_20_Internet_20_Link"><text:span text:style-name="T11">apt‑mark hold for the four packages that we need to install.</text:span></text:a><text:span text:style-name="T12"> </text:span><text:a xlink:type="simple" xlink:href="https://app.pluralsight.com/course-player?clipId=523452d8-18d1-49e5-81b8-21c327ab12ac&amp;startTime=78.01" office:target-frame-name="psplayer" xlink:show="replace" text:style-name="Internet_20_link" text:visited-style-name="Visited_20_Internet_20_Link"><text:span text:style-name="T11">And the reason for this is we no longer want apt to</text:span></text:a><text:span text:style-name="T12"> </text:span><text:a xlink:type="simple" xlink:href="https://app.pluralsight.com/course-player?clipId=523452d8-18d1-49e5-81b8-21c327ab12ac&amp;startTime=80.53" office:target-frame-name="psplayer" xlink:show="replace" text:style-name="Internet_20_link" text:visited-style-name="Visited_20_Internet_20_Link"><text:span text:style-name="T11">maintain the upgrading of these packages.</text:span></text:a><text:span text:style-name="T12"> </text:span><text:a xlink:type="simple" xlink:href="https://app.pluralsight.com/course-player?clipId=523452d8-18d1-49e5-81b8-21c327ab12ac&amp;startTime=83.21" office:target-frame-name="psplayer" xlink:show="replace" text:style-name="Internet_20_link" text:visited-style-name="Visited_20_Internet_20_Link"><text:span text:style-name="T11">We're going to service these packages outside of the normal security updates</text:span></text:a><text:span text:style-name="T12"> </text:span><text:a xlink:type="simple" xlink:href="https://app.pluralsight.com/course-player?clipId=523452d8-18d1-49e5-81b8-21c327ab12ac&amp;startTime=87.1" office:target-frame-name="psplayer" xlink:show="replace" text:style-name="Internet_20_link" text:visited-style-name="Visited_20_Internet_20_Link"><text:span text:style-name="T11">for the system so that we can control when we move between versions of</text:span></text:a><text:span text:style-name="T12"> </text:span><text:a xlink:type="simple" xlink:href="https://app.pluralsight.com/course-player?clipId=523452d8-18d1-49e5-81b8-21c327ab12ac&amp;startTime=91.27" office:target-frame-name="psplayer" xlink:show="replace" text:style-name="Internet_20_link" text:visited-style-name="Visited_20_Internet_20_Link"><text:span text:style-name="T11">Kubernetes independent of security patches being applied.</text:span></text:a><text:span text:style-name="T12"> </text:span><text:a xlink:type="simple" xlink:href="https://app.pluralsight.com/course-player?clipId=523452d8-18d1-49e5-81b8-21c327ab12ac&amp;startTime=94.73" office:target-frame-name="psplayer" xlink:show="replace" text:style-name="Internet_20_link" text:visited-style-name="Visited_20_Internet_20_Link"><text:span text:style-name="T11">And this is needed because Kubernetes has a defined upgrade</text:span></text:a><text:span text:style-name="T12"> </text:span><text:a xlink:type="simple" xlink:href="https://app.pluralsight.com/course-player?clipId=523452d8-18d1-49e5-81b8-21c327ab12ac&amp;startTime=98.14" office:target-frame-name="psplayer" xlink:show="replace" text:style-name="Internet_20_link" text:visited-style-name="Visited_20_Internet_20_Link"><text:span text:style-name="T11">process when moving between versions. We're going to cover that process in a course later in this series.</text:span></text:a></text:p>
      <text:h text:style-name="P3" text:outline-level="3"><text:soft-page-break/><text:a xlink:type="simple" xlink:href="https://app.pluralsight.com/course-player?clipId=2f2ddc47-9399-4a98-8a32-9b084f105f58" office:target-frame-name="psplayer" xlink:show="replace" text:style-name="Internet_20_link" text:visited-style-name="Visited_20_Internet_20_Link"><text:span text:style-name="T11">Lab Environment Overview</text:span></text:a></text:h>
      <text:p text:style-name="P5"><text:a xlink:type="simple" xlink:href="https://app.pluralsight.com/course-player?clipId=2f2ddc47-9399-4a98-8a32-9b084f105f58&amp;startTime=0.94" office:target-frame-name="psplayer" xlink:show="replace" text:style-name="Internet_20_link" text:visited-style-name="Visited_20_Internet_20_Link"><text:span text:style-name="T11">So we just looked at the code‑level detail to install</text:span></text:a><text:span text:style-name="T12"> </text:span><text:a xlink:type="simple" xlink:href="https://app.pluralsight.com/course-player?clipId=2f2ddc47-9399-4a98-8a32-9b084f105f58&amp;startTime=3.87" office:target-frame-name="psplayer" xlink:show="replace" text:style-name="Internet_20_link" text:visited-style-name="Visited_20_Internet_20_Link"><text:span text:style-name="T11">Kubernetes on some Ubuntu virtual machines.</text:span></text:a><text:span text:style-name="T12"> </text:span><text:a xlink:type="simple" xlink:href="https://app.pluralsight.com/course-player?clipId=2f2ddc47-9399-4a98-8a32-9b084f105f58&amp;startTime=6.13" office:target-frame-name="psplayer" xlink:show="replace" text:style-name="Internet_20_link" text:visited-style-name="Visited_20_Internet_20_Link"><text:span text:style-name="T11">Now, let's zoom out a little bit and look at the lab</text:span></text:a><text:span text:style-name="T12"> </text:span><text:a xlink:type="simple" xlink:href="https://app.pluralsight.com/course-player?clipId=2f2ddc47-9399-4a98-8a32-9b084f105f58&amp;startTime=8.65" office:target-frame-name="psplayer" xlink:show="replace" text:style-name="Internet_20_link" text:visited-style-name="Visited_20_Internet_20_Link"><text:span text:style-name="T11">environment that we're going to use in this course.</text:span></text:a><text:span text:style-name="T12"> </text:span><text:a xlink:type="simple" xlink:href="https://app.pluralsight.com/course-player?clipId=2f2ddc47-9399-4a98-8a32-9b084f105f58&amp;startTime=10.81" office:target-frame-name="psplayer" xlink:show="replace" text:style-name="Internet_20_link" text:visited-style-name="Visited_20_Internet_20_Link"><text:span text:style-name="T11">So, here you can see we have one control plane node and three worker nodes,</text:span></text:a><text:span text:style-name="T12"> </text:span><text:a xlink:type="simple" xlink:href="https://app.pluralsight.com/course-player?clipId=2f2ddc47-9399-4a98-8a32-9b084f105f58&amp;startTime=14.68" office:target-frame-name="psplayer" xlink:show="replace" text:style-name="Internet_20_link" text:visited-style-name="Visited_20_Internet_20_Link"><text:span text:style-name="T11">and so that's the topology of the cluster that we're going to</text:span></text:a><text:span text:style-name="T12"> </text:span><text:a xlink:type="simple" xlink:href="https://app.pluralsight.com/course-player?clipId=2f2ddc47-9399-4a98-8a32-9b084f105f58&amp;startTime=17.34" office:target-frame-name="psplayer" xlink:show="replace" text:style-name="Internet_20_link" text:visited-style-name="Visited_20_Internet_20_Link"><text:span text:style-name="T11">construct together in the upcoming demonstrations and use</text:span></text:a><text:span text:style-name="T12"> </text:span><text:a xlink:type="simple" xlink:href="https://app.pluralsight.com/course-player?clipId=2f2ddc47-9399-4a98-8a32-9b084f105f58&amp;startTime=20.76" office:target-frame-name="psplayer" xlink:show="replace" text:style-name="Internet_20_link" text:visited-style-name="Visited_20_Internet_20_Link"><text:span text:style-name="T11">throughout this series of courses.</text:span></text:a><text:span text:style-name="T12"> </text:span><text:a xlink:type="simple" xlink:href="https://app.pluralsight.com/course-player?clipId=2f2ddc47-9399-4a98-8a32-9b084f105f58&amp;startTime=22.07" office:target-frame-name="psplayer" xlink:show="replace" text:style-name="Internet_20_link" text:visited-style-name="Visited_20_Internet_20_Link"><text:span text:style-name="T11">We're also going to have kubectl installed on the control plane node.</text:span></text:a><text:span text:style-name="T12"> </text:span><text:a xlink:type="simple" xlink:href="https://app.pluralsight.com/course-player?clipId=2f2ddc47-9399-4a98-8a32-9b084f105f58&amp;startTime=26.56" office:target-frame-name="psplayer" xlink:show="replace" text:style-name="Internet_20_link" text:visited-style-name="Visited_20_Internet_20_Link"><text:span text:style-name="T11">And so we'll drive all of our work from that particular</text:span></text:a><text:span text:style-name="T12"> </text:span><text:a xlink:type="simple" xlink:href="https://app.pluralsight.com/course-player?clipId=2f2ddc47-9399-4a98-8a32-9b084f105f58&amp;startTime=29.36" office:target-frame-name="psplayer" xlink:show="replace" text:style-name="Internet_20_link" text:visited-style-name="Visited_20_Internet_20_Link"><text:span text:style-name="T11">node when we're working with our cluster.</text:span></text:a><text:span text:style-name="T12"> </text:span><text:a xlink:type="simple" xlink:href="https://app.pluralsight.com/course-player?clipId=2f2ddc47-9399-4a98-8a32-9b084f105f58&amp;startTime=31.33" office:target-frame-name="psplayer" xlink:show="replace" text:style-name="Internet_20_link" text:visited-style-name="Visited_20_Internet_20_Link"><text:span text:style-name="T11">The version of Ubuntu that we're using in the lab virtual machines</text:span></text:a><text:span text:style-name="T12"> </text:span><text:a xlink:type="simple" xlink:href="https://app.pluralsight.com/course-player?clipId=2f2ddc47-9399-4a98-8a32-9b084f105f58&amp;startTime=34.9" office:target-frame-name="psplayer" xlink:show="replace" text:style-name="Internet_20_link" text:visited-style-name="Visited_20_Internet_20_Link"><text:span text:style-name="T11">is Ubuntu 18.04. I've tested all the labs with the current version</text:span></text:a><text:span text:style-name="T12"> </text:span><text:a xlink:type="simple" xlink:href="https://app.pluralsight.com/course-player?clipId=2f2ddc47-9399-4a98-8a32-9b084f105f58&amp;startTime=39.43" office:target-frame-name="psplayer" xlink:show="replace" text:style-name="Internet_20_link" text:visited-style-name="Visited_20_Internet_20_Link"><text:span text:style-name="T11">of Kubernetes 1.21 on Ubuntu 18.</text:span></text:a><text:span text:style-name="T12"> </text:span><text:a xlink:type="simple" xlink:href="https://app.pluralsight.com/course-player?clipId=2f2ddc47-9399-4a98-8a32-9b084f105f58&amp;startTime=42.54" office:target-frame-name="psplayer" xlink:show="replace" text:style-name="Internet_20_link" text:visited-style-name="Visited_20_Internet_20_Link"><text:span text:style-name="T11">As versions of Kubernetes change,</text:span></text:a><text:span text:style-name="T12"> </text:span><text:a xlink:type="simple" xlink:href="https://app.pluralsight.com/course-player?clipId=2f2ddc47-9399-4a98-8a32-9b084f105f58&amp;startTime=44.21" office:target-frame-name="psplayer" xlink:show="replace" text:style-name="Internet_20_link" text:visited-style-name="Visited_20_Internet_20_Link"><text:span text:style-name="T11">I will continue to update the code in the course downloads to ensure</text:span></text:a><text:span text:style-name="T12"> </text:span><text:a xlink:type="simple" xlink:href="https://app.pluralsight.com/course-player?clipId=2f2ddc47-9399-4a98-8a32-9b084f105f58&amp;startTime=47.4" office:target-frame-name="psplayer" xlink:show="replace" text:style-name="Internet_20_link" text:visited-style-name="Visited_20_Internet_20_Link"><text:span text:style-name="T11">that they work with the latest version of Kubernetes.</text:span></text:a><text:span text:style-name="T12"> </text:span><text:a xlink:type="simple" xlink:href="https://app.pluralsight.com/course-player?clipId=2f2ddc47-9399-4a98-8a32-9b084f105f58&amp;startTime=49.84" office:target-frame-name="psplayer" xlink:show="replace" text:style-name="Internet_20_link" text:visited-style-name="Visited_20_Internet_20_Link"><text:span text:style-name="T11">So if you experience an issue,</text:span></text:a><text:span text:style-name="T12"> </text:span><text:a xlink:type="simple" xlink:href="https://app.pluralsight.com/course-player?clipId=2f2ddc47-9399-4a98-8a32-9b084f105f58&amp;startTime=51.55" office:target-frame-name="psplayer" xlink:show="replace" text:style-name="Internet_20_link" text:visited-style-name="Visited_20_Internet_20_Link"><text:span text:style-name="T11">please reach out to me via email or in the course discussion board.</text:span></text:a><text:span text:style-name="T12"> </text:span><text:a xlink:type="simple" xlink:href="https://app.pluralsight.com/course-player?clipId=2f2ddc47-9399-4a98-8a32-9b084f105f58&amp;startTime=54.74" office:target-frame-name="psplayer" xlink:show="replace" text:style-name="Internet_20_link" text:visited-style-name="Visited_20_Internet_20_Link"><text:span text:style-name="T11">I'll check things out and update the code accordingly.</text:span></text:a><text:span text:style-name="T12"> </text:span><text:a xlink:type="simple" xlink:href="https://app.pluralsight.com/course-player?clipId=2f2ddc47-9399-4a98-8a32-9b084f105f58&amp;startTime=57.29" office:target-frame-name="psplayer" xlink:show="replace" text:style-name="Internet_20_link" text:visited-style-name="Visited_20_Internet_20_Link"><text:span text:style-name="T11">Now as for our lab VMs, my virtual machines are VMware Fusion.</text:span></text:a><text:span text:style-name="T12"> </text:span><text:a xlink:type="simple" xlink:href="https://app.pluralsight.com/course-player?clipId=2f2ddc47-9399-4a98-8a32-9b084f105f58&amp;startTime=61.84" office:target-frame-name="psplayer" xlink:show="replace" text:style-name="Internet_20_link" text:visited-style-name="Visited_20_Internet_20_Link"><text:span text:style-name="T11">You can use pretty much any hypervisor you want,</text:span></text:a><text:span text:style-name="T12"> </text:span><text:a xlink:type="simple" xlink:href="https://app.pluralsight.com/course-player?clipId=2f2ddc47-9399-4a98-8a32-9b084f105f58&amp;startTime=64.37" office:target-frame-name="psplayer" xlink:show="replace" text:style-name="Internet_20_link" text:visited-style-name="Visited_20_Internet_20_Link"><text:span text:style-name="T11">as long as you have full network connectivity between</text:span></text:a><text:span text:style-name="T12"> </text:span><text:a xlink:type="simple" xlink:href="https://app.pluralsight.com/course-player?clipId=2f2ddc47-9399-4a98-8a32-9b084f105f58&amp;startTime=66.59" office:target-frame-name="psplayer" xlink:show="replace" text:style-name="Internet_20_link" text:visited-style-name="Visited_20_Internet_20_Link"><text:span text:style-name="T11">all of the nodes in your cluster.</text:span></text:a><text:span text:style-name="T12"> </text:span><text:a xlink:type="simple" xlink:href="https://app.pluralsight.com/course-player?clipId=2f2ddc47-9399-4a98-8a32-9b084f105f58&amp;startTime=68.84" office:target-frame-name="psplayer" xlink:show="replace" text:style-name="Internet_20_link" text:visited-style-name="Visited_20_Internet_20_Link"><text:span text:style-name="T11">Minimum CP requirements stand, so I have two virtual CPUs per</text:span></text:a><text:span text:style-name="T12"> </text:span><text:a xlink:type="simple" xlink:href="https://app.pluralsight.com/course-player?clipId=2f2ddc47-9399-4a98-8a32-9b084f105f58&amp;startTime=73.21" office:target-frame-name="psplayer" xlink:show="replace" text:style-name="Internet_20_link" text:visited-style-name="Visited_20_Internet_20_Link"><text:span text:style-name="T11">virtual machine in this lab environment.</text:span></text:a><text:span text:style-name="T12"> </text:span><text:a xlink:type="simple" xlink:href="https://app.pluralsight.com/course-player?clipId=2f2ddc47-9399-4a98-8a32-9b084f105f58&amp;startTime=75.56" office:target-frame-name="psplayer" xlink:show="replace" text:style-name="Internet_20_link" text:visited-style-name="Visited_20_Internet_20_Link"><text:span text:style-name="T11">And I also have 2 GB of RAM in each virtual machine.</text:span></text:a><text:span text:style-name="T12"> </text:span><text:a xlink:type="simple" xlink:href="https://app.pluralsight.com/course-player?clipId=2f2ddc47-9399-4a98-8a32-9b084f105f58&amp;startTime=79.06" office:target-frame-name="psplayer" xlink:show="replace" text:style-name="Internet_20_link" text:visited-style-name="Visited_20_Internet_20_Link"><text:span text:style-name="T11">I'm a little generous with the virtual machines from a disk space</text:span></text:a><text:span text:style-name="T12"> </text:span><text:a xlink:type="simple" xlink:href="https://app.pluralsight.com/course-player?clipId=2f2ddc47-9399-4a98-8a32-9b084f105f58&amp;startTime=81.65" office:target-frame-name="psplayer" xlink:show="replace" text:style-name="Internet_20_link" text:visited-style-name="Visited_20_Internet_20_Link"><text:span text:style-name="T11">standpoint because honestly, it's kind of a harder thing to change</text:span></text:a><text:span text:style-name="T12"> </text:span><text:a xlink:type="simple" xlink:href="https://app.pluralsight.com/course-player?clipId=2f2ddc47-9399-4a98-8a32-9b084f105f58&amp;startTime=84.47" office:target-frame-name="psplayer" xlink:show="replace" text:style-name="Internet_20_link" text:visited-style-name="Visited_20_Internet_20_Link"><text:span text:style-name="T11">after the virtual machine is configured, and so I'm allocating 100 GB</text:span></text:a><text:span text:style-name="T12"> </text:span><text:a xlink:type="simple" xlink:href="https://app.pluralsight.com/course-player?clipId=2f2ddc47-9399-4a98-8a32-9b084f105f58&amp;startTime=88.38" office:target-frame-name="psplayer" xlink:show="replace" text:style-name="Internet_20_link" text:visited-style-name="Visited_20_Internet_20_Link"><text:span text:style-name="T11">for each virtual machine in this cluster,</text:span></text:a><text:span text:style-name="T12"> </text:span><text:a xlink:type="simple" xlink:href="https://app.pluralsight.com/course-player?clipId=2f2ddc47-9399-4a98-8a32-9b084f105f58&amp;startTime=90.79" office:target-frame-name="psplayer" xlink:show="replace" text:style-name="Internet_20_link" text:visited-style-name="Visited_20_Internet_20_Link"><text:span text:style-name="T11">and we also want to make sure that Swap is disabled on</text:span></text:a><text:span text:style-name="T12"> </text:span><text:a xlink:type="simple" xlink:href="https://app.pluralsight.com/course-player?clipId=2f2ddc47-9399-4a98-8a32-9b084f105f58&amp;startTime=93.38" office:target-frame-name="psplayer" xlink:show="replace" text:style-name="Internet_20_link" text:visited-style-name="Visited_20_Internet_20_Link"><text:span text:style-name="T11">each virtual machine that we're using.</text:span></text:a><text:span text:style-name="T12"> </text:span><text:a xlink:type="simple" xlink:href="https://app.pluralsight.com/course-player?clipId=2f2ddc47-9399-4a98-8a32-9b084f105f58&amp;startTime=95.46" office:target-frame-name="psplayer" xlink:show="replace" text:style-name="Internet_20_link" text:visited-style-name="Visited_20_Internet_20_Link"><text:span text:style-name="T11">Now I have all of the host names set for each of these individual</text:span></text:a><text:span text:style-name="T12"> </text:span><text:a xlink:type="simple" xlink:href="https://app.pluralsight.com/course-player?clipId=2f2ddc47-9399-4a98-8a32-9b084f105f58&amp;startTime=99.02" office:target-frame-name="psplayer" xlink:show="replace" text:style-name="Internet_20_link" text:visited-style-name="Visited_20_Internet_20_Link"><text:span text:style-name="T11">nodes, and each of these node names is in a host file on each virtual</text:span></text:a><text:span text:style-name="T12"> </text:span><text:a xlink:type="simple" xlink:href="https://app.pluralsight.com/course-player?clipId=2f2ddc47-9399-4a98-8a32-9b084f105f58&amp;startTime=103.6" office:target-frame-name="psplayer" xlink:show="replace" text:style-name="Internet_20_link" text:visited-style-name="Visited_20_Internet_20_Link"><text:span text:style-name="T11">machine in the cluster with the corresponding IP address, so that I</text:span></text:a><text:span text:style-name="T12"> </text:span><text:a xlink:type="simple" xlink:href="https://app.pluralsight.com/course-player?clipId=2f2ddc47-9399-4a98-8a32-9b084f105f58&amp;startTime=106.79" office:target-frame-name="psplayer" xlink:show="replace" text:style-name="Internet_20_link" text:visited-style-name="Visited_20_Internet_20_Link"><text:span text:style-name="T11">don't have to rely on DNS for hosting resolution between any of the</text:span></text:a><text:span text:style-name="T12"> </text:span><text:a xlink:type="simple" xlink:href="https://app.pluralsight.com/course-player?clipId=2f2ddc47-9399-4a98-8a32-9b084f105f58&amp;startTime=110.63" office:target-frame-name="psplayer" xlink:show="replace" text:style-name="Internet_20_link" text:visited-style-name="Visited_20_Internet_20_Link"><text:span text:style-name="T11">virtual machines, that's going to be hardcoded inside a host file on</text:span></text:a><text:span text:style-name="T12"> </text:span><text:a xlink:type="simple" xlink:href="https://app.pluralsight.com/course-player?clipId=2f2ddc47-9399-4a98-8a32-9b084f105f58&amp;startTime=114.31" office:target-frame-name="psplayer" xlink:show="replace" text:style-name="Internet_20_link" text:visited-style-name="Visited_20_Internet_20_Link"><text:span text:style-name="T11">each node.</text:span></text:a><text:span text:style-name="T12"> </text:span><text:a xlink:type="simple" xlink:href="https://app.pluralsight.com/course-player?clipId=2f2ddc47-9399-4a98-8a32-9b084f105f58&amp;startTime=115.15" office:target-frame-name="psplayer" xlink:show="replace" text:style-name="Internet_20_link" text:visited-style-name="Visited_20_Internet_20_Link"><text:span text:style-name="T11">Now as for host names, here we go. For our control plane node, it's</text:span></text:a><text:span text:style-name="T12"> </text:span><text:a xlink:type="simple" xlink:href="https://app.pluralsight.com/course-player?clipId=2f2ddc47-9399-4a98-8a32-9b084f105f58&amp;startTime=118.6" office:target-frame-name="psplayer" xlink:show="replace" text:style-name="Internet_20_link" text:visited-style-name="Visited_20_Internet_20_Link"><text:span text:style-name="T11">going to be c1‑cp1 for cluster 1‑control plane 1, and its IP address</text:span></text:a><text:span text:style-name="T12"> </text:span><text:a xlink:type="simple" xlink:href="https://app.pluralsight.com/course-player?clipId=2f2ddc47-9399-4a98-8a32-9b084f105f58&amp;startTime=124.2" office:target-frame-name="psplayer" xlink:show="replace" text:style-name="Internet_20_link" text:visited-style-name="Visited_20_Internet_20_Link"><text:span text:style-name="T11">in my lab is going to be 172.16.94.10. You can use whatever IP in</text:span></text:a><text:span text:style-name="T12"> </text:span><text:a xlink:type="simple" xlink:href="https://app.pluralsight.com/course-player?clipId=2f2ddc47-9399-4a98-8a32-9b084f105f58&amp;startTime=129.59" office:target-frame-name="psplayer" xlink:show="replace" text:style-name="Internet_20_link" text:visited-style-name="Visited_20_Internet_20_Link"><text:span text:style-name="T11">your lab that you want to use. Now if you're coming from a previous</text:span></text:a><text:span text:style-name="T12"> </text:span><text:a xlink:type="simple" xlink:href="https://app.pluralsight.com/course-player?clipId=2f2ddc47-9399-4a98-8a32-9b084f105f58&amp;startTime=133.07" office:target-frame-name="psplayer" xlink:show="replace" text:style-name="Internet_20_link" text:visited-style-name="Visited_20_Internet_20_Link"><text:span text:style-name="T11">version of this course,</text:span></text:a><text:span text:style-name="T12"> </text:span><text:a xlink:type="simple" xlink:href="https://app.pluralsight.com/course-player?clipId=2f2ddc47-9399-4a98-8a32-9b084f105f58&amp;startTime=134" office:target-frame-name="psplayer" xlink:show="replace" text:style-name="Internet_20_link" text:visited-style-name="Visited_20_Internet_20_Link"><text:span text:style-name="T11">this system used to be called c1‑master1, so please be</text:span></text:a><text:span text:style-name="T12"> </text:span><text:a xlink:type="simple" xlink:href="https://app.pluralsight.com/course-player?clipId=2f2ddc47-9399-4a98-8a32-9b084f105f58&amp;startTime=137.62" office:target-frame-name="psplayer" xlink:show="replace" text:style-name="Internet_20_link" text:visited-style-name="Visited_20_Internet_20_Link"><text:span text:style-name="T11">aware and update any code accordingly. Any where you see</text:span></text:a><text:span text:style-name="T12"> </text:span><text:a xlink:type="simple" xlink:href="https://app.pluralsight.com/course-player?clipId=2f2ddc47-9399-4a98-8a32-9b084f105f58&amp;startTime=140.71" office:target-frame-name="psplayer" xlink:show="replace" text:style-name="Internet_20_link" text:visited-style-name="Visited_20_Internet_20_Link"><text:span text:style-name="T11">c1‑master1 in any future course,</text:span></text:a><text:span text:style-name="T12"> </text:span><text:a xlink:type="simple" xlink:href="https://app.pluralsight.com/course-player?clipId=2f2ddc47-9399-4a98-8a32-9b084f105f58&amp;startTime=142.91" office:target-frame-name="psplayer" xlink:show="replace" text:style-name="Internet_20_link" text:visited-style-name="Visited_20_Internet_20_Link"><text:span text:style-name="T11">go ahead and swap in c1‑cp1. I'll be updating the videos and the code</text:span></text:a><text:span text:style-name="T12"> </text:span><text:a xlink:type="simple" xlink:href="https://app.pluralsight.com/course-player?clipId=2f2ddc47-9399-4a98-8a32-9b084f105f58&amp;startTime=148.37" office:target-frame-name="psplayer" xlink:show="replace" text:style-name="Internet_20_link" text:visited-style-name="Visited_20_Internet_20_Link"><text:span text:style-name="T11">in each course in this series as I get to them.</text:span></text:a><text:span text:style-name="T12"> </text:span><text:a xlink:type="simple" xlink:href="https://app.pluralsight.com/course-player?clipId=2f2ddc47-9399-4a98-8a32-9b084f105f58&amp;startTime=151.74" office:target-frame-name="psplayer" xlink:show="replace" text:style-name="Internet_20_link" text:visited-style-name="Visited_20_Internet_20_Link"><text:span text:style-name="T11">Next up is c1‑node1, so a pretty easy naming convention there,</text:span></text:a><text:span text:style-name="T12"> </text:span><text:a xlink:type="simple" xlink:href="https://app.pluralsight.com/course-player?clipId=2f2ddc47-9399-4a98-8a32-9b084f105f58&amp;startTime=155.61" office:target-frame-name="psplayer" xlink:show="replace" text:style-name="Internet_20_link" text:visited-style-name="Visited_20_Internet_20_Link"><text:span text:style-name="T11">its IP address ending in 1.11, c1‑node2 ending in .12, c1‑node3</text:span></text:a><text:span text:style-name="T12"> </text:span><text:a xlink:type="simple" xlink:href="https://app.pluralsight.com/course-player?clipId=2f2ddc47-9399-4a98-8a32-9b084f105f58&amp;startTime=158.89" office:target-frame-name="psplayer" xlink:show="replace" text:style-name="Internet_20_link" text:visited-style-name="Visited_20_Internet_20_Link"><text:span text:style-name="T11">ending in 13. And so that's our cluster, one control plane node and three worker nodes.</text:span></text:a></text:p>
      <text:h text:style-name="P3" text:outline-level="3"><text:a xlink:type="simple" xlink:href="https://app.pluralsight.com/course-player?clipId=a26cfcd6-7693-49b7-8afb-0340d4355b50" office:target-frame-name="psplayer" xlink:show="replace" text:style-name="Internet_20_link" text:visited-style-name="Visited_20_Internet_20_Link"><text:span text:style-name="T11">Demo: Installing and Configuring containerd</text:span></text:a></text:h>
      <text:p text:style-name="P5"><text:a xlink:type="simple" xlink:href="https://app.pluralsight.com/course-player?clipId=a26cfcd6-7693-49b7-8afb-0340d4355b50&amp;startTime=1.04" office:target-frame-name="psplayer" xlink:show="replace" text:style-name="Internet_20_link" text:visited-style-name="Visited_20_Internet_20_Link"><text:span text:style-name="T11">All right, it's taken us a long time to get here,</text:span></text:a><text:span text:style-name="T12"> </text:span><text:a xlink:type="simple" xlink:href="https://app.pluralsight.com/course-player?clipId=a26cfcd6-7693-49b7-8afb-0340d4355b50&amp;startTime=3.03" office:target-frame-name="psplayer" xlink:show="replace" text:style-name="Internet_20_link" text:visited-style-name="Visited_20_Internet_20_Link"><text:span text:style-name="T11">but it's time for our first demo together.</text:span></text:a><text:span text:style-name="T12"> </text:span><text:a xlink:type="simple" xlink:href="https://app.pluralsight.com/course-player?clipId=a26cfcd6-7693-49b7-8afb-0340d4355b50&amp;startTime=4.9" office:target-frame-name="psplayer" xlink:show="replace" text:style-name="Internet_20_link" text:visited-style-name="Visited_20_Internet_20_Link"><text:span text:style-name="T11">In this demo,</text:span></text:a><text:span text:style-name="T12"> </text:span><text:a xlink:type="simple" xlink:href="https://app.pluralsight.com/course-player?clipId=a26cfcd6-7693-49b7-8afb-0340d4355b50&amp;startTime=6.23" office:target-frame-name="psplayer" xlink:show="replace" text:style-name="Internet_20_link" text:visited-style-name="Visited_20_Internet_20_Link"><text:span text:style-name="T11">what we're going to do is we're going to install</text:span></text:a><text:span text:style-name="T12"> </text:span><text:a xlink:type="simple" xlink:href="https://app.pluralsight.com/course-player?clipId=a26cfcd6-7693-49b7-8afb-0340d4355b50&amp;startTime=7.65" office:target-frame-name="psplayer" xlink:show="replace" text:style-name="Internet_20_link" text:visited-style-name="Visited_20_Internet_20_Link"><text:span text:style-name="T11">some packages together, containerd,</text:span></text:a><text:span text:style-name="T12"> </text:span><text:a xlink:type="simple" xlink:href="https://app.pluralsight.com/course-player?clipId=a26cfcd6-7693-49b7-8afb-0340d4355b50&amp;startTime=9.55" office:target-frame-name="psplayer" xlink:show="replace" text:style-name="Internet_20_link" text:visited-style-name="Visited_20_Internet_20_Link"><text:span text:style-name="T11">kubelet, kubeadm, and kubectl. And with all those packages installed,</text:span></text:a><text:span text:style-name="T12"> </text:span><text:a xlink:type="simple" xlink:href="https://app.pluralsight.com/course-player?clipId=a26cfcd6-7693-49b7-8afb-0340d4355b50&amp;startTime=14.02" office:target-frame-name="psplayer" xlink:show="replace" text:style-name="Internet_20_link" text:visited-style-name="Visited_20_Internet_20_Link"><text:span text:style-name="T11">we're going to look at some systemd units for some of these packages to</text:span></text:a><text:span text:style-name="T12"> </text:span><text:a xlink:type="simple" xlink:href="https://app.pluralsight.com/course-player?clipId=a26cfcd6-7693-49b7-8afb-0340d4355b50&amp;startTime=16.91" office:target-frame-name="psplayer" xlink:show="replace" text:style-name="Internet_20_link" text:visited-style-name="Visited_20_Internet_20_Link"><text:span text:style-name="T11">understand how they operate with the underlying systemd system.</text:span></text:a><text:span text:style-name="T12"> </text:span><text:a xlink:type="simple" xlink:href="https://app.pluralsight.com/course-player?clipId=a26cfcd6-7693-49b7-8afb-0340d4355b50&amp;startTime=23.24" office:target-frame-name="psplayer" xlink:show="replace" text:style-name="Internet_20_link" text:visited-style-name="Visited_20_Internet_20_Link"><text:span text:style-name="T11">All right, so here we are in VS Code, and let's get started with the</text:span></text:a><text:span text:style-name="T12"> </text:span><text:a xlink:type="simple" xlink:href="https://app.pluralsight.com/course-player?clipId=a26cfcd6-7693-49b7-8afb-0340d4355b50&amp;startTime=26.06" office:target-frame-name="psplayer" xlink:show="replace" text:style-name="Internet_20_link" text:visited-style-name="Visited_20_Internet_20_Link"><text:span text:style-name="T11">process of installing the required packages to bootstrap our Kubernetes</text:span></text:a><text:span text:style-name="T12"> </text:span><text:a xlink:type="simple" xlink:href="https://app.pluralsight.com/course-player?clipId=a26cfcd6-7693-49b7-8afb-0340d4355b50&amp;startTime=30.22" office:target-frame-name="psplayer" xlink:show="replace" text:style-name="Internet_20_link" text:visited-style-name="Visited_20_Internet_20_Link"><text:span text:style-name="T11">cluster. In VS Code here, what I'm going to do is highlight the code at</text:span></text:a><text:span text:style-name="T12"> </text:span><text:a xlink:type="simple" xlink:href="https://app.pluralsight.com/course-player?clipId=a26cfcd6-7693-49b7-8afb-0340d4355b50&amp;startTime=33.97" office:target-frame-name="psplayer" xlink:show="replace" text:style-name="Internet_20_link" text:visited-style-name="Visited_20_Internet_20_Link"><text:span text:style-name="T11">the top, and I'll execute that code, and it's going to show the output at</text:span></text:a><text:span text:style-name="T12"> </text:span><text:a xlink:type="simple" xlink:href="https://app.pluralsight.com/course-player?clipId=a26cfcd6-7693-49b7-8afb-0340d4355b50&amp;startTime=37.21" office:target-frame-name="psplayer" xlink:show="replace" text:style-name="Internet_20_link" text:visited-style-name="Visited_20_Internet_20_Link"><text:span text:style-name="T11">the bottom in our environment.</text:span></text:a><text:span text:style-name="T12"> </text:span><text:a xlink:type="simple" xlink:href="https://app.pluralsight.com/course-player?clipId=a26cfcd6-7693-49b7-8afb-0340d4355b50&amp;startTime=39.25" office:target-frame-name="psplayer" xlink:show="replace" text:style-name="Internet_20_link" text:visited-style-name="Visited_20_Internet_20_Link"><text:span text:style-name="T11">So this way, we're able to see both the code that I'm</text:span></text:a><text:span text:style-name="T12"> </text:span><text:a xlink:type="simple" xlink:href="https://app.pluralsight.com/course-player?clipId=a26cfcd6-7693-49b7-8afb-0340d4355b50&amp;startTime=41.09" office:target-frame-name="psplayer" xlink:show="replace" text:style-name="Internet_20_link" text:visited-style-name="Visited_20_Internet_20_Link"><text:span text:style-name="T11">executing and the output at the same time.</text:span></text:a><text:span text:style-name="T12"> </text:span><text:a xlink:type="simple" xlink:href="https://app.pluralsight.com/course-player?clipId=a26cfcd6-7693-49b7-8afb-0340d4355b50&amp;startTime=44.04" office:target-frame-name="psplayer" xlink:show="replace" text:style-name="Internet_20_link" text:visited-style-name="Visited_20_Internet_20_Link"><text:span text:style-name="T11">I've already gone </text:span></text:a><text:soft-page-break/><text:a xlink:type="simple" xlink:href="https://app.pluralsight.com/course-player?clipId=a26cfcd6-7693-49b7-8afb-0340d4355b50&amp;startTime=44.04" office:target-frame-name="psplayer" xlink:show="replace" text:style-name="Internet_20_link" text:visited-style-name="Visited_20_Internet_20_Link"><text:span text:style-name="T11">ahead and deployed the four virtual machines that we</text:span></text:a><text:span text:style-name="T12"> </text:span><text:a xlink:type="simple" xlink:href="https://app.pluralsight.com/course-player?clipId=a26cfcd6-7693-49b7-8afb-0340d4355b50&amp;startTime=46.85" office:target-frame-name="psplayer" xlink:show="replace" text:style-name="Internet_20_link" text:visited-style-name="Visited_20_Internet_20_Link"><text:span text:style-name="T11">discussed in the presentation portion of the course, so I have c1‑cp1,</text:span></text:a><text:span text:style-name="T12"> </text:span><text:a xlink:type="simple" xlink:href="https://app.pluralsight.com/course-player?clipId=a26cfcd6-7693-49b7-8afb-0340d4355b50&amp;startTime=50.93" office:target-frame-name="psplayer" xlink:show="replace" text:style-name="Internet_20_link" text:visited-style-name="Visited_20_Internet_20_Link"><text:span text:style-name="T11">c1‑node1, 2 and 3 all up and running in my environment here.</text:span></text:a><text:span text:style-name="T12"> </text:span><text:a xlink:type="simple" xlink:href="https://app.pluralsight.com/course-player?clipId=a26cfcd6-7693-49b7-8afb-0340d4355b50&amp;startTime=56.24" office:target-frame-name="psplayer" xlink:show="replace" text:style-name="Internet_20_link" text:visited-style-name="Visited_20_Internet_20_Link"><text:span text:style-name="T11">I also right now have an SSH connection open to c1‑cp1,</text:span></text:a><text:span text:style-name="T12"> </text:span><text:a xlink:type="simple" xlink:href="https://app.pluralsight.com/course-player?clipId=a26cfcd6-7693-49b7-8afb-0340d4355b50&amp;startTime=60.68" office:target-frame-name="psplayer" xlink:show="replace" text:style-name="Internet_20_link" text:visited-style-name="Visited_20_Internet_20_Link"><text:span text:style-name="T11">as we can see at the bottom here.</text:span></text:a><text:span text:style-name="T12"> </text:span><text:a xlink:type="simple" xlink:href="https://app.pluralsight.com/course-player?clipId=a26cfcd6-7693-49b7-8afb-0340d4355b50&amp;startTime=62.47" office:target-frame-name="psplayer" xlink:show="replace" text:style-name="Internet_20_link" text:visited-style-name="Visited_20_Internet_20_Link"><text:span text:style-name="T11">And so let's go ahead and start the process of installing and configuring</text:span></text:a><text:span text:style-name="T12"> </text:span><text:a xlink:type="simple" xlink:href="https://app.pluralsight.com/course-player?clipId=a26cfcd6-7693-49b7-8afb-0340d4355b50&amp;startTime=66.68" office:target-frame-name="psplayer" xlink:show="replace" text:style-name="Internet_20_link" text:visited-style-name="Visited_20_Internet_20_Link"><text:span text:style-name="T11">the proper software for our Kubernetes environment.</text:span></text:a><text:span text:style-name="T12"> </text:span><text:a xlink:type="simple" xlink:href="https://app.pluralsight.com/course-player?clipId=a26cfcd6-7693-49b7-8afb-0340d4355b50&amp;startTime=70.44" office:target-frame-name="psplayer" xlink:show="replace" text:style-name="Internet_20_link" text:visited-style-name="Visited_20_Internet_20_Link"><text:span text:style-name="T11">The first thing that we need to do, and we're going to need to do this on</text:span></text:a><text:span text:style-name="T12"> </text:span><text:a xlink:type="simple" xlink:href="https://app.pluralsight.com/course-player?clipId=a26cfcd6-7693-49b7-8afb-0340d4355b50&amp;startTime=72.55" office:target-frame-name="psplayer" xlink:show="replace" text:style-name="Internet_20_link" text:visited-style-name="Visited_20_Internet_20_Link"><text:span text:style-name="T11">every node in our cluster, is to make sure that our swap is disabled. And</text:span></text:a><text:span text:style-name="T12"> </text:span><text:a xlink:type="simple" xlink:href="https://app.pluralsight.com/course-player?clipId=a26cfcd6-7693-49b7-8afb-0340d4355b50&amp;startTime=78.19" office:target-frame-name="psplayer" xlink:show="replace" text:style-name="Internet_20_link" text:visited-style-name="Visited_20_Internet_20_Link"><text:span text:style-name="T11">I've already actually done that for this virtual machine, and so here you</text:span></text:a><text:span text:style-name="T12"> </text:span><text:a xlink:type="simple" xlink:href="https://app.pluralsight.com/course-player?clipId=a26cfcd6-7693-49b7-8afb-0340d4355b50&amp;startTime=81.91" office:target-frame-name="psplayer" xlink:show="replace" text:style-name="Internet_20_link" text:visited-style-name="Visited_20_Internet_20_Link"><text:span text:style-name="T11">can see if I do a swapoff ‑a, I get no output because I've already</text:span></text:a><text:span text:style-name="T12"> </text:span><text:a xlink:type="simple" xlink:href="https://app.pluralsight.com/course-player?clipId=a26cfcd6-7693-49b7-8afb-0340d4355b50&amp;startTime=86.01" office:target-frame-name="psplayer" xlink:show="replace" text:style-name="Internet_20_link" text:visited-style-name="Visited_20_Internet_20_Link"><text:span text:style-name="T11">disabled the swap file.</text:span></text:a><text:span text:style-name="T12"> </text:span><text:a xlink:type="simple" xlink:href="https://app.pluralsight.com/course-player?clipId=a26cfcd6-7693-49b7-8afb-0340d4355b50&amp;startTime=87.4" office:target-frame-name="psplayer" xlink:show="replace" text:style-name="Internet_20_link" text:visited-style-name="Visited_20_Internet_20_Link"><text:span text:style-name="T11">And so let me go ahead and show you how I did that.</text:span></text:a><text:span text:style-name="T12"> </text:span><text:a xlink:type="simple" xlink:href="https://app.pluralsight.com/course-player?clipId=a26cfcd6-7693-49b7-8afb-0340d4355b50&amp;startTime=89.44" office:target-frame-name="psplayer" xlink:show="replace" text:style-name="Internet_20_link" text:visited-style-name="Visited_20_Internet_20_Link"><text:span text:style-name="T11">I did that by editing the fstab. Highlight this here,</text:span></text:a><text:span text:style-name="T12"> </text:span><text:a xlink:type="simple" xlink:href="https://app.pluralsight.com/course-player?clipId=a26cfcd6-7693-49b7-8afb-0340d4355b50&amp;startTime=93.23" office:target-frame-name="psplayer" xlink:show="replace" text:style-name="Internet_20_link" text:visited-style-name="Visited_20_Internet_20_Link"><text:span text:style-name="T11">run that code at the bottom, and there we can see the</text:span></text:a><text:span text:style-name="T12"> </text:span><text:a xlink:type="simple" xlink:href="https://app.pluralsight.com/course-player?clipId=a26cfcd6-7693-49b7-8afb-0340d4355b50&amp;startTime=95.86" office:target-frame-name="psplayer" xlink:show="replace" text:style-name="Internet_20_link" text:visited-style-name="Visited_20_Internet_20_Link"><text:span text:style-name="T11">contents of our fstab. On the second line here,</text:span></text:a><text:span text:style-name="T12"> </text:span><text:a xlink:type="simple" xlink:href="https://app.pluralsight.com/course-player?clipId=a26cfcd6-7693-49b7-8afb-0340d4355b50&amp;startTime=99.12" office:target-frame-name="psplayer" xlink:show="replace" text:style-name="Internet_20_link" text:visited-style-name="Visited_20_Internet_20_Link"><text:span text:style-name="T11">we can see that the swap is disabled because this line is commented out. And</text:span></text:a><text:span text:style-name="T12"> </text:span><text:a xlink:type="simple" xlink:href="https://app.pluralsight.com/course-player?clipId=a26cfcd6-7693-49b7-8afb-0340d4355b50&amp;startTime=105.03" office:target-frame-name="psplayer" xlink:show="replace" text:style-name="Internet_20_link" text:visited-style-name="Visited_20_Internet_20_Link"><text:span text:style-name="T11">so what you'll want to do here is either delete that line,</text:span></text:a><text:span text:style-name="T12"> </text:span><text:a xlink:type="simple" xlink:href="https://app.pluralsight.com/course-player?clipId=a26cfcd6-7693-49b7-8afb-0340d4355b50&amp;startTime=107.35" office:target-frame-name="psplayer" xlink:show="replace" text:style-name="Internet_20_link" text:visited-style-name="Visited_20_Internet_20_Link"><text:span text:style-name="T11">comment it out,</text:span></text:a><text:span text:style-name="T12"> </text:span><text:a xlink:type="simple" xlink:href="https://app.pluralsight.com/course-player?clipId=a26cfcd6-7693-49b7-8afb-0340d4355b50&amp;startTime=108.54" office:target-frame-name="psplayer" xlink:show="replace" text:style-name="Internet_20_link" text:visited-style-name="Visited_20_Internet_20_Link"><text:span text:style-name="T11">save the file, and then reboot your system, and your swap will be disabled.</text:span></text:a><text:span text:style-name="T12"> </text:span><text:a xlink:type="simple" xlink:href="https://app.pluralsight.com/course-player?clipId=a26cfcd6-7693-49b7-8afb-0340d4355b50&amp;startTime=113.24" office:target-frame-name="psplayer" xlink:show="replace" text:style-name="Internet_20_link" text:visited-style-name="Visited_20_Internet_20_Link"><text:span text:style-name="T11">And with that configuration complete, let's move forward into the</text:span></text:a><text:span text:style-name="T12"> </text:span><text:a xlink:type="simple" xlink:href="https://app.pluralsight.com/course-player?clipId=a26cfcd6-7693-49b7-8afb-0340d4355b50&amp;startTime=116.22" office:target-frame-name="psplayer" xlink:show="replace" text:style-name="Internet_20_link" text:visited-style-name="Visited_20_Internet_20_Link"><text:span text:style-name="T11">installation and configuration of containerd.</text:span></text:a><text:span text:style-name="T12"> </text:span><text:a xlink:type="simple" xlink:href="https://app.pluralsight.com/course-player?clipId=a26cfcd6-7693-49b7-8afb-0340d4355b50&amp;startTime=119.94" office:target-frame-name="psplayer" xlink:show="replace" text:style-name="Internet_20_link" text:visited-style-name="Visited_20_Internet_20_Link"><text:span text:style-name="T11">Now I do want to call out that the containerd installation right now is a</text:span></text:a><text:span text:style-name="T12"> </text:span><text:a xlink:type="simple" xlink:href="https://app.pluralsight.com/course-player?clipId=a26cfcd6-7693-49b7-8afb-0340d4355b50&amp;startTime=123.12" office:target-frame-name="psplayer" xlink:show="replace" text:style-name="Internet_20_link" text:visited-style-name="Visited_20_Internet_20_Link"><text:span text:style-name="T11">little bit more complicated than I think it should be, and I expect that</text:span></text:a><text:span text:style-name="T12"> </text:span><text:a xlink:type="simple" xlink:href="https://app.pluralsight.com/course-player?clipId=a26cfcd6-7693-49b7-8afb-0340d4355b50&amp;startTime=127.04" office:target-frame-name="psplayer" xlink:show="replace" text:style-name="Internet_20_link" text:visited-style-name="Visited_20_Internet_20_Link"><text:span text:style-name="T11">this process is going to become more streamlined as containerd becomes</text:span></text:a><text:span text:style-name="T12"> </text:span><text:a xlink:type="simple" xlink:href="https://app.pluralsight.com/course-player?clipId=a26cfcd6-7693-49b7-8afb-0340d4355b50&amp;startTime=132.01" office:target-frame-name="psplayer" xlink:show="replace" text:style-name="Internet_20_link" text:visited-style-name="Visited_20_Internet_20_Link"><text:span text:style-name="T11">kind of the centerpiece of the container runtimes for Kubernetes. And so</text:span></text:a><text:span text:style-name="T12"> </text:span><text:a xlink:type="simple" xlink:href="https://app.pluralsight.com/course-player?clipId=a26cfcd6-7693-49b7-8afb-0340d4355b50&amp;startTime=136.41" office:target-frame-name="psplayer" xlink:show="replace" text:style-name="Internet_20_link" text:visited-style-name="Visited_20_Internet_20_Link"><text:span text:style-name="T11">what we're going to see here is we'll have to perform some extra steps to</text:span></text:a><text:span text:style-name="T12"> </text:span><text:a xlink:type="simple" xlink:href="https://app.pluralsight.com/course-player?clipId=a26cfcd6-7693-49b7-8afb-0340d4355b50&amp;startTime=139.47" office:target-frame-name="psplayer" xlink:show="replace" text:style-name="Internet_20_link" text:visited-style-name="Visited_20_Internet_20_Link"><text:span text:style-name="T11">get this containerd installation configured for us to use Kubernetes on</text:span></text:a><text:span text:style-name="T12"> </text:span><text:a xlink:type="simple" xlink:href="https://app.pluralsight.com/course-player?clipId=a26cfcd6-7693-49b7-8afb-0340d4355b50&amp;startTime=143.53" office:target-frame-name="psplayer" xlink:show="replace" text:style-name="Internet_20_link" text:visited-style-name="Visited_20_Internet_20_Link"><text:span text:style-name="T11">top of it.</text:span></text:a><text:span text:style-name="T12"> </text:span><text:a xlink:type="simple" xlink:href="https://app.pluralsight.com/course-player?clipId=a26cfcd6-7693-49b7-8afb-0340d4355b50&amp;startTime=144.14" office:target-frame-name="psplayer" xlink:show="replace" text:style-name="Internet_20_link" text:visited-style-name="Visited_20_Internet_20_Link"><text:span text:style-name="T11">And what I expect is that this is going to become more simple, and so I</text:span></text:a><text:span text:style-name="T12"> </text:span><text:a xlink:type="simple" xlink:href="https://app.pluralsight.com/course-player?clipId=a26cfcd6-7693-49b7-8afb-0340d4355b50&amp;startTime=147.16" office:target-frame-name="psplayer" xlink:show="replace" text:style-name="Internet_20_link" text:visited-style-name="Visited_20_Internet_20_Link"><text:span text:style-name="T11">promised to keep this code up to date with the latest method,</text:span></text:a><text:span text:style-name="T12"> </text:span><text:a xlink:type="simple" xlink:href="https://app.pluralsight.com/course-player?clipId=a26cfcd6-7693-49b7-8afb-0340d4355b50&amp;startTime=150.63" office:target-frame-name="psplayer" xlink:show="replace" text:style-name="Internet_20_link" text:visited-style-name="Visited_20_Internet_20_Link"><text:span text:style-name="T11">but this is the most current method for configuring and installing</text:span></text:a><text:span text:style-name="T12"> </text:span><text:a xlink:type="simple" xlink:href="https://app.pluralsight.com/course-player?clipId=a26cfcd6-7693-49b7-8afb-0340d4355b50&amp;startTime=154.36" office:target-frame-name="psplayer" xlink:show="replace" text:style-name="Internet_20_link" text:visited-style-name="Visited_20_Internet_20_Link"><text:span text:style-name="T11">containerd, and so let's walk through that process together.</text:span></text:a><text:span text:style-name="T12"> </text:span><text:a xlink:type="simple" xlink:href="https://app.pluralsight.com/course-player?clipId=a26cfcd6-7693-49b7-8afb-0340d4355b50&amp;startTime=158.34" office:target-frame-name="psplayer" xlink:show="replace" text:style-name="Internet_20_link" text:visited-style-name="Visited_20_Internet_20_Link"><text:span text:style-name="T11">The first thing that we'll need to do is to load some</text:span></text:a><text:span text:style-name="T12"> </text:span><text:a xlink:type="simple" xlink:href="https://app.pluralsight.com/course-player?clipId=a26cfcd6-7693-49b7-8afb-0340d4355b50&amp;startTime=160.62" office:target-frame-name="psplayer" xlink:show="replace" text:style-name="Internet_20_link" text:visited-style-name="Visited_20_Internet_20_Link"><text:span text:style-name="T11">modules, and with lines 28 and 29 here,</text:span></text:a><text:span text:style-name="T12"> </text:span><text:a xlink:type="simple" xlink:href="https://app.pluralsight.com/course-player?clipId=a26cfcd6-7693-49b7-8afb-0340d4355b50&amp;startTime=163.27" office:target-frame-name="psplayer" xlink:show="replace" text:style-name="Internet_20_link" text:visited-style-name="Visited_20_Internet_20_Link"><text:span text:style-name="T11">I'm going to load both the overlay and the br_netfilter module.</text:span></text:a><text:span text:style-name="T12"> </text:span><text:a xlink:type="simple" xlink:href="https://app.pluralsight.com/course-player?clipId=a26cfcd6-7693-49b7-8afb-0340d4355b50&amp;startTime=167.14" office:target-frame-name="psplayer" xlink:show="replace" text:style-name="Internet_20_link" text:visited-style-name="Visited_20_Internet_20_Link"><text:span text:style-name="T11">Now that's the runtime module,</text:span></text:a><text:span text:style-name="T12"> </text:span><text:a xlink:type="simple" xlink:href="https://app.pluralsight.com/course-player?clipId=a26cfcd6-7693-49b7-8afb-0340d4355b50&amp;startTime=168.46" office:target-frame-name="psplayer" xlink:show="replace" text:style-name="Internet_20_link" text:visited-style-name="Visited_20_Internet_20_Link"><text:span text:style-name="T11">that's right now in this configuration, but I also need to make sure that</text:span></text:a><text:span text:style-name="T12"> </text:span><text:a xlink:type="simple" xlink:href="https://app.pluralsight.com/course-player?clipId=a26cfcd6-7693-49b7-8afb-0340d4355b50&amp;startTime=172.09" office:target-frame-name="psplayer" xlink:show="replace" text:style-name="Internet_20_link" text:visited-style-name="Visited_20_Internet_20_Link"><text:span text:style-name="T11">they're set on boot, and we can do that here on lines 31 through 34 with</text:span></text:a><text:span text:style-name="T12"> </text:span><text:a xlink:type="simple" xlink:href="https://app.pluralsight.com/course-player?clipId=a26cfcd6-7693-49b7-8afb-0340d4355b50&amp;startTime=176.68" office:target-frame-name="psplayer" xlink:show="replace" text:style-name="Internet_20_link" text:visited-style-name="Visited_20_Internet_20_Link"><text:span text:style-name="T11">this here doc, and that's going to write the appropriate information into</text:span></text:a><text:span text:style-name="T12"> </text:span><text:a xlink:type="simple" xlink:href="https://app.pluralsight.com/course-player?clipId=a26cfcd6-7693-49b7-8afb-0340d4355b50&amp;startTime=179.98" office:target-frame-name="psplayer" xlink:show="replace" text:style-name="Internet_20_link" text:visited-style-name="Visited_20_Internet_20_Link"><text:span text:style-name="T11">the modules‑load.d directory in etcd.</text:span></text:a><text:span text:style-name="T12"> </text:span><text:a xlink:type="simple" xlink:href="https://app.pluralsight.com/course-player?clipId=a26cfcd6-7693-49b7-8afb-0340d4355b50&amp;startTime=182.99" office:target-frame-name="psplayer" xlink:show="replace" text:style-name="Internet_20_link" text:visited-style-name="Visited_20_Internet_20_Link"><text:span text:style-name="T11">So we'll run that code there, and it'll create that file in</text:span></text:a><text:span text:style-name="T12"> </text:span><text:a xlink:type="simple" xlink:href="https://app.pluralsight.com/course-player?clipId=a26cfcd6-7693-49b7-8afb-0340d4355b50&amp;startTime=185.53" office:target-frame-name="psplayer" xlink:show="replace" text:style-name="Internet_20_link" text:visited-style-name="Visited_20_Internet_20_Link"><text:span text:style-name="T11">the appropriate directory to ensure that these modules get</text:span></text:a><text:span text:style-name="T12"> </text:span><text:a xlink:type="simple" xlink:href="https://app.pluralsight.com/course-player?clipId=a26cfcd6-7693-49b7-8afb-0340d4355b50&amp;startTime=188.84" office:target-frame-name="psplayer" xlink:show="replace" text:style-name="Internet_20_link" text:visited-style-name="Visited_20_Internet_20_Link"><text:span text:style-name="T11">loaded when the system reboots.</text:span></text:a><text:span text:style-name="T12"> </text:span><text:a xlink:type="simple" xlink:href="https://app.pluralsight.com/course-player?clipId=a26cfcd6-7693-49b7-8afb-0340d4355b50&amp;startTime=191.74" office:target-frame-name="psplayer" xlink:show="replace" text:style-name="Internet_20_link" text:visited-style-name="Visited_20_Internet_20_Link"><text:span text:style-name="T11">We also need to configure some sysctl parameters. And again, we want to</text:span></text:a><text:span text:style-name="T12"> </text:span><text:a xlink:type="simple" xlink:href="https://app.pluralsight.com/course-player?clipId=a26cfcd6-7693-49b7-8afb-0340d4355b50&amp;startTime=195.76" office:target-frame-name="psplayer" xlink:show="replace" text:style-name="Internet_20_link" text:visited-style-name="Visited_20_Internet_20_Link"><text:span text:style-name="T11">make sure that those persist across reboot, and so we'll grab this here</text:span></text:a><text:span text:style-name="T12"> </text:span><text:a xlink:type="simple" xlink:href="https://app.pluralsight.com/course-player?clipId=a26cfcd6-7693-49b7-8afb-0340d4355b50&amp;startTime=199.48" office:target-frame-name="psplayer" xlink:show="replace" text:style-name="Internet_20_link" text:visited-style-name="Visited_20_Internet_20_Link"><text:span text:style-name="T11">doc here from lines 38 to 42, run that code, and it's going to write</text:span></text:a><text:span text:style-name="T12"> </text:span><text:a xlink:type="simple" xlink:href="https://app.pluralsight.com/course-player?clipId=a26cfcd6-7693-49b7-8afb-0340d4355b50&amp;startTime=204.43" office:target-frame-name="psplayer" xlink:show="replace" text:style-name="Internet_20_link" text:visited-style-name="Visited_20_Internet_20_Link"><text:span text:style-name="T11">the appropriate sysctl parameters into /etc/sysctl.d in the file</text:span></text:a><text:span text:style-name="T12"> </text:span><text:a xlink:type="simple" xlink:href="https://app.pluralsight.com/course-player?clipId=a26cfcd6-7693-49b7-8afb-0340d4355b50&amp;startTime=210.67" office:target-frame-name="psplayer" xlink:show="replace" text:style-name="Internet_20_link" text:visited-style-name="Visited_20_Internet_20_Link"><text:span text:style-name="T11">99‑kubernetes‑cri.conf. With that file created, we can then apply that</text:span></text:a><text:span text:style-name="T12"> </text:span><text:a xlink:type="simple" xlink:href="https://app.pluralsight.com/course-player?clipId=a26cfcd6-7693-49b7-8afb-0340d4355b50&amp;startTime=216.15" office:target-frame-name="psplayer" xlink:show="replace" text:style-name="Internet_20_link" text:visited-style-name="Visited_20_Internet_20_Link"><text:span text:style-name="T11">configuration with the code on line 46 here, so sudo sysctl, space,</text:span></text:a><text:span text:style-name="T12"> </text:span><text:a xlink:type="simple" xlink:href="https://app.pluralsight.com/course-player?clipId=a26cfcd6-7693-49b7-8afb-0340d4355b50&amp;startTime=221.17" office:target-frame-name="psplayer" xlink:show="replace" text:style-name="Internet_20_link" text:visited-style-name="Visited_20_Internet_20_Link"><text:span text:style-name="T11">‑‑system.</text:span></text:a><text:span text:style-name="T12"> </text:span><text:a xlink:type="simple" xlink:href="https://app.pluralsight.com/course-player?clipId=a26cfcd6-7693-49b7-8afb-0340d4355b50&amp;startTime=222.74" office:target-frame-name="psplayer" xlink:show="replace" text:style-name="Internet_20_link" text:visited-style-name="Visited_20_Internet_20_Link"><text:span text:style-name="T11">Now those configurations that were in that file are applied to</text:span></text:a><text:span text:style-name="T12"> </text:span><text:a xlink:type="simple" xlink:href="https://app.pluralsight.com/course-player?clipId=a26cfcd6-7693-49b7-8afb-0340d4355b50&amp;startTime=226.5" office:target-frame-name="psplayer" xlink:show="replace" text:style-name="Internet_20_link" text:visited-style-name="Visited_20_Internet_20_Link"><text:span text:style-name="T11">the running system. With those configuration prerequisites</text:span></text:a><text:span text:style-name="T12"> </text:span><text:a xlink:type="simple" xlink:href="https://app.pluralsight.com/course-player?clipId=a26cfcd6-7693-49b7-8afb-0340d4355b50&amp;startTime=230.22" office:target-frame-name="psplayer" xlink:show="replace" text:style-name="Internet_20_link" text:visited-style-name="Visited_20_Internet_20_Link"><text:span text:style-name="T11">complete, both the modules and the sysctl parameters set, it's</text:span></text:a><text:span text:style-name="T12"> </text:span><text:a xlink:type="simple" xlink:href="https://app.pluralsight.com/course-player?clipId=a26cfcd6-7693-49b7-8afb-0340d4355b50&amp;startTime=233.99" office:target-frame-name="psplayer" xlink:show="replace" text:style-name="Internet_20_link" text:visited-style-name="Visited_20_Internet_20_Link"><text:span text:style-name="T11">now time to install containerd.</text:span></text:a><text:span text:style-name="T12"> </text:span><text:a xlink:type="simple" xlink:href="https://app.pluralsight.com/course-player?clipId=a26cfcd6-7693-49b7-8afb-0340d4355b50&amp;startTime=237.24" office:target-frame-name="psplayer" xlink:show="replace" text:style-name="Internet_20_link" text:visited-style-name="Visited_20_Internet_20_Link"><text:span text:style-name="T11">We'll make sure we have an up‑to‑date package list, and we can do that</text:span></text:a><text:span text:style-name="T12"> </text:span><text:a xlink:type="simple" xlink:href="https://app.pluralsight.com/course-player?clipId=a26cfcd6-7693-49b7-8afb-0340d4355b50&amp;startTime=240.13" office:target-frame-name="psplayer" xlink:show="replace" text:style-name="Internet_20_link" text:visited-style-name="Visited_20_Internet_20_Link"><text:span text:style-name="T11">with the code on line 50 here, sudo apt‑get update.</text:span></text:a><text:span text:style-name="T12"> </text:span><text:a xlink:type="simple" xlink:href="https://app.pluralsight.com/course-player?clipId=a26cfcd6-7693-49b7-8afb-0340d4355b50&amp;startTime=244.04" office:target-frame-name="psplayer" xlink:show="replace" text:style-name="Internet_20_link" text:visited-style-name="Visited_20_Internet_20_Link"><text:span text:style-name="T11">Once we have the updated package list,</text:span></text:a><text:span text:style-name="T12"> </text:span><text:a xlink:type="simple" xlink:href="https://app.pluralsight.com/course-player?clipId=a26cfcd6-7693-49b7-8afb-0340d4355b50&amp;startTime=245.6" office:target-frame-name="psplayer" xlink:show="replace" text:style-name="Internet_20_link" text:visited-style-name="Visited_20_Internet_20_Link"><text:span text:style-name="T11">we could install containerd. And the code to do that is on</text:span></text:a><text:span text:style-name="T12"> </text:span><text:a xlink:type="simple" xlink:href="https://app.pluralsight.com/course-player?clipId=a26cfcd6-7693-49b7-8afb-0340d4355b50&amp;startTime=248.32" office:target-frame-name="psplayer" xlink:show="replace" text:style-name="Internet_20_link" text:visited-style-name="Visited_20_Internet_20_Link"><text:span text:style-name="T11">line 51, sudo apt‑get install ‑y containerd.</text:span></text:a><text:span text:style-name="T12"> </text:span><text:a xlink:type="simple" xlink:href="https://app.pluralsight.com/course-player?clipId=a26cfcd6-7693-49b7-8afb-0340d4355b50&amp;startTime=252.84" office:target-frame-name="psplayer" xlink:show="replace" text:style-name="Internet_20_link" text:visited-style-name="Visited_20_Internet_20_Link"><text:span text:style-name="T11">Run that code, and that's going to install containerd for us on this system.</text:span></text:a><text:span text:style-name="T12"> </text:span><text:a xlink:type="simple" xlink:href="https://app.pluralsight.com/course-player?clipId=a26cfcd6-7693-49b7-8afb-0340d4355b50&amp;startTime=256.94" office:target-frame-name="psplayer" xlink:show="replace" text:style-name="Internet_20_link" text:visited-style-name="Visited_20_Internet_20_Link"><text:span text:style-name="T11">Now with containerd installed,</text:span></text:a><text:span text:style-name="T12"> </text:span><text:a xlink:type="simple" xlink:href="https://app.pluralsight.com/course-player?clipId=a26cfcd6-7693-49b7-8afb-0340d4355b50&amp;startTime=258.38" office:target-frame-name="psplayer" xlink:show="replace" text:style-name="Internet_20_link" text:visited-style-name="Visited_20_Internet_20_Link"><text:span text:style-name="T11">we need to apply some configuration specific to containerd, and we'll do that</text:span></text:a><text:span text:style-name="T12"> </text:span><text:a xlink:type="simple" xlink:href="https://app.pluralsight.com/course-player?clipId=a26cfcd6-7693-49b7-8afb-0340d4355b50&amp;startTime=263.7" office:target-frame-name="psplayer" xlink:show="replace" text:style-name="Internet_20_link" text:visited-style-name="Visited_20_Internet_20_Link"><text:span text:style-name="T11">with the code here on line 55 and 56. First up, we'll create a directory for a</text:span></text:a><text:span text:style-name="T12"> </text:span><text:a xlink:type="simple" xlink:href="https://app.pluralsight.com/course-player?clipId=a26cfcd6-7693-49b7-8afb-0340d4355b50&amp;startTime=270.01" office:target-frame-name="psplayer" xlink:show="replace" text:style-name="Internet_20_link" text:visited-style-name="Visited_20_Internet_20_Link"><text:span text:style-name="T11">containerd configuration file to live in, and on line 55 we have mkdir ‑p</text:span></text:a><text:span text:style-name="T12"> </text:span><text:a xlink:type="simple" xlink:href="https://app.pluralsight.com/course-player?clipId=a26cfcd6-7693-49b7-8afb-0340d4355b50&amp;startTime=275.16" office:target-frame-name="psplayer" xlink:show="replace" text:style-name="Internet_20_link" text:visited-style-name="Visited_20_Internet_20_Link"><text:span text:style-name="T11">/etc/containerd to make that directory.</text:span></text:a><text:span text:style-name="T12"> </text:span><text:a xlink:type="simple" xlink:href="https://app.pluralsight.com/course-player?clipId=a26cfcd6-7693-49b7-8afb-0340d4355b50&amp;startTime=278.64" office:target-frame-name="psplayer" xlink:show="replace" text:style-name="Internet_20_link" text:visited-style-name="Visited_20_Internet_20_Link"><text:span text:style-name="T11">Now on line 56 here, we can use the containerd command to</text:span></text:a><text:span text:style-name="T12"> </text:span><text:a xlink:type="simple" xlink:href="https://app.pluralsight.com/course-player?clipId=a26cfcd6-7693-49b7-8afb-0340d4355b50&amp;startTime=282.54" office:target-frame-name="psplayer" xlink:show="replace" text:style-name="Internet_20_link" text:visited-style-name="Visited_20_Internet_20_Link"><text:span text:style-name="T11">generate a default configuration file.</text:span></text:a><text:span text:style-name="T12"> </text:span><text:a xlink:type="simple" xlink:href="https://app.pluralsight.com/course-player?clipId=a26cfcd6-7693-49b7-8afb-0340d4355b50&amp;startTime=285.45" office:target-frame-name="psplayer" xlink:show="replace" text:style-name="Internet_20_link" text:visited-style-name="Visited_20_Internet_20_Link"><text:span text:style-name="T11">So there we see sudo containerd config default.</text:span></text:a><text:span text:style-name="T12"> </text:span><text:a xlink:type="simple" xlink:href="https://app.pluralsight.com/course-player?clipId=a26cfcd6-7693-49b7-8afb-0340d4355b50&amp;startTime=288.88" office:target-frame-name="psplayer" xlink:show="replace" text:style-name="Internet_20_link" text:visited-style-name="Visited_20_Internet_20_Link"><text:span text:style-name="T11">That's going to generate a default configuration file. We're going to</text:span></text:a><text:span text:style-name="T12"> </text:span><text:a xlink:type="simple" xlink:href="https://app.pluralsight.com/course-player?clipId=a26cfcd6-7693-49b7-8afb-0340d4355b50&amp;startTime=291.87" office:target-frame-name="psplayer" xlink:show="replace" text:style-name="Internet_20_link" text:visited-style-name="Visited_20_Internet_20_Link"><text:span text:style-name="T11">pipe that output into sudo tee and write that output into /etc</text:span></text:a><text:span text:style-name="T12"> </text:span><text:a xlink:type="simple" xlink:href="https://app.pluralsight.com/course-player?clipId=a26cfcd6-7693-49b7-8afb-0340d4355b50&amp;startTime=296.85" office:target-frame-name="psplayer" xlink:show="replace" text:style-name="Internet_20_link" text:visited-style-name="Visited_20_Internet_20_Link"><text:span text:style-name="T11">/containerd/config.toml, and inside that configuration file will be the</text:span></text:a><text:span text:style-name="T12"> </text:span><text:a xlink:type="simple" xlink:href="https://app.pluralsight.com/course-player?clipId=a26cfcd6-7693-49b7-8afb-0340d4355b50&amp;startTime=302.73" office:target-frame-name="psplayer" xlink:show="replace" text:style-name="Internet_20_link" text:visited-style-name="Visited_20_Internet_20_Link"><text:span text:style-name="T11">configuration attributes for containerd.</text:span></text:a><text:span text:style-name="T12"> </text:span><text:a xlink:type="simple" xlink:href="https://app.pluralsight.com/course-player?clipId=a26cfcd6-7693-49b7-8afb-0340d4355b50&amp;startTime=305.54" office:target-frame-name="psplayer" xlink:show="replace" text:style-name="Internet_20_link" text:visited-style-name="Visited_20_Internet_20_Link"><text:span text:style-name="T11">We're pretty good with the default except for one change. We need to</text:span></text:a><text:span text:style-name="T12"> </text:span><text:a xlink:type="simple" xlink:href="https://app.pluralsight.com/course-player?clipId=a26cfcd6-7693-49b7-8afb-0340d4355b50&amp;startTime=309.02" office:target-frame-name="psplayer" xlink:show="replace" text:style-name="Internet_20_link" text:visited-style-name="Visited_20_Internet_20_Link"><text:span text:style-name="T11">change the cgroup driver of containerd to systemd,</text:span></text:a><text:span text:style-name="T12"> </text:span><text:a xlink:type="simple" xlink:href="https://app.pluralsight.com/course-player?clipId=a26cfcd6-7693-49b7-8afb-0340d4355b50&amp;startTime=313.52" office:target-frame-name="psplayer" xlink:show="replace" text:style-name="Internet_20_link" text:visited-style-name="Visited_20_Internet_20_Link"><text:span text:style-name="T11">which is required for our kubelet, and we'll look at how</text:span></text:a><text:span text:style-name="T12"> </text:span><text:a xlink:type="simple" xlink:href="https://app.pluralsight.com/course-player?clipId=a26cfcd6-7693-49b7-8afb-0340d4355b50&amp;startTime=316.49" office:target-frame-name="psplayer" xlink:show="replace" text:style-name="Internet_20_link" text:visited-style-name="Visited_20_Internet_20_Link"><text:span text:style-name="T11">to configure the kubelet in </text:span></text:a><text:soft-page-break/><text:a xlink:type="simple" xlink:href="https://app.pluralsight.com/course-player?clipId=a26cfcd6-7693-49b7-8afb-0340d4355b50&amp;startTime=316.49" office:target-frame-name="psplayer" xlink:show="replace" text:style-name="Internet_20_link" text:visited-style-name="Visited_20_Internet_20_Link"><text:span text:style-name="T11">the next demonstration a</text:span></text:a><text:span text:style-name="T12"> </text:span><text:a xlink:type="simple" xlink:href="https://app.pluralsight.com/course-player?clipId=a26cfcd6-7693-49b7-8afb-0340d4355b50&amp;startTime=320.19" office:target-frame-name="psplayer" xlink:show="replace" text:style-name="Internet_20_link" text:visited-style-name="Visited_20_Internet_20_Link"><text:span text:style-name="T11">little bit later in the course.</text:span></text:a><text:span text:style-name="T12"> </text:span><text:a xlink:type="simple" xlink:href="https://app.pluralsight.com/course-player?clipId=a26cfcd6-7693-49b7-8afb-0340d4355b50&amp;startTime=321.84" office:target-frame-name="psplayer" xlink:show="replace" text:style-name="Internet_20_link" text:visited-style-name="Visited_20_Internet_20_Link"><text:span text:style-name="T11">And what we're going to do here is grab the text here on lines 68 and 69,</text:span></text:a><text:span text:style-name="T12"> </text:span><text:a xlink:type="simple" xlink:href="https://app.pluralsight.com/course-player?clipId=a26cfcd6-7693-49b7-8afb-0340d4355b50&amp;startTime=326.15" office:target-frame-name="psplayer" xlink:show="replace" text:style-name="Internet_20_link" text:visited-style-name="Visited_20_Internet_20_Link"><text:span text:style-name="T11">that's our cgroup driver configuration, and copy that into our clipboard,</text:span></text:a><text:span text:style-name="T12"> </text:span><text:a xlink:type="simple" xlink:href="https://app.pluralsight.com/course-player?clipId=a26cfcd6-7693-49b7-8afb-0340d4355b50&amp;startTime=330.44" office:target-frame-name="psplayer" xlink:show="replace" text:style-name="Internet_20_link" text:visited-style-name="Visited_20_Internet_20_Link"><text:span text:style-name="T11">and then open up the config.toml file in vim, and we're going to look for</text:span></text:a><text:span text:style-name="T12"> </text:span><text:a xlink:type="simple" xlink:href="https://app.pluralsight.com/course-player?clipId=a26cfcd6-7693-49b7-8afb-0340d4355b50&amp;startTime=334.71" office:target-frame-name="psplayer" xlink:show="replace" text:style-name="Internet_20_link" text:visited-style-name="Visited_20_Internet_20_Link"><text:span text:style-name="T11">the string that we have on line 65 there, and it ends in</text:span></text:a><text:span text:style-name="T12"> </text:span><text:a xlink:type="simple" xlink:href="https://app.pluralsight.com/course-player?clipId=a26cfcd6-7693-49b7-8afb-0340d4355b50&amp;startTime=337.55" office:target-frame-name="psplayer" xlink:show="replace" text:style-name="Internet_20_link" text:visited-style-name="Visited_20_Internet_20_Link"><text:span text:style-name="T11">containerd.runtimes.runc. And below that, we're going to paste in this</text:span></text:a><text:span text:style-name="T12"> </text:span><text:a xlink:type="simple" xlink:href="https://app.pluralsight.com/course-player?clipId=a26cfcd6-7693-49b7-8afb-0340d4355b50&amp;startTime=342.18" office:target-frame-name="psplayer" xlink:show="replace" text:style-name="Internet_20_link" text:visited-style-name="Visited_20_Internet_20_Link"><text:span text:style-name="T11">text from 68 and 69 in that file.</text:span></text:a><text:span text:style-name="T12"> </text:span><text:a xlink:type="simple" xlink:href="https://app.pluralsight.com/course-player?clipId=a26cfcd6-7693-49b7-8afb-0340d4355b50&amp;startTime=345.18" office:target-frame-name="psplayer" xlink:show="replace" text:style-name="Internet_20_link" text:visited-style-name="Visited_20_Internet_20_Link"><text:span text:style-name="T11">So let's go ahead and find that information in our config file.</text:span></text:a><text:span text:style-name="T12"> </text:span><text:a xlink:type="simple" xlink:href="https://app.pluralsight.com/course-player?clipId=a26cfcd6-7693-49b7-8afb-0340d4355b50&amp;startTime=350.04" office:target-frame-name="psplayer" xlink:show="replace" text:style-name="Internet_20_link" text:visited-style-name="Visited_20_Internet_20_Link"><text:span text:style-name="T11">So jumping down to the bottom here,</text:span></text:a><text:span text:style-name="T12"> </text:span><text:a xlink:type="simple" xlink:href="https://app.pluralsight.com/course-player?clipId=a26cfcd6-7693-49b7-8afb-0340d4355b50&amp;startTime=351.94" office:target-frame-name="psplayer" xlink:show="replace" text:style-name="Internet_20_link" text:visited-style-name="Visited_20_Internet_20_Link"><text:span text:style-name="T11">I'm going to look for containerd.runtimes.runc. Once I find that line,</text:span></text:a><text:span text:style-name="T12"> </text:span><text:a xlink:type="simple" xlink:href="https://app.pluralsight.com/course-player?clipId=a26cfcd6-7693-49b7-8afb-0340d4355b50&amp;startTime=357.84" office:target-frame-name="psplayer" xlink:show="replace" text:style-name="Internet_20_link" text:visited-style-name="Visited_20_Internet_20_Link"><text:span text:style-name="T11">here we go. I'm going to add a new line and drop in that</text:span></text:a><text:span text:style-name="T12"> </text:span><text:a xlink:type="simple" xlink:href="https://app.pluralsight.com/course-player?clipId=a26cfcd6-7693-49b7-8afb-0340d4355b50&amp;startTime=362.91" office:target-frame-name="psplayer" xlink:show="replace" text:style-name="Internet_20_link" text:visited-style-name="Visited_20_Internet_20_Link"><text:span text:style-name="T11">text that I copied from lines 68 and 69.</text:span></text:a><text:span text:style-name="T12"> </text:span><text:a xlink:type="simple" xlink:href="https://app.pluralsight.com/course-player?clipId=a26cfcd6-7693-49b7-8afb-0340d4355b50&amp;startTime=365.94" office:target-frame-name="psplayer" xlink:show="replace" text:style-name="Internet_20_link" text:visited-style-name="Visited_20_Internet_20_Link"><text:span text:style-name="T11">And so there we can see I added that configuration into the configuration file,</text:span></text:a><text:span text:style-name="T12"> </text:span><text:a xlink:type="simple" xlink:href="https://app.pluralsight.com/course-player?clipId=a26cfcd6-7693-49b7-8afb-0340d4355b50&amp;startTime=370.54" office:target-frame-name="psplayer" xlink:show="replace" text:style-name="Internet_20_link" text:visited-style-name="Visited_20_Internet_20_Link"><text:span text:style-name="T11">and we're going to write that out and save it. With that written out, let's go</text:span></text:a><text:span text:style-name="T12"> </text:span><text:a xlink:type="simple" xlink:href="https://app.pluralsight.com/course-player?clipId=a26cfcd6-7693-49b7-8afb-0340d4355b50&amp;startTime=374.3" office:target-frame-name="psplayer" xlink:show="replace" text:style-name="Internet_20_link" text:visited-style-name="Visited_20_Internet_20_Link"><text:span text:style-name="T11">ahead and restart containerd, and we can do that with sudo systemctl restart</text:span></text:a><text:span text:style-name="T12"> </text:span><text:a xlink:type="simple" xlink:href="https://app.pluralsight.com/course-player?clipId=a26cfcd6-7693-49b7-8afb-0340d4355b50&amp;startTime=379.55" office:target-frame-name="psplayer" xlink:show="replace" text:style-name="Internet_20_link" text:visited-style-name="Visited_20_Internet_20_Link"><text:span text:style-name="T11">containerd to make that configuration change for containerd part of the running configuration for containerd.</text:span></text:a></text:p>
      <text:h text:style-name="P3" text:outline-level="3"><text:a xlink:type="simple" xlink:href="https://app.pluralsight.com/course-player?clipId=1dbc3f75-0ea0-43eb-9f63-55df080260c6" office:target-frame-name="psplayer" xlink:show="replace" text:style-name="Internet_20_link" text:visited-style-name="Visited_20_Internet_20_Link"><text:span text:style-name="T11">Demo: Installing and Configuring Kubernetes Packages</text:span></text:a></text:h>
      <text:p text:style-name="P5"><text:a xlink:type="simple" xlink:href="https://app.pluralsight.com/course-player?clipId=1dbc3f75-0ea0-43eb-9f63-55df080260c6&amp;startTime=1.14" office:target-frame-name="psplayer" xlink:show="replace" text:style-name="Internet_20_link" text:visited-style-name="Visited_20_Internet_20_Link"><text:span text:style-name="T11">With containerd installed and configured,</text:span></text:a><text:span text:style-name="T12"> </text:span><text:a xlink:type="simple" xlink:href="https://app.pluralsight.com/course-player?clipId=1dbc3f75-0ea0-43eb-9f63-55df080260c6&amp;startTime=3.34" office:target-frame-name="psplayer" xlink:show="replace" text:style-name="Internet_20_link" text:visited-style-name="Visited_20_Internet_20_Link"><text:span text:style-name="T11">now it's time to move forward and install the Kubernetes packages kubeadm,</text:span></text:a><text:span text:style-name="T12"> </text:span><text:a xlink:type="simple" xlink:href="https://app.pluralsight.com/course-player?clipId=1dbc3f75-0ea0-43eb-9f63-55df080260c6&amp;startTime=7.81" office:target-frame-name="psplayer" xlink:show="replace" text:style-name="Internet_20_link" text:visited-style-name="Visited_20_Internet_20_Link"><text:span text:style-name="T11">kubelet, and kubectl,</text:span></text:a><text:span text:style-name="T12"> </text:span><text:a xlink:type="simple" xlink:href="https://app.pluralsight.com/course-player?clipId=1dbc3f75-0ea0-43eb-9f63-55df080260c6&amp;startTime=9.57" office:target-frame-name="psplayer" xlink:show="replace" text:style-name="Internet_20_link" text:visited-style-name="Visited_20_Internet_20_Link"><text:span text:style-name="T11">and the first part of that process is to add Google's apt repository GPG</text:span></text:a><text:span text:style-name="T12"> </text:span><text:a xlink:type="simple" xlink:href="https://app.pluralsight.com/course-player?clipId=1dbc3f75-0ea0-43eb-9f63-55df080260c6&amp;startTime=14.66" office:target-frame-name="psplayer" xlink:show="replace" text:style-name="Internet_20_link" text:visited-style-name="Visited_20_Internet_20_Link"><text:span text:style-name="T11">key to our system so that we can trust that repository.</text:span></text:a><text:span text:style-name="T12"> </text:span><text:a xlink:type="simple" xlink:href="https://app.pluralsight.com/course-player?clipId=1dbc3f75-0ea0-43eb-9f63-55df080260c6&amp;startTime=18.54" office:target-frame-name="psplayer" xlink:show="replace" text:style-name="Internet_20_link" text:visited-style-name="Visited_20_Internet_20_Link"><text:span text:style-name="T11">The next step then is to add the Kubernetes apt</text:span></text:a><text:span text:style-name="T12"> </text:span><text:a xlink:type="simple" xlink:href="https://app.pluralsight.com/course-player?clipId=1dbc3f75-0ea0-43eb-9f63-55df080260c6&amp;startTime=21.61" office:target-frame-name="psplayer" xlink:show="replace" text:style-name="Internet_20_link" text:visited-style-name="Visited_20_Internet_20_Link"><text:span text:style-name="T11">repository to our local repositories list,</text:span></text:a><text:span text:style-name="T12"> </text:span><text:a xlink:type="simple" xlink:href="https://app.pluralsight.com/course-player?clipId=1dbc3f75-0ea0-43eb-9f63-55df080260c6&amp;startTime=24.4" office:target-frame-name="psplayer" xlink:show="replace" text:style-name="Internet_20_link" text:visited-style-name="Visited_20_Internet_20_Link"><text:span text:style-name="T11">and we can do that with the heredoc that's on lines 86 through 88.</text:span></text:a><text:span text:style-name="T12"> </text:span><text:a xlink:type="simple" xlink:href="https://app.pluralsight.com/course-player?clipId=1dbc3f75-0ea0-43eb-9f63-55df080260c6&amp;startTime=28.89" office:target-frame-name="psplayer" xlink:show="replace" text:style-name="Internet_20_link" text:visited-style-name="Visited_20_Internet_20_Link"><text:span text:style-name="T11">Run that code together,</text:span></text:a><text:span text:style-name="T12"> </text:span><text:a xlink:type="simple" xlink:href="https://app.pluralsight.com/course-player?clipId=1dbc3f75-0ea0-43eb-9f63-55df080260c6&amp;startTime=30" office:target-frame-name="psplayer" xlink:show="replace" text:style-name="Internet_20_link" text:visited-style-name="Visited_20_Internet_20_Link"><text:span text:style-name="T11">and that's going to configure that local apt</text:span></text:a><text:span text:style-name="T12"> </text:span><text:a xlink:type="simple" xlink:href="https://app.pluralsight.com/course-player?clipId=1dbc3f75-0ea0-43eb-9f63-55df080260c6&amp;startTime=32.98" office:target-frame-name="psplayer" xlink:show="replace" text:style-name="Internet_20_link" text:visited-style-name="Visited_20_Internet_20_Link"><text:span text:style-name="T11">repository on our local system here.</text:span></text:a><text:span text:style-name="T12"> </text:span><text:a xlink:type="simple" xlink:href="https://app.pluralsight.com/course-player?clipId=1dbc3f75-0ea0-43eb-9f63-55df080260c6&amp;startTime=35.43" office:target-frame-name="psplayer" xlink:show="replace" text:style-name="Internet_20_link" text:visited-style-name="Visited_20_Internet_20_Link"><text:span text:style-name="T11">With that new repository added,</text:span></text:a><text:span text:style-name="T12"> </text:span><text:a xlink:type="simple" xlink:href="https://app.pluralsight.com/course-player?clipId=1dbc3f75-0ea0-43eb-9f63-55df080260c6&amp;startTime=37.75" office:target-frame-name="psplayer" xlink:show="replace" text:style-name="Internet_20_link" text:visited-style-name="Visited_20_Internet_20_Link"><text:span text:style-name="T11">we're going to want to update the package metadata information</text:span></text:a><text:span text:style-name="T12"> </text:span><text:a xlink:type="simple" xlink:href="https://app.pluralsight.com/course-player?clipId=1dbc3f75-0ea0-43eb-9f63-55df080260c6&amp;startTime=40.66" office:target-frame-name="psplayer" xlink:show="replace" text:style-name="Internet_20_link" text:visited-style-name="Visited_20_Internet_20_Link"><text:span text:style-name="T11">for our system so that we can get the package information from</text:span></text:a><text:span text:style-name="T12"> </text:span><text:a xlink:type="simple" xlink:href="https://app.pluralsight.com/course-player?clipId=1dbc3f75-0ea0-43eb-9f63-55df080260c6&amp;startTime=43.34" office:target-frame-name="psplayer" xlink:show="replace" text:style-name="Internet_20_link" text:visited-style-name="Visited_20_Internet_20_Link"><text:span text:style-name="T11">that newly added repository, and we can do that with sudo apt‑get update.</text:span></text:a><text:span text:style-name="T12"> </text:span><text:a xlink:type="simple" xlink:href="https://app.pluralsight.com/course-player?clipId=1dbc3f75-0ea0-43eb-9f63-55df080260c6&amp;startTime=48.74" office:target-frame-name="psplayer" xlink:show="replace" text:style-name="Internet_20_link" text:visited-style-name="Visited_20_Internet_20_Link"><text:span text:style-name="T11">Now let's take a peek at what's available to us to</text:span></text:a><text:span text:style-name="T12"> </text:span><text:a xlink:type="simple" xlink:href="https://app.pluralsight.com/course-player?clipId=1dbc3f75-0ea0-43eb-9f63-55df080260c6&amp;startTime=52.16" office:target-frame-name="psplayer" xlink:show="replace" text:style-name="Internet_20_link" text:visited-style-name="Visited_20_Internet_20_Link"><text:span text:style-name="T11">install from that new repository,</text:span></text:a><text:span text:style-name="T12"> </text:span><text:a xlink:type="simple" xlink:href="https://app.pluralsight.com/course-player?clipId=1dbc3f75-0ea0-43eb-9f63-55df080260c6&amp;startTime=55.94" office:target-frame-name="psplayer" xlink:show="replace" text:style-name="Internet_20_link" text:visited-style-name="Visited_20_Internet_20_Link"><text:span text:style-name="T11">and I want to look at the kubelet packages to see the different</text:span></text:a><text:span text:style-name="T12"> </text:span><text:a xlink:type="simple" xlink:href="https://app.pluralsight.com/course-player?clipId=1dbc3f75-0ea0-43eb-9f63-55df080260c6&amp;startTime=58.83" office:target-frame-name="psplayer" xlink:show="replace" text:style-name="Internet_20_link" text:visited-style-name="Visited_20_Internet_20_Link"><text:span text:style-name="T11">versions of the kubelet that are available.</text:span></text:a><text:span text:style-name="T12"> </text:span><text:a xlink:type="simple" xlink:href="https://app.pluralsight.com/course-player?clipId=1dbc3f75-0ea0-43eb-9f63-55df080260c6&amp;startTime=60.62" office:target-frame-name="psplayer" xlink:show="replace" text:style-name="Internet_20_link" text:visited-style-name="Visited_20_Internet_20_Link"><text:span text:style-name="T11">And I could do that with apt‑cache policy and then</text:span></text:a><text:span text:style-name="T12"> </text:span><text:a xlink:type="simple" xlink:href="https://app.pluralsight.com/course-player?clipId=1dbc3f75-0ea0-43eb-9f63-55df080260c6&amp;startTime=63.25" office:target-frame-name="psplayer" xlink:show="replace" text:style-name="Internet_20_link" text:visited-style-name="Visited_20_Internet_20_Link"><text:span text:style-name="T11">specifying the package in kubelet.</text:span></text:a><text:span text:style-name="T12"> </text:span><text:a xlink:type="simple" xlink:href="https://app.pluralsight.com/course-player?clipId=1dbc3f75-0ea0-43eb-9f63-55df080260c6&amp;startTime=65.2" office:target-frame-name="psplayer" xlink:show="replace" text:style-name="Internet_20_link" text:visited-style-name="Visited_20_Internet_20_Link"><text:span text:style-name="T11">I want to pipe that into head and limit that to 20 lines of output.</text:span></text:a><text:span text:style-name="T12"> </text:span><text:a xlink:type="simple" xlink:href="https://app.pluralsight.com/course-player?clipId=1dbc3f75-0ea0-43eb-9f63-55df080260c6&amp;startTime=68.86" office:target-frame-name="psplayer" xlink:show="replace" text:style-name="Internet_20_link" text:visited-style-name="Visited_20_Internet_20_Link"><text:span text:style-name="T11">In the output at the bottom here,</text:span></text:a><text:span text:style-name="T12"> </text:span><text:a xlink:type="simple" xlink:href="https://app.pluralsight.com/course-player?clipId=1dbc3f75-0ea0-43eb-9f63-55df080260c6&amp;startTime=70.39" office:target-frame-name="psplayer" xlink:show="replace" text:style-name="Internet_20_link" text:visited-style-name="Visited_20_Internet_20_Link"><text:span text:style-name="T11">we can see the different versions of the kubelet that are</text:span></text:a><text:span text:style-name="T12"> </text:span><text:a xlink:type="simple" xlink:href="https://app.pluralsight.com/course-player?clipId=1dbc3f75-0ea0-43eb-9f63-55df080260c6&amp;startTime=73.45" office:target-frame-name="psplayer" xlink:show="replace" text:style-name="Internet_20_link" text:visited-style-name="Visited_20_Internet_20_Link"><text:span text:style-name="T11">available as packages in the repository.</text:span></text:a><text:span text:style-name="T12"> </text:span><text:a xlink:type="simple" xlink:href="https://app.pluralsight.com/course-player?clipId=1dbc3f75-0ea0-43eb-9f63-55df080260c6&amp;startTime=75.56" office:target-frame-name="psplayer" xlink:show="replace" text:style-name="Internet_20_link" text:visited-style-name="Visited_20_Internet_20_Link"><text:span text:style-name="T11">So there we see 1.20.2‑00, 1.20.1‑00.</text:span></text:a><text:span text:style-name="T12"> </text:span><text:a xlink:type="simple" xlink:href="https://app.pluralsight.com/course-player?clipId=1dbc3f75-0ea0-43eb-9f63-55df080260c6&amp;startTime=81.45" office:target-frame-name="psplayer" xlink:show="replace" text:style-name="Internet_20_link" text:visited-style-name="Visited_20_Internet_20_Link"><text:span text:style-name="T11">And so those are all the different versions of the kubelet</text:span></text:a><text:span text:style-name="T12"> </text:span><text:a xlink:type="simple" xlink:href="https://app.pluralsight.com/course-player?clipId=1dbc3f75-0ea0-43eb-9f63-55df080260c6&amp;startTime=84.52" office:target-frame-name="psplayer" xlink:show="replace" text:style-name="Internet_20_link" text:visited-style-name="Visited_20_Internet_20_Link"><text:span text:style-name="T11">that are available to us to install.</text:span></text:a><text:span text:style-name="T12"> </text:span><text:a xlink:type="simple" xlink:href="https://app.pluralsight.com/course-player?clipId=1dbc3f75-0ea0-43eb-9f63-55df080260c6&amp;startTime=86.94" office:target-frame-name="psplayer" xlink:show="replace" text:style-name="Internet_20_link" text:visited-style-name="Visited_20_Internet_20_Link"><text:span text:style-name="T11">And what we're going to do here is, we're actually,</text:span></text:a><text:span text:style-name="T12"> </text:span><text:a xlink:type="simple" xlink:href="https://app.pluralsight.com/course-player?clipId=1dbc3f75-0ea0-43eb-9f63-55df080260c6&amp;startTime=88.64" office:target-frame-name="psplayer" xlink:show="replace" text:style-name="Internet_20_link" text:visited-style-name="Visited_20_Internet_20_Link"><text:span text:style-name="T11">we're going to pin our installation to a specific version,</text:span></text:a><text:span text:style-name="T12"> </text:span><text:a xlink:type="simple" xlink:href="https://app.pluralsight.com/course-player?clipId=1dbc3f75-0ea0-43eb-9f63-55df080260c6&amp;startTime=92.19" office:target-frame-name="psplayer" xlink:show="replace" text:style-name="Internet_20_link" text:visited-style-name="Visited_20_Internet_20_Link"><text:span text:style-name="T11">and we're going to install 1.20.1‑00,</text:span></text:a><text:span text:style-name="T12"> </text:span><text:a xlink:type="simple" xlink:href="https://app.pluralsight.com/course-player?clipId=1dbc3f75-0ea0-43eb-9f63-55df080260c6&amp;startTime=96.75" office:target-frame-name="psplayer" xlink:show="replace" text:style-name="Internet_20_link" text:visited-style-name="Visited_20_Internet_20_Link"><text:span text:style-name="T11">and I have that set here as an environment variable on line 98.</text:span></text:a><text:span text:style-name="T12"> </text:span><text:a xlink:type="simple" xlink:href="https://app.pluralsight.com/course-player?clipId=1dbc3f75-0ea0-43eb-9f63-55df080260c6&amp;startTime=101.14" office:target-frame-name="psplayer" xlink:show="replace" text:style-name="Internet_20_link" text:visited-style-name="Visited_20_Internet_20_Link"><text:span text:style-name="T11">And what we'll do then is, on line 99,</text:span></text:a><text:span text:style-name="T12"> </text:span><text:a xlink:type="simple" xlink:href="https://app.pluralsight.com/course-player?clipId=1dbc3f75-0ea0-43eb-9f63-55df080260c6&amp;startTime=103.79" office:target-frame-name="psplayer" xlink:show="replace" text:style-name="Internet_20_link" text:visited-style-name="Visited_20_Internet_20_Link"><text:span text:style-name="T11">we'll specify the exact version of the packages that we want to install.</text:span></text:a><text:span text:style-name="T12"> </text:span><text:a xlink:type="simple" xlink:href="https://app.pluralsight.com/course-player?clipId=1dbc3f75-0ea0-43eb-9f63-55df080260c6&amp;startTime=107.79" office:target-frame-name="psplayer" xlink:show="replace" text:style-name="Internet_20_link" text:visited-style-name="Visited_20_Internet_20_Link"><text:span text:style-name="T11">So there we see sudo apt‑get install ‑y,</text:span></text:a><text:span text:style-name="T12"> </text:span><text:a xlink:type="simple" xlink:href="https://app.pluralsight.com/course-player?clipId=1dbc3f75-0ea0-43eb-9f63-55df080260c6&amp;startTime=110.87" office:target-frame-name="psplayer" xlink:show="replace" text:style-name="Internet_20_link" text:visited-style-name="Visited_20_Internet_20_Link"><text:span text:style-name="T11">and then the package name equals,</text:span></text:a><text:span text:style-name="T12"> </text:span><text:a xlink:type="simple" xlink:href="https://app.pluralsight.com/course-player?clipId=1dbc3f75-0ea0-43eb-9f63-55df080260c6&amp;startTime=112.58" office:target-frame-name="psplayer" xlink:show="replace" text:style-name="Internet_20_link" text:visited-style-name="Visited_20_Internet_20_Link"><text:span text:style-name="T11">and then we're referencing that environment variable that we just declared,</text:span></text:a><text:span text:style-name="T12"> </text:span><text:a xlink:type="simple" xlink:href="https://app.pluralsight.com/course-player?clipId=1dbc3f75-0ea0-43eb-9f63-55df080260c6&amp;startTime=115.73" office:target-frame-name="psplayer" xlink:show="replace" text:style-name="Internet_20_link" text:visited-style-name="Visited_20_Internet_20_Link"><text:span text:style-name="T11">version.</text:span></text:a><text:span text:style-name="T12"> </text:span><text:a xlink:type="simple" xlink:href="https://app.pluralsight.com/course-player?clipId=1dbc3f75-0ea0-43eb-9f63-55df080260c6&amp;startTime=117.14" office:target-frame-name="psplayer" xlink:show="replace" text:style-name="Internet_20_link" text:visited-style-name="Visited_20_Internet_20_Link"><text:span text:style-name="T11">We're going to repeat that pattern for kubeadm and also kubectl,</text:span></text:a><text:span text:style-name="T12"> </text:span><text:a xlink:type="simple" xlink:href="https://app.pluralsight.com/course-player?clipId=1dbc3f75-0ea0-43eb-9f63-55df080260c6&amp;startTime=120.73" office:target-frame-name="psplayer" xlink:show="replace" text:style-name="Internet_20_link" text:visited-style-name="Visited_20_Internet_20_Link"><text:span text:style-name="T11">specifying the version for each, making sure that they're the same,</text:span></text:a><text:span text:style-name="T12"> </text:span><text:a xlink:type="simple" xlink:href="https://app.pluralsight.com/course-player?clipId=1dbc3f75-0ea0-43eb-9f63-55df080260c6&amp;startTime=123.75" office:target-frame-name="psplayer" xlink:show="replace" text:style-name="Internet_20_link" text:visited-style-name="Visited_20_Internet_20_Link"><text:span text:style-name="T11">all on 1.20.1‑00.</text:span></text:a><text:span text:style-name="T12"> </text:span><text:a xlink:type="simple" xlink:href="https://app.pluralsight.com/course-player?clipId=1dbc3f75-0ea0-43eb-9f63-55df080260c6&amp;startTime=126.35" office:target-frame-name="psplayer" xlink:show="replace" text:style-name="Internet_20_link" text:visited-style-name="Visited_20_Internet_20_Link"><text:span text:style-name="T11">And the reason why I want to do that is because later on in this series,</text:span></text:a><text:span text:style-name="T12"> </text:span><text:a xlink:type="simple" xlink:href="https://app.pluralsight.com/course-player?clipId=1dbc3f75-0ea0-43eb-9f63-55df080260c6&amp;startTime=130.31" office:target-frame-name="psplayer" xlink:show="replace" text:style-name="Internet_20_link" text:visited-style-name="Visited_20_Internet_20_Link"><text:span text:style-name="T11">of course, we're going to run an upgrade to a newer version of Kubernetes.</text:span></text:a><text:span text:style-name="T12"> </text:span><text:a xlink:type="simple" xlink:href="https://app.pluralsight.com/course-player?clipId=1dbc3f75-0ea0-43eb-9f63-55df080260c6&amp;startTime=134.75" office:target-frame-name="psplayer" xlink:show="replace" text:style-name="Internet_20_link" text:visited-style-name="Visited_20_Internet_20_Link"><text:span text:style-name="T11">And so if you saw there was 1.20.2 is available,</text:span></text:a><text:span text:style-name="T12"> </text:span><text:a xlink:type="simple" xlink:href="https://app.pluralsight.com/course-player?clipId=1dbc3f75-0ea0-43eb-9f63-55df080260c6&amp;startTime=137.61" office:target-frame-name="psplayer" xlink:show="replace" text:style-name="Internet_20_link" text:visited-style-name="Visited_20_Internet_20_Link"><text:span text:style-name="T11">so that way I have a version to upgrade to when we get to that course.</text:span></text:a><text:span text:style-name="T12"> </text:span><text:a xlink:type="simple" xlink:href="https://app.pluralsight.com/course-player?clipId=1dbc3f75-0ea0-43eb-9f63-55df080260c6&amp;startTime=141.8" office:target-frame-name="psplayer" xlink:show="replace" text:style-name="Internet_20_link" text:visited-style-name="Visited_20_Internet_20_Link"><text:span text:style-name="T11">Let's go ahead and run this code together to get the kubelet,</text:span></text:a><text:span text:style-name="T12"> </text:span><text:a xlink:type="simple" xlink:href="https://app.pluralsight.com/course-player?clipId=1dbc3f75-0ea0-43eb-9f63-55df080260c6&amp;startTime=144.56" office:target-frame-name="psplayer" xlink:show="replace" text:style-name="Internet_20_link" text:visited-style-name="Visited_20_Internet_20_Link"><text:span text:style-name="T11">kubeadm, and kubectl installed.</text:span></text:a><text:span text:style-name="T12"> </text:span><text:a xlink:type="simple" xlink:href="https://app.pluralsight.com/course-player?clipId=1dbc3f75-0ea0-43eb-9f63-55df080260c6&amp;startTime=146.82" office:target-frame-name="psplayer" xlink:show="replace" text:style-name="Internet_20_link" text:visited-style-name="Visited_20_Internet_20_Link"><text:span text:style-name="T11">Now with our packages installed,</text:span></text:a><text:span text:style-name="T12"> </text:span><text:a xlink:type="simple" xlink:href="https://app.pluralsight.com/course-player?clipId=1dbc3f75-0ea0-43eb-9f63-55df080260c6&amp;startTime=148.39" office:target-frame-name="psplayer" xlink:show="replace" text:style-name="Internet_20_link" text:visited-style-name="Visited_20_Internet_20_Link"><text:span text:style-name="T11">let's go ahead and mark all four packages with hold,</text:span></text:a><text:span text:style-name="T12"> </text:span><text:a xlink:type="simple" xlink:href="https://app.pluralsight.com/course-player?clipId=1dbc3f75-0ea0-43eb-9f63-55df080260c6&amp;startTime=152.34" office:target-frame-name="psplayer" xlink:show="replace" text:style-name="Internet_20_link" text:visited-style-name="Visited_20_Internet_20_Link"><text:span text:style-name="T11">and we can do that with sudo apt‑mark hold,</text:span></text:a><text:span text:style-name="T12"> </text:span><text:a xlink:type="simple" xlink:href="https://app.pluralsight.com/course-player?clipId=1dbc3f75-0ea0-43eb-9f63-55df080260c6&amp;startTime=155.4" office:target-frame-name="psplayer" xlink:show="replace" text:style-name="Internet_20_link" text:visited-style-name="Visited_20_Internet_20_Link"><text:span text:style-name="T11">kubelet, kubeadm, kubectl, and containerd.</text:span></text:a><text:span text:style-name="T12"> </text:span><text:a xlink:type="simple" xlink:href="https://app.pluralsight.com/course-player?clipId=1dbc3f75-0ea0-43eb-9f63-55df080260c6&amp;startTime=159.64" office:target-frame-name="psplayer" xlink:show="replace" text:style-name="Internet_20_link" text:visited-style-name="Visited_20_Internet_20_Link"><text:span text:style-name="T11">And what that will do is prevent these packages from being</text:span></text:a><text:span text:style-name="T12"> </text:span><text:a xlink:type="simple" xlink:href="https://app.pluralsight.com/course-player?clipId=1dbc3f75-0ea0-43eb-9f63-55df080260c6&amp;startTime=162.39" office:target-frame-name="psplayer" xlink:show="replace" text:style-name="Internet_20_link" text:visited-style-name="Visited_20_Internet_20_Link"><text:span text:style-name="T11">updated when someone comes along and updates the system for</text:span></text:a><text:span text:style-name="T12"> </text:span><text:a xlink:type="simple" xlink:href="https://app.pluralsight.com/course-player?clipId=1dbc3f75-0ea0-43eb-9f63-55df080260c6&amp;startTime=165.6" office:target-frame-name="psplayer" xlink:show="replace" text:style-name="Internet_20_link" text:visited-style-name="Visited_20_Internet_20_Link"><text:span text:style-name="T11">security updates with apt.</text:span></text:a><text:span text:style-name="T12"> </text:span><text:a xlink:type="simple" xlink:href="https://app.pluralsight.com/course-player?clipId=1dbc3f75-0ea0-43eb-9f63-55df080260c6&amp;startTime=168.33" office:target-frame-name="psplayer" xlink:show="replace" text:style-name="Internet_20_link" text:visited-style-name="Visited_20_Internet_20_Link"><text:span text:style-name="T11">Now on lines 104 and 105 here,</text:span></text:a><text:span text:style-name="T12"> </text:span><text:a xlink:type="simple" xlink:href="https://app.pluralsight.com/course-player?clipId=1dbc3f75-0ea0-43eb-9f63-55df080260c6&amp;startTime=171.65" office:target-frame-name="psplayer" xlink:show="replace" text:style-name="Internet_20_link" text:visited-style-name="Visited_20_Internet_20_Link"><text:span text:style-name="T11">I have the code that'll allow you to install the latest</text:span></text:a><text:span text:style-name="T12"> </text:span><text:a xlink:type="simple" xlink:href="https://app.pluralsight.com/course-player?clipId=1dbc3f75-0ea0-43eb-9f63-55df080260c6&amp;startTime=173.98" office:target-frame-name="psplayer" xlink:show="replace" text:style-name="Internet_20_link" text:visited-style-name="Visited_20_Internet_20_Link"><text:span text:style-name="T11">and greatest version of Kubernetes.</text:span></text:a><text:span text:style-name="T12"> </text:span><text:a xlink:type="simple" xlink:href="https://app.pluralsight.com/course-player?clipId=1dbc3f75-0ea0-43eb-9f63-55df080260c6&amp;startTime=175.59" office:target-frame-name="psplayer" xlink:show="replace" text:style-name="Internet_20_link" text:visited-style-name="Visited_20_Internet_20_Link"><text:span text:style-name="T11">I held us back one version intentionally and also showed</text:span></text:a><text:span text:style-name="T12"> </text:span><text:a xlink:type="simple" xlink:href="https://app.pluralsight.com/course-player?clipId=1dbc3f75-0ea0-43eb-9f63-55df080260c6&amp;startTime=178.27" office:target-frame-name="psplayer" xlink:show="replace" text:style-name="Internet_20_link" text:visited-style-name="Visited_20_Internet_20_Link"><text:span text:style-name="T11">you how to pick a specific version.</text:span></text:a><text:span text:style-name="T12"> </text:span><text:a xlink:type="simple" xlink:href="https://app.pluralsight.com/course-player?clipId=1dbc3f75-0ea0-43eb-9f63-55df080260c6&amp;startTime=180.33" office:target-frame-name="psplayer" xlink:show="replace" text:style-name="Internet_20_link" text:visited-style-name="Visited_20_Internet_20_Link"><text:span text:style-name="T11">If you want to just install the latest version that's available,</text:span></text:a><text:span text:style-name="T12"> </text:span><text:a xlink:type="simple" xlink:href="https://app.pluralsight.com/course-player?clipId=1dbc3f75-0ea0-43eb-9f63-55df080260c6&amp;startTime=182.73" office:target-frame-name="psplayer" xlink:show="replace" text:style-name="Internet_20_link" text:visited-style-name="Visited_20_Internet_20_Link"><text:span text:style-name="T11">you </text:span></text:a><text:soft-page-break/><text:a xlink:type="simple" xlink:href="https://app.pluralsight.com/course-player?clipId=1dbc3f75-0ea0-43eb-9f63-55df080260c6&amp;startTime=182.73" office:target-frame-name="psplayer" xlink:show="replace" text:style-name="Internet_20_link" text:visited-style-name="Visited_20_Internet_20_Link"><text:span text:style-name="T11">can use the code that's on line 104 and 105.</text:span></text:a><text:span text:style-name="T12"> </text:span><text:a xlink:type="simple" xlink:href="https://app.pluralsight.com/course-player?clipId=1dbc3f75-0ea0-43eb-9f63-55df080260c6&amp;startTime=186.34" office:target-frame-name="psplayer" xlink:show="replace" text:style-name="Internet_20_link" text:visited-style-name="Visited_20_Internet_20_Link"><text:span text:style-name="T11">So now with the requisite packages installed,</text:span></text:a><text:span text:style-name="T12"> </text:span><text:a xlink:type="simple" xlink:href="https://app.pluralsight.com/course-player?clipId=1dbc3f75-0ea0-43eb-9f63-55df080260c6&amp;startTime=188.3" office:target-frame-name="psplayer" xlink:show="replace" text:style-name="Internet_20_link" text:visited-style-name="Visited_20_Internet_20_Link"><text:span text:style-name="T11">let's look at the systemd units for a couple of the</text:span></text:a><text:span text:style-name="T12"> </text:span><text:a xlink:type="simple" xlink:href="https://app.pluralsight.com/course-player?clipId=1dbc3f75-0ea0-43eb-9f63-55df080260c6&amp;startTime=191.78" office:target-frame-name="psplayer" xlink:show="replace" text:style-name="Internet_20_link" text:visited-style-name="Visited_20_Internet_20_Link"><text:span text:style-name="T11">services that were installed, and first up is the kubelet.</text:span></text:a><text:span text:style-name="T12"> </text:span><text:a xlink:type="simple" xlink:href="https://app.pluralsight.com/course-player?clipId=1dbc3f75-0ea0-43eb-9f63-55df080260c6&amp;startTime=194.99" office:target-frame-name="psplayer" xlink:show="replace" text:style-name="Internet_20_link" text:visited-style-name="Visited_20_Internet_20_Link"><text:span text:style-name="T11">I want to look at sudo systemctl status kubelet.service and look at the output</text:span></text:a><text:span text:style-name="T12"> </text:span><text:a xlink:type="simple" xlink:href="https://app.pluralsight.com/course-player?clipId=1dbc3f75-0ea0-43eb-9f63-55df080260c6&amp;startTime=200.18" office:target-frame-name="psplayer" xlink:show="replace" text:style-name="Internet_20_link" text:visited-style-name="Visited_20_Internet_20_Link"><text:span text:style-name="T11">that's generated for this particular system to unit. And we can see something</text:span></text:a><text:span text:style-name="T12"> </text:span><text:a xlink:type="simple" xlink:href="https://app.pluralsight.com/course-player?clipId=1dbc3f75-0ea0-43eb-9f63-55df080260c6&amp;startTime=204.88" office:target-frame-name="psplayer" xlink:show="replace" text:style-name="Internet_20_link" text:visited-style-name="Visited_20_Internet_20_Link"><text:span text:style-name="T11">interesting here, is that we see that the main process exited, code=exited,</text:span></text:a><text:span text:style-name="T12"> </text:span><text:a xlink:type="simple" xlink:href="https://app.pluralsight.com/course-player?clipId=1dbc3f75-0ea0-43eb-9f63-55df080260c6&amp;startTime=209.48" office:target-frame-name="psplayer" xlink:show="replace" text:style-name="Internet_20_link" text:visited-style-name="Visited_20_Internet_20_Link"><text:span text:style-name="T11">status=255 failed with result exit=code.</text:span></text:a><text:span text:style-name="T12"> </text:span><text:a xlink:type="simple" xlink:href="https://app.pluralsight.com/course-player?clipId=1dbc3f75-0ea0-43eb-9f63-55df080260c6&amp;startTime=213.24" office:target-frame-name="psplayer" xlink:show="replace" text:style-name="Internet_20_link" text:visited-style-name="Visited_20_Internet_20_Link"><text:span text:style-name="T11">And we also see that the systemd unit's status is</text:span></text:a><text:span text:style-name="T12"> </text:span><text:a xlink:type="simple" xlink:href="https://app.pluralsight.com/course-player?clipId=1dbc3f75-0ea0-43eb-9f63-55df080260c6&amp;startTime=216.21" office:target-frame-name="psplayer" xlink:show="replace" text:style-name="Internet_20_link" text:visited-style-name="Visited_20_Internet_20_Link"><text:span text:style-name="T11">activating, rather than active,</text:span></text:a><text:span text:style-name="T12"> </text:span><text:a xlink:type="simple" xlink:href="https://app.pluralsight.com/course-player?clipId=1dbc3f75-0ea0-43eb-9f63-55df080260c6&amp;startTime=218.02" office:target-frame-name="psplayer" xlink:show="replace" text:style-name="Internet_20_link" text:visited-style-name="Visited_20_Internet_20_Link"><text:span text:style-name="T11">which would mean that the service is up and running. What's</text:span></text:a><text:span text:style-name="T12"> </text:span><text:a xlink:type="simple" xlink:href="https://app.pluralsight.com/course-player?clipId=1dbc3f75-0ea0-43eb-9f63-55df080260c6&amp;startTime=220.6" office:target-frame-name="psplayer" xlink:show="replace" text:style-name="Internet_20_link" text:visited-style-name="Visited_20_Internet_20_Link"><text:span text:style-name="T11">happening right now is the kubelet's actually crash looping</text:span></text:a><text:span text:style-name="T12"> </text:span><text:a xlink:type="simple" xlink:href="https://app.pluralsight.com/course-player?clipId=1dbc3f75-0ea0-43eb-9f63-55df080260c6&amp;startTime=223.14" office:target-frame-name="psplayer" xlink:show="replace" text:style-name="Internet_20_link" text:visited-style-name="Visited_20_Internet_20_Link"><text:span text:style-name="T11">because there's no cluster configuration yet. We haven't told the</text:span></text:a><text:span text:style-name="T12"> </text:span><text:a xlink:type="simple" xlink:href="https://app.pluralsight.com/course-player?clipId=1dbc3f75-0ea0-43eb-9f63-55df080260c6&amp;startTime=226.84" office:target-frame-name="psplayer" xlink:show="replace" text:style-name="Internet_20_link" text:visited-style-name="Visited_20_Internet_20_Link"><text:span text:style-name="T11">kubelet to do anything specific.</text:span></text:a><text:span text:style-name="T12"> </text:span><text:a xlink:type="simple" xlink:href="https://app.pluralsight.com/course-player?clipId=1dbc3f75-0ea0-43eb-9f63-55df080260c6&amp;startTime=229.24" office:target-frame-name="psplayer" xlink:show="replace" text:style-name="Internet_20_link" text:visited-style-name="Visited_20_Internet_20_Link"><text:span text:style-name="T11">And so later on when we get into the next portion of the course</text:span></text:a><text:span text:style-name="T12"> </text:span><text:a xlink:type="simple" xlink:href="https://app.pluralsight.com/course-player?clipId=1dbc3f75-0ea0-43eb-9f63-55df080260c6&amp;startTime=231.53" office:target-frame-name="psplayer" xlink:show="replace" text:style-name="Internet_20_link" text:visited-style-name="Visited_20_Internet_20_Link"><text:span text:style-name="T11">we're going to learn how to bootstrap a cluster. And what that's</text:span></text:a><text:span text:style-name="T12"> </text:span><text:a xlink:type="simple" xlink:href="https://app.pluralsight.com/course-player?clipId=1dbc3f75-0ea0-43eb-9f63-55df080260c6&amp;startTime=233.78" office:target-frame-name="psplayer" xlink:show="replace" text:style-name="Internet_20_link" text:visited-style-name="Visited_20_Internet_20_Link"><text:span text:style-name="T11">going to do is write some information into a specific location</text:span></text:a><text:span text:style-name="T12"> </text:span><text:a xlink:type="simple" xlink:href="https://app.pluralsight.com/course-player?clipId=1dbc3f75-0ea0-43eb-9f63-55df080260c6&amp;startTime=237.22" office:target-frame-name="psplayer" xlink:show="replace" text:style-name="Internet_20_link" text:visited-style-name="Visited_20_Internet_20_Link"><text:span text:style-name="T11">the kubelet's looking for.</text:span></text:a><text:span text:style-name="T12"> </text:span><text:a xlink:type="simple" xlink:href="https://app.pluralsight.com/course-player?clipId=1dbc3f75-0ea0-43eb-9f63-55df080260c6&amp;startTime=238.57" office:target-frame-name="psplayer" xlink:show="replace" text:style-name="Internet_20_link" text:visited-style-name="Visited_20_Internet_20_Link"><text:span text:style-name="T11">Well, that information's not available there yet,</text:span></text:a><text:span text:style-name="T12"> </text:span><text:a xlink:type="simple" xlink:href="https://app.pluralsight.com/course-player?clipId=1dbc3f75-0ea0-43eb-9f63-55df080260c6&amp;startTime=241.09" office:target-frame-name="psplayer" xlink:show="replace" text:style-name="Internet_20_link" text:visited-style-name="Visited_20_Internet_20_Link"><text:span text:style-name="T11">and so the kubelet is going to be in what's called a crash loop,</text:span></text:a><text:span text:style-name="T12"> </text:span><text:a xlink:type="simple" xlink:href="https://app.pluralsight.com/course-player?clipId=1dbc3f75-0ea0-43eb-9f63-55df080260c6&amp;startTime=243.47" office:target-frame-name="psplayer" xlink:show="replace" text:style-name="Internet_20_link" text:visited-style-name="Visited_20_Internet_20_Link"><text:span text:style-name="T11">looking in that specific location for the configuration information that's</text:span></text:a><text:span text:style-name="T12"> </text:span><text:a xlink:type="simple" xlink:href="https://app.pluralsight.com/course-player?clipId=1dbc3f75-0ea0-43eb-9f63-55df080260c6&amp;startTime=248.39" office:target-frame-name="psplayer" xlink:show="replace" text:style-name="Internet_20_link" text:visited-style-name="Visited_20_Internet_20_Link"><text:span text:style-name="T11">generated by the bootstrapping process for our cluster.</text:span></text:a><text:span text:style-name="T12"> </text:span><text:a xlink:type="simple" xlink:href="https://app.pluralsight.com/course-player?clipId=1dbc3f75-0ea0-43eb-9f63-55df080260c6&amp;startTime=251.78" office:target-frame-name="psplayer" xlink:show="replace" text:style-name="Internet_20_link" text:visited-style-name="Visited_20_Internet_20_Link"><text:span text:style-name="T11">But we haven't done that yet.</text:span></text:a><text:span text:style-name="T12"> </text:span><text:a xlink:type="simple" xlink:href="https://app.pluralsight.com/course-player?clipId=1dbc3f75-0ea0-43eb-9f63-55df080260c6&amp;startTime=253.08" office:target-frame-name="psplayer" xlink:show="replace" text:style-name="Internet_20_link" text:visited-style-name="Visited_20_Internet_20_Link"><text:span text:style-name="T11">And so hang on to that thought right now, and a little bit later</text:span></text:a><text:span text:style-name="T12"> </text:span><text:a xlink:type="simple" xlink:href="https://app.pluralsight.com/course-player?clipId=1dbc3f75-0ea0-43eb-9f63-55df080260c6&amp;startTime=255.66" office:target-frame-name="psplayer" xlink:show="replace" text:style-name="Internet_20_link" text:visited-style-name="Visited_20_Internet_20_Link"><text:span text:style-name="T11">in the next demo when we bootstrap the cluster,</text:span></text:a><text:span text:style-name="T12"> </text:span><text:a xlink:type="simple" xlink:href="https://app.pluralsight.com/course-player?clipId=1dbc3f75-0ea0-43eb-9f63-55df080260c6&amp;startTime=257.53" office:target-frame-name="psplayer" xlink:show="replace" text:style-name="Internet_20_link" text:visited-style-name="Visited_20_Internet_20_Link"><text:span text:style-name="T11">we're going to revisit this and see when the kubelet is up and running</text:span></text:a><text:span text:style-name="T12"> </text:span><text:a xlink:type="simple" xlink:href="https://app.pluralsight.com/course-player?clipId=1dbc3f75-0ea0-43eb-9f63-55df080260c6&amp;startTime=261.06" office:target-frame-name="psplayer" xlink:show="replace" text:style-name="Internet_20_link" text:visited-style-name="Visited_20_Internet_20_Link"><text:span text:style-name="T11">and healthy because our cluster has been bootstrapped.</text:span></text:a><text:span text:style-name="T12"> </text:span><text:a xlink:type="simple" xlink:href="https://app.pluralsight.com/course-player?clipId=1dbc3f75-0ea0-43eb-9f63-55df080260c6&amp;startTime=264.24" office:target-frame-name="psplayer" xlink:show="replace" text:style-name="Internet_20_link" text:visited-style-name="Visited_20_Internet_20_Link"><text:span text:style-name="T11">The other service that I want to look at is also containerd,</text:span></text:a><text:span text:style-name="T12"> </text:span><text:a xlink:type="simple" xlink:href="https://app.pluralsight.com/course-player?clipId=1dbc3f75-0ea0-43eb-9f63-55df080260c6&amp;startTime=268.01" office:target-frame-name="psplayer" xlink:show="replace" text:style-name="Internet_20_link" text:visited-style-name="Visited_20_Internet_20_Link"><text:span text:style-name="T11">just to make sure that that's in good shape before we move</text:span></text:a><text:span text:style-name="T12"> </text:span><text:a xlink:type="simple" xlink:href="https://app.pluralsight.com/course-player?clipId=1dbc3f75-0ea0-43eb-9f63-55df080260c6&amp;startTime=270.23" office:target-frame-name="psplayer" xlink:show="replace" text:style-name="Internet_20_link" text:visited-style-name="Visited_20_Internet_20_Link"><text:span text:style-name="T11">forward with our demonstrations.</text:span></text:a><text:span text:style-name="T12"> </text:span><text:a xlink:type="simple" xlink:href="https://app.pluralsight.com/course-player?clipId=1dbc3f75-0ea0-43eb-9f63-55df080260c6&amp;startTime=272.08" office:target-frame-name="psplayer" xlink:show="replace" text:style-name="Internet_20_link" text:visited-style-name="Visited_20_Internet_20_Link"><text:span text:style-name="T11">So sudo systemctl status containerd.service, run that code</text:span></text:a><text:span text:style-name="T12"> </text:span><text:a xlink:type="simple" xlink:href="https://app.pluralsight.com/course-player?clipId=1dbc3f75-0ea0-43eb-9f63-55df080260c6&amp;startTime=276.85" office:target-frame-name="psplayer" xlink:show="replace" text:style-name="Internet_20_link" text:visited-style-name="Visited_20_Internet_20_Link"><text:span text:style-name="T11">there. We can see it's active and running,</text:span></text:a><text:span text:style-name="T12"> </text:span><text:a xlink:type="simple" xlink:href="https://app.pluralsight.com/course-player?clipId=1dbc3f75-0ea0-43eb-9f63-55df080260c6&amp;startTime=279.59" office:target-frame-name="psplayer" xlink:show="replace" text:style-name="Internet_20_link" text:visited-style-name="Visited_20_Internet_20_Link"><text:span text:style-name="T11">so it's up and loaded and in a proper state.</text:span></text:a><text:span text:style-name="T12"> </text:span><text:a xlink:type="simple" xlink:href="https://app.pluralsight.com/course-player?clipId=1dbc3f75-0ea0-43eb-9f63-55df080260c6&amp;startTime=283.14" office:target-frame-name="psplayer" xlink:show="replace" text:style-name="Internet_20_link" text:visited-style-name="Visited_20_Internet_20_Link"><text:span text:style-name="T11">So let's break out of this output here. And one final step is</text:span></text:a><text:span text:style-name="T12"> </text:span><text:a xlink:type="simple" xlink:href="https://app.pluralsight.com/course-player?clipId=1dbc3f75-0ea0-43eb-9f63-55df080260c6&amp;startTime=287.44" office:target-frame-name="psplayer" xlink:show="replace" text:style-name="Internet_20_link" text:visited-style-name="Visited_20_Internet_20_Link"><text:span text:style-name="T11">just to make sure that both of these services are set to start</text:span></text:a><text:span text:style-name="T12"> </text:span><text:a xlink:type="simple" xlink:href="https://app.pluralsight.com/course-player?clipId=1dbc3f75-0ea0-43eb-9f63-55df080260c6&amp;startTime=291.67" office:target-frame-name="psplayer" xlink:show="replace" text:style-name="Internet_20_link" text:visited-style-name="Visited_20_Internet_20_Link"><text:span text:style-name="T11">up when the system starts up.</text:span></text:a><text:span text:style-name="T12"> </text:span><text:a xlink:type="simple" xlink:href="https://app.pluralsight.com/course-player?clipId=1dbc3f75-0ea0-43eb-9f63-55df080260c6&amp;startTime=293.01" office:target-frame-name="psplayer" xlink:show="replace" text:style-name="Internet_20_link" text:visited-style-name="Visited_20_Internet_20_Link"><text:span text:style-name="T11">We can do that with sudo systemctl enable kubelet.service.</text:span></text:a><text:span text:style-name="T12"> </text:span><text:a xlink:type="simple" xlink:href="https://app.pluralsight.com/course-player?clipId=1dbc3f75-0ea0-43eb-9f63-55df080260c6&amp;startTime=297.58" office:target-frame-name="psplayer" xlink:show="replace" text:style-name="Internet_20_link" text:visited-style-name="Visited_20_Internet_20_Link"><text:span text:style-name="T11">So let's going ahead and run that code. And we'll do the same, sudo</text:span></text:a><text:span text:style-name="T12"> </text:span><text:a xlink:type="simple" xlink:href="https://app.pluralsight.com/course-player?clipId=1dbc3f75-0ea0-43eb-9f63-55df080260c6&amp;startTime=300.6" office:target-frame-name="psplayer" xlink:show="replace" text:style-name="Internet_20_link" text:visited-style-name="Visited_20_Internet_20_Link"><text:span text:style-name="T11">systemctl enable containerd.service to make sure that both of those</text:span></text:a><text:span text:style-name="T12"> </text:span><text:a xlink:type="simple" xlink:href="https://app.pluralsight.com/course-player?clipId=1dbc3f75-0ea0-43eb-9f63-55df080260c6&amp;startTime=305.15" office:target-frame-name="psplayer" xlink:show="replace" text:style-name="Internet_20_link" text:visited-style-name="Visited_20_Internet_20_Link"><text:span text:style-name="T11">services are set to start up when the system boots.</text:span></text:a><text:span text:style-name="T12"> </text:span><text:a xlink:type="simple" xlink:href="https://app.pluralsight.com/course-player?clipId=1dbc3f75-0ea0-43eb-9f63-55df080260c6&amp;startTime=308.84" office:target-frame-name="psplayer" xlink:show="replace" text:style-name="Internet_20_link" text:visited-style-name="Visited_20_Internet_20_Link"><text:span text:style-name="T11">So what we've done right now is, we've installed the required packages</text:span></text:a><text:span text:style-name="T12"> </text:span><text:a xlink:type="simple" xlink:href="https://app.pluralsight.com/course-player?clipId=1dbc3f75-0ea0-43eb-9f63-55df080260c6&amp;startTime=312.35" office:target-frame-name="psplayer" xlink:show="replace" text:style-name="Internet_20_link" text:visited-style-name="Visited_20_Internet_20_Link"><text:span text:style-name="T11">to start building, or bootstrapping, our cluster, what you're going to learn about now in the next portion of the course.</text:span></text:a></text:p>
      <text:h text:style-name="P3" text:outline-level="3"><text:a xlink:type="simple" xlink:href="https://app.pluralsight.com/course-player?clipId=3941bfcd-4e7c-4d1d-8ec3-c5919d26fbf3" office:target-frame-name="psplayer" xlink:show="replace" text:style-name="Internet_20_link" text:visited-style-name="Visited_20_Internet_20_Link"><text:span text:style-name="T11">Bootstrapping a Cluster with kubeadm</text:span></text:a></text:h>
      <text:p text:style-name="P5"><text:a xlink:type="simple" xlink:href="https://app.pluralsight.com/course-player?clipId=3941bfcd-4e7c-4d1d-8ec3-c5919d26fbf3&amp;startTime=1.14" office:target-frame-name="psplayer" xlink:show="replace" text:style-name="Internet_20_link" text:visited-style-name="Visited_20_Internet_20_Link"><text:span text:style-name="T11">With the software packages installed,</text:span></text:a><text:span text:style-name="T12"> </text:span><text:a xlink:type="simple" xlink:href="https://app.pluralsight.com/course-player?clipId=3941bfcd-4e7c-4d1d-8ec3-c5919d26fbf3&amp;startTime=3.05" office:target-frame-name="psplayer" xlink:show="replace" text:style-name="Internet_20_link" text:visited-style-name="Visited_20_Internet_20_Link"><text:span text:style-name="T11">it's now time to start the process of bootstrapping or</text:span></text:a><text:span text:style-name="T12"> </text:span><text:a xlink:type="simple" xlink:href="https://app.pluralsight.com/course-player?clipId=3941bfcd-4e7c-4d1d-8ec3-c5919d26fbf3&amp;startTime=5.83" office:target-frame-name="psplayer" xlink:show="replace" text:style-name="Internet_20_link" text:visited-style-name="Visited_20_Internet_20_Link"><text:span text:style-name="T11">creating a cluster with kubeadm.</text:span></text:a><text:span text:style-name="T12"> </text:span><text:a xlink:type="simple" xlink:href="https://app.pluralsight.com/course-player?clipId=3941bfcd-4e7c-4d1d-8ec3-c5919d26fbf3&amp;startTime=7.92" office:target-frame-name="psplayer" xlink:show="replace" text:style-name="Internet_20_link" text:visited-style-name="Visited_20_Internet_20_Link"><text:span text:style-name="T11">Kubeadm is a tool that we can use to manage the process of creating our cluster.</text:span></text:a><text:span text:style-name="T12"> </text:span><text:a xlink:type="simple" xlink:href="https://app.pluralsight.com/course-player?clipId=3941bfcd-4e7c-4d1d-8ec3-c5919d26fbf3&amp;startTime=12.28" office:target-frame-name="psplayer" xlink:show="replace" text:style-name="Internet_20_link" text:visited-style-name="Visited_20_Internet_20_Link"><text:span text:style-name="T11">It's going to walk through various phases, and build and configure our</text:span></text:a><text:span text:style-name="T12"> </text:span><text:a xlink:type="simple" xlink:href="https://app.pluralsight.com/course-player?clipId=3941bfcd-4e7c-4d1d-8ec3-c5919d26fbf3&amp;startTime=15.82" office:target-frame-name="psplayer" xlink:show="replace" text:style-name="Internet_20_link" text:visited-style-name="Visited_20_Internet_20_Link"><text:span text:style-name="T11">cluster for us, and right now we're going to walk through each one of</text:span></text:a><text:span text:style-name="T12"> </text:span><text:a xlink:type="simple" xlink:href="https://app.pluralsight.com/course-player?clipId=3941bfcd-4e7c-4d1d-8ec3-c5919d26fbf3&amp;startTime=18.77" office:target-frame-name="psplayer" xlink:show="replace" text:style-name="Internet_20_link" text:visited-style-name="Visited_20_Internet_20_Link"><text:span text:style-name="T11">those steps together so that you know what's really going on during the</text:span></text:a><text:span text:style-name="T12"> </text:span><text:a xlink:type="simple" xlink:href="https://app.pluralsight.com/course-player?clipId=3941bfcd-4e7c-4d1d-8ec3-c5919d26fbf3&amp;startTime=21.8" office:target-frame-name="psplayer" xlink:show="replace" text:style-name="Internet_20_link" text:visited-style-name="Visited_20_Internet_20_Link"><text:span text:style-name="T11">creation of a Kubernetes cluster.</text:span></text:a><text:span text:style-name="T12"> </text:span><text:a xlink:type="simple" xlink:href="https://app.pluralsight.com/course-player?clipId=3941bfcd-4e7c-4d1d-8ec3-c5919d26fbf3&amp;startTime=24.14" office:target-frame-name="psplayer" xlink:show="replace" text:style-name="Internet_20_link" text:visited-style-name="Visited_20_Internet_20_Link"><text:span text:style-name="T11">Now, to bootstrap a cluster at the command line,</text:span></text:a><text:span text:style-name="T12"> </text:span><text:a xlink:type="simple" xlink:href="https://app.pluralsight.com/course-player?clipId=3941bfcd-4e7c-4d1d-8ec3-c5919d26fbf3&amp;startTime=26.18" office:target-frame-name="psplayer" xlink:show="replace" text:style-name="Internet_20_link" text:visited-style-name="Visited_20_Internet_20_Link"><text:span text:style-name="T11">you'll type kubeadm init,</text:span></text:a><text:span text:style-name="T12"> </text:span><text:a xlink:type="simple" xlink:href="https://app.pluralsight.com/course-player?clipId=3941bfcd-4e7c-4d1d-8ec3-c5919d26fbf3&amp;startTime=28.44" office:target-frame-name="psplayer" xlink:show="replace" text:style-name="Internet_20_link" text:visited-style-name="Visited_20_Internet_20_Link"><text:span text:style-name="T11">and it's going to begin the process of creating your cluster.</text:span></text:a><text:span text:style-name="T12"> </text:span><text:a xlink:type="simple" xlink:href="https://app.pluralsight.com/course-player?clipId=3941bfcd-4e7c-4d1d-8ec3-c5919d26fbf3&amp;startTime=31.1" office:target-frame-name="psplayer" xlink:show="replace" text:style-name="Internet_20_link" text:visited-style-name="Visited_20_Internet_20_Link"><text:span text:style-name="T11">The first phase is the pre‑flight checks.</text:span></text:a><text:span text:style-name="T12"> </text:span><text:a xlink:type="simple" xlink:href="https://app.pluralsight.com/course-player?clipId=3941bfcd-4e7c-4d1d-8ec3-c5919d26fbf3&amp;startTime=33.76" office:target-frame-name="psplayer" xlink:show="replace" text:style-name="Internet_20_link" text:visited-style-name="Visited_20_Internet_20_Link"><text:span text:style-name="T11">What kubeadm is going to do here for you is execute a series of checks</text:span></text:a><text:span text:style-name="T12"> </text:span><text:a xlink:type="simple" xlink:href="https://app.pluralsight.com/course-player?clipId=3941bfcd-4e7c-4d1d-8ec3-c5919d26fbf3&amp;startTime=37.68" office:target-frame-name="psplayer" xlink:show="replace" text:style-name="Internet_20_link" text:visited-style-name="Visited_20_Internet_20_Link"><text:span text:style-name="T11">that will help ensure a successful cluster creation.</text:span></text:a><text:span text:style-name="T12"> </text:span><text:a xlink:type="simple" xlink:href="https://app.pluralsight.com/course-player?clipId=3941bfcd-4e7c-4d1d-8ec3-c5919d26fbf3&amp;startTime=40.74" office:target-frame-name="psplayer" xlink:show="replace" text:style-name="Internet_20_link" text:visited-style-name="Visited_20_Internet_20_Link"><text:span text:style-name="T11">So things like ensuring that you have the right permissions</text:span></text:a><text:span text:style-name="T12"> </text:span><text:a xlink:type="simple" xlink:href="https://app.pluralsight.com/course-player?clipId=3941bfcd-4e7c-4d1d-8ec3-c5919d26fbf3&amp;startTime=42.83" office:target-frame-name="psplayer" xlink:show="replace" text:style-name="Internet_20_link" text:visited-style-name="Visited_20_Internet_20_Link"><text:span text:style-name="T11">on the system that you're working with.</text:span></text:a><text:span text:style-name="T12"> </text:span><text:a xlink:type="simple" xlink:href="https://app.pluralsight.com/course-player?clipId=3941bfcd-4e7c-4d1d-8ec3-c5919d26fbf3&amp;startTime=44.53" office:target-frame-name="psplayer" xlink:show="replace" text:style-name="Internet_20_link" text:visited-style-name="Visited_20_Internet_20_Link"><text:span text:style-name="T11">It's also going to verify that you have the appropriate system</text:span></text:a><text:span text:style-name="T12"> </text:span><text:a xlink:type="simple" xlink:href="https://app.pluralsight.com/course-player?clipId=3941bfcd-4e7c-4d1d-8ec3-c5919d26fbf3&amp;startTime=47.51" office:target-frame-name="psplayer" xlink:show="replace" text:style-name="Internet_20_link" text:visited-style-name="Visited_20_Internet_20_Link"><text:span text:style-name="T11">resources on this box in terms of CPU and memory,</text:span></text:a><text:span text:style-name="T12"> </text:span><text:a xlink:type="simple" xlink:href="https://app.pluralsight.com/course-player?clipId=3941bfcd-4e7c-4d1d-8ec3-c5919d26fbf3&amp;startTime=50.35" office:target-frame-name="psplayer" xlink:show="replace" text:style-name="Internet_20_link" text:visited-style-name="Visited_20_Internet_20_Link"><text:span text:style-name="T11">and another important pre‑flight check that it executes is it</text:span></text:a><text:span text:style-name="T12"> </text:span><text:a xlink:type="simple" xlink:href="https://app.pluralsight.com/course-player?clipId=3941bfcd-4e7c-4d1d-8ec3-c5919d26fbf3&amp;startTime=54.21" office:target-frame-name="psplayer" xlink:show="replace" text:style-name="Internet_20_link" text:visited-style-name="Visited_20_Internet_20_Link"><text:span text:style-name="T11">checks to see if there's a compatible container runtime on this</text:span></text:a><text:span text:style-name="T12"> </text:span><text:a xlink:type="simple" xlink:href="https://app.pluralsight.com/course-player?clipId=3941bfcd-4e7c-4d1d-8ec3-c5919d26fbf3&amp;startTime=57.16" office:target-frame-name="psplayer" xlink:show="replace" text:style-name="Internet_20_link" text:visited-style-name="Visited_20_Internet_20_Link"><text:span text:style-name="T11">system, and if it's up and running.</text:span></text:a><text:span text:style-name="T12"> </text:span><text:a xlink:type="simple" xlink:href="https://app.pluralsight.com/course-player?clipId=3941bfcd-4e7c-4d1d-8ec3-c5919d26fbf3&amp;startTime=58.75" office:target-frame-name="psplayer" xlink:show="replace" text:style-name="Internet_20_link" text:visited-style-name="Visited_20_Internet_20_Link"><text:span text:style-name="T11">If any of these checks fails,</text:span></text:a><text:span text:style-name="T12"> </text:span><text:a xlink:type="simple" xlink:href="https://app.pluralsight.com/course-player?clipId=3941bfcd-4e7c-4d1d-8ec3-c5919d26fbf3&amp;startTime=60.34" office:target-frame-name="psplayer" xlink:show="replace" text:style-name="Internet_20_link" text:visited-style-name="Visited_20_Internet_20_Link"><text:span text:style-name="T11">kubeadm will report the error and stop the cluster creation process.</text:span></text:a><text:span text:style-name="T12"> </text:span><text:a xlink:type="simple" xlink:href="https://app.pluralsight.com/course-player?clipId=3941bfcd-4e7c-4d1d-8ec3-c5919d26fbf3&amp;startTime=64.14" office:target-frame-name="psplayer" xlink:show="replace" text:style-name="Internet_20_link" text:visited-style-name="Visited_20_Internet_20_Link"><text:span text:style-name="T11">The next thing that kubeadm does for you is it creates</text:span></text:a><text:span text:style-name="T12"> </text:span><text:a xlink:type="simple" xlink:href="https://app.pluralsight.com/course-player?clipId=3941bfcd-4e7c-4d1d-8ec3-c5919d26fbf3&amp;startTime=66.56" office:target-frame-name="psplayer" xlink:show="replace" text:style-name="Internet_20_link" text:visited-style-name="Visited_20_Internet_20_Link"><text:span text:style-name="T11">a certificate authority for you.</text:span></text:a><text:span text:style-name="T12"> </text:span><text:a xlink:type="simple" xlink:href="https://app.pluralsight.com/course-player?clipId=3941bfcd-4e7c-4d1d-8ec3-c5919d26fbf3&amp;startTime=68.23" office:target-frame-name="psplayer" xlink:show="replace" text:style-name="Internet_20_link" text:visited-style-name="Visited_20_Internet_20_Link"><text:span text:style-name="T11">Kubernetes uses certificates for both authentication and encryption.</text:span></text:a><text:span text:style-name="T12"> </text:span><text:a xlink:type="simple" xlink:href="https://app.pluralsight.com/course-player?clipId=3941bfcd-4e7c-4d1d-8ec3-c5919d26fbf3&amp;startTime=72.37" office:target-frame-name="psplayer" xlink:show="replace" text:style-name="Internet_20_link" text:visited-style-name="Visited_20_Internet_20_Link"><text:span text:style-name="T11">We're going to look at this in more detail in an upcoming slide. In the</text:span></text:a><text:span text:style-name="T12"> </text:span><text:a xlink:type="simple" xlink:href="https://app.pluralsight.com/course-player?clipId=3941bfcd-4e7c-4d1d-8ec3-c5919d26fbf3&amp;startTime=75.04" office:target-frame-name="psplayer" xlink:show="replace" text:style-name="Internet_20_link" text:visited-style-name="Visited_20_Internet_20_Link"><text:span text:style-name="T11">next phase, what kubeadm does is it generates kubeconfig files for you for</text:span></text:a><text:span text:style-name="T12"> </text:span><text:a xlink:type="simple" xlink:href="https://app.pluralsight.com/course-player?clipId=3941bfcd-4e7c-4d1d-8ec3-c5919d26fbf3&amp;startTime=78.74" office:target-frame-name="psplayer" xlink:show="replace" text:style-name="Internet_20_link" text:visited-style-name="Visited_20_Internet_20_Link"><text:span text:style-name="T11">the various cluster components of Kubernetes, </text:span></text:a><text:soft-page-break/><text:a xlink:type="simple" xlink:href="https://app.pluralsight.com/course-player?clipId=3941bfcd-4e7c-4d1d-8ec3-c5919d26fbf3&amp;startTime=78.74" office:target-frame-name="psplayer" xlink:show="replace" text:style-name="Internet_20_link" text:visited-style-name="Visited_20_Internet_20_Link"><text:span text:style-name="T11">so that they can locate and</text:span></text:a><text:span text:style-name="T12"> </text:span><text:a xlink:type="simple" xlink:href="https://app.pluralsight.com/course-player?clipId=3941bfcd-4e7c-4d1d-8ec3-c5919d26fbf3&amp;startTime=82.78" office:target-frame-name="psplayer" xlink:show="replace" text:style-name="Internet_20_link" text:visited-style-name="Visited_20_Internet_20_Link"><text:span text:style-name="T11">authenticate against the API server.</text:span></text:a><text:span text:style-name="T12"> </text:span><text:a xlink:type="simple" xlink:href="https://app.pluralsight.com/course-player?clipId=3941bfcd-4e7c-4d1d-8ec3-c5919d26fbf3&amp;startTime=85.54" office:target-frame-name="psplayer" xlink:show="replace" text:style-name="Internet_20_link" text:visited-style-name="Visited_20_Internet_20_Link"><text:span text:style-name="T11">We're going to look at these much more closely in an upcoming slide as well.</text:span></text:a><text:span text:style-name="T12"> </text:span><text:a xlink:type="simple" xlink:href="https://app.pluralsight.com/course-player?clipId=3941bfcd-4e7c-4d1d-8ec3-c5919d26fbf3&amp;startTime=88.16" office:target-frame-name="psplayer" xlink:show="replace" text:style-name="Internet_20_link" text:visited-style-name="Visited_20_Internet_20_Link"><text:span text:style-name="T11">Then the next phase is generating static pod manifests.</text:span></text:a><text:span text:style-name="T12"> </text:span><text:a xlink:type="simple" xlink:href="https://app.pluralsight.com/course-player?clipId=3941bfcd-4e7c-4d1d-8ec3-c5919d26fbf3&amp;startTime=92.02" office:target-frame-name="psplayer" xlink:show="replace" text:style-name="Internet_20_link" text:visited-style-name="Visited_20_Internet_20_Link"><text:span text:style-name="T11">Static pod manifests are going to be generated for each of the control</text:span></text:a><text:span text:style-name="T12"> </text:span><text:a xlink:type="simple" xlink:href="https://app.pluralsight.com/course-player?clipId=3941bfcd-4e7c-4d1d-8ec3-c5919d26fbf3&amp;startTime=95.26" office:target-frame-name="psplayer" xlink:show="replace" text:style-name="Internet_20_link" text:visited-style-name="Visited_20_Internet_20_Link"><text:span text:style-name="T11">plane pods, and what's going to happen here is they're going to be written</text:span></text:a><text:span text:style-name="T12"> </text:span><text:a xlink:type="simple" xlink:href="https://app.pluralsight.com/course-player?clipId=3941bfcd-4e7c-4d1d-8ec3-c5919d26fbf3&amp;startTime=98.31" office:target-frame-name="psplayer" xlink:show="replace" text:style-name="Internet_20_link" text:visited-style-name="Visited_20_Internet_20_Link"><text:span text:style-name="T11">to the file system and the kubelet is going to monitor that location. If it</text:span></text:a><text:span text:style-name="T12"> </text:span><text:a xlink:type="simple" xlink:href="https://app.pluralsight.com/course-player?clipId=3941bfcd-4e7c-4d1d-8ec3-c5919d26fbf3&amp;startTime=103.08" office:target-frame-name="psplayer" xlink:show="replace" text:style-name="Internet_20_link" text:visited-style-name="Visited_20_Internet_20_Link"><text:span text:style-name="T11">finds a pod manifest there, well the kubelet's going to start up the pods</text:span></text:a><text:span text:style-name="T12"> </text:span><text:a xlink:type="simple" xlink:href="https://app.pluralsight.com/course-player?clipId=3941bfcd-4e7c-4d1d-8ec3-c5919d26fbf3&amp;startTime=106.64" office:target-frame-name="psplayer" xlink:show="replace" text:style-name="Internet_20_link" text:visited-style-name="Visited_20_Internet_20_Link"><text:span text:style-name="T11">defined in that manifest, and we're going to look at this also in much more</text:span></text:a><text:span text:style-name="T12"> </text:span><text:a xlink:type="simple" xlink:href="https://app.pluralsight.com/course-player?clipId=3941bfcd-4e7c-4d1d-8ec3-c5919d26fbf3&amp;startTime=109.92" office:target-frame-name="psplayer" xlink:show="replace" text:style-name="Internet_20_link" text:visited-style-name="Visited_20_Internet_20_Link"><text:span text:style-name="T11">detail in a few moments. And then, after those static pod manifests are</text:span></text:a><text:span text:style-name="T12"> </text:span><text:a xlink:type="simple" xlink:href="https://app.pluralsight.com/course-player?clipId=3941bfcd-4e7c-4d1d-8ec3-c5919d26fbf3&amp;startTime=113.62" office:target-frame-name="psplayer" xlink:show="replace" text:style-name="Internet_20_link" text:visited-style-name="Visited_20_Internet_20_Link"><text:span text:style-name="T11">generated,</text:span></text:a><text:span text:style-name="T12"> </text:span><text:a xlink:type="simple" xlink:href="https://app.pluralsight.com/course-player?clipId=3941bfcd-4e7c-4d1d-8ec3-c5919d26fbf3&amp;startTime=114.17" office:target-frame-name="psplayer" xlink:show="replace" text:style-name="Internet_20_link" text:visited-style-name="Visited_20_Internet_20_Link"><text:span text:style-name="T11">kubeadm is going to wait for the control plane pods</text:span></text:a><text:span text:style-name="T12"> </text:span><text:a xlink:type="simple" xlink:href="https://app.pluralsight.com/course-player?clipId=3941bfcd-4e7c-4d1d-8ec3-c5919d26fbf3&amp;startTime=116.83" office:target-frame-name="psplayer" xlink:show="replace" text:style-name="Internet_20_link" text:visited-style-name="Visited_20_Internet_20_Link"><text:span text:style-name="T11">to start up. So the API server,</text:span></text:a><text:span text:style-name="T12"> </text:span><text:a xlink:type="simple" xlink:href="https://app.pluralsight.com/course-player?clipId=3941bfcd-4e7c-4d1d-8ec3-c5919d26fbf3&amp;startTime=118.36" office:target-frame-name="psplayer" xlink:show="replace" text:style-name="Internet_20_link" text:visited-style-name="Visited_20_Internet_20_Link"><text:span text:style-name="T11">etcd, and so on, will be started up as pods. Then kubeadm</text:span></text:a><text:span text:style-name="T12"> </text:span><text:a xlink:type="simple" xlink:href="https://app.pluralsight.com/course-player?clipId=3941bfcd-4e7c-4d1d-8ec3-c5919d26fbf3&amp;startTime=122.17" office:target-frame-name="psplayer" xlink:show="replace" text:style-name="Internet_20_link" text:visited-style-name="Visited_20_Internet_20_Link"><text:span text:style-name="T11">goes on to taint the control plane node.</text:span></text:a><text:span text:style-name="T12"> </text:span><text:a xlink:type="simple" xlink:href="https://app.pluralsight.com/course-player?clipId=3941bfcd-4e7c-4d1d-8ec3-c5919d26fbf3&amp;startTime=124.97" office:target-frame-name="psplayer" xlink:show="replace" text:style-name="Internet_20_link" text:visited-style-name="Visited_20_Internet_20_Link"><text:span text:style-name="T11">We discussed this a little bit ago when we looked at</text:span></text:a><text:span text:style-name="T12"> </text:span><text:a xlink:type="simple" xlink:href="https://app.pluralsight.com/course-player?clipId=3941bfcd-4e7c-4d1d-8ec3-c5919d26fbf3&amp;startTime=127.1" office:target-frame-name="psplayer" xlink:show="replace" text:style-name="Internet_20_link" text:visited-style-name="Visited_20_Internet_20_Link"><text:span text:style-name="T11">pod operations earlier in the course.</text:span></text:a><text:span text:style-name="T12"> </text:span><text:a xlink:type="simple" xlink:href="https://app.pluralsight.com/course-player?clipId=3941bfcd-4e7c-4d1d-8ec3-c5919d26fbf3&amp;startTime=128.98" office:target-frame-name="psplayer" xlink:show="replace" text:style-name="Internet_20_link" text:visited-style-name="Visited_20_Internet_20_Link"><text:span text:style-name="T11">What this means is when Kubernetes schedules pods,</text:span></text:a><text:span text:style-name="T12"> </text:span><text:a xlink:type="simple" xlink:href="https://app.pluralsight.com/course-player?clipId=3941bfcd-4e7c-4d1d-8ec3-c5919d26fbf3&amp;startTime=131.81" office:target-frame-name="psplayer" xlink:show="replace" text:style-name="Internet_20_link" text:visited-style-name="Visited_20_Internet_20_Link"><text:span text:style-name="T11">it will never schedule user pods onto the control plane node, it will only</text:span></text:a><text:span text:style-name="T12"> </text:span><text:a xlink:type="simple" xlink:href="https://app.pluralsight.com/course-player?clipId=3941bfcd-4e7c-4d1d-8ec3-c5919d26fbf3&amp;startTime=136.28" office:target-frame-name="psplayer" xlink:show="replace" text:style-name="Internet_20_link" text:visited-style-name="Visited_20_Internet_20_Link"><text:span text:style-name="T11">ever schedule system pods to run on that control plane node.</text:span></text:a><text:span text:style-name="T12"> </text:span><text:a xlink:type="simple" xlink:href="https://app.pluralsight.com/course-player?clipId=3941bfcd-4e7c-4d1d-8ec3-c5919d26fbf3&amp;startTime=139.44" office:target-frame-name="psplayer" xlink:show="replace" text:style-name="Internet_20_link" text:visited-style-name="Visited_20_Internet_20_Link"><text:span text:style-name="T11">Then, kubeadm generates a bootstrap token used for joining</text:span></text:a><text:span text:style-name="T12"> </text:span><text:a xlink:type="simple" xlink:href="https://app.pluralsight.com/course-player?clipId=3941bfcd-4e7c-4d1d-8ec3-c5919d26fbf3&amp;startTime=143.32" office:target-frame-name="psplayer" xlink:show="replace" text:style-name="Internet_20_link" text:visited-style-name="Visited_20_Internet_20_Link"><text:span text:style-name="T11">additional nodes to the cluster, and then finally,</text:span></text:a><text:span text:style-name="T12"> </text:span><text:a xlink:type="simple" xlink:href="https://app.pluralsight.com/course-player?clipId=3941bfcd-4e7c-4d1d-8ec3-c5919d26fbf3&amp;startTime=145.8" office:target-frame-name="psplayer" xlink:show="replace" text:style-name="Internet_20_link" text:visited-style-name="Visited_20_Internet_20_Link"><text:span text:style-name="T11">in its final phase,</text:span></text:a><text:span text:style-name="T12"> </text:span><text:a xlink:type="simple" xlink:href="https://app.pluralsight.com/course-player?clipId=3941bfcd-4e7c-4d1d-8ec3-c5919d26fbf3&amp;startTime=146.9" office:target-frame-name="psplayer" xlink:show="replace" text:style-name="Internet_20_link" text:visited-style-name="Visited_20_Internet_20_Link"><text:span text:style-name="T11">it will start up any add‑on pods, such as DNS and kube‑proxy pods.</text:span></text:a><text:span text:style-name="T12"> </text:span><text:a xlink:type="simple" xlink:href="https://app.pluralsight.com/course-player?clipId=3941bfcd-4e7c-4d1d-8ec3-c5919d26fbf3&amp;startTime=151.74" office:target-frame-name="psplayer" xlink:show="replace" text:style-name="Internet_20_link" text:visited-style-name="Visited_20_Internet_20_Link"><text:span text:style-name="T11">The process that we just described here is the default process</text:span></text:a><text:span text:style-name="T12"> </text:span><text:a xlink:type="simple" xlink:href="https://app.pluralsight.com/course-player?clipId=3941bfcd-4e7c-4d1d-8ec3-c5919d26fbf3&amp;startTime=154.7" office:target-frame-name="psplayer" xlink:show="replace" text:style-name="Internet_20_link" text:visited-style-name="Visited_20_Internet_20_Link"><text:span text:style-name="T11">if you use kubeadm init with no parameters.</text:span></text:a><text:span text:style-name="T12"> </text:span><text:a xlink:type="simple" xlink:href="https://app.pluralsight.com/course-player?clipId=3941bfcd-4e7c-4d1d-8ec3-c5919d26fbf3&amp;startTime=158" office:target-frame-name="psplayer" xlink:show="replace" text:style-name="Internet_20_link" text:visited-style-name="Visited_20_Internet_20_Link"><text:span text:style-name="T11">This bootstrapping process is very customizable,</text:span></text:a><text:span text:style-name="T12"> </text:span><text:a xlink:type="simple" xlink:href="https://app.pluralsight.com/course-player?clipId=3941bfcd-4e7c-4d1d-8ec3-c5919d26fbf3&amp;startTime=160.68" office:target-frame-name="psplayer" xlink:show="replace" text:style-name="Internet_20_link" text:visited-style-name="Visited_20_Internet_20_Link"><text:span text:style-name="T11">and you can build more complex or customized clusters using kubeadm command</text:span></text:a><text:span text:style-name="T12"> </text:span><text:a xlink:type="simple" xlink:href="https://app.pluralsight.com/course-player?clipId=3941bfcd-4e7c-4d1d-8ec3-c5919d26fbf3&amp;startTime=165.12" office:target-frame-name="psplayer" xlink:show="replace" text:style-name="Internet_20_link" text:visited-style-name="Visited_20_Internet_20_Link"><text:span text:style-name="T11">line parameters, or even a YAML manifest configuration file to describe</text:span></text:a><text:span text:style-name="T12"> </text:span><text:a xlink:type="simple" xlink:href="https://app.pluralsight.com/course-player?clipId=3941bfcd-4e7c-4d1d-8ec3-c5919d26fbf3&amp;startTime=169.53" office:target-frame-name="psplayer" xlink:show="replace" text:style-name="Internet_20_link" text:visited-style-name="Visited_20_Internet_20_Link"><text:span text:style-name="T11">your cluster's configuration. In this module,</text:span></text:a><text:span text:style-name="T12"> </text:span><text:a xlink:type="simple" xlink:href="https://app.pluralsight.com/course-player?clipId=3941bfcd-4e7c-4d1d-8ec3-c5919d26fbf3&amp;startTime=172.32" office:target-frame-name="psplayer" xlink:show="replace" text:style-name="Internet_20_link" text:visited-style-name="Visited_20_Internet_20_Link"><text:span text:style-name="T11">we're going to learn how to create a cluster with a configuration file,</text:span></text:a><text:span text:style-name="T12"> </text:span><text:a xlink:type="simple" xlink:href="https://app.pluralsight.com/course-player?clipId=3941bfcd-4e7c-4d1d-8ec3-c5919d26fbf3&amp;startTime=175.46" office:target-frame-name="psplayer" xlink:show="replace" text:style-name="Internet_20_link" text:visited-style-name="Visited_20_Internet_20_Link"><text:span text:style-name="T11">since our cluster is using containerd rather than Docker as its</text:span></text:a><text:span text:style-name="T12"> </text:span><text:a xlink:type="simple" xlink:href="https://app.pluralsight.com/course-player?clipId=3941bfcd-4e7c-4d1d-8ec3-c5919d26fbf3&amp;startTime=178.88" office:target-frame-name="psplayer" xlink:show="replace" text:style-name="Internet_20_link" text:visited-style-name="Visited_20_Internet_20_Link"><text:span text:style-name="T11">container runtime. In that cluster configuration file, we will specify</text:span></text:a><text:span text:style-name="T12"> </text:span><text:a xlink:type="simple" xlink:href="https://app.pluralsight.com/course-player?clipId=3941bfcd-4e7c-4d1d-8ec3-c5919d26fbf3&amp;startTime=182.85" office:target-frame-name="psplayer" xlink:show="replace" text:style-name="Internet_20_link" text:visited-style-name="Visited_20_Internet_20_Link"><text:span text:style-name="T11">that we're using containerd as our container runtime, and we'll also</text:span></text:a><text:span text:style-name="T12"> </text:span><text:a xlink:type="simple" xlink:href="https://app.pluralsight.com/course-player?clipId=3941bfcd-4e7c-4d1d-8ec3-c5919d26fbf3&amp;startTime=186.39" office:target-frame-name="psplayer" xlink:show="replace" text:style-name="Internet_20_link" text:visited-style-name="Visited_20_Internet_20_Link"><text:span text:style-name="T11">define the C group driver for the kubelet,</text:span></text:a><text:span text:style-name="T12"> </text:span><text:a xlink:type="simple" xlink:href="https://app.pluralsight.com/course-player?clipId=3941bfcd-4e7c-4d1d-8ec3-c5919d26fbf3&amp;startTime=188.66" office:target-frame-name="psplayer" xlink:show="replace" text:style-name="Internet_20_link" text:visited-style-name="Visited_20_Internet_20_Link"><text:span text:style-name="T11">which is systemd.</text:span></text:a><text:span text:style-name="T12"> </text:span><text:a xlink:type="simple" xlink:href="https://app.pluralsight.com/course-player?clipId=3941bfcd-4e7c-4d1d-8ec3-c5919d26fbf3&amp;startTime=189.93" office:target-frame-name="psplayer" xlink:show="replace" text:style-name="Internet_20_link" text:visited-style-name="Visited_20_Internet_20_Link"><text:span text:style-name="T11">The reason why we're using systemd as our C group driver is because Ubuntu is a systemd based system.</text:span></text:a></text:p>
      <text:h text:style-name="P3" text:outline-level="3"><text:a xlink:type="simple" xlink:href="https://app.pluralsight.com/course-player?clipId=47a15ecf-fa34-46e9-852a-fe0e69f734a7" office:target-frame-name="psplayer" xlink:show="replace" text:style-name="Internet_20_link" text:visited-style-name="Visited_20_Internet_20_Link"><text:span text:style-name="T11">Understanding the Certificate Authority's Role in Your Cluster</text:span></text:a></text:h>
      <text:p text:style-name="P5"><text:a xlink:type="simple" xlink:href="https://app.pluralsight.com/course-player?clipId=47a15ecf-fa34-46e9-852a-fe0e69f734a7&amp;startTime=1.34" office:target-frame-name="psplayer" xlink:show="replace" text:style-name="Internet_20_link" text:visited-style-name="Visited_20_Internet_20_Link"><text:span text:style-name="T11">It's time now to zoom in on those facets of kubeadm</text:span></text:a><text:span text:style-name="T12"> </text:span><text:a xlink:type="simple" xlink:href="https://app.pluralsight.com/course-player?clipId=47a15ecf-fa34-46e9-852a-fe0e69f734a7&amp;startTime=4.23" office:target-frame-name="psplayer" xlink:show="replace" text:style-name="Internet_20_link" text:visited-style-name="Visited_20_Internet_20_Link"><text:span text:style-name="T11">that I called out a second ago,</text:span></text:a><text:span text:style-name="T12"> </text:span><text:a xlink:type="simple" xlink:href="https://app.pluralsight.com/course-player?clipId=47a15ecf-fa34-46e9-852a-fe0e69f734a7&amp;startTime=5.73" office:target-frame-name="psplayer" xlink:show="replace" text:style-name="Internet_20_link" text:visited-style-name="Visited_20_Internet_20_Link"><text:span text:style-name="T11">and we're going to start that conversation with the certificate authority.</text:span></text:a><text:span text:style-name="T12"> </text:span><text:a xlink:type="simple" xlink:href="https://app.pluralsight.com/course-player?clipId=47a15ecf-fa34-46e9-852a-fe0e69f734a7&amp;startTime=9.12" office:target-frame-name="psplayer" xlink:show="replace" text:style-name="Internet_20_link" text:visited-style-name="Visited_20_Internet_20_Link"><text:span text:style-name="T11">Kubeadm init, by default,</text:span></text:a><text:span text:style-name="T12"> </text:span><text:a xlink:type="simple" xlink:href="https://app.pluralsight.com/course-player?clipId=47a15ecf-fa34-46e9-852a-fe0e69f734a7&amp;startTime=10.79" office:target-frame-name="psplayer" xlink:show="replace" text:style-name="Internet_20_link" text:visited-style-name="Visited_20_Internet_20_Link"><text:span text:style-name="T11">will create a self‑signed certificate authority for you.</text:span></text:a><text:span text:style-name="T12"> </text:span><text:a xlink:type="simple" xlink:href="https://app.pluralsight.com/course-player?clipId=47a15ecf-fa34-46e9-852a-fe0e69f734a7&amp;startTime=14.04" office:target-frame-name="psplayer" xlink:show="replace" text:style-name="Internet_20_link" text:visited-style-name="Visited_20_Internet_20_Link"><text:span text:style-name="T11">And if desired or required in your organization,</text:span></text:a><text:span text:style-name="T12"> </text:span><text:a xlink:type="simple" xlink:href="https://app.pluralsight.com/course-player?clipId=47a15ecf-fa34-46e9-852a-fe0e69f734a7&amp;startTime=16.34" office:target-frame-name="psplayer" xlink:show="replace" text:style-name="Internet_20_link" text:visited-style-name="Visited_20_Internet_20_Link"><text:span text:style-name="T11">you can tell kubeadm init to integrate with an external PKI,</text:span></text:a><text:span text:style-name="T12"> </text:span><text:a xlink:type="simple" xlink:href="https://app.pluralsight.com/course-player?clipId=47a15ecf-fa34-46e9-852a-fe0e69f734a7&amp;startTime=19.61" office:target-frame-name="psplayer" xlink:show="replace" text:style-name="Internet_20_link" text:visited-style-name="Visited_20_Internet_20_Link"><text:span text:style-name="T11">or public key infrastructure, if that's needed in your organization.</text:span></text:a><text:span text:style-name="T12"> </text:span><text:a xlink:type="simple" xlink:href="https://app.pluralsight.com/course-player?clipId=47a15ecf-fa34-46e9-852a-fe0e69f734a7&amp;startTime=23.54" office:target-frame-name="psplayer" xlink:show="replace" text:style-name="Internet_20_link" text:visited-style-name="Visited_20_Internet_20_Link"><text:span text:style-name="T11">The certificate authority that's created by kubeadm init is</text:span></text:a><text:span text:style-name="T12"> </text:span><text:a xlink:type="simple" xlink:href="https://app.pluralsight.com/course-player?clipId=47a15ecf-fa34-46e9-852a-fe0e69f734a7&amp;startTime=27.14" office:target-frame-name="psplayer" xlink:show="replace" text:style-name="Internet_20_link" text:visited-style-name="Visited_20_Internet_20_Link"><text:span text:style-name="T11">used to secure cluster communications.</text:span></text:a><text:span text:style-name="T12"> </text:span><text:a xlink:type="simple" xlink:href="https://app.pluralsight.com/course-player?clipId=47a15ecf-fa34-46e9-852a-fe0e69f734a7&amp;startTime=29.64" office:target-frame-name="psplayer" xlink:show="replace" text:style-name="Internet_20_link" text:visited-style-name="Visited_20_Internet_20_Link"><text:span text:style-name="T11">It's going to generate server certificates that are used by</text:span></text:a><text:span text:style-name="T12"> </text:span><text:a xlink:type="simple" xlink:href="https://app.pluralsight.com/course-player?clipId=47a15ecf-fa34-46e9-852a-fe0e69f734a7&amp;startTime=32.13" office:target-frame-name="psplayer" xlink:show="replace" text:style-name="Internet_20_link" text:visited-style-name="Visited_20_Internet_20_Link"><text:span text:style-name="T11">the API server to encrypt the HTTP stream that is the API</text:span></text:a><text:span text:style-name="T12"> </text:span><text:a xlink:type="simple" xlink:href="https://app.pluralsight.com/course-player?clipId=47a15ecf-fa34-46e9-852a-fe0e69f734a7&amp;startTime=36.16" office:target-frame-name="psplayer" xlink:show="replace" text:style-name="Internet_20_link" text:visited-style-name="Visited_20_Internet_20_Link"><text:span text:style-name="T11">server's communication protocol.</text:span></text:a><text:span text:style-name="T12"> </text:span><text:a xlink:type="simple" xlink:href="https://app.pluralsight.com/course-player?clipId=47a15ecf-fa34-46e9-852a-fe0e69f734a7&amp;startTime=37.77" office:target-frame-name="psplayer" xlink:show="replace" text:style-name="Internet_20_link" text:visited-style-name="Visited_20_Internet_20_Link"><text:span text:style-name="T11">So that's going to be HTTP over TLS, in other words, HTTPS.</text:span></text:a><text:span text:style-name="T12"> </text:span><text:a xlink:type="simple" xlink:href="https://app.pluralsight.com/course-player?clipId=47a15ecf-fa34-46e9-852a-fe0e69f734a7&amp;startTime=41.95" office:target-frame-name="psplayer" xlink:show="replace" text:style-name="Internet_20_link" text:visited-style-name="Visited_20_Internet_20_Link"><text:span text:style-name="T11">In addition to securing cluster communications,</text:span></text:a><text:span text:style-name="T12"> </text:span><text:a xlink:type="simple" xlink:href="https://app.pluralsight.com/course-player?clipId=47a15ecf-fa34-46e9-852a-fe0e69f734a7&amp;startTime=44.58" office:target-frame-name="psplayer" xlink:show="replace" text:style-name="Internet_20_link" text:visited-style-name="Visited_20_Internet_20_Link"><text:span text:style-name="T11">the certificate authority is used to generate certificates for the</text:span></text:a><text:span text:style-name="T12"> </text:span><text:a xlink:type="simple" xlink:href="https://app.pluralsight.com/course-player?clipId=47a15ecf-fa34-46e9-852a-fe0e69f734a7&amp;startTime=47.39" office:target-frame-name="psplayer" xlink:show="replace" text:style-name="Internet_20_link" text:visited-style-name="Visited_20_Internet_20_Link"><text:span text:style-name="T11">authentication of users and cluster components like the scheduler,</text:span></text:a><text:span text:style-name="T12"> </text:span><text:a xlink:type="simple" xlink:href="https://app.pluralsight.com/course-player?clipId=47a15ecf-fa34-46e9-852a-fe0e69f734a7&amp;startTime=51.39" office:target-frame-name="psplayer" xlink:show="replace" text:style-name="Internet_20_link" text:visited-style-name="Visited_20_Internet_20_Link"><text:span text:style-name="T11">controller manager, and kubelet to authenticate the request of the API server.</text:span></text:a><text:span text:style-name="T12"> </text:span><text:a xlink:type="simple" xlink:href="https://app.pluralsight.com/course-player?clipId=47a15ecf-fa34-46e9-852a-fe0e69f734a7&amp;startTime=56.84" office:target-frame-name="psplayer" xlink:show="replace" text:style-name="Internet_20_link" text:visited-style-name="Visited_20_Internet_20_Link"><text:span text:style-name="T11">And so we'll have strong authentication methods for</text:span></text:a><text:span text:style-name="T12"> </text:span><text:a xlink:type="simple" xlink:href="https://app.pluralsight.com/course-player?clipId=47a15ecf-fa34-46e9-852a-fe0e69f734a7&amp;startTime=59.46" office:target-frame-name="psplayer" xlink:show="replace" text:style-name="Internet_20_link" text:visited-style-name="Visited_20_Internet_20_Link"><text:span text:style-name="T11">users that have to operate the cluster, any of the cluster components,</text:span></text:a><text:span text:style-name="T12"> </text:span><text:a xlink:type="simple" xlink:href="https://app.pluralsight.com/course-player?clipId=47a15ecf-fa34-46e9-852a-fe0e69f734a7&amp;startTime=62.72" office:target-frame-name="psplayer" xlink:show="replace" text:style-name="Internet_20_link" text:visited-style-name="Visited_20_Internet_20_Link"><text:span text:style-name="T11">and also the nodes in our cluster since the kubelets will use</text:span></text:a><text:span text:style-name="T12"> </text:span><text:a xlink:type="simple" xlink:href="https://app.pluralsight.com/course-player?clipId=47a15ecf-fa34-46e9-852a-fe0e69f734a7&amp;startTime=65.97" office:target-frame-name="psplayer" xlink:show="replace" text:style-name="Internet_20_link" text:visited-style-name="Visited_20_Internet_20_Link"><text:span text:style-name="T11">certificates to authenticate and verify their identity.</text:span></text:a><text:span text:style-name="T12"> </text:span><text:a xlink:type="simple" xlink:href="https://app.pluralsight.com/course-player?clipId=47a15ecf-fa34-46e9-852a-fe0e69f734a7&amp;startTime=69.54" office:target-frame-name="psplayer" xlink:show="replace" text:style-name="Internet_20_link" text:visited-style-name="Visited_20_Internet_20_Link"><text:span text:style-name="T11">The certificate authority files live in /etc/kubernetes/pki and will</text:span></text:a><text:span text:style-name="T12"> </text:span><text:a xlink:type="simple" xlink:href="https://app.pluralsight.com/course-player?clipId=47a15ecf-fa34-46e9-852a-fe0e69f734a7&amp;startTime=74.4" office:target-frame-name="psplayer" xlink:show="replace" text:style-name="Internet_20_link" text:visited-style-name="Visited_20_Internet_20_Link"><text:span text:style-name="T11">be distributed to each node in your cluster when you join additional</text:span></text:a><text:span text:style-name="T12"> </text:span><text:a xlink:type="simple" xlink:href="https://app.pluralsight.com/course-player?clipId=47a15ecf-fa34-46e9-852a-fe0e69f734a7&amp;startTime=78.19" office:target-frame-name="psplayer" xlink:show="replace" text:style-name="Internet_20_link" text:visited-style-name="Visited_20_Internet_20_Link"><text:span text:style-name="T11">nodes to your cluster using kubeadm init.</text:span></text:a><text:span text:style-name="T12"> </text:span><text:a xlink:type="simple" xlink:href="https://app.pluralsight.com/course-player?clipId=47a15ecf-fa34-46e9-852a-fe0e69f734a7&amp;startTime=81.14" office:target-frame-name="psplayer" xlink:show="replace" text:style-name="Internet_20_link" text:visited-style-name="Visited_20_Internet_20_Link"><text:span text:style-name="T11">This distribution process ensures that the nodes trust the self‑signed CA.</text:span></text:a><text:span text:style-name="T12"> </text:span><text:a xlink:type="simple" xlink:href="https://app.pluralsight.com/course-player?clipId=47a15ecf-fa34-46e9-852a-fe0e69f734a7&amp;startTime=85.55" office:target-frame-name="psplayer" xlink:show="replace" text:style-name="Internet_20_link" text:visited-style-name="Visited_20_Internet_20_Link"><text:span text:style-name="T11">For more information on how to customize your kubeadm init process,</text:span></text:a><text:span text:style-name="T12"> </text:span><text:a xlink:type="simple" xlink:href="https://app.pluralsight.com/course-player?clipId=47a15ecf-fa34-46e9-852a-fe0e69f734a7&amp;startTime=89.15" office:target-frame-name="psplayer" xlink:show="replace" text:style-name="Internet_20_link" text:visited-style-name="Visited_20_Internet_20_Link"><text:span text:style-name="T11">check out this link here.</text:span></text:a><text:span text:style-name="T12"> </text:span><text:a xlink:type="simple" xlink:href="https://app.pluralsight.com/course-player?clipId=47a15ecf-fa34-46e9-852a-fe0e69f734a7&amp;startTime=90.57" office:target-frame-name="psplayer" xlink:show="replace" text:style-name="Internet_20_link" text:visited-style-name="Visited_20_Internet_20_Link"><text:span text:style-name="T11">This article includes the many customizable parameters for kubeadm init,</text:span></text:a><text:span text:style-name="T12"> </text:span><text:a xlink:type="simple" xlink:href="https://app.pluralsight.com/course-player?clipId=47a15ecf-fa34-46e9-852a-fe0e69f734a7&amp;startTime=95.49" office:target-frame-name="psplayer" xlink:show="replace" text:style-name="Internet_20_link" text:visited-style-name="Visited_20_Internet_20_Link"><text:span text:style-name="T11">including how to specify an external PKI configuration, amongst many more.</text:span></text:a></text:p>
      <text:h text:style-name="P3" text:outline-level="3"><text:soft-page-break/><text:a xlink:type="simple" xlink:href="https://app.pluralsight.com/course-player?clipId=113b6ea4-9ebe-43d1-a5fc-2dadce715710" office:target-frame-name="psplayer" xlink:show="replace" text:style-name="Internet_20_link" text:visited-style-name="Visited_20_Internet_20_Link"><text:span text:style-name="T11">kubeadm Created kubeconfig Files and Static Pod Manifests</text:span></text:a></text:h>
      <text:p text:style-name="P5"><text:a xlink:type="simple" xlink:href="https://app.pluralsight.com/course-player?clipId=113b6ea4-9ebe-43d1-a5fc-2dadce715710&amp;startTime=1.14" office:target-frame-name="psplayer" xlink:show="replace" text:style-name="Internet_20_link" text:visited-style-name="Visited_20_Internet_20_Link"><text:span text:style-name="T11">Next up is kubeadm‑created kubeconfig files.</text:span></text:a><text:span text:style-name="T12"> </text:span><text:a xlink:type="simple" xlink:href="https://app.pluralsight.com/course-player?clipId=113b6ea4-9ebe-43d1-a5fc-2dadce715710&amp;startTime=5.14" office:target-frame-name="psplayer" xlink:show="replace" text:style-name="Internet_20_link" text:visited-style-name="Visited_20_Internet_20_Link"><text:span text:style-name="T11">What is a kubeconfig file?</text:span></text:a><text:span text:style-name="T12"> </text:span><text:a xlink:type="simple" xlink:href="https://app.pluralsight.com/course-player?clipId=113b6ea4-9ebe-43d1-a5fc-2dadce715710&amp;startTime=6.38" office:target-frame-name="psplayer" xlink:show="replace" text:style-name="Internet_20_link" text:visited-style-name="Visited_20_Internet_20_Link"><text:span text:style-name="T11">A kubeconfig file is a configuration file that defines how</text:span></text:a><text:span text:style-name="T12"> </text:span><text:a xlink:type="simple" xlink:href="https://app.pluralsight.com/course-player?clipId=113b6ea4-9ebe-43d1-a5fc-2dadce715710&amp;startTime=9.85" office:target-frame-name="psplayer" xlink:show="replace" text:style-name="Internet_20_link" text:visited-style-name="Visited_20_Internet_20_Link"><text:span text:style-name="T11">to connect to your cluster API server.</text:span></text:a><text:span text:style-name="T12"> </text:span><text:a xlink:type="simple" xlink:href="https://app.pluralsight.com/course-player?clipId=113b6ea4-9ebe-43d1-a5fc-2dadce715710&amp;startTime=12.84" office:target-frame-name="psplayer" xlink:show="replace" text:style-name="Internet_20_link" text:visited-style-name="Visited_20_Internet_20_Link"><text:span text:style-name="T11">Inside a kubeconfig file, you're going to find the certificates</text:span></text:a><text:span text:style-name="T12"> </text:span><text:a xlink:type="simple" xlink:href="https://app.pluralsight.com/course-player?clipId=113b6ea4-9ebe-43d1-a5fc-2dadce715710&amp;startTime=15.51" office:target-frame-name="psplayer" xlink:show="replace" text:style-name="Internet_20_link" text:visited-style-name="Visited_20_Internet_20_Link"><text:span text:style-name="T11">used for client authentication. And you'll also find the</text:span></text:a><text:span text:style-name="T12"> </text:span><text:a xlink:type="simple" xlink:href="https://app.pluralsight.com/course-player?clipId=113b6ea4-9ebe-43d1-a5fc-2dadce715710&amp;startTime=18.5" office:target-frame-name="psplayer" xlink:show="replace" text:style-name="Internet_20_link" text:visited-style-name="Visited_20_Internet_20_Link"><text:span text:style-name="T11">cluster API server's network location.</text:span></text:a><text:span text:style-name="T12"> </text:span><text:a xlink:type="simple" xlink:href="https://app.pluralsight.com/course-player?clipId=113b6ea4-9ebe-43d1-a5fc-2dadce715710&amp;startTime=21.07" office:target-frame-name="psplayer" xlink:show="replace" text:style-name="Internet_20_link" text:visited-style-name="Visited_20_Internet_20_Link"><text:span text:style-name="T11">Usually it's going to be its IP address or DNS name.</text:span></text:a><text:span text:style-name="T12"> </text:span><text:a xlink:type="simple" xlink:href="https://app.pluralsight.com/course-player?clipId=113b6ea4-9ebe-43d1-a5fc-2dadce715710&amp;startTime=24.08" office:target-frame-name="psplayer" xlink:show="replace" text:style-name="Internet_20_link" text:visited-style-name="Visited_20_Internet_20_Link"><text:span text:style-name="T11">Often included in a kubeconfig file is the CA certificate of the CA that</text:span></text:a><text:span text:style-name="T12"> </text:span><text:a xlink:type="simple" xlink:href="https://app.pluralsight.com/course-player?clipId=113b6ea4-9ebe-43d1-a5fc-2dadce715710&amp;startTime=29" office:target-frame-name="psplayer" xlink:show="replace" text:style-name="Internet_20_link" text:visited-style-name="Visited_20_Internet_20_Link"><text:span text:style-name="T11">was used to sign the certificate of the API server.</text:span></text:a><text:span text:style-name="T12"> </text:span><text:a xlink:type="simple" xlink:href="https://app.pluralsight.com/course-player?clipId=113b6ea4-9ebe-43d1-a5fc-2dadce715710&amp;startTime=32.27" office:target-frame-name="psplayer" xlink:show="replace" text:style-name="Internet_20_link" text:visited-style-name="Visited_20_Internet_20_Link"><text:span text:style-name="T11">This way,</text:span></text:a><text:span text:style-name="T12"> </text:span><text:a xlink:type="simple" xlink:href="https://app.pluralsight.com/course-player?clipId=113b6ea4-9ebe-43d1-a5fc-2dadce715710&amp;startTime=32.55" office:target-frame-name="psplayer" xlink:show="replace" text:style-name="Internet_20_link" text:visited-style-name="Visited_20_Internet_20_Link"><text:span text:style-name="T11">the client can trust the certificate presented by</text:span></text:a><text:span text:style-name="T12"> </text:span><text:a xlink:type="simple" xlink:href="https://app.pluralsight.com/course-player?clipId=113b6ea4-9ebe-43d1-a5fc-2dadce715710&amp;startTime=35.13" office:target-frame-name="psplayer" xlink:show="replace" text:style-name="Internet_20_link" text:visited-style-name="Visited_20_Internet_20_Link"><text:span text:style-name="T11">the API server upon connection.</text:span></text:a><text:span text:style-name="T12"> </text:span><text:a xlink:type="simple" xlink:href="https://app.pluralsight.com/course-player?clipId=113b6ea4-9ebe-43d1-a5fc-2dadce715710&amp;startTime=37.17" office:target-frame-name="psplayer" xlink:show="replace" text:style-name="Internet_20_link" text:visited-style-name="Visited_20_Internet_20_Link"><text:span text:style-name="T11">Kubeadm creates a collection of kubeconfig files used by various</text:span></text:a><text:span text:style-name="T12"> </text:span><text:a xlink:type="simple" xlink:href="https://app.pluralsight.com/course-player?clipId=113b6ea4-9ebe-43d1-a5fc-2dadce715710&amp;startTime=41.91" office:target-frame-name="psplayer" xlink:show="replace" text:style-name="Internet_20_link" text:visited-style-name="Visited_20_Internet_20_Link"><text:span text:style-name="T11">cluster components, and those live in /etc/kubernetes.</text:span></text:a><text:span text:style-name="T12"> </text:span><text:a xlink:type="simple" xlink:href="https://app.pluralsight.com/course-player?clipId=113b6ea4-9ebe-43d1-a5fc-2dadce715710&amp;startTime=45.1" office:target-frame-name="psplayer" xlink:show="replace" text:style-name="Internet_20_link" text:visited-style-name="Visited_20_Internet_20_Link"><text:span text:style-name="T11">Let's take a look at each one of those now.</text:span></text:a><text:span text:style-name="T12"> </text:span><text:a xlink:type="simple" xlink:href="https://app.pluralsight.com/course-player?clipId=113b6ea4-9ebe-43d1-a5fc-2dadce715710&amp;startTime=47.44" office:target-frame-name="psplayer" xlink:show="replace" text:style-name="Internet_20_link" text:visited-style-name="Visited_20_Internet_20_Link"><text:span text:style-name="T11">The first kubeconfig file that's generated is admin.conf,</text:span></text:a><text:span text:style-name="T12"> </text:span><text:a xlink:type="simple" xlink:href="https://app.pluralsight.com/course-player?clipId=113b6ea4-9ebe-43d1-a5fc-2dadce715710&amp;startTime=50.76" office:target-frame-name="psplayer" xlink:show="replace" text:style-name="Internet_20_link" text:visited-style-name="Visited_20_Internet_20_Link"><text:span text:style-name="T11">which is the Kubernetes cluster administrator account,</text:span></text:a><text:span text:style-name="T12"> </text:span><text:a xlink:type="simple" xlink:href="https://app.pluralsight.com/course-player?clipId=113b6ea4-9ebe-43d1-a5fc-2dadce715710&amp;startTime=53.5" office:target-frame-name="psplayer" xlink:show="replace" text:style-name="Internet_20_link" text:visited-style-name="Visited_20_Internet_20_Link"><text:span text:style-name="T11">essentially a super user inside of our Kubernetes cluster.</text:span></text:a><text:span text:style-name="T12"> </text:span><text:a xlink:type="simple" xlink:href="https://app.pluralsight.com/course-player?clipId=113b6ea4-9ebe-43d1-a5fc-2dadce715710&amp;startTime=57.1" office:target-frame-name="psplayer" xlink:show="replace" text:style-name="Internet_20_link" text:visited-style-name="Visited_20_Internet_20_Link"><text:span text:style-name="T11">And we're going to use this to authenticate to our cluster today in our</text:span></text:a><text:span text:style-name="T12"> </text:span><text:a xlink:type="simple" xlink:href="https://app.pluralsight.com/course-player?clipId=113b6ea4-9ebe-43d1-a5fc-2dadce715710&amp;startTime=60.32" office:target-frame-name="psplayer" xlink:show="replace" text:style-name="Internet_20_link" text:visited-style-name="Visited_20_Internet_20_Link"><text:span text:style-name="T11">upcoming demo. Kubeadm also generates kubelet.conf. Kubelet.conf is used</text:span></text:a><text:span text:style-name="T12"> </text:span><text:a xlink:type="simple" xlink:href="https://app.pluralsight.com/course-player?clipId=113b6ea4-9ebe-43d1-a5fc-2dadce715710&amp;startTime=65.7" office:target-frame-name="psplayer" xlink:show="replace" text:style-name="Internet_20_link" text:visited-style-name="Visited_20_Internet_20_Link"><text:span text:style-name="T11">to help the kubelet locate the API server and present the correct client</text:span></text:a><text:span text:style-name="T12"> </text:span><text:a xlink:type="simple" xlink:href="https://app.pluralsight.com/course-player?clipId=113b6ea4-9ebe-43d1-a5fc-2dadce715710&amp;startTime=69.8" office:target-frame-name="psplayer" xlink:show="replace" text:style-name="Internet_20_link" text:visited-style-name="Visited_20_Internet_20_Link"><text:span text:style-name="T11">certificate for authentication.</text:span></text:a><text:span text:style-name="T12"> </text:span><text:a xlink:type="simple" xlink:href="https://app.pluralsight.com/course-player?clipId=113b6ea4-9ebe-43d1-a5fc-2dadce715710&amp;startTime=71.23" office:target-frame-name="psplayer" xlink:show="replace" text:style-name="Internet_20_link" text:visited-style-name="Visited_20_Internet_20_Link"><text:span text:style-name="T11">Similar kubeconfig files exist for the controller manager and the</text:span></text:a><text:span text:style-name="T12"> </text:span><text:a xlink:type="simple" xlink:href="https://app.pluralsight.com/course-player?clipId=113b6ea4-9ebe-43d1-a5fc-2dadce715710&amp;startTime=74.99" office:target-frame-name="psplayer" xlink:show="replace" text:style-name="Internet_20_link" text:visited-style-name="Visited_20_Internet_20_Link"><text:span text:style-name="T11">scheduler, again, to tell these components where the API server is</text:span></text:a><text:span text:style-name="T12"> </text:span><text:a xlink:type="simple" xlink:href="https://app.pluralsight.com/course-player?clipId=113b6ea4-9ebe-43d1-a5fc-2dadce715710&amp;startTime=78.2" office:target-frame-name="psplayer" xlink:show="replace" text:style-name="Internet_20_link" text:visited-style-name="Visited_20_Internet_20_Link"><text:span text:style-name="T11">on the network and also which client certificates to use for</text:span></text:a><text:span text:style-name="T12"> </text:span><text:a xlink:type="simple" xlink:href="https://app.pluralsight.com/course-player?clipId=113b6ea4-9ebe-43d1-a5fc-2dadce715710&amp;startTime=81.44" office:target-frame-name="psplayer" xlink:show="replace" text:style-name="Internet_20_link" text:visited-style-name="Visited_20_Internet_20_Link"><text:span text:style-name="T11">authentication to the API server.</text:span></text:a><text:span text:style-name="T12"> </text:span><text:a xlink:type="simple" xlink:href="https://app.pluralsight.com/course-player?clipId=113b6ea4-9ebe-43d1-a5fc-2dadce715710&amp;startTime=83.54" office:target-frame-name="psplayer" xlink:show="replace" text:style-name="Internet_20_link" text:visited-style-name="Visited_20_Internet_20_Link"><text:span text:style-name="T11">These kubeconfig files are generated by kubeadm during the cluster</text:span></text:a><text:span text:style-name="T12"> </text:span><text:a xlink:type="simple" xlink:href="https://app.pluralsight.com/course-player?clipId=113b6ea4-9ebe-43d1-a5fc-2dadce715710&amp;startTime=87.68" office:target-frame-name="psplayer" xlink:show="replace" text:style-name="Internet_20_link" text:visited-style-name="Visited_20_Internet_20_Link"><text:span text:style-name="T11">bootstrapping process and are used by these components to locate and</text:span></text:a><text:span text:style-name="T12"> </text:span><text:a xlink:type="simple" xlink:href="https://app.pluralsight.com/course-player?clipId=113b6ea4-9ebe-43d1-a5fc-2dadce715710&amp;startTime=91.18" office:target-frame-name="psplayer" xlink:show="replace" text:style-name="Internet_20_link" text:visited-style-name="Visited_20_Internet_20_Link"><text:span text:style-name="T11">authenticate the API server. Later on in this series of courses, we'll look</text:span></text:a><text:span text:style-name="T12"> </text:span><text:a xlink:type="simple" xlink:href="https://app.pluralsight.com/course-player?clipId=113b6ea4-9ebe-43d1-a5fc-2dadce715710&amp;startTime=95.09" office:target-frame-name="psplayer" xlink:show="replace" text:style-name="Internet_20_link" text:visited-style-name="Visited_20_Internet_20_Link"><text:span text:style-name="T11">at how to create kubeconfig files for individual users that will locate and</text:span></text:a><text:span text:style-name="T12"> </text:span><text:a xlink:type="simple" xlink:href="https://app.pluralsight.com/course-player?clipId=113b6ea4-9ebe-43d1-a5fc-2dadce715710&amp;startTime=99.33" office:target-frame-name="psplayer" xlink:show="replace" text:style-name="Internet_20_link" text:visited-style-name="Visited_20_Internet_20_Link"><text:span text:style-name="T11">authenticate to the cluster API server, and we'll also learn how to set</text:span></text:a><text:span text:style-name="T12"> </text:span><text:a xlink:type="simple" xlink:href="https://app.pluralsight.com/course-player?clipId=113b6ea4-9ebe-43d1-a5fc-2dadce715710&amp;startTime=103.34" office:target-frame-name="psplayer" xlink:show="replace" text:style-name="Internet_20_link" text:visited-style-name="Visited_20_Internet_20_Link"><text:span text:style-name="T11">appropriate permissions for users.</text:span></text:a><text:span text:style-name="T12"> </text:span><text:a xlink:type="simple" xlink:href="https://app.pluralsight.com/course-player?clipId=113b6ea4-9ebe-43d1-a5fc-2dadce715710&amp;startTime=106.94" office:target-frame-name="psplayer" xlink:show="replace" text:style-name="Internet_20_link" text:visited-style-name="Visited_20_Internet_20_Link"><text:span text:style-name="T11">The next stop on the list in our closer look at what kubeadm</text:span></text:a><text:span text:style-name="T12"> </text:span><text:a xlink:type="simple" xlink:href="https://app.pluralsight.com/course-player?clipId=113b6ea4-9ebe-43d1-a5fc-2dadce715710&amp;startTime=109.71" office:target-frame-name="psplayer" xlink:show="replace" text:style-name="Internet_20_link" text:visited-style-name="Visited_20_Internet_20_Link"><text:span text:style-name="T11">init does for us is static pod manifests.</text:span></text:a><text:span text:style-name="T12"> </text:span><text:a xlink:type="simple" xlink:href="https://app.pluralsight.com/course-player?clipId=113b6ea4-9ebe-43d1-a5fc-2dadce715710&amp;startTime=112.64" office:target-frame-name="psplayer" xlink:show="replace" text:style-name="Internet_20_link" text:visited-style-name="Visited_20_Internet_20_Link"><text:span text:style-name="T11">A manifest describes a configuration, and in this case it's going to describe</text:span></text:a><text:span text:style-name="T12"> </text:span><text:a xlink:type="simple" xlink:href="https://app.pluralsight.com/course-player?clipId=113b6ea4-9ebe-43d1-a5fc-2dadce715710&amp;startTime=116.61" office:target-frame-name="psplayer" xlink:show="replace" text:style-name="Internet_20_link" text:visited-style-name="Visited_20_Internet_20_Link"><text:span text:style-name="T11">the configuration of a pod. And so kubeadm init is going to generate static</text:span></text:a><text:span text:style-name="T12"> </text:span><text:a xlink:type="simple" xlink:href="https://app.pluralsight.com/course-player?clipId=113b6ea4-9ebe-43d1-a5fc-2dadce715710&amp;startTime=120.46" office:target-frame-name="psplayer" xlink:show="replace" text:style-name="Internet_20_link" text:visited-style-name="Visited_20_Internet_20_Link"><text:span text:style-name="T11">pod manifests for our cluster control plane components that it needs to</text:span></text:a><text:span text:style-name="T12"> </text:span><text:a xlink:type="simple" xlink:href="https://app.pluralsight.com/course-player?clipId=113b6ea4-9ebe-43d1-a5fc-2dadce715710&amp;startTime=124.46" office:target-frame-name="psplayer" xlink:show="replace" text:style-name="Internet_20_link" text:visited-style-name="Visited_20_Internet_20_Link"><text:span text:style-name="T11">bootstrap a cluster and get it up and running.</text:span></text:a><text:span text:style-name="T12"> </text:span><text:a xlink:type="simple" xlink:href="https://app.pluralsight.com/course-player?clipId=113b6ea4-9ebe-43d1-a5fc-2dadce715710&amp;startTime=126.84" office:target-frame-name="psplayer" xlink:show="replace" text:style-name="Internet_20_link" text:visited-style-name="Visited_20_Internet_20_Link"><text:span text:style-name="T11">Those static pod manifests are going to live in</text:span></text:a><text:span text:style-name="T12"> </text:span><text:a xlink:type="simple" xlink:href="https://app.pluralsight.com/course-player?clipId=113b6ea4-9ebe-43d1-a5fc-2dadce715710&amp;startTime=129.01" office:target-frame-name="psplayer" xlink:show="replace" text:style-name="Internet_20_link" text:visited-style-name="Visited_20_Internet_20_Link"><text:span text:style-name="T11">/etc/kubernetes/manifests. And it's the job of kubeadm init to</text:span></text:a><text:span text:style-name="T12"> </text:span><text:a xlink:type="simple" xlink:href="https://app.pluralsight.com/course-player?clipId=113b6ea4-9ebe-43d1-a5fc-2dadce715710&amp;startTime=134.04" office:target-frame-name="psplayer" xlink:show="replace" text:style-name="Internet_20_link" text:visited-style-name="Visited_20_Internet_20_Link"><text:span text:style-name="T11">generate a static pod manifest for each of the core cluster control</text:span></text:a><text:span text:style-name="T12"> </text:span><text:a xlink:type="simple" xlink:href="https://app.pluralsight.com/course-player?clipId=113b6ea4-9ebe-43d1-a5fc-2dadce715710&amp;startTime=137.97" office:target-frame-name="psplayer" xlink:show="replace" text:style-name="Internet_20_link" text:visited-style-name="Visited_20_Internet_20_Link"><text:span text:style-name="T11">plane components, and that includes etcd, the API server,</text:span></text:a><text:span text:style-name="T12"> </text:span><text:a xlink:type="simple" xlink:href="https://app.pluralsight.com/course-player?clipId=113b6ea4-9ebe-43d1-a5fc-2dadce715710&amp;startTime=141.7" office:target-frame-name="psplayer" xlink:show="replace" text:style-name="Internet_20_link" text:visited-style-name="Visited_20_Internet_20_Link"><text:span text:style-name="T11">the controller manager, and the scheduler. So, kubeadm init generates the</text:span></text:a><text:span text:style-name="T12"> </text:span><text:a xlink:type="simple" xlink:href="https://app.pluralsight.com/course-player?clipId=113b6ea4-9ebe-43d1-a5fc-2dadce715710&amp;startTime=146.44" office:target-frame-name="psplayer" xlink:show="replace" text:style-name="Internet_20_link" text:visited-style-name="Visited_20_Internet_20_Link"><text:span text:style-name="T11">static pod manifests for each of the control plane pods,</text:span></text:a><text:span text:style-name="T12"> </text:span><text:a xlink:type="simple" xlink:href="https://app.pluralsight.com/course-player?clipId=113b6ea4-9ebe-43d1-a5fc-2dadce715710&amp;startTime=149.01" office:target-frame-name="psplayer" xlink:show="replace" text:style-name="Internet_20_link" text:visited-style-name="Visited_20_Internet_20_Link"><text:span text:style-name="T11">and they live in that special directory.</text:span></text:a><text:span text:style-name="T12"> </text:span><text:a xlink:type="simple" xlink:href="https://app.pluralsight.com/course-player?clipId=113b6ea4-9ebe-43d1-a5fc-2dadce715710&amp;startTime=151.34" office:target-frame-name="psplayer" xlink:show="replace" text:style-name="Internet_20_link" text:visited-style-name="Visited_20_Internet_20_Link"><text:span text:style-name="T11">It's the job of the kubelet to watch this directory on the file</text:span></text:a><text:span text:style-name="T12"> </text:span><text:a xlink:type="simple" xlink:href="https://app.pluralsight.com/course-player?clipId=113b6ea4-9ebe-43d1-a5fc-2dadce715710&amp;startTime=154.97" office:target-frame-name="psplayer" xlink:show="replace" text:style-name="Internet_20_link" text:visited-style-name="Visited_20_Internet_20_Link"><text:span text:style-name="T11">system. And for any static pod manifests that it finds in this</text:span></text:a><text:span text:style-name="T12"> </text:span><text:a xlink:type="simple" xlink:href="https://app.pluralsight.com/course-player?clipId=113b6ea4-9ebe-43d1-a5fc-2dadce715710&amp;startTime=157.7" office:target-frame-name="psplayer" xlink:show="replace" text:style-name="Internet_20_link" text:visited-style-name="Visited_20_Internet_20_Link"><text:span text:style-name="T11">directory, it'll start up the pods described in those manifests.</text:span></text:a><text:span text:style-name="T12"> </text:span><text:a xlink:type="simple" xlink:href="https://app.pluralsight.com/course-player?clipId=113b6ea4-9ebe-43d1-a5fc-2dadce715710&amp;startTime=161.42" office:target-frame-name="psplayer" xlink:show="replace" text:style-name="Internet_20_link" text:visited-style-name="Visited_20_Internet_20_Link"><text:span text:style-name="T11">And in this process here, it's the control plane pods.</text:span></text:a><text:span text:style-name="T12"> </text:span><text:a xlink:type="simple" xlink:href="https://app.pluralsight.com/course-player?clipId=113b6ea4-9ebe-43d1-a5fc-2dadce715710&amp;startTime=164.51" office:target-frame-name="psplayer" xlink:show="replace" text:style-name="Internet_20_link" text:visited-style-name="Visited_20_Internet_20_Link"><text:span text:style-name="T11">This is how a cluster starts up after a reboot as well.</text:span></text:a><text:span text:style-name="T12"> </text:span><text:a xlink:type="simple" xlink:href="https://app.pluralsight.com/course-player?clipId=113b6ea4-9ebe-43d1-a5fc-2dadce715710&amp;startTime=168.55" office:target-frame-name="psplayer" xlink:show="replace" text:style-name="Internet_20_link" text:visited-style-name="Visited_20_Internet_20_Link"><text:span text:style-name="T11">The kubelet is started by the systemd daemon on the node on boot. And then on</text:span></text:a><text:span text:style-name="T12"> </text:span><text:a xlink:type="simple" xlink:href="https://app.pluralsight.com/course-player?clipId=113b6ea4-9ebe-43d1-a5fc-2dadce715710&amp;startTime=173.2" office:target-frame-name="psplayer" xlink:show="replace" text:style-name="Internet_20_link" text:visited-style-name="Visited_20_Internet_20_Link"><text:span text:style-name="T11">the cluster we'll find the static pod manifests in this directory, and it will</text:span></text:a><text:span text:style-name="T12"> </text:span><text:a xlink:type="simple" xlink:href="https://app.pluralsight.com/course-player?clipId=113b6ea4-9ebe-43d1-a5fc-2dadce715710&amp;startTime=177.5" office:target-frame-name="psplayer" xlink:show="replace" text:style-name="Internet_20_link" text:visited-style-name="Visited_20_Internet_20_Link"><text:span text:style-name="T11">start up any of the pods defined in the static pod manifests. And in this case,</text:span></text:a><text:span text:style-name="T12"> </text:span><text:a xlink:type="simple" xlink:href="https://app.pluralsight.com/course-player?clipId=113b6ea4-9ebe-43d1-a5fc-2dadce715710&amp;startTime=181.86" office:target-frame-name="psplayer" xlink:show="replace" text:style-name="Internet_20_link" text:visited-style-name="Visited_20_Internet_20_Link"><text:span text:style-name="T11">it's going to be the control plane pods.</text:span></text:a><text:span text:style-name="T12"> </text:span><text:a xlink:type="simple" xlink:href="https://app.pluralsight.com/course-player?clipId=113b6ea4-9ebe-43d1-a5fc-2dadce715710&amp;startTime=184.04" office:target-frame-name="psplayer" xlink:show="replace" text:style-name="Internet_20_link" text:visited-style-name="Visited_20_Internet_20_Link"><text:span text:style-name="T11">Now, you might be wondering,</text:span></text:a><text:span text:style-name="T12"> </text:span><text:a xlink:type="simple" xlink:href="https://app.pluralsight.com/course-player?clipId=113b6ea4-9ebe-43d1-a5fc-2dadce715710&amp;startTime=185.15" office:target-frame-name="psplayer" xlink:show="replace" text:style-name="Internet_20_link" text:visited-style-name="Visited_20_Internet_20_Link"><text:span text:style-name="T11">why do I need this special configuration to start up these pods?</text:span></text:a><text:span text:style-name="T12"> </text:span><text:a xlink:type="simple" xlink:href="https://app.pluralsight.com/course-player?clipId=113b6ea4-9ebe-43d1-a5fc-2dadce715710&amp;startTime=188.2" office:target-frame-name="psplayer" xlink:show="replace" text:style-name="Internet_20_link" text:visited-style-name="Visited_20_Internet_20_Link"><text:span text:style-name="T11">Well, this is what enables the startup of these core cluster components, well, without the cluster being up and running.</text:span></text:a></text:p>
      <text:h text:style-name="P3" text:outline-level="3"><text:a xlink:type="simple" xlink:href="https://app.pluralsight.com/course-player?clipId=d22cc231-ce3b-4077-8c19-92146ec0dafb" office:target-frame-name="psplayer" xlink:show="replace" text:style-name="Internet_20_link" text:visited-style-name="Visited_20_Internet_20_Link"><text:span text:style-name="T11">Pod Networking Fundamentals</text:span></text:a></text:h>
      <text:p text:style-name="P5"><text:a xlink:type="simple" xlink:href="https://app.pluralsight.com/course-player?clipId=d22cc231-ce3b-4077-8c19-92146ec0dafb&amp;startTime=1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22cc231-ce3b-4077-8c19-92146ec0dafb&amp;startTime=1.59" office:target-frame-name="psplayer" xlink:show="replace" text:style-name="Internet_20_link" text:visited-style-name="Visited_20_Internet_20_Link"><text:span text:style-name="T11">that wraps up the conversation about kubeadm init and a</text:span></text:a><text:span text:style-name="T12"> </text:span><text:a xlink:type="simple" xlink:href="https://app.pluralsight.com/course-player?clipId=d22cc231-ce3b-4077-8c19-92146ec0dafb&amp;startTime=4.83" office:target-frame-name="psplayer" xlink:show="replace" text:style-name="Internet_20_link" text:visited-style-name="Visited_20_Internet_20_Link"><text:span text:style-name="T11">closer look at each one of those phases.</text:span></text:a><text:span text:style-name="T12"> </text:span><text:a xlink:type="simple" xlink:href="https://app.pluralsight.com/course-player?clipId=d22cc231-ce3b-4077-8c19-92146ec0dafb&amp;startTime=7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22cc231-ce3b-4077-8c19-92146ec0dafb&amp;startTime=7.26" office:target-frame-name="psplayer" xlink:show="replace" text:style-name="Internet_20_link" text:visited-style-name="Visited_20_Internet_20_Link"><text:span text:style-name="T11">let's shift the focus over to the last thing that we need to talk about</text:span></text:a><text:span text:style-name="T12"> </text:span><text:a xlink:type="simple" xlink:href="https://app.pluralsight.com/course-player?clipId=d22cc231-ce3b-4077-8c19-92146ec0dafb&amp;startTime=10.03" office:target-frame-name="psplayer" xlink:show="replace" text:style-name="Internet_20_link" text:visited-style-name="Visited_20_Internet_20_Link"><text:span text:style-name="T11">before we actually stand up our Kubernetes cluster.</text:span></text:a><text:span text:style-name="T12"> </text:span><text:a xlink:type="simple" xlink:href="https://app.pluralsight.com/course-player?clipId=d22cc231-ce3b-4077-8c19-92146ec0dafb&amp;startTime=12.17" office:target-frame-name="psplayer" xlink:show="replace" text:style-name="Internet_20_link" text:visited-style-name="Visited_20_Internet_20_Link"><text:span text:style-name="T11">We're going to talk about Pod networking again.</text:span></text:a><text:span text:style-name="T12"> </text:span><text:a xlink:type="simple" xlink:href="https://app.pluralsight.com/course-player?clipId=d22cc231-ce3b-4077-8c19-92146ec0dafb&amp;startTime=14.84" office:target-frame-name="psplayer" xlink:show="replace" text:style-name="Internet_20_link" text:visited-style-name="Visited_20_Internet_20_Link"><text:span text:style-name="T11">Let's say we're designing a cluster.</text:span></text:a><text:span text:style-name="T12"> </text:span><text:a xlink:type="simple" xlink:href="https://app.pluralsight.com/course-player?clipId=d22cc231-ce3b-4077-8c19-92146ec0dafb&amp;startTime=16.24" office:target-frame-name="psplayer" xlink:show="replace" text:style-name="Internet_20_link" text:visited-style-name="Visited_20_Internet_20_Link"><text:span text:style-name="T11">We have the requirements of the Kubernetes networking model</text:span></text:a><text:span text:style-name="T12"> </text:span><text:a xlink:type="simple" xlink:href="https://app.pluralsight.com/course-player?clipId=d22cc231-ce3b-4077-8c19-92146ec0dafb&amp;startTime=19.48" office:target-frame-name="psplayer" xlink:show="replace" text:style-name="Internet_20_link" text:visited-style-name="Visited_20_Internet_20_Link"><text:span text:style-name="T11">that we introduced earlier in this course.</text:span></text:a><text:span text:style-name="T12"> </text:span><text:a xlink:type="simple" xlink:href="https://app.pluralsight.com/course-player?clipId=d22cc231-ce3b-4077-8c19-92146ec0dafb&amp;startTime=21.4" office:target-frame-name="psplayer" xlink:show="replace" text:style-name="Internet_20_link" text:visited-style-name="Visited_20_Internet_20_Link"><text:span text:style-name="T11">We need to ensure </text:span></text:a><text:soft-page-break/><text:a xlink:type="simple" xlink:href="https://app.pluralsight.com/course-player?clipId=d22cc231-ce3b-4077-8c19-92146ec0dafb&amp;startTime=21.4" office:target-frame-name="psplayer" xlink:show="replace" text:style-name="Internet_20_link" text:visited-style-name="Visited_20_Internet_20_Link"><text:span text:style-name="T11">that we have a single un NATed IP address per Pod and</text:span></text:a><text:span text:style-name="T12"> </text:span><text:a xlink:type="simple" xlink:href="https://app.pluralsight.com/course-player?clipId=d22cc231-ce3b-4077-8c19-92146ec0dafb&amp;startTime=26.12" office:target-frame-name="psplayer" xlink:show="replace" text:style-name="Internet_20_link" text:visited-style-name="Visited_20_Internet_20_Link"><text:span text:style-name="T11">that all Pods have reachability between each other Now,</text:span></text:a><text:span text:style-name="T12"> </text:span><text:a xlink:type="simple" xlink:href="https://app.pluralsight.com/course-player?clipId=d22cc231-ce3b-4077-8c19-92146ec0dafb&amp;startTime=28.64" office:target-frame-name="psplayer" xlink:show="replace" text:style-name="Internet_20_link" text:visited-style-name="Visited_20_Internet_20_Link"><text:span text:style-name="T11">we could, of course, use direct routing,</text:span></text:a><text:span text:style-name="T12"> </text:span><text:a xlink:type="simple" xlink:href="https://app.pluralsight.com/course-player?clipId=d22cc231-ce3b-4077-8c19-92146ec0dafb&amp;startTime=30.45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d22cc231-ce3b-4077-8c19-92146ec0dafb&amp;startTime=31.24" office:target-frame-name="psplayer" xlink:show="replace" text:style-name="Internet_20_link" text:visited-style-name="Visited_20_Internet_20_Link"><text:span text:style-name="T11">we would have to configure the infrastructure underneath our</text:span></text:a><text:span text:style-name="T12"> </text:span><text:a xlink:type="simple" xlink:href="https://app.pluralsight.com/course-player?clipId=d22cc231-ce3b-4077-8c19-92146ec0dafb&amp;startTime=33.73" office:target-frame-name="psplayer" xlink:show="replace" text:style-name="Internet_20_link" text:visited-style-name="Visited_20_Internet_20_Link"><text:span text:style-name="T11">Pods and nodes to support full IP reachability between the Pods</text:span></text:a><text:span text:style-name="T12"> </text:span><text:a xlink:type="simple" xlink:href="https://app.pluralsight.com/course-player?clipId=d22cc231-ce3b-4077-8c19-92146ec0dafb&amp;startTime=37.8" office:target-frame-name="psplayer" xlink:show="replace" text:style-name="Internet_20_link" text:visited-style-name="Visited_20_Internet_20_Link"><text:span text:style-name="T11">and nodes without NAT using real IPs, and sometimes that's just not feasible.</text:span></text:a><text:span text:style-name="T12"> </text:span><text:a xlink:type="simple" xlink:href="https://app.pluralsight.com/course-player?clipId=d22cc231-ce3b-4077-8c19-92146ec0dafb&amp;startTime=42.65" office:target-frame-name="psplayer" xlink:show="replace" text:style-name="Internet_20_link" text:visited-style-name="Visited_20_Internet_20_Link"><text:span text:style-name="T11">Perhaps you're in a cloud scenario or in a scenario where you don't</text:span></text:a><text:span text:style-name="T12"> </text:span><text:a xlink:type="simple" xlink:href="https://app.pluralsight.com/course-player?clipId=d22cc231-ce3b-4077-8c19-92146ec0dafb&amp;startTime=46.31" office:target-frame-name="psplayer" xlink:show="replace" text:style-name="Internet_20_link" text:visited-style-name="Visited_20_Internet_20_Link"><text:span text:style-name="T11">have control over the underlying infrastructure,</text:span></text:a><text:span text:style-name="T12"> </text:span><text:a xlink:type="simple" xlink:href="https://app.pluralsight.com/course-player?clipId=d22cc231-ce3b-4077-8c19-92146ec0dafb&amp;startTime=49.1" office:target-frame-name="psplayer" xlink:show="replace" text:style-name="Internet_20_link" text:visited-style-name="Visited_20_Internet_20_Link"><text:span text:style-name="T11">and that's where overlay networking comes in,</text:span></text:a><text:span text:style-name="T12"> </text:span><text:a xlink:type="simple" xlink:href="https://app.pluralsight.com/course-player?clipId=d22cc231-ce3b-4077-8c19-92146ec0dafb&amp;startTime=51.2" office:target-frame-name="psplayer" xlink:show="replace" text:style-name="Internet_20_link" text:visited-style-name="Visited_20_Internet_20_Link"><text:span text:style-name="T11">sometimes called software‑defined networking.</text:span></text:a><text:span text:style-name="T12"> </text:span><text:a xlink:type="simple" xlink:href="https://app.pluralsight.com/course-player?clipId=d22cc231-ce3b-4077-8c19-92146ec0dafb&amp;startTime=53.04" office:target-frame-name="psplayer" xlink:show="replace" text:style-name="Internet_20_link" text:visited-style-name="Visited_20_Internet_20_Link"><text:span text:style-name="T11">With overlay networking,</text:span></text:a><text:span text:style-name="T12"> </text:span><text:a xlink:type="simple" xlink:href="https://app.pluralsight.com/course-player?clipId=d22cc231-ce3b-4077-8c19-92146ec0dafb&amp;startTime=54.36" office:target-frame-name="psplayer" xlink:show="replace" text:style-name="Internet_20_link" text:visited-style-name="Visited_20_Internet_20_Link"><text:span text:style-name="T11">what happens is we get the appearance of a single layer 3</text:span></text:a><text:span text:style-name="T12"> </text:span><text:a xlink:type="simple" xlink:href="https://app.pluralsight.com/course-player?clipId=d22cc231-ce3b-4077-8c19-92146ec0dafb&amp;startTime=57.14" office:target-frame-name="psplayer" xlink:show="replace" text:style-name="Internet_20_link" text:visited-style-name="Visited_20_Internet_20_Link"><text:span text:style-name="T11">network that the Pods can all communicate on. And some of the</text:span></text:a><text:span text:style-name="T12"> </text:span><text:a xlink:type="simple" xlink:href="https://app.pluralsight.com/course-player?clipId=d22cc231-ce3b-4077-8c19-92146ec0dafb&amp;startTime=60.26" office:target-frame-name="psplayer" xlink:show="replace" text:style-name="Internet_20_link" text:visited-style-name="Visited_20_Internet_20_Link"><text:span text:style-name="T11">techniques that are used to make this happen are tunneling and</text:span></text:a><text:span text:style-name="T12"> </text:span><text:a xlink:type="simple" xlink:href="https://app.pluralsight.com/course-player?clipId=d22cc231-ce3b-4077-8c19-92146ec0dafb&amp;startTime=63.12" office:target-frame-name="psplayer" xlink:show="replace" text:style-name="Internet_20_link" text:visited-style-name="Visited_20_Internet_20_Link"><text:span text:style-name="T11">encapsulation of the IP packets,</text:span></text:a><text:span text:style-name="T12"> </text:span><text:a xlink:type="simple" xlink:href="https://app.pluralsight.com/course-player?clipId=d22cc231-ce3b-4077-8c19-92146ec0dafb&amp;startTime=65.45" office:target-frame-name="psplayer" xlink:show="replace" text:style-name="Internet_20_link" text:visited-style-name="Visited_20_Internet_20_Link"><text:span text:style-name="T11">and that's the responsibility of the overlay network to</text:span></text:a><text:span text:style-name="T12"> </text:span><text:a xlink:type="simple" xlink:href="https://app.pluralsight.com/course-player?clipId=d22cc231-ce3b-4077-8c19-92146ec0dafb&amp;startTime=68.08" office:target-frame-name="psplayer" xlink:show="replace" text:style-name="Internet_20_link" text:visited-style-name="Visited_20_Internet_20_Link"><text:span text:style-name="T11">facilitate for those communications of those packets</text:span></text:a><text:span text:style-name="T12"> </text:span><text:a xlink:type="simple" xlink:href="https://app.pluralsight.com/course-player?clipId=d22cc231-ce3b-4077-8c19-92146ec0dafb&amp;startTime=70.44" office:target-frame-name="psplayer" xlink:show="replace" text:style-name="Internet_20_link" text:visited-style-name="Visited_20_Internet_20_Link"><text:span text:style-name="T11">between the Pods in an unchanged way.</text:span></text:a><text:span text:style-name="T12"> </text:span><text:a xlink:type="simple" xlink:href="https://app.pluralsight.com/course-player?clipId=d22cc231-ce3b-4077-8c19-92146ec0dafb&amp;startTime=72.87" office:target-frame-name="psplayer" xlink:show="replace" text:style-name="Internet_20_link" text:visited-style-name="Visited_20_Internet_20_Link"><text:span text:style-name="T11">Now, some of the overlay networks that are available to us</text:span></text:a><text:span text:style-name="T12"> </text:span><text:a xlink:type="simple" xlink:href="https://app.pluralsight.com/course-player?clipId=d22cc231-ce3b-4077-8c19-92146ec0dafb&amp;startTime=75.62" office:target-frame-name="psplayer" xlink:show="replace" text:style-name="Internet_20_link" text:visited-style-name="Visited_20_Internet_20_Link"><text:span text:style-name="T11">include Flannel, Calico, and Weave Net.</text:span></text:a><text:span text:style-name="T12"> </text:span><text:a xlink:type="simple" xlink:href="https://app.pluralsight.com/course-player?clipId=d22cc231-ce3b-4077-8c19-92146ec0dafb&amp;startTime=78.34" office:target-frame-name="psplayer" xlink:show="replace" text:style-name="Internet_20_link" text:visited-style-name="Visited_20_Internet_20_Link"><text:span text:style-name="T11">These are overly networks,</text:span></text:a><text:span text:style-name="T12"> </text:span><text:a xlink:type="simple" xlink:href="https://app.pluralsight.com/course-player?clipId=d22cc231-ce3b-4077-8c19-92146ec0dafb&amp;startTime=79.35" office:target-frame-name="psplayer" xlink:show="replace" text:style-name="Internet_20_link" text:visited-style-name="Visited_20_Internet_20_Link"><text:span text:style-name="T11">each of which have different capabilities and features that may be</text:span></text:a><text:span text:style-name="T12"> </text:span><text:a xlink:type="simple" xlink:href="https://app.pluralsight.com/course-player?clipId=d22cc231-ce3b-4077-8c19-92146ec0dafb&amp;startTime=82.12" office:target-frame-name="psplayer" xlink:show="replace" text:style-name="Internet_20_link" text:visited-style-name="Visited_20_Internet_20_Link"><text:span text:style-name="T11">interesting to you as you deploy your overline network. In our demos</text:span></text:a><text:span text:style-name="T12"> </text:span><text:a xlink:type="simple" xlink:href="https://app.pluralsight.com/course-player?clipId=d22cc231-ce3b-4077-8c19-92146ec0dafb&amp;startTime=86.16" office:target-frame-name="psplayer" xlink:show="replace" text:style-name="Internet_20_link" text:visited-style-name="Visited_20_Internet_20_Link"><text:span text:style-name="T11">today, we'll be using Calico for our Pod network.</text:span></text:a><text:span text:style-name="T12"> </text:span><text:a xlink:type="simple" xlink:href="https://app.pluralsight.com/course-player?clipId=d22cc231-ce3b-4077-8c19-92146ec0dafb&amp;startTime=89.14" office:target-frame-name="psplayer" xlink:show="replace" text:style-name="Internet_20_link" text:visited-style-name="Visited_20_Internet_20_Link"><text:span text:style-name="T11">When deploying a Pod network,</text:span></text:a><text:span text:style-name="T12"> </text:span><text:a xlink:type="simple" xlink:href="https://app.pluralsight.com/course-player?clipId=d22cc231-ce3b-4077-8c19-92146ec0dafb&amp;startTime=90.75" office:target-frame-name="psplayer" xlink:show="replace" text:style-name="Internet_20_link" text:visited-style-name="Visited_20_Internet_20_Link"><text:span text:style-name="T11">it will provide the IP address management for the Pods deployed.</text:span></text:a><text:span text:style-name="T12"> </text:span><text:a xlink:type="simple" xlink:href="https://app.pluralsight.com/course-player?clipId=d22cc231-ce3b-4077-8c19-92146ec0dafb&amp;startTime=94.14" office:target-frame-name="psplayer" xlink:show="replace" text:style-name="Internet_20_link" text:visited-style-name="Visited_20_Internet_20_Link"><text:span text:style-name="T11">Now, it's imperative that the network range must not overlap with</text:span></text:a><text:span text:style-name="T12"> </text:span><text:a xlink:type="simple" xlink:href="https://app.pluralsight.com/course-player?clipId=d22cc231-ce3b-4077-8c19-92146ec0dafb&amp;startTime=97.76" office:target-frame-name="psplayer" xlink:show="replace" text:style-name="Internet_20_link" text:visited-style-name="Visited_20_Internet_20_Link"><text:span text:style-name="T11">other networks for your network infrastructure, so be sure to work</text:span></text:a><text:span text:style-name="T12"> </text:span><text:a xlink:type="simple" xlink:href="https://app.pluralsight.com/course-player?clipId=d22cc231-ce3b-4077-8c19-92146ec0dafb&amp;startTime=101.55" office:target-frame-name="psplayer" xlink:show="replace" text:style-name="Internet_20_link" text:visited-style-name="Visited_20_Internet_20_Link"><text:span text:style-name="T11">with your network engineering teams to find an appropriate address</text:span></text:a><text:span text:style-name="T12"> </text:span><text:a xlink:type="simple" xlink:href="https://app.pluralsight.com/course-player?clipId=d22cc231-ce3b-4077-8c19-92146ec0dafb&amp;startTime=104.41" office:target-frame-name="psplayer" xlink:show="replace" text:style-name="Internet_20_link" text:visited-style-name="Visited_20_Internet_20_Link"><text:span text:style-name="T11">range to use for your Pod network.</text:span></text:a><text:span text:style-name="T12"> </text:span><text:a xlink:type="simple" xlink:href="https://app.pluralsight.com/course-player?clipId=d22cc231-ce3b-4077-8c19-92146ec0dafb&amp;startTime=106.6" office:target-frame-name="psplayer" xlink:show="replace" text:style-name="Internet_20_link" text:visited-style-name="Visited_20_Internet_20_Link"><text:span text:style-name="T11">For a full discussion of overlay networking,</text:span></text:a><text:span text:style-name="T12"> </text:span><text:a xlink:type="simple" xlink:href="https://app.pluralsight.com/course-player?clipId=d22cc231-ce3b-4077-8c19-92146ec0dafb&amp;startTime=108.83" office:target-frame-name="psplayer" xlink:show="replace" text:style-name="Internet_20_link" text:visited-style-name="Visited_20_Internet_20_Link"><text:span text:style-name="T11">I encourage you to check out this link here.</text:span></text:a><text:span text:style-name="T12"> </text:span><text:a xlink:type="simple" xlink:href="https://app.pluralsight.com/course-player?clipId=d22cc231-ce3b-4077-8c19-92146ec0dafb&amp;startTime=110.73" office:target-frame-name="psplayer" xlink:show="replace" text:style-name="Internet_20_link" text:visited-style-name="Visited_20_Internet_20_Link"><text:span text:style-name="T11">You'll find many more overlay networks available and other</text:span></text:a><text:span text:style-name="T12"> </text:span><text:a xlink:type="simple" xlink:href="https://app.pluralsight.com/course-player?clipId=d22cc231-ce3b-4077-8c19-92146ec0dafb&amp;startTime=113.87" office:target-frame-name="psplayer" xlink:show="replace" text:style-name="Internet_20_link" text:visited-style-name="Visited_20_Internet_20_Link"><text:span text:style-name="T11">networking solutions that you can use for your Pods and nodes so</text:span></text:a><text:span text:style-name="T12"> </text:span><text:a xlink:type="simple" xlink:href="https://app.pluralsight.com/course-player?clipId=d22cc231-ce3b-4077-8c19-92146ec0dafb&amp;startTime=117.61" office:target-frame-name="psplayer" xlink:show="replace" text:style-name="Internet_20_link" text:visited-style-name="Visited_20_Internet_20_Link"><text:span text:style-name="T11">that they can communicate to each other.</text:span></text:a><text:span text:style-name="T12"> </text:span><text:a xlink:type="simple" xlink:href="https://app.pluralsight.com/course-player?clipId=d22cc231-ce3b-4077-8c19-92146ec0dafb&amp;startTime=119.01" office:target-frame-name="psplayer" xlink:show="replace" text:style-name="Internet_20_link" text:visited-style-name="Visited_20_Internet_20_Link"><text:span text:style-name="T11">This discussion here is really just scratching the surface for what you need</text:span></text:a><text:span text:style-name="T12"> </text:span><text:a xlink:type="simple" xlink:href="https://app.pluralsight.com/course-player?clipId=d22cc231-ce3b-4077-8c19-92146ec0dafb&amp;startTime=122.68" office:target-frame-name="psplayer" xlink:show="replace" text:style-name="Internet_20_link" text:visited-style-name="Visited_20_Internet_20_Link"><text:span text:style-name="T11">to know about networking to get a cluster up and running.</text:span></text:a><text:span text:style-name="T12"> </text:span><text:a xlink:type="simple" xlink:href="https://app.pluralsight.com/course-player?clipId=d22cc231-ce3b-4077-8c19-92146ec0dafb&amp;startTime=125.44" office:target-frame-name="psplayer" xlink:show="replace" text:style-name="Internet_20_link" text:visited-style-name="Visited_20_Internet_20_Link"><text:span text:style-name="T11">We have a full course dedicated the Kubernetes networking coming up later in this series.</text:span></text:a></text:p>
      <text:h text:style-name="P3" text:outline-level="3"><text:a xlink:type="simple" xlink:href="https://app.pluralsight.com/course-player?clipId=ab0e7471-d727-44d0-b8d2-6632f2e84eda" office:target-frame-name="psplayer" xlink:show="replace" text:style-name="Internet_20_link" text:visited-style-name="Visited_20_Internet_20_Link"><text:span text:style-name="T11">Creating a Cluster Control Plane Node and Adding a Node</text:span></text:a></text:h>
      <text:p text:style-name="P5"><text:a xlink:type="simple" xlink:href="https://app.pluralsight.com/course-player?clipId=ab0e7471-d727-44d0-b8d2-6632f2e84eda&amp;startTime=1.04" office:target-frame-name="psplayer" xlink:show="replace" text:style-name="Internet_20_link" text:visited-style-name="Visited_20_Internet_20_Link"><text:span text:style-name="T11">With all of the preliminaries out of the way,</text:span></text:a><text:span text:style-name="T12"> </text:span><text:a xlink:type="simple" xlink:href="https://app.pluralsight.com/course-player?clipId=ab0e7471-d727-44d0-b8d2-6632f2e84eda&amp;startTime=2.82" office:target-frame-name="psplayer" xlink:show="replace" text:style-name="Internet_20_link" text:visited-style-name="Visited_20_Internet_20_Link"><text:span text:style-name="T11">it's time to use kubeadm to bootstrap the control</text:span></text:a><text:span text:style-name="T12"> </text:span><text:a xlink:type="simple" xlink:href="https://app.pluralsight.com/course-player?clipId=ab0e7471-d727-44d0-b8d2-6632f2e84eda&amp;startTime=6.22" office:target-frame-name="psplayer" xlink:show="replace" text:style-name="Internet_20_link" text:visited-style-name="Visited_20_Internet_20_Link"><text:span text:style-name="T11">plane node in our Kubernetes cluster.</text:span></text:a><text:span text:style-name="T12"> </text:span><text:a xlink:type="simple" xlink:href="https://app.pluralsight.com/course-player?clipId=ab0e7471-d727-44d0-b8d2-6632f2e84eda&amp;startTime=8.94" office:target-frame-name="psplayer" xlink:show="replace" text:style-name="Internet_20_link" text:visited-style-name="Visited_20_Internet_20_Link"><text:span text:style-name="T11">The first thing that we need to do is download a YAML manifest that</text:span></text:a><text:span text:style-name="T12"> </text:span><text:a xlink:type="simple" xlink:href="https://app.pluralsight.com/course-player?clipId=ab0e7471-d727-44d0-b8d2-6632f2e84eda&amp;startTime=12.38" office:target-frame-name="psplayer" xlink:show="replace" text:style-name="Internet_20_link" text:visited-style-name="Visited_20_Internet_20_Link"><text:span text:style-name="T11">describes our Pod network that we want to deploy,</text:span></text:a><text:span text:style-name="T12"> </text:span><text:a xlink:type="simple" xlink:href="https://app.pluralsight.com/course-player?clipId=ab0e7471-d727-44d0-b8d2-6632f2e84eda&amp;startTime=15.45" office:target-frame-name="psplayer" xlink:show="replace" text:style-name="Internet_20_link" text:visited-style-name="Visited_20_Internet_20_Link"><text:span text:style-name="T11">and that's calico.yaml.</text:span></text:a><text:span text:style-name="T12"> </text:span><text:a xlink:type="simple" xlink:href="https://app.pluralsight.com/course-player?clipId=ab0e7471-d727-44d0-b8d2-6632f2e84eda&amp;startTime=16.71" office:target-frame-name="psplayer" xlink:show="replace" text:style-name="Internet_20_link" text:visited-style-name="Visited_20_Internet_20_Link"><text:span text:style-name="T11">This is the actual deployment manifest for our Pod network.</text:span></text:a><text:span text:style-name="T12"> </text:span><text:a xlink:type="simple" xlink:href="https://app.pluralsight.com/course-player?clipId=ab0e7471-d727-44d0-b8d2-6632f2e84eda&amp;startTime=20.53" office:target-frame-name="psplayer" xlink:show="replace" text:style-name="Internet_20_link" text:visited-style-name="Visited_20_Internet_20_Link"><text:span text:style-name="T11">Inside of that file is where you can specify the Pod network IP address range.</text:span></text:a><text:span text:style-name="T12"> </text:span><text:a xlink:type="simple" xlink:href="https://app.pluralsight.com/course-player?clipId=ab0e7471-d727-44d0-b8d2-6632f2e84eda&amp;startTime=26.04" office:target-frame-name="psplayer" xlink:show="replace" text:style-name="Internet_20_link" text:visited-style-name="Visited_20_Internet_20_Link"><text:span text:style-name="T11">We'll look at how to configure that upcoming demo.</text:span></text:a><text:span text:style-name="T12"> </text:span><text:a xlink:type="simple" xlink:href="https://app.pluralsight.com/course-player?clipId=ab0e7471-d727-44d0-b8d2-6632f2e84eda&amp;startTime=28.25" office:target-frame-name="psplayer" xlink:show="replace" text:style-name="Internet_20_link" text:visited-style-name="Visited_20_Internet_20_Link"><text:span text:style-name="T11">If this URL changes for the Calico Pod network,</text:span></text:a><text:span text:style-name="T12"> </text:span><text:a xlink:type="simple" xlink:href="https://app.pluralsight.com/course-player?clipId=ab0e7471-d727-44d0-b8d2-6632f2e84eda&amp;startTime=32.25" office:target-frame-name="psplayer" xlink:show="replace" text:style-name="Internet_20_link" text:visited-style-name="Visited_20_Internet_20_Link"><text:span text:style-name="T11">I will keep the course downloads updated with the new URL.</text:span></text:a><text:span text:style-name="T12"> </text:span><text:a xlink:type="simple" xlink:href="https://app.pluralsight.com/course-player?clipId=ab0e7471-d727-44d0-b8d2-6632f2e84eda&amp;startTime=35.84" office:target-frame-name="psplayer" xlink:show="replace" text:style-name="Internet_20_link" text:visited-style-name="Visited_20_Internet_20_Link"><text:span text:style-name="T11">Next, you'll need to create a cluster configuration file,</text:span></text:a><text:span text:style-name="T12"> </text:span><text:a xlink:type="simple" xlink:href="https://app.pluralsight.com/course-player?clipId=ab0e7471-d727-44d0-b8d2-6632f2e84eda&amp;startTime=39.64" office:target-frame-name="psplayer" xlink:show="replace" text:style-name="Internet_20_link" text:visited-style-name="Visited_20_Internet_20_Link"><text:span text:style-name="T11">and there's an easy way to do that with kubeadm.</text:span></text:a><text:span text:style-name="T12"> </text:span><text:a xlink:type="simple" xlink:href="https://app.pluralsight.com/course-player?clipId=ab0e7471-d727-44d0-b8d2-6632f2e84eda&amp;startTime=42.13" office:target-frame-name="psplayer" xlink:show="replace" text:style-name="Internet_20_link" text:visited-style-name="Visited_20_Internet_20_Link"><text:span text:style-name="T11">We can use kubeadm config print init‑default and then write that out to file.</text:span></text:a><text:span text:style-name="T12"> </text:span><text:a xlink:type="simple" xlink:href="https://app.pluralsight.com/course-player?clipId=ab0e7471-d727-44d0-b8d2-6632f2e84eda&amp;startTime=47.6" office:target-frame-name="psplayer" xlink:show="replace" text:style-name="Internet_20_link" text:visited-style-name="Visited_20_Internet_20_Link"><text:span text:style-name="T11">And so here we're using tee to write the output to console and also</text:span></text:a><text:span text:style-name="T12"> </text:span><text:a xlink:type="simple" xlink:href="https://app.pluralsight.com/course-player?clipId=ab0e7471-d727-44d0-b8d2-6632f2e84eda&amp;startTime=51.81" office:target-frame-name="psplayer" xlink:show="replace" text:style-name="Internet_20_link" text:visited-style-name="Visited_20_Internet_20_Link"><text:span text:style-name="T11">into a file manifest named ClusterConfiguration.yaml.</text:span></text:a><text:span text:style-name="T12"> </text:span><text:a xlink:type="simple" xlink:href="https://app.pluralsight.com/course-player?clipId=ab0e7471-d727-44d0-b8d2-6632f2e84eda&amp;startTime=55.19" office:target-frame-name="psplayer" xlink:show="replace" text:style-name="Internet_20_link" text:visited-style-name="Visited_20_Internet_20_Link"><text:span text:style-name="T11">Inside of that file is the configuration defaults for a Kubernetes cluster.</text:span></text:a><text:span text:style-name="T12"> </text:span><text:a xlink:type="simple" xlink:href="https://app.pluralsight.com/course-player?clipId=ab0e7471-d727-44d0-b8d2-6632f2e84eda&amp;startTime=61.64" office:target-frame-name="psplayer" xlink:show="replace" text:style-name="Internet_20_link" text:visited-style-name="Visited_20_Internet_20_Link"><text:span text:style-name="T11">In our upcoming demo,</text:span></text:a><text:span text:style-name="T12"> </text:span><text:a xlink:type="simple" xlink:href="https://app.pluralsight.com/course-player?clipId=ab0e7471-d727-44d0-b8d2-6632f2e84eda&amp;startTime=62.62" office:target-frame-name="psplayer" xlink:show="replace" text:style-name="Internet_20_link" text:visited-style-name="Visited_20_Internet_20_Link"><text:span text:style-name="T11">we're going to use this command to generate that cluster configuration file,</text:span></text:a><text:span text:style-name="T12"> </text:span><text:a xlink:type="simple" xlink:href="https://app.pluralsight.com/course-player?clipId=ab0e7471-d727-44d0-b8d2-6632f2e84eda&amp;startTime=66.67" office:target-frame-name="psplayer" xlink:show="replace" text:style-name="Internet_20_link" text:visited-style-name="Visited_20_Internet_20_Link"><text:span text:style-name="T11">and then we're going to make some required changes to that</text:span></text:a><text:span text:style-name="T12"> </text:span><text:a xlink:type="simple" xlink:href="https://app.pluralsight.com/course-player?clipId=ab0e7471-d727-44d0-b8d2-6632f2e84eda&amp;startTime=69.33" office:target-frame-name="psplayer" xlink:show="replace" text:style-name="Internet_20_link" text:visited-style-name="Visited_20_Internet_20_Link"><text:span text:style-name="T11">file in our lab environment together.</text:span></text:a><text:span text:style-name="T12"> </text:span><text:a xlink:type="simple" xlink:href="https://app.pluralsight.com/course-player?clipId=ab0e7471-d727-44d0-b8d2-6632f2e84eda&amp;startTime=71.23" office:target-frame-name="psplayer" xlink:show="replace" text:style-name="Internet_20_link" text:visited-style-name="Visited_20_Internet_20_Link"><text:span text:style-name="T11">Once we have that ClusterConfiguration file,</text:span></text:a><text:span text:style-name="T12"> </text:span><text:a xlink:type="simple" xlink:href="https://app.pluralsight.com/course-player?clipId=ab0e7471-d727-44d0-b8d2-6632f2e84eda&amp;startTime=74.04" office:target-frame-name="psplayer" xlink:show="replace" text:style-name="Internet_20_link" text:visited-style-name="Visited_20_Internet_20_Link"><text:span text:style-name="T11">the next thing that we need to do is to execute sudo kubeadm init,</text:span></text:a><text:span text:style-name="T12"> </text:span><text:a xlink:type="simple" xlink:href="https://app.pluralsight.com/course-player?clipId=ab0e7471-d727-44d0-b8d2-6632f2e84eda&amp;startTime=77.72" office:target-frame-name="psplayer" xlink:show="replace" text:style-name="Internet_20_link" text:visited-style-name="Visited_20_Internet_20_Link"><text:span text:style-name="T11">kicking off the kubeadm init process that we just walked through together.</text:span></text:a><text:span text:style-name="T12"> </text:span><text:a xlink:type="simple" xlink:href="https://app.pluralsight.com/course-player?clipId=ab0e7471-d727-44d0-b8d2-6632f2e84eda&amp;startTime=81.94" office:target-frame-name="psplayer" xlink:show="replace" text:style-name="Internet_20_link" text:visited-style-name="Visited_20_Internet_20_Link"><text:span text:style-name="T11">We need to then pass in our ClusterConfiguration file with the</text:span></text:a><text:span text:style-name="T12"> </text:span><text:a xlink:type="simple" xlink:href="https://app.pluralsight.com/course-player?clipId=ab0e7471-d727-44d0-b8d2-6632f2e84eda&amp;startTime=85.08" office:target-frame-name="psplayer" xlink:show="replace" text:style-name="Internet_20_link" text:visited-style-name="Visited_20_Internet_20_Link"><text:span text:style-name="T11">‑‑config parameter and specifying the file location of the</text:span></text:a><text:span text:style-name="T12"> </text:span><text:a xlink:type="simple" xlink:href="https://app.pluralsight.com/course-player?clipId=ab0e7471-d727-44d0-b8d2-6632f2e84eda&amp;startTime=89.82" office:target-frame-name="psplayer" xlink:show="replace" text:style-name="Internet_20_link" text:visited-style-name="Visited_20_Internet_20_Link"><text:span text:style-name="T11">configuration file that we just created,</text:span></text:a><text:span text:style-name="T12"> </text:span><text:a xlink:type="simple" xlink:href="https://app.pluralsight.com/course-player?clipId=ab0e7471-d727-44d0-b8d2-6632f2e84eda&amp;startTime=91.6" office:target-frame-name="psplayer" xlink:show="replace" text:style-name="Internet_20_link" text:visited-style-name="Visited_20_Internet_20_Link"><text:span text:style-name="T11">ClusterConfiguration.yaml.</text:span></text:a><text:span text:style-name="T12"> </text:span><text:a xlink:type="simple" xlink:href="https://app.pluralsight.com/course-player?clipId=ab0e7471-d727-44d0-b8d2-6632f2e84eda&amp;startTime=92.84" office:target-frame-name="psplayer" xlink:show="replace" text:style-name="Internet_20_link" text:visited-style-name="Visited_20_Internet_20_Link"><text:span text:style-name="T11">We then need to specify the ‑‑cri‑socket of our container runtime,</text:span></text:a><text:span text:style-name="T12"> </text:span><text:a xlink:type="simple" xlink:href="https://app.pluralsight.com/course-player?clipId=ab0e7471-d727-44d0-b8d2-6632f2e84eda&amp;startTime=98.36" office:target-frame-name="psplayer" xlink:show="replace" text:style-name="Internet_20_link" text:visited-style-name="Visited_20_Internet_20_Link"><text:span text:style-name="T11">and we're going to be using containerd in this course,</text:span></text:a><text:span text:style-name="T12"> </text:span><text:a xlink:type="simple" xlink:href="https://app.pluralsight.com/course-player?clipId=ab0e7471-d727-44d0-b8d2-6632f2e84eda&amp;startTime=100.51" office:target-frame-name="psplayer" xlink:show="replace" text:style-name="Internet_20_link" text:visited-style-name="Visited_20_Internet_20_Link"><text:span text:style-name="T11">and so here you can see the path /run/containerd/containerd.sock,</text:span></text:a><text:span text:style-name="T12"> </text:span><text:a xlink:type="simple" xlink:href="https://app.pluralsight.com/course-player?clipId=ab0e7471-d727-44d0-b8d2-6632f2e84eda&amp;startTime=105.07" office:target-frame-name="psplayer" xlink:show="replace" text:style-name="Internet_20_link" text:visited-style-name="Visited_20_Internet_20_Link"><text:span text:style-name="T11">which is the file location of our ‑‑cri‑socket.</text:span></text:a><text:span text:style-name="T12"> </text:span><text:a xlink:type="simple" xlink:href="https://app.pluralsight.com/course-player?clipId=ab0e7471-d727-44d0-b8d2-6632f2e84eda&amp;startTime=109.04" office:target-frame-name="psplayer" xlink:show="replace" text:style-name="Internet_20_link" text:visited-style-name="Visited_20_Internet_20_Link"><text:span text:style-name="T11">If you don't </text:span></text:a><text:soft-page-break/><text:a xlink:type="simple" xlink:href="https://app.pluralsight.com/course-player?clipId=ab0e7471-d727-44d0-b8d2-6632f2e84eda&amp;startTime=109.04" office:target-frame-name="psplayer" xlink:show="replace" text:style-name="Internet_20_link" text:visited-style-name="Visited_20_Internet_20_Link"><text:span text:style-name="T11">specify a ‑‑cri‑socket in the current version of kubeadm,</text:span></text:a><text:span text:style-name="T12"> </text:span><text:a xlink:type="simple" xlink:href="https://app.pluralsight.com/course-player?clipId=ab0e7471-d727-44d0-b8d2-6632f2e84eda&amp;startTime=112.6" office:target-frame-name="psplayer" xlink:show="replace" text:style-name="Internet_20_link" text:visited-style-name="Visited_20_Internet_20_Link"><text:span text:style-name="T11">it will default to Docker and will error out.</text:span></text:a><text:span text:style-name="T12"> </text:span><text:a xlink:type="simple" xlink:href="https://app.pluralsight.com/course-player?clipId=ab0e7471-d727-44d0-b8d2-6632f2e84eda&amp;startTime=115.89" office:target-frame-name="psplayer" xlink:show="replace" text:style-name="Internet_20_link" text:visited-style-name="Visited_20_Internet_20_Link"><text:span text:style-name="T11">I expect this to change and be updated to autodetect the</text:span></text:a><text:span text:style-name="T12"> </text:span><text:a xlink:type="simple" xlink:href="https://app.pluralsight.com/course-player?clipId=ab0e7471-d727-44d0-b8d2-6632f2e84eda&amp;startTime=119.52" office:target-frame-name="psplayer" xlink:show="replace" text:style-name="Internet_20_link" text:visited-style-name="Visited_20_Internet_20_Link"><text:span text:style-name="T11">container runtime in future releases of kubeadm.</text:span></text:a><text:span text:style-name="T12"> </text:span><text:a xlink:type="simple" xlink:href="https://app.pluralsight.com/course-player?clipId=ab0e7471-d727-44d0-b8d2-6632f2e84eda&amp;startTime=122.25" office:target-frame-name="psplayer" xlink:show="replace" text:style-name="Internet_20_link" text:visited-style-name="Visited_20_Internet_20_Link"><text:span text:style-name="T11">When you get into the demos,</text:span></text:a><text:span text:style-name="T12"> </text:span><text:a xlink:type="simple" xlink:href="https://app.pluralsight.com/course-player?clipId=ab0e7471-d727-44d0-b8d2-6632f2e84eda&amp;startTime=123.67" office:target-frame-name="psplayer" xlink:show="replace" text:style-name="Internet_20_link" text:visited-style-name="Visited_20_Internet_20_Link"><text:span text:style-name="T11">if you decide to use Docker Azure container runtime for your lab,</text:span></text:a><text:span text:style-name="T12"> </text:span><text:a xlink:type="simple" xlink:href="https://app.pluralsight.com/course-player?clipId=ab0e7471-d727-44d0-b8d2-6632f2e84eda&amp;startTime=127.74" office:target-frame-name="psplayer" xlink:show="replace" text:style-name="Internet_20_link" text:visited-style-name="Visited_20_Internet_20_Link"><text:span text:style-name="T11">you'll find the kubeadm init process is a bit different.</text:span></text:a><text:span text:style-name="T12"> </text:span><text:a xlink:type="simple" xlink:href="https://app.pluralsight.com/course-player?clipId=ab0e7471-d727-44d0-b8d2-6632f2e84eda&amp;startTime=130.84" office:target-frame-name="psplayer" xlink:show="replace" text:style-name="Internet_20_link" text:visited-style-name="Visited_20_Internet_20_Link"><text:span text:style-name="T11">In fact, it's a lot simpler.</text:span></text:a><text:span text:style-name="T12"> </text:span><text:a xlink:type="simple" xlink:href="https://app.pluralsight.com/course-player?clipId=ab0e7471-d727-44d0-b8d2-6632f2e84eda&amp;startTime=132.64" office:target-frame-name="psplayer" xlink:show="replace" text:style-name="Internet_20_link" text:visited-style-name="Visited_20_Internet_20_Link"><text:span text:style-name="T11">The reason is a lot of the configurations are autodetected and don't</text:span></text:a><text:span text:style-name="T12"> </text:span><text:a xlink:type="simple" xlink:href="https://app.pluralsight.com/course-player?clipId=ab0e7471-d727-44d0-b8d2-6632f2e84eda&amp;startTime=136.48" office:target-frame-name="psplayer" xlink:show="replace" text:style-name="Internet_20_link" text:visited-style-name="Visited_20_Internet_20_Link"><text:span text:style-name="T11">require cluster configuration files or specifying the ‑‑cri‑socket</text:span></text:a><text:span text:style-name="T12"> </text:span><text:a xlink:type="simple" xlink:href="https://app.pluralsight.com/course-player?clipId=ab0e7471-d727-44d0-b8d2-6632f2e84eda&amp;startTime=140.24" office:target-frame-name="psplayer" xlink:show="replace" text:style-name="Internet_20_link" text:visited-style-name="Visited_20_Internet_20_Link"><text:span text:style-name="T11">at the command line with a parameter.</text:span></text:a><text:span text:style-name="T12"> </text:span><text:a xlink:type="simple" xlink:href="https://app.pluralsight.com/course-player?clipId=ab0e7471-d727-44d0-b8d2-6632f2e84eda&amp;startTime=141.71" office:target-frame-name="psplayer" xlink:show="replace" text:style-name="Internet_20_link" text:visited-style-name="Visited_20_Internet_20_Link"><text:span text:style-name="T11">But like I said a second ago,</text:span></text:a><text:span text:style-name="T12"> </text:span><text:a xlink:type="simple" xlink:href="https://app.pluralsight.com/course-player?clipId=ab0e7471-d727-44d0-b8d2-6632f2e84eda&amp;startTime=143.65" office:target-frame-name="psplayer" xlink:show="replace" text:style-name="Internet_20_link" text:visited-style-name="Visited_20_Internet_20_Link"><text:span text:style-name="T11">I expect the containerd implementation to get a lot simpler,</text:span></text:a><text:span text:style-name="T12"> </text:span><text:a xlink:type="simple" xlink:href="https://app.pluralsight.com/course-player?clipId=ab0e7471-d727-44d0-b8d2-6632f2e84eda&amp;startTime=146.93" office:target-frame-name="psplayer" xlink:show="replace" text:style-name="Internet_20_link" text:visited-style-name="Visited_20_Internet_20_Link"><text:span text:style-name="T11">and I'll update the course accordingly.</text:span></text:a><text:span text:style-name="T12"> </text:span><text:a xlink:type="simple" xlink:href="https://app.pluralsight.com/course-player?clipId=ab0e7471-d727-44d0-b8d2-6632f2e84eda&amp;startTime=148.94" office:target-frame-name="psplayer" xlink:show="replace" text:style-name="Internet_20_link" text:visited-style-name="Visited_20_Internet_20_Link"><text:span text:style-name="T11">Now, once kubeadm init finishes,</text:span></text:a><text:span text:style-name="T12"> </text:span><text:a xlink:type="simple" xlink:href="https://app.pluralsight.com/course-player?clipId=ab0e7471-d727-44d0-b8d2-6632f2e84eda&amp;startTime=151.46" office:target-frame-name="psplayer" xlink:show="replace" text:style-name="Internet_20_link" text:visited-style-name="Visited_20_Internet_20_Link"><text:span text:style-name="T11">all the control plane Pods will be up and running.</text:span></text:a><text:span text:style-name="T12"> </text:span><text:a xlink:type="simple" xlink:href="https://app.pluralsight.com/course-player?clipId=ab0e7471-d727-44d0-b8d2-6632f2e84eda&amp;startTime=153.94" office:target-frame-name="psplayer" xlink:show="replace" text:style-name="Internet_20_link" text:visited-style-name="Visited_20_Internet_20_Link"><text:span text:style-name="T11">Kubeadm init will also print out the commands and the parameters</text:span></text:a><text:span text:style-name="T12"> </text:span><text:a xlink:type="simple" xlink:href="https://app.pluralsight.com/course-player?clipId=ab0e7471-d727-44d0-b8d2-6632f2e84eda&amp;startTime=156.97" office:target-frame-name="psplayer" xlink:show="replace" text:style-name="Internet_20_link" text:visited-style-name="Visited_20_Internet_20_Link"><text:span text:style-name="T11">needed to join additional nodes to your cluster,</text:span></text:a><text:span text:style-name="T12"> </text:span><text:a xlink:type="simple" xlink:href="https://app.pluralsight.com/course-player?clipId=ab0e7471-d727-44d0-b8d2-6632f2e84eda&amp;startTime=159.34" office:target-frame-name="psplayer" xlink:show="replace" text:style-name="Internet_20_link" text:visited-style-name="Visited_20_Internet_20_Link"><text:span text:style-name="T11">and it will also print out how to configure a</text:span></text:a><text:span text:style-name="T12"> </text:span><text:a xlink:type="simple" xlink:href="https://app.pluralsight.com/course-player?clipId=ab0e7471-d727-44d0-b8d2-6632f2e84eda&amp;startTime=162.07" office:target-frame-name="psplayer" xlink:show="replace" text:style-name="Internet_20_link" text:visited-style-name="Visited_20_Internet_20_Link"><text:span text:style-name="T11">kubeconfig file for an administrative user.</text:span></text:a><text:span text:style-name="T12"> </text:span><text:a xlink:type="simple" xlink:href="https://app.pluralsight.com/course-player?clipId=ab0e7471-d727-44d0-b8d2-6632f2e84eda&amp;startTime=165.24" office:target-frame-name="psplayer" xlink:show="replace" text:style-name="Internet_20_link" text:visited-style-name="Visited_20_Internet_20_Link"><text:span text:style-name="T11">We'll review the join command in a moment,</text:span></text:a><text:span text:style-name="T12"> </text:span><text:a xlink:type="simple" xlink:href="https://app.pluralsight.com/course-player?clipId=ab0e7471-d727-44d0-b8d2-6632f2e84eda&amp;startTime=167.79" office:target-frame-name="psplayer" xlink:show="replace" text:style-name="Internet_20_link" text:visited-style-name="Visited_20_Internet_20_Link"><text:span text:style-name="T11">but now let's look at how to work with that kubeconfig</text:span></text:a><text:span text:style-name="T12"> </text:span><text:a xlink:type="simple" xlink:href="https://app.pluralsight.com/course-player?clipId=ab0e7471-d727-44d0-b8d2-6632f2e84eda&amp;startTime=170.39" office:target-frame-name="psplayer" xlink:show="replace" text:style-name="Internet_20_link" text:visited-style-name="Visited_20_Internet_20_Link"><text:span text:style-name="T11">file for an administrative user.</text:span></text:a><text:span text:style-name="T12"> </text:span><text:a xlink:type="simple" xlink:href="https://app.pluralsight.com/course-player?clipId=ab0e7471-d727-44d0-b8d2-6632f2e84eda&amp;startTime=172.74" office:target-frame-name="psplayer" xlink:show="replace" text:style-name="Internet_20_link" text:visited-style-name="Visited_20_Internet_20_Link"><text:span text:style-name="T11">The following steps will enable you're currently logged in user to</text:span></text:a><text:span text:style-name="T12"> </text:span><text:a xlink:type="simple" xlink:href="https://app.pluralsight.com/course-player?clipId=ab0e7471-d727-44d0-b8d2-6632f2e84eda&amp;startTime=175.79" office:target-frame-name="psplayer" xlink:show="replace" text:style-name="Internet_20_link" text:visited-style-name="Visited_20_Internet_20_Link"><text:span text:style-name="T11">perform administrative functions on your cluster.</text:span></text:a><text:span text:style-name="T12"> </text:span><text:a xlink:type="simple" xlink:href="https://app.pluralsight.com/course-player?clipId=ab0e7471-d727-44d0-b8d2-6632f2e84eda&amp;startTime=178.24" office:target-frame-name="psplayer" xlink:show="replace" text:style-name="Internet_20_link" text:visited-style-name="Visited_20_Internet_20_Link"><text:span text:style-name="T11">And first what we'll do is we'll create a directory for our</text:span></text:a><text:span text:style-name="T12"> </text:span><text:a xlink:type="simple" xlink:href="https://app.pluralsight.com/course-player?clipId=ab0e7471-d727-44d0-b8d2-6632f2e84eda&amp;startTime=181.26" office:target-frame-name="psplayer" xlink:show="replace" text:style-name="Internet_20_link" text:visited-style-name="Visited_20_Internet_20_Link"><text:span text:style-name="T11">kubeconfig file in our current HOME directory,</text:span></text:a><text:span text:style-name="T12"> </text:span><text:a xlink:type="simple" xlink:href="https://app.pluralsight.com/course-player?clipId=ab0e7471-d727-44d0-b8d2-6632f2e84eda&amp;startTime=184.38" office:target-frame-name="psplayer" xlink:show="replace" text:style-name="Internet_20_link" text:visited-style-name="Visited_20_Internet_20_Link"><text:span text:style-name="T11">and then what we'll do is we'll copy the admin.conf kubeconfig file</text:span></text:a><text:span text:style-name="T12"> </text:span><text:a xlink:type="simple" xlink:href="https://app.pluralsight.com/course-player?clipId=ab0e7471-d727-44d0-b8d2-6632f2e84eda&amp;startTime=189.09" office:target-frame-name="psplayer" xlink:show="replace" text:style-name="Internet_20_link" text:visited-style-name="Visited_20_Internet_20_Link"><text:span text:style-name="T11">from /etc/kubernetes into our HOME directory.</text:span></text:a><text:span text:style-name="T12"> </text:span><text:a xlink:type="simple" xlink:href="https://app.pluralsight.com/course-player?clipId=ab0e7471-d727-44d0-b8d2-6632f2e84eda&amp;startTime=193.5" office:target-frame-name="psplayer" xlink:show="replace" text:style-name="Internet_20_link" text:visited-style-name="Visited_20_Internet_20_Link"><text:span text:style-name="T11">And then what we'll do is adjust the permissions on that file so</text:span></text:a><text:span text:style-name="T12"> </text:span><text:a xlink:type="simple" xlink:href="https://app.pluralsight.com/course-player?clipId=ab0e7471-d727-44d0-b8d2-6632f2e84eda&amp;startTime=196.36" office:target-frame-name="psplayer" xlink:show="replace" text:style-name="Internet_20_link" text:visited-style-name="Visited_20_Internet_20_Link"><text:span text:style-name="T11">that we can access this with our current user.</text:span></text:a><text:span text:style-name="T12"> </text:span><text:a xlink:type="simple" xlink:href="https://app.pluralsight.com/course-player?clipId=ab0e7471-d727-44d0-b8d2-6632f2e84eda&amp;startTime=199.64" office:target-frame-name="psplayer" xlink:show="replace" text:style-name="Internet_20_link" text:visited-style-name="Visited_20_Internet_20_Link"><text:span text:style-name="T11">This kubeconfig file allows the current user to perform administrative</text:span></text:a><text:span text:style-name="T12"> </text:span><text:a xlink:type="simple" xlink:href="https://app.pluralsight.com/course-player?clipId=ab0e7471-d727-44d0-b8d2-6632f2e84eda&amp;startTime=203.08" office:target-frame-name="psplayer" xlink:show="replace" text:style-name="Internet_20_link" text:visited-style-name="Visited_20_Internet_20_Link"><text:span text:style-name="T11">functions against the cluster, and inside of that kubeconfig file you'll</text:span></text:a><text:span text:style-name="T12"> </text:span><text:a xlink:type="simple" xlink:href="https://app.pluralsight.com/course-player?clipId=ab0e7471-d727-44d0-b8d2-6632f2e84eda&amp;startTime=206.63" office:target-frame-name="psplayer" xlink:show="replace" text:style-name="Internet_20_link" text:visited-style-name="Visited_20_Internet_20_Link"><text:span text:style-name="T11">find the required certificates to authenticate to the cluster and also the</text:span></text:a><text:span text:style-name="T12"> </text:span><text:a xlink:type="simple" xlink:href="https://app.pluralsight.com/course-player?clipId=ab0e7471-d727-44d0-b8d2-6632f2e84eda&amp;startTime=210.69" office:target-frame-name="psplayer" xlink:show="replace" text:style-name="Internet_20_link" text:visited-style-name="Visited_20_Internet_20_Link"><text:span text:style-name="T11">network location of our cluster's API server.</text:span></text:a><text:span text:style-name="T12"> </text:span><text:a xlink:type="simple" xlink:href="https://app.pluralsight.com/course-player?clipId=ab0e7471-d727-44d0-b8d2-6632f2e84eda&amp;startTime=213.86" office:target-frame-name="psplayer" xlink:show="replace" text:style-name="Internet_20_link" text:visited-style-name="Visited_20_Internet_20_Link"><text:span text:style-name="T11">The final step that we need to take after creating our control plane</text:span></text:a><text:span text:style-name="T12"> </text:span><text:a xlink:type="simple" xlink:href="https://app.pluralsight.com/course-player?clipId=ab0e7471-d727-44d0-b8d2-6632f2e84eda&amp;startTime=217.06" office:target-frame-name="psplayer" xlink:show="replace" text:style-name="Internet_20_link" text:visited-style-name="Visited_20_Internet_20_Link"><text:span text:style-name="T11">node with kubeadm init is to deploy a Pod network, and we can do that</text:span></text:a><text:span text:style-name="T12"> </text:span><text:a xlink:type="simple" xlink:href="https://app.pluralsight.com/course-player?clipId=ab0e7471-d727-44d0-b8d2-6632f2e84eda&amp;startTime=221.3" office:target-frame-name="psplayer" xlink:show="replace" text:style-name="Internet_20_link" text:visited-style-name="Visited_20_Internet_20_Link"><text:span text:style-name="T11">with kubectl apply ‑f calico.yaml. This will read the deployment</text:span></text:a><text:span text:style-name="T12"> </text:span><text:a xlink:type="simple" xlink:href="https://app.pluralsight.com/course-player?clipId=ab0e7471-d727-44d0-b8d2-6632f2e84eda&amp;startTime=227.07" office:target-frame-name="psplayer" xlink:show="replace" text:style-name="Internet_20_link" text:visited-style-name="Visited_20_Internet_20_Link"><text:span text:style-name="T11">manifest file that we just downloaded,</text:span></text:a><text:span text:style-name="T12"> </text:span><text:a xlink:type="simple" xlink:href="https://app.pluralsight.com/course-player?clipId=ab0e7471-d727-44d0-b8d2-6632f2e84eda&amp;startTime=229.12" office:target-frame-name="psplayer" xlink:show="replace" text:style-name="Internet_20_link" text:visited-style-name="Visited_20_Internet_20_Link"><text:span text:style-name="T11">send it into the API server, and then create the Pod network in our cluster.</text:span></text:a><text:span text:style-name="T12"> </text:span><text:a xlink:type="simple" xlink:href="https://app.pluralsight.com/course-player?clipId=ab0e7471-d727-44d0-b8d2-6632f2e84eda&amp;startTime=234.04" office:target-frame-name="psplayer" xlink:show="replace" text:style-name="Internet_20_link" text:visited-style-name="Visited_20_Internet_20_Link"><text:span text:style-name="T11">Once the Pod network is finished, then the DNS add‑on Pods will be able</text:span></text:a><text:span text:style-name="T12"> </text:span><text:a xlink:type="simple" xlink:href="https://app.pluralsight.com/course-player?clipId=ab0e7471-d727-44d0-b8d2-6632f2e84eda&amp;startTime=237.37" office:target-frame-name="psplayer" xlink:show="replace" text:style-name="Internet_20_link" text:visited-style-name="Visited_20_Internet_20_Link"><text:span text:style-name="T11">to start up, and we'll have a fully functioning control plane node. The</text:span></text:a><text:span text:style-name="T12"> </text:span><text:a xlink:type="simple" xlink:href="https://app.pluralsight.com/course-player?clipId=ab0e7471-d727-44d0-b8d2-6632f2e84eda&amp;startTime=241.08" office:target-frame-name="psplayer" xlink:show="replace" text:style-name="Internet_20_link" text:visited-style-name="Visited_20_Internet_20_Link"><text:span text:style-name="T11">next thing that we need to do now is to add some additional nodes to</text:span></text:a><text:span text:style-name="T12"> </text:span><text:a xlink:type="simple" xlink:href="https://app.pluralsight.com/course-player?clipId=ab0e7471-d727-44d0-b8d2-6632f2e84eda&amp;startTime=244.07" office:target-frame-name="psplayer" xlink:show="replace" text:style-name="Internet_20_link" text:visited-style-name="Visited_20_Internet_20_Link"><text:span text:style-name="T11">our cluster for user workload.</text:span></text:a><text:span text:style-name="T12"> </text:span><text:a xlink:type="simple" xlink:href="https://app.pluralsight.com/course-player?clipId=ab0e7471-d727-44d0-b8d2-6632f2e84eda&amp;startTime=245.89" office:target-frame-name="psplayer" xlink:show="replace" text:style-name="Internet_20_link" text:visited-style-name="Visited_20_Internet_20_Link"><text:span text:style-name="T11">Let's check out how to do that. Nodes, or worker nodes, are where</text:span></text:a><text:span text:style-name="T12"> </text:span><text:a xlink:type="simple" xlink:href="https://app.pluralsight.com/course-player?clipId=ab0e7471-d727-44d0-b8d2-6632f2e84eda&amp;startTime=251.39" office:target-frame-name="psplayer" xlink:show="replace" text:style-name="Internet_20_link" text:visited-style-name="Visited_20_Internet_20_Link"><text:span text:style-name="T11">your user workloads will run in your cluster.</text:span></text:a><text:span text:style-name="T12"> </text:span><text:a xlink:type="simple" xlink:href="https://app.pluralsight.com/course-player?clipId=ab0e7471-d727-44d0-b8d2-6632f2e84eda&amp;startTime=253.74" office:target-frame-name="psplayer" xlink:show="replace" text:style-name="Internet_20_link" text:visited-style-name="Visited_20_Internet_20_Link"><text:span text:style-name="T11">To join a node to a cluster, you first need to install all the</text:span></text:a><text:span text:style-name="T12"> </text:span><text:a xlink:type="simple" xlink:href="https://app.pluralsight.com/course-player?clipId=ab0e7471-d727-44d0-b8d2-6632f2e84eda&amp;startTime=256.99" office:target-frame-name="psplayer" xlink:show="replace" text:style-name="Internet_20_link" text:visited-style-name="Visited_20_Internet_20_Link"><text:span text:style-name="T11">required software packages onto your soon‑to‑be node. So your</text:span></text:a><text:span text:style-name="T12"> </text:span><text:a xlink:type="simple" xlink:href="https://app.pluralsight.com/course-player?clipId=ab0e7471-d727-44d0-b8d2-6632f2e84eda&amp;startTime=261.21" office:target-frame-name="psplayer" xlink:show="replace" text:style-name="Internet_20_link" text:visited-style-name="Visited_20_Internet_20_Link"><text:span text:style-name="T11">container runtime, in our case, that's containerd,</text:span></text:a><text:span text:style-name="T12"> </text:span><text:a xlink:type="simple" xlink:href="https://app.pluralsight.com/course-player?clipId=ab0e7471-d727-44d0-b8d2-6632f2e84eda&amp;startTime=263.59" office:target-frame-name="psplayer" xlink:show="replace" text:style-name="Internet_20_link" text:visited-style-name="Visited_20_Internet_20_Link"><text:span text:style-name="T11">kubeadm, kubelet, and kubectl all need to be installed.</text:span></text:a><text:span text:style-name="T12"> </text:span><text:a xlink:type="simple" xlink:href="https://app.pluralsight.com/course-player?clipId=ab0e7471-d727-44d0-b8d2-6632f2e84eda&amp;startTime=267.84" office:target-frame-name="psplayer" xlink:show="replace" text:style-name="Internet_20_link" text:visited-style-name="Visited_20_Internet_20_Link"><text:span text:style-name="T11">We then used kubeadm with the join parameter to start the</text:span></text:a><text:span text:style-name="T12"> </text:span><text:a xlink:type="simple" xlink:href="https://app.pluralsight.com/course-player?clipId=ab0e7471-d727-44d0-b8d2-6632f2e84eda&amp;startTime=270.68" office:target-frame-name="psplayer" xlink:show="replace" text:style-name="Internet_20_link" text:visited-style-name="Visited_20_Internet_20_Link"><text:span text:style-name="T11">process of joining a note to a cluster.</text:span></text:a><text:span text:style-name="T12"> </text:span><text:a xlink:type="simple" xlink:href="https://app.pluralsight.com/course-player?clipId=ab0e7471-d727-44d0-b8d2-6632f2e84eda&amp;startTime=272.88" office:target-frame-name="psplayer" xlink:show="replace" text:style-name="Internet_20_link" text:visited-style-name="Visited_20_Internet_20_Link"><text:span text:style-name="T11">Kubeadm join takes some additional parameters,</text:span></text:a><text:span text:style-name="T12"> </text:span><text:a xlink:type="simple" xlink:href="https://app.pluralsight.com/course-player?clipId=ab0e7471-d727-44d0-b8d2-6632f2e84eda&amp;startTime=275.85" office:target-frame-name="psplayer" xlink:show="replace" text:style-name="Internet_20_link" text:visited-style-name="Visited_20_Internet_20_Link"><text:span text:style-name="T11">such as the network location of the API server, a bootstrap token</text:span></text:a><text:span text:style-name="T12"> </text:span><text:a xlink:type="simple" xlink:href="https://app.pluralsight.com/course-player?clipId=ab0e7471-d727-44d0-b8d2-6632f2e84eda&amp;startTime=279.31" office:target-frame-name="psplayer" xlink:show="replace" text:style-name="Internet_20_link" text:visited-style-name="Visited_20_Internet_20_Link"><text:span text:style-name="T11">used to join a node to a cluster, and a CA cert hash used to trust</text:span></text:a><text:span text:style-name="T12"> </text:span><text:a xlink:type="simple" xlink:href="https://app.pluralsight.com/course-player?clipId=ab0e7471-d727-44d0-b8d2-6632f2e84eda&amp;startTime=283.55" office:target-frame-name="psplayer" xlink:show="replace" text:style-name="Internet_20_link" text:visited-style-name="Visited_20_Internet_20_Link"><text:span text:style-name="T11">the certificate presented by the API server.</text:span></text:a><text:span text:style-name="T12"> </text:span><text:a xlink:type="simple" xlink:href="https://app.pluralsight.com/course-player?clipId=ab0e7471-d727-44d0-b8d2-6632f2e84eda&amp;startTime=286.34" office:target-frame-name="psplayer" xlink:show="replace" text:style-name="Internet_20_link" text:visited-style-name="Visited_20_Internet_20_Link"><text:span text:style-name="T11">We'll look at some example code for that in a second. When we execute</text:span></text:a><text:span text:style-name="T12"> </text:span><text:a xlink:type="simple" xlink:href="https://app.pluralsight.com/course-player?clipId=ab0e7471-d727-44d0-b8d2-6632f2e84eda&amp;startTime=289.52" office:target-frame-name="psplayer" xlink:show="replace" text:style-name="Internet_20_link" text:visited-style-name="Visited_20_Internet_20_Link"><text:span text:style-name="T11">kubeadm join on the node that we want to join to the cluster, what's</text:span></text:a><text:span text:style-name="T12"> </text:span><text:a xlink:type="simple" xlink:href="https://app.pluralsight.com/course-player?clipId=ab0e7471-d727-44d0-b8d2-6632f2e84eda&amp;startTime=293.07" office:target-frame-name="psplayer" xlink:show="replace" text:style-name="Internet_20_link" text:visited-style-name="Visited_20_Internet_20_Link"><text:span text:style-name="T11">going to happen is that node is going to download some cluster</text:span></text:a><text:span text:style-name="T12"> </text:span><text:a xlink:type="simple" xlink:href="https://app.pluralsight.com/course-player?clipId=ab0e7471-d727-44d0-b8d2-6632f2e84eda&amp;startTime=295.97" office:target-frame-name="psplayer" xlink:show="replace" text:style-name="Internet_20_link" text:visited-style-name="Visited_20_Internet_20_Link"><text:span text:style-name="T11">information and configuration metadata.</text:span></text:a><text:span text:style-name="T12"> </text:span><text:a xlink:type="simple" xlink:href="https://app.pluralsight.com/course-player?clipId=ab0e7471-d727-44d0-b8d2-6632f2e84eda&amp;startTime=298.34" office:target-frame-name="psplayer" xlink:show="replace" text:style-name="Internet_20_link" text:visited-style-name="Visited_20_Internet_20_Link"><text:span text:style-name="T11">It's then going to generate and submit a certificate signing request, or CSR,</text:span></text:a><text:span text:style-name="T12"> </text:span><text:a xlink:type="simple" xlink:href="https://app.pluralsight.com/course-player?clipId=ab0e7471-d727-44d0-b8d2-6632f2e84eda&amp;startTime=302.61" office:target-frame-name="psplayer" xlink:show="replace" text:style-name="Internet_20_link" text:visited-style-name="Visited_20_Internet_20_Link"><text:span text:style-name="T11">into the API server to generate a certificate that would be used by the</text:span></text:a><text:span text:style-name="T12"> </text:span><text:a xlink:type="simple" xlink:href="https://app.pluralsight.com/course-player?clipId=ab0e7471-d727-44d0-b8d2-6632f2e84eda&amp;startTime=306.29" office:target-frame-name="psplayer" xlink:show="replace" text:style-name="Internet_20_link" text:visited-style-name="Visited_20_Internet_20_Link"><text:span text:style-name="T11">kubelet on the node we're joined into the cluster, and this is used by the</text:span></text:a><text:span text:style-name="T12"> </text:span><text:a xlink:type="simple" xlink:href="https://app.pluralsight.com/course-player?clipId=ab0e7471-d727-44d0-b8d2-6632f2e84eda&amp;startTime=309.94" office:target-frame-name="psplayer" xlink:show="replace" text:style-name="Internet_20_link" text:visited-style-name="Visited_20_Internet_20_Link"><text:span text:style-name="T11">kubelet to authenticate to the API server. The CA is going to automatically</text:span></text:a><text:span text:style-name="T12"> </text:span><text:a xlink:type="simple" xlink:href="https://app.pluralsight.com/course-player?clipId=ab0e7471-d727-44d0-b8d2-6632f2e84eda&amp;startTime=314.83" office:target-frame-name="psplayer" xlink:show="replace" text:style-name="Internet_20_link" text:visited-style-name="Visited_20_Internet_20_Link"><text:span text:style-name="T11">sign that certificate signing request, and then kubeadm join is going to</text:span></text:a><text:span text:style-name="T12"> </text:span><text:a xlink:type="simple" xlink:href="https://app.pluralsight.com/course-player?clipId=ab0e7471-d727-44d0-b8d2-6632f2e84eda&amp;startTime=319.42" office:target-frame-name="psplayer" xlink:show="replace" text:style-name="Internet_20_link" text:visited-style-name="Visited_20_Internet_20_Link"><text:span text:style-name="T11">download that certificate and store that on the file system of the soon‑to‑be</text:span></text:a><text:span text:style-name="T12"> </text:span><text:a xlink:type="simple" xlink:href="https://app.pluralsight.com/course-player?clipId=ab0e7471-d727-44d0-b8d2-6632f2e84eda&amp;startTime=323.63" office:target-frame-name="psplayer" xlink:show="replace" text:style-name="Internet_20_link" text:visited-style-name="Visited_20_Internet_20_Link"><text:span text:style-name="T11">node. That certificate is going to live in /var/lib/kubelet/pki on the node.</text:span></text:a><text:span text:style-name="T12"> </text:span><text:a xlink:type="simple" xlink:href="https://app.pluralsight.com/course-player?clipId=ab0e7471-d727-44d0-b8d2-6632f2e84eda&amp;startTime=328.9" office:target-frame-name="psplayer" xlink:show="replace" text:style-name="Internet_20_link" text:visited-style-name="Visited_20_Internet_20_Link"><text:span text:style-name="T11">Kubeadm join is then going to generate a kubeconfig file named kubelet.conf,</text:span></text:a><text:span text:style-name="T12"> </text:span><text:a xlink:type="simple" xlink:href="https://app.pluralsight.com/course-player?clipId=ab0e7471-d727-44d0-b8d2-6632f2e84eda&amp;startTime=334.74" office:target-frame-name="psplayer" xlink:show="replace" text:style-name="Internet_20_link" text:visited-style-name="Visited_20_Internet_20_Link"><text:span text:style-name="T11">and that kubeconfig file is going to live in /etc/kubernetes on the node.</text:span></text:a><text:span text:style-name="T12"> </text:span><text:a xlink:type="simple" xlink:href="https://app.pluralsight.com/course-player?clipId=ab0e7471-d727-44d0-b8d2-6632f2e84eda&amp;startTime=339.74" office:target-frame-name="psplayer" xlink:show="replace" text:style-name="Internet_20_link" text:visited-style-name="Visited_20_Internet_20_Link"><text:span text:style-name="T11">In that kubeconfig file is going to be a reference to that new client</text:span></text:a><text:span text:style-name="T12"> </text:span><text:a xlink:type="simple" xlink:href="https://app.pluralsight.com/course-player?clipId=ab0e7471-d727-44d0-b8d2-6632f2e84eda&amp;startTime=343.07" office:target-frame-name="psplayer" xlink:show="replace" text:style-name="Internet_20_link" text:visited-style-name="Visited_20_Internet_20_Link"><text:span text:style-name="T11">certificate and also the network location of the API server that we want to</text:span></text:a><text:span text:style-name="T12"> </text:span><text:a xlink:type="simple" xlink:href="https://app.pluralsight.com/course-player?clipId=ab0e7471-d727-44d0-b8d2-6632f2e84eda&amp;startTime=347.16" office:target-frame-name="psplayer" xlink:show="replace" text:style-name="Internet_20_link" text:visited-style-name="Visited_20_Internet_20_Link"><text:span text:style-name="T11">authenticate against for the cluster that this node is joining. This process</text:span></text:a><text:span text:style-name="T12"> </text:span><text:a xlink:type="simple" xlink:href="https://app.pluralsight.com/course-player?clipId=ab0e7471-d727-44d0-b8d2-6632f2e84eda&amp;startTime=351.34" office:target-frame-name="psplayer" xlink:show="replace" text:style-name="Internet_20_link" text:visited-style-name="Visited_20_Internet_20_Link"><text:span text:style-name="T11">is called TLS bootstrapping. The code for kubeadm join looks like this:</text:span></text:a><text:span text:style-name="T12"> </text:span><text:a xlink:type="simple" xlink:href="https://app.pluralsight.com/course-player?clipId=ab0e7471-d727-44d0-b8d2-6632f2e84eda&amp;startTime=357.84" office:target-frame-name="psplayer" xlink:show="replace" text:style-name="Internet_20_link" text:visited-style-name="Visited_20_Internet_20_Link"><text:span text:style-name="T11">kubeadm join and then the IP address and port of the API server, which in our</text:span></text:a><text:span text:style-name="T12"> </text:span><text:a xlink:type="simple" xlink:href="https://app.pluralsight.com/course-player?clipId=ab0e7471-d727-44d0-b8d2-6632f2e84eda&amp;startTime=362.58" office:target-frame-name="psplayer" xlink:show="replace" text:style-name="Internet_20_link" text:visited-style-name="Visited_20_Internet_20_Link"><text:span text:style-name="T11">lab is 172.16.94.10 on port 6443.</text:span></text:a><text:span text:style-name="T12"> </text:span><text:a xlink:type="simple" xlink:href="https://app.pluralsight.com/course-player?clipId=ab0e7471-d727-44d0-b8d2-6632f2e84eda&amp;startTime=367.67" office:target-frame-name="psplayer" xlink:show="replace" text:style-name="Internet_20_link" text:visited-style-name="Visited_20_Internet_20_Link"><text:span text:style-name="T11">If you're using a different network address, please update that here.</text:span></text:a><text:span text:style-name="T12"> </text:span><text:a xlink:type="simple" xlink:href="https://app.pluralsight.com/course-player?clipId=ab0e7471-d727-44d0-b8d2-6632f2e84eda&amp;startTime=371.64" office:target-frame-name="psplayer" xlink:show="replace" text:style-name="Internet_20_link" text:visited-style-name="Visited_20_Internet_20_Link"><text:span text:style-name="T11">The next parameter is the </text:span></text:a><text:soft-page-break/><text:a xlink:type="simple" xlink:href="https://app.pluralsight.com/course-player?clipId=ab0e7471-d727-44d0-b8d2-6632f2e84eda&amp;startTime=371.64" office:target-frame-name="psplayer" xlink:show="replace" text:style-name="Internet_20_link" text:visited-style-name="Visited_20_Internet_20_Link"><text:span text:style-name="T11">bootstrap token.</text:span></text:a><text:span text:style-name="T12"> </text:span><text:a xlink:type="simple" xlink:href="https://app.pluralsight.com/course-player?clipId=ab0e7471-d727-44d0-b8d2-6632f2e84eda&amp;startTime=374.15" office:target-frame-name="psplayer" xlink:show="replace" text:style-name="Internet_20_link" text:visited-style-name="Visited_20_Internet_20_Link"><text:span text:style-name="T11">This effectively is a time ticket or password for joining a node to a cluster.</text:span></text:a><text:span text:style-name="T12"> </text:span><text:a xlink:type="simple" xlink:href="https://app.pluralsight.com/course-player?clipId=ab0e7471-d727-44d0-b8d2-6632f2e84eda&amp;startTime=378.42" office:target-frame-name="psplayer" xlink:show="replace" text:style-name="Internet_20_link" text:visited-style-name="Visited_20_Internet_20_Link"><text:span text:style-name="T11">And then the next parameter after that is the CA cert hash. The CA cert hash</text:span></text:a><text:span text:style-name="T12"> </text:span><text:a xlink:type="simple" xlink:href="https://app.pluralsight.com/course-player?clipId=ab0e7471-d727-44d0-b8d2-6632f2e84eda&amp;startTime=383.55" office:target-frame-name="psplayer" xlink:show="replace" text:style-name="Internet_20_link" text:visited-style-name="Visited_20_Internet_20_Link"><text:span text:style-name="T11">here is used to establish a certificate chain of trust between the node joining</text:span></text:a><text:span text:style-name="T12"> </text:span><text:a xlink:type="simple" xlink:href="https://app.pluralsight.com/course-player?clipId=ab0e7471-d727-44d0-b8d2-6632f2e84eda&amp;startTime=387.76" office:target-frame-name="psplayer" xlink:show="replace" text:style-name="Internet_20_link" text:visited-style-name="Visited_20_Internet_20_Link"><text:span text:style-name="T11">a cluster and the certificate presented by the API server for HTTP requests</text:span></text:a><text:span text:style-name="T12"> </text:span><text:a xlink:type="simple" xlink:href="https://app.pluralsight.com/course-player?clipId=ab0e7471-d727-44d0-b8d2-6632f2e84eda&amp;startTime=392.5" office:target-frame-name="psplayer" xlink:show="replace" text:style-name="Internet_20_link" text:visited-style-name="Visited_20_Internet_20_Link"><text:span text:style-name="T11">during the join process. Recall a moment ago I told you that the output of</text:span></text:a><text:span text:style-name="T12"> </text:span><text:a xlink:type="simple" xlink:href="https://app.pluralsight.com/course-player?clipId=ab0e7471-d727-44d0-b8d2-6632f2e84eda&amp;startTime=397.56" office:target-frame-name="psplayer" xlink:show="replace" text:style-name="Internet_20_link" text:visited-style-name="Visited_20_Internet_20_Link"><text:span text:style-name="T11">kubeadm init when we create our cluster will print this command and the required</text:span></text:a><text:span text:style-name="T12"> </text:span><text:a xlink:type="simple" xlink:href="https://app.pluralsight.com/course-player?clipId=ab0e7471-d727-44d0-b8d2-6632f2e84eda&amp;startTime=402.9" office:target-frame-name="psplayer" xlink:show="replace" text:style-name="Internet_20_link" text:visited-style-name="Visited_20_Internet_20_Link"><text:span text:style-name="T11">parameters to the screen so that you can use that to join additional nodes to</text:span></text:a><text:span text:style-name="T12"> </text:span><text:a xlink:type="simple" xlink:href="https://app.pluralsight.com/course-player?clipId=ab0e7471-d727-44d0-b8d2-6632f2e84eda&amp;startTime=406.51" office:target-frame-name="psplayer" xlink:show="replace" text:style-name="Internet_20_link" text:visited-style-name="Visited_20_Internet_20_Link"><text:span text:style-name="T11">your cluster.</text:span></text:a><text:span text:style-name="T12"> </text:span><text:a xlink:type="simple" xlink:href="https://app.pluralsight.com/course-player?clipId=ab0e7471-d727-44d0-b8d2-6632f2e84eda&amp;startTime=407.54" office:target-frame-name="psplayer" xlink:show="replace" text:style-name="Internet_20_link" text:visited-style-name="Visited_20_Internet_20_Link"><text:span text:style-name="T11">In our upcoming demos, I'll show you just that,</text:span></text:a><text:span text:style-name="T12"> </text:span><text:a xlink:type="simple" xlink:href="https://app.pluralsight.com/course-player?clipId=ab0e7471-d727-44d0-b8d2-6632f2e84eda&amp;startTime=409.83" office:target-frame-name="psplayer" xlink:show="replace" text:style-name="Internet_20_link" text:visited-style-name="Visited_20_Internet_20_Link"><text:span text:style-name="T11">and I will also show you how to print the bootstrap token,</text:span></text:a><text:span text:style-name="T12"> </text:span><text:a xlink:type="simple" xlink:href="https://app.pluralsight.com/course-player?clipId=ab0e7471-d727-44d0-b8d2-6632f2e84eda&amp;startTime=412.79" office:target-frame-name="psplayer" xlink:show="replace" text:style-name="Internet_20_link" text:visited-style-name="Visited_20_Internet_20_Link"><text:span text:style-name="T11">the CA cert hash, and also the entire join command on demand so</text:span></text:a><text:span text:style-name="T12"> </text:span><text:a xlink:type="simple" xlink:href="https://app.pluralsight.com/course-player?clipId=ab0e7471-d727-44d0-b8d2-6632f2e84eda&amp;startTime=416.91" office:target-frame-name="psplayer" xlink:show="replace" text:style-name="Internet_20_link" text:visited-style-name="Visited_20_Internet_20_Link"><text:span text:style-name="T11">that you can get that information when you need it outside of that initial cluster creation process.</text:span></text:a></text:p>
      <text:h text:style-name="P3" text:outline-level="3"><text:a xlink:type="simple" xlink:href="https://app.pluralsight.com/course-player?clipId=18a74fb8-708b-4c8f-964b-41758e7245cb" office:target-frame-name="psplayer" xlink:show="replace" text:style-name="Internet_20_link" text:visited-style-name="Visited_20_Internet_20_Link"><text:span text:style-name="T11">Demo: Creating a Cluster Control Plane Node</text:span></text:a></text:h>
      <text:p text:style-name="P5"><text:a xlink:type="simple" xlink:href="https://app.pluralsight.com/course-player?clipId=18a74fb8-708b-4c8f-964b-41758e7245cb&amp;startTime=1.1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18a74fb8-708b-4c8f-964b-41758e7245cb&amp;startTime=1.52" office:target-frame-name="psplayer" xlink:show="replace" text:style-name="Internet_20_link" text:visited-style-name="Visited_20_Internet_20_Link"><text:span text:style-name="T11">let's get into a demo and look at how we can create our</text:span></text:a><text:span text:style-name="T12"> </text:span><text:a xlink:type="simple" xlink:href="https://app.pluralsight.com/course-player?clipId=18a74fb8-708b-4c8f-964b-41758e7245cb&amp;startTime=3.81" office:target-frame-name="psplayer" xlink:show="replace" text:style-name="Internet_20_link" text:visited-style-name="Visited_20_Internet_20_Link"><text:span text:style-name="T11">first Kubernetes cluster together.</text:span></text:a><text:span text:style-name="T12"> </text:span><text:a xlink:type="simple" xlink:href="https://app.pluralsight.com/course-player?clipId=18a74fb8-708b-4c8f-964b-41758e7245cb&amp;startTime=5.28" office:target-frame-name="psplayer" xlink:show="replace" text:style-name="Internet_20_link" text:visited-style-name="Visited_20_Internet_20_Link"><text:span text:style-name="T11">Once that's up and running, we're going to deploy a Pod network,</text:span></text:a><text:span text:style-name="T12"> </text:span><text:a xlink:type="simple" xlink:href="https://app.pluralsight.com/course-player?clipId=18a74fb8-708b-4c8f-964b-41758e7245cb&amp;startTime=8.65" office:target-frame-name="psplayer" xlink:show="replace" text:style-name="Internet_20_link" text:visited-style-name="Visited_20_Internet_20_Link"><text:span text:style-name="T11">and then we're going to look at those systemd units again to see what changed</text:span></text:a><text:span text:style-name="T12"> </text:span><text:a xlink:type="simple" xlink:href="https://app.pluralsight.com/course-player?clipId=18a74fb8-708b-4c8f-964b-41758e7245cb&amp;startTime=11.88" office:target-frame-name="psplayer" xlink:show="replace" text:style-name="Internet_20_link" text:visited-style-name="Visited_20_Internet_20_Link"><text:span text:style-name="T11">from the last time when we installed the kubelet and how it's going to react</text:span></text:a><text:span text:style-name="T12"> </text:span><text:a xlink:type="simple" xlink:href="https://app.pluralsight.com/course-player?clipId=18a74fb8-708b-4c8f-964b-41758e7245cb&amp;startTime=15.4" office:target-frame-name="psplayer" xlink:show="replace" text:style-name="Internet_20_link" text:visited-style-name="Visited_20_Internet_20_Link"><text:span text:style-name="T11">differently now that we have a cluster up and running because of the static</text:span></text:a><text:span text:style-name="T12"> </text:span><text:a xlink:type="simple" xlink:href="https://app.pluralsight.com/course-player?clipId=18a74fb8-708b-4c8f-964b-41758e7245cb&amp;startTime=18.42" office:target-frame-name="psplayer" xlink:show="replace" text:style-name="Internet_20_link" text:visited-style-name="Visited_20_Internet_20_Link"><text:span text:style-name="T11">Pod manifests generated by kubeadm init.</text:span></text:a><text:span text:style-name="T12"> </text:span><text:a xlink:type="simple" xlink:href="https://app.pluralsight.com/course-player?clipId=18a74fb8-708b-4c8f-964b-41758e7245cb&amp;startTime=22.24" office:target-frame-name="psplayer" xlink:show="replace" text:style-name="Internet_20_link" text:visited-style-name="Visited_20_Internet_20_Link"><text:span text:style-name="T11">Then we're going to look at those static Pod manifests</text:span></text:a><text:span text:style-name="T12"> </text:span><text:a xlink:type="simple" xlink:href="https://app.pluralsight.com/course-player?clipId=18a74fb8-708b-4c8f-964b-41758e7245cb&amp;startTime=24.19" office:target-frame-name="psplayer" xlink:show="replace" text:style-name="Internet_20_link" text:visited-style-name="Visited_20_Internet_20_Link"><text:span text:style-name="T11">for each of our control plane Pods,</text:span></text:a><text:span text:style-name="T12"> </text:span><text:a xlink:type="simple" xlink:href="https://app.pluralsight.com/course-player?clipId=18a74fb8-708b-4c8f-964b-41758e7245cb&amp;startTime=25.77" office:target-frame-name="psplayer" xlink:show="replace" text:style-name="Internet_20_link" text:visited-style-name="Visited_20_Internet_20_Link"><text:span text:style-name="T11">and then we're going to join a couple of nodes to our new cluster.</text:span></text:a><text:span text:style-name="T12"> </text:span><text:a xlink:type="simple" xlink:href="https://app.pluralsight.com/course-player?clipId=18a74fb8-708b-4c8f-964b-41758e7245cb&amp;startTime=31.94" office:target-frame-name="psplayer" xlink:show="replace" text:style-name="Internet_20_link" text:visited-style-name="Visited_20_Internet_20_Link"><text:span text:style-name="T11">Here we are logged into c1‑cp1,</text:span></text:a><text:span text:style-name="T12"> </text:span><text:a xlink:type="simple" xlink:href="https://app.pluralsight.com/course-player?clipId=18a74fb8-708b-4c8f-964b-41758e7245cb&amp;startTime=33.71" office:target-frame-name="psplayer" xlink:show="replace" text:style-name="Internet_20_link" text:visited-style-name="Visited_20_Internet_20_Link"><text:span text:style-name="T11">and let's go ahead and begin the process of creating our</text:span></text:a><text:span text:style-name="T12"> </text:span><text:a xlink:type="simple" xlink:href="https://app.pluralsight.com/course-player?clipId=18a74fb8-708b-4c8f-964b-41758e7245cb&amp;startTime=37.22" office:target-frame-name="psplayer" xlink:show="replace" text:style-name="Internet_20_link" text:visited-style-name="Visited_20_Internet_20_Link"><text:span text:style-name="T11">first Kubernetes cluster together.</text:span></text:a><text:span text:style-name="T12"> </text:span><text:a xlink:type="simple" xlink:href="https://app.pluralsight.com/course-player?clipId=18a74fb8-708b-4c8f-964b-41758e7245cb&amp;startTime=39.64" office:target-frame-name="psplayer" xlink:show="replace" text:style-name="Internet_20_link" text:visited-style-name="Visited_20_Internet_20_Link"><text:span text:style-name="T11">Now this process that we're going to go through is for containerd.</text:span></text:a><text:span text:style-name="T12"> </text:span><text:a xlink:type="simple" xlink:href="https://app.pluralsight.com/course-player?clipId=18a74fb8-708b-4c8f-964b-41758e7245cb&amp;startTime=42.84" office:target-frame-name="psplayer" xlink:show="replace" text:style-name="Internet_20_link" text:visited-style-name="Visited_20_Internet_20_Link"><text:span text:style-name="T11">If you're interested and still need the Docker demonstrations,</text:span></text:a><text:span text:style-name="T12"> </text:span><text:a xlink:type="simple" xlink:href="https://app.pluralsight.com/course-player?clipId=18a74fb8-708b-4c8f-964b-41758e7245cb&amp;startTime=45.79" office:target-frame-name="psplayer" xlink:show="replace" text:style-name="Internet_20_link" text:visited-style-name="Visited_20_Internet_20_Link"><text:span text:style-name="T11">those are available to you in the course downloads here in the docker directory.</text:span></text:a><text:span text:style-name="T12"> </text:span><text:a xlink:type="simple" xlink:href="https://app.pluralsight.com/course-player?clipId=18a74fb8-708b-4c8f-964b-41758e7245cb&amp;startTime=50.23" office:target-frame-name="psplayer" xlink:show="replace" text:style-name="Internet_20_link" text:visited-style-name="Visited_20_Internet_20_Link"><text:span text:style-name="T11">This demo that we're going to walk through together will be using containerd.</text:span></text:a><text:span text:style-name="T12"> </text:span><text:a xlink:type="simple" xlink:href="https://app.pluralsight.com/course-player?clipId=18a74fb8-708b-4c8f-964b-41758e7245cb&amp;startTime=53.83" office:target-frame-name="psplayer" xlink:show="replace" text:style-name="Internet_20_link" text:visited-style-name="Visited_20_Internet_20_Link"><text:span text:style-name="T11">Now the first part that we need to go through for creating our cluster is to</text:span></text:a><text:span text:style-name="T12"> </text:span><text:a xlink:type="simple" xlink:href="https://app.pluralsight.com/course-player?clipId=18a74fb8-708b-4c8f-964b-41758e7245cb&amp;startTime=57.54" office:target-frame-name="psplayer" xlink:show="replace" text:style-name="Internet_20_link" text:visited-style-name="Visited_20_Internet_20_Link"><text:span text:style-name="T11">download the deployment manifest for the Calico Pod network.</text:span></text:a><text:span text:style-name="T12"> </text:span><text:a xlink:type="simple" xlink:href="https://app.pluralsight.com/course-player?clipId=18a74fb8-708b-4c8f-964b-41758e7245cb&amp;startTime=60.98" office:target-frame-name="psplayer" xlink:show="replace" text:style-name="Internet_20_link" text:visited-style-name="Visited_20_Internet_20_Link"><text:span text:style-name="T11">And have the code to do that here on line 11,</text:span></text:a><text:span text:style-name="T12"> </text:span><text:a xlink:type="simple" xlink:href="https://app.pluralsight.com/course-player?clipId=18a74fb8-708b-4c8f-964b-41758e7245cb&amp;startTime=63.56" office:target-frame-name="psplayer" xlink:show="replace" text:style-name="Internet_20_link" text:visited-style-name="Visited_20_Internet_20_Link"><text:span text:style-name="T11">and so we'll use wget to retrieve the calico.yaml file from the Calico website.</text:span></text:a><text:span text:style-name="T12"> </text:span><text:a xlink:type="simple" xlink:href="https://app.pluralsight.com/course-player?clipId=18a74fb8-708b-4c8f-964b-41758e7245cb&amp;startTime=69.08" office:target-frame-name="psplayer" xlink:show="replace" text:style-name="Internet_20_link" text:visited-style-name="Visited_20_Internet_20_Link"><text:span text:style-name="T11">Inside that manifest is a setting that describes the Pod network IP range,</text:span></text:a><text:span text:style-name="T12"> </text:span><text:a xlink:type="simple" xlink:href="https://app.pluralsight.com/course-player?clipId=18a74fb8-708b-4c8f-964b-41758e7245cb&amp;startTime=74.48" office:target-frame-name="psplayer" xlink:show="replace" text:style-name="Internet_20_link" text:visited-style-name="Visited_20_Internet_20_Link"><text:span text:style-name="T11">and that setting is CALICO_IPV4POOL_CIDR.</text:span></text:a><text:span text:style-name="T12"> </text:span><text:a xlink:type="simple" xlink:href="https://app.pluralsight.com/course-player?clipId=18a74fb8-708b-4c8f-964b-41758e7245cb&amp;startTime=76.95" office:target-frame-name="psplayer" xlink:show="replace" text:style-name="Internet_20_link" text:visited-style-name="Visited_20_Internet_20_Link"><text:span text:style-name="T11">So let's grab this string here and put that in our clipboard and</text:span></text:a><text:span text:style-name="T12"> </text:span><text:a xlink:type="simple" xlink:href="https://app.pluralsight.com/course-player?clipId=18a74fb8-708b-4c8f-964b-41758e7245cb&amp;startTime=81.03" office:target-frame-name="psplayer" xlink:show="replace" text:style-name="Internet_20_link" text:visited-style-name="Visited_20_Internet_20_Link"><text:span text:style-name="T11">then open up the file that we just downloaded,</text:span></text:a><text:span text:style-name="T12"> </text:span><text:a xlink:type="simple" xlink:href="https://app.pluralsight.com/course-player?clipId=18a74fb8-708b-4c8f-964b-41758e7245cb&amp;startTime=83.08" office:target-frame-name="psplayer" xlink:show="replace" text:style-name="Internet_20_link" text:visited-style-name="Visited_20_Internet_20_Link"><text:span text:style-name="T11">calico.yaml, and find that setting inside the manifest.</text:span></text:a><text:span text:style-name="T12"> </text:span><text:a xlink:type="simple" xlink:href="https://app.pluralsight.com/course-player?clipId=18a74fb8-708b-4c8f-964b-41758e7245cb&amp;startTime=87.44" office:target-frame-name="psplayer" xlink:show="replace" text:style-name="Internet_20_link" text:visited-style-name="Visited_20_Internet_20_Link"><text:span text:style-name="T11">Now what we see here is the value for that field is 192.168.0.0/16.</text:span></text:a><text:span text:style-name="T12"> </text:span><text:a xlink:type="simple" xlink:href="https://app.pluralsight.com/course-player?clipId=18a74fb8-708b-4c8f-964b-41758e7245cb&amp;startTime=94.44" office:target-frame-name="psplayer" xlink:show="replace" text:style-name="Internet_20_link" text:visited-style-name="Visited_20_Internet_20_Link"><text:span text:style-name="T11">All Pods are going to be allocated IPs from that network range,</text:span></text:a><text:span text:style-name="T12"> </text:span><text:a xlink:type="simple" xlink:href="https://app.pluralsight.com/course-player?clipId=18a74fb8-708b-4c8f-964b-41758e7245cb&amp;startTime=97.91" office:target-frame-name="psplayer" xlink:show="replace" text:style-name="Internet_20_link" text:visited-style-name="Visited_20_Internet_20_Link"><text:span text:style-name="T11">and so we want to make sure that that network range doesn't</text:span></text:a><text:span text:style-name="T12"> </text:span><text:a xlink:type="simple" xlink:href="https://app.pluralsight.com/course-player?clipId=18a74fb8-708b-4c8f-964b-41758e7245cb&amp;startTime=100.27" office:target-frame-name="psplayer" xlink:show="replace" text:style-name="Internet_20_link" text:visited-style-name="Visited_20_Internet_20_Link"><text:span text:style-name="T11">overlap with other networks in our infrastructure.</text:span></text:a><text:span text:style-name="T12"> </text:span><text:a xlink:type="simple" xlink:href="https://app.pluralsight.com/course-player?clipId=18a74fb8-708b-4c8f-964b-41758e7245cb&amp;startTime=103.02" office:target-frame-name="psplayer" xlink:show="replace" text:style-name="Internet_20_link" text:visited-style-name="Visited_20_Internet_20_Link"><text:span text:style-name="T11">If it does, you can set that value here.</text:span></text:a><text:span text:style-name="T12"> </text:span><text:a xlink:type="simple" xlink:href="https://app.pluralsight.com/course-player?clipId=18a74fb8-708b-4c8f-964b-41758e7245cb&amp;startTime=104.94" office:target-frame-name="psplayer" xlink:show="replace" text:style-name="Internet_20_link" text:visited-style-name="Visited_20_Internet_20_Link"><text:span text:style-name="T11">We're going to leave that as default.</text:span></text:a><text:span text:style-name="T12"> </text:span><text:a xlink:type="simple" xlink:href="https://app.pluralsight.com/course-player?clipId=18a74fb8-708b-4c8f-964b-41758e7245cb&amp;startTime=106.84" office:target-frame-name="psplayer" xlink:show="replace" text:style-name="Internet_20_link" text:visited-style-name="Visited_20_Internet_20_Link"><text:span text:style-name="T11">And so let's go ahead and break out of this file and get back to our console.</text:span></text:a><text:span text:style-name="T12"> </text:span><text:a xlink:type="simple" xlink:href="https://app.pluralsight.com/course-player?clipId=18a74fb8-708b-4c8f-964b-41758e7245cb&amp;startTime=112.34" office:target-frame-name="psplayer" xlink:show="replace" text:style-name="Internet_20_link" text:visited-style-name="Visited_20_Internet_20_Link"><text:span text:style-name="T11">Moving forward in the demo,</text:span></text:a><text:span text:style-name="T12"> </text:span><text:a xlink:type="simple" xlink:href="https://app.pluralsight.com/course-player?clipId=18a74fb8-708b-4c8f-964b-41758e7245cb&amp;startTime=113.43" office:target-frame-name="psplayer" xlink:show="replace" text:style-name="Internet_20_link" text:visited-style-name="Visited_20_Internet_20_Link"><text:span text:style-name="T11">the next part is creating a kubeconfig init configuration file.</text:span></text:a><text:span text:style-name="T12"> </text:span><text:a xlink:type="simple" xlink:href="https://app.pluralsight.com/course-player?clipId=18a74fb8-708b-4c8f-964b-41758e7245cb&amp;startTime=119.54" office:target-frame-name="psplayer" xlink:show="replace" text:style-name="Internet_20_link" text:visited-style-name="Visited_20_Internet_20_Link"><text:span text:style-name="T11">That configuration file is going to define the settings of the</text:span></text:a><text:span text:style-name="T12"> </text:span><text:a xlink:type="simple" xlink:href="https://app.pluralsight.com/course-player?clipId=18a74fb8-708b-4c8f-964b-41758e7245cb&amp;startTime=122.49" office:target-frame-name="psplayer" xlink:show="replace" text:style-name="Internet_20_link" text:visited-style-name="Visited_20_Internet_20_Link"><text:span text:style-name="T11">cluster that kubeadm is going to build for us.</text:span></text:a><text:span text:style-name="T12"> </text:span><text:a xlink:type="simple" xlink:href="https://app.pluralsight.com/course-player?clipId=18a74fb8-708b-4c8f-964b-41758e7245cb&amp;startTime=125.84" office:target-frame-name="psplayer" xlink:show="replace" text:style-name="Internet_20_link" text:visited-style-name="Visited_20_Internet_20_Link"><text:span text:style-name="T11">We can generate a default file with the code here on line 24,</text:span></text:a><text:span text:style-name="T12"> </text:span><text:a xlink:type="simple" xlink:href="https://app.pluralsight.com/course-player?clipId=18a74fb8-708b-4c8f-964b-41758e7245cb&amp;startTime=129.73" office:target-frame-name="psplayer" xlink:show="replace" text:style-name="Internet_20_link" text:visited-style-name="Visited_20_Internet_20_Link"><text:span text:style-name="T11">kubeadm config print init‑defaults.</text:span></text:a><text:span text:style-name="T12"> </text:span><text:a xlink:type="simple" xlink:href="https://app.pluralsight.com/course-player?clipId=18a74fb8-708b-4c8f-964b-41758e7245cb&amp;startTime=132.39" office:target-frame-name="psplayer" xlink:show="replace" text:style-name="Internet_20_link" text:visited-style-name="Visited_20_Internet_20_Link"><text:span text:style-name="T11">We're going to take the output of that and write that into</text:span></text:a><text:span text:style-name="T12"> </text:span><text:a xlink:type="simple" xlink:href="https://app.pluralsight.com/course-player?clipId=18a74fb8-708b-4c8f-964b-41758e7245cb&amp;startTime=135.34" office:target-frame-name="psplayer" xlink:show="replace" text:style-name="Internet_20_link" text:visited-style-name="Visited_20_Internet_20_Link"><text:span text:style-name="T11">a file named ClusterConfiguration.yaml.</text:span></text:a><text:span text:style-name="T12"> </text:span><text:a xlink:type="simple" xlink:href="https://app.pluralsight.com/course-player?clipId=18a74fb8-708b-4c8f-964b-41758e7245cb&amp;startTime=137.43" office:target-frame-name="psplayer" xlink:show="replace" text:style-name="Internet_20_link" text:visited-style-name="Visited_20_Internet_20_Link"><text:span text:style-name="T11">Let's run that code together and review the output of a</text:span></text:a><text:span text:style-name="T12"> </text:span><text:a xlink:type="simple" xlink:href="https://app.pluralsight.com/course-player?clipId=18a74fb8-708b-4c8f-964b-41758e7245cb&amp;startTime=141.63" office:target-frame-name="psplayer" xlink:show="replace" text:style-name="Internet_20_link" text:visited-style-name="Visited_20_Internet_20_Link"><text:span text:style-name="T11">default ClusterConfiguration file.</text:span></text:a><text:span text:style-name="T12"> </text:span><text:a xlink:type="simple" xlink:href="https://app.pluralsight.com/course-player?clipId=18a74fb8-708b-4c8f-964b-41758e7245cb&amp;startTime=143.6" office:target-frame-name="psplayer" xlink:show="replace" text:style-name="Internet_20_link" text:visited-style-name="Visited_20_Internet_20_Link"><text:span text:style-name="T11">Scrolling up a little bit, in this output here,</text:span></text:a><text:span text:style-name="T12"> </text:span><text:a xlink:type="simple" xlink:href="https://app.pluralsight.com/course-player?clipId=18a74fb8-708b-4c8f-964b-41758e7245cb&amp;startTime=146.56" office:target-frame-name="psplayer" xlink:show="replace" text:style-name="Internet_20_link" text:visited-style-name="Visited_20_Internet_20_Link"><text:span text:style-name="T11">we can see,</text:span></text:a><text:span text:style-name="T12"> </text:span><text:a xlink:type="simple" xlink:href="https://app.pluralsight.com/course-player?clipId=18a74fb8-708b-4c8f-964b-41758e7245cb&amp;startTime=147.36" office:target-frame-name="psplayer" xlink:show="replace" text:style-name="Internet_20_link" text:visited-style-name="Visited_20_Internet_20_Link"><text:span text:style-name="T11">I do want to show you that there is one error that's going to be thrown.</text:span></text:a><text:span text:style-name="T12"> </text:span><text:a xlink:type="simple" xlink:href="https://app.pluralsight.com/course-player?clipId=18a74fb8-708b-4c8f-964b-41758e7245cb&amp;startTime=150.94" office:target-frame-name="psplayer" xlink:show="replace" text:style-name="Internet_20_link" text:visited-style-name="Visited_20_Internet_20_Link"><text:span text:style-name="T11">In this current version of kubeadm that we're using for this demo,</text:span></text:a><text:span text:style-name="T12"> </text:span><text:a xlink:type="simple" xlink:href="https://app.pluralsight.com/course-player?clipId=18a74fb8-708b-4c8f-964b-41758e7245cb&amp;startTime=154.81" office:target-frame-name="psplayer" xlink:show="replace" text:style-name="Internet_20_link" text:visited-style-name="Visited_20_Internet_20_Link"><text:span text:style-name="T11">it's going to look for Docker, and, well,</text:span></text:a><text:span text:style-name="T12"> </text:span><text:a xlink:type="simple" xlink:href="https://app.pluralsight.com/course-player?clipId=18a74fb8-708b-4c8f-964b-41758e7245cb&amp;startTime=156.42" office:target-frame-name="psplayer" xlink:show="replace" text:style-name="Internet_20_link" text:visited-style-name="Visited_20_Internet_20_Link"><text:span text:style-name="T11">Docker is not installed,</text:span></text:a><text:span text:style-name="T12"> </text:span><text:a xlink:type="simple" xlink:href="https://app.pluralsight.com/course-player?clipId=18a74fb8-708b-4c8f-964b-41758e7245cb&amp;startTime=157.43" office:target-frame-name="psplayer" xlink:show="replace" text:style-name="Internet_20_link" text:visited-style-name="Visited_20_Internet_20_Link"><text:span text:style-name="T11">and so that's an active bug that will be fixed in a future kubeadm installation,</text:span></text:a><text:span text:style-name="T12"> </text:span><text:a xlink:type="simple" xlink:href="https://app.pluralsight.com/course-player?clipId=18a74fb8-708b-4c8f-964b-41758e7245cb&amp;startTime=161.84" office:target-frame-name="psplayer" xlink:show="replace" text:style-name="Internet_20_link" text:visited-style-name="Visited_20_Internet_20_Link"><text:span text:style-name="T11">so we can safely ignore that warning here.</text:span></text:a><text:span text:style-name="T12"> </text:span><text:a xlink:type="simple" xlink:href="https://app.pluralsight.com/course-player?clipId=18a74fb8-708b-4c8f-964b-41758e7245cb&amp;startTime=165.34" office:target-frame-name="psplayer" xlink:show="replace" text:style-name="Internet_20_link" text:visited-style-name="Visited_20_Internet_20_Link"><text:span text:style-name="T11">Looking inside of the output of this ClusterConfiguration document,</text:span></text:a><text:span text:style-name="T12"> </text:span><text:a xlink:type="simple" xlink:href="https://app.pluralsight.com/course-player?clipId=18a74fb8-708b-4c8f-964b-41758e7245cb&amp;startTime=168.8" office:target-frame-name="psplayer" xlink:show="replace" text:style-name="Internet_20_link" text:visited-style-name="Visited_20_Internet_20_Link"><text:span text:style-name="T11">we see LocalAPIEndpoint,</text:span></text:a><text:span text:style-name="T12"> </text:span><text:a xlink:type="simple" xlink:href="https://app.pluralsight.com/course-player?clipId=18a74fb8-708b-4c8f-964b-41758e7245cb&amp;startTime=170.92" office:target-frame-name="psplayer" xlink:show="replace" text:style-name="Internet_20_link" text:visited-style-name="Visited_20_Internet_20_Link"><text:span text:style-name="T11">advertiseAddress: 1.2.3.4 That's the IP address of the API server,</text:span></text:a><text:span text:style-name="T12"> </text:span><text:a xlink:type="simple" xlink:href="https://app.pluralsight.com/course-player?clipId=18a74fb8-708b-4c8f-964b-41758e7245cb&amp;startTime=176.3" office:target-frame-name="psplayer" xlink:show="replace" text:style-name="Internet_20_link" text:visited-style-name="Visited_20_Internet_20_Link"><text:span text:style-name="T11">and so we're going to want to update that to our IP</text:span></text:a><text:span text:style-name="T12"> </text:span><text:a xlink:type="simple" xlink:href="https://app.pluralsight.com/course-player?clipId=18a74fb8-708b-4c8f-964b-41758e7245cb&amp;startTime=179.92" office:target-frame-name="psplayer" xlink:show="replace" text:style-name="Internet_20_link" text:visited-style-name="Visited_20_Internet_20_Link"><text:span text:style-name="T11">address of our control plane node,</text:span></text:a><text:span text:style-name="T12"> </text:span><text:a xlink:type="simple" xlink:href="https://app.pluralsight.com/course-player?clipId=18a74fb8-708b-4c8f-964b-41758e7245cb&amp;startTime=181.29" office:target-frame-name="psplayer" xlink:show="replace" text:style-name="Internet_20_link" text:visited-style-name="Visited_20_Internet_20_Link"><text:span text:style-name="T11">which in our cluster is going to be 172.16.94.10 </text:span></text:a><text:soft-page-break/><text:a xlink:type="simple" xlink:href="https://app.pluralsight.com/course-player?clipId=18a74fb8-708b-4c8f-964b-41758e7245cb&amp;startTime=181.29" office:target-frame-name="psplayer" xlink:show="replace" text:style-name="Internet_20_link" text:visited-style-name="Visited_20_Internet_20_Link"><text:span text:style-name="T11">or</text:span></text:a><text:span text:style-name="T12"> </text:span><text:a xlink:type="simple" xlink:href="https://app.pluralsight.com/course-player?clipId=18a74fb8-708b-4c8f-964b-41758e7245cb&amp;startTime=186.09" office:target-frame-name="psplayer" xlink:show="replace" text:style-name="Internet_20_link" text:visited-style-name="Visited_20_Internet_20_Link"><text:span text:style-name="T11">whatever IP address you're using in your lab.</text:span></text:a><text:span text:style-name="T12"> </text:span><text:a xlink:type="simple" xlink:href="https://app.pluralsight.com/course-player?clipId=18a74fb8-708b-4c8f-964b-41758e7245cb&amp;startTime=189.44" office:target-frame-name="psplayer" xlink:show="replace" text:style-name="Internet_20_link" text:visited-style-name="Visited_20_Internet_20_Link"><text:span text:style-name="T11">The next thing I want to call out is in nodeRegistration criSocket.</text:span></text:a><text:span text:style-name="T12"> </text:span><text:a xlink:type="simple" xlink:href="https://app.pluralsight.com/course-player?clipId=18a74fb8-708b-4c8f-964b-41758e7245cb&amp;startTime=192.54" office:target-frame-name="psplayer" xlink:show="replace" text:style-name="Internet_20_link" text:visited-style-name="Visited_20_Internet_20_Link"><text:span text:style-name="T11">There we see /var/run/dockershim.sock.</text:span></text:a><text:span text:style-name="T12"> </text:span><text:a xlink:type="simple" xlink:href="https://app.pluralsight.com/course-player?clipId=18a74fb8-708b-4c8f-964b-41758e7245cb&amp;startTime=194.45" office:target-frame-name="psplayer" xlink:show="replace" text:style-name="Internet_20_link" text:visited-style-name="Visited_20_Internet_20_Link"><text:span text:style-name="T11">We're going to want to update that from the default,</text:span></text:a><text:span text:style-name="T12"> </text:span><text:a xlink:type="simple" xlink:href="https://app.pluralsight.com/course-player?clipId=18a74fb8-708b-4c8f-964b-41758e7245cb&amp;startTime=198.83" office:target-frame-name="psplayer" xlink:show="replace" text:style-name="Internet_20_link" text:visited-style-name="Visited_20_Internet_20_Link"><text:span text:style-name="T11">which is Docker, to the container runtime that we're using,</text:span></text:a><text:span text:style-name="T12"> </text:span><text:a xlink:type="simple" xlink:href="https://app.pluralsight.com/course-player?clipId=18a74fb8-708b-4c8f-964b-41758e7245cb&amp;startTime=201.54" office:target-frame-name="psplayer" xlink:show="replace" text:style-name="Internet_20_link" text:visited-style-name="Visited_20_Internet_20_Link"><text:span text:style-name="T11">which is containerd.</text:span></text:a><text:span text:style-name="T12"> </text:span><text:a xlink:type="simple" xlink:href="https://app.pluralsight.com/course-player?clipId=18a74fb8-708b-4c8f-964b-41758e7245cb&amp;startTime=203.14" office:target-frame-name="psplayer" xlink:show="replace" text:style-name="Internet_20_link" text:visited-style-name="Visited_20_Internet_20_Link"><text:span text:style-name="T11">One other element that we're going to add to this document that's</text:span></text:a><text:span text:style-name="T12"> </text:span><text:a xlink:type="simple" xlink:href="https://app.pluralsight.com/course-player?clipId=18a74fb8-708b-4c8f-964b-41758e7245cb&amp;startTime=205.72" office:target-frame-name="psplayer" xlink:show="replace" text:style-name="Internet_20_link" text:visited-style-name="Visited_20_Internet_20_Link"><text:span text:style-name="T11">not in the configuration yet is defining the cgroup driver for the</text:span></text:a><text:span text:style-name="T12"> </text:span><text:a xlink:type="simple" xlink:href="https://app.pluralsight.com/course-player?clipId=18a74fb8-708b-4c8f-964b-41758e7245cb&amp;startTime=210.29" office:target-frame-name="psplayer" xlink:show="replace" text:style-name="Internet_20_link" text:visited-style-name="Visited_20_Internet_20_Link"><text:span text:style-name="T11">kubelet and setting that to systemd,</text:span></text:a><text:span text:style-name="T12"> </text:span><text:a xlink:type="simple" xlink:href="https://app.pluralsight.com/course-player?clipId=18a74fb8-708b-4c8f-964b-41758e7245cb&amp;startTime=211.55" office:target-frame-name="psplayer" xlink:show="replace" text:style-name="Internet_20_link" text:visited-style-name="Visited_20_Internet_20_Link"><text:span text:style-name="T11">and so we're going to add some configuration there in a moment.</text:span></text:a><text:span text:style-name="T12"> </text:span><text:a xlink:type="simple" xlink:href="https://app.pluralsight.com/course-player?clipId=18a74fb8-708b-4c8f-964b-41758e7245cb&amp;startTime=214.24" office:target-frame-name="psplayer" xlink:show="replace" text:style-name="Internet_20_link" text:visited-style-name="Visited_20_Internet_20_Link"><text:span text:style-name="T11">Scrolling down a little bit further in this file,</text:span></text:a><text:span text:style-name="T12"> </text:span><text:a xlink:type="simple" xlink:href="https://app.pluralsight.com/course-player?clipId=18a74fb8-708b-4c8f-964b-41758e7245cb&amp;startTime=217.28" office:target-frame-name="psplayer" xlink:show="replace" text:style-name="Internet_20_link" text:visited-style-name="Visited_20_Internet_20_Link"><text:span text:style-name="T11">we can see Kubernetes version is v1.20.0,</text:span></text:a><text:span text:style-name="T12"> </text:span><text:a xlink:type="simple" xlink:href="https://app.pluralsight.com/course-player?clipId=18a74fb8-708b-4c8f-964b-41758e7245cb&amp;startTime=220.57" office:target-frame-name="psplayer" xlink:show="replace" text:style-name="Internet_20_link" text:visited-style-name="Visited_20_Internet_20_Link"><text:span text:style-name="T11">and we're going to want to update that to v1.20.1,</text:span></text:a><text:span text:style-name="T12"> </text:span><text:a xlink:type="simple" xlink:href="https://app.pluralsight.com/course-player?clipId=18a74fb8-708b-4c8f-964b-41758e7245cb&amp;startTime=226.49" office:target-frame-name="psplayer" xlink:show="replace" text:style-name="Internet_20_link" text:visited-style-name="Visited_20_Internet_20_Link"><text:span text:style-name="T11">which is the version of the Kubernetes packages that</text:span></text:a><text:span text:style-name="T12"> </text:span><text:a xlink:type="simple" xlink:href="https://app.pluralsight.com/course-player?clipId=18a74fb8-708b-4c8f-964b-41758e7245cb&amp;startTime=228.83" office:target-frame-name="psplayer" xlink:show="replace" text:style-name="Internet_20_link" text:visited-style-name="Visited_20_Internet_20_Link"><text:span text:style-name="T11">we installed in the previous demo.</text:span></text:a><text:span text:style-name="T12"> </text:span><text:a xlink:type="simple" xlink:href="https://app.pluralsight.com/course-player?clipId=18a74fb8-708b-4c8f-964b-41758e7245cb&amp;startTime=231.1" office:target-frame-name="psplayer" xlink:show="replace" text:style-name="Internet_20_link" text:visited-style-name="Visited_20_Internet_20_Link"><text:span text:style-name="T11">And so let's go ahead and begin the process of</text:span></text:a><text:span text:style-name="T12"> </text:span><text:a xlink:type="simple" xlink:href="https://app.pluralsight.com/course-player?clipId=18a74fb8-708b-4c8f-964b-41758e7245cb&amp;startTime=233.47" office:target-frame-name="psplayer" xlink:show="replace" text:style-name="Internet_20_link" text:visited-style-name="Visited_20_Internet_20_Link"><text:span text:style-name="T11">updating those four elements together.</text:span></text:a><text:span text:style-name="T12"> </text:span><text:a xlink:type="simple" xlink:href="https://app.pluralsight.com/course-player?clipId=18a74fb8-708b-4c8f-964b-41758e7245cb&amp;startTime=236.64" office:target-frame-name="psplayer" xlink:show="replace" text:style-name="Internet_20_link" text:visited-style-name="Visited_20_Internet_20_Link"><text:span text:style-name="T11">Now I've written some code here that will swap out those values</text:span></text:a><text:span text:style-name="T12"> </text:span><text:a xlink:type="simple" xlink:href="https://app.pluralsight.com/course-player?clipId=18a74fb8-708b-4c8f-964b-41758e7245cb&amp;startTime=239.69" office:target-frame-name="psplayer" xlink:show="replace" text:style-name="Internet_20_link" text:visited-style-name="Visited_20_Internet_20_Link"><text:span text:style-name="T11">we've set for use that we'd get through this process in a</text:span></text:a><text:span text:style-name="T12"> </text:span><text:a xlink:type="simple" xlink:href="https://app.pluralsight.com/course-player?clipId=18a74fb8-708b-4c8f-964b-41758e7245cb&amp;startTime=242.52" office:target-frame-name="psplayer" xlink:show="replace" text:style-name="Internet_20_link" text:visited-style-name="Visited_20_Internet_20_Link"><text:span text:style-name="T11">little more streamline of a fashion.</text:span></text:a><text:span text:style-name="T12"> </text:span><text:a xlink:type="simple" xlink:href="https://app.pluralsight.com/course-player?clipId=18a74fb8-708b-4c8f-964b-41758e7245cb&amp;startTime=244.65" office:target-frame-name="psplayer" xlink:show="replace" text:style-name="Internet_20_link" text:visited-style-name="Visited_20_Internet_20_Link"><text:span text:style-name="T11">And so on line 34,</text:span></text:a><text:span text:style-name="T12"> </text:span><text:a xlink:type="simple" xlink:href="https://app.pluralsight.com/course-player?clipId=18a74fb8-708b-4c8f-964b-41758e7245cb&amp;startTime=245.87" office:target-frame-name="psplayer" xlink:show="replace" text:style-name="Internet_20_link" text:visited-style-name="Visited_20_Internet_20_Link"><text:span text:style-name="T11">here I have sed that's going to swap out the advertiseAddress from</text:span></text:a><text:span text:style-name="T12"> </text:span><text:a xlink:type="simple" xlink:href="https://app.pluralsight.com/course-player?clipId=18a74fb8-708b-4c8f-964b-41758e7245cb&amp;startTime=249.53" office:target-frame-name="psplayer" xlink:show="replace" text:style-name="Internet_20_link" text:visited-style-name="Visited_20_Internet_20_Link"><text:span text:style-name="T11">1.2.3.4 to the actual address of our control plane node,</text:span></text:a><text:span text:style-name="T12"> </text:span><text:a xlink:type="simple" xlink:href="https://app.pluralsight.com/course-player?clipId=18a74fb8-708b-4c8f-964b-41758e7245cb&amp;startTime=253.63" office:target-frame-name="psplayer" xlink:show="replace" text:style-name="Internet_20_link" text:visited-style-name="Visited_20_Internet_20_Link"><text:span text:style-name="T11">which is 172.16.94.10.</text:span></text:a><text:span text:style-name="T12"> </text:span><text:a xlink:type="simple" xlink:href="https://app.pluralsight.com/course-player?clipId=18a74fb8-708b-4c8f-964b-41758e7245cb&amp;startTime=256.74" office:target-frame-name="psplayer" xlink:show="replace" text:style-name="Internet_20_link" text:visited-style-name="Visited_20_Internet_20_Link"><text:span text:style-name="T11">Let's go ahead and run that code to make that change.</text:span></text:a><text:span text:style-name="T12"> </text:span><text:a xlink:type="simple" xlink:href="https://app.pluralsight.com/course-player?clipId=18a74fb8-708b-4c8f-964b-41758e7245cb&amp;startTime=259.84" office:target-frame-name="psplayer" xlink:show="replace" text:style-name="Internet_20_link" text:visited-style-name="Visited_20_Internet_20_Link"><text:span text:style-name="T11">Moving forward to the next update that we have to make,</text:span></text:a><text:span text:style-name="T12"> </text:span><text:a xlink:type="simple" xlink:href="https://app.pluralsight.com/course-player?clipId=18a74fb8-708b-4c8f-964b-41758e7245cb&amp;startTime=262.07" office:target-frame-name="psplayer" xlink:show="replace" text:style-name="Internet_20_link" text:visited-style-name="Visited_20_Internet_20_Link"><text:span text:style-name="T11">we're going to change the CRI socket to point to containerd,</text:span></text:a><text:span text:style-name="T12"> </text:span><text:a xlink:type="simple" xlink:href="https://app.pluralsight.com/course-player?clipId=18a74fb8-708b-4c8f-964b-41758e7245cb&amp;startTime=266.15" office:target-frame-name="psplayer" xlink:show="replace" text:style-name="Internet_20_link" text:visited-style-name="Visited_20_Internet_20_Link"><text:span text:style-name="T11">which is the contain a runtime on our node here.</text:span></text:a><text:span text:style-name="T12"> </text:span><text:a xlink:type="simple" xlink:href="https://app.pluralsight.com/course-player?clipId=18a74fb8-708b-4c8f-964b-41758e7245cb&amp;startTime=269.02" office:target-frame-name="psplayer" xlink:show="replace" text:style-name="Internet_20_link" text:visited-style-name="Visited_20_Internet_20_Link"><text:span text:style-name="T11">And so there on line 38 we have criSocket: \/var\/run\/dockershim\.sock,</text:span></text:a><text:span text:style-name="T12"> </text:span><text:a xlink:type="simple" xlink:href="https://app.pluralsight.com/course-player?clipId=18a74fb8-708b-4c8f-964b-41758e7245cb&amp;startTime=273.05" office:target-frame-name="psplayer" xlink:show="replace" text:style-name="Internet_20_link" text:visited-style-name="Visited_20_Internet_20_Link"><text:span text:style-name="T11">and we're going to change that to \/run\/containerd\/containerd.sock.</text:span></text:a><text:span text:style-name="T12"> </text:span><text:a xlink:type="simple" xlink:href="https://app.pluralsight.com/course-player?clipId=18a74fb8-708b-4c8f-964b-41758e7245cb&amp;startTime=280.04" office:target-frame-name="psplayer" xlink:show="replace" text:style-name="Internet_20_link" text:visited-style-name="Visited_20_Internet_20_Link"><text:span text:style-name="T11">Run that code there to make that update and move forward to the next</text:span></text:a><text:span text:style-name="T12"> </text:span><text:a xlink:type="simple" xlink:href="https://app.pluralsight.com/course-player?clipId=18a74fb8-708b-4c8f-964b-41758e7245cb&amp;startTime=283.28" office:target-frame-name="psplayer" xlink:show="replace" text:style-name="Internet_20_link" text:visited-style-name="Visited_20_Internet_20_Link"><text:span text:style-name="T11">change that we need to make to our cluster configuration,</text:span></text:a><text:span text:style-name="T12"> </text:span><text:a xlink:type="simple" xlink:href="https://app.pluralsight.com/course-player?clipId=18a74fb8-708b-4c8f-964b-41758e7245cb&amp;startTime=285.72" office:target-frame-name="psplayer" xlink:show="replace" text:style-name="Internet_20_link" text:visited-style-name="Visited_20_Internet_20_Link"><text:span text:style-name="T11">which is to set the cgroupDriver to systemd for the kubelet.</text:span></text:a><text:span text:style-name="T12"> </text:span><text:a xlink:type="simple" xlink:href="https://app.pluralsight.com/course-player?clipId=18a74fb8-708b-4c8f-964b-41758e7245cb&amp;startTime=290.44" office:target-frame-name="psplayer" xlink:show="replace" text:style-name="Internet_20_link" text:visited-style-name="Visited_20_Internet_20_Link"><text:span text:style-name="T11">Now this configuration doesn't exist in the default</text:span></text:a><text:span text:style-name="T12"> </text:span><text:a xlink:type="simple" xlink:href="https://app.pluralsight.com/course-player?clipId=18a74fb8-708b-4c8f-964b-41758e7245cb&amp;startTime=293.53" office:target-frame-name="psplayer" xlink:show="replace" text:style-name="Internet_20_link" text:visited-style-name="Visited_20_Internet_20_Link"><text:span text:style-name="T11">document that's generated by kubeadm,</text:span></text:a><text:span text:style-name="T12"> </text:span><text:a xlink:type="simple" xlink:href="https://app.pluralsight.com/course-player?clipId=18a74fb8-708b-4c8f-964b-41758e7245cb&amp;startTime=296.26" office:target-frame-name="psplayer" xlink:show="replace" text:style-name="Internet_20_link" text:visited-style-name="Visited_20_Internet_20_Link"><text:span text:style-name="T11">and so we're going to add that to our ClusterConfiguration file</text:span></text:a><text:span text:style-name="T12"> </text:span><text:a xlink:type="simple" xlink:href="https://app.pluralsight.com/course-player?clipId=18a74fb8-708b-4c8f-964b-41758e7245cb&amp;startTime=298.98" office:target-frame-name="psplayer" xlink:show="replace" text:style-name="Internet_20_link" text:visited-style-name="Visited_20_Internet_20_Link"><text:span text:style-name="T11">with this here doc here starting on line 42.</text:span></text:a><text:span text:style-name="T12"> </text:span><text:a xlink:type="simple" xlink:href="https://app.pluralsight.com/course-player?clipId=18a74fb8-708b-4c8f-964b-41758e7245cb&amp;startTime=301.94" office:target-frame-name="psplayer" xlink:show="replace" text:style-name="Internet_20_link" text:visited-style-name="Visited_20_Internet_20_Link"><text:span text:style-name="T11">And in that code there,</text:span></text:a><text:span text:style-name="T12"> </text:span><text:a xlink:type="simple" xlink:href="https://app.pluralsight.com/course-player?clipId=18a74fb8-708b-4c8f-964b-41758e7245cb&amp;startTime=303.54" office:target-frame-name="psplayer" xlink:show="replace" text:style-name="Internet_20_link" text:visited-style-name="Visited_20_Internet_20_Link"><text:span text:style-name="T11">you can see on line 46 cgroupDriver is set to systemd for the kubelet.</text:span></text:a><text:span text:style-name="T12"> </text:span><text:a xlink:type="simple" xlink:href="https://app.pluralsight.com/course-player?clipId=18a74fb8-708b-4c8f-964b-41758e7245cb&amp;startTime=307.53" office:target-frame-name="psplayer" xlink:show="replace" text:style-name="Internet_20_link" text:visited-style-name="Visited_20_Internet_20_Link"><text:span text:style-name="T11">Run that code there to append that to the file that we're working with.</text:span></text:a><text:span text:style-name="T12"> </text:span><text:a xlink:type="simple" xlink:href="https://app.pluralsight.com/course-player?clipId=18a74fb8-708b-4c8f-964b-41758e7245cb&amp;startTime=312.44" office:target-frame-name="psplayer" xlink:show="replace" text:style-name="Internet_20_link" text:visited-style-name="Visited_20_Internet_20_Link"><text:span text:style-name="T11">Now let's hop into that file to review those changes and make that</text:span></text:a><text:span text:style-name="T12"> </text:span><text:a xlink:type="simple" xlink:href="https://app.pluralsight.com/course-player?clipId=18a74fb8-708b-4c8f-964b-41758e7245cb&amp;startTime=316.13" office:target-frame-name="psplayer" xlink:show="replace" text:style-name="Internet_20_link" text:visited-style-name="Visited_20_Internet_20_Link"><text:span text:style-name="T11">one final change for our Kubernetes version.</text:span></text:a><text:span text:style-name="T12"> </text:span><text:a xlink:type="simple" xlink:href="https://app.pluralsight.com/course-player?clipId=18a74fb8-708b-4c8f-964b-41758e7245cb&amp;startTime=318.49" office:target-frame-name="psplayer" xlink:show="replace" text:style-name="Internet_20_link" text:visited-style-name="Visited_20_Internet_20_Link"><text:span text:style-name="T11">Scrolling down in the output here,</text:span></text:a><text:span text:style-name="T12"> </text:span><text:a xlink:type="simple" xlink:href="https://app.pluralsight.com/course-player?clipId=18a74fb8-708b-4c8f-964b-41758e7245cb&amp;startTime=320.25" office:target-frame-name="psplayer" xlink:show="replace" text:style-name="Internet_20_link" text:visited-style-name="Visited_20_Internet_20_Link"><text:span text:style-name="T11">we can see that the localAPIEndpoint advertiseAddress is now 172.16.94.10,</text:span></text:a><text:span text:style-name="T12"> </text:span><text:a xlink:type="simple" xlink:href="https://app.pluralsight.com/course-player?clipId=18a74fb8-708b-4c8f-964b-41758e7245cb&amp;startTime=326.99" office:target-frame-name="psplayer" xlink:show="replace" text:style-name="Internet_20_link" text:visited-style-name="Visited_20_Internet_20_Link"><text:span text:style-name="T11">which is the IP address of our control plane node.</text:span></text:a><text:span text:style-name="T12"> </text:span><text:a xlink:type="simple" xlink:href="https://app.pluralsight.com/course-player?clipId=18a74fb8-708b-4c8f-964b-41758e7245cb&amp;startTime=329.99" office:target-frame-name="psplayer" xlink:show="replace" text:style-name="Internet_20_link" text:visited-style-name="Visited_20_Internet_20_Link"><text:span text:style-name="T11">We also see that the criSocket is now /run/containerd/containerd.sock,</text:span></text:a><text:span text:style-name="T12"> </text:span><text:a xlink:type="simple" xlink:href="https://app.pluralsight.com/course-player?clipId=18a74fb8-708b-4c8f-964b-41758e7245cb&amp;startTime=333.66" office:target-frame-name="psplayer" xlink:show="replace" text:style-name="Internet_20_link" text:visited-style-name="Visited_20_Internet_20_Link"><text:span text:style-name="T11">and so that update was successful to the configuration document.</text:span></text:a><text:span text:style-name="T12"> </text:span><text:a xlink:type="simple" xlink:href="https://app.pluralsight.com/course-player?clipId=18a74fb8-708b-4c8f-964b-41758e7245cb&amp;startTime=339.54" office:target-frame-name="psplayer" xlink:show="replace" text:style-name="Internet_20_link" text:visited-style-name="Visited_20_Internet_20_Link"><text:span text:style-name="T11">Going down a little bit further,</text:span></text:a><text:span text:style-name="T12"> </text:span><text:a xlink:type="simple" xlink:href="https://app.pluralsight.com/course-player?clipId=18a74fb8-708b-4c8f-964b-41758e7245cb&amp;startTime=340.76" office:target-frame-name="psplayer" xlink:show="replace" text:style-name="Internet_20_link" text:visited-style-name="Visited_20_Internet_20_Link"><text:span text:style-name="T11">let's go ahead and change the Kubernetes version from v1.20.0 to v1.20.1.</text:span></text:a><text:span text:style-name="T12"> </text:span><text:a xlink:type="simple" xlink:href="https://app.pluralsight.com/course-player?clipId=18a74fb8-708b-4c8f-964b-41758e7245cb&amp;startTime=349.65" office:target-frame-name="psplayer" xlink:show="replace" text:style-name="Internet_20_link" text:visited-style-name="Visited_20_Internet_20_Link"><text:span text:style-name="T11">Now remember this is going to be whatever version of Kubernetes that</text:span></text:a><text:span text:style-name="T12"> </text:span><text:a xlink:type="simple" xlink:href="https://app.pluralsight.com/course-player?clipId=18a74fb8-708b-4c8f-964b-41758e7245cb&amp;startTime=354.1" office:target-frame-name="psplayer" xlink:show="replace" text:style-name="Internet_20_link" text:visited-style-name="Visited_20_Internet_20_Link"><text:span text:style-name="T11">you installed into the previous demonstration,</text:span></text:a><text:span text:style-name="T12"> </text:span><text:a xlink:type="simple" xlink:href="https://app.pluralsight.com/course-player?clipId=18a74fb8-708b-4c8f-964b-41758e7245cb&amp;startTime=356.28" office:target-frame-name="psplayer" xlink:show="replace" text:style-name="Internet_20_link" text:visited-style-name="Visited_20_Internet_20_Link"><text:span text:style-name="T11">and you want to make sure that those match.</text:span></text:a><text:span text:style-name="T12"> </text:span><text:a xlink:type="simple" xlink:href="https://app.pluralsight.com/course-player?clipId=18a74fb8-708b-4c8f-964b-41758e7245cb&amp;startTime=357.41" office:target-frame-name="psplayer" xlink:show="replace" text:style-name="Internet_20_link" text:visited-style-name="Visited_20_Internet_20_Link"><text:span text:style-name="T11">So if you move ahead in a version, please be sure to update that here.</text:span></text:a><text:span text:style-name="T12"> </text:span><text:a xlink:type="simple" xlink:href="https://app.pluralsight.com/course-player?clipId=18a74fb8-708b-4c8f-964b-41758e7245cb&amp;startTime=360.56" office:target-frame-name="psplayer" xlink:show="replace" text:style-name="Internet_20_link" text:visited-style-name="Visited_20_Internet_20_Link"><text:span text:style-name="T11">Scrolling down a little bit further,</text:span></text:a><text:span text:style-name="T12"> </text:span><text:a xlink:type="simple" xlink:href="https://app.pluralsight.com/course-player?clipId=18a74fb8-708b-4c8f-964b-41758e7245cb&amp;startTime=363.22" office:target-frame-name="psplayer" xlink:show="replace" text:style-name="Internet_20_link" text:visited-style-name="Visited_20_Internet_20_Link"><text:span text:style-name="T11">there at the bottom we can see our kubelet's configuration</text:span></text:a><text:span text:style-name="T12"> </text:span><text:a xlink:type="simple" xlink:href="https://app.pluralsight.com/course-player?clipId=18a74fb8-708b-4c8f-964b-41758e7245cb&amp;startTime=365.78" office:target-frame-name="psplayer" xlink:show="replace" text:style-name="Internet_20_link" text:visited-style-name="Visited_20_Internet_20_Link"><text:span text:style-name="T11">defining the cgroupDriver as systemd.</text:span></text:a><text:span text:style-name="T12"> </text:span><text:a xlink:type="simple" xlink:href="https://app.pluralsight.com/course-player?clipId=18a74fb8-708b-4c8f-964b-41758e7245cb&amp;startTime=368.79" office:target-frame-name="psplayer" xlink:show="replace" text:style-name="Internet_20_link" text:visited-style-name="Visited_20_Internet_20_Link"><text:span text:style-name="T11">Let's save this file out and move forward into the next part of our</text:span></text:a><text:span text:style-name="T12"> </text:span><text:a xlink:type="simple" xlink:href="https://app.pluralsight.com/course-player?clipId=18a74fb8-708b-4c8f-964b-41758e7245cb&amp;startTime=373.09" office:target-frame-name="psplayer" xlink:show="replace" text:style-name="Internet_20_link" text:visited-style-name="Visited_20_Internet_20_Link"><text:span text:style-name="T11">demo where we bootstrap our cluster together.</text:span></text:a><text:span text:style-name="T12"> </text:span><text:a xlink:type="simple" xlink:href="https://app.pluralsight.com/course-player?clipId=18a74fb8-708b-4c8f-964b-41758e7245cb&amp;startTime=376.74" office:target-frame-name="psplayer" xlink:show="replace" text:style-name="Internet_20_link" text:visited-style-name="Visited_20_Internet_20_Link"><text:span text:style-name="T11">And so on line 58 here I have sudo kubeadm init and then the</text:span></text:a><text:span text:style-name="T12"> </text:span><text:a xlink:type="simple" xlink:href="https://app.pluralsight.com/course-player?clipId=18a74fb8-708b-4c8f-964b-41758e7245cb&amp;startTime=381.23" office:target-frame-name="psplayer" xlink:show="replace" text:style-name="Internet_20_link" text:visited-style-name="Visited_20_Internet_20_Link"><text:span text:style-name="T11">parameter ‑‑config=ClusterConfiguration.yaml.</text:span></text:a><text:span text:style-name="T12"> </text:span><text:a xlink:type="simple" xlink:href="https://app.pluralsight.com/course-player?clipId=18a74fb8-708b-4c8f-964b-41758e7245cb&amp;startTime=384.93" office:target-frame-name="psplayer" xlink:show="replace" text:style-name="Internet_20_link" text:visited-style-name="Visited_20_Internet_20_Link"><text:span text:style-name="T11">That's the configuration document that we just built up together.</text:span></text:a><text:span text:style-name="T12"> </text:span><text:a xlink:type="simple" xlink:href="https://app.pluralsight.com/course-player?clipId=18a74fb8-708b-4c8f-964b-41758e7245cb&amp;startTime=389.14" office:target-frame-name="psplayer" xlink:show="replace" text:style-name="Internet_20_link" text:visited-style-name="Visited_20_Internet_20_Link"><text:span text:style-name="T11">We're also going to specify the CRI socket and point that at containerd.</text:span></text:a><text:span text:style-name="T12"> </text:span><text:a xlink:type="simple" xlink:href="https://app.pluralsight.com/course-player?clipId=18a74fb8-708b-4c8f-964b-41758e7245cb&amp;startTime=394.14" office:target-frame-name="psplayer" xlink:show="replace" text:style-name="Internet_20_link" text:visited-style-name="Visited_20_Internet_20_Link"><text:span text:style-name="T11">Let's highlight all of that code and run that together and</text:span></text:a><text:span text:style-name="T12"> </text:span><text:a xlink:type="simple" xlink:href="https://app.pluralsight.com/course-player?clipId=18a74fb8-708b-4c8f-964b-41758e7245cb&amp;startTime=397.28" office:target-frame-name="psplayer" xlink:show="replace" text:style-name="Internet_20_link" text:visited-style-name="Visited_20_Internet_20_Link"><text:span text:style-name="T11">begin the process of bootstrapping our cluster.</text:span></text:a><text:span text:style-name="T12"> </text:span><text:a xlink:type="simple" xlink:href="https://app.pluralsight.com/course-player?clipId=18a74fb8-708b-4c8f-964b-41758e7245cb&amp;startTime=400.04" office:target-frame-name="psplayer" xlink:show="replace" text:style-name="Internet_20_link" text:visited-style-name="Visited_20_Internet_20_Link"><text:span text:style-name="T11">Now I'm going to speed this process up a little bit so we don't</text:span></text:a><text:span text:style-name="T12"> </text:span><text:a xlink:type="simple" xlink:href="https://app.pluralsight.com/course-player?clipId=18a74fb8-708b-4c8f-964b-41758e7245cb&amp;startTime=402.9" office:target-frame-name="psplayer" xlink:show="replace" text:style-name="Internet_20_link" text:visited-style-name="Visited_20_Internet_20_Link"><text:span text:style-name="T11">have to wait for the whole deployment process,</text:span></text:a><text:span text:style-name="T12"> </text:span><text:a xlink:type="simple" xlink:href="https://app.pluralsight.com/course-player?clipId=18a74fb8-708b-4c8f-964b-41758e7245cb&amp;startTime=405.04" office:target-frame-name="psplayer" xlink:show="replace" text:style-name="Internet_20_link" text:visited-style-name="Visited_20_Internet_20_Link"><text:span text:style-name="T11">and then we're going to review the output together.</text:span></text:a><text:span text:style-name="T12"> </text:span><text:a xlink:type="simple" xlink:href="https://app.pluralsight.com/course-player?clipId=18a74fb8-708b-4c8f-964b-41758e7245cb&amp;startTime=407.24" office:target-frame-name="psplayer" xlink:show="replace" text:style-name="Internet_20_link" text:visited-style-name="Visited_20_Internet_20_Link"><text:span text:style-name="T11">All right, with that finished, we can see our command prompt is returned.</text:span></text:a><text:span text:style-name="T12"> </text:span><text:a xlink:type="simple" xlink:href="https://app.pluralsight.com/course-player?clipId=18a74fb8-708b-4c8f-964b-41758e7245cb&amp;startTime=409.77" office:target-frame-name="psplayer" xlink:show="replace" text:style-name="Internet_20_link" text:visited-style-name="Visited_20_Internet_20_Link"><text:span text:style-name="T11">Let's scroll to the top and review the output of that</text:span></text:a><text:span text:style-name="T12"> </text:span><text:a xlink:type="simple" xlink:href="https://app.pluralsight.com/course-player?clipId=18a74fb8-708b-4c8f-964b-41758e7245cb&amp;startTime=412.96" office:target-frame-name="psplayer" xlink:show="replace" text:style-name="Internet_20_link" text:visited-style-name="Visited_20_Internet_20_Link"><text:span text:style-name="T11">cluster initialization process together.</text:span></text:a><text:span text:style-name="T12"> </text:span><text:a xlink:type="simple" xlink:href="https://app.pluralsight.com/course-player?clipId=18a74fb8-708b-4c8f-964b-41758e7245cb&amp;startTime=415.64" office:target-frame-name="psplayer" xlink:show="replace" text:style-name="Internet_20_link" text:visited-style-name="Visited_20_Internet_20_Link"><text:span text:style-name="T11">So in the output here, we can see we're using Kubernetes version 1.20.1.</text:span></text:a><text:span text:style-name="T12"> </text:span><text:a xlink:type="simple" xlink:href="https://app.pluralsight.com/course-player?clipId=18a74fb8-708b-4c8f-964b-41758e7245cb&amp;startTime=420.24" office:target-frame-name="psplayer" xlink:show="replace" text:style-name="Internet_20_link" text:visited-style-name="Visited_20_Internet_20_Link"><text:span text:style-name="T11">The next phase is preflight checks where that goes through</text:span></text:a><text:span text:style-name="T12"> </text:span><text:a xlink:type="simple" xlink:href="https://app.pluralsight.com/course-player?clipId=18a74fb8-708b-4c8f-964b-41758e7245cb&amp;startTime=423.14" office:target-frame-name="psplayer" xlink:show="replace" text:style-name="Internet_20_link" text:visited-style-name="Visited_20_Internet_20_Link"><text:span text:style-name="T11">those preflight checks that we talked about during the</text:span></text:a><text:span text:style-name="T12"> </text:span><text:a xlink:type="simple" xlink:href="https://app.pluralsight.com/course-player?clipId=18a74fb8-708b-4c8f-964b-41758e7245cb&amp;startTime=425.62" office:target-frame-name="psplayer" xlink:show="replace" text:style-name="Internet_20_link" text:visited-style-name="Visited_20_Internet_20_Link"><text:span text:style-name="T11">presentation portion of the course.</text:span></text:a><text:span text:style-name="T12"> </text:span><text:a xlink:type="simple" xlink:href="https://app.pluralsight.com/course-player?clipId=18a74fb8-708b-4c8f-964b-41758e7245cb&amp;startTime=428.64" office:target-frame-name="psplayer" xlink:show="replace" text:style-name="Internet_20_link" text:visited-style-name="Visited_20_Internet_20_Link"><text:span text:style-name="T11">In the next phase, it creates the CA for us,</text:span></text:a><text:span text:style-name="T12"> </text:span><text:a xlink:type="simple" xlink:href="https://app.pluralsight.com/course-player?clipId=18a74fb8-708b-4c8f-964b-41758e7245cb&amp;startTime=432.01" office:target-frame-name="psplayer" xlink:show="replace" text:style-name="Internet_20_link" text:visited-style-name="Visited_20_Internet_20_Link"><text:span text:style-name="T11">or that certificate authority,</text:span></text:a><text:span text:style-name="T12"> </text:span><text:a xlink:type="simple" xlink:href="https://app.pluralsight.com/course-player?clipId=18a74fb8-708b-4c8f-964b-41758e7245cb&amp;startTime=433.27" office:target-frame-name="psplayer" xlink:show="replace" text:style-name="Internet_20_link" text:visited-style-name="Visited_20_Internet_20_Link"><text:span text:style-name="T11">and then goes through a series of commands to generate</text:span></text:a><text:span text:style-name="T12"> </text:span><text:a xlink:type="simple" xlink:href="https://app.pluralsight.com/course-player?clipId=18a74fb8-708b-4c8f-964b-41758e7245cb&amp;startTime=436.47" office:target-frame-name="psplayer" xlink:show="replace" text:style-name="Internet_20_link" text:visited-style-name="Visited_20_Internet_20_Link"><text:span text:style-name="T11">certificates for each one of the control plane Pods.</text:span></text:a><text:span text:style-name="T12"> </text:span><text:a xlink:type="simple" xlink:href="https://app.pluralsight.com/course-player?clipId=18a74fb8-708b-4c8f-964b-41758e7245cb&amp;startTime=439.94" office:target-frame-name="psplayer" xlink:show="replace" text:style-name="Internet_20_link" text:visited-style-name="Visited_20_Internet_20_Link"><text:span text:style-name="T11">Then it goes into the kubeconfig phase generating and writing</text:span></text:a><text:span text:style-name="T12"> </text:span><text:a xlink:type="simple" xlink:href="https://app.pluralsight.com/course-player?clipId=18a74fb8-708b-4c8f-964b-41758e7245cb&amp;startTime=443.22" office:target-frame-name="psplayer" xlink:show="replace" text:style-name="Internet_20_link" text:visited-style-name="Visited_20_Internet_20_Link"><text:span text:style-name="T11">out the kubeconfig files </text:span></text:a><text:soft-page-break/><text:a xlink:type="simple" xlink:href="https://app.pluralsight.com/course-player?clipId=18a74fb8-708b-4c8f-964b-41758e7245cb&amp;startTime=443.22" office:target-frame-name="psplayer" xlink:show="replace" text:style-name="Internet_20_link" text:visited-style-name="Visited_20_Internet_20_Link"><text:span text:style-name="T11">for admin.conf,</text:span></text:a><text:span text:style-name="T12"> </text:span><text:a xlink:type="simple" xlink:href="https://app.pluralsight.com/course-player?clipId=18a74fb8-708b-4c8f-964b-41758e7245cb&amp;startTime=445.45" office:target-frame-name="psplayer" xlink:show="replace" text:style-name="Internet_20_link" text:visited-style-name="Visited_20_Internet_20_Link"><text:span text:style-name="T11">kubelet.conf, controller‑manager.conf, and scheduler.conf.</text:span></text:a><text:span text:style-name="T12"> </text:span><text:a xlink:type="simple" xlink:href="https://app.pluralsight.com/course-player?clipId=18a74fb8-708b-4c8f-964b-41758e7245cb&amp;startTime=449.59" office:target-frame-name="psplayer" xlink:show="replace" text:style-name="Internet_20_link" text:visited-style-name="Visited_20_Internet_20_Link"><text:span text:style-name="T11">Moving forward,</text:span></text:a><text:span text:style-name="T12"> </text:span><text:a xlink:type="simple" xlink:href="https://app.pluralsight.com/course-player?clipId=18a74fb8-708b-4c8f-964b-41758e7245cb&amp;startTime=450.13" office:target-frame-name="psplayer" xlink:show="replace" text:style-name="Internet_20_link" text:visited-style-name="Visited_20_Internet_20_Link"><text:span text:style-name="T11">it then creates the static Pod manifests for each of the control plane Pods.</text:span></text:a><text:span text:style-name="T12"> </text:span><text:a xlink:type="simple" xlink:href="https://app.pluralsight.com/course-player?clipId=18a74fb8-708b-4c8f-964b-41758e7245cb&amp;startTime=454.58" office:target-frame-name="psplayer" xlink:show="replace" text:style-name="Internet_20_link" text:visited-style-name="Visited_20_Internet_20_Link"><text:span text:style-name="T11">There we see kube‑apiserver, kube‑controller‑manager, and kube‑scheduler.</text:span></text:a><text:span text:style-name="T12"> </text:span><text:a xlink:type="simple" xlink:href="https://app.pluralsight.com/course-player?clipId=18a74fb8-708b-4c8f-964b-41758e7245cb&amp;startTime=458.46" office:target-frame-name="psplayer" xlink:show="replace" text:style-name="Internet_20_link" text:visited-style-name="Visited_20_Internet_20_Link"><text:span text:style-name="T11">It writes those all into /etc/kubernetes/manifests.</text:span></text:a><text:span text:style-name="T12"> </text:span><text:a xlink:type="simple" xlink:href="https://app.pluralsight.com/course-player?clipId=18a74fb8-708b-4c8f-964b-41758e7245cb&amp;startTime=463.65" office:target-frame-name="psplayer" xlink:show="replace" text:style-name="Internet_20_link" text:visited-style-name="Visited_20_Internet_20_Link"><text:span text:style-name="T11">After the control plane Pod's static Pod manifests are generated,</text:span></text:a><text:span text:style-name="T12"> </text:span><text:a xlink:type="simple" xlink:href="https://app.pluralsight.com/course-player?clipId=18a74fb8-708b-4c8f-964b-41758e7245cb&amp;startTime=466.66" office:target-frame-name="psplayer" xlink:show="replace" text:style-name="Internet_20_link" text:visited-style-name="Visited_20_Internet_20_Link"><text:span text:style-name="T11">it also creates a static Pod manifest for etcd.</text:span></text:a><text:span text:style-name="T12"> </text:span><text:a xlink:type="simple" xlink:href="https://app.pluralsight.com/course-player?clipId=18a74fb8-708b-4c8f-964b-41758e7245cb&amp;startTime=470.34" office:target-frame-name="psplayer" xlink:show="replace" text:style-name="Internet_20_link" text:visited-style-name="Visited_20_Internet_20_Link"><text:span text:style-name="T11">And then at that point in time,</text:span></text:a><text:span text:style-name="T12"> </text:span><text:a xlink:type="simple" xlink:href="https://app.pluralsight.com/course-player?clipId=18a74fb8-708b-4c8f-964b-41758e7245cb&amp;startTime=471.32" office:target-frame-name="psplayer" xlink:show="replace" text:style-name="Internet_20_link" text:visited-style-name="Visited_20_Internet_20_Link"><text:span text:style-name="T11">once all the control plane Pod's static Pod manifests are in place,</text:span></text:a><text:span text:style-name="T12"> </text:span><text:a xlink:type="simple" xlink:href="https://app.pluralsight.com/course-player?clipId=18a74fb8-708b-4c8f-964b-41758e7245cb&amp;startTime=475.14" office:target-frame-name="psplayer" xlink:show="replace" text:style-name="Internet_20_link" text:visited-style-name="Visited_20_Internet_20_Link"><text:span text:style-name="T11">it goes into a wait state waiting for all those static Pods to start up,</text:span></text:a><text:span text:style-name="T12"> </text:span><text:a xlink:type="simple" xlink:href="https://app.pluralsight.com/course-player?clipId=18a74fb8-708b-4c8f-964b-41758e7245cb&amp;startTime=478.73" office:target-frame-name="psplayer" xlink:show="replace" text:style-name="Internet_20_link" text:visited-style-name="Visited_20_Internet_20_Link"><text:span text:style-name="T11">and so there we see wait for control plane.</text:span></text:a><text:span text:style-name="T12"> </text:span><text:a xlink:type="simple" xlink:href="https://app.pluralsight.com/course-player?clipId=18a74fb8-708b-4c8f-964b-41758e7245cb&amp;startTime=481.04" office:target-frame-name="psplayer" xlink:show="replace" text:style-name="Internet_20_link" text:visited-style-name="Visited_20_Internet_20_Link"><text:span text:style-name="T11">And then a few seconds later we see all control plane components</text:span></text:a><text:span text:style-name="T12"> </text:span><text:a xlink:type="simple" xlink:href="https://app.pluralsight.com/course-player?clipId=18a74fb8-708b-4c8f-964b-41758e7245cb&amp;startTime=484.19" office:target-frame-name="psplayer" xlink:show="replace" text:style-name="Internet_20_link" text:visited-style-name="Visited_20_Internet_20_Link"><text:span text:style-name="T11">are healthy after 24 seconds here in my case.</text:span></text:a><text:span text:style-name="T12"> </text:span><text:a xlink:type="simple" xlink:href="https://app.pluralsight.com/course-player?clipId=18a74fb8-708b-4c8f-964b-41758e7245cb&amp;startTime=487.13" office:target-frame-name="psplayer" xlink:show="replace" text:style-name="Internet_20_link" text:visited-style-name="Visited_20_Internet_20_Link"><text:span text:style-name="T11">Moving forward into the output here at the bottom,</text:span></text:a><text:span text:style-name="T12"> </text:span><text:a xlink:type="simple" xlink:href="https://app.pluralsight.com/course-player?clipId=18a74fb8-708b-4c8f-964b-41758e7245cb&amp;startTime=492.24" office:target-frame-name="psplayer" xlink:show="replace" text:style-name="Internet_20_link" text:visited-style-name="Visited_20_Internet_20_Link"><text:span text:style-name="T11">we can then see it creates the add‑on Pods.</text:span></text:a><text:span text:style-name="T12"> </text:span><text:a xlink:type="simple" xlink:href="https://app.pluralsight.com/course-player?clipId=18a74fb8-708b-4c8f-964b-41758e7245cb&amp;startTime=494.95" office:target-frame-name="psplayer" xlink:show="replace" text:style-name="Internet_20_link" text:visited-style-name="Visited_20_Internet_20_Link"><text:span text:style-name="T11">So there we see CoreDNS is created and kube‑proxy.</text:span></text:a><text:span text:style-name="T12"> </text:span><text:a xlink:type="simple" xlink:href="https://app.pluralsight.com/course-player?clipId=18a74fb8-708b-4c8f-964b-41758e7245cb&amp;startTime=499.84" office:target-frame-name="psplayer" xlink:show="replace" text:style-name="Internet_20_link" text:visited-style-name="Visited_20_Internet_20_Link"><text:span text:style-name="T11">Now the most crucial output in all of this here is seeing the output that says</text:span></text:a><text:span text:style-name="T12"> </text:span><text:a xlink:type="simple" xlink:href="https://app.pluralsight.com/course-player?clipId=18a74fb8-708b-4c8f-964b-41758e7245cb&amp;startTime=503.75" office:target-frame-name="psplayer" xlink:show="replace" text:style-name="Internet_20_link" text:visited-style-name="Visited_20_Internet_20_Link"><text:span text:style-name="T11">your Kubernetes control‑plane has initialized successfully!</text:span></text:a><text:span text:style-name="T12"> </text:span><text:a xlink:type="simple" xlink:href="https://app.pluralsight.com/course-player?clipId=18a74fb8-708b-4c8f-964b-41758e7245cb&amp;startTime=507.07" office:target-frame-name="psplayer" xlink:show="replace" text:style-name="Internet_20_link" text:visited-style-name="Visited_20_Internet_20_Link"><text:span text:style-name="T11">And so when you see that, you know your control plane node is up and running.</text:span></text:a><text:span text:style-name="T12"> </text:span><text:a xlink:type="simple" xlink:href="https://app.pluralsight.com/course-player?clipId=18a74fb8-708b-4c8f-964b-41758e7245cb&amp;startTime=510.51" office:target-frame-name="psplayer" xlink:show="replace" text:style-name="Internet_20_link" text:visited-style-name="Visited_20_Internet_20_Link"><text:span text:style-name="T11">Now we see some code here that describes how we can</text:span></text:a><text:span text:style-name="T12"> </text:span><text:a xlink:type="simple" xlink:href="https://app.pluralsight.com/course-player?clipId=18a74fb8-708b-4c8f-964b-41758e7245cb&amp;startTime=514.33" office:target-frame-name="psplayer" xlink:show="replace" text:style-name="Internet_20_link" text:visited-style-name="Visited_20_Internet_20_Link"><text:span text:style-name="T11">connect to our cluster as a user,</text:span></text:a><text:span text:style-name="T12"> </text:span><text:a xlink:type="simple" xlink:href="https://app.pluralsight.com/course-player?clipId=18a74fb8-708b-4c8f-964b-41758e7245cb&amp;startTime=516.57" office:target-frame-name="psplayer" xlink:show="replace" text:style-name="Internet_20_link" text:visited-style-name="Visited_20_Internet_20_Link"><text:span text:style-name="T11">and that's the code that we reviewed in the presentation portion that will</text:span></text:a><text:span text:style-name="T12"> </text:span><text:a xlink:type="simple" xlink:href="https://app.pluralsight.com/course-player?clipId=18a74fb8-708b-4c8f-964b-41758e7245cb&amp;startTime=519.56" office:target-frame-name="psplayer" xlink:show="replace" text:style-name="Internet_20_link" text:visited-style-name="Visited_20_Internet_20_Link"><text:span text:style-name="T11">copy the kubeconfig file for admin.conf from /etc/kubernetes into our HOME</text:span></text:a><text:span text:style-name="T12"> </text:span><text:a xlink:type="simple" xlink:href="https://app.pluralsight.com/course-player?clipId=18a74fb8-708b-4c8f-964b-41758e7245cb&amp;startTime=525.97" office:target-frame-name="psplayer" xlink:show="replace" text:style-name="Internet_20_link" text:visited-style-name="Visited_20_Internet_20_Link"><text:span text:style-name="T11">directory and then sets the permissions on that.</text:span></text:a><text:span text:style-name="T12"> </text:span><text:a xlink:type="simple" xlink:href="https://app.pluralsight.com/course-player?clipId=18a74fb8-708b-4c8f-964b-41758e7245cb&amp;startTime=527.75" office:target-frame-name="psplayer" xlink:show="replace" text:style-name="Internet_20_link" text:visited-style-name="Visited_20_Internet_20_Link"><text:span text:style-name="T11">And then moving forward, at the bottom there,</text:span></text:a><text:span text:style-name="T12"> </text:span><text:a xlink:type="simple" xlink:href="https://app.pluralsight.com/course-player?clipId=18a74fb8-708b-4c8f-964b-41758e7245cb&amp;startTime=530.32" office:target-frame-name="psplayer" xlink:show="replace" text:style-name="Internet_20_link" text:visited-style-name="Visited_20_Internet_20_Link"><text:span text:style-name="T11">we can see the join command that we'll use in an upcoming</text:span></text:a><text:span text:style-name="T12"> </text:span><text:a xlink:type="simple" xlink:href="https://app.pluralsight.com/course-player?clipId=18a74fb8-708b-4c8f-964b-41758e7245cb&amp;startTime=533.18" office:target-frame-name="psplayer" xlink:show="replace" text:style-name="Internet_20_link" text:visited-style-name="Visited_20_Internet_20_Link"><text:span text:style-name="T11">demonstration on how to join a node to the cluster,</text:span></text:a><text:span text:style-name="T12"> </text:span><text:a xlink:type="simple" xlink:href="https://app.pluralsight.com/course-player?clipId=18a74fb8-708b-4c8f-964b-41758e7245cb&amp;startTime=536.29" office:target-frame-name="psplayer" xlink:show="replace" text:style-name="Internet_20_link" text:visited-style-name="Visited_20_Internet_20_Link"><text:span text:style-name="T11">and we see kubeadm join and then the IP address of our API server,</text:span></text:a><text:span text:style-name="T12"> </text:span><text:a xlink:type="simple" xlink:href="https://app.pluralsight.com/course-player?clipId=18a74fb8-708b-4c8f-964b-41758e7245cb&amp;startTime=541.04" office:target-frame-name="psplayer" xlink:show="replace" text:style-name="Internet_20_link" text:visited-style-name="Visited_20_Internet_20_Link"><text:span text:style-name="T11">which now is populated with the correct address 172.16.94.10.</text:span></text:a><text:span text:style-name="T12"> </text:span><text:a xlink:type="simple" xlink:href="https://app.pluralsight.com/course-player?clipId=18a74fb8-708b-4c8f-964b-41758e7245cb&amp;startTime=546.94" office:target-frame-name="psplayer" xlink:show="replace" text:style-name="Internet_20_link" text:visited-style-name="Visited_20_Internet_20_Link"><text:span text:style-name="T11">And so with our control plane node up and running,</text:span></text:a><text:span text:style-name="T12"> </text:span><text:a xlink:type="simple" xlink:href="https://app.pluralsight.com/course-player?clipId=18a74fb8-708b-4c8f-964b-41758e7245cb&amp;startTime=549.54" office:target-frame-name="psplayer" xlink:show="replace" text:style-name="Internet_20_link" text:visited-style-name="Visited_20_Internet_20_Link"><text:span text:style-name="T11">let's move forward and execute those commands that we</text:span></text:a><text:span text:style-name="T12"> </text:span><text:a xlink:type="simple" xlink:href="https://app.pluralsight.com/course-player?clipId=18a74fb8-708b-4c8f-964b-41758e7245cb&amp;startTime=552.34" office:target-frame-name="psplayer" xlink:show="replace" text:style-name="Internet_20_link" text:visited-style-name="Visited_20_Internet_20_Link"><text:span text:style-name="T11">need to access our control plane node.</text:span></text:a><text:span text:style-name="T12"> </text:span><text:a xlink:type="simple" xlink:href="https://app.pluralsight.com/course-player?clipId=18a74fb8-708b-4c8f-964b-41758e7245cb&amp;startTime=555.08" office:target-frame-name="psplayer" xlink:show="replace" text:style-name="Internet_20_link" text:visited-style-name="Visited_20_Internet_20_Link"><text:span text:style-name="T11">And on line 68 here, we can see mkdr ‑p.</text:span></text:a><text:span text:style-name="T12"> </text:span><text:a xlink:type="simple" xlink:href="https://app.pluralsight.com/course-player?clipId=18a74fb8-708b-4c8f-964b-41758e7245cb&amp;startTime=558.75" office:target-frame-name="psplayer" xlink:show="replace" text:style-name="Internet_20_link" text:visited-style-name="Visited_20_Internet_20_Link"><text:span text:style-name="T11">In our HOME directory, we're going to create a hidden directory .kube.</text:span></text:a><text:span text:style-name="T12"> </text:span><text:a xlink:type="simple" xlink:href="https://app.pluralsight.com/course-player?clipId=18a74fb8-708b-4c8f-964b-41758e7245cb&amp;startTime=564.04" office:target-frame-name="psplayer" xlink:show="replace" text:style-name="Internet_20_link" text:visited-style-name="Visited_20_Internet_20_Link"><text:span text:style-name="T11">Run that code and then copy /etc/kubernetes/admin.conf into that directory</text:span></text:a><text:span text:style-name="T12"> </text:span><text:a xlink:type="simple" xlink:href="https://app.pluralsight.com/course-player?clipId=18a74fb8-708b-4c8f-964b-41758e7245cb&amp;startTime=571.11" office:target-frame-name="psplayer" xlink:show="replace" text:style-name="Internet_20_link" text:visited-style-name="Visited_20_Internet_20_Link"><text:span text:style-name="T11">that we just created and write that into a file named config.</text:span></text:a><text:span text:style-name="T12"> </text:span><text:a xlink:type="simple" xlink:href="https://app.pluralsight.com/course-player?clipId=18a74fb8-708b-4c8f-964b-41758e7245cb&amp;startTime=573.85" office:target-frame-name="psplayer" xlink:show="replace" text:style-name="Internet_20_link" text:visited-style-name="Visited_20_Internet_20_Link"><text:span text:style-name="T11">That's going to copy that admin.conf kubeconfig file into</text:span></text:a><text:span text:style-name="T12"> </text:span><text:a xlink:type="simple" xlink:href="https://app.pluralsight.com/course-player?clipId=18a74fb8-708b-4c8f-964b-41758e7245cb&amp;startTime=578.61" office:target-frame-name="psplayer" xlink:show="replace" text:style-name="Internet_20_link" text:visited-style-name="Visited_20_Internet_20_Link"><text:span text:style-name="T11">our user's home director so that we can use that to</text:span></text:a><text:span text:style-name="T12"> </text:span><text:a xlink:type="simple" xlink:href="https://app.pluralsight.com/course-player?clipId=18a74fb8-708b-4c8f-964b-41758e7245cb&amp;startTime=581.1" office:target-frame-name="psplayer" xlink:show="replace" text:style-name="Internet_20_link" text:visited-style-name="Visited_20_Internet_20_Link"><text:span text:style-name="T11">connect to our Kubernetes cluster.</text:span></text:a><text:span text:style-name="T12"> </text:span><text:a xlink:type="simple" xlink:href="https://app.pluralsight.com/course-player?clipId=18a74fb8-708b-4c8f-964b-41758e7245cb&amp;startTime=583.64" office:target-frame-name="psplayer" xlink:show="replace" text:style-name="Internet_20_link" text:visited-style-name="Visited_20_Internet_20_Link"><text:span text:style-name="T11">And then next,</text:span></text:a><text:span text:style-name="T12"> </text:span><text:a xlink:type="simple" xlink:href="https://app.pluralsight.com/course-player?clipId=18a74fb8-708b-4c8f-964b-41758e7245cb&amp;startTime=584.24" office:target-frame-name="psplayer" xlink:show="replace" text:style-name="Internet_20_link" text:visited-style-name="Visited_20_Internet_20_Link"><text:span text:style-name="T11">we're going to change the permissions on that so that</text:span></text:a><text:span text:style-name="T12"> </text:span><text:a xlink:type="simple" xlink:href="https://app.pluralsight.com/course-player?clipId=18a74fb8-708b-4c8f-964b-41758e7245cb&amp;startTime=585.98" office:target-frame-name="psplayer" xlink:show="replace" text:style-name="Internet_20_link" text:visited-style-name="Visited_20_Internet_20_Link"><text:span text:style-name="T11">our regular user can access that file.</text:span></text:a><text:span text:style-name="T12"> </text:span><text:a xlink:type="simple" xlink:href="https://app.pluralsight.com/course-player?clipId=18a74fb8-708b-4c8f-964b-41758e7245cb&amp;startTime=588.01" office:target-frame-name="psplayer" xlink:show="replace" text:style-name="Internet_20_link" text:visited-style-name="Visited_20_Internet_20_Link"><text:span text:style-name="T11">With our cluster up and running, we can now deploy our Pod network,</text:span></text:a><text:span text:style-name="T12"> </text:span><text:a xlink:type="simple" xlink:href="https://app.pluralsight.com/course-player?clipId=18a74fb8-708b-4c8f-964b-41758e7245cb&amp;startTime=592.94" office:target-frame-name="psplayer" xlink:show="replace" text:style-name="Internet_20_link" text:visited-style-name="Visited_20_Internet_20_Link"><text:span text:style-name="T11">and we can do that with kubectl apply ‑f calico.yaml.</text:span></text:a><text:span text:style-name="T12"> </text:span><text:a xlink:type="simple" xlink:href="https://app.pluralsight.com/course-player?clipId=18a74fb8-708b-4c8f-964b-41758e7245cb&amp;startTime=596.18" office:target-frame-name="psplayer" xlink:show="replace" text:style-name="Internet_20_link" text:visited-style-name="Visited_20_Internet_20_Link"><text:span text:style-name="T11">Run that code there.</text:span></text:a><text:span text:style-name="T12"> </text:span><text:a xlink:type="simple" xlink:href="https://app.pluralsight.com/course-player?clipId=18a74fb8-708b-4c8f-964b-41758e7245cb&amp;startTime=599.03" office:target-frame-name="psplayer" xlink:show="replace" text:style-name="Internet_20_link" text:visited-style-name="Visited_20_Internet_20_Link"><text:span text:style-name="T11">What that's going to go ahead and do is create a collection of resources</text:span></text:a><text:span text:style-name="T12"> </text:span><text:a xlink:type="simple" xlink:href="https://app.pluralsight.com/course-player?clipId=18a74fb8-708b-4c8f-964b-41758e7245cb&amp;startTime=602.51" office:target-frame-name="psplayer" xlink:show="replace" text:style-name="Internet_20_link" text:visited-style-name="Visited_20_Internet_20_Link"><text:span text:style-name="T11">that define the Pod network in our cluster forest.</text:span></text:a><text:span text:style-name="T12"> </text:span><text:a xlink:type="simple" xlink:href="https://app.pluralsight.com/course-player?clipId=18a74fb8-708b-4c8f-964b-41758e7245cb&amp;startTime=605.73" office:target-frame-name="psplayer" xlink:show="replace" text:style-name="Internet_20_link" text:visited-style-name="Visited_20_Internet_20_Link"><text:span text:style-name="T11">And so now what's happening is a bunch of Pods and resources are being</text:span></text:a><text:span text:style-name="T12"> </text:span><text:a xlink:type="simple" xlink:href="https://app.pluralsight.com/course-player?clipId=18a74fb8-708b-4c8f-964b-41758e7245cb&amp;startTime=609.91" office:target-frame-name="psplayer" xlink:show="replace" text:style-name="Internet_20_link" text:visited-style-name="Visited_20_Internet_20_Link"><text:span text:style-name="T11">created to implement that Pod network within our cluster.</text:span></text:a><text:span text:style-name="T12"> </text:span><text:a xlink:type="simple" xlink:href="https://app.pluralsight.com/course-player?clipId=18a74fb8-708b-4c8f-964b-41758e7245cb&amp;startTime=614.54" office:target-frame-name="psplayer" xlink:show="replace" text:style-name="Internet_20_link" text:visited-style-name="Visited_20_Internet_20_Link"><text:span text:style-name="T11">And now let's take a peek at what's happening inside of our cluster,</text:span></text:a><text:span text:style-name="T12"> </text:span><text:a xlink:type="simple" xlink:href="https://app.pluralsight.com/course-player?clipId=18a74fb8-708b-4c8f-964b-41758e7245cb&amp;startTime=617.74" office:target-frame-name="psplayer" xlink:show="replace" text:style-name="Internet_20_link" text:visited-style-name="Visited_20_Internet_20_Link"><text:span text:style-name="T11">and we can do that with kubectl get pods,</text:span></text:a><text:span text:style-name="T12"> </text:span><text:a xlink:type="simple" xlink:href="https://app.pluralsight.com/course-player?clipId=18a74fb8-708b-4c8f-964b-41758e7245cb&amp;startTime=620.3" office:target-frame-name="psplayer" xlink:show="replace" text:style-name="Internet_20_link" text:visited-style-name="Visited_20_Internet_20_Link"><text:span text:style-name="T11">and we're going to get pods across all namespaces.</text:span></text:a><text:span text:style-name="T12"> </text:span><text:a xlink:type="simple" xlink:href="https://app.pluralsight.com/course-player?clipId=18a74fb8-708b-4c8f-964b-41758e7245cb&amp;startTime=623.13" office:target-frame-name="psplayer" xlink:show="replace" text:style-name="Internet_20_link" text:visited-style-name="Visited_20_Internet_20_Link"><text:span text:style-name="T11">Well, really haven't discussed what a namespace is yet,</text:span></text:a><text:span text:style-name="T12"> </text:span><text:a xlink:type="simple" xlink:href="https://app.pluralsight.com/course-player?clipId=18a74fb8-708b-4c8f-964b-41758e7245cb&amp;startTime=625.86" office:target-frame-name="psplayer" xlink:show="replace" text:style-name="Internet_20_link" text:visited-style-name="Visited_20_Internet_20_Link"><text:span text:style-name="T11">but it's a way for Kubernetes to organize resources,</text:span></text:a><text:span text:style-name="T12"> </text:span><text:a xlink:type="simple" xlink:href="https://app.pluralsight.com/course-player?clipId=18a74fb8-708b-4c8f-964b-41758e7245cb&amp;startTime=628.45" office:target-frame-name="psplayer" xlink:show="replace" text:style-name="Internet_20_link" text:visited-style-name="Visited_20_Internet_20_Link"><text:span text:style-name="T11">and we're going to focus on some system Pods right now,</text:span></text:a><text:span text:style-name="T12"> </text:span><text:a xlink:type="simple" xlink:href="https://app.pluralsight.com/course-player?clipId=18a74fb8-708b-4c8f-964b-41758e7245cb&amp;startTime=630.98" office:target-frame-name="psplayer" xlink:show="replace" text:style-name="Internet_20_link" text:visited-style-name="Visited_20_Internet_20_Link"><text:span text:style-name="T11">which are things like the control plane Pods and the</text:span></text:a><text:span text:style-name="T12"> </text:span><text:a xlink:type="simple" xlink:href="https://app.pluralsight.com/course-player?clipId=18a74fb8-708b-4c8f-964b-41758e7245cb&amp;startTime=633.68" office:target-frame-name="psplayer" xlink:show="replace" text:style-name="Internet_20_link" text:visited-style-name="Visited_20_Internet_20_Link"><text:span text:style-name="T11">Calico Pods that we just deployed.</text:span></text:a><text:span text:style-name="T12"> </text:span><text:a xlink:type="simple" xlink:href="https://app.pluralsight.com/course-player?clipId=18a74fb8-708b-4c8f-964b-41758e7245cb&amp;startTime=635.1" office:target-frame-name="psplayer" xlink:show="replace" text:style-name="Internet_20_link" text:visited-style-name="Visited_20_Internet_20_Link"><text:span text:style-name="T11">In the output at the bottom here,</text:span></text:a><text:span text:style-name="T12"> </text:span><text:a xlink:type="simple" xlink:href="https://app.pluralsight.com/course-player?clipId=18a74fb8-708b-4c8f-964b-41758e7245cb&amp;startTime=637.17" office:target-frame-name="psplayer" xlink:show="replace" text:style-name="Internet_20_link" text:visited-style-name="Visited_20_Internet_20_Link"><text:span text:style-name="T11">we can see a collection of Pods that are in different statuses.</text:span></text:a><text:span text:style-name="T12"> </text:span><text:a xlink:type="simple" xlink:href="https://app.pluralsight.com/course-player?clipId=18a74fb8-708b-4c8f-964b-41758e7245cb&amp;startTime=640.34" office:target-frame-name="psplayer" xlink:show="replace" text:style-name="Internet_20_link" text:visited-style-name="Visited_20_Internet_20_Link"><text:span text:style-name="T11">Let's review some of the output together.</text:span></text:a><text:span text:style-name="T12"> </text:span><text:a xlink:type="simple" xlink:href="https://app.pluralsight.com/course-player?clipId=18a74fb8-708b-4c8f-964b-41758e7245cb&amp;startTime=642.64" office:target-frame-name="psplayer" xlink:show="replace" text:style-name="Internet_20_link" text:visited-style-name="Visited_20_Internet_20_Link"><text:span text:style-name="T11">And so we see our control plane Pods, etcd,</text:span></text:a><text:span text:style-name="T12"> </text:span><text:a xlink:type="simple" xlink:href="https://app.pluralsight.com/course-player?clipId=18a74fb8-708b-4c8f-964b-41758e7245cb&amp;startTime=645.72" office:target-frame-name="psplayer" xlink:show="replace" text:style-name="Internet_20_link" text:visited-style-name="Visited_20_Internet_20_Link"><text:span text:style-name="T11">apiserver,</text:span></text:a><text:span text:style-name="T12"> </text:span><text:a xlink:type="simple" xlink:href="https://app.pluralsight.com/course-player?clipId=18a74fb8-708b-4c8f-964b-41758e7245cb&amp;startTime=646.78" office:target-frame-name="psplayer" xlink:show="replace" text:style-name="Internet_20_link" text:visited-style-name="Visited_20_Internet_20_Link"><text:span text:style-name="T11">controller‑manager and scheduler Those are all up and running because we</text:span></text:a><text:span text:style-name="T12"> </text:span><text:a xlink:type="simple" xlink:href="https://app.pluralsight.com/course-player?clipId=18a74fb8-708b-4c8f-964b-41758e7245cb&amp;startTime=650.38" office:target-frame-name="psplayer" xlink:show="replace" text:style-name="Internet_20_link" text:visited-style-name="Visited_20_Internet_20_Link"><text:span text:style-name="T11">just completed that cluster initialization process.</text:span></text:a><text:span text:style-name="T12"> </text:span><text:a xlink:type="simple" xlink:href="https://app.pluralsight.com/course-player?clipId=18a74fb8-708b-4c8f-964b-41758e7245cb&amp;startTime=653.14" office:target-frame-name="psplayer" xlink:show="replace" text:style-name="Internet_20_link" text:visited-style-name="Visited_20_Internet_20_Link"><text:span text:style-name="T11">We also see kube‑proxy is up and running on this node.</text:span></text:a><text:span text:style-name="T12"> </text:span><text:a xlink:type="simple" xlink:href="https://app.pluralsight.com/course-player?clipId=18a74fb8-708b-4c8f-964b-41758e7245cb&amp;startTime=655.55" office:target-frame-name="psplayer" xlink:show="replace" text:style-name="Internet_20_link" text:visited-style-name="Visited_20_Internet_20_Link"><text:span text:style-name="T11">That's going to implement service networking on this individual node.</text:span></text:a><text:span text:style-name="T12"> </text:span><text:a xlink:type="simple" xlink:href="https://app.pluralsight.com/course-player?clipId=18a74fb8-708b-4c8f-964b-41758e7245cb&amp;startTime=660.24" office:target-frame-name="psplayer" xlink:show="replace" text:style-name="Internet_20_link" text:visited-style-name="Visited_20_Internet_20_Link"><text:span text:style-name="T11">We then see our coredns Pods are in the status of ContainerCreating.</text:span></text:a><text:span text:style-name="T12"> </text:span><text:a xlink:type="simple" xlink:href="https://app.pluralsight.com/course-player?clipId=18a74fb8-708b-4c8f-964b-41758e7245cb&amp;startTime=664.29" office:target-frame-name="psplayer" xlink:show="replace" text:style-name="Internet_20_link" text:visited-style-name="Visited_20_Internet_20_Link"><text:span text:style-name="T11">So what that means is those Pods are out pulling the</text:span></text:a><text:span text:style-name="T12"> </text:span><text:a xlink:type="simple" xlink:href="https://app.pluralsight.com/course-player?clipId=18a74fb8-708b-4c8f-964b-41758e7245cb&amp;startTime=667.02" office:target-frame-name="psplayer" xlink:show="replace" text:style-name="Internet_20_link" text:visited-style-name="Visited_20_Internet_20_Link"><text:span text:style-name="T11">container images to start those Pods up.</text:span></text:a><text:span text:style-name="T12"> </text:span><text:a xlink:type="simple" xlink:href="https://app.pluralsight.com/course-player?clipId=18a74fb8-708b-4c8f-964b-41758e7245cb&amp;startTime=669.44" office:target-frame-name="psplayer" xlink:show="replace" text:style-name="Internet_20_link" text:visited-style-name="Visited_20_Internet_20_Link"><text:span text:style-name="T11">And similarly, we see two Calico Pods that are in the status of PodInitializing,</text:span></text:a><text:span text:style-name="T12"> </text:span><text:a xlink:type="simple" xlink:href="https://app.pluralsight.com/course-player?clipId=18a74fb8-708b-4c8f-964b-41758e7245cb&amp;startTime=674.27" office:target-frame-name="psplayer" xlink:show="replace" text:style-name="Internet_20_link" text:visited-style-name="Visited_20_Internet_20_Link"><text:span text:style-name="T11">or creating the Pod, and then also ContainerCreating,</text:span></text:a><text:span text:style-name="T12"> </text:span><text:a xlink:type="simple" xlink:href="https://app.pluralsight.com/course-player?clipId=18a74fb8-708b-4c8f-964b-41758e7245cb&amp;startTime=676.61" office:target-frame-name="psplayer" xlink:show="replace" text:style-name="Internet_20_link" text:visited-style-name="Visited_20_Internet_20_Link"><text:span text:style-name="T11">most likely pulling the container image down again.</text:span></text:a><text:span text:style-name="T12"> </text:span><text:a xlink:type="simple" xlink:href="https://app.pluralsight.com/course-player?clipId=18a74fb8-708b-4c8f-964b-41758e7245cb&amp;startTime=680.84" office:target-frame-name="psplayer" xlink:show="replace" text:style-name="Internet_20_link" text:visited-style-name="Visited_20_Internet_20_Link"><text:span text:style-name="T11">If I use the up arrow and execute that command again,</text:span></text:a><text:span text:style-name="T12"> </text:span><text:a xlink:type="simple" xlink:href="https://app.pluralsight.com/course-player?clipId=18a74fb8-708b-4c8f-964b-41758e7245cb&amp;startTime=684.04" office:target-frame-name="psplayer" xlink:show="replace" text:style-name="Internet_20_link" text:visited-style-name="Visited_20_Internet_20_Link"><text:span text:style-name="T11">we can see that our Pods are still in that same state.</text:span></text:a><text:span text:style-name="T12"> </text:span><text:a xlink:type="simple" xlink:href="https://app.pluralsight.com/course-player?clipId=18a74fb8-708b-4c8f-964b-41758e7245cb&amp;startTime=686.48" office:target-frame-name="psplayer" xlink:show="replace" text:style-name="Internet_20_link" text:visited-style-name="Visited_20_Internet_20_Link"><text:span text:style-name="T11">And so rather than continuing to iterate and hit the up</text:span></text:a><text:span text:style-name="T12"> </text:span><text:a xlink:type="simple" xlink:href="https://app.pluralsight.com/course-player?clipId=18a74fb8-708b-4c8f-964b-41758e7245cb&amp;startTime=690.2" office:target-frame-name="psplayer" xlink:show="replace" text:style-name="Internet_20_link" text:visited-style-name="Visited_20_Internet_20_Link"><text:span text:style-name="T11">arrow and press Enter over and over again,</text:span></text:a><text:span text:style-name="T12"> </text:span><text:a xlink:type="simple" xlink:href="https://app.pluralsight.com/course-player?clipId=18a74fb8-708b-4c8f-964b-41758e7245cb&amp;startTime=692.84" office:target-frame-name="psplayer" xlink:show="replace" text:style-name="Internet_20_link" text:visited-style-name="Visited_20_Internet_20_Link"><text:span text:style-name="T11">I can add the ‑‑watch parameter to that command.</text:span></text:a><text:span text:style-name="T12"> </text:span><text:a xlink:type="simple" xlink:href="https://app.pluralsight.com/course-player?clipId=18a74fb8-708b-4c8f-964b-41758e7245cb&amp;startTime=696.32" office:target-frame-name="psplayer" xlink:show="replace" text:style-name="Internet_20_link" text:visited-style-name="Visited_20_Internet_20_Link"><text:span text:style-name="T11">And what that's going to do is output to the screen the</text:span></text:a><text:span text:style-name="T12"> </text:span><text:a xlink:type="simple" xlink:href="https://app.pluralsight.com/course-player?clipId=18a74fb8-708b-4c8f-964b-41758e7245cb&amp;startTime=700.12" office:target-frame-name="psplayer" xlink:show="replace" text:style-name="Internet_20_link" text:visited-style-name="Visited_20_Internet_20_Link"><text:span text:style-name="T11">current state of all the Pods in the system.</text:span></text:a><text:span text:style-name="T12"> </text:span><text:a xlink:type="simple" xlink:href="https://app.pluralsight.com/course-player?clipId=18a74fb8-708b-4c8f-964b-41758e7245cb&amp;startTime=702.33" office:target-frame-name="psplayer" xlink:show="replace" text:style-name="Internet_20_link" text:visited-style-name="Visited_20_Internet_20_Link"><text:span text:style-name="T11">And as the status of those Pods change, it'll be updated and written to </text:span></text:a><text:soft-page-break/><text:a xlink:type="simple" xlink:href="https://app.pluralsight.com/course-player?clipId=18a74fb8-708b-4c8f-964b-41758e7245cb&amp;startTime=702.33" office:target-frame-name="psplayer" xlink:show="replace" text:style-name="Internet_20_link" text:visited-style-name="Visited_20_Internet_20_Link"><text:span text:style-name="T11">console.</text:span></text:a><text:span text:style-name="T12"> </text:span><text:a xlink:type="simple" xlink:href="https://app.pluralsight.com/course-player?clipId=18a74fb8-708b-4c8f-964b-41758e7245cb&amp;startTime=706.8" office:target-frame-name="psplayer" xlink:show="replace" text:style-name="Internet_20_link" text:visited-style-name="Visited_20_Internet_20_Link"><text:span text:style-name="T11">And so this way,</text:span></text:a><text:span text:style-name="T12"> </text:span><text:a xlink:type="simple" xlink:href="https://app.pluralsight.com/course-player?clipId=18a74fb8-708b-4c8f-964b-41758e7245cb&amp;startTime=707.35" office:target-frame-name="psplayer" xlink:show="replace" text:style-name="Internet_20_link" text:visited-style-name="Visited_20_Internet_20_Link"><text:span text:style-name="T11">we kind of track the deployment of the remaining Pods that</text:span></text:a><text:span text:style-name="T12"> </text:span><text:a xlink:type="simple" xlink:href="https://app.pluralsight.com/course-player?clipId=18a74fb8-708b-4c8f-964b-41758e7245cb&amp;startTime=711.15" office:target-frame-name="psplayer" xlink:show="replace" text:style-name="Internet_20_link" text:visited-style-name="Visited_20_Internet_20_Link"><text:span text:style-name="T11">aren't quite up and running yet in our cluster,</text:span></text:a><text:span text:style-name="T12"> </text:span><text:a xlink:type="simple" xlink:href="https://app.pluralsight.com/course-player?clipId=18a74fb8-708b-4c8f-964b-41758e7245cb&amp;startTime=713.07" office:target-frame-name="psplayer" xlink:show="replace" text:style-name="Internet_20_link" text:visited-style-name="Visited_20_Internet_20_Link"><text:span text:style-name="T11">specifically our Pod network Pods, or Calico Pods,</text:span></text:a><text:span text:style-name="T12"> </text:span><text:a xlink:type="simple" xlink:href="https://app.pluralsight.com/course-player?clipId=18a74fb8-708b-4c8f-964b-41758e7245cb&amp;startTime=716.14" office:target-frame-name="psplayer" xlink:show="replace" text:style-name="Internet_20_link" text:visited-style-name="Visited_20_Internet_20_Link"><text:span text:style-name="T11">and also those coredns Pods.</text:span></text:a><text:span text:style-name="T12"> </text:span><text:a xlink:type="simple" xlink:href="https://app.pluralsight.com/course-player?clipId=18a74fb8-708b-4c8f-964b-41758e7245cb&amp;startTime=717.73" office:target-frame-name="psplayer" xlink:show="replace" text:style-name="Internet_20_link" text:visited-style-name="Visited_20_Internet_20_Link"><text:span text:style-name="T11">A few moments later, we'll find that all of the Pods are now up and running,</text:span></text:a><text:span text:style-name="T12"> </text:span><text:a xlink:type="simple" xlink:href="https://app.pluralsight.com/course-player?clipId=18a74fb8-708b-4c8f-964b-41758e7245cb&amp;startTime=721.33" office:target-frame-name="psplayer" xlink:show="replace" text:style-name="Internet_20_link" text:visited-style-name="Visited_20_Internet_20_Link"><text:span text:style-name="T11">including our Calico Pod network Pods and also our DNS Pods. We can check the</text:span></text:a><text:span text:style-name="T12"> </text:span><text:a xlink:type="simple" xlink:href="https://app.pluralsight.com/course-player?clipId=18a74fb8-708b-4c8f-964b-41758e7245cb&amp;startTime=726.09" office:target-frame-name="psplayer" xlink:show="replace" text:style-name="Internet_20_link" text:visited-style-name="Visited_20_Internet_20_Link"><text:span text:style-name="T11">status of our control plane node with kubectl get nodes,</text:span></text:a><text:span text:style-name="T12"> </text:span><text:a xlink:type="simple" xlink:href="https://app.pluralsight.com/course-player?clipId=18a74fb8-708b-4c8f-964b-41758e7245cb&amp;startTime=729.64" office:target-frame-name="psplayer" xlink:show="replace" text:style-name="Internet_20_link" text:visited-style-name="Visited_20_Internet_20_Link"><text:span text:style-name="T11">so let's go and run that code there, and we'll see that our</text:span></text:a><text:span text:style-name="T12"> </text:span><text:a xlink:type="simple" xlink:href="https://app.pluralsight.com/course-player?clipId=18a74fb8-708b-4c8f-964b-41758e7245cb&amp;startTime=732.91" office:target-frame-name="psplayer" xlink:show="replace" text:style-name="Internet_20_link" text:visited-style-name="Visited_20_Internet_20_Link"><text:span text:style-name="T11">control plane node, c1‑cp1 has a status of Ready. We can see that</text:span></text:a><text:span text:style-name="T12"> </text:span><text:a xlink:type="simple" xlink:href="https://app.pluralsight.com/course-player?clipId=18a74fb8-708b-4c8f-964b-41758e7245cb&amp;startTime=737.47" office:target-frame-name="psplayer" xlink:show="replace" text:style-name="Internet_20_link" text:visited-style-name="Visited_20_Internet_20_Link"><text:span text:style-name="T11">its roles are currently control‑plane and master and it's up and</text:span></text:a><text:span text:style-name="T12"> </text:span><text:a xlink:type="simple" xlink:href="https://app.pluralsight.com/course-player?clipId=18a74fb8-708b-4c8f-964b-41758e7245cb&amp;startTime=740.54" office:target-frame-name="psplayer" xlink:show="replace" text:style-name="Internet_20_link" text:visited-style-name="Visited_20_Internet_20_Link"><text:span text:style-name="T11">running on version v1.20.1.</text:span></text:a><text:span text:style-name="T12"> </text:span><text:a xlink:type="simple" xlink:href="https://app.pluralsight.com/course-player?clipId=18a74fb8-708b-4c8f-964b-41758e7245cb&amp;startTime=744.33" office:target-frame-name="psplayer" xlink:show="replace" text:style-name="Internet_20_link" text:visited-style-name="Visited_20_Internet_20_Link"><text:span text:style-name="T11">That's the version of Kubernetes that we deployed together.</text:span></text:a><text:span text:style-name="T12"> </text:span><text:a xlink:type="simple" xlink:href="https://app.pluralsight.com/course-player?clipId=18a74fb8-708b-4c8f-964b-41758e7245cb&amp;startTime=747.24" office:target-frame-name="psplayer" xlink:show="replace" text:style-name="Internet_20_link" text:visited-style-name="Visited_20_Internet_20_Link"><text:span text:style-name="T11">We have a functioning cluster up and running. Now we still have to join</text:span></text:a><text:span text:style-name="T12"> </text:span><text:a xlink:type="simple" xlink:href="https://app.pluralsight.com/course-player?clipId=18a74fb8-708b-4c8f-964b-41758e7245cb&amp;startTime=751.21" office:target-frame-name="psplayer" xlink:show="replace" text:style-name="Internet_20_link" text:visited-style-name="Visited_20_Internet_20_Link"><text:span text:style-name="T11">some nodes to the cluster, but before we do that, let's check out some</text:span></text:a><text:span text:style-name="T12"> </text:span><text:a xlink:type="simple" xlink:href="https://app.pluralsight.com/course-player?clipId=18a74fb8-708b-4c8f-964b-41758e7245cb&amp;startTime=754.33" office:target-frame-name="psplayer" xlink:show="replace" text:style-name="Internet_20_link" text:visited-style-name="Visited_20_Internet_20_Link"><text:span text:style-name="T11">systemd units again. In the demonstration where we installed the kubelet,</text:span></text:a><text:span text:style-name="T12"> </text:span><text:a xlink:type="simple" xlink:href="https://app.pluralsight.com/course-player?clipId=18a74fb8-708b-4c8f-964b-41758e7245cb&amp;startTime=760.49" office:target-frame-name="psplayer" xlink:show="replace" text:style-name="Internet_20_link" text:visited-style-name="Visited_20_Internet_20_Link"><text:span text:style-name="T11">we saw that the kubelet service was crash looping because there were no</text:span></text:a><text:span text:style-name="T12"> </text:span><text:a xlink:type="simple" xlink:href="https://app.pluralsight.com/course-player?clipId=18a74fb8-708b-4c8f-964b-41758e7245cb&amp;startTime=764.03" office:target-frame-name="psplayer" xlink:show="replace" text:style-name="Internet_20_link" text:visited-style-name="Visited_20_Internet_20_Link"><text:span text:style-name="T11">static Pod manifests for the kubelet to start. We hadn't initialized our</text:span></text:a><text:span text:style-name="T12"> </text:span><text:a xlink:type="simple" xlink:href="https://app.pluralsight.com/course-player?clipId=18a74fb8-708b-4c8f-964b-41758e7245cb&amp;startTime=767.43" office:target-frame-name="psplayer" xlink:show="replace" text:style-name="Internet_20_link" text:visited-style-name="Visited_20_Internet_20_Link"><text:span text:style-name="T11">cluster yet.</text:span></text:a><text:span text:style-name="T12"> </text:span><text:a xlink:type="simple" xlink:href="https://app.pluralsight.com/course-player?clipId=18a74fb8-708b-4c8f-964b-41758e7245cb&amp;startTime=768.1" office:target-frame-name="psplayer" xlink:show="replace" text:style-name="Internet_20_link" text:visited-style-name="Visited_20_Internet_20_Link"><text:span text:style-name="T11">Well, now that we have initialized our cluster, let's check out the</text:span></text:a><text:span text:style-name="T12"> </text:span><text:a xlink:type="simple" xlink:href="https://app.pluralsight.com/course-player?clipId=18a74fb8-708b-4c8f-964b-41758e7245cb&amp;startTime=770.93" office:target-frame-name="psplayer" xlink:show="replace" text:style-name="Internet_20_link" text:visited-style-name="Visited_20_Internet_20_Link"><text:span text:style-name="T11">status of the kubelet's systemd service one last time. And we can do</text:span></text:a><text:span text:style-name="T12"> </text:span><text:a xlink:type="simple" xlink:href="https://app.pluralsight.com/course-player?clipId=18a74fb8-708b-4c8f-964b-41758e7245cb&amp;startTime=775.3" office:target-frame-name="psplayer" xlink:show="replace" text:style-name="Internet_20_link" text:visited-style-name="Visited_20_Internet_20_Link"><text:span text:style-name="T11">that with sudo systemctl status kubelet.service. And in the output at</text:span></text:a><text:span text:style-name="T12"> </text:span><text:a xlink:type="simple" xlink:href="https://app.pluralsight.com/course-player?clipId=18a74fb8-708b-4c8f-964b-41758e7245cb&amp;startTime=780.31" office:target-frame-name="psplayer" xlink:show="replace" text:style-name="Internet_20_link" text:visited-style-name="Visited_20_Internet_20_Link"><text:span text:style-name="T11">the bottom there, we can see that the status of the kubelet is now</text:span></text:a><text:span text:style-name="T12"> </text:span><text:a xlink:type="simple" xlink:href="https://app.pluralsight.com/course-player?clipId=18a74fb8-708b-4c8f-964b-41758e7245cb&amp;startTime=783.46" office:target-frame-name="psplayer" xlink:show="replace" text:style-name="Internet_20_link" text:visited-style-name="Visited_20_Internet_20_Link"><text:span text:style-name="T11">active (running) because it has a static Pods to start up when the</text:span></text:a><text:span text:style-name="T12"> </text:span><text:a xlink:type="simple" xlink:href="https://app.pluralsight.com/course-player?clipId=18a74fb8-708b-4c8f-964b-41758e7245cb&amp;startTime=788.23" office:target-frame-name="psplayer" xlink:show="replace" text:style-name="Internet_20_link" text:visited-style-name="Visited_20_Internet_20_Link"><text:span text:style-name="T11">service starts.</text:span></text:a><text:span text:style-name="T12"> </text:span><text:a xlink:type="simple" xlink:href="https://app.pluralsight.com/course-player?clipId=18a74fb8-708b-4c8f-964b-41758e7245cb&amp;startTime=789.74" office:target-frame-name="psplayer" xlink:show="replace" text:style-name="Internet_20_link" text:visited-style-name="Visited_20_Internet_20_Link"><text:span text:style-name="T11">Let's take a peek at those static Pod manifests that live in</text:span></text:a><text:span text:style-name="T12"> </text:span><text:a xlink:type="simple" xlink:href="https://app.pluralsight.com/course-player?clipId=18a74fb8-708b-4c8f-964b-41758e7245cb&amp;startTime=792.64" office:target-frame-name="psplayer" xlink:show="replace" text:style-name="Internet_20_link" text:visited-style-name="Visited_20_Internet_20_Link"><text:span text:style-name="T11">/etc/kubernetes/manifests. Run that code there, and we can see we have</text:span></text:a><text:span text:style-name="T12"> </text:span><text:a xlink:type="simple" xlink:href="https://app.pluralsight.com/course-player?clipId=18a74fb8-708b-4c8f-964b-41758e7245cb&amp;startTime=797.64" office:target-frame-name="psplayer" xlink:show="replace" text:style-name="Internet_20_link" text:visited-style-name="Visited_20_Internet_20_Link"><text:span text:style-name="T11">a static Pod manifest for etcd, the apiserver,</text:span></text:a><text:span text:style-name="T12"> </text:span><text:a xlink:type="simple" xlink:href="https://app.pluralsight.com/course-player?clipId=18a74fb8-708b-4c8f-964b-41758e7245cb&amp;startTime=800.64" office:target-frame-name="psplayer" xlink:show="replace" text:style-name="Internet_20_link" text:visited-style-name="Visited_20_Internet_20_Link"><text:span text:style-name="T11">the controller‑manager, and the scheduler. If we looked</text:span></text:a><text:span text:style-name="T12"> </text:span><text:a xlink:type="simple" xlink:href="https://app.pluralsight.com/course-player?clipId=18a74fb8-708b-4c8f-964b-41758e7245cb&amp;startTime=803.86" office:target-frame-name="psplayer" xlink:show="replace" text:style-name="Internet_20_link" text:visited-style-name="Visited_20_Internet_20_Link"><text:span text:style-name="T11">inside each one of these static Pod manifests,</text:span></text:a><text:span text:style-name="T12"> </text:span><text:a xlink:type="simple" xlink:href="https://app.pluralsight.com/course-player?clipId=18a74fb8-708b-4c8f-964b-41758e7245cb&amp;startTime=806.63" office:target-frame-name="psplayer" xlink:show="replace" text:style-name="Internet_20_link" text:visited-style-name="Visited_20_Internet_20_Link"><text:span text:style-name="T11">these are going to describe what that Pod looks like that it needs to</text:span></text:a><text:span text:style-name="T12"> </text:span><text:a xlink:type="simple" xlink:href="https://app.pluralsight.com/course-player?clipId=18a74fb8-708b-4c8f-964b-41758e7245cb&amp;startTime=810.02" office:target-frame-name="psplayer" xlink:show="replace" text:style-name="Internet_20_link" text:visited-style-name="Visited_20_Internet_20_Link"><text:span text:style-name="T11">start up. And so in this case here, we have the static Pod manifest for</text:span></text:a><text:span text:style-name="T12"> </text:span><text:a xlink:type="simple" xlink:href="https://app.pluralsight.com/course-player?clipId=18a74fb8-708b-4c8f-964b-41758e7245cb&amp;startTime=813.69" office:target-frame-name="psplayer" xlink:show="replace" text:style-name="Internet_20_link" text:visited-style-name="Visited_20_Internet_20_Link"><text:span text:style-name="T11">etcd.yaml. Looking inside here at this code,</text:span></text:a><text:span text:style-name="T12"> </text:span><text:a xlink:type="simple" xlink:href="https://app.pluralsight.com/course-player?clipId=18a74fb8-708b-4c8f-964b-41758e7245cb&amp;startTime=817.12" office:target-frame-name="psplayer" xlink:show="replace" text:style-name="Internet_20_link" text:visited-style-name="Visited_20_Internet_20_Link"><text:span text:style-name="T11">we can see the various configuration elements for etcd. Break out of</text:span></text:a><text:span text:style-name="T12"> </text:span><text:a xlink:type="simple" xlink:href="https://app.pluralsight.com/course-player?clipId=18a74fb8-708b-4c8f-964b-41758e7245cb&amp;startTime=821.91" office:target-frame-name="psplayer" xlink:show="replace" text:style-name="Internet_20_link" text:visited-style-name="Visited_20_Internet_20_Link"><text:span text:style-name="T11">this output and do the same for the static Pod manifest for the API</text:span></text:a><text:span text:style-name="T12"> </text:span><text:a xlink:type="simple" xlink:href="https://app.pluralsight.com/course-player?clipId=18a74fb8-708b-4c8f-964b-41758e7245cb&amp;startTime=826.4" office:target-frame-name="psplayer" xlink:show="replace" text:style-name="Internet_20_link" text:visited-style-name="Visited_20_Internet_20_Link"><text:span text:style-name="T11">server, and we can see its configuration as well.</text:span></text:a><text:span text:style-name="T12"> </text:span><text:a xlink:type="simple" xlink:href="https://app.pluralsight.com/course-player?clipId=18a74fb8-708b-4c8f-964b-41758e7245cb&amp;startTime=829.45" office:target-frame-name="psplayer" xlink:show="replace" text:style-name="Internet_20_link" text:visited-style-name="Visited_20_Internet_20_Link"><text:span text:style-name="T11">And so later on in the series of courses, we'll dive deeper into the static</text:span></text:a><text:span text:style-name="T12"> </text:span><text:a xlink:type="simple" xlink:href="https://app.pluralsight.com/course-player?clipId=18a74fb8-708b-4c8f-964b-41758e7245cb&amp;startTime=833.95" office:target-frame-name="psplayer" xlink:show="replace" text:style-name="Internet_20_link" text:visited-style-name="Visited_20_Internet_20_Link"><text:span text:style-name="T11">Pod manifest configurations for the control plane Pods.</text:span></text:a><text:span text:style-name="T12"> </text:span><text:a xlink:type="simple" xlink:href="https://app.pluralsight.com/course-player?clipId=18a74fb8-708b-4c8f-964b-41758e7245cb&amp;startTime=838.24" office:target-frame-name="psplayer" xlink:show="replace" text:style-name="Internet_20_link" text:visited-style-name="Visited_20_Internet_20_Link"><text:span text:style-name="T11">One final thing that we're going to look at in this demonstration is</text:span></text:a><text:span text:style-name="T12"> </text:span><text:a xlink:type="simple" xlink:href="https://app.pluralsight.com/course-player?clipId=18a74fb8-708b-4c8f-964b-41758e7245cb&amp;startTime=841.13" office:target-frame-name="psplayer" xlink:show="replace" text:style-name="Internet_20_link" text:visited-style-name="Visited_20_Internet_20_Link"><text:span text:style-name="T11">where the kubeconfig files live for the control plane Pods on the control</text:span></text:a><text:span text:style-name="T12"> </text:span><text:a xlink:type="simple" xlink:href="https://app.pluralsight.com/course-player?clipId=18a74fb8-708b-4c8f-964b-41758e7245cb&amp;startTime=845.09" office:target-frame-name="psplayer" xlink:show="replace" text:style-name="Internet_20_link" text:visited-style-name="Visited_20_Internet_20_Link"><text:span text:style-name="T11">plane node, and those are in /etc/kubernetes.</text:span></text:a><text:span text:style-name="T12"> </text:span><text:a xlink:type="simple" xlink:href="https://app.pluralsight.com/course-player?clipId=18a74fb8-708b-4c8f-964b-41758e7245cb&amp;startTime=848.47" office:target-frame-name="psplayer" xlink:show="replace" text:style-name="Internet_20_link" text:visited-style-name="Visited_20_Internet_20_Link"><text:span text:style-name="T11">And so there we see admin.conf controller‑manager.conf, and</text:span></text:a><text:span text:style-name="T12"> </text:span><text:a xlink:type="simple" xlink:href="https://app.pluralsight.com/course-player?clipId=18a74fb8-708b-4c8f-964b-41758e7245cb&amp;startTime=852.01" office:target-frame-name="psplayer" xlink:show="replace" text:style-name="Internet_20_link" text:visited-style-name="Visited_20_Internet_20_Link"><text:span text:style-name="T11">scheduler.conf, and we also see the kubeconfig file for the</text:span></text:a><text:span text:style-name="T12"> </text:span><text:a xlink:type="simple" xlink:href="https://app.pluralsight.com/course-player?clipId=18a74fb8-708b-4c8f-964b-41758e7245cb&amp;startTime=855.86" office:target-frame-name="psplayer" xlink:show="replace" text:style-name="Internet_20_link" text:visited-style-name="Visited_20_Internet_20_Link"><text:span text:style-name="T11">kubelet on the control plane node, kubelet.conf. And so with that demo here,</text:span></text:a><text:span text:style-name="T12"> </text:span><text:a xlink:type="simple" xlink:href="https://app.pluralsight.com/course-player?clipId=18a74fb8-708b-4c8f-964b-41758e7245cb&amp;startTime=861.41" office:target-frame-name="psplayer" xlink:show="replace" text:style-name="Internet_20_link" text:visited-style-name="Visited_20_Internet_20_Link"><text:span text:style-name="T11">we have a fully functioning up and running cluster with a Pod network deployed.</text:span></text:a><text:span text:style-name="T12"> </text:span><text:a xlink:type="simple" xlink:href="https://app.pluralsight.com/course-player?clipId=18a74fb8-708b-4c8f-964b-41758e7245cb&amp;startTime=865.99" office:target-frame-name="psplayer" xlink:show="replace" text:style-name="Internet_20_link" text:visited-style-name="Visited_20_Internet_20_Link"><text:span text:style-name="T11">Now join me in the next demo where we'll join a worker node to the cluster for some user workload.</text:span></text:a></text:p>
      <text:h text:style-name="P3" text:outline-level="3"><text:a xlink:type="simple" xlink:href="https://app.pluralsight.com/course-player?clipId=94c391b5-f7af-4030-a6ef-4247837ca9a4" office:target-frame-name="psplayer" xlink:show="replace" text:style-name="Internet_20_link" text:visited-style-name="Visited_20_Internet_20_Link"><text:span text:style-name="T11">Demo: Adding a Node to Your Cluster</text:span></text:a></text:h>
      <text:p text:style-name="P5"><text:a xlink:type="simple" xlink:href="https://app.pluralsight.com/course-player?clipId=94c391b5-f7af-4030-a6ef-4247837ca9a4&amp;startTime=1.34" office:target-frame-name="psplayer" xlink:show="replace" text:style-name="Internet_20_link" text:visited-style-name="Visited_20_Internet_20_Link"><text:span text:style-name="T11">Now it's time to join a worker node to our cluster.</text:span></text:a><text:span text:style-name="T12"> </text:span><text:a xlink:type="simple" xlink:href="https://app.pluralsight.com/course-player?clipId=94c391b5-f7af-4030-a6ef-4247837ca9a4&amp;startTime=4.54" office:target-frame-name="psplayer" xlink:show="replace" text:style-name="Internet_20_link" text:visited-style-name="Visited_20_Internet_20_Link"><text:span text:style-name="T11">You'll find a lot of the steps in this process are very</text:span></text:a><text:span text:style-name="T12"> </text:span><text:a xlink:type="simple" xlink:href="https://app.pluralsight.com/course-player?clipId=94c391b5-f7af-4030-a6ef-4247837ca9a4&amp;startTime=7" office:target-frame-name="psplayer" xlink:show="replace" text:style-name="Internet_20_link" text:visited-style-name="Visited_20_Internet_20_Link"><text:span text:style-name="T11">similar to setting up a control plane node,</text:span></text:a><text:span text:style-name="T12"> </text:span><text:a xlink:type="simple" xlink:href="https://app.pluralsight.com/course-player?clipId=94c391b5-f7af-4030-a6ef-4247837ca9a4&amp;startTime=9.18" office:target-frame-name="psplayer" xlink:show="replace" text:style-name="Internet_20_link" text:visited-style-name="Visited_20_Internet_20_Link"><text:span text:style-name="T11">in terms of getting and installing software.</text:span></text:a><text:span text:style-name="T12"> </text:span><text:a xlink:type="simple" xlink:href="https://app.pluralsight.com/course-player?clipId=94c391b5-f7af-4030-a6ef-4247837ca9a4&amp;startTime=11.44" office:target-frame-name="psplayer" xlink:show="replace" text:style-name="Internet_20_link" text:visited-style-name="Visited_20_Internet_20_Link"><text:span text:style-name="T11">The key difference is, once everything is installed and configured,</text:span></text:a><text:span text:style-name="T12"> </text:span><text:a xlink:type="simple" xlink:href="https://app.pluralsight.com/course-player?clipId=94c391b5-f7af-4030-a6ef-4247837ca9a4&amp;startTime=14.52" office:target-frame-name="psplayer" xlink:show="replace" text:style-name="Internet_20_link" text:visited-style-name="Visited_20_Internet_20_Link"><text:span text:style-name="T11">we'll use kubeadm join to join the node to our existing cluster.</text:span></text:a><text:span text:style-name="T12"> </text:span><text:a xlink:type="simple" xlink:href="https://app.pluralsight.com/course-player?clipId=94c391b5-f7af-4030-a6ef-4247837ca9a4&amp;startTime=18.84" office:target-frame-name="psplayer" xlink:show="replace" text:style-name="Internet_20_link" text:visited-style-name="Visited_20_Internet_20_Link"><text:span text:style-name="T11">And so here I have a session open to c1‑node1,</text:span></text:a><text:span text:style-name="T12"> </text:span><text:a xlink:type="simple" xlink:href="https://app.pluralsight.com/course-player?clipId=94c391b5-f7af-4030-a6ef-4247837ca9a4&amp;startTime=21.26" office:target-frame-name="psplayer" xlink:show="replace" text:style-name="Internet_20_link" text:visited-style-name="Visited_20_Internet_20_Link"><text:span text:style-name="T11">and let's get started joining this node to our cluster</text:span></text:a><text:span text:style-name="T12"> </text:span><text:a xlink:type="simple" xlink:href="https://app.pluralsight.com/course-player?clipId=94c391b5-f7af-4030-a6ef-4247837ca9a4&amp;startTime=24.52" office:target-frame-name="psplayer" xlink:show="replace" text:style-name="Internet_20_link" text:visited-style-name="Visited_20_Internet_20_Link"><text:span text:style-name="T11">by ensuring that swap is disabled.</text:span></text:a><text:span text:style-name="T12"> </text:span><text:a xlink:type="simple" xlink:href="https://app.pluralsight.com/course-player?clipId=94c391b5-f7af-4030-a6ef-4247837ca9a4&amp;startTime=27.11" office:target-frame-name="psplayer" xlink:show="replace" text:style-name="Internet_20_link" text:visited-style-name="Visited_20_Internet_20_Link"><text:span text:style-name="T11">And so on line 7 here, I have the code to do just that.</text:span></text:a><text:span text:style-name="T12"> </text:span><text:a xlink:type="simple" xlink:href="https://app.pluralsight.com/course-player?clipId=94c391b5-f7af-4030-a6ef-4247837ca9a4&amp;startTime=29.76" office:target-frame-name="psplayer" xlink:show="replace" text:style-name="Internet_20_link" text:visited-style-name="Visited_20_Internet_20_Link"><text:span text:style-name="T11">Swapoff ‑a, if we get no output, we know the swap is off.</text:span></text:a><text:span text:style-name="T12"> </text:span><text:a xlink:type="simple" xlink:href="https://app.pluralsight.com/course-player?clipId=94c391b5-f7af-4030-a6ef-4247837ca9a4&amp;startTime=34.04" office:target-frame-name="psplayer" xlink:show="replace" text:style-name="Internet_20_link" text:visited-style-name="Visited_20_Internet_20_Link"><text:span text:style-name="T11">And if we need to disable that swap, we'll hop into our fstab,</text:span></text:a><text:span text:style-name="T12"> </text:span><text:a xlink:type="simple" xlink:href="https://app.pluralsight.com/course-player?clipId=94c391b5-f7af-4030-a6ef-4247837ca9a4&amp;startTime=37.51" office:target-frame-name="psplayer" xlink:show="replace" text:style-name="Internet_20_link" text:visited-style-name="Visited_20_Internet_20_Link"><text:span text:style-name="T11">and ensure that our swap entry is either commented out or removed from the file,</text:span></text:a><text:span text:style-name="T12"> </text:span><text:a xlink:type="simple" xlink:href="https://app.pluralsight.com/course-player?clipId=94c391b5-f7af-4030-a6ef-4247837ca9a4&amp;startTime=42.88" office:target-frame-name="psplayer" xlink:show="replace" text:style-name="Internet_20_link" text:visited-style-name="Visited_20_Internet_20_Link"><text:span text:style-name="T11">and there we can see it's commented out.</text:span></text:a><text:span text:style-name="T12"> </text:span><text:a xlink:type="simple" xlink:href="https://app.pluralsight.com/course-player?clipId=94c391b5-f7af-4030-a6ef-4247837ca9a4&amp;startTime=45.14" office:target-frame-name="psplayer" xlink:show="replace" text:style-name="Internet_20_link" text:visited-style-name="Visited_20_Internet_20_Link"><text:span text:style-name="T11">Let's hop back out into our script here,</text:span></text:a><text:span text:style-name="T12"> </text:span><text:a xlink:type="simple" xlink:href="https://app.pluralsight.com/course-player?clipId=94c391b5-f7af-4030-a6ef-4247837ca9a4&amp;startTime=48.54" office:target-frame-name="psplayer" xlink:show="replace" text:style-name="Internet_20_link" text:visited-style-name="Visited_20_Internet_20_Link"><text:span text:style-name="T11">and move forward in configuring this particular node.</text:span></text:a><text:span text:style-name="T12"> </text:span><text:a xlink:type="simple" xlink:href="https://app.pluralsight.com/course-player?clipId=94c391b5-f7af-4030-a6ef-4247837ca9a4&amp;startTime=52.79" office:target-frame-name="psplayer" xlink:show="replace" text:style-name="Internet_20_link" text:visited-style-name="Visited_20_Internet_20_Link"><text:span text:style-name="T11">We're going to start off with installing our container runtime,</text:span></text:a><text:span text:style-name="T12"> </text:span><text:a xlink:type="simple" xlink:href="https://app.pluralsight.com/course-player?clipId=94c391b5-f7af-4030-a6ef-4247837ca9a4&amp;startTime=55.47" office:target-frame-name="psplayer" xlink:show="replace" text:style-name="Internet_20_link" text:visited-style-name="Visited_20_Internet_20_Link"><text:span text:style-name="T11">which is containerd,</text:span></text:a><text:span text:style-name="T12"> </text:span><text:a xlink:type="simple" xlink:href="https://app.pluralsight.com/course-player?clipId=94c391b5-f7af-4030-a6ef-4247837ca9a4&amp;startTime=56.51" office:target-frame-name="psplayer" xlink:show="replace" text:style-name="Internet_20_link" text:visited-style-name="Visited_20_Internet_20_Link"><text:span text:style-name="T11">which is going to require us to load the overlay in</text:span></text:a><text:span text:style-name="T12"> </text:span><text:a xlink:type="simple" xlink:href="https://app.pluralsight.com/course-player?clipId=94c391b5-f7af-4030-a6ef-4247837ca9a4&amp;startTime=59.69" office:target-frame-name="psplayer" xlink:show="replace" text:style-name="Internet_20_link" text:visited-style-name="Visited_20_Internet_20_Link"><text:span text:style-name="T11">br_netfilter modules at runtime here,</text:span></text:a><text:span text:style-name="T12"> </text:span><text:a xlink:type="simple" xlink:href="https://app.pluralsight.com/course-player?clipId=94c391b5-f7af-4030-a6ef-4247837ca9a4&amp;startTime=61.39" office:target-frame-name="psplayer" xlink:show="replace" text:style-name="Internet_20_link" text:visited-style-name="Visited_20_Internet_20_Link"><text:span text:style-name="T11">and also execute this heredoc to make sure that those</text:span></text:a><text:span text:style-name="T12"> </text:span><text:a xlink:type="simple" xlink:href="https://app.pluralsight.com/course-player?clipId=94c391b5-f7af-4030-a6ef-4247837ca9a4&amp;startTime=64.73" office:target-frame-name="psplayer" xlink:show="replace" text:style-name="Internet_20_link" text:visited-style-name="Visited_20_Internet_20_Link"><text:span text:style-name="T11">modules load when the system boots.</text:span></text:a><text:span text:style-name="T12"> </text:span><text:a xlink:type="simple" xlink:href="https://app.pluralsight.com/course-player?clipId=94c391b5-f7af-4030-a6ef-4247837ca9a4&amp;startTime=67.12" office:target-frame-name="psplayer" xlink:show="replace" text:style-name="Internet_20_link" text:visited-style-name="Visited_20_Internet_20_Link"><text:span text:style-name="T11">Moving forward,</text:span></text:a><text:span text:style-name="T12"> </text:span><text:a xlink:type="simple" xlink:href="https://app.pluralsight.com/course-player?clipId=94c391b5-f7af-4030-a6ef-4247837ca9a4&amp;startTime=68.17" office:target-frame-name="psplayer" xlink:show="replace" text:style-name="Internet_20_link" text:visited-style-name="Visited_20_Internet_20_Link"><text:span text:style-name="T11">let's go ahead and create the </text:span></text:a><text:soft-page-break/><text:a xlink:type="simple" xlink:href="https://app.pluralsight.com/course-player?clipId=94c391b5-f7af-4030-a6ef-4247837ca9a4&amp;startTime=68.17" office:target-frame-name="psplayer" xlink:show="replace" text:style-name="Internet_20_link" text:visited-style-name="Visited_20_Internet_20_Link"><text:span text:style-name="T11">required sysctl parameters for our</text:span></text:a><text:span text:style-name="T12"> </text:span><text:a xlink:type="simple" xlink:href="https://app.pluralsight.com/course-player?clipId=94c391b5-f7af-4030-a6ef-4247837ca9a4&amp;startTime=71.2" office:target-frame-name="psplayer" xlink:show="replace" text:style-name="Internet_20_link" text:visited-style-name="Visited_20_Internet_20_Link"><text:span text:style-name="T11">container runtime with the heredoc on lines 31 through 35.</text:span></text:a><text:span text:style-name="T12"> </text:span><text:a xlink:type="simple" xlink:href="https://app.pluralsight.com/course-player?clipId=94c391b5-f7af-4030-a6ef-4247837ca9a4&amp;startTime=75.35" office:target-frame-name="psplayer" xlink:show="replace" text:style-name="Internet_20_link" text:visited-style-name="Visited_20_Internet_20_Link"><text:span text:style-name="T11">Run that code there to save that into the sysctl.d directory,</text:span></text:a><text:span text:style-name="T12"> </text:span><text:a xlink:type="simple" xlink:href="https://app.pluralsight.com/course-player?clipId=94c391b5-f7af-4030-a6ef-4247837ca9a4&amp;startTime=79.43" office:target-frame-name="psplayer" xlink:show="replace" text:style-name="Internet_20_link" text:visited-style-name="Visited_20_Internet_20_Link"><text:span text:style-name="T11">so that's available on reboot, and then on line 39 here,</text:span></text:a><text:span text:style-name="T12"> </text:span><text:a xlink:type="simple" xlink:href="https://app.pluralsight.com/course-player?clipId=94c391b5-f7af-4030-a6ef-4247837ca9a4&amp;startTime=83.44" office:target-frame-name="psplayer" xlink:show="replace" text:style-name="Internet_20_link" text:visited-style-name="Visited_20_Internet_20_Link"><text:span text:style-name="T11">we'll execute sysctl ‑‑system to load those settings</text:span></text:a><text:span text:style-name="T12"> </text:span><text:a xlink:type="simple" xlink:href="https://app.pluralsight.com/course-player?clipId=94c391b5-f7af-4030-a6ef-4247837ca9a4&amp;startTime=86.92" office:target-frame-name="psplayer" xlink:show="replace" text:style-name="Internet_20_link" text:visited-style-name="Visited_20_Internet_20_Link"><text:span text:style-name="T11">now in our current running system.</text:span></text:a><text:span text:style-name="T12"> </text:span><text:a xlink:type="simple" xlink:href="https://app.pluralsight.com/course-player?clipId=94c391b5-f7af-4030-a6ef-4247837ca9a4&amp;startTime=90" office:target-frame-name="psplayer" xlink:show="replace" text:style-name="Internet_20_link" text:visited-style-name="Visited_20_Internet_20_Link"><text:span text:style-name="T11">With those prerequisites done, we can now install containerd.</text:span></text:a><text:span text:style-name="T12"> </text:span><text:a xlink:type="simple" xlink:href="https://app.pluralsight.com/course-player?clipId=94c391b5-f7af-4030-a6ef-4247837ca9a4&amp;startTime=94.91" office:target-frame-name="psplayer" xlink:show="replace" text:style-name="Internet_20_link" text:visited-style-name="Visited_20_Internet_20_Link"><text:span text:style-name="T11">So I'll issue an apt‑get update for that,</text:span></text:a><text:span text:style-name="T12"> </text:span><text:a xlink:type="simple" xlink:href="https://app.pluralsight.com/course-player?clipId=94c391b5-f7af-4030-a6ef-4247837ca9a4&amp;startTime=97.84" office:target-frame-name="psplayer" xlink:show="replace" text:style-name="Internet_20_link" text:visited-style-name="Visited_20_Internet_20_Link"><text:span text:style-name="T11">and then execute sudo apt‑get install containerd,</text:span></text:a><text:span text:style-name="T12"> </text:span><text:a xlink:type="simple" xlink:href="https://app.pluralsight.com/course-player?clipId=94c391b5-f7af-4030-a6ef-4247837ca9a4&amp;startTime=100.4" office:target-frame-name="psplayer" xlink:show="replace" text:style-name="Internet_20_link" text:visited-style-name="Visited_20_Internet_20_Link"><text:span text:style-name="T11">to install the containerd container runtime.</text:span></text:a><text:span text:style-name="T12"> </text:span><text:a xlink:type="simple" xlink:href="https://app.pluralsight.com/course-player?clipId=94c391b5-f7af-4030-a6ef-4247837ca9a4&amp;startTime=102.9" office:target-frame-name="psplayer" xlink:show="replace" text:style-name="Internet_20_link" text:visited-style-name="Visited_20_Internet_20_Link"><text:span text:style-name="T11">With containerd installed,</text:span></text:a><text:span text:style-name="T12"> </text:span><text:a xlink:type="simple" xlink:href="https://app.pluralsight.com/course-player?clipId=94c391b5-f7af-4030-a6ef-4247837ca9a4&amp;startTime=106.32" office:target-frame-name="psplayer" xlink:show="replace" text:style-name="Internet_20_link" text:visited-style-name="Visited_20_Internet_20_Link"><text:span text:style-name="T11">we'll go ahead and move forward with configuring containerd.</text:span></text:a><text:span text:style-name="T12"> </text:span><text:a xlink:type="simple" xlink:href="https://app.pluralsight.com/course-player?clipId=94c391b5-f7af-4030-a6ef-4247837ca9a4&amp;startTime=109.23" office:target-frame-name="psplayer" xlink:show="replace" text:style-name="Internet_20_link" text:visited-style-name="Visited_20_Internet_20_Link"><text:span text:style-name="T11">So just like we did on the control plane node,</text:span></text:a><text:span text:style-name="T12"> </text:span><text:a xlink:type="simple" xlink:href="https://app.pluralsight.com/course-player?clipId=94c391b5-f7af-4030-a6ef-4247837ca9a4&amp;startTime=111.16" office:target-frame-name="psplayer" xlink:show="replace" text:style-name="Internet_20_link" text:visited-style-name="Visited_20_Internet_20_Link"><text:span text:style-name="T11">we'll need to make a directory for the containerd</text:span></text:a><text:span text:style-name="T12"> </text:span><text:a xlink:type="simple" xlink:href="https://app.pluralsight.com/course-player?clipId=94c391b5-f7af-4030-a6ef-4247837ca9a4&amp;startTime=114.5" office:target-frame-name="psplayer" xlink:show="replace" text:style-name="Internet_20_link" text:visited-style-name="Visited_20_Internet_20_Link"><text:span text:style-name="T11">configuration in /etc/containerd.</text:span></text:a><text:span text:style-name="T12"> </text:span><text:a xlink:type="simple" xlink:href="https://app.pluralsight.com/course-player?clipId=94c391b5-f7af-4030-a6ef-4247837ca9a4&amp;startTime=117.34" office:target-frame-name="psplayer" xlink:show="replace" text:style-name="Internet_20_link" text:visited-style-name="Visited_20_Internet_20_Link"><text:span text:style-name="T11">And then we'll use containerd to generate a default</text:span></text:a><text:span text:style-name="T12"> </text:span><text:a xlink:type="simple" xlink:href="https://app.pluralsight.com/course-player?clipId=94c391b5-f7af-4030-a6ef-4247837ca9a4&amp;startTime=119.65" office:target-frame-name="psplayer" xlink:show="replace" text:style-name="Internet_20_link" text:visited-style-name="Visited_20_Internet_20_Link"><text:span text:style-name="T11">configuration file with sudo containerd/config default,</text:span></text:a><text:span text:style-name="T12"> </text:span><text:a xlink:type="simple" xlink:href="https://app.pluralsight.com/course-player?clipId=94c391b5-f7af-4030-a6ef-4247837ca9a4&amp;startTime=123.64" office:target-frame-name="psplayer" xlink:show="replace" text:style-name="Internet_20_link" text:visited-style-name="Visited_20_Internet_20_Link"><text:span text:style-name="T11">and then pipe that output to tee,</text:span></text:a><text:span text:style-name="T12"> </text:span><text:a xlink:type="simple" xlink:href="https://app.pluralsight.com/course-player?clipId=94c391b5-f7af-4030-a6ef-4247837ca9a4&amp;startTime=125.25" office:target-frame-name="psplayer" xlink:show="replace" text:style-name="Internet_20_link" text:visited-style-name="Visited_20_Internet_20_Link"><text:span text:style-name="T11">and then create the configuration file in /etc/containerd/config.toml.</text:span></text:a><text:span text:style-name="T12"> </text:span><text:a xlink:type="simple" xlink:href="https://app.pluralsight.com/course-player?clipId=94c391b5-f7af-4030-a6ef-4247837ca9a4&amp;startTime=132.04" office:target-frame-name="psplayer" xlink:show="replace" text:style-name="Internet_20_link" text:visited-style-name="Visited_20_Internet_20_Link"><text:span text:style-name="T11">Now we need to make a modification to that configuration file to ensure</text:span></text:a><text:span text:style-name="T12"> </text:span><text:a xlink:type="simple" xlink:href="https://app.pluralsight.com/course-player?clipId=94c391b5-f7af-4030-a6ef-4247837ca9a4&amp;startTime=135.65" office:target-frame-name="psplayer" xlink:show="replace" text:style-name="Internet_20_link" text:visited-style-name="Visited_20_Internet_20_Link"><text:span text:style-name="T11">our container runtime is using the SystemdCgroup driver.</text:span></text:a><text:span text:style-name="T12"> </text:span><text:a xlink:type="simple" xlink:href="https://app.pluralsight.com/course-player?clipId=94c391b5-f7af-4030-a6ef-4247837ca9a4&amp;startTime=139.28" office:target-frame-name="psplayer" xlink:show="replace" text:style-name="Internet_20_link" text:visited-style-name="Visited_20_Internet_20_Link"><text:span text:style-name="T11">I'm going to copy the code from lines 61 and 62,</text:span></text:a><text:span text:style-name="T12"> </text:span><text:a xlink:type="simple" xlink:href="https://app.pluralsight.com/course-player?clipId=94c391b5-f7af-4030-a6ef-4247837ca9a4&amp;startTime=142.35" office:target-frame-name="psplayer" xlink:show="replace" text:style-name="Internet_20_link" text:visited-style-name="Visited_20_Internet_20_Link"><text:span text:style-name="T11">and then hop into the containerd configuration file,</text:span></text:a><text:span text:style-name="T12"> </text:span><text:a xlink:type="simple" xlink:href="https://app.pluralsight.com/course-player?clipId=94c391b5-f7af-4030-a6ef-4247837ca9a4&amp;startTime=145.7" office:target-frame-name="psplayer" xlink:show="replace" text:style-name="Internet_20_link" text:visited-style-name="Visited_20_Internet_20_Link"><text:span text:style-name="T11">config.toml,</text:span></text:a><text:span text:style-name="T12"> </text:span><text:a xlink:type="simple" xlink:href="https://app.pluralsight.com/course-player?clipId=94c391b5-f7af-4030-a6ef-4247837ca9a4&amp;startTime=146.76" office:target-frame-name="psplayer" xlink:show="replace" text:style-name="Internet_20_link" text:visited-style-name="Visited_20_Internet_20_Link"><text:span text:style-name="T11">and we're going to look for that line that ends in containerd.runtimes.runc,</text:span></text:a><text:span text:style-name="T12"> </text:span><text:a xlink:type="simple" xlink:href="https://app.pluralsight.com/course-player?clipId=94c391b5-f7af-4030-a6ef-4247837ca9a4&amp;startTime=152.08" office:target-frame-name="psplayer" xlink:show="replace" text:style-name="Internet_20_link" text:visited-style-name="Visited_20_Internet_20_Link"><text:span text:style-name="T11">and paste in this code in that location.</text:span></text:a><text:span text:style-name="T12"> </text:span><text:a xlink:type="simple" xlink:href="https://app.pluralsight.com/course-player?clipId=94c391b5-f7af-4030-a6ef-4247837ca9a4&amp;startTime=154.77" office:target-frame-name="psplayer" xlink:show="replace" text:style-name="Internet_20_link" text:visited-style-name="Visited_20_Internet_20_Link"><text:span text:style-name="T11">So let's go ahead and find that in our configuration file here.</text:span></text:a><text:span text:style-name="T12"> </text:span><text:a xlink:type="simple" xlink:href="https://app.pluralsight.com/course-player?clipId=94c391b5-f7af-4030-a6ef-4247837ca9a4&amp;startTime=157.4" office:target-frame-name="psplayer" xlink:show="replace" text:style-name="Internet_20_link" text:visited-style-name="Visited_20_Internet_20_Link"><text:span text:style-name="T11">We'll add a new line, and paste our configuration in,</text:span></text:a><text:span text:style-name="T12"> </text:span><text:a xlink:type="simple" xlink:href="https://app.pluralsight.com/course-player?clipId=94c391b5-f7af-4030-a6ef-4247837ca9a4&amp;startTime=160.67" office:target-frame-name="psplayer" xlink:show="replace" text:style-name="Internet_20_link" text:visited-style-name="Visited_20_Internet_20_Link"><text:span text:style-name="T11">and get that in a proper format, and write that configuration file out.</text:span></text:a><text:span text:style-name="T12"> </text:span><text:a xlink:type="simple" xlink:href="https://app.pluralsight.com/course-player?clipId=94c391b5-f7af-4030-a6ef-4247837ca9a4&amp;startTime=164.82" office:target-frame-name="psplayer" xlink:show="replace" text:style-name="Internet_20_link" text:visited-style-name="Visited_20_Internet_20_Link"><text:span text:style-name="T11">And with that config,</text:span></text:a><text:span text:style-name="T12"> </text:span><text:a xlink:type="simple" xlink:href="https://app.pluralsight.com/course-player?clipId=94c391b5-f7af-4030-a6ef-4247837ca9a4&amp;startTime=166.03" office:target-frame-name="psplayer" xlink:show="replace" text:style-name="Internet_20_link" text:visited-style-name="Visited_20_Internet_20_Link"><text:span text:style-name="T11">we will then need to restart containerd with sudo systemctl</text:span></text:a><text:span text:style-name="T12"> </text:span><text:a xlink:type="simple" xlink:href="https://app.pluralsight.com/course-player?clipId=94c391b5-f7af-4030-a6ef-4247837ca9a4&amp;startTime=170.76" office:target-frame-name="psplayer" xlink:show="replace" text:style-name="Internet_20_link" text:visited-style-name="Visited_20_Internet_20_Link"><text:span text:style-name="T11">restart containerd to affect that change,</text:span></text:a><text:span text:style-name="T12"> </text:span><text:a xlink:type="simple" xlink:href="https://app.pluralsight.com/course-player?clipId=94c391b5-f7af-4030-a6ef-4247837ca9a4&amp;startTime=172.98" office:target-frame-name="psplayer" xlink:show="replace" text:style-name="Internet_20_link" text:visited-style-name="Visited_20_Internet_20_Link"><text:span text:style-name="T11">to make sure that we're using the SystemDCgroup driver within containerd.</text:span></text:a><text:span text:style-name="T12"> </text:span><text:a xlink:type="simple" xlink:href="https://app.pluralsight.com/course-player?clipId=94c391b5-f7af-4030-a6ef-4247837ca9a4&amp;startTime=178.24" office:target-frame-name="psplayer" xlink:show="replace" text:style-name="Internet_20_link" text:visited-style-name="Visited_20_Internet_20_Link"><text:span text:style-name="T11">And so now we can install our Kubernetes packages,</text:span></text:a><text:span text:style-name="T12"> </text:span><text:a xlink:type="simple" xlink:href="https://app.pluralsight.com/course-player?clipId=94c391b5-f7af-4030-a6ef-4247837ca9a4&amp;startTime=180.41" office:target-frame-name="psplayer" xlink:show="replace" text:style-name="Internet_20_link" text:visited-style-name="Visited_20_Internet_20_Link"><text:span text:style-name="T11">and we start with adding the gpg key for Google's app repository,</text:span></text:a><text:span text:style-name="T12"> </text:span><text:a xlink:type="simple" xlink:href="https://app.pluralsight.com/course-player?clipId=94c391b5-f7af-4030-a6ef-4247837ca9a4&amp;startTime=184.79" office:target-frame-name="psplayer" xlink:show="replace" text:style-name="Internet_20_link" text:visited-style-name="Visited_20_Internet_20_Link"><text:span text:style-name="T11">and then adding the app repository to our local repositories lists.</text:span></text:a><text:span text:style-name="T12"> </text:span><text:a xlink:type="simple" xlink:href="https://app.pluralsight.com/course-player?clipId=94c391b5-f7af-4030-a6ef-4247837ca9a4&amp;startTime=190.54" office:target-frame-name="psplayer" xlink:show="replace" text:style-name="Internet_20_link" text:visited-style-name="Visited_20_Internet_20_Link"><text:span text:style-name="T11">Once that's added, we'll then update our package list with apt‑get update,</text:span></text:a><text:span text:style-name="T12"> </text:span><text:a xlink:type="simple" xlink:href="https://app.pluralsight.com/course-player?clipId=94c391b5-f7af-4030-a6ef-4247837ca9a4&amp;startTime=194.72" office:target-frame-name="psplayer" xlink:show="replace" text:style-name="Internet_20_link" text:visited-style-name="Visited_20_Internet_20_Link"><text:span text:style-name="T11">and get a quick peek with apt‑cache policy kubelet to see all the</text:span></text:a><text:span text:style-name="T12"> </text:span><text:a xlink:type="simple" xlink:href="https://app.pluralsight.com/course-player?clipId=94c391b5-f7af-4030-a6ef-4247837ca9a4&amp;startTime=198.13" office:target-frame-name="psplayer" xlink:show="replace" text:style-name="Internet_20_link" text:visited-style-name="Visited_20_Internet_20_Link"><text:span text:style-name="T11">different versions of the kubelet that are available.</text:span></text:a><text:span text:style-name="T12"> </text:span><text:a xlink:type="simple" xlink:href="https://app.pluralsight.com/course-player?clipId=94c391b5-f7af-4030-a6ef-4247837ca9a4&amp;startTime=200.47" office:target-frame-name="psplayer" xlink:show="replace" text:style-name="Internet_20_link" text:visited-style-name="Visited_20_Internet_20_Link"><text:span text:style-name="T11">And we're going to go with 1.20.1,</text:span></text:a><text:span text:style-name="T12"> </text:span><text:a xlink:type="simple" xlink:href="https://app.pluralsight.com/course-player?clipId=94c391b5-f7af-4030-a6ef-4247837ca9a4&amp;startTime=201.97" office:target-frame-name="psplayer" xlink:show="replace" text:style-name="Internet_20_link" text:visited-style-name="Visited_20_Internet_20_Link"><text:span text:style-name="T11">which is the version that we used on our control plane node.</text:span></text:a><text:span text:style-name="T12"> </text:span><text:a xlink:type="simple" xlink:href="https://app.pluralsight.com/course-player?clipId=94c391b5-f7af-4030-a6ef-4247837ca9a4&amp;startTime=205.31" office:target-frame-name="psplayer" xlink:show="replace" text:style-name="Internet_20_link" text:visited-style-name="Visited_20_Internet_20_Link"><text:span text:style-name="T11">And with that, we can go ahead and install our Kubernetes packages.</text:span></text:a><text:span text:style-name="T12"> </text:span><text:a xlink:type="simple" xlink:href="https://app.pluralsight.com/course-player?clipId=94c391b5-f7af-4030-a6ef-4247837ca9a4&amp;startTime=207.95" office:target-frame-name="psplayer" xlink:show="replace" text:style-name="Internet_20_link" text:visited-style-name="Visited_20_Internet_20_Link"><text:span text:style-name="T11">So I'm going to set the version environment variable,</text:span></text:a><text:span text:style-name="T12"> </text:span><text:a xlink:type="simple" xlink:href="https://app.pluralsight.com/course-player?clipId=94c391b5-f7af-4030-a6ef-4247837ca9a4&amp;startTime=210.54" office:target-frame-name="psplayer" xlink:show="replace" text:style-name="Internet_20_link" text:visited-style-name="Visited_20_Internet_20_Link"><text:span text:style-name="T11">just like we did previously, and then we're going to install the kubelet,</text:span></text:a><text:span text:style-name="T12"> </text:span><text:a xlink:type="simple" xlink:href="https://app.pluralsight.com/course-player?clipId=94c391b5-f7af-4030-a6ef-4247837ca9a4&amp;startTime=213.65" office:target-frame-name="psplayer" xlink:show="replace" text:style-name="Internet_20_link" text:visited-style-name="Visited_20_Internet_20_Link"><text:span text:style-name="T11">kubeadm, and kubectl, and we're going to pin that to the version 1.20.1‑00,</text:span></text:a><text:span text:style-name="T12"> </text:span><text:a xlink:type="simple" xlink:href="https://app.pluralsight.com/course-player?clipId=94c391b5-f7af-4030-a6ef-4247837ca9a4&amp;startTime=219.96" office:target-frame-name="psplayer" xlink:show="replace" text:style-name="Internet_20_link" text:visited-style-name="Visited_20_Internet_20_Link"><text:span text:style-name="T11">which is the version of the package that we want to install.</text:span></text:a><text:span text:style-name="T12"> </text:span><text:a xlink:type="simple" xlink:href="https://app.pluralsight.com/course-player?clipId=94c391b5-f7af-4030-a6ef-4247837ca9a4&amp;startTime=222.91" office:target-frame-name="psplayer" xlink:show="replace" text:style-name="Internet_20_link" text:visited-style-name="Visited_20_Internet_20_Link"><text:span text:style-name="T11">With the package installation finished,</text:span></text:a><text:span text:style-name="T12"> </text:span><text:a xlink:type="simple" xlink:href="https://app.pluralsight.com/course-player?clipId=94c391b5-f7af-4030-a6ef-4247837ca9a4&amp;startTime=225.17" office:target-frame-name="psplayer" xlink:show="replace" text:style-name="Internet_20_link" text:visited-style-name="Visited_20_Internet_20_Link"><text:span text:style-name="T11">let's use apt‑mark hold to put a hold on the kubelet kubeadm,</text:span></text:a><text:span text:style-name="T12"> </text:span><text:a xlink:type="simple" xlink:href="https://app.pluralsight.com/course-player?clipId=94c391b5-f7af-4030-a6ef-4247837ca9a4&amp;startTime=229.31" office:target-frame-name="psplayer" xlink:show="replace" text:style-name="Internet_20_link" text:visited-style-name="Visited_20_Internet_20_Link"><text:span text:style-name="T11">kubectl, and containerd.</text:span></text:a><text:span text:style-name="T12"> </text:span><text:a xlink:type="simple" xlink:href="https://app.pluralsight.com/course-player?clipId=94c391b5-f7af-4030-a6ef-4247837ca9a4&amp;startTime=230.59" office:target-frame-name="psplayer" xlink:show="replace" text:style-name="Internet_20_link" text:visited-style-name="Visited_20_Internet_20_Link"><text:span text:style-name="T11">So I'll run that code on line 92 here to do that.</text:span></text:a><text:span text:style-name="T12"> </text:span><text:a xlink:type="simple" xlink:href="https://app.pluralsight.com/course-player?clipId=94c391b5-f7af-4030-a6ef-4247837ca9a4&amp;startTime=232.91" office:target-frame-name="psplayer" xlink:show="replace" text:style-name="Internet_20_link" text:visited-style-name="Visited_20_Internet_20_Link"><text:span text:style-name="T11">If you want to install the latest version of Kubernetes,</text:span></text:a><text:span text:style-name="T12"> </text:span><text:a xlink:type="simple" xlink:href="https://app.pluralsight.com/course-player?clipId=94c391b5-f7af-4030-a6ef-4247837ca9a4&amp;startTime=235.56" office:target-frame-name="psplayer" xlink:show="replace" text:style-name="Internet_20_link" text:visited-style-name="Visited_20_Internet_20_Link"><text:span text:style-name="T11">I have the code here on lines 96 and 97 to do just that,</text:span></text:a><text:span text:style-name="T12"> </text:span><text:a xlink:type="simple" xlink:href="https://app.pluralsight.com/course-player?clipId=94c391b5-f7af-4030-a6ef-4247837ca9a4&amp;startTime=239.66" office:target-frame-name="psplayer" xlink:show="replace" text:style-name="Internet_20_link" text:visited-style-name="Visited_20_Internet_20_Link"><text:span text:style-name="T11">but make sure that you match the version that you're</text:span></text:a><text:span text:style-name="T12"> </text:span><text:a xlink:type="simple" xlink:href="https://app.pluralsight.com/course-player?clipId=94c391b5-f7af-4030-a6ef-4247837ca9a4&amp;startTime=241.63" office:target-frame-name="psplayer" xlink:show="replace" text:style-name="Internet_20_link" text:visited-style-name="Visited_20_Internet_20_Link"><text:span text:style-name="T11">using on your control plane node.</text:span></text:a><text:span text:style-name="T12"> </text:span><text:a xlink:type="simple" xlink:href="https://app.pluralsight.com/course-player?clipId=94c391b5-f7af-4030-a6ef-4247837ca9a4&amp;startTime=243.28" office:target-frame-name="psplayer" xlink:show="replace" text:style-name="Internet_20_link" text:visited-style-name="Visited_20_Internet_20_Link"><text:span text:style-name="T11">Moving forward,</text:span></text:a><text:span text:style-name="T12"> </text:span><text:a xlink:type="simple" xlink:href="https://app.pluralsight.com/course-player?clipId=94c391b5-f7af-4030-a6ef-4247837ca9a4&amp;startTime=245.82" office:target-frame-name="psplayer" xlink:show="replace" text:style-name="Internet_20_link" text:visited-style-name="Visited_20_Internet_20_Link"><text:span text:style-name="T11">let's see the status of our kubelet with sudo systemctl status kubelet.service,</text:span></text:a><text:span text:style-name="T12"> </text:span><text:a xlink:type="simple" xlink:href="https://app.pluralsight.com/course-player?clipId=94c391b5-f7af-4030-a6ef-4247837ca9a4&amp;startTime=251.98" office:target-frame-name="psplayer" xlink:show="replace" text:style-name="Internet_20_link" text:visited-style-name="Visited_20_Internet_20_Link"><text:span text:style-name="T11">and we'll find that the kubelet is crash looping right now,</text:span></text:a><text:span text:style-name="T12"> </text:span><text:a xlink:type="simple" xlink:href="https://app.pluralsight.com/course-player?clipId=94c391b5-f7af-4030-a6ef-4247837ca9a4&amp;startTime=255.09" office:target-frame-name="psplayer" xlink:show="replace" text:style-name="Internet_20_link" text:visited-style-name="Visited_20_Internet_20_Link"><text:span text:style-name="T11">because we have not yet joined this node to our cluster.</text:span></text:a><text:span text:style-name="T12"> </text:span><text:a xlink:type="simple" xlink:href="https://app.pluralsight.com/course-player?clipId=94c391b5-f7af-4030-a6ef-4247837ca9a4&amp;startTime=259.02" office:target-frame-name="psplayer" xlink:show="replace" text:style-name="Internet_20_link" text:visited-style-name="Visited_20_Internet_20_Link"><text:span text:style-name="T11">We'll break out of the output at the bottom,</text:span></text:a><text:span text:style-name="T12"> </text:span><text:a xlink:type="simple" xlink:href="https://app.pluralsight.com/course-player?clipId=94c391b5-f7af-4030-a6ef-4247837ca9a4&amp;startTime=260.63" office:target-frame-name="psplayer" xlink:show="replace" text:style-name="Internet_20_link" text:visited-style-name="Visited_20_Internet_20_Link"><text:span text:style-name="T11">and we'll also check the service status for containerd with</text:span></text:a><text:span text:style-name="T12"> </text:span><text:a xlink:type="simple" xlink:href="https://app.pluralsight.com/course-player?clipId=94c391b5-f7af-4030-a6ef-4247837ca9a4&amp;startTime=264.72" office:target-frame-name="psplayer" xlink:show="replace" text:style-name="Internet_20_link" text:visited-style-name="Visited_20_Internet_20_Link"><text:span text:style-name="T11">sudo systemctl status containerd.service.</text:span></text:a><text:span text:style-name="T12"> </text:span><text:a xlink:type="simple" xlink:href="https://app.pluralsight.com/course-player?clipId=94c391b5-f7af-4030-a6ef-4247837ca9a4&amp;startTime=267.83" office:target-frame-name="psplayer" xlink:show="replace" text:style-name="Internet_20_link" text:visited-style-name="Visited_20_Internet_20_Link"><text:span text:style-name="T11">We can see that the containerd service is active and running,</text:span></text:a><text:span text:style-name="T12"> </text:span><text:a xlink:type="simple" xlink:href="https://app.pluralsight.com/course-player?clipId=94c391b5-f7af-4030-a6ef-4247837ca9a4&amp;startTime=271.86" office:target-frame-name="psplayer" xlink:show="replace" text:style-name="Internet_20_link" text:visited-style-name="Visited_20_Internet_20_Link"><text:span text:style-name="T11">and so that's in good shape there to move forward.</text:span></text:a><text:span text:style-name="T12"> </text:span><text:a xlink:type="simple" xlink:href="https://app.pluralsight.com/course-player?clipId=94c391b5-f7af-4030-a6ef-4247837ca9a4&amp;startTime=274.17" office:target-frame-name="psplayer" xlink:show="replace" text:style-name="Internet_20_link" text:visited-style-name="Visited_20_Internet_20_Link"><text:span text:style-name="T11">We'll want to make sure that both the kubelet and containerd are</text:span></text:a><text:span text:style-name="T12"> </text:span><text:a xlink:type="simple" xlink:href="https://app.pluralsight.com/course-player?clipId=94c391b5-f7af-4030-a6ef-4247837ca9a4&amp;startTime=278.37" office:target-frame-name="psplayer" xlink:show="replace" text:style-name="Internet_20_link" text:visited-style-name="Visited_20_Internet_20_Link"><text:span text:style-name="T11">configured to start up when the system reboots,</text:span></text:a><text:span text:style-name="T12"> </text:span><text:a xlink:type="simple" xlink:href="https://app.pluralsight.com/course-player?clipId=94c391b5-f7af-4030-a6ef-4247837ca9a4&amp;startTime=280.78" office:target-frame-name="psplayer" xlink:show="replace" text:style-name="Internet_20_link" text:visited-style-name="Visited_20_Internet_20_Link"><text:span text:style-name="T11">and we can do that with sudo systemctl enable kubelet.service,</text:span></text:a><text:span text:style-name="T12"> </text:span><text:a xlink:type="simple" xlink:href="https://app.pluralsight.com/course-player?clipId=94c391b5-f7af-4030-a6ef-4247837ca9a4&amp;startTime=285.26" office:target-frame-name="psplayer" xlink:show="replace" text:style-name="Internet_20_link" text:visited-style-name="Visited_20_Internet_20_Link"><text:span text:style-name="T11">and we'll do the same for containerd.</text:span></text:a><text:span text:style-name="T12"> </text:span><text:a xlink:type="simple" xlink:href="https://app.pluralsight.com/course-player?clipId=94c391b5-f7af-4030-a6ef-4247837ca9a4&amp;startTime=287.74" office:target-frame-name="psplayer" xlink:show="replace" text:style-name="Internet_20_link" text:visited-style-name="Visited_20_Internet_20_Link"><text:span text:style-name="T11">And so now it's time to join the node to the cluster.</text:span></text:a><text:span text:style-name="T12"> </text:span><text:a xlink:type="simple" xlink:href="https://app.pluralsight.com/course-player?clipId=94c391b5-f7af-4030-a6ef-4247837ca9a4&amp;startTime=290.41" office:target-frame-name="psplayer" xlink:show="replace" text:style-name="Internet_20_link" text:visited-style-name="Visited_20_Internet_20_Link"><text:span text:style-name="T11">We have all of the software installed.</text:span></text:a><text:span text:style-name="T12"> </text:span><text:a xlink:type="simple" xlink:href="https://app.pluralsight.com/course-player?clipId=94c391b5-f7af-4030-a6ef-4247837ca9a4&amp;startTime=292.11" office:target-frame-name="psplayer" xlink:show="replace" text:style-name="Internet_20_link" text:visited-style-name="Visited_20_Internet_20_Link"><text:span text:style-name="T11">We need to join the node to the cluster now,</text:span></text:a><text:span text:style-name="T12"> </text:span><text:a xlink:type="simple" xlink:href="https://app.pluralsight.com/course-player?clipId=94c391b5-f7af-4030-a6ef-4247837ca9a4&amp;startTime=294.1" office:target-frame-name="psplayer" xlink:show="replace" text:style-name="Internet_20_link" text:visited-style-name="Visited_20_Internet_20_Link"><text:span text:style-name="T11">and let's hop back out onto c1‑cp1, to begin that process.</text:span></text:a><text:span text:style-name="T12"> </text:span><text:a xlink:type="simple" xlink:href="https://app.pluralsight.com/course-player?clipId=94c391b5-f7af-4030-a6ef-4247837ca9a4&amp;startTime=298.78" office:target-frame-name="psplayer" xlink:show="replace" text:style-name="Internet_20_link" text:visited-style-name="Visited_20_Internet_20_Link"><text:span text:style-name="T11">To join a node to a cluster, you need both a Bootstrap token,</text:span></text:a><text:span text:style-name="T12"> </text:span><text:a xlink:type="simple" xlink:href="https://app.pluralsight.com/course-player?clipId=94c391b5-f7af-4030-a6ef-4247837ca9a4&amp;startTime=302.37" office:target-frame-name="psplayer" xlink:show="replace" text:style-name="Internet_20_link" text:visited-style-name="Visited_20_Internet_20_Link"><text:span text:style-name="T11">and also the CA cert hash.</text:span></text:a><text:span text:style-name="T12"> </text:span><text:a xlink:type="simple" xlink:href="https://app.pluralsight.com/course-player?clipId=94c391b5-f7af-4030-a6ef-4247837ca9a4&amp;startTime=304.67" office:target-frame-name="psplayer" xlink:show="replace" text:style-name="Internet_20_link" text:visited-style-name="Visited_20_Internet_20_Link"><text:span text:style-name="T11">You could have copied this information from the output of kubeadm init,</text:span></text:a><text:span text:style-name="T12"> </text:span><text:a xlink:type="simple" xlink:href="https://app.pluralsight.com/course-player?clipId=94c391b5-f7af-4030-a6ef-4247837ca9a4&amp;startTime=308.16" office:target-frame-name="psplayer" xlink:show="replace" text:style-name="Internet_20_link" text:visited-style-name="Visited_20_Internet_20_Link"><text:span text:style-name="T11">and used that information, but let's say that you didn't.</text:span></text:a><text:span text:style-name="T12"> </text:span><text:a xlink:type="simple" xlink:href="https://app.pluralsight.com/course-player?clipId=94c391b5-f7af-4030-a6ef-4247837ca9a4&amp;startTime=310.46" office:target-frame-name="psplayer" xlink:show="replace" text:style-name="Internet_20_link" text:visited-style-name="Visited_20_Internet_20_Link"><text:span text:style-name="T11">I'm going to show you where you can find that information in your cluster.</text:span></text:a><text:span text:style-name="T12"> </text:span><text:a xlink:type="simple" xlink:href="https://app.pluralsight.com/course-player?clipId=94c391b5-f7af-4030-a6ef-4247837ca9a4&amp;startTime=314.14" office:target-frame-name="psplayer" xlink:show="replace" text:style-name="Internet_20_link" text:visited-style-name="Visited_20_Internet_20_Link"><text:span text:style-name="T11">First up is the Bootstrap token.</text:span></text:a><text:span text:style-name="T12"> </text:span><text:a xlink:type="simple" xlink:href="https://app.pluralsight.com/course-player?clipId=94c391b5-f7af-4030-a6ef-4247837ca9a4&amp;startTime=315.98" office:target-frame-name="psplayer" xlink:show="replace" text:style-name="Internet_20_link" text:visited-style-name="Visited_20_Internet_20_Link"><text:span text:style-name="T11">The Bootstrap token is a timed ticket and has a 24‑hour lifecycle.</text:span></text:a><text:span text:style-name="T12"> </text:span><text:a xlink:type="simple" xlink:href="https://app.pluralsight.com/course-player?clipId=94c391b5-f7af-4030-a6ef-4247837ca9a4&amp;startTime=319.78" office:target-frame-name="psplayer" xlink:show="replace" text:style-name="Internet_20_link" text:visited-style-name="Visited_20_Internet_20_Link"><text:span text:style-name="T11">So after 24 hours, you have to generate a new one.</text:span></text:a><text:span text:style-name="T12"> </text:span><text:a xlink:type="simple" xlink:href="https://app.pluralsight.com/course-player?clipId=94c391b5-f7af-4030-a6ef-4247837ca9a4&amp;startTime=323.14" office:target-frame-name="psplayer" xlink:show="replace" text:style-name="Internet_20_link" text:visited-style-name="Visited_20_Internet_20_Link"><text:span text:style-name="T11">If we do a kubeadm token list,</text:span></text:a><text:span text:style-name="T12"> </text:span><text:a xlink:type="simple" xlink:href="https://app.pluralsight.com/course-player?clipId=94c391b5-f7af-4030-a6ef-4247837ca9a4&amp;startTime=325.24" office:target-frame-name="psplayer" xlink:show="replace" text:style-name="Internet_20_link" text:visited-style-name="Visited_20_Internet_20_Link"><text:span text:style-name="T11">it will print any active Bootstrap tokens to screen,</text:span></text:a><text:span text:style-name="T12"> </text:span><text:a xlink:type="simple" xlink:href="https://app.pluralsight.com/course-player?clipId=94c391b5-f7af-4030-a6ef-4247837ca9a4&amp;startTime=327.96" office:target-frame-name="psplayer" xlink:show="replace" text:style-name="Internet_20_link" text:visited-style-name="Visited_20_Internet_20_Link"><text:span text:style-name="T11">and you can see here, the only Bootstrap token,</text:span></text:a><text:span text:style-name="T12"> </text:span><text:a xlink:type="simple" xlink:href="https://app.pluralsight.com/course-player?clipId=94c391b5-f7af-4030-a6ef-4247837ca9a4&amp;startTime=330.31" office:target-frame-name="psplayer" xlink:show="replace" text:style-name="Internet_20_link" text:visited-style-name="Visited_20_Internet_20_Link"><text:span text:style-name="T11">and that it has one hour left, as indicated here in the TTL column.</text:span></text:a><text:span text:style-name="T12"> </text:span><text:a xlink:type="simple" xlink:href="https://app.pluralsight.com/course-player?clipId=94c391b5-f7af-4030-a6ef-4247837ca9a4&amp;startTime=334.34" office:target-frame-name="psplayer" xlink:show="replace" text:style-name="Internet_20_link" text:visited-style-name="Visited_20_Internet_20_Link"><text:span text:style-name="T11">If you have no Bootstrap tokens,</text:span></text:a><text:span text:style-name="T12"> </text:span><text:a xlink:type="simple" xlink:href="https://app.pluralsight.com/course-player?clipId=94c391b5-f7af-4030-a6ef-4247837ca9a4&amp;startTime=335.98" office:target-frame-name="psplayer" xlink:show="replace" text:style-name="Internet_20_link" text:visited-style-name="Visited_20_Internet_20_Link"><text:span text:style-name="T11">you can generate a new </text:span></text:a><text:soft-page-break/><text:a xlink:type="simple" xlink:href="https://app.pluralsight.com/course-player?clipId=94c391b5-f7af-4030-a6ef-4247837ca9a4&amp;startTime=335.98" office:target-frame-name="psplayer" xlink:show="replace" text:style-name="Internet_20_link" text:visited-style-name="Visited_20_Internet_20_Link"><text:span text:style-name="T11">one with kubeadm token create.</text:span></text:a><text:span text:style-name="T12"> </text:span><text:a xlink:type="simple" xlink:href="https://app.pluralsight.com/course-player?clipId=94c391b5-f7af-4030-a6ef-4247837ca9a4&amp;startTime=339.71" office:target-frame-name="psplayer" xlink:show="replace" text:style-name="Internet_20_link" text:visited-style-name="Visited_20_Internet_20_Link"><text:span text:style-name="T11">And here's our new token in the output here.</text:span></text:a><text:span text:style-name="T12"> </text:span><text:a xlink:type="simple" xlink:href="https://app.pluralsight.com/course-player?clipId=94c391b5-f7af-4030-a6ef-4247837ca9a4&amp;startTime=342.16" office:target-frame-name="psplayer" xlink:show="replace" text:style-name="Internet_20_link" text:visited-style-name="Visited_20_Internet_20_Link"><text:span text:style-name="T11">Again, we see that warning about Docker not being installed.</text:span></text:a><text:span text:style-name="T12"> </text:span><text:a xlink:type="simple" xlink:href="https://app.pluralsight.com/course-player?clipId=94c391b5-f7af-4030-a6ef-4247837ca9a4&amp;startTime=345.24" office:target-frame-name="psplayer" xlink:show="replace" text:style-name="Internet_20_link" text:visited-style-name="Visited_20_Internet_20_Link"><text:span text:style-name="T11">This is safe to ignore, and it will be cleared up in future versions of kubeadm.</text:span></text:a><text:span text:style-name="T12"> </text:span><text:a xlink:type="simple" xlink:href="https://app.pluralsight.com/course-player?clipId=94c391b5-f7af-4030-a6ef-4247837ca9a4&amp;startTime=348.88" office:target-frame-name="psplayer" xlink:show="replace" text:style-name="Internet_20_link" text:visited-style-name="Visited_20_Internet_20_Link"><text:span text:style-name="T11">The other key piece of information that you need to join a</text:span></text:a><text:span text:style-name="T12"> </text:span><text:a xlink:type="simple" xlink:href="https://app.pluralsight.com/course-player?clipId=94c391b5-f7af-4030-a6ef-4247837ca9a4&amp;startTime=353.03" office:target-frame-name="psplayer" xlink:show="replace" text:style-name="Internet_20_link" text:visited-style-name="Visited_20_Internet_20_Link"><text:span text:style-name="T11">node to a cluster is the CA cert hash, and so on line 24 here,</text:span></text:a><text:span text:style-name="T12"> </text:span><text:a xlink:type="simple" xlink:href="https://app.pluralsight.com/course-player?clipId=94c391b5-f7af-4030-a6ef-4247837ca9a4&amp;startTime=357.26" office:target-frame-name="psplayer" xlink:show="replace" text:style-name="Internet_20_link" text:visited-style-name="Visited_20_Internet_20_Link"><text:span text:style-name="T11">I have the code that goes and extracts the CA cert hash from</text:span></text:a><text:span text:style-name="T12"> </text:span><text:a xlink:type="simple" xlink:href="https://app.pluralsight.com/course-player?clipId=94c391b5-f7af-4030-a6ef-4247837ca9a4&amp;startTime=361.64" office:target-frame-name="psplayer" xlink:show="replace" text:style-name="Internet_20_link" text:visited-style-name="Visited_20_Internet_20_Link"><text:span text:style-name="T11">actual CA certificate in /etc/kubernetes/pki.</text:span></text:a><text:span text:style-name="T12"> </text:span><text:a xlink:type="simple" xlink:href="https://app.pluralsight.com/course-player?clipId=94c391b5-f7af-4030-a6ef-4247837ca9a4&amp;startTime=366.23" office:target-frame-name="psplayer" xlink:show="replace" text:style-name="Internet_20_link" text:visited-style-name="Visited_20_Internet_20_Link"><text:span text:style-name="T11">If I run this code here, it'll print that information to the console.</text:span></text:a><text:span text:style-name="T12"> </text:span><text:a xlink:type="simple" xlink:href="https://app.pluralsight.com/course-player?clipId=94c391b5-f7af-4030-a6ef-4247837ca9a4&amp;startTime=369.37" office:target-frame-name="psplayer" xlink:show="replace" text:style-name="Internet_20_link" text:visited-style-name="Visited_20_Internet_20_Link"><text:span text:style-name="T11">So there we it begins with 073.</text:span></text:a><text:span text:style-name="T12"> </text:span><text:a xlink:type="simple" xlink:href="https://app.pluralsight.com/course-player?clipId=94c391b5-f7af-4030-a6ef-4247837ca9a4&amp;startTime=371.79" office:target-frame-name="psplayer" xlink:show="replace" text:style-name="Internet_20_link" text:visited-style-name="Visited_20_Internet_20_Link"><text:span text:style-name="T11">Now we could take all of this information and piece it together,</text:span></text:a><text:span text:style-name="T12"> </text:span><text:a xlink:type="simple" xlink:href="https://app.pluralsight.com/course-player?clipId=94c391b5-f7af-4030-a6ef-4247837ca9a4&amp;startTime=375.19" office:target-frame-name="psplayer" xlink:show="replace" text:style-name="Internet_20_link" text:visited-style-name="Visited_20_Internet_20_Link"><text:span text:style-name="T11">and make the join command with kubeadm joins,</text:span></text:a><text:span text:style-name="T12"> </text:span><text:a xlink:type="simple" xlink:href="https://app.pluralsight.com/course-player?clipId=94c391b5-f7af-4030-a6ef-4247837ca9a4&amp;startTime=378.38" office:target-frame-name="psplayer" xlink:show="replace" text:style-name="Internet_20_link" text:visited-style-name="Visited_20_Internet_20_Link"><text:span text:style-name="T11">specifying the Bootstrap token, and then specifying the CA cert hash,</text:span></text:a><text:span text:style-name="T12"> </text:span><text:a xlink:type="simple" xlink:href="https://app.pluralsight.com/course-player?clipId=94c391b5-f7af-4030-a6ef-4247837ca9a4&amp;startTime=382.28" office:target-frame-name="psplayer" xlink:show="replace" text:style-name="Internet_20_link" text:visited-style-name="Visited_20_Internet_20_Link"><text:span text:style-name="T11">or we could use the command on line 129 here,</text:span></text:a><text:span text:style-name="T12"> </text:span><text:a xlink:type="simple" xlink:href="https://app.pluralsight.com/course-player?clipId=94c391b5-f7af-4030-a6ef-4247837ca9a4&amp;startTime=385.47" office:target-frame-name="psplayer" xlink:show="replace" text:style-name="Internet_20_link" text:visited-style-name="Visited_20_Internet_20_Link"><text:span text:style-name="T11">to generate that join command for us.</text:span></text:a><text:span text:style-name="T12"> </text:span><text:a xlink:type="simple" xlink:href="https://app.pluralsight.com/course-player?clipId=94c391b5-f7af-4030-a6ef-4247837ca9a4&amp;startTime=387.54" office:target-frame-name="psplayer" xlink:show="replace" text:style-name="Internet_20_link" text:visited-style-name="Visited_20_Internet_20_Link"><text:span text:style-name="T11">And so let's do that with kubeadm token create ‑‑print‑join‑command.</text:span></text:a><text:span text:style-name="T12"> </text:span><text:a xlink:type="simple" xlink:href="https://app.pluralsight.com/course-player?clipId=94c391b5-f7af-4030-a6ef-4247837ca9a4&amp;startTime=392.84" office:target-frame-name="psplayer" xlink:show="replace" text:style-name="Internet_20_link" text:visited-style-name="Visited_20_Internet_20_Link"><text:span text:style-name="T11">We run that code, and there at the bottom there,</text:span></text:a><text:span text:style-name="T12"> </text:span><text:a xlink:type="simple" xlink:href="https://app.pluralsight.com/course-player?clipId=94c391b5-f7af-4030-a6ef-4247837ca9a4&amp;startTime=395.36" office:target-frame-name="psplayer" xlink:show="replace" text:style-name="Internet_20_link" text:visited-style-name="Visited_20_Internet_20_Link"><text:span text:style-name="T11">we'll get a well‑formed join command with the</text:span></text:a><text:span text:style-name="T12"> </text:span><text:a xlink:type="simple" xlink:href="https://app.pluralsight.com/course-player?clipId=94c391b5-f7af-4030-a6ef-4247837ca9a4&amp;startTime=397.47" office:target-frame-name="psplayer" xlink:show="replace" text:style-name="Internet_20_link" text:visited-style-name="Visited_20_Internet_20_Link"><text:span text:style-name="T11">proper parameters and their values, including the location of the API server,</text:span></text:a><text:span text:style-name="T12"> </text:span><text:a xlink:type="simple" xlink:href="https://app.pluralsight.com/course-player?clipId=94c391b5-f7af-4030-a6ef-4247837ca9a4&amp;startTime=401.52" office:target-frame-name="psplayer" xlink:show="replace" text:style-name="Internet_20_link" text:visited-style-name="Visited_20_Internet_20_Link"><text:span text:style-name="T11">the Bootstrap token, and the CA cert hash.</text:span></text:a><text:span text:style-name="T12"> </text:span><text:a xlink:type="simple" xlink:href="https://app.pluralsight.com/course-player?clipId=94c391b5-f7af-4030-a6ef-4247837ca9a4&amp;startTime=404.54" office:target-frame-name="psplayer" xlink:show="replace" text:style-name="Internet_20_link" text:visited-style-name="Visited_20_Internet_20_Link"><text:span text:style-name="T11">So let's grab this text and throw that into our clipboard.</text:span></text:a><text:span text:style-name="T12"> </text:span><text:a xlink:type="simple" xlink:href="https://app.pluralsight.com/course-player?clipId=94c391b5-f7af-4030-a6ef-4247837ca9a4&amp;startTime=408.34" office:target-frame-name="psplayer" xlink:show="replace" text:style-name="Internet_20_link" text:visited-style-name="Visited_20_Internet_20_Link"><text:span text:style-name="T11">And so, with that join command in our clipboard,</text:span></text:a><text:span text:style-name="T12"> </text:span><text:a xlink:type="simple" xlink:href="https://app.pluralsight.com/course-player?clipId=94c391b5-f7af-4030-a6ef-4247837ca9a4&amp;startTime=411.77" office:target-frame-name="psplayer" xlink:show="replace" text:style-name="Internet_20_link" text:visited-style-name="Visited_20_Internet_20_Link"><text:span text:style-name="T11">let's hop back onto our individual worker node.</text:span></text:a><text:span text:style-name="T12"> </text:span><text:a xlink:type="simple" xlink:href="https://app.pluralsight.com/course-player?clipId=94c391b5-f7af-4030-a6ef-4247837ca9a4&amp;startTime=415.22" office:target-frame-name="psplayer" xlink:show="replace" text:style-name="Internet_20_link" text:visited-style-name="Visited_20_Internet_20_Link"><text:span text:style-name="T11">So I'm going to SSH back into c1‑node1.</text:span></text:a><text:span text:style-name="T12"> </text:span><text:a xlink:type="simple" xlink:href="https://app.pluralsight.com/course-player?clipId=94c391b5-f7af-4030-a6ef-4247837ca9a4&amp;startTime=419.04" office:target-frame-name="psplayer" xlink:show="replace" text:style-name="Internet_20_link" text:visited-style-name="Visited_20_Internet_20_Link"><text:span text:style-name="T11">Now that I'm on c1‑node1, you can see here,</text:span></text:a><text:span text:style-name="T12"> </text:span><text:a xlink:type="simple" xlink:href="https://app.pluralsight.com/course-player?clipId=94c391b5-f7af-4030-a6ef-4247837ca9a4&amp;startTime=421.41" office:target-frame-name="psplayer" xlink:show="replace" text:style-name="Internet_20_link" text:visited-style-name="Visited_20_Internet_20_Link"><text:span text:style-name="T11">I have the text for the join command.</text:span></text:a><text:span text:style-name="T12"> </text:span><text:a xlink:type="simple" xlink:href="https://app.pluralsight.com/course-player?clipId=94c391b5-f7af-4030-a6ef-4247837ca9a4&amp;startTime=423.59" office:target-frame-name="psplayer" xlink:show="replace" text:style-name="Internet_20_link" text:visited-style-name="Visited_20_Internet_20_Link"><text:span text:style-name="T11">I'm going to take that command that I just copied into my clipboard,</text:span></text:a><text:span text:style-name="T12"> </text:span><text:a xlink:type="simple" xlink:href="https://app.pluralsight.com/course-player?clipId=94c391b5-f7af-4030-a6ef-4247837ca9a4&amp;startTime=426.23" office:target-frame-name="psplayer" xlink:show="replace" text:style-name="Internet_20_link" text:visited-style-name="Visited_20_Internet_20_Link"><text:span text:style-name="T11">and paste that over this existing text,</text:span></text:a><text:span text:style-name="T12"> </text:span><text:a xlink:type="simple" xlink:href="https://app.pluralsight.com/course-player?clipId=94c391b5-f7af-4030-a6ef-4247837ca9a4&amp;startTime=428.55" office:target-frame-name="psplayer" xlink:show="replace" text:style-name="Internet_20_link" text:visited-style-name="Visited_20_Internet_20_Link"><text:span text:style-name="T11">because this is a previous token and a previous CA cert hash.</text:span></text:a><text:span text:style-name="T12"> </text:span><text:a xlink:type="simple" xlink:href="https://app.pluralsight.com/course-player?clipId=94c391b5-f7af-4030-a6ef-4247837ca9a4&amp;startTime=431.87" office:target-frame-name="psplayer" xlink:show="replace" text:style-name="Internet_20_link" text:visited-style-name="Visited_20_Internet_20_Link"><text:span text:style-name="T11">And so let's get that onto our screen here,</text:span></text:a><text:span text:style-name="T12"> </text:span><text:a xlink:type="simple" xlink:href="https://app.pluralsight.com/course-player?clipId=94c391b5-f7af-4030-a6ef-4247837ca9a4&amp;startTime=434.14" office:target-frame-name="psplayer" xlink:show="replace" text:style-name="Internet_20_link" text:visited-style-name="Visited_20_Internet_20_Link"><text:span text:style-name="T11">and we'll go ahead and format that so it's a little more readable.</text:span></text:a><text:span text:style-name="T12"> </text:span><text:a xlink:type="simple" xlink:href="https://app.pluralsight.com/course-player?clipId=94c391b5-f7af-4030-a6ef-4247837ca9a4&amp;startTime=438.74" office:target-frame-name="psplayer" xlink:show="replace" text:style-name="Internet_20_link" text:visited-style-name="Visited_20_Internet_20_Link"><text:span text:style-name="T11">And now, let's walk through this join command together.</text:span></text:a><text:span text:style-name="T12"> </text:span><text:a xlink:type="simple" xlink:href="https://app.pluralsight.com/course-player?clipId=94c391b5-f7af-4030-a6ef-4247837ca9a4&amp;startTime=441.64" office:target-frame-name="psplayer" xlink:show="replace" text:style-name="Internet_20_link" text:visited-style-name="Visited_20_Internet_20_Link"><text:span text:style-name="T11">We have sudo kubadm join, and then the IP address of our API server,</text:span></text:a><text:span text:style-name="T12"> </text:span><text:a xlink:type="simple" xlink:href="https://app.pluralsight.com/course-player?clipId=94c391b5-f7af-4030-a6ef-4247837ca9a4&amp;startTime=446.04" office:target-frame-name="psplayer" xlink:show="replace" text:style-name="Internet_20_link" text:visited-style-name="Visited_20_Internet_20_Link"><text:span text:style-name="T11">172.16.94.10, on port 6443.</text:span></text:a><text:span text:style-name="T12"> </text:span><text:a xlink:type="simple" xlink:href="https://app.pluralsight.com/course-player?clipId=94c391b5-f7af-4030-a6ef-4247837ca9a4&amp;startTime=450.25" office:target-frame-name="psplayer" xlink:show="replace" text:style-name="Internet_20_link" text:visited-style-name="Visited_20_Internet_20_Link"><text:span text:style-name="T11">We then have the Bootstrap token specified with ‑‑token,</text:span></text:a><text:span text:style-name="T12"> </text:span><text:a xlink:type="simple" xlink:href="https://app.pluralsight.com/course-player?clipId=94c391b5-f7af-4030-a6ef-4247837ca9a4&amp;startTime=453.41" office:target-frame-name="psplayer" xlink:show="replace" text:style-name="Internet_20_link" text:visited-style-name="Visited_20_Internet_20_Link"><text:span text:style-name="T11">and then the Bootstrap token that was generated when we</text:span></text:a><text:span text:style-name="T12"> </text:span><text:a xlink:type="simple" xlink:href="https://app.pluralsight.com/course-player?clipId=94c391b5-f7af-4030-a6ef-4247837ca9a4&amp;startTime=456.13" office:target-frame-name="psplayer" xlink:show="replace" text:style-name="Internet_20_link" text:visited-style-name="Visited_20_Internet_20_Link"><text:span text:style-name="T11">used the print‑join‑command command.</text:span></text:a><text:span text:style-name="T12"> </text:span><text:a xlink:type="simple" xlink:href="https://app.pluralsight.com/course-player?clipId=94c391b5-f7af-4030-a6ef-4247837ca9a4&amp;startTime=458.14" office:target-frame-name="psplayer" xlink:show="replace" text:style-name="Internet_20_link" text:visited-style-name="Visited_20_Internet_20_Link"><text:span text:style-name="T11">We then also have the CA cert hash defined there,</text:span></text:a><text:span text:style-name="T12"> </text:span><text:a xlink:type="simple" xlink:href="https://app.pluralsight.com/course-player?clipId=94c391b5-f7af-4030-a6ef-4247837ca9a4&amp;startTime=461.45" office:target-frame-name="psplayer" xlink:show="replace" text:style-name="Internet_20_link" text:visited-style-name="Visited_20_Internet_20_Link"><text:span text:style-name="T11">so we see that beginning with 0735.</text:span></text:a><text:span text:style-name="T12"> </text:span><text:a xlink:type="simple" xlink:href="https://app.pluralsight.com/course-player?clipId=94c391b5-f7af-4030-a6ef-4247837ca9a4&amp;startTime=463.35" office:target-frame-name="psplayer" xlink:show="replace" text:style-name="Internet_20_link" text:visited-style-name="Visited_20_Internet_20_Link"><text:span text:style-name="T11">And so with that, we can then highlight this code and run it,</text:span></text:a><text:span text:style-name="T12"> </text:span><text:a xlink:type="simple" xlink:href="https://app.pluralsight.com/course-player?clipId=94c391b5-f7af-4030-a6ef-4247837ca9a4&amp;startTime=467.34" office:target-frame-name="psplayer" xlink:show="replace" text:style-name="Internet_20_link" text:visited-style-name="Visited_20_Internet_20_Link"><text:span text:style-name="T11">and that will then join c1‑node1 to the cluster on c1‑cp1.</text:span></text:a><text:span text:style-name="T12"> </text:span><text:a xlink:type="simple" xlink:href="https://app.pluralsight.com/course-player?clipId=94c391b5-f7af-4030-a6ef-4247837ca9a4&amp;startTime=472.13" office:target-frame-name="psplayer" xlink:show="replace" text:style-name="Internet_20_link" text:visited-style-name="Visited_20_Internet_20_Link"><text:span text:style-name="T11">In the output at the bottom there,</text:span></text:a><text:span text:style-name="T12"> </text:span><text:a xlink:type="simple" xlink:href="https://app.pluralsight.com/course-player?clipId=94c391b5-f7af-4030-a6ef-4247837ca9a4&amp;startTime=474.02" office:target-frame-name="psplayer" xlink:show="replace" text:style-name="Internet_20_link" text:visited-style-name="Visited_20_Internet_20_Link"><text:span text:style-name="T11">we could see it's executing the preflight checks,</text:span></text:a><text:span text:style-name="T12"> </text:span><text:a xlink:type="simple" xlink:href="https://app.pluralsight.com/course-player?clipId=94c391b5-f7af-4030-a6ef-4247837ca9a4&amp;startTime=476.09" office:target-frame-name="psplayer" xlink:show="replace" text:style-name="Internet_20_link" text:visited-style-name="Visited_20_Internet_20_Link"><text:span text:style-name="T11">and then it's waiting for the kubelet to perform the TLS Bootstrap process,</text:span></text:a><text:span text:style-name="T12"> </text:span><text:a xlink:type="simple" xlink:href="https://app.pluralsight.com/course-player?clipId=94c391b5-f7af-4030-a6ef-4247837ca9a4&amp;startTime=479.83" office:target-frame-name="psplayer" xlink:show="replace" text:style-name="Internet_20_link" text:visited-style-name="Visited_20_Internet_20_Link"><text:span text:style-name="T11">which we discussed during the presentation portion of the course.</text:span></text:a><text:span text:style-name="T12"> </text:span><text:a xlink:type="simple" xlink:href="https://app.pluralsight.com/course-player?clipId=94c391b5-f7af-4030-a6ef-4247837ca9a4&amp;startTime=484.64" office:target-frame-name="psplayer" xlink:show="replace" text:style-name="Internet_20_link" text:visited-style-name="Visited_20_Internet_20_Link"><text:span text:style-name="T11">And so now, that's all we need to do on the individual worker node.</text:span></text:a><text:span text:style-name="T12"> </text:span><text:a xlink:type="simple" xlink:href="https://app.pluralsight.com/course-player?clipId=94c391b5-f7af-4030-a6ef-4247837ca9a4&amp;startTime=488.95" office:target-frame-name="psplayer" xlink:show="replace" text:style-name="Internet_20_link" text:visited-style-name="Visited_20_Internet_20_Link"><text:span text:style-name="T11">Let's hop back out onto our control plane node,</text:span></text:a><text:span text:style-name="T12"> </text:span><text:a xlink:type="simple" xlink:href="https://app.pluralsight.com/course-player?clipId=94c391b5-f7af-4030-a6ef-4247837ca9a4&amp;startTime=491.51" office:target-frame-name="psplayer" xlink:show="replace" text:style-name="Internet_20_link" text:visited-style-name="Visited_20_Internet_20_Link"><text:span text:style-name="T11">c1‑cp1, and check the status of things.</text:span></text:a><text:span text:style-name="T12"> </text:span><text:a xlink:type="simple" xlink:href="https://app.pluralsight.com/course-player?clipId=94c391b5-f7af-4030-a6ef-4247837ca9a4&amp;startTime=494.51" office:target-frame-name="psplayer" xlink:show="replace" text:style-name="Internet_20_link" text:visited-style-name="Visited_20_Internet_20_Link"><text:span text:style-name="T11">If I do a kubectl get nodes now, we can see c1‑cp1 is up, running, and ready.</text:span></text:a><text:span text:style-name="T12"> </text:span><text:a xlink:type="simple" xlink:href="https://app.pluralsight.com/course-player?clipId=94c391b5-f7af-4030-a6ef-4247837ca9a4&amp;startTime=501.44" office:target-frame-name="psplayer" xlink:show="replace" text:style-name="Internet_20_link" text:visited-style-name="Visited_20_Internet_20_Link"><text:span text:style-name="T11">We see that c1‑node1 is not ready,</text:span></text:a><text:span text:style-name="T12"> </text:span><text:a xlink:type="simple" xlink:href="https://app.pluralsight.com/course-player?clipId=94c391b5-f7af-4030-a6ef-4247837ca9a4&amp;startTime=504.19" office:target-frame-name="psplayer" xlink:show="replace" text:style-name="Internet_20_link" text:visited-style-name="Visited_20_Internet_20_Link"><text:span text:style-name="T11">because what's happening right now is it's deploying the Calico pod network</text:span></text:a><text:span text:style-name="T12"> </text:span><text:a xlink:type="simple" xlink:href="https://app.pluralsight.com/course-player?clipId=94c391b5-f7af-4030-a6ef-4247837ca9a4&amp;startTime=507.84" office:target-frame-name="psplayer" xlink:show="replace" text:style-name="Internet_20_link" text:visited-style-name="Visited_20_Internet_20_Link"><text:span text:style-name="T11">onto that new node that we just added to the cluster,</text:span></text:a><text:span text:style-name="T12"> </text:span><text:a xlink:type="simple" xlink:href="https://app.pluralsight.com/course-player?clipId=94c391b5-f7af-4030-a6ef-4247837ca9a4&amp;startTime=510.37" office:target-frame-name="psplayer" xlink:show="replace" text:style-name="Internet_20_link" text:visited-style-name="Visited_20_Internet_20_Link"><text:span text:style-name="T11">and it's also deploying the kube‑proxy pod onto c1‑node1.</text:span></text:a><text:span text:style-name="T12"> </text:span><text:a xlink:type="simple" xlink:href="https://app.pluralsight.com/course-player?clipId=94c391b5-f7af-4030-a6ef-4247837ca9a4&amp;startTime=515.24" office:target-frame-name="psplayer" xlink:show="replace" text:style-name="Internet_20_link" text:visited-style-name="Visited_20_Internet_20_Link"><text:span text:style-name="T11">If we do a kubectl get pods ‑‑all‑namespaces ‑‑watch,</text:span></text:a><text:span text:style-name="T12"> </text:span><text:a xlink:type="simple" xlink:href="https://app.pluralsight.com/course-player?clipId=94c391b5-f7af-4030-a6ef-4247837ca9a4&amp;startTime=520.39" office:target-frame-name="psplayer" xlink:show="replace" text:style-name="Internet_20_link" text:visited-style-name="Visited_20_Internet_20_Link"><text:span text:style-name="T11">we can see that it's in the midst of deploying those pods onto the</text:span></text:a><text:span text:style-name="T12"> </text:span><text:a xlink:type="simple" xlink:href="https://app.pluralsight.com/course-player?clipId=94c391b5-f7af-4030-a6ef-4247837ca9a4&amp;startTime=525.84" office:target-frame-name="psplayer" xlink:show="replace" text:style-name="Internet_20_link" text:visited-style-name="Visited_20_Internet_20_Link"><text:span text:style-name="T11">new node that we just joined to the cluster.</text:span></text:a><text:span text:style-name="T12"> </text:span><text:a xlink:type="simple" xlink:href="https://app.pluralsight.com/course-player?clipId=94c391b5-f7af-4030-a6ef-4247837ca9a4&amp;startTime=527.77" office:target-frame-name="psplayer" xlink:show="replace" text:style-name="Internet_20_link" text:visited-style-name="Visited_20_Internet_20_Link"><text:span text:style-name="T11">Let's go ahead and break out of there, and get our console back,</text:span></text:a><text:span text:style-name="T12"> </text:span><text:a xlink:type="simple" xlink:href="https://app.pluralsight.com/course-player?clipId=94c391b5-f7af-4030-a6ef-4247837ca9a4&amp;startTime=532.23" office:target-frame-name="psplayer" xlink:show="replace" text:style-name="Internet_20_link" text:visited-style-name="Visited_20_Internet_20_Link"><text:span text:style-name="T11">and now we should see that c1‑node1 is ready,</text:span></text:a><text:span text:style-name="T12"> </text:span><text:a xlink:type="simple" xlink:href="https://app.pluralsight.com/course-player?clipId=94c391b5-f7af-4030-a6ef-4247837ca9a4&amp;startTime=537.2" office:target-frame-name="psplayer" xlink:show="replace" text:style-name="Internet_20_link" text:visited-style-name="Visited_20_Internet_20_Link"><text:span text:style-name="T11">because now the calico pod networking pods are deployed onto the node,</text:span></text:a><text:span text:style-name="T12"> </text:span><text:a xlink:type="simple" xlink:href="https://app.pluralsight.com/course-player?clipId=94c391b5-f7af-4030-a6ef-4247837ca9a4&amp;startTime=541.01" office:target-frame-name="psplayer" xlink:show="replace" text:style-name="Internet_20_link" text:visited-style-name="Visited_20_Internet_20_Link"><text:span text:style-name="T11">as well as the kube‑proxy.</text:span></text:a><text:span text:style-name="T12"> </text:span><text:a xlink:type="simple" xlink:href="https://app.pluralsight.com/course-player?clipId=94c391b5-f7af-4030-a6ef-4247837ca9a4&amp;startTime=542.55" office:target-frame-name="psplayer" xlink:show="replace" text:style-name="Internet_20_link" text:visited-style-name="Visited_20_Internet_20_Link"><text:span text:style-name="T11">And so there we can see that c1‑node1, its status is up and ready,</text:span></text:a><text:span text:style-name="T12"> </text:span><text:a xlink:type="simple" xlink:href="https://app.pluralsight.com/course-player?clipId=94c391b5-f7af-4030-a6ef-4247837ca9a4&amp;startTime=546.64" office:target-frame-name="psplayer" xlink:show="replace" text:style-name="Internet_20_link" text:visited-style-name="Visited_20_Internet_20_Link"><text:span text:style-name="T11">and it's running version v1.20.1.</text:span></text:a><text:span text:style-name="T12"> </text:span><text:a xlink:type="simple" xlink:href="https://app.pluralsight.com/course-player?clipId=94c391b5-f7af-4030-a6ef-4247837ca9a4&amp;startTime=548.51" office:target-frame-name="psplayer" xlink:show="replace" text:style-name="Internet_20_link" text:visited-style-name="Visited_20_Internet_20_Link"><text:span text:style-name="T11">Now we just installed c1‑node1 together.</text:span></text:a><text:span text:style-name="T12"> </text:span><text:a xlink:type="simple" xlink:href="https://app.pluralsight.com/course-player?clipId=94c391b5-f7af-4030-a6ef-4247837ca9a4&amp;startTime=554.04" office:target-frame-name="psplayer" xlink:show="replace" text:style-name="Internet_20_link" text:visited-style-name="Visited_20_Internet_20_Link"><text:span text:style-name="T11">I encourage you, the viewer,</text:span></text:a><text:span text:style-name="T12"> </text:span><text:a xlink:type="simple" xlink:href="https://app.pluralsight.com/course-player?clipId=94c391b5-f7af-4030-a6ef-4247837ca9a4&amp;startTime=555.67" office:target-frame-name="psplayer" xlink:show="replace" text:style-name="Internet_20_link" text:visited-style-name="Visited_20_Internet_20_Link"><text:span text:style-name="T11">to go ahead and install c1‑node2 and c1‑node3 to</text:span></text:a><text:span text:style-name="T12"> </text:span><text:a xlink:type="simple" xlink:href="https://app.pluralsight.com/course-player?clipId=94c391b5-f7af-4030-a6ef-4247837ca9a4&amp;startTime=559.09" office:target-frame-name="psplayer" xlink:show="replace" text:style-name="Internet_20_link" text:visited-style-name="Visited_20_Internet_20_Link"><text:span text:style-name="T11">complete the build of your cluster.</text:span></text:a><text:span text:style-name="T12"> </text:span><text:a xlink:type="simple" xlink:href="https://app.pluralsight.com/course-player?clipId=94c391b5-f7af-4030-a6ef-4247837ca9a4&amp;startTime=561" office:target-frame-name="psplayer" xlink:show="replace" text:style-name="Internet_20_link" text:visited-style-name="Visited_20_Internet_20_Link"><text:span text:style-name="T11">Just repeat the process of the script here in updating the</text:span></text:a><text:span text:style-name="T12"> </text:span><text:a xlink:type="simple" xlink:href="https://app.pluralsight.com/course-player?clipId=94c391b5-f7af-4030-a6ef-4247837ca9a4&amp;startTime=565.28" office:target-frame-name="psplayer" xlink:show="replace" text:style-name="Internet_20_link" text:visited-style-name="Visited_20_Internet_20_Link"><text:span text:style-name="T11">node name as you go through the installation process to the node that you're working on.</text:span></text:a></text:p>
      <text:h text:style-name="P3" text:outline-level="3"><text:a xlink:type="simple" xlink:href="https://app.pluralsight.com/course-player?clipId=ca7d2b09-9af3-40bf-8565-a34c0dda8963" office:target-frame-name="psplayer" xlink:show="replace" text:style-name="Internet_20_link" text:visited-style-name="Visited_20_Internet_20_Link"><text:span text:style-name="T11">Managed Cloud Deployment Scenarios: AKS, EKS, and GKE</text:span></text:a></text:h>
      <text:p text:style-name="P5"><text:a xlink:type="simple" xlink:href="https://app.pluralsight.com/course-player?clipId=ca7d2b09-9af3-40bf-8565-a34c0dda8963&amp;startTime=1.04" office:target-frame-name="psplayer" xlink:show="replace" text:style-name="Internet_20_link" text:visited-style-name="Visited_20_Internet_20_Link"><text:span text:style-name="T11">So far we've discussed manually installing Kubernetes in virtual machines.</text:span></text:a><text:span text:style-name="T12"> </text:span><text:a xlink:type="simple" xlink:href="https://app.pluralsight.com/course-player?clipId=ca7d2b09-9af3-40bf-8565-a34c0dda8963&amp;startTime=5.12" office:target-frame-name="psplayer" xlink:show="replace" text:style-name="Internet_20_link" text:visited-style-name="Visited_20_Internet_20_Link"><text:span text:style-name="T11">That technique can be applied to both on‑prem virtual</text:span></text:a><text:span text:style-name="T12"> </text:span><text:a xlink:type="simple" xlink:href="https://app.pluralsight.com/course-player?clipId=ca7d2b09-9af3-40bf-8565-a34c0dda8963&amp;startTime=7.81" office:target-frame-name="psplayer" xlink:show="replace" text:style-name="Internet_20_link" text:visited-style-name="Visited_20_Internet_20_Link"><text:span text:style-name="T11">machines or IaaS VMs in the cloud.</text:span></text:a><text:span text:style-name="T12"> </text:span><text:a xlink:type="simple" xlink:href="https://app.pluralsight.com/course-player?clipId=ca7d2b09-9af3-40bf-8565-a34c0dda8963&amp;startTime=10.26" office:target-frame-name="psplayer" xlink:show="replace" text:style-name="Internet_20_link" text:visited-style-name="Visited_20_Internet_20_Link"><text:span text:style-name="T11">But what if you want to use them in service?</text:span></text:a><text:span text:style-name="T12"> </text:span><text:a xlink:type="simple" xlink:href="https://app.pluralsight.com/course-player?clipId=ca7d2b09-9af3-40bf-8565-a34c0dda8963&amp;startTime=12.64" office:target-frame-name="psplayer" xlink:show="replace" text:style-name="Internet_20_link" text:visited-style-name="Visited_20_Internet_20_Link"><text:span text:style-name="T11">And so I want to take a second here to walk you through some of the managed</text:span></text:a><text:span text:style-name="T12"> </text:span><text:a xlink:type="simple" xlink:href="https://app.pluralsight.com/course-player?clipId=ca7d2b09-9af3-40bf-8565-a34c0dda8963&amp;startTime=15.55" office:target-frame-name="psplayer" xlink:show="replace" text:style-name="Internet_20_link" text:visited-style-name="Visited_20_Internet_20_Link"><text:span text:style-name="T11">solutions that are available from the major cloud providers,</text:span></text:a><text:span text:style-name="T12"> </text:span><text:a xlink:type="simple" xlink:href="https://app.pluralsight.com/course-player?clipId=ca7d2b09-9af3-40bf-8565-a34c0dda8963&amp;startTime=18.04" office:target-frame-name="psplayer" xlink:show="replace" text:style-name="Internet_20_link" text:visited-style-name="Visited_20_Internet_20_Link"><text:span text:style-name="T11">and first up is Elastic </text:span></text:a><text:soft-page-break/><text:a xlink:type="simple" xlink:href="https://app.pluralsight.com/course-player?clipId=ca7d2b09-9af3-40bf-8565-a34c0dda8963&amp;startTime=18.04" office:target-frame-name="psplayer" xlink:show="replace" text:style-name="Internet_20_link" text:visited-style-name="Visited_20_Internet_20_Link"><text:span text:style-name="T11">Kubernetes Service,</text:span></text:a><text:span text:style-name="T12"> </text:span><text:a xlink:type="simple" xlink:href="https://app.pluralsight.com/course-player?clipId=ca7d2b09-9af3-40bf-8565-a34c0dda8963&amp;startTime=20.65" office:target-frame-name="psplayer" xlink:show="replace" text:style-name="Internet_20_link" text:visited-style-name="Visited_20_Internet_20_Link"><text:span text:style-name="T11">EKS.</text:span></text:a><text:span text:style-name="T12"> </text:span><text:a xlink:type="simple" xlink:href="https://app.pluralsight.com/course-player?clipId=ca7d2b09-9af3-40bf-8565-a34c0dda8963&amp;startTime=21.33" office:target-frame-name="psplayer" xlink:show="replace" text:style-name="Internet_20_link" text:visited-style-name="Visited_20_Internet_20_Link"><text:span text:style-name="T11">This is a managed service offering from Amazon Web Services, or AWS.</text:span></text:a><text:span text:style-name="T12"> </text:span><text:a xlink:type="simple" xlink:href="https://app.pluralsight.com/course-player?clipId=ca7d2b09-9af3-40bf-8565-a34c0dda8963&amp;startTime=26.14" office:target-frame-name="psplayer" xlink:show="replace" text:style-name="Internet_20_link" text:visited-style-name="Visited_20_Internet_20_Link"><text:span text:style-name="T11">Here is a link to a getting started guide so that you can go ahead and get</text:span></text:a><text:span text:style-name="T12"> </text:span><text:a xlink:type="simple" xlink:href="https://app.pluralsight.com/course-player?clipId=ca7d2b09-9af3-40bf-8565-a34c0dda8963&amp;startTime=29.64" office:target-frame-name="psplayer" xlink:show="replace" text:style-name="Internet_20_link" text:visited-style-name="Visited_20_Internet_20_Link"><text:span text:style-name="T11">started using Kubernetes in the cloud as a service right away.</text:span></text:a><text:span text:style-name="T12"> </text:span><text:a xlink:type="simple" xlink:href="https://app.pluralsight.com/course-player?clipId=ca7d2b09-9af3-40bf-8565-a34c0dda8963&amp;startTime=33.84" office:target-frame-name="psplayer" xlink:show="replace" text:style-name="Internet_20_link" text:visited-style-name="Visited_20_Internet_20_Link"><text:span text:style-name="T11">Google Kubernetes Engine, or GKE, is available from Google.</text:span></text:a><text:span text:style-name="T12"> </text:span><text:a xlink:type="simple" xlink:href="https://app.pluralsight.com/course-player?clipId=ca7d2b09-9af3-40bf-8565-a34c0dda8963&amp;startTime=37.06" office:target-frame-name="psplayer" xlink:show="replace" text:style-name="Internet_20_link" text:visited-style-name="Visited_20_Internet_20_Link"><text:span text:style-name="T11">And so you can go ahead and consume that service if you want to as well.</text:span></text:a><text:span text:style-name="T12"> </text:span><text:a xlink:type="simple" xlink:href="https://app.pluralsight.com/course-player?clipId=ca7d2b09-9af3-40bf-8565-a34c0dda8963&amp;startTime=40.06" office:target-frame-name="psplayer" xlink:show="replace" text:style-name="Internet_20_link" text:visited-style-name="Visited_20_Internet_20_Link"><text:span text:style-name="T11">And here is a link to a how‑to document to get you started there.</text:span></text:a><text:span text:style-name="T12"> </text:span><text:a xlink:type="simple" xlink:href="https://app.pluralsight.com/course-player?clipId=ca7d2b09-9af3-40bf-8565-a34c0dda8963&amp;startTime=43.4" office:target-frame-name="psplayer" xlink:show="replace" text:style-name="Internet_20_link" text:visited-style-name="Visited_20_Internet_20_Link"><text:span text:style-name="T11">And last but not least, of course, is Azure Kubernetes Service from Microsoft,</text:span></text:a><text:span text:style-name="T12"> </text:span><text:a xlink:type="simple" xlink:href="https://app.pluralsight.com/course-player?clipId=ca7d2b09-9af3-40bf-8565-a34c0dda8963&amp;startTime=47.67" office:target-frame-name="psplayer" xlink:show="replace" text:style-name="Internet_20_link" text:visited-style-name="Visited_20_Internet_20_Link"><text:span text:style-name="T11">AKS.</text:span></text:a><text:span text:style-name="T12"> </text:span><text:a xlink:type="simple" xlink:href="https://app.pluralsight.com/course-player?clipId=ca7d2b09-9af3-40bf-8565-a34c0dda8963&amp;startTime=48.36" office:target-frame-name="psplayer" xlink:show="replace" text:style-name="Internet_20_link" text:visited-style-name="Visited_20_Internet_20_Link"><text:span text:style-name="T11">Here is a link to a walkthrough document there at the</text:span></text:a><text:span text:style-name="T12"> </text:span><text:a xlink:type="simple" xlink:href="https://app.pluralsight.com/course-player?clipId=ca7d2b09-9af3-40bf-8565-a34c0dda8963&amp;startTime=50.77" office:target-frame-name="psplayer" xlink:show="replace" text:style-name="Internet_20_link" text:visited-style-name="Visited_20_Internet_20_Link"><text:span text:style-name="T11">bottom on building your own cluster in AKS.</text:span></text:a><text:span text:style-name="T12"> </text:span><text:a xlink:type="simple" xlink:href="https://app.pluralsight.com/course-player?clipId=ca7d2b09-9af3-40bf-8565-a34c0dda8963&amp;startTime=54.24" office:target-frame-name="psplayer" xlink:show="replace" text:style-name="Internet_20_link" text:visited-style-name="Visited_20_Internet_20_Link"><text:span text:style-name="T11">The process for deploying a cluster in a managed solution in any of</text:span></text:a><text:span text:style-name="T12"> </text:span><text:a xlink:type="simple" xlink:href="https://app.pluralsight.com/course-player?clipId=ca7d2b09-9af3-40bf-8565-a34c0dda8963&amp;startTime=57.42" office:target-frame-name="psplayer" xlink:show="replace" text:style-name="Internet_20_link" text:visited-style-name="Visited_20_Internet_20_Link"><text:span text:style-name="T11">these cloud providers is effectively the same.</text:span></text:a><text:span text:style-name="T12"> </text:span><text:a xlink:type="simple" xlink:href="https://app.pluralsight.com/course-player?clipId=ca7d2b09-9af3-40bf-8565-a34c0dda8963&amp;startTime=59.47" office:target-frame-name="psplayer" xlink:show="replace" text:style-name="Internet_20_link" text:visited-style-name="Visited_20_Internet_20_Link"><text:span text:style-name="T11">Using the command line tooling or web portals,</text:span></text:a><text:span text:style-name="T12"> </text:span><text:a xlink:type="simple" xlink:href="https://app.pluralsight.com/course-player?clipId=ca7d2b09-9af3-40bf-8565-a34c0dda8963&amp;startTime=61.68" office:target-frame-name="psplayer" xlink:show="replace" text:style-name="Internet_20_link" text:visited-style-name="Visited_20_Internet_20_Link"><text:span text:style-name="T11">you'll go ahead and authenticate against your cloud provider,</text:span></text:a><text:span text:style-name="T12"> </text:span><text:a xlink:type="simple" xlink:href="https://app.pluralsight.com/course-player?clipId=ca7d2b09-9af3-40bf-8565-a34c0dda8963&amp;startTime=64.03" office:target-frame-name="psplayer" xlink:show="replace" text:style-name="Internet_20_link" text:visited-style-name="Visited_20_Internet_20_Link"><text:span text:style-name="T11">you'll deploy a cluster,</text:span></text:a><text:span text:style-name="T12"> </text:span><text:a xlink:type="simple" xlink:href="https://app.pluralsight.com/course-player?clipId=ca7d2b09-9af3-40bf-8565-a34c0dda8963&amp;startTime=65.46" office:target-frame-name="psplayer" xlink:show="replace" text:style-name="Internet_20_link" text:visited-style-name="Visited_20_Internet_20_Link"><text:span text:style-name="T11">you'll then download a kubeconfig file to your local machine so that you</text:span></text:a><text:span text:style-name="T12"> </text:span><text:a xlink:type="simple" xlink:href="https://app.pluralsight.com/course-player?clipId=ca7d2b09-9af3-40bf-8565-a34c0dda8963&amp;startTime=68.59" office:target-frame-name="psplayer" xlink:show="replace" text:style-name="Internet_20_link" text:visited-style-name="Visited_20_Internet_20_Link"><text:span text:style-name="T11">can use kubectl with a client certificate to authenticate to the API server that's in the cloud for your cluster.</text:span></text:a></text:p>
      <text:h text:style-name="P3" text:outline-level="3"><text:a xlink:type="simple" xlink:href="https://app.pluralsight.com/course-player?clipId=f920b081-c13f-4fda-964b-87e27dd50dcf" office:target-frame-name="psplayer" xlink:show="replace" text:style-name="Internet_20_link" text:visited-style-name="Visited_20_Internet_20_Link"><text:span text:style-name="T11">Demo: Creating a Cluster in the Cloud with Azure Kubernetes Service</text:span></text:a></text:h>
      <text:p text:style-name="P5"><text:a xlink:type="simple" xlink:href="https://app.pluralsight.com/course-player?clipId=f920b081-c13f-4fda-964b-87e27dd50dcf&amp;startTime=1.84" office:target-frame-name="psplayer" xlink:show="replace" text:style-name="Internet_20_link" text:visited-style-name="Visited_20_Internet_20_Link"><text:span text:style-name="T11">All right, let's get into a demo.</text:span></text:a><text:span text:style-name="T12"> </text:span><text:a xlink:type="simple" xlink:href="https://app.pluralsight.com/course-player?clipId=f920b081-c13f-4fda-964b-87e27dd50dcf&amp;startTime=3.11" office:target-frame-name="psplayer" xlink:show="replace" text:style-name="Internet_20_link" text:visited-style-name="Visited_20_Internet_20_Link"><text:span text:style-name="T11">We're going to look at creating a managed service cluster in</text:span></text:a><text:span text:style-name="T12"> </text:span><text:a xlink:type="simple" xlink:href="https://app.pluralsight.com/course-player?clipId=f920b081-c13f-4fda-964b-87e27dd50dcf&amp;startTime=5.75" office:target-frame-name="psplayer" xlink:show="replace" text:style-name="Internet_20_link" text:visited-style-name="Visited_20_Internet_20_Link"><text:span text:style-name="T11">the cloud in Azure Kubernetes Service.</text:span></text:a><text:span text:style-name="T12"> </text:span><text:a xlink:type="simple" xlink:href="https://app.pluralsight.com/course-player?clipId=f920b081-c13f-4fda-964b-87e27dd50dcf&amp;startTime=9.84" office:target-frame-name="psplayer" xlink:show="replace" text:style-name="Internet_20_link" text:visited-style-name="Visited_20_Internet_20_Link"><text:span text:style-name="T11">All right, so here we are logged into c1‑cp1,</text:span></text:a><text:span text:style-name="T12"> </text:span><text:a xlink:type="simple" xlink:href="https://app.pluralsight.com/course-player?clipId=f920b081-c13f-4fda-964b-87e27dd50dcf&amp;startTime=12.03" office:target-frame-name="psplayer" xlink:show="replace" text:style-name="Internet_20_link" text:visited-style-name="Visited_20_Internet_20_Link"><text:span text:style-name="T11">and let's get started with the process of creating an</text:span></text:a><text:span text:style-name="T12"> </text:span><text:a xlink:type="simple" xlink:href="https://app.pluralsight.com/course-player?clipId=f920b081-c13f-4fda-964b-87e27dd50dcf&amp;startTime=15.08" office:target-frame-name="psplayer" xlink:show="replace" text:style-name="Internet_20_link" text:visited-style-name="Visited_20_Internet_20_Link"><text:span text:style-name="T11">Azure Kubernetes Service cluster.</text:span></text:a><text:span text:style-name="T12"> </text:span><text:a xlink:type="simple" xlink:href="https://app.pluralsight.com/course-player?clipId=f920b081-c13f-4fda-964b-87e27dd50dcf&amp;startTime=16.91" office:target-frame-name="psplayer" xlink:show="replace" text:style-name="Internet_20_link" text:visited-style-name="Visited_20_Internet_20_Link"><text:span text:style-name="T11">The first thing that we need to do is to ensure that we</text:span></text:a><text:span text:style-name="T12"> </text:span><text:a xlink:type="simple" xlink:href="https://app.pluralsight.com/course-player?clipId=f920b081-c13f-4fda-964b-87e27dd50dcf&amp;startTime=19.18" office:target-frame-name="psplayer" xlink:show="replace" text:style-name="Internet_20_link" text:visited-style-name="Visited_20_Internet_20_Link"><text:span text:style-name="T11">have the Azure CLI client installed.</text:span></text:a><text:span text:style-name="T12"> </text:span><text:a xlink:type="simple" xlink:href="https://app.pluralsight.com/course-player?clipId=f920b081-c13f-4fda-964b-87e27dd50dcf&amp;startTime=21.22" office:target-frame-name="psplayer" xlink:show="replace" text:style-name="Internet_20_link" text:visited-style-name="Visited_20_Internet_20_Link"><text:span text:style-name="T11">And so let's go ahead and walk through the steps of doing that together.</text:span></text:a><text:span text:style-name="T12"> </text:span><text:a xlink:type="simple" xlink:href="https://app.pluralsight.com/course-player?clipId=f920b081-c13f-4fda-964b-87e27dd50dcf&amp;startTime=24.8" office:target-frame-name="psplayer" xlink:show="replace" text:style-name="Internet_20_link" text:visited-style-name="Visited_20_Internet_20_Link"><text:span text:style-name="T11">The first part of that process will be adding the</text:span></text:a><text:span text:style-name="T12"> </text:span><text:a xlink:type="simple" xlink:href="https://app.pluralsight.com/course-player?clipId=f920b081-c13f-4fda-964b-87e27dd50dcf&amp;startTime=27.09" office:target-frame-name="psplayer" xlink:show="replace" text:style-name="Internet_20_link" text:visited-style-name="Visited_20_Internet_20_Link"><text:span text:style-name="T11">repository to our local repositories lists.</text:span></text:a><text:span text:style-name="T12"> </text:span><text:a xlink:type="simple" xlink:href="https://app.pluralsight.com/course-player?clipId=f920b081-c13f-4fda-964b-87e27dd50dcf&amp;startTime=30.24" office:target-frame-name="psplayer" xlink:show="replace" text:style-name="Internet_20_link" text:visited-style-name="Visited_20_Internet_20_Link"><text:span text:style-name="T11">And then next we will then add the GPG key for</text:span></text:a><text:span text:style-name="T12"> </text:span><text:a xlink:type="simple" xlink:href="https://app.pluralsight.com/course-player?clipId=f920b081-c13f-4fda-964b-87e27dd50dcf&amp;startTime=32.73" office:target-frame-name="psplayer" xlink:show="replace" text:style-name="Internet_20_link" text:visited-style-name="Visited_20_Internet_20_Link"><text:span text:style-name="T11">Microsoft's repository to our local keychain.</text:span></text:a><text:span text:style-name="T12"> </text:span><text:a xlink:type="simple" xlink:href="https://app.pluralsight.com/course-player?clipId=f920b081-c13f-4fda-964b-87e27dd50dcf&amp;startTime=36.35" office:target-frame-name="psplayer" xlink:show="replace" text:style-name="Internet_20_link" text:visited-style-name="Visited_20_Internet_20_Link"><text:span text:style-name="T11">Once we have the repo installed and it's trusted,</text:span></text:a><text:span text:style-name="T12"> </text:span><text:a xlink:type="simple" xlink:href="https://app.pluralsight.com/course-player?clipId=f920b081-c13f-4fda-964b-87e27dd50dcf&amp;startTime=39.25" office:target-frame-name="psplayer" xlink:show="replace" text:style-name="Internet_20_link" text:visited-style-name="Visited_20_Internet_20_Link"><text:span text:style-name="T11">we'll then update our package metadata with sudo apt‑get update and then</text:span></text:a><text:span text:style-name="T12"> </text:span><text:a xlink:type="simple" xlink:href="https://app.pluralsight.com/course-player?clipId=f920b081-c13f-4fda-964b-87e27dd50dcf&amp;startTime=43.59" office:target-frame-name="psplayer" xlink:show="replace" text:style-name="Internet_20_link" text:visited-style-name="Visited_20_Internet_20_Link"><text:span text:style-name="T11">install Azure CLI with sudo app‑get install azure‑cli.</text:span></text:a><text:span text:style-name="T12"> </text:span><text:a xlink:type="simple" xlink:href="https://app.pluralsight.com/course-player?clipId=f920b081-c13f-4fda-964b-87e27dd50dcf&amp;startTime=48.62" office:target-frame-name="psplayer" xlink:show="replace" text:style-name="Internet_20_link" text:visited-style-name="Visited_20_Internet_20_Link"><text:span text:style-name="T11">With Azure CLI installed, it's time to log into our Azure subscription.</text:span></text:a><text:span text:style-name="T12"> </text:span><text:a xlink:type="simple" xlink:href="https://app.pluralsight.com/course-player?clipId=f920b081-c13f-4fda-964b-87e27dd50dcf&amp;startTime=55.04" office:target-frame-name="psplayer" xlink:show="replace" text:style-name="Internet_20_link" text:visited-style-name="Visited_20_Internet_20_Link"><text:span text:style-name="T11">If you don't have an Azure subscription, I have a link here.</text:span></text:a><text:span text:style-name="T12"> </text:span><text:a xlink:type="simple" xlink:href="https://app.pluralsight.com/course-player?clipId=f920b081-c13f-4fda-964b-87e27dd50dcf&amp;startTime=58" office:target-frame-name="psplayer" xlink:show="replace" text:style-name="Internet_20_link" text:visited-style-name="Visited_20_Internet_20_Link"><text:span text:style-name="T11">We can sign up and get free access to a free Azure subscription.</text:span></text:a><text:span text:style-name="T12"> </text:span><text:a xlink:type="simple" xlink:href="https://app.pluralsight.com/course-player?clipId=f920b081-c13f-4fda-964b-87e27dd50dcf&amp;startTime=62.04" office:target-frame-name="psplayer" xlink:show="replace" text:style-name="Internet_20_link" text:visited-style-name="Visited_20_Internet_20_Link"><text:span text:style-name="T11">And so to log in, we'll use the command az login and run that code.</text:span></text:a><text:span text:style-name="T12"> </text:span><text:a xlink:type="simple" xlink:href="https://app.pluralsight.com/course-player?clipId=f920b081-c13f-4fda-964b-87e27dd50dcf&amp;startTime=66.64" office:target-frame-name="psplayer" xlink:show="replace" text:style-name="Internet_20_link" text:visited-style-name="Visited_20_Internet_20_Link"><text:span text:style-name="T11">That's going to then initialize what's called a device login.</text:span></text:a><text:span text:style-name="T12"> </text:span><text:a xlink:type="simple" xlink:href="https://app.pluralsight.com/course-player?clipId=f920b081-c13f-4fda-964b-87e27dd50dcf&amp;startTime=70.75" office:target-frame-name="psplayer" xlink:show="replace" text:style-name="Internet_20_link" text:visited-style-name="Visited_20_Internet_20_Link"><text:span text:style-name="T11">I'm going to log in to my Azure account off screen,</text:span></text:a><text:span text:style-name="T12"> </text:span><text:a xlink:type="simple" xlink:href="https://app.pluralsight.com/course-player?clipId=f920b081-c13f-4fda-964b-87e27dd50dcf&amp;startTime=73.15" office:target-frame-name="psplayer" xlink:show="replace" text:style-name="Internet_20_link" text:visited-style-name="Visited_20_Internet_20_Link"><text:span text:style-name="T11">and in a moment I'll get the command line back, and I'll know</text:span></text:a><text:span text:style-name="T12"> </text:span><text:a xlink:type="simple" xlink:href="https://app.pluralsight.com/course-player?clipId=f920b081-c13f-4fda-964b-87e27dd50dcf&amp;startTime=75.44" office:target-frame-name="psplayer" xlink:show="replace" text:style-name="Internet_20_link" text:visited-style-name="Visited_20_Internet_20_Link"><text:span text:style-name="T11">that I'm authenticated to my Azure subscription.</text:span></text:a><text:span text:style-name="T12"> </text:span><text:a xlink:type="simple" xlink:href="https://app.pluralsight.com/course-player?clipId=f920b081-c13f-4fda-964b-87e27dd50dcf&amp;startTime=79.64" office:target-frame-name="psplayer" xlink:show="replace" text:style-name="Internet_20_link" text:visited-style-name="Visited_20_Internet_20_Link"><text:span text:style-name="T11">Now that I'm successfully logged in,</text:span></text:a><text:span text:style-name="T12"> </text:span><text:a xlink:type="simple" xlink:href="https://app.pluralsight.com/course-player?clipId=f920b081-c13f-4fda-964b-87e27dd50dcf&amp;startTime=81.17" office:target-frame-name="psplayer" xlink:show="replace" text:style-name="Internet_20_link" text:visited-style-name="Visited_20_Internet_20_Link"><text:span text:style-name="T11">I'm going to make sure that I'm pointing at the right subscription in Azure.</text:span></text:a><text:span text:style-name="T12"> </text:span><text:a xlink:type="simple" xlink:href="https://app.pluralsight.com/course-player?clipId=f920b081-c13f-4fda-964b-87e27dd50dcf&amp;startTime=84.42" office:target-frame-name="psplayer" xlink:show="replace" text:style-name="Internet_20_link" text:visited-style-name="Visited_20_Internet_20_Link"><text:span text:style-name="T11">So I'll use az account set ‑‑subscription.</text:span></text:a><text:span text:style-name="T12"> </text:span><text:a xlink:type="simple" xlink:href="https://app.pluralsight.com/course-player?clipId=f920b081-c13f-4fda-964b-87e27dd50dcf&amp;startTime=87.54" office:target-frame-name="psplayer" xlink:show="replace" text:style-name="Internet_20_link" text:visited-style-name="Visited_20_Internet_20_Link"><text:span text:style-name="T11">I'm going to point it at my Demonstration Account subscription.</text:span></text:a><text:span text:style-name="T12"> </text:span><text:a xlink:type="simple" xlink:href="https://app.pluralsight.com/course-player?clipId=f920b081-c13f-4fda-964b-87e27dd50dcf&amp;startTime=90.22" office:target-frame-name="psplayer" xlink:show="replace" text:style-name="Internet_20_link" text:visited-style-name="Visited_20_Internet_20_Link"><text:span text:style-name="T11">And so now with the tooling installed and logged into</text:span></text:a><text:span text:style-name="T12"> </text:span><text:a xlink:type="simple" xlink:href="https://app.pluralsight.com/course-player?clipId=f920b081-c13f-4fda-964b-87e27dd50dcf&amp;startTime=92.96" office:target-frame-name="psplayer" xlink:show="replace" text:style-name="Internet_20_link" text:visited-style-name="Visited_20_Internet_20_Link"><text:span text:style-name="T11">our current Azure subscription,</text:span></text:a><text:span text:style-name="T12"> </text:span><text:a xlink:type="simple" xlink:href="https://app.pluralsight.com/course-player?clipId=f920b081-c13f-4fda-964b-87e27dd50dcf&amp;startTime=94.53" office:target-frame-name="psplayer" xlink:show="replace" text:style-name="Internet_20_link" text:visited-style-name="Visited_20_Internet_20_Link"><text:span text:style-name="T11">I can then begin the process of deploying an AKS cluster.</text:span></text:a><text:span text:style-name="T12"> </text:span><text:a xlink:type="simple" xlink:href="https://app.pluralsight.com/course-player?clipId=f920b081-c13f-4fda-964b-87e27dd50dcf&amp;startTime=97.91" office:target-frame-name="psplayer" xlink:show="replace" text:style-name="Internet_20_link" text:visited-style-name="Visited_20_Internet_20_Link"><text:span text:style-name="T11">And that starts off with creating a resource group,</text:span></text:a><text:span text:style-name="T12"> </text:span><text:a xlink:type="simple" xlink:href="https://app.pluralsight.com/course-player?clipId=f920b081-c13f-4fda-964b-87e27dd50dcf&amp;startTime=100.84" office:target-frame-name="psplayer" xlink:show="replace" text:style-name="Internet_20_link" text:visited-style-name="Visited_20_Internet_20_Link"><text:span text:style-name="T11">which is a way to organize resources in Azure.</text:span></text:a><text:span text:style-name="T12"> </text:span><text:a xlink:type="simple" xlink:href="https://app.pluralsight.com/course-player?clipId=f920b081-c13f-4fda-964b-87e27dd50dcf&amp;startTime=103.63" office:target-frame-name="psplayer" xlink:show="replace" text:style-name="Internet_20_link" text:visited-style-name="Visited_20_Internet_20_Link"><text:span text:style-name="T11">And we can do that with the command az group create.</text:span></text:a><text:span text:style-name="T12"> </text:span><text:a xlink:type="simple" xlink:href="https://app.pluralsight.com/course-player?clipId=f920b081-c13f-4fda-964b-87e27dd50dcf&amp;startTime=106.13" office:target-frame-name="psplayer" xlink:show="replace" text:style-name="Internet_20_link" text:visited-style-name="Visited_20_Internet_20_Link"><text:span text:style-name="T11">I'm going to give it a name, Kubernetes‑Cloud,</text:span></text:a><text:span text:style-name="T12"> </text:span><text:a xlink:type="simple" xlink:href="https://app.pluralsight.com/course-player?clipId=f920b081-c13f-4fda-964b-87e27dd50dcf&amp;startTime=108.22" office:target-frame-name="psplayer" xlink:show="replace" text:style-name="Internet_20_link" text:visited-style-name="Visited_20_Internet_20_Link"><text:span text:style-name="T11">and a location which is an Azure region,</text:span></text:a><text:span text:style-name="T12"> </text:span><text:a xlink:type="simple" xlink:href="https://app.pluralsight.com/course-player?clipId=f920b081-c13f-4fda-964b-87e27dd50dcf&amp;startTime=110.74" office:target-frame-name="psplayer" xlink:show="replace" text:style-name="Internet_20_link" text:visited-style-name="Visited_20_Internet_20_Link"><text:span text:style-name="T11">and that's going to be centralus for our demo here.</text:span></text:a><text:span text:style-name="T12"> </text:span><text:a xlink:type="simple" xlink:href="https://app.pluralsight.com/course-player?clipId=f920b081-c13f-4fda-964b-87e27dd50dcf&amp;startTime=112.6" office:target-frame-name="psplayer" xlink:show="replace" text:style-name="Internet_20_link" text:visited-style-name="Visited_20_Internet_20_Link"><text:span text:style-name="T11">So I'll run that code to create my Azure resource group.</text:span></text:a><text:span text:style-name="T12"> </text:span><text:a xlink:type="simple" xlink:href="https://app.pluralsight.com/course-player?clipId=f920b081-c13f-4fda-964b-87e27dd50dcf&amp;startTime=116.04" office:target-frame-name="psplayer" xlink:show="replace" text:style-name="Internet_20_link" text:visited-style-name="Visited_20_Internet_20_Link"><text:span text:style-name="T11">The provisioningState comes back as Succeeded,</text:span></text:a><text:span text:style-name="T12"> </text:span><text:a xlink:type="simple" xlink:href="https://app.pluralsight.com/course-player?clipId=f920b081-c13f-4fda-964b-87e27dd50dcf&amp;startTime=118.03" office:target-frame-name="psplayer" xlink:show="replace" text:style-name="Internet_20_link" text:visited-style-name="Visited_20_Internet_20_Link"><text:span text:style-name="T11">so we know that that was successful.</text:span></text:a><text:span text:style-name="T12"> </text:span><text:a xlink:type="simple" xlink:href="https://app.pluralsight.com/course-player?clipId=f920b081-c13f-4fda-964b-87e27dd50dcf&amp;startTime=120.94" office:target-frame-name="psplayer" xlink:show="replace" text:style-name="Internet_20_link" text:visited-style-name="Visited_20_Internet_20_Link"><text:span text:style-name="T11">Moving forward,</text:span></text:a><text:span text:style-name="T12"> </text:span><text:a xlink:type="simple" xlink:href="https://app.pluralsight.com/course-player?clipId=f920b081-c13f-4fda-964b-87e27dd50dcf&amp;startTime=121.62" office:target-frame-name="psplayer" xlink:show="replace" text:style-name="Internet_20_link" text:visited-style-name="Visited_20_Internet_20_Link"><text:span text:style-name="T11">let's take a look at the various versions of</text:span></text:a><text:span text:style-name="T12"> </text:span><text:a xlink:type="simple" xlink:href="https://app.pluralsight.com/course-player?clipId=f920b081-c13f-4fda-964b-87e27dd50dcf&amp;startTime=124.21" office:target-frame-name="psplayer" xlink:show="replace" text:style-name="Internet_20_link" text:visited-style-name="Visited_20_Internet_20_Link"><text:span text:style-name="T11">Kubernetes that are available to me in AKS.</text:span></text:a><text:span text:style-name="T12"> </text:span><text:a xlink:type="simple" xlink:href="https://app.pluralsight.com/course-player?clipId=f920b081-c13f-4fda-964b-87e27dd50dcf&amp;startTime=126.87" office:target-frame-name="psplayer" xlink:show="replace" text:style-name="Internet_20_link" text:visited-style-name="Visited_20_Internet_20_Link"><text:span text:style-name="T11">And I can find that out with the command az aks get‑versions,</text:span></text:a><text:span text:style-name="T12"> </text:span><text:a xlink:type="simple" xlink:href="https://app.pluralsight.com/course-player?clipId=f920b081-c13f-4fda-964b-87e27dd50dcf&amp;startTime=130.79" office:target-frame-name="psplayer" xlink:show="replace" text:style-name="Internet_20_link" text:visited-style-name="Visited_20_Internet_20_Link"><text:span text:style-name="T11">and then specify a location as centralus,</text:span></text:a><text:span text:style-name="T12"> </text:span><text:a xlink:type="simple" xlink:href="https://app.pluralsight.com/course-player?clipId=f920b081-c13f-4fda-964b-87e27dd50dcf&amp;startTime=133.57" office:target-frame-name="psplayer" xlink:show="replace" text:style-name="Internet_20_link" text:visited-style-name="Visited_20_Internet_20_Link"><text:span text:style-name="T11">and modify that output into a table format.</text:span></text:a><text:span text:style-name="T12"> </text:span><text:a xlink:type="simple" xlink:href="https://app.pluralsight.com/course-player?clipId=f920b081-c13f-4fda-964b-87e27dd50dcf&amp;startTime=135.73" office:target-frame-name="psplayer" xlink:show="replace" text:style-name="Internet_20_link" text:visited-style-name="Visited_20_Internet_20_Link"><text:span text:style-name="T11">And like we discussed in the presentation portion of the course,</text:span></text:a><text:span text:style-name="T12"> </text:span><text:a xlink:type="simple" xlink:href="https://app.pluralsight.com/course-player?clipId=f920b081-c13f-4fda-964b-87e27dd50dcf&amp;startTime=138.74" office:target-frame-name="psplayer" xlink:show="replace" text:style-name="Internet_20_link" text:visited-style-name="Visited_20_Internet_20_Link"><text:span text:style-name="T11">this kind of goes into your cloud selection process</text:span></text:a><text:span text:style-name="T12"> </text:span><text:a xlink:type="simple" xlink:href="https://app.pluralsight.com/course-player?clipId=f920b081-c13f-4fda-964b-87e27dd50dcf&amp;startTime=141.45" office:target-frame-name="psplayer" xlink:show="replace" text:style-name="Internet_20_link" text:visited-style-name="Visited_20_Internet_20_Link"><text:span text:style-name="T11">because the versions of Kubernetes that are in the cloud</text:span></text:a><text:span text:style-name="T12"> </text:span><text:a xlink:type="simple" xlink:href="https://app.pluralsight.com/course-player?clipId=f920b081-c13f-4fda-964b-87e27dd50dcf&amp;startTime=144.42" office:target-frame-name="psplayer" xlink:show="replace" text:style-name="Internet_20_link" text:visited-style-name="Visited_20_Internet_20_Link"><text:span text:style-name="T11">are defined by your cloud provider.</text:span></text:a><text:span text:style-name="T12"> </text:span><text:a xlink:type="simple" xlink:href="https://app.pluralsight.com/course-player?clipId=f920b081-c13f-4fda-964b-87e27dd50dcf&amp;startTime=146.08" office:target-frame-name="psplayer" xlink:show="replace" text:style-name="Internet_20_link" text:visited-style-name="Visited_20_Internet_20_Link"><text:span text:style-name="T11">And so here in the output,</text:span></text:a><text:span text:style-name="T12"> </text:span><text:a xlink:type="simple" xlink:href="https://app.pluralsight.com/course-player?clipId=f920b081-c13f-4fda-964b-87e27dd50dcf&amp;startTime=147.38" office:target-frame-name="psplayer" xlink:show="replace" text:style-name="Internet_20_link" text:visited-style-name="Visited_20_Internet_20_Link"><text:span text:style-name="T11">we can see the various versions of Kubernetes that</text:span></text:a><text:span text:style-name="T12"> </text:span><text:a xlink:type="simple" xlink:href="https://app.pluralsight.com/course-player?clipId=f920b081-c13f-4fda-964b-87e27dd50dcf&amp;startTime=150.11" office:target-frame-name="psplayer" xlink:show="replace" text:style-name="Internet_20_link" text:visited-style-name="Visited_20_Internet_20_Link"><text:span text:style-name="T11">are available for us to consume.</text:span></text:a><text:span text:style-name="T12"> </text:span><text:a xlink:type="simple" xlink:href="https://app.pluralsight.com/course-player?clipId=f920b081-c13f-4fda-964b-87e27dd50dcf&amp;startTime=152.54" office:target-frame-name="psplayer" xlink:show="replace" text:style-name="Internet_20_link" text:visited-style-name="Visited_20_Internet_20_Link"><text:span text:style-name="T11">And so, after that, it's then time to create our Azure Kubernetes cluster.</text:span></text:a><text:span text:style-name="T12"> </text:span><text:a xlink:type="simple" xlink:href="https://app.pluralsight.com/course-player?clipId=f920b081-c13f-4fda-964b-87e27dd50dcf&amp;startTime=157.61" office:target-frame-name="psplayer" xlink:show="replace" text:style-name="Internet_20_link" text:visited-style-name="Visited_20_Internet_20_Link"><text:span text:style-name="T11">Now you can do that with the command az aks create,</text:span></text:a><text:span text:style-name="T12"> </text:span><text:a xlink:type="simple" xlink:href="https://app.pluralsight.com/course-player?clipId=f920b081-c13f-4fda-964b-87e27dd50dcf&amp;startTime=160.71" office:target-frame-name="psplayer" xlink:show="replace" text:style-name="Internet_20_link" text:visited-style-name="Visited_20_Internet_20_Link"><text:span text:style-name="T11">specifying our resource group that we just created,</text:span></text:a><text:span text:style-name="T12"> </text:span><text:a xlink:type="simple" xlink:href="https://app.pluralsight.com/course-player?clipId=f920b081-c13f-4fda-964b-87e27dd50dcf&amp;startTime=162.95" office:target-frame-name="psplayer" xlink:show="replace" text:style-name="Internet_20_link" text:visited-style-name="Visited_20_Internet_20_Link"><text:span text:style-name="T11">Kubernetes‑Cloud.</text:span></text:a><text:span text:style-name="T12"> </text:span><text:a xlink:type="simple" xlink:href="https://app.pluralsight.com/course-player?clipId=f920b081-c13f-4fda-964b-87e27dd50dcf&amp;startTime=164.14" office:target-frame-name="psplayer" xlink:show="replace" text:style-name="Internet_20_link" text:visited-style-name="Visited_20_Internet_20_Link"><text:span text:style-name="T11">We're required to have the generate‑ssh‑keys switch.</text:span></text:a><text:span text:style-name="T12"> </text:span><text:a xlink:type="simple" xlink:href="https://app.pluralsight.com/course-player?clipId=f920b081-c13f-4fda-964b-87e27dd50dcf&amp;startTime=167.74" office:target-frame-name="psplayer" xlink:show="replace" text:style-name="Internet_20_link" text:visited-style-name="Visited_20_Internet_20_Link"><text:span text:style-name="T11">And then I'm going to give that cluster a </text:span></text:a><text:soft-page-break/><text:a xlink:type="simple" xlink:href="https://app.pluralsight.com/course-player?clipId=f920b081-c13f-4fda-964b-87e27dd50dcf&amp;startTime=167.74" office:target-frame-name="psplayer" xlink:show="replace" text:style-name="Internet_20_link" text:visited-style-name="Visited_20_Internet_20_Link"><text:span text:style-name="T11">name,</text:span></text:a><text:span text:style-name="T12"> </text:span><text:a xlink:type="simple" xlink:href="https://app.pluralsight.com/course-player?clipId=f920b081-c13f-4fda-964b-87e27dd50dcf&amp;startTime=169.07" office:target-frame-name="psplayer" xlink:show="replace" text:style-name="Internet_20_link" text:visited-style-name="Visited_20_Internet_20_Link"><text:span text:style-name="T11">which is CSCluster, and define the node‑count as 3.</text:span></text:a><text:span text:style-name="T12"> </text:span><text:a xlink:type="simple" xlink:href="https://app.pluralsight.com/course-player?clipId=f920b081-c13f-4fda-964b-87e27dd50dcf&amp;startTime=172.67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f920b081-c13f-4fda-964b-87e27dd50dcf&amp;startTime=172.96" office:target-frame-name="psplayer" xlink:show="replace" text:style-name="Internet_20_link" text:visited-style-name="Visited_20_Internet_20_Link"><text:span text:style-name="T11">we'll highlight that code and run that code together to start the</text:span></text:a><text:span text:style-name="T12"> </text:span><text:a xlink:type="simple" xlink:href="https://app.pluralsight.com/course-player?clipId=f920b081-c13f-4fda-964b-87e27dd50dcf&amp;startTime=176.79" office:target-frame-name="psplayer" xlink:show="replace" text:style-name="Internet_20_link" text:visited-style-name="Visited_20_Internet_20_Link"><text:span text:style-name="T11">deployment process of our AKS cluster in the cloud.</text:span></text:a><text:span text:style-name="T12"> </text:span><text:a xlink:type="simple" xlink:href="https://app.pluralsight.com/course-player?clipId=f920b081-c13f-4fda-964b-87e27dd50dcf&amp;startTime=180.44" office:target-frame-name="psplayer" xlink:show="replace" text:style-name="Internet_20_link" text:visited-style-name="Visited_20_Internet_20_Link"><text:span text:style-name="T11">Now, I'm going to speed up the video here until the deployment is finished.</text:span></text:a><text:span text:style-name="T12"> </text:span><text:a xlink:type="simple" xlink:href="https://app.pluralsight.com/course-player?clipId=f920b081-c13f-4fda-964b-87e27dd50dcf&amp;startTime=185.14" office:target-frame-name="psplayer" xlink:show="replace" text:style-name="Internet_20_link" text:visited-style-name="Visited_20_Internet_20_Link"><text:span text:style-name="T11">All right, so our deployment's finished.</text:span></text:a><text:span text:style-name="T12"> </text:span><text:a xlink:type="simple" xlink:href="https://app.pluralsight.com/course-player?clipId=f920b081-c13f-4fda-964b-87e27dd50dcf&amp;startTime=186.77" office:target-frame-name="psplayer" xlink:show="replace" text:style-name="Internet_20_link" text:visited-style-name="Visited_20_Internet_20_Link"><text:span text:style-name="T11">We can see that the provisioningState is Succeeded.</text:span></text:a><text:span text:style-name="T12"> </text:span><text:a xlink:type="simple" xlink:href="https://app.pluralsight.com/course-player?clipId=f920b081-c13f-4fda-964b-87e27dd50dcf&amp;startTime=189.6" office:target-frame-name="psplayer" xlink:show="replace" text:style-name="Internet_20_link" text:visited-style-name="Visited_20_Internet_20_Link"><text:span text:style-name="T11">Let's move forward in the demo.</text:span></text:a><text:span text:style-name="T12"> </text:span><text:a xlink:type="simple" xlink:href="https://app.pluralsight.com/course-player?clipId=f920b081-c13f-4fda-964b-87e27dd50dcf&amp;startTime=191.64" office:target-frame-name="psplayer" xlink:show="replace" text:style-name="Internet_20_link" text:visited-style-name="Visited_20_Internet_20_Link"><text:span text:style-name="T11">If we didn't have kubectl installed on the system that we're working on,</text:span></text:a><text:span text:style-name="T12"> </text:span><text:a xlink:type="simple" xlink:href="https://app.pluralsight.com/course-player?clipId=f920b081-c13f-4fda-964b-87e27dd50dcf&amp;startTime=195.14" office:target-frame-name="psplayer" xlink:show="replace" text:style-name="Internet_20_link" text:visited-style-name="Visited_20_Internet_20_Link"><text:span text:style-name="T11">we can use the command az aks install‑cli to download</text:span></text:a><text:span text:style-name="T12"> </text:span><text:a xlink:type="simple" xlink:href="https://app.pluralsight.com/course-player?clipId=f920b081-c13f-4fda-964b-87e27dd50dcf&amp;startTime=199.22" office:target-frame-name="psplayer" xlink:show="replace" text:style-name="Internet_20_link" text:visited-style-name="Visited_20_Internet_20_Link"><text:span text:style-name="T11">kubectl and install that on the local system.</text:span></text:a><text:span text:style-name="T12"> </text:span><text:a xlink:type="simple" xlink:href="https://app.pluralsight.com/course-player?clipId=f920b081-c13f-4fda-964b-87e27dd50dcf&amp;startTime=201.55" office:target-frame-name="psplayer" xlink:show="replace" text:style-name="Internet_20_link" text:visited-style-name="Visited_20_Internet_20_Link"><text:span text:style-name="T11">But we're on c1‑cp1 which already has kubectl installed.</text:span></text:a><text:span text:style-name="T12"> </text:span><text:a xlink:type="simple" xlink:href="https://app.pluralsight.com/course-player?clipId=f920b081-c13f-4fda-964b-87e27dd50dcf&amp;startTime=205.94" office:target-frame-name="psplayer" xlink:show="replace" text:style-name="Internet_20_link" text:visited-style-name="Visited_20_Internet_20_Link"><text:span text:style-name="T11">And so the next part of the process is going to be getting the</text:span></text:a><text:span text:style-name="T12"> </text:span><text:a xlink:type="simple" xlink:href="https://app.pluralsight.com/course-player?clipId=f920b081-c13f-4fda-964b-87e27dd50dcf&amp;startTime=208.94" office:target-frame-name="psplayer" xlink:show="replace" text:style-name="Internet_20_link" text:visited-style-name="Visited_20_Internet_20_Link"><text:span text:style-name="T11">credentials from AKS onto our local system so that we can locate</text:span></text:a><text:span text:style-name="T12"> </text:span><text:a xlink:type="simple" xlink:href="https://app.pluralsight.com/course-player?clipId=f920b081-c13f-4fda-964b-87e27dd50dcf&amp;startTime=214.24" office:target-frame-name="psplayer" xlink:show="replace" text:style-name="Internet_20_link" text:visited-style-name="Visited_20_Internet_20_Link"><text:span text:style-name="T11">and authenticate to our cluster.</text:span></text:a><text:span text:style-name="T12"> </text:span><text:a xlink:type="simple" xlink:href="https://app.pluralsight.com/course-player?clipId=f920b081-c13f-4fda-964b-87e27dd50dcf&amp;startTime=216.44" office:target-frame-name="psplayer" xlink:show="replace" text:style-name="Internet_20_link" text:visited-style-name="Visited_20_Internet_20_Link"><text:span text:style-name="T11">And we can do that with az aks get‑credentials and</text:span></text:a><text:span text:style-name="T12"> </text:span><text:a xlink:type="simple" xlink:href="https://app.pluralsight.com/course-player?clipId=f920b081-c13f-4fda-964b-87e27dd50dcf&amp;startTime=219.39" office:target-frame-name="psplayer" xlink:show="replace" text:style-name="Internet_20_link" text:visited-style-name="Visited_20_Internet_20_Link"><text:span text:style-name="T11">then specifying the resource group, which is Kubernetes‑Cloud,</text:span></text:a><text:span text:style-name="T12"> </text:span><text:a xlink:type="simple" xlink:href="https://app.pluralsight.com/course-player?clipId=f920b081-c13f-4fda-964b-87e27dd50dcf&amp;startTime=222.38" office:target-frame-name="psplayer" xlink:show="replace" text:style-name="Internet_20_link" text:visited-style-name="Visited_20_Internet_20_Link"><text:span text:style-name="T11">and the cluster that we just created together,</text:span></text:a><text:span text:style-name="T12"> </text:span><text:a xlink:type="simple" xlink:href="https://app.pluralsight.com/course-player?clipId=f920b081-c13f-4fda-964b-87e27dd50dcf&amp;startTime=224.84" office:target-frame-name="psplayer" xlink:show="replace" text:style-name="Internet_20_link" text:visited-style-name="Visited_20_Internet_20_Link"><text:span text:style-name="T11">which is CSCluster.</text:span></text:a><text:span text:style-name="T12"> </text:span><text:a xlink:type="simple" xlink:href="https://app.pluralsight.com/course-player?clipId=f920b081-c13f-4fda-964b-87e27dd50dcf&amp;startTime=226.32" office:target-frame-name="psplayer" xlink:show="replace" text:style-name="Internet_20_link" text:visited-style-name="Visited_20_Internet_20_Link"><text:span text:style-name="T11">Now we run that code there.</text:span></text:a><text:span text:style-name="T12"> </text:span><text:a xlink:type="simple" xlink:href="https://app.pluralsight.com/course-player?clipId=f920b081-c13f-4fda-964b-87e27dd50dcf&amp;startTime=227.82" office:target-frame-name="psplayer" xlink:show="replace" text:style-name="Internet_20_link" text:visited-style-name="Visited_20_Internet_20_Link"><text:span text:style-name="T11">That's going to download the kubeconfig file for the cluster</text:span></text:a><text:span text:style-name="T12"> </text:span><text:a xlink:type="simple" xlink:href="https://app.pluralsight.com/course-player?clipId=f920b081-c13f-4fda-964b-87e27dd50dcf&amp;startTime=230.58" office:target-frame-name="psplayer" xlink:show="replace" text:style-name="Internet_20_link" text:visited-style-name="Visited_20_Internet_20_Link"><text:span text:style-name="T11">and then merge that into our local kubeconfig file in our</text:span></text:a><text:span text:style-name="T12"> </text:span><text:a xlink:type="simple" xlink:href="https://app.pluralsight.com/course-player?clipId=f920b081-c13f-4fda-964b-87e27dd50dcf&amp;startTime=233.89" office:target-frame-name="psplayer" xlink:show="replace" text:style-name="Internet_20_link" text:visited-style-name="Visited_20_Internet_20_Link"><text:span text:style-name="T11">current user's home directory.</text:span></text:a><text:span text:style-name="T12"> </text:span><text:a xlink:type="simple" xlink:href="https://app.pluralsight.com/course-player?clipId=f920b081-c13f-4fda-964b-87e27dd50dcf&amp;startTime=236.24" office:target-frame-name="psplayer" xlink:show="replace" text:style-name="Internet_20_link" text:visited-style-name="Visited_20_Internet_20_Link"><text:span text:style-name="T11">And what that will do is give us two different cluster</text:span></text:a><text:span text:style-name="T12"> </text:span><text:a xlink:type="simple" xlink:href="https://app.pluralsight.com/course-player?clipId=f920b081-c13f-4fda-964b-87e27dd50dcf&amp;startTime=238.68" office:target-frame-name="psplayer" xlink:show="replace" text:style-name="Internet_20_link" text:visited-style-name="Visited_20_Internet_20_Link"><text:span text:style-name="T11">configuration contexts in our local system.</text:span></text:a><text:span text:style-name="T12"> </text:span><text:a xlink:type="simple" xlink:href="https://app.pluralsight.com/course-player?clipId=f920b081-c13f-4fda-964b-87e27dd50dcf&amp;startTime=241.8" office:target-frame-name="psplayer" xlink:show="replace" text:style-name="Internet_20_link" text:visited-style-name="Visited_20_Internet_20_Link"><text:span text:style-name="T11">And so, to look at those we can use kubectl config get‑contexts.</text:span></text:a><text:span text:style-name="T12"> </text:span><text:a xlink:type="simple" xlink:href="https://app.pluralsight.com/course-player?clipId=f920b081-c13f-4fda-964b-87e27dd50dcf&amp;startTime=246.52" office:target-frame-name="psplayer" xlink:show="replace" text:style-name="Internet_20_link" text:visited-style-name="Visited_20_Internet_20_Link"><text:span text:style-name="T11">And at the bottom here now we have two cluster contexts available to us.</text:span></text:a><text:span text:style-name="T12"> </text:span><text:a xlink:type="simple" xlink:href="https://app.pluralsight.com/course-player?clipId=f920b081-c13f-4fda-964b-87e27dd50dcf&amp;startTime=250.38" office:target-frame-name="psplayer" xlink:show="replace" text:style-name="Internet_20_link" text:visited-style-name="Visited_20_Internet_20_Link"><text:span text:style-name="T11">And so we can use a cluster context to tell kubectl</text:span></text:a><text:span text:style-name="T12"> </text:span><text:a xlink:type="simple" xlink:href="https://app.pluralsight.com/course-player?clipId=f920b081-c13f-4fda-964b-87e27dd50dcf&amp;startTime=253.63" office:target-frame-name="psplayer" xlink:show="replace" text:style-name="Internet_20_link" text:visited-style-name="Visited_20_Internet_20_Link"><text:span text:style-name="T11">which cluster to send commands to.</text:span></text:a><text:span text:style-name="T12"> </text:span><text:a xlink:type="simple" xlink:href="https://app.pluralsight.com/course-player?clipId=f920b081-c13f-4fda-964b-87e27dd50dcf&amp;startTime=255.3" office:target-frame-name="psplayer" xlink:show="replace" text:style-name="Internet_20_link" text:visited-style-name="Visited_20_Internet_20_Link"><text:span text:style-name="T11">And so here you can see the current cluster context,</text:span></text:a><text:span text:style-name="T12"> </text:span><text:a xlink:type="simple" xlink:href="https://app.pluralsight.com/course-player?clipId=f920b081-c13f-4fda-964b-87e27dd50dcf&amp;startTime=258.23" office:target-frame-name="psplayer" xlink:show="replace" text:style-name="Internet_20_link" text:visited-style-name="Visited_20_Internet_20_Link"><text:span text:style-name="T11">as indicated by the asterisk, is our AKS cluster.</text:span></text:a><text:span text:style-name="T12"> </text:span><text:a xlink:type="simple" xlink:href="https://app.pluralsight.com/course-player?clipId=f920b081-c13f-4fda-964b-87e27dd50dcf&amp;startTime=261.54" office:target-frame-name="psplayer" xlink:show="replace" text:style-name="Internet_20_link" text:visited-style-name="Visited_20_Internet_20_Link"><text:span text:style-name="T11">And that second cluster in there is our local kubeadm‑based cluster.</text:span></text:a><text:span text:style-name="T12"> </text:span><text:a xlink:type="simple" xlink:href="https://app.pluralsight.com/course-player?clipId=f920b081-c13f-4fda-964b-87e27dd50dcf&amp;startTime=265.21" office:target-frame-name="psplayer" xlink:show="replace" text:style-name="Internet_20_link" text:visited-style-name="Visited_20_Internet_20_Link"><text:span text:style-name="T11">And so any commands that we execute right now will be sent to our AKS cluster.</text:span></text:a><text:span text:style-name="T12"> </text:span><text:a xlink:type="simple" xlink:href="https://app.pluralsight.com/course-player?clipId=f920b081-c13f-4fda-964b-87e27dd50dcf&amp;startTime=270.24" office:target-frame-name="psplayer" xlink:show="replace" text:style-name="Internet_20_link" text:visited-style-name="Visited_20_Internet_20_Link"><text:span text:style-name="T11">That AKS cluster context was added when I downloaded the credential from AKS.</text:span></text:a><text:span text:style-name="T12"> </text:span><text:a xlink:type="simple" xlink:href="https://app.pluralsight.com/course-player?clipId=f920b081-c13f-4fda-964b-87e27dd50dcf&amp;startTime=275.24" office:target-frame-name="psplayer" xlink:show="replace" text:style-name="Internet_20_link" text:visited-style-name="Visited_20_Internet_20_Link"><text:span text:style-name="T11">If we need to switch a cluster context,</text:span></text:a><text:span text:style-name="T12"> </text:span><text:a xlink:type="simple" xlink:href="https://app.pluralsight.com/course-player?clipId=f920b081-c13f-4fda-964b-87e27dd50dcf&amp;startTime=277.54" office:target-frame-name="psplayer" xlink:show="replace" text:style-name="Internet_20_link" text:visited-style-name="Visited_20_Internet_20_Link"><text:span text:style-name="T11">I can use the command kubectl config use‑context,</text:span></text:a><text:span text:style-name="T12"> </text:span><text:a xlink:type="simple" xlink:href="https://app.pluralsight.com/course-player?clipId=f920b081-c13f-4fda-964b-87e27dd50dcf&amp;startTime=281.22" office:target-frame-name="psplayer" xlink:show="replace" text:style-name="Internet_20_link" text:visited-style-name="Visited_20_Internet_20_Link"><text:span text:style-name="T11">and then specify the context name or the cluster name,</text:span></text:a><text:span text:style-name="T12"> </text:span><text:a xlink:type="simple" xlink:href="https://app.pluralsight.com/course-player?clipId=f920b081-c13f-4fda-964b-87e27dd50dcf&amp;startTime=283.93" office:target-frame-name="psplayer" xlink:show="replace" text:style-name="Internet_20_link" text:visited-style-name="Visited_20_Internet_20_Link"><text:span text:style-name="T11">which is CSCluster for our Azure cloud.</text:span></text:a><text:span text:style-name="T12"> </text:span><text:a xlink:type="simple" xlink:href="https://app.pluralsight.com/course-player?clipId=f920b081-c13f-4fda-964b-87e27dd50dcf&amp;startTime=287.26" office:target-frame-name="psplayer" xlink:show="replace" text:style-name="Internet_20_link" text:visited-style-name="Visited_20_Internet_20_Link"><text:span text:style-name="T11">But that's already been set when we merged that configuration in.</text:span></text:a><text:span text:style-name="T12"> </text:span><text:a xlink:type="simple" xlink:href="https://app.pluralsight.com/course-player?clipId=f920b081-c13f-4fda-964b-87e27dd50dcf&amp;startTime=291.14" office:target-frame-name="psplayer" xlink:show="replace" text:style-name="Internet_20_link" text:visited-style-name="Visited_20_Internet_20_Link"><text:span text:style-name="T11">Now, just to make sure that we're pointing at the right cluster,</text:span></text:a><text:span text:style-name="T12"> </text:span><text:a xlink:type="simple" xlink:href="https://app.pluralsight.com/course-player?clipId=f920b081-c13f-4fda-964b-87e27dd50dcf&amp;startTime=293.84" office:target-frame-name="psplayer" xlink:show="replace" text:style-name="Internet_20_link" text:visited-style-name="Visited_20_Internet_20_Link"><text:span text:style-name="T11">we can use a command like kubectl get nodes because we know</text:span></text:a><text:span text:style-name="T12"> </text:span><text:a xlink:type="simple" xlink:href="https://app.pluralsight.com/course-player?clipId=f920b081-c13f-4fda-964b-87e27dd50dcf&amp;startTime=296.69" office:target-frame-name="psplayer" xlink:show="replace" text:style-name="Internet_20_link" text:visited-style-name="Visited_20_Internet_20_Link"><text:span text:style-name="T11">that cluster topology is going to be slightly different than</text:span></text:a><text:span text:style-name="T12"> </text:span><text:a xlink:type="simple" xlink:href="https://app.pluralsight.com/course-player?clipId=f920b081-c13f-4fda-964b-87e27dd50dcf&amp;startTime=298.66" office:target-frame-name="psplayer" xlink:show="replace" text:style-name="Internet_20_link" text:visited-style-name="Visited_20_Internet_20_Link"><text:span text:style-name="T11">what we're pointing at locally.</text:span></text:a><text:span text:style-name="T12"> </text:span><text:a xlink:type="simple" xlink:href="https://app.pluralsight.com/course-player?clipId=f920b081-c13f-4fda-964b-87e27dd50dcf&amp;startTime=300.44" office:target-frame-name="psplayer" xlink:show="replace" text:style-name="Internet_20_link" text:visited-style-name="Visited_20_Internet_20_Link"><text:span text:style-name="T11">And so, if I do kubectl get nodes,</text:span></text:a><text:span text:style-name="T12"> </text:span><text:a xlink:type="simple" xlink:href="https://app.pluralsight.com/course-player?clipId=f920b081-c13f-4fda-964b-87e27dd50dcf&amp;startTime=302.2" office:target-frame-name="psplayer" xlink:show="replace" text:style-name="Internet_20_link" text:visited-style-name="Visited_20_Internet_20_Link"><text:span text:style-name="T11">we can see I have three worker nodes in this cluster.</text:span></text:a><text:span text:style-name="T12"> </text:span><text:a xlink:type="simple" xlink:href="https://app.pluralsight.com/course-player?clipId=f920b081-c13f-4fda-964b-87e27dd50dcf&amp;startTime=306.04" office:target-frame-name="psplayer" xlink:show="replace" text:style-name="Internet_20_link" text:visited-style-name="Visited_20_Internet_20_Link"><text:span text:style-name="T11">What we don't see here in the output is the control plane node.</text:span></text:a><text:span text:style-name="T12"> </text:span><text:a xlink:type="simple" xlink:href="https://app.pluralsight.com/course-player?clipId=f920b081-c13f-4fda-964b-87e27dd50dcf&amp;startTime=308.8" office:target-frame-name="psplayer" xlink:show="replace" text:style-name="Internet_20_link" text:visited-style-name="Visited_20_Internet_20_Link"><text:span text:style-name="T11">That's abstracted away for us in Azure Kubernetes Service.</text:span></text:a><text:span text:style-name="T12"> </text:span><text:a xlink:type="simple" xlink:href="https://app.pluralsight.com/course-player?clipId=f920b081-c13f-4fda-964b-87e27dd50dcf&amp;startTime=311.56" office:target-frame-name="psplayer" xlink:show="replace" text:style-name="Internet_20_link" text:visited-style-name="Visited_20_Internet_20_Link"><text:span text:style-name="T11">What we do see here is just the worker nodes that</text:span></text:a><text:span text:style-name="T12"> </text:span><text:a xlink:type="simple" xlink:href="https://app.pluralsight.com/course-player?clipId=f920b081-c13f-4fda-964b-87e27dd50dcf&amp;startTime=314.27" office:target-frame-name="psplayer" xlink:show="replace" text:style-name="Internet_20_link" text:visited-style-name="Visited_20_Internet_20_Link"><text:span text:style-name="T11">are supporting our user workload.</text:span></text:a><text:span text:style-name="T12"> </text:span><text:a xlink:type="simple" xlink:href="https://app.pluralsight.com/course-player?clipId=f920b081-c13f-4fda-964b-87e27dd50dcf&amp;startTime=316.23" office:target-frame-name="psplayer" xlink:show="replace" text:style-name="Internet_20_link" text:visited-style-name="Visited_20_Internet_20_Link"><text:span text:style-name="T11">And if we do a kubectl get pods ‑‑all‑namespaces,</text:span></text:a><text:span text:style-name="T12"> </text:span><text:a xlink:type="simple" xlink:href="https://app.pluralsight.com/course-player?clipId=f920b081-c13f-4fda-964b-87e27dd50dcf&amp;startTime=320.47" office:target-frame-name="psplayer" xlink:show="replace" text:style-name="Internet_20_link" text:visited-style-name="Visited_20_Internet_20_Link"><text:span text:style-name="T11">we also won't see any of the control plane pods,</text:span></text:a><text:span text:style-name="T12"> </text:span><text:a xlink:type="simple" xlink:href="https://app.pluralsight.com/course-player?clipId=f920b081-c13f-4fda-964b-87e27dd50dcf&amp;startTime=323.42" office:target-frame-name="psplayer" xlink:show="replace" text:style-name="Internet_20_link" text:visited-style-name="Visited_20_Internet_20_Link"><text:span text:style-name="T11">like the API server, etcd, the controller manager,</text:span></text:a><text:span text:style-name="T12"> </text:span><text:a xlink:type="simple" xlink:href="https://app.pluralsight.com/course-player?clipId=f920b081-c13f-4fda-964b-87e27dd50dcf&amp;startTime=326.53" office:target-frame-name="psplayer" xlink:show="replace" text:style-name="Internet_20_link" text:visited-style-name="Visited_20_Internet_20_Link"><text:span text:style-name="T11">and so on.</text:span></text:a><text:span text:style-name="T12"> </text:span><text:a xlink:type="simple" xlink:href="https://app.pluralsight.com/course-player?clipId=f920b081-c13f-4fda-964b-87e27dd50dcf&amp;startTime=327.24" office:target-frame-name="psplayer" xlink:show="replace" text:style-name="Internet_20_link" text:visited-style-name="Visited_20_Internet_20_Link"><text:span text:style-name="T11">We do see things like coredns, kube‑proxy,</text:span></text:a><text:span text:style-name="T12"> </text:span><text:a xlink:type="simple" xlink:href="https://app.pluralsight.com/course-player?clipId=f920b081-c13f-4fda-964b-87e27dd50dcf&amp;startTime=329.85" office:target-frame-name="psplayer" xlink:show="replace" text:style-name="Internet_20_link" text:visited-style-name="Visited_20_Internet_20_Link"><text:span text:style-name="T11">and some additional pods that are used by AKS to report metrics.</text:span></text:a><text:span text:style-name="T12"> </text:span><text:a xlink:type="simple" xlink:href="https://app.pluralsight.com/course-player?clipId=f920b081-c13f-4fda-964b-87e27dd50dcf&amp;startTime=334.94" office:target-frame-name="psplayer" xlink:show="replace" text:style-name="Internet_20_link" text:visited-style-name="Visited_20_Internet_20_Link"><text:span text:style-name="T11">When we're all done with our AKS cluster and we want to point back to our</text:span></text:a><text:span text:style-name="T12"> </text:span><text:a xlink:type="simple" xlink:href="https://app.pluralsight.com/course-player?clipId=f920b081-c13f-4fda-964b-87e27dd50dcf&amp;startTime=338.68" office:target-frame-name="psplayer" xlink:show="replace" text:style-name="Internet_20_link" text:visited-style-name="Visited_20_Internet_20_Link"><text:span text:style-name="T11">local kubeadm‑based cluster that we built together,</text:span></text:a><text:span text:style-name="T12"> </text:span><text:a xlink:type="simple" xlink:href="https://app.pluralsight.com/course-player?clipId=f920b081-c13f-4fda-964b-87e27dd50dcf&amp;startTime=341.29" office:target-frame-name="psplayer" xlink:show="replace" text:style-name="Internet_20_link" text:visited-style-name="Visited_20_Internet_20_Link"><text:span text:style-name="T11">we can switch that cluster context by specifying kubectl config use‑context,</text:span></text:a><text:span text:style-name="T12"> </text:span><text:a xlink:type="simple" xlink:href="https://app.pluralsight.com/course-player?clipId=f920b081-c13f-4fda-964b-87e27dd50dcf&amp;startTime=346.67" office:target-frame-name="psplayer" xlink:show="replace" text:style-name="Internet_20_link" text:visited-style-name="Visited_20_Internet_20_Link"><text:span text:style-name="T11">and then that context name, which is kubernetes‑admin@kubernetes.</text:span></text:a><text:span text:style-name="T12"> </text:span><text:a xlink:type="simple" xlink:href="https://app.pluralsight.com/course-player?clipId=f920b081-c13f-4fda-964b-87e27dd50dcf&amp;startTime=351.22" office:target-frame-name="psplayer" xlink:show="replace" text:style-name="Internet_20_link" text:visited-style-name="Visited_20_Internet_20_Link"><text:span text:style-name="T11">So we'll switch back to our local cluster, and to</text:span></text:a><text:span text:style-name="T12"> </text:span><text:a xlink:type="simple" xlink:href="https://app.pluralsight.com/course-player?clipId=f920b081-c13f-4fda-964b-87e27dd50dcf&amp;startTime=353.9" office:target-frame-name="psplayer" xlink:show="replace" text:style-name="Internet_20_link" text:visited-style-name="Visited_20_Internet_20_Link"><text:span text:style-name="T11">confirm that we'll do a kubectl get nodes.</text:span></text:a><text:span text:style-name="T12"> </text:span><text:a xlink:type="simple" xlink:href="https://app.pluralsight.com/course-player?clipId=f920b081-c13f-4fda-964b-87e27dd50dcf&amp;startTime=356.94" office:target-frame-name="psplayer" xlink:show="replace" text:style-name="Internet_20_link" text:visited-style-name="Visited_20_Internet_20_Link"><text:span text:style-name="T11">And there we see our local cluster's nodes.</text:span></text:a><text:span text:style-name="T12"> </text:span><text:a xlink:type="simple" xlink:href="https://app.pluralsight.com/course-player?clipId=f920b081-c13f-4fda-964b-87e27dd50dcf&amp;startTime=359.07" office:target-frame-name="psplayer" xlink:show="replace" text:style-name="Internet_20_link" text:visited-style-name="Visited_20_Internet_20_Link"><text:span text:style-name="T11">We see the control plane node and then the three worker</text:span></text:a><text:span text:style-name="T12"> </text:span><text:a xlink:type="simple" xlink:href="https://app.pluralsight.com/course-player?clipId=f920b081-c13f-4fda-964b-87e27dd50dcf&amp;startTime=362.04" office:target-frame-name="psplayer" xlink:show="replace" text:style-name="Internet_20_link" text:visited-style-name="Visited_20_Internet_20_Link"><text:span text:style-name="T11">nodes that are a member of that cluster.</text:span></text:a><text:span text:style-name="T12"> </text:span><text:a xlink:type="simple" xlink:href="https://app.pluralsight.com/course-player?clipId=f920b081-c13f-4fda-964b-87e27dd50dcf&amp;startTime=364.44" office:target-frame-name="psplayer" xlink:show="replace" text:style-name="Internet_20_link" text:visited-style-name="Visited_20_Internet_20_Link"><text:span text:style-name="T11">I also have commented out here the command to delete this AKS cluster</text:span></text:a><text:span text:style-name="T12"> </text:span><text:a xlink:type="simple" xlink:href="https://app.pluralsight.com/course-player?clipId=f920b081-c13f-4fda-964b-87e27dd50dcf&amp;startTime=368.12" office:target-frame-name="psplayer" xlink:show="replace" text:style-name="Internet_20_link" text:visited-style-name="Visited_20_Internet_20_Link"><text:span text:style-name="T11">if you need to get rid of it from your subscription.</text:span></text:a><text:span text:style-name="T12"> </text:span><text:a xlink:type="simple" xlink:href="https://app.pluralsight.com/course-player?clipId=f920b081-c13f-4fda-964b-87e27dd50dcf&amp;startTime=370.4" office:target-frame-name="psplayer" xlink:show="replace" text:style-name="Internet_20_link" text:visited-style-name="Visited_20_Internet_20_Link"><text:span text:style-name="T11">And you can do that with az aks delete, specifying the resource group name and then the cluster name.</text:span></text:a></text:p>
      <text:h text:style-name="P3" text:outline-level="3"><text:a xlink:type="simple" xlink:href="https://app.pluralsight.com/course-player?clipId=eb938d60-63ec-4672-99ce-2296d2f5634a" office:target-frame-name="psplayer" xlink:show="replace" text:style-name="Internet_20_link" text:visited-style-name="Visited_20_Internet_20_Link"><text:span text:style-name="T11">Module Summary and What's Next!</text:span></text:a></text:h>
      <text:p text:style-name="P5"><text:a xlink:type="simple" xlink:href="https://app.pluralsight.com/course-player?clipId=eb938d60-63ec-4672-99ce-2296d2f5634a&amp;startTime=1.3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eb938d60-63ec-4672-99ce-2296d2f5634a&amp;startTime=1.74" office:target-frame-name="psplayer" xlink:show="replace" text:style-name="Internet_20_link" text:visited-style-name="Visited_20_Internet_20_Link"><text:span text:style-name="T11">So here we are at the end of the module, and we certainly covered a lot.</text:span></text:a><text:span text:style-name="T12"> </text:span><text:a xlink:type="simple" xlink:href="https://app.pluralsight.com/course-player?clipId=eb938d60-63ec-4672-99ce-2296d2f5634a&amp;startTime=4.55" office:target-frame-name="psplayer" xlink:show="replace" text:style-name="Internet_20_link" text:visited-style-name="Visited_20_Internet_20_Link"><text:span text:style-name="T11">We've looked at some installation considerations and what you</text:span></text:a><text:span text:style-name="T12"> </text:span><text:a xlink:type="simple" xlink:href="https://app.pluralsight.com/course-player?clipId=eb938d60-63ec-4672-99ce-2296d2f5634a&amp;startTime=7.41" office:target-frame-name="psplayer" xlink:show="replace" text:style-name="Internet_20_link" text:visited-style-name="Visited_20_Internet_20_Link"><text:span text:style-name="T11">need to know before you install Kubernetes.</text:span></text:a><text:span text:style-name="T12"> </text:span><text:a xlink:type="simple" xlink:href="https://app.pluralsight.com/course-player?clipId=eb938d60-63ec-4672-99ce-2296d2f5634a&amp;startTime=9.84" office:target-frame-name="psplayer" xlink:show="replace" text:style-name="Internet_20_link" text:visited-style-name="Visited_20_Internet_20_Link"><text:span text:style-name="T11">Then we looked at an installation overview and talked about where to get</text:span></text:a><text:span text:style-name="T12"> </text:span><text:a xlink:type="simple" xlink:href="https://app.pluralsight.com/course-player?clipId=eb938d60-63ec-4672-99ce-2296d2f5634a&amp;startTime=13.04" office:target-frame-name="psplayer" xlink:show="replace" text:style-name="Internet_20_link" text:visited-style-name="Visited_20_Internet_20_Link"><text:span text:style-name="T11">Kubernetes and then installed our first cluster together with kubeadm.</text:span></text:a><text:span text:style-name="T12"> </text:span><text:a xlink:type="simple" xlink:href="https://app.pluralsight.com/course-player?clipId=eb938d60-63ec-4672-99ce-2296d2f5634a&amp;startTime=17.34" office:target-frame-name="psplayer" xlink:show="replace" text:style-name="Internet_20_link" text:visited-style-name="Visited_20_Internet_20_Link"><text:span text:style-name="T11">We then went on </text:span></text:a><text:soft-page-break/><text:a xlink:type="simple" xlink:href="https://app.pluralsight.com/course-player?clipId=eb938d60-63ec-4672-99ce-2296d2f5634a&amp;startTime=17.34" office:target-frame-name="psplayer" xlink:show="replace" text:style-name="Internet_20_link" text:visited-style-name="Visited_20_Internet_20_Link"><text:span text:style-name="T11">and discussed managed cloud solutions and did a</text:span></text:a><text:span text:style-name="T12"> </text:span><text:a xlink:type="simple" xlink:href="https://app.pluralsight.com/course-player?clipId=eb938d60-63ec-4672-99ce-2296d2f5634a&amp;startTime=20.41" office:target-frame-name="psplayer" xlink:show="replace" text:style-name="Internet_20_link" text:visited-style-name="Visited_20_Internet_20_Link"><text:span text:style-name="T11">deployment in Azure Kubernetes Service.</text:span></text:a><text:span text:style-name="T12"> </text:span><text:a xlink:type="simple" xlink:href="https://app.pluralsight.com/course-player?clipId=eb938d60-63ec-4672-99ce-2296d2f5634a&amp;startTime=24.94" office:target-frame-name="psplayer" xlink:show="replace" text:style-name="Internet_20_link" text:visited-style-name="Visited_20_Internet_20_Link"><text:span text:style-name="T11">Well I hope you enjoyed that module.</text:span></text:a><text:span text:style-name="T12"> </text:span><text:a xlink:type="simple" xlink:href="https://app.pluralsight.com/course-player?clipId=eb938d60-63ec-4672-99ce-2296d2f5634a&amp;startTime=26.51" office:target-frame-name="psplayer" xlink:show="replace" text:style-name="Internet_20_link" text:visited-style-name="Visited_20_Internet_20_Link"><text:span text:style-name="T11">Why don't you join me in the next module where we'll start working with our Kubernetes cluster?</text:span></text:a></text:p>
      <text:h text:style-name="P1" text:outline-level="2"><text:a xlink:type="simple" xlink:href="https://app.pluralsight.com/course-player?clipId=c6672018-a5c6-42f4-aa68-0e76ab4acc9d" office:target-frame-name="psplayer" xlink:show="replace" text:style-name="Internet_20_link" text:visited-style-name="Visited_20_Internet_20_Link"><text:span text:style-name="T11">Working with Your Kubernetes Cluster</text:span></text:a></text:h>
      <text:h text:style-name="P3" text:outline-level="3"><text:a xlink:type="simple" xlink:href="https://app.pluralsight.com/course-player?clipId=c6672018-a5c6-42f4-aa68-0e76ab4acc9d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c6672018-a5c6-42f4-aa68-0e76ab4acc9d&amp;startTime=0.94" office:target-frame-name="psplayer" xlink:show="replace" text:style-name="Internet_20_link" text:visited-style-name="Visited_20_Internet_20_Link"><text:span text:style-name="T11">Hello.</text:span></text:a><text:span text:style-name="T12"> </text:span><text:a xlink:type="simple" xlink:href="https://app.pluralsight.com/course-player?clipId=c6672018-a5c6-42f4-aa68-0e76ab4acc9d&amp;startTime=1.37" office:target-frame-name="psplayer" xlink:show="replace" text:style-name="Internet_20_link" text:visited-style-name="Visited_20_Internet_20_Link"><text:span text:style-name="T11">This is Anthony Nocentino with Centino Systems.</text:span></text:a><text:span text:style-name="T12"> </text:span><text:a xlink:type="simple" xlink:href="https://app.pluralsight.com/course-player?clipId=c6672018-a5c6-42f4-aa68-0e76ab4acc9d&amp;startTime=3.67" office:target-frame-name="psplayer" xlink:show="replace" text:style-name="Internet_20_link" text:visited-style-name="Visited_20_Internet_20_Link"><text:span text:style-name="T11">Welcome to my course, Kubernetes Installation and Configuration Fundamentals.</text:span></text:a><text:span text:style-name="T12"> </text:span><text:a xlink:type="simple" xlink:href="https://app.pluralsight.com/course-player?clipId=c6672018-a5c6-42f4-aa68-0e76ab4acc9d&amp;startTime=8.41" office:target-frame-name="psplayer" xlink:show="replace" text:style-name="Internet_20_link" text:visited-style-name="Visited_20_Internet_20_Link"><text:span text:style-name="T11">This module is Working with your Kubernetes Cluster.</text:span></text:a><text:span text:style-name="T12"> </text:span><text:a xlink:type="simple" xlink:href="https://app.pluralsight.com/course-player?clipId=c6672018-a5c6-42f4-aa68-0e76ab4acc9d&amp;startTime=12.34" office:target-frame-name="psplayer" xlink:show="replace" text:style-name="Internet_20_link" text:visited-style-name="Visited_20_Internet_20_Link"><text:span text:style-name="T11">So let's check out where we've been so far in the course.</text:span></text:a><text:span text:style-name="T12"> </text:span><text:a xlink:type="simple" xlink:href="https://app.pluralsight.com/course-player?clipId=c6672018-a5c6-42f4-aa68-0e76ab4acc9d&amp;startTime=15.02" office:target-frame-name="psplayer" xlink:show="replace" text:style-name="Internet_20_link" text:visited-style-name="Visited_20_Internet_20_Link"><text:span text:style-name="T11">We started off with the introduction.</text:span></text:a><text:span text:style-name="T12"> </text:span><text:a xlink:type="simple" xlink:href="https://app.pluralsight.com/course-player?clipId=c6672018-a5c6-42f4-aa68-0e76ab4acc9d&amp;startTime=16.69" office:target-frame-name="psplayer" xlink:show="replace" text:style-name="Internet_20_link" text:visited-style-name="Visited_20_Internet_20_Link"><text:span text:style-name="T11">We looked at what Kubernetes really is in the module, Exploring</text:span></text:a><text:span text:style-name="T12"> </text:span><text:a xlink:type="simple" xlink:href="https://app.pluralsight.com/course-player?clipId=c6672018-a5c6-42f4-aa68-0e76ab4acc9d&amp;startTime=20.49" office:target-frame-name="psplayer" xlink:show="replace" text:style-name="Internet_20_link" text:visited-style-name="Visited_20_Internet_20_Link"><text:span text:style-name="T11">Kubernetes Architecture, we built our first cluster together in</text:span></text:a><text:span text:style-name="T12"> </text:span><text:a xlink:type="simple" xlink:href="https://app.pluralsight.com/course-player?clipId=c6672018-a5c6-42f4-aa68-0e76ab4acc9d&amp;startTime=24.13" office:target-frame-name="psplayer" xlink:show="replace" text:style-name="Internet_20_link" text:visited-style-name="Visited_20_Internet_20_Link"><text:span text:style-name="T11">Installing and Configuring Kubernetes.</text:span></text:a><text:span text:style-name="T12"> </text:span><text:a xlink:type="simple" xlink:href="https://app.pluralsight.com/course-player?clipId=c6672018-a5c6-42f4-aa68-0e76ab4acc9d&amp;startTime=26.09" office:target-frame-name="psplayer" xlink:show="replace" text:style-name="Internet_20_link" text:visited-style-name="Visited_20_Internet_20_Link"><text:span text:style-name="T11">Now it's time to sit down and roll up our sleeves and start</text:span></text:a><text:span text:style-name="T12"> </text:span><text:a xlink:type="simple" xlink:href="https://app.pluralsight.com/course-player?clipId=c6672018-a5c6-42f4-aa68-0e76ab4acc9d&amp;startTime=29.22" office:target-frame-name="psplayer" xlink:show="replace" text:style-name="Internet_20_link" text:visited-style-name="Visited_20_Internet_20_Link"><text:span text:style-name="T11">working with our Kubernetes cluster. We're going to break down</text:span></text:a><text:span text:style-name="T12"> </text:span><text:a xlink:type="simple" xlink:href="https://app.pluralsight.com/course-player?clipId=c6672018-a5c6-42f4-aa68-0e76ab4acc9d&amp;startTime=32.91" office:target-frame-name="psplayer" xlink:show="replace" text:style-name="Internet_20_link" text:visited-style-name="Visited_20_Internet_20_Link"><text:span text:style-name="T11">this module into two big chunks.</text:span></text:a><text:span text:style-name="T12"> </text:span><text:a xlink:type="simple" xlink:href="https://app.pluralsight.com/course-player?clipId=c6672018-a5c6-42f4-aa68-0e76ab4acc9d&amp;startTime=34.68" office:target-frame-name="psplayer" xlink:show="replace" text:style-name="Internet_20_link" text:visited-style-name="Visited_20_Internet_20_Link"><text:span text:style-name="T11">We're going to start off with using kubectl to interact with our cluster,</text:span></text:a><text:span text:style-name="T12"> </text:span><text:a xlink:type="simple" xlink:href="https://app.pluralsight.com/course-player?clipId=c6672018-a5c6-42f4-aa68-0e76ab4acc9d&amp;startTime=38.51" office:target-frame-name="psplayer" xlink:show="replace" text:style-name="Internet_20_link" text:visited-style-name="Visited_20_Internet_20_Link"><text:span text:style-name="T11">and then we're going to look at some basic application deployments into our cluster.</text:span></text:a></text:p>
      <text:h text:style-name="P3" text:outline-level="3"><text:a xlink:type="simple" xlink:href="https://app.pluralsight.com/course-player?clipId=e557e615-669d-4a3e-8222-1c2723427fc2" office:target-frame-name="psplayer" xlink:show="replace" text:style-name="Internet_20_link" text:visited-style-name="Visited_20_Internet_20_Link"><text:span text:style-name="T11">Introducing and Using kubectl</text:span></text:a></text:h>
      <text:p text:style-name="P5"><text:a xlink:type="simple" xlink:href="https://app.pluralsight.com/course-player?clipId=e557e615-669d-4a3e-8222-1c2723427fc2&amp;startTime=1.04" office:target-frame-name="psplayer" xlink:show="replace" text:style-name="Internet_20_link" text:visited-style-name="Visited_20_Internet_20_Link"><text:span text:style-name="T11">Kubectl, kube control, or kube cuddle, take your choice,</text:span></text:a><text:span text:style-name="T12"> </text:span><text:a xlink:type="simple" xlink:href="https://app.pluralsight.com/course-player?clipId=e557e615-669d-4a3e-8222-1c2723427fc2&amp;startTime=4.22" office:target-frame-name="psplayer" xlink:show="replace" text:style-name="Internet_20_link" text:visited-style-name="Visited_20_Internet_20_Link"><text:span text:style-name="T11">it's the primary CLI tool for controlling workloads in your Kubernetes cluster.</text:span></text:a><text:span text:style-name="T12"> </text:span><text:a xlink:type="simple" xlink:href="https://app.pluralsight.com/course-player?clipId=e557e615-669d-4a3e-8222-1c2723427fc2&amp;startTime=9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557e615-669d-4a3e-8222-1c2723427fc2&amp;startTime=10.05" office:target-frame-name="psplayer" xlink:show="replace" text:style-name="Internet_20_link" text:visited-style-name="Visited_20_Internet_20_Link"><text:span text:style-name="T11">what we're going to use is kubectl to perform operations against our cluster.</text:span></text:a><text:span text:style-name="T12"> </text:span><text:a xlink:type="simple" xlink:href="https://app.pluralsight.com/course-player?clipId=e557e615-669d-4a3e-8222-1c2723427fc2&amp;startTime=14.64" office:target-frame-name="psplayer" xlink:show="replace" text:style-name="Internet_20_link" text:visited-style-name="Visited_20_Internet_20_Link"><text:span text:style-name="T11">Basically, we're going to create, read, update,</text:span></text:a><text:span text:style-name="T12"> </text:span><text:a xlink:type="simple" xlink:href="https://app.pluralsight.com/course-player?clipId=e557e615-669d-4a3e-8222-1c2723427fc2&amp;startTime=17.55" office:target-frame-name="psplayer" xlink:show="replace" text:style-name="Internet_20_link" text:visited-style-name="Visited_20_Internet_20_Link"><text:span text:style-name="T11">or delete pretty much any kind of resource in Kubernetes.</text:span></text:a><text:span text:style-name="T12"> </text:span><text:a xlink:type="simple" xlink:href="https://app.pluralsight.com/course-player?clipId=e557e615-669d-4a3e-8222-1c2723427fc2&amp;startTime=21.04" office:target-frame-name="psplayer" xlink:show="replace" text:style-name="Internet_20_link" text:visited-style-name="Visited_20_Internet_20_Link"><text:span text:style-name="T11">Now, remember, in Kubernetes, everything goes through the API server,</text:span></text:a><text:span text:style-name="T12"> </text:span><text:a xlink:type="simple" xlink:href="https://app.pluralsight.com/course-player?clipId=e557e615-669d-4a3e-8222-1c2723427fc2&amp;startTime=25.13" office:target-frame-name="psplayer" xlink:show="replace" text:style-name="Internet_20_link" text:visited-style-name="Visited_20_Internet_20_Link"><text:span text:style-name="T11">and so kubectl is your primary way to interact with the API server.</text:span></text:a><text:span text:style-name="T12"> </text:span><text:a xlink:type="simple" xlink:href="https://app.pluralsight.com/course-player?clipId=e557e615-669d-4a3e-8222-1c2723427fc2&amp;startTime=29.42" office:target-frame-name="psplayer" xlink:show="replace" text:style-name="Internet_20_link" text:visited-style-name="Visited_20_Internet_20_Link"><text:span text:style-name="T11">And so any time you need to make a new thing or query something</text:span></text:a><text:span text:style-name="T12"> </text:span><text:a xlink:type="simple" xlink:href="https://app.pluralsight.com/course-player?clipId=e557e615-669d-4a3e-8222-1c2723427fc2&amp;startTime=32.75" office:target-frame-name="psplayer" xlink:show="replace" text:style-name="Internet_20_link" text:visited-style-name="Visited_20_Internet_20_Link"><text:span text:style-name="T11">that exists or make a modification to something,</text:span></text:a><text:span text:style-name="T12"> </text:span><text:a xlink:type="simple" xlink:href="https://app.pluralsight.com/course-player?clipId=e557e615-669d-4a3e-8222-1c2723427fc2&amp;startTime=35.7" office:target-frame-name="psplayer" xlink:show="replace" text:style-name="Internet_20_link" text:visited-style-name="Visited_20_Internet_20_Link"><text:span text:style-name="T11">this is the primary CLI tool for doing that.</text:span></text:a><text:span text:style-name="T12"> </text:span><text:a xlink:type="simple" xlink:href="https://app.pluralsight.com/course-player?clipId=e557e615-669d-4a3e-8222-1c2723427fc2&amp;startTime=38.54" office:target-frame-name="psplayer" xlink:show="replace" text:style-name="Internet_20_link" text:visited-style-name="Visited_20_Internet_20_Link"><text:span text:style-name="T11">You're going to perform operations on resources, the Kubernetes API objects.</text:span></text:a><text:span text:style-name="T12"> </text:span><text:a xlink:type="simple" xlink:href="https://app.pluralsight.com/course-player?clipId=e557e615-669d-4a3e-8222-1c2723427fc2&amp;startTime=43.79" office:target-frame-name="psplayer" xlink:show="replace" text:style-name="Internet_20_link" text:visited-style-name="Visited_20_Internet_20_Link"><text:span text:style-name="T11">Using kubectl is how you're going to manipulate objects like Pods,</text:span></text:a><text:span text:style-name="T12"> </text:span><text:a xlink:type="simple" xlink:href="https://app.pluralsight.com/course-player?clipId=e557e615-669d-4a3e-8222-1c2723427fc2&amp;startTime=47.9" office:target-frame-name="psplayer" xlink:show="replace" text:style-name="Internet_20_link" text:visited-style-name="Visited_20_Internet_20_Link"><text:span text:style-name="T11">deployments, services, and others.</text:span></text:a><text:span text:style-name="T12"> </text:span><text:a xlink:type="simple" xlink:href="https://app.pluralsight.com/course-player?clipId=e557e615-669d-4a3e-8222-1c2723427fc2&amp;startTime=51.24" office:target-frame-name="psplayer" xlink:show="replace" text:style-name="Internet_20_link" text:visited-style-name="Visited_20_Internet_20_Link"><text:span text:style-name="T11">And so we're going to perform operations against resources.</text:span></text:a><text:span text:style-name="T12"> </text:span><text:a xlink:type="simple" xlink:href="https://app.pluralsight.com/course-player?clipId=e557e615-669d-4a3e-8222-1c2723427fc2&amp;startTime=53.92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e557e615-669d-4a3e-8222-1c2723427fc2&amp;startTime=54.86" office:target-frame-name="psplayer" xlink:show="replace" text:style-name="Internet_20_link" text:visited-style-name="Visited_20_Internet_20_Link"><text:span text:style-name="T11">the other facet that we're going to look at today in this module is output.</text:span></text:a><text:span text:style-name="T12"> </text:span><text:a xlink:type="simple" xlink:href="https://app.pluralsight.com/course-player?clipId=e557e615-669d-4a3e-8222-1c2723427fc2&amp;startTime=59.25" office:target-frame-name="psplayer" xlink:show="replace" text:style-name="Internet_20_link" text:visited-style-name="Visited_20_Internet_20_Link"><text:span text:style-name="T11">If there's output from the commands that we're executing,</text:span></text:a><text:span text:style-name="T12"> </text:span><text:a xlink:type="simple" xlink:href="https://app.pluralsight.com/course-player?clipId=e557e615-669d-4a3e-8222-1c2723427fc2&amp;startTime=62.01" office:target-frame-name="psplayer" xlink:show="replace" text:style-name="Internet_20_link" text:visited-style-name="Visited_20_Internet_20_Link"><text:span text:style-name="T11">then we can define the format that we're going to get that output in.</text:span></text:a><text:span text:style-name="T12"> </text:span><text:a xlink:type="simple" xlink:href="https://app.pluralsight.com/course-player?clipId=e557e615-669d-4a3e-8222-1c2723427fc2&amp;startTime=65.44" office:target-frame-name="psplayer" xlink:show="replace" text:style-name="Internet_20_link" text:visited-style-name="Visited_20_Internet_20_Link"><text:span text:style-name="T11">And so perhaps we want to have more detailed output with additional</text:span></text:a><text:span text:style-name="T12"> </text:span><text:a xlink:type="simple" xlink:href="https://app.pluralsight.com/course-player?clipId=e557e615-669d-4a3e-8222-1c2723427fc2&amp;startTime=68.29" office:target-frame-name="psplayer" xlink:show="replace" text:style-name="Internet_20_link" text:visited-style-name="Visited_20_Internet_20_Link"><text:span text:style-name="T11">attributes exposed or we want to print output as a particular type like</text:span></text:a><text:span text:style-name="T12"> </text:span><text:a xlink:type="simple" xlink:href="https://app.pluralsight.com/course-player?clipId=e557e615-669d-4a3e-8222-1c2723427fc2&amp;startTime=72.17" office:target-frame-name="psplayer" xlink:show="replace" text:style-name="Internet_20_link" text:visited-style-name="Visited_20_Internet_20_Link"><text:span text:style-name="T11">JSON or YAML. We can do this all with kubectl. And we're going to start</text:span></text:a><text:span text:style-name="T12"> </text:span><text:a xlink:type="simple" xlink:href="https://app.pluralsight.com/course-player?clipId=e557e615-669d-4a3e-8222-1c2723427fc2&amp;startTime=78.59" office:target-frame-name="psplayer" xlink:show="replace" text:style-name="Internet_20_link" text:visited-style-name="Visited_20_Internet_20_Link"><text:span text:style-name="T11">our deep dive into how kubectl works with the operations that you can</text:span></text:a><text:span text:style-name="T12"> </text:span><text:a xlink:type="simple" xlink:href="https://app.pluralsight.com/course-player?clipId=e557e615-669d-4a3e-8222-1c2723427fc2&amp;startTime=82.15" office:target-frame-name="psplayer" xlink:show="replace" text:style-name="Internet_20_link" text:visited-style-name="Visited_20_Internet_20_Link"><text:span text:style-name="T11">perform, or really, what do you want to do?</text:span></text:a><text:span text:style-name="T12"> </text:span><text:a xlink:type="simple" xlink:href="https://app.pluralsight.com/course-player?clipId=e557e615-669d-4a3e-8222-1c2723427fc2&amp;startTime=84.33" office:target-frame-name="psplayer" xlink:show="replace" text:style-name="Internet_20_link" text:visited-style-name="Visited_20_Internet_20_Link"><text:span text:style-name="T11">And so let's jump right in and talk about the core operations that you'll</text:span></text:a><text:span text:style-name="T12"> </text:span><text:a xlink:type="simple" xlink:href="https://app.pluralsight.com/course-player?clipId=e557e615-669d-4a3e-8222-1c2723427fc2&amp;startTime=87.69" office:target-frame-name="psplayer" xlink:show="replace" text:style-name="Internet_20_link" text:visited-style-name="Visited_20_Internet_20_Link"><text:span text:style-name="T11">likely use at the command line with kubectl every day.</text:span></text:a><text:span text:style-name="T12"> </text:span><text:a xlink:type="simple" xlink:href="https://app.pluralsight.com/course-player?clipId=e557e615-669d-4a3e-8222-1c2723427fc2&amp;startTime=91.94" office:target-frame-name="psplayer" xlink:show="replace" text:style-name="Internet_20_link" text:visited-style-name="Visited_20_Internet_20_Link"><text:span text:style-name="T11">First up is apply or create,</text:span></text:a><text:span text:style-name="T12"> </text:span><text:a xlink:type="simple" xlink:href="https://app.pluralsight.com/course-player?clipId=e557e615-669d-4a3e-8222-1c2723427fc2&amp;startTime=94.74" office:target-frame-name="psplayer" xlink:show="replace" text:style-name="Internet_20_link" text:visited-style-name="Visited_20_Internet_20_Link"><text:span text:style-name="T11">Apply and create are the primary operations for sending deployments and</text:span></text:a><text:span text:style-name="T12"> </text:span><text:a xlink:type="simple" xlink:href="https://app.pluralsight.com/course-player?clipId=e557e615-669d-4a3e-8222-1c2723427fc2&amp;startTime=98.97" office:target-frame-name="psplayer" xlink:show="replace" text:style-name="Internet_20_link" text:visited-style-name="Visited_20_Internet_20_Link"><text:span text:style-name="T11">the creation of resources to the API server. Run allows you to start a</text:span></text:a><text:span text:style-name="T12"> </text:span><text:a xlink:type="simple" xlink:href="https://app.pluralsight.com/course-player?clipId=e557e615-669d-4a3e-8222-1c2723427fc2&amp;startTime=103.74" office:target-frame-name="psplayer" xlink:show="replace" text:style-name="Internet_20_link" text:visited-style-name="Visited_20_Internet_20_Link"><text:span text:style-name="T11">single or bare Pod when it's not managed by a controller and then also</text:span></text:a><text:span text:style-name="T12"> </text:span><text:a xlink:type="simple" xlink:href="https://app.pluralsight.com/course-player?clipId=e557e615-669d-4a3e-8222-1c2723427fc2&amp;startTime=108.07" office:target-frame-name="psplayer" xlink:show="replace" text:style-name="Internet_20_link" text:visited-style-name="Visited_20_Internet_20_Link"><text:span text:style-name="T11">specifying the container image at the command line, so basically,</text:span></text:a><text:span text:style-name="T12"> </text:span><text:a xlink:type="simple" xlink:href="https://app.pluralsight.com/course-player?clipId=e557e615-669d-4a3e-8222-1c2723427fc2&amp;startTime=111.44" office:target-frame-name="psplayer" xlink:show="replace" text:style-name="Internet_20_link" text:visited-style-name="Visited_20_Internet_20_Link"><text:span text:style-name="T11">bootstrapping the most basic Pod configuration. One of my favorite</text:span></text:a><text:span text:style-name="T12"> </text:span><text:a xlink:type="simple" xlink:href="https://app.pluralsight.com/course-player?clipId=e557e615-669d-4a3e-8222-1c2723427fc2&amp;startTime=115.54" office:target-frame-name="psplayer" xlink:show="replace" text:style-name="Internet_20_link" text:visited-style-name="Visited_20_Internet_20_Link"><text:span text:style-name="T11">commands is explain.</text:span></text:a><text:span text:style-name="T12"> </text:span><text:a xlink:type="simple" xlink:href="https://app.pluralsight.com/course-player?clipId=e557e615-669d-4a3e-8222-1c2723427fc2&amp;startTime=117.07" office:target-frame-name="psplayer" xlink:show="replace" text:style-name="Internet_20_link" text:visited-style-name="Visited_20_Internet_20_Link"><text:span text:style-name="T11">This gives you the documentation for API resources,</text:span></text:a><text:span text:style-name="T12"> </text:span><text:a xlink:type="simple" xlink:href="https://app.pluralsight.com/course-player?clipId=e557e615-669d-4a3e-8222-1c2723427fc2&amp;startTime=120.47" office:target-frame-name="psplayer" xlink:show="replace" text:style-name="Internet_20_link" text:visited-style-name="Visited_20_Internet_20_Link"><text:span text:style-name="T11">and what this does is it shows you the documentation for a particular</text:span></text:a><text:span text:style-name="T12"> </text:span><text:a xlink:type="simple" xlink:href="https://app.pluralsight.com/course-player?clipId=e557e615-669d-4a3e-8222-1c2723427fc2&amp;startTime=123.99" office:target-frame-name="psplayer" xlink:show="replace" text:style-name="Internet_20_link" text:visited-style-name="Visited_20_Internet_20_Link"><text:span text:style-name="T11">Kubernetes API object or resource listing the description and the</text:span></text:a><text:span text:style-name="T12"> </text:span><text:a xlink:type="simple" xlink:href="https://app.pluralsight.com/course-player?clipId=e557e615-669d-4a3e-8222-1c2723427fc2&amp;startTime=128.41" office:target-frame-name="psplayer" xlink:show="replace" text:style-name="Internet_20_link" text:visited-style-name="Visited_20_Internet_20_Link"><text:span text:style-name="T11">fields needed to construct that API object.</text:span></text:a><text:span text:style-name="T12"> </text:span><text:a xlink:type="simple" xlink:href="https://app.pluralsight.com/course-player?clipId=e557e615-669d-4a3e-8222-1c2723427fc2&amp;startTime=131.19" office:target-frame-name="psplayer" xlink:show="replace" text:style-name="Internet_20_link" text:visited-style-name="Visited_20_Internet_20_Link"><text:span text:style-name="T11">This is a very valuable command when you're working at the command line.</text:span></text:a><text:span text:style-name="T12"> </text:span><text:a xlink:type="simple" xlink:href="https://app.pluralsight.com/course-player?clipId=e557e615-669d-4a3e-8222-1c2723427fc2&amp;startTime=134.27" office:target-frame-name="psplayer" xlink:show="replace" text:style-name="Internet_20_link" text:visited-style-name="Visited_20_Internet_20_Link"><text:span text:style-name="T11">Kubectl combined with delete </text:span></text:a><text:soft-page-break/><text:a xlink:type="simple" xlink:href="https://app.pluralsight.com/course-player?clipId=e557e615-669d-4a3e-8222-1c2723427fc2&amp;startTime=134.27" office:target-frame-name="psplayer" xlink:show="replace" text:style-name="Internet_20_link" text:visited-style-name="Visited_20_Internet_20_Link"><text:span text:style-name="T11">will delete a specified resource.</text:span></text:a><text:span text:style-name="T12"> </text:span><text:a xlink:type="simple" xlink:href="https://app.pluralsight.com/course-player?clipId=e557e615-669d-4a3e-8222-1c2723427fc2&amp;startTime=138.61" office:target-frame-name="psplayer" xlink:show="replace" text:style-name="Internet_20_link" text:visited-style-name="Visited_20_Internet_20_Link"><text:span text:style-name="T11">And then there's kubectl get. What kubectl get will do is</text:span></text:a><text:span text:style-name="T12"> </text:span><text:a xlink:type="simple" xlink:href="https://app.pluralsight.com/course-player?clipId=e557e615-669d-4a3e-8222-1c2723427fc2&amp;startTime=142.63" office:target-frame-name="psplayer" xlink:show="replace" text:style-name="Internet_20_link" text:visited-style-name="Visited_20_Internet_20_Link"><text:span text:style-name="T11">display basic information about the specified resource</text:span></text:a><text:span text:style-name="T12"> </text:span><text:a xlink:type="simple" xlink:href="https://app.pluralsight.com/course-player?clipId=e557e615-669d-4a3e-8222-1c2723427fc2&amp;startTime=146.25" office:target-frame-name="psplayer" xlink:show="replace" text:style-name="Internet_20_link" text:visited-style-name="Visited_20_Internet_20_Link"><text:span text:style-name="T11">type. And so far in this course, we've looked at nodes and Pods in our cluster,</text:span></text:a><text:span text:style-name="T12"> </text:span><text:a xlink:type="simple" xlink:href="https://app.pluralsight.com/course-player?clipId=e557e615-669d-4a3e-8222-1c2723427fc2&amp;startTime=150.85" office:target-frame-name="psplayer" xlink:show="replace" text:style-name="Internet_20_link" text:visited-style-name="Visited_20_Internet_20_Link"><text:span text:style-name="T11">and we're going to use this plenty more as we get into more advanced topics.</text:span></text:a><text:span text:style-name="T12"> </text:span><text:a xlink:type="simple" xlink:href="https://app.pluralsight.com/course-player?clipId=e557e615-669d-4a3e-8222-1c2723427fc2&amp;startTime=154.13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e557e615-669d-4a3e-8222-1c2723427fc2&amp;startTime=154.75" office:target-frame-name="psplayer" xlink:show="replace" text:style-name="Internet_20_link" text:visited-style-name="Visited_20_Internet_20_Link"><text:span text:style-name="T11">let's look at describe. Kubectl describe is used to display very</text:span></text:a><text:span text:style-name="T12"> </text:span><text:a xlink:type="simple" xlink:href="https://app.pluralsight.com/course-player?clipId=e557e615-669d-4a3e-8222-1c2723427fc2&amp;startTime=158.85" office:target-frame-name="psplayer" xlink:show="replace" text:style-name="Internet_20_link" text:visited-style-name="Visited_20_Internet_20_Link"><text:span text:style-name="T11">detailed information about a particular resource,</text:span></text:a><text:span text:style-name="T12"> </text:span><text:a xlink:type="simple" xlink:href="https://app.pluralsight.com/course-player?clipId=e557e615-669d-4a3e-8222-1c2723427fc2&amp;startTime=161.39" office:target-frame-name="psplayer" xlink:show="replace" text:style-name="Internet_20_link" text:visited-style-name="Visited_20_Internet_20_Link"><text:span text:style-name="T11">and it is extremely valuable in troubleshooting</text:span></text:a><text:span text:style-name="T12"> </text:span><text:a xlink:type="simple" xlink:href="https://app.pluralsight.com/course-player?clipId=e557e615-669d-4a3e-8222-1c2723427fc2&amp;startTime=163.67" office:target-frame-name="psplayer" xlink:show="replace" text:style-name="Internet_20_link" text:visited-style-name="Visited_20_Internet_20_Link"><text:span text:style-name="T11">scenarios with Kubernetes resources,</text:span></text:a><text:span text:style-name="T12"> </text:span><text:a xlink:type="simple" xlink:href="https://app.pluralsight.com/course-player?clipId=e557e615-669d-4a3e-8222-1c2723427fc2&amp;startTime=165.72" office:target-frame-name="psplayer" xlink:show="replace" text:style-name="Internet_20_link" text:visited-style-name="Visited_20_Internet_20_Link"><text:span text:style-name="T11">and we'll look at it in great detail in an upcoming demo.</text:span></text:a><text:span text:style-name="T12"> </text:span><text:a xlink:type="simple" xlink:href="https://app.pluralsight.com/course-player?clipId=e557e615-669d-4a3e-8222-1c2723427fc2&amp;startTime=169.64" office:target-frame-name="psplayer" xlink:show="replace" text:style-name="Internet_20_link" text:visited-style-name="Visited_20_Internet_20_Link"><text:span text:style-name="T11">Next up is kubectl exec. Exec allows you to run a</text:span></text:a><text:span text:style-name="T12"> </text:span><text:a xlink:type="simple" xlink:href="https://app.pluralsight.com/course-player?clipId=e557e615-669d-4a3e-8222-1c2723427fc2&amp;startTime=173.57" office:target-frame-name="psplayer" xlink:show="replace" text:style-name="Internet_20_link" text:visited-style-name="Visited_20_Internet_20_Link"><text:span text:style-name="T11">command inside a container on a Pod, and so this is very similar to docker exec.</text:span></text:a><text:span text:style-name="T12"> </text:span><text:a xlink:type="simple" xlink:href="https://app.pluralsight.com/course-player?clipId=e557e615-669d-4a3e-8222-1c2723427fc2&amp;startTime=178.74" office:target-frame-name="psplayer" xlink:show="replace" text:style-name="Internet_20_link" text:visited-style-name="Visited_20_Internet_20_Link"><text:span text:style-name="T11">And then finally, kubectl logs.</text:span></text:a><text:span text:style-name="T12"> </text:span><text:a xlink:type="simple" xlink:href="https://app.pluralsight.com/course-player?clipId=e557e615-669d-4a3e-8222-1c2723427fc2&amp;startTime=181.74" office:target-frame-name="psplayer" xlink:show="replace" text:style-name="Internet_20_link" text:visited-style-name="Visited_20_Internet_20_Link"><text:span text:style-name="T11">Kubectl logs allows you to view the logs that are written to</text:span></text:a><text:span text:style-name="T12"> </text:span><text:a xlink:type="simple" xlink:href="https://app.pluralsight.com/course-player?clipId=e557e615-669d-4a3e-8222-1c2723427fc2&amp;startTime=185.7" office:target-frame-name="psplayer" xlink:show="replace" text:style-name="Internet_20_link" text:visited-style-name="Visited_20_Internet_20_Link"><text:span text:style-name="T11">stdout from a container running inside of a Pod.</text:span></text:a><text:span text:style-name="T12"> </text:span><text:a xlink:type="simple" xlink:href="https://app.pluralsight.com/course-player?clipId=e557e615-669d-4a3e-8222-1c2723427fc2&amp;startTime=188.67" office:target-frame-name="psplayer" xlink:show="replace" text:style-name="Internet_20_link" text:visited-style-name="Visited_20_Internet_20_Link"><text:span text:style-name="T11">And so this is very valuable for troubleshooting issues with your</text:span></text:a><text:span text:style-name="T12"> </text:span><text:a xlink:type="simple" xlink:href="https://app.pluralsight.com/course-player?clipId=e557e615-669d-4a3e-8222-1c2723427fc2&amp;startTime=191.61" office:target-frame-name="psplayer" xlink:show="replace" text:style-name="Internet_20_link" text:visited-style-name="Visited_20_Internet_20_Link"><text:span text:style-name="T11">applications that are running inside of containers inside of Pods.</text:span></text:a><text:span text:style-name="T12"> </text:span><text:a xlink:type="simple" xlink:href="https://app.pluralsight.com/course-player?clipId=e557e615-669d-4a3e-8222-1c2723427fc2&amp;startTime=194.83" office:target-frame-name="psplayer" xlink:show="replace" text:style-name="Internet_20_link" text:visited-style-name="Visited_20_Internet_20_Link"><text:span text:style-name="T11">Now this is a short list of what I think are the most</text:span></text:a><text:span text:style-name="T12"> </text:span><text:a xlink:type="simple" xlink:href="https://app.pluralsight.com/course-player?clipId=e557e615-669d-4a3e-8222-1c2723427fc2&amp;startTime=197.98" office:target-frame-name="psplayer" xlink:show="replace" text:style-name="Internet_20_link" text:visited-style-name="Visited_20_Internet_20_Link"><text:span text:style-name="T11">critical kubectl operations to get you started.</text:span></text:a><text:span text:style-name="T12"> </text:span><text:a xlink:type="simple" xlink:href="https://app.pluralsight.com/course-player?clipId=e557e615-669d-4a3e-8222-1c2723427fc2&amp;startTime=201.04" office:target-frame-name="psplayer" xlink:show="replace" text:style-name="Internet_20_link" text:visited-style-name="Visited_20_Internet_20_Link"><text:span text:style-name="T11">There is a huge list available to you here at the documentation</text:span></text:a><text:span text:style-name="T12"> </text:span><text:a xlink:type="simple" xlink:href="https://app.pluralsight.com/course-player?clipId=e557e615-669d-4a3e-8222-1c2723427fc2&amp;startTime=204.44" office:target-frame-name="psplayer" xlink:show="replace" text:style-name="Internet_20_link" text:visited-style-name="Visited_20_Internet_20_Link"><text:span text:style-name="T11">page for kubectl on the Kubernetes website,</text:span></text:a><text:span text:style-name="T12"> </text:span><text:a xlink:type="simple" xlink:href="https://app.pluralsight.com/course-player?clipId=e557e615-669d-4a3e-8222-1c2723427fc2&amp;startTime=207.29" office:target-frame-name="psplayer" xlink:show="replace" text:style-name="Internet_20_link" text:visited-style-name="Visited_20_Internet_20_Link"><text:span text:style-name="T11">and I strongly encourage you to check that out there.</text:span></text:a><text:span text:style-name="T12"> </text:span><text:a xlink:type="simple" xlink:href="https://app.pluralsight.com/course-player?clipId=e557e615-669d-4a3e-8222-1c2723427fc2&amp;startTime=212.04" office:target-frame-name="psplayer" xlink:show="replace" text:style-name="Internet_20_link" text:visited-style-name="Visited_20_Internet_20_Link"><text:span text:style-name="T11">When working at the command line,</text:span></text:a><text:span text:style-name="T12"> </text:span><text:a xlink:type="simple" xlink:href="https://app.pluralsight.com/course-player?clipId=e557e615-669d-4a3e-8222-1c2723427fc2&amp;startTime=213.19" office:target-frame-name="psplayer" xlink:show="replace" text:style-name="Internet_20_link" text:visited-style-name="Visited_20_Internet_20_Link"><text:span text:style-name="T11">we're going to combine kubectl with an operation like the ones</text:span></text:a><text:span text:style-name="T12"> </text:span><text:a xlink:type="simple" xlink:href="https://app.pluralsight.com/course-player?clipId=e557e615-669d-4a3e-8222-1c2723427fc2&amp;startTime=216.6" office:target-frame-name="psplayer" xlink:show="replace" text:style-name="Internet_20_link" text:visited-style-name="Visited_20_Internet_20_Link"><text:span text:style-name="T11">that we just introduced with a resource.</text:span></text:a><text:span text:style-name="T12"> </text:span><text:a xlink:type="simple" xlink:href="https://app.pluralsight.com/course-player?clipId=e557e615-669d-4a3e-8222-1c2723427fc2&amp;startTime=218.64" office:target-frame-name="psplayer" xlink:show="replace" text:style-name="Internet_20_link" text:visited-style-name="Visited_20_Internet_20_Link"><text:span text:style-name="T11">Basically, what do you want to perform that operation against?</text:span></text:a><text:span text:style-name="T12"> </text:span><text:a xlink:type="simple" xlink:href="https://app.pluralsight.com/course-player?clipId=e557e615-669d-4a3e-8222-1c2723427fc2&amp;startTime=222.24" office:target-frame-name="psplayer" xlink:show="replace" text:style-name="Internet_20_link" text:visited-style-name="Visited_20_Internet_20_Link"><text:span text:style-name="T11">And we've introduced things like nodes and Pods and services. And honestly,</text:span></text:a><text:span text:style-name="T12"> </text:span><text:a xlink:type="simple" xlink:href="https://app.pluralsight.com/course-player?clipId=e557e615-669d-4a3e-8222-1c2723427fc2&amp;startTime=226.62" office:target-frame-name="psplayer" xlink:show="replace" text:style-name="Internet_20_link" text:visited-style-name="Visited_20_Internet_20_Link"><text:span text:style-name="T11">there are many,</text:span></text:a><text:span text:style-name="T12"> </text:span><text:a xlink:type="simple" xlink:href="https://app.pluralsight.com/course-player?clipId=e557e615-669d-4a3e-8222-1c2723427fc2&amp;startTime=227.16" office:target-frame-name="psplayer" xlink:show="replace" text:style-name="Internet_20_link" text:visited-style-name="Visited_20_Internet_20_Link"><text:span text:style-name="T11">many more objects available inside of Kubernetes that we can work</text:span></text:a><text:span text:style-name="T12"> </text:span><text:a xlink:type="simple" xlink:href="https://app.pluralsight.com/course-player?clipId=e557e615-669d-4a3e-8222-1c2723427fc2&amp;startTime=229.86" office:target-frame-name="psplayer" xlink:show="replace" text:style-name="Internet_20_link" text:visited-style-name="Visited_20_Internet_20_Link"><text:span text:style-name="T11">with, and so that's how we go ahead and specify what type of resource</text:span></text:a><text:span text:style-name="T12"> </text:span><text:a xlink:type="simple" xlink:href="https://app.pluralsight.com/course-player?clipId=e557e615-669d-4a3e-8222-1c2723427fc2&amp;startTime=233.31" office:target-frame-name="psplayer" xlink:show="replace" text:style-name="Internet_20_link" text:visited-style-name="Visited_20_Internet_20_Link"><text:span text:style-name="T11">we want to perform the operation against.</text:span></text:a><text:span text:style-name="T12"> </text:span><text:a xlink:type="simple" xlink:href="https://app.pluralsight.com/course-player?clipId=e557e615-669d-4a3e-8222-1c2723427fc2&amp;startTime=235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557e615-669d-4a3e-8222-1c2723427fc2&amp;startTime=235.73" office:target-frame-name="psplayer" xlink:show="replace" text:style-name="Internet_20_link" text:visited-style-name="Visited_20_Internet_20_Link"><text:span text:style-name="T11">here you can see in parentheses an alias to represent that</text:span></text:a><text:span text:style-name="T12"> </text:span><text:a xlink:type="simple" xlink:href="https://app.pluralsight.com/course-player?clipId=e557e615-669d-4a3e-8222-1c2723427fc2&amp;startTime=239.26" office:target-frame-name="psplayer" xlink:show="replace" text:style-name="Internet_20_link" text:visited-style-name="Visited_20_Internet_20_Link"><text:span text:style-name="T11">particular type of resource, so nodes, no, Pods,</text:span></text:a><text:span text:style-name="T12"> </text:span><text:a xlink:type="simple" xlink:href="https://app.pluralsight.com/course-player?clipId=e557e615-669d-4a3e-8222-1c2723427fc2&amp;startTime=241.88" office:target-frame-name="psplayer" xlink:show="replace" text:style-name="Internet_20_link" text:visited-style-name="Visited_20_Internet_20_Link"><text:span text:style-name="T11">po, services, svc, and that's a good way so that we can get real</text:span></text:a><text:span text:style-name="T12"> </text:span><text:a xlink:type="simple" xlink:href="https://app.pluralsight.com/course-player?clipId=e557e615-669d-4a3e-8222-1c2723427fc2&amp;startTime=246.29" office:target-frame-name="psplayer" xlink:show="replace" text:style-name="Internet_20_link" text:visited-style-name="Visited_20_Internet_20_Link"><text:span text:style-name="T11">quick at the command line executing these commands.</text:span></text:a><text:span text:style-name="T12"> </text:span><text:a xlink:type="simple" xlink:href="https://app.pluralsight.com/course-player?clipId=e557e615-669d-4a3e-8222-1c2723427fc2&amp;startTime=249" office:target-frame-name="psplayer" xlink:show="replace" text:style-name="Internet_20_link" text:visited-style-name="Visited_20_Internet_20_Link"><text:span text:style-name="T11">Now there's a huge list of resources that are available, and you</text:span></text:a><text:span text:style-name="T12"> </text:span><text:a xlink:type="simple" xlink:href="https://app.pluralsight.com/course-player?clipId=e557e615-669d-4a3e-8222-1c2723427fc2&amp;startTime=252.08" office:target-frame-name="psplayer" xlink:show="replace" text:style-name="Internet_20_link" text:visited-style-name="Visited_20_Internet_20_Link"><text:span text:style-name="T11">can certainly check that out at that link there,</text:span></text:a><text:span text:style-name="T12"> </text:span><text:a xlink:type="simple" xlink:href="https://app.pluralsight.com/course-player?clipId=e557e615-669d-4a3e-8222-1c2723427fc2&amp;startTime=254.34" office:target-frame-name="psplayer" xlink:show="replace" text:style-name="Internet_20_link" text:visited-style-name="Visited_20_Internet_20_Link"><text:span text:style-name="T11">but I'm going to show you some techniques at the command line where you</text:span></text:a><text:span text:style-name="T12"> </text:span><text:a xlink:type="simple" xlink:href="https://app.pluralsight.com/course-player?clipId=e557e615-669d-4a3e-8222-1c2723427fc2&amp;startTime=257.43" office:target-frame-name="psplayer" xlink:show="replace" text:style-name="Internet_20_link" text:visited-style-name="Visited_20_Internet_20_Link"><text:span text:style-name="T11">can discover the resource names and the resource aliases because I want</text:span></text:a><text:span text:style-name="T12"> </text:span><text:a xlink:type="simple" xlink:href="https://app.pluralsight.com/course-player?clipId=e557e615-669d-4a3e-8222-1c2723427fc2&amp;startTime=261.32" office:target-frame-name="psplayer" xlink:show="replace" text:style-name="Internet_20_link" text:visited-style-name="Visited_20_Internet_20_Link"><text:span text:style-name="T11">you to get very proficient at the command line without having to refer</text:span></text:a><text:span text:style-name="T12"> </text:span><text:a xlink:type="simple" xlink:href="https://app.pluralsight.com/course-player?clipId=e557e615-669d-4a3e-8222-1c2723427fc2&amp;startTime=264.02" office:target-frame-name="psplayer" xlink:show="replace" text:style-name="Internet_20_link" text:visited-style-name="Visited_20_Internet_20_Link"><text:span text:style-name="T11">back to the documentation to get things done, and we'll do that in an</text:span></text:a><text:span text:style-name="T12"> </text:span><text:a xlink:type="simple" xlink:href="https://app.pluralsight.com/course-player?clipId=e557e615-669d-4a3e-8222-1c2723427fc2&amp;startTime=267.76" office:target-frame-name="psplayer" xlink:show="replace" text:style-name="Internet_20_link" text:visited-style-name="Visited_20_Internet_20_Link"><text:span text:style-name="T11">upcoming demonstration together.</text:span></text:a><text:span text:style-name="T12"> </text:span><text:a xlink:type="simple" xlink:href="https://app.pluralsight.com/course-player?clipId=e557e615-669d-4a3e-8222-1c2723427fc2&amp;startTime=270.24" office:target-frame-name="psplayer" xlink:show="replace" text:style-name="Internet_20_link" text:visited-style-name="Visited_20_Internet_20_Link"><text:span text:style-name="T11">The final thing that I want to look at with kubectl today is modifying output.</text:span></text:a><text:span text:style-name="T12"> </text:span><text:a xlink:type="simple" xlink:href="https://app.pluralsight.com/course-player?clipId=e557e615-669d-4a3e-8222-1c2723427fc2&amp;startTime=274.38" office:target-frame-name="psplayer" xlink:show="replace" text:style-name="Internet_20_link" text:visited-style-name="Visited_20_Internet_20_Link"><text:span text:style-name="T11">We can specify kubectl's output format by adding</text:span></text:a><text:span text:style-name="T12"> </text:span><text:a xlink:type="simple" xlink:href="https://app.pluralsight.com/course-player?clipId=e557e615-669d-4a3e-8222-1c2723427fc2&amp;startTime=277.67" office:target-frame-name="psplayer" xlink:show="replace" text:style-name="Internet_20_link" text:visited-style-name="Visited_20_Internet_20_Link"><text:span text:style-name="T11">additional flags to our commands.</text:span></text:a><text:span text:style-name="T12"> </text:span><text:a xlink:type="simple" xlink:href="https://app.pluralsight.com/course-player?clipId=e557e615-669d-4a3e-8222-1c2723427fc2&amp;startTime=280.14" office:target-frame-name="psplayer" xlink:show="replace" text:style-name="Internet_20_link" text:visited-style-name="Visited_20_Internet_20_Link"><text:span text:style-name="T11">The first format that I want to introduce you to</text:span></text:a><text:span text:style-name="T12"> </text:span><text:a xlink:type="simple" xlink:href="https://app.pluralsight.com/course-player?clipId=e557e615-669d-4a3e-8222-1c2723427fc2&amp;startTime=282.35" office:target-frame-name="psplayer" xlink:show="replace" text:style-name="Internet_20_link" text:visited-style-name="Visited_20_Internet_20_Link"><text:span text:style-name="T11">today is wide. Using the wide option,</text:span></text:a><text:span text:style-name="T12"> </text:span><text:a xlink:type="simple" xlink:href="https://app.pluralsight.com/course-player?clipId=e557e615-669d-4a3e-8222-1c2723427fc2&amp;startTime=284.82" office:target-frame-name="psplayer" xlink:show="replace" text:style-name="Internet_20_link" text:visited-style-name="Visited_20_Internet_20_Link"><text:span text:style-name="T11">we can specify that we want kubectl to output additional information about our</text:span></text:a><text:span text:style-name="T12"> </text:span><text:a xlink:type="simple" xlink:href="https://app.pluralsight.com/course-player?clipId=e557e615-669d-4a3e-8222-1c2723427fc2&amp;startTime=289.43" office:target-frame-name="psplayer" xlink:show="replace" text:style-name="Internet_20_link" text:visited-style-name="Visited_20_Internet_20_Link"><text:span text:style-name="T11">Kubernetes objects that have been deployed in our cluster.</text:span></text:a><text:span text:style-name="T12"> </text:span><text:a xlink:type="simple" xlink:href="https://app.pluralsight.com/course-player?clipId=e557e615-669d-4a3e-8222-1c2723427fc2&amp;startTime=292.15" office:target-frame-name="psplayer" xlink:show="replace" text:style-name="Internet_20_link" text:visited-style-name="Visited_20_Internet_20_Link"><text:span text:style-name="T11">We can also output our Kubernetes objects as YAML or JSON.</text:span></text:a><text:span text:style-name="T12"> </text:span><text:a xlink:type="simple" xlink:href="https://app.pluralsight.com/course-player?clipId=e557e615-669d-4a3e-8222-1c2723427fc2&amp;startTime=296.48" office:target-frame-name="psplayer" xlink:show="replace" text:style-name="Internet_20_link" text:visited-style-name="Visited_20_Internet_20_Link"><text:span text:style-name="T11">YAML and JSON formats are at the core of how Kubernetes describes things</text:span></text:a><text:span text:style-name="T12"> </text:span><text:a xlink:type="simple" xlink:href="https://app.pluralsight.com/course-player?clipId=e557e615-669d-4a3e-8222-1c2723427fc2&amp;startTime=301.08" office:target-frame-name="psplayer" xlink:show="replace" text:style-name="Internet_20_link" text:visited-style-name="Visited_20_Internet_20_Link"><text:span text:style-name="T11">declaratively, giving us the ability to describe our configurations in code.</text:span></text:a><text:span text:style-name="T12"> </text:span><text:a xlink:type="simple" xlink:href="https://app.pluralsight.com/course-player?clipId=e557e615-669d-4a3e-8222-1c2723427fc2&amp;startTime=305.2" office:target-frame-name="psplayer" xlink:show="replace" text:style-name="Internet_20_link" text:visited-style-name="Visited_20_Internet_20_Link"><text:span text:style-name="T11">We can use kubectl to output YAML or JSON, and this is a very valuable way to</text:span></text:a><text:span text:style-name="T12"> </text:span><text:a xlink:type="simple" xlink:href="https://app.pluralsight.com/course-player?clipId=e557e615-669d-4a3e-8222-1c2723427fc2&amp;startTime=310.72" office:target-frame-name="psplayer" xlink:show="replace" text:style-name="Internet_20_link" text:visited-style-name="Visited_20_Internet_20_Link"><text:span text:style-name="T11">get configuration data out of our cluster and describe the resources that have</text:span></text:a><text:span text:style-name="T12"> </text:span><text:a xlink:type="simple" xlink:href="https://app.pluralsight.com/course-player?clipId=e557e615-669d-4a3e-8222-1c2723427fc2&amp;startTime=314.98" office:target-frame-name="psplayer" xlink:show="replace" text:style-name="Internet_20_link" text:visited-style-name="Visited_20_Internet_20_Link"><text:span text:style-name="T11">been deployed in our cluster.</text:span></text:a><text:span text:style-name="T12"> </text:span><text:a xlink:type="simple" xlink:href="https://app.pluralsight.com/course-player?clipId=e557e615-669d-4a3e-8222-1c2723427fc2&amp;startTime=316.29" office:target-frame-name="psplayer" xlink:show="replace" text:style-name="Internet_20_link" text:visited-style-name="Visited_20_Internet_20_Link"><text:span text:style-name="T11">We can persist this to file and exchange it with other systems,</text:span></text:a><text:span text:style-name="T12"> </text:span><text:a xlink:type="simple" xlink:href="https://app.pluralsight.com/course-player?clipId=e557e615-669d-4a3e-8222-1c2723427fc2&amp;startTime=320.11" office:target-frame-name="psplayer" xlink:show="replace" text:style-name="Internet_20_link" text:visited-style-name="Visited_20_Internet_20_Link"><text:span text:style-name="T11">down‑level environments, or developers, if we need to.</text:span></text:a><text:span text:style-name="T12"> </text:span><text:a xlink:type="simple" xlink:href="https://app.pluralsight.com/course-player?clipId=e557e615-669d-4a3e-8222-1c2723427fc2&amp;startTime=323.44" office:target-frame-name="psplayer" xlink:show="replace" text:style-name="Internet_20_link" text:visited-style-name="Visited_20_Internet_20_Link"><text:span text:style-name="T11">One final option that I want to introduce you to today here is a dry‑run.</text:span></text:a><text:span text:style-name="T12"> </text:span><text:a xlink:type="simple" xlink:href="https://app.pluralsight.com/course-player?clipId=e557e615-669d-4a3e-8222-1c2723427fc2&amp;startTime=327.94" office:target-frame-name="psplayer" xlink:show="replace" text:style-name="Internet_20_link" text:visited-style-name="Visited_20_Internet_20_Link"><text:span text:style-name="T11">When combined with the yaml output modifier, you can use this to generate</text:span></text:a><text:span text:style-name="T12"> </text:span><text:a xlink:type="simple" xlink:href="https://app.pluralsight.com/course-player?clipId=e557e615-669d-4a3e-8222-1c2723427fc2&amp;startTime=332.52" office:target-frame-name="psplayer" xlink:show="replace" text:style-name="Internet_20_link" text:visited-style-name="Visited_20_Internet_20_Link"><text:span text:style-name="T11">YAML for resources that you want to create in your cluster.</text:span></text:a><text:span text:style-name="T12"> </text:span><text:a xlink:type="simple" xlink:href="https://app.pluralsight.com/course-player?clipId=e557e615-669d-4a3e-8222-1c2723427fc2&amp;startTime=335.67" office:target-frame-name="psplayer" xlink:show="replace" text:style-name="Internet_20_link" text:visited-style-name="Visited_20_Internet_20_Link"><text:span text:style-name="T11">But dry‑run doesn't create the object in the API server; it</text:span></text:a><text:span text:style-name="T12"> </text:span><text:a xlink:type="simple" xlink:href="https://app.pluralsight.com/course-player?clipId=e557e615-669d-4a3e-8222-1c2723427fc2&amp;startTime=339.46" office:target-frame-name="psplayer" xlink:show="replace" text:style-name="Internet_20_link" text:visited-style-name="Visited_20_Internet_20_Link"><text:span text:style-name="T11">just out puts the YAML for the object.</text:span></text:a><text:span text:style-name="T12"> </text:span><text:a xlink:type="simple" xlink:href="https://app.pluralsight.com/course-player?clipId=e557e615-669d-4a3e-8222-1c2723427fc2&amp;startTime=341.77" office:target-frame-name="psplayer" xlink:show="replace" text:style-name="Internet_20_link" text:visited-style-name="Visited_20_Internet_20_Link"><text:span text:style-name="T11">And so this is a great tool for quickly generating YAML</text:span></text:a><text:span text:style-name="T12"> </text:span><text:a xlink:type="simple" xlink:href="https://app.pluralsight.com/course-player?clipId=e557e615-669d-4a3e-8222-1c2723427fc2&amp;startTime=344.85" office:target-frame-name="psplayer" xlink:show="replace" text:style-name="Internet_20_link" text:visited-style-name="Visited_20_Internet_20_Link"><text:span text:style-name="T11">for resources that you want to create, so things like deployments,</text:span></text:a><text:span text:style-name="T12"> </text:span><text:a xlink:type="simple" xlink:href="https://app.pluralsight.com/course-player?clipId=e557e615-669d-4a3e-8222-1c2723427fc2&amp;startTime=348.34" office:target-frame-name="psplayer" xlink:show="replace" text:style-name="Internet_20_link" text:visited-style-name="Visited_20_Internet_20_Link"><text:span text:style-name="T11">services, and more, and we'll see this in action later in the module.</text:span></text:a><text:span text:style-name="T12"> </text:span><text:a xlink:type="simple" xlink:href="https://app.pluralsight.com/course-player?clipId=e557e615-669d-4a3e-8222-1c2723427fc2&amp;startTime=352.84" office:target-frame-name="psplayer" xlink:show="replace" text:style-name="Internet_20_link" text:visited-style-name="Visited_20_Internet_20_Link"><text:span text:style-name="T11">If you want to dive deeper into how the output options work, check out this link here.</text:span></text:a></text:p>
      <text:h text:style-name="P3" text:outline-level="3"><text:soft-page-break/><text:a xlink:type="simple" xlink:href="https://app.pluralsight.com/course-player?clipId=1ad9a4f1-422b-42a8-9f11-cadca1f2b9a3" office:target-frame-name="psplayer" xlink:show="replace" text:style-name="Internet_20_link" text:visited-style-name="Visited_20_Internet_20_Link"><text:span text:style-name="T11">A Closer Look at kubectl</text:span></text:a></text:h>
      <text:p text:style-name="P5"><text:a xlink:type="simple" xlink:href="https://app.pluralsight.com/course-player?clipId=1ad9a4f1-422b-42a8-9f11-cadca1f2b9a3&amp;startTime=1.04" office:target-frame-name="psplayer" xlink:show="replace" text:style-name="Internet_20_link" text:visited-style-name="Visited_20_Internet_20_Link"><text:span text:style-name="T11">So let's bring all that together and learn how we can</text:span></text:a><text:span text:style-name="T12"> </text:span><text:a xlink:type="simple" xlink:href="https://app.pluralsight.com/course-player?clipId=1ad9a4f1-422b-42a8-9f11-cadca1f2b9a3&amp;startTime=3.84" office:target-frame-name="psplayer" xlink:show="replace" text:style-name="Internet_20_link" text:visited-style-name="Visited_20_Internet_20_Link"><text:span text:style-name="T11">use kubectl at the command line.</text:span></text:a><text:span text:style-name="T12"> </text:span><text:a xlink:type="simple" xlink:href="https://app.pluralsight.com/course-player?clipId=1ad9a4f1-422b-42a8-9f11-cadca1f2b9a3&amp;startTime=5.94" office:target-frame-name="psplayer" xlink:show="replace" text:style-name="Internet_20_link" text:visited-style-name="Visited_20_Internet_20_Link"><text:span text:style-name="T11">When we're sitting at the command line,</text:span></text:a><text:span text:style-name="T12"> </text:span><text:a xlink:type="simple" xlink:href="https://app.pluralsight.com/course-player?clipId=1ad9a4f1-422b-42a8-9f11-cadca1f2b9a3&amp;startTime=7.04" office:target-frame-name="psplayer" xlink:show="replace" text:style-name="Internet_20_link" text:visited-style-name="Visited_20_Internet_20_Link"><text:span text:style-name="T11">we use the command kubectl, we'll specify a command, in other words,</text:span></text:a><text:span text:style-name="T12"> </text:span><text:a xlink:type="simple" xlink:href="https://app.pluralsight.com/course-player?clipId=1ad9a4f1-422b-42a8-9f11-cadca1f2b9a3&amp;startTime=10.26" office:target-frame-name="psplayer" xlink:show="replace" text:style-name="Internet_20_link" text:visited-style-name="Visited_20_Internet_20_Link"><text:span text:style-name="T11">an operation,</text:span></text:a><text:span text:style-name="T12"> </text:span><text:a xlink:type="simple" xlink:href="https://app.pluralsight.com/course-player?clipId=1ad9a4f1-422b-42a8-9f11-cadca1f2b9a3&amp;startTime=11.08" office:target-frame-name="psplayer" xlink:show="replace" text:style-name="Internet_20_link" text:visited-style-name="Visited_20_Internet_20_Link"><text:span text:style-name="T11">right, that's the thing that we want to do. We'll specify a type or a resource,</text:span></text:a><text:span text:style-name="T12"> </text:span><text:a xlink:type="simple" xlink:href="https://app.pluralsight.com/course-player?clipId=1ad9a4f1-422b-42a8-9f11-cadca1f2b9a3&amp;startTime=14.97" office:target-frame-name="psplayer" xlink:show="replace" text:style-name="Internet_20_link" text:visited-style-name="Visited_20_Internet_20_Link"><text:span text:style-name="T11">right, what do we want to do it to, and then,</text:span></text:a><text:span text:style-name="T12"> </text:span><text:a xlink:type="simple" xlink:href="https://app.pluralsight.com/course-player?clipId=1ad9a4f1-422b-42a8-9f11-cadca1f2b9a3&amp;startTime=16.96" office:target-frame-name="psplayer" xlink:show="replace" text:style-name="Internet_20_link" text:visited-style-name="Visited_20_Internet_20_Link"><text:span text:style-name="T11">if we need to, we can specify an individual named object. And of course,</text:span></text:a><text:span text:style-name="T12"> </text:span><text:a xlink:type="simple" xlink:href="https://app.pluralsight.com/course-player?clipId=1ad9a4f1-422b-42a8-9f11-cadca1f2b9a3&amp;startTime=20.82" office:target-frame-name="psplayer" xlink:show="replace" text:style-name="Internet_20_link" text:visited-style-name="Visited_20_Internet_20_Link"><text:span text:style-name="T11">there's the optional flags that we can append to any command,</text:span></text:a><text:span text:style-name="T12"> </text:span><text:a xlink:type="simple" xlink:href="https://app.pluralsight.com/course-player?clipId=1ad9a4f1-422b-42a8-9f11-cadca1f2b9a3&amp;startTime=23.5" office:target-frame-name="psplayer" xlink:show="replace" text:style-name="Internet_20_link" text:visited-style-name="Visited_20_Internet_20_Link"><text:span text:style-name="T11">and so let's look at one command together.</text:span></text:a><text:span text:style-name="T12"> </text:span><text:a xlink:type="simple" xlink:href="https://app.pluralsight.com/course-player?clipId=1ad9a4f1-422b-42a8-9f11-cadca1f2b9a3&amp;startTime=25.71" office:target-frame-name="psplayer" xlink:show="replace" text:style-name="Internet_20_link" text:visited-style-name="Visited_20_Internet_20_Link"><text:span text:style-name="T11">If we do something like kubectl get, right,</text:span></text:a><text:span text:style-name="T12"> </text:span><text:a xlink:type="simple" xlink:href="https://app.pluralsight.com/course-player?clipId=1ad9a4f1-422b-42a8-9f11-cadca1f2b9a3&amp;startTime=27.75" office:target-frame-name="psplayer" xlink:show="replace" text:style-name="Internet_20_link" text:visited-style-name="Visited_20_Internet_20_Link"><text:span text:style-name="T11">that's the operation, pods, that's the resource, and what if we</text:span></text:a><text:span text:style-name="T12"> </text:span><text:a xlink:type="simple" xlink:href="https://app.pluralsight.com/course-player?clipId=1ad9a4f1-422b-42a8-9f11-cadca1f2b9a3&amp;startTime=31.23" office:target-frame-name="psplayer" xlink:show="replace" text:style-name="Internet_20_link" text:visited-style-name="Visited_20_Internet_20_Link"><text:span text:style-name="T11">needed to get the information about a particular pod?</text:span></text:a><text:span text:style-name="T12"> </text:span><text:a xlink:type="simple" xlink:href="https://app.pluralsight.com/course-player?clipId=1ad9a4f1-422b-42a8-9f11-cadca1f2b9a3&amp;startTime=33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1ad9a4f1-422b-42a8-9f11-cadca1f2b9a3&amp;startTime=33.5" office:target-frame-name="psplayer" xlink:show="replace" text:style-name="Internet_20_link" text:visited-style-name="Visited_20_Internet_20_Link"><text:span text:style-name="T11">we would just append that on. So, kubectl get pods would list all of the</text:span></text:a><text:span text:style-name="T12"> </text:span><text:a xlink:type="simple" xlink:href="https://app.pluralsight.com/course-player?clipId=1ad9a4f1-422b-42a8-9f11-cadca1f2b9a3&amp;startTime=37.33" office:target-frame-name="psplayer" xlink:show="replace" text:style-name="Internet_20_link" text:visited-style-name="Visited_20_Internet_20_Link"><text:span text:style-name="T11">pods in the default namespace. Kubectl get pods pod1 will give me the</text:span></text:a><text:span text:style-name="T12"> </text:span><text:a xlink:type="simple" xlink:href="https://app.pluralsight.com/course-player?clipId=1ad9a4f1-422b-42a8-9f11-cadca1f2b9a3&amp;startTime=41.79" office:target-frame-name="psplayer" xlink:show="replace" text:style-name="Internet_20_link" text:visited-style-name="Visited_20_Internet_20_Link"><text:span text:style-name="T11">information about just that particular pod,</text:span></text:a><text:span text:style-name="T12"> </text:span><text:a xlink:type="simple" xlink:href="https://app.pluralsight.com/course-player?clipId=1ad9a4f1-422b-42a8-9f11-cadca1f2b9a3&amp;startTime=44.28" office:target-frame-name="psplayer" xlink:show="replace" text:style-name="Internet_20_link" text:visited-style-name="Visited_20_Internet_20_Link"><text:span text:style-name="T11">and then I can append on some optional flags.</text:span></text:a><text:span text:style-name="T12"> </text:span><text:a xlink:type="simple" xlink:href="https://app.pluralsight.com/course-player?clipId=1ad9a4f1-422b-42a8-9f11-cadca1f2b9a3&amp;startTime=46.36" office:target-frame-name="psplayer" xlink:show="replace" text:style-name="Internet_20_link" text:visited-style-name="Visited_20_Internet_20_Link"><text:span text:style-name="T11">What if I wanted to get that pod's information output as YAML? I</text:span></text:a><text:span text:style-name="T12"> </text:span><text:a xlink:type="simple" xlink:href="https://app.pluralsight.com/course-player?clipId=1ad9a4f1-422b-42a8-9f11-cadca1f2b9a3&amp;startTime=50.28" office:target-frame-name="psplayer" xlink:show="replace" text:style-name="Internet_20_link" text:visited-style-name="Visited_20_Internet_20_Link"><text:span text:style-name="T11">would append ‑‑output=yaml to get that info.</text:span></text:a><text:span text:style-name="T12"> </text:span><text:a xlink:type="simple" xlink:href="https://app.pluralsight.com/course-player?clipId=1ad9a4f1-422b-42a8-9f11-cadca1f2b9a3&amp;startTime=54.24" office:target-frame-name="psplayer" xlink:show="replace" text:style-name="Internet_20_link" text:visited-style-name="Visited_20_Internet_20_Link"><text:span text:style-name="T11">One other command I want to show you guys is kubectl create, right,</text:span></text:a><text:span text:style-name="T12"> </text:span><text:a xlink:type="simple" xlink:href="https://app.pluralsight.com/course-player?clipId=1ad9a4f1-422b-42a8-9f11-cadca1f2b9a3&amp;startTime=57.56" office:target-frame-name="psplayer" xlink:show="replace" text:style-name="Internet_20_link" text:visited-style-name="Visited_20_Internet_20_Link"><text:span text:style-name="T11">again, the operation, what I want to create, the deployment, that's</text:span></text:a><text:span text:style-name="T12"> </text:span><text:a xlink:type="simple" xlink:href="https://app.pluralsight.com/course-player?clipId=1ad9a4f1-422b-42a8-9f11-cadca1f2b9a3&amp;startTime=60.78" office:target-frame-name="psplayer" xlink:show="replace" text:style-name="Internet_20_link" text:visited-style-name="Visited_20_Internet_20_Link"><text:span text:style-name="T11">the resource. If I need to give it a name,</text:span></text:a><text:span text:style-name="T12"> </text:span><text:a xlink:type="simple" xlink:href="https://app.pluralsight.com/course-player?clipId=1ad9a4f1-422b-42a8-9f11-cadca1f2b9a3&amp;startTime=62.84" office:target-frame-name="psplayer" xlink:show="replace" text:style-name="Internet_20_link" text:visited-style-name="Visited_20_Internet_20_Link"><text:span text:style-name="T11">of course I would, nginx, and then I specify an image name, and that's how we</text:span></text:a><text:span text:style-name="T12"> </text:span><text:a xlink:type="simple" xlink:href="https://app.pluralsight.com/course-player?clipId=1ad9a4f1-422b-42a8-9f11-cadca1f2b9a3&amp;startTime=67.16" office:target-frame-name="psplayer" xlink:show="replace" text:style-name="Internet_20_link" text:visited-style-name="Visited_20_Internet_20_Link"><text:span text:style-name="T11">could do a basic deployment at the command line using kubectl.</text:span></text:a><text:span text:style-name="T12"> </text:span><text:a xlink:type="simple" xlink:href="https://app.pluralsight.com/course-player?clipId=1ad9a4f1-422b-42a8-9f11-cadca1f2b9a3&amp;startTime=71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ad9a4f1-422b-42a8-9f11-cadca1f2b9a3&amp;startTime=71.65" office:target-frame-name="psplayer" xlink:show="replace" text:style-name="Internet_20_link" text:visited-style-name="Visited_20_Internet_20_Link"><text:span text:style-name="T11">I'm going to throw two links at you here, one for the reference documentation</text:span></text:a><text:span text:style-name="T12"> </text:span><text:a xlink:type="simple" xlink:href="https://app.pluralsight.com/course-player?clipId=1ad9a4f1-422b-42a8-9f11-cadca1f2b9a3&amp;startTime=74.63" office:target-frame-name="psplayer" xlink:show="replace" text:style-name="Internet_20_link" text:visited-style-name="Visited_20_Internet_20_Link"><text:span text:style-name="T11">and one for a cheat sheet for using kubectl, and I strongly encourage you to</text:span></text:a><text:span text:style-name="T12"> </text:span><text:a xlink:type="simple" xlink:href="https://app.pluralsight.com/course-player?clipId=1ad9a4f1-422b-42a8-9f11-cadca1f2b9a3&amp;startTime=78.53" office:target-frame-name="psplayer" xlink:show="replace" text:style-name="Internet_20_link" text:visited-style-name="Visited_20_Internet_20_Link"><text:span text:style-name="T11">check these out. They're fantastic resources,</text:span></text:a><text:span text:style-name="T12"> </text:span><text:a xlink:type="simple" xlink:href="https://app.pluralsight.com/course-player?clipId=1ad9a4f1-422b-42a8-9f11-cadca1f2b9a3&amp;startTime=80.96" office:target-frame-name="psplayer" xlink:show="replace" text:style-name="Internet_20_link" text:visited-style-name="Visited_20_Internet_20_Link"><text:span text:style-name="T11">and you might find a small piece of information in there that</text:span></text:a><text:span text:style-name="T12"> </text:span><text:a xlink:type="simple" xlink:href="https://app.pluralsight.com/course-player?clipId=1ad9a4f1-422b-42a8-9f11-cadca1f2b9a3&amp;startTime=83.93" office:target-frame-name="psplayer" xlink:show="replace" text:style-name="Internet_20_link" text:visited-style-name="Visited_20_Internet_20_Link"><text:span text:style-name="T11">can help you get through a scenario more efficiently or</text:span></text:a><text:span text:style-name="T12"> </text:span><text:a xlink:type="simple" xlink:href="https://app.pluralsight.com/course-player?clipId=1ad9a4f1-422b-42a8-9f11-cadca1f2b9a3&amp;startTime=86.21" office:target-frame-name="psplayer" xlink:show="replace" text:style-name="Internet_20_link" text:visited-style-name="Visited_20_Internet_20_Link"><text:span text:style-name="T11">easily than you're doing it today. And so, go ahead and check out those two links, very good resources.</text:span></text:a></text:p>
      <text:h text:style-name="P3" text:outline-level="3"><text:a xlink:type="simple" xlink:href="https://app.pluralsight.com/course-player?clipId=310d3eec-367c-4aa3-8343-9b7b669fcbb1" office:target-frame-name="psplayer" xlink:show="replace" text:style-name="Internet_20_link" text:visited-style-name="Visited_20_Internet_20_Link"><text:span text:style-name="T11">Demo: Using kubectl: Nodes, Pods, API Resources and bash Auto-Completion</text:span></text:a></text:h>
      <text:p text:style-name="P5"><text:a xlink:type="simple" xlink:href="https://app.pluralsight.com/course-player?clipId=310d3eec-367c-4aa3-8343-9b7b669fcbb1&amp;startTime=0.74" office:target-frame-name="psplayer" xlink:show="replace" text:style-name="Internet_20_link" text:visited-style-name="Visited_20_Internet_20_Link"><text:span text:style-name="T11">So let's get into a demo where we're going to look at using kubectl.</text:span></text:a><text:span text:style-name="T12"> </text:span><text:a xlink:type="simple" xlink:href="https://app.pluralsight.com/course-player?clipId=310d3eec-367c-4aa3-8343-9b7b669fcbb1&amp;startTime=4.17" office:target-frame-name="psplayer" xlink:show="replace" text:style-name="Internet_20_link" text:visited-style-name="Visited_20_Internet_20_Link"><text:span text:style-name="T11">We're going to use kubectl and work with some nodes,</text:span></text:a><text:span text:style-name="T12"> </text:span><text:a xlink:type="simple" xlink:href="https://app.pluralsight.com/course-player?clipId=310d3eec-367c-4aa3-8343-9b7b669fcbb1&amp;startTime=6.81" office:target-frame-name="psplayer" xlink:show="replace" text:style-name="Internet_20_link" text:visited-style-name="Visited_20_Internet_20_Link"><text:span text:style-name="T11">pods, and other API resources, and I'm going to throw in a treat here for you.</text:span></text:a><text:span text:style-name="T12"> </text:span><text:a xlink:type="simple" xlink:href="https://app.pluralsight.com/course-player?clipId=310d3eec-367c-4aa3-8343-9b7b669fcbb1&amp;startTime=11.32" office:target-frame-name="psplayer" xlink:show="replace" text:style-name="Internet_20_link" text:visited-style-name="Visited_20_Internet_20_Link"><text:span text:style-name="T11">I'm going to show you how to configure bash auto‑completion so</text:span></text:a><text:span text:style-name="T12"> </text:span><text:a xlink:type="simple" xlink:href="https://app.pluralsight.com/course-player?clipId=310d3eec-367c-4aa3-8343-9b7b669fcbb1&amp;startTime=14.47" office:target-frame-name="psplayer" xlink:show="replace" text:style-name="Internet_20_link" text:visited-style-name="Visited_20_Internet_20_Link"><text:span text:style-name="T11">you don't have to remember all the syntax and shortcuts for</text:span></text:a><text:span text:style-name="T12"> </text:span><text:a xlink:type="simple" xlink:href="https://app.pluralsight.com/course-player?clipId=310d3eec-367c-4aa3-8343-9b7b669fcbb1&amp;startTime=16.96" office:target-frame-name="psplayer" xlink:show="replace" text:style-name="Internet_20_link" text:visited-style-name="Visited_20_Internet_20_Link"><text:span text:style-name="T11">kubectl or even resource names.</text:span></text:a><text:span text:style-name="T12"> </text:span><text:a xlink:type="simple" xlink:href="https://app.pluralsight.com/course-player?clipId=310d3eec-367c-4aa3-8343-9b7b669fcbb1&amp;startTime=20.1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310d3eec-367c-4aa3-8343-9b7b669fcbb1&amp;startTime=20.4" office:target-frame-name="psplayer" xlink:show="replace" text:style-name="Internet_20_link" text:visited-style-name="Visited_20_Internet_20_Link"><text:span text:style-name="T11">so here we are logged into c1‑cp1. Let's get started with</text:span></text:a><text:span text:style-name="T12"> </text:span><text:a xlink:type="simple" xlink:href="https://app.pluralsight.com/course-player?clipId=310d3eec-367c-4aa3-8343-9b7b669fcbb1&amp;startTime=23.93" office:target-frame-name="psplayer" xlink:show="replace" text:style-name="Internet_20_link" text:visited-style-name="Visited_20_Internet_20_Link"><text:span text:style-name="T11">working with our Kubernetes cluster using kubectl.</text:span></text:a><text:span text:style-name="T12"> </text:span><text:a xlink:type="simple" xlink:href="https://app.pluralsight.com/course-player?clipId=310d3eec-367c-4aa3-8343-9b7b669fcbb1&amp;startTime=27.84" office:target-frame-name="psplayer" xlink:show="replace" text:style-name="Internet_20_link" text:visited-style-name="Visited_20_Internet_20_Link"><text:span text:style-name="T11">The first command that I want to show you here is kubectl</text:span></text:a><text:span text:style-name="T12"> </text:span><text:a xlink:type="simple" xlink:href="https://app.pluralsight.com/course-player?clipId=310d3eec-367c-4aa3-8343-9b7b669fcbb1&amp;startTime=30.51" office:target-frame-name="psplayer" xlink:show="replace" text:style-name="Internet_20_link" text:visited-style-name="Visited_20_Internet_20_Link"><text:span text:style-name="T11">cluster‑info, and this is useful for listing and inspecting which</text:span></text:a><text:span text:style-name="T12"> </text:span><text:a xlink:type="simple" xlink:href="https://app.pluralsight.com/course-player?clipId=310d3eec-367c-4aa3-8343-9b7b669fcbb1&amp;startTime=34.49" office:target-frame-name="psplayer" xlink:show="replace" text:style-name="Internet_20_link" text:visited-style-name="Visited_20_Internet_20_Link"><text:span text:style-name="T11">cluster you're pointing at in your current context.</text:span></text:a><text:span text:style-name="T12"> </text:span><text:a xlink:type="simple" xlink:href="https://app.pluralsight.com/course-player?clipId=310d3eec-367c-4aa3-8343-9b7b669fcbb1&amp;startTime=37.62" office:target-frame-name="psplayer" xlink:show="replace" text:style-name="Internet_20_link" text:visited-style-name="Visited_20_Internet_20_Link"><text:span text:style-name="T11">So I'm going to highlight that code there and run kubectl cluster‑info. And</text:span></text:a><text:span text:style-name="T12"> </text:span><text:a xlink:type="simple" xlink:href="https://app.pluralsight.com/course-player?clipId=310d3eec-367c-4aa3-8343-9b7b669fcbb1&amp;startTime=41.84" office:target-frame-name="psplayer" xlink:show="replace" text:style-name="Internet_20_link" text:visited-style-name="Visited_20_Internet_20_Link"><text:span text:style-name="T11">at the bottom here, we can see it says Kubernetes control plane is running at</text:span></text:a><text:span text:style-name="T12"> </text:span><text:a xlink:type="simple" xlink:href="https://app.pluralsight.com/course-player?clipId=310d3eec-367c-4aa3-8343-9b7b669fcbb1&amp;startTime=45.39" office:target-frame-name="psplayer" xlink:show="replace" text:style-name="Internet_20_link" text:visited-style-name="Visited_20_Internet_20_Link"><text:span text:style-name="T11">https://172.16.94.10 on port 6443. That is the local API server running on</text:span></text:a><text:span text:style-name="T12"> </text:span><text:a xlink:type="simple" xlink:href="https://app.pluralsight.com/course-player?clipId=310d3eec-367c-4aa3-8343-9b7b669fcbb1&amp;startTime=54.44" office:target-frame-name="psplayer" xlink:show="replace" text:style-name="Internet_20_link" text:visited-style-name="Visited_20_Internet_20_Link"><text:span text:style-name="T11">c1‑cp1 in our kubeadm‑based cluster.</text:span></text:a><text:span text:style-name="T12"> </text:span><text:a xlink:type="simple" xlink:href="https://app.pluralsight.com/course-player?clipId=310d3eec-367c-4aa3-8343-9b7b669fcbb1&amp;startTime=58.74" office:target-frame-name="psplayer" xlink:show="replace" text:style-name="Internet_20_link" text:visited-style-name="Visited_20_Internet_20_Link"><text:span text:style-name="T11">Now one of the most common operations that you'll use with</text:span></text:a><text:span text:style-name="T12"> </text:span><text:a xlink:type="simple" xlink:href="https://app.pluralsight.com/course-player?clipId=310d3eec-367c-4aa3-8343-9b7b669fcbb1&amp;startTime=61.22" office:target-frame-name="psplayer" xlink:show="replace" text:style-name="Internet_20_link" text:visited-style-name="Visited_20_Internet_20_Link"><text:span text:style-name="T11">kubectl is get, and so let's do that together with kubectl get</text:span></text:a><text:span text:style-name="T12"> </text:span><text:a xlink:type="simple" xlink:href="https://app.pluralsight.com/course-player?clipId=310d3eec-367c-4aa3-8343-9b7b669fcbb1&amp;startTime=65.83" office:target-frame-name="psplayer" xlink:show="replace" text:style-name="Internet_20_link" text:visited-style-name="Visited_20_Internet_20_Link"><text:span text:style-name="T11">nodes. And what that will do is then print out some critical</text:span></text:a><text:span text:style-name="T12"> </text:span><text:a xlink:type="simple" xlink:href="https://app.pluralsight.com/course-player?clipId=310d3eec-367c-4aa3-8343-9b7b669fcbb1&amp;startTime=69.51" office:target-frame-name="psplayer" xlink:show="replace" text:style-name="Internet_20_link" text:visited-style-name="Visited_20_Internet_20_Link"><text:span text:style-name="T11">information about the resource.</text:span></text:a><text:span text:style-name="T12"> </text:span><text:a xlink:type="simple" xlink:href="https://app.pluralsight.com/course-player?clipId=310d3eec-367c-4aa3-8343-9b7b669fcbb1&amp;startTime=71.33" office:target-frame-name="psplayer" xlink:show="replace" text:style-name="Internet_20_link" text:visited-style-name="Visited_20_Internet_20_Link"><text:span text:style-name="T11">And in this case, that's going to be a node.</text:span></text:a><text:span text:style-name="T12"> </text:span><text:a xlink:type="simple" xlink:href="https://app.pluralsight.com/course-player?clipId=310d3eec-367c-4aa3-8343-9b7b669fcbb1&amp;startTime=73.64" office:target-frame-name="psplayer" xlink:show="replace" text:style-name="Internet_20_link" text:visited-style-name="Visited_20_Internet_20_Link"><text:span text:style-name="T11">And at the bottom there,</text:span></text:a><text:span text:style-name="T12"> </text:span><text:a xlink:type="simple" xlink:href="https://app.pluralsight.com/course-player?clipId=310d3eec-367c-4aa3-8343-9b7b669fcbb1&amp;startTime=74.61" office:target-frame-name="psplayer" xlink:show="replace" text:style-name="Internet_20_link" text:visited-style-name="Visited_20_Internet_20_Link"><text:span text:style-name="T11">let's walk through this output together. We have a row of information for</text:span></text:a><text:span text:style-name="T12"> </text:span><text:a xlink:type="simple" xlink:href="https://app.pluralsight.com/course-player?clipId=310d3eec-367c-4aa3-8343-9b7b669fcbb1&amp;startTime=78.98" office:target-frame-name="psplayer" xlink:show="replace" text:style-name="Internet_20_link" text:visited-style-name="Visited_20_Internet_20_Link"><text:span text:style-name="T11">each node in our cluster, and let's walk through each one.</text:span></text:a><text:span text:style-name="T12"> </text:span><text:a xlink:type="simple" xlink:href="https://app.pluralsight.com/course-player?clipId=310d3eec-367c-4aa3-8343-9b7b669fcbb1&amp;startTime=82.22" office:target-frame-name="psplayer" xlink:show="replace" text:style-name="Internet_20_link" text:visited-style-name="Visited_20_Internet_20_Link"><text:span text:style-name="T11">We have c1‑cp1. We see its status is ready, so it's able to</text:span></text:a><text:span text:style-name="T12"> </text:span><text:a xlink:type="simple" xlink:href="https://app.pluralsight.com/course-player?clipId=310d3eec-367c-4aa3-8343-9b7b669fcbb1&amp;startTime=86.05" office:target-frame-name="psplayer" xlink:show="replace" text:style-name="Internet_20_link" text:visited-style-name="Visited_20_Internet_20_Link"><text:span text:style-name="T11">take on workload. In this case, on our control plane node,</text:span></text:a><text:span text:style-name="T12"> </text:span><text:a xlink:type="simple" xlink:href="https://app.pluralsight.com/course-player?clipId=310d3eec-367c-4aa3-8343-9b7b669fcbb1&amp;startTime=89.05" office:target-frame-name="psplayer" xlink:show="replace" text:style-name="Internet_20_link" text:visited-style-name="Visited_20_Internet_20_Link"><text:span text:style-name="T11">that's going to be control plane pods.</text:span></text:a><text:span text:style-name="T12"> </text:span><text:a xlink:type="simple" xlink:href="https://app.pluralsight.com/course-player?clipId=310d3eec-367c-4aa3-8343-9b7b669fcbb1&amp;startTime=91.24" office:target-frame-name="psplayer" xlink:show="replace" text:style-name="Internet_20_link" text:visited-style-name="Visited_20_Internet_20_Link"><text:span text:style-name="T11">We see its role is currently control plane and master.</text:span></text:a><text:span text:style-name="T12"> </text:span><text:a xlink:type="simple" xlink:href="https://app.pluralsight.com/course-player?clipId=310d3eec-367c-4aa3-8343-9b7b669fcbb1&amp;startTime=93.95" office:target-frame-name="psplayer" xlink:show="replace" text:style-name="Internet_20_link" text:visited-style-name="Visited_20_Internet_20_Link"><text:span text:style-name="T11">It's been up for about 24 hours, and the version 1.20.1.</text:span></text:a><text:span text:style-name="T12"> </text:span><text:a xlink:type="simple" xlink:href="https://app.pluralsight.com/course-player?clipId=310d3eec-367c-4aa3-8343-9b7b669fcbb1&amp;startTime=98.34" office:target-frame-name="psplayer" xlink:show="replace" text:style-name="Internet_20_link" text:visited-style-name="Visited_20_Internet_20_Link"><text:span text:style-name="T11">We see additional rows. For c1‑node1, 2, and 3,</text:span></text:a><text:span text:style-name="T12"> </text:span><text:a xlink:type="simple" xlink:href="https://app.pluralsight.com/course-player?clipId=310d3eec-367c-4aa3-8343-9b7b669fcbb1&amp;startTime=101.75" office:target-frame-name="psplayer" xlink:show="replace" text:style-name="Internet_20_link" text:visited-style-name="Visited_20_Internet_20_Link"><text:span text:style-name="T11">and those all have a status of ready, meaning that they can take user workload.</text:span></text:a><text:span text:style-name="T12"> </text:span><text:a xlink:type="simple" xlink:href="https://app.pluralsight.com/course-player?clipId=310d3eec-367c-4aa3-8343-9b7b669fcbb1&amp;startTime=106.34" office:target-frame-name="psplayer" xlink:show="replace" text:style-name="Internet_20_link" text:visited-style-name="Visited_20_Internet_20_Link"><text:span text:style-name="T11">Now, we can add the output modifier, ‑o wide, to get</text:span></text:a><text:span text:style-name="T12"> </text:span><text:a xlink:type="simple" xlink:href="https://app.pluralsight.com/course-player?clipId=310d3eec-367c-4aa3-8343-9b7b669fcbb1&amp;startTime=111.05" office:target-frame-name="psplayer" xlink:show="replace" text:style-name="Internet_20_link" text:visited-style-name="Visited_20_Internet_20_Link"><text:span text:style-name="T11">additional information about a resource.</text:span></text:a><text:span text:style-name="T12"> </text:span><text:a xlink:type="simple" xlink:href="https://app.pluralsight.com/course-player?clipId=310d3eec-367c-4aa3-8343-9b7b669fcbb1&amp;startTime=113.45" office:target-frame-name="psplayer" xlink:show="replace" text:style-name="Internet_20_link" text:visited-style-name="Visited_20_Internet_20_Link"><text:span text:style-name="T11">And so, in this case here, we're going to say kubectl get nodes ‑o wide,</text:span></text:a><text:span text:style-name="T12"> </text:span><text:a xlink:type="simple" xlink:href="https://app.pluralsight.com/course-player?clipId=310d3eec-367c-4aa3-8343-9b7b669fcbb1&amp;startTime=118.26" office:target-frame-name="psplayer" xlink:show="replace" text:style-name="Internet_20_link" text:visited-style-name="Visited_20_Internet_20_Link"><text:span text:style-name="T11">and what that will do is give me additional information about the resource, in</text:span></text:a><text:span text:style-name="T12"> </text:span><text:a xlink:type="simple" xlink:href="https://app.pluralsight.com/course-player?clipId=310d3eec-367c-4aa3-8343-9b7b669fcbb1&amp;startTime=122.39" office:target-frame-name="psplayer" xlink:show="replace" text:style-name="Internet_20_link" text:visited-style-name="Visited_20_Internet_20_Link"><text:span text:style-name="T11">this case, our nodes. And so, in addition to NAME, STATUS,</text:span></text:a><text:span text:style-name="T12"> </text:span><text:a xlink:type="simple" xlink:href="https://app.pluralsight.com/course-player?clipId=310d3eec-367c-4aa3-8343-9b7b669fcbb1&amp;startTime=125.62" office:target-frame-name="psplayer" xlink:show="replace" text:style-name="Internet_20_link" text:visited-style-name="Visited_20_Internet_20_Link"><text:span text:style-name="T11">ROLES, AGE, and </text:span></text:a><text:soft-page-break/><text:a xlink:type="simple" xlink:href="https://app.pluralsight.com/course-player?clipId=310d3eec-367c-4aa3-8343-9b7b669fcbb1&amp;startTime=125.62" office:target-frame-name="psplayer" xlink:show="replace" text:style-name="Internet_20_link" text:visited-style-name="Visited_20_Internet_20_Link"><text:span text:style-name="T11">VERSION, we also have additional fields.</text:span></text:a><text:span text:style-name="T12"> </text:span><text:a xlink:type="simple" xlink:href="https://app.pluralsight.com/course-player?clipId=310d3eec-367c-4aa3-8343-9b7b669fcbb1&amp;startTime=129.61" office:target-frame-name="psplayer" xlink:show="replace" text:style-name="Internet_20_link" text:visited-style-name="Visited_20_Internet_20_Link"><text:span text:style-name="T11">So we have the INTERNAL‑IP address of the node, so there we see 172.16.94.10</text:span></text:a><text:span text:style-name="T12"> </text:span><text:a xlink:type="simple" xlink:href="https://app.pluralsight.com/course-player?clipId=310d3eec-367c-4aa3-8343-9b7b669fcbb1&amp;startTime=135.1" office:target-frame-name="psplayer" xlink:show="replace" text:style-name="Internet_20_link" text:visited-style-name="Visited_20_Internet_20_Link"><text:span text:style-name="T11">for c1‑cp1. In some cloud scenarios, we'll see the external IP populated.</text:span></text:a><text:span text:style-name="T12"> </text:span><text:a xlink:type="simple" xlink:href="https://app.pluralsight.com/course-player?clipId=310d3eec-367c-4aa3-8343-9b7b669fcbb1&amp;startTime=140.11" office:target-frame-name="psplayer" xlink:show="replace" text:style-name="Internet_20_link" text:visited-style-name="Visited_20_Internet_20_Link"><text:span text:style-name="T11">Since we're doing this on‑prem, that's set to none.</text:span></text:a><text:span text:style-name="T12"> </text:span><text:a xlink:type="simple" xlink:href="https://app.pluralsight.com/course-player?clipId=310d3eec-367c-4aa3-8343-9b7b669fcbb1&amp;startTime=142.84" office:target-frame-name="psplayer" xlink:show="replace" text:style-name="Internet_20_link" text:visited-style-name="Visited_20_Internet_20_Link"><text:span text:style-name="T11">We have our OS‑IMAGE, so that's going to be Ubuntu 18.04.</text:span></text:a><text:span text:style-name="T12"> </text:span><text:a xlink:type="simple" xlink:href="https://app.pluralsight.com/course-player?clipId=310d3eec-367c-4aa3-8343-9b7b669fcbb1&amp;startTime=146.54" office:target-frame-name="psplayer" xlink:show="replace" text:style-name="Internet_20_link" text:visited-style-name="Visited_20_Internet_20_Link"><text:span text:style-name="T11">The kernel that we're running and wrapping off the end of the screen there. We</text:span></text:a><text:span text:style-name="T12"> </text:span><text:a xlink:type="simple" xlink:href="https://app.pluralsight.com/course-player?clipId=310d3eec-367c-4aa3-8343-9b7b669fcbb1&amp;startTime=149.69" office:target-frame-name="psplayer" xlink:show="replace" text:style-name="Internet_20_link" text:visited-style-name="Visited_20_Internet_20_Link"><text:span text:style-name="T11">can also see the information about our container runtime.</text:span></text:a><text:span text:style-name="T12"> </text:span><text:a xlink:type="simple" xlink:href="https://app.pluralsight.com/course-player?clipId=310d3eec-367c-4aa3-8343-9b7b669fcbb1&amp;startTime=153.13" office:target-frame-name="psplayer" xlink:show="replace" text:style-name="Internet_20_link" text:visited-style-name="Visited_20_Internet_20_Link"><text:span text:style-name="T11">And in our lab here,</text:span></text:a><text:span text:style-name="T12"> </text:span><text:a xlink:type="simple" xlink:href="https://app.pluralsight.com/course-player?clipId=310d3eec-367c-4aa3-8343-9b7b669fcbb1&amp;startTime=154.38" office:target-frame-name="psplayer" xlink:show="replace" text:style-name="Internet_20_link" text:visited-style-name="Visited_20_Internet_20_Link"><text:span text:style-name="T11">that's containerd version 1.3.3, and we have a row of</text:span></text:a><text:span text:style-name="T12"> </text:span><text:a xlink:type="simple" xlink:href="https://app.pluralsight.com/course-player?clipId=310d3eec-367c-4aa3-8343-9b7b669fcbb1&amp;startTime=158.59" office:target-frame-name="psplayer" xlink:show="replace" text:style-name="Internet_20_link" text:visited-style-name="Visited_20_Internet_20_Link"><text:span text:style-name="T11">information for each node in our cluster.</text:span></text:a><text:span text:style-name="T12"> </text:span><text:a xlink:type="simple" xlink:href="https://app.pluralsight.com/course-player?clipId=310d3eec-367c-4aa3-8343-9b7b669fcbb1&amp;startTime=162.44" office:target-frame-name="psplayer" xlink:show="replace" text:style-name="Internet_20_link" text:visited-style-name="Visited_20_Internet_20_Link"><text:span text:style-name="T11">So let's look at the pods that are currently running in our cluster.</text:span></text:a><text:span text:style-name="T12"> </text:span><text:a xlink:type="simple" xlink:href="https://app.pluralsight.com/course-player?clipId=310d3eec-367c-4aa3-8343-9b7b669fcbb1&amp;startTime=166.17" office:target-frame-name="psplayer" xlink:show="replace" text:style-name="Internet_20_link" text:visited-style-name="Visited_20_Internet_20_Link"><text:span text:style-name="T11">And if I do kubectl get pods,</text:span></text:a><text:span text:style-name="T12"> </text:span><text:a xlink:type="simple" xlink:href="https://app.pluralsight.com/course-player?clipId=310d3eec-367c-4aa3-8343-9b7b669fcbb1&amp;startTime=168.24" office:target-frame-name="psplayer" xlink:show="replace" text:style-name="Internet_20_link" text:visited-style-name="Visited_20_Internet_20_Link"><text:span text:style-name="T11">we get the answer of No resources found in default namespace.</text:span></text:a><text:span text:style-name="T12"> </text:span><text:a xlink:type="simple" xlink:href="https://app.pluralsight.com/course-player?clipId=310d3eec-367c-4aa3-8343-9b7b669fcbb1&amp;startTime=173.21" office:target-frame-name="psplayer" xlink:show="replace" text:style-name="Internet_20_link" text:visited-style-name="Visited_20_Internet_20_Link"><text:span text:style-name="T11">Now remember, a namespace is a way to organize resources together.</text:span></text:a><text:span text:style-name="T12"> </text:span><text:a xlink:type="simple" xlink:href="https://app.pluralsight.com/course-player?clipId=310d3eec-367c-4aa3-8343-9b7b669fcbb1&amp;startTime=177.47" office:target-frame-name="psplayer" xlink:show="replace" text:style-name="Internet_20_link" text:visited-style-name="Visited_20_Internet_20_Link"><text:span text:style-name="T11">And when we run kubectl get pods, that's going to</text:span></text:a><text:span text:style-name="T12"> </text:span><text:a xlink:type="simple" xlink:href="https://app.pluralsight.com/course-player?clipId=310d3eec-367c-4aa3-8343-9b7b669fcbb1&amp;startTime=180.51" office:target-frame-name="psplayer" xlink:show="replace" text:style-name="Internet_20_link" text:visited-style-name="Visited_20_Internet_20_Link"><text:span text:style-name="T11">point at the default namespace. And, well,</text:span></text:a><text:span text:style-name="T12"> </text:span><text:a xlink:type="simple" xlink:href="https://app.pluralsight.com/course-player?clipId=310d3eec-367c-4aa3-8343-9b7b669fcbb1&amp;startTime=182.28" office:target-frame-name="psplayer" xlink:show="replace" text:style-name="Internet_20_link" text:visited-style-name="Visited_20_Internet_20_Link"><text:span text:style-name="T11">there's no workload up and running in the cluster yet,</text:span></text:a><text:span text:style-name="T12"> </text:span><text:a xlink:type="simple" xlink:href="https://app.pluralsight.com/course-player?clipId=310d3eec-367c-4aa3-8343-9b7b669fcbb1&amp;startTime=184.91" office:target-frame-name="psplayer" xlink:show="replace" text:style-name="Internet_20_link" text:visited-style-name="Visited_20_Internet_20_Link"><text:span text:style-name="T11">so we have no resources found in the default namespace.</text:span></text:a><text:span text:style-name="T12"> </text:span><text:a xlink:type="simple" xlink:href="https://app.pluralsight.com/course-player?clipId=310d3eec-367c-4aa3-8343-9b7b669fcbb1&amp;startTime=188.24" office:target-frame-name="psplayer" xlink:show="replace" text:style-name="Internet_20_link" text:visited-style-name="Visited_20_Internet_20_Link"><text:span text:style-name="T11">But there are some pods that are up and running in what's</text:span></text:a><text:span text:style-name="T12"> </text:span><text:a xlink:type="simple" xlink:href="https://app.pluralsight.com/course-player?clipId=310d3eec-367c-4aa3-8343-9b7b669fcbb1&amp;startTime=190.81" office:target-frame-name="psplayer" xlink:show="replace" text:style-name="Internet_20_link" text:visited-style-name="Visited_20_Internet_20_Link"><text:span text:style-name="T11">called the kube‑system namespace, and that's where the</text:span></text:a><text:span text:style-name="T12"> </text:span><text:a xlink:type="simple" xlink:href="https://app.pluralsight.com/course-player?clipId=310d3eec-367c-4aa3-8343-9b7b669fcbb1&amp;startTime=193.17" office:target-frame-name="psplayer" xlink:show="replace" text:style-name="Internet_20_link" text:visited-style-name="Visited_20_Internet_20_Link"><text:span text:style-name="T11">system pods were run in our cluster.</text:span></text:a><text:span text:style-name="T12"> </text:span><text:a xlink:type="simple" xlink:href="https://app.pluralsight.com/course-player?clipId=310d3eec-367c-4aa3-8343-9b7b669fcbb1&amp;startTime=195.77" office:target-frame-name="psplayer" xlink:show="replace" text:style-name="Internet_20_link" text:visited-style-name="Visited_20_Internet_20_Link"><text:span text:style-name="T11">And so I can say, kubectl get pods ‑‑namespace and then specify kube‑system.</text:span></text:a><text:span text:style-name="T12"> </text:span><text:a xlink:type="simple" xlink:href="https://app.pluralsight.com/course-player?clipId=310d3eec-367c-4aa3-8343-9b7b669fcbb1&amp;startTime=202.12" office:target-frame-name="psplayer" xlink:show="replace" text:style-name="Internet_20_link" text:visited-style-name="Visited_20_Internet_20_Link"><text:span text:style-name="T11">And then I can see all of the system pods that are running,</text:span></text:a><text:span text:style-name="T12"> </text:span><text:a xlink:type="simple" xlink:href="https://app.pluralsight.com/course-player?clipId=310d3eec-367c-4aa3-8343-9b7b669fcbb1&amp;startTime=206.16" office:target-frame-name="psplayer" xlink:show="replace" text:style-name="Internet_20_link" text:visited-style-name="Visited_20_Internet_20_Link"><text:span text:style-name="T11">including the control plane pods, our pod networking pods, and our DNS pods.</text:span></text:a><text:span text:style-name="T12"> </text:span><text:a xlink:type="simple" xlink:href="https://app.pluralsight.com/course-player?clipId=310d3eec-367c-4aa3-8343-9b7b669fcbb1&amp;startTime=210.46" office:target-frame-name="psplayer" xlink:show="replace" text:style-name="Internet_20_link" text:visited-style-name="Visited_20_Internet_20_Link"><text:span text:style-name="T11">And so in the output at the bottom here, we see the name of</text:span></text:a><text:span text:style-name="T12"> </text:span><text:a xlink:type="simple" xlink:href="https://app.pluralsight.com/course-player?clipId=310d3eec-367c-4aa3-8343-9b7b669fcbb1&amp;startTime=213.23" office:target-frame-name="psplayer" xlink:show="replace" text:style-name="Internet_20_link" text:visited-style-name="Visited_20_Internet_20_Link"><text:span text:style-name="T11">the pod, and then next, we see ready,</text:span></text:a><text:span text:style-name="T12"> </text:span><text:a xlink:type="simple" xlink:href="https://app.pluralsight.com/course-player?clipId=310d3eec-367c-4aa3-8343-9b7b669fcbb1&amp;startTime=215.52" office:target-frame-name="psplayer" xlink:show="replace" text:style-name="Internet_20_link" text:visited-style-name="Visited_20_Internet_20_Link"><text:span text:style-name="T11">which tells us if the containers defined in the pod are up and</text:span></text:a><text:span text:style-name="T12"> </text:span><text:a xlink:type="simple" xlink:href="https://app.pluralsight.com/course-player?clipId=310d3eec-367c-4aa3-8343-9b7b669fcbb1&amp;startTime=218.39" office:target-frame-name="psplayer" xlink:show="replace" text:style-name="Internet_20_link" text:visited-style-name="Visited_20_Internet_20_Link"><text:span text:style-name="T11">running. Then after that, we have status,</text:span></text:a><text:span text:style-name="T12"> </text:span><text:a xlink:type="simple" xlink:href="https://app.pluralsight.com/course-player?clipId=310d3eec-367c-4aa3-8343-9b7b669fcbb1&amp;startTime=220.85" office:target-frame-name="psplayer" xlink:show="replace" text:style-name="Internet_20_link" text:visited-style-name="Visited_20_Internet_20_Link"><text:span text:style-name="T11">which tells us the current state of the pod.</text:span></text:a><text:span text:style-name="T12"> </text:span><text:a xlink:type="simple" xlink:href="https://app.pluralsight.com/course-player?clipId=310d3eec-367c-4aa3-8343-9b7b669fcbb1&amp;startTime=223.24" office:target-frame-name="psplayer" xlink:show="replace" text:style-name="Internet_20_link" text:visited-style-name="Visited_20_Internet_20_Link"><text:span text:style-name="T11">Earlier, in a previous demo, when we deployed our pod network,</text:span></text:a><text:span text:style-name="T12"> </text:span><text:a xlink:type="simple" xlink:href="https://app.pluralsight.com/course-player?clipId=310d3eec-367c-4aa3-8343-9b7b669fcbb1&amp;startTime=226.2" office:target-frame-name="psplayer" xlink:show="replace" text:style-name="Internet_20_link" text:visited-style-name="Visited_20_Internet_20_Link"><text:span text:style-name="T11">we saw the statuses container creating and pod initializing based on the</text:span></text:a><text:span text:style-name="T12"> </text:span><text:a xlink:type="simple" xlink:href="https://app.pluralsight.com/course-player?clipId=310d3eec-367c-4aa3-8343-9b7b669fcbb1&amp;startTime=230.14" office:target-frame-name="psplayer" xlink:show="replace" text:style-name="Internet_20_link" text:visited-style-name="Visited_20_Internet_20_Link"><text:span text:style-name="T11">deployment state of the pod at that point in time and then a transition to</text:span></text:a><text:span text:style-name="T12"> </text:span><text:a xlink:type="simple" xlink:href="https://app.pluralsight.com/course-player?clipId=310d3eec-367c-4aa3-8343-9b7b669fcbb1&amp;startTime=233.48" office:target-frame-name="psplayer" xlink:show="replace" text:style-name="Internet_20_link" text:visited-style-name="Visited_20_Internet_20_Link"><text:span text:style-name="T11">running once everything was up running and ready.</text:span></text:a><text:span text:style-name="T12"> </text:span><text:a xlink:type="simple" xlink:href="https://app.pluralsight.com/course-player?clipId=310d3eec-367c-4aa3-8343-9b7b669fcbb1&amp;startTime=236.24" office:target-frame-name="psplayer" xlink:show="replace" text:style-name="Internet_20_link" text:visited-style-name="Visited_20_Internet_20_Link"><text:span text:style-name="T11">Next we see restarts,</text:span></text:a><text:span text:style-name="T12"> </text:span><text:a xlink:type="simple" xlink:href="https://app.pluralsight.com/course-player?clipId=310d3eec-367c-4aa3-8343-9b7b669fcbb1&amp;startTime=237.47" office:target-frame-name="psplayer" xlink:show="replace" text:style-name="Internet_20_link" text:visited-style-name="Visited_20_Internet_20_Link"><text:span text:style-name="T11">which is the number of times a container restarted inside of a pod,</text:span></text:a><text:span text:style-name="T12"> </text:span><text:a xlink:type="simple" xlink:href="https://app.pluralsight.com/course-player?clipId=310d3eec-367c-4aa3-8343-9b7b669fcbb1&amp;startTime=241.58" office:target-frame-name="psplayer" xlink:show="replace" text:style-name="Internet_20_link" text:visited-style-name="Visited_20_Internet_20_Link"><text:span text:style-name="T11">and that that pod was defined about 25 hours ago. We could</text:span></text:a><text:span text:style-name="T12"> </text:span><text:a xlink:type="simple" xlink:href="https://app.pluralsight.com/course-player?clipId=310d3eec-367c-4aa3-8343-9b7b669fcbb1&amp;startTime=245.93" office:target-frame-name="psplayer" xlink:show="replace" text:style-name="Internet_20_link" text:visited-style-name="Visited_20_Internet_20_Link"><text:span text:style-name="T11">also combine kubectl get pods with ‑o wide, and so we can get</text:span></text:a><text:span text:style-name="T12"> </text:span><text:a xlink:type="simple" xlink:href="https://app.pluralsight.com/course-player?clipId=310d3eec-367c-4aa3-8343-9b7b669fcbb1&amp;startTime=251.49" office:target-frame-name="psplayer" xlink:show="replace" text:style-name="Internet_20_link" text:visited-style-name="Visited_20_Internet_20_Link"><text:span text:style-name="T11">additional information about a pod.</text:span></text:a><text:span text:style-name="T12"> </text:span><text:a xlink:type="simple" xlink:href="https://app.pluralsight.com/course-player?clipId=310d3eec-367c-4aa3-8343-9b7b669fcbb1&amp;startTime=253.84" office:target-frame-name="psplayer" xlink:show="replace" text:style-name="Internet_20_link" text:visited-style-name="Visited_20_Internet_20_Link"><text:span text:style-name="T11">And so let's do that for our pods in our system namespace, so</text:span></text:a><text:span text:style-name="T12"> </text:span><text:a xlink:type="simple" xlink:href="https://app.pluralsight.com/course-player?clipId=310d3eec-367c-4aa3-8343-9b7b669fcbb1&amp;startTime=256.83" office:target-frame-name="psplayer" xlink:show="replace" text:style-name="Internet_20_link" text:visited-style-name="Visited_20_Internet_20_Link"><text:span text:style-name="T11">kubectl get pods ‑‑namespace kube‑system ‑o wide.</text:span></text:a><text:span text:style-name="T12"> </text:span><text:a xlink:type="simple" xlink:href="https://app.pluralsight.com/course-player?clipId=310d3eec-367c-4aa3-8343-9b7b669fcbb1&amp;startTime=262.05" office:target-frame-name="psplayer" xlink:show="replace" text:style-name="Internet_20_link" text:visited-style-name="Visited_20_Internet_20_Link"><text:span text:style-name="T11">Run that code together, and we'll get additional information about a pod.</text:span></text:a><text:span text:style-name="T12"> </text:span><text:a xlink:type="simple" xlink:href="https://app.pluralsight.com/course-player?clipId=310d3eec-367c-4aa3-8343-9b7b669fcbb1&amp;startTime=266.53" office:target-frame-name="psplayer" xlink:show="replace" text:style-name="Internet_20_link" text:visited-style-name="Visited_20_Internet_20_Link"><text:span text:style-name="T11">And so we see NAME, READY, STATUS, RESTARTS, and AGE, which is the</text:span></text:a><text:span text:style-name="T12"> </text:span><text:a xlink:type="simple" xlink:href="https://app.pluralsight.com/course-player?clipId=310d3eec-367c-4aa3-8343-9b7b669fcbb1&amp;startTime=270.32" office:target-frame-name="psplayer" xlink:show="replace" text:style-name="Internet_20_link" text:visited-style-name="Visited_20_Internet_20_Link"><text:span text:style-name="T11">regular information that we just walked through.</text:span></text:a><text:span text:style-name="T12"> </text:span><text:a xlink:type="simple" xlink:href="https://app.pluralsight.com/course-player?clipId=310d3eec-367c-4aa3-8343-9b7b669fcbb1&amp;startTime=272.74" office:target-frame-name="psplayer" xlink:show="replace" text:style-name="Internet_20_link" text:visited-style-name="Visited_20_Internet_20_Link"><text:span text:style-name="T11">Well, we have additional information now.</text:span></text:a><text:span text:style-name="T12"> </text:span><text:a xlink:type="simple" xlink:href="https://app.pluralsight.com/course-player?clipId=310d3eec-367c-4aa3-8343-9b7b669fcbb1&amp;startTime=273.99" office:target-frame-name="psplayer" xlink:show="replace" text:style-name="Internet_20_link" text:visited-style-name="Visited_20_Internet_20_Link"><text:span text:style-name="T11">We have IP, NODE, NOMINATED NODE, and READINESS GATES.</text:span></text:a><text:span text:style-name="T12"> </text:span><text:a xlink:type="simple" xlink:href="https://app.pluralsight.com/course-player?clipId=310d3eec-367c-4aa3-8343-9b7b669fcbb1&amp;startTime=278.04" office:target-frame-name="psplayer" xlink:show="replace" text:style-name="Internet_20_link" text:visited-style-name="Visited_20_Internet_20_Link"><text:span text:style-name="T11">Let's look closely at IP and NODE. So on the IPs,</text:span></text:a><text:span text:style-name="T12"> </text:span><text:a xlink:type="simple" xlink:href="https://app.pluralsight.com/course-player?clipId=310d3eec-367c-4aa3-8343-9b7b669fcbb1&amp;startTime=281.74" office:target-frame-name="psplayer" xlink:show="replace" text:style-name="Internet_20_link" text:visited-style-name="Visited_20_Internet_20_Link"><text:span text:style-name="T11">we see that some of the pods are on the pod network 192.168, and some</text:span></text:a><text:span text:style-name="T12"> </text:span><text:a xlink:type="simple" xlink:href="https://app.pluralsight.com/course-player?clipId=310d3eec-367c-4aa3-8343-9b7b669fcbb1&amp;startTime=286.63" office:target-frame-name="psplayer" xlink:show="replace" text:style-name="Internet_20_link" text:visited-style-name="Visited_20_Internet_20_Link"><text:span text:style-name="T11">pods are on our virtual machines network 172.16.94.</text:span></text:a><text:span text:style-name="T12"> </text:span><text:a xlink:type="simple" xlink:href="https://app.pluralsight.com/course-player?clipId=310d3eec-367c-4aa3-8343-9b7b669fcbb1&amp;startTime=291.63" office:target-frame-name="psplayer" xlink:show="replace" text:style-name="Internet_20_link" text:visited-style-name="Visited_20_Internet_20_Link"><text:span text:style-name="T11">Depending on the role that those pods play in our cluster,</text:span></text:a><text:span text:style-name="T12"> </text:span><text:a xlink:type="simple" xlink:href="https://app.pluralsight.com/course-player?clipId=310d3eec-367c-4aa3-8343-9b7b669fcbb1&amp;startTime=295.19" office:target-frame-name="psplayer" xlink:show="replace" text:style-name="Internet_20_link" text:visited-style-name="Visited_20_Internet_20_Link"><text:span text:style-name="T11">that's what network they'll be attached to.</text:span></text:a><text:span text:style-name="T12"> </text:span><text:a xlink:type="simple" xlink:href="https://app.pluralsight.com/course-player?clipId=310d3eec-367c-4aa3-8343-9b7b669fcbb1&amp;startTime=296.74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310d3eec-367c-4aa3-8343-9b7b669fcbb1&amp;startTime=297.72" office:target-frame-name="psplayer" xlink:show="replace" text:style-name="Internet_20_link" text:visited-style-name="Visited_20_Internet_20_Link"><text:span text:style-name="T11">our DNS pods will be servicing DNS requests inside the cluster on</text:span></text:a><text:span text:style-name="T12"> </text:span><text:a xlink:type="simple" xlink:href="https://app.pluralsight.com/course-player?clipId=310d3eec-367c-4aa3-8343-9b7b669fcbb1&amp;startTime=302.01" office:target-frame-name="psplayer" xlink:show="replace" text:style-name="Internet_20_link" text:visited-style-name="Visited_20_Internet_20_Link"><text:span text:style-name="T11">the pod networks, so those are deployed on the pod network</text:span></text:a><text:span text:style-name="T12"> </text:span><text:a xlink:type="simple" xlink:href="https://app.pluralsight.com/course-player?clipId=310d3eec-367c-4aa3-8343-9b7b669fcbb1&amp;startTime=304.6" office:target-frame-name="psplayer" xlink:show="replace" text:style-name="Internet_20_link" text:visited-style-name="Visited_20_Internet_20_Link"><text:span text:style-name="T11">192.168.00, which we defined in our earlier module when we</text:span></text:a><text:span text:style-name="T12"> </text:span><text:a xlink:type="simple" xlink:href="https://app.pluralsight.com/course-player?clipId=310d3eec-367c-4aa3-8343-9b7b669fcbb1&amp;startTime=310.15" office:target-frame-name="psplayer" xlink:show="replace" text:style-name="Internet_20_link" text:visited-style-name="Visited_20_Internet_20_Link"><text:span text:style-name="T11">created our pod network together.</text:span></text:a><text:span text:style-name="T12"> </text:span><text:a xlink:type="simple" xlink:href="https://app.pluralsight.com/course-player?clipId=310d3eec-367c-4aa3-8343-9b7b669fcbb1&amp;startTime=312.84" office:target-frame-name="psplayer" xlink:show="replace" text:style-name="Internet_20_link" text:visited-style-name="Visited_20_Internet_20_Link"><text:span text:style-name="T11">Some other pods are on the actual network that our</text:span></text:a><text:span text:style-name="T12"> </text:span><text:a xlink:type="simple" xlink:href="https://app.pluralsight.com/course-player?clipId=310d3eec-367c-4aa3-8343-9b7b669fcbb1&amp;startTime=316" office:target-frame-name="psplayer" xlink:show="replace" text:style-name="Internet_20_link" text:visited-style-name="Visited_20_Internet_20_Link"><text:span text:style-name="T11">infrastructure is on, so 172.16.94.</text:span></text:a><text:span text:style-name="T12"> </text:span><text:a xlink:type="simple" xlink:href="https://app.pluralsight.com/course-player?clipId=310d3eec-367c-4aa3-8343-9b7b669fcbb1&amp;startTime=319.38" office:target-frame-name="psplayer" xlink:show="replace" text:style-name="Internet_20_link" text:visited-style-name="Visited_20_Internet_20_Link"><text:span text:style-name="T11">And so those are exposing services outside of the cluster.</text:span></text:a><text:span text:style-name="T12"> </text:span><text:a xlink:type="simple" xlink:href="https://app.pluralsight.com/course-player?clipId=310d3eec-367c-4aa3-8343-9b7b669fcbb1&amp;startTime=322.53" office:target-frame-name="psplayer" xlink:show="replace" text:style-name="Internet_20_link" text:visited-style-name="Visited_20_Internet_20_Link"><text:span text:style-name="T11">So, for example, the API server is available outside of the cluster.</text:span></text:a><text:span text:style-name="T12"> </text:span><text:a xlink:type="simple" xlink:href="https://app.pluralsight.com/course-player?clipId=310d3eec-367c-4aa3-8343-9b7b669fcbb1&amp;startTime=326.26" office:target-frame-name="psplayer" xlink:show="replace" text:style-name="Internet_20_link" text:visited-style-name="Visited_20_Internet_20_Link"><text:span text:style-name="T11">It's going to be listening on 172.16.94.10,</text:span></text:a><text:span text:style-name="T12"> </text:span><text:a xlink:type="simple" xlink:href="https://app.pluralsight.com/course-player?clipId=310d3eec-367c-4aa3-8343-9b7b669fcbb1&amp;startTime=330.06" office:target-frame-name="psplayer" xlink:show="replace" text:style-name="Internet_20_link" text:visited-style-name="Visited_20_Internet_20_Link"><text:span text:style-name="T11">which is the real address of the control plane node.</text:span></text:a><text:span text:style-name="T12"> </text:span><text:a xlink:type="simple" xlink:href="https://app.pluralsight.com/course-player?clipId=310d3eec-367c-4aa3-8343-9b7b669fcbb1&amp;startTime=333.04" office:target-frame-name="psplayer" xlink:show="replace" text:style-name="Internet_20_link" text:visited-style-name="Visited_20_Internet_20_Link"><text:span text:style-name="T11">Additionally, we see four kube‑proxy pods up and running.</text:span></text:a><text:span text:style-name="T12"> </text:span><text:a xlink:type="simple" xlink:href="https://app.pluralsight.com/course-player?clipId=310d3eec-367c-4aa3-8343-9b7b669fcbb1&amp;startTime=337.14" office:target-frame-name="psplayer" xlink:show="replace" text:style-name="Internet_20_link" text:visited-style-name="Visited_20_Internet_20_Link"><text:span text:style-name="T11">There's a kube‑proxy pod running on each node in a cluster.</text:span></text:a><text:span text:style-name="T12"> </text:span><text:a xlink:type="simple" xlink:href="https://app.pluralsight.com/course-player?clipId=310d3eec-367c-4aa3-8343-9b7b669fcbb1&amp;startTime=340.29" office:target-frame-name="psplayer" xlink:show="replace" text:style-name="Internet_20_link" text:visited-style-name="Visited_20_Internet_20_Link"><text:span text:style-name="T11">Now recall, kube‑proxy has the responsibility of implementing</text:span></text:a><text:span text:style-name="T12"> </text:span><text:a xlink:type="simple" xlink:href="https://app.pluralsight.com/course-player?clipId=310d3eec-367c-4aa3-8343-9b7b669fcbb1&amp;startTime=343.41" office:target-frame-name="psplayer" xlink:show="replace" text:style-name="Internet_20_link" text:visited-style-name="Visited_20_Internet_20_Link"><text:span text:style-name="T11">service networking on each individual node.</text:span></text:a><text:span text:style-name="T12"> </text:span><text:a xlink:type="simple" xlink:href="https://app.pluralsight.com/course-player?clipId=310d3eec-367c-4aa3-8343-9b7b669fcbb1&amp;startTime=345.94" office:target-frame-name="psplayer" xlink:show="replace" text:style-name="Internet_20_link" text:visited-style-name="Visited_20_Internet_20_Link"><text:span text:style-name="T11">And so there will be a kube‑proxy pod on each individual node.</text:span></text:a><text:span text:style-name="T12"> </text:span><text:a xlink:type="simple" xlink:href="https://app.pluralsight.com/course-player?clipId=310d3eec-367c-4aa3-8343-9b7b669fcbb1&amp;startTime=349.51" office:target-frame-name="psplayer" xlink:show="replace" text:style-name="Internet_20_link" text:visited-style-name="Visited_20_Internet_20_Link"><text:span text:style-name="T11">So there we see a kube‑proxy pod running on c1‑cp1, c1‑node1, c1‑node2,</text:span></text:a><text:span text:style-name="T12"> </text:span><text:a xlink:type="simple" xlink:href="https://app.pluralsight.com/course-player?clipId=310d3eec-367c-4aa3-8343-9b7b669fcbb1&amp;startTime=354.55" office:target-frame-name="psplayer" xlink:show="replace" text:style-name="Internet_20_link" text:visited-style-name="Visited_20_Internet_20_Link"><text:span text:style-name="T11">and c1‑node3 on the real network IP address 172.16.94.</text:span></text:a><text:span text:style-name="T12"> </text:span><text:a xlink:type="simple" xlink:href="https://app.pluralsight.com/course-player?clipId=310d3eec-367c-4aa3-8343-9b7b669fcbb1&amp;startTime=360.71" office:target-frame-name="psplayer" xlink:show="replace" text:style-name="Internet_20_link" text:visited-style-name="Visited_20_Internet_20_Link"><text:span text:style-name="T11">They're exposed to the real network so that they can receive those requests</text:span></text:a><text:span text:style-name="T12"> </text:span><text:a xlink:type="simple" xlink:href="https://app.pluralsight.com/course-player?clipId=310d3eec-367c-4aa3-8343-9b7b669fcbb1&amp;startTime=364.05" office:target-frame-name="psplayer" xlink:show="replace" text:style-name="Internet_20_link" text:visited-style-name="Visited_20_Internet_20_Link"><text:span text:style-name="T11">coming in from outside of the cluster and route that information to the</text:span></text:a><text:span text:style-name="T12"> </text:span><text:a xlink:type="simple" xlink:href="https://app.pluralsight.com/course-player?clipId=310d3eec-367c-4aa3-8343-9b7b669fcbb1&amp;startTime=367.05" office:target-frame-name="psplayer" xlink:show="replace" text:style-name="Internet_20_link" text:visited-style-name="Visited_20_Internet_20_Link"><text:span text:style-name="T11">correct services and pods running inside the cluster.</text:span></text:a><text:span text:style-name="T12"> </text:span><text:a xlink:type="simple" xlink:href="https://app.pluralsight.com/course-player?clipId=310d3eec-367c-4aa3-8343-9b7b669fcbb1&amp;startTime=369.94" office:target-frame-name="psplayer" xlink:show="replace" text:style-name="Internet_20_link" text:visited-style-name="Visited_20_Internet_20_Link"><text:span text:style-name="T11">Now, we can also combine kubectl with get all. And what get all will do</text:span></text:a><text:span text:style-name="T12"> </text:span><text:a xlink:type="simple" xlink:href="https://app.pluralsight.com/course-player?clipId=310d3eec-367c-4aa3-8343-9b7b669fcbb1&amp;startTime=374.44" office:target-frame-name="psplayer" xlink:show="replace" text:style-name="Internet_20_link" text:visited-style-name="Visited_20_Internet_20_Link"><text:span text:style-name="T11">is list all current resources that are running in a cluster, and I can</text:span></text:a><text:span text:style-name="T12"> </text:span><text:a xlink:type="simple" xlink:href="https://app.pluralsight.com/course-player?clipId=310d3eec-367c-4aa3-8343-9b7b669fcbb1&amp;startTime=378.76" office:target-frame-name="psplayer" xlink:show="replace" text:style-name="Internet_20_link" text:visited-style-name="Visited_20_Internet_20_Link"><text:span text:style-name="T11">also combine that with ‑‑all‑namespaces.</text:span></text:a><text:span text:style-name="T12"> </text:span><text:a xlink:type="simple" xlink:href="https://app.pluralsight.com/course-player?clipId=310d3eec-367c-4aa3-8343-9b7b669fcbb1&amp;startTime=381.42" office:target-frame-name="psplayer" xlink:show="replace" text:style-name="Internet_20_link" text:visited-style-name="Visited_20_Internet_20_Link"><text:span text:style-name="T11">And what that will do is give me every resource that's up and</text:span></text:a><text:span text:style-name="T12"> </text:span><text:a xlink:type="simple" xlink:href="https://app.pluralsight.com/course-player?clipId=310d3eec-367c-4aa3-8343-9b7b669fcbb1&amp;startTime=383.87" office:target-frame-name="psplayer" xlink:show="replace" text:style-name="Internet_20_link" text:visited-style-name="Visited_20_Internet_20_Link"><text:span text:style-name="T11">running in my cluster across all namespaces.</text:span></text:a><text:span text:style-name="T12"> </text:span><text:a xlink:type="simple" xlink:href="https://app.pluralsight.com/course-player?clipId=310d3eec-367c-4aa3-8343-9b7b669fcbb1&amp;startTime=386.08" office:target-frame-name="psplayer" xlink:show="replace" text:style-name="Internet_20_link" text:visited-style-name="Visited_20_Internet_20_Link"><text:span text:style-name="T11">And so this is a valuable command.</text:span></text:a><text:span text:style-name="T12"> </text:span><text:a xlink:type="simple" xlink:href="https://app.pluralsight.com/course-player?clipId=310d3eec-367c-4aa3-8343-9b7b669fcbb1&amp;startTime=387.94" office:target-frame-name="psplayer" xlink:show="replace" text:style-name="Internet_20_link" text:visited-style-name="Visited_20_Internet_20_Link"><text:span text:style-name="T11">They give you a quick view of what's going on in your entire cluster's space.</text:span></text:a><text:span text:style-name="T12"> </text:span><text:a xlink:type="simple" xlink:href="https://app.pluralsight.com/course-player?clipId=310d3eec-367c-4aa3-8343-9b7b669fcbb1&amp;startTime=392.94" office:target-frame-name="psplayer" xlink:show="replace" text:style-name="Internet_20_link" text:visited-style-name="Visited_20_Internet_20_Link"><text:span text:style-name="T11">And so the first part of </text:span></text:a><text:soft-page-break/><text:a xlink:type="simple" xlink:href="https://app.pluralsight.com/course-player?clipId=310d3eec-367c-4aa3-8343-9b7b669fcbb1&amp;startTime=392.94" office:target-frame-name="psplayer" xlink:show="replace" text:style-name="Internet_20_link" text:visited-style-name="Visited_20_Internet_20_Link"><text:span text:style-name="T11">the output here is pods, and we</text:span></text:a><text:span text:style-name="T12"> </text:span><text:a xlink:type="simple" xlink:href="https://app.pluralsight.com/course-player?clipId=310d3eec-367c-4aa3-8343-9b7b669fcbb1&amp;startTime=395.13" office:target-frame-name="psplayer" xlink:show="replace" text:style-name="Internet_20_link" text:visited-style-name="Visited_20_Internet_20_Link"><text:span text:style-name="T11">just walked through that together.</text:span></text:a><text:span text:style-name="T12"> </text:span><text:a xlink:type="simple" xlink:href="https://app.pluralsight.com/course-player?clipId=310d3eec-367c-4aa3-8343-9b7b669fcbb1&amp;startTime=396.42" office:target-frame-name="psplayer" xlink:show="replace" text:style-name="Internet_20_link" text:visited-style-name="Visited_20_Internet_20_Link"><text:span text:style-name="T11">And so let's skip forward into the remainder of the output, and</text:span></text:a><text:span text:style-name="T12"> </text:span><text:a xlink:type="simple" xlink:href="https://app.pluralsight.com/course-player?clipId=310d3eec-367c-4aa3-8343-9b7b669fcbb1&amp;startTime=400.34" office:target-frame-name="psplayer" xlink:show="replace" text:style-name="Internet_20_link" text:visited-style-name="Visited_20_Internet_20_Link"><text:span text:style-name="T11">we'll see some other API resources defined in our cluster. We</text:span></text:a><text:span text:style-name="T12"> </text:span><text:a xlink:type="simple" xlink:href="https://app.pluralsight.com/course-player?clipId=310d3eec-367c-4aa3-8343-9b7b669fcbb1&amp;startTime=403.62" office:target-frame-name="psplayer" xlink:show="replace" text:style-name="Internet_20_link" text:visited-style-name="Visited_20_Internet_20_Link"><text:span text:style-name="T11">can see some services, daemon sets, deployments and replica sets are defined.</text:span></text:a><text:span text:style-name="T12"> </text:span><text:a xlink:type="simple" xlink:href="https://app.pluralsight.com/course-player?clipId=310d3eec-367c-4aa3-8343-9b7b669fcbb1&amp;startTime=408.14" office:target-frame-name="psplayer" xlink:show="replace" text:style-name="Internet_20_link" text:visited-style-name="Visited_20_Internet_20_Link"><text:span text:style-name="T11">We'll be diving into each of these in much more detail in some upcoming courses.</text:span></text:a><text:span text:style-name="T12"> </text:span><text:a xlink:type="simple" xlink:href="https://app.pluralsight.com/course-player?clipId=310d3eec-367c-4aa3-8343-9b7b669fcbb1&amp;startTime=411.96" office:target-frame-name="psplayer" xlink:show="replace" text:style-name="Internet_20_link" text:visited-style-name="Visited_20_Internet_20_Link"><text:span text:style-name="T11">But for now,</text:span></text:a><text:span text:style-name="T12"> </text:span><text:a xlink:type="simple" xlink:href="https://app.pluralsight.com/course-player?clipId=310d3eec-367c-4aa3-8343-9b7b669fcbb1&amp;startTime=412.82" office:target-frame-name="psplayer" xlink:show="replace" text:style-name="Internet_20_link" text:visited-style-name="Visited_20_Internet_20_Link"><text:span text:style-name="T11">the key concept that I want to cover here is using kubectl to display</text:span></text:a><text:span text:style-name="T12"> </text:span><text:a xlink:type="simple" xlink:href="https://app.pluralsight.com/course-player?clipId=310d3eec-367c-4aa3-8343-9b7b669fcbb1&amp;startTime=416.72" office:target-frame-name="psplayer" xlink:show="replace" text:style-name="Internet_20_link" text:visited-style-name="Visited_20_Internet_20_Link"><text:span text:style-name="T11">all of the resources that are defined in our cluster.</text:span></text:a><text:span text:style-name="T12"> </text:span><text:a xlink:type="simple" xlink:href="https://app.pluralsight.com/course-player?clipId=310d3eec-367c-4aa3-8343-9b7b669fcbb1&amp;startTime=419.64" office:target-frame-name="psplayer" xlink:show="replace" text:style-name="Internet_20_link" text:visited-style-name="Visited_20_Internet_20_Link"><text:span text:style-name="T11">Now, moving forward, let's ask the Kubernetes API server in our cluster</text:span></text:a><text:span text:style-name="T12"> </text:span><text:a xlink:type="simple" xlink:href="https://app.pluralsight.com/course-player?clipId=310d3eec-367c-4aa3-8343-9b7b669fcbb1&amp;startTime=424.09" office:target-frame-name="psplayer" xlink:show="replace" text:style-name="Internet_20_link" text:visited-style-name="Visited_20_Internet_20_Link"><text:span text:style-name="T11">about all the types of API objects that it knows about, and I can do</text:span></text:a><text:span text:style-name="T12"> </text:span><text:a xlink:type="simple" xlink:href="https://app.pluralsight.com/course-player?clipId=310d3eec-367c-4aa3-8343-9b7b669fcbb1&amp;startTime=427.96" office:target-frame-name="psplayer" xlink:show="replace" text:style-name="Internet_20_link" text:visited-style-name="Visited_20_Internet_20_Link"><text:span text:style-name="T11">that with the command kubectl api‑resources.</text:span></text:a><text:span text:style-name="T12"> </text:span><text:a xlink:type="simple" xlink:href="https://app.pluralsight.com/course-player?clipId=310d3eec-367c-4aa3-8343-9b7b669fcbb1&amp;startTime=431.24" office:target-frame-name="psplayer" xlink:show="replace" text:style-name="Internet_20_link" text:visited-style-name="Visited_20_Internet_20_Link"><text:span text:style-name="T11">And I'm going to pipe that output into more because there is a large</text:span></text:a><text:span text:style-name="T12"> </text:span><text:a xlink:type="simple" xlink:href="https://app.pluralsight.com/course-player?clipId=310d3eec-367c-4aa3-8343-9b7b669fcbb1&amp;startTime=433.95" office:target-frame-name="psplayer" xlink:show="replace" text:style-name="Internet_20_link" text:visited-style-name="Visited_20_Internet_20_Link"><text:span text:style-name="T11">collection of API objects available for us to work with. Now in the output</text:span></text:a><text:span text:style-name="T12"> </text:span><text:a xlink:type="simple" xlink:href="https://app.pluralsight.com/course-player?clipId=310d3eec-367c-4aa3-8343-9b7b669fcbb1&amp;startTime=438.01" office:target-frame-name="psplayer" xlink:show="replace" text:style-name="Internet_20_link" text:visited-style-name="Visited_20_Internet_20_Link"><text:span text:style-name="T11">here, we see things like the name of the API object.</text:span></text:a><text:span text:style-name="T12"> </text:span><text:a xlink:type="simple" xlink:href="https://app.pluralsight.com/course-player?clipId=310d3eec-367c-4aa3-8343-9b7b669fcbb1&amp;startTime=441.64" office:target-frame-name="psplayer" xlink:show="replace" text:style-name="Internet_20_link" text:visited-style-name="Visited_20_Internet_20_Link"><text:span text:style-name="T11">We see short names or aliases.</text:span></text:a><text:span text:style-name="T12"> </text:span><text:a xlink:type="simple" xlink:href="https://app.pluralsight.com/course-player?clipId=310d3eec-367c-4aa3-8343-9b7b669fcbb1&amp;startTime=443.33" office:target-frame-name="psplayer" xlink:show="replace" text:style-name="Internet_20_link" text:visited-style-name="Visited_20_Internet_20_Link"><text:span text:style-name="T11">And so this is the way that we can address a particular</text:span></text:a><text:span text:style-name="T12"> </text:span><text:a xlink:type="simple" xlink:href="https://app.pluralsight.com/course-player?clipId=310d3eec-367c-4aa3-8343-9b7b669fcbb1&amp;startTime=445.89" office:target-frame-name="psplayer" xlink:show="replace" text:style-name="Internet_20_link" text:visited-style-name="Visited_20_Internet_20_Link"><text:span text:style-name="T11">object at the command line if we need to.</text:span></text:a><text:span text:style-name="T12"> </text:span><text:a xlink:type="simple" xlink:href="https://app.pluralsight.com/course-player?clipId=310d3eec-367c-4aa3-8343-9b7b669fcbb1&amp;startTime=448.13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310d3eec-367c-4aa3-8343-9b7b669fcbb1&amp;startTime=448.98" office:target-frame-name="psplayer" xlink:show="replace" text:style-name="Internet_20_link" text:visited-style-name="Visited_20_Internet_20_Link"><text:span text:style-name="T11">if you want to address nodes rather than typing the entire word</text:span></text:a><text:span text:style-name="T12"> </text:span><text:a xlink:type="simple" xlink:href="https://app.pluralsight.com/course-player?clipId=310d3eec-367c-4aa3-8343-9b7b669fcbb1&amp;startTime=452.03" office:target-frame-name="psplayer" xlink:show="replace" text:style-name="Internet_20_link" text:visited-style-name="Visited_20_Internet_20_Link"><text:span text:style-name="T11">nodes, we can type the alias or the short name no.</text:span></text:a><text:span text:style-name="T12"> </text:span><text:a xlink:type="simple" xlink:href="https://app.pluralsight.com/course-player?clipId=310d3eec-367c-4aa3-8343-9b7b669fcbb1&amp;startTime=455.84" office:target-frame-name="psplayer" xlink:show="replace" text:style-name="Internet_20_link" text:visited-style-name="Visited_20_Internet_20_Link"><text:span text:style-name="T11">After the short name, we see the API version,</text:span></text:a><text:span text:style-name="T12"> </text:span><text:a xlink:type="simple" xlink:href="https://app.pluralsight.com/course-player?clipId=310d3eec-367c-4aa3-8343-9b7b669fcbb1&amp;startTime=457.85" office:target-frame-name="psplayer" xlink:show="replace" text:style-name="Internet_20_link" text:visited-style-name="Visited_20_Internet_20_Link"><text:span text:style-name="T11">which is a way of grouping and versioning resources in the</text:span></text:a><text:span text:style-name="T12"> </text:span><text:a xlink:type="simple" xlink:href="https://app.pluralsight.com/course-player?clipId=310d3eec-367c-4aa3-8343-9b7b669fcbb1&amp;startTime=461.7" office:target-frame-name="psplayer" xlink:show="replace" text:style-name="Internet_20_link" text:visited-style-name="Visited_20_Internet_20_Link"><text:span text:style-name="T11">API, so we see all of those are on v1. We also can see if</text:span></text:a><text:span text:style-name="T12"> </text:span><text:a xlink:type="simple" xlink:href="https://app.pluralsight.com/course-player?clipId=310d3eec-367c-4aa3-8343-9b7b669fcbb1&amp;startTime=465.6" office:target-frame-name="psplayer" xlink:show="replace" text:style-name="Internet_20_link" text:visited-style-name="Visited_20_Internet_20_Link"><text:span text:style-name="T11">an object is namespace or not.</text:span></text:a><text:span text:style-name="T12"> </text:span><text:a xlink:type="simple" xlink:href="https://app.pluralsight.com/course-player?clipId=310d3eec-367c-4aa3-8343-9b7b669fcbb1&amp;startTime=467.5" office:target-frame-name="psplayer" xlink:show="replace" text:style-name="Internet_20_link" text:visited-style-name="Visited_20_Internet_20_Link"><text:span text:style-name="T11">So there we see true or false,</text:span></text:a><text:span text:style-name="T12"> </text:span><text:a xlink:type="simple" xlink:href="https://app.pluralsight.com/course-player?clipId=310d3eec-367c-4aa3-8343-9b7b669fcbb1&amp;startTime=468.76" office:target-frame-name="psplayer" xlink:show="replace" text:style-name="Internet_20_link" text:visited-style-name="Visited_20_Internet_20_Link"><text:span text:style-name="T11">depending on if that particular object can be in a namespace or not. And then</text:span></text:a><text:span text:style-name="T12"> </text:span><text:a xlink:type="simple" xlink:href="https://app.pluralsight.com/course-player?clipId=310d3eec-367c-4aa3-8343-9b7b669fcbb1&amp;startTime=473.16" office:target-frame-name="psplayer" xlink:show="replace" text:style-name="Internet_20_link" text:visited-style-name="Visited_20_Internet_20_Link"><text:span text:style-name="T11">the object KIND at the end in that last column there, we see the different</text:span></text:a><text:span text:style-name="T12"> </text:span><text:a xlink:type="simple" xlink:href="https://app.pluralsight.com/course-player?clipId=310d3eec-367c-4aa3-8343-9b7b669fcbb1&amp;startTime=477.42" office:target-frame-name="psplayer" xlink:show="replace" text:style-name="Internet_20_link" text:visited-style-name="Visited_20_Internet_20_Link"><text:span text:style-name="T11">object names. And so, if we need to work with an alias,</text:span></text:a><text:span text:style-name="T12"> </text:span><text:a xlink:type="simple" xlink:href="https://app.pluralsight.com/course-player?clipId=310d3eec-367c-4aa3-8343-9b7b669fcbb1&amp;startTime=481.67" office:target-frame-name="psplayer" xlink:show="replace" text:style-name="Internet_20_link" text:visited-style-name="Visited_20_Internet_20_Link"><text:span text:style-name="T11">let's get a quick,</text:span></text:a><text:span text:style-name="T12"> </text:span><text:a xlink:type="simple" xlink:href="https://app.pluralsight.com/course-player?clipId=310d3eec-367c-4aa3-8343-9b7b669fcbb1&amp;startTime=482.53" office:target-frame-name="psplayer" xlink:show="replace" text:style-name="Internet_20_link" text:visited-style-name="Visited_20_Internet_20_Link"><text:span text:style-name="T11">simple demonstration of that, kubectl get no, and I'll still</text:span></text:a><text:span text:style-name="T12"> </text:span><text:a xlink:type="simple" xlink:href="https://app.pluralsight.com/course-player?clipId=310d3eec-367c-4aa3-8343-9b7b669fcbb1&amp;startTime=486.1" office:target-frame-name="psplayer" xlink:show="replace" text:style-name="Internet_20_link" text:visited-style-name="Visited_20_Internet_20_Link"><text:span text:style-name="T11">get that same output as if I typed out nodes.</text:span></text:a><text:span text:style-name="T12"> </text:span><text:a xlink:type="simple" xlink:href="https://app.pluralsight.com/course-player?clipId=310d3eec-367c-4aa3-8343-9b7b669fcbb1&amp;startTime=488.56" office:target-frame-name="psplayer" xlink:show="replace" text:style-name="Internet_20_link" text:visited-style-name="Visited_20_Internet_20_Link"><text:span text:style-name="T11">And so, at the command line, you'll get used to using different various aliases,</text:span></text:a><text:span text:style-name="T12"> </text:span><text:a xlink:type="simple" xlink:href="https://app.pluralsight.com/course-player?clipId=310d3eec-367c-4aa3-8343-9b7b669fcbb1&amp;startTime=492.91" office:target-frame-name="psplayer" xlink:show="replace" text:style-name="Internet_20_link" text:visited-style-name="Visited_20_Internet_20_Link"><text:span text:style-name="T11">depending on what your favorites are. Now within that huge list of API</text:span></text:a><text:span text:style-name="T12"> </text:span><text:a xlink:type="simple" xlink:href="https://app.pluralsight.com/course-player?clipId=310d3eec-367c-4aa3-8343-9b7b669fcbb1&amp;startTime=498.01" office:target-frame-name="psplayer" xlink:show="replace" text:style-name="Internet_20_link" text:visited-style-name="Visited_20_Internet_20_Link"><text:span text:style-name="T11">resources, one of the quick ways to be able to filter down to find what</text:span></text:a><text:span text:style-name="T12"> </text:span><text:a xlink:type="simple" xlink:href="https://app.pluralsight.com/course-player?clipId=310d3eec-367c-4aa3-8343-9b7b669fcbb1&amp;startTime=501.84" office:target-frame-name="psplayer" xlink:show="replace" text:style-name="Internet_20_link" text:visited-style-name="Visited_20_Internet_20_Link"><text:span text:style-name="T11">you want is to type that output in the grep.</text:span></text:a><text:span text:style-name="T12"> </text:span><text:a xlink:type="simple" xlink:href="https://app.pluralsight.com/course-player?clipId=310d3eec-367c-4aa3-8343-9b7b669fcbb1&amp;startTime=504.04" office:target-frame-name="psplayer" xlink:show="replace" text:style-name="Internet_20_link" text:visited-style-name="Visited_20_Internet_20_Link"><text:span text:style-name="T11">And so here, we're going to look for the string pods from</text:span></text:a><text:span text:style-name="T12"> </text:span><text:a xlink:type="simple" xlink:href="https://app.pluralsight.com/course-player?clipId=310d3eec-367c-4aa3-8343-9b7b669fcbb1&amp;startTime=507.39" office:target-frame-name="psplayer" xlink:show="replace" text:style-name="Internet_20_link" text:visited-style-name="Visited_20_Internet_20_Link"><text:span text:style-name="T11">the output of kubectl api‑resources.</text:span></text:a><text:span text:style-name="T12"> </text:span><text:a xlink:type="simple" xlink:href="https://app.pluralsight.com/course-player?clipId=310d3eec-367c-4aa3-8343-9b7b669fcbb1&amp;startTime=510.01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310d3eec-367c-4aa3-8343-9b7b669fcbb1&amp;startTime=510.66" office:target-frame-name="psplayer" xlink:show="replace" text:style-name="Internet_20_link" text:visited-style-name="Visited_20_Internet_20_Link"><text:span text:style-name="T11">that's a quick way for me to kind of pare down that list to discover</text:span></text:a><text:span text:style-name="T12"> </text:span><text:a xlink:type="simple" xlink:href="https://app.pluralsight.com/course-player?clipId=310d3eec-367c-4aa3-8343-9b7b669fcbb1&amp;startTime=514.48" office:target-frame-name="psplayer" xlink:show="replace" text:style-name="Internet_20_link" text:visited-style-name="Visited_20_Internet_20_Link"><text:span text:style-name="T11">an API resource that I might want to work with.</text:span></text:a><text:span text:style-name="T12"> </text:span><text:a xlink:type="simple" xlink:href="https://app.pluralsight.com/course-player?clipId=310d3eec-367c-4aa3-8343-9b7b669fcbb1&amp;startTime=517.54" office:target-frame-name="psplayer" xlink:show="replace" text:style-name="Internet_20_link" text:visited-style-name="Visited_20_Internet_20_Link"><text:span text:style-name="T11">Now if I need to know more about a particular API resource,</text:span></text:a><text:span text:style-name="T12"> </text:span><text:a xlink:type="simple" xlink:href="https://app.pluralsight.com/course-player?clipId=310d3eec-367c-4aa3-8343-9b7b669fcbb1&amp;startTime=520.84" office:target-frame-name="psplayer" xlink:show="replace" text:style-name="Internet_20_link" text:visited-style-name="Visited_20_Internet_20_Link"><text:span text:style-name="T11">that's where the command explain comes in, and this becomes one of</text:span></text:a><text:span text:style-name="T12"> </text:span><text:a xlink:type="simple" xlink:href="https://app.pluralsight.com/course-player?clipId=310d3eec-367c-4aa3-8343-9b7b669fcbb1&amp;startTime=523.21" office:target-frame-name="psplayer" xlink:show="replace" text:style-name="Internet_20_link" text:visited-style-name="Visited_20_Internet_20_Link"><text:span text:style-name="T11">my more useful commands at the command line when I'm building</text:span></text:a><text:span text:style-name="T12"> </text:span><text:a xlink:type="simple" xlink:href="https://app.pluralsight.com/course-player?clipId=310d3eec-367c-4aa3-8343-9b7b669fcbb1&amp;startTime=526.92" office:target-frame-name="psplayer" xlink:show="replace" text:style-name="Internet_20_link" text:visited-style-name="Visited_20_Internet_20_Link"><text:span text:style-name="T11">workloads and constructing workloads.</text:span></text:a><text:span text:style-name="T12"> </text:span><text:a xlink:type="simple" xlink:href="https://app.pluralsight.com/course-player?clipId=310d3eec-367c-4aa3-8343-9b7b669fcbb1&amp;startTime=528.69" office:target-frame-name="psplayer" xlink:show="replace" text:style-name="Internet_20_link" text:visited-style-name="Visited_20_Internet_20_Link"><text:span text:style-name="T11">And so let's look at kubectl explain,</text:span></text:a><text:span text:style-name="T12"> </text:span><text:a xlink:type="simple" xlink:href="https://app.pluralsight.com/course-player?clipId=310d3eec-367c-4aa3-8343-9b7b669fcbb1&amp;startTime=531.18" office:target-frame-name="psplayer" xlink:show="replace" text:style-name="Internet_20_link" text:visited-style-name="Visited_20_Internet_20_Link"><text:span text:style-name="T11">and we're going to look at the object pod. Now we can put</text:span></text:a><text:span text:style-name="T12"> </text:span><text:a xlink:type="simple" xlink:href="https://app.pluralsight.com/course-player?clipId=310d3eec-367c-4aa3-8343-9b7b669fcbb1&amp;startTime=533.9" office:target-frame-name="psplayer" xlink:show="replace" text:style-name="Internet_20_link" text:visited-style-name="Visited_20_Internet_20_Link"><text:span text:style-name="T11">any object type in here from that listing of API objects</text:span></text:a><text:span text:style-name="T12"> </text:span><text:a xlink:type="simple" xlink:href="https://app.pluralsight.com/course-player?clipId=310d3eec-367c-4aa3-8343-9b7b669fcbb1&amp;startTime=537.76" office:target-frame-name="psplayer" xlink:show="replace" text:style-name="Internet_20_link" text:visited-style-name="Visited_20_Internet_20_Link"><text:span text:style-name="T11">that we just went through,</text:span></text:a><text:span text:style-name="T12"> </text:span><text:a xlink:type="simple" xlink:href="https://app.pluralsight.com/course-player?clipId=310d3eec-367c-4aa3-8343-9b7b669fcbb1&amp;startTime=538.5" office:target-frame-name="psplayer" xlink:show="replace" text:style-name="Internet_20_link" text:visited-style-name="Visited_20_Internet_20_Link"><text:span text:style-name="T11">but we're going to walk through the pod example together.</text:span></text:a><text:span text:style-name="T12"> </text:span><text:a xlink:type="simple" xlink:href="https://app.pluralsight.com/course-player?clipId=310d3eec-367c-4aa3-8343-9b7b669fcbb1&amp;startTime=540.87" office:target-frame-name="psplayer" xlink:show="replace" text:style-name="Internet_20_link" text:visited-style-name="Visited_20_Internet_20_Link"><text:span text:style-name="T11">So kubectl explain pod, and I'll pipe that into more. What</text:span></text:a><text:span text:style-name="T12"> </text:span><text:a xlink:type="simple" xlink:href="https://app.pluralsight.com/course-player?clipId=310d3eec-367c-4aa3-8343-9b7b669fcbb1&amp;startTime=545.03" office:target-frame-name="psplayer" xlink:show="replace" text:style-name="Internet_20_link" text:visited-style-name="Visited_20_Internet_20_Link"><text:span text:style-name="T11">explain gives you is the documentation about that API object and</text:span></text:a><text:span text:style-name="T12"> </text:span><text:a xlink:type="simple" xlink:href="https://app.pluralsight.com/course-player?clipId=310d3eec-367c-4aa3-8343-9b7b669fcbb1&amp;startTime=549.37" office:target-frame-name="psplayer" xlink:show="replace" text:style-name="Internet_20_link" text:visited-style-name="Visited_20_Internet_20_Link"><text:span text:style-name="T11">so that we can learn little bit more about what it takes to</text:span></text:a><text:span text:style-name="T12"> </text:span><text:a xlink:type="simple" xlink:href="https://app.pluralsight.com/course-player?clipId=310d3eec-367c-4aa3-8343-9b7b669fcbb1&amp;startTime=552.95" office:target-frame-name="psplayer" xlink:show="replace" text:style-name="Internet_20_link" text:visited-style-name="Visited_20_Internet_20_Link"><text:span text:style-name="T11">construct this type of object.</text:span></text:a><text:span text:style-name="T12"> </text:span><text:a xlink:type="simple" xlink:href="https://app.pluralsight.com/course-player?clipId=310d3eec-367c-4aa3-8343-9b7b669fcbb1&amp;startTime=554.94" office:target-frame-name="psplayer" xlink:show="replace" text:style-name="Internet_20_link" text:visited-style-name="Visited_20_Internet_20_Link"><text:span text:style-name="T11">And so here we see the KIND, we see the VERSION, so KIND is</text:span></text:a><text:span text:style-name="T12"> </text:span><text:a xlink:type="simple" xlink:href="https://app.pluralsight.com/course-player?clipId=310d3eec-367c-4aa3-8343-9b7b669fcbb1&amp;startTime=558.1" office:target-frame-name="psplayer" xlink:show="replace" text:style-name="Internet_20_link" text:visited-style-name="Visited_20_Internet_20_Link"><text:span text:style-name="T11">Pod, VERSION is v1. This is a v1 pod.</text:span></text:a><text:span text:style-name="T12"> </text:span><text:a xlink:type="simple" xlink:href="https://app.pluralsight.com/course-player?clipId=310d3eec-367c-4aa3-8343-9b7b669fcbb1&amp;startTime=561.74" office:target-frame-name="psplayer" xlink:show="replace" text:style-name="Internet_20_link" text:visited-style-name="Visited_20_Internet_20_Link"><text:span text:style-name="T11">We see a description that tells us what it is that we're working with. So a</text:span></text:a><text:span text:style-name="T12"> </text:span><text:a xlink:type="simple" xlink:href="https://app.pluralsight.com/course-player?clipId=310d3eec-367c-4aa3-8343-9b7b669fcbb1&amp;startTime=564.7" office:target-frame-name="psplayer" xlink:show="replace" text:style-name="Internet_20_link" text:visited-style-name="Visited_20_Internet_20_Link"><text:span text:style-name="T11">pod is a collection of containers that can run on a host.</text:span></text:a><text:span text:style-name="T12"> </text:span><text:a xlink:type="simple" xlink:href="https://app.pluralsight.com/course-player?clipId=310d3eec-367c-4aa3-8343-9b7b669fcbb1&amp;startTime=567.84" office:target-frame-name="psplayer" xlink:show="replace" text:style-name="Internet_20_link" text:visited-style-name="Visited_20_Internet_20_Link"><text:span text:style-name="T11">Then it goes down to the actual fields that are required to construct a pod.</text:span></text:a><text:span text:style-name="T12"> </text:span><text:a xlink:type="simple" xlink:href="https://app.pluralsight.com/course-player?clipId=310d3eec-367c-4aa3-8343-9b7b669fcbb1&amp;startTime=572.05" office:target-frame-name="psplayer" xlink:show="replace" text:style-name="Internet_20_link" text:visited-style-name="Visited_20_Internet_20_Link"><text:span text:style-name="T11">And so if we needed to deploy a pod,</text:span></text:a><text:span text:style-name="T12"> </text:span><text:a xlink:type="simple" xlink:href="https://app.pluralsight.com/course-player?clipId=310d3eec-367c-4aa3-8343-9b7b669fcbb1&amp;startTime=573.82" office:target-frame-name="psplayer" xlink:show="replace" text:style-name="Internet_20_link" text:visited-style-name="Visited_20_Internet_20_Link"><text:span text:style-name="T11">this is what will be required, the apiVersion, the kind, a metadata, and</text:span></text:a><text:span text:style-name="T12"> </text:span><text:a xlink:type="simple" xlink:href="https://app.pluralsight.com/course-player?clipId=310d3eec-367c-4aa3-8343-9b7b669fcbb1&amp;startTime=577.99" office:target-frame-name="psplayer" xlink:show="replace" text:style-name="Internet_20_link" text:visited-style-name="Visited_20_Internet_20_Link"><text:span text:style-name="T11">a spec. If I wanted to dive a little bit deeper to learn about what in</text:span></text:a><text:span text:style-name="T12"> </text:span><text:a xlink:type="simple" xlink:href="https://app.pluralsight.com/course-player?clipId=310d3eec-367c-4aa3-8343-9b7b669fcbb1&amp;startTime=584.32" office:target-frame-name="psplayer" xlink:show="replace" text:style-name="Internet_20_link" text:visited-style-name="Visited_20_Internet_20_Link"><text:span text:style-name="T11">the spec is required to describe a pod, well,</text:span></text:a><text:span text:style-name="T12"> </text:span><text:a xlink:type="simple" xlink:href="https://app.pluralsight.com/course-player?clipId=310d3eec-367c-4aa3-8343-9b7b669fcbb1&amp;startTime=587.29" office:target-frame-name="psplayer" xlink:show="replace" text:style-name="Internet_20_link" text:visited-style-name="Visited_20_Internet_20_Link"><text:span text:style-name="T11">let's look at that. I can do kubectl explain pod.spec and dive deeper</text:span></text:a><text:span text:style-name="T12"> </text:span><text:a xlink:type="simple" xlink:href="https://app.pluralsight.com/course-player?clipId=310d3eec-367c-4aa3-8343-9b7b669fcbb1&amp;startTime=592.21" office:target-frame-name="psplayer" xlink:show="replace" text:style-name="Internet_20_link" text:visited-style-name="Visited_20_Internet_20_Link"><text:span text:style-name="T11">into the description of a pod and learn about what I need to specify</text:span></text:a><text:span text:style-name="T12"> </text:span><text:a xlink:type="simple" xlink:href="https://app.pluralsight.com/course-player?clipId=310d3eec-367c-4aa3-8343-9b7b669fcbb1&amp;startTime=596.73" office:target-frame-name="psplayer" xlink:show="replace" text:style-name="Internet_20_link" text:visited-style-name="Visited_20_Internet_20_Link"><text:span text:style-name="T11">when I need to describe a pod in code.</text:span></text:a><text:span text:style-name="T12"> </text:span><text:a xlink:type="simple" xlink:href="https://app.pluralsight.com/course-player?clipId=310d3eec-367c-4aa3-8343-9b7b669fcbb1&amp;startTime=599.49" office:target-frame-name="psplayer" xlink:show="replace" text:style-name="Internet_20_link" text:visited-style-name="Visited_20_Internet_20_Link"><text:span text:style-name="T11">And so this, again, is useful for discovering those various attributes.</text:span></text:a><text:span text:style-name="T12"> </text:span><text:a xlink:type="simple" xlink:href="https://app.pluralsight.com/course-player?clipId=310d3eec-367c-4aa3-8343-9b7b669fcbb1&amp;startTime=603.99" office:target-frame-name="psplayer" xlink:show="replace" text:style-name="Internet_20_link" text:visited-style-name="Visited_20_Internet_20_Link"><text:span text:style-name="T11">And so if I go down in the output here,</text:span></text:a><text:span text:style-name="T12"> </text:span><text:a xlink:type="simple" xlink:href="https://app.pluralsight.com/course-player?clipId=310d3eec-367c-4aa3-8343-9b7b669fcbb1&amp;startTime=605.88" office:target-frame-name="psplayer" xlink:show="replace" text:style-name="Internet_20_link" text:visited-style-name="Visited_20_Internet_20_Link"><text:span text:style-name="T11">you can see that one of the required fields is a container,</text:span></text:a><text:span text:style-name="T12"> </text:span><text:a xlink:type="simple" xlink:href="https://app.pluralsight.com/course-player?clipId=310d3eec-367c-4aa3-8343-9b7b669fcbb1&amp;startTime=609" office:target-frame-name="psplayer" xlink:show="replace" text:style-name="Internet_20_link" text:visited-style-name="Visited_20_Internet_20_Link"><text:span text:style-name="T11">which makes sense because a pod runs containers,</text:span></text:a><text:span text:style-name="T12"> </text:span><text:a xlink:type="simple" xlink:href="https://app.pluralsight.com/course-player?clipId=310d3eec-367c-4aa3-8343-9b7b669fcbb1&amp;startTime=612.04" office:target-frame-name="psplayer" xlink:show="replace" text:style-name="Internet_20_link" text:visited-style-name="Visited_20_Internet_20_Link"><text:span text:style-name="T11">and that's a very useful way to discover how to build that.</text:span></text:a><text:span text:style-name="T12"> </text:span><text:a xlink:type="simple" xlink:href="https://app.pluralsight.com/course-player?clipId=310d3eec-367c-4aa3-8343-9b7b669fcbb1&amp;startTime=615.46" office:target-frame-name="psplayer" xlink:show="replace" text:style-name="Internet_20_link" text:visited-style-name="Visited_20_Internet_20_Link"><text:span text:style-name="T11">If I want to even go deeper, I can say kubectl explain pod.spec.containers</text:span></text:a><text:span text:style-name="T12"> </text:span><text:a xlink:type="simple" xlink:href="https://app.pluralsight.com/course-player?clipId=310d3eec-367c-4aa3-8343-9b7b669fcbb1&amp;startTime=620.94" office:target-frame-name="psplayer" xlink:show="replace" text:style-name="Internet_20_link" text:visited-style-name="Visited_20_Internet_20_Link"><text:span text:style-name="T11">and run that and dive deeper into that object. And here would be the</text:span></text:a><text:span text:style-name="T12"> </text:span><text:a xlink:type="simple" xlink:href="https://app.pluralsight.com/course-player?clipId=310d3eec-367c-4aa3-8343-9b7b669fcbb1&amp;startTime=624.64" office:target-frame-name="psplayer" xlink:show="replace" text:style-name="Internet_20_link" text:visited-style-name="Visited_20_Internet_20_Link"><text:span text:style-name="T11">fields used to describe a particular container.</text:span></text:a><text:span text:style-name="T12"> </text:span><text:a xlink:type="simple" xlink:href="https://app.pluralsight.com/course-player?clipId=310d3eec-367c-4aa3-8343-9b7b669fcbb1&amp;startTime=627.38" office:target-frame-name="psplayer" xlink:show="replace" text:style-name="Internet_20_link" text:visited-style-name="Visited_20_Internet_20_Link"><text:span text:style-name="T11">If I go down in this output here at the bottom,</text:span></text:a><text:span text:style-name="T12"> </text:span><text:a xlink:type="simple" xlink:href="https://app.pluralsight.com/course-player?clipId=310d3eec-367c-4aa3-8343-9b7b669fcbb1&amp;startTime=629.25" office:target-frame-name="psplayer" xlink:show="replace" text:style-name="Internet_20_link" text:visited-style-name="Visited_20_Internet_20_Link"><text:span text:style-name="T11">we can see things like an image, which makes sense.</text:span></text:a><text:span text:style-name="T12"> </text:span><text:a xlink:type="simple" xlink:href="https://app.pluralsight.com/course-player?clipId=310d3eec-367c-4aa3-8343-9b7b669fcbb1&amp;startTime=631.7" office:target-frame-name="psplayer" xlink:show="replace" text:style-name="Internet_20_link" text:visited-style-name="Visited_20_Internet_20_Link"><text:span text:style-name="T11">I'm going to run an image inside of a container to define what</text:span></text:a><text:span text:style-name="T12"> </text:span><text:a xlink:type="simple" xlink:href="https://app.pluralsight.com/course-player?clipId=310d3eec-367c-4aa3-8343-9b7b669fcbb1&amp;startTime=635.64" office:target-frame-name="psplayer" xlink:show="replace" text:style-name="Internet_20_link" text:visited-style-name="Visited_20_Internet_20_Link"><text:span text:style-name="T11">container image I want to be started up inside of a pod.</text:span></text:a><text:span text:style-name="T12"> </text:span><text:a xlink:type="simple" xlink:href="https://app.pluralsight.com/course-player?clipId=310d3eec-367c-4aa3-8343-9b7b669fcbb1&amp;startTime=638" office:target-frame-name="psplayer" xlink:show="replace" text:style-name="Internet_20_link" text:visited-style-name="Visited_20_Internet_20_Link"><text:span text:style-name="T11">So useful information there, again,</text:span></text:a><text:span text:style-name="T12"> </text:span><text:a xlink:type="simple" xlink:href="https://app.pluralsight.com/course-player?clipId=310d3eec-367c-4aa3-8343-9b7b669fcbb1&amp;startTime=640.57" office:target-frame-name="psplayer" xlink:show="replace" text:style-name="Internet_20_link" text:visited-style-name="Visited_20_Internet_20_Link"><text:span text:style-name="T11">diving into the documentation to learn about these things at the</text:span></text:a><text:span text:style-name="T12"> </text:span><text:a xlink:type="simple" xlink:href="https://app.pluralsight.com/course-player?clipId=310d3eec-367c-4aa3-8343-9b7b669fcbb1&amp;startTime=644.55" office:target-frame-name="psplayer" xlink:show="replace" text:style-name="Internet_20_link" text:visited-style-name="Visited_20_Internet_20_Link"><text:span text:style-name="T11">command line quickly without having to go </text:span></text:a><text:soft-page-break/><text:a xlink:type="simple" xlink:href="https://app.pluralsight.com/course-player?clipId=310d3eec-367c-4aa3-8343-9b7b669fcbb1&amp;startTime=644.55" office:target-frame-name="psplayer" xlink:show="replace" text:style-name="Internet_20_link" text:visited-style-name="Visited_20_Internet_20_Link"><text:span text:style-name="T11">look them up either on</text:span></text:a><text:span text:style-name="T12"> </text:span><text:a xlink:type="simple" xlink:href="https://app.pluralsight.com/course-player?clipId=310d3eec-367c-4aa3-8343-9b7b669fcbb1&amp;startTime=647.98" office:target-frame-name="psplayer" xlink:show="replace" text:style-name="Internet_20_link" text:visited-style-name="Visited_20_Internet_20_Link"><text:span text:style-name="T11">the web or using some other resources.</text:span></text:a><text:span text:style-name="T12"> </text:span><text:a xlink:type="simple" xlink:href="https://app.pluralsight.com/course-player?clipId=310d3eec-367c-4aa3-8343-9b7b669fcbb1&amp;startTime=650.74" office:target-frame-name="psplayer" xlink:show="replace" text:style-name="Internet_20_link" text:visited-style-name="Visited_20_Internet_20_Link"><text:span text:style-name="T11">Now this command, kubectl explain pod ‑‑recursive, is a valuable command</text:span></text:a><text:span text:style-name="T12"> </text:span><text:a xlink:type="simple" xlink:href="https://app.pluralsight.com/course-player?clipId=310d3eec-367c-4aa3-8343-9b7b669fcbb1&amp;startTime=655.59" office:target-frame-name="psplayer" xlink:show="replace" text:style-name="Internet_20_link" text:visited-style-name="Visited_20_Internet_20_Link"><text:span text:style-name="T11">because what it will do is it will output all of the fields that are</text:span></text:a><text:span text:style-name="T12"> </text:span><text:a xlink:type="simple" xlink:href="https://app.pluralsight.com/course-player?clipId=310d3eec-367c-4aa3-8343-9b7b669fcbb1&amp;startTime=659.68" office:target-frame-name="psplayer" xlink:show="replace" text:style-name="Internet_20_link" text:visited-style-name="Visited_20_Internet_20_Link"><text:span text:style-name="T11">part of an API object and march down recursively through all of the</text:span></text:a><text:span text:style-name="T12"> </text:span><text:a xlink:type="simple" xlink:href="https://app.pluralsight.com/course-player?clipId=310d3eec-367c-4aa3-8343-9b7b669fcbb1&amp;startTime=663.24" office:target-frame-name="psplayer" xlink:show="replace" text:style-name="Internet_20_link" text:visited-style-name="Visited_20_Internet_20_Link"><text:span text:style-name="T11">fields available in the API object, in this case, a pod. And so what</text:span></text:a><text:span text:style-name="T12"> </text:span><text:a xlink:type="simple" xlink:href="https://app.pluralsight.com/course-player?clipId=310d3eec-367c-4aa3-8343-9b7b669fcbb1&amp;startTime=667.25" office:target-frame-name="psplayer" xlink:show="replace" text:style-name="Internet_20_link" text:visited-style-name="Visited_20_Internet_20_Link"><text:span text:style-name="T11">this will do is it will give you the output of the fields for the</text:span></text:a><text:span text:style-name="T12"> </text:span><text:a xlink:type="simple" xlink:href="https://app.pluralsight.com/course-player?clipId=310d3eec-367c-4aa3-8343-9b7b669fcbb1&amp;startTime=670.62" office:target-frame-name="psplayer" xlink:show="replace" text:style-name="Internet_20_link" text:visited-style-name="Visited_20_Internet_20_Link"><text:span text:style-name="T11">particular API object, but without the description.</text:span></text:a><text:span text:style-name="T12"> </text:span><text:a xlink:type="simple" xlink:href="https://app.pluralsight.com/course-player?clipId=310d3eec-367c-4aa3-8343-9b7b669fcbb1&amp;startTime=673.97" office:target-frame-name="psplayer" xlink:show="replace" text:style-name="Internet_20_link" text:visited-style-name="Visited_20_Internet_20_Link"><text:span text:style-name="T11">So if, perhaps, you forgot a particular field name,</text:span></text:a><text:span text:style-name="T12"> </text:span><text:a xlink:type="simple" xlink:href="https://app.pluralsight.com/course-player?clipId=310d3eec-367c-4aa3-8343-9b7b669fcbb1&amp;startTime=676.32" office:target-frame-name="psplayer" xlink:show="replace" text:style-name="Internet_20_link" text:visited-style-name="Visited_20_Internet_20_Link"><text:span text:style-name="T11">this is a valuable way to go and just retrieve that information</text:span></text:a><text:span text:style-name="T12"> </text:span><text:a xlink:type="simple" xlink:href="https://app.pluralsight.com/course-player?clipId=310d3eec-367c-4aa3-8343-9b7b669fcbb1&amp;startTime=678.93" office:target-frame-name="psplayer" xlink:show="replace" text:style-name="Internet_20_link" text:visited-style-name="Visited_20_Internet_20_Link"><text:span text:style-name="T11">quickly. So let's break out of that output here and look at one of</text:span></text:a><text:span text:style-name="T12"> </text:span><text:a xlink:type="simple" xlink:href="https://app.pluralsight.com/course-player?clipId=310d3eec-367c-4aa3-8343-9b7b669fcbb1&amp;startTime=682.15" office:target-frame-name="psplayer" xlink:show="replace" text:style-name="Internet_20_link" text:visited-style-name="Visited_20_Internet_20_Link"><text:span text:style-name="T11">my other favorite commands that I use very,</text:span></text:a><text:span text:style-name="T12"> </text:span><text:a xlink:type="simple" xlink:href="https://app.pluralsight.com/course-player?clipId=310d3eec-367c-4aa3-8343-9b7b669fcbb1&amp;startTime=684.3" office:target-frame-name="psplayer" xlink:show="replace" text:style-name="Internet_20_link" text:visited-style-name="Visited_20_Internet_20_Link"><text:span text:style-name="T11">very frequently at the command line when I'm working with resources</text:span></text:a><text:span text:style-name="T12"> </text:span><text:a xlink:type="simple" xlink:href="https://app.pluralsight.com/course-player?clipId=310d3eec-367c-4aa3-8343-9b7b669fcbb1&amp;startTime=687.49" office:target-frame-name="psplayer" xlink:show="replace" text:style-name="Internet_20_link" text:visited-style-name="Visited_20_Internet_20_Link"><text:span text:style-name="T11">defined in my cluster, and that's kubectl describe. And so on line 60</text:span></text:a><text:span text:style-name="T12"> </text:span><text:a xlink:type="simple" xlink:href="https://app.pluralsight.com/course-player?clipId=310d3eec-367c-4aa3-8343-9b7b669fcbb1&amp;startTime=691.14" office:target-frame-name="psplayer" xlink:show="replace" text:style-name="Internet_20_link" text:visited-style-name="Visited_20_Internet_20_Link"><text:span text:style-name="T11">here, I have kubectl describe. I'm going to describe what a node and</text:span></text:a><text:span text:style-name="T12"> </text:span><text:a xlink:type="simple" xlink:href="https://app.pluralsight.com/course-player?clipId=310d3eec-367c-4aa3-8343-9b7b669fcbb1&amp;startTime=695.05" office:target-frame-name="psplayer" xlink:show="replace" text:style-name="Internet_20_link" text:visited-style-name="Visited_20_Internet_20_Link"><text:span text:style-name="T11">then a particular node, c1‑cp1.</text:span></text:a><text:span text:style-name="T12"> </text:span><text:a xlink:type="simple" xlink:href="https://app.pluralsight.com/course-player?clipId=310d3eec-367c-4aa3-8343-9b7b669fcbb1&amp;startTime=697.02" office:target-frame-name="psplayer" xlink:show="replace" text:style-name="Internet_20_link" text:visited-style-name="Visited_20_Internet_20_Link"><text:span text:style-name="T11">Now, I'm describing a node here,</text:span></text:a><text:span text:style-name="T12"> </text:span><text:a xlink:type="simple" xlink:href="https://app.pluralsight.com/course-player?clipId=310d3eec-367c-4aa3-8343-9b7b669fcbb1&amp;startTime=698.51" office:target-frame-name="psplayer" xlink:show="replace" text:style-name="Internet_20_link" text:visited-style-name="Visited_20_Internet_20_Link"><text:span text:style-name="T11">but we could describe any other resource. It could</text:span></text:a><text:span text:style-name="T12"> </text:span><text:a xlink:type="simple" xlink:href="https://app.pluralsight.com/course-player?clipId=310d3eec-367c-4aa3-8343-9b7b669fcbb1&amp;startTime=700.38" office:target-frame-name="psplayer" xlink:show="replace" text:style-name="Internet_20_link" text:visited-style-name="Visited_20_Internet_20_Link"><text:span text:style-name="T11">be a pod, it could be a service.</text:span></text:a><text:span text:style-name="T12"> </text:span><text:a xlink:type="simple" xlink:href="https://app.pluralsight.com/course-player?clipId=310d3eec-367c-4aa3-8343-9b7b669fcbb1&amp;startTime=701.99" office:target-frame-name="psplayer" xlink:show="replace" text:style-name="Internet_20_link" text:visited-style-name="Visited_20_Internet_20_Link"><text:span text:style-name="T11">We're going to focus on nodes at this point in time.</text:span></text:a><text:span text:style-name="T12"> </text:span><text:a xlink:type="simple" xlink:href="https://app.pluralsight.com/course-player?clipId=310d3eec-367c-4aa3-8343-9b7b669fcbb1&amp;startTime=705.04" office:target-frame-name="psplayer" xlink:show="replace" text:style-name="Internet_20_link" text:visited-style-name="Visited_20_Internet_20_Link"><text:span text:style-name="T11">Kubectl describe nodes c1‑cp1.</text:span></text:a><text:span text:style-name="T12"> </text:span><text:a xlink:type="simple" xlink:href="https://app.pluralsight.com/course-player?clipId=310d3eec-367c-4aa3-8343-9b7b669fcbb1&amp;startTime=707.38" office:target-frame-name="psplayer" xlink:show="replace" text:style-name="Internet_20_link" text:visited-style-name="Visited_20_Internet_20_Link"><text:span text:style-name="T11">Let's go and pipe that into more and walk through this output together.</text:span></text:a><text:span text:style-name="T12"> </text:span><text:a xlink:type="simple" xlink:href="https://app.pluralsight.com/course-player?clipId=310d3eec-367c-4aa3-8343-9b7b669fcbb1&amp;startTime=711.34" office:target-frame-name="psplayer" xlink:show="replace" text:style-name="Internet_20_link" text:visited-style-name="Visited_20_Internet_20_Link"><text:span text:style-name="T11">So, describe gives you some very detailed information about an API object,</text:span></text:a><text:span text:style-name="T12"> </text:span><text:a xlink:type="simple" xlink:href="https://app.pluralsight.com/course-player?clipId=310d3eec-367c-4aa3-8343-9b7b669fcbb1&amp;startTime=715.59" office:target-frame-name="psplayer" xlink:show="replace" text:style-name="Internet_20_link" text:visited-style-name="Visited_20_Internet_20_Link"><text:span text:style-name="T11">and this is extremely valuable when it comes to</text:span></text:a><text:span text:style-name="T12"> </text:span><text:a xlink:type="simple" xlink:href="https://app.pluralsight.com/course-player?clipId=310d3eec-367c-4aa3-8343-9b7b669fcbb1&amp;startTime=718.05" office:target-frame-name="psplayer" xlink:show="replace" text:style-name="Internet_20_link" text:visited-style-name="Visited_20_Internet_20_Link"><text:span text:style-name="T11">troubleshooting things that are running in your cluster.</text:span></text:a><text:span text:style-name="T12"> </text:span><text:a xlink:type="simple" xlink:href="https://app.pluralsight.com/course-player?clipId=310d3eec-367c-4aa3-8343-9b7b669fcbb1&amp;startTime=720.94" office:target-frame-name="psplayer" xlink:show="replace" text:style-name="Internet_20_link" text:visited-style-name="Visited_20_Internet_20_Link"><text:span text:style-name="T11">And so in the output at the bottom here, we see the</text:span></text:a><text:span text:style-name="T12"> </text:span><text:a xlink:type="simple" xlink:href="https://app.pluralsight.com/course-player?clipId=310d3eec-367c-4aa3-8343-9b7b669fcbb1&amp;startTime=723.06" office:target-frame-name="psplayer" xlink:show="replace" text:style-name="Internet_20_link" text:visited-style-name="Visited_20_Internet_20_Link"><text:span text:style-name="T11">name of the resource, in this case, it's a node,</text:span></text:a><text:span text:style-name="T12"> </text:span><text:a xlink:type="simple" xlink:href="https://app.pluralsight.com/course-player?clipId=310d3eec-367c-4aa3-8343-9b7b669fcbb1&amp;startTime=725.08" office:target-frame-name="psplayer" xlink:show="replace" text:style-name="Internet_20_link" text:visited-style-name="Visited_20_Internet_20_Link"><text:span text:style-name="T11">which is c1‑cp1. The Roles, control‑plane, master, and we have some labels</text:span></text:a><text:span text:style-name="T12"> </text:span><text:a xlink:type="simple" xlink:href="https://app.pluralsight.com/course-player?clipId=310d3eec-367c-4aa3-8343-9b7b669fcbb1&amp;startTime=729.83" office:target-frame-name="psplayer" xlink:show="replace" text:style-name="Internet_20_link" text:visited-style-name="Visited_20_Internet_20_Link"><text:span text:style-name="T11">and annotations. Labels and annotations are a way for Kubernetes to track and</text:span></text:a><text:span text:style-name="T12"> </text:span><text:a xlink:type="simple" xlink:href="https://app.pluralsight.com/course-player?clipId=310d3eec-367c-4aa3-8343-9b7b669fcbb1&amp;startTime=734.69" office:target-frame-name="psplayer" xlink:show="replace" text:style-name="Internet_20_link" text:visited-style-name="Visited_20_Internet_20_Link"><text:span text:style-name="T11">monitor objects that are running in the cluster,</text:span></text:a><text:span text:style-name="T12"> </text:span><text:a xlink:type="simple" xlink:href="https://app.pluralsight.com/course-player?clipId=310d3eec-367c-4aa3-8343-9b7b669fcbb1&amp;startTime=737.14" office:target-frame-name="psplayer" xlink:show="replace" text:style-name="Internet_20_link" text:visited-style-name="Visited_20_Internet_20_Link"><text:span text:style-name="T11">and we'll look at those in much more detail in an upcoming course.</text:span></text:a><text:span text:style-name="T12"> </text:span><text:a xlink:type="simple" xlink:href="https://app.pluralsight.com/course-player?clipId=310d3eec-367c-4aa3-8343-9b7b669fcbb1&amp;startTime=741.14" office:target-frame-name="psplayer" xlink:show="replace" text:style-name="Internet_20_link" text:visited-style-name="Visited_20_Internet_20_Link"><text:span text:style-name="T11">In addition to that information,</text:span></text:a><text:span text:style-name="T12"> </text:span><text:a xlink:type="simple" xlink:href="https://app.pluralsight.com/course-player?clipId=310d3eec-367c-4aa3-8343-9b7b669fcbb1&amp;startTime=743.26" office:target-frame-name="psplayer" xlink:show="replace" text:style-name="Internet_20_link" text:visited-style-name="Visited_20_Internet_20_Link"><text:span text:style-name="T11">we have the creation timestamp when this API object was created.</text:span></text:a><text:span text:style-name="T12"> </text:span><text:a xlink:type="simple" xlink:href="https://app.pluralsight.com/course-player?clipId=310d3eec-367c-4aa3-8343-9b7b669fcbb1&amp;startTime=746.52" office:target-frame-name="psplayer" xlink:show="replace" text:style-name="Internet_20_link" text:visited-style-name="Visited_20_Internet_20_Link"><text:span text:style-name="T11">There we see the taint associated with the control plane node.</text:span></text:a><text:span text:style-name="T12"> </text:span><text:a xlink:type="simple" xlink:href="https://app.pluralsight.com/course-player?clipId=310d3eec-367c-4aa3-8343-9b7b669fcbb1&amp;startTime=749.9" office:target-frame-name="psplayer" xlink:show="replace" text:style-name="Internet_20_link" text:visited-style-name="Visited_20_Internet_20_Link"><text:span text:style-name="T11">That's going to have the taint of NoSchedule.</text:span></text:a><text:span text:style-name="T12"> </text:span><text:a xlink:type="simple" xlink:href="https://app.pluralsight.com/course-player?clipId=310d3eec-367c-4aa3-8343-9b7b669fcbb1&amp;startTime=752.03" office:target-frame-name="psplayer" xlink:show="replace" text:style-name="Internet_20_link" text:visited-style-name="Visited_20_Internet_20_Link"><text:span text:style-name="T11">This is the taint that prevents user pods from running on this node</text:span></text:a><text:span text:style-name="T12"> </text:span><text:a xlink:type="simple" xlink:href="https://app.pluralsight.com/course-player?clipId=310d3eec-367c-4aa3-8343-9b7b669fcbb1&amp;startTime=756.45" office:target-frame-name="psplayer" xlink:show="replace" text:style-name="Internet_20_link" text:visited-style-name="Visited_20_Internet_20_Link"><text:span text:style-name="T11">and allows only system pods to run on this node.</text:span></text:a><text:span text:style-name="T12"> </text:span><text:a xlink:type="simple" xlink:href="https://app.pluralsight.com/course-player?clipId=310d3eec-367c-4aa3-8343-9b7b669fcbb1&amp;startTime=760.44" office:target-frame-name="psplayer" xlink:show="replace" text:style-name="Internet_20_link" text:visited-style-name="Visited_20_Internet_20_Link"><text:span text:style-name="T11">Moving forward in the output,</text:span></text:a><text:span text:style-name="T12"> </text:span><text:a xlink:type="simple" xlink:href="https://app.pluralsight.com/course-player?clipId=310d3eec-367c-4aa3-8343-9b7b669fcbb1&amp;startTime=761.76" office:target-frame-name="psplayer" xlink:show="replace" text:style-name="Internet_20_link" text:visited-style-name="Visited_20_Internet_20_Link"><text:span text:style-name="T11">we see conditions, which describe the current state of the node</text:span></text:a><text:span text:style-name="T12"> </text:span><text:a xlink:type="simple" xlink:href="https://app.pluralsight.com/course-player?clipId=310d3eec-367c-4aa3-8343-9b7b669fcbb1&amp;startTime=765.12" office:target-frame-name="psplayer" xlink:show="replace" text:style-name="Internet_20_link" text:visited-style-name="Visited_20_Internet_20_Link"><text:span text:style-name="T11">in terms of things like network availability,</text:span></text:a><text:span text:style-name="T12"> </text:span><text:a xlink:type="simple" xlink:href="https://app.pluralsight.com/course-player?clipId=310d3eec-367c-4aa3-8343-9b7b669fcbb1&amp;startTime=767.56" office:target-frame-name="psplayer" xlink:show="replace" text:style-name="Internet_20_link" text:visited-style-name="Visited_20_Internet_20_Link"><text:span text:style-name="T11">MemoryPressure,</text:span></text:a><text:span text:style-name="T12"> </text:span><text:a xlink:type="simple" xlink:href="https://app.pluralsight.com/course-player?clipId=310d3eec-367c-4aa3-8343-9b7b669fcbb1&amp;startTime=768.41" office:target-frame-name="psplayer" xlink:show="replace" text:style-name="Internet_20_link" text:visited-style-name="Visited_20_Internet_20_Link"><text:span text:style-name="T11">DiskPressure, and PIDPressure. Moving forward in the</text:span></text:a><text:span text:style-name="T12"> </text:span><text:a xlink:type="simple" xlink:href="https://app.pluralsight.com/course-player?clipId=310d3eec-367c-4aa3-8343-9b7b669fcbb1&amp;startTime=772.28" office:target-frame-name="psplayer" xlink:show="replace" text:style-name="Internet_20_link" text:visited-style-name="Visited_20_Internet_20_Link"><text:span text:style-name="T11">output, we also see things like addresses.</text:span></text:a><text:span text:style-name="T12"> </text:span><text:a xlink:type="simple" xlink:href="https://app.pluralsight.com/course-player?clipId=310d3eec-367c-4aa3-8343-9b7b669fcbb1&amp;startTime=774.47" office:target-frame-name="psplayer" xlink:show="replace" text:style-name="Internet_20_link" text:visited-style-name="Visited_20_Internet_20_Link"><text:span text:style-name="T11">There's internal IP and then a hostname, the capacity of the node, so the</text:span></text:a><text:span text:style-name="T12"> </text:span><text:a xlink:type="simple" xlink:href="https://app.pluralsight.com/course-player?clipId=310d3eec-367c-4aa3-8343-9b7b669fcbb1&amp;startTime=779.14" office:target-frame-name="psplayer" xlink:show="replace" text:style-name="Internet_20_link" text:visited-style-name="Visited_20_Internet_20_Link"><text:span text:style-name="T11">amount of CPU that it's contributing to the cluster,</text:span></text:a><text:span text:style-name="T12"> </text:span><text:a xlink:type="simple" xlink:href="https://app.pluralsight.com/course-player?clipId=310d3eec-367c-4aa3-8343-9b7b669fcbb1&amp;startTime=781.8" office:target-frame-name="psplayer" xlink:show="replace" text:style-name="Internet_20_link" text:visited-style-name="Visited_20_Internet_20_Link"><text:span text:style-name="T11">its storage, memory, and so on.</text:span></text:a><text:span text:style-name="T12"> </text:span><text:a xlink:type="simple" xlink:href="https://app.pluralsight.com/course-player?clipId=310d3eec-367c-4aa3-8343-9b7b669fcbb1&amp;startTime=784.94" office:target-frame-name="psplayer" xlink:show="replace" text:style-name="Internet_20_link" text:visited-style-name="Visited_20_Internet_20_Link"><text:span text:style-name="T11">We have some additional system information with regards to</text:span></text:a><text:span text:style-name="T12"> </text:span><text:a xlink:type="simple" xlink:href="https://app.pluralsight.com/course-player?clipId=310d3eec-367c-4aa3-8343-9b7b669fcbb1&amp;startTime=787.67" office:target-frame-name="psplayer" xlink:show="replace" text:style-name="Internet_20_link" text:visited-style-name="Visited_20_Internet_20_Link"><text:span text:style-name="T11">things like the kernel version, OS image,</text:span></text:a><text:span text:style-name="T12"> </text:span><text:a xlink:type="simple" xlink:href="https://app.pluralsight.com/course-player?clipId=310d3eec-367c-4aa3-8343-9b7b669fcbb1&amp;startTime=790" office:target-frame-name="psplayer" xlink:show="replace" text:style-name="Internet_20_link" text:visited-style-name="Visited_20_Internet_20_Link"><text:span text:style-name="T11">the operating system that it's running, CPU architecture, and much more,</text:span></text:a><text:span text:style-name="T12"> </text:span><text:a xlink:type="simple" xlink:href="https://app.pluralsight.com/course-player?clipId=310d3eec-367c-4aa3-8343-9b7b669fcbb1&amp;startTime=793.22" office:target-frame-name="psplayer" xlink:show="replace" text:style-name="Internet_20_link" text:visited-style-name="Visited_20_Internet_20_Link"><text:span text:style-name="T11">so very valuable deep‑dive information about that.</text:span></text:a><text:span text:style-name="T12"> </text:span><text:a xlink:type="simple" xlink:href="https://app.pluralsight.com/course-player?clipId=310d3eec-367c-4aa3-8343-9b7b669fcbb1&amp;startTime=796.84" office:target-frame-name="psplayer" xlink:show="replace" text:style-name="Internet_20_link" text:visited-style-name="Visited_20_Internet_20_Link"><text:span text:style-name="T11">We have the current pods that are up and running on the node,</text:span></text:a><text:span text:style-name="T12"> </text:span><text:a xlink:type="simple" xlink:href="https://app.pluralsight.com/course-player?clipId=310d3eec-367c-4aa3-8343-9b7b669fcbb1&amp;startTime=799.5" office:target-frame-name="psplayer" xlink:show="replace" text:style-name="Internet_20_link" text:visited-style-name="Visited_20_Internet_20_Link"><text:span text:style-name="T11">and so there we can see the collection of system pods that</text:span></text:a><text:span text:style-name="T12"> </text:span><text:a xlink:type="simple" xlink:href="https://app.pluralsight.com/course-player?clipId=310d3eec-367c-4aa3-8343-9b7b669fcbb1&amp;startTime=802.29" office:target-frame-name="psplayer" xlink:show="replace" text:style-name="Internet_20_link" text:visited-style-name="Visited_20_Internet_20_Link"><text:span text:style-name="T11">are running on the control plane node.</text:span></text:a><text:span text:style-name="T12"> </text:span><text:a xlink:type="simple" xlink:href="https://app.pluralsight.com/course-player?clipId=310d3eec-367c-4aa3-8343-9b7b669fcbb1&amp;startTime=805.04" office:target-frame-name="psplayer" xlink:show="replace" text:style-name="Internet_20_link" text:visited-style-name="Visited_20_Internet_20_Link"><text:span text:style-name="T11">And so that was kubectl describe. For our control plane node c1‑cp1, we</text:span></text:a><text:span text:style-name="T12"> </text:span><text:a xlink:type="simple" xlink:href="https://app.pluralsight.com/course-player?clipId=310d3eec-367c-4aa3-8343-9b7b669fcbb1&amp;startTime=809.97" office:target-frame-name="psplayer" xlink:show="replace" text:style-name="Internet_20_link" text:visited-style-name="Visited_20_Internet_20_Link"><text:span text:style-name="T11">can do the same for c1‑node1 and dive deeper into this particular node's</text:span></text:a><text:span text:style-name="T12"> </text:span><text:a xlink:type="simple" xlink:href="https://app.pluralsight.com/course-player?clipId=310d3eec-367c-4aa3-8343-9b7b669fcbb1&amp;startTime=815.35" office:target-frame-name="psplayer" xlink:show="replace" text:style-name="Internet_20_link" text:visited-style-name="Visited_20_Internet_20_Link"><text:span text:style-name="T11">configuration at the command line here.</text:span></text:a><text:span text:style-name="T12"> </text:span><text:a xlink:type="simple" xlink:href="https://app.pluralsight.com/course-player?clipId=310d3eec-367c-4aa3-8343-9b7b669fcbb1&amp;startTime=817.86" office:target-frame-name="psplayer" xlink:show="replace" text:style-name="Internet_20_link" text:visited-style-name="Visited_20_Internet_20_Link"><text:span text:style-name="T11">So there we can see things like its conditions and</text:span></text:a><text:span text:style-name="T12"> </text:span><text:a xlink:type="simple" xlink:href="https://app.pluralsight.com/course-player?clipId=310d3eec-367c-4aa3-8343-9b7b669fcbb1&amp;startTime=820.29" office:target-frame-name="psplayer" xlink:show="replace" text:style-name="Internet_20_link" text:visited-style-name="Visited_20_Internet_20_Link"><text:span text:style-name="T11">its status, if it's up and ready,</text:span></text:a><text:span text:style-name="T12"> </text:span><text:a xlink:type="simple" xlink:href="https://app.pluralsight.com/course-player?clipId=310d3eec-367c-4aa3-8343-9b7b669fcbb1&amp;startTime=822.14" office:target-frame-name="psplayer" xlink:show="replace" text:style-name="Internet_20_link" text:visited-style-name="Visited_20_Internet_20_Link"><text:span text:style-name="T11">and all of the resources that are available on it, and so on.</text:span></text:a><text:span text:style-name="T12"> </text:span><text:a xlink:type="simple" xlink:href="https://app.pluralsight.com/course-player?clipId=310d3eec-367c-4aa3-8343-9b7b669fcbb1&amp;startTime=826.54" office:target-frame-name="psplayer" xlink:show="replace" text:style-name="Internet_20_link" text:visited-style-name="Visited_20_Internet_20_Link"><text:span text:style-name="T11">So at the command line,</text:span></text:a><text:span text:style-name="T12"> </text:span><text:a xlink:type="simple" xlink:href="https://app.pluralsight.com/course-player?clipId=310d3eec-367c-4aa3-8343-9b7b669fcbb1&amp;startTime=827.9" office:target-frame-name="psplayer" xlink:show="replace" text:style-name="Internet_20_link" text:visited-style-name="Visited_20_Internet_20_Link"><text:span text:style-name="T11">what we have the ability to do is interact with the API server. And one of</text:span></text:a><text:span text:style-name="T12"> </text:span><text:a xlink:type="simple" xlink:href="https://app.pluralsight.com/course-player?clipId=310d3eec-367c-4aa3-8343-9b7b669fcbb1&amp;startTime=833" office:target-frame-name="psplayer" xlink:show="replace" text:style-name="Internet_20_link" text:visited-style-name="Visited_20_Internet_20_Link"><text:span text:style-name="T11">the things that we want to be able to do when we're working with Kubernetes</text:span></text:a><text:span text:style-name="T12"> </text:span><text:a xlink:type="simple" xlink:href="https://app.pluralsight.com/course-player?clipId=310d3eec-367c-4aa3-8343-9b7b669fcbb1&amp;startTime=835.64" office:target-frame-name="psplayer" xlink:show="replace" text:style-name="Internet_20_link" text:visited-style-name="Visited_20_Internet_20_Link"><text:span text:style-name="T11">is to do these things quickly and discover these things at the command line,</text:span></text:a><text:span text:style-name="T12"> </text:span><text:a xlink:type="simple" xlink:href="https://app.pluralsight.com/course-player?clipId=310d3eec-367c-4aa3-8343-9b7b669fcbb1&amp;startTime=839.18" office:target-frame-name="psplayer" xlink:show="replace" text:style-name="Internet_20_link" text:visited-style-name="Visited_20_Internet_20_Link"><text:span text:style-name="T11">so that's one of the reasons why we walk through how to retrieve API objects</text:span></text:a><text:span text:style-name="T12"> </text:span><text:a xlink:type="simple" xlink:href="https://app.pluralsight.com/course-player?clipId=310d3eec-367c-4aa3-8343-9b7b669fcbb1&amp;startTime=843.04" office:target-frame-name="psplayer" xlink:show="replace" text:style-name="Internet_20_link" text:visited-style-name="Visited_20_Internet_20_Link"><text:span text:style-name="T11">and their documentation because I want to be able to do that quickly at the</text:span></text:a><text:span text:style-name="T12"> </text:span><text:a xlink:type="simple" xlink:href="https://app.pluralsight.com/course-player?clipId=310d3eec-367c-4aa3-8343-9b7b669fcbb1&amp;startTime=846.31" office:target-frame-name="psplayer" xlink:show="replace" text:style-name="Internet_20_link" text:visited-style-name="Visited_20_Internet_20_Link"><text:span text:style-name="T11">command line.</text:span></text:a><text:span text:style-name="T12"> </text:span><text:a xlink:type="simple" xlink:href="https://app.pluralsight.com/course-player?clipId=310d3eec-367c-4aa3-8343-9b7b669fcbb1&amp;startTime=846.77" office:target-frame-name="psplayer" xlink:show="replace" text:style-name="Internet_20_link" text:visited-style-name="Visited_20_Internet_20_Link"><text:span text:style-name="T11">Similarly,</text:span></text:a><text:span text:style-name="T12"> </text:span><text:a xlink:type="simple" xlink:href="https://app.pluralsight.com/course-player?clipId=310d3eec-367c-4aa3-8343-9b7b669fcbb1&amp;startTime=847.46" office:target-frame-name="psplayer" xlink:show="replace" text:style-name="Internet_20_link" text:visited-style-name="Visited_20_Internet_20_Link"><text:span text:style-name="T11">if I'm working with kubectl, I can just ask kubectl for help,</text:span></text:a><text:span text:style-name="T12"> </text:span><text:a xlink:type="simple" xlink:href="https://app.pluralsight.com/course-player?clipId=310d3eec-367c-4aa3-8343-9b7b669fcbb1&amp;startTime=851.55" office:target-frame-name="psplayer" xlink:show="replace" text:style-name="Internet_20_link" text:visited-style-name="Visited_20_Internet_20_Link"><text:span text:style-name="T11">and I can do that with kubectl ‑h. And then in the output, it</text:span></text:a><text:span text:style-name="T12"> </text:span><text:a xlink:type="simple" xlink:href="https://app.pluralsight.com/course-player?clipId=310d3eec-367c-4aa3-8343-9b7b669fcbb1&amp;startTime=855.11" office:target-frame-name="psplayer" xlink:show="replace" text:style-name="Internet_20_link" text:visited-style-name="Visited_20_Internet_20_Link"><text:span text:style-name="T11">has a well‑formed organized method of exposing the various</text:span></text:a><text:span text:style-name="T12"> </text:span><text:a xlink:type="simple" xlink:href="https://app.pluralsight.com/course-player?clipId=310d3eec-367c-4aa3-8343-9b7b669fcbb1&amp;startTime=858.99" office:target-frame-name="psplayer" xlink:show="replace" text:style-name="Internet_20_link" text:visited-style-name="Visited_20_Internet_20_Link"><text:span text:style-name="T11">operations that you can perform.</text:span></text:a><text:span text:style-name="T12"> </text:span><text:a xlink:type="simple" xlink:href="https://app.pluralsight.com/course-player?clipId=310d3eec-367c-4aa3-8343-9b7b669fcbb1&amp;startTime=860.62" office:target-frame-name="psplayer" xlink:show="replace" text:style-name="Internet_20_link" text:visited-style-name="Visited_20_Internet_20_Link"><text:span text:style-name="T11">So there we see basic commands like create, expose, and run, and</text:span></text:a><text:span text:style-name="T12"> </text:span><text:a xlink:type="simple" xlink:href="https://app.pluralsight.com/course-player?clipId=310d3eec-367c-4aa3-8343-9b7b669fcbb1&amp;startTime=865.12" office:target-frame-name="psplayer" xlink:show="replace" text:style-name="Internet_20_link" text:visited-style-name="Visited_20_Internet_20_Link"><text:span text:style-name="T11">then going down into more advanced commands for things like</text:span></text:a><text:span text:style-name="T12"> </text:span><text:a xlink:type="simple" xlink:href="https://app.pluralsight.com/course-player?clipId=310d3eec-367c-4aa3-8343-9b7b669fcbb1&amp;startTime=867.93" office:target-frame-name="psplayer" xlink:show="replace" text:style-name="Internet_20_link" text:visited-style-name="Visited_20_Internet_20_Link"><text:span text:style-name="T11">deployments and also cluster management. So very valuable</text:span></text:a><text:span text:style-name="T12"> </text:span><text:a xlink:type="simple" xlink:href="https://app.pluralsight.com/course-player?clipId=310d3eec-367c-4aa3-8343-9b7b669fcbb1&amp;startTime=871.37" office:target-frame-name="psplayer" xlink:show="replace" text:style-name="Internet_20_link" text:visited-style-name="Visited_20_Internet_20_Link"><text:span text:style-name="T11">information is available in the help.</text:span></text:a><text:span text:style-name="T12"> </text:span><text:a xlink:type="simple" xlink:href="https://app.pluralsight.com/course-player?clipId=310d3eec-367c-4aa3-8343-9b7b669fcbb1&amp;startTime=874.34" office:target-frame-name="psplayer" xlink:show="replace" text:style-name="Internet_20_link" text:visited-style-name="Visited_20_Internet_20_Link"><text:span text:style-name="T11">In addition to the basic output right off of kubectl ‑h, I can</text:span></text:a><text:span text:style-name="T12"> </text:span><text:a xlink:type="simple" xlink:href="https://app.pluralsight.com/course-player?clipId=310d3eec-367c-4aa3-8343-9b7b669fcbb1&amp;startTime=878.37" office:target-frame-name="psplayer" xlink:show="replace" text:style-name="Internet_20_link" text:visited-style-name="Visited_20_Internet_20_Link"><text:span text:style-name="T11">combine that with an operation, so kubectl get ‑h, and then I</text:span></text:a><text:span text:style-name="T12"> </text:span><text:a xlink:type="simple" xlink:href="https://app.pluralsight.com/course-player?clipId=310d3eec-367c-4aa3-8343-9b7b669fcbb1&amp;startTime=883.06" office:target-frame-name="psplayer" xlink:show="replace" text:style-name="Internet_20_link" text:visited-style-name="Visited_20_Internet_20_Link"><text:span text:style-name="T11">can get more detailed information about a particular operation</text:span></text:a><text:span text:style-name="T12"> </text:span><text:a xlink:type="simple" xlink:href="https://app.pluralsight.com/course-player?clipId=310d3eec-367c-4aa3-8343-9b7b669fcbb1&amp;startTime=886.77" office:target-frame-name="psplayer" xlink:show="replace" text:style-name="Internet_20_link" text:visited-style-name="Visited_20_Internet_20_Link"><text:span text:style-name="T11">that I want to execute.</text:span></text:a><text:span text:style-name="T12"> </text:span><text:a xlink:type="simple" xlink:href="https://app.pluralsight.com/course-player?clipId=310d3eec-367c-4aa3-8343-9b7b669fcbb1&amp;startTime=887.54" office:target-frame-name="psplayer" xlink:show="replace" text:style-name="Internet_20_link" text:visited-style-name="Visited_20_Internet_20_Link"><text:span text:style-name="T11">In this case, it's get. And so looking at this,</text:span></text:a><text:span text:style-name="T12"> </text:span><text:a xlink:type="simple" xlink:href="https://app.pluralsight.com/course-player?clipId=310d3eec-367c-4aa3-8343-9b7b669fcbb1&amp;startTime=890.72" office:target-frame-name="psplayer" xlink:show="replace" text:style-name="Internet_20_link" text:visited-style-name="Visited_20_Internet_20_Link"><text:span text:style-name="T11">in addition to the normal help that you would see,</text:span></text:a><text:span text:style-name="T12"> </text:span><text:a xlink:type="simple" xlink:href="https://app.pluralsight.com/course-player?clipId=310d3eec-367c-4aa3-8343-9b7b669fcbb1&amp;startTime=893.91" office:target-frame-name="psplayer" xlink:show="replace" text:style-name="Internet_20_link" text:visited-style-name="Visited_20_Internet_20_Link"><text:span text:style-name="T11">we also get a collection of </text:span></text:a><text:soft-page-break/><text:a xlink:type="simple" xlink:href="https://app.pluralsight.com/course-player?clipId=310d3eec-367c-4aa3-8343-9b7b669fcbb1&amp;startTime=893.91" office:target-frame-name="psplayer" xlink:show="replace" text:style-name="Internet_20_link" text:visited-style-name="Visited_20_Internet_20_Link"><text:span text:style-name="T11">very valuable examples.</text:span></text:a><text:span text:style-name="T12"> </text:span><text:a xlink:type="simple" xlink:href="https://app.pluralsight.com/course-player?clipId=310d3eec-367c-4aa3-8343-9b7b669fcbb1&amp;startTime=896.68" office:target-frame-name="psplayer" xlink:show="replace" text:style-name="Internet_20_link" text:visited-style-name="Visited_20_Internet_20_Link"><text:span text:style-name="T11">These examples here are very useful for helping you remember</text:span></text:a><text:span text:style-name="T12"> </text:span><text:a xlink:type="simple" xlink:href="https://app.pluralsight.com/course-player?clipId=310d3eec-367c-4aa3-8343-9b7b669fcbb1&amp;startTime=899.18" office:target-frame-name="psplayer" xlink:show="replace" text:style-name="Internet_20_link" text:visited-style-name="Visited_20_Internet_20_Link"><text:span text:style-name="T11">more advanced command lines and texts.</text:span></text:a><text:span text:style-name="T12"> </text:span><text:a xlink:type="simple" xlink:href="https://app.pluralsight.com/course-player?clipId=310d3eec-367c-4aa3-8343-9b7b669fcbb1&amp;startTime=902.04" office:target-frame-name="psplayer" xlink:show="replace" text:style-name="Internet_20_link" text:visited-style-name="Visited_20_Internet_20_Link"><text:span text:style-name="T11">The final operation that I want to call out here in the help is kubectl create.</text:span></text:a><text:span text:style-name="T12"> </text:span><text:a xlink:type="simple" xlink:href="https://app.pluralsight.com/course-player?clipId=310d3eec-367c-4aa3-8343-9b7b669fcbb1&amp;startTime=906.15" office:target-frame-name="psplayer" xlink:show="replace" text:style-name="Internet_20_link" text:visited-style-name="Visited_20_Internet_20_Link"><text:span text:style-name="T11">This is a command used to create resources in the cluster imperatively,</text:span></text:a><text:span text:style-name="T12"> </text:span><text:a xlink:type="simple" xlink:href="https://app.pluralsight.com/course-player?clipId=310d3eec-367c-4aa3-8343-9b7b669fcbb1&amp;startTime=909.83" office:target-frame-name="psplayer" xlink:show="replace" text:style-name="Internet_20_link" text:visited-style-name="Visited_20_Internet_20_Link"><text:span text:style-name="T11">and it's something that we'll be doing very frequently. And as you're</text:span></text:a><text:span text:style-name="T12"> </text:span><text:a xlink:type="simple" xlink:href="https://app.pluralsight.com/course-player?clipId=310d3eec-367c-4aa3-8343-9b7b669fcbb1&amp;startTime=912.81" office:target-frame-name="psplayer" xlink:show="replace" text:style-name="Internet_20_link" text:visited-style-name="Visited_20_Internet_20_Link"><text:span text:style-name="T11">working through future demos, be sure to remember that this is here for you</text:span></text:a><text:span text:style-name="T12"> </text:span><text:a xlink:type="simple" xlink:href="https://app.pluralsight.com/course-player?clipId=310d3eec-367c-4aa3-8343-9b7b669fcbb1&amp;startTime=916.14" office:target-frame-name="psplayer" xlink:show="replace" text:style-name="Internet_20_link" text:visited-style-name="Visited_20_Internet_20_Link"><text:span text:style-name="T11">as a resource. And now, last in the demo, but certainly not least, here's</text:span></text:a><text:span text:style-name="T12"> </text:span><text:a xlink:type="simple" xlink:href="https://app.pluralsight.com/course-player?clipId=310d3eec-367c-4aa3-8343-9b7b669fcbb1&amp;startTime=921.01" office:target-frame-name="psplayer" xlink:show="replace" text:style-name="Internet_20_link" text:visited-style-name="Visited_20_Internet_20_Link"><text:span text:style-name="T11">that treat that I want to share with you.</text:span></text:a><text:span text:style-name="T12"> </text:span><text:a xlink:type="simple" xlink:href="https://app.pluralsight.com/course-player?clipId=310d3eec-367c-4aa3-8343-9b7b669fcbb1&amp;startTime=922.31" office:target-frame-name="psplayer" xlink:show="replace" text:style-name="Internet_20_link" text:visited-style-name="Visited_20_Internet_20_Link"><text:span text:style-name="T11">I want to show you that enable bash auto completion for kubectl.</text:span></text:a><text:span text:style-name="T12"> </text:span><text:a xlink:type="simple" xlink:href="https://app.pluralsight.com/course-player?clipId=310d3eec-367c-4aa3-8343-9b7b669fcbb1&amp;startTime=926.45" office:target-frame-name="psplayer" xlink:show="replace" text:style-name="Internet_20_link" text:visited-style-name="Visited_20_Internet_20_Link"><text:span text:style-name="T11">And so, let's walk through that process together.</text:span></text:a><text:span text:style-name="T12"> </text:span><text:a xlink:type="simple" xlink:href="https://app.pluralsight.com/course-player?clipId=310d3eec-367c-4aa3-8343-9b7b669fcbb1&amp;startTime=928.94" office:target-frame-name="psplayer" xlink:show="replace" text:style-name="Internet_20_link" text:visited-style-name="Visited_20_Internet_20_Link"><text:span text:style-name="T11">On line 71, I have apt‑get install ‑y bash‑completion, and that's</text:span></text:a><text:span text:style-name="T12"> </text:span><text:a xlink:type="simple" xlink:href="https://app.pluralsight.com/course-player?clipId=310d3eec-367c-4aa3-8343-9b7b669fcbb1&amp;startTime=933.74" office:target-frame-name="psplayer" xlink:show="replace" text:style-name="Internet_20_link" text:visited-style-name="Visited_20_Internet_20_Link"><text:span text:style-name="T11">going to install bash completion on our system.</text:span></text:a><text:span text:style-name="T12"> </text:span><text:a xlink:type="simple" xlink:href="https://app.pluralsight.com/course-player?clipId=310d3eec-367c-4aa3-8343-9b7b669fcbb1&amp;startTime=936.58" office:target-frame-name="psplayer" xlink:show="replace" text:style-name="Internet_20_link" text:visited-style-name="Visited_20_Internet_20_Link"><text:span text:style-name="T11">And on my particular system here, we can see that it was already installed.</text:span></text:a><text:span text:style-name="T12"> </text:span><text:a xlink:type="simple" xlink:href="https://app.pluralsight.com/course-player?clipId=310d3eec-367c-4aa3-8343-9b7b669fcbb1&amp;startTime=941.04" office:target-frame-name="psplayer" xlink:show="replace" text:style-name="Internet_20_link" text:visited-style-name="Visited_20_Internet_20_Link"><text:span text:style-name="T11">I'm then going to, on line 72, echo in some configuration information into</text:span></text:a><text:span text:style-name="T12"> </text:span><text:a xlink:type="simple" xlink:href="https://app.pluralsight.com/course-player?clipId=310d3eec-367c-4aa3-8343-9b7b669fcbb1&amp;startTime=947.15" office:target-frame-name="psplayer" xlink:show="replace" text:style-name="Internet_20_link" text:visited-style-name="Visited_20_Internet_20_Link"><text:span text:style-name="T11">my local bashrc. I'm going to reread that with the source command, and then</text:span></text:a><text:span text:style-name="T12"> </text:span><text:a xlink:type="simple" xlink:href="https://app.pluralsight.com/course-player?clipId=310d3eec-367c-4aa3-8343-9b7b669fcbb1&amp;startTime=952" office:target-frame-name="psplayer" xlink:show="replace" text:style-name="Internet_20_link" text:visited-style-name="Visited_20_Internet_20_Link"><text:span text:style-name="T11">I'm going to show you at the command line at the bottom here what bash auto</text:span></text:a><text:span text:style-name="T12"> </text:span><text:a xlink:type="simple" xlink:href="https://app.pluralsight.com/course-player?clipId=310d3eec-367c-4aa3-8343-9b7b669fcbb1&amp;startTime=955.34" office:target-frame-name="psplayer" xlink:show="replace" text:style-name="Internet_20_link" text:visited-style-name="Visited_20_Internet_20_Link"><text:span text:style-name="T11">completion provides. Now, normal bash completion would do something like</text:span></text:a><text:span text:style-name="T12"> </text:span><text:a xlink:type="simple" xlink:href="https://app.pluralsight.com/course-player?clipId=310d3eec-367c-4aa3-8343-9b7b669fcbb1&amp;startTime=958.68" office:target-frame-name="psplayer" xlink:show="replace" text:style-name="Internet_20_link" text:visited-style-name="Visited_20_Internet_20_Link"><text:span text:style-name="T11">this where it would complete the command based on what you've typed at the</text:span></text:a><text:span text:style-name="T12"> </text:span><text:a xlink:type="simple" xlink:href="https://app.pluralsight.com/course-player?clipId=310d3eec-367c-4aa3-8343-9b7b669fcbb1&amp;startTime=962.52" office:target-frame-name="psplayer" xlink:show="replace" text:style-name="Internet_20_link" text:visited-style-name="Visited_20_Internet_20_Link"><text:span text:style-name="T11">command line.</text:span></text:a><text:span text:style-name="T12"> </text:span><text:a xlink:type="simple" xlink:href="https://app.pluralsight.com/course-player?clipId=310d3eec-367c-4aa3-8343-9b7b669fcbb1&amp;startTime=963.02" office:target-frame-name="psplayer" xlink:show="replace" text:style-name="Internet_20_link" text:visited-style-name="Visited_20_Internet_20_Link"><text:span text:style-name="T11">So I type kube, I hit double tab, I get the auto completion of</text:span></text:a><text:span text:style-name="T12"> </text:span><text:a xlink:type="simple" xlink:href="https://app.pluralsight.com/course-player?clipId=310d3eec-367c-4aa3-8343-9b7b669fcbb1&amp;startTime=966.56" office:target-frame-name="psplayer" xlink:show="replace" text:style-name="Internet_20_link" text:visited-style-name="Visited_20_Internet_20_Link"><text:span text:style-name="T11">the three commands that match that string.</text:span></text:a><text:span text:style-name="T12"> </text:span><text:a xlink:type="simple" xlink:href="https://app.pluralsight.com/course-player?clipId=310d3eec-367c-4aa3-8343-9b7b669fcbb1&amp;startTime=968.63" office:target-frame-name="psplayer" xlink:show="replace" text:style-name="Internet_20_link" text:visited-style-name="Visited_20_Internet_20_Link"><text:span text:style-name="T11">In that case,</text:span></text:a><text:span text:style-name="T12"> </text:span><text:a xlink:type="simple" xlink:href="https://app.pluralsight.com/course-player?clipId=310d3eec-367c-4aa3-8343-9b7b669fcbb1&amp;startTime=969.26" office:target-frame-name="psplayer" xlink:show="replace" text:style-name="Internet_20_link" text:visited-style-name="Visited_20_Internet_20_Link"><text:span text:style-name="T11">kubectl is the one that we want. Now, to extend that, we get auto</text:span></text:a><text:span text:style-name="T12"> </text:span><text:a xlink:type="simple" xlink:href="https://app.pluralsight.com/course-player?clipId=310d3eec-367c-4aa3-8343-9b7b669fcbb1&amp;startTime=973.79" office:target-frame-name="psplayer" xlink:show="replace" text:style-name="Internet_20_link" text:visited-style-name="Visited_20_Internet_20_Link"><text:span text:style-name="T11">completion in kubectl for operations. So here you can see if I type g</text:span></text:a><text:span text:style-name="T12"> </text:span><text:a xlink:type="simple" xlink:href="https://app.pluralsight.com/course-player?clipId=310d3eec-367c-4aa3-8343-9b7b669fcbb1&amp;startTime=978.19" office:target-frame-name="psplayer" xlink:show="replace" text:style-name="Internet_20_link" text:visited-style-name="Visited_20_Internet_20_Link"><text:span text:style-name="T11">and hit double tab now, it auto completes to get. In addition to</text:span></text:a><text:span text:style-name="T12"> </text:span><text:a xlink:type="simple" xlink:href="https://app.pluralsight.com/course-player?clipId=310d3eec-367c-4aa3-8343-9b7b669fcbb1&amp;startTime=982.13" office:target-frame-name="psplayer" xlink:show="replace" text:style-name="Internet_20_link" text:visited-style-name="Visited_20_Internet_20_Link"><text:span text:style-name="T11">operations, it also does that for resources.</text:span></text:a><text:span text:style-name="T12"> </text:span><text:a xlink:type="simple" xlink:href="https://app.pluralsight.com/course-player?clipId=310d3eec-367c-4aa3-8343-9b7b669fcbb1&amp;startTime=984.79" office:target-frame-name="psplayer" xlink:show="replace" text:style-name="Internet_20_link" text:visited-style-name="Visited_20_Internet_20_Link"><text:span text:style-name="T11">So if I type po and then double tab, you can see it'll auto complete the pod.</text:span></text:a><text:span text:style-name="T12"> </text:span><text:a xlink:type="simple" xlink:href="https://app.pluralsight.com/course-player?clipId=310d3eec-367c-4aa3-8343-9b7b669fcbb1&amp;startTime=989.66" office:target-frame-name="psplayer" xlink:show="replace" text:style-name="Internet_20_link" text:visited-style-name="Visited_20_Internet_20_Link"><text:span text:style-name="T11">If I double tab again,</text:span></text:a><text:span text:style-name="T12"> </text:span><text:a xlink:type="simple" xlink:href="https://app.pluralsight.com/course-player?clipId=310d3eec-367c-4aa3-8343-9b7b669fcbb1&amp;startTime=990.77" office:target-frame-name="psplayer" xlink:show="replace" text:style-name="Internet_20_link" text:visited-style-name="Visited_20_Internet_20_Link"><text:span text:style-name="T11">you'll see it auto completes to all of the different resources that are</text:span></text:a><text:span text:style-name="T12"> </text:span><text:a xlink:type="simple" xlink:href="https://app.pluralsight.com/course-player?clipId=310d3eec-367c-4aa3-8343-9b7b669fcbb1&amp;startTime=994.62" office:target-frame-name="psplayer" xlink:show="replace" text:style-name="Internet_20_link" text:visited-style-name="Visited_20_Internet_20_Link"><text:span text:style-name="T11">available in my API server that match that string, in this case, pods. And</text:span></text:a><text:span text:style-name="T12"> </text:span><text:a xlink:type="simple" xlink:href="https://app.pluralsight.com/course-player?clipId=310d3eec-367c-4aa3-8343-9b7b669fcbb1&amp;startTime=998.87" office:target-frame-name="psplayer" xlink:show="replace" text:style-name="Internet_20_link" text:visited-style-name="Visited_20_Internet_20_Link"><text:span text:style-name="T11">so we'll go ahead type pods there. Also, I can then add something like ‑‑ to</text:span></text:a><text:span text:style-name="T12"> </text:span><text:a xlink:type="simple" xlink:href="https://app.pluralsight.com/course-player?clipId=310d3eec-367c-4aa3-8343-9b7b669fcbb1&amp;startTime=1004.16" office:target-frame-name="psplayer" xlink:show="replace" text:style-name="Internet_20_link" text:visited-style-name="Visited_20_Internet_20_Link"><text:span text:style-name="T11">see any of the different modifiers that are available to me at the command</text:span></text:a><text:span text:style-name="T12"> </text:span><text:a xlink:type="simple" xlink:href="https://app.pluralsight.com/course-player?clipId=310d3eec-367c-4aa3-8343-9b7b669fcbb1&amp;startTime=1007.45" office:target-frame-name="psplayer" xlink:show="replace" text:style-name="Internet_20_link" text:visited-style-name="Visited_20_Internet_20_Link"><text:span text:style-name="T11">line, so if I double tab now,</text:span></text:a><text:span text:style-name="T12"> </text:span><text:a xlink:type="simple" xlink:href="https://app.pluralsight.com/course-player?clipId=310d3eec-367c-4aa3-8343-9b7b669fcbb1&amp;startTime=1008.85" office:target-frame-name="psplayer" xlink:show="replace" text:style-name="Internet_20_link" text:visited-style-name="Visited_20_Internet_20_Link"><text:span text:style-name="T11">we can see all the various different modifiers that are available to me at</text:span></text:a><text:span text:style-name="T12"> </text:span><text:a xlink:type="simple" xlink:href="https://app.pluralsight.com/course-player?clipId=310d3eec-367c-4aa3-8343-9b7b669fcbb1&amp;startTime=1013.06" office:target-frame-name="psplayer" xlink:show="replace" text:style-name="Internet_20_link" text:visited-style-name="Visited_20_Internet_20_Link"><text:span text:style-name="T11">this point in the command line string that I'm building.</text:span></text:a><text:span text:style-name="T12"> </text:span><text:a xlink:type="simple" xlink:href="https://app.pluralsight.com/course-player?clipId=310d3eec-367c-4aa3-8343-9b7b669fcbb1&amp;startTime=1015.76" office:target-frame-name="psplayer" xlink:show="replace" text:style-name="Internet_20_link" text:visited-style-name="Visited_20_Internet_20_Link"><text:span text:style-name="T11">Let's go ahead and type something like all,</text:span></text:a><text:span text:style-name="T12"> </text:span><text:a xlink:type="simple" xlink:href="https://app.pluralsight.com/course-player?clipId=310d3eec-367c-4aa3-8343-9b7b669fcbb1&amp;startTime=1017.84" office:target-frame-name="psplayer" xlink:show="replace" text:style-name="Internet_20_link" text:visited-style-name="Visited_20_Internet_20_Link"><text:span text:style-name="T11">and then I'll do a double tab on that, and we can see it's going to limit the</text:span></text:a><text:span text:style-name="T12"> </text:span><text:a xlink:type="simple" xlink:href="https://app.pluralsight.com/course-player?clipId=310d3eec-367c-4aa3-8343-9b7b669fcbb1&amp;startTime=1020.67" office:target-frame-name="psplayer" xlink:show="replace" text:style-name="Internet_20_link" text:visited-style-name="Visited_20_Internet_20_Link"><text:span text:style-name="T11">list of modifiers down to the modifiers that match the string ‑‑all. And so I'll</text:span></text:a><text:span text:style-name="T12"> </text:span><text:a xlink:type="simple" xlink:href="https://app.pluralsight.com/course-player?clipId=310d3eec-367c-4aa3-8343-9b7b669fcbb1&amp;startTime=1025.38" office:target-frame-name="psplayer" xlink:show="replace" text:style-name="Internet_20_link" text:visited-style-name="Visited_20_Internet_20_Link"><text:span text:style-name="T11">go ahead and auto complete that with ‑namespaces.</text:span></text:a><text:span text:style-name="T12"> </text:span><text:a xlink:type="simple" xlink:href="https://app.pluralsight.com/course-player?clipId=310d3eec-367c-4aa3-8343-9b7b669fcbb1&amp;startTime=1029.34" office:target-frame-name="psplayer" xlink:show="replace" text:style-name="Internet_20_link" text:visited-style-name="Visited_20_Internet_20_Link"><text:span text:style-name="T11">Execute that code there.</text:span></text:a><text:span text:style-name="T12"> </text:span><text:a xlink:type="simple" xlink:href="https://app.pluralsight.com/course-player?clipId=310d3eec-367c-4aa3-8343-9b7b669fcbb1&amp;startTime=1030.72" office:target-frame-name="psplayer" xlink:show="replace" text:style-name="Internet_20_link" text:visited-style-name="Visited_20_Internet_20_Link"><text:span text:style-name="T11">We can see how we can use that to quickly work at the command line</text:span></text:a><text:span text:style-name="T12"> </text:span><text:a xlink:type="simple" xlink:href="https://app.pluralsight.com/course-player?clipId=310d3eec-367c-4aa3-8343-9b7b669fcbb1&amp;startTime=1034.09" office:target-frame-name="psplayer" xlink:show="replace" text:style-name="Internet_20_link" text:visited-style-name="Visited_20_Internet_20_Link"><text:span text:style-name="T11">to execute commands and discover commands and discover resources that are available in our cluster.</text:span></text:a></text:p>
      <text:h text:style-name="P3" text:outline-level="3"><text:a xlink:type="simple" xlink:href="https://app.pluralsight.com/course-player?clipId=633aa541-cd47-4007-a089-1b4f6a8e8a97" office:target-frame-name="psplayer" xlink:show="replace" text:style-name="Internet_20_link" text:visited-style-name="Visited_20_Internet_20_Link"><text:span text:style-name="T11">Application and Pod Deployment in Kubernetes and Working with YAML Manifests</text:span></text:a></text:h>
      <text:p text:style-name="P5"><text:a xlink:type="simple" xlink:href="https://app.pluralsight.com/course-player?clipId=633aa541-cd47-4007-a089-1b4f6a8e8a97&amp;startTime=1.04" office:target-frame-name="psplayer" xlink:show="replace" text:style-name="Internet_20_link" text:visited-style-name="Visited_20_Internet_20_Link"><text:span text:style-name="T11">So, now that we know how to interact with our cluster at the command line,</text:span></text:a><text:span text:style-name="T12"> </text:span><text:a xlink:type="simple" xlink:href="https://app.pluralsight.com/course-player?clipId=633aa541-cd47-4007-a089-1b4f6a8e8a97&amp;startTime=4.05" office:target-frame-name="psplayer" xlink:show="replace" text:style-name="Internet_20_link" text:visited-style-name="Visited_20_Internet_20_Link"><text:span text:style-name="T11">let's move the conversation to application deployment in Kubernetes.</text:span></text:a><text:span text:style-name="T12"> </text:span><text:a xlink:type="simple" xlink:href="https://app.pluralsight.com/course-player?clipId=633aa541-cd47-4007-a089-1b4f6a8e8a97&amp;startTime=7.57" office:target-frame-name="psplayer" xlink:show="replace" text:style-name="Internet_20_link" text:visited-style-name="Visited_20_Internet_20_Link"><text:span text:style-name="T11">Now, the first thing I want to discuss is imperative configuration.</text:span></text:a><text:span text:style-name="T12"> </text:span><text:a xlink:type="simple" xlink:href="https://app.pluralsight.com/course-player?clipId=633aa541-cd47-4007-a089-1b4f6a8e8a97&amp;startTime=11.18" office:target-frame-name="psplayer" xlink:show="replace" text:style-name="Internet_20_link" text:visited-style-name="Visited_20_Internet_20_Link"><text:span text:style-name="T11">When you're using imperative configuration,</text:span></text:a><text:span text:style-name="T12"> </text:span><text:a xlink:type="simple" xlink:href="https://app.pluralsight.com/course-player?clipId=633aa541-cd47-4007-a089-1b4f6a8e8a97&amp;startTime=13.26" office:target-frame-name="psplayer" xlink:show="replace" text:style-name="Internet_20_link" text:visited-style-name="Visited_20_Internet_20_Link"><text:span text:style-name="T11">you're generally going to be executing commands at</text:span></text:a><text:span text:style-name="T12"> </text:span><text:a xlink:type="simple" xlink:href="https://app.pluralsight.com/course-player?clipId=633aa541-cd47-4007-a089-1b4f6a8e8a97&amp;startTime=15.8" office:target-frame-name="psplayer" xlink:show="replace" text:style-name="Internet_20_link" text:visited-style-name="Visited_20_Internet_20_Link"><text:span text:style-name="T11">the command line one at a time,</text:span></text:a><text:span text:style-name="T12"> </text:span><text:a xlink:type="simple" xlink:href="https://app.pluralsight.com/course-player?clipId=633aa541-cd47-4007-a089-1b4f6a8e8a97&amp;startTime=18.41" office:target-frame-name="psplayer" xlink:show="replace" text:style-name="Internet_20_link" text:visited-style-name="Visited_20_Internet_20_Link"><text:span text:style-name="T11">and you're going to be operating on one object at a time.</text:span></text:a><text:span text:style-name="T12"> </text:span><text:a xlink:type="simple" xlink:href="https://app.pluralsight.com/course-player?clipId=633aa541-cd47-4007-a089-1b4f6a8e8a97&amp;startTime=21.71" office:target-frame-name="psplayer" xlink:show="replace" text:style-name="Internet_20_link" text:visited-style-name="Visited_20_Internet_20_Link"><text:span text:style-name="T11">So, for example, if I want to create a deployment,</text:span></text:a><text:span text:style-name="T12"> </text:span><text:a xlink:type="simple" xlink:href="https://app.pluralsight.com/course-player?clipId=633aa541-cd47-4007-a089-1b4f6a8e8a97&amp;startTime=24.89" office:target-frame-name="psplayer" xlink:show="replace" text:style-name="Internet_20_link" text:visited-style-name="Visited_20_Internet_20_Link"><text:span text:style-name="T11">I can use kubectl create deployment nginx,</text:span></text:a><text:span text:style-name="T12"> </text:span><text:a xlink:type="simple" xlink:href="https://app.pluralsight.com/course-player?clipId=633aa541-cd47-4007-a089-1b4f6a8e8a97&amp;startTime=28.53" office:target-frame-name="psplayer" xlink:show="replace" text:style-name="Internet_20_link" text:visited-style-name="Visited_20_Internet_20_Link"><text:span text:style-name="T11">and specify the image as nginx.</text:span></text:a><text:span text:style-name="T12"> </text:span><text:a xlink:type="simple" xlink:href="https://app.pluralsight.com/course-player?clipId=633aa541-cd47-4007-a089-1b4f6a8e8a97&amp;startTime=30.46" office:target-frame-name="psplayer" xlink:show="replace" text:style-name="Internet_20_link" text:visited-style-name="Visited_20_Internet_20_Link"><text:span text:style-name="T11">I punch this in at the command line, I hit Enter,</text:span></text:a><text:span text:style-name="T12"> </text:span><text:a xlink:type="simple" xlink:href="https://app.pluralsight.com/course-player?clipId=633aa541-cd47-4007-a089-1b4f6a8e8a97&amp;startTime=33.04" office:target-frame-name="psplayer" xlink:show="replace" text:style-name="Internet_20_link" text:visited-style-name="Visited_20_Internet_20_Link"><text:span text:style-name="T11">the command is sent to the API server, and the object is created,</text:span></text:a><text:span text:style-name="T12"> </text:span><text:a xlink:type="simple" xlink:href="https://app.pluralsight.com/course-player?clipId=633aa541-cd47-4007-a089-1b4f6a8e8a97&amp;startTime=35.98" office:target-frame-name="psplayer" xlink:show="replace" text:style-name="Internet_20_link" text:visited-style-name="Visited_20_Internet_20_Link"><text:span text:style-name="T11">but I'm only operating on one object at a time on the command line.</text:span></text:a><text:span text:style-name="T12"> </text:span><text:a xlink:type="simple" xlink:href="https://app.pluralsight.com/course-player?clipId=633aa541-cd47-4007-a089-1b4f6a8e8a97&amp;startTime=40.59" office:target-frame-name="psplayer" xlink:show="replace" text:style-name="Internet_20_link" text:visited-style-name="Visited_20_Internet_20_Link"><text:span text:style-name="T11">Now, similarly, I can operate on other types of objects certainly.</text:span></text:a><text:span text:style-name="T12"> </text:span><text:a xlink:type="simple" xlink:href="https://app.pluralsight.com/course-player?clipId=633aa541-cd47-4007-a089-1b4f6a8e8a97&amp;startTime=43.35" office:target-frame-name="psplayer" xlink:show="replace" text:style-name="Internet_20_link" text:visited-style-name="Visited_20_Internet_20_Link"><text:span text:style-name="T11">I can say kubectl run nginx, and it will create a pod for me running nginx.</text:span></text:a><text:span text:style-name="T12"> </text:span><text:a xlink:type="simple" xlink:href="https://app.pluralsight.com/course-player?clipId=633aa541-cd47-4007-a089-1b4f6a8e8a97&amp;startTime=48.09" office:target-frame-name="psplayer" xlink:show="replace" text:style-name="Internet_20_link" text:visited-style-name="Visited_20_Internet_20_Link"><text:span text:style-name="T11">That's a fine way to manage a system,</text:span></text:a><text:span text:style-name="T12"> </text:span><text:a xlink:type="simple" xlink:href="https://app.pluralsight.com/course-player?clipId=633aa541-cd47-4007-a089-1b4f6a8e8a97&amp;startTime=50.15" office:target-frame-name="psplayer" xlink:show="replace" text:style-name="Internet_20_link" text:visited-style-name="Visited_20_Internet_20_Link"><text:span text:style-name="T11">but if your application stack starts to grow and your</text:span></text:a><text:span text:style-name="T12"> </text:span><text:a xlink:type="simple" xlink:href="https://app.pluralsight.com/course-player?clipId=633aa541-cd47-4007-a089-1b4f6a8e8a97&amp;startTime=53.51" office:target-frame-name="psplayer" xlink:show="replace" text:style-name="Internet_20_link" text:visited-style-name="Visited_20_Internet_20_Link"><text:span text:style-name="T11">configurations and your deployments become more complex,</text:span></text:a><text:span text:style-name="T12"> </text:span><text:a xlink:type="simple" xlink:href="https://app.pluralsight.com/course-player?clipId=633aa541-cd47-4007-a089-1b4f6a8e8a97&amp;startTime=56.25" office:target-frame-name="psplayer" xlink:show="replace" text:style-name="Internet_20_link" text:visited-style-name="Visited_20_Internet_20_Link"><text:span text:style-name="T11">managing each individual object at the command line isn't really a</text:span></text:a><text:span text:style-name="T12"> </text:span><text:a xlink:type="simple" xlink:href="https://app.pluralsight.com/course-player?clipId=633aa541-cd47-4007-a089-1b4f6a8e8a97&amp;startTime=60.6" office:target-frame-name="psplayer" xlink:show="replace" text:style-name="Internet_20_link" text:visited-style-name="Visited_20_Internet_20_Link"><text:span text:style-name="T11">sustainable way to manage or maintain your system.</text:span></text:a><text:span text:style-name="T12"> </text:span><text:a xlink:type="simple" xlink:href="https://app.pluralsight.com/course-player?clipId=633aa541-cd47-4007-a089-1b4f6a8e8a97&amp;startTime=63.55" office:target-frame-name="psplayer" xlink:show="replace" text:style-name="Internet_20_link" text:visited-style-name="Visited_20_Internet_20_Link"><text:span text:style-name="T11">Were going to want to do things declaratively,</text:span></text:a><text:span text:style-name="T12"> </text:span><text:a xlink:type="simple" xlink:href="https://app.pluralsight.com/course-player?clipId=633aa541-cd47-4007-a089-1b4f6a8e8a97&amp;startTime=65.43" office:target-frame-name="psplayer" xlink:show="replace" text:style-name="Internet_20_link" text:visited-style-name="Visited_20_Internet_20_Link"><text:span text:style-name="T11">and this is a core principle behind kubernetes,</text:span></text:a><text:span text:style-name="T12"> </text:span><text:a xlink:type="simple" xlink:href="https://app.pluralsight.com/course-player?clipId=633aa541-cd47-4007-a089-1b4f6a8e8a97&amp;startTime=68.83" office:target-frame-name="psplayer" xlink:show="replace" text:style-name="Internet_20_link" text:visited-style-name="Visited_20_Internet_20_Link"><text:span text:style-name="T11">where we define our desired state in code.</text:span></text:a><text:span text:style-name="T12"> </text:span><text:a xlink:type="simple" xlink:href="https://app.pluralsight.com/course-player?clipId=633aa541-cd47-4007-a089-1b4f6a8e8a97&amp;startTime=72.28" office:target-frame-name="psplayer" xlink:show="replace" text:style-name="Internet_20_link" text:visited-style-name="Visited_20_Internet_20_Link"><text:span text:style-name="T11">Earlier in the course, we introduced the concept of manifests,</text:span></text:a><text:span text:style-name="T12"> </text:span><text:a xlink:type="simple" xlink:href="https://app.pluralsight.com/course-player?clipId=633aa541-cd47-4007-a089-1b4f6a8e8a97&amp;startTime=75.33" office:target-frame-name="psplayer" xlink:show="replace" text:style-name="Internet_20_link" text:visited-style-name="Visited_20_Internet_20_Link"><text:span text:style-name="T11">first when we deployed our pod network,</text:span></text:a><text:span text:style-name="T12"> </text:span><text:a xlink:type="simple" xlink:href="https://app.pluralsight.com/course-player?clipId=633aa541-cd47-4007-a089-1b4f6a8e8a97&amp;startTime=77.29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633aa541-cd47-4007-a089-1b4f6a8e8a97&amp;startTime=77.29" office:target-frame-name="psplayer" xlink:show="replace" text:style-name="Internet_20_link" text:visited-style-name="Visited_20_Internet_20_Link"><text:span text:style-name="T11">second when we bootstrapped our cluster with static pod manifests.</text:span></text:a><text:span text:style-name="T12"> </text:span><text:a xlink:type="simple" xlink:href="https://app.pluralsight.com/course-player?clipId=633aa541-cd47-4007-a089-1b4f6a8e8a97&amp;startTime=80.84" office:target-frame-name="psplayer" xlink:show="replace" text:style-name="Internet_20_link" text:visited-style-name="Visited_20_Internet_20_Link"><text:span text:style-name="T11">Those manifests described those configurations in code,</text:span></text:a><text:span text:style-name="T12"> </text:span><text:a xlink:type="simple" xlink:href="https://app.pluralsight.com/course-player?clipId=633aa541-cd47-4007-a089-1b4f6a8e8a97&amp;startTime=84.74" office:target-frame-name="psplayer" xlink:show="replace" text:style-name="Internet_20_link" text:visited-style-name="Visited_20_Internet_20_Link"><text:span text:style-name="T11">and Kubernetes was able to use them and bring the system up to the</text:span></text:a><text:span text:style-name="T12"> </text:span><text:a xlink:type="simple" xlink:href="https://app.pluralsight.com/course-player?clipId=633aa541-cd47-4007-a089-1b4f6a8e8a97&amp;startTime=88.44" office:target-frame-name="psplayer" xlink:show="replace" text:style-name="Internet_20_link" text:visited-style-name="Visited_20_Internet_20_Link"><text:span text:style-name="T11">desired state as described in those manifest files.</text:span></text:a><text:span text:style-name="T12"> </text:span><text:a xlink:type="simple" xlink:href="https://app.pluralsight.com/course-player?clipId=633aa541-cd47-4007-a089-1b4f6a8e8a97&amp;startTime=92.5" office:target-frame-name="psplayer" xlink:show="replace" text:style-name="Internet_20_link" text:visited-style-name="Visited_20_Internet_20_Link"><text:span text:style-name="T11">And we can do the same for our own applications.</text:span></text:a><text:span text:style-name="T12"> </text:span><text:a xlink:type="simple" xlink:href="https://app.pluralsight.com/course-player?clipId=633aa541-cd47-4007-a089-1b4f6a8e8a97&amp;startTime=95.4" office:target-frame-name="psplayer" xlink:show="replace" text:style-name="Internet_20_link" text:visited-style-name="Visited_20_Internet_20_Link"><text:span text:style-name="T11">We can define our configurations in code using</text:span></text:a><text:span text:style-name="T12"> </text:span><text:a xlink:type="simple" xlink:href="https://app.pluralsight.com/course-player?clipId=633aa541-cd47-4007-a089-1b4f6a8e8a97&amp;startTime=97.54" office:target-frame-name="psplayer" xlink:show="replace" text:style-name="Internet_20_link" text:visited-style-name="Visited_20_Internet_20_Link"><text:span text:style-name="T11">manifests written in YAML or JSON,</text:span></text:a><text:span text:style-name="T12"> </text:span><text:a xlink:type="simple" xlink:href="https://app.pluralsight.com/course-player?clipId=633aa541-cd47-4007-a089-1b4f6a8e8a97&amp;startTime=99.88" office:target-frame-name="psplayer" xlink:show="replace" text:style-name="Internet_20_link" text:visited-style-name="Visited_20_Internet_20_Link"><text:span text:style-name="T11">and feed those into the API server with commands like kubectl apply.</text:span></text:a><text:span text:style-name="T12"> </text:span><text:a xlink:type="simple" xlink:href="https://app.pluralsight.com/course-player?clipId=633aa541-cd47-4007-a089-1b4f6a8e8a97&amp;startTime=104.64" office:target-frame-name="psplayer" xlink:show="replace" text:style-name="Internet_20_link" text:visited-style-name="Visited_20_Internet_20_Link"><text:span text:style-name="T11">In this case here, you can see kubectl apply ‑f deployment.yaml,</text:span></text:a><text:span text:style-name="T12"> </text:span><text:a xlink:type="simple" xlink:href="https://app.pluralsight.com/course-player?clipId=633aa541-cd47-4007-a089-1b4f6a8e8a97&amp;startTime=109.76" office:target-frame-name="psplayer" xlink:show="replace" text:style-name="Internet_20_link" text:visited-style-name="Visited_20_Internet_20_Link"><text:span text:style-name="T11">and the contents of deployment.yaml will have the description of the</text:span></text:a><text:span text:style-name="T12"> </text:span><text:a xlink:type="simple" xlink:href="https://app.pluralsight.com/course-player?clipId=633aa541-cd47-4007-a089-1b4f6a8e8a97&amp;startTime=113.56" office:target-frame-name="psplayer" xlink:show="replace" text:style-name="Internet_20_link" text:visited-style-name="Visited_20_Internet_20_Link"><text:span text:style-name="T11">thing that I want to deploy inside of Kubernetes.</text:span></text:a><text:span text:style-name="T12"> </text:span><text:a xlink:type="simple" xlink:href="https://app.pluralsight.com/course-player?clipId=633aa541-cd47-4007-a089-1b4f6a8e8a97&amp;startTime=117.94" office:target-frame-name="psplayer" xlink:show="replace" text:style-name="Internet_20_link" text:visited-style-name="Visited_20_Internet_20_Link"><text:span text:style-name="T11">Let's look at our first manifest together,</text:span></text:a><text:span text:style-name="T12"> </text:span><text:a xlink:type="simple" xlink:href="https://app.pluralsight.com/course-player?clipId=633aa541-cd47-4007-a089-1b4f6a8e8a97&amp;startTime=120.07" office:target-frame-name="psplayer" xlink:show="replace" text:style-name="Internet_20_link" text:visited-style-name="Visited_20_Internet_20_Link"><text:span text:style-name="T11">and we're going to look at a deployment manifest.</text:span></text:a><text:span text:style-name="T12"> </text:span><text:a xlink:type="simple" xlink:href="https://app.pluralsight.com/course-player?clipId=633aa541-cd47-4007-a089-1b4f6a8e8a97&amp;startTime=122.74" office:target-frame-name="psplayer" xlink:show="replace" text:style-name="Internet_20_link" text:visited-style-name="Visited_20_Internet_20_Link"><text:span text:style-name="T11">We could have manifests for many different types of</text:span></text:a><text:span text:style-name="T12"> </text:span><text:a xlink:type="simple" xlink:href="https://app.pluralsight.com/course-player?clipId=633aa541-cd47-4007-a089-1b4f6a8e8a97&amp;startTime=125.08" office:target-frame-name="psplayer" xlink:show="replace" text:style-name="Internet_20_link" text:visited-style-name="Visited_20_Internet_20_Link"><text:span text:style-name="T11">API objects available in Kubernetes,</text:span></text:a><text:span text:style-name="T12"> </text:span><text:a xlink:type="simple" xlink:href="https://app.pluralsight.com/course-player?clipId=633aa541-cd47-4007-a089-1b4f6a8e8a97&amp;startTime=127.11" office:target-frame-name="psplayer" xlink:show="replace" text:style-name="Internet_20_link" text:visited-style-name="Visited_20_Internet_20_Link"><text:span text:style-name="T11">but we're going to start our conversation off with deployments.</text:span></text:a><text:span text:style-name="T12"> </text:span><text:a xlink:type="simple" xlink:href="https://app.pluralsight.com/course-player?clipId=633aa541-cd47-4007-a089-1b4f6a8e8a97&amp;startTime=130.84" office:target-frame-name="psplayer" xlink:show="replace" text:style-name="Internet_20_link" text:visited-style-name="Visited_20_Internet_20_Link"><text:span text:style-name="T11">The first thing that you're going to find in any manifest is the apiVersion,</text:span></text:a><text:span text:style-name="T12"> </text:span><text:a xlink:type="simple" xlink:href="https://app.pluralsight.com/course-player?clipId=633aa541-cd47-4007-a089-1b4f6a8e8a97&amp;startTime=134.82" office:target-frame-name="psplayer" xlink:show="replace" text:style-name="Internet_20_link" text:visited-style-name="Visited_20_Internet_20_Link"><text:span text:style-name="T11">and in this case here, since we're using a deployment,</text:span></text:a><text:span text:style-name="T12"> </text:span><text:a xlink:type="simple" xlink:href="https://app.pluralsight.com/course-player?clipId=633aa541-cd47-4007-a089-1b4f6a8e8a97&amp;startTime=137.18" office:target-frame-name="psplayer" xlink:show="replace" text:style-name="Internet_20_link" text:visited-style-name="Visited_20_Internet_20_Link"><text:span text:style-name="T11">it's going to be apps/v1.</text:span></text:a><text:span text:style-name="T12"> </text:span><text:a xlink:type="simple" xlink:href="https://app.pluralsight.com/course-player?clipId=633aa541-cd47-4007-a089-1b4f6a8e8a97&amp;startTime=139.14" office:target-frame-name="psplayer" xlink:show="replace" text:style-name="Internet_20_link" text:visited-style-name="Visited_20_Internet_20_Link"><text:span text:style-name="T11">As the Kubernetes API develops and changes to give users stability</text:span></text:a><text:span text:style-name="T12"> </text:span><text:a xlink:type="simple" xlink:href="https://app.pluralsight.com/course-player?clipId=633aa541-cd47-4007-a089-1b4f6a8e8a97&amp;startTime=143.76" office:target-frame-name="psplayer" xlink:show="replace" text:style-name="Internet_20_link" text:visited-style-name="Visited_20_Internet_20_Link"><text:span text:style-name="T11">as to how API objects are defined and behave,</text:span></text:a><text:span text:style-name="T12"> </text:span><text:a xlink:type="simple" xlink:href="https://app.pluralsight.com/course-player?clipId=633aa541-cd47-4007-a089-1b4f6a8e8a97&amp;startTime=146.85" office:target-frame-name="psplayer" xlink:show="replace" text:style-name="Internet_20_link" text:visited-style-name="Visited_20_Internet_20_Link"><text:span text:style-name="T11">it's versioned.</text:span></text:a><text:span text:style-name="T12"> </text:span><text:a xlink:type="simple" xlink:href="https://app.pluralsight.com/course-player?clipId=633aa541-cd47-4007-a089-1b4f6a8e8a97&amp;startTime=147.79" office:target-frame-name="psplayer" xlink:show="replace" text:style-name="Internet_20_link" text:visited-style-name="Visited_20_Internet_20_Link"><text:span text:style-name="T11">This way,</text:span></text:a><text:span text:style-name="T12"> </text:span><text:a xlink:type="simple" xlink:href="https://app.pluralsight.com/course-player?clipId=633aa541-cd47-4007-a089-1b4f6a8e8a97&amp;startTime=148.72" office:target-frame-name="psplayer" xlink:show="replace" text:style-name="Internet_20_link" text:visited-style-name="Visited_20_Internet_20_Link"><text:span text:style-name="T11">we know a v1 deployment will always look and behave a</text:span></text:a><text:span text:style-name="T12"> </text:span><text:a xlink:type="simple" xlink:href="https://app.pluralsight.com/course-player?clipId=633aa541-cd47-4007-a089-1b4f6a8e8a97&amp;startTime=151.78" office:target-frame-name="psplayer" xlink:show="replace" text:style-name="Internet_20_link" text:visited-style-name="Visited_20_Internet_20_Link"><text:span text:style-name="T11">particular way when we call that in our code.</text:span></text:a><text:span text:style-name="T12"> </text:span><text:a xlink:type="simple" xlink:href="https://app.pluralsight.com/course-player?clipId=633aa541-cd47-4007-a089-1b4f6a8e8a97&amp;startTime=154.64" office:target-frame-name="psplayer" xlink:show="replace" text:style-name="Internet_20_link" text:visited-style-name="Visited_20_Internet_20_Link"><text:span text:style-name="T11">If a newer version of an API is released,</text:span></text:a><text:span text:style-name="T12"> </text:span><text:a xlink:type="simple" xlink:href="https://app.pluralsight.com/course-player?clipId=633aa541-cd47-4007-a089-1b4f6a8e8a97&amp;startTime=157.33" office:target-frame-name="psplayer" xlink:show="replace" text:style-name="Internet_20_link" text:visited-style-name="Visited_20_Internet_20_Link"><text:span text:style-name="T11">and the API objects either change in definition or behavior,</text:span></text:a><text:span text:style-name="T12"> </text:span><text:a xlink:type="simple" xlink:href="https://app.pluralsight.com/course-player?clipId=633aa541-cd47-4007-a089-1b4f6a8e8a97&amp;startTime=161.27" office:target-frame-name="psplayer" xlink:show="replace" text:style-name="Internet_20_link" text:visited-style-name="Visited_20_Internet_20_Link"><text:span text:style-name="T11">that can be a breaking change, and so in our manifest we specify the API version,</text:span></text:a><text:span text:style-name="T12"> </text:span><text:a xlink:type="simple" xlink:href="https://app.pluralsight.com/course-player?clipId=633aa541-cd47-4007-a089-1b4f6a8e8a97&amp;startTime=166.1" office:target-frame-name="psplayer" xlink:show="replace" text:style-name="Internet_20_link" text:visited-style-name="Visited_20_Internet_20_Link"><text:span text:style-name="T11">and this gives us control over which version of an API object we're consuming,</text:span></text:a><text:span text:style-name="T12"> </text:span><text:a xlink:type="simple" xlink:href="https://app.pluralsight.com/course-player?clipId=633aa541-cd47-4007-a089-1b4f6a8e8a97&amp;startTime=171.16" office:target-frame-name="psplayer" xlink:show="replace" text:style-name="Internet_20_link" text:visited-style-name="Visited_20_Internet_20_Link"><text:span text:style-name="T11">and thus adding stability to the objects defined in our manifests.</text:span></text:a><text:span text:style-name="T12"> </text:span><text:a xlink:type="simple" xlink:href="https://app.pluralsight.com/course-player?clipId=633aa541-cd47-4007-a089-1b4f6a8e8a97&amp;startTime=175.74" office:target-frame-name="psplayer" xlink:show="replace" text:style-name="Internet_20_link" text:visited-style-name="Visited_20_Internet_20_Link"><text:span text:style-name="T11">The next thing that you're going to find in a manifest is kind,</text:span></text:a><text:span text:style-name="T12"> </text:span><text:a xlink:type="simple" xlink:href="https://app.pluralsight.com/course-player?clipId=633aa541-cd47-4007-a089-1b4f6a8e8a97&amp;startTime=178.44" office:target-frame-name="psplayer" xlink:show="replace" text:style-name="Internet_20_link" text:visited-style-name="Visited_20_Internet_20_Link"><text:span text:style-name="T11">or the kind of object that we want to define.</text:span></text:a><text:span text:style-name="T12"> </text:span><text:a xlink:type="simple" xlink:href="https://app.pluralsight.com/course-player?clipId=633aa541-cd47-4007-a089-1b4f6a8e8a97&amp;startTime=180.99" office:target-frame-name="psplayer" xlink:show="replace" text:style-name="Internet_20_link" text:visited-style-name="Visited_20_Internet_20_Link"><text:span text:style-name="T11">In this case, we're defining a deployment.</text:span></text:a><text:span text:style-name="T12"> </text:span><text:a xlink:type="simple" xlink:href="https://app.pluralsight.com/course-player?clipId=633aa541-cd47-4007-a089-1b4f6a8e8a97&amp;startTime=183.57" office:target-frame-name="psplayer" xlink:show="replace" text:style-name="Internet_20_link" text:visited-style-name="Visited_20_Internet_20_Link"><text:span text:style-name="T11">Remember in an earlier demo when we did kubectl api resources</text:span></text:a><text:span text:style-name="T12"> </text:span><text:a xlink:type="simple" xlink:href="https://app.pluralsight.com/course-player?clipId=633aa541-cd47-4007-a089-1b4f6a8e8a97&amp;startTime=187.72" office:target-frame-name="psplayer" xlink:show="replace" text:style-name="Internet_20_link" text:visited-style-name="Visited_20_Internet_20_Link"><text:span text:style-name="T11">to list all of the API resources available,</text:span></text:a><text:span text:style-name="T12"> </text:span><text:a xlink:type="simple" xlink:href="https://app.pluralsight.com/course-player?clipId=633aa541-cd47-4007-a089-1b4f6a8e8a97&amp;startTime=190.03" office:target-frame-name="psplayer" xlink:show="replace" text:style-name="Internet_20_link" text:visited-style-name="Visited_20_Internet_20_Link"><text:span text:style-name="T11">those are the objects that we can use here.</text:span></text:a><text:span text:style-name="T12"> </text:span><text:a xlink:type="simple" xlink:href="https://app.pluralsight.com/course-player?clipId=633aa541-cd47-4007-a089-1b4f6a8e8a97&amp;startTime=192.74" office:target-frame-name="psplayer" xlink:show="replace" text:style-name="Internet_20_link" text:visited-style-name="Visited_20_Internet_20_Link"><text:span text:style-name="T11">We'll need some metadata to describe what we're working with here,</text:span></text:a><text:span text:style-name="T12"> </text:span><text:a xlink:type="simple" xlink:href="https://app.pluralsight.com/course-player?clipId=633aa541-cd47-4007-a089-1b4f6a8e8a97&amp;startTime=195.78" office:target-frame-name="psplayer" xlink:show="replace" text:style-name="Internet_20_link" text:visited-style-name="Visited_20_Internet_20_Link"><text:span text:style-name="T11">and in our case, we'll just give our deployment a simple name,</text:span></text:a><text:span text:style-name="T12"> </text:span><text:a xlink:type="simple" xlink:href="https://app.pluralsight.com/course-player?clipId=633aa541-cd47-4007-a089-1b4f6a8e8a97&amp;startTime=198.55" office:target-frame-name="psplayer" xlink:show="replace" text:style-name="Internet_20_link" text:visited-style-name="Visited_20_Internet_20_Link"><text:span text:style-name="T11">and we're going to call it hello‑world.</text:span></text:a><text:span text:style-name="T12"> </text:span><text:a xlink:type="simple" xlink:href="https://app.pluralsight.com/course-player?clipId=633aa541-cd47-4007-a089-1b4f6a8e8a97&amp;startTime=200.2" office:target-frame-name="psplayer" xlink:show="replace" text:style-name="Internet_20_link" text:visited-style-name="Visited_20_Internet_20_Link"><text:span text:style-name="T11">Next is the spec.</text:span></text:a><text:span text:style-name="T12"> </text:span><text:a xlink:type="simple" xlink:href="https://app.pluralsight.com/course-player?clipId=633aa541-cd47-4007-a089-1b4f6a8e8a97&amp;startTime=201.82" office:target-frame-name="psplayer" xlink:show="replace" text:style-name="Internet_20_link" text:visited-style-name="Visited_20_Internet_20_Link"><text:span text:style-name="T11">This defines the implementation details of the deployment object.</text:span></text:a><text:span text:style-name="T12"> </text:span><text:a xlink:type="simple" xlink:href="https://app.pluralsight.com/course-player?clipId=633aa541-cd47-4007-a089-1b4f6a8e8a97&amp;startTime=205.73" office:target-frame-name="psplayer" xlink:show="replace" text:style-name="Internet_20_link" text:visited-style-name="Visited_20_Internet_20_Link"><text:span text:style-name="T11">And the first thing that we're going to define is the number of replicas.</text:span></text:a><text:span text:style-name="T12"> </text:span><text:a xlink:type="simple" xlink:href="https://app.pluralsight.com/course-player?clipId=633aa541-cd47-4007-a089-1b4f6a8e8a97&amp;startTime=209.44" office:target-frame-name="psplayer" xlink:show="replace" text:style-name="Internet_20_link" text:visited-style-name="Visited_20_Internet_20_Link"><text:span text:style-name="T11">This is the number of pods that we want up and running for this deployment,</text:span></text:a><text:span text:style-name="T12"> </text:span><text:a xlink:type="simple" xlink:href="https://app.pluralsight.com/course-player?clipId=633aa541-cd47-4007-a089-1b4f6a8e8a97&amp;startTime=212.52" office:target-frame-name="psplayer" xlink:show="replace" text:style-name="Internet_20_link" text:visited-style-name="Visited_20_Internet_20_Link"><text:span text:style-name="T11">and we're going to start off with 1.</text:span></text:a><text:span text:style-name="T12"> </text:span><text:a xlink:type="simple" xlink:href="https://app.pluralsight.com/course-player?clipId=633aa541-cd47-4007-a089-1b4f6a8e8a97&amp;startTime=214.34" office:target-frame-name="psplayer" xlink:show="replace" text:style-name="Internet_20_link" text:visited-style-name="Visited_20_Internet_20_Link"><text:span text:style-name="T11">The selector is a way for a deployment to know which</text:span></text:a><text:span text:style-name="T12"> </text:span><text:a xlink:type="simple" xlink:href="https://app.pluralsight.com/course-player?clipId=633aa541-cd47-4007-a089-1b4f6a8e8a97&amp;startTime=217.34" office:target-frame-name="psplayer" xlink:show="replace" text:style-name="Internet_20_link" text:visited-style-name="Visited_20_Internet_20_Link"><text:span text:style-name="T11">pods are a member of this deployment,</text:span></text:a><text:span text:style-name="T12"> </text:span><text:a xlink:type="simple" xlink:href="https://app.pluralsight.com/course-player?clipId=633aa541-cd47-4007-a089-1b4f6a8e8a97&amp;startTime=219.48" office:target-frame-name="psplayer" xlink:show="replace" text:style-name="Internet_20_link" text:visited-style-name="Visited_20_Internet_20_Link"><text:span text:style-name="T11">and we'll be diving into labels and selectors in much</text:span></text:a><text:span text:style-name="T12"> </text:span><text:a xlink:type="simple" xlink:href="https://app.pluralsight.com/course-player?clipId=633aa541-cd47-4007-a089-1b4f6a8e8a97&amp;startTime=222.26" office:target-frame-name="psplayer" xlink:show="replace" text:style-name="Internet_20_link" text:visited-style-name="Visited_20_Internet_20_Link"><text:span text:style-name="T11">more detail in an upcoming course.</text:span></text:a><text:span text:style-name="T12"> </text:span><text:a xlink:type="simple" xlink:href="https://app.pluralsight.com/course-player?clipId=633aa541-cd47-4007-a089-1b4f6a8e8a97&amp;startTime=224.54" office:target-frame-name="psplayer" xlink:show="replace" text:style-name="Internet_20_link" text:visited-style-name="Visited_20_Internet_20_Link"><text:span text:style-name="T11">And then there's the template.</text:span></text:a><text:span text:style-name="T12"> </text:span><text:a xlink:type="simple" xlink:href="https://app.pluralsight.com/course-player?clipId=633aa541-cd47-4007-a089-1b4f6a8e8a97&amp;startTime=225.88" office:target-frame-name="psplayer" xlink:show="replace" text:style-name="Internet_20_link" text:visited-style-name="Visited_20_Internet_20_Link"><text:span text:style-name="T11">This is the section that's used to define the pods created by this deployment.</text:span></text:a><text:span text:style-name="T12"> </text:span><text:a xlink:type="simple" xlink:href="https://app.pluralsight.com/course-player?clipId=633aa541-cd47-4007-a089-1b4f6a8e8a97&amp;startTime=230.54" office:target-frame-name="psplayer" xlink:show="replace" text:style-name="Internet_20_link" text:visited-style-name="Visited_20_Internet_20_Link"><text:span text:style-name="T11">You'll also hear this called the pod template.</text:span></text:a><text:span text:style-name="T12"> </text:span><text:a xlink:type="simple" xlink:href="https://app.pluralsight.com/course-player?clipId=633aa541-cd47-4007-a089-1b4f6a8e8a97&amp;startTime=233.14" office:target-frame-name="psplayer" xlink:show="replace" text:style-name="Internet_20_link" text:visited-style-name="Visited_20_Internet_20_Link"><text:span text:style-name="T11">In here, we'll have another metadata section, and we'll define some labels.</text:span></text:a><text:span text:style-name="T12"> </text:span><text:a xlink:type="simple" xlink:href="https://app.pluralsight.com/course-player?clipId=633aa541-cd47-4007-a089-1b4f6a8e8a97&amp;startTime=237.4" office:target-frame-name="psplayer" xlink:show="replace" text:style-name="Internet_20_link" text:visited-style-name="Visited_20_Internet_20_Link"><text:span text:style-name="T11">These are matched with a selector in the deployment spec above,</text:span></text:a><text:span text:style-name="T12"> </text:span><text:a xlink:type="simple" xlink:href="https://app.pluralsight.com/course-player?clipId=633aa541-cd47-4007-a089-1b4f6a8e8a97&amp;startTime=240.63" office:target-frame-name="psplayer" xlink:show="replace" text:style-name="Internet_20_link" text:visited-style-name="Visited_20_Internet_20_Link"><text:span text:style-name="T11">and these are assigned to each pod created by this deployment,</text:span></text:a><text:span text:style-name="T12"> </text:span><text:a xlink:type="simple" xlink:href="https://app.pluralsight.com/course-player?clipId=633aa541-cd47-4007-a089-1b4f6a8e8a97&amp;startTime=243.93" office:target-frame-name="psplayer" xlink:show="replace" text:style-name="Internet_20_link" text:visited-style-name="Visited_20_Internet_20_Link"><text:span text:style-name="T11">and that's how the deployment is able to track which</text:span></text:a><text:span text:style-name="T12"> </text:span><text:a xlink:type="simple" xlink:href="https://app.pluralsight.com/course-player?clipId=633aa541-cd47-4007-a089-1b4f6a8e8a97&amp;startTime=246.57" office:target-frame-name="psplayer" xlink:show="replace" text:style-name="Internet_20_link" text:visited-style-name="Visited_20_Internet_20_Link"><text:span text:style-name="T11">pods are a member of this deployment.</text:span></text:a><text:span text:style-name="T12"> </text:span><text:a xlink:type="simple" xlink:href="https://app.pluralsight.com/course-player?clipId=633aa541-cd47-4007-a089-1b4f6a8e8a97&amp;startTime=248.94" office:target-frame-name="psplayer" xlink:show="replace" text:style-name="Internet_20_link" text:visited-style-name="Visited_20_Internet_20_Link"><text:span text:style-name="T11">And then finally, there's another spec.</text:span></text:a><text:span text:style-name="T12"> </text:span><text:a xlink:type="simple" xlink:href="https://app.pluralsight.com/course-player?clipId=633aa541-cd47-4007-a089-1b4f6a8e8a97&amp;startTime=250.69" office:target-frame-name="psplayer" xlink:show="replace" text:style-name="Internet_20_link" text:visited-style-name="Visited_20_Internet_20_Link"><text:span text:style-name="T11">Here's where we will define the containers started</text:span></text:a><text:span text:style-name="T12"> </text:span><text:a xlink:type="simple" xlink:href="https://app.pluralsight.com/course-player?clipId=633aa541-cd47-4007-a089-1b4f6a8e8a97&amp;startTime=253.17" office:target-frame-name="psplayer" xlink:show="replace" text:style-name="Internet_20_link" text:visited-style-name="Visited_20_Internet_20_Link"><text:span text:style-name="T11">by the pods in this deployment, and we define an image to do that.</text:span></text:a><text:span text:style-name="T12"> </text:span><text:a xlink:type="simple" xlink:href="https://app.pluralsight.com/course-player?clipId=633aa541-cd47-4007-a089-1b4f6a8e8a97&amp;startTime=256.9" office:target-frame-name="psplayer" xlink:show="replace" text:style-name="Internet_20_link" text:visited-style-name="Visited_20_Internet_20_Link"><text:span text:style-name="T11">Here we're going to be using a simple hello‑world</text:span></text:a><text:span text:style-name="T12"> </text:span><text:a xlink:type="simple" xlink:href="https://app.pluralsight.com/course-player?clipId=633aa541-cd47-4007-a089-1b4f6a8e8a97&amp;startTime=259.38" office:target-frame-name="psplayer" xlink:show="replace" text:style-name="Internet_20_link" text:visited-style-name="Visited_20_Internet_20_Link"><text:span text:style-name="T11">application from the Google Container Registry,</text:span></text:a><text:span text:style-name="T12"> </text:span><text:a xlink:type="simple" xlink:href="https://app.pluralsight.com/course-player?clipId=633aa541-cd47-4007-a089-1b4f6a8e8a97&amp;startTime=261.62" office:target-frame-name="psplayer" xlink:show="replace" text:style-name="Internet_20_link" text:visited-style-name="Visited_20_Internet_20_Link"><text:span text:style-name="T11">and we'll also need to give this container a name,</text:span></text:a><text:span text:style-name="T12"> </text:span><text:a xlink:type="simple" xlink:href="https://app.pluralsight.com/course-player?clipId=633aa541-cd47-4007-a089-1b4f6a8e8a97&amp;startTime=264.62" office:target-frame-name="psplayer" xlink:show="replace" text:style-name="Internet_20_link" text:visited-style-name="Visited_20_Internet_20_Link"><text:span text:style-name="T11">and we're going to call it hello‑app.</text:span></text:a><text:span text:style-name="T12"> </text:span><text:a xlink:type="simple" xlink:href="https://app.pluralsight.com/course-player?clipId=633aa541-cd47-4007-a089-1b4f6a8e8a97&amp;startTime=266.34" office:target-frame-name="psplayer" xlink:show="replace" text:style-name="Internet_20_link" text:visited-style-name="Visited_20_Internet_20_Link"><text:span text:style-name="T11">Now, to deploy this deployment,</text:span></text:a><text:span text:style-name="T12"> </text:span><text:a xlink:type="simple" xlink:href="https://app.pluralsight.com/course-player?clipId=633aa541-cd47-4007-a089-1b4f6a8e8a97&amp;startTime=268.49" office:target-frame-name="psplayer" xlink:show="replace" text:style-name="Internet_20_link" text:visited-style-name="Visited_20_Internet_20_Link"><text:span text:style-name="T11">we can save this information into a file named deployment.yaml,</text:span></text:a><text:span text:style-name="T12"> </text:span><text:a xlink:type="simple" xlink:href="https://app.pluralsight.com/course-player?clipId=633aa541-cd47-4007-a089-1b4f6a8e8a97&amp;startTime=271.87" office:target-frame-name="psplayer" xlink:show="replace" text:style-name="Internet_20_link" text:visited-style-name="Visited_20_Internet_20_Link"><text:span text:style-name="T11">and then we'll use kubectl apply ‑f,</text:span></text:a><text:span text:style-name="T12"> </text:span><text:a xlink:type="simple" xlink:href="https://app.pluralsight.com/course-player?clipId=633aa541-cd47-4007-a089-1b4f6a8e8a97&amp;startTime=275.01" office:target-frame-name="psplayer" xlink:show="replace" text:style-name="Internet_20_link" text:visited-style-name="Visited_20_Internet_20_Link"><text:span text:style-name="T11">and then pass in that file name as a parameter.</text:span></text:a><text:span text:style-name="T12"> </text:span><text:a xlink:type="simple" xlink:href="https://app.pluralsight.com/course-player?clipId=633aa541-cd47-4007-a089-1b4f6a8e8a97&amp;startTime=277.61" office:target-frame-name="psplayer" xlink:show="replace" text:style-name="Internet_20_link" text:visited-style-name="Visited_20_Internet_20_Link"><text:span text:style-name="T11">That will then read the file and feed that manifest into the API server,</text:span></text:a><text:span text:style-name="T12"> </text:span><text:a xlink:type="simple" xlink:href="https://app.pluralsight.com/course-player?clipId=633aa541-cd47-4007-a089-1b4f6a8e8a97&amp;startTime=281.94" office:target-frame-name="psplayer" xlink:show="replace" text:style-name="Internet_20_link" text:visited-style-name="Visited_20_Internet_20_Link"><text:span text:style-name="T11">and then the API server will go and make that happen for us,</text:span></text:a><text:span text:style-name="T12"> </text:span><text:a xlink:type="simple" xlink:href="https://app.pluralsight.com/course-player?clipId=633aa541-cd47-4007-a089-1b4f6a8e8a97&amp;startTime=284.77" office:target-frame-name="psplayer" xlink:show="replace" text:style-name="Internet_20_link" text:visited-style-name="Visited_20_Internet_20_Link"><text:span text:style-name="T11">affecting the desired state of the application in the cluster,</text:span></text:a><text:span text:style-name="T12"> </text:span><text:a xlink:type="simple" xlink:href="https://app.pluralsight.com/course-player?clipId=633aa541-cd47-4007-a089-1b4f6a8e8a97&amp;startTime=288.47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633aa541-cd47-4007-a089-1b4f6a8e8a97&amp;startTime=289.55" office:target-frame-name="psplayer" xlink:show="replace" text:style-name="Internet_20_link" text:visited-style-name="Visited_20_Internet_20_Link"><text:span text:style-name="T11">it's starting up one replica of our hello‑world application pod.</text:span></text:a><text:span text:style-name="T12"> </text:span><text:a xlink:type="simple" xlink:href="https://app.pluralsight.com/course-player?clipId=633aa541-cd47-4007-a089-1b4f6a8e8a97&amp;startTime=293.54" office:target-frame-name="psplayer" xlink:show="replace" text:style-name="Internet_20_link" text:visited-style-name="Visited_20_Internet_20_Link"><text:span text:style-name="T11">Now you might be thinking, how am I going to remember all of this?</text:span></text:a><text:span text:style-name="T12"> </text:span><text:a xlink:type="simple" xlink:href="https://app.pluralsight.com/course-player?clipId=633aa541-cd47-4007-a089-1b4f6a8e8a97&amp;startTime=296.26" office:target-frame-name="psplayer" xlink:show="replace" text:style-name="Internet_20_link" text:visited-style-name="Visited_20_Internet_20_Link"><text:span text:style-name="T11">Well, to build YAML manifests for deployments,</text:span></text:a><text:span text:style-name="T12"> </text:span><text:a xlink:type="simple" xlink:href="https://app.pluralsight.com/course-player?clipId=633aa541-cd47-4007-a089-1b4f6a8e8a97&amp;startTime=299.13" office:target-frame-name="psplayer" xlink:show="replace" text:style-name="Internet_20_link" text:visited-style-name="Visited_20_Internet_20_Link"><text:span text:style-name="T11">or really any objects that I want to work with,</text:span></text:a><text:span text:style-name="T12"> </text:span><text:a xlink:type="simple" xlink:href="https://app.pluralsight.com/course-player?clipId=633aa541-cd47-4007-a089-1b4f6a8e8a97&amp;startTime=301.55" office:target-frame-name="psplayer" xlink:show="replace" text:style-name="Internet_20_link" text:visited-style-name="Visited_20_Internet_20_Link"><text:span text:style-name="T11">well, remember in the last demo when we talked about kubectl explain,</text:span></text:a><text:span text:style-name="T12"> </text:span><text:a xlink:type="simple" xlink:href="https://app.pluralsight.com/course-player?clipId=633aa541-cd47-4007-a089-1b4f6a8e8a97&amp;startTime=305.76" office:target-frame-name="psplayer" xlink:show="replace" text:style-name="Internet_20_link" text:visited-style-name="Visited_20_Internet_20_Link"><text:span text:style-name="T11">you can use kubectl explain to quickly look up the fields for an object to help</text:span></text:a><text:span text:style-name="T12"> </text:span><text:a xlink:type="simple" xlink:href="https://app.pluralsight.com/course-player?clipId=633aa541-cd47-4007-a089-1b4f6a8e8a97&amp;startTime=310.91" office:target-frame-name="psplayer" xlink:show="replace" text:style-name="Internet_20_link" text:visited-style-name="Visited_20_Internet_20_Link"><text:span text:style-name="T11">you fill out the implementation details for your manifests.</text:span></text:a><text:span text:style-name="T12"> </text:span><text:a xlink:type="simple" xlink:href="https://app.pluralsight.com/course-player?clipId=633aa541-cd47-4007-a089-1b4f6a8e8a97&amp;startTime=314.54" office:target-frame-name="psplayer" xlink:show="replace" text:style-name="Internet_20_link" text:visited-style-name="Visited_20_Internet_20_Link"><text:span text:style-name="T11">Additionally, we had previously discussed the dry‑run output modifier.</text:span></text:a><text:span text:style-name="T12"> </text:span><text:a xlink:type="simple" xlink:href="https://app.pluralsight.com/course-player?clipId=633aa541-cd47-4007-a089-1b4f6a8e8a97&amp;startTime=318.35" office:target-frame-name="psplayer" xlink:show="replace" text:style-name="Internet_20_link" text:visited-style-name="Visited_20_Internet_20_Link"><text:span text:style-name="T11">We can use that to generate basic manifests like this very quickly.</text:span></text:a><text:span text:style-name="T12"> </text:span><text:a xlink:type="simple" xlink:href="https://app.pluralsight.com/course-player?clipId=633aa541-cd47-4007-a089-1b4f6a8e8a97&amp;startTime=323.14" office:target-frame-name="psplayer" xlink:show="replace" text:style-name="Internet_20_link" text:visited-style-name="Visited_20_Internet_20_Link"><text:span text:style-name="T11">Let's look at dry‑run in more detail now.</text:span></text:a><text:span text:style-name="T12"> </text:span><text:a xlink:type="simple" xlink:href="https://app.pluralsight.com/course-player?clipId=633aa541-cd47-4007-a089-1b4f6a8e8a97&amp;startTime=327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33aa541-cd47-4007-a089-1b4f6a8e8a97&amp;startTime=327.94" office:target-frame-name="psplayer" xlink:show="replace" text:style-name="Internet_20_link" text:visited-style-name="Visited_20_Internet_20_Link"><text:span text:style-name="T11">we can certainly write the YAML for our </text:span></text:a><text:soft-page-break/><text:a xlink:type="simple" xlink:href="https://app.pluralsight.com/course-player?clipId=633aa541-cd47-4007-a089-1b4f6a8e8a97&amp;startTime=327.94" office:target-frame-name="psplayer" xlink:show="replace" text:style-name="Internet_20_link" text:visited-style-name="Visited_20_Internet_20_Link"><text:span text:style-name="T11">deployment manifest by hand and ensure</text:span></text:a><text:span text:style-name="T12"> </text:span><text:a xlink:type="simple" xlink:href="https://app.pluralsight.com/course-player?clipId=633aa541-cd47-4007-a089-1b4f6a8e8a97&amp;startTime=331.95" office:target-frame-name="psplayer" xlink:show="replace" text:style-name="Internet_20_link" text:visited-style-name="Visited_20_Internet_20_Link"><text:span text:style-name="T11">that we get all of the fields and all the spacing right,</text:span></text:a><text:span text:style-name="T12"> </text:span><text:a xlink:type="simple" xlink:href="https://app.pluralsight.com/course-player?clipId=633aa541-cd47-4007-a089-1b4f6a8e8a97&amp;startTime=334.14" office:target-frame-name="psplayer" xlink:show="replace" text:style-name="Internet_20_link" text:visited-style-name="Visited_20_Internet_20_Link"><text:span text:style-name="T11">but what I want to show you now is a way to generate the</text:span></text:a><text:span text:style-name="T12"> </text:span><text:a xlink:type="simple" xlink:href="https://app.pluralsight.com/course-player?clipId=633aa541-cd47-4007-a089-1b4f6a8e8a97&amp;startTime=337.07" office:target-frame-name="psplayer" xlink:show="replace" text:style-name="Internet_20_link" text:visited-style-name="Visited_20_Internet_20_Link"><text:span text:style-name="T11">YAML needed to create a deployment, or really any API object,</text:span></text:a><text:span text:style-name="T12"> </text:span><text:a xlink:type="simple" xlink:href="https://app.pluralsight.com/course-player?clipId=633aa541-cd47-4007-a089-1b4f6a8e8a97&amp;startTime=340.99" office:target-frame-name="psplayer" xlink:show="replace" text:style-name="Internet_20_link" text:visited-style-name="Visited_20_Internet_20_Link"><text:span text:style-name="T11">on the fly at the command line quickly and correctly.</text:span></text:a><text:span text:style-name="T12"> </text:span><text:a xlink:type="simple" xlink:href="https://app.pluralsight.com/course-player?clipId=633aa541-cd47-4007-a089-1b4f6a8e8a97&amp;startTime=344.64" office:target-frame-name="psplayer" xlink:show="replace" text:style-name="Internet_20_link" text:visited-style-name="Visited_20_Internet_20_Link"><text:span text:style-name="T11">A few slides back,</text:span></text:a><text:span text:style-name="T12"> </text:span><text:a xlink:type="simple" xlink:href="https://app.pluralsight.com/course-player?clipId=633aa541-cd47-4007-a089-1b4f6a8e8a97&amp;startTime=345.6" office:target-frame-name="psplayer" xlink:show="replace" text:style-name="Internet_20_link" text:visited-style-name="Visited_20_Internet_20_Link"><text:span text:style-name="T11">I showed you how to create a deployment imperatively at the command line.</text:span></text:a><text:span text:style-name="T12"> </text:span><text:a xlink:type="simple" xlink:href="https://app.pluralsight.com/course-player?clipId=633aa541-cd47-4007-a089-1b4f6a8e8a97&amp;startTime=349.54" office:target-frame-name="psplayer" xlink:show="replace" text:style-name="Internet_20_link" text:visited-style-name="Visited_20_Internet_20_Link"><text:span text:style-name="T11">We can take that code and its parameters and combine</text:span></text:a><text:span text:style-name="T12"> </text:span><text:a xlink:type="simple" xlink:href="https://app.pluralsight.com/course-player?clipId=633aa541-cd47-4007-a089-1b4f6a8e8a97&amp;startTime=352.45" office:target-frame-name="psplayer" xlink:show="replace" text:style-name="Internet_20_link" text:visited-style-name="Visited_20_Internet_20_Link"><text:span text:style-name="T11">it with ‑‑dry‑run=client ‑o yaml,</text:span></text:a><text:span text:style-name="T12"> </text:span><text:a xlink:type="simple" xlink:href="https://app.pluralsight.com/course-player?clipId=633aa541-cd47-4007-a089-1b4f6a8e8a97&amp;startTime=355.8" office:target-frame-name="psplayer" xlink:show="replace" text:style-name="Internet_20_link" text:visited-style-name="Visited_20_Internet_20_Link"><text:span text:style-name="T11">and what this will do is generate the YAML for the</text:span></text:a><text:span text:style-name="T12"> </text:span><text:a xlink:type="simple" xlink:href="https://app.pluralsight.com/course-player?clipId=633aa541-cd47-4007-a089-1b4f6a8e8a97&amp;startTime=359.25" office:target-frame-name="psplayer" xlink:show="replace" text:style-name="Internet_20_link" text:visited-style-name="Visited_20_Internet_20_Link"><text:span text:style-name="T11">API object that you want to create,</text:span></text:a><text:span text:style-name="T12"> </text:span><text:a xlink:type="simple" xlink:href="https://app.pluralsight.com/course-player?clipId=633aa541-cd47-4007-a089-1b4f6a8e8a97&amp;startTime=361.08" office:target-frame-name="psplayer" xlink:show="replace" text:style-name="Internet_20_link" text:visited-style-name="Visited_20_Internet_20_Link"><text:span text:style-name="T11">but it won't send it to the API server for creation.</text:span></text:a><text:span text:style-name="T12"> </text:span><text:a xlink:type="simple" xlink:href="https://app.pluralsight.com/course-player?clipId=633aa541-cd47-4007-a089-1b4f6a8e8a97&amp;startTime=364.34" office:target-frame-name="psplayer" xlink:show="replace" text:style-name="Internet_20_link" text:visited-style-name="Visited_20_Internet_20_Link"><text:span text:style-name="T11">What dry‑run client ‑o yaml will do is write the object YAML to stdout.</text:span></text:a><text:span text:style-name="T12"> </text:span><text:a xlink:type="simple" xlink:href="https://app.pluralsight.com/course-player?clipId=633aa541-cd47-4007-a089-1b4f6a8e8a97&amp;startTime=370.37" office:target-frame-name="psplayer" xlink:show="replace" text:style-name="Internet_20_link" text:visited-style-name="Visited_20_Internet_20_Link"><text:span text:style-name="T11">We can combine that with file redirection and write the output into a file,</text:span></text:a><text:span text:style-name="T12"> </text:span><text:a xlink:type="simple" xlink:href="https://app.pluralsight.com/course-player?clipId=633aa541-cd47-4007-a089-1b4f6a8e8a97&amp;startTime=374.44" office:target-frame-name="psplayer" xlink:show="replace" text:style-name="Internet_20_link" text:visited-style-name="Visited_20_Internet_20_Link"><text:span text:style-name="T11">and so here you can see we're sending the output</text:span></text:a><text:span text:style-name="T12"> </text:span><text:a xlink:type="simple" xlink:href="https://app.pluralsight.com/course-player?clipId=633aa541-cd47-4007-a089-1b4f6a8e8a97&amp;startTime=376.63" office:target-frame-name="psplayer" xlink:show="replace" text:style-name="Internet_20_link" text:visited-style-name="Visited_20_Internet_20_Link"><text:span text:style-name="T11">into a file named deployment.yaml.</text:span></text:a><text:span text:style-name="T12"> </text:span><text:a xlink:type="simple" xlink:href="https://app.pluralsight.com/course-player?clipId=633aa541-cd47-4007-a089-1b4f6a8e8a97&amp;startTime=379.52" office:target-frame-name="psplayer" xlink:show="replace" text:style-name="Internet_20_link" text:visited-style-name="Visited_20_Internet_20_Link"><text:span text:style-name="T11">With this YAML written into the deployment.yaml file,</text:span></text:a><text:span text:style-name="T12"> </text:span><text:a xlink:type="simple" xlink:href="https://app.pluralsight.com/course-player?clipId=633aa541-cd47-4007-a089-1b4f6a8e8a97&amp;startTime=383.14" office:target-frame-name="psplayer" xlink:show="replace" text:style-name="Internet_20_link" text:visited-style-name="Visited_20_Internet_20_Link"><text:span text:style-name="T11">we can use kubectl to send that deployment into our API server</text:span></text:a><text:span text:style-name="T12"> </text:span><text:a xlink:type="simple" xlink:href="https://app.pluralsight.com/course-player?clipId=633aa541-cd47-4007-a089-1b4f6a8e8a97&amp;startTime=387" office:target-frame-name="psplayer" xlink:show="replace" text:style-name="Internet_20_link" text:visited-style-name="Visited_20_Internet_20_Link"><text:span text:style-name="T11">for creation or use this output as a starting template for a</text:span></text:a><text:span text:style-name="T12"> </text:span><text:a xlink:type="simple" xlink:href="https://app.pluralsight.com/course-player?clipId=633aa541-cd47-4007-a089-1b4f6a8e8a97&amp;startTime=391.19" office:target-frame-name="psplayer" xlink:show="replace" text:style-name="Internet_20_link" text:visited-style-name="Visited_20_Internet_20_Link"><text:span text:style-name="T11">more complex deployment scenario.</text:span></text:a><text:span text:style-name="T12"> </text:span><text:a xlink:type="simple" xlink:href="https://app.pluralsight.com/course-player?clipId=633aa541-cd47-4007-a089-1b4f6a8e8a97&amp;startTime=393.84" office:target-frame-name="psplayer" xlink:show="replace" text:style-name="Internet_20_link" text:visited-style-name="Visited_20_Internet_20_Link"><text:span text:style-name="T11">I can't stress enough how helpful the dry‑run parameter can be to</text:span></text:a><text:span text:style-name="T12"> </text:span><text:a xlink:type="simple" xlink:href="https://app.pluralsight.com/course-player?clipId=633aa541-cd47-4007-a089-1b4f6a8e8a97&amp;startTime=398.2" office:target-frame-name="psplayer" xlink:show="replace" text:style-name="Internet_20_link" text:visited-style-name="Visited_20_Internet_20_Link"><text:span text:style-name="T11">quickly generate correct YAML representation of objects,</text:span></text:a><text:span text:style-name="T12"> </text:span><text:a xlink:type="simple" xlink:href="https://app.pluralsight.com/course-player?clipId=633aa541-cd47-4007-a089-1b4f6a8e8a97&amp;startTime=402.01" office:target-frame-name="psplayer" xlink:show="replace" text:style-name="Internet_20_link" text:visited-style-name="Visited_20_Internet_20_Link"><text:span text:style-name="T11">nearly any object, not just deployments.</text:span></text:a><text:span text:style-name="T12"> </text:span><text:a xlink:type="simple" xlink:href="https://app.pluralsight.com/course-player?clipId=633aa541-cd47-4007-a089-1b4f6a8e8a97&amp;startTime=404.43" office:target-frame-name="psplayer" xlink:show="replace" text:style-name="Internet_20_link" text:visited-style-name="Visited_20_Internet_20_Link"><text:span text:style-name="T11">So I encourage you to use it frequently at the command line</text:span></text:a><text:span text:style-name="T12"> </text:span><text:a xlink:type="simple" xlink:href="https://app.pluralsight.com/course-player?clipId=633aa541-cd47-4007-a089-1b4f6a8e8a97&amp;startTime=407.32" office:target-frame-name="psplayer" xlink:show="replace" text:style-name="Internet_20_link" text:visited-style-name="Visited_20_Internet_20_Link"><text:span text:style-name="T11">to help you get proficient at generating manifests quickly</text:span></text:a><text:span text:style-name="T12"> </text:span><text:a xlink:type="simple" xlink:href="https://app.pluralsight.com/course-player?clipId=633aa541-cd47-4007-a089-1b4f6a8e8a97&amp;startTime=410.32" office:target-frame-name="psplayer" xlink:show="replace" text:style-name="Internet_20_link" text:visited-style-name="Visited_20_Internet_20_Link"><text:span text:style-name="T11">and correctly at the command line.</text:span></text:a><text:span text:style-name="T12"> </text:span><text:a xlink:type="simple" xlink:href="https://app.pluralsight.com/course-player?clipId=633aa541-cd47-4007-a089-1b4f6a8e8a97&amp;startTime=414.44" office:target-frame-name="psplayer" xlink:show="replace" text:style-name="Internet_20_link" text:visited-style-name="Visited_20_Internet_20_Link"><text:span text:style-name="T11">Now it's time to discuss what the API server is actually</text:span></text:a><text:span text:style-name="T12"> </text:span><text:a xlink:type="simple" xlink:href="https://app.pluralsight.com/course-player?clipId=633aa541-cd47-4007-a089-1b4f6a8e8a97&amp;startTime=417.83" office:target-frame-name="psplayer" xlink:show="replace" text:style-name="Internet_20_link" text:visited-style-name="Visited_20_Internet_20_Link"><text:span text:style-name="T11">doing for us when creating a deployment,</text:span></text:a><text:span text:style-name="T12"> </text:span><text:a xlink:type="simple" xlink:href="https://app.pluralsight.com/course-player?clipId=633aa541-cd47-4007-a089-1b4f6a8e8a97&amp;startTime=419.78" office:target-frame-name="psplayer" xlink:show="replace" text:style-name="Internet_20_link" text:visited-style-name="Visited_20_Internet_20_Link"><text:span text:style-name="T11">and we're going to discuss the application deployment process in Kubernetes.</text:span></text:a><text:span text:style-name="T12"> </text:span><text:a xlink:type="simple" xlink:href="https://app.pluralsight.com/course-player?clipId=633aa541-cd47-4007-a089-1b4f6a8e8a97&amp;startTime=423.64" office:target-frame-name="psplayer" xlink:show="replace" text:style-name="Internet_20_link" text:visited-style-name="Visited_20_Internet_20_Link"><text:span text:style-name="T11">And at this point,</text:span></text:a><text:span text:style-name="T12"> </text:span><text:a xlink:type="simple" xlink:href="https://app.pluralsight.com/course-player?clipId=633aa541-cd47-4007-a089-1b4f6a8e8a97&amp;startTime=424.5" office:target-frame-name="psplayer" xlink:show="replace" text:style-name="Internet_20_link" text:visited-style-name="Visited_20_Internet_20_Link"><text:span text:style-name="T11">we're going to bring together a lot of the theory and concepts that</text:span></text:a><text:span text:style-name="T12"> </text:span><text:a xlink:type="simple" xlink:href="https://app.pluralsight.com/course-player?clipId=633aa541-cd47-4007-a089-1b4f6a8e8a97&amp;startTime=427.63" office:target-frame-name="psplayer" xlink:show="replace" text:style-name="Internet_20_link" text:visited-style-name="Visited_20_Internet_20_Link"><text:span text:style-name="T11">we've been going through throughout this course,</text:span></text:a><text:span text:style-name="T12"> </text:span><text:a xlink:type="simple" xlink:href="https://app.pluralsight.com/course-player?clipId=633aa541-cd47-4007-a089-1b4f6a8e8a97&amp;startTime=429.48" office:target-frame-name="psplayer" xlink:show="replace" text:style-name="Internet_20_link" text:visited-style-name="Visited_20_Internet_20_Link"><text:span text:style-name="T11">and so really,</text:span></text:a><text:span text:style-name="T12"> </text:span><text:a xlink:type="simple" xlink:href="https://app.pluralsight.com/course-player?clipId=633aa541-cd47-4007-a089-1b4f6a8e8a97&amp;startTime=430.53" office:target-frame-name="psplayer" xlink:show="replace" text:style-name="Internet_20_link" text:visited-style-name="Visited_20_Internet_20_Link"><text:span text:style-name="T11">this is the time when we're going to bring all of those elements together.</text:span></text:a><text:span text:style-name="T12"> </text:span><text:a xlink:type="simple" xlink:href="https://app.pluralsight.com/course-player?clipId=633aa541-cd47-4007-a089-1b4f6a8e8a97&amp;startTime=433.74" office:target-frame-name="psplayer" xlink:show="replace" text:style-name="Internet_20_link" text:visited-style-name="Visited_20_Internet_20_Link"><text:span text:style-name="T11">And so let's say we have a cluster and we're sitting at the</text:span></text:a><text:span text:style-name="T12"> </text:span><text:a xlink:type="simple" xlink:href="https://app.pluralsight.com/course-player?clipId=633aa541-cd47-4007-a089-1b4f6a8e8a97&amp;startTime=436.57" office:target-frame-name="psplayer" xlink:show="replace" text:style-name="Internet_20_link" text:visited-style-name="Visited_20_Internet_20_Link"><text:span text:style-name="T11">command line with kubectl and we want to deploy an application</text:span></text:a><text:span text:style-name="T12"> </text:span><text:a xlink:type="simple" xlink:href="https://app.pluralsight.com/course-player?clipId=633aa541-cd47-4007-a089-1b4f6a8e8a97&amp;startTime=440.41" office:target-frame-name="psplayer" xlink:show="replace" text:style-name="Internet_20_link" text:visited-style-name="Visited_20_Internet_20_Link"><text:span text:style-name="T11">into Kubernetes and we say kubectl apply.</text:span></text:a><text:span text:style-name="T12"> </text:span><text:a xlink:type="simple" xlink:href="https://app.pluralsight.com/course-player?clipId=633aa541-cd47-4007-a089-1b4f6a8e8a97&amp;startTime=443.02" office:target-frame-name="psplayer" xlink:show="replace" text:style-name="Internet_20_link" text:visited-style-name="Visited_20_Internet_20_Link"><text:span text:style-name="T11">We then pass in some sort of manifest describing the</text:span></text:a><text:span text:style-name="T12"> </text:span><text:a xlink:type="simple" xlink:href="https://app.pluralsight.com/course-player?clipId=633aa541-cd47-4007-a089-1b4f6a8e8a97&amp;startTime=446.11" office:target-frame-name="psplayer" xlink:show="replace" text:style-name="Internet_20_link" text:visited-style-name="Visited_20_Internet_20_Link"><text:span text:style-name="T11">objects that we want to create.</text:span></text:a><text:span text:style-name="T12"> </text:span><text:a xlink:type="simple" xlink:href="https://app.pluralsight.com/course-player?clipId=633aa541-cd47-4007-a089-1b4f6a8e8a97&amp;startTime=447.35" office:target-frame-name="psplayer" xlink:show="replace" text:style-name="Internet_20_link" text:visited-style-name="Visited_20_Internet_20_Link"><text:span text:style-name="T11">So let's say we want to create a deployment.</text:span></text:a><text:span text:style-name="T12"> </text:span><text:a xlink:type="simple" xlink:href="https://app.pluralsight.com/course-player?clipId=633aa541-cd47-4007-a089-1b4f6a8e8a97&amp;startTime=449.39" office:target-frame-name="psplayer" xlink:show="replace" text:style-name="Internet_20_link" text:visited-style-name="Visited_20_Internet_20_Link"><text:span text:style-name="T11">That deployment will create a replica set,</text:span></text:a><text:span text:style-name="T12"> </text:span><text:a xlink:type="simple" xlink:href="https://app.pluralsight.com/course-player?clipId=633aa541-cd47-4007-a089-1b4f6a8e8a97&amp;startTime=451.84" office:target-frame-name="psplayer" xlink:show="replace" text:style-name="Internet_20_link" text:visited-style-name="Visited_20_Internet_20_Link"><text:span text:style-name="T11">and that replicas set will create our pods based on</text:span></text:a><text:span text:style-name="T12"> </text:span><text:a xlink:type="simple" xlink:href="https://app.pluralsight.com/course-player?clipId=633aa541-cd47-4007-a089-1b4f6a8e8a97&amp;startTime=454.74" office:target-frame-name="psplayer" xlink:show="replace" text:style-name="Internet_20_link" text:visited-style-name="Visited_20_Internet_20_Link"><text:span text:style-name="T11">the pod spec in the template,</text:span></text:a><text:span text:style-name="T12"> </text:span><text:a xlink:type="simple" xlink:href="https://app.pluralsight.com/course-player?clipId=633aa541-cd47-4007-a089-1b4f6a8e8a97&amp;startTime=456.48" office:target-frame-name="psplayer" xlink:show="replace" text:style-name="Internet_20_link" text:visited-style-name="Visited_20_Internet_20_Link"><text:span text:style-name="T11">and kubectl is going to send our request into the API server.</text:span></text:a><text:span text:style-name="T12"> </text:span><text:a xlink:type="simple" xlink:href="https://app.pluralsight.com/course-player?clipId=633aa541-cd47-4007-a089-1b4f6a8e8a97&amp;startTime=461.23" office:target-frame-name="psplayer" xlink:show="replace" text:style-name="Internet_20_link" text:visited-style-name="Visited_20_Internet_20_Link"><text:span text:style-name="T11">The API server is going to parse that information defined in the</text:span></text:a><text:span text:style-name="T12"> </text:span><text:a xlink:type="simple" xlink:href="https://app.pluralsight.com/course-player?clipId=633aa541-cd47-4007-a089-1b4f6a8e8a97&amp;startTime=464.87" office:target-frame-name="psplayer" xlink:show="replace" text:style-name="Internet_20_link" text:visited-style-name="Visited_20_Internet_20_Link"><text:span text:style-name="T11">manifest and store those objects persistently in etcd.</text:span></text:a><text:span text:style-name="T12"> </text:span><text:a xlink:type="simple" xlink:href="https://app.pluralsight.com/course-player?clipId=633aa541-cd47-4007-a089-1b4f6a8e8a97&amp;startTime=468.99" office:target-frame-name="psplayer" xlink:show="replace" text:style-name="Internet_20_link" text:visited-style-name="Visited_20_Internet_20_Link"><text:span text:style-name="T11">The controller manager is watching for any new</text:span></text:a><text:span text:style-name="T12"> </text:span><text:a xlink:type="simple" xlink:href="https://app.pluralsight.com/course-player?clipId=633aa541-cd47-4007-a089-1b4f6a8e8a97&amp;startTime=472.46" office:target-frame-name="psplayer" xlink:show="replace" text:style-name="Internet_20_link" text:visited-style-name="Visited_20_Internet_20_Link"><text:span text:style-name="T11">objects that it needs to know about.</text:span></text:a><text:span text:style-name="T12"> </text:span><text:a xlink:type="simple" xlink:href="https://app.pluralsight.com/course-player?clipId=633aa541-cd47-4007-a089-1b4f6a8e8a97&amp;startTime=474.74" office:target-frame-name="psplayer" xlink:show="replace" text:style-name="Internet_20_link" text:visited-style-name="Visited_20_Internet_20_Link"><text:span text:style-name="T11">Since we define a deployment,</text:span></text:a><text:span text:style-name="T12"> </text:span><text:a xlink:type="simple" xlink:href="https://app.pluralsight.com/course-player?clipId=633aa541-cd47-4007-a089-1b4f6a8e8a97&amp;startTime=476.38" office:target-frame-name="psplayer" xlink:show="replace" text:style-name="Internet_20_link" text:visited-style-name="Visited_20_Internet_20_Link"><text:span text:style-name="T11">it's going to start up a controller for that deployment,</text:span></text:a><text:span text:style-name="T12"> </text:span><text:a xlink:type="simple" xlink:href="https://app.pluralsight.com/course-player?clipId=633aa541-cd47-4007-a089-1b4f6a8e8a97&amp;startTime=478.67" office:target-frame-name="psplayer" xlink:show="replace" text:style-name="Internet_20_link" text:visited-style-name="Visited_20_Internet_20_Link"><text:span text:style-name="T11">and that will create a replica set.</text:span></text:a><text:span text:style-name="T12"> </text:span><text:a xlink:type="simple" xlink:href="https://app.pluralsight.com/course-player?clipId=633aa541-cd47-4007-a089-1b4f6a8e8a97&amp;startTime=480.74" office:target-frame-name="psplayer" xlink:show="replace" text:style-name="Internet_20_link" text:visited-style-name="Visited_20_Internet_20_Link"><text:span text:style-name="T11">That replica set is going to create the required number of</text:span></text:a><text:span text:style-name="T12"> </text:span><text:a xlink:type="simple" xlink:href="https://app.pluralsight.com/course-player?clipId=633aa541-cd47-4007-a089-1b4f6a8e8a97&amp;startTime=483.79" office:target-frame-name="psplayer" xlink:show="replace" text:style-name="Internet_20_link" text:visited-style-name="Visited_20_Internet_20_Link"><text:span text:style-name="T11">pods to support the configuration and write that information</text:span></text:a><text:span text:style-name="T12"> </text:span><text:a xlink:type="simple" xlink:href="https://app.pluralsight.com/course-player?clipId=633aa541-cd47-4007-a089-1b4f6a8e8a97&amp;startTime=487.15" office:target-frame-name="psplayer" xlink:show="replace" text:style-name="Internet_20_link" text:visited-style-name="Visited_20_Internet_20_Link"><text:span text:style-name="T11">about the pods back to etcd.</text:span></text:a><text:span text:style-name="T12"> </text:span><text:a xlink:type="simple" xlink:href="https://app.pluralsight.com/course-player?clipId=633aa541-cd47-4007-a089-1b4f6a8e8a97&amp;startTime=489.51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33aa541-cd47-4007-a089-1b4f6a8e8a97&amp;startTime=489.86" office:target-frame-name="psplayer" xlink:show="replace" text:style-name="Internet_20_link" text:visited-style-name="Visited_20_Internet_20_Link"><text:span text:style-name="T11">the scheduler is watching etcd to see if etcd has any pods</text:span></text:a><text:span text:style-name="T12"> </text:span><text:a xlink:type="simple" xlink:href="https://app.pluralsight.com/course-player?clipId=633aa541-cd47-4007-a089-1b4f6a8e8a97&amp;startTime=494.58" office:target-frame-name="psplayer" xlink:show="replace" text:style-name="Internet_20_link" text:visited-style-name="Visited_20_Internet_20_Link"><text:span text:style-name="T11">that haven't been assigned to nodes yet,</text:span></text:a><text:span text:style-name="T12"> </text:span><text:a xlink:type="simple" xlink:href="https://app.pluralsight.com/course-player?clipId=633aa541-cd47-4007-a089-1b4f6a8e8a97&amp;startTime=496.54" office:target-frame-name="psplayer" xlink:show="replace" text:style-name="Internet_20_link" text:visited-style-name="Visited_20_Internet_20_Link"><text:span text:style-name="T11">and if it finds any unscheduled pods, it will schedule,</text:span></text:a><text:span text:style-name="T12"> </text:span><text:a xlink:type="simple" xlink:href="https://app.pluralsight.com/course-player?clipId=633aa541-cd47-4007-a089-1b4f6a8e8a97&amp;startTime=500.34" office:target-frame-name="psplayer" xlink:show="replace" text:style-name="Internet_20_link" text:visited-style-name="Visited_20_Internet_20_Link"><text:span text:style-name="T11">or in other words, assign a pod to run on a particular node in a cluster.</text:span></text:a><text:span text:style-name="T12"> </text:span><text:a xlink:type="simple" xlink:href="https://app.pluralsight.com/course-player?clipId=633aa541-cd47-4007-a089-1b4f6a8e8a97&amp;startTime=505.14" office:target-frame-name="psplayer" xlink:show="replace" text:style-name="Internet_20_link" text:visited-style-name="Visited_20_Internet_20_Link"><text:span text:style-name="T11">Each pod object is updated in etcd with the</text:span></text:a><text:span text:style-name="T12"> </text:span><text:a xlink:type="simple" xlink:href="https://app.pluralsight.com/course-player?clipId=633aa541-cd47-4007-a089-1b4f6a8e8a97&amp;startTime=507.99" office:target-frame-name="psplayer" xlink:show="replace" text:style-name="Internet_20_link" text:visited-style-name="Visited_20_Internet_20_Link"><text:span text:style-name="T11">assigned node that it needs to run on.</text:span></text:a><text:span text:style-name="T12"> </text:span><text:a xlink:type="simple" xlink:href="https://app.pluralsight.com/course-player?clipId=633aa541-cd47-4007-a089-1b4f6a8e8a97&amp;startTime=510.67" office:target-frame-name="psplayer" xlink:show="replace" text:style-name="Internet_20_link" text:visited-style-name="Visited_20_Internet_20_Link"><text:span text:style-name="T11">Now, no pods have started yet.</text:span></text:a><text:span text:style-name="T12"> </text:span><text:a xlink:type="simple" xlink:href="https://app.pluralsight.com/course-player?clipId=633aa541-cd47-4007-a089-1b4f6a8e8a97&amp;startTime=513.44" office:target-frame-name="psplayer" xlink:show="replace" text:style-name="Internet_20_link" text:visited-style-name="Visited_20_Internet_20_Link"><text:span text:style-name="T11">What we have is the objects for the deployment,</text:span></text:a><text:span text:style-name="T12"> </text:span><text:a xlink:type="simple" xlink:href="https://app.pluralsight.com/course-player?clipId=633aa541-cd47-4007-a089-1b4f6a8e8a97&amp;startTime=516.41" office:target-frame-name="psplayer" xlink:show="replace" text:style-name="Internet_20_link" text:visited-style-name="Visited_20_Internet_20_Link"><text:span text:style-name="T11">the replica set,</text:span></text:a><text:span text:style-name="T12"> </text:span><text:a xlink:type="simple" xlink:href="https://app.pluralsight.com/course-player?clipId=633aa541-cd47-4007-a089-1b4f6a8e8a97&amp;startTime=517.79" office:target-frame-name="psplayer" xlink:show="replace" text:style-name="Internet_20_link" text:visited-style-name="Visited_20_Internet_20_Link"><text:span text:style-name="T11">and the pods with their scheduled node information all written into etcd.</text:span></text:a><text:span text:style-name="T12"> </text:span><text:a xlink:type="simple" xlink:href="https://app.pluralsight.com/course-player?clipId=633aa541-cd47-4007-a089-1b4f6a8e8a97&amp;startTime=522.94" office:target-frame-name="psplayer" xlink:show="replace" text:style-name="Internet_20_link" text:visited-style-name="Visited_20_Internet_20_Link"><text:span text:style-name="T11">So how do the pods actually start?</text:span></text:a><text:span text:style-name="T12"> </text:span><text:a xlink:type="simple" xlink:href="https://app.pluralsight.com/course-player?clipId=633aa541-cd47-4007-a089-1b4f6a8e8a97&amp;startTime=525.14" office:target-frame-name="psplayer" xlink:show="replace" text:style-name="Internet_20_link" text:visited-style-name="Visited_20_Internet_20_Link"><text:span text:style-name="T11">Well, the kubelets on the nodes are watching the API server asking,</text:span></text:a><text:span text:style-name="T12"> </text:span><text:a xlink:type="simple" xlink:href="https://app.pluralsight.com/course-player?clipId=633aa541-cd47-4007-a089-1b4f6a8e8a97&amp;startTime=529.34" office:target-frame-name="psplayer" xlink:show="replace" text:style-name="Internet_20_link" text:visited-style-name="Visited_20_Internet_20_Link"><text:span text:style-name="T11">do you have any work?</text:span></text:a><text:span text:style-name="T12"> </text:span><text:a xlink:type="simple" xlink:href="https://app.pluralsight.com/course-player?clipId=633aa541-cd47-4007-a089-1b4f6a8e8a97&amp;startTime=530.53" office:target-frame-name="psplayer" xlink:show="replace" text:style-name="Internet_20_link" text:visited-style-name="Visited_20_Internet_20_Link"><text:span text:style-name="T11">Do you have any work?</text:span></text:a><text:span text:style-name="T12"> </text:span><text:a xlink:type="simple" xlink:href="https://app.pluralsight.com/course-player?clipId=633aa541-cd47-4007-a089-1b4f6a8e8a97&amp;startTime=531.62" office:target-frame-name="psplayer" xlink:show="replace" text:style-name="Internet_20_link" text:visited-style-name="Visited_20_Internet_20_Link"><text:span text:style-name="T11">And if it finds a pod scheduled for that node,</text:span></text:a><text:span text:style-name="T12"> </text:span><text:a xlink:type="simple" xlink:href="https://app.pluralsight.com/course-player?clipId=633aa541-cd47-4007-a089-1b4f6a8e8a97&amp;startTime=535.22" office:target-frame-name="psplayer" xlink:show="replace" text:style-name="Internet_20_link" text:visited-style-name="Visited_20_Internet_20_Link"><text:span text:style-name="T11">it's then going to send a message to the container runtime</text:span></text:a><text:span text:style-name="T12"> </text:span><text:a xlink:type="simple" xlink:href="https://app.pluralsight.com/course-player?clipId=633aa541-cd47-4007-a089-1b4f6a8e8a97&amp;startTime=538.46" office:target-frame-name="psplayer" xlink:show="replace" text:style-name="Internet_20_link" text:visited-style-name="Visited_20_Internet_20_Link"><text:span text:style-name="T11">on that node to pull down the appropriate container images</text:span></text:a><text:span text:style-name="T12"> </text:span><text:a xlink:type="simple" xlink:href="https://app.pluralsight.com/course-player?clipId=633aa541-cd47-4007-a089-1b4f6a8e8a97&amp;startTime=542.4" office:target-frame-name="psplayer" xlink:show="replace" text:style-name="Internet_20_link" text:visited-style-name="Visited_20_Internet_20_Link"><text:span text:style-name="T11">specified in that pod spec, and start the pod up on that node.</text:span></text:a><text:span text:style-name="T12"> </text:span><text:a xlink:type="simple" xlink:href="https://app.pluralsight.com/course-player?clipId=633aa541-cd47-4007-a089-1b4f6a8e8a97&amp;startTime=546.74" office:target-frame-name="psplayer" xlink:show="replace" text:style-name="Internet_20_link" text:visited-style-name="Visited_20_Internet_20_Link"><text:span text:style-name="T11">If that pod is a member of a service,</text:span></text:a><text:span text:style-name="T12"> </text:span><text:a xlink:type="simple" xlink:href="https://app.pluralsight.com/course-player?clipId=633aa541-cd47-4007-a089-1b4f6a8e8a97&amp;startTime=549.32" office:target-frame-name="psplayer" xlink:show="replace" text:style-name="Internet_20_link" text:visited-style-name="Visited_20_Internet_20_Link"><text:span text:style-name="T11">then that service's information is updated in kube‑proxy on that node.</text:span></text:a><text:span text:style-name="T12"> </text:span><text:a xlink:type="simple" xlink:href="https://app.pluralsight.com/course-player?clipId=633aa541-cd47-4007-a089-1b4f6a8e8a97&amp;startTime=553.86" office:target-frame-name="psplayer" xlink:show="replace" text:style-name="Internet_20_link" text:visited-style-name="Visited_20_Internet_20_Link"><text:span text:style-name="T11">This entire process is how pods get deployed inside of Kubernetes.</text:span></text:a><text:span text:style-name="T12"> </text:span><text:a xlink:type="simple" xlink:href="https://app.pluralsight.com/course-player?clipId=633aa541-cd47-4007-a089-1b4f6a8e8a97&amp;startTime=558.4" office:target-frame-name="psplayer" xlink:show="replace" text:style-name="Internet_20_link" text:visited-style-name="Visited_20_Internet_20_Link"><text:span text:style-name="T11">In this example, we described a deployment.</text:span></text:a><text:span text:style-name="T12"> </text:span><text:a xlink:type="simple" xlink:href="https://app.pluralsight.com/course-player?clipId=633aa541-cd47-4007-a089-1b4f6a8e8a97&amp;startTime=561" office:target-frame-name="psplayer" xlink:show="replace" text:style-name="Internet_20_link" text:visited-style-name="Visited_20_Internet_20_Link"><text:span text:style-name="T11">Similar processes exist for deploying other types of objects in</text:span></text:a><text:span text:style-name="T12"> </text:span><text:a xlink:type="simple" xlink:href="https://app.pluralsight.com/course-player?clipId=633aa541-cd47-4007-a089-1b4f6a8e8a97&amp;startTime=564.52" office:target-frame-name="psplayer" xlink:show="replace" text:style-name="Internet_20_link" text:visited-style-name="Visited_20_Internet_20_Link"><text:span text:style-name="T11">Kubernetes where the workflow might vary slightly.</text:span></text:a><text:span text:style-name="T12"> </text:span><text:a xlink:type="simple" xlink:href="https://app.pluralsight.com/course-player?clipId=633aa541-cd47-4007-a089-1b4f6a8e8a97&amp;startTime=567.24" office:target-frame-name="psplayer" xlink:show="replace" text:style-name="Internet_20_link" text:visited-style-name="Visited_20_Internet_20_Link"><text:span text:style-name="T11">I just wanted to highlight this example for you today to</text:span></text:a><text:span text:style-name="T12"> </text:span><text:a xlink:type="simple" xlink:href="https://app.pluralsight.com/course-player?clipId=633aa541-cd47-4007-a089-1b4f6a8e8a97&amp;startTime=569.95" office:target-frame-name="psplayer" xlink:show="replace" text:style-name="Internet_20_link" text:visited-style-name="Visited_20_Internet_20_Link"><text:span text:style-name="T11">connect the dots of all the various things that we've discussed throughout this course.</text:span></text:a></text:p>
      <text:h text:style-name="P3" text:outline-level="3"><text:soft-page-break/><text:a xlink:type="simple" xlink:href="https://app.pluralsight.com/course-player?clipId=5e4f2bca-4ec2-4546-a24c-855063d35b3c" office:target-frame-name="psplayer" xlink:show="replace" text:style-name="Internet_20_link" text:visited-style-name="Visited_20_Internet_20_Link"><text:span text:style-name="T11">Demo: Imperative Deployments and Working with Resources in Your Cluster</text:span></text:a></text:h>
      <text:p text:style-name="P5"><text:a xlink:type="simple" xlink:href="https://app.pluralsight.com/course-player?clipId=5e4f2bca-4ec2-4546-a24c-855063d35b3c&amp;startTime=1.44" office:target-frame-name="psplayer" xlink:show="replace" text:style-name="Internet_20_link" text:visited-style-name="Visited_20_Internet_20_Link"><text:span text:style-name="T11">Alright, so let's get into a demo, and in this demo,</text:span></text:a><text:span text:style-name="T12"> </text:span><text:a xlink:type="simple" xlink:href="https://app.pluralsight.com/course-player?clipId=5e4f2bca-4ec2-4546-a24c-855063d35b3c&amp;startTime=4.1" office:target-frame-name="psplayer" xlink:show="replace" text:style-name="Internet_20_link" text:visited-style-name="Visited_20_Internet_20_Link"><text:span text:style-name="T11">we're going to deploy some resources using two different techniques.</text:span></text:a><text:span text:style-name="T12"> </text:span><text:a xlink:type="simple" xlink:href="https://app.pluralsight.com/course-player?clipId=5e4f2bca-4ec2-4546-a24c-855063d35b3c&amp;startTime=7.21" office:target-frame-name="psplayer" xlink:show="replace" text:style-name="Internet_20_link" text:visited-style-name="Visited_20_Internet_20_Link"><text:span text:style-name="T11">We're going to look at things imperatively and declaratively.</text:span></text:a><text:span text:style-name="T12"> </text:span><text:a xlink:type="simple" xlink:href="https://app.pluralsight.com/course-player?clipId=5e4f2bca-4ec2-4546-a24c-855063d35b3c&amp;startTime=10.08" office:target-frame-name="psplayer" xlink:show="replace" text:style-name="Internet_20_link" text:visited-style-name="Visited_20_Internet_20_Link"><text:span text:style-name="T11">Using those techniques, we'll learn how to deploy resources into our cluster,</text:span></text:a><text:span text:style-name="T12"> </text:span><text:a xlink:type="simple" xlink:href="https://app.pluralsight.com/course-player?clipId=5e4f2bca-4ec2-4546-a24c-855063d35b3c&amp;startTime=14.19" office:target-frame-name="psplayer" xlink:show="replace" text:style-name="Internet_20_link" text:visited-style-name="Visited_20_Internet_20_Link"><text:span text:style-name="T11">focusing on deploying deployments, pods,</text:span></text:a><text:span text:style-name="T12"> </text:span><text:a xlink:type="simple" xlink:href="https://app.pluralsight.com/course-player?clipId=5e4f2bca-4ec2-4546-a24c-855063d35b3c&amp;startTime=17.02" office:target-frame-name="psplayer" xlink:show="replace" text:style-name="Internet_20_link" text:visited-style-name="Visited_20_Internet_20_Link"><text:span text:style-name="T11">and services, and once we have things up and running,</text:span></text:a><text:span text:style-name="T12"> </text:span><text:a xlink:type="simple" xlink:href="https://app.pluralsight.com/course-player?clipId=5e4f2bca-4ec2-4546-a24c-855063d35b3c&amp;startTime=19.79" office:target-frame-name="psplayer" xlink:show="replace" text:style-name="Internet_20_link" text:visited-style-name="Visited_20_Internet_20_Link"><text:span text:style-name="T11">we'll look at how we can make changes to existing resources in our cluster,</text:span></text:a><text:span text:style-name="T12"> </text:span><text:a xlink:type="simple" xlink:href="https://app.pluralsight.com/course-player?clipId=5e4f2bca-4ec2-4546-a24c-855063d35b3c&amp;startTime=23.09" office:target-frame-name="psplayer" xlink:show="replace" text:style-name="Internet_20_link" text:visited-style-name="Visited_20_Internet_20_Link"><text:span text:style-name="T11">using both declarative and imperative techniques.</text:span></text:a><text:span text:style-name="T12"> </text:span><text:a xlink:type="simple" xlink:href="https://app.pluralsight.com/course-player?clipId=5e4f2bca-4ec2-4546-a24c-855063d35b3c&amp;startTime=28.14" office:target-frame-name="psplayer" xlink:show="replace" text:style-name="Internet_20_link" text:visited-style-name="Visited_20_Internet_20_Link"><text:span text:style-name="T11">So here we are, logged into c1‑cp1,</text:span></text:a><text:span text:style-name="T12"> </text:span><text:a xlink:type="simple" xlink:href="https://app.pluralsight.com/course-player?clipId=5e4f2bca-4ec2-4546-a24c-855063d35b3c&amp;startTime=29.84" office:target-frame-name="psplayer" xlink:show="replace" text:style-name="Internet_20_link" text:visited-style-name="Visited_20_Internet_20_Link"><text:span text:style-name="T11">and let's begin the process of deploying resources imperatively in our cluster.</text:span></text:a><text:span text:style-name="T12"> </text:span><text:a xlink:type="simple" xlink:href="https://app.pluralsight.com/course-player?clipId=5e4f2bca-4ec2-4546-a24c-855063d35b3c&amp;startTime=35.04" office:target-frame-name="psplayer" xlink:show="replace" text:style-name="Internet_20_link" text:visited-style-name="Visited_20_Internet_20_Link"><text:span text:style-name="T11">What we're going to do first here is to create a deployment together,</text:span></text:a><text:span text:style-name="T12"> </text:span><text:a xlink:type="simple" xlink:href="https://app.pluralsight.com/course-player?clipId=5e4f2bca-4ec2-4546-a24c-855063d35b3c&amp;startTime=37.64" office:target-frame-name="psplayer" xlink:show="replace" text:style-name="Internet_20_link" text:visited-style-name="Visited_20_Internet_20_Link"><text:span text:style-name="T11">and I have the code on line 8 to do just that.</text:span></text:a><text:span text:style-name="T12"> </text:span><text:a xlink:type="simple" xlink:href="https://app.pluralsight.com/course-player?clipId=5e4f2bca-4ec2-4546-a24c-855063d35b3c&amp;startTime=40.54" office:target-frame-name="psplayer" xlink:show="replace" text:style-name="Internet_20_link" text:visited-style-name="Visited_20_Internet_20_Link"><text:span text:style-name="T11">And so on line 8, we see kubectl create.</text:span></text:a><text:span text:style-name="T12"> </text:span><text:a xlink:type="simple" xlink:href="https://app.pluralsight.com/course-player?clipId=5e4f2bca-4ec2-4546-a24c-855063d35b3c&amp;startTime=42.95" office:target-frame-name="psplayer" xlink:show="replace" text:style-name="Internet_20_link" text:visited-style-name="Visited_20_Internet_20_Link"><text:span text:style-name="T11">What do we want to create?</text:span></text:a><text:span text:style-name="T12"> </text:span><text:a xlink:type="simple" xlink:href="https://app.pluralsight.com/course-player?clipId=5e4f2bca-4ec2-4546-a24c-855063d35b3c&amp;startTime=44.08" office:target-frame-name="psplayer" xlink:show="replace" text:style-name="Internet_20_link" text:visited-style-name="Visited_20_Internet_20_Link"><text:span text:style-name="T11">A deployment.</text:span></text:a><text:span text:style-name="T12"> </text:span><text:a xlink:type="simple" xlink:href="https://app.pluralsight.com/course-player?clipId=5e4f2bca-4ec2-4546-a24c-855063d35b3c&amp;startTime=45.06" office:target-frame-name="psplayer" xlink:show="replace" text:style-name="Internet_20_link" text:visited-style-name="Visited_20_Internet_20_Link"><text:span text:style-name="T11">where we'd give that deployment a name, hello‑world.</text:span></text:a><text:span text:style-name="T12"> </text:span><text:a xlink:type="simple" xlink:href="https://app.pluralsight.com/course-player?clipId=5e4f2bca-4ec2-4546-a24c-855063d35b3c&amp;startTime=47.27" office:target-frame-name="psplayer" xlink:show="replace" text:style-name="Internet_20_link" text:visited-style-name="Visited_20_Internet_20_Link"><text:span text:style-name="T11">And then we're going to specify the container image that we want</text:span></text:a><text:span text:style-name="T12"> </text:span><text:a xlink:type="simple" xlink:href="https://app.pluralsight.com/course-player?clipId=5e4f2bca-4ec2-4546-a24c-855063d35b3c&amp;startTime=50.39" office:target-frame-name="psplayer" xlink:show="replace" text:style-name="Internet_20_link" text:visited-style-name="Visited_20_Internet_20_Link"><text:span text:style-name="T11">to run in the deployment with the parameter,</text:span></text:a><text:span text:style-name="T12"> </text:span><text:a xlink:type="simple" xlink:href="https://app.pluralsight.com/course-player?clipId=5e4f2bca-4ec2-4546-a24c-855063d35b3c&amp;startTime=52.95" office:target-frame-name="psplayer" xlink:show="replace" text:style-name="Internet_20_link" text:visited-style-name="Visited_20_Internet_20_Link"><text:span text:style-name="T11">‑‑image.</text:span></text:a><text:span text:style-name="T12"> </text:span><text:a xlink:type="simple" xlink:href="https://app.pluralsight.com/course-player?clipId=5e4f2bca-4ec2-4546-a24c-855063d35b3c&amp;startTime=54.34" office:target-frame-name="psplayer" xlink:show="replace" text:style-name="Internet_20_link" text:visited-style-name="Visited_20_Internet_20_Link"><text:span text:style-name="T11">And so here for the image,</text:span></text:a><text:span text:style-name="T12"> </text:span><text:a xlink:type="simple" xlink:href="https://app.pluralsight.com/course-player?clipId=5e4f2bca-4ec2-4546-a24c-855063d35b3c&amp;startTime=55.37" office:target-frame-name="psplayer" xlink:show="replace" text:style-name="Internet_20_link" text:visited-style-name="Visited_20_Internet_20_Link"><text:span text:style-name="T11">we're using a simple hello‑world app container image</text:span></text:a><text:span text:style-name="T12"> </text:span><text:a xlink:type="simple" xlink:href="https://app.pluralsight.com/course-player?clipId=5e4f2bca-4ec2-4546-a24c-855063d35b3c&amp;startTime=58.3" office:target-frame-name="psplayer" xlink:show="replace" text:style-name="Internet_20_link" text:visited-style-name="Visited_20_Internet_20_Link"><text:span text:style-name="T11">from Google Container Registry, hello‑app,</text:span></text:a><text:span text:style-name="T12"> </text:span><text:a xlink:type="simple" xlink:href="https://app.pluralsight.com/course-player?clipId=5e4f2bca-4ec2-4546-a24c-855063d35b3c&amp;startTime=60.89" office:target-frame-name="psplayer" xlink:show="replace" text:style-name="Internet_20_link" text:visited-style-name="Visited_20_Internet_20_Link"><text:span text:style-name="T11">with a tag of 1.0.</text:span></text:a><text:span text:style-name="T12"> </text:span><text:a xlink:type="simple" xlink:href="https://app.pluralsight.com/course-player?clipId=5e4f2bca-4ec2-4546-a24c-855063d35b3c&amp;startTime=62.69" office:target-frame-name="psplayer" xlink:show="replace" text:style-name="Internet_20_link" text:visited-style-name="Visited_20_Internet_20_Link"><text:span text:style-name="T11">And so when I highlight that code and run that there,</text:span></text:a><text:span text:style-name="T12"> </text:span><text:a xlink:type="simple" xlink:href="https://app.pluralsight.com/course-player?clipId=5e4f2bca-4ec2-4546-a24c-855063d35b3c&amp;startTime=65.42" office:target-frame-name="psplayer" xlink:show="replace" text:style-name="Internet_20_link" text:visited-style-name="Visited_20_Internet_20_Link"><text:span text:style-name="T11">and at the bottom we can see deployment.apps/hello‑world created.</text:span></text:a><text:span text:style-name="T12"> </text:span><text:a xlink:type="simple" xlink:href="https://app.pluralsight.com/course-player?clipId=5e4f2bca-4ec2-4546-a24c-855063d35b3c&amp;startTime=69.84" office:target-frame-name="psplayer" xlink:show="replace" text:style-name="Internet_20_link" text:visited-style-name="Visited_20_Internet_20_Link"><text:span text:style-name="T11">And so what this code is going to do is create a deployment,</text:span></text:a><text:span text:style-name="T12"> </text:span><text:a xlink:type="simple" xlink:href="https://app.pluralsight.com/course-player?clipId=5e4f2bca-4ec2-4546-a24c-855063d35b3c&amp;startTime=72.62" office:target-frame-name="psplayer" xlink:show="replace" text:style-name="Internet_20_link" text:visited-style-name="Visited_20_Internet_20_Link"><text:span text:style-name="T11">which will create a ReplicaSet with one pod in it.</text:span></text:a><text:span text:style-name="T12"> </text:span><text:a xlink:type="simple" xlink:href="https://app.pluralsight.com/course-player?clipId=5e4f2bca-4ec2-4546-a24c-855063d35b3c&amp;startTime=75.88" office:target-frame-name="psplayer" xlink:show="replace" text:style-name="Internet_20_link" text:visited-style-name="Visited_20_Internet_20_Link"><text:span text:style-name="T11">So it creates a one‑replica deployment.</text:span></text:a><text:span text:style-name="T12"> </text:span><text:a xlink:type="simple" xlink:href="https://app.pluralsight.com/course-player?clipId=5e4f2bca-4ec2-4546-a24c-855063d35b3c&amp;startTime=78.34" office:target-frame-name="psplayer" xlink:show="replace" text:style-name="Internet_20_link" text:visited-style-name="Visited_20_Internet_20_Link"><text:span text:style-name="T11">Moving forward, let's go ahead and create a bare pod,</text:span></text:a><text:span text:style-name="T12"> </text:span><text:a xlink:type="simple" xlink:href="https://app.pluralsight.com/course-player?clipId=5e4f2bca-4ec2-4546-a24c-855063d35b3c&amp;startTime=82.13" office:target-frame-name="psplayer" xlink:show="replace" text:style-name="Internet_20_link" text:visited-style-name="Visited_20_Internet_20_Link"><text:span text:style-name="T11">or a pod that's not managed by a controller.</text:span></text:a><text:span text:style-name="T12"> </text:span><text:a xlink:type="simple" xlink:href="https://app.pluralsight.com/course-player?clipId=5e4f2bca-4ec2-4546-a24c-855063d35b3c&amp;startTime=85.54" office:target-frame-name="psplayer" xlink:show="replace" text:style-name="Internet_20_link" text:visited-style-name="Visited_20_Internet_20_Link"><text:span text:style-name="T11">And to create a bare pod, we use the command kubectl run,</text:span></text:a><text:span text:style-name="T12"> </text:span><text:a xlink:type="simple" xlink:href="https://app.pluralsight.com/course-player?clipId=5e4f2bca-4ec2-4546-a24c-855063d35b3c&amp;startTime=89.04" office:target-frame-name="psplayer" xlink:show="replace" text:style-name="Internet_20_link" text:visited-style-name="Visited_20_Internet_20_Link"><text:span text:style-name="T11">and then we're going to give it a name, hello‑world‑pod,</text:span></text:a><text:span text:style-name="T12"> </text:span><text:a xlink:type="simple" xlink:href="https://app.pluralsight.com/course-player?clipId=5e4f2bca-4ec2-4546-a24c-855063d35b3c&amp;startTime=91.03" office:target-frame-name="psplayer" xlink:show="replace" text:style-name="Internet_20_link" text:visited-style-name="Visited_20_Internet_20_Link"><text:span text:style-name="T11">and then we need to specify the container image that</text:span></text:a><text:span text:style-name="T12"> </text:span><text:a xlink:type="simple" xlink:href="https://app.pluralsight.com/course-player?clipId=5e4f2bca-4ec2-4546-a24c-855063d35b3c&amp;startTime=93.68" office:target-frame-name="psplayer" xlink:show="replace" text:style-name="Internet_20_link" text:visited-style-name="Visited_20_Internet_20_Link"><text:span text:style-name="T11">we want to run inside of that pod, and we do that again with the parameter,</text:span></text:a><text:span text:style-name="T12"> </text:span><text:a xlink:type="simple" xlink:href="https://app.pluralsight.com/course-player?clipId=5e4f2bca-4ec2-4546-a24c-855063d35b3c&amp;startTime=97.54" office:target-frame-name="psplayer" xlink:show="replace" text:style-name="Internet_20_link" text:visited-style-name="Visited_20_Internet_20_Link"><text:span text:style-name="T11">‑‑image,</text:span></text:a><text:span text:style-name="T12"> </text:span><text:a xlink:type="simple" xlink:href="https://app.pluralsight.com/course-player?clipId=5e4f2bca-4ec2-4546-a24c-855063d35b3c&amp;startTime=98.18" office:target-frame-name="psplayer" xlink:show="replace" text:style-name="Internet_20_link" text:visited-style-name="Visited_20_Internet_20_Link"><text:span text:style-name="T11">and we're going to use our simple hello‑world application again for this pod.</text:span></text:a><text:span text:style-name="T12"> </text:span><text:a xlink:type="simple" xlink:href="https://app.pluralsight.com/course-player?clipId=5e4f2bca-4ec2-4546-a24c-855063d35b3c&amp;startTime=102.94" office:target-frame-name="psplayer" xlink:show="replace" text:style-name="Internet_20_link" text:visited-style-name="Visited_20_Internet_20_Link"><text:span text:style-name="T11">We'll run that code, and we can see here at the bottom,</text:span></text:a><text:span text:style-name="T12"> </text:span><text:a xlink:type="simple" xlink:href="https://app.pluralsight.com/course-player?clipId=5e4f2bca-4ec2-4546-a24c-855063d35b3c&amp;startTime=105.4" office:target-frame-name="psplayer" xlink:show="replace" text:style-name="Internet_20_link" text:visited-style-name="Visited_20_Internet_20_Link"><text:span text:style-name="T11">pod/hello‑world‑pod created.</text:span></text:a><text:span text:style-name="T12"> </text:span><text:a xlink:type="simple" xlink:href="https://app.pluralsight.com/course-player?clipId=5e4f2bca-4ec2-4546-a24c-855063d35b3c&amp;startTime=108.84" office:target-frame-name="psplayer" xlink:show="replace" text:style-name="Internet_20_link" text:visited-style-name="Visited_20_Internet_20_Link"><text:span text:style-name="T11">And so let's check out the status of our deployment,</text:span></text:a><text:span text:style-name="T12"> </text:span><text:a xlink:type="simple" xlink:href="https://app.pluralsight.com/course-player?clipId=5e4f2bca-4ec2-4546-a24c-855063d35b3c&amp;startTime=111.79" office:target-frame-name="psplayer" xlink:show="replace" text:style-name="Internet_20_link" text:visited-style-name="Visited_20_Internet_20_Link"><text:span text:style-name="T11">and our bare pod, and I want to see if both of those pods are up and running,</text:span></text:a><text:span text:style-name="T12"> </text:span><text:a xlink:type="simple" xlink:href="https://app.pluralsight.com/course-player?clipId=5e4f2bca-4ec2-4546-a24c-855063d35b3c&amp;startTime=115.68" office:target-frame-name="psplayer" xlink:show="replace" text:style-name="Internet_20_link" text:visited-style-name="Visited_20_Internet_20_Link"><text:span text:style-name="T11">and I can do that with kubectl get pods.</text:span></text:a><text:span text:style-name="T12"> </text:span><text:a xlink:type="simple" xlink:href="https://app.pluralsight.com/course-player?clipId=5e4f2bca-4ec2-4546-a24c-855063d35b3c&amp;startTime=118.58" office:target-frame-name="psplayer" xlink:show="replace" text:style-name="Internet_20_link" text:visited-style-name="Visited_20_Internet_20_Link"><text:span text:style-name="T11">In the listing here, I have our pod that's associated with our deployment,</text:span></text:a><text:span text:style-name="T12"> </text:span><text:a xlink:type="simple" xlink:href="https://app.pluralsight.com/course-player?clipId=5e4f2bca-4ec2-4546-a24c-855063d35b3c&amp;startTime=122.31" office:target-frame-name="psplayer" xlink:show="replace" text:style-name="Internet_20_link" text:visited-style-name="Visited_20_Internet_20_Link"><text:span text:style-name="T11">that's the first one in the list there, and then our bare pod,</text:span></text:a><text:span text:style-name="T12"> </text:span><text:a xlink:type="simple" xlink:href="https://app.pluralsight.com/course-player?clipId=5e4f2bca-4ec2-4546-a24c-855063d35b3c&amp;startTime=125.29" office:target-frame-name="psplayer" xlink:show="replace" text:style-name="Internet_20_link" text:visited-style-name="Visited_20_Internet_20_Link"><text:span text:style-name="T11">which is hello‑world‑pod, which is the second one in the list there.</text:span></text:a><text:span text:style-name="T12"> </text:span><text:a xlink:type="simple" xlink:href="https://app.pluralsight.com/course-player?clipId=5e4f2bca-4ec2-4546-a24c-855063d35b3c&amp;startTime=128.75" office:target-frame-name="psplayer" xlink:show="replace" text:style-name="Internet_20_link" text:visited-style-name="Visited_20_Internet_20_Link"><text:span text:style-name="T11">We can see that both of those pods' status is running.</text:span></text:a><text:span text:style-name="T12"> </text:span><text:a xlink:type="simple" xlink:href="https://app.pluralsight.com/course-player?clipId=5e4f2bca-4ec2-4546-a24c-855063d35b3c&amp;startTime=131.69" office:target-frame-name="psplayer" xlink:show="replace" text:style-name="Internet_20_link" text:visited-style-name="Visited_20_Internet_20_Link"><text:span text:style-name="T11">Looking at the pod that's associated with our deployment,</text:span></text:a><text:span text:style-name="T12"> </text:span><text:a xlink:type="simple" xlink:href="https://app.pluralsight.com/course-player?clipId=5e4f2bca-4ec2-4546-a24c-855063d35b3c&amp;startTime=134.34" office:target-frame-name="psplayer" xlink:show="replace" text:style-name="Internet_20_link" text:visited-style-name="Visited_20_Internet_20_Link"><text:span text:style-name="T11">we can see in the name of the pod, the name of the deployment,</text:span></text:a><text:span text:style-name="T12"> </text:span><text:a xlink:type="simple" xlink:href="https://app.pluralsight.com/course-player?clipId=5e4f2bca-4ec2-4546-a24c-855063d35b3c&amp;startTime=137.49" office:target-frame-name="psplayer" xlink:show="replace" text:style-name="Internet_20_link" text:visited-style-name="Visited_20_Internet_20_Link"><text:span text:style-name="T11">which is hello‑world, and then we see the string,</text:span></text:a><text:span text:style-name="T12"> </text:span><text:a xlink:type="simple" xlink:href="https://app.pluralsight.com/course-player?clipId=5e4f2bca-4ec2-4546-a24c-855063d35b3c&amp;startTime=139.69" office:target-frame-name="psplayer" xlink:show="replace" text:style-name="Internet_20_link" text:visited-style-name="Visited_20_Internet_20_Link"><text:span text:style-name="T11">5457b44555.</text:span></text:a><text:span text:style-name="T12"> </text:span><text:a xlink:type="simple" xlink:href="https://app.pluralsight.com/course-player?clipId=5e4f2bca-4ec2-4546-a24c-855063d35b3c&amp;startTime=143.04" office:target-frame-name="psplayer" xlink:show="replace" text:style-name="Internet_20_link" text:visited-style-name="Visited_20_Internet_20_Link"><text:span text:style-name="T11">That's what's called the pod template hash,</text:span></text:a><text:span text:style-name="T12"> </text:span><text:a xlink:type="simple" xlink:href="https://app.pluralsight.com/course-player?clipId=5e4f2bca-4ec2-4546-a24c-855063d35b3c&amp;startTime=144.83" office:target-frame-name="psplayer" xlink:show="replace" text:style-name="Internet_20_link" text:visited-style-name="Visited_20_Internet_20_Link"><text:span text:style-name="T11">and is unique amongst ReplicaSets within a deployment.</text:span></text:a><text:span text:style-name="T12"> </text:span><text:a xlink:type="simple" xlink:href="https://app.pluralsight.com/course-player?clipId=5e4f2bca-4ec2-4546-a24c-855063d35b3c&amp;startTime=148.54" office:target-frame-name="psplayer" xlink:show="replace" text:style-name="Internet_20_link" text:visited-style-name="Visited_20_Internet_20_Link"><text:span text:style-name="T11">The last part of the pod name there is a unique</text:span></text:a><text:span text:style-name="T12"> </text:span><text:a xlink:type="simple" xlink:href="https://app.pluralsight.com/course-player?clipId=5e4f2bca-4ec2-4546-a24c-855063d35b3c&amp;startTime=150.55" office:target-frame-name="psplayer" xlink:show="replace" text:style-name="Internet_20_link" text:visited-style-name="Visited_20_Internet_20_Link"><text:span text:style-name="T11">identifier for a pod within a ReplicaSet,</text:span></text:a><text:span text:style-name="T12"> </text:span><text:a xlink:type="simple" xlink:href="https://app.pluralsight.com/course-player?clipId=5e4f2bca-4ec2-4546-a24c-855063d35b3c&amp;startTime=153.72" office:target-frame-name="psplayer" xlink:show="replace" text:style-name="Internet_20_link" text:visited-style-name="Visited_20_Internet_20_Link"><text:span text:style-name="T11">so gnxsk is a unique name.</text:span></text:a><text:span text:style-name="T12"> </text:span><text:a xlink:type="simple" xlink:href="https://app.pluralsight.com/course-player?clipId=5e4f2bca-4ec2-4546-a24c-855063d35b3c&amp;startTime=157.17" office:target-frame-name="psplayer" xlink:show="replace" text:style-name="Internet_20_link" text:visited-style-name="Visited_20_Internet_20_Link"><text:span text:style-name="T11">And so all of that together, with the deployment name,</text:span></text:a><text:span text:style-name="T12"> </text:span><text:a xlink:type="simple" xlink:href="https://app.pluralsight.com/course-player?clipId=5e4f2bca-4ec2-4546-a24c-855063d35b3c&amp;startTime=159.92" office:target-frame-name="psplayer" xlink:show="replace" text:style-name="Internet_20_link" text:visited-style-name="Visited_20_Internet_20_Link"><text:span text:style-name="T11">hello‑world, the pod template hash, 5457b,</text:span></text:a><text:span text:style-name="T12"> </text:span><text:a xlink:type="simple" xlink:href="https://app.pluralsight.com/course-player?clipId=5e4f2bca-4ec2-4546-a24c-855063d35b3c&amp;startTime=162.07" office:target-frame-name="psplayer" xlink:show="replace" text:style-name="Internet_20_link" text:visited-style-name="Visited_20_Internet_20_Link"><text:span text:style-name="T11">and so on, plus the pod unique identifier,</text:span></text:a><text:span text:style-name="T12"> </text:span><text:a xlink:type="simple" xlink:href="https://app.pluralsight.com/course-player?clipId=5e4f2bca-4ec2-4546-a24c-855063d35b3c&amp;startTime=165.07" office:target-frame-name="psplayer" xlink:show="replace" text:style-name="Internet_20_link" text:visited-style-name="Visited_20_Internet_20_Link"><text:span text:style-name="T11">gnxsk, will give us the unique value for the pod name.</text:span></text:a><text:span text:style-name="T12"> </text:span><text:a xlink:type="simple" xlink:href="https://app.pluralsight.com/course-player?clipId=5e4f2bca-4ec2-4546-a24c-855063d35b3c&amp;startTime=169.72" office:target-frame-name="psplayer" xlink:show="replace" text:style-name="Internet_20_link" text:visited-style-name="Visited_20_Internet_20_Link"><text:span text:style-name="T11">So let's look at these pods from a different angle.</text:span></text:a><text:span text:style-name="T12"> </text:span><text:a xlink:type="simple" xlink:href="https://app.pluralsight.com/course-player?clipId=5e4f2bca-4ec2-4546-a24c-855063d35b3c&amp;startTime=172.4" office:target-frame-name="psplayer" xlink:show="replace" text:style-name="Internet_20_link" text:visited-style-name="Visited_20_Internet_20_Link"><text:span text:style-name="T11">Let's use kubectl get pods ‑o wide,</text:span></text:a><text:span text:style-name="T12"> </text:span><text:a xlink:type="simple" xlink:href="https://app.pluralsight.com/course-player?clipId=5e4f2bca-4ec2-4546-a24c-855063d35b3c&amp;startTime=175.73" office:target-frame-name="psplayer" xlink:show="replace" text:style-name="Internet_20_link" text:visited-style-name="Visited_20_Internet_20_Link"><text:span text:style-name="T11">to display some additional information about the</text:span></text:a><text:span text:style-name="T12"> </text:span><text:a xlink:type="simple" xlink:href="https://app.pluralsight.com/course-player?clipId=5e4f2bca-4ec2-4546-a24c-855063d35b3c&amp;startTime=178.59" office:target-frame-name="psplayer" xlink:show="replace" text:style-name="Internet_20_link" text:visited-style-name="Visited_20_Internet_20_Link"><text:span text:style-name="T11">pods that we have up and running, and I want to zoom in on IP and NODE.</text:span></text:a><text:span text:style-name="T12"> </text:span><text:a xlink:type="simple" xlink:href="https://app.pluralsight.com/course-player?clipId=5e4f2bca-4ec2-4546-a24c-855063d35b3c&amp;startTime=182.72" office:target-frame-name="psplayer" xlink:show="replace" text:style-name="Internet_20_link" text:visited-style-name="Visited_20_Internet_20_Link"><text:span text:style-name="T11">So we can see both of these pods have IPs that have</text:span></text:a><text:span text:style-name="T12"> </text:span><text:a xlink:type="simple" xlink:href="https://app.pluralsight.com/course-player?clipId=5e4f2bca-4ec2-4546-a24c-855063d35b3c&amp;startTime=186.15" office:target-frame-name="psplayer" xlink:show="replace" text:style-name="Internet_20_link" text:visited-style-name="Visited_20_Internet_20_Link"><text:span text:style-name="T11">been allocated from the pod network, 192.168.0.0/16.</text:span></text:a><text:span text:style-name="T12"> </text:span><text:a xlink:type="simple" xlink:href="https://app.pluralsight.com/course-player?clipId=5e4f2bca-4ec2-4546-a24c-855063d35b3c&amp;startTime=191.94" office:target-frame-name="psplayer" xlink:show="replace" text:style-name="Internet_20_link" text:visited-style-name="Visited_20_Internet_20_Link"><text:span text:style-name="T11">We can also see the nodes that these individual pods have been scheduled to.</text:span></text:a><text:span text:style-name="T12"> </text:span><text:a xlink:type="simple" xlink:href="https://app.pluralsight.com/course-player?clipId=5e4f2bca-4ec2-4546-a24c-855063d35b3c&amp;startTime=195.63" office:target-frame-name="psplayer" xlink:show="replace" text:style-name="Internet_20_link" text:visited-style-name="Visited_20_Internet_20_Link"><text:span text:style-name="T11">So the pod associated with our deployment,</text:span></text:a><text:span text:style-name="T12"> </text:span><text:a xlink:type="simple" xlink:href="https://app.pluralsight.com/course-player?clipId=5e4f2bca-4ec2-4546-a24c-855063d35b3c&amp;startTime=197.32" office:target-frame-name="psplayer" xlink:show="replace" text:style-name="Internet_20_link" text:visited-style-name="Visited_20_Internet_20_Link"><text:span text:style-name="T11">the first one there, was scheduled to c1‑node3,</text:span></text:a><text:span text:style-name="T12"> </text:span><text:a xlink:type="simple" xlink:href="https://app.pluralsight.com/course-player?clipId=5e4f2bca-4ec2-4546-a24c-855063d35b3c&amp;startTime=200.14" office:target-frame-name="psplayer" xlink:show="replace" text:style-name="Internet_20_link" text:visited-style-name="Visited_20_Internet_20_Link"><text:span text:style-name="T11">and then our bare pod was scheduled to c1‑node2.</text:span></text:a><text:span text:style-name="T12"> </text:span><text:a xlink:type="simple" xlink:href="https://app.pluralsight.com/course-player?clipId=5e4f2bca-4ec2-4546-a24c-855063d35b3c&amp;startTime=204.54" office:target-frame-name="psplayer" xlink:show="replace" text:style-name="Internet_20_link" text:visited-style-name="Visited_20_Internet_20_Link"><text:span text:style-name="T11">Now I want to point out that Kubernetes is a container orchestrator.</text:span></text:a><text:span text:style-name="T12"> </text:span><text:a xlink:type="simple" xlink:href="https://app.pluralsight.com/course-player?clipId=5e4f2bca-4ec2-4546-a24c-855063d35b3c&amp;startTime=208.65" office:target-frame-name="psplayer" xlink:show="replace" text:style-name="Internet_20_link" text:visited-style-name="Visited_20_Internet_20_Link"><text:span text:style-name="T11">It has the job of starting containers on nodes,</text:span></text:a><text:span text:style-name="T12"> </text:span><text:a xlink:type="simple" xlink:href="https://app.pluralsight.com/course-player?clipId=5e4f2bca-4ec2-4546-a24c-855063d35b3c&amp;startTime=211.37" office:target-frame-name="psplayer" xlink:show="replace" text:style-name="Internet_20_link" text:visited-style-name="Visited_20_Internet_20_Link"><text:span text:style-name="T11">and we can see that we have two pods up and running on two different nodes,</text:span></text:a><text:span text:style-name="T12"> </text:span><text:a xlink:type="simple" xlink:href="https://app.pluralsight.com/course-player?clipId=5e4f2bca-4ec2-4546-a24c-855063d35b3c&amp;startTime=215.47" office:target-frame-name="psplayer" xlink:show="replace" text:style-name="Internet_20_link" text:visited-style-name="Visited_20_Internet_20_Link"><text:span text:style-name="T11">and while those pods on those nodes started containers.</text:span></text:a><text:span text:style-name="T12"> </text:span><text:a xlink:type="simple" xlink:href="https://app.pluralsight.com/course-player?clipId=5e4f2bca-4ec2-4546-a24c-855063d35b3c&amp;startTime=219.46" office:target-frame-name="psplayer" xlink:show="replace" text:style-name="Internet_20_link" text:visited-style-name="Visited_20_Internet_20_Link"><text:span text:style-name="T11">And so what I want to do now is I want to SSH into an individual node,</text:span></text:a><text:span text:style-name="T12"> </text:span><text:a xlink:type="simple" xlink:href="https://app.pluralsight.com/course-player?clipId=5e4f2bca-4ec2-4546-a24c-855063d35b3c&amp;startTime=225.14" office:target-frame-name="psplayer" xlink:show="replace" text:style-name="Internet_20_link" text:visited-style-name="Visited_20_Internet_20_Link"><text:span text:style-name="T11">and show you how you can view the containers running on that node,</text:span></text:a><text:span text:style-name="T12"> </text:span><text:a xlink:type="simple" xlink:href="https://app.pluralsight.com/course-player?clipId=5e4f2bca-4ec2-4546-a24c-855063d35b3c&amp;startTime=229.2" office:target-frame-name="psplayer" xlink:show="replace" text:style-name="Internet_20_link" text:visited-style-name="Visited_20_Internet_20_Link"><text:span text:style-name="T11">even the ones that have been started by Kubernetes.</text:span></text:a><text:span text:style-name="T12"> </text:span><text:a xlink:type="simple" xlink:href="https://app.pluralsight.com/course-player?clipId=5e4f2bca-4ec2-4546-a24c-855063d35b3c&amp;startTime=231.94" office:target-frame-name="psplayer" xlink:show="replace" text:style-name="Internet_20_link" text:visited-style-name="Visited_20_Internet_20_Link"><text:span text:style-name="T11">And so we're going to go ahead and open an SSH connection into c1‑node3,</text:span></text:a><text:span text:style-name="T12"> </text:span><text:a xlink:type="simple" xlink:href="https://app.pluralsight.com/course-player?clipId=5e4f2bca-4ec2-4546-a24c-855063d35b3c&amp;startTime=235.06" office:target-frame-name="psplayer" xlink:show="replace" text:style-name="Internet_20_link" text:visited-style-name="Visited_20_Internet_20_Link"><text:span text:style-name="T11">so I want to copy and paste this code from the top,</text:span></text:a><text:span text:style-name="T12"> </text:span><text:a xlink:type="simple" xlink:href="https://app.pluralsight.com/course-player?clipId=5e4f2bca-4ec2-4546-a24c-855063d35b3c&amp;startTime=237.67" office:target-frame-name="psplayer" xlink:show="replace" text:style-name="Internet_20_link" text:visited-style-name="Visited_20_Internet_20_Link"><text:span text:style-name="T11">down to the bottom, and SSH into c1‑node3.</text:span></text:a><text:span text:style-name="T12"> </text:span><text:a xlink:type="simple" xlink:href="https://app.pluralsight.com/course-player?clipId=5e4f2bca-4ec2-4546-a24c-855063d35b3c&amp;startTime=241.74" office:target-frame-name="psplayer" xlink:show="replace" text:style-name="Internet_20_link" text:visited-style-name="Visited_20_Internet_20_Link"><text:span text:style-name="T11">That's the node where our pod that's </text:span></text:a><text:soft-page-break/><text:a xlink:type="simple" xlink:href="https://app.pluralsight.com/course-player?clipId=5e4f2bca-4ec2-4546-a24c-855063d35b3c&amp;startTime=241.74" office:target-frame-name="psplayer" xlink:show="replace" text:style-name="Internet_20_link" text:visited-style-name="Visited_20_Internet_20_Link"><text:span text:style-name="T11">running from our deployment,</text:span></text:a><text:span text:style-name="T12"> </text:span><text:a xlink:type="simple" xlink:href="https://app.pluralsight.com/course-player?clipId=5e4f2bca-4ec2-4546-a24c-855063d35b3c&amp;startTime=245.24" office:target-frame-name="psplayer" xlink:show="replace" text:style-name="Internet_20_link" text:visited-style-name="Visited_20_Internet_20_Link"><text:span text:style-name="T11">was scheduled to and is now running on.</text:span></text:a><text:span text:style-name="T12"> </text:span><text:a xlink:type="simple" xlink:href="https://app.pluralsight.com/course-player?clipId=5e4f2bca-4ec2-4546-a24c-855063d35b3c&amp;startTime=247.73" office:target-frame-name="psplayer" xlink:show="replace" text:style-name="Internet_20_link" text:visited-style-name="Visited_20_Internet_20_Link"><text:span text:style-name="T11">The way that we can get a listing of the containers running on a node that are</text:span></text:a><text:span text:style-name="T12"> </text:span><text:a xlink:type="simple" xlink:href="https://app.pluralsight.com/course-player?clipId=5e4f2bca-4ec2-4546-a24c-855063d35b3c&amp;startTime=252.72" office:target-frame-name="psplayer" xlink:show="replace" text:style-name="Internet_20_link" text:visited-style-name="Visited_20_Internet_20_Link"><text:span text:style-name="T11">running with container D is to use the utility called crictl.</text:span></text:a><text:span text:style-name="T12"> </text:span><text:a xlink:type="simple" xlink:href="https://app.pluralsight.com/course-player?clipId=5e4f2bca-4ec2-4546-a24c-855063d35b3c&amp;startTime=256.01" office:target-frame-name="psplayer" xlink:show="replace" text:style-name="Internet_20_link" text:visited-style-name="Visited_20_Internet_20_Link"><text:span text:style-name="T11">And so I have the code to do just that on line 30 here.</text:span></text:a><text:span text:style-name="T12"> </text:span><text:a xlink:type="simple" xlink:href="https://app.pluralsight.com/course-player?clipId=5e4f2bca-4ec2-4546-a24c-855063d35b3c&amp;startTime=259.43" office:target-frame-name="psplayer" xlink:show="replace" text:style-name="Internet_20_link" text:visited-style-name="Visited_20_Internet_20_Link"><text:span text:style-name="T11">So we have sudo crictl, and then the parameter, ‑‑runtime‑endpoint.</text:span></text:a><text:span text:style-name="T12"> </text:span><text:a xlink:type="simple" xlink:href="https://app.pluralsight.com/course-player?clipId=5e4f2bca-4ec2-4546-a24c-855063d35b3c&amp;startTime=265.44" office:target-frame-name="psplayer" xlink:show="replace" text:style-name="Internet_20_link" text:visited-style-name="Visited_20_Internet_20_Link"><text:span text:style-name="T11">And then we specify the cri socket for containerd,</text:span></text:a><text:span text:style-name="T12"> </text:span><text:a xlink:type="simple" xlink:href="https://app.pluralsight.com/course-player?clipId=5e4f2bca-4ec2-4546-a24c-855063d35b3c&amp;startTime=268.89" office:target-frame-name="psplayer" xlink:show="replace" text:style-name="Internet_20_link" text:visited-style-name="Visited_20_Internet_20_Link"><text:span text:style-name="T11">and then the command that we want to run there at the end,</text:span></text:a><text:span text:style-name="T12"> </text:span><text:a xlink:type="simple" xlink:href="https://app.pluralsight.com/course-player?clipId=5e4f2bca-4ec2-4546-a24c-855063d35b3c&amp;startTime=271.27" office:target-frame-name="psplayer" xlink:show="replace" text:style-name="Internet_20_link" text:visited-style-name="Visited_20_Internet_20_Link"><text:span text:style-name="T11">ps.</text:span></text:a><text:span text:style-name="T12"> </text:span><text:a xlink:type="simple" xlink:href="https://app.pluralsight.com/course-player?clipId=5e4f2bca-4ec2-4546-a24c-855063d35b3c&amp;startTime=272.64" office:target-frame-name="psplayer" xlink:show="replace" text:style-name="Internet_20_link" text:visited-style-name="Visited_20_Internet_20_Link"><text:span text:style-name="T11">And so if I highlight that code and run it,</text:span></text:a><text:span text:style-name="T12"> </text:span><text:a xlink:type="simple" xlink:href="https://app.pluralsight.com/course-player?clipId=5e4f2bca-4ec2-4546-a24c-855063d35b3c&amp;startTime=274.1" office:target-frame-name="psplayer" xlink:show="replace" text:style-name="Internet_20_link" text:visited-style-name="Visited_20_Internet_20_Link"><text:span text:style-name="T11">we can see that there are three containers running on this node in our cluster,</text:span></text:a><text:span text:style-name="T12"> </text:span><text:a xlink:type="simple" xlink:href="https://app.pluralsight.com/course-player?clipId=5e4f2bca-4ec2-4546-a24c-855063d35b3c&amp;startTime=278.88" office:target-frame-name="psplayer" xlink:show="replace" text:style-name="Internet_20_link" text:visited-style-name="Visited_20_Internet_20_Link"><text:span text:style-name="T11">the first one being our hello‑app, which is part of our deployment.</text:span></text:a><text:span text:style-name="T12"> </text:span><text:a xlink:type="simple" xlink:href="https://app.pluralsight.com/course-player?clipId=5e4f2bca-4ec2-4546-a24c-855063d35b3c&amp;startTime=283.14" office:target-frame-name="psplayer" xlink:show="replace" text:style-name="Internet_20_link" text:visited-style-name="Visited_20_Internet_20_Link"><text:span text:style-name="T11">There are two other containers running on this node,</text:span></text:a><text:span text:style-name="T12"> </text:span><text:a xlink:type="simple" xlink:href="https://app.pluralsight.com/course-player?clipId=5e4f2bca-4ec2-4546-a24c-855063d35b3c&amp;startTime=285.36" office:target-frame-name="psplayer" xlink:show="replace" text:style-name="Internet_20_link" text:visited-style-name="Visited_20_Internet_20_Link"><text:span text:style-name="T11">one for our pod network, there we see calico‑node,</text:span></text:a><text:span text:style-name="T12"> </text:span><text:a xlink:type="simple" xlink:href="https://app.pluralsight.com/course-player?clipId=5e4f2bca-4ec2-4546-a24c-855063d35b3c&amp;startTime=288.18" office:target-frame-name="psplayer" xlink:show="replace" text:style-name="Internet_20_link" text:visited-style-name="Visited_20_Internet_20_Link"><text:span text:style-name="T11">and we also see a container named kube‑proxy,</text:span></text:a><text:span text:style-name="T12"> </text:span><text:a xlink:type="simple" xlink:href="https://app.pluralsight.com/course-player?clipId=5e4f2bca-4ec2-4546-a24c-855063d35b3c&amp;startTime=290.26" office:target-frame-name="psplayer" xlink:show="replace" text:style-name="Internet_20_link" text:visited-style-name="Visited_20_Internet_20_Link"><text:span text:style-name="T11">which is supporting our kube proxy pod, which is also running on this node.</text:span></text:a><text:span text:style-name="T12"> </text:span><text:a xlink:type="simple" xlink:href="https://app.pluralsight.com/course-player?clipId=5e4f2bca-4ec2-4546-a24c-855063d35b3c&amp;startTime=295.94" office:target-frame-name="psplayer" xlink:show="replace" text:style-name="Internet_20_link" text:visited-style-name="Visited_20_Internet_20_Link"><text:span text:style-name="T11">If you are still running Docker, here is the command to do just the same.</text:span></text:a><text:span text:style-name="T12"> </text:span><text:a xlink:type="simple" xlink:href="https://app.pluralsight.com/course-player?clipId=5e4f2bca-4ec2-4546-a24c-855063d35b3c&amp;startTime=299.65" office:target-frame-name="psplayer" xlink:show="replace" text:style-name="Internet_20_link" text:visited-style-name="Visited_20_Internet_20_Link"><text:span text:style-name="T11">If you aren't running containerd, you can do sudo docker ps,</text:span></text:a><text:span text:style-name="T12"> </text:span><text:a xlink:type="simple" xlink:href="https://app.pluralsight.com/course-player?clipId=5e4f2bca-4ec2-4546-a24c-855063d35b3c&amp;startTime=302.55" office:target-frame-name="psplayer" xlink:show="replace" text:style-name="Internet_20_link" text:visited-style-name="Visited_20_Internet_20_Link"><text:span text:style-name="T11">to get a listing of the containers that are running on your node.</text:span></text:a><text:span text:style-name="T12"> </text:span><text:a xlink:type="simple" xlink:href="https://app.pluralsight.com/course-player?clipId=5e4f2bca-4ec2-4546-a24c-855063d35b3c&amp;startTime=306.24" office:target-frame-name="psplayer" xlink:show="replace" text:style-name="Internet_20_link" text:visited-style-name="Visited_20_Internet_20_Link"><text:span text:style-name="T11">So let's go ahead and exit back out onto c1‑cp1,</text:span></text:a><text:span text:style-name="T12"> </text:span><text:a xlink:type="simple" xlink:href="https://app.pluralsight.com/course-player?clipId=5e4f2bca-4ec2-4546-a24c-855063d35b3c&amp;startTime=311.36" office:target-frame-name="psplayer" xlink:show="replace" text:style-name="Internet_20_link" text:visited-style-name="Visited_20_Internet_20_Link"><text:span text:style-name="T11">and look at things from a couple other different angles.</text:span></text:a><text:span text:style-name="T12"> </text:span><text:a xlink:type="simple" xlink:href="https://app.pluralsight.com/course-player?clipId=5e4f2bca-4ec2-4546-a24c-855063d35b3c&amp;startTime=315.63" office:target-frame-name="psplayer" xlink:show="replace" text:style-name="Internet_20_link" text:visited-style-name="Visited_20_Internet_20_Link"><text:span text:style-name="T11">I want to show you some troubleshooting techniques that</text:span></text:a><text:span text:style-name="T12"> </text:span><text:a xlink:type="simple" xlink:href="https://app.pluralsight.com/course-player?clipId=5e4f2bca-4ec2-4546-a24c-855063d35b3c&amp;startTime=317.77" office:target-frame-name="psplayer" xlink:show="replace" text:style-name="Internet_20_link" text:visited-style-name="Visited_20_Internet_20_Link"><text:span text:style-name="T11">might be useful for working with your pods,</text:span></text:a><text:span text:style-name="T12"> </text:span><text:a xlink:type="simple" xlink:href="https://app.pluralsight.com/course-player?clipId=5e4f2bca-4ec2-4546-a24c-855063d35b3c&amp;startTime=319.81" office:target-frame-name="psplayer" xlink:show="replace" text:style-name="Internet_20_link" text:visited-style-name="Visited_20_Internet_20_Link"><text:span text:style-name="T11">first up, using kubectl logs.</text:span></text:a><text:span text:style-name="T12"> </text:span><text:a xlink:type="simple" xlink:href="https://app.pluralsight.com/course-player?clipId=5e4f2bca-4ec2-4546-a24c-855063d35b3c&amp;startTime=322.15" office:target-frame-name="psplayer" xlink:show="replace" text:style-name="Internet_20_link" text:visited-style-name="Visited_20_Internet_20_Link"><text:span text:style-name="T11">And so on line 41 here, I have the command kubectl logs hello‑world‑pod.</text:span></text:a><text:span text:style-name="T12"> </text:span><text:a xlink:type="simple" xlink:href="https://app.pluralsight.com/course-player?clipId=5e4f2bca-4ec2-4546-a24c-855063d35b3c&amp;startTime=326.27" office:target-frame-name="psplayer" xlink:show="replace" text:style-name="Internet_20_link" text:visited-style-name="Visited_20_Internet_20_Link"><text:span text:style-name="T11">We can use the command kubectl logs,</text:span></text:a><text:span text:style-name="T12"> </text:span><text:a xlink:type="simple" xlink:href="https://app.pluralsight.com/course-player?clipId=5e4f2bca-4ec2-4546-a24c-855063d35b3c&amp;startTime=328.67" office:target-frame-name="psplayer" xlink:show="replace" text:style-name="Internet_20_link" text:visited-style-name="Visited_20_Internet_20_Link"><text:span text:style-name="T11">which is very valuable to retrieve the logs from a container</text:span></text:a><text:span text:style-name="T12"> </text:span><text:a xlink:type="simple" xlink:href="https://app.pluralsight.com/course-player?clipId=5e4f2bca-4ec2-4546-a24c-855063d35b3c&amp;startTime=332.3" office:target-frame-name="psplayer" xlink:show="replace" text:style-name="Internet_20_link" text:visited-style-name="Visited_20_Internet_20_Link"><text:span text:style-name="T11">running inside of a pod in our cluster.</text:span></text:a><text:span text:style-name="T12"> </text:span><text:a xlink:type="simple" xlink:href="https://app.pluralsight.com/course-player?clipId=5e4f2bca-4ec2-4546-a24c-855063d35b3c&amp;startTime=334.12" office:target-frame-name="psplayer" xlink:show="replace" text:style-name="Internet_20_link" text:visited-style-name="Visited_20_Internet_20_Link"><text:span text:style-name="T11">And so any information written to standard out will be</text:span></text:a><text:span text:style-name="T12"> </text:span><text:a xlink:type="simple" xlink:href="https://app.pluralsight.com/course-player?clipId=5e4f2bca-4ec2-4546-a24c-855063d35b3c&amp;startTime=337.15" office:target-frame-name="psplayer" xlink:show="replace" text:style-name="Internet_20_link" text:visited-style-name="Visited_20_Internet_20_Link"><text:span text:style-name="T11">captured and available to you via kubectl logs.</text:span></text:a><text:span text:style-name="T12"> </text:span><text:a xlink:type="simple" xlink:href="https://app.pluralsight.com/course-player?clipId=5e4f2bca-4ec2-4546-a24c-855063d35b3c&amp;startTime=340.06" office:target-frame-name="psplayer" xlink:show="replace" text:style-name="Internet_20_link" text:visited-style-name="Visited_20_Internet_20_Link"><text:span text:style-name="T11">And so this is valuable when you have an application that's in trouble,</text:span></text:a><text:span text:style-name="T12"> </text:span><text:a xlink:type="simple" xlink:href="https://app.pluralsight.com/course-player?clipId=5e4f2bca-4ec2-4546-a24c-855063d35b3c&amp;startTime=343.29" office:target-frame-name="psplayer" xlink:show="replace" text:style-name="Internet_20_link" text:visited-style-name="Visited_20_Internet_20_Link"><text:span text:style-name="T11">or crashing, or a pod that won't start,</text:span></text:a><text:span text:style-name="T12"> </text:span><text:a xlink:type="simple" xlink:href="https://app.pluralsight.com/course-player?clipId=5e4f2bca-4ec2-4546-a24c-855063d35b3c&amp;startTime=345.24" office:target-frame-name="psplayer" xlink:show="replace" text:style-name="Internet_20_link" text:visited-style-name="Visited_20_Internet_20_Link"><text:span text:style-name="T11">so a very useful troubleshooting technique here.</text:span></text:a><text:span text:style-name="T12"> </text:span><text:a xlink:type="simple" xlink:href="https://app.pluralsight.com/course-player?clipId=5e4f2bca-4ec2-4546-a24c-855063d35b3c&amp;startTime=347.94" office:target-frame-name="psplayer" xlink:show="replace" text:style-name="Internet_20_link" text:visited-style-name="Visited_20_Internet_20_Link"><text:span text:style-name="T11">And so for our scenario, I have kubectl logs, and then a pod name.</text:span></text:a><text:span text:style-name="T12"> </text:span><text:a xlink:type="simple" xlink:href="https://app.pluralsight.com/course-player?clipId=5e4f2bca-4ec2-4546-a24c-855063d35b3c&amp;startTime=352.07" office:target-frame-name="psplayer" xlink:show="replace" text:style-name="Internet_20_link" text:visited-style-name="Visited_20_Internet_20_Link"><text:span text:style-name="T11">In this case, it's going to be hello‑world‑pod.</text:span></text:a><text:span text:style-name="T12"> </text:span><text:a xlink:type="simple" xlink:href="https://app.pluralsight.com/course-player?clipId=5e4f2bca-4ec2-4546-a24c-855063d35b3c&amp;startTime=354.42" office:target-frame-name="psplayer" xlink:show="replace" text:style-name="Internet_20_link" text:visited-style-name="Visited_20_Internet_20_Link"><text:span text:style-name="T11">So if I highlight that code, and run that,</text:span></text:a><text:span text:style-name="T12"> </text:span><text:a xlink:type="simple" xlink:href="https://app.pluralsight.com/course-player?clipId=5e4f2bca-4ec2-4546-a24c-855063d35b3c&amp;startTime=356.56" office:target-frame-name="psplayer" xlink:show="replace" text:style-name="Internet_20_link" text:visited-style-name="Visited_20_Internet_20_Link"><text:span text:style-name="T11">we can see the log from our container inside of our pod.</text:span></text:a><text:span text:style-name="T12"> </text:span><text:a xlink:type="simple" xlink:href="https://app.pluralsight.com/course-player?clipId=5e4f2bca-4ec2-4546-a24c-855063d35b3c&amp;startTime=359.52" office:target-frame-name="psplayer" xlink:show="replace" text:style-name="Internet_20_link" text:visited-style-name="Visited_20_Internet_20_Link"><text:span text:style-name="T11">In this case here, we have just one entry,</text:span></text:a><text:span text:style-name="T12"> </text:span><text:a xlink:type="simple" xlink:href="https://app.pluralsight.com/course-player?clipId=5e4f2bca-4ec2-4546-a24c-855063d35b3c&amp;startTime=361.1" office:target-frame-name="psplayer" xlink:show="replace" text:style-name="Internet_20_link" text:visited-style-name="Visited_20_Internet_20_Link"><text:span text:style-name="T11">which includes a date and timestamp,</text:span></text:a><text:span text:style-name="T12"> </text:span><text:a xlink:type="simple" xlink:href="https://app.pluralsight.com/course-player?clipId=5e4f2bca-4ec2-4546-a24c-855063d35b3c&amp;startTime=362.81" office:target-frame-name="psplayer" xlink:show="replace" text:style-name="Internet_20_link" text:visited-style-name="Visited_20_Internet_20_Link"><text:span text:style-name="T11">and then a string that says server listening on port 8080.</text:span></text:a><text:span text:style-name="T12"> </text:span><text:a xlink:type="simple" xlink:href="https://app.pluralsight.com/course-player?clipId=5e4f2bca-4ec2-4546-a24c-855063d35b3c&amp;startTime=366.74" office:target-frame-name="psplayer" xlink:show="replace" text:style-name="Internet_20_link" text:visited-style-name="Visited_20_Internet_20_Link"><text:span text:style-name="T11">Moving forward.</text:span></text:a><text:span text:style-name="T12"> </text:span><text:a xlink:type="simple" xlink:href="https://app.pluralsight.com/course-player?clipId=5e4f2bca-4ec2-4546-a24c-855063d35b3c&amp;startTime=367.5" office:target-frame-name="psplayer" xlink:show="replace" text:style-name="Internet_20_link" text:visited-style-name="Visited_20_Internet_20_Link"><text:span text:style-name="T11">I also want to show you that we can attach a shell to a running pod.</text:span></text:a><text:span text:style-name="T12"> </text:span><text:a xlink:type="simple" xlink:href="https://app.pluralsight.com/course-player?clipId=5e4f2bca-4ec2-4546-a24c-855063d35b3c&amp;startTime=373.14" office:target-frame-name="psplayer" xlink:show="replace" text:style-name="Internet_20_link" text:visited-style-name="Visited_20_Internet_20_Link"><text:span text:style-name="T11">And to do that, we can use a technique called kubectl exec.</text:span></text:a><text:span text:style-name="T12"> </text:span><text:a xlink:type="simple" xlink:href="https://app.pluralsight.com/course-player?clipId=5e4f2bca-4ec2-4546-a24c-855063d35b3c&amp;startTime=376.27" office:target-frame-name="psplayer" xlink:show="replace" text:style-name="Internet_20_link" text:visited-style-name="Visited_20_Internet_20_Link"><text:span text:style-name="T11">And I want to point out that you can use kubectl exec to</text:span></text:a><text:span text:style-name="T12"> </text:span><text:a xlink:type="simple" xlink:href="https://app.pluralsight.com/course-player?clipId=5e4f2bca-4ec2-4546-a24c-855063d35b3c&amp;startTime=379.21" office:target-frame-name="psplayer" xlink:show="replace" text:style-name="Internet_20_link" text:visited-style-name="Visited_20_Internet_20_Link"><text:span text:style-name="T11">start a process inside of a container, inside of a pod,</text:span></text:a><text:span text:style-name="T12"> </text:span><text:a xlink:type="simple" xlink:href="https://app.pluralsight.com/course-player?clipId=5e4f2bca-4ec2-4546-a24c-855063d35b3c&amp;startTime=382.81" office:target-frame-name="psplayer" xlink:show="replace" text:style-name="Internet_20_link" text:visited-style-name="Visited_20_Internet_20_Link"><text:span text:style-name="T11">and you can use this to launch any process,</text:span></text:a><text:span text:style-name="T12"> </text:span><text:a xlink:type="simple" xlink:href="https://app.pluralsight.com/course-player?clipId=5e4f2bca-4ec2-4546-a24c-855063d35b3c&amp;startTime=385.24" office:target-frame-name="psplayer" xlink:show="replace" text:style-name="Internet_20_link" text:visited-style-name="Visited_20_Internet_20_Link"><text:span text:style-name="T11">as long as that executable is available inside the container.</text:span></text:a><text:span text:style-name="T12"> </text:span><text:a xlink:type="simple" xlink:href="https://app.pluralsight.com/course-player?clipId=5e4f2bca-4ec2-4546-a24c-855063d35b3c&amp;startTime=388.44" office:target-frame-name="psplayer" xlink:show="replace" text:style-name="Internet_20_link" text:visited-style-name="Visited_20_Internet_20_Link"><text:span text:style-name="T11">In this scenario, we're going to attach a shell,</text:span></text:a><text:span text:style-name="T12"> </text:span><text:a xlink:type="simple" xlink:href="https://app.pluralsight.com/course-player?clipId=5e4f2bca-4ec2-4546-a24c-855063d35b3c&amp;startTime=390.26" office:target-frame-name="psplayer" xlink:show="replace" text:style-name="Internet_20_link" text:visited-style-name="Visited_20_Internet_20_Link"><text:span text:style-name="T11">so that I can show you how to have a shell to a</text:span></text:a><text:span text:style-name="T12"> </text:span><text:a xlink:type="simple" xlink:href="https://app.pluralsight.com/course-player?clipId=5e4f2bca-4ec2-4546-a24c-855063d35b3c&amp;startTime=392.52" office:target-frame-name="psplayer" xlink:show="replace" text:style-name="Internet_20_link" text:visited-style-name="Visited_20_Internet_20_Link"><text:span text:style-name="T11">container running inside of a pod.</text:span></text:a><text:span text:style-name="T12"> </text:span><text:a xlink:type="simple" xlink:href="https://app.pluralsight.com/course-player?clipId=5e4f2bca-4ec2-4546-a24c-855063d35b3c&amp;startTime=394.14" office:target-frame-name="psplayer" xlink:show="replace" text:style-name="Internet_20_link" text:visited-style-name="Visited_20_Internet_20_Link"><text:span text:style-name="T11">And so let's walk through that technique together.</text:span></text:a><text:span text:style-name="T12"> </text:span><text:a xlink:type="simple" xlink:href="https://app.pluralsight.com/course-player?clipId=5e4f2bca-4ec2-4546-a24c-855063d35b3c&amp;startTime=397.45" office:target-frame-name="psplayer" xlink:show="replace" text:style-name="Internet_20_link" text:visited-style-name="Visited_20_Internet_20_Link"><text:span text:style-name="T11">On line 47, I have kubectl exec ‑it.</text:span></text:a><text:span text:style-name="T12"> </text:span><text:a xlink:type="simple" xlink:href="https://app.pluralsight.com/course-player?clipId=5e4f2bca-4ec2-4546-a24c-855063d35b3c&amp;startTime=400.53" office:target-frame-name="psplayer" xlink:show="replace" text:style-name="Internet_20_link" text:visited-style-name="Visited_20_Internet_20_Link"><text:span text:style-name="T11">The parameter ‑it will allow you to attach an interactive terminal.</text:span></text:a><text:span text:style-name="T12"> </text:span><text:a xlink:type="simple" xlink:href="https://app.pluralsight.com/course-player?clipId=5e4f2bca-4ec2-4546-a24c-855063d35b3c&amp;startTime=404.7" office:target-frame-name="psplayer" xlink:show="replace" text:style-name="Internet_20_link" text:visited-style-name="Visited_20_Internet_20_Link"><text:span text:style-name="T11">We then specify the name of the pod that we want to attach it to.</text:span></text:a><text:span text:style-name="T12"> </text:span><text:a xlink:type="simple" xlink:href="https://app.pluralsight.com/course-player?clipId=5e4f2bca-4ec2-4546-a24c-855063d35b3c&amp;startTime=407.26" office:target-frame-name="psplayer" xlink:show="replace" text:style-name="Internet_20_link" text:visited-style-name="Visited_20_Internet_20_Link"><text:span text:style-name="T11">In this case, it's hello‑world‑pod.</text:span></text:a><text:span text:style-name="T12"> </text:span><text:a xlink:type="simple" xlink:href="https://app.pluralsight.com/course-player?clipId=5e4f2bca-4ec2-4546-a24c-855063d35b3c&amp;startTime=409.44" office:target-frame-name="psplayer" xlink:show="replace" text:style-name="Internet_20_link" text:visited-style-name="Visited_20_Internet_20_Link"><text:span text:style-name="T11">Then we have space minus minus, and then a space,</text:span></text:a><text:span text:style-name="T12"> </text:span><text:a xlink:type="simple" xlink:href="https://app.pluralsight.com/course-player?clipId=5e4f2bca-4ec2-4546-a24c-855063d35b3c&amp;startTime=411.54" office:target-frame-name="psplayer" xlink:show="replace" text:style-name="Internet_20_link" text:visited-style-name="Visited_20_Internet_20_Link"><text:span text:style-name="T11">which is a delimiter, and then after that,</text:span></text:a><text:span text:style-name="T12"> </text:span><text:a xlink:type="simple" xlink:href="https://app.pluralsight.com/course-player?clipId=5e4f2bca-4ec2-4546-a24c-855063d35b3c&amp;startTime=413.54" office:target-frame-name="psplayer" xlink:show="replace" text:style-name="Internet_20_link" text:visited-style-name="Visited_20_Internet_20_Link"><text:span text:style-name="T11">you specify the command that you want to run,</text:span></text:a><text:span text:style-name="T12"> </text:span><text:a xlink:type="simple" xlink:href="https://app.pluralsight.com/course-player?clipId=5e4f2bca-4ec2-4546-a24c-855063d35b3c&amp;startTime=415.52" office:target-frame-name="psplayer" xlink:show="replace" text:style-name="Internet_20_link" text:visited-style-name="Visited_20_Internet_20_Link"><text:span text:style-name="T11">in this case, /bin/sh, which is a shell.</text:span></text:a><text:span text:style-name="T12"> </text:span><text:a xlink:type="simple" xlink:href="https://app.pluralsight.com/course-player?clipId=5e4f2bca-4ec2-4546-a24c-855063d35b3c&amp;startTime=419.28" office:target-frame-name="psplayer" xlink:show="replace" text:style-name="Internet_20_link" text:visited-style-name="Visited_20_Internet_20_Link"><text:span text:style-name="T11">And so when I run that code,</text:span></text:a><text:span text:style-name="T12"> </text:span><text:a xlink:type="simple" xlink:href="https://app.pluralsight.com/course-player?clipId=5e4f2bca-4ec2-4546-a24c-855063d35b3c&amp;startTime=420.84" office:target-frame-name="psplayer" xlink:show="replace" text:style-name="Internet_20_link" text:visited-style-name="Visited_20_Internet_20_Link"><text:span text:style-name="T11">it's going to give me an interactive shell to the</text:span></text:a><text:span text:style-name="T12"> </text:span><text:a xlink:type="simple" xlink:href="https://app.pluralsight.com/course-player?clipId=5e4f2bca-4ec2-4546-a24c-855063d35b3c&amp;startTime=423.61" office:target-frame-name="psplayer" xlink:show="replace" text:style-name="Internet_20_link" text:visited-style-name="Visited_20_Internet_20_Link"><text:span text:style-name="T11">container running inside of that pod, and at the bottom here,</text:span></text:a><text:span text:style-name="T12"> </text:span><text:a xlink:type="simple" xlink:href="https://app.pluralsight.com/course-player?clipId=5e4f2bca-4ec2-4546-a24c-855063d35b3c&amp;startTime=426.22" office:target-frame-name="psplayer" xlink:show="replace" text:style-name="Internet_20_link" text:visited-style-name="Visited_20_Internet_20_Link"><text:span text:style-name="T11">you can see I have a root shell open.</text:span></text:a><text:span text:style-name="T12"> </text:span><text:a xlink:type="simple" xlink:href="https://app.pluralsight.com/course-player?clipId=5e4f2bca-4ec2-4546-a24c-855063d35b3c&amp;startTime=428.22" office:target-frame-name="psplayer" xlink:show="replace" text:style-name="Internet_20_link" text:visited-style-name="Visited_20_Internet_20_Link"><text:span text:style-name="T11">We can now execute any command that exists inside of the container.</text:span></text:a><text:span text:style-name="T12"> </text:span><text:a xlink:type="simple" xlink:href="https://app.pluralsight.com/course-player?clipId=5e4f2bca-4ec2-4546-a24c-855063d35b3c&amp;startTime=432.68" office:target-frame-name="psplayer" xlink:show="replace" text:style-name="Internet_20_link" text:visited-style-name="Visited_20_Internet_20_Link"><text:span text:style-name="T11">And so the first thing I want to show you is hostname.</text:span></text:a><text:span text:style-name="T12"> </text:span><text:a xlink:type="simple" xlink:href="https://app.pluralsight.com/course-player?clipId=5e4f2bca-4ec2-4546-a24c-855063d35b3c&amp;startTime=435.65" office:target-frame-name="psplayer" xlink:show="replace" text:style-name="Internet_20_link" text:visited-style-name="Visited_20_Internet_20_Link"><text:span text:style-name="T11">When I execute hostname, it'll print out the hostname of the pod stdout.</text:span></text:a><text:span text:style-name="T12"> </text:span><text:a xlink:type="simple" xlink:href="https://app.pluralsight.com/course-player?clipId=5e4f2bca-4ec2-4546-a24c-855063d35b3c&amp;startTime=439.71" office:target-frame-name="psplayer" xlink:show="replace" text:style-name="Internet_20_link" text:visited-style-name="Visited_20_Internet_20_Link"><text:span text:style-name="T11">And so here you can see the hostname, which by default will match the pod name,</text:span></text:a><text:span text:style-name="T12"> </text:span><text:a xlink:type="simple" xlink:href="https://app.pluralsight.com/course-player?clipId=5e4f2bca-4ec2-4546-a24c-855063d35b3c&amp;startTime=443.24" office:target-frame-name="psplayer" xlink:show="replace" text:style-name="Internet_20_link" text:visited-style-name="Visited_20_Internet_20_Link"><text:span text:style-name="T11">in this case, it's going to be hello‑world‑pod.</text:span></text:a><text:span text:style-name="T12"> </text:span><text:a xlink:type="simple" xlink:href="https://app.pluralsight.com/course-player?clipId=5e4f2bca-4ec2-4546-a24c-855063d35b3c&amp;startTime=445.33" office:target-frame-name="psplayer" xlink:show="replace" text:style-name="Internet_20_link" text:visited-style-name="Visited_20_Internet_20_Link"><text:span text:style-name="T11">If I do ip space addr,</text:span></text:a><text:span text:style-name="T12"> </text:span><text:a xlink:type="simple" xlink:href="https://app.pluralsight.com/course-player?clipId=5e4f2bca-4ec2-4546-a24c-855063d35b3c&amp;startTime=448.25" office:target-frame-name="psplayer" xlink:show="replace" text:style-name="Internet_20_link" text:visited-style-name="Visited_20_Internet_20_Link"><text:span text:style-name="T11">I can look at the network configuration of this individual container,</text:span></text:a><text:span text:style-name="T12"> </text:span><text:a xlink:type="simple" xlink:href="https://app.pluralsight.com/course-player?clipId=5e4f2bca-4ec2-4546-a24c-855063d35b3c&amp;startTime=452.36" office:target-frame-name="psplayer" xlink:show="replace" text:style-name="Internet_20_link" text:visited-style-name="Visited_20_Internet_20_Link"><text:span text:style-name="T11">running inside of this pod.</text:span></text:a><text:span text:style-name="T12"> </text:span><text:a xlink:type="simple" xlink:href="https://app.pluralsight.com/course-player?clipId=5e4f2bca-4ec2-4546-a24c-855063d35b3c&amp;startTime=453.82" office:target-frame-name="psplayer" xlink:show="replace" text:style-name="Internet_20_link" text:visited-style-name="Visited_20_Internet_20_Link"><text:span text:style-name="T11">Then we can see in the output, the IP of this pod is 192.168.131.62.</text:span></text:a><text:span text:style-name="T12"> </text:span><text:a xlink:type="simple" xlink:href="https://app.pluralsight.com/course-player?clipId=5e4f2bca-4ec2-4546-a24c-855063d35b3c&amp;startTime=458.93" office:target-frame-name="psplayer" xlink:show="replace" text:style-name="Internet_20_link" text:visited-style-name="Visited_20_Internet_20_Link"><text:span text:style-name="T11">When we're all done, we can use exit to exit out of the container,</text:span></text:a><text:span text:style-name="T12"> </text:span><text:a xlink:type="simple" xlink:href="https://app.pluralsight.com/course-player?clipId=5e4f2bca-4ec2-4546-a24c-855063d35b3c&amp;startTime=464.77" office:target-frame-name="psplayer" xlink:show="replace" text:style-name="Internet_20_link" text:visited-style-name="Visited_20_Internet_20_Link"><text:span text:style-name="T11">and get back onto our localhost, which is c1‑cp1.</text:span></text:a><text:span text:style-name="T12"> </text:span><text:a xlink:type="simple" xlink:href="https://app.pluralsight.com/course-player?clipId=5e4f2bca-4ec2-4546-a24c-855063d35b3c&amp;startTime=468.18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e4f2bca-4ec2-4546-a24c-855063d35b3c&amp;startTime=469.79" office:target-frame-name="psplayer" xlink:show="replace" text:style-name="Internet_20_link" text:visited-style-name="Visited_20_Internet_20_Link"><text:span text:style-name="T11">remember that first kubectl create deployment</text:span></text:a><text:span text:style-name="T12"> </text:span><text:a xlink:type="simple" xlink:href="https://app.pluralsight.com/course-player?clipId=5e4f2bca-4ec2-4546-a24c-855063d35b3c&amp;startTime=472.56" office:target-frame-name="psplayer" xlink:show="replace" text:style-name="Internet_20_link" text:visited-style-name="Visited_20_Internet_20_Link"><text:span text:style-name="T11">command that we executed in this demo?</text:span></text:a><text:span text:style-name="T12"> </text:span><text:a xlink:type="simple" xlink:href="https://app.pluralsight.com/course-player?clipId=5e4f2bca-4ec2-4546-a24c-855063d35b3c&amp;startTime=474.56" office:target-frame-name="psplayer" xlink:show="replace" text:style-name="Internet_20_link" text:visited-style-name="Visited_20_Internet_20_Link"><text:span text:style-name="T11">What that did is it created a deployment for us,</text:span></text:a><text:span text:style-name="T12"> </text:span><text:a xlink:type="simple" xlink:href="https://app.pluralsight.com/course-player?clipId=5e4f2bca-4ec2-4546-a24c-855063d35b3c&amp;startTime=477.1" office:target-frame-name="psplayer" xlink:show="replace" text:style-name="Internet_20_link" text:visited-style-name="Visited_20_Internet_20_Link"><text:span text:style-name="T11">which then created a ReplicaSet, which then created a pod,</text:span></text:a><text:span text:style-name="T12"> </text:span><text:a xlink:type="simple" xlink:href="https://app.pluralsight.com/course-player?clipId=5e4f2bca-4ec2-4546-a24c-855063d35b3c&amp;startTime=479.68" office:target-frame-name="psplayer" xlink:show="replace" text:style-name="Internet_20_link" text:visited-style-name="Visited_20_Internet_20_Link"><text:span text:style-name="T11">and I want to show you how that all pieces together here inside of our cluster.</text:span></text:a><text:span text:style-name="T12"> </text:span><text:a xlink:type="simple" xlink:href="https://app.pluralsight.com/course-player?clipId=5e4f2bca-4ec2-4546-a24c-855063d35b3c&amp;startTime=484.36" office:target-frame-name="psplayer" xlink:show="replace" text:style-name="Internet_20_link" text:visited-style-name="Visited_20_Internet_20_Link"><text:span text:style-name="T11">And so we'll first off do kubectl get deployment hello‑world,</text:span></text:a><text:span text:style-name="T12"> </text:span><text:a xlink:type="simple" xlink:href="https://app.pluralsight.com/course-player?clipId=5e4f2bca-4ec2-4546-a24c-855063d35b3c&amp;startTime=488.64" office:target-frame-name="psplayer" xlink:show="replace" text:style-name="Internet_20_link" text:visited-style-name="Visited_20_Internet_20_Link"><text:span text:style-name="T11">and that's going to list the information about our deployment,</text:span></text:a><text:span text:style-name="T12"> </text:span><text:a xlink:type="simple" xlink:href="https://app.pluralsight.com/course-player?clipId=5e4f2bca-4ec2-4546-a24c-855063d35b3c&amp;startTime=491.85" office:target-frame-name="psplayer" xlink:show="replace" text:style-name="Internet_20_link" text:visited-style-name="Visited_20_Internet_20_Link"><text:span text:style-name="T11">hello‑world.</text:span></text:a><text:span text:style-name="T12"> </text:span><text:a xlink:type="simple" xlink:href="https://app.pluralsight.com/course-player?clipId=5e4f2bca-4ec2-4546-a24c-855063d35b3c&amp;startTime=492.48" office:target-frame-name="psplayer" xlink:show="replace" text:style-name="Internet_20_link" text:visited-style-name="Visited_20_Internet_20_Link"><text:span text:style-name="T11">And so at the bottom here, we see the name,</text:span></text:a><text:span text:style-name="T12"> </text:span><text:a xlink:type="simple" xlink:href="https://app.pluralsight.com/course-player?clipId=5e4f2bca-4ec2-4546-a24c-855063d35b3c&amp;startTime=494.19" office:target-frame-name="psplayer" xlink:show="replace" text:style-name="Internet_20_link" text:visited-style-name="Visited_20_Internet_20_Link"><text:span text:style-name="T11">hello‑world, we see that one of one pods is ready,</text:span></text:a><text:span text:style-name="T12"> </text:span><text:a xlink:type="simple" xlink:href="https://app.pluralsight.com/course-player?clipId=5e4f2bca-4ec2-4546-a24c-855063d35b3c&amp;startTime=496.59" office:target-frame-name="psplayer" xlink:show="replace" text:style-name="Internet_20_link" text:visited-style-name="Visited_20_Internet_20_Link"><text:span text:style-name="T11">and that our deployment was </text:span></text:a><text:soft-page-break/><text:a xlink:type="simple" xlink:href="https://app.pluralsight.com/course-player?clipId=5e4f2bca-4ec2-4546-a24c-855063d35b3c&amp;startTime=496.59" office:target-frame-name="psplayer" xlink:show="replace" text:style-name="Internet_20_link" text:visited-style-name="Visited_20_Internet_20_Link"><text:span text:style-name="T11">created just under 9 minutes ago.</text:span></text:a><text:span text:style-name="T12"> </text:span><text:a xlink:type="simple" xlink:href="https://app.pluralsight.com/course-player?clipId=5e4f2bca-4ec2-4546-a24c-855063d35b3c&amp;startTime=499.94" office:target-frame-name="psplayer" xlink:show="replace" text:style-name="Internet_20_link" text:visited-style-name="Visited_20_Internet_20_Link"><text:span text:style-name="T11">If I do a kubectl get replicaset,</text:span></text:a><text:span text:style-name="T12"> </text:span><text:a xlink:type="simple" xlink:href="https://app.pluralsight.com/course-player?clipId=5e4f2bca-4ec2-4546-a24c-855063d35b3c&amp;startTime=501.66" office:target-frame-name="psplayer" xlink:show="replace" text:style-name="Internet_20_link" text:visited-style-name="Visited_20_Internet_20_Link"><text:span text:style-name="T11">we can see the ReplicaSet supporting the deployment.</text:span></text:a><text:span text:style-name="T12"> </text:span><text:a xlink:type="simple" xlink:href="https://app.pluralsight.com/course-player?clipId=5e4f2bca-4ec2-4546-a24c-855063d35b3c&amp;startTime=505.17" office:target-frame-name="psplayer" xlink:show="replace" text:style-name="Internet_20_link" text:visited-style-name="Visited_20_Internet_20_Link"><text:span text:style-name="T11">So there we see hello‑world, and then the pod template hash, 5457b, and so on.</text:span></text:a><text:span text:style-name="T12"> </text:span><text:a xlink:type="simple" xlink:href="https://app.pluralsight.com/course-player?clipId=5e4f2bca-4ec2-4546-a24c-855063d35b3c&amp;startTime=510.44" office:target-frame-name="psplayer" xlink:show="replace" text:style-name="Internet_20_link" text:visited-style-name="Visited_20_Internet_20_Link"><text:span text:style-name="T11">We also can see the desired state and current state,</text:span></text:a><text:span text:style-name="T12"> </text:span><text:a xlink:type="simple" xlink:href="https://app.pluralsight.com/course-player?clipId=5e4f2bca-4ec2-4546-a24c-855063d35b3c&amp;startTime=513.32" office:target-frame-name="psplayer" xlink:show="replace" text:style-name="Internet_20_link" text:visited-style-name="Visited_20_Internet_20_Link"><text:span text:style-name="T11">and that one pod is up running, and ready,</text:span></text:a><text:span text:style-name="T12"> </text:span><text:a xlink:type="simple" xlink:href="https://app.pluralsight.com/course-player?clipId=5e4f2bca-4ec2-4546-a24c-855063d35b3c&amp;startTime=515.79" office:target-frame-name="psplayer" xlink:show="replace" text:style-name="Internet_20_link" text:visited-style-name="Visited_20_Internet_20_Link"><text:span text:style-name="T11">in our ReplicaSet.</text:span></text:a><text:span text:style-name="T12"> </text:span><text:a xlink:type="simple" xlink:href="https://app.pluralsight.com/course-player?clipId=5e4f2bca-4ec2-4546-a24c-855063d35b3c&amp;startTime=518.04" office:target-frame-name="psplayer" xlink:show="replace" text:style-name="Internet_20_link" text:visited-style-name="Visited_20_Internet_20_Link"><text:span text:style-name="T11">Now, if I do a kubectl get pods,</text:span></text:a><text:span text:style-name="T12"> </text:span><text:a xlink:type="simple" xlink:href="https://app.pluralsight.com/course-player?clipId=5e4f2bca-4ec2-4546-a24c-855063d35b3c&amp;startTime=519.67" office:target-frame-name="psplayer" xlink:show="replace" text:style-name="Internet_20_link" text:visited-style-name="Visited_20_Internet_20_Link"><text:span text:style-name="T11">we can see the pods that are up and running in the cluster,</text:span></text:a><text:span text:style-name="T12"> </text:span><text:a xlink:type="simple" xlink:href="https://app.pluralsight.com/course-player?clipId=5e4f2bca-4ec2-4546-a24c-855063d35b3c&amp;startTime=522.08" office:target-frame-name="psplayer" xlink:show="replace" text:style-name="Internet_20_link" text:visited-style-name="Visited_20_Internet_20_Link"><text:span text:style-name="T11">and now you can see where that name is built from,</text:span></text:a><text:span text:style-name="T12"> </text:span><text:a xlink:type="simple" xlink:href="https://app.pluralsight.com/course-player?clipId=5e4f2bca-4ec2-4546-a24c-855063d35b3c&amp;startTime=524.47" office:target-frame-name="psplayer" xlink:show="replace" text:style-name="Internet_20_link" text:visited-style-name="Visited_20_Internet_20_Link"><text:span text:style-name="T11">the deployment name, hello‑world, then the pod template hash,</text:span></text:a><text:span text:style-name="T12"> </text:span><text:a xlink:type="simple" xlink:href="https://app.pluralsight.com/course-player?clipId=5e4f2bca-4ec2-4546-a24c-855063d35b3c&amp;startTime=527.64" office:target-frame-name="psplayer" xlink:show="replace" text:style-name="Internet_20_link" text:visited-style-name="Visited_20_Internet_20_Link"><text:span text:style-name="T11">and then that pod's unique identifier, which is gnxsk.</text:span></text:a><text:span text:style-name="T12"> </text:span><text:a xlink:type="simple" xlink:href="https://app.pluralsight.com/course-player?clipId=5e4f2bca-4ec2-4546-a24c-855063d35b3c&amp;startTime=532.34" office:target-frame-name="psplayer" xlink:show="replace" text:style-name="Internet_20_link" text:visited-style-name="Visited_20_Internet_20_Link"><text:span text:style-name="T11">So let's look a little more closely at the deployment,</text:span></text:a><text:span text:style-name="T12"> </text:span><text:a xlink:type="simple" xlink:href="https://app.pluralsight.com/course-player?clipId=5e4f2bca-4ec2-4546-a24c-855063d35b3c&amp;startTime=535.38" office:target-frame-name="psplayer" xlink:show="replace" text:style-name="Internet_20_link" text:visited-style-name="Visited_20_Internet_20_Link"><text:span text:style-name="T11">at its ReplicaSet, and its pods,</text:span></text:a><text:span text:style-name="T12"> </text:span><text:a xlink:type="simple" xlink:href="https://app.pluralsight.com/course-player?clipId=5e4f2bca-4ec2-4546-a24c-855063d35b3c&amp;startTime=537.87" office:target-frame-name="psplayer" xlink:show="replace" text:style-name="Internet_20_link" text:visited-style-name="Visited_20_Internet_20_Link"><text:span text:style-name="T11">and we'll use one of my favorite Kubernetes commands,</text:span></text:a><text:span text:style-name="T12"> </text:span><text:a xlink:type="simple" xlink:href="https://app.pluralsight.com/course-player?clipId=5e4f2bca-4ec2-4546-a24c-855063d35b3c&amp;startTime=540.48" office:target-frame-name="psplayer" xlink:show="replace" text:style-name="Internet_20_link" text:visited-style-name="Visited_20_Internet_20_Link"><text:span text:style-name="T11">kubectl describe, to do that.</text:span></text:a><text:span text:style-name="T12"> </text:span><text:a xlink:type="simple" xlink:href="https://app.pluralsight.com/course-player?clipId=5e4f2bca-4ec2-4546-a24c-855063d35b3c&amp;startTime=542.44" office:target-frame-name="psplayer" xlink:show="replace" text:style-name="Internet_20_link" text:visited-style-name="Visited_20_Internet_20_Link"><text:span text:style-name="T11">And so on line 64 here, I have kubectl describe deployment hello‑world.</text:span></text:a><text:span text:style-name="T12"> </text:span><text:a xlink:type="simple" xlink:href="https://app.pluralsight.com/course-player?clipId=5e4f2bca-4ec2-4546-a24c-855063d35b3c&amp;startTime=546.5" office:target-frame-name="psplayer" xlink:show="replace" text:style-name="Internet_20_link" text:visited-style-name="Visited_20_Internet_20_Link"><text:span text:style-name="T11">I'm going to pipe that output into more,</text:span></text:a><text:span text:style-name="T12"> </text:span><text:a xlink:type="simple" xlink:href="https://app.pluralsight.com/course-player?clipId=5e4f2bca-4ec2-4546-a24c-855063d35b3c&amp;startTime=548.25" office:target-frame-name="psplayer" xlink:show="replace" text:style-name="Internet_20_link" text:visited-style-name="Visited_20_Internet_20_Link"><text:span text:style-name="T11">and here at the bottom we can see the the output of</text:span></text:a><text:span text:style-name="T12"> </text:span><text:a xlink:type="simple" xlink:href="https://app.pluralsight.com/course-player?clipId=5e4f2bca-4ec2-4546-a24c-855063d35b3c&amp;startTime=550.15" office:target-frame-name="psplayer" xlink:show="replace" text:style-name="Internet_20_link" text:visited-style-name="Visited_20_Internet_20_Link"><text:span text:style-name="T11">kubectl describe for our deployment.</text:span></text:a><text:span text:style-name="T12"> </text:span><text:a xlink:type="simple" xlink:href="https://app.pluralsight.com/course-player?clipId=5e4f2bca-4ec2-4546-a24c-855063d35b3c&amp;startTime=552.84" office:target-frame-name="psplayer" xlink:show="replace" text:style-name="Internet_20_link" text:visited-style-name="Visited_20_Internet_20_Link"><text:span text:style-name="T11">So we can see the name, hello‑world, and the namespace default,</text:span></text:a><text:span text:style-name="T12"> </text:span><text:a xlink:type="simple" xlink:href="https://app.pluralsight.com/course-player?clipId=5e4f2bca-4ec2-4546-a24c-855063d35b3c&amp;startTime=555.88" office:target-frame-name="psplayer" xlink:show="replace" text:style-name="Internet_20_link" text:visited-style-name="Visited_20_Internet_20_Link"><text:span text:style-name="T11">and that it was created just a few minutes ago.</text:span></text:a><text:span text:style-name="T12"> </text:span><text:a xlink:type="simple" xlink:href="https://app.pluralsight.com/course-player?clipId=5e4f2bca-4ec2-4546-a24c-855063d35b3c&amp;startTime=558.1" office:target-frame-name="psplayer" xlink:show="replace" text:style-name="Internet_20_link" text:visited-style-name="Visited_20_Internet_20_Link"><text:span text:style-name="T11">Moving forward in this output, here we see pod template,</text:span></text:a><text:span text:style-name="T12"> </text:span><text:a xlink:type="simple" xlink:href="https://app.pluralsight.com/course-player?clipId=5e4f2bca-4ec2-4546-a24c-855063d35b3c&amp;startTime=561.51" office:target-frame-name="psplayer" xlink:show="replace" text:style-name="Internet_20_link" text:visited-style-name="Visited_20_Internet_20_Link"><text:span text:style-name="T11">which is the pod template for each of the pods that</text:span></text:a><text:span text:style-name="T12"> </text:span><text:a xlink:type="simple" xlink:href="https://app.pluralsight.com/course-player?clipId=5e4f2bca-4ec2-4546-a24c-855063d35b3c&amp;startTime=564.27" office:target-frame-name="psplayer" xlink:show="replace" text:style-name="Internet_20_link" text:visited-style-name="Visited_20_Internet_20_Link"><text:span text:style-name="T11">is created by this deployment.</text:span></text:a><text:span text:style-name="T12"> </text:span><text:a xlink:type="simple" xlink:href="https://app.pluralsight.com/course-player?clipId=5e4f2bca-4ec2-4546-a24c-855063d35b3c&amp;startTime=566.14" office:target-frame-name="psplayer" xlink:show="replace" text:style-name="Internet_20_link" text:visited-style-name="Visited_20_Internet_20_Link"><text:span text:style-name="T11">So inside of there, we can see containers,</text:span></text:a><text:span text:style-name="T12"> </text:span><text:a xlink:type="simple" xlink:href="https://app.pluralsight.com/course-player?clipId=5e4f2bca-4ec2-4546-a24c-855063d35b3c&amp;startTime=568.2" office:target-frame-name="psplayer" xlink:show="replace" text:style-name="Internet_20_link" text:visited-style-name="Visited_20_Internet_20_Link"><text:span text:style-name="T11">hello‑app, and then the container image that we're working with,</text:span></text:a><text:span text:style-name="T12"> </text:span><text:a xlink:type="simple" xlink:href="https://app.pluralsight.com/course-player?clipId=5e4f2bca-4ec2-4546-a24c-855063d35b3c&amp;startTime=570.61" office:target-frame-name="psplayer" xlink:show="replace" text:style-name="Internet_20_link" text:visited-style-name="Visited_20_Internet_20_Link"><text:span text:style-name="T11">our hello‑app from gcr.</text:span></text:a><text:span text:style-name="T12"> </text:span><text:a xlink:type="simple" xlink:href="https://app.pluralsight.com/course-player?clipId=5e4f2bca-4ec2-4546-a24c-855063d35b3c&amp;startTime=572.34" office:target-frame-name="psplayer" xlink:show="replace" text:style-name="Internet_20_link" text:visited-style-name="Visited_20_Internet_20_Link"><text:span text:style-name="T11">Going down to Events,</text:span></text:a><text:span text:style-name="T12"> </text:span><text:a xlink:type="simple" xlink:href="https://app.pluralsight.com/course-player?clipId=5e4f2bca-4ec2-4546-a24c-855063d35b3c&amp;startTime=574.25" office:target-frame-name="psplayer" xlink:show="replace" text:style-name="Internet_20_link" text:visited-style-name="Visited_20_Internet_20_Link"><text:span text:style-name="T11">we can see in Events that this deployment has an</text:span></text:a><text:span text:style-name="T12"> </text:span><text:a xlink:type="simple" xlink:href="https://app.pluralsight.com/course-player?clipId=5e4f2bca-4ec2-4546-a24c-855063d35b3c&amp;startTime=578.24" office:target-frame-name="psplayer" xlink:show="replace" text:style-name="Internet_20_link" text:visited-style-name="Visited_20_Internet_20_Link"><text:span text:style-name="T11">event that says ScalingReplicaSet, because the deployment creates the ReplicaSet,</text:span></text:a><text:span text:style-name="T12"> </text:span><text:a xlink:type="simple" xlink:href="https://app.pluralsight.com/course-player?clipId=5e4f2bca-4ec2-4546-a24c-855063d35b3c&amp;startTime=583.24" office:target-frame-name="psplayer" xlink:show="replace" text:style-name="Internet_20_link" text:visited-style-name="Visited_20_Internet_20_Link"><text:span text:style-name="T11">and then a ReplicaSet will go on and create the pods.</text:span></text:a><text:span text:style-name="T12"> </text:span><text:a xlink:type="simple" xlink:href="https://app.pluralsight.com/course-player?clipId=5e4f2bca-4ec2-4546-a24c-855063d35b3c&amp;startTime=585.12" office:target-frame-name="psplayer" xlink:show="replace" text:style-name="Internet_20_link" text:visited-style-name="Visited_20_Internet_20_Link"><text:span text:style-name="T11">So in the Events output at the bottom,</text:span></text:a><text:span text:style-name="T12"> </text:span><text:a xlink:type="simple" xlink:href="https://app.pluralsight.com/course-player?clipId=5e4f2bca-4ec2-4546-a24c-855063d35b3c&amp;startTime=587.2" office:target-frame-name="psplayer" xlink:show="replace" text:style-name="Internet_20_link" text:visited-style-name="Visited_20_Internet_20_Link"><text:span text:style-name="T11">we see ScalingReplicaSet from deployment‑controller,</text:span></text:a><text:span text:style-name="T12"> </text:span><text:a xlink:type="simple" xlink:href="https://app.pluralsight.com/course-player?clipId=5e4f2bca-4ec2-4546-a24c-855063d35b3c&amp;startTime=589.88" office:target-frame-name="psplayer" xlink:show="replace" text:style-name="Internet_20_link" text:visited-style-name="Visited_20_Internet_20_Link"><text:span text:style-name="T11">Scaled up ReplicaSet hello‑world‑5457b44555 to 1.</text:span></text:a><text:span text:style-name="T12"> </text:span><text:a xlink:type="simple" xlink:href="https://app.pluralsight.com/course-player?clipId=5e4f2bca-4ec2-4546-a24c-855063d35b3c&amp;startTime=596.05" office:target-frame-name="psplayer" xlink:show="replace" text:style-name="Internet_20_link" text:visited-style-name="Visited_20_Internet_20_Link"><text:span text:style-name="T11">So that's creating that ReplicaSet,</text:span></text:a><text:span text:style-name="T12"> </text:span><text:a xlink:type="simple" xlink:href="https://app.pluralsight.com/course-player?clipId=5e4f2bca-4ec2-4546-a24c-855063d35b3c&amp;startTime=598.14" office:target-frame-name="psplayer" xlink:show="replace" text:style-name="Internet_20_link" text:visited-style-name="Visited_20_Internet_20_Link"><text:span text:style-name="T11">which will in turn create that one pod for us.</text:span></text:a><text:span text:style-name="T12"> </text:span><text:a xlink:type="simple" xlink:href="https://app.pluralsight.com/course-player?clipId=5e4f2bca-4ec2-4546-a24c-855063d35b3c&amp;startTime=600.79" office:target-frame-name="psplayer" xlink:show="replace" text:style-name="Internet_20_link" text:visited-style-name="Visited_20_Internet_20_Link"><text:span text:style-name="T11">Let's go ahead and look more closely at the ReplicaSet,</text:span></text:a><text:span text:style-name="T12"> </text:span><text:a xlink:type="simple" xlink:href="https://app.pluralsight.com/course-player?clipId=5e4f2bca-4ec2-4546-a24c-855063d35b3c&amp;startTime=602.95" office:target-frame-name="psplayer" xlink:show="replace" text:style-name="Internet_20_link" text:visited-style-name="Visited_20_Internet_20_Link"><text:span text:style-name="T11">and we can do that with kubectl describe replicaset hello‑world.</text:span></text:a><text:span text:style-name="T12"> </text:span><text:a xlink:type="simple" xlink:href="https://app.pluralsight.com/course-player?clipId=5e4f2bca-4ec2-4546-a24c-855063d35b3c&amp;startTime=607.06" office:target-frame-name="psplayer" xlink:show="replace" text:style-name="Internet_20_link" text:visited-style-name="Visited_20_Internet_20_Link"><text:span text:style-name="T11">In this output here, we see the name, hello‑world,</text:span></text:a><text:span text:style-name="T12"> </text:span><text:a xlink:type="simple" xlink:href="https://app.pluralsight.com/course-player?clipId=5e4f2bca-4ec2-4546-a24c-855063d35b3c&amp;startTime=609.37" office:target-frame-name="psplayer" xlink:show="replace" text:style-name="Internet_20_link" text:visited-style-name="Visited_20_Internet_20_Link"><text:span text:style-name="T11">and then the pod template hash.</text:span></text:a><text:span text:style-name="T12"> </text:span><text:a xlink:type="simple" xlink:href="https://app.pluralsight.com/course-player?clipId=5e4f2bca-4ec2-4546-a24c-855063d35b3c&amp;startTime=610.98" office:target-frame-name="psplayer" xlink:show="replace" text:style-name="Internet_20_link" text:visited-style-name="Visited_20_Internet_20_Link"><text:span text:style-name="T11">In Replicas, we can see the current state is 1,</text:span></text:a><text:span text:style-name="T12"> </text:span><text:a xlink:type="simple" xlink:href="https://app.pluralsight.com/course-player?clipId=5e4f2bca-4ec2-4546-a24c-855063d35b3c&amp;startTime=613.51" office:target-frame-name="psplayer" xlink:show="replace" text:style-name="Internet_20_link" text:visited-style-name="Visited_20_Internet_20_Link"><text:span text:style-name="T11">and desired is 1, and right below that, we see Pod Status one 1 is running.</text:span></text:a><text:span text:style-name="T12"> </text:span><text:a xlink:type="simple" xlink:href="https://app.pluralsight.com/course-player?clipId=5e4f2bca-4ec2-4546-a24c-855063d35b3c&amp;startTime=617.27" office:target-frame-name="psplayer" xlink:show="replace" text:style-name="Internet_20_link" text:visited-style-name="Visited_20_Internet_20_Link"><text:span text:style-name="T11">So we know currently we are in the desired state for this ReplicaSet.</text:span></text:a><text:span text:style-name="T12"> </text:span><text:a xlink:type="simple" xlink:href="https://app.pluralsight.com/course-player?clipId=5e4f2bca-4ec2-4546-a24c-855063d35b3c&amp;startTime=621.44" office:target-frame-name="psplayer" xlink:show="replace" text:style-name="Internet_20_link" text:visited-style-name="Visited_20_Internet_20_Link"><text:span text:style-name="T11">Moving forward, we see the pod template for this ReplicaSet.</text:span></text:a><text:span text:style-name="T12"> </text:span><text:a xlink:type="simple" xlink:href="https://app.pluralsight.com/course-player?clipId=5e4f2bca-4ec2-4546-a24c-855063d35b3c&amp;startTime=624.09" office:target-frame-name="psplayer" xlink:show="replace" text:style-name="Internet_20_link" text:visited-style-name="Visited_20_Internet_20_Link"><text:span text:style-name="T11">This matches the current state that is in our deployment.</text:span></text:a><text:span text:style-name="T12"> </text:span><text:a xlink:type="simple" xlink:href="https://app.pluralsight.com/course-player?clipId=5e4f2bca-4ec2-4546-a24c-855063d35b3c&amp;startTime=627.23" office:target-frame-name="psplayer" xlink:show="replace" text:style-name="Internet_20_link" text:visited-style-name="Visited_20_Internet_20_Link"><text:span text:style-name="T11">So there we see our containers, hello‑app,</text:span></text:a><text:span text:style-name="T12"> </text:span><text:a xlink:type="simple" xlink:href="https://app.pluralsight.com/course-player?clipId=5e4f2bca-4ec2-4546-a24c-855063d35b3c&amp;startTime=629.35" office:target-frame-name="psplayer" xlink:show="replace" text:style-name="Internet_20_link" text:visited-style-name="Visited_20_Internet_20_Link"><text:span text:style-name="T11">running the container image from gcr, hello‑app with the tag of 1.0.</text:span></text:a><text:span text:style-name="T12"> </text:span><text:a xlink:type="simple" xlink:href="https://app.pluralsight.com/course-player?clipId=5e4f2bca-4ec2-4546-a24c-855063d35b3c&amp;startTime=633.93" office:target-frame-name="psplayer" xlink:show="replace" text:style-name="Internet_20_link" text:visited-style-name="Visited_20_Internet_20_Link"><text:span text:style-name="T11">In the Events section for the ReplicaSet,</text:span></text:a><text:span text:style-name="T12"> </text:span><text:a xlink:type="simple" xlink:href="https://app.pluralsight.com/course-player?clipId=5e4f2bca-4ec2-4546-a24c-855063d35b3c&amp;startTime=635.93" office:target-frame-name="psplayer" xlink:show="replace" text:style-name="Internet_20_link" text:visited-style-name="Visited_20_Internet_20_Link"><text:span text:style-name="T11">we can see an event that created a pod, and so let's look at that output.</text:span></text:a><text:span text:style-name="T12"> </text:span><text:a xlink:type="simple" xlink:href="https://app.pluralsight.com/course-player?clipId=5e4f2bca-4ec2-4546-a24c-855063d35b3c&amp;startTime=640.21" office:target-frame-name="psplayer" xlink:show="replace" text:style-name="Internet_20_link" text:visited-style-name="Visited_20_Internet_20_Link"><text:span text:style-name="T11">We see SuccessfulCreate from replicaset‑controller,</text:span></text:a><text:span text:style-name="T12"> </text:span><text:a xlink:type="simple" xlink:href="https://app.pluralsight.com/course-player?clipId=5e4f2bca-4ec2-4546-a24c-855063d35b3c&amp;startTime=642.93" office:target-frame-name="psplayer" xlink:show="replace" text:style-name="Internet_20_link" text:visited-style-name="Visited_20_Internet_20_Link"><text:span text:style-name="T11">Created pod: hello‑world, and then our pod template hash,</text:span></text:a><text:span text:style-name="T12"> </text:span><text:a xlink:type="simple" xlink:href="https://app.pluralsight.com/course-player?clipId=5e4f2bca-4ec2-4546-a24c-855063d35b3c&amp;startTime=646.47" office:target-frame-name="psplayer" xlink:show="replace" text:style-name="Internet_20_link" text:visited-style-name="Visited_20_Internet_20_Link"><text:span text:style-name="T11">and then the pod identifier ending in gnxsk.</text:span></text:a><text:span text:style-name="T12"> </text:span><text:a xlink:type="simple" xlink:href="https://app.pluralsight.com/course-player?clipId=5e4f2bca-4ec2-4546-a24c-855063d35b3c&amp;startTime=651.44" office:target-frame-name="psplayer" xlink:show="replace" text:style-name="Internet_20_link" text:visited-style-name="Visited_20_Internet_20_Link"><text:span text:style-name="T11">Now let's go a level deeper and get kubectl describe</text:span></text:a><text:span text:style-name="T12"> </text:span><text:a xlink:type="simple" xlink:href="https://app.pluralsight.com/course-player?clipId=5e4f2bca-4ec2-4546-a24c-855063d35b3c&amp;startTime=654.36" office:target-frame-name="psplayer" xlink:show="replace" text:style-name="Internet_20_link" text:visited-style-name="Visited_20_Internet_20_Link"><text:span text:style-name="T11">information about our running pod.</text:span></text:a><text:span text:style-name="T12"> </text:span><text:a xlink:type="simple" xlink:href="https://app.pluralsight.com/course-player?clipId=5e4f2bca-4ec2-4546-a24c-855063d35b3c&amp;startTime=656.44" office:target-frame-name="psplayer" xlink:show="replace" text:style-name="Internet_20_link" text:visited-style-name="Visited_20_Internet_20_Link"><text:span text:style-name="T11">I want to show you a technique of how we can very quickly auto‑complete a</text:span></text:a><text:span text:style-name="T12"> </text:span><text:a xlink:type="simple" xlink:href="https://app.pluralsight.com/course-player?clipId=5e4f2bca-4ec2-4546-a24c-855063d35b3c&amp;startTime=660.4" office:target-frame-name="psplayer" xlink:show="replace" text:style-name="Internet_20_link" text:visited-style-name="Visited_20_Internet_20_Link"><text:span text:style-name="T11">pod name at the command line with Bash auto‑completion.</text:span></text:a><text:span text:style-name="T12"> </text:span><text:a xlink:type="simple" xlink:href="https://app.pluralsight.com/course-player?clipId=5e4f2bca-4ec2-4546-a24c-855063d35b3c&amp;startTime=663.15" office:target-frame-name="psplayer" xlink:show="replace" text:style-name="Internet_20_link" text:visited-style-name="Visited_20_Internet_20_Link"><text:span text:style-name="T11">So I'm going to take the highlighted text here on line 75,</text:span></text:a><text:span text:style-name="T12"> </text:span><text:a xlink:type="simple" xlink:href="https://app.pluralsight.com/course-player?clipId=5e4f2bca-4ec2-4546-a24c-855063d35b3c&amp;startTime=665.99" office:target-frame-name="psplayer" xlink:show="replace" text:style-name="Internet_20_link" text:visited-style-name="Visited_20_Internet_20_Link"><text:span text:style-name="T11">and thread it into my clipboard, and in the command line at the bottom,</text:span></text:a><text:span text:style-name="T12"> </text:span><text:a xlink:type="simple" xlink:href="https://app.pluralsight.com/course-player?clipId=5e4f2bca-4ec2-4546-a24c-855063d35b3c&amp;startTime=669.43" office:target-frame-name="psplayer" xlink:show="replace" text:style-name="Internet_20_link" text:visited-style-name="Visited_20_Internet_20_Link"><text:span text:style-name="T11">I'm going to paste that,</text:span></text:a><text:span text:style-name="T12"> </text:span><text:a xlink:type="simple" xlink:href="https://app.pluralsight.com/course-player?clipId=5e4f2bca-4ec2-4546-a24c-855063d35b3c&amp;startTime=670.63" office:target-frame-name="psplayer" xlink:show="replace" text:style-name="Internet_20_link" text:visited-style-name="Visited_20_Internet_20_Link"><text:span text:style-name="T11">and here we have kubectl describe pod hello‑world and a dash.</text:span></text:a><text:span text:style-name="T12"> </text:span><text:a xlink:type="simple" xlink:href="https://app.pluralsight.com/course-player?clipId=5e4f2bca-4ec2-4546-a24c-855063d35b3c&amp;startTime=674.26" office:target-frame-name="psplayer" xlink:show="replace" text:style-name="Internet_20_link" text:visited-style-name="Visited_20_Internet_20_Link"><text:span text:style-name="T11">And so if I do a double tab now,</text:span></text:a><text:span text:style-name="T12"> </text:span><text:a xlink:type="simple" xlink:href="https://app.pluralsight.com/course-player?clipId=5e4f2bca-4ec2-4546-a24c-855063d35b3c&amp;startTime=675.96" office:target-frame-name="psplayer" xlink:show="replace" text:style-name="Internet_20_link" text:visited-style-name="Visited_20_Internet_20_Link"><text:span text:style-name="T11">it'll try to auto‑complete to any pod that has the</text:span></text:a><text:span text:style-name="T12"> </text:span><text:a xlink:type="simple" xlink:href="https://app.pluralsight.com/course-player?clipId=5e4f2bca-4ec2-4546-a24c-855063d35b3c&amp;startTime=678.81" office:target-frame-name="psplayer" xlink:show="replace" text:style-name="Internet_20_link" text:visited-style-name="Visited_20_Internet_20_Link"><text:span text:style-name="T11">name that begins with hello‑world‑.</text:span></text:a><text:span text:style-name="T12"> </text:span><text:a xlink:type="simple" xlink:href="https://app.pluralsight.com/course-player?clipId=5e4f2bca-4ec2-4546-a24c-855063d35b3c&amp;startTime=681.84" office:target-frame-name="psplayer" xlink:show="replace" text:style-name="Internet_20_link" text:visited-style-name="Visited_20_Internet_20_Link"><text:span text:style-name="T11">And so we have two, right?</text:span></text:a><text:span text:style-name="T12"> </text:span><text:a xlink:type="simple" xlink:href="https://app.pluralsight.com/course-player?clipId=5e4f2bca-4ec2-4546-a24c-855063d35b3c&amp;startTime=682.88" office:target-frame-name="psplayer" xlink:show="replace" text:style-name="Internet_20_link" text:visited-style-name="Visited_20_Internet_20_Link"><text:span text:style-name="T11">We have the one associated with our deployment,</text:span></text:a><text:span text:style-name="T12"> </text:span><text:a xlink:type="simple" xlink:href="https://app.pluralsight.com/course-player?clipId=5e4f2bca-4ec2-4546-a24c-855063d35b3c&amp;startTime=684.65" office:target-frame-name="psplayer" xlink:show="replace" text:style-name="Internet_20_link" text:visited-style-name="Visited_20_Internet_20_Link"><text:span text:style-name="T11">and our bare pod,</text:span></text:a><text:span text:style-name="T12"> </text:span><text:a xlink:type="simple" xlink:href="https://app.pluralsight.com/course-player?clipId=5e4f2bca-4ec2-4546-a24c-855063d35b3c&amp;startTime=685.5" office:target-frame-name="psplayer" xlink:show="replace" text:style-name="Internet_20_link" text:visited-style-name="Visited_20_Internet_20_Link"><text:span text:style-name="T11">and so I'll just type a 5 there to give it enough</text:span></text:a><text:span text:style-name="T12"> </text:span><text:a xlink:type="simple" xlink:href="https://app.pluralsight.com/course-player?clipId=5e4f2bca-4ec2-4546-a24c-855063d35b3c&amp;startTime=687.95" office:target-frame-name="psplayer" xlink:show="replace" text:style-name="Internet_20_link" text:visited-style-name="Visited_20_Internet_20_Link"><text:span text:style-name="T11">information to auto‑complete to the full pod name.</text:span></text:a><text:span text:style-name="T12"> </text:span><text:a xlink:type="simple" xlink:href="https://app.pluralsight.com/course-player?clipId=5e4f2bca-4ec2-4546-a24c-855063d35b3c&amp;startTime=690.76" office:target-frame-name="psplayer" xlink:show="replace" text:style-name="Internet_20_link" text:visited-style-name="Visited_20_Internet_20_Link"><text:span text:style-name="T11">By hitting tab again, we can see it auto‑completes the full pod name for us.</text:span></text:a><text:span text:style-name="T12"> </text:span><text:a xlink:type="simple" xlink:href="https://app.pluralsight.com/course-player?clipId=5e4f2bca-4ec2-4546-a24c-855063d35b3c&amp;startTime=694.7" office:target-frame-name="psplayer" xlink:show="replace" text:style-name="Internet_20_link" text:visited-style-name="Visited_20_Internet_20_Link"><text:span text:style-name="T11">And so we have kubectl describe pod, and then our pod name,</text:span></text:a><text:span text:style-name="T12"> </text:span><text:a xlink:type="simple" xlink:href="https://app.pluralsight.com/course-player?clipId=5e4f2bca-4ec2-4546-a24c-855063d35b3c&amp;startTime=698.8" office:target-frame-name="psplayer" xlink:show="replace" text:style-name="Internet_20_link" text:visited-style-name="Visited_20_Internet_20_Link"><text:span text:style-name="T11">hello‑world‑5457b, and so on.</text:span></text:a><text:span text:style-name="T12"> </text:span><text:a xlink:type="simple" xlink:href="https://app.pluralsight.com/course-player?clipId=5e4f2bca-4ec2-4546-a24c-855063d35b3c&amp;startTime=701.18" office:target-frame-name="psplayer" xlink:show="replace" text:style-name="Internet_20_link" text:visited-style-name="Visited_20_Internet_20_Link"><text:span text:style-name="T11">I'm going to pipe that output into more,</text:span></text:a><text:span text:style-name="T12"> </text:span><text:a xlink:type="simple" xlink:href="https://app.pluralsight.com/course-player?clipId=5e4f2bca-4ec2-4546-a24c-855063d35b3c&amp;startTime=703.2" office:target-frame-name="psplayer" xlink:show="replace" text:style-name="Internet_20_link" text:visited-style-name="Visited_20_Internet_20_Link"><text:span text:style-name="T11">and here we can see the information associated with an individual pod.</text:span></text:a><text:span text:style-name="T12"> </text:span><text:a xlink:type="simple" xlink:href="https://app.pluralsight.com/course-player?clipId=5e4f2bca-4ec2-4546-a24c-855063d35b3c&amp;startTime=706.96" office:target-frame-name="psplayer" xlink:show="replace" text:style-name="Internet_20_link" text:visited-style-name="Visited_20_Internet_20_Link"><text:span text:style-name="T11">So there we have the pod name.</text:span></text:a><text:span text:style-name="T12"> </text:span><text:a xlink:type="simple" xlink:href="https://app.pluralsight.com/course-player?clipId=5e4f2bca-4ec2-4546-a24c-855063d35b3c&amp;startTime=708.84" office:target-frame-name="psplayer" xlink:show="replace" text:style-name="Internet_20_link" text:visited-style-name="Visited_20_Internet_20_Link"><text:span text:style-name="T11">We also can see the node that the pod is running on,</text:span></text:a><text:span text:style-name="T12"> </text:span><text:a xlink:type="simple" xlink:href="https://app.pluralsight.com/course-player?clipId=5e4f2bca-4ec2-4546-a24c-855063d35b3c&amp;startTime=711.05" office:target-frame-name="psplayer" xlink:show="replace" text:style-name="Internet_20_link" text:visited-style-name="Visited_20_Internet_20_Link"><text:span text:style-name="T11">so c1‑node3, and its node IP address.</text:span></text:a><text:span text:style-name="T12"> </text:span><text:a xlink:type="simple" xlink:href="https://app.pluralsight.com/course-player?clipId=5e4f2bca-4ec2-4546-a24c-855063d35b3c&amp;startTime=714.72" office:target-frame-name="psplayer" xlink:show="replace" text:style-name="Internet_20_link" text:visited-style-name="Visited_20_Internet_20_Link"><text:span text:style-name="T11">Going down a little bit further, we can see the pod IP address.</text:span></text:a><text:span text:style-name="T12"> </text:span><text:a xlink:type="simple" xlink:href="https://app.pluralsight.com/course-player?clipId=5e4f2bca-4ec2-4546-a24c-855063d35b3c&amp;startTime=718.07" office:target-frame-name="psplayer" xlink:show="replace" text:style-name="Internet_20_link" text:visited-style-name="Visited_20_Internet_20_Link"><text:span text:style-name="T11">There we have 192.168.206.127.</text:span></text:a><text:span text:style-name="T12"> </text:span><text:a xlink:type="simple" xlink:href="https://app.pluralsight.com/course-player?clipId=5e4f2bca-4ec2-4546-a24c-855063d35b3c&amp;startTime=722.64" office:target-frame-name="psplayer" xlink:show="replace" text:style-name="Internet_20_link" text:visited-style-name="Visited_20_Internet_20_Link"><text:span text:style-name="T11">We can see that this pod is controlled by the ReplicaSet,</text:span></text:a><text:span text:style-name="T12"> </text:span><text:a xlink:type="simple" xlink:href="https://app.pluralsight.com/course-player?clipId=5e4f2bca-4ec2-4546-a24c-855063d35b3c&amp;startTime=726.01" office:target-frame-name="psplayer" xlink:show="replace" text:style-name="Internet_20_link" text:visited-style-name="Visited_20_Internet_20_Link"><text:span text:style-name="T11">hello‑world‑5457b, and so on,</text:span></text:a><text:span text:style-name="T12"> </text:span><text:a xlink:type="simple" xlink:href="https://app.pluralsight.com/course-player?clipId=5e4f2bca-4ec2-4546-a24c-855063d35b3c&amp;startTime=728" office:target-frame-name="psplayer" xlink:show="replace" text:style-name="Internet_20_link" text:visited-style-name="Visited_20_Internet_20_Link"><text:span text:style-name="T11">and then we can see the runtime information about the container,</text:span></text:a><text:span text:style-name="T12"> </text:span><text:a xlink:type="simple" xlink:href="https://app.pluralsight.com/course-player?clipId=5e4f2bca-4ec2-4546-a24c-855063d35b3c&amp;startTime=731.2" office:target-frame-name="psplayer" xlink:show="replace" text:style-name="Internet_20_link" text:visited-style-name="Visited_20_Internet_20_Link"><text:span text:style-name="T11">running inside of this pod.</text:span></text:a><text:span text:style-name="T12"> </text:span><text:a xlink:type="simple" xlink:href="https://app.pluralsight.com/course-player?clipId=5e4f2bca-4ec2-4546-a24c-855063d35b3c&amp;startTime=733.2" office:target-frame-name="psplayer" xlink:show="replace" text:style-name="Internet_20_link" text:visited-style-name="Visited_20_Internet_20_Link"><text:span text:style-name="T11">Going down a little bit further, I want to jump to the Events section,</text:span></text:a><text:span text:style-name="T12"> </text:span><text:a xlink:type="simple" xlink:href="https://app.pluralsight.com/course-player?clipId=5e4f2bca-4ec2-4546-a24c-855063d35b3c&amp;startTime=737.54" office:target-frame-name="psplayer" xlink:show="replace" text:style-name="Internet_20_link" text:visited-style-name="Visited_20_Internet_20_Link"><text:span text:style-name="T11">and in the Events section,</text:span></text:a><text:span text:style-name="T12"> </text:span><text:a xlink:type="simple" xlink:href="https://app.pluralsight.com/course-player?clipId=5e4f2bca-4ec2-4546-a24c-855063d35b3c&amp;startTime=738.31" office:target-frame-name="psplayer" xlink:show="replace" text:style-name="Internet_20_link" text:visited-style-name="Visited_20_Internet_20_Link"><text:span text:style-name="T11">we have some really good information about the lifecycle of this pod,</text:span></text:a><text:span text:style-name="T12"> </text:span><text:a xlink:type="simple" xlink:href="https://app.pluralsight.com/course-player?clipId=5e4f2bca-4ec2-4546-a24c-855063d35b3c&amp;startTime=741.97" office:target-frame-name="psplayer" xlink:show="replace" text:style-name="Internet_20_link" text:visited-style-name="Visited_20_Internet_20_Link"><text:span text:style-name="T11">and so let's walk through each one of these records.</text:span></text:a><text:span text:style-name="T12"> </text:span><text:a xlink:type="simple" xlink:href="https://app.pluralsight.com/course-player?clipId=5e4f2bca-4ec2-4546-a24c-855063d35b3c&amp;startTime=745.04" office:target-frame-name="psplayer" xlink:show="replace" text:style-name="Internet_20_link" text:visited-style-name="Visited_20_Internet_20_Link"><text:span text:style-name="T11">First up, we see Scheduled from the </text:span></text:a><text:soft-page-break/><text:a xlink:type="simple" xlink:href="https://app.pluralsight.com/course-player?clipId=5e4f2bca-4ec2-4546-a24c-855063d35b3c&amp;startTime=745.04" office:target-frame-name="psplayer" xlink:show="replace" text:style-name="Internet_20_link" text:visited-style-name="Visited_20_Internet_20_Link"><text:span text:style-name="T11">default‑scheduler,</text:span></text:a><text:span text:style-name="T12"> </text:span><text:a xlink:type="simple" xlink:href="https://app.pluralsight.com/course-player?clipId=5e4f2bca-4ec2-4546-a24c-855063d35b3c&amp;startTime=747.92" office:target-frame-name="psplayer" xlink:show="replace" text:style-name="Internet_20_link" text:visited-style-name="Visited_20_Internet_20_Link"><text:span text:style-name="T11">and the message is, Successfully assigned default,</text:span></text:a><text:span text:style-name="T12"> </text:span><text:a xlink:type="simple" xlink:href="https://app.pluralsight.com/course-player?clipId=5e4f2bca-4ec2-4546-a24c-855063d35b3c&amp;startTime=750.8" office:target-frame-name="psplayer" xlink:show="replace" text:style-name="Internet_20_link" text:visited-style-name="Visited_20_Internet_20_Link"><text:span text:style-name="T11">which is the namespace/, and then that's our pod name,</text:span></text:a><text:span text:style-name="T12"> </text:span><text:a xlink:type="simple" xlink:href="https://app.pluralsight.com/course-player?clipId=5e4f2bca-4ec2-4546-a24c-855063d35b3c&amp;startTime=754.99" office:target-frame-name="psplayer" xlink:show="replace" text:style-name="Internet_20_link" text:visited-style-name="Visited_20_Internet_20_Link"><text:span text:style-name="T11">hello‑world‑5457b, ending in gnxsk to c1‑node3.</text:span></text:a><text:span text:style-name="T12"> </text:span><text:a xlink:type="simple" xlink:href="https://app.pluralsight.com/course-player?clipId=5e4f2bca-4ec2-4546-a24c-855063d35b3c&amp;startTime=758.93" office:target-frame-name="psplayer" xlink:show="replace" text:style-name="Internet_20_link" text:visited-style-name="Visited_20_Internet_20_Link"><text:span text:style-name="T11">So that's when the scheduling decision was made,</text:span></text:a><text:span text:style-name="T12"> </text:span><text:a xlink:type="simple" xlink:href="https://app.pluralsight.com/course-player?clipId=5e4f2bca-4ec2-4546-a24c-855063d35b3c&amp;startTime=761.89" office:target-frame-name="psplayer" xlink:show="replace" text:style-name="Internet_20_link" text:visited-style-name="Visited_20_Internet_20_Link"><text:span text:style-name="T11">and that's part of this pod's events.</text:span></text:a><text:span text:style-name="T12"> </text:span><text:a xlink:type="simple" xlink:href="https://app.pluralsight.com/course-player?clipId=5e4f2bca-4ec2-4546-a24c-855063d35b3c&amp;startTime=764.74" office:target-frame-name="psplayer" xlink:show="replace" text:style-name="Internet_20_link" text:visited-style-name="Visited_20_Internet_20_Link"><text:span text:style-name="T11">On the next line, we see Container image,</text:span></text:a><text:span text:style-name="T12"> </text:span><text:a xlink:type="simple" xlink:href="https://app.pluralsight.com/course-player?clipId=5e4f2bca-4ec2-4546-a24c-855063d35b3c&amp;startTime=767.32" office:target-frame-name="psplayer" xlink:show="replace" text:style-name="Internet_20_link" text:visited-style-name="Visited_20_Internet_20_Link"><text:span text:style-name="T11">and there's our container image, hello‑app,</text:span></text:a><text:span text:style-name="T12"> </text:span><text:a xlink:type="simple" xlink:href="https://app.pluralsight.com/course-player?clipId=5e4f2bca-4ec2-4546-a24c-855063d35b3c&amp;startTime=769.52" office:target-frame-name="psplayer" xlink:show="replace" text:style-name="Internet_20_link" text:visited-style-name="Visited_20_Internet_20_Link"><text:span text:style-name="T11">with the tag of 1.0.</text:span></text:a><text:span text:style-name="T12"> </text:span><text:a xlink:type="simple" xlink:href="https://app.pluralsight.com/course-player?clipId=5e4f2bca-4ec2-4546-a24c-855063d35b3c&amp;startTime=770.62" office:target-frame-name="psplayer" xlink:show="replace" text:style-name="Internet_20_link" text:visited-style-name="Visited_20_Internet_20_Link"><text:span text:style-name="T11">We can see that it was already present on this machine,</text:span></text:a><text:span text:style-name="T12"> </text:span><text:a xlink:type="simple" xlink:href="https://app.pluralsight.com/course-player?clipId=5e4f2bca-4ec2-4546-a24c-855063d35b3c&amp;startTime=773.35" office:target-frame-name="psplayer" xlink:show="replace" text:style-name="Internet_20_link" text:visited-style-name="Visited_20_Internet_20_Link"><text:span text:style-name="T11">and so we didn't have to re‑pull that down from the</text:span></text:a><text:span text:style-name="T12"> </text:span><text:a xlink:type="simple" xlink:href="https://app.pluralsight.com/course-player?clipId=5e4f2bca-4ec2-4546-a24c-855063d35b3c&amp;startTime=776.08" office:target-frame-name="psplayer" xlink:show="replace" text:style-name="Internet_20_link" text:visited-style-name="Visited_20_Internet_20_Link"><text:span text:style-name="T11">container registry; it already existed.</text:span></text:a><text:span text:style-name="T12"> </text:span><text:a xlink:type="simple" xlink:href="https://app.pluralsight.com/course-player?clipId=5e4f2bca-4ec2-4546-a24c-855063d35b3c&amp;startTime=777.99" office:target-frame-name="psplayer" xlink:show="replace" text:style-name="Internet_20_link" text:visited-style-name="Visited_20_Internet_20_Link"><text:span text:style-name="T11">So then we can jump right to creating the container image,</text:span></text:a><text:span text:style-name="T12"> </text:span><text:a xlink:type="simple" xlink:href="https://app.pluralsight.com/course-player?clipId=5e4f2bca-4ec2-4546-a24c-855063d35b3c&amp;startTime=780.77" office:target-frame-name="psplayer" xlink:show="replace" text:style-name="Internet_20_link" text:visited-style-name="Visited_20_Internet_20_Link"><text:span text:style-name="T11">and that's the third event in our output here,</text:span></text:a><text:span text:style-name="T12"> </text:span><text:a xlink:type="simple" xlink:href="https://app.pluralsight.com/course-player?clipId=5e4f2bca-4ec2-4546-a24c-855063d35b3c&amp;startTime=782.82" office:target-frame-name="psplayer" xlink:show="replace" text:style-name="Internet_20_link" text:visited-style-name="Visited_20_Internet_20_Link"><text:span text:style-name="T11">Created container hello‑app.</text:span></text:a><text:span text:style-name="T12"> </text:span><text:a xlink:type="simple" xlink:href="https://app.pluralsight.com/course-player?clipId=5e4f2bca-4ec2-4546-a24c-855063d35b3c&amp;startTime=784.94" office:target-frame-name="psplayer" xlink:show="replace" text:style-name="Internet_20_link" text:visited-style-name="Visited_20_Internet_20_Link"><text:span text:style-name="T11">The last record we have in the Events is, Started container hello‑app.</text:span></text:a><text:span text:style-name="T12"> </text:span><text:a xlink:type="simple" xlink:href="https://app.pluralsight.com/course-player?clipId=5e4f2bca-4ec2-4546-a24c-855063d35b3c&amp;startTime=788.88" office:target-frame-name="psplayer" xlink:show="replace" text:style-name="Internet_20_link" text:visited-style-name="Visited_20_Internet_20_Link"><text:span text:style-name="T11">And so that process of scheduling, pulling,</text:span></text:a><text:span text:style-name="T12"> </text:span><text:a xlink:type="simple" xlink:href="https://app.pluralsight.com/course-player?clipId=5e4f2bca-4ec2-4546-a24c-855063d35b3c&amp;startTime=792.71" office:target-frame-name="psplayer" xlink:show="replace" text:style-name="Internet_20_link" text:visited-style-name="Visited_20_Internet_20_Link"><text:span text:style-name="T11">creating, and starting, is all part of this pod's lifecycle.</text:span></text:a><text:span text:style-name="T12"> </text:span><text:a xlink:type="simple" xlink:href="https://app.pluralsight.com/course-player?clipId=5e4f2bca-4ec2-4546-a24c-855063d35b3c&amp;startTime=796.68" office:target-frame-name="psplayer" xlink:show="replace" text:style-name="Internet_20_link" text:visited-style-name="Visited_20_Internet_20_Link"><text:span text:style-name="T11">If you create a deployment and your pods don't come up,</text:span></text:a><text:span text:style-name="T12"> </text:span><text:a xlink:type="simple" xlink:href="https://app.pluralsight.com/course-player?clipId=5e4f2bca-4ec2-4546-a24c-855063d35b3c&amp;startTime=799.81" office:target-frame-name="psplayer" xlink:show="replace" text:style-name="Internet_20_link" text:visited-style-name="Visited_20_Internet_20_Link"><text:span text:style-name="T11">use kubectl describe on either the deployment,</text:span></text:a><text:span text:style-name="T12"> </text:span><text:a xlink:type="simple" xlink:href="https://app.pluralsight.com/course-player?clipId=5e4f2bca-4ec2-4546-a24c-855063d35b3c&amp;startTime=802.8" office:target-frame-name="psplayer" xlink:show="replace" text:style-name="Internet_20_link" text:visited-style-name="Visited_20_Internet_20_Link"><text:span text:style-name="T11">the ReplicaSet, or one of the pods in your deployment,</text:span></text:a><text:span text:style-name="T12"> </text:span><text:a xlink:type="simple" xlink:href="https://app.pluralsight.com/course-player?clipId=5e4f2bca-4ec2-4546-a24c-855063d35b3c&amp;startTime=805.39" office:target-frame-name="psplayer" xlink:show="replace" text:style-name="Internet_20_link" text:visited-style-name="Visited_20_Internet_20_Link"><text:span text:style-name="T11">and check out the events for those resources,</text:span></text:a><text:span text:style-name="T12"> </text:span><text:a xlink:type="simple" xlink:href="https://app.pluralsight.com/course-player?clipId=5e4f2bca-4ec2-4546-a24c-855063d35b3c&amp;startTime=808.17" office:target-frame-name="psplayer" xlink:show="replace" text:style-name="Internet_20_link" text:visited-style-name="Visited_20_Internet_20_Link"><text:span text:style-name="T11">looking for any events or errors that can help you understand what went wrong.</text:span></text:a><text:span text:style-name="T12"> </text:span><text:a xlink:type="simple" xlink:href="https://app.pluralsight.com/course-player?clipId=5e4f2bca-4ec2-4546-a24c-855063d35b3c&amp;startTime=812.64" office:target-frame-name="psplayer" xlink:show="replace" text:style-name="Internet_20_link" text:visited-style-name="Visited_20_Internet_20_Link"><text:span text:style-name="T11">This is my go‑to place to help me troubleshoot deployment</text:span></text:a><text:span text:style-name="T12"> </text:span><text:a xlink:type="simple" xlink:href="https://app.pluralsight.com/course-player?clipId=5e4f2bca-4ec2-4546-a24c-855063d35b3c&amp;startTime=815.6" office:target-frame-name="psplayer" xlink:show="replace" text:style-name="Internet_20_link" text:visited-style-name="Visited_20_Internet_20_Link"><text:span text:style-name="T11">failures and pods failing to start up.</text:span></text:a><text:span text:style-name="T12"> </text:span><text:a xlink:type="simple" xlink:href="https://app.pluralsight.com/course-player?clipId=5e4f2bca-4ec2-4546-a24c-855063d35b3c&amp;startTime=818.38" office:target-frame-name="psplayer" xlink:show="replace" text:style-name="Internet_20_link" text:visited-style-name="Visited_20_Internet_20_Link"><text:span text:style-name="T11">Now, if you want to dive deeper into deployments,</text:span></text:a><text:span text:style-name="T12"> </text:span><text:a xlink:type="simple" xlink:href="https://app.pluralsight.com/course-player?clipId=5e4f2bca-4ec2-4546-a24c-855063d35b3c&amp;startTime=820.75" office:target-frame-name="psplayer" xlink:show="replace" text:style-name="Internet_20_link" text:visited-style-name="Visited_20_Internet_20_Link"><text:span text:style-name="T11">check out my course, Managing Kubernetes Controllers and Deployments,</text:span></text:a><text:span text:style-name="T12"> </text:span><text:a xlink:type="simple" xlink:href="https://app.pluralsight.com/course-player?clipId=5e4f2bca-4ec2-4546-a24c-855063d35b3c&amp;startTime=824.18" office:target-frame-name="psplayer" xlink:show="replace" text:style-name="Internet_20_link" text:visited-style-name="Visited_20_Internet_20_Link"><text:span text:style-name="T11">coming up later in this path.</text:span></text:a><text:span text:style-name="T12"> </text:span><text:a xlink:type="simple" xlink:href="https://app.pluralsight.com/course-player?clipId=5e4f2bca-4ec2-4546-a24c-855063d35b3c&amp;startTime=825.48" office:target-frame-name="psplayer" xlink:show="replace" text:style-name="Internet_20_link" text:visited-style-name="Visited_20_Internet_20_Link"><text:span text:style-name="T11">I have a link there for that.</text:span></text:a><text:span text:style-name="T12"> </text:span><text:a xlink:type="simple" xlink:href="https://app.pluralsight.com/course-player?clipId=5e4f2bca-4ec2-4546-a24c-855063d35b3c&amp;startTime=827.04" office:target-frame-name="psplayer" xlink:show="replace" text:style-name="Internet_20_link" text:visited-style-name="Visited_20_Internet_20_Link"><text:span text:style-name="T11">In that course, we'll talk about rollouts,</text:span></text:a><text:span text:style-name="T12"> </text:span><text:a xlink:type="simple" xlink:href="https://app.pluralsight.com/course-player?clipId=5e4f2bca-4ec2-4546-a24c-855063d35b3c&amp;startTime=829.12" office:target-frame-name="psplayer" xlink:show="replace" text:style-name="Internet_20_link" text:visited-style-name="Visited_20_Internet_20_Link"><text:span text:style-name="T11">controlling rollouts, rollbacks, and updating our application, so deep‑dive stuff covered in that course.</text:span></text:a></text:p>
      <text:h text:style-name="P3" text:outline-level="3"><text:a xlink:type="simple" xlink:href="https://app.pluralsight.com/course-player?clipId=8fdfeb30-2fbb-4b29-808c-bf3775f101f8" office:target-frame-name="psplayer" xlink:show="replace" text:style-name="Internet_20_link" text:visited-style-name="Visited_20_Internet_20_Link"><text:span text:style-name="T11">Demo: Exposing and Accessing Services in Your Cluster</text:span></text:a></text:h>
      <text:p text:style-name="P5"><text:a xlink:type="simple" xlink:href="https://app.pluralsight.com/course-player?clipId=8fdfeb30-2fbb-4b29-808c-bf3775f101f8&amp;startTime=0.8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8fdfeb30-2fbb-4b29-808c-bf3775f101f8&amp;startTime=1.18" office:target-frame-name="psplayer" xlink:show="replace" text:style-name="Internet_20_link" text:visited-style-name="Visited_20_Internet_20_Link"><text:span text:style-name="T11">so let's move forward into the next part of our demo where we're going</text:span></text:a><text:span text:style-name="T12"> </text:span><text:a xlink:type="simple" xlink:href="https://app.pluralsight.com/course-player?clipId=8fdfeb30-2fbb-4b29-808c-bf3775f101f8&amp;startTime=3.97" office:target-frame-name="psplayer" xlink:show="replace" text:style-name="Internet_20_link" text:visited-style-name="Visited_20_Internet_20_Link"><text:span text:style-name="T11">to learn how to expose our deployment as a service and so we can access</text:span></text:a><text:span text:style-name="T12"> </text:span><text:a xlink:type="simple" xlink:href="https://app.pluralsight.com/course-player?clipId=8fdfeb30-2fbb-4b29-808c-bf3775f101f8&amp;startTime=8.11" office:target-frame-name="psplayer" xlink:show="replace" text:style-name="Internet_20_link" text:visited-style-name="Visited_20_Internet_20_Link"><text:span text:style-name="T11">our application inside of our cluster.</text:span></text:a><text:span text:style-name="T12"> </text:span><text:a xlink:type="simple" xlink:href="https://app.pluralsight.com/course-player?clipId=8fdfeb30-2fbb-4b29-808c-bf3775f101f8&amp;startTime=10.84" office:target-frame-name="psplayer" xlink:show="replace" text:style-name="Internet_20_link" text:visited-style-name="Visited_20_Internet_20_Link"><text:span text:style-name="T11">Now, to create a service for our deployment,</text:span></text:a><text:span text:style-name="T12"> </text:span><text:a xlink:type="simple" xlink:href="https://app.pluralsight.com/course-player?clipId=8fdfeb30-2fbb-4b29-808c-bf3775f101f8&amp;startTime=12.97" office:target-frame-name="psplayer" xlink:show="replace" text:style-name="Internet_20_link" text:visited-style-name="Visited_20_Internet_20_Link"><text:span text:style-name="T11">we can do that with the code on line 89 here,</text:span></text:a><text:span text:style-name="T12"> </text:span><text:a xlink:type="simple" xlink:href="https://app.pluralsight.com/course-player?clipId=8fdfeb30-2fbb-4b29-808c-bf3775f101f8&amp;startTime=15.64" office:target-frame-name="psplayer" xlink:show="replace" text:style-name="Internet_20_link" text:visited-style-name="Visited_20_Internet_20_Link"><text:span text:style-name="T11">kubectl expose deployment, and then the deployment name,</text:span></text:a><text:span text:style-name="T12"> </text:span><text:a xlink:type="simple" xlink:href="https://app.pluralsight.com/course-player?clipId=8fdfeb30-2fbb-4b29-808c-bf3775f101f8&amp;startTime=18.74" office:target-frame-name="psplayer" xlink:show="replace" text:style-name="Internet_20_link" text:visited-style-name="Visited_20_Internet_20_Link"><text:span text:style-name="T11">hello‑world \.</text:span></text:a><text:span text:style-name="T12"> </text:span><text:a xlink:type="simple" xlink:href="https://app.pluralsight.com/course-player?clipId=8fdfeb30-2fbb-4b29-808c-bf3775f101f8&amp;startTime=19.7" office:target-frame-name="psplayer" xlink:show="replace" text:style-name="Internet_20_link" text:visited-style-name="Visited_20_Internet_20_Link"><text:span text:style-name="T11">The ‑‑port parameter is the port that the service is going to listen on.</text:span></text:a><text:span text:style-name="T12"> </text:span><text:a xlink:type="simple" xlink:href="https://app.pluralsight.com/course-player?clipId=8fdfeb30-2fbb-4b29-808c-bf3775f101f8&amp;startTime=24.51" office:target-frame-name="psplayer" xlink:show="replace" text:style-name="Internet_20_link" text:visited-style-name="Visited_20_Internet_20_Link"><text:span text:style-name="T11">In this case, it's going to be on port 80.</text:span></text:a><text:span text:style-name="T12"> </text:span><text:a xlink:type="simple" xlink:href="https://app.pluralsight.com/course-player?clipId=8fdfeb30-2fbb-4b29-808c-bf3775f101f8&amp;startTime=26.84" office:target-frame-name="psplayer" xlink:show="replace" text:style-name="Internet_20_link" text:visited-style-name="Visited_20_Internet_20_Link"><text:span text:style-name="T11">We then have a parameter target port,</text:span></text:a><text:span text:style-name="T12"> </text:span><text:a xlink:type="simple" xlink:href="https://app.pluralsight.com/course-player?clipId=8fdfeb30-2fbb-4b29-808c-bf3775f101f8&amp;startTime=29.13" office:target-frame-name="psplayer" xlink:show="replace" text:style-name="Internet_20_link" text:visited-style-name="Visited_20_Internet_20_Link"><text:span text:style-name="T11">which is the port that our Pod is listening on.</text:span></text:a><text:span text:style-name="T12"> </text:span><text:a xlink:type="simple" xlink:href="https://app.pluralsight.com/course-player?clipId=8fdfeb30-2fbb-4b29-808c-bf3775f101f8&amp;startTime=31.58" office:target-frame-name="psplayer" xlink:show="replace" text:style-name="Internet_20_link" text:visited-style-name="Visited_20_Internet_20_Link"><text:span text:style-name="T11">So we saw earlier that our application is listening on port 8080,</text:span></text:a><text:span text:style-name="T12"> </text:span><text:a xlink:type="simple" xlink:href="https://app.pluralsight.com/course-player?clipId=8fdfeb30-2fbb-4b29-808c-bf3775f101f8&amp;startTime=35.27" office:target-frame-name="psplayer" xlink:show="replace" text:style-name="Internet_20_link" text:visited-style-name="Visited_20_Internet_20_Link"><text:span text:style-name="T11">so I'm going to highlight this code and run that to create</text:span></text:a><text:span text:style-name="T12"> </text:span><text:a xlink:type="simple" xlink:href="https://app.pluralsight.com/course-player?clipId=8fdfeb30-2fbb-4b29-808c-bf3775f101f8&amp;startTime=39.02" office:target-frame-name="psplayer" xlink:show="replace" text:style-name="Internet_20_link" text:visited-style-name="Visited_20_Internet_20_Link"><text:span text:style-name="T11">the service for this particular deployment.</text:span></text:a><text:span text:style-name="T12"> </text:span><text:a xlink:type="simple" xlink:href="https://app.pluralsight.com/course-player?clipId=8fdfeb30-2fbb-4b29-808c-bf3775f101f8&amp;startTime=41.84" office:target-frame-name="psplayer" xlink:show="replace" text:style-name="Internet_20_link" text:visited-style-name="Visited_20_Internet_20_Link"><text:span text:style-name="T11">And at the bottom, we can see that service hello‑world is exposed.</text:span></text:a><text:span text:style-name="T12"> </text:span><text:a xlink:type="simple" xlink:href="https://app.pluralsight.com/course-player?clipId=8fdfeb30-2fbb-4b29-808c-bf3775f101f8&amp;startTime=45.24" office:target-frame-name="psplayer" xlink:show="replace" text:style-name="Internet_20_link" text:visited-style-name="Visited_20_Internet_20_Link"><text:span text:style-name="T11">And so let's look at the information associated with that service,</text:span></text:a><text:span text:style-name="T12"> </text:span><text:a xlink:type="simple" xlink:href="https://app.pluralsight.com/course-player?clipId=8fdfeb30-2fbb-4b29-808c-bf3775f101f8&amp;startTime=48.32" office:target-frame-name="psplayer" xlink:show="replace" text:style-name="Internet_20_link" text:visited-style-name="Visited_20_Internet_20_Link"><text:span text:style-name="T11">and we can do that with kubectl get service,</text:span></text:a><text:span text:style-name="T12"> </text:span><text:a xlink:type="simple" xlink:href="https://app.pluralsight.com/course-player?clipId=8fdfeb30-2fbb-4b29-808c-bf3775f101f8&amp;startTime=50.46" office:target-frame-name="psplayer" xlink:show="replace" text:style-name="Internet_20_link" text:visited-style-name="Visited_20_Internet_20_Link"><text:span text:style-name="T11">specifying the service name hello‑world.</text:span></text:a><text:span text:style-name="T12"> </text:span><text:a xlink:type="simple" xlink:href="https://app.pluralsight.com/course-player?clipId=8fdfeb30-2fbb-4b29-808c-bf3775f101f8&amp;startTime=53.44" office:target-frame-name="psplayer" xlink:show="replace" text:style-name="Internet_20_link" text:visited-style-name="Visited_20_Internet_20_Link"><text:span text:style-name="T11">At the bottom here in the output, we can see the name of the service,</text:span></text:a><text:span text:style-name="T12"> </text:span><text:a xlink:type="simple" xlink:href="https://app.pluralsight.com/course-player?clipId=8fdfeb30-2fbb-4b29-808c-bf3775f101f8&amp;startTime=56.11" office:target-frame-name="psplayer" xlink:show="replace" text:style-name="Internet_20_link" text:visited-style-name="Visited_20_Internet_20_Link"><text:span text:style-name="T11">the type is ClusterIP, and then the IP address associated with the service,</text:span></text:a><text:span text:style-name="T12"> </text:span><text:a xlink:type="simple" xlink:href="https://app.pluralsight.com/course-player?clipId=8fdfeb30-2fbb-4b29-808c-bf3775f101f8&amp;startTime=60.02" office:target-frame-name="psplayer" xlink:show="replace" text:style-name="Internet_20_link" text:visited-style-name="Visited_20_Internet_20_Link"><text:span text:style-name="T11">or this is where we're going to send user traffic to is 10.100.236.189.</text:span></text:a><text:span text:style-name="T12"> </text:span><text:a xlink:type="simple" xlink:href="https://app.pluralsight.com/course-player?clipId=8fdfeb30-2fbb-4b29-808c-bf3775f101f8&amp;startTime=66.64" office:target-frame-name="psplayer" xlink:show="replace" text:style-name="Internet_20_link" text:visited-style-name="Visited_20_Internet_20_Link"><text:span text:style-name="T11">There's no external IP associated with this.</text:span></text:a><text:span text:style-name="T12"> </text:span><text:a xlink:type="simple" xlink:href="https://app.pluralsight.com/course-player?clipId=8fdfeb30-2fbb-4b29-808c-bf3775f101f8&amp;startTime=69.01" office:target-frame-name="psplayer" xlink:show="replace" text:style-name="Internet_20_link" text:visited-style-name="Visited_20_Internet_20_Link"><text:span text:style-name="T11">In a cloud scenario, you might see a public IP address there.</text:span></text:a><text:span text:style-name="T12"> </text:span><text:a xlink:type="simple" xlink:href="https://app.pluralsight.com/course-player?clipId=8fdfeb30-2fbb-4b29-808c-bf3775f101f8&amp;startTime=72.64" office:target-frame-name="psplayer" xlink:show="replace" text:style-name="Internet_20_link" text:visited-style-name="Visited_20_Internet_20_Link"><text:span text:style-name="T11">The port that this service is listening on is port 80 on TCP.</text:span></text:a><text:span text:style-name="T12"> </text:span><text:a xlink:type="simple" xlink:href="https://app.pluralsight.com/course-player?clipId=8fdfeb30-2fbb-4b29-808c-bf3775f101f8&amp;startTime=77.44" office:target-frame-name="psplayer" xlink:show="replace" text:style-name="Internet_20_link" text:visited-style-name="Visited_20_Internet_20_Link"><text:span text:style-name="T11">Let's look at this from another angle using kubectl describe,</text:span></text:a><text:span text:style-name="T12"> </text:span><text:a xlink:type="simple" xlink:href="https://app.pluralsight.com/course-player?clipId=8fdfeb30-2fbb-4b29-808c-bf3775f101f8&amp;startTime=81.26" office:target-frame-name="psplayer" xlink:show="replace" text:style-name="Internet_20_link" text:visited-style-name="Visited_20_Internet_20_Link"><text:span text:style-name="T11">with kubectl describe service hello‑world,</text:span></text:a><text:span text:style-name="T12"> </text:span><text:a xlink:type="simple" xlink:href="https://app.pluralsight.com/course-player?clipId=8fdfeb30-2fbb-4b29-808c-bf3775f101f8&amp;startTime=83.46" office:target-frame-name="psplayer" xlink:show="replace" text:style-name="Internet_20_link" text:visited-style-name="Visited_20_Internet_20_Link"><text:span text:style-name="T11">and let's walk through this output together.</text:span></text:a><text:span text:style-name="T12"> </text:span><text:a xlink:type="simple" xlink:href="https://app.pluralsight.com/course-player?clipId=8fdfeb30-2fbb-4b29-808c-bf3775f101f8&amp;startTime=85.84" office:target-frame-name="psplayer" xlink:show="replace" text:style-name="Internet_20_link" text:visited-style-name="Visited_20_Internet_20_Link"><text:span text:style-name="T11">We see a lot of the same information that we saw just a second ago,</text:span></text:a><text:span text:style-name="T12"> </text:span><text:a xlink:type="simple" xlink:href="https://app.pluralsight.com/course-player?clipId=8fdfeb30-2fbb-4b29-808c-bf3775f101f8&amp;startTime=88.29" office:target-frame-name="psplayer" xlink:show="replace" text:style-name="Internet_20_link" text:visited-style-name="Visited_20_Internet_20_Link"><text:span text:style-name="T11">so we have the name, the type, and the IP address of the service.</text:span></text:a><text:span text:style-name="T12"> </text:span><text:a xlink:type="simple" xlink:href="https://app.pluralsight.com/course-player?clipId=8fdfeb30-2fbb-4b29-808c-bf3775f101f8&amp;startTime=91.36" office:target-frame-name="psplayer" xlink:show="replace" text:style-name="Internet_20_link" text:visited-style-name="Visited_20_Internet_20_Link"><text:span text:style-name="T11">We see the port that we're listening on and also the target port.</text:span></text:a><text:span text:style-name="T12"> </text:span><text:a xlink:type="simple" xlink:href="https://app.pluralsight.com/course-player?clipId=8fdfeb30-2fbb-4b29-808c-bf3775f101f8&amp;startTime=94.74" office:target-frame-name="psplayer" xlink:show="replace" text:style-name="Internet_20_link" text:visited-style-name="Visited_20_Internet_20_Link"><text:span text:style-name="T11">What I want to call out here is the Endpoints.</text:span></text:a><text:span text:style-name="T12"> </text:span><text:a xlink:type="simple" xlink:href="https://app.pluralsight.com/course-player?clipId=8fdfeb30-2fbb-4b29-808c-bf3775f101f8&amp;startTime=97.34" office:target-frame-name="psplayer" xlink:show="replace" text:style-name="Internet_20_link" text:visited-style-name="Visited_20_Internet_20_Link"><text:span text:style-name="T11">Endpoints are the IP and port pairs for each of the</text:span></text:a><text:span text:style-name="T12"> </text:span><text:a xlink:type="simple" xlink:href="https://app.pluralsight.com/course-player?clipId=8fdfeb30-2fbb-4b29-808c-bf3775f101f8&amp;startTime=100.76" office:target-frame-name="psplayer" xlink:show="replace" text:style-name="Internet_20_link" text:visited-style-name="Visited_20_Internet_20_Link"><text:span text:style-name="T11">Pods that are a member of the service.</text:span></text:a><text:span text:style-name="T12"> </text:span><text:a xlink:type="simple" xlink:href="https://app.pluralsight.com/course-player?clipId=8fdfeb30-2fbb-4b29-808c-bf3775f101f8&amp;startTime=102.64" office:target-frame-name="psplayer" xlink:show="replace" text:style-name="Internet_20_link" text:visited-style-name="Visited_20_Internet_20_Link"><text:span text:style-name="T11">And currently there's only one Pod supporting this service,</text:span></text:a><text:span text:style-name="T12"> </text:span><text:a xlink:type="simple" xlink:href="https://app.pluralsight.com/course-player?clipId=8fdfeb30-2fbb-4b29-808c-bf3775f101f8&amp;startTime=105.51" office:target-frame-name="psplayer" xlink:show="replace" text:style-name="Internet_20_link" text:visited-style-name="Visited_20_Internet_20_Link"><text:span text:style-name="T11">and so here we see the Pod IP and port 192.168.206.127 and port 8080.</text:span></text:a><text:span text:style-name="T12"> </text:span><text:a xlink:type="simple" xlink:href="https://app.pluralsight.com/course-player?clipId=8fdfeb30-2fbb-4b29-808c-bf3775f101f8&amp;startTime=112.75" office:target-frame-name="psplayer" xlink:show="replace" text:style-name="Internet_20_link" text:visited-style-name="Visited_20_Internet_20_Link"><text:span text:style-name="T11">And so when traffic comes in on the service, it'll get routed to this endpoint.</text:span></text:a><text:span text:style-name="T12"> </text:span><text:a xlink:type="simple" xlink:href="https://app.pluralsight.com/course-player?clipId=8fdfeb30-2fbb-4b29-808c-bf3775f101f8&amp;startTime=117.74" office:target-frame-name="psplayer" xlink:show="replace" text:style-name="Internet_20_link" text:visited-style-name="Visited_20_Internet_20_Link"><text:span text:style-name="T11">And so let's go ahead and do just that. Let's access</text:span></text:a><text:span text:style-name="T12"> </text:span><text:a xlink:type="simple" xlink:href="https://app.pluralsight.com/course-player?clipId=8fdfeb30-2fbb-4b29-808c-bf3775f101f8&amp;startTime=120.79" office:target-frame-name="psplayer" xlink:show="replace" text:style-name="Internet_20_link" text:visited-style-name="Visited_20_Internet_20_Link"><text:span text:style-name="T11">the service inside of the cluster.</text:span></text:a><text:span text:style-name="T12"> </text:span><text:a xlink:type="simple" xlink:href="https://app.pluralsight.com/course-player?clipId=8fdfeb30-2fbb-4b29-808c-bf3775f101f8&amp;startTime=124.24" office:target-frame-name="psplayer" xlink:show="replace" text:style-name="Internet_20_link" text:visited-style-name="Visited_20_Internet_20_Link"><text:span text:style-name="T11">And so what I'm going to do is I'm going to grab the IP</text:span></text:a><text:span text:style-name="T12"> </text:span><text:a xlink:type="simple" xlink:href="https://app.pluralsight.com/course-player?clipId=8fdfeb30-2fbb-4b29-808c-bf3775f101f8&amp;startTime=126.14" office:target-frame-name="psplayer" xlink:show="replace" text:style-name="Internet_20_link" text:visited-style-name="Visited_20_Internet_20_Link"><text:span text:style-name="T11">address of the service and throw it into my clipboard and</text:span></text:a><text:span text:style-name="T12"> </text:span><text:a xlink:type="simple" xlink:href="https://app.pluralsight.com/course-player?clipId=8fdfeb30-2fbb-4b29-808c-bf3775f101f8&amp;startTime=128.48" office:target-frame-name="psplayer" xlink:show="replace" text:style-name="Internet_20_link" text:visited-style-name="Visited_20_Internet_20_Link"><text:span text:style-name="T11">use curl to access our application,</text:span></text:a><text:span text:style-name="T12"> </text:span><text:a xlink:type="simple" xlink:href="https://app.pluralsight.com/course-player?clipId=8fdfeb30-2fbb-4b29-808c-bf3775f101f8&amp;startTime=131.85" office:target-frame-name="psplayer" xlink:show="replace" text:style-name="Internet_20_link" text:visited-style-name="Visited_20_Internet_20_Link"><text:span text:style-name="T11">which is a simple Hello World web application,</text:span></text:a><text:span text:style-name="T12"> </text:span><text:a xlink:type="simple" xlink:href="https://app.pluralsight.com/course-player?clipId=8fdfeb30-2fbb-4b29-808c-bf3775f101f8&amp;startTime=134.29" office:target-frame-name="psplayer" xlink:show="replace" text:style-name="Internet_20_link" text:visited-style-name="Visited_20_Internet_20_Link"><text:span text:style-name="T11">and curl is a command line web browser.</text:span></text:a><text:span text:style-name="T12"> </text:span><text:a xlink:type="simple" xlink:href="https://app.pluralsight.com/course-player?clipId=8fdfeb30-2fbb-4b29-808c-bf3775f101f8&amp;startTime=137.34" office:target-frame-name="psplayer" xlink:show="replace" text:style-name="Internet_20_link" text:visited-style-name="Visited_20_Internet_20_Link"><text:span text:style-name="T11">If I type curl and then the protocol http://,</text:span></text:a><text:span text:style-name="T12"> </text:span><text:a xlink:type="simple" xlink:href="https://app.pluralsight.com/course-player?clipId=8fdfeb30-2fbb-4b29-808c-bf3775f101f8&amp;startTime=140.58" office:target-frame-name="psplayer" xlink:show="replace" text:style-name="Internet_20_link" text:visited-style-name="Visited_20_Internet_20_Link"><text:span text:style-name="T11">and I'll paste in the service IP,</text:span></text:a><text:span text:style-name="T12"> </text:span><text:a xlink:type="simple" xlink:href="https://app.pluralsight.com/course-player?clipId=8fdfeb30-2fbb-4b29-808c-bf3775f101f8&amp;startTime=144.64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8fdfeb30-2fbb-4b29-808c-bf3775f101f8&amp;startTime=144.64" office:target-frame-name="psplayer" xlink:show="replace" text:style-name="Internet_20_link" text:visited-style-name="Visited_20_Internet_20_Link"><text:span text:style-name="T11">then type in :80 for the port that we're listening on. When I press Enter,</text:span></text:a><text:span text:style-name="T12"> </text:span><text:a xlink:type="simple" xlink:href="https://app.pluralsight.com/course-player?clipId=8fdfeb30-2fbb-4b29-808c-bf3775f101f8&amp;startTime=150.34" office:target-frame-name="psplayer" xlink:show="replace" text:style-name="Internet_20_link" text:visited-style-name="Visited_20_Internet_20_Link"><text:span text:style-name="T11">this is going to send traffic to the service IP, which will then get routed</text:span></text:a><text:span text:style-name="T12"> </text:span><text:a xlink:type="simple" xlink:href="https://app.pluralsight.com/course-player?clipId=8fdfeb30-2fbb-4b29-808c-bf3775f101f8&amp;startTime=153.94" office:target-frame-name="psplayer" xlink:show="replace" text:style-name="Internet_20_link" text:visited-style-name="Visited_20_Internet_20_Link"><text:span text:style-name="T11">into the Pod that's supporting this particular service.</text:span></text:a><text:span text:style-name="T12"> </text:span><text:a xlink:type="simple" xlink:href="https://app.pluralsight.com/course-player?clipId=8fdfeb30-2fbb-4b29-808c-bf3775f101f8&amp;startTime=157.28" office:target-frame-name="psplayer" xlink:show="replace" text:style-name="Internet_20_link" text:visited-style-name="Visited_20_Internet_20_Link"><text:span text:style-name="T11">So let's go ahead and press Enter and look at our output.</text:span></text:a><text:span text:style-name="T12"> </text:span><text:a xlink:type="simple" xlink:href="https://app.pluralsight.com/course-player?clipId=8fdfeb30-2fbb-4b29-808c-bf3775f101f8&amp;startTime=159.84" office:target-frame-name="psplayer" xlink:show="replace" text:style-name="Internet_20_link" text:visited-style-name="Visited_20_Internet_20_Link"><text:span text:style-name="T11">Our output, simple Hello, World application running on version 1.0.</text:span></text:a><text:span text:style-name="T12"> </text:span><text:a xlink:type="simple" xlink:href="https://app.pluralsight.com/course-player?clipId=8fdfeb30-2fbb-4b29-808c-bf3775f101f8&amp;startTime=163.94" office:target-frame-name="psplayer" xlink:show="replace" text:style-name="Internet_20_link" text:visited-style-name="Visited_20_Internet_20_Link"><text:span text:style-name="T11">The application also prints out the hostname.</text:span></text:a><text:span text:style-name="T12"> </text:span><text:a xlink:type="simple" xlink:href="https://app.pluralsight.com/course-player?clipId=8fdfeb30-2fbb-4b29-808c-bf3775f101f8&amp;startTime=166.21" office:target-frame-name="psplayer" xlink:show="replace" text:style-name="Internet_20_link" text:visited-style-name="Visited_20_Internet_20_Link"><text:span text:style-name="T11">So here we can see the actual Pod name is the hostname.</text:span></text:a><text:span text:style-name="T12"> </text:span><text:a xlink:type="simple" xlink:href="https://app.pluralsight.com/course-player?clipId=8fdfeb30-2fbb-4b29-808c-bf3775f101f8&amp;startTime=169.87" office:target-frame-name="psplayer" xlink:show="replace" text:style-name="Internet_20_link" text:visited-style-name="Visited_20_Internet_20_Link"><text:span text:style-name="T11">So we see hello‑world, then our Pod template hash,</text:span></text:a><text:span text:style-name="T12"> </text:span><text:a xlink:type="simple" xlink:href="https://app.pluralsight.com/course-player?clipId=8fdfeb30-2fbb-4b29-808c-bf3775f101f8&amp;startTime=172.36" office:target-frame-name="psplayer" xlink:show="replace" text:style-name="Internet_20_link" text:visited-style-name="Visited_20_Internet_20_Link"><text:span text:style-name="T11">and then the Pod ID ending in gnxsk.</text:span></text:a><text:span text:style-name="T12"> </text:span><text:a xlink:type="simple" xlink:href="https://app.pluralsight.com/course-player?clipId=8fdfeb30-2fbb-4b29-808c-bf3775f101f8&amp;startTime=176.84" office:target-frame-name="psplayer" xlink:show="replace" text:style-name="Internet_20_link" text:visited-style-name="Visited_20_Internet_20_Link"><text:span text:style-name="T11">And so what happened there is we hit the service IP. The service then routes</text:span></text:a><text:span text:style-name="T12"> </text:span><text:a xlink:type="simple" xlink:href="https://app.pluralsight.com/course-player?clipId=8fdfeb30-2fbb-4b29-808c-bf3775f101f8&amp;startTime=180.08" office:target-frame-name="psplayer" xlink:show="replace" text:style-name="Internet_20_link" text:visited-style-name="Visited_20_Internet_20_Link"><text:span text:style-name="T11">that traffic into the individual Pod supporting the service.</text:span></text:a><text:span text:style-name="T12"> </text:span><text:a xlink:type="simple" xlink:href="https://app.pluralsight.com/course-player?clipId=8fdfeb30-2fbb-4b29-808c-bf3775f101f8&amp;startTime=183.84" office:target-frame-name="psplayer" xlink:show="replace" text:style-name="Internet_20_link" text:visited-style-name="Visited_20_Internet_20_Link"><text:span text:style-name="T11">If we scaled our application out,</text:span></text:a><text:span text:style-name="T12"> </text:span><text:a xlink:type="simple" xlink:href="https://app.pluralsight.com/course-player?clipId=8fdfeb30-2fbb-4b29-808c-bf3775f101f8&amp;startTime=186.34" office:target-frame-name="psplayer" xlink:show="replace" text:style-name="Internet_20_link" text:visited-style-name="Visited_20_Internet_20_Link"><text:span text:style-name="T11">there would be additional endpoints registered into the service,</text:span></text:a><text:span text:style-name="T12"> </text:span><text:a xlink:type="simple" xlink:href="https://app.pluralsight.com/course-player?clipId=8fdfeb30-2fbb-4b29-808c-bf3775f101f8&amp;startTime=188.8" office:target-frame-name="psplayer" xlink:show="replace" text:style-name="Internet_20_link" text:visited-style-name="Visited_20_Internet_20_Link"><text:span text:style-name="T11">and it would be up to kube‑proxy to load balance that traffic</text:span></text:a><text:span text:style-name="T12"> </text:span><text:a xlink:type="simple" xlink:href="https://app.pluralsight.com/course-player?clipId=8fdfeb30-2fbb-4b29-808c-bf3775f101f8&amp;startTime=192.18" office:target-frame-name="psplayer" xlink:show="replace" text:style-name="Internet_20_link" text:visited-style-name="Visited_20_Internet_20_Link"><text:span text:style-name="T11">amongst all of the Pods supporting the service.</text:span></text:a><text:span text:style-name="T12"> </text:span><text:a xlink:type="simple" xlink:href="https://app.pluralsight.com/course-player?clipId=8fdfeb30-2fbb-4b29-808c-bf3775f101f8&amp;startTime=196.84" office:target-frame-name="psplayer" xlink:show="replace" text:style-name="Internet_20_link" text:visited-style-name="Visited_20_Internet_20_Link"><text:span text:style-name="T11">Now in the next part of the demo,</text:span></text:a><text:span text:style-name="T12"> </text:span><text:a xlink:type="simple" xlink:href="https://app.pluralsight.com/course-player?clipId=8fdfeb30-2fbb-4b29-808c-bf3775f101f8&amp;startTime=198.34" office:target-frame-name="psplayer" xlink:show="replace" text:style-name="Internet_20_link" text:visited-style-name="Visited_20_Internet_20_Link"><text:span text:style-name="T11">what I want to show you here is how to use kubectl to generate YAML or JSON</text:span></text:a><text:span text:style-name="T12"> </text:span><text:a xlink:type="simple" xlink:href="https://app.pluralsight.com/course-player?clipId=8fdfeb30-2fbb-4b29-808c-bf3775f101f8&amp;startTime=203.17" office:target-frame-name="psplayer" xlink:show="replace" text:style-name="Internet_20_link" text:visited-style-name="Visited_20_Internet_20_Link"><text:span text:style-name="T11">for resources that you have deployed in your cluster.</text:span></text:a><text:span text:style-name="T12"> </text:span><text:a xlink:type="simple" xlink:href="https://app.pluralsight.com/course-player?clipId=8fdfeb30-2fbb-4b29-808c-bf3775f101f8&amp;startTime=205.32" office:target-frame-name="psplayer" xlink:show="replace" text:style-name="Internet_20_link" text:visited-style-name="Visited_20_Internet_20_Link"><text:span text:style-name="T11">In this case, we're going to look at a deployment.</text:span></text:a><text:span text:style-name="T12"> </text:span><text:a xlink:type="simple" xlink:href="https://app.pluralsight.com/course-player?clipId=8fdfeb30-2fbb-4b29-808c-bf3775f101f8&amp;startTime=208.24" office:target-frame-name="psplayer" xlink:show="replace" text:style-name="Internet_20_link" text:visited-style-name="Visited_20_Internet_20_Link"><text:span text:style-name="T11">And so on line 116 here I have kubectl get deployment hello‑world,</text:span></text:a><text:span text:style-name="T12"> </text:span><text:a xlink:type="simple" xlink:href="https://app.pluralsight.com/course-player?clipId=8fdfeb30-2fbb-4b29-808c-bf3775f101f8&amp;startTime=212.9" office:target-frame-name="psplayer" xlink:show="replace" text:style-name="Internet_20_link" text:visited-style-name="Visited_20_Internet_20_Link"><text:span text:style-name="T11">and then the output modifier ‑o yaml, and I want to pipe that output into more.</text:span></text:a><text:span text:style-name="T12"> </text:span><text:a xlink:type="simple" xlink:href="https://app.pluralsight.com/course-player?clipId=8fdfeb30-2fbb-4b29-808c-bf3775f101f8&amp;startTime=217.14" office:target-frame-name="psplayer" xlink:show="replace" text:style-name="Internet_20_link" text:visited-style-name="Visited_20_Internet_20_Link"><text:span text:style-name="T11">And so this will give us a YAML representation of the deployment object.</text:span></text:a><text:span text:style-name="T12"> </text:span><text:a xlink:type="simple" xlink:href="https://app.pluralsight.com/course-player?clipId=8fdfeb30-2fbb-4b29-808c-bf3775f101f8&amp;startTime=222.19" office:target-frame-name="psplayer" xlink:show="replace" text:style-name="Internet_20_link" text:visited-style-name="Visited_20_Internet_20_Link"><text:span text:style-name="T11">This YAML representation also includes runtime</text:span></text:a><text:span text:style-name="T12"> </text:span><text:a xlink:type="simple" xlink:href="https://app.pluralsight.com/course-player?clipId=8fdfeb30-2fbb-4b29-808c-bf3775f101f8&amp;startTime=225.44" office:target-frame-name="psplayer" xlink:show="replace" text:style-name="Internet_20_link" text:visited-style-name="Visited_20_Internet_20_Link"><text:span text:style-name="T11">information about the actual object itself.</text:span></text:a><text:span text:style-name="T12"> </text:span><text:a xlink:type="simple" xlink:href="https://app.pluralsight.com/course-player?clipId=8fdfeb30-2fbb-4b29-808c-bf3775f101f8&amp;startTime=228.25" office:target-frame-name="psplayer" xlink:show="replace" text:style-name="Internet_20_link" text:visited-style-name="Visited_20_Internet_20_Link"><text:span text:style-name="T11">And so if we look inside of here, we see the YAML associated with the deployment,</text:span></text:a><text:span text:style-name="T12"> </text:span><text:a xlink:type="simple" xlink:href="https://app.pluralsight.com/course-player?clipId=8fdfeb30-2fbb-4b29-808c-bf3775f101f8&amp;startTime=231.89" office:target-frame-name="psplayer" xlink:show="replace" text:style-name="Internet_20_link" text:visited-style-name="Visited_20_Internet_20_Link"><text:span text:style-name="T11">apiVersion apps/v1, kind is Deployment,</text:span></text:a><text:span text:style-name="T12"> </text:span><text:a xlink:type="simple" xlink:href="https://app.pluralsight.com/course-player?clipId=8fdfeb30-2fbb-4b29-808c-bf3775f101f8&amp;startTime=235.33" office:target-frame-name="psplayer" xlink:show="replace" text:style-name="Internet_20_link" text:visited-style-name="Visited_20_Internet_20_Link"><text:span text:style-name="T11">but we also have a bunch of runtime information.</text:span></text:a><text:span text:style-name="T12"> </text:span><text:a xlink:type="simple" xlink:href="https://app.pluralsight.com/course-player?clipId=8fdfeb30-2fbb-4b29-808c-bf3775f101f8&amp;startTime=238.64" office:target-frame-name="psplayer" xlink:show="replace" text:style-name="Internet_20_link" text:visited-style-name="Visited_20_Internet_20_Link"><text:span text:style-name="T11">This can be useful for monitoring in configuration management scenarios,</text:span></text:a><text:span text:style-name="T12"> </text:span><text:a xlink:type="simple" xlink:href="https://app.pluralsight.com/course-player?clipId=8fdfeb30-2fbb-4b29-808c-bf3775f101f8&amp;startTime=242" office:target-frame-name="psplayer" xlink:show="replace" text:style-name="Internet_20_link" text:visited-style-name="Visited_20_Internet_20_Link"><text:span text:style-name="T11">but not so great as a source for manifest for declarative deployments.</text:span></text:a><text:span text:style-name="T12"> </text:span><text:a xlink:type="simple" xlink:href="https://app.pluralsight.com/course-player?clipId=8fdfeb30-2fbb-4b29-808c-bf3775f101f8&amp;startTime=246.2" office:target-frame-name="psplayer" xlink:show="replace" text:style-name="Internet_20_link" text:visited-style-name="Visited_20_Internet_20_Link"><text:span text:style-name="T11">We'd have to remove all of this runtime information.</text:span></text:a><text:span text:style-name="T12"> </text:span><text:a xlink:type="simple" xlink:href="https://app.pluralsight.com/course-player?clipId=8fdfeb30-2fbb-4b29-808c-bf3775f101f8&amp;startTime=248.56" office:target-frame-name="psplayer" xlink:show="replace" text:style-name="Internet_20_link" text:visited-style-name="Visited_20_Internet_20_Link"><text:span text:style-name="T11">I'm going to show you a technique in a few moments where we use dry run</text:span></text:a><text:span text:style-name="T12"> </text:span><text:a xlink:type="simple" xlink:href="https://app.pluralsight.com/course-player?clipId=8fdfeb30-2fbb-4b29-808c-bf3775f101f8&amp;startTime=251.85" office:target-frame-name="psplayer" xlink:show="replace" text:style-name="Internet_20_link" text:visited-style-name="Visited_20_Internet_20_Link"><text:span text:style-name="T11">to help us generate these manifests very quickly and correctly at the</text:span></text:a><text:span text:style-name="T12"> </text:span><text:a xlink:type="simple" xlink:href="https://app.pluralsight.com/course-player?clipId=8fdfeb30-2fbb-4b29-808c-bf3775f101f8&amp;startTime=256.59" office:target-frame-name="psplayer" xlink:show="replace" text:style-name="Internet_20_link" text:visited-style-name="Visited_20_Internet_20_Link"><text:span text:style-name="T11">command line without runtime information.</text:span></text:a><text:span text:style-name="T12"> </text:span><text:a xlink:type="simple" xlink:href="https://app.pluralsight.com/course-player?clipId=8fdfeb30-2fbb-4b29-808c-bf3775f101f8&amp;startTime=259.44" office:target-frame-name="psplayer" xlink:show="replace" text:style-name="Internet_20_link" text:visited-style-name="Visited_20_Internet_20_Link"><text:span text:style-name="T11">If we also wanted to see this from a different angle,</text:span></text:a><text:span text:style-name="T12"> </text:span><text:a xlink:type="simple" xlink:href="https://app.pluralsight.com/course-player?clipId=8fdfeb30-2fbb-4b29-808c-bf3775f101f8&amp;startTime=261.48" office:target-frame-name="psplayer" xlink:show="replace" text:style-name="Internet_20_link" text:visited-style-name="Visited_20_Internet_20_Link"><text:span text:style-name="T11">I can do the same, but for JSON.</text:span></text:a><text:span text:style-name="T12"> </text:span><text:a xlink:type="simple" xlink:href="https://app.pluralsight.com/course-player?clipId=8fdfeb30-2fbb-4b29-808c-bf3775f101f8&amp;startTime=263.56" office:target-frame-name="psplayer" xlink:show="replace" text:style-name="Internet_20_link" text:visited-style-name="Visited_20_Internet_20_Link"><text:span text:style-name="T11">So kubectl get deployment hello‑world, then with the output modifier ‑o json,</text:span></text:a><text:span text:style-name="T12"> </text:span><text:a xlink:type="simple" xlink:href="https://app.pluralsight.com/course-player?clipId=8fdfeb30-2fbb-4b29-808c-bf3775f101f8&amp;startTime=268.75" office:target-frame-name="psplayer" xlink:show="replace" text:style-name="Internet_20_link" text:visited-style-name="Visited_20_Internet_20_Link"><text:span text:style-name="T11">pipe that into more.</text:span></text:a><text:span text:style-name="T12"> </text:span><text:a xlink:type="simple" xlink:href="https://app.pluralsight.com/course-player?clipId=8fdfeb30-2fbb-4b29-808c-bf3775f101f8&amp;startTime=270.05" office:target-frame-name="psplayer" xlink:show="replace" text:style-name="Internet_20_link" text:visited-style-name="Visited_20_Internet_20_Link"><text:span text:style-name="T11">And here we can see the JSON representation of this object,</text:span></text:a><text:span text:style-name="T12"> </text:span><text:a xlink:type="simple" xlink:href="https://app.pluralsight.com/course-player?clipId=8fdfeb30-2fbb-4b29-808c-bf3775f101f8&amp;startTime=273.48" office:target-frame-name="psplayer" xlink:show="replace" text:style-name="Internet_20_link" text:visited-style-name="Visited_20_Internet_20_Link"><text:span text:style-name="T11">including its runtime information.</text:span></text:a><text:span text:style-name="T12"> </text:span><text:a xlink:type="simple" xlink:href="https://app.pluralsight.com/course-player?clipId=8fdfeb30-2fbb-4b29-808c-bf3775f101f8&amp;startTime=276.04" office:target-frame-name="psplayer" xlink:show="replace" text:style-name="Internet_20_link" text:visited-style-name="Visited_20_Internet_20_Link"><text:span text:style-name="T11">And so let's go ahead and clear out of that.</text:span></text:a><text:span text:style-name="T12"> </text:span><text:a xlink:type="simple" xlink:href="https://app.pluralsight.com/course-player?clipId=8fdfeb30-2fbb-4b29-808c-bf3775f101f8&amp;startTime=277.84" office:target-frame-name="psplayer" xlink:show="replace" text:style-name="Internet_20_link" text:visited-style-name="Visited_20_Internet_20_Link"><text:span text:style-name="T11">And before we move forward into our next demo,</text:span></text:a><text:span text:style-name="T12"> </text:span><text:a xlink:type="simple" xlink:href="https://app.pluralsight.com/course-player?clipId=8fdfeb30-2fbb-4b29-808c-bf3775f101f8&amp;startTime=280.37" office:target-frame-name="psplayer" xlink:show="replace" text:style-name="Internet_20_link" text:visited-style-name="Visited_20_Internet_20_Link"><text:span text:style-name="T11">I want to delete the resources that we created imperatively and recreate</text:span></text:a><text:span text:style-name="T12"> </text:span><text:a xlink:type="simple" xlink:href="https://app.pluralsight.com/course-player?clipId=8fdfeb30-2fbb-4b29-808c-bf3775f101f8&amp;startTime=284.19" office:target-frame-name="psplayer" xlink:show="replace" text:style-name="Internet_20_link" text:visited-style-name="Visited_20_Internet_20_Link"><text:span text:style-name="T11">all of those declaratively in our upcoming demo. So let's walk through the</text:span></text:a><text:span text:style-name="T12"> </text:span><text:a xlink:type="simple" xlink:href="https://app.pluralsight.com/course-player?clipId=8fdfeb30-2fbb-4b29-808c-bf3775f101f8&amp;startTime=287.36" office:target-frame-name="psplayer" xlink:show="replace" text:style-name="Internet_20_link" text:visited-style-name="Visited_20_Internet_20_Link"><text:span text:style-name="T11">process of deleting some resources together.</text:span></text:a><text:span text:style-name="T12"> </text:span><text:a xlink:type="simple" xlink:href="https://app.pluralsight.com/course-player?clipId=8fdfeb30-2fbb-4b29-808c-bf3775f101f8&amp;startTime=290.24" office:target-frame-name="psplayer" xlink:show="replace" text:style-name="Internet_20_link" text:visited-style-name="Visited_20_Internet_20_Link"><text:span text:style-name="T11">Before we delete anything, let's look at what we have.</text:span></text:a><text:span text:style-name="T12"> </text:span><text:a xlink:type="simple" xlink:href="https://app.pluralsight.com/course-player?clipId=8fdfeb30-2fbb-4b29-808c-bf3775f101f8&amp;startTime=292.61" office:target-frame-name="psplayer" xlink:show="replace" text:style-name="Internet_20_link" text:visited-style-name="Visited_20_Internet_20_Link"><text:span text:style-name="T11">And so with kubectl get all, we can see I have my deployment,</text:span></text:a><text:span text:style-name="T12"> </text:span><text:a xlink:type="simple" xlink:href="https://app.pluralsight.com/course-player?clipId=8fdfeb30-2fbb-4b29-808c-bf3775f101f8&amp;startTime=296.14" office:target-frame-name="psplayer" xlink:show="replace" text:style-name="Internet_20_link" text:visited-style-name="Visited_20_Internet_20_Link"><text:span text:style-name="T11">which created my replicaset, which created the Pod supporting that deployment.</text:span></text:a><text:span text:style-name="T12"> </text:span><text:a xlink:type="simple" xlink:href="https://app.pluralsight.com/course-player?clipId=8fdfeb30-2fbb-4b29-808c-bf3775f101f8&amp;startTime=300.58" office:target-frame-name="psplayer" xlink:show="replace" text:style-name="Internet_20_link" text:visited-style-name="Visited_20_Internet_20_Link"><text:span text:style-name="T11">We also see that our bare Pod is in there,</text:span></text:a><text:span text:style-name="T12"> </text:span><text:a xlink:type="simple" xlink:href="https://app.pluralsight.com/course-player?clipId=8fdfeb30-2fbb-4b29-808c-bf3775f101f8&amp;startTime=302.56" office:target-frame-name="psplayer" xlink:show="replace" text:style-name="Internet_20_link" text:visited-style-name="Visited_20_Internet_20_Link"><text:span text:style-name="T11">and I also have two services up and running,</text:span></text:a><text:span text:style-name="T12"> </text:span><text:a xlink:type="simple" xlink:href="https://app.pluralsight.com/course-player?clipId=8fdfeb30-2fbb-4b29-808c-bf3775f101f8&amp;startTime=305.42" office:target-frame-name="psplayer" xlink:show="replace" text:style-name="Internet_20_link" text:visited-style-name="Visited_20_Internet_20_Link"><text:span text:style-name="T11">one that we just created, our hello‑world service,</text:span></text:a><text:span text:style-name="T12"> </text:span><text:a xlink:type="simple" xlink:href="https://app.pluralsight.com/course-player?clipId=8fdfeb30-2fbb-4b29-808c-bf3775f101f8&amp;startTime=308.09" office:target-frame-name="psplayer" xlink:show="replace" text:style-name="Internet_20_link" text:visited-style-name="Visited_20_Internet_20_Link"><text:span text:style-name="T11">and a service for the API server that's available inside of the cluster.</text:span></text:a><text:span text:style-name="T12"> </text:span><text:a xlink:type="simple" xlink:href="https://app.pluralsight.com/course-player?clipId=8fdfeb30-2fbb-4b29-808c-bf3775f101f8&amp;startTime=312.44" office:target-frame-name="psplayer" xlink:show="replace" text:style-name="Internet_20_link" text:visited-style-name="Visited_20_Internet_20_Link"><text:span text:style-name="T11">So let's delete our service,</text:span></text:a><text:span text:style-name="T12"> </text:span><text:a xlink:type="simple" xlink:href="https://app.pluralsight.com/course-player?clipId=8fdfeb30-2fbb-4b29-808c-bf3775f101f8&amp;startTime=313.98" office:target-frame-name="psplayer" xlink:show="replace" text:style-name="Internet_20_link" text:visited-style-name="Visited_20_Internet_20_Link"><text:span text:style-name="T11">and we can do that with kubectl delete service hello‑world.</text:span></text:a><text:span text:style-name="T12"> </text:span><text:a xlink:type="simple" xlink:href="https://app.pluralsight.com/course-player?clipId=8fdfeb30-2fbb-4b29-808c-bf3775f101f8&amp;startTime=317.34" office:target-frame-name="psplayer" xlink:show="replace" text:style-name="Internet_20_link" text:visited-style-name="Visited_20_Internet_20_Link"><text:span text:style-name="T11">I'm going to go ahead and delete our deployment with</text:span></text:a><text:span text:style-name="T12"> </text:span><text:a xlink:type="simple" xlink:href="https://app.pluralsight.com/course-player?clipId=8fdfeb30-2fbb-4b29-808c-bf3775f101f8&amp;startTime=319.21" office:target-frame-name="psplayer" xlink:show="replace" text:style-name="Internet_20_link" text:visited-style-name="Visited_20_Internet_20_Link"><text:span text:style-name="T11">kubectl delete deployment hello‑world.</text:span></text:a><text:span text:style-name="T12"> </text:span><text:a xlink:type="simple" xlink:href="https://app.pluralsight.com/course-player?clipId=8fdfeb30-2fbb-4b29-808c-bf3775f101f8&amp;startTime=322.04" office:target-frame-name="psplayer" xlink:show="replace" text:style-name="Internet_20_link" text:visited-style-name="Visited_20_Internet_20_Link"><text:span text:style-name="T11">What's going to happen when I do kubectl delete deployment hello‑world,</text:span></text:a><text:span text:style-name="T12"> </text:span><text:a xlink:type="simple" xlink:href="https://app.pluralsight.com/course-player?clipId=8fdfeb30-2fbb-4b29-808c-bf3775f101f8&amp;startTime=325.49" office:target-frame-name="psplayer" xlink:show="replace" text:style-name="Internet_20_link" text:visited-style-name="Visited_20_Internet_20_Link"><text:span text:style-name="T11">that'll delete the deployment, which will then delete the replicaset,</text:span></text:a><text:span text:style-name="T12"> </text:span><text:a xlink:type="simple" xlink:href="https://app.pluralsight.com/course-player?clipId=8fdfeb30-2fbb-4b29-808c-bf3775f101f8&amp;startTime=328.57" office:target-frame-name="psplayer" xlink:show="replace" text:style-name="Internet_20_link" text:visited-style-name="Visited_20_Internet_20_Link"><text:span text:style-name="T11">which will then delete all the Pods associated with that replicaset.</text:span></text:a><text:span text:style-name="T12"> </text:span><text:a xlink:type="simple" xlink:href="https://app.pluralsight.com/course-player?clipId=8fdfeb30-2fbb-4b29-808c-bf3775f101f8&amp;startTime=331.82" office:target-frame-name="psplayer" xlink:show="replace" text:style-name="Internet_20_link" text:visited-style-name="Visited_20_Internet_20_Link"><text:span text:style-name="T11">So there's a cascading delete that happens there.</text:span></text:a><text:span text:style-name="T12"> </text:span><text:a xlink:type="simple" xlink:href="https://app.pluralsight.com/course-player?clipId=8fdfeb30-2fbb-4b29-808c-bf3775f101f8&amp;startTime=334.44" office:target-frame-name="psplayer" xlink:show="replace" text:style-name="Internet_20_link" text:visited-style-name="Visited_20_Internet_20_Link"><text:span text:style-name="T11">We then need to delete our bare Pod since it's not</text:span></text:a><text:span text:style-name="T12"> </text:span><text:a xlink:type="simple" xlink:href="https://app.pluralsight.com/course-player?clipId=8fdfeb30-2fbb-4b29-808c-bf3775f101f8&amp;startTime=336.85" office:target-frame-name="psplayer" xlink:show="replace" text:style-name="Internet_20_link" text:visited-style-name="Visited_20_Internet_20_Link"><text:span text:style-name="T11">associated with any controller, and we can do that with kubectl delete pod,</text:span></text:a><text:span text:style-name="T12"> </text:span><text:a xlink:type="simple" xlink:href="https://app.pluralsight.com/course-player?clipId=8fdfeb30-2fbb-4b29-808c-bf3775f101f8&amp;startTime=341.78" office:target-frame-name="psplayer" xlink:show="replace" text:style-name="Internet_20_link" text:visited-style-name="Visited_20_Internet_20_Link"><text:span text:style-name="T11">specifying a Pod name, hello‑world‑pod.</text:span></text:a><text:span text:style-name="T12"> </text:span><text:a xlink:type="simple" xlink:href="https://app.pluralsight.com/course-player?clipId=8fdfeb30-2fbb-4b29-808c-bf3775f101f8&amp;startTime=344.44" office:target-frame-name="psplayer" xlink:show="replace" text:style-name="Internet_20_link" text:visited-style-name="Visited_20_Internet_20_Link"><text:span text:style-name="T11">That's going to block for a moment until that Pod is actually deleted,</text:span></text:a><text:span text:style-name="T12"> </text:span><text:a xlink:type="simple" xlink:href="https://app.pluralsight.com/course-player?clipId=8fdfeb30-2fbb-4b29-808c-bf3775f101f8&amp;startTime=347.75" office:target-frame-name="psplayer" xlink:show="replace" text:style-name="Internet_20_link" text:visited-style-name="Visited_20_Internet_20_Link"><text:span text:style-name="T11">and then we'll get our console back.</text:span></text:a><text:span text:style-name="T12"> </text:span><text:a xlink:type="simple" xlink:href="https://app.pluralsight.com/course-player?clipId=8fdfeb30-2fbb-4b29-808c-bf3775f101f8&amp;startTime=349.64" office:target-frame-name="psplayer" xlink:show="replace" text:style-name="Internet_20_link" text:visited-style-name="Visited_20_Internet_20_Link"><text:span text:style-name="T11">With that Pod deleted, if I do a kubectl get all now, all that we have left is that single cluster service for Kubernetes available.</text:span></text:a></text:p>
      <text:h text:style-name="P3" text:outline-level="3"><text:soft-page-break/><text:a xlink:type="simple" xlink:href="https://app.pluralsight.com/course-player?clipId=2cee0169-e801-4c16-a894-c9962b6dad6c" office:target-frame-name="psplayer" xlink:show="replace" text:style-name="Internet_20_link" text:visited-style-name="Visited_20_Internet_20_Link"><text:span text:style-name="T11">Demo: Declarative Deployments and Accessing and Modifying Existing Resources in Your Cluster</text:span></text:a></text:h>
      <text:p text:style-name="P5"><text:a xlink:type="simple" xlink:href="https://app.pluralsight.com/course-player?clipId=2cee0169-e801-4c16-a894-c9962b6dad6c&amp;startTime=1.14" office:target-frame-name="psplayer" xlink:show="replace" text:style-name="Internet_20_link" text:visited-style-name="Visited_20_Internet_20_Link"><text:span text:style-name="T11">Moving forward,</text:span></text:a><text:span text:style-name="T12"> </text:span><text:a xlink:type="simple" xlink:href="https://app.pluralsight.com/course-player?clipId=2cee0169-e801-4c16-a894-c9962b6dad6c&amp;startTime=1.9" office:target-frame-name="psplayer" xlink:show="replace" text:style-name="Internet_20_link" text:visited-style-name="Visited_20_Internet_20_Link"><text:span text:style-name="T11">let's look at how we can deploy resources declaratively in our cluster.</text:span></text:a><text:span text:style-name="T12"> </text:span><text:a xlink:type="simple" xlink:href="https://app.pluralsight.com/course-player?clipId=2cee0169-e801-4c16-a894-c9962b6dad6c&amp;startTime=6.48" office:target-frame-name="psplayer" xlink:show="replace" text:style-name="Internet_20_link" text:visited-style-name="Visited_20_Internet_20_Link"><text:span text:style-name="T11">We just walked through how to create things imperatively at the command line,</text:span></text:a><text:span text:style-name="T12"> </text:span><text:a xlink:type="simple" xlink:href="https://app.pluralsight.com/course-player?clipId=2cee0169-e801-4c16-a894-c9962b6dad6c&amp;startTime=9.69" office:target-frame-name="psplayer" xlink:show="replace" text:style-name="Internet_20_link" text:visited-style-name="Visited_20_Internet_20_Link"><text:span text:style-name="T11">but we want to get to where we're deploying things</text:span></text:a><text:span text:style-name="T12"> </text:span><text:a xlink:type="simple" xlink:href="https://app.pluralsight.com/course-player?clipId=2cee0169-e801-4c16-a894-c9962b6dad6c&amp;startTime=11.95" office:target-frame-name="psplayer" xlink:show="replace" text:style-name="Internet_20_link" text:visited-style-name="Visited_20_Internet_20_Link"><text:span text:style-name="T11">declaratively in code in our cluster, and so let's start that process together.</text:span></text:a><text:span text:style-name="T12"> </text:span><text:a xlink:type="simple" xlink:href="https://app.pluralsight.com/course-player?clipId=2cee0169-e801-4c16-a894-c9962b6dad6c&amp;startTime=16.82" office:target-frame-name="psplayer" xlink:show="replace" text:style-name="Internet_20_link" text:visited-style-name="Visited_20_Internet_20_Link"><text:span text:style-name="T11">On line 136 here,</text:span></text:a><text:span text:style-name="T12"> </text:span><text:a xlink:type="simple" xlink:href="https://app.pluralsight.com/course-player?clipId=2cee0169-e801-4c16-a894-c9962b6dad6c&amp;startTime=18.76" office:target-frame-name="psplayer" xlink:show="replace" text:style-name="Internet_20_link" text:visited-style-name="Visited_20_Internet_20_Link"><text:span text:style-name="T11">I have an example of where we can use a dry‑run=client to help</text:span></text:a><text:span text:style-name="T12"> </text:span><text:a xlink:type="simple" xlink:href="https://app.pluralsight.com/course-player?clipId=2cee0169-e801-4c16-a894-c9962b6dad6c&amp;startTime=22.72" office:target-frame-name="psplayer" xlink:show="replace" text:style-name="Internet_20_link" text:visited-style-name="Visited_20_Internet_20_Link"><text:span text:style-name="T11">create a YAML manifest quickly and correctly,</text:span></text:a><text:span text:style-name="T12"> </text:span><text:a xlink:type="simple" xlink:href="https://app.pluralsight.com/course-player?clipId=2cee0169-e801-4c16-a894-c9962b6dad6c&amp;startTime=25.39" office:target-frame-name="psplayer" xlink:show="replace" text:style-name="Internet_20_link" text:visited-style-name="Visited_20_Internet_20_Link"><text:span text:style-name="T11">and so let's walk through the code to do just that.</text:span></text:a><text:span text:style-name="T12"> </text:span><text:a xlink:type="simple" xlink:href="https://app.pluralsight.com/course-player?clipId=2cee0169-e801-4c16-a894-c9962b6dad6c&amp;startTime=28.24" office:target-frame-name="psplayer" xlink:show="replace" text:style-name="Internet_20_link" text:visited-style-name="Visited_20_Internet_20_Link"><text:span text:style-name="T11">We have kubectl create deployment hello‑world,</text:span></text:a><text:span text:style-name="T12"> </text:span><text:a xlink:type="simple" xlink:href="https://app.pluralsight.com/course-player?clipId=2cee0169-e801-4c16-a894-c9962b6dad6c&amp;startTime=30.66" office:target-frame-name="psplayer" xlink:show="replace" text:style-name="Internet_20_link" text:visited-style-name="Visited_20_Internet_20_Link"><text:span text:style-name="T11">and then specifying the image that we want to run.</text:span></text:a><text:span text:style-name="T12"> </text:span><text:a xlink:type="simple" xlink:href="https://app.pluralsight.com/course-player?clipId=2cee0169-e801-4c16-a894-c9962b6dad6c&amp;startTime=32.6" office:target-frame-name="psplayer" xlink:show="replace" text:style-name="Internet_20_link" text:visited-style-name="Visited_20_Internet_20_Link"><text:span text:style-name="T11">So really, that's no different than we saw in the previous demo.</text:span></text:a><text:span text:style-name="T12"> </text:span><text:a xlink:type="simple" xlink:href="https://app.pluralsight.com/course-player?clipId=2cee0169-e801-4c16-a894-c9962b6dad6c&amp;startTime=36.04" office:target-frame-name="psplayer" xlink:show="replace" text:style-name="Internet_20_link" text:visited-style-name="Visited_20_Internet_20_Link"><text:span text:style-name="T11">We then add on dry‑run=client and ‑o yaml,</text:span></text:a><text:span text:style-name="T12"> </text:span><text:a xlink:type="simple" xlink:href="https://app.pluralsight.com/course-player?clipId=2cee0169-e801-4c16-a894-c9962b6dad6c&amp;startTime=39.73" office:target-frame-name="psplayer" xlink:show="replace" text:style-name="Internet_20_link" text:visited-style-name="Visited_20_Internet_20_Link"><text:span text:style-name="T11">and what that will do is create the YAML manifest for that deployment</text:span></text:a><text:span text:style-name="T12"> </text:span><text:a xlink:type="simple" xlink:href="https://app.pluralsight.com/course-player?clipId=2cee0169-e801-4c16-a894-c9962b6dad6c&amp;startTime=45.05" office:target-frame-name="psplayer" xlink:show="replace" text:style-name="Internet_20_link" text:visited-style-name="Visited_20_Internet_20_Link"><text:span text:style-name="T11">named hello‑world running that container image.</text:span></text:a><text:span text:style-name="T12"> </text:span><text:a xlink:type="simple" xlink:href="https://app.pluralsight.com/course-player?clipId=2cee0169-e801-4c16-a894-c9962b6dad6c&amp;startTime=47.25" office:target-frame-name="psplayer" xlink:show="replace" text:style-name="Internet_20_link" text:visited-style-name="Visited_20_Internet_20_Link"><text:span text:style-name="T11">And that'll give us that output, the standard out.</text:span></text:a><text:span text:style-name="T12"> </text:span><text:a xlink:type="simple" xlink:href="https://app.pluralsight.com/course-player?clipId=2cee0169-e801-4c16-a894-c9962b6dad6c&amp;startTime=49.22" office:target-frame-name="psplayer" xlink:show="replace" text:style-name="Internet_20_link" text:visited-style-name="Visited_20_Internet_20_Link"><text:span text:style-name="T11">I'm going to pipe that into more.</text:span></text:a><text:span text:style-name="T12"> </text:span><text:a xlink:type="simple" xlink:href="https://app.pluralsight.com/course-player?clipId=2cee0169-e801-4c16-a894-c9962b6dad6c&amp;startTime=50.31" office:target-frame-name="psplayer" xlink:show="replace" text:style-name="Internet_20_link" text:visited-style-name="Visited_20_Internet_20_Link"><text:span text:style-name="T11">And so let's go and run this code and look at what we get.</text:span></text:a><text:span text:style-name="T12"> </text:span><text:a xlink:type="simple" xlink:href="https://app.pluralsight.com/course-player?clipId=2cee0169-e801-4c16-a894-c9962b6dad6c&amp;startTime=53.04" office:target-frame-name="psplayer" xlink:show="replace" text:style-name="Internet_20_link" text:visited-style-name="Visited_20_Internet_20_Link"><text:span text:style-name="T11">In the code at the bottom, we have the YAML that describes what we want to do.</text:span></text:a><text:span text:style-name="T12"> </text:span><text:a xlink:type="simple" xlink:href="https://app.pluralsight.com/course-player?clipId=2cee0169-e801-4c16-a894-c9962b6dad6c&amp;startTime=56.98" office:target-frame-name="psplayer" xlink:show="replace" text:style-name="Internet_20_link" text:visited-style-name="Visited_20_Internet_20_Link"><text:span text:style-name="T11">We want to create a deployment with that container image.</text:span></text:a><text:span text:style-name="T12"> </text:span><text:a xlink:type="simple" xlink:href="https://app.pluralsight.com/course-player?clipId=2cee0169-e801-4c16-a894-c9962b6dad6c&amp;startTime=61.44" office:target-frame-name="psplayer" xlink:show="replace" text:style-name="Internet_20_link" text:visited-style-name="Visited_20_Internet_20_Link"><text:span text:style-name="T11">So let's break out of this output and then run that code one more time,</text:span></text:a><text:span text:style-name="T12"> </text:span><text:a xlink:type="simple" xlink:href="https://app.pluralsight.com/course-player?clipId=2cee0169-e801-4c16-a894-c9962b6dad6c&amp;startTime=64.28" office:target-frame-name="psplayer" xlink:show="replace" text:style-name="Internet_20_link" text:visited-style-name="Visited_20_Internet_20_Link"><text:span text:style-name="T11">but instead of writing it to console, we'll write it to file.</text:span></text:a><text:span text:style-name="T12"> </text:span><text:a xlink:type="simple" xlink:href="https://app.pluralsight.com/course-player?clipId=2cee0169-e801-4c16-a894-c9962b6dad6c&amp;startTime=68.04" office:target-frame-name="psplayer" xlink:show="replace" text:style-name="Internet_20_link" text:visited-style-name="Visited_20_Internet_20_Link"><text:span text:style-name="T11">And so here, the only difference from the previous command is on line 144,</text:span></text:a><text:span text:style-name="T12"> </text:span><text:a xlink:type="simple" xlink:href="https://app.pluralsight.com/course-player?clipId=2cee0169-e801-4c16-a894-c9962b6dad6c&amp;startTime=72.38" office:target-frame-name="psplayer" xlink:show="replace" text:style-name="Internet_20_link" text:visited-style-name="Visited_20_Internet_20_Link"><text:span text:style-name="T11">where we're redirecting that output into a file named deployment.yaml file.</text:span></text:a><text:span text:style-name="T12"> </text:span><text:a xlink:type="simple" xlink:href="https://app.pluralsight.com/course-player?clipId=2cee0169-e801-4c16-a894-c9962b6dad6c&amp;startTime=77.14" office:target-frame-name="psplayer" xlink:show="replace" text:style-name="Internet_20_link" text:visited-style-name="Visited_20_Internet_20_Link"><text:span text:style-name="T11">And so from here we could take this deployment.yaml and</text:span></text:a><text:span text:style-name="T12"> </text:span><text:a xlink:type="simple" xlink:href="https://app.pluralsight.com/course-player?clipId=2cee0169-e801-4c16-a894-c9962b6dad6c&amp;startTime=79.8" office:target-frame-name="psplayer" xlink:show="replace" text:style-name="Internet_20_link" text:visited-style-name="Visited_20_Internet_20_Link"><text:span text:style-name="T11">build on a more complex deployment, if we need to,</text:span></text:a><text:span text:style-name="T12"> </text:span><text:a xlink:type="simple" xlink:href="https://app.pluralsight.com/course-player?clipId=2cee0169-e801-4c16-a894-c9962b6dad6c&amp;startTime=82.82" office:target-frame-name="psplayer" xlink:show="replace" text:style-name="Internet_20_link" text:visited-style-name="Visited_20_Internet_20_Link"><text:span text:style-name="T11">adding and changing the configuration inside of the</text:span></text:a><text:span text:style-name="T12"> </text:span><text:a xlink:type="simple" xlink:href="https://app.pluralsight.com/course-player?clipId=2cee0169-e801-4c16-a894-c9962b6dad6c&amp;startTime=85.39" office:target-frame-name="psplayer" xlink:show="replace" text:style-name="Internet_20_link" text:visited-style-name="Visited_20_Internet_20_Link"><text:span text:style-name="T11">deployment.yaml file if we needed to.</text:span></text:a><text:span text:style-name="T12"> </text:span><text:a xlink:type="simple" xlink:href="https://app.pluralsight.com/course-player?clipId=2cee0169-e801-4c16-a894-c9962b6dad6c&amp;startTime=88.13" office:target-frame-name="psplayer" xlink:show="replace" text:style-name="Internet_20_link" text:visited-style-name="Visited_20_Internet_20_Link"><text:span text:style-name="T11">And so let's take a peek at that just to make sure that we have what we want,</text:span></text:a><text:span text:style-name="T12"> </text:span><text:a xlink:type="simple" xlink:href="https://app.pluralsight.com/course-player?clipId=2cee0169-e801-4c16-a894-c9962b6dad6c&amp;startTime=90.91" office:target-frame-name="psplayer" xlink:show="replace" text:style-name="Internet_20_link" text:visited-style-name="Visited_20_Internet_20_Link"><text:span text:style-name="T11">and there we can see our code inside of there.</text:span></text:a><text:span text:style-name="T12"> </text:span><text:a xlink:type="simple" xlink:href="https://app.pluralsight.com/course-player?clipId=2cee0169-e801-4c16-a894-c9962b6dad6c&amp;startTime=92.97" office:target-frame-name="psplayer" xlink:show="replace" text:style-name="Internet_20_link" text:visited-style-name="Visited_20_Internet_20_Link"><text:span text:style-name="T11">For our demonstration here,</text:span></text:a><text:span text:style-name="T12"> </text:span><text:a xlink:type="simple" xlink:href="https://app.pluralsight.com/course-player?clipId=2cee0169-e801-4c16-a894-c9962b6dad6c&amp;startTime=94.69" office:target-frame-name="psplayer" xlink:show="replace" text:style-name="Internet_20_link" text:visited-style-name="Visited_20_Internet_20_Link"><text:span text:style-name="T11">we're going to take that file as is and deploy that in our cluster,</text:span></text:a><text:span text:style-name="T12"> </text:span><text:a xlink:type="simple" xlink:href="https://app.pluralsight.com/course-player?clipId=2cee0169-e801-4c16-a894-c9962b6dad6c&amp;startTime=99.13" office:target-frame-name="psplayer" xlink:show="replace" text:style-name="Internet_20_link" text:visited-style-name="Visited_20_Internet_20_Link"><text:span text:style-name="T11">and so let's look at the code to do just that.</text:span></text:a><text:span text:style-name="T12"> </text:span><text:a xlink:type="simple" xlink:href="https://app.pluralsight.com/course-player?clipId=2cee0169-e801-4c16-a894-c9962b6dad6c&amp;startTime=101.33" office:target-frame-name="psplayer" xlink:show="replace" text:style-name="Internet_20_link" text:visited-style-name="Visited_20_Internet_20_Link"><text:span text:style-name="T11">On line 152 we have kubectl apply ‑f deployment.yaml.</text:span></text:a><text:span text:style-name="T12"> </text:span><text:a xlink:type="simple" xlink:href="https://app.pluralsight.com/course-player?clipId=2cee0169-e801-4c16-a894-c9962b6dad6c&amp;startTime=106.39" office:target-frame-name="psplayer" xlink:show="replace" text:style-name="Internet_20_link" text:visited-style-name="Visited_20_Internet_20_Link"><text:span text:style-name="T11">And so what this will do is read that deployment.yaml file and</text:span></text:a><text:span text:style-name="T12"> </text:span><text:a xlink:type="simple" xlink:href="https://app.pluralsight.com/course-player?clipId=2cee0169-e801-4c16-a894-c9962b6dad6c&amp;startTime=109.37" office:target-frame-name="psplayer" xlink:show="replace" text:style-name="Internet_20_link" text:visited-style-name="Visited_20_Internet_20_Link"><text:span text:style-name="T11">send it into the API server for creation.</text:span></text:a><text:span text:style-name="T12"> </text:span><text:a xlink:type="simple" xlink:href="https://app.pluralsight.com/course-player?clipId=2cee0169-e801-4c16-a894-c9962b6dad6c&amp;startTime=111.97" office:target-frame-name="psplayer" xlink:show="replace" text:style-name="Internet_20_link" text:visited-style-name="Visited_20_Internet_20_Link"><text:span text:style-name="T11">So let's run that code and see what we get.</text:span></text:a><text:span text:style-name="T12"> </text:span><text:a xlink:type="simple" xlink:href="https://app.pluralsight.com/course-player?clipId=2cee0169-e801-4c16-a894-c9962b6dad6c&amp;startTime=114.52" office:target-frame-name="psplayer" xlink:show="replace" text:style-name="Internet_20_link" text:visited-style-name="Visited_20_Internet_20_Link"><text:span text:style-name="T11">A few moments later at the bottom we can see</text:span></text:a><text:span text:style-name="T12"> </text:span><text:a xlink:type="simple" xlink:href="https://app.pluralsight.com/course-player?clipId=2cee0169-e801-4c16-a894-c9962b6dad6c&amp;startTime=116.76" office:target-frame-name="psplayer" xlink:show="replace" text:style-name="Internet_20_link" text:visited-style-name="Visited_20_Internet_20_Link"><text:span text:style-name="T11">deployment.apps/hello‑world is created.</text:span></text:a><text:span text:style-name="T12"> </text:span><text:a xlink:type="simple" xlink:href="https://app.pluralsight.com/course-player?clipId=2cee0169-e801-4c16-a894-c9962b6dad6c&amp;startTime=119.26" office:target-frame-name="psplayer" xlink:show="replace" text:style-name="Internet_20_link" text:visited-style-name="Visited_20_Internet_20_Link"><text:span text:style-name="T11">So we created our deployment declaratively in code.</text:span></text:a><text:span text:style-name="T12"> </text:span><text:a xlink:type="simple" xlink:href="https://app.pluralsight.com/course-player?clipId=2cee0169-e801-4c16-a894-c9962b6dad6c&amp;startTime=123.54" office:target-frame-name="psplayer" xlink:show="replace" text:style-name="Internet_20_link" text:visited-style-name="Visited_20_Internet_20_Link"><text:span text:style-name="T11">Now, we can do the same thing for our service.</text:span></text:a><text:span text:style-name="T12"> </text:span><text:a xlink:type="simple" xlink:href="https://app.pluralsight.com/course-player?clipId=2cee0169-e801-4c16-a894-c9962b6dad6c&amp;startTime=126.11" office:target-frame-name="psplayer" xlink:show="replace" text:style-name="Internet_20_link" text:visited-style-name="Visited_20_Internet_20_Link"><text:span text:style-name="T11">In a previous demo, we use the command kubectl expose deployment,</text:span></text:a><text:span text:style-name="T12"> </text:span><text:a xlink:type="simple" xlink:href="https://app.pluralsight.com/course-player?clipId=2cee0169-e801-4c16-a894-c9962b6dad6c&amp;startTime=130.02" office:target-frame-name="psplayer" xlink:show="replace" text:style-name="Internet_20_link" text:visited-style-name="Visited_20_Internet_20_Link"><text:span text:style-name="T11">and then specified the port as 80 and the target port as 8080.</text:span></text:a><text:span text:style-name="T12"> </text:span><text:a xlink:type="simple" xlink:href="https://app.pluralsight.com/course-player?clipId=2cee0169-e801-4c16-a894-c9962b6dad6c&amp;startTime=133.54" office:target-frame-name="psplayer" xlink:show="replace" text:style-name="Internet_20_link" text:visited-style-name="Visited_20_Internet_20_Link"><text:span text:style-name="T11">We can also add on dry‑run=client ‑o yaml,</text:span></text:a><text:span text:style-name="T12"> </text:span><text:a xlink:type="simple" xlink:href="https://app.pluralsight.com/course-player?clipId=2cee0169-e801-4c16-a894-c9962b6dad6c&amp;startTime=137.67" office:target-frame-name="psplayer" xlink:show="replace" text:style-name="Internet_20_link" text:visited-style-name="Visited_20_Internet_20_Link"><text:span text:style-name="T11">and do the same thing, converting that imperative code into declarative code.</text:span></text:a><text:span text:style-name="T12"> </text:span><text:a xlink:type="simple" xlink:href="https://app.pluralsight.com/course-player?clipId=2cee0169-e801-4c16-a894-c9962b6dad6c&amp;startTime=142.17" office:target-frame-name="psplayer" xlink:show="replace" text:style-name="Internet_20_link" text:visited-style-name="Visited_20_Internet_20_Link"><text:span text:style-name="T11">And here we see at the bottom, we have our YAML representation of that.</text:span></text:a><text:span text:style-name="T12"> </text:span><text:a xlink:type="simple" xlink:href="https://app.pluralsight.com/course-player?clipId=2cee0169-e801-4c16-a894-c9962b6dad6c&amp;startTime=146.54" office:target-frame-name="psplayer" xlink:show="replace" text:style-name="Internet_20_link" text:visited-style-name="Visited_20_Internet_20_Link"><text:span text:style-name="T11">We'll take that code and run that into file, just like we did a few moments ago.</text:span></text:a><text:span text:style-name="T12"> </text:span><text:a xlink:type="simple" xlink:href="https://app.pluralsight.com/course-player?clipId=2cee0169-e801-4c16-a894-c9962b6dad6c&amp;startTime=150.73" office:target-frame-name="psplayer" xlink:show="replace" text:style-name="Internet_20_link" text:visited-style-name="Visited_20_Internet_20_Link"><text:span text:style-name="T11">But this time we're going to take this output for our service creation</text:span></text:a><text:span text:style-name="T12"> </text:span><text:a xlink:type="simple" xlink:href="https://app.pluralsight.com/course-player?clipId=2cee0169-e801-4c16-a894-c9962b6dad6c&amp;startTime=153.88" office:target-frame-name="psplayer" xlink:show="replace" text:style-name="Internet_20_link" text:visited-style-name="Visited_20_Internet_20_Link"><text:span text:style-name="T11">and redirect that into a file named service.yaml.</text:span></text:a><text:span text:style-name="T12"> </text:span><text:a xlink:type="simple" xlink:href="https://app.pluralsight.com/course-player?clipId=2cee0169-e801-4c16-a894-c9962b6dad6c&amp;startTime=157.44" office:target-frame-name="psplayer" xlink:show="replace" text:style-name="Internet_20_link" text:visited-style-name="Visited_20_Internet_20_Link"><text:span text:style-name="T11">We'll take a peek inside of there and look at the code inside of service.yaml,</text:span></text:a><text:span text:style-name="T12"> </text:span><text:a xlink:type="simple" xlink:href="https://app.pluralsight.com/course-player?clipId=2cee0169-e801-4c16-a894-c9962b6dad6c&amp;startTime=161.32" office:target-frame-name="psplayer" xlink:show="replace" text:style-name="Internet_20_link" text:visited-style-name="Visited_20_Internet_20_Link"><text:span text:style-name="T11">and here we can see the YAML manifest for the service that we want to create.</text:span></text:a><text:span text:style-name="T12"> </text:span><text:a xlink:type="simple" xlink:href="https://app.pluralsight.com/course-player?clipId=2cee0169-e801-4c16-a894-c9962b6dad6c&amp;startTime=167.44" office:target-frame-name="psplayer" xlink:show="replace" text:style-name="Internet_20_link" text:visited-style-name="Visited_20_Internet_20_Link"><text:span text:style-name="T11">I can't stress enough how valuable this technique is to quickly and</text:span></text:a><text:span text:style-name="T12"> </text:span><text:a xlink:type="simple" xlink:href="https://app.pluralsight.com/course-player?clipId=2cee0169-e801-4c16-a894-c9962b6dad6c&amp;startTime=171.06" office:target-frame-name="psplayer" xlink:show="replace" text:style-name="Internet_20_link" text:visited-style-name="Visited_20_Internet_20_Link"><text:span text:style-name="T11">correctly create manifests that you can either deploy right away or</text:span></text:a><text:span text:style-name="T12"> </text:span><text:a xlink:type="simple" xlink:href="https://app.pluralsight.com/course-player?clipId=2cee0169-e801-4c16-a894-c9962b6dad6c&amp;startTime=174.78" office:target-frame-name="psplayer" xlink:show="replace" text:style-name="Internet_20_link" text:visited-style-name="Visited_20_Internet_20_Link"><text:span text:style-name="T11">make simple modifications to that text before you send it into the</text:span></text:a><text:span text:style-name="T12"> </text:span><text:a xlink:type="simple" xlink:href="https://app.pluralsight.com/course-player?clipId=2cee0169-e801-4c16-a894-c9962b6dad6c&amp;startTime=178.02" office:target-frame-name="psplayer" xlink:show="replace" text:style-name="Internet_20_link" text:visited-style-name="Visited_20_Internet_20_Link"><text:span text:style-name="T11">API server for creation.</text:span></text:a><text:span text:style-name="T12"> </text:span><text:a xlink:type="simple" xlink:href="https://app.pluralsight.com/course-player?clipId=2cee0169-e801-4c16-a894-c9962b6dad6c&amp;startTime=180.84" office:target-frame-name="psplayer" xlink:show="replace" text:style-name="Internet_20_link" text:visited-style-name="Visited_20_Internet_20_Link"><text:span text:style-name="T11">So let's go ahead and create that service with kubectl apply ‑f service.yaml.</text:span></text:a><text:span text:style-name="T12"> </text:span><text:a xlink:type="simple" xlink:href="https://app.pluralsight.com/course-player?clipId=2cee0169-e801-4c16-a894-c9962b6dad6c&amp;startTime=185.36" office:target-frame-name="psplayer" xlink:show="replace" text:style-name="Internet_20_link" text:visited-style-name="Visited_20_Internet_20_Link"><text:span text:style-name="T11">At the bottom here we can see service/hello‑world created.</text:span></text:a><text:span text:style-name="T12"> </text:span><text:a xlink:type="simple" xlink:href="https://app.pluralsight.com/course-player?clipId=2cee0169-e801-4c16-a894-c9962b6dad6c&amp;startTime=190.04" office:target-frame-name="psplayer" xlink:show="replace" text:style-name="Internet_20_link" text:visited-style-name="Visited_20_Internet_20_Link"><text:span text:style-name="T11">Let's check out the status of our deployment and our service,</text:span></text:a><text:span text:style-name="T12"> </text:span><text:a xlink:type="simple" xlink:href="https://app.pluralsight.com/course-player?clipId=2cee0169-e801-4c16-a894-c9962b6dad6c&amp;startTime=192.98" office:target-frame-name="psplayer" xlink:show="replace" text:style-name="Internet_20_link" text:visited-style-name="Visited_20_Internet_20_Link"><text:span text:style-name="T11">and we can do that with kubectl get all, run that code there,</text:span></text:a><text:span text:style-name="T12"> </text:span><text:a xlink:type="simple" xlink:href="https://app.pluralsight.com/course-player?clipId=2cee0169-e801-4c16-a894-c9962b6dad6c&amp;startTime=197.13" office:target-frame-name="psplayer" xlink:show="replace" text:style-name="Internet_20_link" text:visited-style-name="Visited_20_Internet_20_Link"><text:span text:style-name="T11">and here we can see all the resources deployed into our default namespace.</text:span></text:a><text:span text:style-name="T12"> </text:span><text:a xlink:type="simple" xlink:href="https://app.pluralsight.com/course-player?clipId=2cee0169-e801-4c16-a894-c9962b6dad6c&amp;startTime=201.74" office:target-frame-name="psplayer" xlink:show="replace" text:style-name="Internet_20_link" text:visited-style-name="Visited_20_Internet_20_Link"><text:span text:style-name="T11">In our default namespace we see our deployment hello‑world. That</text:span></text:a><text:span text:style-name="T12"> </text:span><text:a xlink:type="simple" xlink:href="https://app.pluralsight.com/course-player?clipId=2cee0169-e801-4c16-a894-c9962b6dad6c&amp;startTime=204.76" office:target-frame-name="psplayer" xlink:show="replace" text:style-name="Internet_20_link" text:visited-style-name="Visited_20_Internet_20_Link"><text:span text:style-name="T11">created the replicaset here at the bottom. That replicaset created</text:span></text:a><text:span text:style-name="T12"> </text:span><text:a xlink:type="simple" xlink:href="https://app.pluralsight.com/course-player?clipId=2cee0169-e801-4c16-a894-c9962b6dad6c&amp;startTime=208.17" office:target-frame-name="psplayer" xlink:show="replace" text:style-name="Internet_20_link" text:visited-style-name="Visited_20_Internet_20_Link"><text:span text:style-name="T11">the Pod that we have up and running.</text:span></text:a><text:span text:style-name="T12"> </text:span><text:a xlink:type="simple" xlink:href="https://app.pluralsight.com/course-player?clipId=2cee0169-e801-4c16-a894-c9962b6dad6c&amp;startTime=210.64" office:target-frame-name="psplayer" xlink:show="replace" text:style-name="Internet_20_link" text:visited-style-name="Visited_20_Internet_20_Link"><text:span text:style-name="T11">We see our hello‑world service and also our Kubernetes</text:span></text:a><text:span text:style-name="T12"> </text:span><text:a xlink:type="simple" xlink:href="https://app.pluralsight.com/course-player?clipId=2cee0169-e801-4c16-a894-c9962b6dad6c&amp;startTime=213.15" office:target-frame-name="psplayer" xlink:show="replace" text:style-name="Internet_20_link" text:visited-style-name="Visited_20_Internet_20_Link"><text:span text:style-name="T11">API service that are in the cluster.</text:span></text:a><text:span text:style-name="T12"> </text:span><text:a xlink:type="simple" xlink:href="https://app.pluralsight.com/course-player?clipId=2cee0169-e801-4c16-a894-c9962b6dad6c&amp;startTime=216.74" office:target-frame-name="psplayer" xlink:show="replace" text:style-name="Internet_20_link" text:visited-style-name="Visited_20_Internet_20_Link"><text:span text:style-name="T11">So next now,</text:span></text:a><text:span text:style-name="T12"> </text:span><text:a xlink:type="simple" xlink:href="https://app.pluralsight.com/course-player?clipId=2cee0169-e801-4c16-a894-c9962b6dad6c&amp;startTime=217.66" office:target-frame-name="psplayer" xlink:show="replace" text:style-name="Internet_20_link" text:visited-style-name="Visited_20_Internet_20_Link"><text:span text:style-name="T11">let's look at how we can make a change to an existing resource in our cluster.</text:span></text:a><text:span text:style-name="T12"> </text:span><text:a xlink:type="simple" xlink:href="https://app.pluralsight.com/course-player?clipId=2cee0169-e801-4c16-a894-c9962b6dad6c&amp;startTime=221.71" office:target-frame-name="psplayer" xlink:show="replace" text:style-name="Internet_20_link" text:visited-style-name="Visited_20_Internet_20_Link"><text:span text:style-name="T11">Since we have the code that describes our deployment,</text:span></text:a><text:span text:style-name="T12"> </text:span><text:a xlink:type="simple" xlink:href="https://app.pluralsight.com/course-player?clipId=2cee0169-e801-4c16-a894-c9962b6dad6c&amp;startTime=225.2" office:target-frame-name="psplayer" xlink:show="replace" text:style-name="Internet_20_link" text:visited-style-name="Visited_20_Internet_20_Link"><text:span text:style-name="T11">we can make a modification to that file and then just resubmit that into the</text:span></text:a><text:span text:style-name="T12"> </text:span><text:a xlink:type="simple" xlink:href="https://app.pluralsight.com/course-player?clipId=2cee0169-e801-4c16-a894-c9962b6dad6c&amp;startTime=228.99" office:target-frame-name="psplayer" xlink:show="replace" text:style-name="Internet_20_link" text:visited-style-name="Visited_20_Internet_20_Link"><text:span text:style-name="T11">API server and then make that change to our deployment.</text:span></text:a><text:span text:style-name="T12"> </text:span><text:a xlink:type="simple" xlink:href="https://app.pluralsight.com/course-player?clipId=2cee0169-e801-4c16-a894-c9962b6dad6c&amp;startTime=232.29" office:target-frame-name="psplayer" xlink:show="replace" text:style-name="Internet_20_link" text:visited-style-name="Visited_20_Internet_20_Link"><text:span text:style-name="T11">So let's do that together and edit deployment.yaml and make a</text:span></text:a><text:span text:style-name="T12"> </text:span><text:a xlink:type="simple" xlink:href="https://app.pluralsight.com/course-player?clipId=2cee0169-e801-4c16-a894-c9962b6dad6c&amp;startTime=236.25" office:target-frame-name="psplayer" xlink:show="replace" text:style-name="Internet_20_link" text:visited-style-name="Visited_20_Internet_20_Link"><text:span text:style-name="T11">modification to what we have </text:span></text:a><text:soft-page-break/><text:a xlink:type="simple" xlink:href="https://app.pluralsight.com/course-player?clipId=2cee0169-e801-4c16-a894-c9962b6dad6c&amp;startTime=236.25" office:target-frame-name="psplayer" xlink:show="replace" text:style-name="Internet_20_link" text:visited-style-name="Visited_20_Internet_20_Link"><text:span text:style-name="T11">running in our cluster.</text:span></text:a><text:span text:style-name="T12"> </text:span><text:a xlink:type="simple" xlink:href="https://app.pluralsight.com/course-player?clipId=2cee0169-e801-4c16-a894-c9962b6dad6c&amp;startTime=239.84" office:target-frame-name="psplayer" xlink:show="replace" text:style-name="Internet_20_link" text:visited-style-name="Visited_20_Internet_20_Link"><text:span text:style-name="T11">So in here is the code that describes our deployment.</text:span></text:a><text:span text:style-name="T12"> </text:span><text:a xlink:type="simple" xlink:href="https://app.pluralsight.com/course-player?clipId=2cee0169-e801-4c16-a894-c9962b6dad6c&amp;startTime=242.74" office:target-frame-name="psplayer" xlink:show="replace" text:style-name="Internet_20_link" text:visited-style-name="Visited_20_Internet_20_Link"><text:span text:style-name="T11">If we go down into the spec, I want to jump over in replicas and go from 1 to 20.</text:span></text:a><text:span text:style-name="T12"> </text:span><text:a xlink:type="simple" xlink:href="https://app.pluralsight.com/course-player?clipId=2cee0169-e801-4c16-a894-c9962b6dad6c&amp;startTime=249.44" office:target-frame-name="psplayer" xlink:show="replace" text:style-name="Internet_20_link" text:visited-style-name="Visited_20_Internet_20_Link"><text:span text:style-name="T11">And so what I want to do is to change the number of replicas</text:span></text:a><text:span text:style-name="T12"> </text:span><text:a xlink:type="simple" xlink:href="https://app.pluralsight.com/course-player?clipId=2cee0169-e801-4c16-a894-c9962b6dad6c&amp;startTime=251.99" office:target-frame-name="psplayer" xlink:show="replace" text:style-name="Internet_20_link" text:visited-style-name="Visited_20_Internet_20_Link"><text:span text:style-name="T11">supporting our deployment from 1 to 20, and we're changing that in the code.</text:span></text:a><text:span text:style-name="T12"> </text:span><text:a xlink:type="simple" xlink:href="https://app.pluralsight.com/course-player?clipId=2cee0169-e801-4c16-a894-c9962b6dad6c&amp;startTime=256.14" office:target-frame-name="psplayer" xlink:show="replace" text:style-name="Internet_20_link" text:visited-style-name="Visited_20_Internet_20_Link"><text:span text:style-name="T11">But that doesn't change the application yet.</text:span></text:a><text:span text:style-name="T12"> </text:span><text:a xlink:type="simple" xlink:href="https://app.pluralsight.com/course-player?clipId=2cee0169-e801-4c16-a894-c9962b6dad6c&amp;startTime=257.69" office:target-frame-name="psplayer" xlink:show="replace" text:style-name="Internet_20_link" text:visited-style-name="Visited_20_Internet_20_Link"><text:span text:style-name="T11">I have to feed that code into the API server to effect that change.</text:span></text:a><text:span text:style-name="T12"> </text:span><text:a xlink:type="simple" xlink:href="https://app.pluralsight.com/course-player?clipId=2cee0169-e801-4c16-a894-c9962b6dad6c&amp;startTime=261.74" office:target-frame-name="psplayer" xlink:show="replace" text:style-name="Internet_20_link" text:visited-style-name="Visited_20_Internet_20_Link"><text:span text:style-name="T11">And we do that with kubectl apply ‑f, and we're going to send in deployment.yaml.</text:span></text:a><text:span text:style-name="T12"> </text:span><text:a xlink:type="simple" xlink:href="https://app.pluralsight.com/course-player?clipId=2cee0169-e801-4c16-a894-c9962b6dad6c&amp;startTime=266.4" office:target-frame-name="psplayer" xlink:show="replace" text:style-name="Internet_20_link" text:visited-style-name="Visited_20_Internet_20_Link"><text:span text:style-name="T11">At the bottom we can see deployment.apps/hello‑world configured.</text:span></text:a><text:span text:style-name="T12"> </text:span><text:a xlink:type="simple" xlink:href="https://app.pluralsight.com/course-player?clipId=2cee0169-e801-4c16-a894-c9962b6dad6c&amp;startTime=270.81" office:target-frame-name="psplayer" xlink:show="replace" text:style-name="Internet_20_link" text:visited-style-name="Visited_20_Internet_20_Link"><text:span text:style-name="T11">We've effected that change to the desired state in our cluster.</text:span></text:a><text:span text:style-name="T12"> </text:span><text:a xlink:type="simple" xlink:href="https://app.pluralsight.com/course-player?clipId=2cee0169-e801-4c16-a894-c9962b6dad6c&amp;startTime=274.25" office:target-frame-name="psplayer" xlink:show="replace" text:style-name="Internet_20_link" text:visited-style-name="Visited_20_Internet_20_Link"><text:span text:style-name="T11">And now Kubernetes will go and spin up those 19 additional Pods to</text:span></text:a><text:span text:style-name="T12"> </text:span><text:a xlink:type="simple" xlink:href="https://app.pluralsight.com/course-player?clipId=2cee0169-e801-4c16-a894-c9962b6dad6c&amp;startTime=278.22" office:target-frame-name="psplayer" xlink:show="replace" text:style-name="Internet_20_link" text:visited-style-name="Visited_20_Internet_20_Link"><text:span text:style-name="T11">bring us up to 20 replicas supporting our deployment.</text:span></text:a><text:span text:style-name="T12"> </text:span><text:a xlink:type="simple" xlink:href="https://app.pluralsight.com/course-player?clipId=2cee0169-e801-4c16-a894-c9962b6dad6c&amp;startTime=281.64" office:target-frame-name="psplayer" xlink:show="replace" text:style-name="Internet_20_link" text:visited-style-name="Visited_20_Internet_20_Link"><text:span text:style-name="T11">And so if I do a kubectl get deployment now for hello‑world,</text:span></text:a><text:span text:style-name="T12"> </text:span><text:a xlink:type="simple" xlink:href="https://app.pluralsight.com/course-player?clipId=2cee0169-e801-4c16-a894-c9962b6dad6c&amp;startTime=285.08" office:target-frame-name="psplayer" xlink:show="replace" text:style-name="Internet_20_link" text:visited-style-name="Visited_20_Internet_20_Link"><text:span text:style-name="T11">we can see in the output I have 20 of 20 Pods that are up,</text:span></text:a><text:span text:style-name="T12"> </text:span><text:a xlink:type="simple" xlink:href="https://app.pluralsight.com/course-player?clipId=2cee0169-e801-4c16-a894-c9962b6dad6c&amp;startTime=288.31" office:target-frame-name="psplayer" xlink:show="replace" text:style-name="Internet_20_link" text:visited-style-name="Visited_20_Internet_20_Link"><text:span text:style-name="T11">running, and ready.</text:span></text:a><text:span text:style-name="T12"> </text:span><text:a xlink:type="simple" xlink:href="https://app.pluralsight.com/course-player?clipId=2cee0169-e801-4c16-a894-c9962b6dad6c&amp;startTime=289.19" office:target-frame-name="psplayer" xlink:show="replace" text:style-name="Internet_20_link" text:visited-style-name="Visited_20_Internet_20_Link"><text:span text:style-name="T11">And if I do a kubectl get pods and pipe that into more,</text:span></text:a><text:span text:style-name="T12"> </text:span><text:a xlink:type="simple" xlink:href="https://app.pluralsight.com/course-player?clipId=2cee0169-e801-4c16-a894-c9962b6dad6c&amp;startTime=292.09" office:target-frame-name="psplayer" xlink:show="replace" text:style-name="Internet_20_link" text:visited-style-name="Visited_20_Internet_20_Link"><text:span text:style-name="T11">we can see the the whole collection of Pods that are up and</text:span></text:a><text:span text:style-name="T12"> </text:span><text:a xlink:type="simple" xlink:href="https://app.pluralsight.com/course-player?clipId=2cee0169-e801-4c16-a894-c9962b6dad6c&amp;startTime=295.02" office:target-frame-name="psplayer" xlink:show="replace" text:style-name="Internet_20_link" text:visited-style-name="Visited_20_Internet_20_Link"><text:span text:style-name="T11">running and supporting our deployment now.</text:span></text:a><text:span text:style-name="T12"> </text:span><text:a xlink:type="simple" xlink:href="https://app.pluralsight.com/course-player?clipId=2cee0169-e801-4c16-a894-c9962b6dad6c&amp;startTime=297.84" office:target-frame-name="psplayer" xlink:show="replace" text:style-name="Internet_20_link" text:visited-style-name="Visited_20_Internet_20_Link"><text:span text:style-name="T11">Now what happened behind the scenes when I scaled that deployment out,</text:span></text:a><text:span text:style-name="T12"> </text:span><text:a xlink:type="simple" xlink:href="https://app.pluralsight.com/course-player?clipId=2cee0169-e801-4c16-a894-c9962b6dad6c&amp;startTime=301.94" office:target-frame-name="psplayer" xlink:show="replace" text:style-name="Internet_20_link" text:visited-style-name="Visited_20_Internet_20_Link"><text:span text:style-name="T11">each one of those Pods that was a member of that deployment</text:span></text:a><text:span text:style-name="T12"> </text:span><text:a xlink:type="simple" xlink:href="https://app.pluralsight.com/course-player?clipId=2cee0169-e801-4c16-a894-c9962b6dad6c&amp;startTime=304.25" office:target-frame-name="psplayer" xlink:show="replace" text:style-name="Internet_20_link" text:visited-style-name="Visited_20_Internet_20_Link"><text:span text:style-name="T11">also got registered as an endpoint in the service and will</text:span></text:a><text:span text:style-name="T12"> </text:span><text:a xlink:type="simple" xlink:href="https://app.pluralsight.com/course-player?clipId=2cee0169-e801-4c16-a894-c9962b6dad6c&amp;startTime=308.05" office:target-frame-name="psplayer" xlink:show="replace" text:style-name="Internet_20_link" text:visited-style-name="Visited_20_Internet_20_Link"><text:span text:style-name="T11">automatically start receiving workload.</text:span></text:a><text:span text:style-name="T12"> </text:span><text:a xlink:type="simple" xlink:href="https://app.pluralsight.com/course-player?clipId=2cee0169-e801-4c16-a894-c9962b6dad6c&amp;startTime=310.44" office:target-frame-name="psplayer" xlink:show="replace" text:style-name="Internet_20_link" text:visited-style-name="Visited_20_Internet_20_Link"><text:span text:style-name="T11">And so if I do a kubectl get service now,</text:span></text:a><text:span text:style-name="T12"> </text:span><text:a xlink:type="simple" xlink:href="https://app.pluralsight.com/course-player?clipId=2cee0169-e801-4c16-a894-c9962b6dad6c&amp;startTime=313.64" office:target-frame-name="psplayer" xlink:show="replace" text:style-name="Internet_20_link" text:visited-style-name="Visited_20_Internet_20_Link"><text:span text:style-name="T11">we'll go ahead and grab the IP address of this new service,</text:span></text:a><text:span text:style-name="T12"> </text:span><text:a xlink:type="simple" xlink:href="https://app.pluralsight.com/course-player?clipId=2cee0169-e801-4c16-a894-c9962b6dad6c&amp;startTime=316.08" office:target-frame-name="psplayer" xlink:show="replace" text:style-name="Internet_20_link" text:visited-style-name="Visited_20_Internet_20_Link"><text:span text:style-name="T11">since I had to delete the previous service that we created</text:span></text:a><text:span text:style-name="T12"> </text:span><text:a xlink:type="simple" xlink:href="https://app.pluralsight.com/course-player?clipId=2cee0169-e801-4c16-a894-c9962b6dad6c&amp;startTime=318.37" office:target-frame-name="psplayer" xlink:show="replace" text:style-name="Internet_20_link" text:visited-style-name="Visited_20_Internet_20_Link"><text:span text:style-name="T11">imperatively and created a new one declaratively,</text:span></text:a><text:span text:style-name="T12"> </text:span><text:a xlink:type="simple" xlink:href="https://app.pluralsight.com/course-player?clipId=2cee0169-e801-4c16-a894-c9962b6dad6c&amp;startTime=320.94" office:target-frame-name="psplayer" xlink:show="replace" text:style-name="Internet_20_link" text:visited-style-name="Visited_20_Internet_20_Link"><text:span text:style-name="T11">the IP address changed.</text:span></text:a><text:span text:style-name="T12"> </text:span><text:a xlink:type="simple" xlink:href="https://app.pluralsight.com/course-player?clipId=2cee0169-e801-4c16-a894-c9962b6dad6c&amp;startTime=322.07" office:target-frame-name="psplayer" xlink:show="replace" text:style-name="Internet_20_link" text:visited-style-name="Visited_20_Internet_20_Link"><text:span text:style-name="T11">And so want to grab that IP address and throw that in my clipboard.</text:span></text:a><text:span text:style-name="T12"> </text:span><text:a xlink:type="simple" xlink:href="https://app.pluralsight.com/course-player?clipId=2cee0169-e801-4c16-a894-c9962b6dad6c&amp;startTime=325.14" office:target-frame-name="psplayer" xlink:show="replace" text:style-name="Internet_20_link" text:visited-style-name="Visited_20_Internet_20_Link"><text:span text:style-name="T11">We're going to use curl again, http://,</text:span></text:a><text:span text:style-name="T12"> </text:span><text:a xlink:type="simple" xlink:href="https://app.pluralsight.com/course-player?clipId=2cee0169-e801-4c16-a894-c9962b6dad6c&amp;startTime=328.36" office:target-frame-name="psplayer" xlink:show="replace" text:style-name="Internet_20_link" text:visited-style-name="Visited_20_Internet_20_Link"><text:span text:style-name="T11">and paste in the new IP address associated with our hello‑world service.</text:span></text:a><text:span text:style-name="T12"> </text:span><text:a xlink:type="simple" xlink:href="https://app.pluralsight.com/course-player?clipId=2cee0169-e801-4c16-a894-c9962b6dad6c&amp;startTime=334.04" office:target-frame-name="psplayer" xlink:show="replace" text:style-name="Internet_20_link" text:visited-style-name="Visited_20_Internet_20_Link"><text:span text:style-name="T11">If I press Enter now,</text:span></text:a><text:span text:style-name="T12"> </text:span><text:a xlink:type="simple" xlink:href="https://app.pluralsight.com/course-player?clipId=2cee0169-e801-4c16-a894-c9962b6dad6c&amp;startTime=335.4" office:target-frame-name="psplayer" xlink:show="replace" text:style-name="Internet_20_link" text:visited-style-name="Visited_20_Internet_20_Link"><text:span text:style-name="T11">I'm going to access the service on the service IP and then get load</text:span></text:a><text:span text:style-name="T12"> </text:span><text:a xlink:type="simple" xlink:href="https://app.pluralsight.com/course-player?clipId=2cee0169-e801-4c16-a894-c9962b6dad6c&amp;startTime=338.16" office:target-frame-name="psplayer" xlink:show="replace" text:style-name="Internet_20_link" text:visited-style-name="Visited_20_Internet_20_Link"><text:span text:style-name="T11">balanced to 1 of the 20 Pods supporting this application.</text:span></text:a><text:span text:style-name="T12"> </text:span><text:a xlink:type="simple" xlink:href="https://app.pluralsight.com/course-player?clipId=2cee0169-e801-4c16-a894-c9962b6dad6c&amp;startTime=342.22" office:target-frame-name="psplayer" xlink:show="replace" text:style-name="Internet_20_link" text:visited-style-name="Visited_20_Internet_20_Link"><text:span text:style-name="T11">So there I got load balanced to a Pod ending in 7j8tc.</text:span></text:a><text:span text:style-name="T12"> </text:span><text:a xlink:type="simple" xlink:href="https://app.pluralsight.com/course-player?clipId=2cee0169-e801-4c16-a894-c9962b6dad6c&amp;startTime=346.44" office:target-frame-name="psplayer" xlink:show="replace" text:style-name="Internet_20_link" text:visited-style-name="Visited_20_Internet_20_Link"><text:span text:style-name="T11">Let's try this a few more times, and we can see each time that I access the pod,</text:span></text:a><text:span text:style-name="T12"> </text:span><text:a xlink:type="simple" xlink:href="https://app.pluralsight.com/course-player?clipId=2cee0169-e801-4c16-a894-c9962b6dad6c&amp;startTime=350.46" office:target-frame-name="psplayer" xlink:show="replace" text:style-name="Internet_20_link" text:visited-style-name="Visited_20_Internet_20_Link"><text:span text:style-name="T11">I get load balanced to a different Pod.</text:span></text:a><text:span text:style-name="T12"> </text:span><text:a xlink:type="simple" xlink:href="https://app.pluralsight.com/course-player?clipId=2cee0169-e801-4c16-a894-c9962b6dad6c&amp;startTime=352.63" office:target-frame-name="psplayer" xlink:show="replace" text:style-name="Internet_20_link" text:visited-style-name="Visited_20_Internet_20_Link"><text:span text:style-name="T11">So the next one we see is qvc6s, 5w5cg, we hit that one twice,</text:span></text:a><text:span text:style-name="T12"> </text:span><text:a xlink:type="simple" xlink:href="https://app.pluralsight.com/course-player?clipId=2cee0169-e801-4c16-a894-c9962b6dad6c&amp;startTime=358.88" office:target-frame-name="psplayer" xlink:show="replace" text:style-name="Internet_20_link" text:visited-style-name="Visited_20_Internet_20_Link"><text:span text:style-name="T11">and then we got load balanced to another Pod.</text:span></text:a><text:span text:style-name="T12"> </text:span><text:a xlink:type="simple" xlink:href="https://app.pluralsight.com/course-player?clipId=2cee0169-e801-4c16-a894-c9962b6dad6c&amp;startTime=360.36" office:target-frame-name="psplayer" xlink:show="replace" text:style-name="Internet_20_link" text:visited-style-name="Visited_20_Internet_20_Link"><text:span text:style-name="T11">And so kube‑proxy is distributing that workload amongst 20</text:span></text:a><text:span text:style-name="T12"> </text:span><text:a xlink:type="simple" xlink:href="https://app.pluralsight.com/course-player?clipId=2cee0169-e801-4c16-a894-c9962b6dad6c&amp;startTime=364.62" office:target-frame-name="psplayer" xlink:show="replace" text:style-name="Internet_20_link" text:visited-style-name="Visited_20_Internet_20_Link"><text:span text:style-name="T11">Pods that are a member of this service.</text:span></text:a><text:span text:style-name="T12"> </text:span><text:a xlink:type="simple" xlink:href="https://app.pluralsight.com/course-player?clipId=2cee0169-e801-4c16-a894-c9962b6dad6c&amp;startTime=368.04" office:target-frame-name="psplayer" xlink:show="replace" text:style-name="Internet_20_link" text:visited-style-name="Visited_20_Internet_20_Link"><text:span text:style-name="T11">Now let's say I didn't have that deployment manifest and I needed to scale my</text:span></text:a><text:span text:style-name="T12"> </text:span><text:a xlink:type="simple" xlink:href="https://app.pluralsight.com/course-player?clipId=2cee0169-e801-4c16-a894-c9962b6dad6c&amp;startTime=372.04" office:target-frame-name="psplayer" xlink:show="replace" text:style-name="Internet_20_link" text:visited-style-name="Visited_20_Internet_20_Link"><text:span text:style-name="T11">application or even make any other change to my application,</text:span></text:a><text:span text:style-name="T12"> </text:span><text:a xlink:type="simple" xlink:href="https://app.pluralsight.com/course-player?clipId=2cee0169-e801-4c16-a894-c9962b6dad6c&amp;startTime=375.45" office:target-frame-name="psplayer" xlink:show="replace" text:style-name="Internet_20_link" text:visited-style-name="Visited_20_Internet_20_Link"><text:span text:style-name="T11">and I don't have that deployment manifest.</text:span></text:a><text:span text:style-name="T12"> </text:span><text:a xlink:type="simple" xlink:href="https://app.pluralsight.com/course-player?clipId=2cee0169-e801-4c16-a894-c9962b6dad6c&amp;startTime=377.88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2cee0169-e801-4c16-a894-c9962b6dad6c&amp;startTime=378.15" office:target-frame-name="psplayer" xlink:show="replace" text:style-name="Internet_20_link" text:visited-style-name="Visited_20_Internet_20_Link"><text:span text:style-name="T11">I can use the command kubectl edit to edit a resource that's</text:span></text:a><text:span text:style-name="T12"> </text:span><text:a xlink:type="simple" xlink:href="https://app.pluralsight.com/course-player?clipId=2cee0169-e801-4c16-a894-c9962b6dad6c&amp;startTime=382.96" office:target-frame-name="psplayer" xlink:show="replace" text:style-name="Internet_20_link" text:visited-style-name="Visited_20_Internet_20_Link"><text:span text:style-name="T11">available in the cluster that's already up and running.</text:span></text:a><text:span text:style-name="T12"> </text:span><text:a xlink:type="simple" xlink:href="https://app.pluralsight.com/course-player?clipId=2cee0169-e801-4c16-a894-c9962b6dad6c&amp;startTime=385.84" office:target-frame-name="psplayer" xlink:show="replace" text:style-name="Internet_20_link" text:visited-style-name="Visited_20_Internet_20_Link"><text:span text:style-name="T11">And so let's look at the code to do this.</text:span></text:a><text:span text:style-name="T12"> </text:span><text:a xlink:type="simple" xlink:href="https://app.pluralsight.com/course-player?clipId=2cee0169-e801-4c16-a894-c9962b6dad6c&amp;startTime=387.91" office:target-frame-name="psplayer" xlink:show="replace" text:style-name="Internet_20_link" text:visited-style-name="Visited_20_Internet_20_Link"><text:span text:style-name="T11">Kubectl edit, what do I want to edit?</text:span></text:a><text:span text:style-name="T12"> </text:span><text:a xlink:type="simple" xlink:href="https://app.pluralsight.com/course-player?clipId=2cee0169-e801-4c16-a894-c9962b6dad6c&amp;startTime=389.86" office:target-frame-name="psplayer" xlink:show="replace" text:style-name="Internet_20_link" text:visited-style-name="Visited_20_Internet_20_Link"><text:span text:style-name="T11">I want to edit the deployment named hello‑world.</text:span></text:a><text:span text:style-name="T12"> </text:span><text:a xlink:type="simple" xlink:href="https://app.pluralsight.com/course-player?clipId=2cee0169-e801-4c16-a894-c9962b6dad6c&amp;startTime=393.14" office:target-frame-name="psplayer" xlink:show="replace" text:style-name="Internet_20_link" text:visited-style-name="Visited_20_Internet_20_Link"><text:span text:style-name="T11">And so when I run this code,</text:span></text:a><text:span text:style-name="T12"> </text:span><text:a xlink:type="simple" xlink:href="https://app.pluralsight.com/course-player?clipId=2cee0169-e801-4c16-a894-c9962b6dad6c&amp;startTime=394.4" office:target-frame-name="psplayer" xlink:show="replace" text:style-name="Internet_20_link" text:visited-style-name="Visited_20_Internet_20_Link"><text:span text:style-name="T11">what it's going to do is retrieve the object via the API server and</text:span></text:a><text:span text:style-name="T12"> </text:span><text:a xlink:type="simple" xlink:href="https://app.pluralsight.com/course-player?clipId=2cee0169-e801-4c16-a894-c9962b6dad6c&amp;startTime=398.98" office:target-frame-name="psplayer" xlink:show="replace" text:style-name="Internet_20_link" text:visited-style-name="Visited_20_Internet_20_Link"><text:span text:style-name="T11">present that back to me in a local text editor.</text:span></text:a><text:span text:style-name="T12"> </text:span><text:a xlink:type="simple" xlink:href="https://app.pluralsight.com/course-player?clipId=2cee0169-e801-4c16-a894-c9962b6dad6c&amp;startTime=401.91" office:target-frame-name="psplayer" xlink:show="replace" text:style-name="Internet_20_link" text:visited-style-name="Visited_20_Internet_20_Link"><text:span text:style-name="T11">And so now I don't need to make a modification to the code and then send it in.</text:span></text:a><text:span text:style-name="T12"> </text:span><text:a xlink:type="simple" xlink:href="https://app.pluralsight.com/course-player?clipId=2cee0169-e801-4c16-a894-c9962b6dad6c&amp;startTime=406.63" office:target-frame-name="psplayer" xlink:show="replace" text:style-name="Internet_20_link" text:visited-style-name="Visited_20_Internet_20_Link"><text:span text:style-name="T11">What I'm going to do here is make the modification to this object</text:span></text:a><text:span text:style-name="T12"> </text:span><text:a xlink:type="simple" xlink:href="https://app.pluralsight.com/course-player?clipId=2cee0169-e801-4c16-a894-c9962b6dad6c&amp;startTime=409.52" office:target-frame-name="psplayer" xlink:show="replace" text:style-name="Internet_20_link" text:visited-style-name="Visited_20_Internet_20_Link"><text:span text:style-name="T11">in my text editor and then when I save this out,</text:span></text:a><text:span text:style-name="T12"> </text:span><text:a xlink:type="simple" xlink:href="https://app.pluralsight.com/course-player?clipId=2cee0169-e801-4c16-a894-c9962b6dad6c&amp;startTime=412.09" office:target-frame-name="psplayer" xlink:show="replace" text:style-name="Internet_20_link" text:visited-style-name="Visited_20_Internet_20_Link"><text:span text:style-name="T11">it'll send this code back into the API server and effect that change.</text:span></text:a><text:span text:style-name="T12"> </text:span><text:a xlink:type="simple" xlink:href="https://app.pluralsight.com/course-player?clipId=2cee0169-e801-4c16-a894-c9962b6dad6c&amp;startTime=416.68" office:target-frame-name="psplayer" xlink:show="replace" text:style-name="Internet_20_link" text:visited-style-name="Visited_20_Internet_20_Link"><text:span text:style-name="T11">And so here I'm going to change replicas from 20 to 30.</text:span></text:a><text:span text:style-name="T12"> </text:span><text:a xlink:type="simple" xlink:href="https://app.pluralsight.com/course-player?clipId=2cee0169-e801-4c16-a894-c9962b6dad6c&amp;startTime=421.44" office:target-frame-name="psplayer" xlink:show="replace" text:style-name="Internet_20_link" text:visited-style-name="Visited_20_Internet_20_Link"><text:span text:style-name="T11">And when I save this out,</text:span></text:a><text:span text:style-name="T12"> </text:span><text:a xlink:type="simple" xlink:href="https://app.pluralsight.com/course-player?clipId=2cee0169-e801-4c16-a894-c9962b6dad6c&amp;startTime=423.04" office:target-frame-name="psplayer" xlink:show="replace" text:style-name="Internet_20_link" text:visited-style-name="Visited_20_Internet_20_Link"><text:span text:style-name="T11">this is going to immediately be changed in our cluster effecting that change.</text:span></text:a><text:span text:style-name="T12"> </text:span><text:a xlink:type="simple" xlink:href="https://app.pluralsight.com/course-player?clipId=2cee0169-e801-4c16-a894-c9962b6dad6c&amp;startTime=427.01" office:target-frame-name="psplayer" xlink:show="replace" text:style-name="Internet_20_link" text:visited-style-name="Visited_20_Internet_20_Link"><text:span text:style-name="T11">So there we see deployment.apps/hello‑world was edited.</text:span></text:a><text:span text:style-name="T12"> </text:span><text:a xlink:type="simple" xlink:href="https://app.pluralsight.com/course-player?clipId=2cee0169-e801-4c16-a894-c9962b6dad6c&amp;startTime=430.11" office:target-frame-name="psplayer" xlink:show="replace" text:style-name="Internet_20_link" text:visited-style-name="Visited_20_Internet_20_Link"><text:span text:style-name="T11">And so now the desired state of our cluster changed from 20 Pods to 30 Pods,</text:span></text:a><text:span text:style-name="T12"> </text:span><text:a xlink:type="simple" xlink:href="https://app.pluralsight.com/course-player?clipId=2cee0169-e801-4c16-a894-c9962b6dad6c&amp;startTime=434.66" office:target-frame-name="psplayer" xlink:show="replace" text:style-name="Internet_20_link" text:visited-style-name="Visited_20_Internet_20_Link"><text:span text:style-name="T11">and Kubernetes will go and scale up and create 10 more Pods in our</text:span></text:a><text:span text:style-name="T12"> </text:span><text:a xlink:type="simple" xlink:href="https://app.pluralsight.com/course-player?clipId=2cee0169-e801-4c16-a894-c9962b6dad6c&amp;startTime=438.35" office:target-frame-name="psplayer" xlink:show="replace" text:style-name="Internet_20_link" text:visited-style-name="Visited_20_Internet_20_Link"><text:span text:style-name="T11">cluster at the point in time in which that object was saved and sent back</text:span></text:a><text:span text:style-name="T12"> </text:span><text:a xlink:type="simple" xlink:href="https://app.pluralsight.com/course-player?clipId=2cee0169-e801-4c16-a894-c9962b6dad6c&amp;startTime=441.99" office:target-frame-name="psplayer" xlink:show="replace" text:style-name="Internet_20_link" text:visited-style-name="Visited_20_Internet_20_Link"><text:span text:style-name="T11">into the cluster when I exited my text editor.</text:span></text:a><text:span text:style-name="T12"> </text:span><text:a xlink:type="simple" xlink:href="https://app.pluralsight.com/course-player?clipId=2cee0169-e801-4c16-a894-c9962b6dad6c&amp;startTime=444.54" office:target-frame-name="psplayer" xlink:show="replace" text:style-name="Internet_20_link" text:visited-style-name="Visited_20_Internet_20_Link"><text:span text:style-name="T11">If I do a kubectl get deployment now for hello‑world,</text:span></text:a><text:span text:style-name="T12"> </text:span><text:a xlink:type="simple" xlink:href="https://app.pluralsight.com/course-player?clipId=2cee0169-e801-4c16-a894-c9962b6dad6c&amp;startTime=448.6" office:target-frame-name="psplayer" xlink:show="replace" text:style-name="Internet_20_link" text:visited-style-name="Visited_20_Internet_20_Link"><text:span text:style-name="T11">we can see 30 of 30 Pods are up and running.</text:span></text:a><text:span text:style-name="T12"> </text:span><text:a xlink:type="simple" xlink:href="https://app.pluralsight.com/course-player?clipId=2cee0169-e801-4c16-a894-c9962b6dad6c&amp;startTime=452.04" office:target-frame-name="psplayer" xlink:show="replace" text:style-name="Internet_20_link" text:visited-style-name="Visited_20_Internet_20_Link"><text:span text:style-name="T11">I want to show you one other way to be able to scale an</text:span></text:a><text:span text:style-name="T12"> </text:span><text:a xlink:type="simple" xlink:href="https://app.pluralsight.com/course-player?clipId=2cee0169-e801-4c16-a894-c9962b6dad6c&amp;startTime=454.59" office:target-frame-name="psplayer" xlink:show="replace" text:style-name="Internet_20_link" text:visited-style-name="Visited_20_Internet_20_Link"><text:span text:style-name="T11">application at the command line, and we can do that with the</text:span></text:a><text:span text:style-name="T12"> </text:span><text:a xlink:type="simple" xlink:href="https://app.pluralsight.com/course-player?clipId=2cee0169-e801-4c16-a894-c9962b6dad6c&amp;startTime=457.69" office:target-frame-name="psplayer" xlink:show="replace" text:style-name="Internet_20_link" text:visited-style-name="Visited_20_Internet_20_Link"><text:span text:style-name="T11">command kubectl scale deployment. Which one?</text:span></text:a><text:span text:style-name="T12"> </text:span><text:a xlink:type="simple" xlink:href="https://app.pluralsight.com/course-player?clipId=2cee0169-e801-4c16-a894-c9962b6dad6c&amp;startTime=460.52" office:target-frame-name="psplayer" xlink:show="replace" text:style-name="Internet_20_link" text:visited-style-name="Visited_20_Internet_20_Link"><text:span text:style-name="T11">hello‑world and specifying the ‑‑replicas parameter. Here we're going</text:span></text:a><text:span text:style-name="T12"> </text:span><text:a xlink:type="simple" xlink:href="https://app.pluralsight.com/course-player?clipId=2cee0169-e801-4c16-a894-c9962b6dad6c&amp;startTime=464.76" office:target-frame-name="psplayer" xlink:show="replace" text:style-name="Internet_20_link" text:visited-style-name="Visited_20_Internet_20_Link"><text:span text:style-name="T11">to set our number of replicas to 40, and at the bottom there we can</text:span></text:a><text:span text:style-name="T12"> </text:span><text:a xlink:type="simple" xlink:href="https://app.pluralsight.com/course-player?clipId=2cee0169-e801-4c16-a894-c9962b6dad6c&amp;startTime=468.08" office:target-frame-name="psplayer" xlink:show="replace" text:style-name="Internet_20_link" text:visited-style-name="Visited_20_Internet_20_Link"><text:span text:style-name="T11">see deployment.apps/hello‑world is scaled.</text:span></text:a><text:span text:style-name="T12"> </text:span><text:a xlink:type="simple" xlink:href="https://app.pluralsight.com/course-player?clipId=2cee0169-e801-4c16-a894-c9962b6dad6c&amp;startTime=470.99" office:target-frame-name="psplayer" xlink:show="replace" text:style-name="Internet_20_link" text:visited-style-name="Visited_20_Internet_20_Link"><text:span text:style-name="T11">And if I check the status of the deployment with kubectl get</text:span></text:a><text:span text:style-name="T12"> </text:span><text:a xlink:type="simple" xlink:href="https://app.pluralsight.com/course-player?clipId=2cee0169-e801-4c16-a894-c9962b6dad6c&amp;startTime=473.72" office:target-frame-name="psplayer" xlink:show="replace" text:style-name="Internet_20_link" text:visited-style-name="Visited_20_Internet_20_Link"><text:span text:style-name="T11">deployment hello‑world we can see 40 of 40 Pods are ready.</text:span></text:a><text:span text:style-name="T12"> </text:span><text:a xlink:type="simple" xlink:href="https://app.pluralsight.com/course-player?clipId=2cee0169-e801-4c16-a894-c9962b6dad6c&amp;startTime=479.04" office:target-frame-name="psplayer" xlink:show="replace" text:style-name="Internet_20_link" text:visited-style-name="Visited_20_Internet_20_Link"><text:span text:style-name="T11">Now I do want to call out that I continue to scale up the number of Pods here.</text:span></text:a><text:span text:style-name="T12"> </text:span><text:a xlink:type="simple" xlink:href="https://app.pluralsight.com/course-player?clipId=2cee0169-e801-4c16-a894-c9962b6dad6c&amp;startTime=482.55" office:target-frame-name="psplayer" xlink:show="replace" text:style-name="Internet_20_link" text:visited-style-name="Visited_20_Internet_20_Link"><text:span text:style-name="T11">We certainly could have reduced the number of Pods in any of these</text:span></text:a><text:span text:style-name="T12"> </text:span><text:a xlink:type="simple" xlink:href="https://app.pluralsight.com/course-player?clipId=2cee0169-e801-4c16-a894-c9962b6dad6c&amp;startTime=485.29" office:target-frame-name="psplayer" xlink:show="replace" text:style-name="Internet_20_link" text:visited-style-name="Visited_20_Internet_20_Link"><text:span text:style-name="T11">demonstrations to change the desired state of our application.</text:span></text:a><text:span text:style-name="T12"> </text:span><text:a xlink:type="simple" xlink:href="https://app.pluralsight.com/course-player?clipId=2cee0169-e801-4c16-a894-c9962b6dad6c&amp;startTime=488.39" office:target-frame-name="psplayer" xlink:show="replace" text:style-name="Internet_20_link" text:visited-style-name="Visited_20_Internet_20_Link"><text:span text:style-name="T11">I'll leave that as an exercise to you, the viewer, to </text:span></text:a><text:soft-page-break/><text:a xlink:type="simple" xlink:href="https://app.pluralsight.com/course-player?clipId=2cee0169-e801-4c16-a894-c9962b6dad6c&amp;startTime=488.39" office:target-frame-name="psplayer" xlink:show="replace" text:style-name="Internet_20_link" text:visited-style-name="Visited_20_Internet_20_Link"><text:span text:style-name="T11">experiment with that.</text:span></text:a><text:span text:style-name="T12"> </text:span><text:a xlink:type="simple" xlink:href="https://app.pluralsight.com/course-player?clipId=2cee0169-e801-4c16-a894-c9962b6dad6c&amp;startTime=492.54" office:target-frame-name="psplayer" xlink:show="replace" text:style-name="Internet_20_link" text:visited-style-name="Visited_20_Internet_20_Link"><text:span text:style-name="T11">And so that's a wrap for this demo.</text:span></text:a><text:span text:style-name="T12"> </text:span><text:a xlink:type="simple" xlink:href="https://app.pluralsight.com/course-player?clipId=2cee0169-e801-4c16-a894-c9962b6dad6c&amp;startTime=494.09" office:target-frame-name="psplayer" xlink:show="replace" text:style-name="Internet_20_link" text:visited-style-name="Visited_20_Internet_20_Link"><text:span text:style-name="T11">Let's go ahead and clean up our resources that we deployed, and I'm going to</text:span></text:a><text:span text:style-name="T12"> </text:span><text:a xlink:type="simple" xlink:href="https://app.pluralsight.com/course-player?clipId=2cee0169-e801-4c16-a894-c9962b6dad6c&amp;startTime=498.17" office:target-frame-name="psplayer" xlink:show="replace" text:style-name="Internet_20_link" text:visited-style-name="Visited_20_Internet_20_Link"><text:span text:style-name="T11">use kubectl delete deployment hello‑world to delete that and then kubectl</text:span></text:a><text:span text:style-name="T12"> </text:span><text:a xlink:type="simple" xlink:href="https://app.pluralsight.com/course-player?clipId=2cee0169-e801-4c16-a894-c9962b6dad6c&amp;startTime=503.29" office:target-frame-name="psplayer" xlink:show="replace" text:style-name="Internet_20_link" text:visited-style-name="Visited_20_Internet_20_Link"><text:span text:style-name="T11">delete service hello‑world to delete our service.</text:span></text:a><text:span text:style-name="T12"> </text:span><text:a xlink:type="simple" xlink:href="https://app.pluralsight.com/course-player?clipId=2cee0169-e801-4c16-a894-c9962b6dad6c&amp;startTime=506.34" office:target-frame-name="psplayer" xlink:show="replace" text:style-name="Internet_20_link" text:visited-style-name="Visited_20_Internet_20_Link"><text:span text:style-name="T11">And then I'll do a kubectl get all, and here we can see we're kind</text:span></text:a><text:span text:style-name="T12"> </text:span><text:a xlink:type="simple" xlink:href="https://app.pluralsight.com/course-player?clipId=2cee0169-e801-4c16-a894-c9962b6dad6c&amp;startTime=509.88" office:target-frame-name="psplayer" xlink:show="replace" text:style-name="Internet_20_link" text:visited-style-name="Visited_20_Internet_20_Link"><text:span text:style-name="T11">of in an intermediate state, where those Pods are all getting</text:span></text:a><text:span text:style-name="T12"> </text:span><text:a xlink:type="simple" xlink:href="https://app.pluralsight.com/course-player?clipId=2cee0169-e801-4c16-a894-c9962b6dad6c&amp;startTime=512.98" office:target-frame-name="psplayer" xlink:show="replace" text:style-name="Internet_20_link" text:visited-style-name="Visited_20_Internet_20_Link"><text:span text:style-name="T11">terminated actively for us behind the scenes.</text:span></text:a><text:span text:style-name="T12"> </text:span><text:a xlink:type="simple" xlink:href="https://app.pluralsight.com/course-player?clipId=2cee0169-e801-4c16-a894-c9962b6dad6c&amp;startTime=516.03" office:target-frame-name="psplayer" xlink:show="replace" text:style-name="Internet_20_link" text:visited-style-name="Visited_20_Internet_20_Link"><text:span text:style-name="T11">And so we still have a couple that are up and running, and a few moments later,</text:span></text:a><text:span text:style-name="T12"> </text:span><text:a xlink:type="simple" xlink:href="https://app.pluralsight.com/course-player?clipId=2cee0169-e801-4c16-a894-c9962b6dad6c&amp;startTime=519.01" office:target-frame-name="psplayer" xlink:show="replace" text:style-name="Internet_20_link" text:visited-style-name="Visited_20_Internet_20_Link"><text:span text:style-name="T11">all of these Pods will be shut down and deleted from the cluster, and all</text:span></text:a><text:span text:style-name="T12"> </text:span><text:a xlink:type="simple" xlink:href="https://app.pluralsight.com/course-player?clipId=2cee0169-e801-4c16-a894-c9962b6dad6c&amp;startTime=521.94" office:target-frame-name="psplayer" xlink:show="replace" text:style-name="Internet_20_link" text:visited-style-name="Visited_20_Internet_20_Link"><text:span text:style-name="T11">that we'll be left with Is that Kubernetes service running in our cluster.</text:span></text:a><text:span text:style-name="T12"> </text:span><text:a xlink:type="simple" xlink:href="https://app.pluralsight.com/course-player?clipId=2cee0169-e801-4c16-a894-c9962b6dad6c&amp;startTime=526.34" office:target-frame-name="psplayer" xlink:show="replace" text:style-name="Internet_20_link" text:visited-style-name="Visited_20_Internet_20_Link"><text:span text:style-name="T11">Let's refresh kubectl get all one last time to see, and all that we have left is our Kubernetes cluster API service.</text:span></text:a></text:p>
      <text:h text:style-name="P3" text:outline-level="3"><text:a xlink:type="simple" xlink:href="https://app.pluralsight.com/course-player?clipId=1478fcf3-8af4-435f-9de2-7ee0947b46a3" office:target-frame-name="psplayer" xlink:show="replace" text:style-name="Internet_20_link" text:visited-style-name="Visited_20_Internet_20_Link"><text:span text:style-name="T11">Module Summary and Thank You!</text:span></text:a></text:h>
      <text:p text:style-name="P5"><text:a xlink:type="simple" xlink:href="https://app.pluralsight.com/course-player?clipId=1478fcf3-8af4-435f-9de2-7ee0947b46a3&amp;startTime=1.14" office:target-frame-name="psplayer" xlink:show="replace" text:style-name="Internet_20_link" text:visited-style-name="Visited_20_Internet_20_Link"><text:span text:style-name="T11">Here we are at the end of our module, and we introduced how we can</text:span></text:a><text:span text:style-name="T12"> </text:span><text:a xlink:type="simple" xlink:href="https://app.pluralsight.com/course-player?clipId=1478fcf3-8af4-435f-9de2-7ee0947b46a3&amp;startTime=4.15" office:target-frame-name="psplayer" xlink:show="replace" text:style-name="Internet_20_link" text:visited-style-name="Visited_20_Internet_20_Link"><text:span text:style-name="T11">interact with our cluster focusing on using kubectl to retrieve</text:span></text:a><text:span text:style-name="T12"> </text:span><text:a xlink:type="simple" xlink:href="https://app.pluralsight.com/course-player?clipId=1478fcf3-8af4-435f-9de2-7ee0947b46a3&amp;startTime=8.04" office:target-frame-name="psplayer" xlink:show="replace" text:style-name="Internet_20_link" text:visited-style-name="Visited_20_Internet_20_Link"><text:span text:style-name="T11">different types of information out of our cluster.</text:span></text:a><text:span text:style-name="T12"> </text:span><text:a xlink:type="simple" xlink:href="https://app.pluralsight.com/course-player?clipId=1478fcf3-8af4-435f-9de2-7ee0947b46a3&amp;startTime=10.84" office:target-frame-name="psplayer" xlink:show="replace" text:style-name="Internet_20_link" text:visited-style-name="Visited_20_Internet_20_Link"><text:span text:style-name="T11">And then we looked closely at how to deploy some applications and what</text:span></text:a><text:span text:style-name="T12"> </text:span><text:a xlink:type="simple" xlink:href="https://app.pluralsight.com/course-player?clipId=1478fcf3-8af4-435f-9de2-7ee0947b46a3&amp;startTime=14.73" office:target-frame-name="psplayer" xlink:show="replace" text:style-name="Internet_20_link" text:visited-style-name="Visited_20_Internet_20_Link"><text:span text:style-name="T11">is really happening behind the scenes. We discussed both imperative and</text:span></text:a><text:span text:style-name="T12"> </text:span><text:a xlink:type="simple" xlink:href="https://app.pluralsight.com/course-player?clipId=1478fcf3-8af4-435f-9de2-7ee0947b46a3&amp;startTime=18.84" office:target-frame-name="psplayer" xlink:show="replace" text:style-name="Internet_20_link" text:visited-style-name="Visited_20_Internet_20_Link"><text:span text:style-name="T11">declarative deployment methods, and hopefully I made the case for using</text:span></text:a><text:span text:style-name="T12"> </text:span><text:a xlink:type="simple" xlink:href="https://app.pluralsight.com/course-player?clipId=1478fcf3-8af4-435f-9de2-7ee0947b46a3&amp;startTime=22.43" office:target-frame-name="psplayer" xlink:show="replace" text:style-name="Internet_20_link" text:visited-style-name="Visited_20_Internet_20_Link"><text:span text:style-name="T11">declarative deployment methods.</text:span></text:a><text:span text:style-name="T12"> </text:span><text:a xlink:type="simple" xlink:href="https://app.pluralsight.com/course-player?clipId=1478fcf3-8af4-435f-9de2-7ee0947b46a3&amp;startTime=25.84" office:target-frame-name="psplayer" xlink:show="replace" text:style-name="Internet_20_link" text:visited-style-name="Visited_20_Internet_20_Link"><text:span text:style-name="T11">So here we are at the end of our course, and I really hope you</text:span></text:a><text:span text:style-name="T12"> </text:span><text:a xlink:type="simple" xlink:href="https://app.pluralsight.com/course-player?clipId=1478fcf3-8af4-435f-9de2-7ee0947b46a3&amp;startTime=28.66" office:target-frame-name="psplayer" xlink:show="replace" text:style-name="Internet_20_link" text:visited-style-name="Visited_20_Internet_20_Link"><text:span text:style-name="T11">enjoyed listening to this and that we laid the appropriate</text:span></text:a><text:span text:style-name="T12"> </text:span><text:a xlink:type="simple" xlink:href="https://app.pluralsight.com/course-player?clipId=1478fcf3-8af4-435f-9de2-7ee0947b46a3&amp;startTime=31.18" office:target-frame-name="psplayer" xlink:show="replace" text:style-name="Internet_20_link" text:visited-style-name="Visited_20_Internet_20_Link"><text:span text:style-name="T11">foundation for your Kubernetes studies.</text:span></text:a><text:span text:style-name="T12"> </text:span><text:a xlink:type="simple" xlink:href="https://app.pluralsight.com/course-player?clipId=1478fcf3-8af4-435f-9de2-7ee0947b46a3&amp;startTime=33.05" office:target-frame-name="psplayer" xlink:show="replace" text:style-name="Internet_20_link" text:visited-style-name="Visited_20_Internet_20_Link"><text:span text:style-name="T11">We covered a lot of ground together so far.</text:span></text:a><text:span text:style-name="T12"> </text:span><text:a xlink:type="simple" xlink:href="https://app.pluralsight.com/course-player?clipId=1478fcf3-8af4-435f-9de2-7ee0947b46a3&amp;startTime=35.17" office:target-frame-name="psplayer" xlink:show="replace" text:style-name="Internet_20_link" text:visited-style-name="Visited_20_Internet_20_Link"><text:span text:style-name="T11">We discussed the Kubernetes architecture, we did a deep dive into</text:span></text:a><text:span text:style-name="T12"> </text:span><text:a xlink:type="simple" xlink:href="https://app.pluralsight.com/course-player?clipId=1478fcf3-8af4-435f-9de2-7ee0947b46a3&amp;startTime=38.4" office:target-frame-name="psplayer" xlink:show="replace" text:style-name="Internet_20_link" text:visited-style-name="Visited_20_Internet_20_Link"><text:span text:style-name="T11">installing a Kubernetes cluster, both on‑prem and in the cloud, and</text:span></text:a><text:span text:style-name="T12"> </text:span><text:a xlink:type="simple" xlink:href="https://app.pluralsight.com/course-player?clipId=1478fcf3-8af4-435f-9de2-7ee0947b46a3&amp;startTime=42.76" office:target-frame-name="psplayer" xlink:show="replace" text:style-name="Internet_20_link" text:visited-style-name="Visited_20_Internet_20_Link"><text:span text:style-name="T11">we looked at how to interact with our cluster using kubectl and did</text:span></text:a><text:span text:style-name="T12"> </text:span><text:a xlink:type="simple" xlink:href="https://app.pluralsight.com/course-player?clipId=1478fcf3-8af4-435f-9de2-7ee0947b46a3&amp;startTime=46.15" office:target-frame-name="psplayer" xlink:show="replace" text:style-name="Internet_20_link" text:visited-style-name="Visited_20_Internet_20_Link"><text:span text:style-name="T11">some application deployments.</text:span></text:a><text:span text:style-name="T12"> </text:span><text:a xlink:type="simple" xlink:href="https://app.pluralsight.com/course-player?clipId=1478fcf3-8af4-435f-9de2-7ee0947b46a3&amp;startTime=47.74" office:target-frame-name="psplayer" xlink:show="replace" text:style-name="Internet_20_link" text:visited-style-name="Visited_20_Internet_20_Link"><text:span text:style-name="T11">It's truly been a pleasure recording this course,</text:span></text:a><text:span text:style-name="T12"> </text:span><text:a xlink:type="simple" xlink:href="https://app.pluralsight.com/course-player?clipId=1478fcf3-8af4-435f-9de2-7ee0947b46a3&amp;startTime=50.32" office:target-frame-name="psplayer" xlink:show="replace" text:style-name="Internet_20_link" text:visited-style-name="Visited_20_Internet_20_Link"><text:span text:style-name="T11">and I thank you so much for listening, and most importantly,</text:span></text:a><text:span text:style-name="T12"> </text:span><text:a xlink:type="simple" xlink:href="https://app.pluralsight.com/course-player?clipId=1478fcf3-8af4-435f-9de2-7ee0947b46a3&amp;startTime=53.38" office:target-frame-name="psplayer" xlink:show="replace" text:style-name="Internet_20_link" text:visited-style-name="Visited_20_Internet_20_Link"><text:span text:style-name="T11">learning with me.</text:span></text:a><text:span text:style-name="T12"> </text:span><text:a xlink:type="simple" xlink:href="https://app.pluralsight.com/course-player?clipId=1478fcf3-8af4-435f-9de2-7ee0947b46a3&amp;startTime=54.31" office:target-frame-name="psplayer" xlink:show="replace" text:style-name="Internet_20_link" text:visited-style-name="Visited_20_Internet_20_Link"><text:span text:style-name="T11">I hope you enjoyed the course. Join me again soon, here at Pluralsight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51:56.645358026</dc:date>
    <meta:editing-duration>PT2H56M2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9" meta:paragraph-count="94" meta:word-count="34266" meta:character-count="194064" meta:non-whitespace-character-count="159892"/>
  </office:meta>
</office:document-meta>
</file>